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Pictures/100002000000000A0000000A3564257B617E83CE.gif" manifest:media-type="image/gif"/>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6/styles.xml" manifest:media-type="text/xml"/>
  <manifest:file-entry manifest:full-path="Object 6/meta.xml" manifest:media-type="text/xml"/>
  <manifest:file-entry manifest:full-path="Object 6/content.xml" manifest:media-type="text/xml"/>
  <manifest:file-entry manifest:full-path="Object 6/" manifest:media-type="application/vnd.oasis.opendocument.chart"/>
  <manifest:file-entry manifest:full-path="Object 8/styles.xml" manifest:media-type="text/xml"/>
  <manifest:file-entry manifest:full-path="Object 8/meta.xml" manifest:media-type="text/xml"/>
  <manifest:file-entry manifest:full-path="Object 8/content.xml" manifest:media-type="text/xml"/>
  <manifest:file-entry manifest:full-path="Object 8/"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2000000042A3A9FA7389CE261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ymbol" svg:font-family="Symbol" style:font-family-generic="roman" style:font-pitch="variable" style:font-charset="x-symbol"/>
    <style:font-face style:name="Wingdings 31" svg:font-family="'Wingdings 3'" style:font-family-generic="roman" style:font-pitch="variable" style:font-charset="x-symbol"/>
    <style:font-face style:name="Comic Sans MS1" svg:font-family="'Comic Sans MS'"/>
    <style:font-face style:name="Times New Roman2" svg:font-family="'Times New Roman'"/>
    <style:font-face style:name="Wingdings 3" svg:font-family="'Wingdings 3'"/>
    <style:font-face style:name="Times New Roman1" svg:font-family="'Times New Roman'" style:font-family-generic="roman"/>
    <style:font-face style:name="Segoe UI1" svg:font-family="'Segoe U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242cm"/>
    </style:style>
    <style:style style:name="co3" style:family="table-column">
      <style:table-column-properties fo:break-before="auto" style:column-width="3.016cm"/>
    </style:style>
    <style:style style:name="co4" style:family="table-column">
      <style:table-column-properties fo:break-before="auto" style:column-width="2.429cm"/>
    </style:style>
    <style:style style:name="co5" style:family="table-column">
      <style:table-column-properties fo:break-before="auto" style:column-width="2.849cm"/>
    </style:style>
    <style:style style:name="co6" style:family="table-column">
      <style:table-column-properties fo:break-before="auto" style:column-width="0.605cm"/>
    </style:style>
    <style:style style:name="co7" style:family="table-column">
      <style:table-column-properties fo:break-before="auto" style:column-width="2.806cm"/>
    </style:style>
    <style:style style:name="co8" style:family="table-column">
      <style:table-column-properties fo:break-before="auto" style:column-width="13.369cm"/>
    </style:style>
    <style:style style:name="co9" style:family="table-column">
      <style:table-column-properties fo:break-before="auto" style:column-width="5.263cm"/>
    </style:style>
    <style:style style:name="co10" style:family="table-column">
      <style:table-column-properties fo:break-before="auto" style:column-width="3.54cm"/>
    </style:style>
    <style:style style:name="co11" style:family="table-column">
      <style:table-column-properties fo:break-before="auto" style:column-width="2.669cm"/>
    </style:style>
    <style:style style:name="co12" style:family="table-column">
      <style:table-column-properties fo:break-before="auto" style:column-width="1.187cm"/>
    </style:style>
    <style:style style:name="co13" style:family="table-column">
      <style:table-column-properties fo:break-before="auto" style:column-width="11.536cm"/>
    </style:style>
    <style:style style:name="co14" style:family="table-column">
      <style:table-column-properties fo:break-before="auto" style:column-width="4.775cm"/>
    </style:style>
    <style:style style:name="co15" style:family="table-column">
      <style:table-column-properties fo:break-before="auto" style:column-width="7.243cm"/>
    </style:style>
    <style:style style:name="co16" style:family="table-column">
      <style:table-column-properties fo:break-before="auto" style:column-width="1.633cm"/>
    </style:style>
    <style:style style:name="co17" style:family="table-column">
      <style:table-column-properties fo:break-before="auto" style:column-width="2.21cm"/>
    </style:style>
    <style:style style:name="co18" style:family="table-column">
      <style:table-column-properties fo:break-before="auto" style:column-width="2.54cm"/>
    </style:style>
    <style:style style:name="co19" style:family="table-column">
      <style:table-column-properties fo:break-before="auto" style:column-width="2.822cm"/>
    </style:style>
    <style:style style:name="co20" style:family="table-column">
      <style:table-column-properties fo:break-before="auto" style:column-width="1.392cm"/>
    </style:style>
    <style:style style:name="co21" style:family="table-column">
      <style:table-column-properties fo:break-before="auto" style:column-width="6.311cm"/>
    </style:style>
    <style:style style:name="co22" style:family="table-column">
      <style:table-column-properties fo:break-before="auto" style:column-width="1.753cm"/>
    </style:style>
    <style:style style:name="co23" style:family="table-column">
      <style:table-column-properties fo:break-before="auto" style:column-width="2.9cm"/>
    </style:style>
    <style:style style:name="co24" style:family="table-column">
      <style:table-column-properties fo:break-before="auto" style:column-width="2.903cm"/>
    </style:style>
    <style:style style:name="co25" style:family="table-column">
      <style:table-column-properties fo:break-before="auto" style:column-width="1.979cm"/>
    </style:style>
    <style:style style:name="co26" style:family="table-column">
      <style:table-column-properties fo:break-before="auto" style:column-width="3.02cm"/>
    </style:style>
    <style:style style:name="co27" style:family="table-column">
      <style:table-column-properties fo:break-before="auto" style:column-width="4.697cm"/>
    </style:style>
    <style:style style:name="co28" style:family="table-column">
      <style:table-column-properties fo:break-before="auto" style:column-width="2.859cm"/>
    </style:style>
    <style:style style:name="co29" style:family="table-column">
      <style:table-column-properties fo:break-before="auto" style:column-width="3.233cm"/>
    </style:style>
    <style:style style:name="co30" style:family="table-column">
      <style:table-column-properties fo:break-before="auto" style:column-width="3.676cm"/>
    </style:style>
    <style:style style:name="co31" style:family="table-column">
      <style:table-column-properties fo:break-before="auto" style:column-width="2.436cm"/>
    </style:style>
    <style:style style:name="co32" style:family="table-column">
      <style:table-column-properties fo:break-before="auto" style:column-width="2.866cm"/>
    </style:style>
    <style:style style:name="co33" style:family="table-column">
      <style:table-column-properties fo:break-before="auto" style:column-width="2.545cm"/>
    </style:style>
    <style:style style:name="co34" style:family="table-column">
      <style:table-column-properties fo:break-before="auto" style:column-width="2.293cm"/>
    </style:style>
    <style:style style:name="co35" style:family="table-column">
      <style:table-column-properties fo:break-before="auto" style:column-width="2.626cm"/>
    </style:style>
    <style:style style:name="co36" style:family="table-column">
      <style:table-column-properties fo:break-before="auto" style:column-width="3.05cm"/>
    </style:style>
    <style:style style:name="co37" style:family="table-column">
      <style:table-column-properties fo:break-before="auto" style:column-width="3.267cm"/>
    </style:style>
    <style:style style:name="co38" style:family="table-column">
      <style:table-column-properties fo:break-before="auto" style:column-width="1.513cm"/>
    </style:style>
    <style:style style:name="co39" style:family="table-column">
      <style:table-column-properties fo:break-before="auto" style:column-width="9.458cm"/>
    </style:style>
    <style:style style:name="co40" style:family="table-column">
      <style:table-column-properties fo:break-before="auto" style:column-width="4.203cm"/>
    </style:style>
    <style:style style:name="co41" style:family="table-column">
      <style:table-column-properties fo:break-before="auto" style:column-width="2.752cm"/>
    </style:style>
    <style:style style:name="co42" style:family="table-column">
      <style:table-column-properties fo:break-before="auto" style:column-width="3.318cm"/>
    </style:style>
    <style:style style:name="co43" style:family="table-column">
      <style:table-column-properties fo:break-before="auto" style:column-width="3.189cm"/>
    </style:style>
    <style:style style:name="co44" style:family="table-column">
      <style:table-column-properties fo:break-before="auto" style:column-width="2.702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6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658cm" fo:break-before="auto" style:use-optimal-row-height="true"/>
    </style:style>
    <style:style style:name="ro6" style:family="table-row">
      <style:table-row-properties style:row-height="2.646cm" fo:break-before="auto" style:use-optimal-row-height="false"/>
    </style:style>
    <style:style style:name="ro7" style:family="table-row">
      <style:table-row-properties style:row-height="1.194cm" fo:break-before="auto" style:use-optimal-row-height="true"/>
    </style:style>
    <style:style style:name="ro8" style:family="table-row">
      <style:table-row-properties style:row-height="1.588cm" fo:break-before="auto" style:use-optimal-row-height="false"/>
    </style:style>
    <style:style style:name="ro9" style:family="table-row">
      <style:table-row-properties style:row-height="2.21cm" fo:break-before="auto" style:use-optimal-row-height="true"/>
    </style:style>
    <style:style style:name="ro10" style:family="table-row">
      <style:table-row-properties style:row-height="1.369cm" fo:break-before="auto" style:use-optimal-row-height="true"/>
    </style:style>
    <style:style style:name="ro11" style:family="table-row">
      <style:table-row-properties style:row-height="1.998cm" fo:break-before="auto" style:use-optimal-row-height="false"/>
    </style:style>
    <style:style style:name="ro12" style:family="table-row">
      <style:table-row-properties style:row-height="2.558cm" fo:break-before="auto" style:use-optimal-row-height="false"/>
    </style:style>
    <style:style style:name="ro13" style:family="table-row">
      <style:table-row-properties style:row-height="1.402cm" fo:break-before="auto" style:use-optimal-row-height="false"/>
    </style:style>
    <style:style style:name="ro14" style:family="table-row">
      <style:table-row-properties style:row-height="1.244cm" fo:break-before="auto" style:use-optimal-row-height="false"/>
    </style:style>
    <style:style style:name="ro15" style:family="table-row">
      <style:table-row-properties style:row-height="1.236cm" fo:break-before="auto" style:use-optimal-row-height="true"/>
    </style:style>
    <style:style style:name="ro16" style:family="table-row">
      <style:table-row-properties style:row-height="2.716cm" fo:break-before="auto" style:use-optimal-row-height="false"/>
    </style:style>
    <style:style style:name="ro17" style:family="table-row">
      <style:table-row-properties style:row-height="1.75cm" fo:break-before="auto" style:use-optimal-row-height="false"/>
    </style:style>
    <style:style style:name="ro18" style:family="table-row">
      <style:table-row-properties style:row-height="1.351cm" fo:break-before="auto" style:use-optimal-row-height="false"/>
    </style:style>
    <style:style style:name="ro19" style:family="table-row">
      <style:table-row-properties style:row-height="0.605cm" fo:break-before="auto" style:use-optimal-row-height="true"/>
    </style:style>
    <style:style style:name="ro20" style:family="table-row">
      <style:table-row-properties style:row-height="0.778cm" fo:break-before="auto" style:use-optimal-row-height="true"/>
    </style:style>
    <style:style style:name="ro21" style:family="table-row">
      <style:table-row-properties style:row-height="0.452cm" fo:break-before="auto" style:use-optimal-row-height="true"/>
    </style:style>
    <style:style style:name="ta1" style:family="table" style:master-page-name="Default">
      <style:table-properties table:display="true" style:writing-mode="lr-tb" table:tab-color="#ffff00"/>
    </style:style>
    <style:style style:name="ta2" style:family="table" style:master-page-name="Default">
      <style:table-properties table:display="true" style:writing-mode="lr-tb" table:tab-color="#000000"/>
    </style:style>
    <style:style style:name="ta3" style:family="table" style:master-page-name="Default">
      <style:table-properties table:display="true" style:writing-mode="lr-tb" table:tab-color="#127622"/>
    </style:style>
    <style:style style:name="ta4" style:family="table" style:master-page-name="Default">
      <style:table-properties table:display="true" style:writing-mode="lr-tb" table:tab-color="#ea7500"/>
    </style:style>
    <style:style style:name="ta5" style:family="table" style:master-page-name="Default">
      <style:table-properties table:display="true" style:writing-mode="lr-tb"/>
    </style:style>
    <style:style style:name="ta6" style:family="table" style:master-page-name="Default">
      <style:table-properties table:display="true" style:writing-mode="lr-tb" table:tab-color="#5983b0"/>
    </style:style>
    <style:style style:name="ta7" style:family="table" style:master-page-name="Default">
      <style:table-properties table:display="true" style:writing-mode="lr-tb" table:tab-color="#355269"/>
    </style:style>
    <style:style style:name="ta8" style:family="table" style:master-page-name="Default">
      <style:table-properties table:display="false" style:writing-mode="lr-tb"/>
    </style:style>
    <number:boolean-style style:name="N99">
      <number:boolean/>
    </number:boolean-style>
    <number:text-style style:name="N100">
      <number:text-content/>
    </number:text-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7"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9"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11" style:family="table-cell" style:parent-style-name="Default">
      <style:table-cell-properties fo:background-color="#ffff66" style:cell-protect="protected formula-hidden" style:print-content="true" fo:border="0.06pt solid #000000"/>
      <style:text-properties fo:color="#ffffff"/>
    </style:style>
    <style:style style:name="ce12" style:family="table-cell" style:parent-style-name="Default">
      <style:table-cell-properties style:cell-protect="protected formula-hidden" style:print-content="true" fo:background-color="transparent" fo:border="none"/>
      <style:text-properties fo:color="#ffffff"/>
    </style:style>
    <style:style style:name="ce6"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72"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3"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4"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6"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7"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8" style:family="table-cell" style:parent-style-name="Default">
      <style:table-cell-properties style:cell-protect="protected formula-hidden" style:print-content="true" fo:background-color="transparent" fo:border="none"/>
      <style:text-properties fo:color="#ffffff" style:font-name="Comic Sans MS" fo:font-size="12pt" style:font-size-asian="12pt" style:font-size-complex="12pt"/>
    </style:style>
    <style:style style:name="ce19"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44"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45"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33"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1"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2"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41" style:family="table-cell" style:parent-style-name="Default">
      <style:table-cell-properties style:cell-protect="protected formula-hidden" style:print-content="true"/>
      <style:text-properties style:font-name="Comic Sans MS" fo:font-size="14pt" style:font-size-asian="14pt" style:font-size-complex="14pt"/>
    </style:style>
    <style:style style:name="ce46" style:family="table-cell" style:parent-style-name="Default">
      <style:table-cell-properties fo:border-bottom="0.06pt solid #000000" fo:background-color="#000000" style:cell-protect="protected formula-hidden"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31" style:family="table-cell" style:parent-style-name="Default">
      <style:table-cell-properties fo:background-color="#ffffff" style:cell-protect="protected formula-hidden" style:print-content="true" style:text-align-source="fix" style:repeat-content="false"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53" style:family="table-cell" style:parent-style-name="Default">
      <style:table-cell-properties fo:background-color="#63bbee" style:cell-protect="protected formula-hidden" style:print-content="true" style:text-align-source="fix" style:repeat-content="false" fo:wrap-option="wrap" fo:border="0.06pt solid #000000"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3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6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3"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57" style:family="table-cell" style:parent-style-name="Default" style:data-style-name="N10099">
      <style:table-cell-properties style:cell-protect="protected formula-hidden"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52" style:family="table-cell" style:parent-style-name="Default" style:data-style-name="N10099">
      <style:table-cell-properties fo:background-color="#ffff66"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76"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7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6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83"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9"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6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81" style:family="table-cell" style:parent-style-name="Default">
      <style:table-cell-properties fo:border-bottom="0.06pt solid #000000" fo:background-color="#000000" style:cell-protect="protected formula-hidden"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0pt" style:font-size-asian="20pt" style:font-size-complex="20pt"/>
    </style:style>
    <style:style style:name="ce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0"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77" style:family="table-cell" style:parent-style-name="Default">
      <style:table-cell-properties fo:background-color="#b2b2b2" style:cell-protect="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79"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80"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13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4" style:family="table-cell" style:parent-style-name="Default" style:data-style-name="N0">
      <style:table-cell-properties fo:background-color="#ffff66"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86"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91" style:family="table-cell" style:parent-style-name="Default">
      <style:table-cell-properties fo:border-bottom="none"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9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90"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97" style:family="table-cell" style:parent-style-name="Default">
      <style:table-cell-properties style:cell-protect="protected formula-hidden"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07"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75" style:family="table-cell" style:parent-style-name="Default">
      <style:table-cell-properties style:cell-protect="protected formula-hidden" style:print-content="true"/>
    </style:style>
    <style:style style:name="ce106" style:family="table-cell" style:parent-style-name="Default">
      <style:table-cell-properties style:cell-protect="protected formula-hidden" style:print-content="true"/>
      <style:text-properties fo:font-weight="bold" style:font-weight-asian="bold" style:font-weight-complex="bold"/>
    </style:style>
    <style:style style:name="ce102" style:family="table-cell" style:parent-style-name="Default">
      <style:table-cell-properties fo:background-color="#ffff66" style:cell-protect="protected formula-hidden" style:print-content="true"/>
    </style:style>
    <style:style style:name="ce122"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9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1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 fo:font-size="88pt" style:font-name-asian="Wingdings 3" style:font-size-asian="88pt" style:font-name-complex="Wingdings 3" style:font-size-complex="88pt"/>
    </style:style>
    <style:style style:name="ce12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105"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60" style:family="table-cell" style:parent-style-name="Default" style:data-style-name="N141">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61"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137"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63"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6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138"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3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66"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14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6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31"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5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55"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61"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62"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160"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68" style:family="table-cell" style:parent-style-name="Default" style:data-style-name="N99">
      <style:table-cell-properties style:cell-protect="protected formula-hidden" style:print-content="true"/>
    </style:style>
    <style:style style:name="ce3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15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88"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172"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174" style:family="table-cell" style:parent-style-name="Default" style:data-style-name="N0">
      <style:table-cell-properties fo:border-bottom="none" style:cell-protect="protected formula-hidden"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175" style:family="table-cell" style:parent-style-name="Default">
      <style:table-cell-properties fo:border-bottom="0.06pt solid #000000" style:cell-protect="protected formula-hidden"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5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171"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81"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96pt" style:font-size-asian="96pt" style:font-size-complex="96pt"/>
    </style:style>
    <style:style style:name="ce182"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183" style:family="table-cell" style:parent-style-name="Default" style:data-style-name="N0">
      <style:table-cell-properties fo:border-bottom="none"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86"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214"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93"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97" style:family="table-cell" style:parent-style-name="Default">
      <style:table-cell-properties fo:border-bottom="none"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98"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145"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207" style:family="table-cell" style:parent-style-name="Default">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208" style:family="table-cell" style:parent-style-name="Default">
      <style:table-cell-properties fo:background-color="#ffffff" style:cell-protect="protected" style:print-content="true" style:text-align-source="fix" style:repeat-content="false"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200" style:family="table-cell" style:parent-style-name="Default">
      <style:table-cell-properties fo:background-color="#63bbee" style:cell-protect="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2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216"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202"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219"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297"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9" style:family="table-cell" style:parent-style-name="Default" style:data-style-name="N10099">
      <style:table-cell-properties fo:background-color="#ffff66"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231"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fo:color="#000000" style:font-name="Times New Roman" fo:font-size="28pt" fo:font-style="italic" style:font-size-asian="28pt" style:font-style-asian="italic" style:font-size-complex="28pt" style:font-style-complex="italic"/>
    </style:style>
    <style:style style:name="ce221"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3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style="normal" style:font-size-asian="28pt" style:font-style-asian="normal" style:font-size-complex="28pt" style:font-style-complex="normal"/>
    </style:style>
    <style:style style:name="ce226" style:family="table-cell" style:parent-style-name="Default">
      <style:table-cell-properties style:cell-protect="protected" style:print-content="true"/>
    </style:style>
    <style:style style:name="ce23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3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01"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251"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B7]=0))" style:apply-style-name="VRAI" style:base-cell-address="Parabole.B7"/>
      <style:map style:condition="is-true-formula(IF([.B7]=1))" style:apply-style-name="FAUX" style:base-cell-address="Parabole.B7"/>
    </style:style>
    <style:style style:name="ce252" style:family="table-cell" style:parent-style-name="Default" style:data-style-name="N0">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B7]=0))" style:apply-style-name="VRAI" style:base-cell-address="Parabole.B8"/>
      <style:map style:condition="is-true-formula(IF([.B7]=1))" style:apply-style-name="FAUX" style:base-cell-address="Parabole.B8"/>
    </style:style>
    <style:style style:name="ce256"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Parabole.B10"/>
      <style:map style:condition="is-true-formula(IF(#REF!=1))" style:apply-style-name="FAUX" style:base-cell-address="Parabole.B10"/>
    </style:style>
    <style:style style:name="ce209"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fo:color="#000000" style:font-name="Times New Roman" fo:font-size="28pt" style:font-size-asian="28pt" style:font-size-complex="28pt"/>
    </style:style>
    <style:style style:name="ce245"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46" style:family="table-cell" style:parent-style-name="Default" style:data-style-name="N169">
      <style:table-cell-properties fo:border-bottom="none" fo:background-color="#b2b2b2" style:cell-protect="none" style:print-content="true" style:text-align-source="fix" style:repeat-content="false" fo:border-left="0.06pt solid #000000" fo:border-right="none" fo:border-top="0.06pt solid #000000" style:vertical-align="top"/>
      <style:paragraph-properties fo:text-align="start" fo:margin-left="0cm"/>
      <style:text-properties fo:color="#000000" style:font-name="Times New Roman" fo:font-size="28pt" style:font-size-asian="28pt" style:font-size-complex="28pt"/>
    </style:style>
    <style:style style:name="ce247" style:family="table-cell" style:parent-style-name="Default" style:data-style-name="N169">
      <style:table-cell-properties fo:border-bottom="0.06pt solid #000000" fo:background-color="#b2b2b2" style:cell-protect="none" style:print-content="true" style:text-align-source="fix" style:repeat-content="false" fo:border-left="0.06pt solid #000000" fo:border-right="none" fo:border-top="none" style:vertical-align="bottom"/>
      <style:paragraph-properties fo:text-align="start" fo:margin-left="0cm"/>
      <style:text-properties fo:color="#000000" style:font-name="Times New Roman" fo:font-size="28pt" style:font-size-asian="28pt" style:font-size-complex="28pt"/>
    </style:style>
    <style:style style:name="ce211"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fo:color="#000000" style:font-name="Times New Roman" fo:font-size="28pt" style:font-size-asian="28pt" style:font-size-complex="28pt"/>
    </style:style>
    <style:style style:name="ce281"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fo:color="#000000" style:font-name="Times New Roman" fo:font-size="28pt" style:font-size-asian="28pt" style:font-size-complex="28pt"/>
    </style:style>
    <style:style style:name="ce283"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84" style:family="table-cell" style:parent-style-name="Default" style:data-style-name="N169">
      <style:table-cell-properties fo:border-bottom="none" style:cell-protect="protected" style:print-content="true" style:text-align-source="fix" style:repeat-content="false" fo:background-color="transparent" fo:border-left="0.06pt solid #000000" fo:border-right="none" fo:border-top="0.06pt solid #000000" style:vertical-align="top"/>
      <style:paragraph-properties fo:text-align="start" fo:margin-left="0cm"/>
      <style:text-properties fo:color="#000000" style:font-name="Times New Roman" fo:font-size="28pt" style:font-size-asian="28pt" style:font-size-complex="28pt"/>
    </style:style>
    <style:style style:name="ce285" style:family="table-cell" style:parent-style-name="Default" style:data-style-name="N169">
      <style:table-cell-properties fo:border-bottom="0.06pt solid #000000" style:cell-protect="protected" style:print-content="true" style:text-align-source="fix" style:repeat-content="false" fo:background-color="transparent" fo:border-left="0.06pt solid #000000" fo:border-right="none" fo:border-top="none" style:vertical-align="bottom"/>
      <style:paragraph-properties fo:text-align="start" fo:margin-left="0cm"/>
      <style:text-properties fo:color="#000000" style:font-name="Times New Roman" fo:font-size="28pt" style:font-size-asian="28pt" style:font-size-complex="28pt"/>
    </style:style>
    <style:style style:name="ce28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end" fo:margin-left="0cm"/>
      <style:text-properties fo:color="#000000" style:font-name="Times New Roman" fo:font-size="28pt" style:font-size-asian="28pt" style:font-size-complex="28pt"/>
    </style:style>
    <style:style style:name="ce287" style:family="table-cell" style:parent-style-name="Default">
      <style:table-cell-properties style:cell-protect="protected"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88"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8pt" style:font-size-asian="28pt" style:font-size-complex="28pt"/>
    </style:style>
    <style:style style:name="ce225"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3" style:family="table-cell" style:parent-style-name="Default">
      <style:table-cell-properties fo:background-color="#b2b2b2" style:cell-protect="none" style:print-content="true"/>
    </style:style>
    <style:style style:name="ce290" style:family="table-cell" style:parent-style-name="Default" style:data-style-name="N99">
      <style:table-cell-properties style:cell-protect="protected" style:print-content="true"/>
      <style:text-properties fo:font-weight="bold" style:font-weight-asian="bold" style:font-weight-complex="bold"/>
    </style:style>
    <style:style style:name="ce291" style:family="table-cell" style:parent-style-name="Default">
      <style:table-cell-properties style:cell-protect="protected" style:print-content="true"/>
      <style:text-properties fo:font-weight="bold" style:font-weight-asian="bold" style:font-weight-complex="bold"/>
    </style:style>
    <style:style style:name="ce293" style:family="table-cell" style:parent-style-name="Default">
      <style:table-cell-properties fo:background-color="#ffff66" style:cell-protect="protected" style:print-content="true"/>
    </style:style>
    <style:style style:name="ce277"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78"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28"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Wingdings 3" fo:font-size="88pt" style:font-name-asian="Wingdings 3" style:font-size-asian="88pt" style:font-name-complex="Wingdings 3" style:font-size-complex="88pt"/>
    </style:style>
    <style:style style:name="ce23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282"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89"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0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Wingdings 3" fo:font-size="88pt" style:font-name-asian="Wingdings 3" style:font-size-asian="88pt" style:font-name-complex="Wingdings 3" style:font-size-complex="88pt"/>
    </style:style>
    <style:style style:name="ce307"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08"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36"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37"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1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1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241"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20"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1"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5"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42" style:family="table-cell" style:parent-style-name="Default" style:data-style-name="N10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2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43"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center" fo:margin-left="0cm"/>
      <style:text-properties fo:color="#000000" style:font-name="Times New Roman" fo:font-size="28pt" style:font-size-asian="28pt" style:font-size-complex="28pt"/>
    </style:style>
    <style:style style:name="ce24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bottom"/>
      <style:paragraph-properties fo:text-align="center" fo:margin-left="0cm"/>
      <style:text-properties fo:color="#000000" style:font-name="Times New Roman" fo:font-size="28pt" style:font-size-asian="28pt" style:font-size-complex="28pt"/>
    </style:style>
    <style:style style:name="ce334" style:family="table-cell" style:parent-style-name="Default" style:data-style-name="N171">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3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center" fo:margin-left="0cm"/>
      <style:text-properties fo:color="#000000" style:font-name="Times New Roman" fo:font-size="28pt" style:font-size-asian="28pt" style:font-size-complex="28pt"/>
    </style:style>
    <style:style style:name="ce336"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bottom"/>
      <style:paragraph-properties fo:text-align="center" fo:margin-left="0cm"/>
      <style:text-properties fo:color="#000000" style:font-name="Times New Roman" fo:font-size="28pt" style:font-size-asian="28pt" style:font-size-complex="28pt"/>
    </style:style>
    <style:style style:name="ce337"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0pt" style:font-size-asian="20pt" style:font-size-complex="20pt"/>
    </style:style>
    <style:style style:name="ce3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34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342"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43"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34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255"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 fo:font-size="28pt" style:font-size-asian="28pt" style:font-size-complex="28pt"/>
    </style:style>
    <style:style style:name="ce31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262" style:family="table-cell" style:parent-style-name="Default" style:data-style-name="N169">
      <style:table-cell-properties fo:border-bottom="none" fo:background-color="#b2b2b2" style:cell-protect="none" style:print-content="true" style:text-align-source="fix" style:repeat-content="false" fo:border-left="none" fo:border-right="0.06pt solid #000000" fo:border-top="0.06pt solid #000000" style:vertical-align="top"/>
      <style:paragraph-properties fo:text-align="end" fo:margin-left="0cm"/>
      <style:text-properties fo:color="#000000" style:font-name="Times New Roman" fo:font-size="28pt" style:font-size-asian="28pt" style:font-size-complex="28pt"/>
    </style:style>
    <style:style style:name="ce272" style:family="table-cell" style:parent-style-name="Default" style:data-style-name="N169">
      <style:table-cell-properties fo:border-bottom="0.06pt solid #000000" fo:background-color="#b2b2b2" style:cell-protect="none" style:print-content="true" style:text-align-source="fix" style:repeat-content="false" fo:border-left="none" fo:border-right="0.06pt solid #000000" fo:border-top="none" style:vertical-align="bottom"/>
      <style:paragraph-properties fo:text-align="end" fo:margin-left="0cm"/>
      <style:text-properties fo:color="#000000" style:font-name="Times New Roman"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fo:color="#000000" style:font-name="Times New Roman" fo:font-size="28pt" style:font-size-asian="28pt" style:font-size-complex="28pt"/>
    </style:style>
    <style:style style:name="ce352"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3" style:family="table-cell" style:parent-style-name="Default" style:data-style-name="N169">
      <style:table-cell-properties fo:border-bottom="none" style:cell-protect="protected" style:print-content="true" style:text-align-source="fix" style:repeat-content="false" fo:background-color="transparent" fo:border-left="none" fo:border-right="0.06pt solid #000000" fo:border-top="0.06pt solid #000000" style:vertical-align="top"/>
      <style:paragraph-properties fo:text-align="end" fo:margin-left="0cm"/>
      <style:text-properties fo:color="#000000" style:font-name="Times New Roman" fo:font-size="28pt" style:font-size-asian="28pt" style:font-size-complex="28pt"/>
    </style:style>
    <style:style style:name="ce354" style:family="table-cell" style:parent-style-name="Default" style:data-style-name="N169">
      <style:table-cell-properties fo:border-bottom="0.06pt solid #000000" style:cell-protect="protected" style:print-content="true" style:text-align-source="fix" style:repeat-content="false" fo:background-color="transparent" fo:border-left="none" fo:border-right="0.06pt solid #000000" fo:border-top="none" style:vertical-align="bottom"/>
      <style:paragraph-properties fo:text-align="end" fo:margin-left="0cm"/>
      <style:text-properties fo:color="#000000" style:font-name="Times New Roman" fo:font-size="28pt" style:font-size-asian="28pt" style:font-size-complex="28pt"/>
    </style:style>
    <style:style style:name="ce35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8"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000000" style:font-name="Times New Roman" fo:font-size="28pt" style:font-size-asian="28pt" style:font-size-complex="28pt"/>
    </style:style>
    <style:style style:name="ce359"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 fo:font-size="28pt" style:font-size-asian="28pt" style:font-size-complex="28pt"/>
    </style:style>
    <style:style style:name="ce361"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363" style:family="table-cell" style:parent-style-name="Default">
      <style:table-cell-properties style:cell-protect="protected" style:print-content="true" style:vertical-align="middle"/>
      <style:text-properties fo:font-size="28pt" style:font-size-asian="28pt" style:font-size-complex="28pt"/>
    </style:style>
    <style:style style:name="ce370" style:family="table-cell" style:parent-style-name="Default">
      <style:table-cell-properties fo:background-color="#000000" style:cell-protect="protected"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717"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72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726"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728"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style>
    <style:style style:name="ce375"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32" style:family="table-cell" style:parent-style-name="Default">
      <style:table-cell-properties style:cell-protect="protected" style:print-content="true" fo:background-color="transparent"/>
      <style:text-properties style:font-name="Times New Roman" fo:font-size="28pt" style:font-size-asian="28pt" style:font-size-complex="28pt"/>
    </style:style>
    <style:style style:name="ce735" style:family="table-cell" style:parent-style-name="Default">
      <style:table-cell-properties style:cell-protect="protected" style:print-content="true" style:text-align-source="fix" style:repeat-content="false" fo:background-color="transparent" fo:wrap-option="wrap" fo:border="none" style:vertical-align="middle"/>
      <style:paragraph-properties fo:text-align="center" fo:margin-left="0cm"/>
      <style:text-properties fo:color="#000000" style:font-name="Times New Roman" fo:font-size="26pt" fo:font-style="normal" fo:font-weight="bold" style:font-size-asian="26pt" style:font-style-asian="normal" style:font-weight-asian="bold" style:font-size-complex="26pt" style:font-style-complex="normal" style:font-weight-complex="bold"/>
    </style:style>
    <style:style style:name="ce48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86"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394"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384"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Tableaux de signes et de variations'.B11"/>
      <style:map style:condition="is-true-formula(IF(#REF!=1))" style:apply-style-name="FAUX" style:base-cell-address="'Tableaux de signes et de variations'.B11"/>
    </style:style>
    <style:style style:name="ce378"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37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paragraph-properties fo:text-align="start" fo:margin-left="0cm"/>
      <style:text-properties style:font-name="Times New Roman" fo:font-size="28pt" style:font-size-asian="28pt" style:font-size-complex="28pt"/>
    </style:style>
    <style:style style:name="ce74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752" style:family="table-cell" style:parent-style-name="Default" style:data-style-name="N0">
      <style:table-cell-properties fo:border-bottom="none"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755"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757"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map style:condition="is-true-formula(IF([.C7]=0))" style:apply-style-name="VRAI" style:base-cell-address="'Tableaux de signes et de variations'.C7"/>
      <style:map style:condition="is-true-formula(IF([.C7]=1))" style:apply-style-name="FAUX" style:base-cell-address="'Tableaux de signes et de variations'.C7"/>
    </style:style>
    <style:style style:name="ce403" style:family="table-cell" style:parent-style-name="Default">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0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8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1" fo:font-size="80pt" style:font-size-asian="80pt" style:font-size-complex="80pt"/>
    </style:style>
    <style:style style:name="ce406"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0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80pt" style:font-size-asian="80pt" style:font-size-complex="80pt"/>
    </style:style>
    <style:style style:name="ce765"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392"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9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paragraph-properties fo:text-align="center" fo:margin-left="0cm"/>
      <style:text-properties style:font-name="Times New Roman" fo:font-size="28pt" style:font-size-asian="28pt" style:font-size-complex="28pt"/>
    </style:style>
    <style:style style:name="ce418"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19"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368" style:family="table-cell" style:parent-style-name="Default">
      <style:table-cell-properties fo:border-bottom="0.06pt solid #000000" fo:background-color="#b2b2b2" style:cell-protect="none" style:print-content="true" fo:border-left="none" fo:border-right="none" fo:border-top="none"/>
    </style:style>
    <style:style style:name="ce421" style:family="table-cell" style:parent-style-name="Default">
      <style:table-cell-properties fo:border-bottom="0.06pt solid #000000" style:cell-protect="protected" style:print-content="true" fo:background-color="transparent" fo:border-left="none" fo:border-right="none" fo:border-top="none"/>
    </style:style>
    <style:style style:name="ce771"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2pt" style:font-size-asian="22pt" style:font-size-complex="22pt"/>
    </style:style>
    <style:style style:name="ce423"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0"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Tableaux de signes et de variations'.K7"/>
      <style:map style:condition="is-true-formula(IF([.K7]=1))" style:apply-style-name="FAUX" style:base-cell-address="'Tableaux de signes et de variations'.K7"/>
    </style:style>
    <style:style style:name="ce782"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18pt" style:font-size-asian="18pt" style:font-size-complex="18pt"/>
    </style:style>
    <style:style style:name="ce48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27"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28" style:family="table-cell" style:parent-style-name="Default">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0"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1"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paragraph-properties fo:text-align="center" fo:margin-left="0cm"/>
      <style:text-properties style:font-name="Times New Roman" fo:font-size="28pt" style:font-size-asian="28pt" style:font-size-complex="28pt"/>
    </style:style>
    <style:style style:name="ce432"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33" style:family="table-cell" style:parent-style-name="Default" style:data-style-name="N0">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3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43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794"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462"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439"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97"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28pt" style:font-size-asian="28pt" style:font-size-complex="28pt"/>
    </style:style>
    <style:style style:name="ce798" style:family="table-cell" style:parent-style-name="Default">
      <style:table-cell-properties style:cell-protect="protected" style:print-content="true" fo:background-color="transparent"/>
    </style:style>
    <style:style style:name="ce79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800"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80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802"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804" style:family="table-cell" style:parent-style-name="Default">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805" style:family="table-cell" style:parent-style-name="Default">
      <style:table-cell-properties style:cell-protect="protected" style:print-content="true" style:text-align-source="fix" style:repeat-content="false" fo:background-color="transparent" fo:border="none"/>
      <style:paragraph-properties fo:text-align="start" fo:margin-left="0cm"/>
      <style:text-properties style:font-name="Times New Roman" fo:font-size="28pt" style:font-size-asian="28pt" style:font-size-complex="28pt"/>
    </style:style>
    <style:style style:name="ce80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style:font-name="Times New Roman" fo:font-size="28pt" style:font-size-asian="28pt" style:font-size-complex="28pt"/>
    </style:style>
    <style:style style:name="ce80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809"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814" style:family="table-cell" style:parent-style-name="Default">
      <style:table-cell-properties style:cell-protect="protected" style:print-content="true" style:text-align-source="fix" style:repeat-content="false" style:vertical-align="middle"/>
      <style:paragraph-properties fo:text-align="start" fo:margin-left="0cm"/>
      <style:text-properties fo:color="#ce181e" style:font-name="Times New Roman" fo:font-size="28pt" fo:font-weight="bold" style:font-size-asian="28pt" style:font-weight-asian="bold" style:font-size-complex="28pt" style:font-weight-complex="bold"/>
    </style:style>
    <style:style style:name="ce455" style:family="table-cell" style:parent-style-name="Default">
      <style:table-cell-properties style:cell-protect="protected" style:print-content="true" fo:background-color="transparent" fo:border="none"/>
    </style:style>
    <style:style style:name="ce464"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fo:font-style="normal" style:font-size-asian="28pt" style:font-style-asian="normal" style:font-size-complex="28pt" style:font-style-complex="normal"/>
    </style:style>
    <style:style style:name="ce465"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803" style:family="table-cell" style:parent-style-name="Default">
      <style:table-cell-properties fo:border-bottom="none"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fo:font-style="normal" style:font-size-asian="28pt" style:font-style-asian="normal" style:font-size-complex="28pt" style:font-style-complex="normal"/>
    </style:style>
    <style:style style:name="ce468"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end" fo:margin-left="0cm"/>
      <style:text-properties style:font-name="Times New Roman" fo:font-size="28pt" fo:font-style="normal" style:font-size-asian="28pt" style:font-style-asian="normal" style:font-size-complex="28pt" style:font-style-complex="normal"/>
    </style:style>
    <style:style style:name="ce466"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Fonction homographique'.B11"/>
      <style:map style:condition="is-true-formula(IF(#REF!=1))" style:apply-style-name="FAUX" style:base-cell-address="'Fonction homographique'.B11"/>
    </style:style>
    <style:style style:name="ce474" style:family="table-cell" style:parent-style-name="Default" style:data-style-name="N100">
      <style:table-cell-properties fo:border-bottom="none"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475" style:family="table-cell" style:parent-style-name="Default" style:data-style-name="N100">
      <style:table-cell-properties fo:border-bottom="0.06pt solid #000000" fo:background-color="#b2b2b2" style:cell-protect="none" style:print-content="true" style:text-align-source="fix" style:repeat-content="false" fo:border-left="0.06pt solid #000000" fo:border-right="none" fo:border-top="none"/>
      <style:paragraph-properties fo:text-align="start" fo:margin-left="0cm"/>
      <style:text-properties style:font-name="Times New Roman" fo:font-size="28pt" style:font-size-asian="28pt" style:font-size-complex="28pt"/>
    </style:style>
    <style:style style:name="ce821"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492" style:family="table-cell" style:parent-style-name="Default">
      <style:table-cell-properties fo:border-bottom="0.06pt solid #000000" fo:background-color="#b2b2b2" style:cell-protect="none" style:print-content="true" fo:border-left="none" fo:border-right="none" fo:border-top="0.06pt solid #000000"/>
    </style:style>
    <style:style style:name="ce48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map style:condition="is-true-formula(IF([.C7]=0))" style:apply-style-name="VRAI" style:base-cell-address="'Fonction homographique'.C7"/>
      <style:map style:condition="is-true-formula(IF([.C7]=1))" style:apply-style-name="FAUX" style:base-cell-address="'Fonction homographique'.C7"/>
    </style:style>
    <style:style style:name="ce830" style:family="table-cell" style:parent-style-name="Default">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99"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833"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start" fo:margin-left="0cm"/>
      <style:text-properties style:font-name="Times New Roman" fo:font-size="28pt" style:font-size-asian="28pt" style:font-size-complex="28pt"/>
    </style:style>
    <style:style style:name="ce83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80pt" fo:font-weight="bold" style:font-size-asian="80pt" style:font-weight-asian="bold" style:font-size-complex="80pt" style:font-weight-complex="bold"/>
    </style:style>
    <style:style style:name="ce511"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13"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1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19"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end" fo:margin-left="0cm"/>
      <style:text-properties style:font-name="Times New Roman" fo:font-size="20pt" style:font-size-asian="20pt" style:font-size-complex="20pt"/>
    </style:style>
    <style:style style:name="ce521" style:family="table-cell" style:parent-style-name="Default">
      <style:table-cell-properties fo:border-bottom="0.06pt solid #000000" fo:background-color="#b2b2b2" style:cell-protect="none" style:print-content="true" style:text-align-source="fix" style:repeat-content="false" fo:border-left="none" fo:border-right="none" fo:border-top="none"/>
      <style:paragraph-properties fo:text-align="end" fo:margin-left="0cm"/>
      <style:text-properties style:font-name="Times New Roman" fo:font-size="20pt" style:font-size-asian="20pt" style:font-size-complex="20pt"/>
    </style:style>
    <style:style style:name="ce841"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end" fo:margin-left="0cm"/>
      <style:text-properties style:font-name="Times New Roman" fo:font-size="28pt" style:font-size-asian="28pt" style:font-size-complex="28pt"/>
    </style:style>
    <style:style style:name="ce842"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end" fo:margin-left="0cm"/>
      <style:text-properties style:font-name="Times New Roman" fo:font-size="28pt" style:font-size-asian="28pt" style:font-size-complex="28pt"/>
    </style:style>
    <style:style style:name="ce53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41"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60pt" style:font-size-asian="60pt" style:font-size-complex="60pt"/>
    </style:style>
    <style:style style:name="ce84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50"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60pt" fo:font-weight="bold" style:font-size-asian="60pt" style:font-weight-asian="bold" style:font-size-complex="60pt" style:font-weight-complex="bold"/>
    </style:style>
    <style:style style:name="ce849"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 fo:font-size="40pt" fo:font-weight="bold" style:font-size-asian="40pt" style:font-weight-asian="bold" style:font-size-complex="40pt" style:font-weight-complex="bold"/>
    </style:style>
    <style:style style:name="ce569"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start" fo:margin-left="0cm"/>
      <style:text-properties style:font-name="Times New Roman" fo:font-size="20pt" style:font-size-asian="20pt" style:font-size-complex="20pt"/>
    </style:style>
    <style:style style:name="ce571"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bottom"/>
      <style:paragraph-properties fo:text-align="start" fo:margin-left="0cm"/>
      <style:text-properties style:font-name="Times New Roman" fo:font-size="20pt" style:font-size-asian="20pt" style:font-size-complex="20pt"/>
    </style:style>
    <style:style style:name="ce857"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start" fo:margin-left="0cm"/>
      <style:text-properties style:font-name="Times New Roman" fo:font-size="28pt" style:font-size-asian="28pt" style:font-size-complex="28pt"/>
    </style:style>
    <style:style style:name="ce859"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start" fo:margin-left="0cm"/>
      <style:text-properties style:font-name="Times New Roman" fo:font-size="28pt" style:font-size-asian="28pt" style:font-size-complex="28pt"/>
    </style:style>
    <style:style style:name="ce774" style:family="table-cell" style:parent-style-name="Default">
      <style:table-cell-properties style:cell-protect="protected" style:print-content="true"/>
      <style:text-properties fo:color="#ce181e" fo:font-size="26pt" fo:font-weight="bold" style:font-size-asian="26pt" style:font-weight-asian="bold" style:font-size-complex="26pt" style:font-weight-complex="bold"/>
    </style:style>
    <style:style style:name="ce916"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578" style:family="table-cell" style:parent-style-name="Default" style:data-style-name="N100">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579" style:family="table-cell" style:parent-style-name="Default" style:data-style-name="N100">
      <style:table-cell-properties fo:border-bottom="0.06pt solid #000000" fo:background-color="#b2b2b2" style:cell-protect="none" style:print-content="true" style:text-align-source="fix" style:repeat-content="false" fo:border-left="none" fo:border-right="0.06pt solid #000000" fo:border-top="none"/>
      <style:paragraph-properties fo:text-align="center" fo:margin-left="0cm"/>
      <style:text-properties style:font-name="Times New Roman" fo:font-size="28pt" style:font-size-asian="28pt" style:font-size-complex="28pt"/>
    </style:style>
    <style:style style:name="ce86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529" style:family="table-cell" style:parent-style-name="Default" style:data-style-name="N0">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868"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605"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0pt" style:font-size-asian="80pt" style:font-size-complex="80pt"/>
    </style:style>
    <style:style style:name="ce87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0pt" style:font-size-asian="80pt" style:font-size-complex="80pt"/>
    </style:style>
    <style:style style:name="ce878"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610"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12" style:family="table-cell" style:parent-style-name="Default" style:data-style-name="N0">
      <style:table-cell-properties fo:background-color="#ffff66" style:cell-protect="protected" style:print-content="true" style:text-align-source="fix" style:repeat-content="false" fo:border="0.06pt solid #000000" style:vertical-align="middle"/>
      <style:paragraph-properties fo:text-align="center" fo:margin-left="0cm"/>
      <style:text-properties style:font-name="Times New Roman" fo:font-size="20pt" style:font-size-asian="20pt" style:font-size-complex="20pt"/>
    </style:style>
    <style:style style:name="ce613"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fo:color="#c9211e" style:font-name="Times New Roman" fo:font-size="20pt" style:font-size-asian="20pt" style:font-size-complex="20pt"/>
    </style:style>
    <style:style style:name="ce540"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Fonction homographique'.K7"/>
      <style:map style:condition="is-true-formula(IF([.K7]=1))" style:apply-style-name="FAUX" style:base-cell-address="'Fonction homographique'.K7"/>
    </style:style>
    <style:style style:name="ce616" style:family="table-cell" style:parent-style-name="Default">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617"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19"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fo:color="#c9211e" style:font-name="Times New Roman1" fo:font-size="20pt" style:font-name-asian="Times New Roman1" style:font-size-asian="20pt" style:font-name-complex="Times New Roman1" style:font-size-complex="20pt"/>
    </style:style>
    <style:style style:name="ce900"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48" style:family="table-cell" style:parent-style-name="Default">
      <style:table-cell-properties style:cell-protect="protected formula-hidden" style:print-content="true" style:vertical-align="middle"/>
      <style:text-properties style:font-name="Times New Roman" fo:font-size="28pt" style:font-size-asian="28pt" style:font-size-complex="28pt"/>
    </style:style>
    <style:style style:name="ce457"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fo:color="#000000" style:font-name="Times New Roman" fo:font-size="28pt" style:font-size-asian="28pt" style:font-size-complex="28pt"/>
    </style:style>
    <style:style style:name="ce294" style:family="table-cell" style:parent-style-name="Default">
      <style:table-cell-properties style:cell-protect="protected formula-hidden" style:print-content="true" style:vertical-align="middle"/>
      <style:text-properties style:font-name="Times New Roman" fo:font-size="28pt" fo:font-weight="bold" style:font-size-asian="28pt" style:font-weight-asian="bold" style:font-size-complex="28pt" style:font-weight-complex="bold"/>
    </style:style>
    <style:style style:name="ce331" style:family="table-cell" style:parent-style-name="Default">
      <style:table-cell-properties style:cell-protect="protected formula-hidden" style:print-content="true" style:vertical-align="middle"/>
      <style:text-properties fo:color="#000000" style:text-outline="false" style:text-line-through-style="none" style:text-line-through-type="none" style:font-name="Times New Roman"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167" style:family="table-cell" style:parent-style-name="Default">
      <style:table-cell-properties fo:border-bottom="0.06pt solid #000000" fo:background-color="#fff2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461"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style:font-size-asian="28pt" style:font-size-complex="28pt"/>
    </style:style>
    <style:style style:name="ce55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4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559" style:family="table-cell" style:parent-style-name="Default">
      <style:table-cell-properties style:cell-protect="protected formula-hidden" style:print-content="true" fo:background-color="transparent" style:vertical-align="middle"/>
      <style:text-properties style:font-name="Times New Roman" fo:font-size="28pt" style:font-size-asian="28pt" style:font-size-complex="28pt"/>
    </style:style>
    <style:style style:name="ce177" style:family="table-cell" style:parent-style-name="Default">
      <style:table-cell-properties fo:border-bottom="0.06pt solid #000000" fo:background-color="#fff200" style:cell-protect="protected formula-hidden" style:print-content="true" fo:border-left="none" fo:border-right="none" fo:border-top="0.06pt solid #000000" style:vertical-align="middle"/>
      <style:text-properties style:font-name="Times New Roman" fo:font-size="28pt" style:font-size-asian="28pt" style:font-size-complex="28pt"/>
    </style:style>
    <style:style style:name="ce470"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start" fo:margin-left="0cm"/>
      <style:text-properties fo:color="#000000" style:font-name="Times New Roman" fo:font-size="28pt" style:font-size-asian="28pt" style:font-size-complex="28pt"/>
    </style:style>
    <style:style style:name="ce47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Fonction homographique'.C7"/>
      <style:map style:condition="is-true-formula(IF([.C6]=1))" style:apply-style-name="FAUX" style:base-cell-address="'Fonction homographique'.C7"/>
    </style:style>
    <style:style style:name="ce50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Fonction homographique'.C7"/>
      <style:map style:condition="is-true-formula(IF([.C6]=1))" style:apply-style-name="FAUX" style:base-cell-address="'Fonction homographique'.C7"/>
    </style:style>
    <style:style style:name="ce47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Fonction homographique'.C7"/>
      <style:map style:condition="is-true-formula(IF([.C6]=1))" style:apply-style-name="FAUX" style:base-cell-address="'Fonction homographique'.C7"/>
    </style:style>
    <style:style style:name="ce306"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78"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Fonction homographique'.C7"/>
      <style:map style:condition="is-true-formula(IF([.C6]=1))" style:apply-style-name="FAUX" style:base-cell-address="'Fonction homographique'.C7"/>
    </style:style>
    <style:style style:name="ce328" style:family="table-cell" style:parent-style-name="Default">
      <style:table-cell-properties fo:border-bottom="0.06pt solid #000000" fo:background-color="#b2b2b2"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8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style:font-size-asian="28pt" style:font-size-complex="28pt"/>
    </style:style>
    <style:style style:name="ce57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Fonction homographique'.C7"/>
      <style:map style:condition="is-true-formula(IF([.C6]=1))" style:apply-style-name="FAUX" style:base-cell-address="'Fonction homographique'.C7"/>
    </style:style>
    <style:style style:name="ce49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Fonction homographique'.C7"/>
      <style:map style:condition="is-true-formula(IF([.C6]=1))" style:apply-style-name="FAUX" style:base-cell-address="'Fonction homographique'.C7"/>
    </style:style>
    <style:style style:name="ce25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507" style:family="table-cell" style:parent-style-name="Default" style:data-style-name="N0">
      <style:table-cell-properties style:cell-protect="protected" style:print-content="true" style:text-align-source="fix" style:repeat-content="false" fo:background-color="transparent" fo:border="none" style:vertical-align="bottom"/>
      <style:paragraph-properties fo:text-align="center" fo:margin-left="0cm"/>
      <style:text-properties fo:color="#000000" style:font-name="Times New Roman" fo:font-size="28pt" style:font-size-asian="28pt" style:font-size-complex="28pt"/>
    </style:style>
    <style:style style:name="ce580" style:family="table-cell" style:parent-style-name="Default">
      <style:table-cell-properties fo:border-bottom="0.06pt solid #000000" fo:background-color="#fff200" style:cell-protect="protected formula-hidden" style:print-content="true" fo:border-left="none" fo:border-right="none" fo:border-top="0.06pt solid #000000"/>
    </style:style>
    <style:style style:name="ce369"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589"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Fonction homographique'.C7"/>
      <style:map style:condition="is-true-formula(IF([.C6]=1))" style:apply-style-name="FAUX" style:base-cell-address="'Fonction homographique'.C7"/>
    </style:style>
    <style:style style:name="ce611"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Fonction homographique'.C7"/>
      <style:map style:condition="is-true-formula(IF([.C6]=1))" style:apply-style-name="FAUX" style:base-cell-address="'Fonction homographique'.C7"/>
    </style:style>
    <style:style style:name="ce38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0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6]=0))" style:apply-style-name="VRAI" style:base-cell-address="'Fonction homographique'.C7"/>
      <style:map style:condition="is-true-formula(IF([.C6]=1))" style:apply-style-name="FAUX" style:base-cell-address="'Fonction homographique'.C7"/>
    </style:style>
    <style:style style:name="ce543"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end" fo:margin-left="0cm"/>
      <style:text-properties fo:color="#000000" style:font-name="Times New Roman" fo:font-size="28pt" style:font-size-asian="28pt" style:font-size-complex="28pt"/>
    </style:style>
    <style:style style:name="ce568"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28pt" fo:font-weight="normal" style:font-size-asian="28pt" style:font-weight-asian="normal" style:font-size-complex="28pt" style:font-weight-complex="normal"/>
    </style:style>
    <style:style style:name="ce292"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9"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08" style:family="table-cell" style:parent-style-name="Default">
      <style:table-cell-properties fo:border-bottom="0.06pt solid #000000" fo:background-color="#fff200" style:cell-protect="protected formula-hidden" style:print-content="true" fo:border-left="none" fo:border-right="0.06pt solid #000000" fo:border-top="0.06pt solid #000000"/>
    </style:style>
    <style:style style:name="ce364" style:family="table-cell" style:parent-style-name="Default">
      <style:table-cell-properties fo:background-color="#000000" style:cell-protect="protected formula-hidden"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117"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use-window-font-color="true" style:text-outline="false" style:text-line-through-style="none" style:text-line-through-type="none" style:font-name="Times New Roman" fo:font-size="28pt" fo:language="fr" fo:country="FR" fo:font-style="normal" fo:text-shadow="none" style:text-underline-style="none" fo:font-weight="normal" style:text-underline-mode="continuous" style:text-overline-mode="continuous" style:text-line-through-mode="continuous" style:font-name-asian="Segoe UI1" style:font-size-asian="28pt" style:language-asian="zh" style:country-asian="CN" style:font-style-asian="normal" style:font-weight-asian="normal" style:font-name-complex="Segoe UI1" style:font-size-complex="28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444" style:family="table-cell" style:parent-style-name="Default">
      <style:table-cell-properties style:cell-protect="protected formula-hidden" style:print-content="true" style:vertical-align="middle"/>
      <style:text-properties style:font-name="Times New Roman" fo:font-size="22pt" style:font-size-asian="22pt" style:font-size-complex="22pt"/>
    </style:style>
    <style:style style:name="ce12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133"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63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00"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18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130"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643"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1'.C15"/>
      <style:map style:condition="is-true-formula(IF([.C14]=1))" style:apply-style-name="FAUX" style:base-cell-address="'(In)équation niveau 1'.C15"/>
    </style:style>
    <style:style style:name="ce454"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1'.C15"/>
      <style:map style:condition="is-true-formula(IF([.C14]=1))" style:apply-style-name="FAUX" style:base-cell-address="'(In)équation niveau 1'.C15"/>
    </style:style>
    <style:style style:name="ce15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C14]=0))" style:apply-style-name="VRAI" style:base-cell-address="'(In)équation niveau 1'.C15"/>
      <style:map style:condition="is-true-formula(IF([.C14]=1))" style:apply-style-name="FAUX" style:base-cell-address="'(In)équation niveau 1'.C15"/>
    </style:style>
    <style:style style:name="ce64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1'.C20"/>
      <style:map style:condition="is-true-formula(IF([.C20]=1))" style:apply-style-name="FAUX" style:base-cell-address="'(In)équation niveau 1'.C20"/>
    </style:style>
    <style:style style:name="ce46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C20]=0))" style:apply-style-name="VRAI" style:base-cell-address="'(In)équation niveau 1'.C21"/>
      <style:map style:condition="is-true-formula(IF([.C20]=1))" style:apply-style-name="FAUX" style:base-cell-address="'(In)équation niveau 1'.C21"/>
    </style:style>
    <style:style style:name="ce472"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use-window-font-color="true" style:text-outline="false" style:text-line-through-style="none" style:text-line-through-type="none" style:font-name="Times New Roman" fo:font-size="22pt" fo:language="fr" fo:country="FR" fo:font-style="normal" fo:text-shadow="none" style:text-underline-style="none" fo:font-weight="bold" style:text-underline-mode="continuous" style:text-overline-mode="continuous" style:text-line-through-mode="continuous" style:font-name-asian="Segoe UI1" style:font-size-asian="22pt" style:language-asian="zh" style:country-asian="CN" style:font-style-asian="normal" style:font-weight-asian="bold" style:font-name-complex="Segoe UI1" style:font-size-complex="22pt" style:language-complex="hi" style:country-complex="IN" style:font-style-complex="normal" style:font-weight-complex="bold" style:text-emphasize="none" style:font-relief="none" style:text-overline-style="none" style:text-overline-color="font-color"/>
    </style:style>
    <style:style style:name="ce65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1))" style:apply-style-name="FAUX" style:base-cell-address="'(In)équation niveau 1'.D7"/>
      <style:map style:condition="is-true-formula(IF([.D7]=0))" style:apply-style-name="VRAI" style:base-cell-address="'(In)équation niveau 1'.D7"/>
    </style:style>
    <style:style style:name="ce522"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0))" style:apply-style-name="VRAI" style:base-cell-address="'(In)équation niveau 1'.D8"/>
      <style:map style:condition="is-true-formula(IF([.D7]=1))" style:apply-style-name="FAUX" style:base-cell-address="'(In)équation niveau 1'.D8"/>
    </style:style>
    <style:style style:name="ce220"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0))" style:apply-style-name="VRAI" style:base-cell-address="'(In)équation niveau 1'.D8"/>
      <style:map style:condition="is-true-formula(IF([.D7]=1))" style:apply-style-name="FAUX" style:base-cell-address="'(In)équation niveau 1'.D8"/>
    </style:style>
    <style:style style:name="ce166"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65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1'.C15"/>
      <style:map style:condition="is-true-formula(IF([.C14]=1))" style:apply-style-name="FAUX" style:base-cell-address="'(In)équation niveau 1'.C15"/>
    </style:style>
    <style:style style:name="ce17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D16]=0))" style:apply-style-name="VRAI" style:base-cell-address="'(In)équation niveau 1'.D17"/>
      <style:map style:condition="is-true-formula(IF([.D16]=1))" style:apply-style-name="FAUX" style:base-cell-address="'(In)équation niveau 1'.D17"/>
    </style:style>
    <style:style style:name="ce66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1'.C20"/>
      <style:map style:condition="is-true-formula(IF([.C20]=1))" style:apply-style-name="FAUX" style:base-cell-address="'(In)équation niveau 1'.C20"/>
    </style:style>
    <style:style style:name="ce46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D$20]=0))" style:apply-style-name="VRAI" style:base-cell-address="'(In)équation niveau 1'.D21"/>
      <style:map style:condition="is-true-formula(IF([.D$20]=1))" style:apply-style-name="FAUX" style:base-cell-address="'(In)équation niveau 1'.D21"/>
    </style:style>
    <style:style style:name="ce485" style:family="table-cell" style:parent-style-name="Default">
      <style:table-cell-properties style:cell-protect="protected formula-hidden" style:print-content="true"/>
      <style:text-properties fo:font-size="22pt" style:font-size-asian="22pt" style:font-size-complex="22pt"/>
    </style:style>
    <style:style style:name="ce66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1))" style:apply-style-name="FAUX" style:base-cell-address="'(In)équation niveau 1'.E7"/>
      <style:map style:condition="is-true-formula(IF([.E7]=0))" style:apply-style-name="VRAI" style:base-cell-address="'(In)équation niveau 1'.E7"/>
    </style:style>
    <style:style style:name="ce556"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0))" style:apply-style-name="VRAI" style:base-cell-address="'(In)équation niveau 1'.E8"/>
      <style:map style:condition="is-true-formula(IF([.E7]=1))" style:apply-style-name="FAUX" style:base-cell-address="'(In)équation niveau 1'.E8"/>
    </style:style>
    <style:style style:name="ce24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0))" style:apply-style-name="VRAI" style:base-cell-address="'(In)équation niveau 1'.E8"/>
      <style:map style:condition="is-true-formula(IF([.E7]=1))" style:apply-style-name="FAUX" style:base-cell-address="'(In)équation niveau 1'.E8"/>
    </style:style>
    <style:style style:name="ce210"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E16]=0))" style:apply-style-name="VRAI" style:base-cell-address="'(In)équation niveau 1'.E17"/>
      <style:map style:condition="is-true-formula(IF([.E16]=1))" style:apply-style-name="FAUX" style:base-cell-address="'(In)équation niveau 1'.E17"/>
    </style:style>
    <style:style style:name="ce48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20]=0))" style:apply-style-name="VRAI" style:base-cell-address="'(In)équation niveau 1'.E21"/>
      <style:map style:condition="is-true-formula(IF([.E$20]=1))" style:apply-style-name="FAUX" style:base-cell-address="'(In)équation niveau 1'.E21"/>
    </style:style>
    <style:style style:name="ce357" style:family="table-cell" style:parent-style-name="Default" style:data-style-name="N163">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72"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1))" style:apply-style-name="FAUX" style:base-cell-address="'(In)équation niveau 1'.F7"/>
      <style:map style:condition="is-true-formula(IF([.F7]=0))" style:apply-style-name="VRAI" style:base-cell-address="'(In)équation niveau 1'.F7"/>
    </style:style>
    <style:style style:name="ce573"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0))" style:apply-style-name="VRAI" style:base-cell-address="'(In)équation niveau 1'.F8"/>
      <style:map style:condition="is-true-formula(IF([.F7]=1))" style:apply-style-name="FAUX" style:base-cell-address="'(In)équation niveau 1'.F8"/>
    </style:style>
    <style:style style:name="ce27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0))" style:apply-style-name="VRAI" style:base-cell-address="'(In)équation niveau 1'.F8"/>
      <style:map style:condition="is-true-formula(IF([.F7]=1))" style:apply-style-name="FAUX" style:base-cell-address="'(In)équation niveau 1'.F8"/>
    </style:style>
    <style:style style:name="ce21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F16]=0))" style:apply-style-name="VRAI" style:base-cell-address="'(In)équation niveau 1'.F17"/>
      <style:map style:condition="is-true-formula(IF([.F16]=1))" style:apply-style-name="FAUX" style:base-cell-address="'(In)équation niveau 1'.F17"/>
    </style:style>
    <style:style style:name="ce49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F$20]=0))" style:apply-style-name="VRAI" style:base-cell-address="'(In)équation niveau 1'.F21"/>
      <style:map style:condition="is-true-formula(IF([.F$20]=1))" style:apply-style-name="FAUX" style:base-cell-address="'(In)équation niveau 1'.F21"/>
    </style:style>
    <style:style style:name="ce203"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702"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1))" style:apply-style-name="FAUX" style:base-cell-address="'(In)équation niveau 1'.G7"/>
      <style:map style:condition="is-true-formula(IF([.G7]=0))" style:apply-style-name="VRAI" style:base-cell-address="'(In)équation niveau 1'.G7"/>
    </style:style>
    <style:style style:name="ce582"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0))" style:apply-style-name="VRAI" style:base-cell-address="'(In)équation niveau 1'.G8"/>
      <style:map style:condition="is-true-formula(IF([.G7]=1))" style:apply-style-name="FAUX" style:base-cell-address="'(In)équation niveau 1'.G8"/>
    </style:style>
    <style:style style:name="ce29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0))" style:apply-style-name="VRAI" style:base-cell-address="'(In)équation niveau 1'.G8"/>
      <style:map style:condition="is-true-formula(IF([.G7]=1))" style:apply-style-name="FAUX" style:base-cell-address="'(In)équation niveau 1'.G8"/>
    </style:style>
    <style:style style:name="ce22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G16]=0))" style:apply-style-name="VRAI" style:base-cell-address="'(In)équation niveau 1'.G17"/>
      <style:map style:condition="is-true-formula(IF([.G16]=1))" style:apply-style-name="FAUX" style:base-cell-address="'(In)équation niveau 1'.G17"/>
    </style:style>
    <style:style style:name="ce51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G$20]=0))" style:apply-style-name="VRAI" style:base-cell-address="'(In)équation niveau 1'.G21"/>
      <style:map style:condition="is-true-formula(IF([.G$20]=1))" style:apply-style-name="FAUX" style:base-cell-address="'(In)équation niveau 1'.G21"/>
    </style:style>
    <style:style style:name="ce25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000000" style:font-name="Times New Roman" fo:font-size="28pt" style:font-size-asian="28pt" style:font-size-complex="28pt"/>
    </style:style>
    <style:style style:name="ce204"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H7]=0))" style:apply-style-name="VRAI" style:base-cell-address="'(In)équation niveau 1'.H8"/>
      <style:map style:condition="is-true-formula(IF([.H7]=1))" style:apply-style-name="FAUX" style:base-cell-address="'(In)équation niveau 1'.H8"/>
    </style:style>
    <style:style style:name="ce72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H15]=1))" style:apply-style-name="FAUX" style:base-cell-address="'(In)équation niveau 1'.H15"/>
      <style:map style:condition="is-true-formula(IF([.H15]=0))" style:apply-style-name="VRAI" style:base-cell-address="'(In)équation niveau 1'.H15"/>
    </style:style>
    <style:style style:name="ce515"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14]=0))" style:apply-style-name="VRAI" style:base-cell-address="'(In)équation niveau 1'.C15"/>
      <style:map style:condition="is-true-formula(IF([.C14]=1))" style:apply-style-name="FAUX" style:base-cell-address="'(In)équation niveau 1'.C15"/>
    </style:style>
    <style:style style:name="ce51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H$20]=0))" style:apply-style-name="VRAI" style:base-cell-address="'(In)équation niveau 1'.H21"/>
      <style:map style:condition="is-true-formula(IF([.H$20]=1))" style:apply-style-name="FAUX" style:base-cell-address="'(In)équation niveau 1'.H21"/>
    </style:style>
    <style:style style:name="ce206"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In)équation niveau 1'.I7"/>
      <style:map style:condition="is-true-formula(IF([.K7]=1))" style:apply-style-name="FAUX" style:base-cell-address="'(In)équation niveau 1'.I7"/>
    </style:style>
    <style:style style:name="ce677"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ff0000" style:font-name="Times New Roman" fo:font-size="28pt" fo:font-weight="normal" style:font-size-asian="28pt" style:font-weight-asian="normal" style:font-size-complex="28pt" style:font-weight-complex="normal"/>
    </style:style>
    <style:style style:name="ce73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I15]=1))" style:apply-style-name="FAUX" style:base-cell-address="'(In)équation niveau 1'.I15"/>
      <style:map style:condition="is-true-formula(IF([.I15]=0))" style:apply-style-name="VRAI" style:base-cell-address="'(In)équation niveau 1'.I15"/>
    </style:style>
    <style:style style:name="ce52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I$20]=0))" style:apply-style-name="VRAI" style:base-cell-address="'(In)équation niveau 1'.I21"/>
      <style:map style:condition="is-true-formula(IF([.I$20]=1))" style:apply-style-name="FAUX" style:base-cell-address="'(In)équation niveau 1'.I21"/>
    </style:style>
    <style:style style:name="ce736"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J15]=1))" style:apply-style-name="FAUX" style:base-cell-address="'(In)équation niveau 1'.J15"/>
      <style:map style:condition="is-true-formula(IF([.J15]=0))" style:apply-style-name="VRAI" style:base-cell-address="'(In)équation niveau 1'.J15"/>
    </style:style>
    <style:style style:name="ce532"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J$20]=0))" style:apply-style-name="VRAI" style:base-cell-address="'(In)équation niveau 1'.J21"/>
      <style:map style:condition="is-true-formula(IF([.J$20]=1))" style:apply-style-name="FAUX" style:base-cell-address="'(In)équation niveau 1'.J21"/>
    </style:style>
    <style:style style:name="ce73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K15]=1))" style:apply-style-name="FAUX" style:base-cell-address="'(In)équation niveau 1'.K15"/>
      <style:map style:condition="is-true-formula(IF([.K15]=0))" style:apply-style-name="VRAI" style:base-cell-address="'(In)équation niveau 1'.K15"/>
    </style:style>
    <style:style style:name="ce53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K$20]=0))" style:apply-style-name="VRAI" style:base-cell-address="'(In)équation niveau 1'.K21"/>
      <style:map style:condition="is-true-formula(IF([.K$20]=1))" style:apply-style-name="FAUX" style:base-cell-address="'(In)équation niveau 1'.K21"/>
    </style:style>
    <style:style style:name="ce74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L15]=1))" style:apply-style-name="FAUX" style:base-cell-address="'(In)équation niveau 1'.L15"/>
      <style:map style:condition="is-true-formula(IF([.L15]=0))" style:apply-style-name="VRAI" style:base-cell-address="'(In)équation niveau 1'.L15"/>
    </style:style>
    <style:style style:name="ce745"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M15]=1))" style:apply-style-name="FAUX" style:base-cell-address="'(In)équation niveau 1'.M15"/>
      <style:map style:condition="is-true-formula(IF([.M15]=0))" style:apply-style-name="VRAI" style:base-cell-address="'(In)équation niveau 1'.M15"/>
    </style:style>
    <style:style style:name="ce545"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1'.C15"/>
      <style:map style:condition="is-true-formula(IF([.C14]=1))" style:apply-style-name="FAUX" style:base-cell-address="'(In)équation niveau 1'.C15"/>
    </style:style>
    <style:style style:name="ce750"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1'.C20"/>
      <style:map style:condition="is-true-formula(IF([.C20]=1))" style:apply-style-name="FAUX" style:base-cell-address="'(In)équation niveau 1'.C20"/>
    </style:style>
    <style:style style:name="ce558"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K$20]=0))" style:apply-style-name="VRAI" style:base-cell-address="'(In)équation niveau 1'.K21"/>
      <style:map style:condition="is-true-formula(IF([.K$20]=1))" style:apply-style-name="FAUX" style:base-cell-address="'(In)équation niveau 1'.K21"/>
    </style:style>
    <style:style style:name="ce983"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99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671" style:family="table-cell" style:parent-style-name="Default">
      <style:table-cell-properties fo:background-color="#ce181e" style:cell-protect="hidden-and-protected" style:print-content="true" style:text-align-source="fix" style:repeat-content="false" fo:border="0.06pt solid #000000" style:vertical-align="middle"/>
      <style:paragraph-properties fo:text-align="center"/>
      <style:text-properties fo:color="#000000" style:font-name="Times New Roman" fo:font-size="12pt" fo:font-weight="bold" style:font-size-asian="12pt" style:font-weight-asian="bold" style:font-size-complex="12pt" style:font-weight-complex="bold"/>
    </style:style>
    <style:style style:name="ce673" style:family="table-cell" style:parent-style-name="Default">
      <style:table-cell-properties style:cell-protect="hidden-and-protected" style:print-content="true" style:vertical-align="middle"/>
      <style:text-properties style:font-name="Times New Roman" fo:font-size="12pt" style:font-size-asian="12pt" style:font-size-complex="12pt"/>
    </style:style>
    <style:style style:name="ce995"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italic" fo:font-weight="bold" style:font-size-asian="12pt" style:font-style-asian="italic" style:font-weight-asian="bold" style:font-size-complex="12pt" style:font-style-complex="italic" style:font-weight-complex="bold"/>
    </style:style>
    <style:style style:name="ce99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7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998"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999"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00" style:family="table-cell" style:parent-style-name="Default">
      <style:table-cell-properties fo:background-color="#cccccc" style:cell-protect="hidden-and-protected" style:print-content="true" style:vertical-align="middle"/>
      <style:text-properties style:font-name="Times New Roman" fo:font-size="12pt" style:font-size-asian="12pt" style:font-size-complex="12pt"/>
    </style:style>
    <style:style style:name="ce1002"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682" style:family="table-cell" style:parent-style-name="Default">
      <style:table-cell-properties style:cell-protect="hidden-and-protected" style:print-content="true"/>
    </style:style>
    <style:style style:name="ce683"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84"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06" style:family="table-cell" style:parent-style-name="Default">
      <style:table-cell-properties fo:border-bottom="0.06pt solid #000000" fo:background-color="#cccccc" style:cell-protect="hidden-and-protected" style:print-content="true" fo:border-left="0.06pt solid #000000" fo:border-right="0.06pt solid #000000" fo:border-top="none" style:vertical-align="middle"/>
      <style:text-properties style:font-name="Times New Roman" fo:font-size="12pt" style:font-size-asian="12pt" style:font-size-complex="12pt"/>
    </style:style>
    <style:style style:name="ce686" style:family="table-cell" style:parent-style-name="Default">
      <style:table-cell-properties style:cell-protect="hidden-and-protected" style:print-content="true"/>
      <style:text-properties style:font-name="Times New Roman" fo:font-size="12pt" style:font-size-asian="12pt" style:font-size-complex="12pt"/>
    </style:style>
    <style:style style:name="ce100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style:text-properties style:font-name="Times New Roman" fo:font-size="12pt" fo:font-weight="bold" style:font-size-asian="12pt" style:font-weight-asian="bold" style:font-size-complex="12pt" style:font-weight-complex="bold"/>
    </style:style>
    <style:style style:name="ce1010" style:family="table-cell" style:parent-style-name="Default">
      <style:table-cell-properties fo:background-color="#66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011" style:family="table-cell" style:parent-style-name="Default" style:data-style-name="N169">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2" style:family="table-cell" style:parent-style-name="Default">
      <style:table-cell-properties fo:background-color="#cccccc" style:cell-protect="hidden-and-protected" style:print-content="true"/>
      <style:text-properties style:font-name="Times New Roman" fo:font-size="12pt" style:font-size-asian="12pt" style:font-size-complex="12pt"/>
    </style:style>
    <style:style style:name="ce1013"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1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italic" fo:font-weight="bold" style:font-size-asian="12pt" style:font-style-asian="italic" style:font-weight-asian="bold" style:font-size-complex="12pt" style:font-style-complex="italic" style:font-weight-complex="bold"/>
    </style:style>
    <style:style style:name="ce1015" style:family="table-cell" style:parent-style-name="Default" style:data-style-name="N10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9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7"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696"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019"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1020"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1021" style:family="table-cell" style:parent-style-name="Default">
      <style:table-cell-properties fo:border-bottom="0.06pt solid #000000" fo:background-color="#ffff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12pt" style:font-size-asian="12pt" style:font-size-complex="12pt"/>
    </style:style>
    <style:style style:name="ce1022"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023"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24"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025"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026"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27"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28" style:family="table-cell" style:parent-style-name="Default">
      <style:table-cell-properties style:cell-protect="hidden-and-protected" style:print-content="true" style:vertical-align="middle"/>
    </style:style>
    <style:style style:name="ce1029" style:family="table-cell" style:parent-style-name="Default" style:data-style-name="N0">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103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31"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3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33"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1034" style:family="table-cell" style:parent-style-name="Default">
      <style:table-cell-properties style:cell-protect="hidden-and-protected" style:print-content="true" fo:background-color="transparent"/>
      <style:text-properties style:use-window-font-color="true"/>
    </style:style>
    <style:style style:name="ce71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1036"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37"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03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start" fo:margin-left="0cm"/>
      <style:text-properties style:use-window-font-color="true" style:font-name="Times New Roman" fo:font-size="12pt" fo:font-weight="bold" style:font-size-asian="12pt" style:font-weight-asian="bold" style:font-size-complex="12pt" style:font-weight-complex="bold"/>
    </style:style>
    <style:style style:name="ce1039"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style:font-size-asian="12pt" style:font-size-complex="12pt"/>
    </style:style>
    <style:style style:name="ce1040"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style:font-size-asian="12pt" style:font-size-complex="12pt"/>
    </style:style>
    <style:style style:name="ce1041"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42"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43" style:family="table-cell" style:parent-style-name="Default" style:data-style-name="N0">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1045"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12pt" style:font-size-asian="12pt" style:font-size-complex="12pt"/>
    </style:style>
    <style:style style:name="ce730"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47" style:family="table-cell" style:parent-style-name="Default">
      <style:table-cell-properties fo:border-bottom="none" style:cell-protect="hidden-and-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048"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 fo:font-size="12pt" style:font-size-asian="12pt" style:font-size-complex="12pt"/>
    </style:style>
    <style:style style:name="ce1049"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50" style:family="table-cell" style:parent-style-name="Default" style:data-style-name="N166">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51" style:family="table-cell" style:parent-style-name="Default" style:data-style-name="N166">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741"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42"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743"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055" style:family="table-cell" style:parent-style-name="Default">
      <style:table-cell-properties fo:border-bottom="0.06pt solid #000000" style:cell-protect="hidden-and-protected" style:print-content="true" fo:border-left="none" fo:border-right="none" fo:border-top="0.06pt solid #000000" style:vertical-align="middle"/>
      <style:text-properties style:font-name="Times New Roman" fo:font-size="12pt" style:font-size-asian="12pt" style:font-size-complex="12pt"/>
    </style:style>
    <style:style style:name="ce749"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57"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58" style:family="table-cell" style:parent-style-name="Default" style:data-style-name="N0">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9" style:family="table-cell" style:parent-style-name="Default">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61"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fo:font-style="normal" style:font-size-asian="12pt" style:font-style-asian="normal" style:font-size-complex="12pt" style:font-style-complex="normal"/>
    </style:style>
    <style:style style:name="ce1062"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63"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ce1064"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6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066"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106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1"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fo:font-style="normal" style:font-size-asian="12pt" style:font-style-asian="normal" style:font-size-complex="12pt" style:font-style-complex="normal"/>
    </style:style>
    <style:style style:name="ce1072"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07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74"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10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ce77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1077"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7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1079"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1080"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77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italic" style:font-size-asian="12pt" style:font-style-asian="italic" style:font-size-complex="12pt" style:font-style-complex="italic"/>
    </style:style>
    <style:style style:name="ce108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normal" style:font-size-asian="12pt" style:font-weight-asian="normal" style:font-size-complex="12pt" style:font-weight-complex="normal"/>
    </style:style>
    <style:style style:name="ce1084"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Wingdings 31" fo:font-size="12pt" style:font-size-asian="12pt" style:font-size-complex="12pt"/>
    </style:style>
    <style:style style:name="ce785"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108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 fo:font-size="12pt" style:font-size-asian="12pt" style:font-size-complex="12pt"/>
    </style:style>
    <style:style style:name="ce1087"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788" style:family="table-cell" style:parent-style-name="Default">
      <style:table-cell-properties style:cell-protect="hidden-and-protected" style:print-content="true" fo:border="0.06pt solid #000000" style:vertical-align="middle"/>
      <style:text-properties style:font-name="Times New Roman" fo:font-size="12pt" style:font-size-asian="12pt" style:font-size-complex="12pt"/>
    </style:style>
    <style:style style:name="ce789"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1" fo:font-size="40pt" style:font-size-asian="40pt" style:font-size-complex="40pt"/>
    </style:style>
    <style:style style:name="ce790" style:family="table-cell" style:parent-style-name="Default">
      <style:table-cell-properties fo:border-bottom="0.06pt solid #000000" style:cell-protect="hidden-and-protected" style:print-content="true" fo:border-left="none" fo:border-right="none" fo:border-top="none"/>
      <style:text-properties style:font-name="Times New Roman" fo:font-size="12pt" style:font-size-asian="12pt" style:font-size-complex="12pt"/>
    </style:style>
    <style:style style:name="ce109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weight="bold" style:font-size-asian="12pt" style:font-weight-asian="bold" style:font-size-complex="12pt" style:font-weight-complex="bold"/>
    </style:style>
    <style:style style:name="ce1093"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1094"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95"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9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9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110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1101"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02"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10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1107"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845"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5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12" style:family="table-cell" style:parent-style-name="Default">
      <style:table-cell-properties fo:background-color="#ffffff" style:cell-protect="hidden-and-protected" style:print-content="true" fo:border="0.06pt solid #000000" style:vertical-align="middle"/>
      <style:text-properties style:font-name="Times New Roman" fo:font-size="12pt" style:font-size-asian="12pt" style:font-size-complex="12pt"/>
    </style:style>
    <style:style style:name="ce1113" style:family="table-cell" style:parent-style-name="Default">
      <style:table-cell-properties fo:border-bottom="none" style:cell-protect="hidden-and-protected" style:print-content="true" fo:border-left="none" fo:border-right="none" fo:border-top="0.06pt solid #000000"/>
      <style:text-properties style:font-name="Times New Roman" fo:font-size="12pt" style:font-size-asian="12pt" style:font-size-complex="12pt"/>
    </style:style>
    <style:style style:name="ce1114" style:family="table-cell" style:parent-style-name="Default">
      <style:table-cell-properties fo:background-color="#ccff66"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15"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0000" style:font-name="Times New Roman" fo:font-size="12pt" style:font-size-asian="12pt" style:font-size-complex="12pt"/>
    </style:style>
    <style:style style:name="ce1116"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111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eeeeee" style:font-name="Times New Roman" fo:font-size="12pt" style:font-size-asian="12pt" style:font-size-complex="12pt"/>
    </style:style>
    <style:style style:name="ce1118"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19"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21"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112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1123" style:family="table-cell" style:parent-style-name="Default">
      <style:table-cell-properties fo:background-color="#ff3333" style:cell-protect="hidden-and-protected" style:print-content="true" style:text-align-source="fix" style:repeat-content="fals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124"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11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126"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839"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28"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29"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end"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30"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1131" style:family="table-cell" style:parent-style-name="Default" style:data-style-name="N108">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109"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85"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1132"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13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113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38" style:family="table-cell" style:parent-style-name="Default" style:data-style-name="N0">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855" style:family="table-cell" style:parent-style-name="Default">
      <style:table-cell-properties style:cell-protect="hidden-and-protected" style:print-content="true" fo:border="0.06pt solid #000000"/>
    </style:style>
    <style:style style:name="ce1140"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4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43"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44"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1145"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114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48" style:family="table-cell" style:parent-style-name="Default" style:data-style-name="N16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49"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775"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5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115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1154"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1155"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115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1157"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77"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 fo:font-size="12pt" style:font-size-asian="12pt" style:font-size-complex="12pt"/>
    </style:style>
    <style:style style:name="ce1159"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1160" style:family="table-cell" style:parent-style-name="Default">
      <style:table-cell-properties fo:background-color="#00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161" style:family="table-cell" style:parent-style-name="Default">
      <style:table-cell-properties style:cell-protect="hidden-and-protected" style:print-content="true"/>
      <style:text-properties fo:font-size="12pt" style:font-size-asian="12pt" style:font-size-complex="12pt"/>
    </style:style>
    <style:style style:name="ce1163"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Symbol" fo:font-size="12pt" style:font-name-asian="Times New Roman2" style:font-size-asian="12pt" style:font-name-complex="Times New Roman2" style:font-size-complex="12pt"/>
    </style:style>
    <style:style style:name="ce1164"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name-asian="Times New Roman2" style:font-size-asian="12pt" style:font-name-complex="Times New Roman2" style:font-size-complex="12pt"/>
    </style:style>
    <style:style style:name="ce1165"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885"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6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1168" style:family="table-cell" style:parent-style-name="Default" style:data-style-name="N10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69" style:family="table-cell" style:parent-style-name="Default" style:data-style-name="N10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70" style:family="table-cell" style:parent-style-name="Default" style:data-style-name="N99">
      <style:table-cell-properties style:cell-protect="hidden-and-protected" style:print-content="true" style:vertical-align="middle"/>
      <style:text-properties style:font-name="Times New Roman" fo:font-size="12pt" style:font-size-asian="12pt" style:font-size-complex="12pt"/>
    </style:style>
    <style:style style:name="ce890"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12pt" style:font-size-asian="12pt" style:font-size-complex="12pt"/>
    </style:style>
    <style:style style:name="ce1172" style:family="table-cell" style:parent-style-name="Default" style:data-style-name="N168">
      <style:table-cell-properties fo:border-bottom="none" style:cell-protect="hidden-and-protected" style:print-content="true" style:text-align-source="fix" style:repeat-content="false" fo:border-left="none" fo:border-right="0.06pt solid #000000" fo:border-top="0.06pt solid #000000"/>
      <style:paragraph-properties fo:text-align="end" fo:margin-left="0cm"/>
      <style:text-properties style:font-name="Times New Roman" fo:font-size="12pt" style:font-size-asian="12pt" style:font-size-complex="12pt"/>
    </style:style>
    <style:style style:name="ce1173" style:family="table-cell" style:parent-style-name="Default" style:data-style-name="N168">
      <style:table-cell-properties fo:border-bottom="0.06pt solid #000000" style:cell-protect="hidden-and-protected" style:print-content="true" style:text-align-source="fix" style:repeat-content="false" fo:border-left="none" fo:border-right="0.06pt solid #000000" fo:border-top="none"/>
      <style:paragraph-properties fo:text-align="end" fo:margin-left="0cm"/>
      <style:text-properties style:font-name="Times New Roman" fo:font-size="12pt" style:font-size-asian="12pt" style:font-size-complex="12pt"/>
    </style:style>
    <style:style style:name="ce1174" style:family="table-cell" style:parent-style-name="Default" style:data-style-name="N193">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77" style:family="table-cell" style:parent-style-name="Default" style:data-style-name="N193">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78" style:family="table-cell" style:parent-style-name="Default">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96" style:family="table-cell" style:parent-style-name="Default">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79" style:family="table-cell" style:parent-style-name="Default">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8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83" style:family="table-cell" style:parent-style-name="Default" style:data-style-name="N99">
      <style:table-cell-properties style:cell-protect="hidden-and-protected" style:print-content="true"/>
    </style:style>
    <style:style style:name="ce1184"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85" style:family="table-cell" style:parent-style-name="Default" style:data-style-name="N0">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8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weight="bold" style:font-size-asian="12pt" style:font-weight-asian="bold" style:font-size-complex="12pt" style:font-weight-complex="bold"/>
    </style:style>
    <style:style style:name="ce118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style:font-size-asian="12pt" style:font-size-complex="12pt"/>
    </style:style>
    <style:style style:name="ce118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1189" style:family="table-cell" style:parent-style-name="Default">
      <style:table-cell-properties fo:border-bottom="0.06pt solid #000000" fo:background-color="#ffff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190" style:family="table-cell" style:parent-style-name="Default">
      <style:table-cell-properties style:cell-protect="hidden-and-protected" style:print-content="true" style:text-align-source="fix" style:repeat-content="false"/>
      <style:paragraph-properties fo:text-align="center" fo:margin-left="0cm"/>
    </style:style>
    <style:style style:name="ce1191" style:family="table-cell" style:parent-style-name="Default" style:data-style-name="N0">
      <style:table-cell-properties style:cell-protect="hidden-and-protected" style:print-content="true"/>
    </style:style>
    <style:style style:name="ce1192" style:family="table-cell" style:parent-style-name="Default">
      <style:table-cell-properties style:cell-protect="hidden-and-protected" style:print-content="true" fo:background-color="transparent"/>
    </style:style>
    <style:style style:name="ce91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 fo:font-size="12pt" style:font-size-asian="12pt" style:font-size-complex="12pt"/>
    </style:style>
    <style:style style:name="ce1194" style:family="table-cell" style:parent-style-name="Default">
      <style:table-cell-properties fo:border-bottom="0.06pt solid #000000" fo:background-color="#ffff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95"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96"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97"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9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99" style:family="table-cell" style:parent-style-name="Default" style:data-style-name="N193">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201" style:family="table-cell" style:parent-style-name="Default" style:data-style-name="N0">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919" style:family="table-cell" style:parent-style-name="Default">
      <style:table-cell-properties style:cell-protect="hidden-and-protected" style:print-content="true" fo:background-color="transparent" style:vertical-align="middle"/>
      <style:text-properties style:use-window-font-color="true" style:font-name="Times New Roman" fo:font-size="12pt" style:font-size-asian="12pt" style:font-size-complex="12pt"/>
    </style:style>
    <style:style style:name="ce1205"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style>
    <style:style style:name="ce1208"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922"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923"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212"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style>
    <style:style style:name="ce1214" style:family="table-cell" style:parent-style-name="Default" style:data-style-name="N99">
      <style:table-cell-properties style:cell-protect="hidden-and-protected" style:print-content="true" style:vertical-align="middle"/>
    </style:style>
    <style:style style:name="ce1215"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1216"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text-properties style:font-name="Times New Roman"/>
    </style:style>
    <style:style style:name="ce1217" style:family="table-cell" style:parent-style-name="Default">
      <style:table-cell-properties style:cell-protect="hidden-and-protected" style:print-content="true" fo:border="0.06pt solid #000000"/>
      <style:text-properties style:font-name="Times New Roman"/>
    </style:style>
    <style:style style:name="ce1218" style:family="table-cell" style:parent-style-name="Default" style:data-style-name="N168">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1219"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66ff" style:font-name="Times New Roman" fo:font-size="12pt" style:font-size-asian="12pt" style:font-size-complex="12pt"/>
    </style:style>
    <style:style style:name="ce1220"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1221" style:family="table-cell" style:parent-style-name="Default">
      <style:table-cell-properties fo:background-color="#cccccc" style:cell-protect="hidden-and-protected" style:print-content="true" fo:border="0.06pt solid #000000"/>
      <style:text-properties style:font-name="Times New Roman" fo:font-size="12pt" style:font-size-asian="12pt" style:font-size-complex="12pt"/>
    </style:style>
    <style:style style:name="ce1222"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223" style:family="table-cell" style:parent-style-name="Default">
      <style:table-cell-properties fo:background-color="#99ffff" style:cell-protect="hidden-and-protected" style:print-content="true" fo:border="0.06pt solid #000000"/>
      <style:text-properties style:font-name="Times New Roman" fo:font-size="12pt" style:font-size-asian="12pt" style:font-size-complex="12pt"/>
    </style:style>
    <style:style style:name="ce122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225" style:family="table-cell" style:parent-style-name="Default">
      <style:table-cell-properties style:cell-protect="hidden-and-protected" style:print-content="true" style:text-align-source="fix" style:repeat-content="false" style:vertical-align="middle"/>
      <style:paragraph-properties fo:text-align="start" fo:margin-left="0cm"/>
      <style:text-properties style:font-name="Times New Roman" fo:font-size="12pt" style:font-size-asian="12pt" style:font-size-complex="12pt"/>
    </style:style>
    <style:style style:name="ce1226"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227" style:family="table-cell" style:parent-style-name="Default" style:data-style-name="N0">
      <style:table-cell-properties fo:border-bottom="none"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228"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1229"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230" style:family="table-cell" style:parent-style-name="Default" style:data-style-name="N144">
      <style:table-cell-properties style:cell-protect="hidden-and-protected" style:print-content="true" style:text-align-source="fix" style:repeat-content="false" fo:border="none" style:vertical-align="middle"/>
      <style:paragraph-properties fo:text-align="start" fo:margin-left="0cm"/>
      <style:text-properties style:font-name="Times New Roman" fo:font-size="12pt" style:font-size-asian="12pt" style:font-size-complex="12pt"/>
    </style:style>
    <style:style style:name="ce1231" style:family="table-cell" style:parent-style-name="Default" style:data-style-name="N0">
      <style:table-cell-properties style:cell-protect="hidden-and-protected" style:print-content="true" style:text-align-source="fix" style:repeat-content="false" fo:border="none" style:vertical-align="middle"/>
      <style:paragraph-properties fo:text-align="start" fo:margin-left="0cm"/>
      <style:text-properties style:font-name="Times New Roman" fo:font-size="12pt" style:font-size-asian="12pt" style:font-size-complex="12pt"/>
    </style:style>
    <style:style style:name="ce1232"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style:font-size-asian="12pt" style:font-size-complex="12pt"/>
    </style:style>
    <style:style style:name="ce1233"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234"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style:text-properties style:font-name="Times New Roman" fo:font-size="12pt" style:font-size-asian="12pt" style:font-size-complex="12pt"/>
    </style:style>
    <style:style style:name="ce1235" style:family="table-cell" style:parent-style-name="Default">
      <style:table-cell-properties fo:border-bottom="0.06pt solid #000000" fo:background-color="#99ffff" style:cell-protect="hidden-and-protected" style:print-content="true" fo:border-left="none" fo:border-right="none" fo:border-top="none"/>
      <style:text-properties style:font-name="Times New Roman" fo:font-size="12pt" style:font-size-asian="12pt" style:font-size-complex="12pt"/>
    </style:style>
    <style:style style:name="ce1236"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948" style:family="table-cell" style:parent-style-name="Default">
      <style:table-cell-properties fo:border-bottom="0.06pt solid #000000" style:cell-protect="hidden-and-protected" style:print-content="true" fo:border-left="none" fo:border-right="none" fo:border-top="0.06pt solid #000000"/>
    </style:style>
    <style:style style:name="ce1238" style:family="table-cell" style:parent-style-name="Default">
      <style:table-cell-properties fo:border-bottom="0.06pt solid #000000" style:cell-protect="hidden-and-protected" style:print-content="true" fo:border-left="none" fo:border-right="none" fo:border-top="none"/>
    </style:style>
    <style:style style:name="ce950" style:family="table-cell" style:parent-style-name="Default">
      <style:table-cell-properties fo:border-bottom="0.06pt solid #000000" style:cell-protect="hidden-and-protected" style:print-content="true" fo:border-left="none" fo:border-right="none" fo:border-top="0.06pt solid #000000"/>
      <style:text-properties style:font-name="Times New Roman"/>
    </style:style>
    <style:style style:name="ce1241"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style:text-properties style:font-name="Times New Roman" fo:font-size="20pt" style:font-size-asian="20pt" style:font-size-complex="20pt"/>
    </style:style>
    <style:style style:name="ce1242"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1243"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245"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24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1247"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 fo:font-size="12pt" style:font-size-asian="12pt" style:font-size-complex="12pt"/>
    </style:style>
    <style:style style:name="ce1248"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12pt" style:font-size-asian="12pt" style:font-size-complex="12pt"/>
    </style:style>
    <style:style style:name="ce1249"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end" fo:margin-left="0cm"/>
      <style:text-properties style:font-name="Times New Roman" fo:font-size="12pt" style:font-size-asian="12pt" style:font-size-complex="12pt"/>
    </style:style>
    <style:style style:name="ce1250"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0pt" style:font-size-asian="20pt" style:font-size-complex="20pt"/>
    </style:style>
    <style:style style:name="ce125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253" style:family="table-cell" style:parent-style-name="Default">
      <style:table-cell-properties style:cell-protect="hidden-and-protected" style:print-content="true" fo:background-color="transparent"/>
      <style:text-properties style:font-name="Times New Roman" fo:font-size="12pt" style:font-size-asian="12pt" style:font-size-complex="12pt"/>
    </style:style>
    <style:style style:name="ce1255"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start" fo:margin-left="0cm"/>
      <style:text-properties style:font-name="Times New Roman" fo:font-size="12pt" style:font-size-asian="12pt" style:font-size-complex="12pt"/>
    </style:style>
    <style:style style:name="ce1256"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style:font-size-asian="12pt" style:font-size-complex="12pt"/>
    </style:style>
    <style:style style:name="ce1257"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start" fo:margin-left="0cm"/>
      <style:text-properties style:font-name="Times New Roman" fo:font-size="12pt" style:font-size-asian="12pt" style:font-size-complex="12pt"/>
    </style:style>
    <style:style style:name="ce125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start" fo:margin-left="0cm"/>
      <style:text-properties style:font-name="Times New Roman" fo:font-size="12pt" style:font-size-asian="12pt" style:font-size-complex="12pt"/>
    </style:style>
    <style:style style:name="ce1260"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28pt" style:font-size-complex="28pt"/>
    </style:style>
    <style:style style:name="ce12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style:font-size-asian="12pt" style:font-style-asian="normal" style:font-size-complex="12pt" style:font-style-complex="normal"/>
    </style:style>
    <style:style style:name="ce1262" style:family="table-cell" style:parent-style-name="Default" style:data-style-name="N171">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263" style:family="table-cell" style:parent-style-name="Default">
      <style:table-cell-properties fo:border-bottom="0.06pt solid #000000" style:cell-protect="hidden-and-protected" style:print-content="true" fo:border-left="none" fo:border-right="0.06pt solid #000000" fo:border-top="0.06pt solid #000000"/>
      <style:text-properties style:font-name="Times New Roman" fo:font-size="12pt" style:font-size-asian="12pt" style:font-size-complex="12pt"/>
    </style:style>
    <style:style style:name="ce1264" style:family="table-cell" style:parent-style-name="Default">
      <style:table-cell-properties fo:border-bottom="0.06pt solid #000000" style:cell-protect="hidden-and-protected" style:print-content="true" fo:border-left="none" fo:border-right="0.06pt solid #000000" fo:border-top="0.06pt solid #000000"/>
    </style:style>
    <style:style style:name="ce1267"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none" style:vertical-align="middle"/>
      <style:paragraph-properties fo:text-align="end" fo:margin-left="0cm"/>
      <style:text-properties style:font-name="Times New Roman" fo:font-size="12pt" style:font-size-asian="12pt" style:font-size-complex="12pt"/>
    </style:style>
    <style:style style:name="ce1268"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1269" style:family="table-cell" style:parent-style-name="Default">
      <style:table-cell-properties fo:border-bottom="0.06pt solid #000000" style:cell-protect="hidden-and-protected" style:print-content="true" fo:border-left="none" fo:border-right="0.06pt solid #000000" fo:border-top="0.06pt solid #000000"/>
      <style:text-properties style:font-name="Times New Roman"/>
    </style:style>
    <style:style style:name="ce1270" style:family="table-cell" style:parent-style-name="Default" style:data-style-name="N0">
      <style:table-cell-properties fo:border-bottom="none"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1272"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none" style:vertical-align="middle"/>
      <style:paragraph-properties fo:text-align="end" fo:margin-left="0cm"/>
      <style:text-properties style:font-name="Times New Roman" fo:font-size="12pt" style:font-size-asian="12pt" style:font-size-complex="12pt"/>
    </style:style>
    <style:style style:name="ce1275" style:family="table-cell" style:parent-style-name="Default" style:data-style-name="N166">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27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12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278"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279"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28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Wingdings 31" fo:font-size="12pt" style:font-size-asian="12pt" style:font-size-complex="12pt"/>
    </style:style>
    <style:style style:name="ce1281" style:family="table-cell" style:parent-style-name="Default">
      <style:table-cell-properties style:cell-protect="hidden-and-protected" style:print-content="true" fo:background-color="transparent" fo:border="none"/>
      <style:text-properties style:use-window-font-color="true" style:font-name="Times New Roman" fo:font-size="12pt" style:font-size-asian="12pt" style:font-size-complex="12pt"/>
    </style:style>
    <style:style style:name="ce128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Times New Roman" fo:font-size="12pt" style:font-size-asian="12pt" style:font-size-complex="12pt"/>
    </style:style>
    <style:style style:name="ce1286" style:family="table-cell" style:parent-style-name="Default">
      <style:table-cell-properties fo:background-color="#ff0000" style:cell-protect="hidden-and-protected" style:print-content="true" style:text-align-source="fix" style:repeat-content="false"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29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3]=0))" style:apply-style-name="VRAI" style:base-cell-address="Données.Y3"/>
    </style:style>
    <style:style style:name="ce129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3]=0))" style:apply-style-name="VRAI" style:base-cell-address="Données.Y3"/>
    </style:style>
    <style:style style:name="ce130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6]=0))" style:apply-style-name="VRAI" style:base-cell-address="Données.Y8"/>
    </style:style>
    <style:style style:name="ce1312" style:family="table-cell" style:parent-style-name="Default">
      <style:table-cell-properties style:cell-protect="hidden-and-protected" style:print-content="true" style:text-align-source="fix" style:repeat-content="false" fo:background-color="transparent" style:vertical-align="middle"/>
      <style:paragraph-properties fo:text-align="center"/>
      <style:text-properties style:use-window-font-color="true" style:font-name="Times New Roman" fo:font-size="12pt" fo:font-weight="bold" style:font-size-asian="12pt" style:font-weight-asian="bold" style:font-size-complex="12pt" style:font-weight-complex="bold"/>
    </style:style>
    <style:style style:name="ce1313"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1" fo:font-size="12pt" style:font-size-asian="12pt" style:font-size-complex="12pt"/>
    </style:style>
    <style:style style:name="ce131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3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map style:condition="cell-content()=0" style:apply-style-name="VRAI" style:base-cell-address="Données.Z3"/>
    </style:style>
    <style:style style:name="ce1316"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31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12pt" style:font-size-asian="12pt" style:font-size-complex="12pt"/>
    </style:style>
    <style:style style:name="ce1318"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319" style:family="table-cell" style:parent-style-name="Default" style:data-style-name="N0">
      <style:table-cell-properties fo:border-bottom="none"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320"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12pt" style:font-size-asian="12pt" style:font-size-complex="12pt"/>
    </style:style>
    <style:style style:name="ce132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map style:condition="cell-content()=0" style:apply-style-name="VRAI" style:base-cell-address="Données.Z3"/>
    </style:style>
    <style:style style:name="ce132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eeeeee" style:font-name="Times New Roman" fo:font-size="12pt" style:font-size-asian="12pt" style:font-size-complex="12pt"/>
    </style:style>
    <style:style style:name="ce1009"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324"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style:font-size-asian="12pt" style:font-size-complex="12pt"/>
    </style:style>
    <style:style style:name="ce13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326"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327"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328"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32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1330"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33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style:font-size-asian="12pt" style:font-style-asian="normal" style:font-size-complex="12pt" style:font-style-complex="normal"/>
    </style:style>
    <style:style style:name="ce133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333"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334"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33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336" style:family="table-cell" style:parent-style-name="Default">
      <style:table-cell-properties style:cell-protect="hidden-and-protected" style:print-content="true"/>
      <style:text-properties fo:font-style="normal" fo:font-weight="normal" style:font-style-asian="normal" style:font-weight-asian="normal" style:font-style-complex="normal" style:font-weight-complex="normal"/>
    </style:style>
    <style:style style:name="ce133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090"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ce133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ce134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italic" style:font-size-asian="12pt" style:font-style-asian="italic" style:font-size-complex="12pt" style:font-style-complex="italic"/>
    </style:style>
    <style:style style:name="ce1341"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1342"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ce1343" style:family="table-cell" style:parent-style-name="Default">
      <style:table-cell-properties style:cell-protect="hidden-and-protected" style:print-content="true" fo:background-color="transparent" style:vertical-align="middle"/>
      <style:text-properties style:use-window-font-color="true"/>
    </style:style>
    <style:style style:name="ce1287"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style:font-size-asian="18pt" style:font-size-complex="18pt"/>
    </style:style>
    <style:style style:name="ce1288" style:family="table-cell" style:parent-style-name="Default">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89" style:family="table-cell" style:parent-style-name="Default">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90"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291"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1137" style:family="table-cell" style:parent-style-name="Default">
      <style:table-cell-properties style:cell-protect="protected" style:print-content="true"/>
      <style:text-properties style:font-name="Times New Roman"/>
    </style:style>
    <style:style style:name="ce1293"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fo:font-weight="bold" style:font-size-asian="18pt" style:font-weight-asian="bold" style:font-size-complex="18pt" style:font-weight-complex="bold"/>
    </style:style>
    <style:style style:name="ce1294"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
    </style:style>
    <style:style style:name="ce1295" style:family="table-cell" style:parent-style-name="Default">
      <style:table-cell-properties fo:background-color="#000000" style:cell-protect="protected" style:print-content="true"/>
      <style:text-properties fo:color="#ffffff" style:font-name="Times New Roman" fo:font-weight="bold" style:font-weight-asian="bold" style:font-weight-complex="bold"/>
    </style:style>
    <style:style style:name="ce1152"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 fo:font-size="18pt" style:font-size-asian="18pt" style:font-size-complex="18pt"/>
    </style:style>
    <style:style style:name="ce1297" style:family="table-cell" style:parent-style-name="Default" style:data-style-name="N2">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98" style:family="table-cell" style:parent-style-name="Default" style:data-style-name="N2">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99" style:family="table-cell" style:parent-style-name="Default" style:data-style-name="N2">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300" style:family="table-cell" style:parent-style-name="Default">
      <style:table-cell-properties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301" style:family="table-cell" style:parent-style-name="Default">
      <style:table-cell-properties fo:background-color="#cccccc"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302" style:family="table-cell" style:parent-style-name="Default">
      <style:table-cell-properties style:cell-protect="protected" style:print-content="true"/>
      <style:text-properties style:font-name="Times New Roman" fo:font-size="6pt" style:font-size-asian="6pt" style:font-size-complex="6pt"/>
    </style:style>
    <style:style style:name="ce1303" style:family="table-cell" style:parent-style-name="Default" style:data-style-name="N0">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04"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05" style:family="table-cell" style:parent-style-name="Default" style:data-style-name="N0">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306" style:family="table-cell" style:parent-style-name="Default">
      <style:table-cell-properties style:cell-protect="none" style:print-content="true"/>
      <style:text-properties style:font-name="Times New Roman"/>
    </style:style>
    <style:style style:name="ce1307" style:family="table-cell" style:parent-style-name="Default" style:data-style-name="N0">
      <style:table-cell-properties style:cell-protect="protected" style:print-content="true" style:text-align-source="fix" style:repeat-content="false" fo:background-color="transparent"/>
      <style:paragraph-properties fo:text-align="center" fo:margin-left="0cm"/>
      <style:text-properties fo:color="#ffffff" style:font-name="Times New Roman" fo:font-size="18pt" style:font-size-asian="18pt" style:font-size-complex="18pt"/>
    </style:style>
    <style:style style:name="ce1308" style:family="table-cell" style:parent-style-name="Default">
      <style:table-cell-properties style:cell-protect="protected" style:print-content="true" fo:background-color="transparent"/>
      <style:text-properties style:font-name="Times New Roman"/>
    </style:style>
    <style:style style:name="ce1204"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36pt" style:font-size-asian="36pt" style:font-size-complex="36pt"/>
    </style:style>
    <style:style style:name="ce1310"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6pt" style:font-size-asian="36pt" style:font-size-complex="36pt"/>
    </style:style>
    <style:style style:name="ce1311" style:family="table-cell" style:parent-style-name="Default">
      <style:table-cell-properties style:cell-protect="protected" style:print-content="true" style:text-align-source="fix" style:repeat-content="false"/>
      <style:paragraph-properties fo:text-align="start" fo:margin-left="0cm"/>
      <style:text-properties style:font-name="Times New Roman"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6" style:family="graphic">
      <style:graphic-properties draw:stroke="none" draw:fill="none" draw:textarea-horizontal-align="center" draw:textarea-vertical-align="middle" draw:ole-draw-aspect="1"/>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normal" style:font-style-asian="normal" style:font-style-complex="normal"/>
    </style:style>
    <style:style style:name="T8" style:family="text">
      <style:text-properties fo:color="#ce181e" style:font-weight-asian="bold" style:font-weight-complex="bold"/>
    </style:style>
    <style:style style:name="T9" style:family="text">
      <style:text-properties fo:color="#ce181e" style:font-name="Wingdings 3" style:font-weight-asian="bold" style:font-weight-complex="bold"/>
    </style:style>
    <style:style style:name="T10" style:family="text">
      <style:text-properties style:font-weight-asian="bold" style:font-weight-complex="bold" fo:color="#000000" style:font-name="Times New Roman"/>
    </style:style>
    <style:style style:name="T11" style:family="text">
      <style:text-properties style:font-weight-asian="bold" style:font-weight-complex="bold" style:font-name="Times New Roman" fo:color="#ce181e"/>
    </style:style>
    <style:style style:name="T12" style:family="text">
      <style:text-properties style:font-weight-asian="bold" style:font-weight-complex="bold" style:font-name="Times New Roman" fo:color="#000000"/>
    </style:style>
    <style:style style:name="T13" style:family="text">
      <style:text-properties style:font-weight-asian="bold" style:font-weight-complex="bold" fo:color="#ce181e" style:font-name="Wingdings 3"/>
    </style:style>
    <style:style style:name="T14" style:family="text">
      <style:text-properties style:text-underline-style="none" style:text-underline-color="font-color" fo:font-style="italic" style:font-style-asian="italic" style:font-style-complex="italic"/>
    </style:style>
    <style:style style:name="T15" style:family="text">
      <style:text-properties style:text-underline-style="none" style:text-underline-color="font-color" fo:font-style="normal" style:text-position="-33% 58%" style:font-style-asian="normal" style:font-style-complex="normal"/>
    </style:style>
    <style:style style:name="T16" style:family="text">
      <style:text-properties style:text-position="-33% 58%"/>
    </style:style>
    <style:style style:name="T17" style:family="text">
      <style:text-properties fo:color="#ce181e"/>
    </style:style>
    <style:style style:name="T18" style:family="text">
      <style:text-properties fo:color="#ce181e" style:font-name="Wingdings 3"/>
    </style:style>
    <style:style style:name="T19" style:family="text">
      <style:text-properties style:font-name="Times New Roman" style:font-name-asian="Times New Roman" style:font-name-complex="Times New Roman"/>
    </style:style>
    <style:style style:name="T20" style:family="text">
      <style:text-properties fo:font-style="italic" style:font-style-asian="italic" style:font-style-complex="italic"/>
    </style:style>
    <style:style style:name="T21" style:family="text">
      <style:text-properties fo:color="#ce181e" fo:font-weight="bold" style:font-weight-asian="bold" style:font-weight-complex="bold"/>
    </style:style>
    <style:style style:name="T22" style:family="text">
      <style:text-properties fo:color="#ce181e" style:font-name="Symbol" fo:font-weight="bold" style:font-weight-asian="bold" style:font-weight-complex="bold"/>
    </style:style>
    <style:style style:name="T23"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2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27" style:family="text">
      <style:text-properties fo:color="#000000" fo:font-weight="normal" fo:font-style="italic" style:font-weight-asian="normal" style:font-weight-complex="normal" style:font-style-asian="italic" style:font-style-complex="italic"/>
    </style:style>
    <style:style style:name="T28" style:family="text">
      <style:text-properties fo:color="#000000" fo:font-weight="normal" style:font-weight-asian="normal" style:font-weight-complex="normal" fo:font-style="italic" style:font-style-asian="italic" style:font-style-complex="italic"/>
    </style:style>
    <style:style style:name="T29" style:family="text">
      <style:text-properties fo:color="#0000ff" fo:font-style="italic" style:font-style-asian="italic" style:font-style-complex="italic"/>
    </style:style>
    <style:style style:name="T30" style:family="text">
      <style:text-properties fo:color="#0000ff"/>
    </style:style>
    <style:style style:name="T31" style:family="text">
      <style:text-properties fo:color="#ff0000" fo:font-style="italic" style:font-style-asian="italic" style:font-style-complex="italic"/>
    </style:style>
    <style:style style:name="T32" style:family="text">
      <style:text-properties fo:color="#ff0000"/>
    </style:style>
    <style:style style:name="T33" style:family="text">
      <style:text-properties fo:color="#0000ff" fo:font-weight="normal" fo:font-style="italic" style:font-weight-asian="normal" style:font-weight-complex="normal" style:font-style-asian="italic" style:font-style-complex="italic"/>
    </style:style>
    <style:style style:name="T34" style:family="text">
      <style:text-properties fo:color="#0000ff" fo:font-weight="normal" style:font-weight-asian="normal" style:font-weight-complex="normal"/>
    </style:style>
    <style:style style:name="T35" style:family="text">
      <style:text-properties fo:color="#0000ff" fo:font-weight="normal" style:font-weight-asian="normal" style:font-weight-complex="normal" fo:font-style="italic" style:font-style-asian="italic" style:font-style-complex="italic"/>
    </style:style>
    <style:style style:name="T36" style:family="text">
      <style:text-properties fo:font-style="italic" style:font-style-asian="italic" style:font-style-complex="italic" style:text-position="-33% 58%"/>
    </style:style>
    <style:style style:name="T37" style:family="text">
      <style:text-properties fo:font-style="italic" style:text-position="-33% 58%" style:font-style-asian="italic" style:font-style-complex="italic"/>
    </style:style>
    <style:style style:name="T38" style:family="text">
      <style:text-properties fo:color="#0000ff" style:font-name="Times New Roman" fo:font-weight="normal" style:text-underline-style="none" style:text-underline-color="font-color" style:text-line-through-type="none" fo:font-style="italic"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font-style-asian="italic" style:font-style-complex="italic" style:text-emphasize="none" style:font-relief="none" style:text-overline-style="none" style:text-overline-color="font-color"/>
    </style:style>
    <style:style style:name="T39"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40"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italic" style:font-style-asian="italic" style:font-style-complex="italic"/>
    </style:style>
    <style:style style:name="T41"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42"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italic" style:font-style-asian="italic" style:font-style-complex="italic"/>
    </style:style>
    <style:style style:name="T43"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normal" style:font-style-asian="normal" style:font-style-complex="normal"/>
    </style:style>
    <style:style style:name="T44" style:family="text">
      <style:text-properties style:text-underline-style="none" style:text-underline-color="font-color" fo:font-style="italic" style:font-style-asian="italic" style:font-style-complex="italic" style:text-position="-33% 58%"/>
    </style:style>
    <style:style style:name="T45" style:family="text">
      <style:text-properties fo:font-style="normal" style:text-position="-33% 58%" style:font-style-asian="normal" style:font-style-complex="normal"/>
    </style:style>
    <style:style style:name="T46" style:family="text">
      <style:text-properties style:text-position="-8% 58%"/>
    </style:style>
    <style:style style:name="T47" style:family="text">
      <style:text-properties fo:font-style="normal" style:font-style-asian="normal" style:font-style-complex="normal" style:text-position="-33% 58%"/>
    </style:style>
    <style:style style:name="T48" style:family="text">
      <style:text-properties fo:font-style="italic" style:text-position="0% 100%" style:font-style-asian="italic" style:font-style-complex="italic"/>
    </style:style>
    <style:style style:name="T49"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fo:color="#ff0000"/>
    </style:style>
  </office:automatic-styles>
  <office:body>
    <office:spreadsheet>
      <table:calculation-settings table:automatic-find-labels="false" table:use-regular-expressions="false" table:use-wildcards="true"/>
      <table:table table:name="Aide" table:style-name="ta1" table:protected="true" table:protection-key="63smxvRndhx84c+wVI+UblmhWqU="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g draw:z-index="4">
            <draw:frame draw:name="Image 4" draw:style-name="gr2" draw:text-style-name="P2" svg:width="21.249cm" svg:height="1.762cm" svg:x="0cm" svg:y="17.479cm">
              <draw:image xlink:href="Pictures/100000000000032000000042A3A9FA7389CE261A.png" xlink:type="simple" xlink:show="embed" xlink:actuate="onLoad" draw:mime-type="image/png">
                <text:p/>
              </draw:image>
            </draw:frame>
            <draw:line draw:style-name="gr3" draw:text-style-name="P3" svg:x1="9.695cm" svg:y1="18.866cm" svg:x2="9cm" svg:y2="19.698cm">
              <text:p/>
            </draw:line>
            <draw:line draw:style-name="gr3" draw:text-style-name="P3" svg:x1="20.619cm" svg:y1="17.875cm" svg:x2="15.5cm" svg:y2="19.794cm">
              <text:p/>
            </draw:line>
          </draw:g>
        </table:shapes>
        <table:table-column table:style-name="co1" table:number-columns-repeated="1022" table:default-cell-style-name="ce6"/>
        <table:table-column table:style-name="co1" table:number-columns-repeated="2"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44"/>
          <table:covered-table-cell table:number-columns-repeated="5" table:style-name="ce45"/>
          <table:table-cell table:style-name="ce21"/>
          <table:table-cell table:style-name="ce23" table:number-columns-repeated="1013"/>
          <table:table-cell table:style-name="ce41" table:number-columns-repeated="2"/>
        </table:table-row>
        <table:table-row table:style-name="ro2">
          <table:table-cell table:style-name="ce2"/>
          <table:table-cell table:style-name="ce30"/>
          <table:table-cell table:style-name="ce44"/>
          <table:table-cell table:style-name="ce45" table:number-columns-repeated="5"/>
          <table:table-cell table:style-name="ce21"/>
          <table:table-cell table:style-name="ce23" table:number-columns-repeated="1013"/>
          <table:table-cell table:style-name="ce41" table:number-columns-repeated="2"/>
        </table:table-row>
        <table:table-row table:style-name="ro2">
          <table:table-cell table:style-name="ce7" office:value-type="string" calcext:value-type="string" table:number-columns-spanned="8" table:number-rows-spanned="1">
            <text:p>Ce fichier est libre de diffusion et d’utilisation.</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1">
            <text:p>Toute autre utilisation : </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1">
            <text:p>modification ; commerciale ; … <text:s/>est interdite.</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2">
            <text:p>POUR LE BON FONCTIONNEMENT DU FICHIER :</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covered-table-cell table:style-name="ce7"/>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6" office:value-type="string" calcext:value-type="string">
            <text:p><text:span text:style-name="T5">◊</text:span> TOUJOURS UTILISER LA DERNIÈRE</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27" office:value-type="string" calcext:value-type="string">
            <text:p>VERSION DE LIBREOFFICE</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26" office:value-type="string" calcext:value-type="string">
            <text:p>Ne pas utiliser la version pour un passionné de technologie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6" office:value-type="string" calcext:value-type="string">
            <text:p><text:span text:style-name="T5">◊</text:span> ACTIVER LES MACROS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7" office:value-type="string" calcext:value-type="string">
            <text:p>Menu <text:span text:style-name="T6">O</text:span>utils ; <text:span text:style-name="T6">O</text:span>ption ; Sécurité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office:value-type="string" calcext:value-type="string">
            <text:p>Après la première activation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office:value-type="string" calcext:value-type="string">
            <text:p>fermer le fichier puis le rouvrir.</text:p>
          </table:table-cell>
          <table:table-cell table:style-name="ce32" table:number-columns-repeated="6"/>
          <table:table-cell table:style-name="ce22" table:number-columns-repeated="2"/>
          <table:table-cell table:number-columns-repeated="1014"/>
        </table:table-row>
        <table:table-row table:style-name="ro2">
          <table:table-cell table:style-name="ce7"/>
          <table:table-cell table:style-name="ce32" table:number-columns-repeated="7"/>
          <table:table-cell table:style-name="ce22" table:number-columns-repeated="2"/>
          <table:table-cell table:number-columns-repeated="1014"/>
        </table:table-row>
        <table:table-row table:style-name="ro4">
          <table:table-cell table:style-name="ce8" table:number-columns-repeated="8"/>
          <table:table-cell table:number-columns-repeated="1016"/>
        </table:table-row>
        <table:table-row table:style-name="ro4">
          <table:table-cell table:style-name="ce9"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8"/>
          <table:table-cell table:number-columns-repeated="1016"/>
        </table:table-row>
        <table:table-row table:style-name="ro4">
          <table:covered-table-cell table:style-name="ce11"/>
          <table:covered-table-cell table:number-columns-repeated="7" table:style-name="ce8"/>
          <table:table-cell table:number-columns-repeated="1016"/>
        </table:table-row>
        <table:table-row table:style-name="ro4">
          <table:table-cell table:style-name="ce11"/>
          <table:table-cell table:style-name="ce8" table:number-columns-repeated="7"/>
          <table:table-cell table:number-columns-repeated="1016"/>
        </table:table-row>
        <table:table-row table:style-name="ro4">
          <table:table-cell table:style-name="ce12"/>
          <table:table-cell table:style-name="ce38" table:number-columns-repeated="7"/>
          <table:table-cell table:number-columns-repeated="1016"/>
        </table:table-row>
        <table:table-row table:style-name="ro4">
          <table:table-cell/>
          <table:table-cell>
            <draw:control table:end-cell-address="Aide.D26" table:end-x="0.193cm" table:end-y="0.196cm" draw:z-index="2" draw:style-name="gr4" draw:text-style-name="P4" svg:width="3.395cm" svg:height="1.012cm" svg:x="1.314cm" svg:y="0.243cm" draw:control="control3"/>
          </table:table-cell>
          <table:table-cell table:number-columns-repeated="2"/>
          <table:table-cell>
            <draw:control table:end-cell-address="Aide.F26" table:end-x="1.505cm" table:end-y="0.238cm" draw:z-index="3" draw:style-name="gr4" draw:text-style-name="P4" svg:width="3.493cm" svg:height="1.089cm" svg:x="0.269cm" svg:y="0.207cm" draw:control="control4"/>
          </table:table-cell>
          <table:table-cell table:number-columns-repeated="1019"/>
        </table:table-row>
        <table:table-row table:style-name="ro4">
          <table:table-cell office:value-type="string" calcext:value-type="string">
            <text:p>Si <text:s/>les boutons</text:p>
          </table:table-cell>
          <table:table-cell table:number-columns-repeated="2"/>
          <table:table-cell table:style-name="ce33"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4">
          <table:table-cell table:style-name="ce72"/>
          <table:table-cell table:number-columns-repeated="1023"/>
        </table:table-row>
        <table:table-row table:style-name="ro4">
          <table:table-cell table:style-name="ce15"/>
          <table:table-cell table:number-columns-repeated="1023"/>
        </table:table-row>
        <table:table-row table:style-name="ro5">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4" table:number-rows-repeated="3">
          <table:table-cell table:number-columns-repeated="1024"/>
        </table:table-row>
        <table:table-row table:style-name="ro4">
          <table:table-cell table:style-name="ce72"/>
          <table:table-cell table:number-columns-repeated="1023"/>
        </table:table-row>
        <table:table-row table:style-name="ro4">
          <table:table-cell table:style-name="ce16"/>
          <table:table-cell table:number-columns-repeated="1023"/>
        </table:table-row>
        <table:table-row table:style-name="ro5">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1021"/>
        </table:table-row>
        <table:table-row table:style-name="ro4">
          <table:table-cell table:number-columns-repeated="1024"/>
        </table:table-row>
        <table:table-row table:style-name="ro4">
          <table:table-cell table:style-name="ce13" office:value-type="string" calcext:value-type="string" table:number-columns-spanned="6" table:number-rows-spanned="1">
            <text:p>Barème</text:p>
          </table:table-cell>
          <table:covered-table-cell table:number-columns-repeated="5" table:style-name="ce19"/>
          <table:table-cell table:number-columns-repeated="1018"/>
        </table:table-row>
        <table:table-row table:style-name="ro4">
          <table:table-cell table:style-name="ce14" office:value-type="string" calcext:value-type="string" table:number-columns-spanned="2" table:number-rows-spanned="1">
            <text:p>Bonne réponse</text:p>
          </table:table-cell>
          <table:covered-table-cell table:style-name="ce19"/>
          <table:table-cell table:style-name="ce14" office:value-type="string" calcext:value-type="string" table:number-columns-spanned="2" table:number-rows-spanned="1">
            <text:p>Mauvaise réponse</text:p>
          </table:table-cell>
          <table:covered-table-cell table:style-name="ce19"/>
          <table:table-cell table:style-name="ce14" office:value-type="string" calcext:value-type="string" table:number-columns-spanned="2" table:number-rows-spanned="1">
            <text:p>Absence de réponse</text:p>
          </table:table-cell>
          <table:covered-table-cell table:style-name="ce19"/>
          <table:table-cell table:number-columns-repeated="1018"/>
        </table:table-row>
        <table:table-row table:style-name="ro4">
          <table:table-cell table:style-name="ce14" office:value-type="string" calcext:value-type="string" table:number-columns-spanned="2" table:number-rows-spanned="1">
            <text:p>+ 1 point</text:p>
          </table:table-cell>
          <table:covered-table-cell table:style-name="ce19"/>
          <table:table-cell table:style-name="ce14" office:value-type="string" calcext:value-type="string" table:number-columns-spanned="2" table:number-rows-spanned="1">
            <text:p>- 0,5 point</text:p>
          </table:table-cell>
          <table:covered-table-cell table:style-name="ce19"/>
          <table:table-cell table:style-name="ce14" office:value-type="string" calcext:value-type="string" table:number-columns-spanned="2" table:number-rows-spanned="1">
            <text:p>0 point</text:p>
          </table:table-cell>
          <table:covered-table-cell table:style-name="ce19"/>
          <table:table-cell table:number-columns-repeated="1018"/>
        </table:table-row>
        <table:table-row table:style-name="ro4" table:number-rows-repeated="1048537">
          <table:table-cell table:number-columns-repeated="1024"/>
        </table:table-row>
        <table:table-row table:style-name="ro4">
          <table:table-cell table:number-columns-repeated="1024"/>
        </table:table-row>
      </table:table>
      <table:table table:name="Droite" table:style-name="ta2" table:protected="true" table:protection-key="63smxvRndhx84c+wVI+UblmhWqU="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5" form:id="control5" form:label="Résultats" form:input-required="false" form:linked-cell="Droit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6" form:id="control6" form:label="Réponses" form:input-required="false" form:linked-cell="Droit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7" form:id="control7" form:label="Dérivée" form:input-required="false" form:linked-cell="Droite.A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8" form:id="control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Droite?language=Basic&amp;location=document" xlink:type="simple"/>
              </office:event-listeners>
            </form:button>
            <form:button form:name="Bouton 1" form:control-implementation="ooo:com.sun.star.form.component.CommandButton" xml:id="control9" form:id="control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1" svg:width="4.511cm" svg:height="1.444cm" svg:x="37.434cm" svg:y="23.084cm" draw:control="control5"/>
          <draw:control draw:z-index="1" draw:style-name="gr4" draw:text-style-name="P1" svg:width="4.505cm" svg:height="1.373cm" svg:x="42.895cm" svg:y="23.094cm" draw:control="control6"/>
          <draw:line draw:z-index="2" draw:style-name="gr5" draw:text-style-name="P3" svg:x1="18.683cm" svg:y1="20.847cm" svg:x2="18.683cm" svg:y2="22.014cm">
            <text:p/>
          </draw:line>
          <draw:frame draw:z-index="3" draw:style-name="gr6" draw:text-style-name="P2" svg:width="23.965cm" svg:height="15.537cm" svg:x="23.972cm" svg:y="0cm">
            <draw:object draw:notify-on-update-of-ranges="Données.G7:Données.G8 Données.H7:Données.H8" xlink:href="./Object 5" xlink:type="simple" xlink:show="embed" xlink:actuate="onLoad">
              <loext:p/>
            </draw:object>
            <draw:image xlink:href="./ObjectReplacements/Object 5" xlink:type="simple" xlink:show="embed" xlink:actuate="onLoad"/>
          </draw:frame>
          <draw:line draw:z-index="4" draw:style-name="gr5" draw:text-style-name="P3" svg:x1="42.795cm" svg:y1="20.903cm" svg:x2="42.795cm" svg:y2="22.149cm">
            <text:p/>
          </draw:line>
          <draw:control draw:z-index="5" draw:style-name="gr4" draw:text-style-name="P1" svg:width="4.505cm" svg:height="1.446cm" svg:x="32.124cm" svg:y="23.085cm" draw:control="control7"/>
          <draw:control draw:z-index="6" draw:style-name="gr1" draw:text-style-name="P1" svg:width="4.528cm" svg:height="1.5cm" svg:x="0.366cm" svg:y="23.005cm" draw:control="control8"/>
          <draw:control draw:z-index="7" draw:style-name="gr1" draw:text-style-name="P1" svg:width="11.3cm" svg:height="1.5cm" svg:x="5.67cm" svg:y="23.031cm" draw:control="control9"/>
        </table:shapes>
        <table:table-column table:style-name="co2" table:default-cell-style-name="ce76"/>
        <table:table-column table:style-name="co3" table:default-cell-style-name="ce76"/>
        <table:table-column table:style-name="co4" table:number-columns-repeated="2" table:default-cell-style-name="ce76"/>
        <table:table-column table:style-name="co5" table:default-cell-style-name="ce76"/>
        <table:table-column table:style-name="co6" table:default-cell-style-name="ce76"/>
        <table:table-column table:style-name="co2" table:default-cell-style-name="ce76"/>
        <table:table-column table:style-name="co7" table:default-cell-style-name="ce76"/>
        <table:table-column table:style-name="co1" table:number-columns-repeated="56" table:default-cell-style-name="ce76"/>
        <table:table-row table:style-name="ro6">
          <table:table-cell table:style-name="ce46" office:value-type="string" calcext:value-type="string" table:number-columns-spanned="3" table:number-rows-spanned="1">
            <text:p>KELLER Stéphane</text:p>
            <text:p>Lycée agricole Louis Pasteur</text:p>
          </table:table-cell>
          <table:covered-table-cell table:style-name="ce81"/>
          <table:covered-table-cell table:style-name="ce107"/>
          <table:table-cell table:style-name="ce60" table:formula="of:=IF(AND([$Synthèse.$H$1];[.$AA$1]);[$Données.G17];&quot;&quot;)">
            <text:p/>
          </table:table-cell>
          <table:table-cell table:style-name="ce66" office:value-type="string" calcext:value-type="string">
            <text:p>/20</text:p>
          </table:table-cell>
          <table:table-cell table:number-columns-repeated="21"/>
          <table:table-cell table:style-name="ce35" office:value-type="boolean" office:boolean-value="false" calcext:value-type="boolean">
            <text:p>FAUX</text:p>
          </table:table-cell>
          <table:table-cell table:number-columns-repeated="37"/>
        </table:table-row>
        <table:table-row table:style-name="ro7">
          <table:table-cell table:style-name="ce31"/>
          <table:table-cell table:style-name="ce73"/>
          <table:table-cell/>
          <table:table-cell table:style-name="ce72" table:number-columns-repeated="2"/>
          <table:table-cell table:number-columns-repeated="21"/>
          <table:table-cell table:style-name="ce35" office:value-type="boolean" office:boolean-value="false" calcext:value-type="boolean">
            <text:p>FAUX</text:p>
          </table:table-cell>
          <table:table-cell table:number-columns-repeated="37"/>
        </table:table-row>
        <table:table-row table:style-name="ro7">
          <table:table-cell table:style-name="ce53" office:value-type="string" calcext:value-type="string" table:number-columns-spanned="3" table:number-rows-spanned="1">
            <text:p>Fonction définie sur [-10 ; 10]</text:p>
          </table:table-cell>
          <table:covered-table-cell table:style-name="ce40"/>
          <table:covered-table-cell/>
          <table:table-cell table:number-columns-repeated="61"/>
        </table:table-row>
        <table:table-row table:style-name="ro7">
          <table:table-cell table:style-name="ce36"/>
          <table:table-cell table:number-columns-repeated="63"/>
        </table:table-row>
        <table:table-row table:style-name="ro8">
          <table:table-cell table:style-name="ce67" office:value-type="string" calcext:value-type="string" table:number-columns-spanned="1" table:number-rows-spanned="2">
            <text:p>Racine de l’équation<text:span text:style-name="T7"> f (x) = 0</text:span></text:p>
          </table:table-cell>
          <table:table-cell table:style-name="ce78" office:value-type="string" calcext:value-type="string" table:number-columns-spanned="2" table:number-rows-spanned="1">
            <text:p><text:span text:style-name="T14">x</text:span><text:span text:style-name="T15">0</text:span></text:p>
          </table:table-cell>
          <table:covered-table-cell table:style-name="ce75"/>
          <table:table-cell table:style-name="ce61" table:number-columns-spanned="2" table:number-rows-spanned="1"/>
          <table:covered-table-cell table:style-name="ce148"/>
          <table:table-cell table:number-columns-repeated="59"/>
        </table:table-row>
        <table:table-row table:style-name="ro7">
          <table:covered-table-cell table:style-name="ce67"/>
          <table:table-cell table:style-name="ce77" table:number-columns-spanned="2" table:number-rows-spanned="1"/>
          <table:covered-table-cell table:style-name="ce75"/>
          <table:table-cell table:style-name="ce137" table:number-columns-spanned="2" table:number-rows-spanned="1"/>
          <table:covered-table-cell table:style-name="ce148"/>
          <table:table-cell table:number-columns-repeated="59"/>
        </table:table-row>
        <table:table-row table:style-name="ro7">
          <table:table-cell table:style-name="ce3" office:value-type="string" calcext:value-type="string">
            <text:p>Vrai ou Faux</text:p>
          </table:table-cell>
          <table:table-cell table:style-name="ce79" table:formula="of:=IF(AND([$Synthèse.$H$1];[.$AA$1]);[$Données.G11];&quot;&quot;)" table:number-columns-spanned="2" table:number-rows-spanned="1">
            <text:p/>
          </table:table-cell>
          <table:covered-table-cell table:style-name="ce106"/>
          <table:table-cell table:style-name="ce63" table:number-columns-spanned="2" table:number-rows-spanned="1"/>
          <table:covered-table-cell table:style-name="ce148"/>
          <table:table-cell table:number-columns-repeated="59"/>
        </table:table-row>
        <table:table-row table:style-name="ro7">
          <table:table-cell table:style-name="ce3" office:value-type="string" calcext:value-type="string">
            <text:p>Réponse</text:p>
          </table:table-cell>
          <table:table-cell table:style-name="ce80" table:formula="of:=IF(AND([$Synthèse.$H$1];[.$AA$1];[.$AA$2]);[Données.C6];&quot;&quot;)" table:number-columns-spanned="2" table:number-rows-spanned="1">
            <text:p/>
          </table:table-cell>
          <table:covered-table-cell table:style-name="ce106"/>
          <table:table-cell table:style-name="ce64" table:number-columns-spanned="2" table:number-rows-spanned="1"/>
          <table:covered-table-cell table:style-name="ce148"/>
          <table:table-cell table:number-columns-repeated="59"/>
        </table:table-row>
        <table:table-row table:style-name="ro7">
          <table:table-cell table:style-name="ce57"/>
          <table:table-cell table:style-name="ce134"/>
          <table:table-cell table:style-name="ce72"/>
          <table:table-cell table:style-name="ce134"/>
          <table:table-cell table:style-name="ce68"/>
          <table:table-cell table:number-columns-repeated="59"/>
        </table:table-row>
        <table:table-row table:style-name="ro7">
          <table:table-cell table:style-name="ce52" office:value-type="string" calcext:value-type="string" table:number-columns-spanned="5" table:number-rows-spanned="1">
            <text:p>Dans la cellule C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84"/>
          <table:covered-table-cell table:style-name="ce102"/>
          <table:covered-table-cell table:style-name="ce84"/>
          <table:covered-table-cell table:style-name="ce131"/>
          <table:table-cell table:number-columns-repeated="59"/>
        </table:table-row>
        <table:table-row table:style-name="ro7">
          <table:table-cell table:style-name="ce52" office:value-type="string" calcext:value-type="string" table:number-columns-spanned="5" table:number-rows-spanned="1">
            <text:p>mais laisser la police Wingdings 3.</text:p>
          </table:table-cell>
          <table:covered-table-cell table:style-name="ce84"/>
          <table:covered-table-cell table:style-name="ce102"/>
          <table:covered-table-cell table:style-name="ce84"/>
          <table:covered-table-cell table:style-name="ce131"/>
          <table:table-cell table:number-columns-repeated="59"/>
        </table:table-row>
        <table:table-row table:style-name="ro7">
          <table:table-cell table:number-columns-repeated="64"/>
        </table:table-row>
        <table:table-row table:style-name="ro7">
          <table:table-cell table:style-name="ce78" office:value-type="string" calcext:value-type="string">
            <text:p>x</text:p>
          </table:table-cell>
          <table:table-cell table:style-name="ce89"/>
          <table:table-cell table:style-name="ce122" table:number-columns-spanned="2" table:number-rows-spanned="1"/>
          <table:covered-table-cell table:style-name="ce122"/>
          <table:table-cell table:style-name="ce156"/>
          <table:table-cell/>
          <table:table-cell table:style-name="ce78" office:value-type="string" calcext:value-type="string">
            <text:p>x</text:p>
          </table:table-cell>
          <table:table-cell table:style-name="ce188" table:formula="of:=IF(AND([$Synthèse.$H$1];[.$AA$1];[.$AA$2]);[Données.B8];&quot;&quot;)">
            <text:p/>
          </table:table-cell>
          <table:table-cell table:style-name="ce171" table:formula="of:=IF(AND([$Synthèse.$H$1];[.$AA$1];[.$AA$2]);[Données.C8];&quot;&quot;)" table:number-columns-spanned="2" table:number-rows-spanned="1">
            <text:p/>
          </table:table-cell>
          <table:covered-table-cell table:style-name="ce171" table:formula="of:=#REF!" office:value-type="string" office:string-value="" calcext:value-type="error">
            <text:p>#RÉF !</text:p>
          </table:covered-table-cell>
          <table:table-cell table:style-name="ce214" table:formula="of:=IF(AND([$Synthèse.$H$1];[.$AA$1];[.$AA$2]);[Données.E8];&quot;&quot;)">
            <text:p/>
          </table:table-cell>
          <table:table-cell table:number-columns-repeated="53"/>
        </table:table-row>
        <table:table-row table:style-name="ro7">
          <table:table-cell table:style-name="ce62" table:formula="of:=IF([.$A$34]=1;&quot;Signe de f '(x)&quot;;&quot;/\/\/\/\/\/\/\/\/\/\/\/\/\/\&quot;)" office:value-type="string" office:string-value="/\/\/\/\/\/\/\/\/\/\/\/\/\/\" calcext:value-type="string">
            <text:p>/\/\/\/\/\/\/\/\/\/\/\/\/\/\</text:p>
          </table:table-cell>
          <table:table-cell table:style-name="ce86" table:number-columns-spanned="4" table:number-rows-spanned="1"/>
          <table:covered-table-cell table:style-name="ce99"/>
          <table:covered-table-cell table:style-name="ce122"/>
          <table:covered-table-cell table:style-name="ce155"/>
          <table:table-cell/>
          <table:table-cell table:style-name="ce83" table:formula="of:=IF([.$A$34]=1;&quot;Signe de f ’(x)&quot;;&quot;/\/\/\/\/\/\/\/\/\/\/\/\/\/\&quot;)" office:value-type="string" office:string-value="/\/\/\/\/\/\/\/\/\/\/\/\/\/\" calcext:value-type="string">
            <text:p>/\/\/\/\/\/\/\/\/\/\/\/\/\/\</text:p>
          </table:table-cell>
          <table:table-cell table:style-name="ce172" table:formula="of:=IF(AND([$Synthèse.$H$1];[.$AA$1];[.$AA$2];[.$A$34]);[Données.B9];&quot;&quot;)" table:number-columns-spanned="4" table:number-rows-spanned="1">
            <text:p/>
          </table:table-cell>
          <table:covered-table-cell table:number-columns-repeated="2" table:style-name="ce171"/>
          <table:covered-table-cell table:style-name="ce193"/>
          <table:table-cell table:number-columns-repeated="53"/>
        </table:table-row>
        <table:table-row table:style-name="ro7">
          <table:table-cell table:style-name="ce83" office:value-type="string" calcext:value-type="string" table:number-columns-spanned="1" table:number-rows-spanned="2">
            <text:p>Variations de <text:span text:style-name="T7">f</text:span></text:p>
          </table:table-cell>
          <table:table-cell table:style-name="ce91"/>
          <table:table-cell table:style-name="ce119" table:number-columns-spanned="2" table:number-rows-spanned="2"/>
          <table:covered-table-cell table:style-name="ce138"/>
          <table:table-cell table:style-name="ce161"/>
          <table:table-cell/>
          <table:table-cell table:style-name="ce83" office:value-type="string" calcext:value-type="string" table:number-columns-spanned="1" table:number-rows-spanned="2">
            <text:p>Variations de <text:span text:style-name="T7">f</text:span></text:p>
          </table:table-cell>
          <table:table-cell table:style-name="ce174" table:formula="of:=IF(AND([$Synthèse.$H$1];[.$AA$1];[.$AA$2]);[$Données.B10];&quot;&quot;)">
            <text:p/>
          </table:table-cell>
          <table:table-cell table:style-name="ce181" table:formula="of:=IF(AND([$Synthèse.$H$1];[.$AA$1];[.$AA$2]);[$Données.C10];&quot;&quot;)" table:number-columns-spanned="2" table:number-rows-spanned="2">
            <text:p/>
          </table:table-cell>
          <table:covered-table-cell table:style-name="ce183"/>
          <table:table-cell table:style-name="ce197" table:formula="of:=IF(AND([$Synthèse.$H$1];[.$AA$1];[.$AA$2]);[$Données.E10];&quot;&quot;)">
            <text:p/>
          </table:table-cell>
          <table:table-cell table:number-columns-repeated="53"/>
        </table:table-row>
        <table:table-row table:style-name="ro7">
          <table:covered-table-cell table:style-name="ce69"/>
          <table:table-cell table:style-name="ce92"/>
          <table:covered-table-cell table:style-name="ce120"/>
          <table:covered-table-cell table:style-name="ce139"/>
          <table:table-cell table:style-name="ce162"/>
          <table:table-cell/>
          <table:covered-table-cell table:style-name="ce69"/>
          <table:table-cell table:style-name="ce175" table:formula="of:=IF(AND([$Synthèse.$H$1];[.$AA$1];[.$AA$2]);[$Données.B11];&quot;&quot;)">
            <text:p/>
          </table:table-cell>
          <table:covered-table-cell table:style-name="ce182"/>
          <table:covered-table-cell table:style-name="ce186"/>
          <table:table-cell table:style-name="ce198" table:formula="of:=IF(AND([$Synthèse.$H$1];[.$AA$1];[.$AA$2]);[$Données.E11];&quot;&quot;)">
            <text:p/>
          </table:table-cell>
          <table:table-cell table:number-columns-repeated="53"/>
        </table:table-row>
        <table:table-row table:style-name="ro7">
          <table:table-cell table:style-name="ce83" office:value-type="string" calcext:value-type="string">
            <text:p>Signe de<text:span text:style-name="T7"> f (x)</text:span></text:p>
          </table:table-cell>
          <table:table-cell table:style-name="ce90"/>
          <table:table-cell table:style-name="ce105" table:number-columns-spanned="2" table:number-rows-spanned="1"/>
          <table:covered-table-cell table:style-name="ce122"/>
          <table:table-cell table:style-name="ce160"/>
          <table:table-cell/>
          <table:table-cell table:style-name="ce34" office:value-type="string" calcext:value-type="string">
            <text:p>Signe de <text:span text:style-name="T7">f (x)</text:span></text:p>
          </table:table-cell>
          <table:table-cell table:style-name="ce54" table:formula="of:=IF(AND([$Synthèse.$H$1];[.$AA$1];[.$AA$2]);[Données.B12];&quot;&quot;)">
            <text:p/>
          </table:table-cell>
          <table:table-cell table:style-name="ce171" table:formula="of:=IF(AND([$Synthèse.$H$1];[.$AA$1];[.$AA$2]);0;&quot;&quot;)" table:number-columns-spanned="2" table:number-rows-spanned="1">
            <text:p/>
          </table:table-cell>
          <table:covered-table-cell table:style-name="ce171" table:formula="of:=IF(#REF!;#REF!;&quot;&quot;)" office:value-type="string" office:string-value="" calcext:value-type="error">
            <text:p>#RÉF !</text:p>
          </table:covered-table-cell>
          <table:table-cell table:style-name="ce145" table:formula="of:=IF(AND([$Synthèse.$H$1];[.$AA$1];[.$AA$2]);[Données.E12];&quot;&quot;)">
            <text:p/>
          </table:table-cell>
          <table:table-cell table:number-columns-repeated="53"/>
        </table:table-row>
        <table:table-row table:style-name="ro7" table:number-rows-repeated="2">
          <table:table-cell table:style-name="ce72" table:number-columns-repeated="4"/>
          <table:table-cell table:style-name="ce168"/>
          <table:table-cell table:number-columns-repeated="59"/>
        </table:table-row>
        <table:table-row table:style-name="ro7">
          <table:table-cell table:style-name="ce65" office:value-type="string" calcext:value-type="string" table:number-columns-spanned="11" table:number-rows-spanned="1">
            <text:p><text:a xlink:href="https://github.com/KELLERStephane/KELLER-Stephane-Tests2maths" xlink:type="simple">https://github.com/KELLERStephane/KELLER-Stephane-Tests2maths</text:a></text:p>
          </table:table-cell>
          <table:covered-table-cell table:style-name="ce97"/>
          <table:covered-table-cell table:number-columns-repeated="3" table:style-name="ce75"/>
          <table:covered-table-cell/>
          <table:covered-table-cell table:style-name="ce153"/>
          <table:covered-table-cell table:number-columns-repeated="4"/>
          <table:table-cell table:number-columns-repeated="53"/>
        </table:table-row>
        <table:table-row table:style-name="ro7" table:number-rows-repeated="2">
          <table:table-cell table:style-name="ce72" table:number-columns-repeated="5"/>
          <table:table-cell table:number-columns-repeated="59"/>
        </table:table-row>
        <table:table-row table:style-name="ro7" table:number-rows-repeated="9">
          <table:table-cell table:number-columns-repeated="64"/>
        </table:table-row>
        <table:table-row table:style-name="ro7" table:number-rows-repeated="2">
          <table:table-cell table:style-name="Default"/>
          <table:table-cell table:number-columns-repeated="63"/>
        </table:table-row>
        <table:table-row table:style-name="ro7">
          <table:table-cell table:style-name="ce35" office:value-type="boolean" office:boolean-value="false" calcext:value-type="boolean">
            <text:p>FAUX</text:p>
          </table:table-cell>
          <table:table-cell table:number-columns-repeated="63"/>
        </table:table-row>
        <table:table-row table:style-name="ro7" table:number-rows-repeated="1048541">
          <table:table-cell table:number-columns-repeated="64"/>
        </table:table-row>
        <table:table-row table:style-name="ro7">
          <table:table-cell table:number-columns-repeated="64"/>
        </table:table-row>
        <calcext:conditional-formats>
          <calcext:conditional-format calcext:target-range-address="Droite.D7:Droite.D11 Droite.B7:Droite.B11">
            <calcext:condition calcext:apply-style-name="VRAI" calcext:value="formula-is(IF(#REF!=0))" calcext:base-cell-address="Droite.B7"/>
            <calcext:condition calcext:apply-style-name="FAUX" calcext:value="formula-is(IF(#REF!=1))" calcext:base-cell-address="Droite.B7"/>
          </calcext:conditional-format>
          <calcext:conditional-format calcext:target-range-address="Droite.B7:Droite.B8">
            <calcext:condition calcext:apply-style-name="VRAI" calcext:value="formula-is(IF([$Droite.$B$7]=0))" calcext:base-cell-address="Droite.B7"/>
            <calcext:condition calcext:apply-style-name="FAUX" calcext:value="formula-is(IF([$Droite.$B$7]=1))" calcext:base-cell-address="Droite.B7"/>
          </calcext:conditional-format>
        </calcext:conditional-formats>
      </table:table>
      <table:table table:name="Parabole" table:style-name="ta3" table:protected="true" table:protection-key="63smxvRndhx84c+wVI+UblmhWqU="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0" form:id="control10" form:label="Résultats" form:input-required="false" form:linked-cell="Parabol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1" form:id="control11" form:label="Réponses" form:input-required="false" form:linked-cell="Parabol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2" form:id="control12" form:label="Dérivée" form:input-required="false" form:linked-cell="Parabole.AC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3" form:id="control1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4" form:id="control1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Parabole?language=Basic&amp;location=document" xlink:type="simple"/>
              </office:event-listeners>
            </form:button>
          </form:form>
        </office:forms>
        <table:shapes>
          <draw:control draw:z-index="0" draw:style-name="gr4" draw:text-style-name="P1" svg:width="4.511cm" svg:height="1.557cm" svg:x="30.156cm" svg:y="32.718cm" draw:control="control10"/>
          <draw:control draw:z-index="1" draw:style-name="gr4" draw:text-style-name="P1" svg:width="4.505cm" svg:height="1.521cm" svg:x="35.339cm" svg:y="32.758cm" draw:control="control11"/>
          <draw:line draw:z-index="2" draw:style-name="gr5" draw:text-style-name="P3" svg:x1="27.024cm" svg:y1="16.615cm" svg:x2="27.024cm" svg:y2="17.861cm">
            <text:p/>
          </draw:line>
          <draw:frame draw:z-index="3" draw:style-name="gr6" draw:text-style-name="P2" svg:width="28.187cm" svg:height="33.265cm" svg:x="39.855cm" svg:y="0cm">
            <draw:object draw:notify-on-update-of-ranges="Données.N5:Données.N25 Données.O5:Données.O25 Données.N5:Données.N5 Données.O5:Données.O5 Données.N25:Données.N25 Données.O25:Données.O25" xlink:href="./Object 3" xlink:type="simple" xlink:show="embed" xlink:actuate="onLoad">
              <loext:p/>
            </draw:object>
            <draw:image xlink:href="./ObjectReplacements/Object 3" xlink:type="simple" xlink:show="embed" xlink:actuate="onLoad"/>
          </draw:frame>
          <draw:line draw:z-index="4" draw:style-name="gr5" draw:text-style-name="P3" svg:x1="22.152cm" svg:y1="21.897cm" svg:x2="22.152cm" svg:y2="23.044cm">
            <text:p/>
          </draw:line>
          <draw:control draw:z-index="5" draw:style-name="gr4" draw:text-style-name="P1" svg:width="4.505cm" svg:height="1.463cm" svg:x="25.211cm" svg:y="32.836cm" draw:control="control12"/>
          <draw:line draw:z-index="6" draw:style-name="gr5" draw:text-style-name="P3" svg:x1="27.037cm" svg:y1="25.381cm" svg:x2="27.037cm" svg:y2="26.645cm">
            <text:p/>
          </draw:line>
          <draw:line draw:z-index="7" draw:style-name="gr5" draw:text-style-name="P3" svg:x1="31.452cm" svg:y1="21.93cm" svg:x2="31.452cm" svg:y2="23.077cm">
            <text:p/>
          </draw:line>
          <draw:line draw:z-index="8" draw:style-name="gr5" draw:text-style-name="P3" svg:x1="31.452cm" svg:y1="30.646cm" svg:x2="31.452cm" svg:y2="31.793cm">
            <text:p/>
          </draw:line>
          <draw:line draw:z-index="9" draw:style-name="gr5" draw:text-style-name="P3" svg:x1="22.148cm" svg:y1="30.654cm" svg:x2="22.148cm" svg:y2="31.83cm">
            <text:p/>
          </draw:line>
          <draw:control draw:z-index="10" draw:style-name="gr1" draw:text-style-name="P1" svg:width="11.496cm" svg:height="1.5cm" svg:x="5.466cm" svg:y="32.685cm" draw:control="control13"/>
          <draw:control draw:z-index="11" draw:style-name="gr1" draw:text-style-name="P1" svg:width="4.528cm" svg:height="1.5cm" svg:x="0.407cm" svg:y="32.67cm" draw:control="control14"/>
        </table:shapes>
        <table:table-column table:style-name="co8" table:default-cell-style-name="ce297"/>
        <table:table-column table:style-name="co9" table:default-cell-style-name="ce297"/>
        <table:table-column table:style-name="co10" table:number-columns-repeated="2" table:default-cell-style-name="ce297"/>
        <table:table-column table:style-name="co11" table:number-columns-repeated="2" table:default-cell-style-name="ce297"/>
        <table:table-column table:style-name="co10" table:default-cell-style-name="ce297"/>
        <table:table-column table:style-name="co9" table:default-cell-style-name="ce297"/>
        <table:table-column table:style-name="co12" table:default-cell-style-name="ce297"/>
        <table:table-column table:style-name="co13" table:default-cell-style-name="ce297"/>
        <table:table-column table:style-name="co14" table:number-columns-repeated="7" table:default-cell-style-name="ce297"/>
        <table:table-column table:style-name="co1" table:number-columns-repeated="47" table:default-cell-style-name="ce297"/>
        <table:table-column table:style-name="co1" table:number-columns-repeated="955" table:default-cell-style-name="Default"/>
        <table:table-column table:style-name="co1" table:number-columns-repeated="5" table:default-cell-style-name="ce363"/>
        <table:table-row table:style-name="ro9">
          <table:table-cell table:style-name="ce207" office:value-type="string" calcext:value-type="string" table:number-columns-spanned="6" table:number-rows-spanned="1">
            <text:p>KELLER Stéphane</text:p>
            <text:p>Lycée agricole Louis Pasteur</text:p>
          </table:table-cell>
          <table:covered-table-cell table:style-name="ce226"/>
          <table:covered-table-cell table:style-name="ce288"/>
          <table:covered-table-cell table:number-columns-repeated="2" table:style-name="ce226"/>
          <table:covered-table-cell table:style-name="ce337"/>
          <table:table-cell table:style-name="ce343" table:formula="of:=IF(AND([$Synthèse.$H$1];[.$AA$1]);[$Données.I43];&quot;&quot;)">
            <text:p/>
          </table:table-cell>
          <table:table-cell table:style-name="ce344" office:value-type="string" calcext:value-type="string">
            <text:p>/20</text:p>
          </table:table-cell>
          <table:table-cell table:number-columns-repeated="18"/>
          <table:table-cell table:style-name="ce361" office:value-type="boolean" office:boolean-value="false" calcext:value-type="boolean">
            <text:p>FAUX</text:p>
          </table:table-cell>
          <table:table-cell table:number-columns-repeated="997"/>
        </table:table-row>
        <table:table-row table:style-name="ro7">
          <table:table-cell table:style-name="ce208"/>
          <table:table-cell table:style-name="ce234"/>
          <table:table-cell/>
          <table:table-cell table:style-name="ce226" table:number-columns-repeated="2"/>
          <table:table-cell table:number-columns-repeated="21"/>
          <table:table-cell table:style-name="ce361" office:value-type="boolean" office:boolean-value="false" calcext:value-type="boolean">
            <text:p>FAUX</text:p>
          </table:table-cell>
          <table:table-cell table:number-columns-repeated="997"/>
        </table:table-row>
        <table:table-row table:style-name="ro7">
          <table:table-cell table:style-name="ce200" office:value-type="string" calcext:value-type="string" table:number-columns-spanned="5" table:number-rows-spanned="1">
            <text:p>Fonction définie sur [-10 ; 10]</text:p>
          </table:table-cell>
          <table:covered-table-cell table:style-name="ce234"/>
          <table:covered-table-cell table:number-columns-repeated="3" table:style-name="ce225"/>
          <table:table-cell table:number-columns-repeated="1019"/>
        </table:table-row>
        <table:table-row table:style-name="ro7">
          <table:table-cell table:style-name="ce213"/>
          <table:table-cell table:number-columns-repeated="1023"/>
        </table:table-row>
        <table:table-row table:style-name="ro10">
          <table:table-cell table:style-name="ce216" office:value-type="string" calcext:value-type="string" table:number-columns-spanned="1" table:number-rows-spanned="2">
            <text:p>Racines de l’équation<text:span text:style-name="T7"> f (x) </text:span>= 0</text:p>
          </table:table-cell>
          <table:table-cell table:style-name="ce202" office:value-type="string" calcext:value-type="string" table:number-columns-spanned="2" table:number-rows-spanned="1">
            <text:p><text:span text:style-name="T14">x</text:span><text:span text:style-name="T16">1</text:span></text:p>
          </table:table-cell>
          <table:covered-table-cell table:style-name="ce226"/>
          <table:table-cell table:style-name="ce308" office:value-type="string" calcext:value-type="string" table:number-columns-spanned="2" table:number-rows-spanned="1">
            <text:p><text:span text:style-name="T14">x</text:span><text:span text:style-name="T15">2</text:span></text:p>
          </table:table-cell>
          <table:covered-table-cell table:style-name="ce225"/>
          <table:table-cell table:number-columns-repeated="1019"/>
        </table:table-row>
        <table:table-row table:style-name="ro7">
          <table:covered-table-cell table:style-name="ce202"/>
          <table:table-cell table:style-name="ce201" table:number-columns-spanned="2" table:number-rows-spanned="1"/>
          <table:covered-table-cell table:style-name="ce223"/>
          <table:table-cell table:style-name="ce201" table:number-columns-spanned="2" table:number-rows-spanned="1"/>
          <table:covered-table-cell table:style-name="ce241"/>
          <table:table-cell table:number-columns-repeated="1019"/>
        </table:table-row>
        <table:table-row table:style-name="ro7">
          <table:table-cell table:style-name="ce219" office:value-type="string" calcext:value-type="string">
            <text:p>Vrai ou Faux</text:p>
          </table:table-cell>
          <table:table-cell table:style-name="ce251" table:formula="of:=IF(ISBLANK([.B6]);&quot;&quot;;IF(AND([$Synthèse.$H$1];[.$AA$1]);IF([.B6]=[Données.D29];1;0);&quot;&quot;))" table:number-columns-spanned="2" table:number-rows-spanned="1">
            <text:p/>
          </table:table-cell>
          <table:covered-table-cell table:style-name="ce290"/>
          <table:table-cell table:style-name="ce251" table:formula="of:=IF(ISBLANK([.D6]);&quot;&quot;;IF(AND([$Synthèse.$H$1];[.$AA$1]);IF([.D6]=[Données.E29];1;0);&quot;&quot;))" table:number-columns-spanned="2" table:number-rows-spanned="1">
            <text:p/>
          </table:table-cell>
          <table:covered-table-cell table:style-name="ce320"/>
          <table:table-cell table:number-columns-repeated="1019"/>
        </table:table-row>
        <table:table-row table:style-name="ro7">
          <table:table-cell table:style-name="ce219" office:value-type="string" calcext:value-type="string">
            <text:p>Réponse</text:p>
          </table:table-cell>
          <table:table-cell table:style-name="ce252" table:formula="of:=IF(AND([$Synthèse.$H$1];[.$AA$1];[.$AA$2]);[Données.D29];&quot;&quot;)" table:number-columns-spanned="2" table:number-rows-spanned="1">
            <text:p/>
          </table:table-cell>
          <table:covered-table-cell table:style-name="ce291"/>
          <table:table-cell table:style-name="ce252" table:formula="of:=IF(AND([$Synthèse.$H$1];[.$AA$1];[.$AA$2]);[Données.E29];&quot;&quot;)" table:number-columns-spanned="2" table:number-rows-spanned="1">
            <text:p/>
          </table:table-cell>
          <table:covered-table-cell table:style-name="ce321"/>
          <table:table-cell table:number-columns-repeated="1019"/>
        </table:table-row>
        <table:table-row table:style-name="ro7">
          <table:table-cell table:number-columns-repeated="1024"/>
        </table:table-row>
        <table:table-row table:style-name="ro7">
          <table:table-cell table:style-name="ce229" office:value-type="string" calcext:value-type="string" table:number-columns-spanned="8" table:number-rows-spanned="1">
            <text:p>Dans les cellules C15 et F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7">
          <table:table-cell table:style-name="ce229" office:value-type="string" calcext:value-type="string" table:number-columns-spanned="8" table:number-rows-spanned="1">
            <text:p>mais laisser la police Wingdings 3.</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7">
          <table:table-cell table:number-columns-repeated="8"/>
          <table:table-cell table:style-name="ce358" table:number-columns-repeated="12"/>
          <table:table-cell table:number-columns-repeated="1004"/>
        </table:table-row>
        <table:table-row table:style-name="ro7">
          <table:table-cell table:style-name="ce231" office:value-type="string" calcext:value-type="string">
            <text:p>x</text:p>
          </table:table-cell>
          <table:table-cell table:style-name="ce209"/>
          <table:table-cell table:style-name="ce277" table:number-columns-spanned="2" table:number-rows-spanned="1"/>
          <table:covered-table-cell table:style-name="ce277"/>
          <table:table-cell table:style-name="ce242"/>
          <table:table-cell table:style-name="ce277" table:number-columns-spanned="2" table:number-rows-spanned="1"/>
          <table:covered-table-cell table:style-name="ce278"/>
          <table:table-cell table:style-name="ce255"/>
          <table:table-cell table:style-name="ce358"/>
          <table:table-cell table:style-name="ce226" table:number-columns-repeated="8"/>
          <table:table-cell table:style-name="ce358" table:number-columns-repeated="3"/>
          <table:table-cell table:number-columns-repeated="1004"/>
        </table:table-row>
        <table:table-row table:style-name="ro7">
          <table:table-cell table:style-name="ce221" table:formula="of:=IF([.$AC$26]=1;&quot;Signe de f '(x)&quot;;&quot;/\/\/\/\/\/\/\/\/\/\/\/\/\/\&quot;)" office:value-type="string" office:string-value="/\/\/\/\/\/\/\/\/\/\/\/\/\/\" calcext:value-type="string">
            <text:p>/\/\/\/\/\/\/\/\/\/\/\/\/\/\</text:p>
          </table:table-cell>
          <table:table-cell table:style-name="ce245" table:number-columns-spanned="3" table:number-rows-spanned="1"/>
          <table:covered-table-cell table:style-name="ce278"/>
          <table:covered-table-cell table:style-name="ce277"/>
          <table:table-cell table:style-name="ce227"/>
          <table:table-cell table:style-name="ce309" table:number-columns-spanned="3" table:number-rows-spanned="1"/>
          <table:covered-table-cell table:style-name="ce278"/>
          <table:covered-table-cell table:style-name="ce316"/>
          <table:table-cell table:style-name="ce358"/>
          <table:table-cell table:style-name="ce226" table:number-columns-repeated="8"/>
          <table:table-cell table:style-name="ce358" table:number-columns-repeated="3"/>
          <table:table-cell table:number-columns-repeated="1004"/>
        </table:table-row>
        <table:table-row table:style-name="ro11">
          <table:table-cell table:style-name="ce233" office:value-type="string" calcext:value-type="string" table:number-columns-spanned="1" table:number-rows-spanned="2">
            <text:p>Variations de <text:span text:style-name="T7">f</text:span></text:p>
          </table:table-cell>
          <table:table-cell table:style-name="ce246"/>
          <table:table-cell table:style-name="ce228" table:number-columns-spanned="2" table:number-rows-spanned="2"/>
          <table:covered-table-cell table:style-name="ce236"/>
          <table:table-cell table:style-name="ce243"/>
          <table:table-cell table:style-name="ce228" table:number-columns-spanned="2" table:number-rows-spanned="2"/>
          <table:covered-table-cell table:style-name="ce236"/>
          <table:table-cell table:style-name="ce262"/>
          <table:table-cell table:style-name="ce358"/>
          <table:table-cell table:style-name="ce226" table:number-columns-repeated="8"/>
          <table:table-cell table:style-name="ce359"/>
          <table:table-cell table:style-name="ce358" table:number-columns-repeated="2"/>
          <table:table-cell table:number-columns-repeated="1004"/>
        </table:table-row>
        <table:table-row table:style-name="ro11">
          <table:covered-table-cell table:style-name="ce221"/>
          <table:table-cell table:style-name="ce247"/>
          <table:covered-table-cell table:style-name="ce230"/>
          <table:covered-table-cell table:style-name="ce237"/>
          <table:table-cell table:style-name="ce244"/>
          <table:covered-table-cell table:style-name="ce230"/>
          <table:covered-table-cell table:style-name="ce237"/>
          <table:table-cell table:style-name="ce272"/>
          <table:table-cell table:style-name="ce358"/>
          <table:table-cell table:style-name="ce226" table:number-columns-repeated="8"/>
          <table:table-cell table:style-name="ce359"/>
          <table:table-cell table:style-name="ce358" table:number-columns-repeated="2"/>
          <table:table-cell table:number-columns-repeated="1004"/>
        </table:table-row>
        <table:table-row table:style-name="ro7">
          <table:table-cell table:style-name="ce221" office:value-type="string" calcext:value-type="string">
            <text:p>Signe de<text:span text:style-name="T7"> f (x)</text:span></text:p>
          </table:table-cell>
          <table:table-cell table:style-name="ce211"/>
          <table:table-cell table:style-name="ce278" table:number-columns-spanned="2" table:number-rows-spanned="1"/>
          <table:covered-table-cell table:style-name="ce277"/>
          <table:table-cell table:style-name="ce227"/>
          <table:table-cell table:style-name="ce277" table:number-columns-spanned="2" table:number-rows-spanned="1"/>
          <table:covered-table-cell table:style-name="ce278"/>
          <table:table-cell table:style-name="ce258"/>
          <table:table-cell table:style-name="ce358" table:number-columns-repeated="12"/>
          <table:table-cell table:number-columns-repeated="1004"/>
        </table:table-row>
        <table:table-row table:style-name="ro7">
          <table:table-cell table:style-name="ce226" table:number-columns-repeated="8"/>
          <table:table-cell table:number-columns-repeated="1016"/>
        </table:table-row>
        <table:table-row table:style-name="ro7">
          <table:table-cell table:style-name="ce231" office:value-type="string" calcext:value-type="string">
            <text:p>x</text:p>
          </table:table-cell>
          <table:table-cell table:style-name="ce281" table:formula="of:=IF(AND([$Synthèse.$H$1];[.$AA$1];[.$AA$2]);[Données.B31];&quot;&quot;)">
            <text:p/>
          </table:table-cell>
          <table:table-cell table:style-name="ce282" table:formula="of:=IF(AND([$Synthèse.$H$1];[.$AA$1];[.$AA$2]);[Données.C31];&quot;&quot;)" table:number-columns-spanned="2" table:number-rows-spanned="1">
            <text:p/>
          </table:table-cell>
          <table:covered-table-cell table:style-name="ce282"/>
          <table:table-cell table:style-name="ce334" table:formula="of:=IF(AND([$Synthèse.$H$1];[.$AA$1];[.$AA$2]);[Données.E31];&quot;&quot;)">
            <text:p/>
          </table:table-cell>
          <table:table-cell table:style-name="ce282" table:formula="of:=IF(AND([$Synthèse.$H$1];[.$AA$1];[.$AA$2]);[Données.F31];&quot;&quot;)" table:number-columns-spanned="2" table:number-rows-spanned="1">
            <text:p/>
          </table:table-cell>
          <table:covered-table-cell table:style-name="ce289"/>
          <table:table-cell table:style-name="ce351" table:formula="of:=IF(AND([$Synthèse.$H$1];[.$AA$1];[.$AA$2]);[Données.H31];&quot;&quot;)">
            <text:p/>
          </table:table-cell>
          <table:table-cell table:number-columns-repeated="1016"/>
        </table:table-row>
        <table:table-row table:style-name="ro7">
          <table:table-cell table:style-name="ce221" table:formula="of:=IF([.$AC$26]=1;&quot;Signe de f '(x)&quot;;&quot;/\/\/\/\/\/\/\/\/\/\/\/\/\/\&quot;)" office:value-type="string" office:string-value="/\/\/\/\/\/\/\/\/\/\/\/\/\/\" calcext:value-type="string">
            <text:p>/\/\/\/\/\/\/\/\/\/\/\/\/\/\</text:p>
          </table:table-cell>
          <table:table-cell table:style-name="ce283" table:formula="of:=IF(AND([$Synthèse.$H$1];[.$AA$1];[.$AA$2];[.$AC$26]);[Données.B32];&quot;&quot;)" table:number-columns-spanned="3" table:number-rows-spanned="1">
            <text:p/>
          </table:table-cell>
          <table:covered-table-cell table:style-name="ce289"/>
          <table:covered-table-cell table:style-name="ce282"/>
          <table:table-cell table:style-name="ce282" table:formula="of:=IF(AND([$Synthèse.$H$1];[.$AA$1];[.$AA$2];[.$AC$26]);[Données.E32];&quot;&quot;)">
            <text:p/>
          </table:table-cell>
          <table:table-cell table:style-name="ce341" table:formula="of:=IF(AND([$Synthèse.$H$1];[.$AA$1];[.$AA$2];[.$AC$26]);[Données.F32];&quot;&quot;)" table:number-columns-spanned="3" table:number-rows-spanned="1">
            <text:p/>
          </table:table-cell>
          <table:covered-table-cell table:style-name="ce289"/>
          <table:covered-table-cell table:style-name="ce352"/>
          <table:table-cell table:number-columns-repeated="1016"/>
        </table:table-row>
        <table:table-row table:style-name="ro11">
          <table:table-cell table:style-name="ce233" office:value-type="string" calcext:value-type="string" table:number-columns-spanned="1" table:number-rows-spanned="2">
            <text:p>Variations de <text:span text:style-name="T7">f</text:span></text:p>
          </table:table-cell>
          <table:table-cell table:style-name="ce284" table:formula="of:=IF(AND([$Synthèse.$H$1];[.$AA$1];[.$AA$2]);[Données.B33];&quot;&quot;)">
            <text:p/>
          </table:table-cell>
          <table:table-cell table:style-name="ce305" table:formula="of:=IF(AND([$Synthèse.$H$1];[.$AA$1];[.$AA$2]);IF([$Données.A29]&lt;0;&quot;k&quot;;&quot;&quot;);&quot;&quot;)" table:number-columns-spanned="2" table:number-rows-spanned="2">
            <text:p/>
          </table:table-cell>
          <table:covered-table-cell table:style-name="ce315"/>
          <table:table-cell table:style-name="ce335" table:formula="of:=IF(AND([$Synthèse.$H$1];[.$AA$1];[.$AA$2]);[Données.E33];&quot;&quot;)">
            <text:p/>
          </table:table-cell>
          <table:table-cell table:style-name="ce305" table:formula="of:=IF(AND([$Synthèse.$H$1];[.$AA$1];[.$AA$2]);IF([$Données.A29]&lt;0;&quot;&quot;;&quot;k&quot;);&quot;&quot;)" table:number-columns-spanned="2" table:number-rows-spanned="2">
            <text:p/>
          </table:table-cell>
          <table:covered-table-cell table:style-name="ce315"/>
          <table:table-cell table:style-name="ce353" table:formula="of:=IF(AND([$Synthèse.$H$1];[.$AA$1];[.$AA$2]);[Données.H33];&quot;&quot;)">
            <text:p/>
          </table:table-cell>
          <table:table-cell table:number-columns-repeated="1016"/>
        </table:table-row>
        <table:table-row table:style-name="ro11">
          <table:covered-table-cell table:style-name="ce221"/>
          <table:table-cell table:style-name="ce285" table:formula="of:=IF(AND([$Synthèse.$H$1];[.$AA$1];[.$AA$2]);[Données.B34];&quot;&quot;)">
            <text:p/>
          </table:table-cell>
          <table:covered-table-cell table:style-name="ce307"/>
          <table:covered-table-cell table:style-name="ce317"/>
          <table:table-cell table:style-name="ce336" table:formula="of:=IF(AND([$Synthèse.$H$1];[.$AA$1];[.$AA$2]);[Données.E34];&quot;&quot;)">
            <text:p/>
          </table:table-cell>
          <table:covered-table-cell table:style-name="ce307"/>
          <table:covered-table-cell table:style-name="ce317"/>
          <table:table-cell table:style-name="ce354" table:formula="of:=IF(AND([$Synthèse.$H$1];[.$AA$1];[.$AA$2]);[Données.H34];&quot;&quot;)">
            <text:p/>
          </table:table-cell>
          <table:table-cell table:number-columns-repeated="1016"/>
        </table:table-row>
        <table:table-row table:style-name="ro7">
          <table:table-cell table:style-name="ce221" office:value-type="string" calcext:value-type="string">
            <text:p>Signe de<text:span text:style-name="T7"> f (x)</text:span></text:p>
          </table:table-cell>
          <table:table-cell table:style-name="ce286" table:formula="of:=IF(AND([$Synthèse.$H$1];[.$AA$1];[.$AA$2]);[Données.B35];&quot;&quot;)">
            <text:p/>
          </table:table-cell>
          <table:table-cell table:style-name="ce289" table:formula="of:=IF(AND([$Synthèse.$H$1];[.$AA$1];[.$AA$2]);[Données.C35];&quot;&quot;)" table:number-columns-spanned="2" table:number-rows-spanned="1">
            <text:p/>
          </table:table-cell>
          <table:covered-table-cell table:style-name="ce282"/>
          <table:table-cell table:style-name="ce282" table:formula="of:=IF(AND([$Synthèse.$H$1];[.$AA$1];[.$AA$2]);[Données.E35];&quot;&quot;)">
            <text:p/>
          </table:table-cell>
          <table:table-cell table:style-name="ce282" table:formula="of:=IF(AND([$Synthèse.$H$1];[.$AA$1];[.$AA$2]);[Données.F35];&quot;&quot;)" table:number-columns-spanned="2" table:number-rows-spanned="1">
            <text:p/>
          </table:table-cell>
          <table:covered-table-cell table:style-name="ce289"/>
          <table:table-cell table:style-name="ce355" table:formula="of:=IF(AND([$Synthèse.$H$1];[.$AA$1];[.$AA$2]);[Données.H35];&quot;&quot;)">
            <text:p/>
          </table:table-cell>
          <table:table-cell table:number-columns-repeated="1016"/>
        </table:table-row>
        <table:table-row table:style-name="ro7" table:number-rows-repeated="2">
          <table:table-cell table:style-name="ce226"/>
          <table:table-cell table:number-columns-repeated="4"/>
          <table:table-cell table:style-name="ce342"/>
          <table:table-cell table:number-columns-repeated="1018"/>
        </table:table-row>
        <table:table-row table:style-name="ro7">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style-name="ce225"/>
          <table:table-cell table:number-columns-repeated="18"/>
          <table:table-cell table:style-name="Default" table:number-columns-repeated="2"/>
          <table:table-cell table:style-name="ce361" office:value-type="boolean" office:boolean-value="false" calcext:value-type="boolean">
            <text:p>FAUX</text:p>
          </table:table-cell>
          <table:table-cell table:number-columns-repeated="995"/>
        </table:table-row>
        <table:table-row table:style-name="ro7" table:number-rows-repeated="1048549">
          <table:table-cell table:number-columns-repeated="1024"/>
        </table:table-row>
        <table:table-row table:style-name="ro7">
          <table:table-cell table:number-columns-repeated="1024"/>
        </table:table-row>
        <calcext:conditional-formats>
          <calcext:conditional-format calcext:target-range-address="Parabole.B7:Parabole.B7 Parabole.D7:Parabole.D7">
            <calcext:condition calcext:apply-style-name="VRAI" calcext:value="formula-is(IF([.B7]=0))" calcext:base-cell-address="Parabole.B7"/>
            <calcext:condition calcext:apply-style-name="FAUX" calcext:value="formula-is(IF([.B7]=1))" calcext:base-cell-address="Parabole.B7"/>
          </calcext:conditional-format>
          <calcext:conditional-format calcext:target-range-address="Parabole.B8:Parabole.B8 Parabole.D8:Parabole.D8">
            <calcext:condition calcext:apply-style-name="VRAI" calcext:value="formula-is(IF([.B7]=0))" calcext:base-cell-address="Parabole.B8"/>
            <calcext:condition calcext:apply-style-name="FAUX" calcext:value="formula-is(IF([.B7]=1))" calcext:base-cell-address="Parabole.B8"/>
          </calcext:conditional-format>
          <calcext:conditional-format calcext:target-range-address="Parabole.D10:Parabole.D11 Parabole.B10:Parabole.B11">
            <calcext:condition calcext:apply-style-name="VRAI" calcext:value="formula-is(IF(#REF!=0))" calcext:base-cell-address="Parabole.B10"/>
            <calcext:condition calcext:apply-style-name="FAUX" calcext:value="formula-is(IF(#REF!=1))" calcext:base-cell-address="Parabole.B10"/>
          </calcext:conditional-format>
        </calcext:conditional-formats>
      </table:table>
      <table:table table:name="Tableaux de signes et de variations" table:style-name="ta4" table:protected="true" table:protection-key="63smxvRndhx84c+wVI+UblmhWqU="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5" form:id="control15" form:label="Résultats" form:input-required="false" form:linked-cell="'Tableaux de signes et de variations'.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6" form:id="control16" form:label="Réponses" form:input-required="false" form:linked-cell="'Tableaux de signes et de variations'.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7" form:id="control17" form:label="Dérivée" form:input-required="false" form:linked-cell="'Tableaux de signes et de variations'.A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8" form:id="control1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9" form:id="control19"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Tableaux_signes_variations?language=Basic&amp;location=document" xlink:type="simple"/>
              </office:event-listeners>
            </form:button>
          </form:form>
        </office:forms>
        <table:shapes>
          <draw:control draw:z-index="0" draw:style-name="gr4" draw:text-style-name="P1" svg:width="4.511cm" svg:height="1.516cm" svg:x="24.577cm" svg:y="33.269cm" draw:control="control15"/>
          <draw:control draw:z-index="1" draw:style-name="gr4" draw:text-style-name="P1" svg:width="4.505cm" svg:height="1.515cm" svg:x="29.471cm" svg:y="33.289cm" draw:control="control16"/>
          <draw:frame draw:z-index="2" draw:style-name="gr6" draw:text-style-name="P2" svg:width="53.571cm" svg:height="35.721cm" svg:x="34.242cm" svg:y="0cm">
            <draw:object draw:notify-on-update-of-ranges="Données.D100:Données.T100 Données.D101:Données.T101" xlink:href="./Object 2" xlink:type="simple" xlink:show="embed" xlink:actuate="onLoad">
              <loext:p/>
            </draw:object>
            <draw:image xlink:href="./ObjectReplacements/Object 2" xlink:type="simple" xlink:show="embed" xlink:actuate="onLoad"/>
          </draw:frame>
          <draw:control draw:z-index="3" draw:style-name="gr4" draw:text-style-name="P1" svg:width="4.505cm" svg:height="1.563cm" svg:x="19.697cm" svg:y="33.19cm" draw:control="control17"/>
          <draw:control draw:z-index="4" draw:style-name="gr1" draw:text-style-name="P1" svg:width="11.496cm" svg:height="1.5cm" svg:x="5.334cm" svg:y="33.239cm" draw:control="control18"/>
          <draw:control draw:z-index="5" draw:style-name="gr1" draw:text-style-name="P1" svg:width="4.528cm" svg:height="1.5cm" svg:x="0.285cm" svg:y="33.292cm" draw:control="control19"/>
        </table:shapes>
        <table:table-column table:style-name="co15" table:default-cell-style-name="ce297"/>
        <table:table-column table:style-name="co16" table:default-cell-style-name="ce297"/>
        <table:table-column table:style-name="co17" table:default-cell-style-name="ce297"/>
        <table:table-column table:style-name="co18" table:number-columns-repeated="7" table:default-cell-style-name="ce297"/>
        <table:table-column table:style-name="co19" table:default-cell-style-name="ce297"/>
        <table:table-column table:style-name="co18" table:number-columns-repeated="3" table:default-cell-style-name="ce297"/>
        <table:table-column table:style-name="co20" table:default-cell-style-name="ce297"/>
        <table:table-column table:style-name="co21" table:default-cell-style-name="ce297"/>
        <table:table-column table:style-name="co22" table:default-cell-style-name="ce297"/>
        <table:table-column table:style-name="co23" table:default-cell-style-name="ce297"/>
        <table:table-column table:style-name="co24" table:number-columns-repeated="10" table:default-cell-style-name="ce297"/>
        <table:table-column table:style-name="co1" table:number-columns-repeated="992" table:default-cell-style-name="ce297"/>
        <table:table-column table:style-name="co1" table:number-columns-repeated="4" table:default-cell-style-name="ce226"/>
        <table:table-row table:style-name="ro12">
          <table:table-cell table:style-name="ce370" office:value-type="string" calcext:value-type="string" table:number-columns-spanned="10" table:number-rows-spanned="1">
            <text:p>KELLER Stéphane</text:p>
            <text:p>Lycée agricole Louis Pasteur</text:p>
          </table:table-cell>
          <table:covered-table-cell table:style-name="ce370"/>
          <table:covered-table-cell table:style-name="ce226"/>
          <table:covered-table-cell/>
          <table:covered-table-cell table:style-name="ce226"/>
          <table:covered-table-cell table:style-name="ce771"/>
          <table:covered-table-cell table:style-name="ce226"/>
          <table:covered-table-cell/>
          <table:covered-table-cell table:number-columns-repeated="2" table:style-name="ce226"/>
          <table:table-cell table:style-name="ce343" table:formula="of:=IF(AND([$Synthèse.$H$1];[.$AA$1]);20*[$Données.$H$97]/[$Données.$G$97];&quot;&quot;)">
            <text:p/>
          </table:table-cell>
          <table:table-cell table:style-name="ce344" office:value-type="string" calcext:value-type="string">
            <text:p>/20</text:p>
          </table:table-cell>
          <table:table-cell table:number-columns-repeated="3"/>
          <table:table-cell table:style-name="ce226"/>
          <table:table-cell table:number-columns-repeated="3"/>
          <table:table-cell table:style-name="ce814"/>
          <table:table-cell table:number-columns-repeated="6"/>
          <table:table-cell table:style-name="ce361" office:value-type="boolean" office:boolean-value="false" calcext:value-type="boolean">
            <text:p>FAUX</text:p>
          </table:table-cell>
          <table:table-cell table:number-columns-repeated="997"/>
        </table:table-row>
        <table:table-row table:style-name="ro13">
          <table:table-cell table:style-name="ce208" table:number-columns-repeated="2"/>
          <table:table-cell table:style-name="ce234"/>
          <table:table-cell/>
          <table:table-cell table:style-name="ce226" table:number-columns-repeated="2"/>
          <table:table-cell table:number-columns-repeated="20"/>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00" office:value-type="string" calcext:value-type="string" table:number-columns-spanned="5" table:number-rows-spanned="1">
            <text:p>Fonction définie sur [-8 ; 8]</text:p>
          </table:table-cell>
          <table:covered-table-cell table:style-name="ce735"/>
          <table:covered-table-cell table:style-name="ce234"/>
          <table:covered-table-cell table:number-columns-repeated="2"/>
          <table:table-cell table:number-columns-repeated="21"/>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13" table:number-columns-repeated="2"/>
          <table:table-cell table:number-columns-repeated="50"/>
          <table:table-cell table:style-name="ce226"/>
          <table:table-cell table:number-columns-repeated="971"/>
        </table:table-row>
        <table:table-row table:style-name="ro13">
          <table:table-cell table:style-name="ce717" office:value-type="string" calcext:value-type="string">
            <text:p>x</text:p>
          </table:table-cell>
          <table:table-cell table:style-name="ce482"/>
          <table:table-cell table:style-name="ce99"/>
          <table:table-cell table:style-name="ce104"/>
          <table:table-cell table:style-name="ce99" table:number-columns-repeated="3"/>
          <table:table-cell table:style-name="ce104"/>
          <table:table-cell table:style-name="ce99"/>
          <table:table-cell table:style-name="ce104"/>
          <table:table-cell table:style-name="ce99"/>
          <table:table-cell table:style-name="ce488"/>
          <table:table-cell table:style-name="ce436"/>
          <table:table-cell table:style-name="ce794"/>
          <table:table-cell table:number-columns-repeated="1010"/>
        </table:table-row>
        <table:table-row table:style-name="ro13">
          <table:table-cell table:style-name="ce723" office:value-type="string" calcext:value-type="string">
            <text:p>Signe de<text:span text:style-name="T7"> f (x)</text:span></text:p>
          </table:table-cell>
          <table:table-cell table:style-name="ce486"/>
          <table:table-cell table:style-name="ce99" table:number-columns-repeated="4"/>
          <table:table-cell table:style-name="ce104"/>
          <table:table-cell table:style-name="ce99"/>
          <table:table-cell table:style-name="ce104" table:number-columns-repeated="2"/>
          <table:table-cell table:style-name="ce99"/>
          <table:table-cell table:style-name="ce488"/>
          <table:table-cell table:style-name="ce794" table:number-columns-repeated="2"/>
          <table:table-cell table:number-columns-repeated="1010"/>
        </table:table-row>
        <table:table-row table:style-name="ro13">
          <table:table-cell table:style-name="ce726" table:number-columns-repeated="2"/>
          <table:table-cell table:style-name="ce757" table:number-columns-repeated="4"/>
          <table:table-cell table:style-name="ce226" table:number-columns-repeated="4"/>
          <table:table-cell table:style-name="ce780"/>
          <table:table-cell/>
          <table:table-cell table:style-name="ce462" table:number-columns-repeated="2"/>
          <table:table-cell table:number-columns-repeated="1010"/>
        </table:table-row>
        <table:table-row table:style-name="ro13">
          <table:table-cell table:style-name="ce717" office:value-type="string" calcext:value-type="string">
            <text:p>x</text:p>
          </table:table-cell>
          <table:table-cell table:style-name="ce394" table:formula="of:=IF(AND([$Synthèse.$H$1];[.$AA$1];[.$AA$2]);IF(ISBLANK([$Données.B87]);&quot;&quot;;[$Données.B87]);&quot;&quot;)">
            <text:p/>
          </table:table-cell>
          <table:table-cell table:style-name="ce403" table:formula="of:=IF(AND([$Synthèse.$H$1];[.$AA$1];[.$AA$2]);IF(ISBLANK([$Données.C87]);&quot;&quot;;[$Données.C87]);&quot;&quot;)">
            <text:p/>
          </table:table-cell>
          <table:table-cell table:style-name="ce403" table:formula="of:=IF(AND([$Synthèse.$H$1];[.$AA$1];[.$AA$2]);IF(ISBLANK([$Données.D87]);&quot;&quot;;[$Données.D87]);&quot;&quot;)">
            <text:p/>
          </table:table-cell>
          <table:table-cell table:style-name="ce403" table:formula="of:=IF(AND([$Synthèse.$H$1];[.$AA$1];[.$AA$2]);IF(ISBLANK([$Données.E87]);&quot;&quot;;[$Données.E87]);&quot;&quot;)">
            <text:p/>
          </table:table-cell>
          <table:table-cell table:style-name="ce403" table:formula="of:=IF(AND([$Synthèse.$H$1];[.$AA$1];[.$AA$2]);IF(ISBLANK([$Données.F87]);&quot;&quot;;[$Données.F87]);&quot;&quot;)">
            <text:p/>
          </table:table-cell>
          <table:table-cell table:style-name="ce403" table:formula="of:=IF(AND([$Synthèse.$H$1];[.$AA$1];[.$AA$2]);IF(ISBLANK([$Données.G87]);&quot;&quot;;[$Données.G87]);&quot;&quot;)">
            <text:p/>
          </table:table-cell>
          <table:table-cell table:style-name="ce403" table:formula="of:=IF(AND([$Synthèse.$H$1];[.$AA$1];[.$AA$2]);IF(ISBLANK([$Données.H87]);&quot;&quot;;[$Données.H87]);&quot;&quot;)">
            <text:p/>
          </table:table-cell>
          <table:table-cell table:style-name="ce403" table:formula="of:=IF(AND([$Synthèse.$H$1];[.$AA$1];[.$AA$2]);IF(ISBLANK([$Données.I87]);&quot;&quot;;[$Données.I87]);&quot;&quot;)">
            <text:p/>
          </table:table-cell>
          <table:table-cell table:style-name="ce403" table:formula="of:=IF(AND([$Synthèse.$H$1];[.$AA$1];[.$AA$2]);IF(ISBLANK([$Données.J87]);&quot;&quot;;[$Données.J87]);&quot;&quot;)">
            <text:p/>
          </table:table-cell>
          <table:table-cell table:style-name="ce403" table:formula="of:=IF(AND([$Synthèse.$H$1];[.$AA$1];[.$AA$2]);IF(ISBLANK([$Données.K87]);&quot;&quot;;[$Données.K87]);&quot;&quot;)">
            <text:p/>
          </table:table-cell>
          <table:table-cell table:style-name="ce427" table:formula="of:=IF(AND([$Synthèse.$H$1];[.$AA$1];[.$AA$2]);IF(ISBLANK([$Données.L87]);&quot;&quot;;[$Données.L87]);&quot;&quot;)">
            <text:p/>
          </table:table-cell>
          <table:table-cell table:style-name="ce439" table:number-columns-repeated="2"/>
          <table:table-cell table:number-columns-repeated="1010"/>
        </table:table-row>
        <table:table-row table:style-name="ro13">
          <table:table-cell table:style-name="ce723" office:value-type="string" calcext:value-type="string">
            <text:p>Signe de<text:span text:style-name="T7"> f (x)</text:span></text:p>
          </table:table-cell>
          <table:table-cell table:style-name="ce394" table:formula="of:=IF(AND([$Synthèse.$H$1];[.$AA$1];[.$AA$2]);IF(ISBLANK([$Données.B88]);&quot;&quot;;[$Données.B88]);&quot;&quot;)">
            <text:p/>
          </table:table-cell>
          <table:table-cell table:style-name="ce403" table:formula="of:=IF(AND([$Synthèse.$H$1];[.$AA$1];[.$AA$2]);IF(ISBLANK([$Données.C88]);&quot;&quot;;[$Données.C88]);&quot;&quot;)">
            <text:p/>
          </table:table-cell>
          <table:table-cell table:style-name="ce403" table:formula="of:=IF(AND([$Synthèse.$H$1];[.$AA$1];[.$AA$2]);IF(ISBLANK([$Données.D88]);&quot;&quot;;[$Données.D88]);&quot;&quot;)">
            <text:p/>
          </table:table-cell>
          <table:table-cell table:style-name="ce403" table:formula="of:=IF(AND([$Synthèse.$H$1];[.$AA$1];[.$AA$2]);IF(ISBLANK([$Données.E88]);&quot;&quot;;[$Données.E88]);&quot;&quot;)">
            <text:p/>
          </table:table-cell>
          <table:table-cell table:style-name="ce403" table:formula="of:=IF(AND([$Synthèse.$H$1];[.$AA$1];[.$AA$2]);IF(ISBLANK([$Données.F88]);&quot;&quot;;[$Données.F88]);&quot;&quot;)">
            <text:p/>
          </table:table-cell>
          <table:table-cell table:style-name="ce423" table:formula="of:=IF(AND([$Synthèse.$H$1];[.$AA$1];[.$AA$2]);IF(ISBLANK([$Données.G88]);&quot;&quot;;[$Données.G88]);&quot;&quot;)">
            <text:p/>
          </table:table-cell>
          <table:table-cell table:style-name="ce403" table:formula="of:=IF(AND([$Synthèse.$H$1];[.$AA$1];[.$AA$2]);IF(ISBLANK([$Données.H88]);&quot;&quot;;[$Données.H88]);&quot;&quot;)">
            <text:p/>
          </table:table-cell>
          <table:table-cell table:style-name="ce423" table:formula="of:=IF(AND([$Synthèse.$H$1];[.$AA$1];[.$AA$2]);IF(ISBLANK([$Données.I88]);&quot;&quot;;[$Données.I88]);&quot;&quot;)">
            <text:p/>
          </table:table-cell>
          <table:table-cell table:style-name="ce403" table:formula="of:=IF(AND([$Synthèse.$H$1];[.$AA$1];[.$AA$2]);IF(ISBLANK([$Données.J88]);&quot;&quot;;[$Données.J88]);&quot;&quot;)">
            <text:p/>
          </table:table-cell>
          <table:table-cell table:style-name="ce403" table:formula="of:=IF(AND([$Synthèse.$H$1];[.$AA$1];[.$AA$2]);IF(ISBLANK([$Données.K88]);&quot;&quot;;[$Données.K88]);&quot;&quot;)">
            <text:p/>
          </table:table-cell>
          <table:table-cell table:style-name="ce428" table:formula="of:=IF(AND([$Synthèse.$H$1];[.$AA$1];[.$AA$2]);IF(ISBLANK([$Données.L88]);&quot;&quot;;[$Données.L88]);&quot;&quot;)">
            <text:p/>
          </table:table-cell>
          <table:table-cell table:style-name="ce794"/>
          <table:table-cell table:style-name="ce436"/>
          <table:table-cell table:number-columns-repeated="1010"/>
        </table:table-row>
        <table:table-row table:style-name="ro13">
          <table:table-cell table:style-name="ce728" table:number-columns-repeated="6"/>
          <table:table-cell table:style-name="ce226" table:number-columns-repeated="3"/>
          <table:table-cell/>
          <table:table-cell table:style-name="ce782"/>
          <table:table-cell table:number-columns-repeated="1013"/>
        </table:table-row>
        <table:table-row table:style-name="ro13">
          <table:table-cell table:style-name="ce229" office:value-type="string" calcext:value-type="string" table:number-columns-spanned="12" table:number-rows-spanned="1">
            <text:p>Dans les cellules C16, E16, G16, I16 et J16 :</text:p>
          </table:table-cell>
          <table:covered-table-cell table:style-name="ce384"/>
          <table:covered-table-cell table:style-name="ce293"/>
          <table:covered-table-cell table:style-name="ce384"/>
          <table:covered-table-cell table:number-columns-repeated="8" table:style-name="ce325"/>
          <table:table-cell table:style-name="ce226" table:number-columns-repeated="2"/>
          <table:table-cell table:style-name="ce436"/>
          <table:table-cell table:style-name="ce801"/>
          <table:table-cell table:style-name="ce802"/>
          <table:table-cell table:style-name="ce794" table:number-columns-repeated="12"/>
          <table:table-cell table:style-name="ce798" table:number-columns-repeated="2"/>
          <table:table-cell table:style-name="ce462"/>
          <table:table-cell table:number-columns-repeated="976"/>
          <table:table-cell table:style-name="ce226" table:number-columns-repeated="12"/>
          <table:table-cell table:number-columns-repeated="4"/>
        </table:table-row>
        <table:table-row table:style-name="ro13">
          <table:table-cell table:style-name="ce229" office:value-type="string" calcext:value-type="string" table:number-columns-spanned="12" table:number-rows-spanned="1">
            <text:p> saisir <text:span text:style-name="T17">k</text:span> pour <text:span text:style-name="T18">k</text:span> et <text:span text:style-name="T17">m</text:span> pour <text:span text:style-name="T18">m</text:span>, mais laisser la police Wingdings 3.</text:p>
          </table:table-cell>
          <table:covered-table-cell table:style-name="ce384"/>
          <table:covered-table-cell table:style-name="ce293"/>
          <table:covered-table-cell table:style-name="ce384"/>
          <table:covered-table-cell table:number-columns-repeated="8" table:style-name="ce325"/>
          <table:table-cell table:style-name="ce462"/>
          <table:table-cell table:style-name="ce798"/>
          <table:table-cell table:style-name="ce436"/>
          <table:table-cell table:style-name="ce439"/>
          <table:table-cell table:style-name="ce802"/>
          <table:table-cell table:style-name="ce794" table:number-columns-repeated="12"/>
          <table:table-cell table:style-name="ce798" table:number-columns-repeated="2"/>
          <table:table-cell table:style-name="ce462"/>
          <table:table-cell table:number-columns-repeated="976"/>
          <table:table-cell table:style-name="ce226" table:number-columns-repeated="12"/>
          <table:table-cell table:number-columns-repeated="4"/>
        </table:table-row>
        <table:table-row table:style-name="ro13">
          <table:table-cell table:style-name="ce226" table:number-columns-repeated="12"/>
          <table:table-cell table:style-name="ce462"/>
          <table:table-cell table:style-name="ce798"/>
          <table:table-cell table:style-name="ce226"/>
          <table:table-cell table:style-name="ce439" table:number-columns-spanned="1" table:number-rows-spanned="2"/>
          <table:table-cell table:style-name="ce804"/>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798" table:number-columns-repeated="2"/>
          <table:table-cell table:style-name="ce462"/>
          <table:table-cell table:number-columns-repeated="976"/>
          <table:table-cell table:style-name="ce226" table:number-columns-repeated="12"/>
          <table:table-cell table:number-columns-repeated="4"/>
        </table:table-row>
        <table:table-row table:style-name="ro13">
          <table:table-cell table:style-name="ce308" office:value-type="string" calcext:value-type="string">
            <text:p>x</text:p>
          </table:table-cell>
          <table:table-cell table:style-name="ce378"/>
          <table:table-cell table:style-name="ce104" table:number-columns-repeated="9"/>
          <table:table-cell table:style-name="ce409"/>
          <table:table-cell table:style-name="ce226" table:number-columns-repeated="3"/>
          <table:covered-table-cell table:style-name="ce732"/>
          <table:table-cell table:style-name="ce805"/>
          <table:covered-table-cell table:style-name="ce436"/>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table-cell table:style-name="ce798" table:number-columns-repeated="2"/>
          <table:table-cell table:style-name="ce462"/>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378"/>
          <table:table-cell table:style-name="ce104" table:number-columns-repeated="9"/>
          <table:table-cell table:style-name="ce409"/>
          <table:table-cell table:style-name="ce226"/>
          <table:table-cell table:style-name="ce799" table:number-columns-repeated="2"/>
          <table:table-cell table:style-name="ce462" table:number-columns-repeated="12"/>
          <table:table-cell table:style-name="ce798" table:number-columns-repeated="2"/>
          <table:table-cell table:style-name="ce462" table:number-columns-repeated="3"/>
          <table:table-cell table:number-columns-repeated="986"/>
          <table:table-cell table:style-name="ce226" table:number-columns-repeated="2"/>
          <table:table-cell table:number-columns-repeated="4"/>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91"/>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410"/>
          <table:table-cell table:style-name="ce794" table:number-columns-repeated="2"/>
          <table:table-cell table:style-name="ce226"/>
          <table:table-cell table:style-name="ce801"/>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covered-table-cell table:style-name="ce732"/>
          <table:table-cell table:style-name="ce379"/>
          <table:covered-table-cell table:style-name="ce120"/>
          <table:table-cell table:style-name="ce393"/>
          <table:covered-table-cell table:style-name="ce368"/>
          <table:table-cell table:style-name="ce393"/>
          <table:covered-table-cell table:style-name="ce368"/>
          <table:table-cell table:style-name="ce393"/>
          <table:covered-table-cell table:style-name="ce368"/>
          <table:table-cell table:style-name="ce393"/>
          <table:covered-table-cell table:style-name="ce368"/>
          <table:table-cell table:style-name="ce411"/>
          <table:table-cell table:style-name="ce436" table:number-columns-repeated="2"/>
          <table:table-cell table:style-name="ce226"/>
          <table:table-cell table:style-name="ce439"/>
          <table:table-cell table:style-name="ce806"/>
          <table:table-cell table:style-name="ce794" table:number-columns-repeated="12"/>
          <table:table-cell table:style-name="ce798" table:number-columns-repeated="2"/>
          <table:table-cell table:style-name="ce462"/>
          <table:table-cell table:number-columns-repeated="992"/>
        </table:table-row>
        <table:table-row table:style-name="ro13">
          <table:table-cell table:number-columns-repeated="12"/>
          <table:table-cell table:style-name="ce797" table:number-columns-repeated="2"/>
          <table:table-cell table:style-name="ce226"/>
          <table:table-cell table:style-name="ce439" table:number-columns-spanned="1" table:number-rows-spanned="2"/>
          <table:table-cell table:style-name="ce802"/>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746" table:formula="of:=IF(AND([$Synthèse.$H$1];[.$AA$1];[.$AA$2]);IF(ISBLANK([$Données.P87]);&quot;&quot;;[$Données.P87]);&quot;&quot;)">
            <text:p/>
          </table:table-cell>
          <table:table-cell table:style-name="ce406" table:formula="of:=IF(AND([$Synthèse.$H$1];[.$AA$1];[.$AA$2]);IF(ISBLANK([$Données.Q87]);&quot;&quot;;[$Données.Q87]);&quot;&quot;)">
            <text:p/>
          </table:table-cell>
          <table:table-cell table:style-name="ce406" table:formula="of:=IF(AND([$Synthèse.$H$1];[.$AA$1];[.$AA$2]);IF(ISBLANK([$Données.R87]);&quot;&quot;;[$Données.R87]);&quot;&quot;)">
            <text:p/>
          </table:table-cell>
          <table:table-cell table:style-name="ce406" table:formula="of:=IF(AND([$Synthèse.$H$1];[.$AA$1];[.$AA$2]);IF(ISBLANK([$Données.S87]);&quot;&quot;;[$Données.S87]);&quot;&quot;)">
            <text:p/>
          </table:table-cell>
          <table:table-cell table:style-name="ce406" table:formula="of:=IF(AND([$Synthèse.$H$1];[.$AA$1];[.$AA$2]);IF(ISBLANK([$Données.T87]);&quot;&quot;;[$Données.T87]);&quot;&quot;)">
            <text:p/>
          </table:table-cell>
          <table:table-cell table:style-name="ce406" table:formula="of:=IF(AND([$Synthèse.$H$1];[.$AA$1];[.$AA$2]);IF(ISBLANK([$Données.U87]);&quot;&quot;;[$Données.U87]);&quot;&quot;)">
            <text:p/>
          </table:table-cell>
          <table:table-cell table:style-name="ce406" table:formula="of:=IF(AND([$Synthèse.$H$1];[.$AA$1];[.$AA$2]);IF(ISBLANK([$Données.V87]);&quot;&quot;;[$Données.V87]);&quot;&quot;)">
            <text:p/>
          </table:table-cell>
          <table:table-cell table:style-name="ce406" table:formula="of:=IF(AND([$Synthèse.$H$1];[.$AA$1];[.$AA$2]);IF(ISBLANK([$Données.W87]);&quot;&quot;;[$Données.W87]);&quot;&quot;)">
            <text:p/>
          </table:table-cell>
          <table:table-cell table:style-name="ce406" table:formula="of:=IF(AND([$Synthèse.$H$1];[.$AA$1];[.$AA$2]);IF(ISBLANK([$Données.X87]);&quot;&quot;;[$Données.X87]);&quot;&quot;)">
            <text:p/>
          </table:table-cell>
          <table:table-cell table:style-name="ce406" table:formula="of:=IF(AND([$Synthèse.$H$1];[.$AA$1];[.$AA$2]);IF(ISBLANK([$Données.Y87]);&quot;&quot;;[$Données.Y87]);&quot;&quot;)">
            <text:p/>
          </table:table-cell>
          <table:table-cell table:style-name="ce432" table:formula="of:=IF(AND([$Synthèse.$H$1];[.$AA$1];[.$AA$2]);IF(ISBLANK([$Données.Z87]);&quot;&quot;;[$Données.Z87]);&quot;&quot;)">
            <text:p/>
          </table:table-cell>
          <table:table-cell table:style-name="ce462" table:number-columns-repeated="2"/>
          <table:table-cell table:style-name="ce226"/>
          <table:covered-table-cell table:style-name="ce732"/>
          <table:table-cell table:style-name="ce802"/>
          <table:covered-table-cell table:style-name="ce436"/>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table-cell table:style-name="ce798" table:number-columns-repeated="2"/>
          <table:table-cell table:style-name="ce462"/>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746" table:formula="of:=IF(AND([$Synthèse.$H$1];[.$AA$1];[.$AA$2];[.$AA$3]);IF(ISBLANK([$Données.P88]);&quot;&quot;;[$Données.P88]);&quot;&quot;)">
            <text:p/>
          </table:table-cell>
          <table:table-cell table:style-name="ce406" table:formula="of:=IF(AND([$Synthèse.$H$1];[.$AA$1];[.$AA$2];[.$AA$3]);IF(ISBLANK([$Données.Q88]);&quot;&quot;;[$Données.Q88]);&quot;&quot;)">
            <text:p/>
          </table:table-cell>
          <table:table-cell table:style-name="ce406" table:formula="of:=IF(AND([$Synthèse.$H$1];[.$AA$1];[.$AA$2];[.$AA$3]);IF(ISBLANK([$Données.R88]);&quot;&quot;;[$Données.R88]);&quot;&quot;)">
            <text:p/>
          </table:table-cell>
          <table:table-cell table:style-name="ce406" table:formula="of:=IF(AND([$Synthèse.$H$1];[.$AA$1];[.$AA$2];[.$AA$3]);IF(ISBLANK([$Données.S88]);&quot;&quot;;[$Données.S88]);&quot;&quot;)">
            <text:p/>
          </table:table-cell>
          <table:table-cell table:style-name="ce406" table:formula="of:=IF(AND([$Synthèse.$H$1];[.$AA$1];[.$AA$2];[.$AA$3]);IF(ISBLANK([$Données.T88]);&quot;&quot;;[$Données.T88]);&quot;&quot;)">
            <text:p/>
          </table:table-cell>
          <table:table-cell table:style-name="ce406" table:formula="of:=IF(AND([$Synthèse.$H$1];[.$AA$1];[.$AA$2];[.$AA$3]);IF(ISBLANK([$Données.U88]);&quot;&quot;;[$Données.U88]);&quot;&quot;)">
            <text:p/>
          </table:table-cell>
          <table:table-cell table:style-name="ce406" table:formula="of:=IF(AND([$Synthèse.$H$1];[.$AA$1];[.$AA$2];[.$AA$3]);IF(ISBLANK([$Données.V88]);&quot;&quot;;[$Données.V88]);&quot;&quot;)">
            <text:p/>
          </table:table-cell>
          <table:table-cell table:style-name="ce406" table:formula="of:=IF(AND([$Synthèse.$H$1];[.$AA$1];[.$AA$2];[.$AA$3]);IF(ISBLANK([$Données.W88]);&quot;&quot;;[$Données.W88]);&quot;&quot;)">
            <text:p/>
          </table:table-cell>
          <table:table-cell table:style-name="ce406" table:formula="of:=IF(AND([$Synthèse.$H$1];[.$AA$1];[.$AA$2];[.$AA$3]);IF(ISBLANK([$Données.X88]);&quot;&quot;;[$Données.X88]);&quot;&quot;)">
            <text:p/>
          </table:table-cell>
          <table:table-cell table:style-name="ce406" table:formula="of:=IF(AND([$Synthèse.$H$1];[.$AA$1];[.$AA$2];[.$AA$3]);IF(ISBLANK([$Données.Y88]);&quot;&quot;;[$Données.Y88]);&quot;&quot;)">
            <text:p/>
          </table:table-cell>
          <table:table-cell table:style-name="ce432" table:formula="of:=IF(AND([$Synthèse.$H$1];[.$AA$1];[.$AA$2];[.$AA$3]);IF(ISBLANK([$Données.Z88]);&quot;&quot;;[$Données.Z88]);&quot;&quot;)">
            <text:p/>
          </table:table-cell>
          <table:table-cell table:number-columns-repeated="2"/>
          <table:table-cell table:style-name="ce226"/>
          <table:table-cell table:style-name="ce798" table:number-columns-repeated="13"/>
          <table:table-cell table:style-name="ce462" table:number-columns-repeated="4"/>
          <table:table-cell table:number-columns-repeated="986"/>
          <table:table-cell table:style-name="ce226" table:number-columns-repeated="2"/>
          <table:table-cell table:number-columns-repeated="4"/>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752" table:formula="of:=IF(AND([$Synthèse.$H$1];[.$AA$1];[.$AA$2]);IF(ISBLANK([$Données.P89]);&quot;&quot;;[$Données.P89]);&quot;&quot;)">
            <text:p/>
          </table:table-cell>
          <table:table-cell table:style-name="ce407" table:formula="of:=IF(AND([$Synthèse.$H$1];[.$AA$1];[.$AA$2]);IF(ISBLANK([$Données.Q89]);&quot;&quot;;[$Données.Q89]);&quot;&quot;)" table:number-columns-spanned="1" table:number-rows-spanned="2">
            <text:p/>
          </table:table-cell>
          <table:table-cell table:style-name="ce418" table:formula="of:=IF(AND([$Synthèse.$H$1];[.$AA$1];[.$AA$2]);IF(ISBLANK([$Données.R89]);&quot;&quot;;[$Données.R89]);&quot;&quot;)">
            <text:p/>
          </table:table-cell>
          <table:table-cell table:style-name="ce407" table:formula="of:=IF(AND([$Synthèse.$H$1];[.$AA$1];[.$AA$2]);IF(ISBLANK([$Données.S89]);&quot;&quot;;[$Données.S89]);&quot;&quot;)" table:number-columns-spanned="1" table:number-rows-spanned="2">
            <text:p/>
          </table:table-cell>
          <table:table-cell table:style-name="ce418" table:formula="of:=IF(AND([$Synthèse.$H$1];[.$AA$1];[.$AA$2]);IF(ISBLANK([$Données.T89]);&quot;&quot;;[$Données.T89]);&quot;&quot;)">
            <text:p/>
          </table:table-cell>
          <table:table-cell table:style-name="ce407" table:formula="of:=IF(AND([$Synthèse.$H$1];[.$AA$1];[.$AA$2]);IF(ISBLANK([$Données.U89]);&quot;&quot;;[$Données.U89]);&quot;&quot;)" table:number-columns-spanned="1" table:number-rows-spanned="2">
            <text:p/>
          </table:table-cell>
          <table:table-cell table:style-name="ce418" table:formula="of:=IF(AND([$Synthèse.$H$1];[.$AA$1];[.$AA$2]);IF(ISBLANK([$Données.V89]);&quot;&quot;;[$Données.V89]);&quot;&quot;)">
            <text:p/>
          </table:table-cell>
          <table:table-cell table:style-name="ce407" table:formula="of:=IF(AND([$Synthèse.$H$1];[.$AA$1];[.$AA$2]);IF(ISBLANK([$Données.W89]);&quot;&quot;;[$Données.W89]);&quot;&quot;)" table:number-columns-spanned="1" table:number-rows-spanned="2">
            <text:p/>
          </table:table-cell>
          <table:table-cell table:style-name="ce418" table:formula="of:=IF(AND([$Synthèse.$H$1];[.$AA$1];[.$AA$2]);IF(ISBLANK([$Données.X89]);&quot;&quot;;[$Données.X89]);&quot;&quot;)">
            <text:p/>
          </table:table-cell>
          <table:table-cell table:style-name="ce407" table:formula="of:=IF(AND([$Synthèse.$H$1];[.$AA$1];[.$AA$2]);IF(ISBLANK([$Données.Y89]);&quot;&quot;;[$Données.Y89]);&quot;&quot;)" table:number-columns-spanned="1" table:number-rows-spanned="2">
            <text:p/>
          </table:table-cell>
          <table:table-cell table:style-name="ce433" table:formula="of:=IF(AND([$Synthèse.$H$1];[.$AA$1];[.$AA$2]);IF(ISBLANK([$Données.Z89]);&quot;&quot;;[$Données.Z89]);&quot;&quot;)">
            <text:p/>
          </table:table-cell>
          <table:table-cell table:number-columns-repeated="2"/>
          <table:table-cell table:style-name="ce800"/>
          <table:table-cell table:style-name="ce436" table:number-columns-repeated="11"/>
          <table:table-cell table:style-name="ce455"/>
          <table:table-cell table:style-name="ce436"/>
          <table:table-cell table:style-name="ce462" table:number-columns-repeated="4"/>
          <table:table-cell table:number-columns-repeated="986"/>
          <table:table-cell table:style-name="ce226" table:number-columns-repeated="2"/>
          <table:table-cell table:number-columns-repeated="4"/>
        </table:table-row>
        <table:table-row table:style-name="ro13">
          <table:covered-table-cell table:style-name="ce732"/>
          <table:table-cell table:style-name="ce755" table:formula="of:=IF(AND([$Synthèse.$H$1];[.$AA$1];[.$AA$2]);IF(ISBLANK([$Données.P90]);&quot;&quot;;[$Données.P90]);&quot;&quot;)">
            <text:p/>
          </table:table-cell>
          <table:covered-table-cell table:style-name="ce765"/>
          <table:table-cell table:style-name="ce419" table:formula="of:=IF(AND([$Synthèse.$H$1];[.$AA$1];[.$AA$2]);IF(ISBLANK([$Données.R90]);&quot;&quot;;[$Données.R90]);&quot;&quot;)">
            <text:p/>
          </table:table-cell>
          <table:covered-table-cell table:style-name="ce421"/>
          <table:table-cell table:style-name="ce419" table:formula="of:=IF(AND([$Synthèse.$H$1];[.$AA$1];[.$AA$2]);IF(ISBLANK([$Données.T90]);&quot;&quot;;[$Données.T90]);&quot;&quot;)">
            <text:p/>
          </table:table-cell>
          <table:covered-table-cell table:style-name="ce421"/>
          <table:table-cell table:style-name="ce419" table:formula="of:=IF(AND([$Synthèse.$H$1];[.$AA$1];[.$AA$2]);IF(ISBLANK([$Données.V90]);&quot;&quot;;[$Données.V90]);&quot;&quot;)">
            <text:p/>
          </table:table-cell>
          <table:covered-table-cell table:style-name="ce421"/>
          <table:table-cell table:style-name="ce419" table:formula="of:=IF(AND([$Synthèse.$H$1];[.$AA$1];[.$AA$2]);IF(ISBLANK([$Données.X90]);&quot;&quot;;[$Données.X90]);&quot;&quot;)">
            <text:p/>
          </table:table-cell>
          <table:covered-table-cell table:style-name="ce421"/>
          <table:table-cell table:style-name="ce435" table:formula="of:=IF(AND([$Synthèse.$H$1];[.$AA$1];[.$AA$2]);IF(ISBLANK([$Données.Z90]);&quot;&quot;;[$Données.Z90]);&quot;&quot;)">
            <text:p/>
          </table:table-cell>
          <table:table-cell table:style-name="ce226" table:number-columns-repeated="7"/>
          <table:table-cell table:number-columns-repeated="999"/>
          <table:table-cell table:style-name="ce226" table:number-columns-repeated="2"/>
          <table:table-cell table:number-columns-repeated="4"/>
        </table:table-row>
        <table:table-row table:style-name="ro13" table:number-rows-repeated="2">
          <table:table-cell table:style-name="ce226" table:number-columns-repeated="19"/>
          <table:table-cell table:number-columns-repeated="999"/>
          <table:table-cell table:style-name="ce226" table:number-columns-repeated="2"/>
          <table:table-cell table:number-columns-repeated="4"/>
        </table:table-row>
        <table:table-row table:style-name="ro13">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table-cell table:style-name="ce226" table:number-columns-repeated="2"/>
          <table:table-cell table:number-columns-repeated="1010"/>
        </table:table-row>
        <table:table-row table:style-name="ro7">
          <table:table-cell table:style-name="ce226" table:number-columns-repeated="12"/>
          <table:table-cell table:number-columns-repeated="14"/>
          <table:table-cell table:number-columns-repeated="3" table:style-name="ce361" office:value-type="boolean" office:boolean-value="true" calcext:value-type="boolean">
            <text:p>VRAI</text:p>
          </table:table-cell>
          <table:table-cell table:number-columns-repeated="35"/>
          <table:table-cell table:style-name="ce226" table:number-columns-repeated="955"/>
          <table:table-cell table:style-name="ce363" table:number-columns-repeated="5"/>
        </table:table-row>
        <table:table-row table:style-name="ro13" table:number-rows-repeated="6">
          <table:table-cell table:style-name="ce226" table:number-columns-repeated="14"/>
          <table:table-cell table:number-columns-repeated="1010"/>
        </table:table-row>
        <table:table-row table:style-name="ro13">
          <table:table-cell table:number-columns-repeated="12"/>
          <table:table-cell table:style-name="ce226" table:number-columns-repeated="2"/>
          <table:table-cell table:number-columns-repeated="1010"/>
        </table:table-row>
        <table:table-row table:style-name="ro7" table:number-rows-repeated="1048542">
          <table:table-cell table:number-columns-repeated="1024"/>
        </table:table-row>
        <table:table-row table:style-name="ro7">
          <table:table-cell table:number-columns-repeated="1024"/>
        </table:table-row>
        <calcext:conditional-formats>
          <calcext:conditional-format calcext:target-range-address="'Tableaux de signes et de variations'.K7:'Tableaux de signes et de variations'.K7">
            <calcext:condition calcext:apply-style-name="VRAI" calcext:value="formula-is(IF([.K7]=0))" calcext:base-cell-address="'Tableaux de signes et de variations'.K7"/>
            <calcext:condition calcext:apply-style-name="FAUX" calcext:value="formula-is(IF([.K7]=1))" calcext:base-cell-address="'Tableaux de signes et de variations'.K7"/>
          </calcext:conditional-format>
          <calcext:conditional-format calcext:target-range-address="'Tableaux de signes et de variations'.C7:'Tableaux de signes et de variations'.F7">
            <calcext:condition calcext:apply-style-name="VRAI" calcext:value="formula-is(IF([.C7]=0))" calcext:base-cell-address="'Tableaux de signes et de variations'.C7"/>
            <calcext:condition calcext:apply-style-name="FAUX" calcext:value="formula-is(IF([.C7]=1))" calcext:base-cell-address="'Tableaux de signes et de variations'.C7"/>
          </calcext:conditional-format>
          <calcext:conditional-format calcext:target-range-address="'Tableaux de signes et de variations'.D11:'Tableaux de signes et de variations'.D12 'Tableaux de signes et de variations'.B11:'Tableaux de signes et de variations'.B12">
            <calcext:condition calcext:apply-style-name="VRAI" calcext:value="formula-is(IF(#REF!=0))" calcext:base-cell-address="'Tableaux de signes et de variations'.B11"/>
            <calcext:condition calcext:apply-style-name="FAUX" calcext:value="formula-is(IF(#REF!=1))" calcext:base-cell-address="'Tableaux de signes et de variations'.B11"/>
          </calcext:conditional-format>
        </calcext:conditional-formats>
      </table:table>
      <table:table table:name="Fonction homographique" table:style-name="ta5" table:protected="true" table:protection-key="63smxvRndhx84c+wVI+UblmhWqU="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0" form:id="control20" form:label="Résultats" form:input-required="false" form:linked-cell="'Fonction homographiqu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1" form:id="control21" form:label="Réponses" form:input-required="false" form:linked-cell="'Fonction homographiqu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22" form:id="control22" form:label="Dérivée" form:input-required="false" form:linked-cell="'Fonction homographique'.A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3" form:id="control2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4" form:id="control2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Fonction_homographique?language=Basic&amp;location=document" xlink:type="simple"/>
              </office:event-listeners>
            </form:button>
          </form:form>
        </office:forms>
        <table:shapes>
          <draw:control draw:z-index="0" draw:style-name="gr4" draw:text-style-name="P1" svg:width="4.511cm" svg:height="1.42cm" svg:x="24.363cm" svg:y="33.336cm" draw:control="control20"/>
          <draw:control draw:z-index="1" draw:style-name="gr4" draw:text-style-name="P1" svg:width="4.505cm" svg:height="1.337cm" svg:x="29.502cm" svg:y="33.383cm" draw:control="control21"/>
          <draw:control draw:z-index="2" draw:style-name="gr4" draw:text-style-name="P1" svg:width="4.505cm" svg:height="1.407cm" svg:x="19.326cm" svg:y="33.377cm" draw:control="control22"/>
          <draw:control draw:z-index="3" draw:style-name="gr1" draw:text-style-name="P1" svg:width="11.496cm" svg:height="1.5cm" svg:x="5.718cm" svg:y="33.253cm" draw:control="control23"/>
          <draw:control draw:z-index="4" draw:style-name="gr1" draw:text-style-name="P1" svg:width="4.528cm" svg:height="1.5cm" svg:x="0.527cm" svg:y="33.212cm" draw:control="control24"/>
          <draw:frame draw:z-index="5" draw:style-name="gr6" draw:text-style-name="P2" svg:width="49.385cm" svg:height="26.741cm" svg:x="34.233cm" svg:y="6.087cm">
            <draw:object draw:notify-on-update-of-ranges="Données.J211:Données.J212 Données.L211:Données.L212 Données.AF189:Données.AF589 Données.AG189:Données.AG589 Données.J208:Données.J209 Données.L208:Données.L209" xlink:href="./Object 6" xlink:type="simple" xlink:show="embed" xlink:actuate="onLoad">
              <loext:p/>
            </draw:object>
            <draw:image xlink:href="./ObjectReplacements/Object 6" xlink:type="simple" xlink:show="embed" xlink:actuate="onLoad"/>
          </draw:frame>
        </table:shapes>
        <table:table-column table:style-name="co15" table:default-cell-style-name="ce297"/>
        <table:table-column table:style-name="co25" table:default-cell-style-name="ce297"/>
        <table:table-column table:style-name="co17" table:default-cell-style-name="ce297"/>
        <table:table-column table:style-name="co18" table:number-columns-repeated="7" table:default-cell-style-name="ce297"/>
        <table:table-column table:style-name="co26" table:default-cell-style-name="ce297"/>
        <table:table-column table:style-name="co18" table:number-columns-repeated="3" table:default-cell-style-name="ce297"/>
        <table:table-column table:style-name="co20" table:default-cell-style-name="ce297"/>
        <table:table-column table:style-name="co21" table:default-cell-style-name="ce297"/>
        <table:table-column table:style-name="co22" table:default-cell-style-name="ce297"/>
        <table:table-column table:style-name="co23" table:default-cell-style-name="ce297"/>
        <table:table-column table:style-name="co24" table:number-columns-repeated="10" table:default-cell-style-name="ce297"/>
        <table:table-column table:style-name="co1" table:number-columns-repeated="36" table:default-cell-style-name="ce297"/>
        <table:table-column table:style-name="co1" table:number-columns-repeated="960" table:default-cell-style-name="ce226"/>
        <table:table-row table:style-name="ro12">
          <table:table-cell table:style-name="ce370" office:value-type="string" calcext:value-type="string" table:number-columns-spanned="10" table:number-rows-spanned="1">
            <text:p>KELLER Stéphane</text:p>
            <text:p>Lycée agricole Louis Pasteur</text:p>
          </table:table-cell>
          <table:covered-table-cell table:style-name="ce370"/>
          <table:covered-table-cell table:style-name="ce226"/>
          <table:covered-table-cell/>
          <table:covered-table-cell table:style-name="ce226"/>
          <table:covered-table-cell table:style-name="ce771"/>
          <table:covered-table-cell table:style-name="ce226"/>
          <table:covered-table-cell/>
          <table:covered-table-cell table:number-columns-repeated="2" table:style-name="ce226"/>
          <table:table-cell table:style-name="ce343" table:formula="of:=IF(AND([$Synthèse.$H$1];[.$AA$1]);[$Données.$J$199];&quot;&quot;)">
            <text:p/>
          </table:table-cell>
          <table:table-cell table:style-name="ce344" office:value-type="string" calcext:value-type="string">
            <text:p>/20</text:p>
          </table:table-cell>
          <table:table-cell table:number-columns-repeated="3"/>
          <table:table-cell table:style-name="ce226"/>
          <table:table-cell table:number-columns-repeated="3"/>
          <table:table-cell table:style-name="ce814"/>
          <table:table-cell table:number-columns-repeated="6"/>
          <table:table-cell table:style-name="ce361" office:value-type="boolean" office:boolean-value="false" calcext:value-type="boolean">
            <text:p>FAUX</text:p>
          </table:table-cell>
          <table:table-cell table:number-columns-repeated="997"/>
        </table:table-row>
        <table:table-row table:style-name="ro13">
          <table:table-cell table:style-name="ce208" table:number-columns-repeated="2"/>
          <table:table-cell table:style-name="ce234"/>
          <table:table-cell/>
          <table:table-cell table:style-name="ce226" table:number-columns-repeated="2"/>
          <table:table-cell table:number-columns-repeated="20"/>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00" office:value-type="string" calcext:value-type="string" table:number-columns-spanned="5" table:number-rows-spanned="1">
            <text:p>Fonction définie sur [-10 ; 10]</text:p>
          </table:table-cell>
          <table:covered-table-cell table:style-name="ce735"/>
          <table:covered-table-cell table:style-name="ce234"/>
          <table:covered-table-cell table:number-columns-repeated="2"/>
          <table:table-cell/>
          <table:table-cell table:style-name="ce774" office:value-type="string" calcext:value-type="string">
            <text:p>EN PHASE DE TEST</text:p>
          </table:table-cell>
          <table:table-cell table:number-columns-repeated="19"/>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13" table:number-columns-repeated="2"/>
          <table:table-cell table:number-columns-repeated="50"/>
          <table:table-cell table:style-name="ce361" office:value-type="boolean" office:boolean-value="true" calcext:value-type="boolean">
            <text:p>VRAI</text:p>
          </table:table-cell>
          <table:table-cell table:number-columns-repeated="971"/>
        </table:table-row>
        <table:table-row table:style-name="ro13">
          <table:table-cell table:style-name="ce717" office:value-type="string" calcext:value-type="string">
            <text:p>x</text:p>
          </table:table-cell>
          <table:table-cell table:style-name="ce464" table:number-columns-spanned="2" table:number-rows-spanned="1"/>
          <table:covered-table-cell table:style-name="ce492"/>
          <table:table-cell table:style-name="ce511" table:number-columns-spanned="2" table:number-rows-spanned="1"/>
          <table:covered-table-cell table:style-name="ce533"/>
          <table:table-cell table:style-name="ce511" table:number-columns-spanned="2" table:number-rows-spanned="1"/>
          <table:covered-table-cell table:style-name="ce533"/>
          <table:table-cell table:style-name="ce511" table:number-columns-spanned="2" table:number-rows-spanned="1"/>
          <table:covered-table-cell table:style-name="ce533"/>
          <table:table-cell table:style-name="ce878" table:number-columns-spanned="2" table:number-rows-spanned="1"/>
          <table:covered-table-cell table:style-name="ce488"/>
          <table:table-cell table:style-name="ce436" table:number-columns-repeated="2"/>
          <table:table-cell table:style-name="ce794"/>
          <table:table-cell table:number-columns-repeated="1010"/>
        </table:table-row>
        <table:table-row table:style-name="ro13">
          <table:table-cell table:style-name="ce723" office:value-type="string" calcext:value-type="string">
            <text:p>Signe de<text:span text:style-name="T7"> f (x)</text:span></text:p>
          </table:table-cell>
          <table:table-cell table:style-name="ce465" table:number-columns-spanned="2" table:number-rows-spanned="1"/>
          <table:covered-table-cell table:style-name="ce122"/>
          <table:table-cell table:style-name="ce122" table:number-columns-spanned="2" table:number-rows-spanned="1"/>
          <table:covered-table-cell table:style-name="ce122"/>
          <table:table-cell table:style-name="ce99" table:number-columns-spanned="2" table:number-rows-spanned="1"/>
          <table:covered-table-cell table:style-name="ce122"/>
          <table:table-cell table:style-name="ce99" table:number-columns-spanned="2" table:number-rows-spanned="1"/>
          <table:covered-table-cell table:style-name="ce122"/>
          <table:table-cell table:style-name="ce409" table:number-columns-spanned="2" table:number-rows-spanned="1"/>
          <table:covered-table-cell table:style-name="ce488"/>
          <table:table-cell table:style-name="ce436"/>
          <table:table-cell table:style-name="ce794" table:number-columns-repeated="2"/>
          <table:table-cell table:number-columns-repeated="1010"/>
        </table:table-row>
        <table:table-row table:style-name="ro13">
          <table:table-cell table:style-name="ce726" table:number-columns-repeated="2"/>
          <table:table-cell table:style-name="ce481" table:number-columns-repeated="4"/>
          <table:table-cell table:style-name="ce226" table:number-columns-repeated="4"/>
          <table:table-cell table:style-name="ce540"/>
          <table:table-cell/>
          <table:table-cell table:style-name="ce462" table:number-columns-repeated="2"/>
          <table:table-cell table:number-columns-repeated="1010"/>
        </table:table-row>
        <table:table-row table:style-name="ro13">
          <table:table-cell table:style-name="ce717" office:value-type="string" calcext:value-type="string">
            <text:p>x</text:p>
          </table:table-cell>
          <table:table-cell table:style-name="ce803" table:formula="of:=IF(AND([$Synthèse.$H$1];[.$AA$1];[.$AA$2]);IF(ISBLANK([$Données.B189]);&quot;&quot;;[$Données.B189]);&quot;&quot;)" table:number-columns-spanned="2" table:number-rows-spanned="1">
            <text:p/>
          </table:table-cell>
          <table:covered-table-cell table:style-name="ce830"/>
          <table:table-cell table:style-name="ce513" table:formula="of:=IF(AND([$Synthèse.$H$1];[.$AA$1];[.$AA$2]);IF(ISBLANK([$Données.C189]);&quot;&quot;;[$Données.C189]);&quot;&quot;)" table:number-columns-spanned="2" table:number-rows-spanned="1">
            <text:p/>
          </table:table-cell>
          <table:covered-table-cell table:style-name="ce830"/>
          <table:table-cell table:style-name="ce513" table:formula="of:=IF(AND([$Synthèse.$H$1];[.$AA$1];[.$AA$2]);IF(ISBLANK([$Données.D189]);&quot;&quot;;[$Données.D189]);&quot;&quot;)" table:number-columns-spanned="2" table:number-rows-spanned="1">
            <text:p/>
          </table:table-cell>
          <table:covered-table-cell table:style-name="ce830"/>
          <table:table-cell table:style-name="ce513" table:formula="of:=IF(AND([$Synthèse.$H$1];[.$AA$1];[.$AA$2]);IF(ISBLANK([$Données.E189]);&quot;&quot;;[$Données.E189]);&quot;&quot;)" table:number-columns-spanned="2" table:number-rows-spanned="1">
            <text:p/>
          </table:table-cell>
          <table:covered-table-cell table:style-name="ce830"/>
          <table:table-cell table:style-name="ce529" table:formula="of:=IF(AND([$Synthèse.$H$1];[.$AA$1];[.$AA$2]);IF(ISBLANK([$Données.F189]);&quot;&quot;;[$Données.F189]);&quot;&quot;)" table:number-columns-spanned="2" table:number-rows-spanned="1">
            <text:p/>
          </table:table-cell>
          <table:covered-table-cell table:style-name="ce616"/>
          <table:table-cell table:style-name="ce900"/>
          <table:table-cell table:style-name="ce439" table:number-columns-repeated="2"/>
          <table:table-cell table:number-columns-repeated="1010"/>
        </table:table-row>
        <table:table-row table:style-name="ro13">
          <table:table-cell table:style-name="ce723" office:value-type="string" calcext:value-type="string">
            <text:p>Signe de<text:span text:style-name="T7"> f (x)</text:span></text:p>
          </table:table-cell>
          <table:table-cell table:style-name="ce468" table:formula="of:=IF(AND([$Synthèse.$H$1];[.$AA$1];[.$AA$2]);IF(ISBLANK([$Données.B190]);&quot;&quot;;[$Données.B190]);&quot;&quot;)" table:number-columns-spanned="2" table:number-rows-spanned="1">
            <text:p/>
          </table:table-cell>
          <table:covered-table-cell table:style-name="ce499"/>
          <table:table-cell table:style-name="ce514" table:formula="of:=IF(AND([$Synthèse.$H$1];[.$AA$1];[.$AA$2]);IF(ISBLANK([$Données.C190]);&quot;&quot;;[$Données.C190]);&quot;&quot;)" table:number-columns-spanned="2" table:number-rows-spanned="1">
            <text:p/>
          </table:table-cell>
          <table:covered-table-cell table:style-name="ce499"/>
          <table:table-cell table:style-name="ce514" table:formula="of:=IF(AND([$Synthèse.$H$1];[.$AA$1];[.$AA$2]);IF(ISBLANK([$Données.D190]);&quot;&quot;;[$Données.D190]);&quot;&quot;)" table:number-columns-spanned="2" table:number-rows-spanned="1">
            <text:p/>
          </table:table-cell>
          <table:covered-table-cell table:style-name="ce499"/>
          <table:table-cell table:style-name="ce514" table:formula="of:=IF(AND([$Synthèse.$H$1];[.$AA$1];[.$AA$2]);IF(ISBLANK([$Données.E190]);&quot;&quot;;[$Données.E190]);&quot;&quot;)" table:number-columns-spanned="2" table:number-rows-spanned="1">
            <text:p/>
          </table:table-cell>
          <table:covered-table-cell table:style-name="ce499"/>
          <table:table-cell table:style-name="ce610" table:formula="of:=IF(AND([$Synthèse.$H$1];[.$AA$1];[.$AA$2]);IF(ISBLANK([$Données.F190]);&quot;&quot;;[$Données.F190]);&quot;&quot;)" table:number-columns-spanned="2" table:number-rows-spanned="1">
            <text:p/>
          </table:table-cell>
          <table:covered-table-cell table:style-name="ce617"/>
          <table:table-cell table:style-name="ce799" table:formula="of:=IF(AND([.$AA$1];[.$AA$2]);IF(ISBLANK([$Données.L88]);&quot;&quot;;[$Données.L88]);&quot;&quot;)">
            <text:p/>
          </table:table-cell>
          <table:table-cell table:style-name="ce794"/>
          <table:table-cell table:style-name="ce436"/>
          <table:table-cell table:number-columns-repeated="1010"/>
        </table:table-row>
        <table:table-row table:style-name="ro13">
          <table:table-cell table:style-name="ce728" table:number-columns-repeated="6"/>
          <table:table-cell table:style-name="ce226" table:number-columns-repeated="3"/>
          <table:table-cell/>
          <table:table-cell table:style-name="ce782"/>
          <table:table-cell table:number-columns-repeated="1013"/>
        </table:table-row>
        <table:table-row table:style-name="ro13">
          <table:table-cell table:style-name="ce229" office:value-type="string" calcext:value-type="string" table:number-columns-spanned="12" table:number-rows-spanned="1">
            <text:p>Dans les cellules C16, E16 et G16 :</text:p>
          </table:table-cell>
          <table:covered-table-cell table:style-name="ce466"/>
          <table:covered-table-cell table:style-name="ce293"/>
          <table:covered-table-cell table:style-name="ce466"/>
          <table:covered-table-cell table:number-columns-repeated="8" table:style-name="ce325"/>
          <table:table-cell table:style-name="ce462"/>
          <table:table-cell table:style-name="ce798"/>
          <table:table-cell table:style-name="ce436"/>
          <table:table-cell table:style-name="ce439"/>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table-cell table:style-name="ce229" office:value-type="string" calcext:value-type="string" table:number-columns-spanned="12" table:number-rows-spanned="1">
            <text:p> saisir <text:span text:style-name="T17">k</text:span> pour <text:span text:style-name="T18">k</text:span> et <text:span text:style-name="T17">m</text:span> pour <text:span text:style-name="T18">m</text:span>, mais laisser la police Wingdings 3.</text:p>
          </table:table-cell>
          <table:covered-table-cell table:style-name="ce466"/>
          <table:covered-table-cell table:style-name="ce293"/>
          <table:covered-table-cell table:style-name="ce466"/>
          <table:covered-table-cell table:number-columns-repeated="8" table:style-name="ce325"/>
          <table:table-cell table:style-name="ce462"/>
          <table:table-cell table:style-name="ce798"/>
          <table:table-cell table:style-name="ce226"/>
          <table:table-cell table:style-name="ce439" table:number-columns-spanned="1" table:number-rows-spanned="2"/>
          <table:table-cell table:style-name="ce804"/>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798" table:number-columns-repeated="2"/>
          <table:table-cell table:style-name="ce462"/>
          <table:table-cell table:number-columns-repeated="992"/>
        </table:table-row>
        <table:table-row table:style-name="ro13">
          <table:table-cell table:style-name="ce226" table:number-columns-repeated="15"/>
          <table:covered-table-cell table:style-name="ce732"/>
          <table:table-cell table:style-name="ce805"/>
          <table:covered-table-cell table:style-name="ce436"/>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378"/>
          <table:table-cell table:style-name="ce406" table:number-columns-repeated="2"/>
          <table:table-cell table:style-name="ce122"/>
          <table:table-cell table:style-name="ce406" table:number-columns-repeated="2"/>
          <table:table-cell table:style-name="ce916"/>
          <table:table-cell table:style-name="ce794" table:number-columns-repeated="4"/>
          <table:table-cell table:style-name="ce226"/>
          <table:table-cell table:style-name="ce799" table:number-columns-repeated="2"/>
          <table:table-cell table:style-name="ce462" table:number-columns-repeated="12"/>
          <table:table-cell table:style-name="ce798" table:number-columns-repeated="2"/>
          <table:table-cell table:style-name="ce462" table:number-columns-repeated="3"/>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486" table:number-columns-spanned="3" table:number-rows-spanned="1"/>
          <table:covered-table-cell table:number-columns-repeated="2" table:style-name="ce122"/>
          <table:table-cell table:style-name="ce122"/>
          <table:table-cell table:style-name="ce409" table:number-columns-spanned="3" table:number-rows-spanned="1"/>
          <table:covered-table-cell table:style-name="ce122"/>
          <table:covered-table-cell table:style-name="ce409"/>
          <table:table-cell table:style-name="ce794"/>
          <table:table-cell table:style-name="ce612" office:value-type="string" calcext:value-type="string">
            <text:p>saisir </text:p>
          </table:table-cell>
          <table:table-cell table:style-name="ce612" office:value-type="string" calcext:value-type="string">
            <text:p>pour</text:p>
          </table:table-cell>
          <table:table-cell table:style-name="ce794" table:number-columns-repeated="3"/>
          <table:table-cell table:style-name="ce226"/>
          <table:table-cell table:style-name="ce801"/>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474"/>
          <table:table-cell table:style-name="ce387" table:number-columns-spanned="1" table:number-rows-spanned="2"/>
          <table:table-cell table:style-name="ce519"/>
          <table:table-cell table:style-name="ce541" table:number-columns-spanned="1" table:number-rows-spanned="2"/>
          <table:table-cell table:style-name="ce569"/>
          <table:table-cell table:style-name="ce387" table:number-columns-spanned="1" table:number-rows-spanned="2"/>
          <table:table-cell table:style-name="ce578"/>
          <table:table-cell table:style-name="ce605" table:number-columns-spanned="1" table:number-rows-spanned="2"/>
          <table:table-cell table:style-name="ce613" office:value-type="string" calcext:value-type="string">
            <text:p>+infini</text:p>
          </table:table-cell>
          <table:table-cell table:style-name="ce613" office:value-type="string" calcext:value-type="string">
            <text:p>+<text:span text:style-name="T19">∞</text:span></text:p>
          </table:table-cell>
          <table:table-cell table:style-name="ce436" table:number-columns-repeated="3"/>
          <table:table-cell table:style-name="ce226"/>
          <table:table-cell table:style-name="ce439"/>
          <table:table-cell table:style-name="ce806"/>
          <table:table-cell table:style-name="ce794" table:number-columns-repeated="12"/>
          <table:table-cell table:style-name="ce798" table:number-columns-repeated="2"/>
          <table:table-cell table:style-name="ce462"/>
          <table:table-cell table:number-columns-repeated="992"/>
        </table:table-row>
        <table:table-row table:style-name="ro13">
          <table:covered-table-cell table:style-name="ce732"/>
          <table:table-cell table:style-name="ce475"/>
          <table:covered-table-cell table:style-name="ce120"/>
          <table:table-cell table:style-name="ce521"/>
          <table:covered-table-cell table:style-name="ce368"/>
          <table:table-cell table:style-name="ce571"/>
          <table:covered-table-cell table:style-name="ce368"/>
          <table:table-cell table:style-name="ce579"/>
          <table:covered-table-cell table:style-name="ce455"/>
          <table:table-cell table:style-name="ce613" office:value-type="string" calcext:value-type="string">
            <text:p>-infini</text:p>
          </table:table-cell>
          <table:table-cell table:style-name="ce619" office:value-type="string" calcext:value-type="string">
            <text:p>-∞</text:p>
          </table:table-cell>
          <table:table-cell table:style-name="ce797" table:number-columns-repeated="3"/>
          <table:table-cell table:style-name="ce226"/>
          <table:table-cell table:style-name="ce439" table:number-columns-spanned="1" table:number-rows-spanned="2"/>
          <table:table-cell table:style-name="ce802"/>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798" table:number-columns-repeated="2"/>
          <table:table-cell table:style-name="ce462"/>
          <table:table-cell table:number-columns-repeated="992"/>
        </table:table-row>
        <table:table-row table:style-name="ro13">
          <table:table-cell table:number-columns-repeated="12"/>
          <table:table-cell table:style-name="ce462" table:number-columns-repeated="2"/>
          <table:table-cell table:style-name="ce226"/>
          <table:covered-table-cell table:style-name="ce732"/>
          <table:table-cell table:style-name="ce802"/>
          <table:covered-table-cell table:style-name="ce436"/>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746" table:formula="of:=IF(AND([$Synthèse.$H$1];[.$AA$1];[.$AA$2]);IF(ISBLANK([$Données.P189]);&quot;&quot;;[$Données.P189]);&quot;&quot;)">
            <text:p/>
          </table:table-cell>
          <table:table-cell table:style-name="ce406" table:formula="of:=IF(AND([$Synthèse.$H$1];[.$AA$1];[.$AA$2]);IF(ISBLANK([$Données.Q189]);&quot;&quot;;[$Données.Q189]);&quot;&quot;)">
            <text:p/>
          </table:table-cell>
          <table:table-cell table:style-name="ce406" table:formula="of:=IF(AND([$Synthèse.$H$1];[.$AA$1];[.$AA$2]);IF(ISBLANK([$Données.R189]);&quot;&quot;;[$Données.R189]);&quot;&quot;)">
            <text:p/>
          </table:table-cell>
          <table:table-cell table:style-name="ce406" table:formula="of:=IF(AND([$Synthèse.$H$1];[.$AA$1];[.$AA$2]);IF(ISBLANK([$Données.S189]);&quot;&quot;;[$Données.S189]);&quot;&quot;)">
            <text:p/>
          </table:table-cell>
          <table:table-cell table:style-name="ce406" table:formula="of:=IF(AND([$Synthèse.$H$1];[.$AA$1];[.$AA$2]);IF(ISBLANK([$Données.T189]);&quot;&quot;;[$Données.T189]);&quot;&quot;)">
            <text:p/>
          </table:table-cell>
          <table:table-cell table:style-name="ce406" table:formula="of:=IF(AND([$Synthèse.$H$1];[.$AA$1];[.$AA$2]);IF(ISBLANK([$Données.U189]);&quot;&quot;;[$Données.U189]);&quot;&quot;)">
            <text:p/>
          </table:table-cell>
          <table:table-cell table:style-name="ce861" table:formula="of:=IF(AND([$Synthèse.$H$1];[.$AA$1];[.$AA$2]);IF(ISBLANK([$Données.V189]);&quot;&quot;;[$Données.V189]);&quot;&quot;)">
            <text:p/>
          </table:table-cell>
          <table:table-cell table:style-name="ce794" table:number-columns-repeated="4"/>
          <table:table-cell table:number-columns-repeated="2"/>
          <table:table-cell table:style-name="ce226"/>
          <table:table-cell table:style-name="ce798" table:number-columns-repeated="13"/>
          <table:table-cell table:style-name="ce462" table:number-columns-repeated="4"/>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821" table:formula="of:=IF(AND([$Synthèse.$H$1];[.$AA$1];[.$AA$2];[.$AA$3]);IF(ISBLANK([$Données.P190]);&quot;&quot;;[$Données.P190]);&quot;&quot;)" table:number-columns-spanned="3" table:number-rows-spanned="1">
            <text:p/>
          </table:table-cell>
          <table:covered-table-cell table:style-name="ce833"/>
          <table:covered-table-cell table:style-name="ce406"/>
          <table:table-cell table:style-name="ce847" table:formula="of:=IF(AND([$Synthèse.$H$1];[.$AA$1];[.$AA$2];[.$AA$3]);IF(ISBLANK([$Données.S190]);&quot;&quot;;[$Données.S190]);&quot;&quot;)">
            <text:p/>
          </table:table-cell>
          <table:table-cell table:style-name="ce432" table:formula="of:=IF(AND([$Synthèse.$H$1];[.$AA$1];[.$AA$2];[.$AA$3]);IF(ISBLANK([$Données.T190]);&quot;&quot;;[$Données.T190]);&quot;&quot;)" table:number-columns-spanned="3" table:number-rows-spanned="1">
            <text:p/>
          </table:table-cell>
          <table:covered-table-cell table:style-name="ce406"/>
          <table:covered-table-cell table:style-name="ce432"/>
          <table:table-cell table:style-name="ce794" table:number-columns-repeated="4"/>
          <table:table-cell table:number-columns-repeated="2"/>
          <table:table-cell table:style-name="ce800"/>
          <table:table-cell table:style-name="ce436" table:number-columns-repeated="11"/>
          <table:table-cell table:style-name="ce455"/>
          <table:table-cell table:style-name="ce436"/>
          <table:table-cell table:style-name="ce462" table:number-columns-repeated="4"/>
          <table:table-cell table:number-columns-repeated="992"/>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752" table:formula="of:=IF(AND([$Synthèse.$H$1];[.$AA$1];[.$AA$2]);IF(ISBLANK([$Données.P191]);&quot;&quot;;[$Données.P191]);&quot;&quot;)">
            <text:p/>
          </table:table-cell>
          <table:table-cell table:style-name="ce834" table:formula="of:=IF(AND([$Synthèse.$H$1];[.$AA$1];[.$AA$2]);IF(ISBLANK([$Données.Q191]);&quot;&quot;;[$Données.Q191]);&quot;&quot;)" table:number-columns-spanned="1" table:number-rows-spanned="2">
            <text:p/>
          </table:table-cell>
          <table:table-cell table:style-name="ce841" table:formula="of:=IF(AND([$Synthèse.$H$1];[.$AA$1];[.$AA$2]);IF(ISBLANK([$Données.R191]);&quot;&quot;;[$Données.R191]);&quot;&quot;)">
            <text:p/>
          </table:table-cell>
          <table:table-cell table:style-name="ce550" table:formula="of:=IF(AND([$Synthèse.$H$1];[.$AA$1];[.$AA$2]);IF(ISBLANK([$Données.S191]);&quot;&quot;;[$Données.S191]);&quot;&quot;)" table:number-columns-spanned="1" table:number-rows-spanned="2">
            <text:p/>
          </table:table-cell>
          <table:table-cell table:style-name="ce857" table:formula="of:=IF(AND([$Synthèse.$H$1];[.$AA$1];[.$AA$2]);IF(ISBLANK([$Données.T191]);&quot;&quot;;[$Données.T191]);&quot;&quot;)">
            <text:p/>
          </table:table-cell>
          <table:table-cell table:style-name="ce834" table:formula="of:=IF(AND([$Synthèse.$H$1];[.$AA$1];[.$AA$2]);IF(ISBLANK([$Données.U191]);&quot;&quot;;[$Données.U191]);&quot;&quot;)" table:number-columns-spanned="1" table:number-rows-spanned="2">
            <text:p/>
          </table:table-cell>
          <table:table-cell table:style-name="ce529" table:formula="of:=IF(AND([$Synthèse.$H$1];[.$AA$1];[.$AA$2]);IF(ISBLANK([$Données.V191]);&quot;&quot;;[$Données.V191]);&quot;&quot;)">
            <text:p/>
          </table:table-cell>
          <table:table-cell table:style-name="ce876" table:number-columns-spanned="1" table:number-rows-spanned="2"/>
          <table:table-cell table:style-name="ce794"/>
          <table:table-cell table:style-name="ce876" table:number-columns-spanned="1" table:number-rows-spanned="2"/>
          <table:table-cell table:style-name="ce794"/>
          <table:table-cell table:style-name="ce226" table:number-columns-repeated="7"/>
          <table:table-cell table:number-columns-repeated="1005"/>
        </table:table-row>
        <table:table-row table:style-name="ro13">
          <table:covered-table-cell table:style-name="ce732"/>
          <table:table-cell table:style-name="ce755" table:formula="of:=IF(AND([$Synthèse.$H$1];[.$AA$1];[.$AA$2]);IF(ISBLANK([$Données.P192]);&quot;&quot;;[$Données.P192]);&quot;&quot;)">
            <text:p/>
          </table:table-cell>
          <table:covered-table-cell table:style-name="ce765"/>
          <table:table-cell table:style-name="ce842" table:formula="of:=IF(AND([$Synthèse.$H$1];[.$AA$1];[.$AA$2]);IF(ISBLANK([$Données.R192]);&quot;&quot;;[$Données.R192]);&quot;&quot;)">
            <text:p/>
          </table:table-cell>
          <table:covered-table-cell table:style-name="ce849"/>
          <table:table-cell table:style-name="ce859" table:formula="of:=IF(AND([$Synthèse.$H$1];[.$AA$1];[.$AA$2]);IF(ISBLANK([$Données.T192]);&quot;&quot;;[$Données.T192]);&quot;&quot;)">
            <text:p/>
          </table:table-cell>
          <table:covered-table-cell table:style-name="ce765"/>
          <table:table-cell table:style-name="ce868" table:formula="of:=IF(AND([$Synthèse.$H$1];[.$AA$1];[.$AA$2]);IF(ISBLANK([$Données.V192]);&quot;&quot;;[$Données.V192]);&quot;&quot;)">
            <text:p/>
          </table:table-cell>
          <table:covered-table-cell table:style-name="ce455"/>
          <table:table-cell table:style-name="ce794"/>
          <table:covered-table-cell table:style-name="ce455"/>
          <table:table-cell table:style-name="ce794"/>
          <table:table-cell table:style-name="ce226" table:number-columns-repeated="7"/>
          <table:table-cell table:number-columns-repeated="1005"/>
        </table:table-row>
        <table:table-row table:style-name="ro13" table:number-rows-repeated="2">
          <table:table-cell table:style-name="ce226" table:number-columns-repeated="14"/>
          <table:table-cell table:number-columns-repeated="1010"/>
        </table:table-row>
        <table:table-row table:style-name="ro13">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table-cell table:style-name="ce226" table:number-columns-repeated="2"/>
          <table:table-cell table:number-columns-repeated="1010"/>
        </table:table-row>
        <table:table-row table:style-name="ro13" table:number-rows-repeated="6">
          <table:table-cell table:style-name="ce226" table:number-columns-repeated="14"/>
          <table:table-cell table:number-columns-repeated="1010"/>
        </table:table-row>
        <table:table-row table:style-name="ro7" table:number-rows-repeated="1048544">
          <table:table-cell table:number-columns-repeated="1024"/>
        </table:table-row>
        <table:table-row table:style-name="ro7">
          <table:table-cell table:number-columns-repeated="1024"/>
        </table:table-row>
        <calcext:conditional-formats>
          <calcext:conditional-format calcext:target-range-address="'Fonction homographique'.K7:'Fonction homographique'.K7">
            <calcext:condition calcext:apply-style-name="VRAI" calcext:value="formula-is(IF([.K7]=0))" calcext:base-cell-address="'Fonction homographique'.K7"/>
            <calcext:condition calcext:apply-style-name="FAUX" calcext:value="formula-is(IF([.K7]=1))" calcext:base-cell-address="'Fonction homographique'.K7"/>
          </calcext:conditional-format>
          <calcext:conditional-format calcext:target-range-address="'Fonction homographique'.C7:'Fonction homographique'.F7">
            <calcext:condition calcext:apply-style-name="VRAI" calcext:value="formula-is(IF([.C7]=0))" calcext:base-cell-address="'Fonction homographique'.C7"/>
            <calcext:condition calcext:apply-style-name="FAUX" calcext:value="formula-is(IF([.C7]=1))" calcext:base-cell-address="'Fonction homographique'.C7"/>
          </calcext:conditional-format>
          <calcext:conditional-format calcext:target-range-address="'Fonction homographique'.D11:'Fonction homographique'.D12 'Fonction homographique'.B11:'Fonction homographique'.B12">
            <calcext:condition calcext:apply-style-name="VRAI" calcext:value="formula-is(IF(#REF!=0))" calcext:base-cell-address="'Fonction homographique'.B11"/>
            <calcext:condition calcext:apply-style-name="FAUX" calcext:value="formula-is(IF(#REF!=1))" calcext:base-cell-address="'Fonction homographique'.B11"/>
          </calcext:conditional-format>
        </calcext:conditional-formats>
      </table:table>
      <table:table table:name="(In)équation niveau 1" table:style-name="ta6" table:protected="true" table:protection-key="63smxvRndhx84c+wVI+UblmhWqU="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5" form:id="control25" form:label="Résultats" form:input-required="false" form:linked-cell="'(In)équation niveau 1'.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6" form:id="control26" form:label="Réponses" form:input-required="false" form:linked-cell="'(In)équation niveau 1'.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7" form:id="control27"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8" form:id="control2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1?language=Basic&amp;location=document" xlink:type="simple"/>
              </office:event-listeners>
            </form:button>
          </form:form>
        </office:forms>
        <table:shapes>
          <draw:control draw:z-index="0" draw:style-name="gr4" draw:text-style-name="P1" svg:width="4.511cm" svg:height="1.557cm" svg:x="30.156cm" svg:y="30.418cm" draw:control="control25"/>
          <draw:control draw:z-index="1" draw:style-name="gr4" draw:text-style-name="P1" svg:width="4.505cm" svg:height="1.521cm" svg:x="35.339cm" svg:y="30.458cm" draw:control="control26"/>
          <draw:frame draw:z-index="2" draw:style-name="gr6" draw:text-style-name="P2" svg:width="21.091cm" svg:height="14.596cm" svg:x="36.461cm" svg:y="0.355cm">
            <draw:object draw:notify-on-update-of-ranges="Données.AI50:Données.AI70 Données.AJ50:Données.AJ70" xlink:href="./Object 8" xlink:type="simple" xlink:show="embed" xlink:actuate="onLoad">
              <loext:p/>
            </draw:object>
            <draw:image xlink:href="./ObjectReplacements/Object 8" xlink:type="simple" xlink:show="embed" xlink:actuate="onLoad"/>
          </draw:frame>
          <draw:control draw:z-index="3" draw:style-name="gr1" draw:text-style-name="P1" svg:width="11.496cm" svg:height="1.5cm" svg:x="5.466cm" svg:y="30.485cm" draw:control="control27"/>
          <draw:control draw:z-index="4" draw:style-name="gr1" draw:text-style-name="P1" svg:width="4.528cm" svg:height="1.5cm" svg:x="0.407cm" svg:y="30.47cm" draw:control="control28"/>
        </table:shapes>
        <table:table-column table:style-name="co8" table:default-cell-style-name="ce297"/>
        <table:table-column table:style-name="co9" table:default-cell-style-name="ce297"/>
        <table:table-column table:style-name="co10" table:number-columns-repeated="11" table:default-cell-style-name="ce297"/>
        <table:table-column table:style-name="co14" table:number-columns-repeated="4" table:default-cell-style-name="ce297"/>
        <table:table-column table:style-name="co1" table:number-columns-repeated="47" table:default-cell-style-name="ce297"/>
        <table:table-column table:style-name="co1" table:number-columns-repeated="955" table:default-cell-style-name="Default"/>
        <table:table-column table:style-name="co1" table:number-columns-repeated="5" table:default-cell-style-name="ce363"/>
        <table:table-row table:style-name="ro9">
          <table:table-cell table:style-name="ce207" office:value-type="string" calcext:value-type="string" table:number-columns-spanned="5" table:number-rows-spanned="1">
            <text:p>KELLER Stéphane</text:p>
            <text:p>Lycée agricole Louis Pasteur</text:p>
          </table:table-cell>
          <table:covered-table-cell table:style-name="ce226"/>
          <table:covered-table-cell table:style-name="ce288"/>
          <table:covered-table-cell table:number-columns-repeated="2" table:style-name="ce226"/>
          <table:table-cell table:style-name="ce343" table:formula="of:=IF(AND([$Synthèse.$H$1];[.$AA$1]);[$Données.AG76];&quot;&quot;)">
            <text:p/>
          </table:table-cell>
          <table:table-cell table:style-name="ce344" office:value-type="string" calcext:value-type="string">
            <text:p>/20</text:p>
          </table:table-cell>
          <table:table-cell table:style-name="Default"/>
          <table:table-cell table:number-columns-repeated="18"/>
          <table:table-cell table:style-name="ce361" office:value-type="boolean" office:boolean-value="false" calcext:value-type="boolean">
            <text:p>FAUX</text:p>
          </table:table-cell>
          <table:table-cell table:number-columns-repeated="997"/>
        </table:table-row>
        <table:table-row table:style-name="ro7">
          <table:table-cell table:style-name="ce208"/>
          <table:table-cell table:style-name="ce234"/>
          <table:table-cell/>
          <table:table-cell table:style-name="ce226" table:number-columns-repeated="2"/>
          <table:table-cell table:number-columns-repeated="21"/>
          <table:table-cell table:style-name="ce361" office:value-type="boolean" office:boolean-value="false" calcext:value-type="boolean">
            <text:p>FAUX</text:p>
          </table:table-cell>
          <table:table-cell table:number-columns-repeated="997"/>
        </table:table-row>
        <table:table-row table:style-name="ro7">
          <table:table-cell table:style-name="ce200" office:value-type="string" calcext:value-type="string" table:number-columns-spanned="5" table:number-rows-spanned="1">
            <text:p>Fonction définie sur [-10 ; 10]</text:p>
          </table:table-cell>
          <table:covered-table-cell table:style-name="ce234"/>
          <table:covered-table-cell table:number-columns-repeated="3"/>
          <table:table-cell table:number-columns-repeated="1019"/>
        </table:table-row>
        <table:table-row table:style-name="ro7">
          <table:table-cell table:style-name="ce548"/>
          <table:table-cell table:style-name="ce36"/>
          <table:table-cell table:style-name="ce76" table:number-columns-repeated="5"/>
          <table:table-cell table:number-columns-repeated="1017"/>
        </table:table-row>
        <table:table-row table:style-name="ro7">
          <table:table-cell table:style-name="ce457" office:value-type="string" calcext:value-type="string" table:number-columns-spanned="7" table:number-rows-spanned="1">
            <text:p>Ensemble solution de l’équation <text:span text:style-name="T20">f </text:span>(<text:span text:style-name="T20">x</text:span>) = 0</text:p>
          </table:table-cell>
          <table:covered-table-cell table:style-name="ce548"/>
          <table:covered-table-cell table:style-name="ce36"/>
          <table:covered-table-cell table:style-name="ce548"/>
          <table:covered-table-cell table:style-name="ce555"/>
          <table:covered-table-cell table:number-columns-repeated="2" table:style-name="ce76"/>
          <table:table-cell table:number-columns-repeated="1017"/>
        </table:table-row>
        <table:table-row table:style-name="ro7">
          <table:table-cell table:style-name="ce548"/>
          <table:table-cell table:style-name="ce555" office:value-type="string" calcext:value-type="string">
            <text:p>S =</text:p>
          </table:table-cell>
          <table:table-cell table:style-name="ce241"/>
          <table:table-cell table:style-name="ce278" table:number-columns-repeated="3"/>
          <table:table-cell table:style-name="ce369"/>
          <table:table-cell table:number-columns-repeated="1017"/>
        </table:table-row>
        <table:table-row table:style-name="ro14">
          <table:table-cell table:style-name="ce3" office:value-type="string" calcext:value-type="string" table:number-columns-spanned="2" table:number-rows-spanned="1">
            <text:p>Vrai ou Faux</text:p>
          </table:table-cell>
          <table:covered-table-cell table:style-name="ce548"/>
          <table:table-cell table:style-name="ce477" table:formula="of:=IF(ISBLANK([.C6]);&quot;&quot;;IF(AND([$Synthèse.$H$1];[.$AA$1]);IF([.C6]=[$Données.V59];1;0);&quot;&quot;))">
            <text:p/>
          </table:table-cell>
          <table:table-cell table:style-name="ce570" table:formula="of:=IF(ISBLANK([.D6]);&quot;&quot;;IF(AND([$Synthèse.$H$1];[.$AA$1]);IF([.D6]=[$Données.W59];1;0);&quot;&quot;))">
            <text:p/>
          </table:table-cell>
          <table:table-cell table:style-name="ce570" table:formula="of:=IF(ISBLANK([.E6]);&quot;&quot;;IF(AND([$Synthèse.$H$1];[.$AA$1]);IF([.E6]=[$Données.X59];1;0);&quot;&quot;))">
            <text:p/>
          </table:table-cell>
          <table:table-cell table:style-name="ce570" table:formula="of:=IF(ISBLANK([.F6]);&quot;&quot;;IF(AND([$Synthèse.$H$1];[.$AA$1]);IF([.F6]=[$Données.Y59];1;0);&quot;&quot;))">
            <text:p/>
          </table:table-cell>
          <table:table-cell table:style-name="ce589" table:formula="of:=IF(ISBLANK([.G6]);&quot;&quot;;IF(AND([$Synthèse.$H$1];[.$AA$1]);IF([.G6]=[$Données.Z59];1;0);&quot;&quot;))">
            <text:p/>
          </table:table-cell>
          <table:table-cell table:number-columns-repeated="1017"/>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59];&quot;&quot;)">
            <text:p/>
          </table:table-cell>
          <table:table-cell table:style-name="ce509" table:formula="of:=IF(AND([$Synthèse.$H$1];[.$AA$1];[.$AA$2]);[$Données.W59];&quot;&quot;)">
            <text:p/>
          </table:table-cell>
          <table:table-cell table:style-name="ce509" table:formula="of:=IF(AND([$Synthèse.$H$1];[.$AA$1];[.$AA$2]);[$Données.X59];&quot;&quot;)">
            <text:p/>
          </table:table-cell>
          <table:table-cell table:style-name="ce509" table:formula="of:=IF(AND([$Synthèse.$H$1];[.$AA$1];[.$AA$2]);[$Données.Y59];&quot;&quot;)">
            <text:p/>
          </table:table-cell>
          <table:table-cell table:style-name="ce611" table:formula="of:=IF(AND([$Synthèse.$H$1];[.$AA$1];[.$AA$2]);[$Données.Z59];&quot;&quot;)">
            <text:p/>
          </table:table-cell>
          <table:table-cell table:number-columns-repeated="1017"/>
        </table:table-row>
        <table:table-row table:style-name="ro7">
          <table:table-cell table:style-name="ce57"/>
          <table:table-cell table:style-name="ce559"/>
          <table:table-cell table:style-name="ce476" table:number-columns-repeated="5"/>
          <table:table-cell table:number-columns-repeated="1017"/>
        </table:table-row>
        <table:table-row table:style-name="ro15">
          <table:table-cell table:style-name="ce294" office:value-type="string" calcext:value-type="string">
            <text:p>Saisir <text:span text:style-name="T21">ou</text:span> pour le symbole <text:span text:style-name="T22"></text:span> (union).</text:p>
          </table:table-cell>
          <table:table-cell table:style-name="ce559"/>
          <table:table-cell table:style-name="ce476" table:number-columns-repeated="5"/>
          <table:table-cell table:style-name="ce462"/>
          <table:table-cell table:number-columns-repeated="1016"/>
        </table:table-row>
        <table:table-row table:style-name="ro15">
          <table:table-cell table:style-name="ce331" office:value-type="string" calcext:value-type="string">
            <text:p><text:span text:style-name="T23">Saisir </text:span><text:span text:style-name="T24">et</text:span><text:span text:style-name="T25"> pour le symbole </text:span><text:span text:style-name="T26"></text:span><text:span text:style-name="T25"> (intersection).</text:span></text:p>
          </table:table-cell>
          <table:table-cell table:style-name="ce559"/>
          <table:table-cell table:style-name="ce476" table:number-columns-repeated="5"/>
          <table:table-cell table:style-name="ce462"/>
          <table:table-cell table:number-columns-repeated="1016"/>
        </table:table-row>
        <table:table-row table:style-name="ro7">
          <table:table-cell table:style-name="ce462" table:number-columns-repeated="8"/>
          <table:table-cell table:style-name="ce358" table:number-columns-repeated="12"/>
          <table:table-cell table:number-columns-repeated="1004"/>
        </table:table-row>
        <table:table-row table:style-name="ro7">
          <table:table-cell table:style-name="ce167" office:value-type="string" calcext:value-type="string" table:number-columns-spanned="7" table:number-rows-spanned="1">
            <text:p>Ensemble solution de l’inéquation <text:span text:style-name="T27">f </text:span><text:span text:style-name="T4">(</text:span><text:span text:style-name="T28">x</text:span><text:span text:style-name="T4">)</text:span></text:p>
          </table:table-cell>
          <table:covered-table-cell table:style-name="ce177"/>
          <table:covered-table-cell table:style-name="ce306"/>
          <table:covered-table-cell table:style-name="ce177"/>
          <table:covered-table-cell table:style-name="ce250"/>
          <table:covered-table-cell table:number-columns-repeated="2" table:style-name="ce580"/>
          <table:table-cell table:style-name="ce380" table:formula="of:=[$Données.AE67]" office:value-type="string" office:string-value="&gt;" calcext:value-type="string">
            <text:p>&gt;</text:p>
          </table:table-cell>
          <table:table-cell table:style-name="ce568" office:value-type="float" office:value="0" calcext:value-type="float">
            <text:p>0</text:p>
          </table:table-cell>
          <table:table-cell table:style-name="ce292" table:number-columns-repeated="3"/>
          <table:table-cell table:style-name="ce319"/>
          <table:table-cell table:style-name="ce226" table:number-columns-repeated="4"/>
          <table:table-cell table:style-name="ce358" table:number-columns-repeated="3"/>
          <table:table-cell table:number-columns-repeated="1004"/>
        </table:table-row>
        <table:table-row table:style-name="ro7">
          <table:table-cell table:style-name="ce548"/>
          <table:table-cell table:style-name="ce555"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style-name="ce226" table:number-columns-repeated="4"/>
          <table:table-cell table:style-name="ce358" table:number-columns-repeated="3"/>
          <table:table-cell table:number-columns-repeated="1004"/>
        </table:table-row>
        <table:table-row table:style-name="ro14">
          <table:table-cell table:style-name="ce3" office:value-type="string" calcext:value-type="string" table:number-columns-spanned="2" table:number-rows-spanned="1">
            <text:p>Vrai ou Faux</text:p>
          </table:table-cell>
          <table:covered-table-cell table:style-name="ce548"/>
          <table:table-cell table:style-name="ce477" table:formula="of:=IF(ISBLANK([.C14]);&quot;&quot;;IF(AND([$Synthèse.$H$1];[.$AA$1]);IF([.C14]=[$Données.V68];1;0);&quot;&quot;))">
            <text:p/>
          </table:table-cell>
          <table:table-cell table:style-name="ce570" table:formula="of:=IF(ISBLANK([.D14]);&quot;&quot;;IF(AND([$Synthèse.$H$1];[.$AA$1]);IF([.D14]=[$Données.W68];1;0);&quot;&quot;))">
            <text:p/>
          </table:table-cell>
          <table:table-cell table:style-name="ce570" table:formula="of:=IF(ISBLANK([.E14]);&quot;&quot;;IF(AND([$Synthèse.$H$1];[.$AA$1]);IF([.E14]=[$Données.X68];1;0);&quot;&quot;))">
            <text:p/>
          </table:table-cell>
          <table:table-cell table:style-name="ce570" table:formula="of:=IF(ISBLANK([.F14]);&quot;&quot;;IF(AND([$Synthèse.$H$1];[.$AA$1]);IF([.F14]=[$Données.Y68];1;0);&quot;&quot;))">
            <text:p/>
          </table:table-cell>
          <table:table-cell table:style-name="ce570" table:formula="of:=IF(ISBLANK([.G14]);&quot;&quot;;IF(AND([$Synthèse.$H$1];[.$AA$1]);IF([.G14]=[$Données.Z68];1;0);&quot;&quot;))">
            <text:p/>
          </table:table-cell>
          <table:table-cell table:style-name="ce570" table:formula="of:=IF(ISBLANK([.H14]);&quot;&quot;;IF(AND([$Synthèse.$H$1];[.$AA$1]);IF([.H14]=[$Données.AA68];1;0);&quot;&quot;))">
            <text:p/>
          </table:table-cell>
          <table:table-cell table:style-name="ce570" table:formula="of:=IF(ISBLANK([.I14]);&quot;&quot;;IF(AND([$Synthèse.$H$1];[.$AA$1]);IF([.I14]=[$Données.AB68];1;0);&quot;&quot;))">
            <text:p/>
          </table:table-cell>
          <table:table-cell table:style-name="ce570" table:formula="of:=IF(ISBLANK([.J14]);&quot;&quot;;IF(AND([$Synthèse.$H$1];[.$AA$1]);IF([.J14]=[$Données.AC68];1;0);&quot;&quot;))">
            <text:p/>
          </table:table-cell>
          <table:table-cell table:style-name="ce570" table:formula="of:=IF(ISBLANK([.K14]);&quot;&quot;;IF(AND([$Synthèse.$H$1];[.$AA$1]);IF([.K14]=[$Données.AD68];1;0);&quot;&quot;))">
            <text:p/>
          </table:table-cell>
          <table:table-cell table:style-name="ce570" table:formula="of:=IF(ISBLANK([.L14]);&quot;&quot;;IF(AND([$Synthèse.$H$1];[.$AA$1]);IF([.L14]=[$Données.AE68];1;0);&quot;&quot;))">
            <text:p/>
          </table:table-cell>
          <table:table-cell table:style-name="ce589" table:formula="of:=IF(ISBLANK([.M14]);&quot;&quot;;IF(AND([$Synthèse.$H$1];[.$AA$1]);IF([.M14]=[$Données.AF68];1;0);&quot;&quot;))">
            <text:p/>
          </table:table-cell>
          <table:table-cell table:style-name="ce226" table:number-columns-repeated="4"/>
          <table:table-cell table:style-name="ce359"/>
          <table:table-cell table:style-name="ce358" table:number-columns-repeated="2"/>
          <table:table-cell table:number-columns-repeated="1004"/>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69];&quot;&quot;)">
            <text:p/>
          </table:table-cell>
          <table:table-cell table:style-name="ce509" table:formula="of:=IF(AND([$Synthèse.$H$1];[.$AA$1];[.$AA$2]);[$Données.W69];&quot;&quot;)">
            <text:p/>
          </table:table-cell>
          <table:table-cell table:style-name="ce509" table:formula="of:=IF(AND([$Synthèse.$H$1];[.$AA$1];[.$AA$2]);[$Données.X69];&quot;&quot;)">
            <text:p/>
          </table:table-cell>
          <table:table-cell table:style-name="ce509" table:formula="of:=IF(AND([$Synthèse.$H$1];[.$AA$1];[.$AA$2]);[$Données.Y69];&quot;&quot;)">
            <text:p/>
          </table:table-cell>
          <table:table-cell table:style-name="ce509" table:formula="of:=IF(AND([$Synthèse.$H$1];[.$AA$1];[.$AA$2]);[$Données.Z69];&quot;&quot;)">
            <text:p/>
          </table:table-cell>
          <table:table-cell table:style-name="ce600" table:formula="of:=IF(AND([$Synthèse.$H$1];[.$AA$1];[.$AA$2]);[$Données.AA69];&quot;&quot;)">
            <text:p/>
          </table:table-cell>
          <table:table-cell table:style-name="ce509" table:formula="of:=IF(AND([$Synthèse.$H$1];[.$AA$1];[.$AA$2]);[$Données.AB69];&quot;&quot;)">
            <text:p/>
          </table:table-cell>
          <table:table-cell table:style-name="ce509" table:formula="of:=IF(AND([$Synthèse.$H$1];[.$AA$1];[.$AA$2]);[$Données.AC69];&quot;&quot;)">
            <text:p/>
          </table:table-cell>
          <table:table-cell table:style-name="ce509" table:formula="of:=IF(AND([$Synthèse.$H$1];[.$AA$1];[.$AA$2]);[$Données.AD69];&quot;&quot;)">
            <text:p/>
          </table:table-cell>
          <table:table-cell table:style-name="ce509" table:formula="of:=IF(AND([$Synthèse.$H$1];[.$AA$1];[.$AA$2]);[$Données.AE69];&quot;&quot;)">
            <text:p/>
          </table:table-cell>
          <table:table-cell table:style-name="ce611" table:formula="of:=IF(AND([$Synthèse.$H$1];[.$AA$1];[.$AA$2]);[$Données.AF69];&quot;&quot;)">
            <text:p/>
          </table:table-cell>
          <table:table-cell table:style-name="ce226" table:number-columns-repeated="4"/>
          <table:table-cell table:style-name="ce359"/>
          <table:table-cell table:style-name="ce358" table:number-columns-repeated="2"/>
          <table:table-cell table:number-columns-repeated="1004"/>
        </table:table-row>
        <table:table-row table:style-name="ro7">
          <table:table-cell table:style-name="ce57" table:number-columns-spanned="2" table:number-rows-spanned="1"/>
          <table:covered-table-cell table:style-name="ce559"/>
          <table:table-cell table:style-name="ce478"/>
          <table:table-cell table:style-name="ce495" table:number-columns-repeated="4"/>
          <table:table-cell table:style-name="ce548" table:number-columns-repeated="6"/>
          <table:table-cell table:style-name="ce358" table:number-columns-repeated="7"/>
          <table:table-cell table:number-columns-repeated="1004"/>
        </table:table-row>
        <table:table-row table:style-name="ro7">
          <table:table-cell table:style-name="ce167" office:value-type="string" calcext:value-type="string" table:number-columns-spanned="7" table:number-rows-spanned="1">
            <text:p>Ensemble solution de l’inéquation<text:span text:style-name="T4"> </text:span><text:span text:style-name="T28">f </text:span><text:span text:style-name="T4">(</text:span><text:span text:style-name="T28">x</text:span><text:span text:style-name="T4">)</text:span></text:p>
          </table:table-cell>
          <table:covered-table-cell table:style-name="ce177"/>
          <table:covered-table-cell table:number-columns-repeated="5" table:style-name="ce328"/>
          <table:table-cell table:style-name="ce380" table:formula="of:=[$Données.AE71]" office:value-type="string" office:string-value="≤" calcext:value-type="string">
            <text:p>≤</text:p>
          </table:table-cell>
          <table:table-cell table:style-name="ce568" office:value-type="float" office:value="0" calcext:value-type="float">
            <text:p>0</text:p>
          </table:table-cell>
          <table:table-cell table:style-name="ce292" table:number-columns-repeated="2"/>
          <table:table-cell table:style-name="ce580"/>
          <table:table-cell table:style-name="ce408"/>
          <table:table-cell table:number-columns-repeated="1011"/>
        </table:table-row>
        <table:table-row table:style-name="ro7">
          <table:table-cell table:style-name="ce548"/>
          <table:table-cell table:style-name="ce555"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number-columns-repeated="1011"/>
        </table:table-row>
        <table:table-row table:style-name="ro14">
          <table:table-cell table:style-name="ce3" office:value-type="string" calcext:value-type="string" table:number-columns-spanned="2" table:number-rows-spanned="1">
            <text:p>Vrai ou Faux</text:p>
          </table:table-cell>
          <table:covered-table-cell table:style-name="ce548"/>
          <table:table-cell table:style-name="ce477" table:formula="of:=IF(ISBLANK([.C19]);&quot;&quot;;IF(AND([$Synthèse.$H$1];[.$AA$1]);IF([.C19]=[$Données.V72];1;0);&quot;&quot;))">
            <text:p/>
          </table:table-cell>
          <table:table-cell table:style-name="ce570" table:formula="of:=IF(ISBLANK([.D19]);&quot;&quot;;IF(AND([$Synthèse.$H$1];[.$AA$1]);IF([.D19]=[$Données.W72];1;0);&quot;&quot;))">
            <text:p/>
          </table:table-cell>
          <table:table-cell table:style-name="ce570" table:formula="of:=IF(ISBLANK([.E19]);&quot;&quot;;IF(AND([$Synthèse.$H$1];[.$AA$1]);IF([.E19]=[$Données.X72];1;0);&quot;&quot;))">
            <text:p/>
          </table:table-cell>
          <table:table-cell table:style-name="ce570" table:formula="of:=IF(ISBLANK([.F19]);&quot;&quot;;IF(AND([$Synthèse.$H$1];[.$AA$1]);IF([.F19]=[$Données.Y72];1;0);&quot;&quot;))">
            <text:p/>
          </table:table-cell>
          <table:table-cell table:style-name="ce570" table:formula="of:=IF(ISBLANK([.G19]);&quot;&quot;;IF(AND([$Synthèse.$H$1];[.$AA$1]);IF([.G19]=[$Données.Z72];1;0);&quot;&quot;))">
            <text:p/>
          </table:table-cell>
          <table:table-cell table:style-name="ce570" table:formula="of:=IF(ISBLANK([.H19]);&quot;&quot;;IF(AND([$Synthèse.$H$1];[.$AA$1]);IF([.H19]=[$Données.AA72];1;0);&quot;&quot;))">
            <text:p/>
          </table:table-cell>
          <table:table-cell table:style-name="ce570" table:formula="of:=IF(ISBLANK([.I19]);&quot;&quot;;IF(AND([$Synthèse.$H$1];[.$AA$1]);IF([.I19]=[$Données.AB72];1;0);&quot;&quot;))">
            <text:p/>
          </table:table-cell>
          <table:table-cell table:style-name="ce570" table:formula="of:=IF(ISBLANK([.J19]);&quot;&quot;;IF(AND([$Synthèse.$H$1];[.$AA$1]);IF([.J19]=[$Données.AC72];1;0);&quot;&quot;))">
            <text:p/>
          </table:table-cell>
          <table:table-cell table:style-name="ce570" table:formula="of:=IF(ISBLANK([.K19]);&quot;&quot;;IF(AND([$Synthèse.$H$1];[.$AA$1]);IF([.K19]=[$Données.AD72];1;0);&quot;&quot;))">
            <text:p/>
          </table:table-cell>
          <table:table-cell table:style-name="ce570" table:formula="of:=IF(ISBLANK([.L19]);&quot;&quot;;IF(AND([$Synthèse.$H$1];[.$AA$1]);IF([.L19]=[$Données.AE72];1;0);&quot;&quot;))">
            <text:p/>
          </table:table-cell>
          <table:table-cell table:style-name="ce589" table:formula="of:=IF(ISBLANK([.M19]);&quot;&quot;;IF(AND([$Synthèse.$H$1];[.$AA$1]);IF([.M19]=[$Données.AF72];1;0);&quot;&quot;))">
            <text:p/>
          </table:table-cell>
          <table:table-cell table:number-columns-repeated="1011"/>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73];&quot;&quot;)">
            <text:p/>
          </table:table-cell>
          <table:table-cell table:style-name="ce509" table:formula="of:=IF(AND([$Synthèse.$H$1];[.$AA$1];[.$AA$2]);[$Données.W73];&quot;&quot;)">
            <text:p/>
          </table:table-cell>
          <table:table-cell table:style-name="ce509" table:formula="of:=IF(AND([$Synthèse.$H$1];[.$AA$1];[.$AA$2]);[$Données.X73];&quot;&quot;)">
            <text:p/>
          </table:table-cell>
          <table:table-cell table:style-name="ce509" table:formula="of:=IF(AND([$Synthèse.$H$1];[.$AA$1];[.$AA$2]);[$Données.Y73];&quot;&quot;)">
            <text:p/>
          </table:table-cell>
          <table:table-cell table:style-name="ce509" table:formula="of:=IF(AND([$Synthèse.$H$1];[.$AA$1];[.$AA$2]);[$Données.Z73];&quot;&quot;)">
            <text:p/>
          </table:table-cell>
          <table:table-cell table:style-name="ce600" table:formula="of:=IF(AND([$Synthèse.$H$1];[.$AA$1];[.$AA$2]);[$Données.AA73];&quot;&quot;)">
            <text:p/>
          </table:table-cell>
          <table:table-cell table:style-name="ce509" table:formula="of:=IF(AND([$Synthèse.$H$1];[.$AA$1];[.$AA$2]);[$Données.AB73];&quot;&quot;)">
            <text:p/>
          </table:table-cell>
          <table:table-cell table:style-name="ce509" table:formula="of:=IF(AND([$Synthèse.$H$1];[.$AA$1];[.$AA$2]);[$Données.AC73];&quot;&quot;)">
            <text:p/>
          </table:table-cell>
          <table:table-cell table:style-name="ce509" table:formula="of:=IF(AND([$Synthèse.$H$1];[.$AA$1];[.$AA$2]);[$Données.AD73];&quot;&quot;)">
            <text:p/>
          </table:table-cell>
          <table:table-cell table:style-name="ce509" table:formula="of:=IF(AND([$Synthèse.$H$1];[.$AA$1];[.$AA$2]);[$Données.AE73];&quot;&quot;)">
            <text:p/>
          </table:table-cell>
          <table:table-cell table:style-name="ce611" table:formula="of:=IF(AND([$Synthèse.$H$1];[.$AA$1];[.$AA$2]);[$Données.AF73];&quot;&quot;)">
            <text:p/>
          </table:table-cell>
          <table:table-cell table:number-columns-repeated="1011"/>
        </table:table-row>
        <table:table-row table:style-name="ro11">
          <table:table-cell table:style-name="ce461"/>
          <table:table-cell table:style-name="ce470"/>
          <table:table-cell table:style-name="ce489"/>
          <table:table-cell table:style-name="ce461"/>
          <table:table-cell table:style-name="ce507"/>
          <table:table-cell table:style-name="ce489"/>
          <table:table-cell table:style-name="ce461"/>
          <table:table-cell table:style-name="ce543"/>
          <table:table-cell table:number-columns-repeated="1016"/>
        </table:table-row>
        <table:table-row table:style-name="ro7">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table-cell table:number-columns-repeated="18"/>
          <table:table-cell table:number-columns-repeated="3" table:style-name="ce361" office:value-type="boolean" office:boolean-value="true" calcext:value-type="boolean">
            <text:p>VRAI</text:p>
          </table:table-cell>
          <table:table-cell table:number-columns-repeated="995"/>
        </table:table-row>
        <table:table-row table:style-name="ro7" table:number-rows-repeated="5">
          <table:table-cell table:number-columns-repeated="1024"/>
        </table:table-row>
        <table:table-row table:style-name="ro7" table:number-rows-repeated="2">
          <table:table-cell/>
          <table:table-cell table:style-name="Default"/>
          <table:table-cell table:number-columns-repeated="1022"/>
        </table:table-row>
        <table:table-row table:style-name="ro7" table:number-rows-repeated="1048545">
          <table:table-cell table:number-columns-repeated="1024"/>
        </table:table-row>
        <table:table-row table:style-name="ro7">
          <table:table-cell table:number-columns-repeated="1024"/>
        </table:table-row>
        <calcext:conditional-formats>
          <calcext:conditional-format calcext:target-range-address="'(In)équation niveau 1'.C7:'(In)équation niveau 1'.G11 '(In)équation niveau 1'.C16:'(In)équation niveau 1'.G17 '(In)équation niveau 1'.H16:'(In)équation niveau 1'.M16 '(In)équation niveau 1'.C15:'(In)équation niveau 1'.M15 '(In)équation niveau 1'.C20:'(In)équation niveau 1'.M21">
            <calcext:condition calcext:apply-style-name="VRAI" calcext:value="formula-is(IF([.C6]=0))" calcext:base-cell-address="'Fonction homographique'.C7"/>
            <calcext:condition calcext:apply-style-name="FAUX" calcext:value="formula-is(IF([.C6]=1))" calcext:base-cell-address="'Fonction homographique'.C7"/>
          </calcext:conditional-format>
          <calcext:conditional-format calcext:target-range-address="'(In)équation niveau 1'.C7:'(In)équation niveau 1'.G7 '(In)équation niveau 1'.C15:'(In)équation niveau 1'.M15 '(In)équation niveau 1'.C20:'(In)équation niveau 1'.M20">
            <calcext:condition calcext:apply-style-name="FAUX" calcext:value="formula-is(IF([.C7]=1))" calcext:base-cell-address="'Fonction homographique'.C7"/>
            <calcext:condition calcext:apply-style-name="VRAI" calcext:value="formula-is(IF([.C7]=0))" calcext:base-cell-address="'Fonction homographique'.C7"/>
          </calcext:conditional-format>
          <calcext:conditional-format calcext:target-range-address="'(In)équation niveau 1'.C9:'(In)équation niveau 1'.G11 '(In)équation niveau 1'.C17:'(In)équation niveau 1'.G17 '(In)équation niveau 1'.C8:'(In)équation niveau 1'.C11 '(In)équation niveau 1'.D8:'(In)équation niveau 1'.G8 '(In)équation niveau 1'.C16:'(In)équation niveau 1'.C17 '(In)équation niveau 1'.D16:'(In)équation niveau 1'.M16 '(In)équation niveau 1'.C21:'(In)équation niveau 1'.M21">
            <calcext:condition calcext:apply-style-name="FAUX" calcext:value="formula-is(IF([.C7]=1))" calcext:base-cell-address="'Fonction homographique'.C8"/>
            <calcext:condition calcext:apply-style-name="VRAI" calcext:value="formula-is(IF([.C7]=0))" calcext:base-cell-address="'Fonction homographique'.C8"/>
          </calcext:conditional-format>
        </calcext:conditional-formats>
      </table:table>
      <table:table table:name="(In)équation niveau 2" table:style-name="ta7" table:protected="true" table:protection-key="63smxvRndhx84c+wVI+UblmhWqU="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9" form:id="control29" form:label="Résultats" form:input-required="false" form:linked-cell="'(In)équation niveau 2'.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30" form:id="control30" form:label="Réponses" form:input-required="false" form:linked-cell="'(In)équation niveau 2'.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31" form:id="control31"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32" form:id="control32"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2?language=Basic&amp;location=document" xlink:type="simple"/>
              </office:event-listeners>
            </form:button>
          </form:form>
        </office:forms>
        <table:shapes>
          <draw:control draw:z-index="0" draw:style-name="gr4" draw:text-style-name="P1" svg:width="4.511cm" svg:height="1.495cm" svg:x="33.567cm" svg:y="32.797cm" draw:control="control29"/>
          <draw:control draw:z-index="1" draw:style-name="gr4" draw:text-style-name="P1" svg:width="4.505cm" svg:height="1.454cm" svg:x="38.603cm" svg:y="32.815cm" draw:control="control30"/>
          <draw:frame draw:z-index="2" draw:style-name="gr6" draw:text-style-name="P2" svg:width="21.716cm" svg:height="18.478cm" svg:x="23.829cm" svg:y="0cm">
            <draw:object draw:notify-on-update-of-ranges="Données.O50:Données.O70 Données.P50:Données.P70 Données.R50:Données.R52 Données.S50:Données.S52" xlink:href="./Object 4" xlink:type="simple" xlink:show="embed" xlink:actuate="onLoad">
              <loext:p/>
            </draw:object>
            <draw:image xlink:href="./ObjectReplacements/Object 4" xlink:type="simple" xlink:show="embed" xlink:actuate="onLoad"/>
          </draw:frame>
          <draw:control draw:z-index="3" draw:style-name="gr1" draw:text-style-name="P1" svg:width="11.496cm" svg:height="1.5cm" svg:x="5.937cm" svg:y="32.743cm" draw:control="control31"/>
          <draw:control draw:z-index="4" draw:style-name="gr1" draw:text-style-name="P1" svg:width="4.528cm" svg:height="1.5cm" svg:x="0.698cm" svg:y="32.793cm" draw:control="control32"/>
        </table:shapes>
        <table:table-column table:style-name="co27" table:default-cell-style-name="ce548"/>
        <table:table-column table:style-name="co28" table:default-cell-style-name="ce76"/>
        <table:table-column table:style-name="co29" table:number-columns-repeated="11" table:default-cell-style-name="ce76"/>
        <table:table-column table:style-name="co1" table:number-columns-repeated="51" table:default-cell-style-name="ce76"/>
        <table:table-row table:style-name="ro16">
          <table:table-cell table:style-name="ce364" office:value-type="string" calcext:value-type="string" table:number-columns-spanned="5" table:number-rows-spanned="1">
            <text:p>KELLER Stéphane</text:p>
            <text:p>Lycée agricole Louis Pasteur</text:p>
          </table:table-cell>
          <table:covered-table-cell table:number-columns-repeated="2" table:style-name="ce444"/>
          <table:covered-table-cell table:style-name="ce472"/>
          <table:covered-table-cell table:style-name="ce485"/>
          <table:table-cell table:style-name="ce357" table:formula="of:=IF(AND([$Synthèse.$H$1];[.$AA$1]);[$Données.M76];&quot;&quot;)">
            <text:p/>
          </table:table-cell>
          <table:table-cell table:style-name="ce203" office:value-type="string" calcext:value-type="string">
            <text:p>/20</text:p>
          </table:table-cell>
          <table:table-cell table:style-name="ce72"/>
          <table:table-cell table:number-columns-repeated="18"/>
          <table:table-cell table:style-name="ce35" office:value-type="boolean" office:boolean-value="false" calcext:value-type="boolean">
            <text:p>FAUX</text:p>
          </table:table-cell>
          <table:table-cell table:number-columns-repeated="37"/>
        </table:table-row>
        <table:table-row table:style-name="ro7">
          <table:table-cell table:style-name="ce117"/>
          <table:table-cell table:style-name="ce126"/>
          <table:table-cell table:style-name="ce133"/>
          <table:table-cell table:style-name="ce148"/>
          <table:table-cell table:style-name="ce559" table:number-columns-repeated="2"/>
          <table:table-cell table:number-columns-repeated="20"/>
          <table:table-cell table:style-name="ce35" office:value-type="boolean" office:boolean-value="false" calcext:value-type="boolean">
            <text:p>FAUX</text:p>
          </table:table-cell>
          <table:table-cell table:number-columns-repeated="37"/>
        </table:table-row>
        <table:table-row table:style-name="ro7">
          <table:table-cell table:style-name="ce53" office:value-type="string" calcext:value-type="string" table:number-columns-spanned="5" table:number-rows-spanned="1">
            <text:p>Fonctions définies sur [-10 ; 10]</text:p>
          </table:table-cell>
          <table:covered-table-cell table:style-name="ce548"/>
          <table:covered-table-cell table:style-name="ce73"/>
          <table:covered-table-cell table:number-columns-repeated="2"/>
          <table:table-cell table:number-columns-repeated="59"/>
        </table:table-row>
        <table:table-row table:style-name="ro7">
          <table:table-cell/>
          <table:table-cell table:style-name="ce36"/>
          <table:table-cell table:number-columns-repeated="5"/>
          <table:table-cell table:style-name="ce253"/>
          <table:table-cell table:number-columns-repeated="56"/>
        </table:table-row>
        <table:table-row table:style-name="ro7">
          <table:table-cell table:style-name="ce118" office:value-type="string" calcext:value-type="string" table:number-columns-spanned="7" table:number-rows-spanned="1">
            <text:p>Ensemble solution de l’équation <text:span text:style-name="T29">f </text:span><text:span text:style-name="T30">(</text:span><text:span text:style-name="T29">x</text:span><text:span text:style-name="T30">)</text:span> = <text:span text:style-name="T31">g</text:span><text:span text:style-name="T32">(</text:span><text:span text:style-name="T31">x</text:span><text:span text:style-name="T32">)</text:span></text:p>
          </table:table-cell>
          <table:covered-table-cell table:style-name="ce548"/>
          <table:covered-table-cell table:style-name="ce36"/>
          <table:covered-table-cell table:style-name="ce548"/>
          <table:covered-table-cell table:style-name="ce555"/>
          <table:covered-table-cell table:number-columns-repeated="2"/>
          <table:table-cell table:number-columns-repeated="57"/>
        </table:table-row>
        <table:table-row table:style-name="ro17">
          <table:table-cell/>
          <table:table-cell table:style-name="ce555" office:value-type="string" calcext:value-type="string">
            <text:p>S =</text:p>
          </table:table-cell>
          <table:table-cell table:style-name="ce241"/>
          <table:table-cell table:style-name="ce278" table:number-columns-repeated="3"/>
          <table:table-cell table:style-name="ce369"/>
          <table:table-cell table:style-name="ce548"/>
          <table:table-cell table:style-name="ce36"/>
          <table:table-cell table:number-columns-repeated="55"/>
        </table:table-row>
        <table:table-row table:style-name="ro7">
          <table:table-cell table:style-name="ce3" office:value-type="string" calcext:value-type="string" table:number-columns-spanned="2" table:number-rows-spanned="1">
            <text:p>Vrai ou Faux</text:p>
          </table:table-cell>
          <table:covered-table-cell table:style-name="ce548"/>
          <table:table-cell table:style-name="ce637" table:formula="of:=IF(ISBLANK([.C6]);&quot;&quot;;IF(AND([$Synthèse.$H$1];[.$AA$1]);IF([.C6]=[Données.B59];1;0);&quot;&quot;))">
            <text:p/>
          </table:table-cell>
          <table:table-cell table:style-name="ce653" table:formula="of:=IF(ISBLANK([.D6]);&quot;&quot;;IF(AND([$Synthèse.$H$1];[.$AA$1]);IF([.D6]=[Données.C59];1;0);&quot;&quot;))">
            <text:p/>
          </table:table-cell>
          <table:table-cell table:style-name="ce664" table:formula="of:=IF(ISBLANK([.E6]);&quot;&quot;;IF(AND([$Synthèse.$H$1];[.$AA$1]);IF([.E6]=[Données.D59];1;0);&quot;&quot;))">
            <text:p/>
          </table:table-cell>
          <table:table-cell table:style-name="ce672" table:formula="of:=IF(ISBLANK([.F6]);&quot;&quot;;IF(AND([$Synthèse.$H$1];[.$AA$1]);IF([.F6]=[Données.E59];1;0);&quot;&quot;))">
            <text:p/>
          </table:table-cell>
          <table:table-cell table:style-name="ce702" table:formula="of:=IF(ISBLANK([.G6]);&quot;&quot;;IF(AND([$Synthèse.$H$1];[.$AA$1]);IF([.G6]=[Données.F59];1;0);&quot;&quot;))">
            <text:p/>
          </table:table-cell>
          <table:table-cell table:style-name="ce548"/>
          <table:table-cell table:style-name="ce206"/>
          <table:table-cell table:number-columns-repeated="55"/>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500" table:formula="of:=IF(AND([$Synthèse.$H$1];[.$AA$1];[.$AA$2]);[Données.B59];&quot;&quot;)">
            <text:p/>
          </table:table-cell>
          <table:table-cell table:style-name="ce522" table:formula="of:=IF(AND([$Synthèse.$H$1];[.$AA$1];[.$AA$2]);[Données.C59];&quot;&quot;)">
            <text:p/>
          </table:table-cell>
          <table:table-cell table:style-name="ce556" table:formula="of:=IF(AND([$Synthèse.$H$1];[.$AA$1];[.$AA$2]);[Données.D59];&quot;&quot;)">
            <text:p/>
          </table:table-cell>
          <table:table-cell table:style-name="ce573" table:formula="of:=IF(AND([$Synthèse.$H$1];[.$AA$1];[.$AA$2]);[Données.E59];&quot;&quot;)">
            <text:p/>
          </table:table-cell>
          <table:table-cell table:style-name="ce582" table:formula="of:=IF(AND([$Synthèse.$H$1];[.$AA$1];[.$AA$2]);[Données.F59];&quot;&quot;)">
            <text:p/>
          </table:table-cell>
          <table:table-cell table:style-name="ce548"/>
          <table:table-cell table:style-name="ce204"/>
          <table:table-cell table:number-columns-repeated="55"/>
        </table:table-row>
        <table:table-row table:style-name="ro17">
          <table:table-cell table:style-name="ce57"/>
          <table:table-cell table:style-name="ce559"/>
          <table:table-cell table:style-name="ce189"/>
          <table:table-cell table:style-name="ce220"/>
          <table:table-cell table:style-name="ce249"/>
          <table:table-cell table:style-name="ce274"/>
          <table:table-cell table:style-name="ce296"/>
          <table:table-cell table:style-name="ce548"/>
          <table:table-cell table:style-name="ce204"/>
          <table:table-cell table:number-columns-repeated="55"/>
        </table:table-row>
        <table:table-row table:style-name="ro17">
          <table:table-cell table:style-name="ce294" office:value-type="string" calcext:value-type="string">
            <text:p>Saisir <text:span text:style-name="T21">ou</text:span> pour le symbole <text:span text:style-name="T22"></text:span> (union).</text:p>
          </table:table-cell>
          <table:table-cell table:style-name="ce559"/>
          <table:table-cell table:style-name="ce189"/>
          <table:table-cell table:style-name="ce220"/>
          <table:table-cell table:style-name="ce249"/>
          <table:table-cell table:style-name="ce274"/>
          <table:table-cell table:style-name="ce296"/>
          <table:table-cell table:style-name="ce548"/>
          <table:table-cell table:style-name="ce204"/>
          <table:table-cell table:number-columns-repeated="55"/>
        </table:table-row>
        <table:table-row table:style-name="ro17">
          <table:table-cell table:style-name="ce331" office:value-type="string" calcext:value-type="string">
            <text:p><text:span text:style-name="T23">Saisir </text:span><text:span text:style-name="T24">et</text:span><text:span text:style-name="T25"> pour le symbole </text:span><text:span text:style-name="T26"></text:span><text:span text:style-name="T25"> (intersection).</text:span></text:p>
          </table:table-cell>
          <table:table-cell table:style-name="ce559"/>
          <table:table-cell table:style-name="ce189"/>
          <table:table-cell table:style-name="ce220"/>
          <table:table-cell table:style-name="ce249"/>
          <table:table-cell table:style-name="ce274"/>
          <table:table-cell table:style-name="ce296"/>
          <table:table-cell table:style-name="ce548"/>
          <table:table-cell table:style-name="ce204"/>
          <table:table-cell table:number-columns-repeated="55"/>
        </table:table-row>
        <table:table-row table:style-name="ro7">
          <table:table-cell table:style-name="ce57"/>
          <table:table-cell table:style-name="ce548"/>
          <table:table-cell table:style-name="ce130"/>
          <table:table-cell table:style-name="ce166"/>
          <table:table-cell table:style-name="ce130" table:number-columns-repeated="3"/>
          <table:table-cell table:style-name="ce204" table:number-columns-repeated="2"/>
          <table:table-cell table:number-columns-repeated="55"/>
        </table:table-row>
        <table:table-row table:style-name="ro18">
          <table:table-cell table:style-name="ce167" office:value-type="string" calcext:value-type="string" table:number-columns-spanned="7" table:number-rows-spanned="1">
            <text:p>Ensemble solution de l’inéquation <text:span text:style-name="T33">f </text:span><text:span text:style-name="T34">(</text:span><text:span text:style-name="T35">x</text:span><text:span text:style-name="T34">)</text:span></text:p>
          </table:table-cell>
          <table:covered-table-cell table:style-name="ce177"/>
          <table:covered-table-cell table:style-name="ce306"/>
          <table:covered-table-cell table:style-name="ce177"/>
          <table:covered-table-cell table:style-name="ce250"/>
          <table:covered-table-cell table:number-columns-repeated="2" table:style-name="ce580"/>
          <table:table-cell table:style-name="ce380" table:formula="of:=[$Données.K67]" office:value-type="string" office:string-value="&gt;" calcext:value-type="string">
            <text:p>&gt;</text:p>
          </table:table-cell>
          <table:table-cell table:style-name="ce677" office:value-type="string" calcext:value-type="string">
            <text:p><text:span text:style-name="T20">g</text:span>(<text:span text:style-name="T20">x</text:span>)</text:p>
          </table:table-cell>
          <table:table-cell table:style-name="ce306" table:number-columns-repeated="3"/>
          <table:table-cell table:style-name="ce319"/>
          <table:table-cell table:number-columns-repeated="51"/>
        </table:table-row>
        <table:table-row table:style-name="ro17">
          <table:table-cell/>
          <table:table-cell table:style-name="ce555"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number-columns-repeated="51"/>
        </table:table-row>
        <table:table-row table:style-name="ro7">
          <table:table-cell table:style-name="ce3" office:value-type="string" calcext:value-type="string" table:number-columns-spanned="2" table:number-rows-spanned="1">
            <text:p>Vrai ou Faux</text:p>
          </table:table-cell>
          <table:covered-table-cell table:style-name="ce548"/>
          <table:table-cell table:style-name="ce643" table:formula="of:=IF(ISBLANK([.C14]);&quot;&quot;;IF(AND([$Synthèse.$H$1];[.$AA$1]);IF([.C14]=[Données.B68];1;0);&quot;&quot;))">
            <text:p/>
          </table:table-cell>
          <table:table-cell table:style-name="ce658" table:formula="of:=IF(ISBLANK([.D14]);&quot;&quot;;IF(AND([$Synthèse.$H$1];[.$AA$1]);IF([.D14]=[Données.C68];1;0);&quot;&quot;))">
            <text:p/>
          </table:table-cell>
          <table:table-cell table:style-name="ce658" table:formula="of:=IF(ISBLANK([.E14]);&quot;&quot;;IF(AND([$Synthèse.$H$1];[.$AA$1]);IF([.E14]=[Données.D68];1;0);&quot;&quot;))">
            <text:p/>
          </table:table-cell>
          <table:table-cell table:style-name="ce658" table:formula="of:=IF(ISBLANK([.F14]);&quot;&quot;;IF(AND([$Synthèse.$H$1];[.$AA$1]);IF([.F14]=[Données.E68];1;0);&quot;&quot;))">
            <text:p/>
          </table:table-cell>
          <table:table-cell table:style-name="ce658" table:formula="of:=IF(ISBLANK([.G14]);&quot;&quot;;IF(AND([$Synthèse.$H$1];[.$AA$1]);IF([.G14]=[Données.F68];1;0);&quot;&quot;))">
            <text:p/>
          </table:table-cell>
          <table:table-cell table:style-name="ce724" table:formula="of:=IF(ISBLANK([.H14]);&quot;&quot;;IF(AND([$Synthèse.$H$1];[.$AA$1]);IF([.H14]=[Données.G68];1;0);&quot;&quot;))">
            <text:p/>
          </table:table-cell>
          <table:table-cell table:style-name="ce733" table:formula="of:=IF(ISBLANK([.I14]);&quot;&quot;;IF(AND([$Synthèse.$H$1];[.$AA$1]);IF([.I14]=[Données.H68];1;0);&quot;&quot;))">
            <text:p/>
          </table:table-cell>
          <table:table-cell table:style-name="ce736" table:formula="of:=IF(ISBLANK([.J14]);&quot;&quot;;IF(AND([$Synthèse.$H$1];[.$AA$1]);IF([.J14]=[Données.I68];1;0);&quot;&quot;))">
            <text:p/>
          </table:table-cell>
          <table:table-cell table:style-name="ce738" table:formula="of:=IF(ISBLANK([.K14]);&quot;&quot;;IF(AND([$Synthèse.$H$1];[.$AA$1]);IF([.K14]=[Données.J68];1;0);&quot;&quot;))">
            <text:p/>
          </table:table-cell>
          <table:table-cell table:style-name="ce744" table:formula="of:=IF(ISBLANK([.L14]);&quot;&quot;;IF(AND([$Synthèse.$H$1];[.$AA$1]);IF([.L14]=[Données.K68];1;0);&quot;&quot;))">
            <text:p/>
          </table:table-cell>
          <table:table-cell table:style-name="ce745" table:formula="of:=IF(ISBLANK([.M14]);&quot;&quot;;IF(AND([$Synthèse.$H$1];[.$AA$1]);IF([.M14]=[Données.L68];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54" table:formula="of:=IF(AND([$Synthèse.$H$1];[.$AA$1];[.$AA$2]);[Données.B69];&quot;&quot;)">
            <text:p/>
          </table:table-cell>
          <table:table-cell table:style-name="ce454" table:formula="of:=IF(AND([$Synthèse.$H$1];[.$AA$1];[.$AA$2]);[Données.C69];&quot;&quot;)">
            <text:p/>
          </table:table-cell>
          <table:table-cell table:style-name="ce454" table:formula="of:=IF(AND([$Synthèse.$H$1];[.$AA$1];[.$AA$2]);[Données.D69];&quot;&quot;)">
            <text:p/>
          </table:table-cell>
          <table:table-cell table:style-name="ce454" table:formula="of:=IF(AND([$Synthèse.$H$1];[.$AA$1];[.$AA$2]);[Données.E69];&quot;&quot;)">
            <text:p/>
          </table:table-cell>
          <table:table-cell table:style-name="ce454" table:formula="of:=IF(AND([$Synthèse.$H$1];[.$AA$1];[.$AA$2]);[Données.F69];&quot;&quot;)">
            <text:p/>
          </table:table-cell>
          <table:table-cell table:style-name="ce515" table:formula="of:=IF(AND([$Synthèse.$H$1];[.$AA$1];[.$AA$2]);[Données.G69];&quot;&quot;)">
            <text:p/>
          </table:table-cell>
          <table:table-cell table:style-name="ce454" table:formula="of:=IF(AND([$Synthèse.$H$1];[.$AA$1];[.$AA$2]);[Données.H69];&quot;&quot;)">
            <text:p/>
          </table:table-cell>
          <table:table-cell table:style-name="ce454" table:formula="of:=IF(AND([$Synthèse.$H$1];[.$AA$1];[.$AA$2]);[Données.I69];&quot;&quot;)">
            <text:p/>
          </table:table-cell>
          <table:table-cell table:style-name="ce454" table:formula="of:=IF(AND([$Synthèse.$H$1];[.$AA$1];[.$AA$2]);[Données.J69];&quot;&quot;)">
            <text:p/>
          </table:table-cell>
          <table:table-cell table:style-name="ce454" table:formula="of:=IF(AND([$Synthèse.$H$1];[.$AA$1];[.$AA$2]);[Données.K69];&quot;&quot;)">
            <text:p/>
          </table:table-cell>
          <table:table-cell table:style-name="ce545" table:formula="of:=IF(AND([$Synthèse.$H$1];[.$AA$1];[.$AA$2]);[Données.L69];&quot;&quot;)">
            <text:p/>
          </table:table-cell>
          <table:table-cell table:number-columns-repeated="13"/>
          <table:table-cell table:style-name="Default"/>
          <table:table-cell table:number-columns-repeated="37"/>
        </table:table-row>
        <table:table-row table:style-name="ro7">
          <table:table-cell table:style-name="ce57" table:number-columns-spanned="2" table:number-rows-spanned="1"/>
          <table:covered-table-cell table:style-name="ce559"/>
          <table:table-cell table:style-name="ce154"/>
          <table:table-cell table:style-name="ce176"/>
          <table:table-cell table:style-name="ce210"/>
          <table:table-cell table:style-name="ce215"/>
          <table:table-cell table:style-name="ce224"/>
          <table:table-cell table:style-name="ce548" table:number-columns-repeated="6"/>
          <table:table-cell table:number-columns-repeated="13"/>
          <table:table-cell table:style-name="Default"/>
          <table:table-cell table:number-columns-repeated="37"/>
        </table:table-row>
        <table:table-row table:style-name="ro18">
          <table:table-cell table:style-name="ce167" office:value-type="string" calcext:value-type="string" table:number-columns-spanned="7" table:number-rows-spanned="1">
            <text:p>Ensemble solution de l’inéquation <text:span text:style-name="T33">f </text:span><text:span text:style-name="T34">(</text:span><text:span text:style-name="T35">x</text:span><text:span text:style-name="T34">)</text:span></text:p>
          </table:table-cell>
          <table:covered-table-cell table:style-name="ce177"/>
          <table:covered-table-cell table:number-columns-repeated="5" table:style-name="ce328"/>
          <table:table-cell table:style-name="ce380" table:formula="of:=[$Données.K71]" office:value-type="string" office:string-value="≤" calcext:value-type="string">
            <text:p>≤</text:p>
          </table:table-cell>
          <table:table-cell table:style-name="ce677" office:value-type="string" calcext:value-type="string">
            <text:p><text:span text:style-name="T20">g</text:span>(<text:span text:style-name="T20">x</text:span>)</text:p>
          </table:table-cell>
          <table:table-cell table:style-name="ce306" table:number-columns-repeated="2"/>
          <table:table-cell table:style-name="ce580"/>
          <table:table-cell table:style-name="ce408"/>
          <table:table-cell table:number-columns-repeated="51"/>
        </table:table-row>
        <table:table-row table:style-name="ro17">
          <table:table-cell/>
          <table:table-cell table:style-name="ce555"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number-columns-repeated="51"/>
        </table:table-row>
        <table:table-row table:style-name="ro7">
          <table:table-cell table:style-name="ce3" office:value-type="string" calcext:value-type="string" table:number-columns-spanned="2" table:number-rows-spanned="1">
            <text:p>Vrai ou Faux</text:p>
          </table:table-cell>
          <table:covered-table-cell table:style-name="ce548"/>
          <table:table-cell table:style-name="ce647" table:formula="of:=IF(ISBLANK([.C19]);&quot;&quot;;IF(AND([$Synthèse.$H$1];[.$AA$1]);IF([.C19]=[Données.B72];1;0);&quot;&quot;))">
            <text:p/>
          </table:table-cell>
          <table:table-cell table:style-name="ce660" table:formula="of:=IF(ISBLANK([.D19]);&quot;&quot;;IF(AND([$Synthèse.$H$1];[.$AA$1]);IF([.D19]=[Données.C72];1;0);&quot;&quot;))">
            <text:p/>
          </table:table-cell>
          <table:table-cell table:style-name="ce660" table:formula="of:=IF(ISBLANK([.E19]);&quot;&quot;;IF(AND([$Synthèse.$H$1];[.$AA$1]);IF([.E19]=[Données.D72];1;0);&quot;&quot;))">
            <text:p/>
          </table:table-cell>
          <table:table-cell table:style-name="ce660" table:formula="of:=IF(ISBLANK([.F19]);&quot;&quot;;IF(AND([$Synthèse.$H$1];[.$AA$1]);IF([.F19]=[Données.E72];1;0);&quot;&quot;))">
            <text:p/>
          </table:table-cell>
          <table:table-cell table:style-name="ce660" table:formula="of:=IF(ISBLANK([.G19]);&quot;&quot;;IF(AND([$Synthèse.$H$1];[.$AA$1]);IF([.G19]=[Données.F72];1;0);&quot;&quot;))">
            <text:p/>
          </table:table-cell>
          <table:table-cell table:style-name="ce660" table:formula="of:=IF(ISBLANK([.H19]);&quot;&quot;;IF(AND([$Synthèse.$H$1];[.$AA$1]);IF([.H19]=[Données.G72];1;0);&quot;&quot;))">
            <text:p/>
          </table:table-cell>
          <table:table-cell table:style-name="ce660" table:formula="of:=IF(ISBLANK([.I19]);&quot;&quot;;IF(AND([$Synthèse.$H$1];[.$AA$1]);IF([.I19]=[Données.H72];1;0);&quot;&quot;))">
            <text:p/>
          </table:table-cell>
          <table:table-cell table:style-name="ce660" table:formula="of:=IF(ISBLANK([.J19]);&quot;&quot;;IF(AND([$Synthèse.$H$1];[.$AA$1]);IF([.J19]=[Données.I72];1;0);&quot;&quot;))">
            <text:p/>
          </table:table-cell>
          <table:table-cell table:style-name="ce660" table:formula="of:=IF(ISBLANK([.K19]);&quot;&quot;;IF(AND([$Synthèse.$H$1];[.$AA$1]);IF([.K19]=[Données.J72];1;0);&quot;&quot;))">
            <text:p/>
          </table:table-cell>
          <table:table-cell table:style-name="ce660" table:formula="of:=IF(ISBLANK([.L19]);&quot;&quot;;IF(AND([$Synthèse.$H$1];[.$AA$1]);IF([.L19]=[Données.K72];1;0);&quot;&quot;))">
            <text:p/>
          </table:table-cell>
          <table:table-cell table:style-name="ce750" table:formula="of:=IF(ISBLANK([.M19]);&quot;&quot;;IF(AND([$Synthèse.$H$1];[.$AA$1]);IF([.M19]=[Données.L72];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60" table:formula="of:=IF(AND([$Synthèse.$H$1];[.$AA$1];[.$AA$2]);[Données.B73];&quot;&quot;)">
            <text:p/>
          </table:table-cell>
          <table:table-cell table:style-name="ce469" table:formula="of:=IF(AND([$Synthèse.$H$1];[.$AA$1];[.$AA$2]);[Données.C73];&quot;&quot;)">
            <text:p/>
          </table:table-cell>
          <table:table-cell table:style-name="ce480" table:formula="of:=IF(AND([$Synthèse.$H$1];[.$AA$1];[.$AA$2]);[Données.D73];&quot;&quot;)">
            <text:p/>
          </table:table-cell>
          <table:table-cell table:style-name="ce496" table:formula="of:=IF(AND([$Synthèse.$H$1];[.$AA$1];[.$AA$2]);[Données.E73];&quot;&quot;)">
            <text:p/>
          </table:table-cell>
          <table:table-cell table:style-name="ce510" table:formula="of:=IF(AND([$Synthèse.$H$1];[.$AA$1];[.$AA$2]);[Données.F73];&quot;&quot;)">
            <text:p/>
          </table:table-cell>
          <table:table-cell table:style-name="ce516" table:formula="of:=IF(AND([$Synthèse.$H$1];[.$AA$1];[.$AA$2]);[Données.G73];&quot;&quot;)">
            <text:p/>
          </table:table-cell>
          <table:table-cell table:style-name="ce526" table:formula="of:=IF(AND([$Synthèse.$H$1];[.$AA$1];[.$AA$2]);[Données.H73];&quot;&quot;)">
            <text:p/>
          </table:table-cell>
          <table:table-cell table:style-name="ce532" table:formula="of:=IF(AND([$Synthèse.$H$1];[.$AA$1];[.$AA$2]);[Données.I73];&quot;&quot;)">
            <text:p/>
          </table:table-cell>
          <table:table-cell table:style-name="ce536" table:formula="of:=IF(AND([$Synthèse.$H$1];[.$AA$1];[.$AA$2]);[Données.J73];&quot;&quot;)">
            <text:p/>
          </table:table-cell>
          <table:table-cell table:style-name="ce536" table:formula="of:=IF(AND([$Synthèse.$H$1];[.$AA$1];[.$AA$2]);[Données.K73];&quot;&quot;)">
            <text:p/>
          </table:table-cell>
          <table:table-cell table:style-name="ce558" table:formula="of:=IF(AND([$Synthèse.$H$1];[.$AA$1];[.$AA$2]);[Données.L73];&quot;&quot;)">
            <text:p/>
          </table:table-cell>
          <table:table-cell table:number-columns-repeated="51"/>
        </table:table-row>
        <table:table-row table:style-name="ro7" table:number-rows-repeated="2">
          <table:table-cell table:number-columns-repeated="64"/>
        </table:table-row>
        <table:table-row table:style-name="ro7">
          <table:table-cell table:style-name="ce65"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2"/>
          <table:covered-table-cell table:style-name="ce65"/>
          <table:covered-table-cell table:number-columns-repeated="9"/>
          <table:table-cell table:number-columns-repeated="51"/>
        </table:table-row>
        <table:table-row table:style-name="ro7" table:number-rows-repeated="7">
          <table:table-cell table:number-columns-repeated="64"/>
        </table:table-row>
        <table:table-row table:style-name="ro7" table:number-rows-repeated="2">
          <table:table-cell/>
          <table:table-cell table:style-name="Default"/>
          <table:table-cell table:number-columns-repeated="62"/>
        </table:table-row>
        <table:table-row table:style-name="ro7" table:number-rows-repeated="1048542">
          <table:table-cell table:number-columns-repeated="64"/>
        </table:table-row>
        <table:table-row table:style-name="ro7">
          <table:table-cell table:number-columns-repeated="64"/>
        </table:table-row>
        <calcext:conditional-formats>
          <calcext:conditional-format calcext:target-range-address="'(In)équation niveau 2'.I7:'(In)équation niveau 2'.I7">
            <calcext:condition calcext:apply-style-name="VRAI" calcext:value="formula-is(IF([.K7]=0))" calcext:base-cell-address="'(In)équation niveau 1'.I7"/>
            <calcext:condition calcext:apply-style-name="FAUX" calcext:value="formula-is(IF([.K7]=1))" calcext:base-cell-address="'(In)équation niveau 1'.I7"/>
          </calcext:conditional-format>
          <calcext:conditional-format calcext:target-range-address="'(In)équation niveau 2'.H12:'(In)équation niveau 2'.I12 '(In)équation niveau 2'.I8:'(In)équation niveau 2'.I11">
            <calcext:condition calcext:apply-style-name="VRAI" calcext:value="formula-is(IF([.H7]=0))" calcext:base-cell-address="'(In)équation niveau 1'.H8"/>
            <calcext:condition calcext:apply-style-name="FAUX" calcext:value="formula-is(IF([.H7]=1))" calcext:base-cell-address="'(In)équation niveau 1'.H8"/>
          </calcext:conditional-format>
          <calcext:conditional-format calcext:target-range-address="'(In)équation niveau 2'.C7:'(In)équation niveau 2'.C12 '(In)équation niveau 2'.E12:'(In)équation niveau 2'.G12">
            <calcext:condition calcext:apply-style-name="VRAI" calcext:value="formula-is(IF([.C6]=0))" calcext:base-cell-address="'(In)équation niveau 1'.C7"/>
            <calcext:condition calcext:apply-style-name="FAUX" calcext:value="formula-is(IF([.C6]=1))" calcext:base-cell-address="'(In)équation niveau 1'.C7"/>
          </calcext:conditional-format>
          <calcext:conditional-format calcext:target-range-address="'(In)équation niveau 2'.C8:'(In)équation niveau 2'.C11">
            <calcext:condition calcext:apply-style-name="VRAI" calcext:value="formula-is(IF([.C7]=0))" calcext:base-cell-address="'(In)équation niveau 1'.C8"/>
            <calcext:condition calcext:apply-style-name="FAUX" calcext:value="formula-is(IF([.C7]=1))" calcext:base-cell-address="'(In)équation niveau 1'.C8"/>
          </calcext:conditional-format>
          <calcext:conditional-format calcext:target-range-address="'(In)équation niveau 2'.C7:'(In)équation niveau 2'.C7">
            <calcext:condition calcext:apply-style-name="FAUX" calcext:value="formula-is(IF([.C7]=1))" calcext:base-cell-address="'(In)équation niveau 1'.C7"/>
            <calcext:condition calcext:apply-style-name="VRAI" calcext:value="formula-is(IF([.C7]=0))" calcext:base-cell-address="'(In)équation niveau 1'.C7"/>
          </calcext:conditional-format>
          <calcext:conditional-format calcext:target-range-address="'(In)équation niveau 2'.D7:'(In)équation niveau 2'.D7">
            <calcext:condition calcext:apply-style-name="FAUX" calcext:value="formula-is(IF([.D7]=1))" calcext:base-cell-address="'(In)équation niveau 1'.D7"/>
            <calcext:condition calcext:apply-style-name="VRAI" calcext:value="formula-is(IF([.D7]=0))" calcext:base-cell-address="'(In)équation niveau 1'.D7"/>
          </calcext:conditional-format>
          <calcext:conditional-format calcext:target-range-address="'(In)équation niveau 2'.E7:'(In)équation niveau 2'.E7">
            <calcext:condition calcext:apply-style-name="FAUX" calcext:value="formula-is(IF([.E7]=1))" calcext:base-cell-address="'(In)équation niveau 1'.E7"/>
            <calcext:condition calcext:apply-style-name="VRAI" calcext:value="formula-is(IF([.E7]=0))" calcext:base-cell-address="'(In)équation niveau 1'.E7"/>
          </calcext:conditional-format>
          <calcext:conditional-format calcext:target-range-address="'(In)équation niveau 2'.F7:'(In)équation niveau 2'.F7">
            <calcext:condition calcext:apply-style-name="FAUX" calcext:value="formula-is(IF([.F7]=1))" calcext:base-cell-address="'(In)équation niveau 1'.F7"/>
            <calcext:condition calcext:apply-style-name="VRAI" calcext:value="formula-is(IF([.F7]=0))" calcext:base-cell-address="'(In)équation niveau 1'.F7"/>
          </calcext:conditional-format>
          <calcext:conditional-format calcext:target-range-address="'(In)équation niveau 2'.G7:'(In)équation niveau 2'.G7">
            <calcext:condition calcext:apply-style-name="FAUX" calcext:value="formula-is(IF([.G7]=1))" calcext:base-cell-address="'(In)équation niveau 1'.G7"/>
            <calcext:condition calcext:apply-style-name="VRAI" calcext:value="formula-is(IF([.G7]=0))" calcext:base-cell-address="'(In)équation niveau 1'.G7"/>
          </calcext:conditional-format>
          <calcext:conditional-format calcext:target-range-address="'(In)équation niveau 2'.C8:'(In)équation niveau 2'.C11">
            <calcext:condition calcext:apply-style-name="FAUX" calcext:value="formula-is(IF([.C7]=1))" calcext:base-cell-address="'(In)équation niveau 1'.C8"/>
            <calcext:condition calcext:apply-style-name="VRAI" calcext:value="formula-is(IF([.C7]=0))" calcext:base-cell-address="'(In)équation niveau 1'.C8"/>
          </calcext:conditional-format>
          <calcext:conditional-format calcext:target-range-address="'(In)équation niveau 2'.D8:'(In)équation niveau 2'.D11">
            <calcext:condition calcext:apply-style-name="VRAI" calcext:value="formula-is(IF([.D7]=0))" calcext:base-cell-address="'(In)équation niveau 1'.D8"/>
            <calcext:condition calcext:apply-style-name="FAUX" calcext:value="formula-is(IF([.D7]=1))" calcext:base-cell-address="'(In)équation niveau 1'.D8"/>
          </calcext:conditional-format>
          <calcext:conditional-format calcext:target-range-address="'(In)équation niveau 2'.D8:'(In)équation niveau 2'.D11">
            <calcext:condition calcext:apply-style-name="FAUX" calcext:value="formula-is(IF([.D7]=1))" calcext:base-cell-address="'(In)équation niveau 1'.D8"/>
            <calcext:condition calcext:apply-style-name="VRAI" calcext:value="formula-is(IF([.D7]=0))" calcext:base-cell-address="'(In)équation niveau 1'.D8"/>
          </calcext:conditional-format>
          <calcext:conditional-format calcext:target-range-address="'(In)équation niveau 2'.E8:'(In)équation niveau 2'.E11">
            <calcext:condition calcext:apply-style-name="VRAI" calcext:value="formula-is(IF([.E7]=0))" calcext:base-cell-address="'(In)équation niveau 1'.E8"/>
            <calcext:condition calcext:apply-style-name="FAUX" calcext:value="formula-is(IF([.E7]=1))" calcext:base-cell-address="'(In)équation niveau 1'.E8"/>
          </calcext:conditional-format>
          <calcext:conditional-format calcext:target-range-address="'(In)équation niveau 2'.E8:'(In)équation niveau 2'.E11">
            <calcext:condition calcext:apply-style-name="FAUX" calcext:value="formula-is(IF([.E7]=1))" calcext:base-cell-address="'(In)équation niveau 1'.E8"/>
            <calcext:condition calcext:apply-style-name="VRAI" calcext:value="formula-is(IF([.E7]=0))" calcext:base-cell-address="'(In)équation niveau 1'.E8"/>
          </calcext:conditional-format>
          <calcext:conditional-format calcext:target-range-address="'(In)équation niveau 2'.F8:'(In)équation niveau 2'.F11">
            <calcext:condition calcext:apply-style-name="VRAI" calcext:value="formula-is(IF([.F7]=0))" calcext:base-cell-address="'(In)équation niveau 1'.F8"/>
            <calcext:condition calcext:apply-style-name="FAUX" calcext:value="formula-is(IF([.F7]=1))" calcext:base-cell-address="'(In)équation niveau 1'.F8"/>
          </calcext:conditional-format>
          <calcext:conditional-format calcext:target-range-address="'(In)équation niveau 2'.F8:'(In)équation niveau 2'.F11">
            <calcext:condition calcext:apply-style-name="FAUX" calcext:value="formula-is(IF([.F7]=1))" calcext:base-cell-address="'(In)équation niveau 1'.F8"/>
            <calcext:condition calcext:apply-style-name="VRAI" calcext:value="formula-is(IF([.F7]=0))" calcext:base-cell-address="'(In)équation niveau 1'.F8"/>
          </calcext:conditional-format>
          <calcext:conditional-format calcext:target-range-address="'(In)équation niveau 2'.G8:'(In)équation niveau 2'.G11">
            <calcext:condition calcext:apply-style-name="VRAI" calcext:value="formula-is(IF([.G7]=0))" calcext:base-cell-address="'(In)équation niveau 1'.G8"/>
            <calcext:condition calcext:apply-style-name="FAUX" calcext:value="formula-is(IF([.G7]=1))" calcext:base-cell-address="'(In)équation niveau 1'.G8"/>
          </calcext:conditional-format>
          <calcext:conditional-format calcext:target-range-address="'(In)équation niveau 2'.G8:'(In)équation niveau 2'.G11">
            <calcext:condition calcext:apply-style-name="FAUX" calcext:value="formula-is(IF([.G7]=1))" calcext:base-cell-address="'(In)équation niveau 1'.G8"/>
            <calcext:condition calcext:apply-style-name="VRAI" calcext:value="formula-is(IF([.G7]=0))" calcext:base-cell-address="'(In)équation niveau 1'.G8"/>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1'.C15"/>
            <calcext:condition calcext:apply-style-name="FAUX" calcext:value="formula-is(IF([.C14]=1))" calcext:base-cell-address="'(In)équation niveau 1'.C15"/>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1'.C15"/>
            <calcext:condition calcext:apply-style-name="FAUX" calcext:value="formula-is(IF([.C14]=1))" calcext:base-cell-address="'(In)équation niveau 1'.C15"/>
          </calcext:conditional-format>
          <calcext:conditional-format calcext:target-range-address="'(In)équation niveau 2'.C17:'(In)équation niveau 2'.C17">
            <calcext:condition calcext:apply-style-name="VRAI" calcext:value="formula-is(IF([.C16]=0))" calcext:base-cell-address="'(In)équation niveau 1'.C17"/>
            <calcext:condition calcext:apply-style-name="FAUX" calcext:value="formula-is(IF([.C16]=1))" calcext:base-cell-address="'(In)équation niveau 1'.C17"/>
          </calcext:conditional-format>
          <calcext:conditional-format calcext:target-range-address="'(In)équation niveau 2'.C17:'(In)équation niveau 2'.C17">
            <calcext:condition calcext:apply-style-name="FAUX" calcext:value="formula-is(IF([.C16]=1))" calcext:base-cell-address="'(In)équation niveau 1'.C17"/>
            <calcext:condition calcext:apply-style-name="VRAI" calcext:value="formula-is(IF([.C16]=0))" calcext:base-cell-address="'(In)équation niveau 1'.C17"/>
          </calcext:conditional-format>
          <calcext:conditional-format calcext:target-range-address="'(In)équation niveau 2'.D17:'(In)équation niveau 2'.D17">
            <calcext:condition calcext:apply-style-name="VRAI" calcext:value="formula-is(IF([.D16]=0))" calcext:base-cell-address="'(In)équation niveau 1'.D17"/>
            <calcext:condition calcext:apply-style-name="FAUX" calcext:value="formula-is(IF([.D16]=1))" calcext:base-cell-address="'(In)équation niveau 1'.D17"/>
          </calcext:conditional-format>
          <calcext:conditional-format calcext:target-range-address="'(In)équation niveau 2'.D17:'(In)équation niveau 2'.D17">
            <calcext:condition calcext:apply-style-name="FAUX" calcext:value="formula-is(IF([.D16]=1))" calcext:base-cell-address="'(In)équation niveau 1'.D17"/>
            <calcext:condition calcext:apply-style-name="VRAI" calcext:value="formula-is(IF([.D16]=0))" calcext:base-cell-address="'(In)équation niveau 1'.D17"/>
          </calcext:conditional-format>
          <calcext:conditional-format calcext:target-range-address="'(In)équation niveau 2'.E17:'(In)équation niveau 2'.E17">
            <calcext:condition calcext:apply-style-name="VRAI" calcext:value="formula-is(IF([.E16]=0))" calcext:base-cell-address="'(In)équation niveau 1'.E17"/>
            <calcext:condition calcext:apply-style-name="FAUX" calcext:value="formula-is(IF([.E16]=1))" calcext:base-cell-address="'(In)équation niveau 1'.E17"/>
          </calcext:conditional-format>
          <calcext:conditional-format calcext:target-range-address="'(In)équation niveau 2'.E17:'(In)équation niveau 2'.E17">
            <calcext:condition calcext:apply-style-name="FAUX" calcext:value="formula-is(IF([.E16]=1))" calcext:base-cell-address="'(In)équation niveau 1'.E17"/>
            <calcext:condition calcext:apply-style-name="VRAI" calcext:value="formula-is(IF([.E16]=0))" calcext:base-cell-address="'(In)équation niveau 1'.E17"/>
          </calcext:conditional-format>
          <calcext:conditional-format calcext:target-range-address="'(In)équation niveau 2'.F17:'(In)équation niveau 2'.F17">
            <calcext:condition calcext:apply-style-name="VRAI" calcext:value="formula-is(IF([.F16]=0))" calcext:base-cell-address="'(In)équation niveau 1'.F17"/>
            <calcext:condition calcext:apply-style-name="FAUX" calcext:value="formula-is(IF([.F16]=1))" calcext:base-cell-address="'(In)équation niveau 1'.F17"/>
          </calcext:conditional-format>
          <calcext:conditional-format calcext:target-range-address="'(In)équation niveau 2'.F17:'(In)équation niveau 2'.F17">
            <calcext:condition calcext:apply-style-name="FAUX" calcext:value="formula-is(IF([.F16]=1))" calcext:base-cell-address="'(In)équation niveau 1'.F17"/>
            <calcext:condition calcext:apply-style-name="VRAI" calcext:value="formula-is(IF([.F16]=0))" calcext:base-cell-address="'(In)équation niveau 1'.F17"/>
          </calcext:conditional-format>
          <calcext:conditional-format calcext:target-range-address="'(In)équation niveau 2'.G17:'(In)équation niveau 2'.G17">
            <calcext:condition calcext:apply-style-name="VRAI" calcext:value="formula-is(IF([.G16]=0))" calcext:base-cell-address="'(In)équation niveau 1'.G17"/>
            <calcext:condition calcext:apply-style-name="FAUX" calcext:value="formula-is(IF([.G16]=1))" calcext:base-cell-address="'(In)équation niveau 1'.G17"/>
          </calcext:conditional-format>
          <calcext:conditional-format calcext:target-range-address="'(In)équation niveau 2'.G17:'(In)équation niveau 2'.G17">
            <calcext:condition calcext:apply-style-name="FAUX" calcext:value="formula-is(IF([.G16]=1))" calcext:base-cell-address="'(In)équation niveau 1'.G17"/>
            <calcext:condition calcext:apply-style-name="VRAI" calcext:value="formula-is(IF([.G16]=0))" calcext:base-cell-address="'(In)équation niveau 1'.G17"/>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1'.C15"/>
            <calcext:condition calcext:apply-style-name="FAUX" calcext:value="formula-is(IF([.C14]=1))" calcext:base-cell-address="'(In)équation niveau 1'.C15"/>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1'.C15"/>
            <calcext:condition calcext:apply-style-name="FAUX" calcext:value="formula-is(IF([.C14]=1))" calcext:base-cell-address="'(In)équation niveau 1'.C15"/>
          </calcext:conditional-format>
          <calcext:conditional-format calcext:target-range-address="'(In)équation niveau 2'.C16:'(In)équation niveau 2'.M16">
            <calcext:condition calcext:apply-style-name="VRAI" calcext:value="formula-is(IF([.C15]=0))" calcext:base-cell-address="'(In)équation niveau 1'.C16"/>
            <calcext:condition calcext:apply-style-name="FAUX" calcext:value="formula-is(IF([.C15]=1))" calcext:base-cell-address="'(In)équation niveau 1'.C16"/>
          </calcext:conditional-format>
          <calcext:conditional-format calcext:target-range-address="'(In)équation niveau 2'.C15:'(In)équation niveau 2'.G15">
            <calcext:condition calcext:apply-style-name="FAUX" calcext:value="formula-is(IF([.C15]=1))" calcext:base-cell-address="'(In)équation niveau 1'.C15"/>
            <calcext:condition calcext:apply-style-name="VRAI" calcext:value="formula-is(IF([.C15]=0))" calcext:base-cell-address="'(In)équation niveau 1'.C15"/>
          </calcext:conditional-format>
          <calcext:conditional-format calcext:target-range-address="'(In)équation niveau 2'.C16:'(In)équation niveau 2'.M16">
            <calcext:condition calcext:apply-style-name="FAUX" calcext:value="formula-is(IF([.C15]=1))" calcext:base-cell-address="'(In)équation niveau 1'.C16"/>
            <calcext:condition calcext:apply-style-name="VRAI" calcext:value="formula-is(IF([.C15]=0))" calcext:base-cell-address="'(In)équation niveau 1'.C16"/>
          </calcext:conditional-format>
          <calcext:conditional-format calcext:target-range-address="'(In)équation niveau 2'.C20:'(In)équation niveau 2'.M20">
            <calcext:condition calcext:apply-style-name="VRAI" calcext:value="formula-is(IF([.C$20]=0))" calcext:base-cell-address="'(In)équation niveau 1'.C20"/>
            <calcext:condition calcext:apply-style-name="FAUX" calcext:value="formula-is(IF([.C20]=1))" calcext:base-cell-address="'(In)équation niveau 1'.C20"/>
          </calcext:conditional-format>
          <calcext:conditional-format calcext:target-range-address="'(In)équation niveau 2'.D21:'(In)équation niveau 2'.D21">
            <calcext:condition calcext:apply-style-name="VRAI" calcext:value="formula-is(IF([.D$20]=0))" calcext:base-cell-address="'(In)équation niveau 1'.D21"/>
            <calcext:condition calcext:apply-style-name="FAUX" calcext:value="formula-is(IF([.D$20]=1))" calcext:base-cell-address="'(In)équation niveau 1'.D21"/>
          </calcext:conditional-format>
          <calcext:conditional-format calcext:target-range-address="'(In)équation niveau 2'.E21:'(In)équation niveau 2'.E21">
            <calcext:condition calcext:apply-style-name="VRAI" calcext:value="formula-is(IF([.E$20]=0))" calcext:base-cell-address="'(In)équation niveau 1'.E21"/>
            <calcext:condition calcext:apply-style-name="FAUX" calcext:value="formula-is(IF([.E$20]=1))" calcext:base-cell-address="'(In)équation niveau 1'.E21"/>
          </calcext:conditional-format>
          <calcext:conditional-format calcext:target-range-address="'(In)équation niveau 2'.F21:'(In)équation niveau 2'.F21">
            <calcext:condition calcext:apply-style-name="VRAI" calcext:value="formula-is(IF([.F$20]=0))" calcext:base-cell-address="'(In)équation niveau 1'.F21"/>
            <calcext:condition calcext:apply-style-name="FAUX" calcext:value="formula-is(IF([.F$20]=1))" calcext:base-cell-address="'(In)équation niveau 1'.F21"/>
          </calcext:conditional-format>
          <calcext:conditional-format calcext:target-range-address="'(In)équation niveau 2'.G21:'(In)équation niveau 2'.G21">
            <calcext:condition calcext:apply-style-name="VRAI" calcext:value="formula-is(IF([.G$20]=0))" calcext:base-cell-address="'(In)équation niveau 1'.G21"/>
            <calcext:condition calcext:apply-style-name="FAUX" calcext:value="formula-is(IF([.G$20]=1))" calcext:base-cell-address="'(In)équation niveau 1'.G21"/>
          </calcext:conditional-format>
          <calcext:conditional-format calcext:target-range-address="'(In)équation niveau 2'.H21:'(In)équation niveau 2'.H21">
            <calcext:condition calcext:apply-style-name="VRAI" calcext:value="formula-is(IF([.H$20]=0))" calcext:base-cell-address="'(In)équation niveau 1'.H21"/>
            <calcext:condition calcext:apply-style-name="FAUX" calcext:value="formula-is(IF([.H$20]=1))" calcext:base-cell-address="'(In)équation niveau 1'.H21"/>
          </calcext:conditional-format>
          <calcext:conditional-format calcext:target-range-address="'(In)équation niveau 2'.I21:'(In)équation niveau 2'.I21">
            <calcext:condition calcext:apply-style-name="VRAI" calcext:value="formula-is(IF([.I$20]=0))" calcext:base-cell-address="'(In)équation niveau 1'.I21"/>
            <calcext:condition calcext:apply-style-name="FAUX" calcext:value="formula-is(IF([.I$20]=1))" calcext:base-cell-address="'(In)équation niveau 1'.I21"/>
          </calcext:conditional-format>
          <calcext:conditional-format calcext:target-range-address="'(In)équation niveau 2'.J21:'(In)équation niveau 2'.J21">
            <calcext:condition calcext:apply-style-name="VRAI" calcext:value="formula-is(IF([.J$20]=0))" calcext:base-cell-address="'(In)équation niveau 1'.J21"/>
            <calcext:condition calcext:apply-style-name="FAUX" calcext:value="formula-is(IF([.J$20]=1))" calcext:base-cell-address="'(In)équation niveau 1'.J21"/>
          </calcext:conditional-format>
          <calcext:conditional-format calcext:target-range-address="'(In)équation niveau 2'.K21:'(In)équation niveau 2'.M21">
            <calcext:condition calcext:apply-style-name="VRAI" calcext:value="formula-is(IF([.K$20]=0))" calcext:base-cell-address="'(In)équation niveau 1'.K21"/>
            <calcext:condition calcext:apply-style-name="FAUX" calcext:value="formula-is(IF([.K$20]=1))" calcext:base-cell-address="'(In)équation niveau 1'.K21"/>
          </calcext:conditional-format>
          <calcext:conditional-format calcext:target-range-address="'(In)équation niveau 2'.H15:'(In)équation niveau 2'.H15">
            <calcext:condition calcext:apply-style-name="FAUX" calcext:value="formula-is(IF([.H15]=1))" calcext:base-cell-address="'(In)équation niveau 1'.H15"/>
            <calcext:condition calcext:apply-style-name="VRAI" calcext:value="formula-is(IF([.H15]=0))" calcext:base-cell-address="'(In)équation niveau 1'.H15"/>
          </calcext:conditional-format>
          <calcext:conditional-format calcext:target-range-address="'(In)équation niveau 2'.I15:'(In)équation niveau 2'.I15">
            <calcext:condition calcext:apply-style-name="FAUX" calcext:value="formula-is(IF([.I15]=1))" calcext:base-cell-address="'(In)équation niveau 1'.I15"/>
            <calcext:condition calcext:apply-style-name="VRAI" calcext:value="formula-is(IF([.I15]=0))" calcext:base-cell-address="'(In)équation niveau 1'.I15"/>
          </calcext:conditional-format>
          <calcext:conditional-format calcext:target-range-address="'(In)équation niveau 2'.J15:'(In)équation niveau 2'.J15">
            <calcext:condition calcext:apply-style-name="FAUX" calcext:value="formula-is(IF([.J15]=1))" calcext:base-cell-address="'(In)équation niveau 1'.J15"/>
            <calcext:condition calcext:apply-style-name="VRAI" calcext:value="formula-is(IF([.J15]=0))" calcext:base-cell-address="'(In)équation niveau 1'.J15"/>
          </calcext:conditional-format>
          <calcext:conditional-format calcext:target-range-address="'(In)équation niveau 2'.K15:'(In)équation niveau 2'.K15">
            <calcext:condition calcext:apply-style-name="FAUX" calcext:value="formula-is(IF([.K15]=1))" calcext:base-cell-address="'(In)équation niveau 1'.K15"/>
            <calcext:condition calcext:apply-style-name="VRAI" calcext:value="formula-is(IF([.K15]=0))" calcext:base-cell-address="'(In)équation niveau 1'.K15"/>
          </calcext:conditional-format>
          <calcext:conditional-format calcext:target-range-address="'(In)équation niveau 2'.L15:'(In)équation niveau 2'.L15">
            <calcext:condition calcext:apply-style-name="FAUX" calcext:value="formula-is(IF([.L15]=1))" calcext:base-cell-address="'(In)équation niveau 1'.L15"/>
            <calcext:condition calcext:apply-style-name="VRAI" calcext:value="formula-is(IF([.L15]=0))" calcext:base-cell-address="'(In)équation niveau 1'.L15"/>
          </calcext:conditional-format>
          <calcext:conditional-format calcext:target-range-address="'(In)équation niveau 2'.M15:'(In)équation niveau 2'.M15">
            <calcext:condition calcext:apply-style-name="FAUX" calcext:value="formula-is(IF([.M15]=1))" calcext:base-cell-address="'(In)équation niveau 1'.M15"/>
            <calcext:condition calcext:apply-style-name="VRAI" calcext:value="formula-is(IF([.M15]=0))" calcext:base-cell-address="'(In)équation niveau 1'.M15"/>
          </calcext:conditional-format>
          <calcext:conditional-format calcext:target-range-address="'(In)équation niveau 2'.C21:'(In)équation niveau 2'.C21">
            <calcext:condition calcext:apply-style-name="VRAI" calcext:value="formula-is(IF([.C20]=0))" calcext:base-cell-address="'(In)équation niveau 1'.C21"/>
            <calcext:condition calcext:apply-style-name="FAUX" calcext:value="formula-is(IF([.C20]=1))" calcext:base-cell-address="'(In)équation niveau 1'.C21"/>
          </calcext:conditional-format>
        </calcext:conditional-formats>
      </table:table>
      <table:table table:name="Données" table:style-name="ta8" table:protected="true" table:protection-key="63smxvRndhx84c+wVI+UblmhWqU=" table:protection-key-digest-algorithm="http://www.w3.org/2000/09/xmldsig#sha1">
        <loext:table-protection loext:select-unprotected-cells="true"/>
        <office:forms form:automatic-focus="false" form:apply-design-mode="false"/>
        <table:shapes>
          <draw:frame draw:z-index="0" draw:style-name="gr6" draw:text-style-name="P2" svg:width="27.04cm" svg:height="14.296cm" svg:x="54.197cm" svg:y="54.28cm">
            <draw:object draw:notify-on-update-of-ranges="Données.D100:Données.T100 Aide.A1:Aide.A1 Données.D101:Données.T101" xlink:href="./Object 1" xlink:type="simple" xlink:show="embed" xlink:actuate="onLoad">
              <loext:p/>
            </draw:object>
            <draw:image xlink:href="./ObjectReplacements/Object 1" xlink:type="simple" xlink:show="embed" xlink:actuate="onLoad"/>
          </draw:frame>
          <draw:frame draw:z-index="1" draw:style-name="gr6" draw:text-style-name="P2" svg:width="27.04cm" svg:height="14.296cm" svg:x="30.776cm" svg:y="109.946cm">
            <draw:object draw:notify-on-update-of-ranges="Données.J211:Données.J212 Données.L211:Données.L212 Données.AF189:Données.AF589 Données.AG189:Données.AG589 Données.J208:Données.J209 Données.L208:Données.L209" xlink:href="./Object 7" xlink:type="simple" xlink:show="embed" xlink:actuate="onLoad">
              <loext:p/>
            </draw:object>
            <draw:image xlink:href="./ObjectReplacements/Object 7" xlink:type="simple" xlink:show="embed" xlink:actuate="onLoad"/>
          </draw:frame>
        </table:shapes>
        <table:table-column table:style-name="co30" table:default-cell-style-name="ce1013"/>
        <table:table-column table:style-name="co31" table:default-cell-style-name="ce1013"/>
        <table:table-column table:style-name="co1" table:number-columns-repeated="5" table:default-cell-style-name="ce1013"/>
        <table:table-column table:style-name="co32" table:default-cell-style-name="ce1013"/>
        <table:table-column table:style-name="co1" table:number-columns-repeated="2" table:default-cell-style-name="ce1013"/>
        <table:table-column table:style-name="co33" table:default-cell-style-name="ce1013"/>
        <table:table-column table:style-name="co1" table:default-cell-style-name="ce1013"/>
        <table:table-column table:style-name="co34" table:default-cell-style-name="ce1013"/>
        <table:table-column table:style-name="co1" table:number-columns-repeated="4" table:default-cell-style-name="ce1013"/>
        <table:table-column table:style-name="co35" table:default-cell-style-name="ce1013"/>
        <table:table-column table:style-name="co1" table:default-cell-style-name="ce1013"/>
        <table:table-column table:style-name="co36" table:default-cell-style-name="ce1013"/>
        <table:table-column table:style-name="co37" table:default-cell-style-name="ce1013"/>
        <table:table-column table:style-name="co1" table:number-columns-repeated="34" table:default-cell-style-name="ce1013"/>
        <table:table-column table:style-name="co1" table:default-cell-style-name="ce1334"/>
        <table:table-column table:style-name="co1" table:number-columns-repeated="14" table:default-cell-style-name="ce1013"/>
        <table:table-column table:style-name="co1" table:number-columns-repeated="954" table:default-cell-style-name="ce682"/>
        <table:table-row table:style-name="ro4">
          <table:table-cell table:style-name="ce983" office:value-type="string" calcext:value-type="string" table:number-columns-spanned="13" table:number-rows-spanned="1">
            <text:p>KELLER Stéphane – Lycée agricole Louis Pasteur</text:p>
          </table:table-cell>
          <table:covered-table-cell table:style-name="ce1039"/>
          <table:covered-table-cell table:style-name="ce1080"/>
          <table:covered-table-cell table:style-name="ce1107"/>
          <table:covered-table-cell table:number-columns-repeated="9"/>
          <table:table-cell table:number-columns-repeated="8"/>
          <table:table-cell table:style-name="ce910"/>
          <table:table-cell table:style-name="ce919" table:number-columns-repeated="12"/>
          <table:table-cell table:style-name="ce673" table:number-columns-repeated="4"/>
          <table:table-cell table:number-columns-repeated="986"/>
        </table:table-row>
        <table:table-row table:style-name="ro4">
          <table:table-cell table:style-name="ce991"/>
          <table:table-cell table:style-name="ce1040"/>
          <table:table-cell table:style-name="ce779"/>
          <table:table-cell table:style-name="ce1108"/>
          <table:table-cell table:style-name="ce1100" table:number-columns-repeated="17"/>
          <table:table-cell table:style-name="ce910"/>
          <table:table-cell table:style-name="ce919"/>
          <table:table-cell table:style-name="ce1075" table:number-columns-repeated="2"/>
          <table:table-cell table:style-name="ce1125" table:number-columns-repeated="3"/>
          <table:table-cell table:style-name="ce714" table:number-columns-repeated="5"/>
          <table:table-cell table:style-name="ce919"/>
          <table:table-cell table:style-name="ce673" table:number-columns-repeated="4"/>
          <table:table-cell/>
          <table:table-cell table:style-name="ce1100" table:number-columns-repeated="16"/>
          <table:table-cell table:style-name="ce1335"/>
          <table:table-cell table:style-name="ce1100" table:number-columns-repeated="14"/>
          <table:table-cell table:number-columns-repeated="954"/>
        </table:table-row>
        <table:table-row table:style-name="ro19">
          <table:table-cell table:style-name="ce671" office:value-type="string" calcext:value-type="string" table:number-columns-spanned="8" table:number-rows-spanned="1">
            <text:p>Données pour l’onglet Droite</text:p>
          </table:table-cell>
          <table:covered-table-cell table:number-columns-repeated="7" table:style-name="ce673"/>
          <table:table-cell table:style-name="ce673"/>
          <table:table-cell table:style-name="ce682" table:number-columns-repeated="4"/>
          <table:table-cell table:style-name="ce877" office:value-type="string" calcext:value-type="string" table:number-columns-spanned="3" table:number-rows-spanned="1">
            <text:p>Graphique parabole <text:span text:style-name="T20">C</text:span><text:span text:style-name="T36">f</text:span></text:p>
          </table:table-cell>
          <table:covered-table-cell table:style-name="ce673"/>
          <table:covered-table-cell table:style-name="ce686"/>
          <table:table-cell table:number-columns-repeated="3"/>
          <table:table-cell table:style-name="ce1092" office:value-type="string" calcext:value-type="string">
            <text:p>num</text:p>
          </table:table-cell>
          <table:table-cell table:style-name="ce1092" office:value-type="string" calcext:value-type="string">
            <text:p>Dénom</text:p>
          </table:table-cell>
          <table:table-cell table:number-columns-repeated="3" table:style-name="ce1092" office:value-type="string" calcext:value-type="string">
            <text:p>Fraction</text:p>
          </table:table-cell>
          <table:table-cell table:style-name="ce1292"/>
          <table:table-cell table:style-name="ce1314"/>
          <table:table-cell table:style-name="ce1321"/>
          <table:table-cell table:style-name="ce772" table:number-columns-repeated="5"/>
          <table:table-cell table:style-name="ce91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19">
          <table:table-cell table:style-name="ce673" table:number-columns-repeated="9"/>
          <table:table-cell table:style-name="ce682" table:number-columns-repeated="4"/>
          <table:table-cell table:style-name="ce995" office:value-type="string" calcext:value-type="string">
            <text:p>x</text:p>
          </table:table-cell>
          <table:table-cell table:style-name="ce995" office:value-type="string" calcext:value-type="string">
            <text:p>y<text:span text:style-name="T45">1</text:span></text:p>
          </table:table-cell>
          <table:table-cell table:style-name="ce995" office:value-type="string" calcext:value-type="string">
            <text:p>y<text:span text:style-name="T16">2</text:span></text:p>
          </table:table-cell>
          <table:table-cell table:style-name="ce1092" office:value-type="string" calcext:value-type="string">
            <text:p>Num</text:p>
          </table:table-cell>
          <table:table-cell table:style-name="ce1092" office:value-type="string" calcext:value-type="string">
            <text:p>Dénom</text:p>
          </table:table-cell>
          <table:table-cell table:style-name="ce1092" office:value-type="string" calcext:value-type="string">
            <text:p>PGCD</text:p>
          </table:table-cell>
          <table:table-cell table:number-columns-repeated="4" table:style-name="ce1092" office:value-type="string" calcext:value-type="string">
            <text:p>simp</text:p>
          </table:table-cell>
          <table:table-cell table:style-name="ce1092" office:value-type="string" calcext:value-type="string">
            <text:p>texte</text:p>
          </table:table-cell>
          <table:table-cell table:style-name="ce1292"/>
          <table:table-cell table:style-name="ce772"/>
          <table:table-cell table:style-name="ce1321"/>
          <table:table-cell table:style-name="ce772" table:number-columns-repeated="5"/>
          <table:table-cell table:style-name="ce91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19">
          <table:table-cell table:style-name="ce995" office:value-type="string" calcext:value-type="string">
            <text:p>m</text:p>
          </table:table-cell>
          <table:table-cell table:style-name="ce995" office:value-type="string" calcext:value-type="string">
            <text:p>p</text:p>
          </table:table-cell>
          <table:table-cell table:style-name="ce1082" office:value-type="string" calcext:value-type="string">
            <text:p><text:span text:style-name="T14">x</text:span><text:span text:style-name="T44">0</text:span></text:p>
          </table:table-cell>
          <table:table-cell table:style-name="ce696" office:value-type="string" calcext:value-type="string">
            <text:p>ALEA<text:span text:style-name="T20"> m</text:span></text:p>
          </table:table-cell>
          <table:table-cell table:style-name="ce673" table:number-columns-repeated="2"/>
          <table:table-cell table:style-name="ce877" office:value-type="string" calcext:value-type="string" table:number-columns-spanned="2" table:number-rows-spanned="1">
            <text:p>Graphique droite 1</text:p>
          </table:table-cell>
          <table:covered-table-cell table:style-name="ce673"/>
          <table:table-cell table:style-name="ce673"/>
          <table:table-cell table:style-name="ce682" table:number-columns-repeated="4"/>
          <table:table-cell table:style-name="ce996" office:value-type="float" office:value="-10" calcext:value-type="float">
            <text:p>-10</text:p>
          </table:table-cell>
          <table:table-cell table:style-name="ce1218" table:formula="of:=[.$A$29]*[.N5]^2+[.$B$29]*[.N5]+[.$C$29]" office:value-type="float" office:value="4.05333333333333" calcext:value-type="float">
            <text:p>304/75 <text:s text:c="2"/></text:p>
          </table:table-cell>
          <table:table-cell table:style-name="ce996" table:formula="of:=[.$A$29]*[.N5]^2+[.$B$29]*[.N5]+[.$C$29]" office:value-type="float" office:value="4.05333333333333" calcext:value-type="float">
            <text:p>4,05333333333333</text:p>
          </table:table-cell>
          <table:table-cell table:style-name="ce1065" table:formula="of:=[.O5]*[.R5]" office:value-type="float" office:value="342000" calcext:value-type="float">
            <text:p>342000</text:p>
          </table:table-cell>
          <table:table-cell table:style-name="ce1065" table:formula="of:=[.$G$25]*10^[.$H$25]" office:value-type="float" office:value="84375" calcext:value-type="float">
            <text:p>84375</text:p>
          </table:table-cell>
          <table:table-cell table:style-name="ce1072" table:formula="of:=GCD(ABS([.Q5]);ABS([.R5]))" office:value-type="float" office:value="1125" calcext:value-type="float">
            <text:p>1125</text:p>
          </table:table-cell>
          <table:table-cell table:style-name="ce1072" table:formula="of:=[.Q5]/[.S5]" office:value-type="float" office:value="304" calcext:value-type="float">
            <text:p>304</text:p>
          </table:table-cell>
          <table:table-cell table:style-name="ce1072" table:formula="of:=[.R5]/[.S5]" office:value-type="float" office:value="75" calcext:value-type="float">
            <text:p>75</text:p>
          </table:table-cell>
          <table:table-cell table:style-name="ce1262" table:formula="of:=[.T5]/[.U5]" office:value-type="float" office:value="4.05333333333333" calcext:value-type="float">
            <text:p>304/75 <text:s text:c="4"/></text:p>
          </table:table-cell>
          <table:table-cell table:style-name="ce1275" table:formula="of:=IF([.T5]=0;&quot;0&quot;;(IF([.T5]=[.U5];&quot;1&quot;;(IF([.T5]=-[.U5];&quot;-1&quot;;IF([.U5]=1;TEXT([.T5];10);[.V5]))))))" office:value-type="float" office:value="4.05333333333333" calcext:value-type="float">
            <text:p>304/75 <text:s text:c="3"/></text:p>
          </table:table-cell>
          <table:table-cell table:style-name="ce996" table:formula="of:=IF([.T5]=0;&quot;0&quot;;(IF([.T5]=[.U5];&quot;1&quot;;(IF([.T5]=-[.U5];&quot;-1&quot;;IF([.U5]=1;[.T5];CONCATENATE([.T5];&quot;/&quot;;[.U5])))))))" office:value-type="string" office:string-value="304/75" calcext:value-type="string">
            <text:p>304/75</text:p>
          </table:table-cell>
          <table:table-cell table:style-name="ce1292"/>
          <table:table-cell table:style-name="ce772"/>
          <table:table-cell table:style-name="ce1321"/>
          <table:table-cell table:style-name="ce772" table:number-columns-repeated="5"/>
          <table:table-cell table:style-name="ce91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6" table:formula="of:=IF([.D6]=1;-1;1)" office:value-type="float" office:value="1" calcext:value-type="float">
            <text:p>1</text:p>
          </table:table-cell>
          <table:table-cell table:style-name="ce996" office:value-type="float" office:value="6" calcext:value-type="float">
            <text:p>6</text:p>
          </table:table-cell>
          <table:table-cell table:style-name="ce1083" table:formula="of:=-[.B6]/[.A6]" office:value-type="float" office:value="-6" calcext:value-type="float">
            <text:p>-6</text:p>
          </table:table-cell>
          <table:table-cell table:style-name="ce1065" office:value-type="float" office:value="2" calcext:value-type="float">
            <text:p>2</text:p>
          </table:table-cell>
          <table:table-cell table:style-name="ce673" table:number-columns-repeated="2"/>
          <table:table-cell table:style-name="ce995" office:value-type="string" calcext:value-type="string">
            <text:p>x</text:p>
          </table:table-cell>
          <table:table-cell table:style-name="ce995" office:value-type="string" calcext:value-type="string">
            <text:p>y</text:p>
          </table:table-cell>
          <table:table-cell table:style-name="ce673"/>
          <table:table-cell table:style-name="ce682" table:number-columns-repeated="4"/>
          <table:table-cell table:style-name="ce996" office:value-type="float" office:value="-9" calcext:value-type="float">
            <text:p>-9</text:p>
          </table:table-cell>
          <table:table-cell table:style-name="ce1218" table:formula="of:=[.$A$29]*[.N6]^2+[.$B$29]*[.N6]+[.$C$29]" office:value-type="float" office:value="2.88" calcext:value-type="float">
            <text:p>72/25 <text:s text:c="2"/></text:p>
          </table:table-cell>
          <table:table-cell table:style-name="ce996" table:formula="of:=[.$A$29]*[.N6]^2+[.$B$29]*[.N6]+[.$C$29]" office:value-type="float" office:value="2.88" calcext:value-type="float">
            <text:p>2,88</text:p>
          </table:table-cell>
          <table:table-cell table:style-name="ce1065" table:formula="of:=[.O6]*[.R6]" office:value-type="float" office:value="243000" calcext:value-type="float">
            <text:p>243000</text:p>
          </table:table-cell>
          <table:table-cell table:style-name="ce1065" table:formula="of:=[.$G$25]*10^[.$H$25]" office:value-type="float" office:value="84375" calcext:value-type="float">
            <text:p>84375</text:p>
          </table:table-cell>
          <table:table-cell table:style-name="ce1072" table:formula="of:=GCD(ABS([.Q6]);ABS([.R6]))" office:value-type="float" office:value="3375" calcext:value-type="float">
            <text:p>3375</text:p>
          </table:table-cell>
          <table:table-cell table:style-name="ce1072" table:formula="of:=[.Q6]/[.S6]" office:value-type="float" office:value="72" calcext:value-type="float">
            <text:p>72</text:p>
          </table:table-cell>
          <table:table-cell table:style-name="ce1072" table:formula="of:=[.R6]/[.S6]" office:value-type="float" office:value="25" calcext:value-type="float">
            <text:p>25</text:p>
          </table:table-cell>
          <table:table-cell table:style-name="ce1262" table:formula="of:=[.T6]/[.U6]" office:value-type="float" office:value="2.88" calcext:value-type="float">
            <text:p>72/25 <text:s text:c="4"/></text:p>
          </table:table-cell>
          <table:table-cell table:style-name="ce1275" table:formula="of:=IF([.T6]=0;&quot;0&quot;;(IF([.T6]=[.U6];&quot;1&quot;;(IF([.T6]=-[.U6];&quot;-1&quot;;IF([.U6]=1;TEXT([.T6];10);[.V6]))))))" office:value-type="float" office:value="2.88" calcext:value-type="float">
            <text:p>72/25 <text:s text:c="3"/></text:p>
          </table:table-cell>
          <table:table-cell table:style-name="ce996" table:formula="of:=IF([.T6]=0;&quot;0&quot;;(IF([.T6]=[.U6];&quot;1&quot;;(IF([.T6]=-[.U6];&quot;-1&quot;;IF([.U6]=1;[.T6];CONCATENATE([.T6];&quot;/&quot;;[.U6])))))))" office:value-type="string" office:string-value="72/25" calcext:value-type="string">
            <text:p>72/25</text:p>
          </table:table-cell>
          <table:table-cell table:style-name="ce1292"/>
          <table:table-cell table:style-name="ce772"/>
          <table:table-cell table:style-name="ce1321"/>
          <table:table-cell table:style-name="ce772" table:number-columns-repeated="5"/>
          <table:table-cell table:style-name="ce91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1"/>
          <table:table-cell table:style-name="ce1040"/>
          <table:table-cell table:style-name="ce779"/>
          <table:table-cell table:style-name="ce1108"/>
          <table:table-cell table:style-name="ce673" table:number-columns-repeated="2"/>
          <table:table-cell table:style-name="ce996" office:value-type="float" office:value="-10" calcext:value-type="float">
            <text:p>-10</text:p>
          </table:table-cell>
          <table:table-cell table:style-name="ce996" table:formula="of:=[.$A$6]*[.G7]+[.$B$6]" office:value-type="float" office:value="-4" calcext:value-type="float">
            <text:p>-4</text:p>
          </table:table-cell>
          <table:table-cell table:style-name="ce673"/>
          <table:table-cell table:style-name="ce682" table:number-columns-repeated="4"/>
          <table:table-cell table:style-name="ce996" office:value-type="float" office:value="-8" calcext:value-type="float">
            <text:p>-8</text:p>
          </table:table-cell>
          <table:table-cell table:style-name="ce1218" table:formula="of:=[.$A$29]*[.N7]^2+[.$B$29]*[.N7]+[.$C$29]" office:value-type="float" office:value="1.81333333333333" calcext:value-type="float">
            <text:p>136/75 <text:s text:c="2"/></text:p>
          </table:table-cell>
          <table:table-cell table:style-name="ce996" table:formula="of:=[.$A$29]*[.N7]^2+[.$B$29]*[.N7]+[.$C$29]" office:value-type="float" office:value="1.81333333333333" calcext:value-type="float">
            <text:p>1,81333333333333</text:p>
          </table:table-cell>
          <table:table-cell table:style-name="ce1065" table:formula="of:=[.O7]*[.R7]" office:value-type="float" office:value="153000" calcext:value-type="float">
            <text:p>153000</text:p>
          </table:table-cell>
          <table:table-cell table:style-name="ce1065" table:formula="of:=[.$G$25]*10^[.$H$25]" office:value-type="float" office:value="84375" calcext:value-type="float">
            <text:p>84375</text:p>
          </table:table-cell>
          <table:table-cell table:style-name="ce1072" table:formula="of:=GCD(ABS([.Q7]);ABS([.R7]))" office:value-type="float" office:value="1125" calcext:value-type="float">
            <text:p>1125</text:p>
          </table:table-cell>
          <table:table-cell table:style-name="ce1072" table:formula="of:=[.Q7]/[.S7]" office:value-type="float" office:value="136" calcext:value-type="float">
            <text:p>136</text:p>
          </table:table-cell>
          <table:table-cell table:style-name="ce1072" table:formula="of:=[.R7]/[.S7]" office:value-type="float" office:value="75" calcext:value-type="float">
            <text:p>75</text:p>
          </table:table-cell>
          <table:table-cell table:style-name="ce1262" table:formula="of:=[.T7]/[.U7]" office:value-type="float" office:value="1.81333333333333" calcext:value-type="float">
            <text:p>136/75 <text:s text:c="4"/></text:p>
          </table:table-cell>
          <table:table-cell table:style-name="ce1275" table:formula="of:=IF([.T7]=0;&quot;0&quot;;(IF([.T7]=[.U7];&quot;1&quot;;(IF([.T7]=-[.U7];&quot;-1&quot;;IF([.U7]=1;TEXT([.T7];10);[.V7]))))))" office:value-type="float" office:value="1.81333333333333" calcext:value-type="float">
            <text:p>136/75 <text:s text:c="3"/></text:p>
          </table:table-cell>
          <table:table-cell table:style-name="ce996" table:formula="of:=IF([.T7]=0;&quot;0&quot;;(IF([.T7]=[.U7];&quot;1&quot;;(IF([.T7]=-[.U7];&quot;-1&quot;;IF([.U7]=1;[.T7];CONCATENATE([.T7];&quot;/&quot;;[.U7])))))))" office:value-type="string" office:string-value="136/75" calcext:value-type="string">
            <text:p>136/75</text:p>
          </table:table-cell>
          <table:table-cell table:style-name="ce1292"/>
          <table:table-cell table:style-name="ce772"/>
          <table:table-cell table:style-name="ce1321"/>
          <table:table-cell table:style-name="ce772" table:number-columns-repeated="5"/>
          <table:table-cell table:style-name="ce91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676" office:value-type="string" calcext:value-type="string">
            <text:p>x</text:p>
          </table:table-cell>
          <table:table-cell table:style-name="ce1041" office:value-type="float" office:value="-10" calcext:value-type="float">
            <text:p>-10</text:p>
          </table:table-cell>
          <table:table-cell table:style-name="ce742" table:formula="of:=[.C6]" office:value-type="float" office:value="-6" calcext:value-type="float" table:number-columns-spanned="2" table:number-rows-spanned="1">
            <text:p>-6</text:p>
          </table:table-cell>
          <table:covered-table-cell table:style-name="ce749" table:formula="of:=#REF!" office:value-type="string" office:string-value="" calcext:value-type="error">
            <text:p>#RÉF !</text:p>
          </table:covered-table-cell>
          <table:table-cell table:style-name="ce1126" office:value-type="float" office:value="10" calcext:value-type="float">
            <text:p>10</text:p>
          </table:table-cell>
          <table:table-cell table:style-name="ce1144"/>
          <table:table-cell table:style-name="ce996" office:value-type="float" office:value="10" calcext:value-type="float">
            <text:p>10</text:p>
          </table:table-cell>
          <table:table-cell table:style-name="ce996" table:formula="of:=[.$A$6]*[.G8]+[.$B$6]" office:value-type="float" office:value="16" calcext:value-type="float">
            <text:p>16</text:p>
          </table:table-cell>
          <table:table-cell table:style-name="ce673"/>
          <table:table-cell table:style-name="ce682" table:number-columns-repeated="4"/>
          <table:table-cell table:style-name="ce996" office:value-type="float" office:value="-7" calcext:value-type="float">
            <text:p>-7</text:p>
          </table:table-cell>
          <table:table-cell table:style-name="ce1218" table:formula="of:=[.$A$29]*[.N8]^2+[.$B$29]*[.N8]+[.$C$29]" office:value-type="float" office:value="0.853333333333334" calcext:value-type="float">
            <text:p>64/75 <text:s text:c="2"/></text:p>
          </table:table-cell>
          <table:table-cell table:style-name="ce996" table:formula="of:=[.$A$29]*[.N8]^2+[.$B$29]*[.N8]+[.$C$29]" office:value-type="float" office:value="0.853333333333334" calcext:value-type="float">
            <text:p>0,853333333333334</text:p>
          </table:table-cell>
          <table:table-cell table:style-name="ce1065" table:formula="of:=[.O8]*[.R8]" office:value-type="float" office:value="72000" calcext:value-type="float">
            <text:p>72000</text:p>
          </table:table-cell>
          <table:table-cell table:style-name="ce1065" table:formula="of:=[.$G$25]*10^[.$H$25]" office:value-type="float" office:value="84375" calcext:value-type="float">
            <text:p>84375</text:p>
          </table:table-cell>
          <table:table-cell table:style-name="ce1072" table:formula="of:=GCD(ABS([.Q8]);ABS([.R8]))" office:value-type="float" office:value="1125" calcext:value-type="float">
            <text:p>1125</text:p>
          </table:table-cell>
          <table:table-cell table:style-name="ce1072" table:formula="of:=[.Q8]/[.S8]" office:value-type="float" office:value="64" calcext:value-type="float">
            <text:p>64</text:p>
          </table:table-cell>
          <table:table-cell table:style-name="ce1072" table:formula="of:=[.R8]/[.S8]" office:value-type="float" office:value="75" calcext:value-type="float">
            <text:p>75</text:p>
          </table:table-cell>
          <table:table-cell table:style-name="ce1262" table:formula="of:=[.T8]/[.U8]" office:value-type="float" office:value="0.853333333333334" calcext:value-type="float">
            <text:p>64/75 <text:s text:c="4"/></text:p>
          </table:table-cell>
          <table:table-cell table:style-name="ce1275" table:formula="of:=IF([.T8]=0;&quot;0&quot;;(IF([.T8]=[.U8];&quot;1&quot;;(IF([.T8]=-[.U8];&quot;-1&quot;;IF([.U8]=1;TEXT([.T8];10);[.V8]))))))" office:value-type="float" office:value="0.853333333333334" calcext:value-type="float">
            <text:p>64/75 <text:s text:c="3"/></text:p>
          </table:table-cell>
          <table:table-cell table:style-name="ce996" table:formula="of:=IF([.T8]=0;&quot;0&quot;;(IF([.T8]=[.U8];&quot;1&quot;;(IF([.T8]=-[.U8];&quot;-1&quot;;IF([.U8]=1;[.T8];CONCATENATE([.T8];&quot;/&quot;;[.U8])))))))" office:value-type="string" office:string-value="64/75" calcext:value-type="string">
            <text:p>64/75</text:p>
          </table:table-cell>
          <table:table-cell table:style-name="ce1296"/>
          <table:table-cell table:style-name="ce772"/>
          <table:table-cell table:style-name="ce1321"/>
          <table:table-cell table:style-name="ce772" table:number-columns-repeated="5"/>
          <table:table-cell table:style-name="ce91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8" office:value-type="string" calcext:value-type="string">
            <text:p>Signe de f '(x)</text:p>
          </table:table-cell>
          <table:table-cell table:style-name="ce1042" table:formula="of:=IF([.A6]&gt;0;&quot;+&quot;;&quot;-&quot;)" office:value-type="string" office:string-value="+" calcext:value-type="string" table:number-columns-spanned="4" table:number-rows-spanned="1">
            <text:p>+</text:p>
          </table:table-cell>
          <table:covered-table-cell table:number-columns-repeated="2" table:style-name="ce749"/>
          <table:covered-table-cell table:style-name="ce839"/>
          <table:table-cell table:style-name="ce1100" table:number-columns-repeated="2"/>
          <table:table-cell table:style-name="ce673" table:number-columns-repeated="2"/>
          <table:table-cell table:style-name="ce682" table:number-columns-repeated="4"/>
          <table:table-cell table:style-name="ce996" office:value-type="float" office:value="-6" calcext:value-type="float">
            <text:p>-6</text:p>
          </table:table-cell>
          <table:table-cell table:style-name="ce1218" table:formula="of:=[.$A$29]*[.N9]^2+[.$B$29]*[.N9]+[.$C$29]" office:value-type="float" office:value="0" calcext:value-type="float">
            <text:p>0/1 <text:s text:c="3"/></text:p>
          </table:table-cell>
          <table:table-cell table:style-name="ce996" table:formula="of:=[.$A$29]*[.N9]^2+[.$B$29]*[.N9]+[.$C$29]" office:value-type="float" office:value="0" calcext:value-type="float">
            <text:p>0</text:p>
          </table:table-cell>
          <table:table-cell table:style-name="ce1065" table:formula="of:=[.O9]*[.R9]" office:value-type="float" office:value="0" calcext:value-type="float">
            <text:p>0</text:p>
          </table:table-cell>
          <table:table-cell table:style-name="ce1065" table:formula="of:=[.$G$25]*10^[.$H$25]" office:value-type="float" office:value="84375" calcext:value-type="float">
            <text:p>84375</text:p>
          </table:table-cell>
          <table:table-cell table:style-name="ce1072" table:formula="of:=GCD(ABS([.Q9]);ABS([.R9]))" office:value-type="float" office:value="84375" calcext:value-type="float">
            <text:p>84375</text:p>
          </table:table-cell>
          <table:table-cell table:style-name="ce1072" table:formula="of:=[.Q9]/[.S9]" office:value-type="float" office:value="0" calcext:value-type="float">
            <text:p>0</text:p>
          </table:table-cell>
          <table:table-cell table:style-name="ce1072" table:formula="of:=[.R9]/[.S9]" office:value-type="float" office:value="1" calcext:value-type="float">
            <text:p>1</text:p>
          </table:table-cell>
          <table:table-cell table:style-name="ce1262" table:formula="of:=[.T9]/[.U9]" office:value-type="float" office:value="0" calcext:value-type="float">
            <text:p>0/1 <text:s text:c="5"/></text:p>
          </table:table-cell>
          <table:table-cell table:style-name="ce1275" table:formula="of:=IF([.T9]=0;&quot;0&quot;;(IF([.T9]=[.U9];&quot;1&quot;;(IF([.T9]=-[.U9];&quot;-1&quot;;IF([.U9]=1;TEXT([.T9];10);[.V9]))))))" office:value-type="string" office:string-value="0" calcext:value-type="string">
            <text:p>0</text:p>
          </table:table-cell>
          <table:table-cell table:style-name="ce996" table:formula="of:=IF([.T9]=0;&quot;0&quot;;(IF([.T9]=[.U9];&quot;1&quot;;(IF([.T9]=-[.U9];&quot;-1&quot;;IF([.U9]=1;[.T9];CONCATENATE([.T9];&quot;/&quot;;[.U9])))))))" office:value-type="string" office:string-value="0" calcext:value-type="string">
            <text:p>0</text:p>
          </table:table-cell>
          <table:table-cell table:style-name="ce1296"/>
          <table:table-cell table:style-name="ce772"/>
          <table:table-cell table:style-name="ce1321"/>
          <table:table-cell table:style-name="ce772" table:number-columns-repeated="5"/>
          <table:table-cell table:style-name="ce91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9" office:value-type="string" calcext:value-type="string" table:number-columns-spanned="1" table:number-rows-spanned="2">
            <text:p>Variations de</text:p>
            <text:p>la fonction <text:span text:style-name="T20">f</text:span></text:p>
          </table:table-cell>
          <table:table-cell table:style-name="ce1043" table:formula="of:=IF([.A6]&gt;0;&quot;&quot;;[.H7])">
            <text:p/>
          </table:table-cell>
          <table:table-cell table:style-name="ce1084" table:formula="of:=IF([.A6]&gt;0;&quot;k&quot;;&quot;&quot;)" office:value-type="string" office:string-value="k" calcext:value-type="string" table:number-columns-spanned="2" table:number-rows-spanned="2">
            <text:p>k</text:p>
          </table:table-cell>
          <table:covered-table-cell table:style-name="ce845"/>
          <table:table-cell table:style-name="ce1128" table:formula="of:=IF([.A6]&gt;0;[.H8];&quot;&quot;)" office:value-type="float" office:value="16" calcext:value-type="float">
            <text:p>16</text:p>
          </table:table-cell>
          <table:table-cell table:style-name="ce1100" table:number-columns-repeated="2"/>
          <table:table-cell table:style-name="ce673" table:number-columns-repeated="2"/>
          <table:table-cell table:style-name="ce682" table:number-columns-repeated="4"/>
          <table:table-cell table:style-name="ce996" office:value-type="float" office:value="-5" calcext:value-type="float">
            <text:p>-5</text:p>
          </table:table-cell>
          <table:table-cell table:style-name="ce1218" table:formula="of:=[.$A$29]*[.N10]^2+[.$B$29]*[.N10]+[.$C$29]" office:value-type="float" office:value="-0.746666666666666" calcext:value-type="float">
            <text:p>-56/75 <text:s text:c="2"/></text:p>
          </table:table-cell>
          <table:table-cell table:style-name="ce996" table:formula="of:=[.$A$29]*[.N10]^2+[.$B$29]*[.N10]+[.$C$29]" office:value-type="float" office:value="-0.746666666666666" calcext:value-type="float">
            <text:p>-0,746666666666666</text:p>
          </table:table-cell>
          <table:table-cell table:style-name="ce1065" table:formula="of:=[.O10]*[.R10]" office:value-type="float" office:value="-63000" calcext:value-type="float">
            <text:p>-63000</text:p>
          </table:table-cell>
          <table:table-cell table:style-name="ce1065" table:formula="of:=[.$G$25]*10^[.$H$25]" office:value-type="float" office:value="84375" calcext:value-type="float">
            <text:p>84375</text:p>
          </table:table-cell>
          <table:table-cell table:style-name="ce1072" table:formula="of:=GCD(ABS([.Q10]);ABS([.R10]))" office:value-type="float" office:value="1125" calcext:value-type="float">
            <text:p>1125</text:p>
          </table:table-cell>
          <table:table-cell table:style-name="ce1072" table:formula="of:=[.Q10]/[.S10]" office:value-type="float" office:value="-56" calcext:value-type="float">
            <text:p>-56</text:p>
          </table:table-cell>
          <table:table-cell table:style-name="ce1072" table:formula="of:=[.R10]/[.S10]" office:value-type="float" office:value="75" calcext:value-type="float">
            <text:p>75</text:p>
          </table:table-cell>
          <table:table-cell table:style-name="ce1262" table:formula="of:=[.T10]/[.U10]" office:value-type="float" office:value="-0.746666666666666" calcext:value-type="float">
            <text:p>-56/75 <text:s text:c="4"/></text:p>
          </table:table-cell>
          <table:table-cell table:style-name="ce1275" table:formula="of:=IF([.T10]=0;&quot;0&quot;;(IF([.T10]=[.U10];&quot;1&quot;;(IF([.T10]=-[.U10];&quot;-1&quot;;IF([.U10]=1;TEXT([.T10];10);[.V10]))))))" office:value-type="float" office:value="-0.746666666666666" calcext:value-type="float">
            <text:p>-56/75 <text:s text:c="3"/></text:p>
          </table:table-cell>
          <table:table-cell table:style-name="ce996" table:formula="of:=IF([.T10]=0;&quot;0&quot;;(IF([.T10]=[.U10];&quot;1&quot;;(IF([.T10]=-[.U10];&quot;-1&quot;;IF([.U10]=1;[.T10];CONCATENATE([.T10];&quot;/&quot;;[.U10])))))))" office:value-type="string" office:string-value="-56/75" calcext:value-type="string">
            <text:p>-56/75</text:p>
          </table:table-cell>
          <table:table-cell table:style-name="ce1309"/>
          <table:table-cell table:style-name="ce772"/>
          <table:table-cell table:style-name="ce1321"/>
          <table:table-cell table:style-name="ce772" table:number-columns-repeated="5"/>
          <table:table-cell table:style-name="ce91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covered-table-cell table:style-name="ce1000"/>
          <table:table-cell table:style-name="ce1044" table:formula="of:=IF([.A6]&gt;0;[.H7];&quot;&quot;)" office:value-type="float" office:value="-4" calcext:value-type="float">
            <text:p>-4</text:p>
          </table:table-cell>
          <table:covered-table-cell table:number-columns-repeated="2" table:style-name="ce785"/>
          <table:table-cell table:style-name="ce1129" table:formula="of:=IF([.A6]&gt;0;&quot;&quot;;[.H8])">
            <text:p/>
          </table:table-cell>
          <table:table-cell table:style-name="ce1100"/>
          <table:table-cell table:style-name="ce1159" table:formula="of:=IF(ISBLANK([Droite.B6]);&quot;&quot;;IF([.C6]=[Droite.B6];1;0))">
            <text:p/>
          </table:table-cell>
          <table:table-cell table:style-name="ce673" table:number-columns-repeated="2"/>
          <table:table-cell table:style-name="ce682" table:number-columns-repeated="4"/>
          <table:table-cell table:style-name="ce996" office:value-type="float" office:value="-4" calcext:value-type="float">
            <text:p>-4</text:p>
          </table:table-cell>
          <table:table-cell table:style-name="ce1218" table:formula="of:=[.$A$29]*[.N11]^2+[.$B$29]*[.N11]+[.$C$29]" office:value-type="float" office:value="-1.38666666666667" calcext:value-type="float">
            <text:p>-104/75 <text:s text:c="2"/></text:p>
          </table:table-cell>
          <table:table-cell table:style-name="ce996" table:formula="of:=[.$A$29]*[.N11]^2+[.$B$29]*[.N11]+[.$C$29]" office:value-type="float" office:value="-1.38666666666667" calcext:value-type="float">
            <text:p>-1,38666666666667</text:p>
          </table:table-cell>
          <table:table-cell table:style-name="ce1065" table:formula="of:=[.O11]*[.R11]" office:value-type="float" office:value="-117000" calcext:value-type="float">
            <text:p>-117000</text:p>
          </table:table-cell>
          <table:table-cell table:style-name="ce1065" table:formula="of:=[.$G$25]*10^[.$H$25]" office:value-type="float" office:value="84375" calcext:value-type="float">
            <text:p>84375</text:p>
          </table:table-cell>
          <table:table-cell table:style-name="ce1072" table:formula="of:=GCD(ABS([.Q11]);ABS([.R11]))" office:value-type="float" office:value="1125" calcext:value-type="float">
            <text:p>1125</text:p>
          </table:table-cell>
          <table:table-cell table:style-name="ce1072" table:formula="of:=[.Q11]/[.S11]" office:value-type="float" office:value="-104" calcext:value-type="float">
            <text:p>-104</text:p>
          </table:table-cell>
          <table:table-cell table:style-name="ce1072" table:formula="of:=[.R11]/[.S11]" office:value-type="float" office:value="75" calcext:value-type="float">
            <text:p>75</text:p>
          </table:table-cell>
          <table:table-cell table:style-name="ce1262" table:formula="of:=[.T11]/[.U11]" office:value-type="float" office:value="-1.38666666666667" calcext:value-type="float">
            <text:p>-104/75 <text:s text:c="4"/></text:p>
          </table:table-cell>
          <table:table-cell table:style-name="ce1275" table:formula="of:=IF([.T11]=0;&quot;0&quot;;(IF([.T11]=[.U11];&quot;1&quot;;(IF([.T11]=-[.U11];&quot;-1&quot;;IF([.U11]=1;TEXT([.T11];10);[.V11]))))))" office:value-type="float" office:value="-1.38666666666667" calcext:value-type="float">
            <text:p>-104/75 <text:s text:c="3"/></text:p>
          </table:table-cell>
          <table:table-cell table:style-name="ce996" table:formula="of:=IF([.T11]=0;&quot;0&quot;;(IF([.T11]=[.U11];&quot;1&quot;;(IF([.T11]=-[.U11];&quot;-1&quot;;IF([.U11]=1;[.T11];CONCATENATE([.T11];&quot;/&quot;;[.U11])))))))" office:value-type="string" office:string-value="-104/75" calcext:value-type="string">
            <text:p>-104/75</text:p>
          </table:table-cell>
          <table:table-cell table:style-name="ce1309"/>
          <table:table-cell table:style-name="ce772"/>
          <table:table-cell table:style-name="ce1321"/>
          <table:table-cell table:style-name="ce772" table:number-columns-repeated="5"/>
          <table:table-cell table:style-name="ce91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1002" office:value-type="string" calcext:value-type="string">
            <text:p>Signe de <text:span text:style-name="T20">f </text:span>(<text:span text:style-name="T20">x</text:span>)</text:p>
          </table:table-cell>
          <table:table-cell table:style-name="ce1045" table:formula="of:=IF([.H7]&gt;0;&quot;+&quot;;&quot;-&quot;)" office:value-type="string" office:string-value="-" calcext:value-type="string">
            <text:p>-</text:p>
          </table:table-cell>
          <table:table-cell table:style-name="ce749" office:value-type="float" office:value="0" calcext:value-type="float" table:number-columns-spanned="2" table:number-rows-spanned="1">
            <text:p>0</text:p>
          </table:table-cell>
          <table:covered-table-cell table:style-name="ce749" table:formula="of:=IF([.$C$44];#REF!;&quot;&quot;)">
            <text:p/>
          </table:covered-table-cell>
          <table:table-cell table:style-name="ce839" table:formula="of:=IF([.H8]&gt;0;&quot;+&quot;;&quot;-&quot;)" office:value-type="string" office:string-value="+" calcext:value-type="string">
            <text:p>+</text:p>
          </table:table-cell>
          <table:table-cell table:style-name="ce1100" table:number-columns-repeated="2"/>
          <table:table-cell table:style-name="ce673" table:number-columns-repeated="2"/>
          <table:table-cell table:style-name="ce682" table:number-columns-repeated="4"/>
          <table:table-cell table:style-name="ce996" office:value-type="float" office:value="-3" calcext:value-type="float">
            <text:p>-3</text:p>
          </table:table-cell>
          <table:table-cell table:style-name="ce1218" table:formula="of:=[.$A$29]*[.N12]^2+[.$B$29]*[.N12]+[.$C$29]" office:value-type="float" office:value="-1.92" calcext:value-type="float">
            <text:p>-48/25 <text:s text:c="2"/></text:p>
          </table:table-cell>
          <table:table-cell table:style-name="ce996" table:formula="of:=[.$A$29]*[.N12]^2+[.$B$29]*[.N12]+[.$C$29]" office:value-type="float" office:value="-1.92" calcext:value-type="float">
            <text:p>-1,92</text:p>
          </table:table-cell>
          <table:table-cell table:style-name="ce1065" table:formula="of:=[.O12]*[.R12]" office:value-type="float" office:value="-162000" calcext:value-type="float">
            <text:p>-162000</text:p>
          </table:table-cell>
          <table:table-cell table:style-name="ce1065" table:formula="of:=[.$G$25]*10^[.$H$25]" office:value-type="float" office:value="84375" calcext:value-type="float">
            <text:p>84375</text:p>
          </table:table-cell>
          <table:table-cell table:style-name="ce1072" table:formula="of:=GCD(ABS([.Q12]);ABS([.R12]))" office:value-type="float" office:value="3375" calcext:value-type="float">
            <text:p>3375</text:p>
          </table:table-cell>
          <table:table-cell table:style-name="ce1072" table:formula="of:=[.Q12]/[.S12]" office:value-type="float" office:value="-48" calcext:value-type="float">
            <text:p>-48</text:p>
          </table:table-cell>
          <table:table-cell table:style-name="ce1072" table:formula="of:=[.R12]/[.S12]" office:value-type="float" office:value="25" calcext:value-type="float">
            <text:p>25</text:p>
          </table:table-cell>
          <table:table-cell table:style-name="ce1262" table:formula="of:=[.T12]/[.U12]" office:value-type="float" office:value="-1.92" calcext:value-type="float">
            <text:p>-48/25 <text:s text:c="4"/></text:p>
          </table:table-cell>
          <table:table-cell table:style-name="ce1275" table:formula="of:=IF([.T12]=0;&quot;0&quot;;(IF([.T12]=[.U12];&quot;1&quot;;(IF([.T12]=-[.U12];&quot;-1&quot;;IF([.U12]=1;TEXT([.T12];10);[.V12]))))))" office:value-type="float" office:value="-1.92" calcext:value-type="float">
            <text:p>-48/25 <text:s text:c="3"/></text:p>
          </table:table-cell>
          <table:table-cell table:style-name="ce996" table:formula="of:=IF([.T12]=0;&quot;0&quot;;(IF([.T12]=[.U12];&quot;1&quot;;(IF([.T12]=-[.U12];&quot;-1&quot;;IF([.U12]=1;[.T12];CONCATENATE([.T12];&quot;/&quot;;[.U12])))))))" office:value-type="string" office:string-value="-48/25" calcext:value-type="string">
            <text:p>-48/25</text:p>
          </table:table-cell>
          <table:table-cell table:style-name="ce1309"/>
          <table:table-cell table:style-name="ce772"/>
          <table:table-cell table:style-name="ce1321"/>
          <table:table-cell table:style-name="ce772" table:number-columns-repeated="5"/>
          <table:table-cell table:style-name="ce91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682" table:number-columns-repeated="7"/>
          <table:table-cell table:style-name="ce673" table:number-columns-repeated="2"/>
          <table:table-cell table:style-name="ce682" table:number-columns-repeated="4"/>
          <table:table-cell table:style-name="ce996" office:value-type="float" office:value="-2" calcext:value-type="float">
            <text:p>-2</text:p>
          </table:table-cell>
          <table:table-cell table:style-name="ce1218" table:formula="of:=[.$A$29]*[.N13]^2+[.$B$29]*[.N13]+[.$C$29]" office:value-type="float" office:value="-2.34666666666667" calcext:value-type="float">
            <text:p>-176/75 <text:s text:c="2"/></text:p>
          </table:table-cell>
          <table:table-cell table:style-name="ce996" table:formula="of:=[.$A$29]*[.N13]^2+[.$B$29]*[.N13]+[.$C$29]" office:value-type="float" office:value="-2.34666666666667" calcext:value-type="float">
            <text:p>-2,34666666666667</text:p>
          </table:table-cell>
          <table:table-cell table:style-name="ce1065" table:formula="of:=[.O13]*[.R13]" office:value-type="float" office:value="-198000" calcext:value-type="float">
            <text:p>-198000</text:p>
          </table:table-cell>
          <table:table-cell table:style-name="ce1065" table:formula="of:=[.$G$25]*10^[.$H$25]" office:value-type="float" office:value="84375" calcext:value-type="float">
            <text:p>84375</text:p>
          </table:table-cell>
          <table:table-cell table:style-name="ce1072" table:formula="of:=GCD(ABS([.Q13]);ABS([.R13]))" office:value-type="float" office:value="1125" calcext:value-type="float">
            <text:p>1125</text:p>
          </table:table-cell>
          <table:table-cell table:style-name="ce1072" table:formula="of:=[.Q13]/[.S13]" office:value-type="float" office:value="-176" calcext:value-type="float">
            <text:p>-176</text:p>
          </table:table-cell>
          <table:table-cell table:style-name="ce1072" table:formula="of:=[.R13]/[.S13]" office:value-type="float" office:value="75" calcext:value-type="float">
            <text:p>75</text:p>
          </table:table-cell>
          <table:table-cell table:style-name="ce1262" table:formula="of:=[.T13]/[.U13]" office:value-type="float" office:value="-2.34666666666667" calcext:value-type="float">
            <text:p>-176/75 <text:s text:c="4"/></text:p>
          </table:table-cell>
          <table:table-cell table:style-name="ce1275" table:formula="of:=IF([.T13]=0;&quot;0&quot;;(IF([.T13]=[.U13];&quot;1&quot;;(IF([.T13]=-[.U13];&quot;-1&quot;;IF([.U13]=1;TEXT([.T13];10);[.V13]))))))" office:value-type="float" office:value="-2.34666666666667" calcext:value-type="float">
            <text:p>-176/75 <text:s text:c="3"/></text:p>
          </table:table-cell>
          <table:table-cell table:style-name="ce996" table:formula="of:=IF([.T13]=0;&quot;0&quot;;(IF([.T13]=[.U13];&quot;1&quot;;(IF([.T13]=-[.U13];&quot;-1&quot;;IF([.U13]=1;[.T13];CONCATENATE([.T13];&quot;/&quot;;[.U13])))))))" office:value-type="string" office:string-value="-176/75" calcext:value-type="string">
            <text:p>-176/75</text:p>
          </table:table-cell>
          <table:table-cell table:style-name="ce1309"/>
          <table:table-cell table:style-name="ce772"/>
          <table:table-cell table:style-name="ce1321"/>
          <table:table-cell table:style-name="ce772" table:number-columns-repeated="5"/>
          <table:table-cell table:style-name="ce91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682" table:number-columns-repeated="7"/>
          <table:table-cell table:style-name="ce673" table:number-columns-repeated="2"/>
          <table:table-cell table:style-name="ce682" table:number-columns-repeated="4"/>
          <table:table-cell table:style-name="ce996" office:value-type="float" office:value="-1" calcext:value-type="float">
            <text:p>-1</text:p>
          </table:table-cell>
          <table:table-cell table:style-name="ce1218" table:formula="of:=[.$A$29]*[.N14]^2+[.$B$29]*[.N14]+[.$C$29]" office:value-type="float" office:value="-2.66666666666667" calcext:value-type="float">
            <text:p>-8/3 <text:s text:c="3"/></text:p>
          </table:table-cell>
          <table:table-cell table:style-name="ce996" table:formula="of:=[.$A$29]*[.N14]^2+[.$B$29]*[.N14]+[.$C$29]" office:value-type="float" office:value="-2.66666666666667" calcext:value-type="float">
            <text:p>-2,66666666666667</text:p>
          </table:table-cell>
          <table:table-cell table:style-name="ce1065" table:formula="of:=[.O14]*[.R14]" office:value-type="float" office:value="-225000" calcext:value-type="float">
            <text:p>-225000</text:p>
          </table:table-cell>
          <table:table-cell table:style-name="ce1065" table:formula="of:=[.$G$25]*10^[.$H$25]" office:value-type="float" office:value="84375" calcext:value-type="float">
            <text:p>84375</text:p>
          </table:table-cell>
          <table:table-cell table:style-name="ce1072" table:formula="of:=GCD(ABS([.Q14]);ABS([.R14]))" office:value-type="float" office:value="28125" calcext:value-type="float">
            <text:p>28125</text:p>
          </table:table-cell>
          <table:table-cell table:style-name="ce1072" table:formula="of:=[.Q14]/[.S14]" office:value-type="float" office:value="-8" calcext:value-type="float">
            <text:p>-8</text:p>
          </table:table-cell>
          <table:table-cell table:style-name="ce1072" table:formula="of:=[.R14]/[.S14]" office:value-type="float" office:value="3" calcext:value-type="float">
            <text:p>3</text:p>
          </table:table-cell>
          <table:table-cell table:style-name="ce1262" table:formula="of:=[.T14]/[.U14]" office:value-type="float" office:value="-2.66666666666667" calcext:value-type="float">
            <text:p>-8/3 <text:s text:c="5"/></text:p>
          </table:table-cell>
          <table:table-cell table:style-name="ce1275" table:formula="of:=IF([.T14]=0;&quot;0&quot;;(IF([.T14]=[.U14];&quot;1&quot;;(IF([.T14]=-[.U14];&quot;-1&quot;;IF([.U14]=1;TEXT([.T14];10);[.V14]))))))" office:value-type="float" office:value="-2.66666666666667" calcext:value-type="float">
            <text:p>-8/3 <text:s text:c="4"/></text:p>
          </table:table-cell>
          <table:table-cell table:style-name="ce996" table:formula="of:=IF([.T14]=0;&quot;0&quot;;(IF([.T14]=[.U14];&quot;1&quot;;(IF([.T14]=-[.U14];&quot;-1&quot;;IF([.U14]=1;[.T14];CONCATENATE([.T14];&quot;/&quot;;[.U14])))))))" office:value-type="string" office:string-value="-8/3" calcext:value-type="string">
            <text:p>-8/3</text:p>
          </table:table-cell>
          <table:table-cell table:style-name="ce1309"/>
          <table:table-cell table:style-name="ce772"/>
          <table:table-cell table:style-name="ce1321"/>
          <table:table-cell table:style-name="ce772" table:number-columns-repeated="5"/>
          <table:table-cell table:style-name="ce91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683" office:value-type="string" calcext:value-type="string" table:number-columns-spanned="6" table:number-rows-spanned="1">
            <text:p>Tableau points droite</text:p>
          </table:table-cell>
          <table:covered-table-cell table:style-name="ce673"/>
          <table:covered-table-cell table:style-name="ce1086"/>
          <table:covered-table-cell table:number-columns-repeated="3"/>
          <table:table-cell/>
          <table:table-cell table:style-name="ce673" table:number-columns-repeated="2"/>
          <table:table-cell table:style-name="ce682" table:number-columns-repeated="4"/>
          <table:table-cell table:style-name="ce996" office:value-type="float" office:value="0" calcext:value-type="float">
            <text:p>0</text:p>
          </table:table-cell>
          <table:table-cell table:style-name="ce1218" table:formula="of:=[.$A$29]*[.N15]^2+[.$B$29]*[.N15]+[.$C$29]" office:value-type="float" office:value="-2.88" calcext:value-type="float">
            <text:p>-72/25 <text:s text:c="2"/></text:p>
          </table:table-cell>
          <table:table-cell table:style-name="ce996" table:formula="of:=[.$A$29]*[.N15]^2+[.$B$29]*[.N15]+[.$C$29]" office:value-type="float" office:value="-2.88" calcext:value-type="float">
            <text:p>-2,88</text:p>
          </table:table-cell>
          <table:table-cell table:style-name="ce1065" table:formula="of:=[.O15]*[.R15]" office:value-type="float" office:value="-243000" calcext:value-type="float">
            <text:p>-243000</text:p>
          </table:table-cell>
          <table:table-cell table:style-name="ce1065" table:formula="of:=[.$G$25]*10^[.$H$25]" office:value-type="float" office:value="84375" calcext:value-type="float">
            <text:p>84375</text:p>
          </table:table-cell>
          <table:table-cell table:style-name="ce1072" table:formula="of:=GCD(ABS([.Q15]);ABS([.R15]))" office:value-type="float" office:value="3375" calcext:value-type="float">
            <text:p>3375</text:p>
          </table:table-cell>
          <table:table-cell table:style-name="ce1072" table:formula="of:=[.Q15]/[.S15]" office:value-type="float" office:value="-72" calcext:value-type="float">
            <text:p>-72</text:p>
          </table:table-cell>
          <table:table-cell table:style-name="ce1072" table:formula="of:=[.R15]/[.S15]" office:value-type="float" office:value="25" calcext:value-type="float">
            <text:p>25</text:p>
          </table:table-cell>
          <table:table-cell table:style-name="ce1262" table:formula="of:=[.T15]/[.U15]" office:value-type="float" office:value="-2.88" calcext:value-type="float">
            <text:p>-72/25 <text:s text:c="4"/></text:p>
          </table:table-cell>
          <table:table-cell table:style-name="ce1275" table:formula="of:=IF([.T15]=0;&quot;0&quot;;(IF([.T15]=[.U15];&quot;1&quot;;(IF([.T15]=-[.U15];&quot;-1&quot;;IF([.U15]=1;TEXT([.T15];10);[.V15]))))))" office:value-type="float" office:value="-2.88" calcext:value-type="float">
            <text:p>-72/25 <text:s text:c="3"/></text:p>
          </table:table-cell>
          <table:table-cell table:style-name="ce996" table:formula="of:=IF([.T15]=0;&quot;0&quot;;(IF([.T15]=[.U15];&quot;1&quot;;(IF([.T15]=-[.U15];&quot;-1&quot;;IF([.U15]=1;[.T15];CONCATENATE([.T15];&quot;/&quot;;[.U15])))))))" office:value-type="string" office:string-value="-72/25" calcext:value-type="string">
            <text:p>-72/25</text:p>
          </table:table-cell>
          <table:table-cell table:style-name="ce1309"/>
          <table:table-cell table:style-name="ce772"/>
          <table:table-cell table:style-name="ce1321"/>
          <table:table-cell table:style-name="ce772" table:number-columns-repeated="5"/>
          <table:table-cell table:style-name="ce91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676" office:value-type="string" calcext:value-type="string">
            <text:p>x</text:p>
          </table:table-cell>
          <table:table-cell table:formula="of:=IF(ISBLANK([Droite.B13]);0;IF([.B8]=[Droite.B13];1;-0.5))" office:value-type="float" office:value="0" calcext:value-type="float">
            <text:p>0</text:p>
          </table:table-cell>
          <table:table-cell table:formula="of:=IF(ISBLANK([Droite.C13]);0;IF([.C8]=[Droite.C13];1;-0.5))" office:value-type="float" office:value="0" calcext:value-type="float">
            <text:p>0</text:p>
          </table:table-cell>
          <table:table-cell table:formula="of:=IF(ISBLANK([Droite.E13]);0;IF([.E8]=[Droite.E13];1;-0.5))" office:value-type="float" office:value="0" calcext:value-type="float">
            <text:p>0</text:p>
          </table:table-cell>
          <table:table-cell table:style-name="ce996" office:value-type="string" calcext:value-type="string">
            <text:p>racines</text:p>
          </table:table-cell>
          <table:table-cell table:style-name="ce1145" office:value-type="string" calcext:value-type="string">
            <text:p>Points</text:p>
          </table:table-cell>
          <table:table-cell table:style-name="ce1145" office:value-type="string" calcext:value-type="string">
            <text:p>Note</text:p>
          </table:table-cell>
          <table:table-cell table:style-name="ce1170"/>
          <table:table-cell table:style-name="ce673"/>
          <table:table-cell table:style-name="ce682" table:number-columns-repeated="4"/>
          <table:table-cell table:style-name="ce996" office:value-type="float" office:value="1" calcext:value-type="float">
            <text:p>1</text:p>
          </table:table-cell>
          <table:table-cell table:style-name="ce1218" table:formula="of:=[.$A$29]*[.N16]^2+[.$B$29]*[.N16]+[.$C$29]" office:value-type="float" office:value="-2.98666666666667" calcext:value-type="float">
            <text:p>-224/75 <text:s text:c="2"/></text:p>
          </table:table-cell>
          <table:table-cell table:style-name="ce996" table:formula="of:=[.$A$29]*[.N16]^2+[.$B$29]*[.N16]+[.$C$29]" office:value-type="float" office:value="-2.98666666666667" calcext:value-type="float">
            <text:p>-2,98666666666667</text:p>
          </table:table-cell>
          <table:table-cell table:style-name="ce1065" table:formula="of:=[.O16]*[.R16]" office:value-type="float" office:value="-252000" calcext:value-type="float">
            <text:p>-252000</text:p>
          </table:table-cell>
          <table:table-cell table:style-name="ce1065" table:formula="of:=[.$G$25]*10^[.$H$25]" office:value-type="float" office:value="84375" calcext:value-type="float">
            <text:p>84375</text:p>
          </table:table-cell>
          <table:table-cell table:style-name="ce1072" table:formula="of:=GCD(ABS([.Q16]);ABS([.R16]))" office:value-type="float" office:value="1125" calcext:value-type="float">
            <text:p>1125</text:p>
          </table:table-cell>
          <table:table-cell table:style-name="ce1072" table:formula="of:=[.Q16]/[.S16]" office:value-type="float" office:value="-224" calcext:value-type="float">
            <text:p>-224</text:p>
          </table:table-cell>
          <table:table-cell table:style-name="ce1072" table:formula="of:=[.R16]/[.S16]" office:value-type="float" office:value="75" calcext:value-type="float">
            <text:p>75</text:p>
          </table:table-cell>
          <table:table-cell table:style-name="ce1262" table:formula="of:=[.T16]/[.U16]" office:value-type="float" office:value="-2.98666666666667" calcext:value-type="float">
            <text:p>-224/75 <text:s text:c="4"/></text:p>
          </table:table-cell>
          <table:table-cell table:style-name="ce1275" table:formula="of:=IF([.T16]=0;&quot;0&quot;;(IF([.T16]=[.U16];&quot;1&quot;;(IF([.T16]=-[.U16];&quot;-1&quot;;IF([.U16]=1;TEXT([.T16];10);[.V16]))))))" office:value-type="float" office:value="-2.98666666666667" calcext:value-type="float">
            <text:p>-224/75 <text:s text:c="3"/></text:p>
          </table:table-cell>
          <table:table-cell table:style-name="ce996" table:formula="of:=IF([.T16]=0;&quot;0&quot;;(IF([.T16]=[.U16];&quot;1&quot;;(IF([.T16]=-[.U16];&quot;-1&quot;;IF([.U16]=1;[.T16];CONCATENATE([.T16];&quot;/&quot;;[.U16])))))))" office:value-type="string" office:string-value="-224/75" calcext:value-type="string">
            <text:p>-224/75</text:p>
          </table:table-cell>
          <table:table-cell table:style-name="ce1309"/>
          <table:table-cell table:style-name="ce772"/>
          <table:table-cell table:style-name="ce1321"/>
          <table:table-cell table:style-name="ce772" table:number-columns-repeated="5"/>
          <table:table-cell table:style-name="ce91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8" office:value-type="string" calcext:value-type="string">
            <text:p>Signe de f '(x)</text:p>
          </table:table-cell>
          <table:table-cell table:style-name="ce730" table:formula="of:=IF(ISBLANK([Droite.B14]);0;IF([$Droite.A34]=0;0;IF([.B9]=[Droite.B14];1;-0.5)))" office:value-type="float" office:value="0" calcext:value-type="float" table:number-columns-spanned="3" table:number-rows-spanned="1">
            <text:p>0</text:p>
          </table:table-cell>
          <table:covered-table-cell table:style-name="ce1087"/>
          <table:covered-table-cell table:style-name="ce1052"/>
          <table:table-cell table:style-name="ce741" table:formula="of:=IF(ISBLANK([Droite.B6]);0;IF([.C6]=[Droite.B6];1;-0.5))" office:value-type="float" office:value="0" calcext:value-type="float">
            <text:p>0</text:p>
          </table:table-cell>
          <table:table-cell table:style-name="ce996" table:formula="of:=SUM([.B16:.E20])" office:value-type="float" office:value="0" calcext:value-type="float">
            <text:p>0</text:p>
          </table:table-cell>
          <table:table-cell table:style-name="ce996" table:formula="of:=IF(20*[.F17]/[.F19]&lt;0;0;20*[.F17]/[.F19])" office:value-type="float" office:value="0" calcext:value-type="float">
            <text:p>0</text:p>
          </table:table-cell>
          <table:table-cell table:style-name="ce673" table:number-columns-repeated="2"/>
          <table:table-cell table:style-name="ce682" table:number-columns-repeated="4"/>
          <table:table-cell table:style-name="ce996" office:value-type="float" office:value="2" calcext:value-type="float">
            <text:p>2</text:p>
          </table:table-cell>
          <table:table-cell table:style-name="ce1218" table:formula="of:=[.$A$29]*[.N17]^2+[.$B$29]*[.N17]+[.$C$29]" office:value-type="float" office:value="-2.98666666666667" calcext:value-type="float">
            <text:p>-224/75 <text:s text:c="2"/></text:p>
          </table:table-cell>
          <table:table-cell table:style-name="ce996" table:formula="of:=[.$A$29]*[.N17]^2+[.$B$29]*[.N17]+[.$C$29]" office:value-type="float" office:value="-2.98666666666667" calcext:value-type="float">
            <text:p>-2,98666666666667</text:p>
          </table:table-cell>
          <table:table-cell table:style-name="ce1065" table:formula="of:=[.O17]*[.R17]" office:value-type="float" office:value="-252000" calcext:value-type="float">
            <text:p>-252000</text:p>
          </table:table-cell>
          <table:table-cell table:style-name="ce1065" table:formula="of:=[.$G$25]*10^[.$H$25]" office:value-type="float" office:value="84375" calcext:value-type="float">
            <text:p>84375</text:p>
          </table:table-cell>
          <table:table-cell table:style-name="ce1072" table:formula="of:=GCD(ABS([.Q17]);ABS([.R17]))" office:value-type="float" office:value="1125" calcext:value-type="float">
            <text:p>1125</text:p>
          </table:table-cell>
          <table:table-cell table:style-name="ce1072" table:formula="of:=[.Q17]/[.S17]" office:value-type="float" office:value="-224" calcext:value-type="float">
            <text:p>-224</text:p>
          </table:table-cell>
          <table:table-cell table:style-name="ce1072" table:formula="of:=[.R17]/[.S17]" office:value-type="float" office:value="75" calcext:value-type="float">
            <text:p>75</text:p>
          </table:table-cell>
          <table:table-cell table:style-name="ce1262" table:formula="of:=[.T17]/[.U17]" office:value-type="float" office:value="-2.98666666666667" calcext:value-type="float">
            <text:p>-224/75 <text:s text:c="4"/></text:p>
          </table:table-cell>
          <table:table-cell table:style-name="ce1275" table:formula="of:=IF([.T17]=0;&quot;0&quot;;(IF([.T17]=[.U17];&quot;1&quot;;(IF([.T17]=-[.U17];&quot;-1&quot;;IF([.U17]=1;TEXT([.T17];10);[.V17]))))))" office:value-type="float" office:value="-2.98666666666667" calcext:value-type="float">
            <text:p>-224/75 <text:s text:c="3"/></text:p>
          </table:table-cell>
          <table:table-cell table:style-name="ce996" table:formula="of:=IF([.T17]=0;&quot;0&quot;;(IF([.T17]=[.U17];&quot;1&quot;;(IF([.T17]=-[.U17];&quot;-1&quot;;IF([.U17]=1;[.T17];CONCATENATE([.T17];&quot;/&quot;;[.U17])))))))" office:value-type="string" office:string-value="-224/75" calcext:value-type="string">
            <text:p>-224/75</text:p>
          </table:table-cell>
          <table:table-cell table:style-name="ce1309"/>
          <table:table-cell table:style-name="ce772"/>
          <table:table-cell table:style-name="ce1321"/>
          <table:table-cell table:style-name="ce772" table:number-columns-repeated="5"/>
          <table:table-cell table:style-name="ce910" table:number-columns-repeated="2"/>
          <table:table-cell table:number-columns-repeated="990"/>
        </table:table-row>
        <table:table-row table:style-name="ro4">
          <table:table-cell table:style-name="ce684" office:value-type="string" calcext:value-type="string" table:number-columns-spanned="1" table:number-rows-spanned="2">
            <text:p>Variations de</text:p>
            <text:p>la fonction <text:span text:style-name="T20">f</text:span></text:p>
          </table:table-cell>
          <table:table-cell table:style-name="ce1047" table:formula="of:=IF(ISBLANK([$Droite.B15]);0;IF(AND(ISBLANK([$Droite.B16]);[$Droite.B15]=[.B10]);1;-0.5))" office:value-type="float" office:value="0" calcext:value-type="float">
            <text:p>0</text:p>
          </table:table-cell>
          <table:table-cell table:style-name="ce741" table:formula="of:=IF(ISBLANK([$Droite.C15]);0;IF(AND([$Droite.C15]=&quot;m&quot;;[.A6]&lt;0);1;IF(AND([$Droite.C15]=&quot;k&quot;;[.A6]&gt;=0);1;-0.5)))" office:value-type="float" office:value="0" calcext:value-type="float" table:number-columns-spanned="2" table:number-rows-spanned="2">
            <text:p>0</text:p>
          </table:table-cell>
          <table:covered-table-cell table:style-name="ce1112"/>
          <table:table-cell table:style-name="ce996" table:formula="of:=IF(ISBLANK([$Droite.E15]);0;IF(AND(ISBLANK([$Droite.E16]);[$Droite.E15]=[.E10]);1;-0.5))" office:value-type="float" office:value="0" calcext:value-type="float">
            <text:p>0</text:p>
          </table:table-cell>
          <table:table-cell table:style-name="ce1145" office:value-type="string" calcext:value-type="string">
            <text:p>Total max</text:p>
          </table:table-cell>
          <table:table-cell table:style-name="ce1100"/>
          <table:table-cell table:style-name="ce673" table:number-columns-repeated="2"/>
          <table:table-cell table:style-name="ce682" table:number-columns-repeated="4"/>
          <table:table-cell table:style-name="ce996" office:value-type="float" office:value="3" calcext:value-type="float">
            <text:p>3</text:p>
          </table:table-cell>
          <table:table-cell table:style-name="ce1218" table:formula="of:=[.$A$29]*[.N18]^2+[.$B$29]*[.N18]+[.$C$29]" office:value-type="float" office:value="-2.88" calcext:value-type="float">
            <text:p>-72/25 <text:s text:c="2"/></text:p>
          </table:table-cell>
          <table:table-cell table:style-name="ce996" table:formula="of:=[.$A$29]*[.N18]^2+[.$B$29]*[.N18]+[.$C$29]" office:value-type="float" office:value="-2.88" calcext:value-type="float">
            <text:p>-2,88</text:p>
          </table:table-cell>
          <table:table-cell table:style-name="ce1065" table:formula="of:=[.O18]*[.R18]" office:value-type="float" office:value="-243000" calcext:value-type="float">
            <text:p>-243000</text:p>
          </table:table-cell>
          <table:table-cell table:style-name="ce1065" table:formula="of:=[.$G$25]*10^[.$H$25]" office:value-type="float" office:value="84375" calcext:value-type="float">
            <text:p>84375</text:p>
          </table:table-cell>
          <table:table-cell table:style-name="ce1072" table:formula="of:=GCD(ABS([.Q18]);ABS([.R18]))" office:value-type="float" office:value="3375" calcext:value-type="float">
            <text:p>3375</text:p>
          </table:table-cell>
          <table:table-cell table:style-name="ce1072" table:formula="of:=[.Q18]/[.S18]" office:value-type="float" office:value="-72" calcext:value-type="float">
            <text:p>-72</text:p>
          </table:table-cell>
          <table:table-cell table:style-name="ce1072" table:formula="of:=[.R18]/[.S18]" office:value-type="float" office:value="25" calcext:value-type="float">
            <text:p>25</text:p>
          </table:table-cell>
          <table:table-cell table:style-name="ce1262" table:formula="of:=[.T18]/[.U18]" office:value-type="float" office:value="-2.88" calcext:value-type="float">
            <text:p>-72/25 <text:s text:c="4"/></text:p>
          </table:table-cell>
          <table:table-cell table:style-name="ce1275" table:formula="of:=IF([.T18]=0;&quot;0&quot;;(IF([.T18]=[.U18];&quot;1&quot;;(IF([.T18]=-[.U18];&quot;-1&quot;;IF([.U18]=1;TEXT([.T18];10);[.V18]))))))" office:value-type="float" office:value="-2.88" calcext:value-type="float">
            <text:p>-72/25 <text:s text:c="3"/></text:p>
          </table:table-cell>
          <table:table-cell table:style-name="ce996" table:formula="of:=IF([.T18]=0;&quot;0&quot;;(IF([.T18]=[.U18];&quot;1&quot;;(IF([.T18]=-[.U18];&quot;-1&quot;;IF([.U18]=1;[.T18];CONCATENATE([.T18];&quot;/&quot;;[.U18])))))))" office:value-type="string" office:string-value="-72/25" calcext:value-type="string">
            <text:p>-72/25</text:p>
          </table:table-cell>
          <table:table-cell table:style-name="ce1309"/>
          <table:table-cell table:style-name="ce772"/>
          <table:table-cell table:style-name="ce1321"/>
          <table:table-cell table:style-name="ce772" table:number-columns-repeated="5"/>
          <table:table-cell table:style-name="ce910" table:number-columns-repeated="2"/>
          <table:table-cell table:number-columns-repeated="990"/>
        </table:table-row>
        <table:table-row table:style-name="ro4">
          <table:covered-table-cell table:style-name="ce1006"/>
          <table:table-cell table:style-name="ce1048" table:formula="of:=IF(ISBLANK([$Droite.B16]);0;IF(AND(ISBLANK([$Droite.B15]);[$Droite.B16]=[.B11]);1;-0.5))" office:value-type="float" office:value="0" calcext:value-type="float">
            <text:p>0</text:p>
          </table:table-cell>
          <table:covered-table-cell table:number-columns-repeated="2" table:style-name="ce788"/>
          <table:table-cell table:style-name="ce996" table:formula="of:=IF(ISBLANK([$Droite.E16]);0;IF(AND(ISBLANK([$Droite.E15]);[$Droite.E16]=[.E11]);1;-0.5))" office:value-type="float" office:value="0" calcext:value-type="float">
            <text:p>0</text:p>
          </table:table-cell>
          <table:table-cell table:style-name="ce996" table:formula="of:=IF([$Droite.A34]=1;1;0)+10" office:value-type="float" office:value="10" calcext:value-type="float">
            <text:p>10</text:p>
          </table:table-cell>
          <table:table-cell/>
          <table:table-cell table:style-name="ce682"/>
          <table:table-cell table:style-name="ce673"/>
          <table:table-cell table:style-name="ce682" table:number-columns-repeated="4"/>
          <table:table-cell table:style-name="ce996" office:value-type="float" office:value="4" calcext:value-type="float">
            <text:p>4</text:p>
          </table:table-cell>
          <table:table-cell table:style-name="ce1218" table:formula="of:=[.$A$29]*[.N19]^2+[.$B$29]*[.N19]+[.$C$29]" office:value-type="float" office:value="-2.66666666666667" calcext:value-type="float">
            <text:p>-8/3 <text:s text:c="3"/></text:p>
          </table:table-cell>
          <table:table-cell table:style-name="ce996" table:formula="of:=[.$A$29]*[.N19]^2+[.$B$29]*[.N19]+[.$C$29]" office:value-type="float" office:value="-2.66666666666667" calcext:value-type="float">
            <text:p>-2,66666666666667</text:p>
          </table:table-cell>
          <table:table-cell table:style-name="ce1065" table:formula="of:=[.O19]*[.R19]" office:value-type="float" office:value="-225000" calcext:value-type="float">
            <text:p>-225000</text:p>
          </table:table-cell>
          <table:table-cell table:style-name="ce1065" table:formula="of:=[.$G$25]*10^[.$H$25]" office:value-type="float" office:value="84375" calcext:value-type="float">
            <text:p>84375</text:p>
          </table:table-cell>
          <table:table-cell table:style-name="ce1072" table:formula="of:=GCD(ABS([.Q19]);ABS([.R19]))" office:value-type="float" office:value="28125" calcext:value-type="float">
            <text:p>28125</text:p>
          </table:table-cell>
          <table:table-cell table:style-name="ce1072" table:formula="of:=[.Q19]/[.S19]" office:value-type="float" office:value="-8" calcext:value-type="float">
            <text:p>-8</text:p>
          </table:table-cell>
          <table:table-cell table:style-name="ce1072" table:formula="of:=[.R19]/[.S19]" office:value-type="float" office:value="3" calcext:value-type="float">
            <text:p>3</text:p>
          </table:table-cell>
          <table:table-cell table:style-name="ce1262" table:formula="of:=[.T19]/[.U19]" office:value-type="float" office:value="-2.66666666666667" calcext:value-type="float">
            <text:p>-8/3 <text:s text:c="5"/></text:p>
          </table:table-cell>
          <table:table-cell table:style-name="ce1275" table:formula="of:=IF([.T19]=0;&quot;0&quot;;(IF([.T19]=[.U19];&quot;1&quot;;(IF([.T19]=-[.U19];&quot;-1&quot;;IF([.U19]=1;TEXT([.T19];10);[.V19]))))))" office:value-type="float" office:value="-2.66666666666667" calcext:value-type="float">
            <text:p>-8/3 <text:s text:c="4"/></text:p>
          </table:table-cell>
          <table:table-cell table:style-name="ce996" table:formula="of:=IF([.T19]=0;&quot;0&quot;;(IF([.T19]=[.U19];&quot;1&quot;;(IF([.T19]=-[.U19];&quot;-1&quot;;IF([.U19]=1;[.T19];CONCATENATE([.T19];&quot;/&quot;;[.U19])))))))" office:value-type="string" office:string-value="-8/3" calcext:value-type="string">
            <text:p>-8/3</text:p>
          </table:table-cell>
          <table:table-cell table:style-name="ce1309"/>
          <table:table-cell table:style-name="ce772"/>
          <table:table-cell table:style-name="ce1321"/>
          <table:table-cell table:style-name="ce772" table:number-columns-repeated="5"/>
          <table:table-cell table:style-name="ce910" table:number-columns-repeated="2"/>
          <table:table-cell table:number-columns-repeated="990"/>
        </table:table-row>
        <table:table-row table:style-name="ro4">
          <table:table-cell table:style-name="ce998" office:value-type="string" calcext:value-type="string">
            <text:p>Signe de <text:span text:style-name="T20">f </text:span>(<text:span text:style-name="T20">x</text:span>)</text:p>
          </table:table-cell>
          <table:table-cell table:style-name="ce730" table:formula="of:=IF(ISBLANK([Droite.B17]);0;IF([.B12]=[Droite.B17];1;-0.5))" office:value-type="float" office:value="0" calcext:value-type="float">
            <text:p>0</text:p>
          </table:table-cell>
          <table:table-cell table:style-name="ce1087" table:formula="of:=IF(ISBLANK([Droite.C17]);0;IF(ISBLANK([Droite.C17])=0;IF([Droite.C17]=0;1;-0.5)))" office:value-type="float" office:value="0" calcext:value-type="float">
            <text:p>0</text:p>
          </table:table-cell>
          <table:table-cell table:style-name="ce741" table:formula="of:=IF(ISBLANK([Droite.E17]);0;IF([.E12]=[Droite.E17];1;-0.5))" office:value-type="float" office:value="0" calcext:value-type="float">
            <text:p>0</text:p>
          </table:table-cell>
          <table:table-cell table:style-name="ce1130"/>
          <table:table-cell table:style-name="ce673"/>
          <table:table-cell table:style-name="ce682" table:number-columns-repeated="2"/>
          <table:table-cell table:style-name="ce673"/>
          <table:table-cell table:style-name="ce682" table:number-columns-repeated="4"/>
          <table:table-cell table:style-name="ce996" office:value-type="float" office:value="5" calcext:value-type="float">
            <text:p>5</text:p>
          </table:table-cell>
          <table:table-cell table:style-name="ce1218" table:formula="of:=[.$A$29]*[.N20]^2+[.$B$29]*[.N20]+[.$C$29]" office:value-type="float" office:value="-2.34666666666667" calcext:value-type="float">
            <text:p>-176/75 <text:s text:c="2"/></text:p>
          </table:table-cell>
          <table:table-cell table:style-name="ce996" table:formula="of:=[.$A$29]*[.N20]^2+[.$B$29]*[.N20]+[.$C$29]" office:value-type="float" office:value="-2.34666666666667" calcext:value-type="float">
            <text:p>-2,34666666666667</text:p>
          </table:table-cell>
          <table:table-cell table:style-name="ce1065" table:formula="of:=[.O20]*[.R20]" office:value-type="float" office:value="-198000" calcext:value-type="float">
            <text:p>-198000</text:p>
          </table:table-cell>
          <table:table-cell table:style-name="ce1065" table:formula="of:=[.$G$25]*10^[.$H$25]" office:value-type="float" office:value="84375" calcext:value-type="float">
            <text:p>84375</text:p>
          </table:table-cell>
          <table:table-cell table:style-name="ce1072" table:formula="of:=GCD(ABS([.Q20]);ABS([.R20]))" office:value-type="float" office:value="1125" calcext:value-type="float">
            <text:p>1125</text:p>
          </table:table-cell>
          <table:table-cell table:style-name="ce1072" table:formula="of:=[.Q20]/[.S20]" office:value-type="float" office:value="-176" calcext:value-type="float">
            <text:p>-176</text:p>
          </table:table-cell>
          <table:table-cell table:style-name="ce1072" table:formula="of:=[.R20]/[.S20]" office:value-type="float" office:value="75" calcext:value-type="float">
            <text:p>75</text:p>
          </table:table-cell>
          <table:table-cell table:style-name="ce1262" table:formula="of:=[.T20]/[.U20]" office:value-type="float" office:value="-2.34666666666667" calcext:value-type="float">
            <text:p>-176/75 <text:s text:c="4"/></text:p>
          </table:table-cell>
          <table:table-cell table:style-name="ce1275" table:formula="of:=IF([.T20]=0;&quot;0&quot;;(IF([.T20]=[.U20];&quot;1&quot;;(IF([.T20]=-[.U20];&quot;-1&quot;;IF([.U20]=1;TEXT([.T20];10);[.V20]))))))" office:value-type="float" office:value="-2.34666666666667" calcext:value-type="float">
            <text:p>-176/75 <text:s text:c="3"/></text:p>
          </table:table-cell>
          <table:table-cell table:style-name="ce996" table:formula="of:=IF([.T20]=0;&quot;0&quot;;(IF([.T20]=[.U20];&quot;1&quot;;(IF([.T20]=-[.U20];&quot;-1&quot;;IF([.U20]=1;[.T20];CONCATENATE([.T20];&quot;/&quot;;[.U20])))))))" office:value-type="string" office:string-value="-176/75" calcext:value-type="string">
            <text:p>-176/75</text:p>
          </table:table-cell>
          <table:table-cell table:style-name="ce1309"/>
          <table:table-cell table:style-name="ce772"/>
          <table:table-cell table:style-name="ce1321"/>
          <table:table-cell table:style-name="ce772" table:number-columns-repeated="5"/>
          <table:table-cell table:style-name="ce910" table:number-columns-repeated="2"/>
          <table:table-cell table:number-columns-repeated="990"/>
        </table:table-row>
        <table:table-row table:style-name="ro4">
          <table:table-cell table:style-name="ce682" table:number-columns-repeated="8"/>
          <table:table-cell table:style-name="ce673"/>
          <table:table-cell table:style-name="ce682" table:number-columns-repeated="4"/>
          <table:table-cell table:style-name="ce996" office:value-type="float" office:value="6" calcext:value-type="float">
            <text:p>6</text:p>
          </table:table-cell>
          <table:table-cell table:style-name="ce1218" table:formula="of:=[.$A$29]*[.N21]^2+[.$B$29]*[.N21]+[.$C$29]" office:value-type="float" office:value="-1.92" calcext:value-type="float">
            <text:p>-48/25 <text:s text:c="2"/></text:p>
          </table:table-cell>
          <table:table-cell table:style-name="ce996" table:formula="of:=[.$A$29]*[.N21]^2+[.$B$29]*[.N21]+[.$C$29]" office:value-type="float" office:value="-1.92" calcext:value-type="float">
            <text:p>-1,92</text:p>
          </table:table-cell>
          <table:table-cell table:style-name="ce1065" table:formula="of:=[.O21]*[.R21]" office:value-type="float" office:value="-162000" calcext:value-type="float">
            <text:p>-162000</text:p>
          </table:table-cell>
          <table:table-cell table:style-name="ce1065" table:formula="of:=[.$G$25]*10^[.$H$25]" office:value-type="float" office:value="84375" calcext:value-type="float">
            <text:p>84375</text:p>
          </table:table-cell>
          <table:table-cell table:style-name="ce1072" table:formula="of:=GCD(ABS([.Q21]);ABS([.R21]))" office:value-type="float" office:value="3375" calcext:value-type="float">
            <text:p>3375</text:p>
          </table:table-cell>
          <table:table-cell table:style-name="ce1072" table:formula="of:=[.Q21]/[.S21]" office:value-type="float" office:value="-48" calcext:value-type="float">
            <text:p>-48</text:p>
          </table:table-cell>
          <table:table-cell table:style-name="ce1072" table:formula="of:=[.R21]/[.S21]" office:value-type="float" office:value="25" calcext:value-type="float">
            <text:p>25</text:p>
          </table:table-cell>
          <table:table-cell table:style-name="ce1262" table:formula="of:=[.T21]/[.U21]" office:value-type="float" office:value="-1.92" calcext:value-type="float">
            <text:p>-48/25 <text:s text:c="4"/></text:p>
          </table:table-cell>
          <table:table-cell table:style-name="ce1275" table:formula="of:=IF([.T21]=0;&quot;0&quot;;(IF([.T21]=[.U21];&quot;1&quot;;(IF([.T21]=-[.U21];&quot;-1&quot;;IF([.U21]=1;TEXT([.T21];10);[.V21]))))))" office:value-type="float" office:value="-1.92" calcext:value-type="float">
            <text:p>-48/25 <text:s text:c="3"/></text:p>
          </table:table-cell>
          <table:table-cell table:style-name="ce996" table:formula="of:=IF([.T21]=0;&quot;0&quot;;(IF([.T21]=[.U21];&quot;1&quot;;(IF([.T21]=-[.U21];&quot;-1&quot;;IF([.U21]=1;[.T21];CONCATENATE([.T21];&quot;/&quot;;[.U21])))))))" office:value-type="string" office:string-value="-48/25" calcext:value-type="string">
            <text:p>-48/25</text:p>
          </table:table-cell>
          <table:table-cell table:style-name="ce1309"/>
          <table:table-cell table:style-name="ce772"/>
          <table:table-cell table:style-name="ce1321"/>
          <table:table-cell table:style-name="ce772" table:number-columns-repeated="5"/>
          <table:table-cell table:style-name="ce910" table:number-columns-repeated="2"/>
          <table:table-cell table:number-columns-repeated="990"/>
        </table:table-row>
        <table:table-row table:style-name="ro4">
          <table:table-cell table:style-name="ce671" office:value-type="string" calcext:value-type="string" table:number-columns-spanned="8" table:number-rows-spanned="1">
            <text:p>Données pour l’onglet Parabole</text:p>
          </table:table-cell>
          <table:covered-table-cell table:number-columns-repeated="7" table:style-name="ce686"/>
          <table:table-cell table:style-name="ce673"/>
          <table:table-cell table:style-name="ce682" table:number-columns-repeated="4"/>
          <table:table-cell table:style-name="ce996" office:value-type="float" office:value="7" calcext:value-type="float">
            <text:p>7</text:p>
          </table:table-cell>
          <table:table-cell table:style-name="ce1218" table:formula="of:=[.$A$29]*[.N22]^2+[.$B$29]*[.N22]+[.$C$29]" office:value-type="float" office:value="-1.38666666666667" calcext:value-type="float">
            <text:p>-104/75 <text:s text:c="2"/></text:p>
          </table:table-cell>
          <table:table-cell table:style-name="ce996" table:formula="of:=[.$A$29]*[.N22]^2+[.$B$29]*[.N22]+[.$C$29]" office:value-type="float" office:value="-1.38666666666667" calcext:value-type="float">
            <text:p>-1,38666666666667</text:p>
          </table:table-cell>
          <table:table-cell table:style-name="ce1065" table:formula="of:=[.O22]*[.R22]" office:value-type="float" office:value="-117000" calcext:value-type="float">
            <text:p>-117000</text:p>
          </table:table-cell>
          <table:table-cell table:style-name="ce1065" table:formula="of:=[.$G$25]*10^[.$H$25]" office:value-type="float" office:value="84375" calcext:value-type="float">
            <text:p>84375</text:p>
          </table:table-cell>
          <table:table-cell table:style-name="ce1072" table:formula="of:=GCD(ABS([.Q22]);ABS([.R22]))" office:value-type="float" office:value="1125" calcext:value-type="float">
            <text:p>1125</text:p>
          </table:table-cell>
          <table:table-cell table:style-name="ce1072" table:formula="of:=[.Q22]/[.S22]" office:value-type="float" office:value="-104" calcext:value-type="float">
            <text:p>-104</text:p>
          </table:table-cell>
          <table:table-cell table:style-name="ce1072" table:formula="of:=[.R22]/[.S22]" office:value-type="float" office:value="75" calcext:value-type="float">
            <text:p>75</text:p>
          </table:table-cell>
          <table:table-cell table:style-name="ce1262" table:formula="of:=[.T22]/[.U22]" office:value-type="float" office:value="-1.38666666666667" calcext:value-type="float">
            <text:p>-104/75 <text:s text:c="4"/></text:p>
          </table:table-cell>
          <table:table-cell table:style-name="ce1275" table:formula="of:=IF([.T22]=0;&quot;0&quot;;(IF([.T22]=[.U22];&quot;1&quot;;(IF([.T22]=-[.U22];&quot;-1&quot;;IF([.U22]=1;TEXT([.T22];10);[.V22]))))))" office:value-type="float" office:value="-1.38666666666667" calcext:value-type="float">
            <text:p>-104/75 <text:s text:c="3"/></text:p>
          </table:table-cell>
          <table:table-cell table:style-name="ce996" table:formula="of:=IF([.T22]=0;&quot;0&quot;;(IF([.T22]=[.U22];&quot;1&quot;;(IF([.T22]=-[.U22];&quot;-1&quot;;IF([.U22]=1;[.T22];CONCATENATE([.T22];&quot;/&quot;;[.U22])))))))" office:value-type="string" office:string-value="-104/75" calcext:value-type="string">
            <text:p>-104/75</text:p>
          </table:table-cell>
          <table:table-cell table:style-name="ce1309"/>
          <table:table-cell table:style-name="ce772"/>
          <table:table-cell table:style-name="ce1321"/>
          <table:table-cell table:style-name="ce772" table:number-columns-repeated="5"/>
          <table:table-cell table:style-name="ce910" table:number-columns-repeated="2"/>
          <table:table-cell table:number-columns-repeated="990"/>
        </table:table-row>
        <table:table-row table:style-name="ro4">
          <table:table-cell table:style-name="ce686" table:number-columns-repeated="8"/>
          <table:table-cell table:style-name="ce673"/>
          <table:table-cell table:style-name="ce682" table:number-columns-repeated="4"/>
          <table:table-cell table:style-name="ce996" office:value-type="float" office:value="8" calcext:value-type="float">
            <text:p>8</text:p>
          </table:table-cell>
          <table:table-cell table:style-name="ce1218" table:formula="of:=[.$A$29]*[.N23]^2+[.$B$29]*[.N23]+[.$C$29]" office:value-type="float" office:value="-0.746666666666666" calcext:value-type="float">
            <text:p>-56/75 <text:s text:c="2"/></text:p>
          </table:table-cell>
          <table:table-cell table:style-name="ce996" table:formula="of:=[.$A$29]*[.N23]^2+[.$B$29]*[.N23]+[.$C$29]" office:value-type="float" office:value="-0.746666666666666" calcext:value-type="float">
            <text:p>-0,746666666666666</text:p>
          </table:table-cell>
          <table:table-cell table:style-name="ce1065" table:formula="of:=[.O23]*[.R23]" office:value-type="float" office:value="-63000" calcext:value-type="float">
            <text:p>-63000</text:p>
          </table:table-cell>
          <table:table-cell table:style-name="ce1065" table:formula="of:=[.$G$25]*10^[.$H$25]" office:value-type="float" office:value="84375" calcext:value-type="float">
            <text:p>84375</text:p>
          </table:table-cell>
          <table:table-cell table:style-name="ce1072" table:formula="of:=GCD(ABS([.Q23]);ABS([.R23]))" office:value-type="float" office:value="1125" calcext:value-type="float">
            <text:p>1125</text:p>
          </table:table-cell>
          <table:table-cell table:style-name="ce1072" table:formula="of:=[.Q23]/[.S23]" office:value-type="float" office:value="-56" calcext:value-type="float">
            <text:p>-56</text:p>
          </table:table-cell>
          <table:table-cell table:style-name="ce1072" table:formula="of:=[.R23]/[.S23]" office:value-type="float" office:value="75" calcext:value-type="float">
            <text:p>75</text:p>
          </table:table-cell>
          <table:table-cell table:style-name="ce1262" table:formula="of:=[.T23]/[.U23]" office:value-type="float" office:value="-0.746666666666666" calcext:value-type="float">
            <text:p>-56/75 <text:s text:c="4"/></text:p>
          </table:table-cell>
          <table:table-cell table:style-name="ce1275" table:formula="of:=IF([.T23]=0;&quot;0&quot;;(IF([.T23]=[.U23];&quot;1&quot;;(IF([.T23]=-[.U23];&quot;-1&quot;;IF([.U23]=1;TEXT([.T23];10);[.V23]))))))" office:value-type="float" office:value="-0.746666666666666" calcext:value-type="float">
            <text:p>-56/75 <text:s text:c="3"/></text:p>
          </table:table-cell>
          <table:table-cell table:style-name="ce996" table:formula="of:=IF([.T23]=0;&quot;0&quot;;(IF([.T23]=[.U23];&quot;1&quot;;(IF([.T23]=-[.U23];&quot;-1&quot;;IF([.U23]=1;[.T23];CONCATENATE([.T23];&quot;/&quot;;[.U23])))))))" office:value-type="string" office:string-value="-56/75" calcext:value-type="string">
            <text:p>-56/75</text:p>
          </table:table-cell>
          <table:table-cell table:style-name="ce1309"/>
          <table:table-cell table:style-name="ce1315"/>
          <table:table-cell table:style-name="ce1321"/>
          <table:table-cell table:style-name="ce772" table:number-columns-repeated="5"/>
          <table:table-cell table:style-name="ce910" table:number-columns-repeated="2"/>
          <table:table-cell table:number-columns-repeated="990"/>
        </table:table-row>
        <table:table-row table:style-name="ro19">
          <table:table-cell table:style-name="ce1008" office:value-type="string" calcext:value-type="string" table:number-columns-spanned="6" table:number-rows-spanned="1">
            <text:p>Points de la parabole <text:span text:style-name="T20">C</text:span><text:span text:style-name="T36">f</text:span></text:p>
          </table:table-cell>
          <table:covered-table-cell table:number-columns-repeated="5" table:style-name="ce673"/>
          <table:table-cell table:style-name="ce696" office:value-type="string" calcext:value-type="string">
            <text:p>Dénom</text:p>
          </table:table-cell>
          <table:table-cell table:style-name="ce696" office:value-type="string" calcext:value-type="string">
            <text:p>longueur</text:p>
          </table:table-cell>
          <table:table-cell table:style-name="ce673"/>
          <table:table-cell table:style-name="ce682" table:number-columns-repeated="4"/>
          <table:table-cell table:style-name="ce996" office:value-type="float" office:value="9" calcext:value-type="float">
            <text:p>9</text:p>
          </table:table-cell>
          <table:table-cell table:style-name="ce1218" table:formula="of:=[.$A$29]*[.N24]^2+[.$B$29]*[.N24]+[.$C$29]" office:value-type="float" office:value="0" calcext:value-type="float">
            <text:p>0/1 <text:s text:c="3"/></text:p>
          </table:table-cell>
          <table:table-cell table:style-name="ce996" table:formula="of:=[.$A$29]*[.N24]^2+[.$B$29]*[.N24]+[.$C$29]" office:value-type="float" office:value="0" calcext:value-type="float">
            <text:p>0</text:p>
          </table:table-cell>
          <table:table-cell table:style-name="ce1065" table:formula="of:=[.O24]*[.R24]" office:value-type="float" office:value="0" calcext:value-type="float">
            <text:p>0</text:p>
          </table:table-cell>
          <table:table-cell table:style-name="ce1065" table:formula="of:=[.$G$25]*10^[.$H$25]" office:value-type="float" office:value="84375" calcext:value-type="float">
            <text:p>84375</text:p>
          </table:table-cell>
          <table:table-cell table:style-name="ce1072" table:formula="of:=GCD(ABS([.Q24]);ABS([.R24]))" office:value-type="float" office:value="84375" calcext:value-type="float">
            <text:p>84375</text:p>
          </table:table-cell>
          <table:table-cell table:style-name="ce1072" table:formula="of:=[.Q24]/[.S24]" office:value-type="float" office:value="0" calcext:value-type="float">
            <text:p>0</text:p>
          </table:table-cell>
          <table:table-cell table:style-name="ce1072" table:formula="of:=[.R24]/[.S24]" office:value-type="float" office:value="1" calcext:value-type="float">
            <text:p>1</text:p>
          </table:table-cell>
          <table:table-cell table:style-name="ce1262" table:formula="of:=[.T24]/[.U24]" office:value-type="float" office:value="0" calcext:value-type="float">
            <text:p>0/1 <text:s text:c="5"/></text:p>
          </table:table-cell>
          <table:table-cell table:style-name="ce1275" table:formula="of:=IF([.T24]=0;&quot;0&quot;;(IF([.T24]=[.U24];&quot;1&quot;;(IF([.T24]=-[.U24];&quot;-1&quot;;IF([.U24]=1;TEXT([.T24];10);[.V24]))))))" office:value-type="string" office:string-value="0" calcext:value-type="string">
            <text:p>0</text:p>
          </table:table-cell>
          <table:table-cell table:style-name="ce996" table:formula="of:=IF([.T24]=0;&quot;0&quot;;(IF([.T24]=[.U24];&quot;1&quot;;(IF([.T24]=-[.U24];&quot;-1&quot;;IF([.U24]=1;[.T24];CONCATENATE([.T24];&quot;/&quot;;[.U24])))))))" office:value-type="string" office:string-value="0" calcext:value-type="string">
            <text:p>0</text:p>
          </table:table-cell>
          <table:table-cell table:style-name="ce1104"/>
          <table:table-cell table:style-name="ce772"/>
          <table:table-cell table:style-name="ce714"/>
          <table:table-cell table:style-name="ce772" table:number-columns-repeated="5"/>
          <table:table-cell table:style-name="ce910" table:number-columns-repeated="2"/>
          <table:table-cell table:number-columns-repeated="990"/>
        </table:table-row>
        <table:table-row table:style-name="ro19">
          <table:table-cell table:style-name="ce1010" office:value-type="string" calcext:value-type="string">
            <text:p>x<text:span text:style-name="T16">A</text:span></text:p>
          </table:table-cell>
          <table:table-cell table:style-name="ce996" office:value-type="float" office:value="-6" calcext:value-type="float">
            <text:p>-6</text:p>
          </table:table-cell>
          <table:table-cell table:style-name="ce1010" office:value-type="string" calcext:value-type="string">
            <text:p>x<text:span text:style-name="T16">B</text:span></text:p>
          </table:table-cell>
          <table:table-cell table:style-name="ce996" table:formula="of:=([.B25]+[.F25])/2" office:value-type="float" office:value="1.5" calcext:value-type="float">
            <text:p>1,5</text:p>
          </table:table-cell>
          <table:table-cell table:style-name="ce1010" office:value-type="string" calcext:value-type="string">
            <text:p>x<text:span text:style-name="T16">C</text:span></text:p>
          </table:table-cell>
          <table:table-cell table:style-name="ce1146" office:value-type="float" office:value="9" calcext:value-type="float">
            <text:p>9</text:p>
          </table:table-cell>
          <table:table-cell table:style-name="ce1042" table:formula="of:=([.F25]-[.B25])*([.F25]-[.D25])*([.D25]-[.B25])" office:value-type="float" office:value="843.75" calcext:value-type="float">
            <text:p>843,75</text:p>
          </table:table-cell>
          <table:table-cell table:style-name="ce1116" table:formula="of:=IF([.G25]-INT([.G25])=0;0;LEN([.G25])-SEARCH(&quot;,&quot;;[.G25]))" office:value-type="float" office:value="2" calcext:value-type="float">
            <text:p>2</text:p>
          </table:table-cell>
          <table:table-cell table:style-name="ce673"/>
          <table:table-cell table:style-name="ce682" table:number-columns-repeated="4"/>
          <table:table-cell table:style-name="ce996" office:value-type="float" office:value="10" calcext:value-type="float">
            <text:p>10</text:p>
          </table:table-cell>
          <table:table-cell table:style-name="ce1218" table:formula="of:=[.$A$29]*[.N25]^2+[.$B$29]*[.N25]+[.$C$29]" office:value-type="float" office:value="0.853333333333334" calcext:value-type="float">
            <text:p>64/75 <text:s text:c="2"/></text:p>
          </table:table-cell>
          <table:table-cell table:style-name="ce996" table:formula="of:=[.$A$29]*[.N25]^2+[.$B$29]*[.N25]+[.$C$29]" office:value-type="float" office:value="0.853333333333334" calcext:value-type="float">
            <text:p>0,853333333333334</text:p>
          </table:table-cell>
          <table:table-cell table:style-name="ce1065" table:formula="of:=[.O25]*[.R25]" office:value-type="float" office:value="72000.0000000001" calcext:value-type="float">
            <text:p>72000,0000000001</text:p>
          </table:table-cell>
          <table:table-cell table:style-name="ce1065" table:formula="of:=[.$G$25]*10^[.$H$25]" office:value-type="float" office:value="84375" calcext:value-type="float">
            <text:p>84375</text:p>
          </table:table-cell>
          <table:table-cell table:style-name="ce1072" table:formula="of:=GCD(ABS([.Q25]);ABS([.R25]))" office:value-type="float" office:value="1125" calcext:value-type="float">
            <text:p>1125</text:p>
          </table:table-cell>
          <table:table-cell table:style-name="ce1072" table:formula="of:=[.Q25]/[.S25]" office:value-type="float" office:value="64.0000000000001" calcext:value-type="float">
            <text:p>64,0000000000001</text:p>
          </table:table-cell>
          <table:table-cell table:style-name="ce1072" table:formula="of:=[.R25]/[.S25]" office:value-type="float" office:value="75" calcext:value-type="float">
            <text:p>75</text:p>
          </table:table-cell>
          <table:table-cell table:style-name="ce1262" table:formula="of:=[.T25]/[.U25]" office:value-type="float" office:value="0.853333333333334" calcext:value-type="float">
            <text:p>64/75 <text:s text:c="4"/></text:p>
          </table:table-cell>
          <table:table-cell table:style-name="ce1275" table:formula="of:=IF([.T25]=0;&quot;0&quot;;(IF([.T25]=[.U25];&quot;1&quot;;(IF([.T25]=-[.U25];&quot;-1&quot;;IF([.U25]=1;TEXT([.T25];10);[.V25]))))))" office:value-type="float" office:value="0.853333333333334" calcext:value-type="float">
            <text:p>64/75 <text:s text:c="3"/></text:p>
          </table:table-cell>
          <table:table-cell table:style-name="ce996" table:formula="of:=IF([.T25]=0;&quot;0&quot;;(IF([.T25]=[.U25];&quot;1&quot;;(IF([.T25]=-[.U25];&quot;-1&quot;;IF([.U25]=1;[.T25];CONCATENATE([.T25];&quot;/&quot;;[.U25])))))))" office:value-type="string" office:string-value="64,0000000000001/75" calcext:value-type="string">
            <text:p>64,0000000000001/75</text:p>
          </table:table-cell>
          <table:table-cell table:style-name="ce1104"/>
          <table:table-cell table:style-name="ce714" table:number-columns-repeated="2"/>
          <table:table-cell table:style-name="ce772" table:number-columns-repeated="5"/>
          <table:table-cell table:style-name="ce910" table:number-columns-repeated="2"/>
          <table:table-cell table:number-columns-repeated="990"/>
        </table:table-row>
        <table:table-row table:style-name="ro19">
          <table:table-cell table:style-name="ce1010" office:value-type="string" calcext:value-type="string">
            <text:p>y<text:span text:style-name="T37">A</text:span></text:p>
          </table:table-cell>
          <table:table-cell table:style-name="ce996" office:value-type="float" office:value="0" calcext:value-type="float">
            <text:p>0</text:p>
          </table:table-cell>
          <table:table-cell table:style-name="ce1010" office:value-type="string" calcext:value-type="string">
            <text:p>y<text:span text:style-name="T37">B</text:span></text:p>
          </table:table-cell>
          <table:table-cell table:style-name="ce996" table:formula="of:=[.H26]*IF([.I26]=1;-1;1)" office:value-type="float" office:value="-3" calcext:value-type="float">
            <text:p>-3</text:p>
          </table:table-cell>
          <table:table-cell table:style-name="ce1010" office:value-type="string" calcext:value-type="string">
            <text:p>y<text:span text:style-name="T37">C</text:span></text:p>
          </table:table-cell>
          <table:table-cell table:style-name="ce996" office:value-type="float" office:value="0" calcext:value-type="float">
            <text:p>0</text:p>
          </table:table-cell>
          <table:table-cell table:style-name="ce696" office:value-type="string" calcext:value-type="string">
            <text:p>ALEA<text:span text:style-name="T20"> </text:span><text:span text:style-name="T7">y</text:span><text:span text:style-name="T47">B</text:span></text:p>
          </table:table-cell>
          <table:table-cell table:style-name="ce1116" office:value-type="float" office:value="3" calcext:value-type="float">
            <text:p>3</text:p>
          </table:table-cell>
          <table:table-cell table:style-name="ce1116" office:value-type="float" office:value="1" calcext:value-type="float">
            <text:p>1</text:p>
          </table:table-cell>
          <table:table-cell table:style-name="ce673" table:number-columns-repeated="12"/>
          <table:table-cell table:style-name="ce910"/>
          <table:table-cell table:style-name="ce919" table:number-columns-repeated="11"/>
          <table:table-cell table:style-name="ce910"/>
          <table:table-cell table:number-columns-repeated="990"/>
        </table:table-row>
        <table:table-row table:style-name="ro4">
          <table:table-cell table:style-name="ce686" table:number-columns-repeated="8"/>
          <table:table-cell/>
          <table:table-cell table:style-name="ce673" table:number-columns-repeated="12"/>
          <table:table-cell table:style-name="ce910"/>
          <table:table-cell table:style-name="ce919" table:number-columns-repeated="11"/>
          <table:table-cell table:style-name="ce910"/>
          <table:table-cell table:number-columns-repeated="990"/>
        </table:table-row>
        <table:table-row table:style-name="ro19">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1020" office:value-type="string" calcext:value-type="string">
            <text:p><text:span text:style-name="T20">x</text:span><text:span text:style-name="T16">1</text:span></text:p>
          </table:table-cell>
          <table:table-cell table:style-name="ce1020" office:value-type="string" calcext:value-type="string">
            <text:p><text:span text:style-name="T20">x</text:span><text:span text:style-name="T16">2</text:span></text:p>
          </table:table-cell>
          <table:table-cell table:style-name="ce1147" office:value-type="string" calcext:value-type="string">
            <text:p><text:span text:style-name="T20">x</text:span><text:span text:style-name="T16">max</text:span></text:p>
          </table:table-cell>
          <table:table-cell table:style-name="ce1147" office:value-type="string" calcext:value-type="string">
            <text:p><text:span text:style-name="T20">y</text:span><text:span text:style-name="T16">max</text:span></text:p>
          </table:table-cell>
          <table:table-cell table:style-name="ce682"/>
          <table:table-cell/>
          <table:table-cell table:style-name="ce682" table:number-columns-repeated="2"/>
          <table:table-cell table:style-name="ce910" table:number-columns-spanned="2" table:number-rows-spanned="1"/>
          <table:covered-table-cell table:style-name="ce919"/>
          <table:table-cell table:number-columns-repeated="4"/>
          <table:table-cell table:style-name="ce1243"/>
          <table:table-cell table:number-columns-repeated="3"/>
          <table:table-cell table:style-name="ce910" table:number-columns-repeated="13"/>
          <table:table-cell table:number-columns-repeated="990"/>
        </table:table-row>
        <table:table-row table:style-name="ro4">
          <table:table-cell table:style-name="ce1011" table:formula="of:=(([.F26]-[.B26])*([.D25]-[.B25])-([.D26]-[.B26])*([.F25]-[.B25]))/(([.F25]-[.B25])*([.F25]-[.D25])*([.D25]-[.B25]))" office:value-type="float" office:value="0.0533333333333333" calcext:value-type="float">
            <text:p>4/75</text:p>
          </table:table-cell>
          <table:table-cell table:style-name="ce1011" table:formula="of:=([.D26]-[.B26])/([.D25]-[.B25])-[.A29]*([.B25]+[.D25])" office:value-type="float" office:value="-0.16" calcext:value-type="float">
            <text:p>-4/25</text:p>
          </table:table-cell>
          <table:table-cell table:style-name="ce1011" table:formula="of:=[.B26]-[.A29]*[.B25]*[.B25]-[.B29]*[.B25]" office:value-type="float" office:value="-2.88" calcext:value-type="float">
            <text:p>-72/25</text:p>
          </table:table-cell>
          <table:table-cell table:style-name="ce996" table:formula="of:=[.B25]" office:value-type="float" office:value="-6" calcext:value-type="float">
            <text:p>-6</text:p>
          </table:table-cell>
          <table:table-cell table:style-name="ce996" table:formula="of:=[.F25]" office:value-type="float" office:value="9" calcext:value-type="float">
            <text:p>9</text:p>
          </table:table-cell>
          <table:table-cell table:style-name="ce1148" table:formula="of:=-[.B29]/(2*[.A29])" office:value-type="float" office:value="1.5" calcext:value-type="float">
            <text:p>3/2 </text:p>
          </table:table-cell>
          <table:table-cell table:style-name="ce1042" table:formula="of:=[.A29]*[.F29]*[.F29]+[.B29]*[.F29]+[.C29]" office:value-type="float" office:value="-3" calcext:value-type="float">
            <text:p>-3</text:p>
          </table:table-cell>
          <table:table-cell table:style-name="ce682"/>
          <table:table-cell table:style-name="ce673"/>
          <table:table-cell table:style-name="ce682" table:number-columns-repeated="2"/>
          <table:table-cell table:style-name="ce1125" table:number-columns-repeated="2"/>
          <table:table-cell table:style-name="ce1100" table:number-columns-repeated="7"/>
          <table:table-cell/>
          <table:table-cell table:style-name="ce910"/>
          <table:table-cell table:style-name="ce714" table:number-columns-spanned="2" table:number-rows-spanned="1"/>
          <table:covered-table-cell table:style-name="ce772"/>
          <table:table-cell table:style-name="ce772"/>
          <table:table-cell table:style-name="ce910" table:number-columns-repeated="9"/>
          <table:table-cell table:number-columns-repeated="990"/>
        </table:table-row>
        <table:table-row table:style-name="ro4">
          <table:table-cell table:style-name="ce682" table:number-columns-repeated="8"/>
          <table:table-cell table:style-name="ce673"/>
          <table:table-cell table:style-name="ce682" table:number-columns-repeated="2"/>
          <table:table-cell table:style-name="ce772" table:number-columns-repeated="2"/>
          <table:table-cell table:style-name="ce1100" table:number-columns-repeated="7"/>
          <table:table-cell/>
          <table:table-cell table:style-name="ce910"/>
          <table:table-cell table:style-name="ce714" table:number-columns-spanned="2" table:number-rows-spanned="1"/>
          <table:covered-table-cell table:style-name="ce910"/>
          <table:table-cell table:style-name="ce772" table:number-columns-repeated="2"/>
          <table:table-cell table:style-name="ce1276"/>
          <table:table-cell table:style-name="ce772" table:number-columns-repeated="4"/>
          <table:table-cell table:style-name="ce1277"/>
          <table:table-cell table:style-name="ce910" table:number-columns-repeated="2"/>
          <table:table-cell table:number-columns-repeated="990"/>
        </table:table-row>
        <table:table-row table:style-name="ro4">
          <table:table-cell table:style-name="ce676" office:value-type="string" calcext:value-type="string">
            <text:p>x</text:p>
          </table:table-cell>
          <table:table-cell table:style-name="ce1041" office:value-type="float" office:value="-10" calcext:value-type="float">
            <text:p>-10</text:p>
          </table:table-cell>
          <table:table-cell table:style-name="ce742" table:formula="of:=[.D29]" office:value-type="float" office:value="-6" calcext:value-type="float" table:number-columns-spanned="2" table:number-rows-spanned="1">
            <text:p>-6</text:p>
          </table:table-cell>
          <table:covered-table-cell table:style-name="ce749" table:formula="of:=#REF!" office:value-type="string" office:string-value="" calcext:value-type="error">
            <text:p>#RÉF !</text:p>
          </table:covered-table-cell>
          <table:table-cell table:style-name="ce1131" table:formula="of:=CONCATENATE([.D39];IF([.E39]&lt;&gt;1;&quot;/&quot;;&quot;&quot;);IF([.E39]&lt;&gt;1;[.E39];&quot;&quot;))" office:value-type="string" office:string-value="3/2" calcext:value-type="string">
            <text:p>3/2</text:p>
          </table:table-cell>
          <table:table-cell table:style-name="ce742" table:formula="of:=[.E29]" office:value-type="float" office:value="9" calcext:value-type="float" table:number-columns-spanned="2" table:number-rows-spanned="1">
            <text:p>9</text:p>
          </table:table-cell>
          <table:covered-table-cell table:style-name="ce742"/>
          <table:table-cell table:style-name="ce1126" office:value-type="float" office:value="10" calcext:value-type="float">
            <text:p>10</text:p>
          </table:table-cell>
          <table:table-cell table:style-name="ce673"/>
          <table:table-cell table:style-name="ce1183"/>
          <table:table-cell table:style-name="ce682"/>
          <table:table-cell table:style-name="ce772" table:number-columns-repeated="2"/>
          <table:table-cell table:style-name="ce1100" table:number-columns-repeated="7"/>
          <table:table-cell/>
          <table:table-cell table:style-name="ce910"/>
          <table:table-cell table:style-name="ce772" table:number-columns-repeated="7"/>
          <table:table-cell table:style-name="ce1276" table:number-columns-repeated="3"/>
          <table:table-cell table:style-name="ce910" table:number-columns-repeated="2"/>
          <table:table-cell table:number-columns-repeated="990"/>
        </table:table-row>
        <table:table-row table:style-name="ro4">
          <table:table-cell table:style-name="ce998" office:value-type="string" calcext:value-type="string">
            <text:p>Signe de f '(x)</text:p>
          </table:table-cell>
          <table:table-cell table:style-name="ce1049" table:formula="of:=IF([.A29]&gt;0;&quot;-&quot;;&quot;+&quot;)" office:value-type="string" office:string-value="-" calcext:value-type="string" table:number-columns-spanned="3" table:number-rows-spanned="1">
            <text:p>-</text:p>
          </table:table-cell>
          <table:covered-table-cell table:number-columns-repeated="2" table:style-name="ce749"/>
          <table:table-cell table:style-name="ce749" office:value-type="float" office:value="0" calcext:value-type="float">
            <text:p>0</text:p>
          </table:table-cell>
          <table:table-cell table:style-name="ce1149" table:formula="of:=IF([.A29]&gt;0;&quot;+&quot;;&quot;-&quot;)" office:value-type="string" office:string-value="+" calcext:value-type="string" table:number-columns-spanned="3" table:number-rows-spanned="1">
            <text:p>+</text:p>
          </table:table-cell>
          <table:covered-table-cell table:style-name="ce749"/>
          <table:covered-table-cell table:style-name="ce890"/>
          <table:table-cell table:style-name="ce673"/>
          <table:table-cell table:style-name="ce682" table:number-columns-repeated="2"/>
          <table:table-cell table:style-name="ce772" table:number-columns-repeated="2"/>
          <table:table-cell table:style-name="ce1100" table:number-columns-repeated="7"/>
          <table:table-cell/>
          <table:table-cell table:style-name="ce910"/>
          <table:table-cell table:style-name="ce772" table:number-columns-repeated="2"/>
          <table:table-cell table:style-name="ce1312" table:number-columns-spanned="9" table:number-rows-spanned="1"/>
          <table:covered-table-cell table:number-columns-repeated="8" table:style-name="ce919"/>
          <table:table-cell table:style-name="ce910"/>
          <table:table-cell table:number-columns-repeated="990"/>
        </table:table-row>
        <table:table-row table:style-name="ro4">
          <table:table-cell table:style-name="ce684" office:value-type="string" calcext:value-type="string" table:number-columns-spanned="1" table:number-rows-spanned="2">
            <text:p>Variations de</text:p>
            <text:p>la fonction <text:span text:style-name="T20">f</text:span></text:p>
          </table:table-cell>
          <table:table-cell table:style-name="ce1050" table:formula="of:=IF([.A29]&gt;0;[.W5];&quot;&quot;)" office:value-type="float" office:value="4.05333333333333" calcext:value-type="float">
            <text:p>304/75 <text:s text:c="3"/></text:p>
          </table:table-cell>
          <table:table-cell table:style-name="ce789" table:formula="of:=IF([.A29]&lt;0;&quot;k&quot;;&quot;&quot;)" office:value-type="string" office:string-value="" calcext:value-type="string" table:number-columns-spanned="2" table:number-rows-spanned="2">
            <text:p></text:p>
          </table:table-cell>
          <table:covered-table-cell table:style-name="ce1113"/>
          <table:table-cell table:style-name="ce1109" table:formula="of:=IF([.A29]&gt;0;&quot;&quot;;[.G29])">
            <text:p/>
          </table:table-cell>
          <table:table-cell table:style-name="ce789" table:formula="of:=IF([.A29]&lt;0;&quot;&quot;;&quot;k&quot;)" office:value-type="string" office:string-value="k" calcext:value-type="string" table:number-columns-spanned="2" table:number-rows-spanned="2">
            <text:p>k</text:p>
          </table:table-cell>
          <table:covered-table-cell table:style-name="ce1113"/>
          <table:table-cell table:style-name="ce1172" table:formula="of:=IF([.A29]&gt;0;[.W25];&quot;&quot;)" office:value-type="float" office:value="0.853333333333334" calcext:value-type="float">
            <text:p>64/75 <text:s text:c="2"/></text:p>
          </table:table-cell>
          <table:table-cell table:style-name="ce673"/>
          <table:table-cell table:style-name="ce682" table:number-columns-repeated="2"/>
          <table:table-cell table:style-name="ce772" table:number-columns-repeated="2"/>
          <table:table-cell table:style-name="ce1100" table:number-columns-repeated="7"/>
          <table:table-cell/>
          <table:table-cell table:style-name="ce910"/>
          <table:table-cell table:style-name="ce1276"/>
          <table:table-cell table:style-name="ce772" table:number-columns-repeated="10"/>
          <table:table-cell table:style-name="ce910"/>
          <table:table-cell table:number-columns-repeated="990"/>
        </table:table-row>
        <table:table-row table:style-name="ro4">
          <table:covered-table-cell table:style-name="ce1012"/>
          <table:table-cell table:style-name="ce1051" table:formula="of:=IF([.A29]&gt;0;&quot;&quot;;[.W5])">
            <text:p/>
          </table:table-cell>
          <table:covered-table-cell table:number-columns-repeated="2" table:style-name="ce790"/>
          <table:table-cell table:style-name="ce1085" table:formula="of:=IF([.A29]&gt;0;[.G29];&quot;&quot;)" office:value-type="float" office:value="-3" calcext:value-type="float">
            <text:p>-3</text:p>
          </table:table-cell>
          <table:covered-table-cell table:number-columns-repeated="2" table:style-name="ce790"/>
          <table:table-cell table:style-name="ce1173" table:formula="of:=IF([.A29]&gt;0;&quot;&quot;;[.W25])">
            <text:p/>
          </table:table-cell>
          <table:table-cell table:style-name="ce673"/>
          <table:table-cell table:style-name="ce682" table:number-columns-repeated="2"/>
          <table:table-cell table:style-name="ce772" table:number-columns-repeated="2"/>
          <table:table-cell table:style-name="ce1100" table:number-columns-repeated="7"/>
          <table:table-cell/>
          <table:table-cell table:style-name="ce910"/>
          <table:table-cell table:style-name="ce772" table:number-columns-repeated="11"/>
          <table:table-cell table:style-name="ce910"/>
          <table:table-cell table:number-columns-repeated="990"/>
        </table:table-row>
        <table:table-row table:style-name="ro4">
          <table:table-cell table:style-name="ce998" office:value-type="string" calcext:value-type="string">
            <text:p>Signe de <text:span text:style-name="T20">f </text:span>(<text:span text:style-name="T20">x</text:span>)</text:p>
          </table:table-cell>
          <table:table-cell table:style-name="ce1045" table:formula="of:=IF([.$A$29]*([.C31]-1)^2+[.$B$29]*([.C31]-1)+[.$C$29]&gt;0;&quot;+&quot;;&quot;-&quot;)" office:value-type="string" office:string-value="+" calcext:value-type="string">
            <text:p>+</text:p>
          </table:table-cell>
          <table:table-cell table:style-name="ce749" office:value-type="float" office:value="0" calcext:value-type="float" table:number-columns-spanned="2" table:number-rows-spanned="1">
            <text:p>0</text:p>
          </table:table-cell>
          <table:covered-table-cell table:style-name="ce749" table:formula="of:=IF([.$C$44];#REF!;&quot;&quot;)">
            <text:p/>
          </table:covered-table-cell>
          <table:table-cell table:style-name="ce749" table:formula="of:=IF([.$A$29]*(([.C31]+[.F31])/2)^2+[.$B$29]*(([.C31]+[.F31])/2)+[.$C$29]&gt;0;&quot;+&quot;;&quot;-&quot;)" office:value-type="string" office:string-value="-" calcext:value-type="string">
            <text:p>-</text:p>
          </table:table-cell>
          <table:table-cell table:style-name="ce749" office:value-type="float" office:value="0" calcext:value-type="float" table:number-columns-spanned="2" table:number-rows-spanned="1">
            <text:p>0</text:p>
          </table:table-cell>
          <table:covered-table-cell table:style-name="ce749" table:formula="of:=IF([.$C$44];#REF!;&quot;&quot;)">
            <text:p/>
          </table:covered-table-cell>
          <table:table-cell table:style-name="ce890" table:formula="of:=IF([.$A$29]*([.F31]+1)^2+[.$B$29]*([.F31]+1)+[.$C$29]&gt;0;&quot;+&quot;;&quot;-&quot;)" office:value-type="string" office:string-value="+" calcext:value-type="string">
            <text:p>+</text:p>
          </table:table-cell>
          <table:table-cell table:style-name="ce673"/>
          <table:table-cell table:style-name="ce1183"/>
          <table:table-cell table:style-name="ce682"/>
          <table:table-cell table:style-name="ce772" table:number-columns-repeated="2"/>
          <table:table-cell table:style-name="ce1100" table:number-columns-repeated="7"/>
          <table:table-cell/>
          <table:table-cell table:style-name="ce910"/>
          <table:table-cell table:style-name="ce772" table:number-columns-repeated="2"/>
          <table:table-cell table:style-name="ce919" table:number-columns-repeated="2"/>
          <table:table-cell table:style-name="ce910" table:number-columns-repeated="8"/>
          <table:table-cell table:number-columns-repeated="990"/>
        </table:table-row>
        <table:table-row table:style-name="ro4">
          <table:table-cell table:style-name="ce682" table:number-columns-repeated="8"/>
          <table:table-cell table:style-name="ce673"/>
          <table:table-cell table:style-name="ce682" table:number-columns-repeated="2"/>
          <table:table-cell table:style-name="ce772" table:number-columns-repeated="2"/>
          <table:table-cell table:style-name="ce1100" table:number-columns-repeated="7"/>
          <table:table-cell/>
          <table:table-cell table:style-name="ce910"/>
          <table:table-cell table:style-name="ce772" table:number-columns-repeated="2"/>
          <table:table-cell table:style-name="ce919" table:number-columns-repeated="2"/>
          <table:table-cell table:style-name="ce910" table:number-columns-repeated="8"/>
          <table:table-cell table:number-columns-repeated="990"/>
        </table:table-row>
        <table:table-row table:style-name="ro4">
          <table:table-cell table:number-columns-repeated="3"/>
          <table:table-cell table:style-name="ce1092" office:value-type="string" calcext:value-type="string">
            <text:p>Num</text:p>
          </table:table-cell>
          <table:table-cell table:number-columns-repeated="2" table:style-name="ce1092" office:value-type="string" calcext:value-type="string">
            <text:p>Dénom</text:p>
          </table:table-cell>
          <table:table-cell table:style-name="ce686" table:number-columns-repeated="2"/>
          <table:table-cell table:style-name="ce673"/>
          <table:table-cell table:style-name="ce682" table:number-columns-repeated="2"/>
          <table:table-cell table:style-name="ce772" table:number-columns-repeated="2"/>
          <table:table-cell table:style-name="ce1100" table:number-columns-repeated="7"/>
          <table:table-cell/>
          <table:table-cell table:style-name="ce910"/>
          <table:table-cell table:style-name="ce772" table:number-columns-repeated="2"/>
          <table:table-cell table:style-name="ce919" table:number-columns-repeated="2"/>
          <table:table-cell table:style-name="ce910" table:number-columns-repeated="8"/>
          <table:table-cell table:number-columns-repeated="990"/>
        </table:table-row>
        <table:table-row table:style-name="ro19">
          <table:table-cell table:style-name="ce995" office:value-type="string" calcext:value-type="string">
            <text:p><text:span text:style-name="T7">Num </text:span>x<text:span text:style-name="T16">S</text:span></text:p>
          </table:table-cell>
          <table:table-cell table:style-name="ce995" office:value-type="string" calcext:value-type="string">
            <text:p><text:span text:style-name="T7">Dénom </text:span>x<text:span text:style-name="T16">S</text:span></text:p>
          </table:table-cell>
          <table:table-cell table:style-name="ce1092" office:value-type="string" calcext:value-type="string">
            <text:p>PGCD</text:p>
          </table:table-cell>
          <table:table-cell table:number-columns-repeated="3" table:style-name="ce1092" office:value-type="string" calcext:value-type="string">
            <text:p>simp</text:p>
          </table:table-cell>
          <table:table-cell table:style-name="ce686" table:number-columns-repeated="2"/>
          <table:table-cell table:style-name="ce673"/>
          <table:table-cell table:style-name="ce682" table:number-columns-repeated="2"/>
          <table:table-cell table:style-name="ce772" table:number-columns-repeated="2"/>
          <table:table-cell table:style-name="ce1100" table:number-columns-repeated="7"/>
          <table:table-cell/>
          <table:table-cell table:style-name="ce910"/>
          <table:table-cell table:style-name="ce1277"/>
          <table:table-cell table:style-name="ce772"/>
          <table:table-cell table:style-name="ce910"/>
          <table:table-cell table:style-name="ce772"/>
          <table:table-cell table:style-name="ce910" table:number-columns-repeated="8"/>
          <table:table-cell table:number-columns-repeated="990"/>
        </table:table-row>
        <table:table-row table:style-name="ro4">
          <table:table-cell table:style-name="ce996" table:formula="of:=([.F26]-[.B26])*([.D25]*[.D25]-[.B25]*[.B25])-([.D26]-[.B26])*([.F25]*[.F25]-[.B25]*[.B25])" office:value-type="float" office:value="135" calcext:value-type="float">
            <text:p>135</text:p>
          </table:table-cell>
          <table:table-cell table:style-name="ce996" table:formula="of:=2*(([.F26]-[.B26])*([.D25]-[.B25])-([.D26]-[.B26])*([.F25]-[.B25]))" office:value-type="float" office:value="90" calcext:value-type="float">
            <text:p>90</text:p>
          </table:table-cell>
          <table:table-cell table:style-name="ce996" table:formula="of:=GCD(ABS([.A39]);ABS([.B39]))" office:value-type="float" office:value="45" calcext:value-type="float">
            <text:p>45</text:p>
          </table:table-cell>
          <table:table-cell table:style-name="ce1114" table:formula="of:=[.A39]/[.C39]*SIGN([.B39])" office:value-type="float" office:value="3" calcext:value-type="float">
            <text:p>3</text:p>
          </table:table-cell>
          <table:table-cell table:style-name="ce1114" table:formula="of:=ABS([.B39]/[.C39])" office:value-type="float" office:value="2" calcext:value-type="float">
            <text:p>2</text:p>
          </table:table-cell>
          <table:table-cell table:style-name="ce1114" table:formula="of:=CONCATENATE([.D39];IF([.E39]&lt;&gt;1;&quot;/&quot;;&quot;&quot;);IF([.E39]&lt;&gt;1;[.E39];&quot;&quot;))" office:value-type="string" office:string-value="3/2" calcext:value-type="string">
            <text:p>3/2</text:p>
          </table:table-cell>
          <table:table-cell table:style-name="ce686" table:number-columns-repeated="2"/>
          <table:table-cell table:style-name="ce673"/>
          <table:table-cell table:style-name="ce682" table:number-columns-repeated="2"/>
          <table:table-cell table:style-name="ce772" table:number-columns-repeated="2"/>
          <table:table-cell table:style-name="ce1100" table:number-columns-repeated="7"/>
          <table:table-cell table:number-columns-repeated="5"/>
          <table:table-cell table:style-name="ce1108"/>
          <table:table-cell table:number-columns-repeated="998"/>
        </table:table-row>
        <table:table-row table:style-name="ro4">
          <table:table-cell table:style-name="ce1014" table:number-columns-repeated="2"/>
          <table:table-cell table:style-name="ce686" table:number-columns-repeated="6"/>
          <table:table-cell table:style-name="ce673"/>
          <table:table-cell table:style-name="ce682" table:number-columns-repeated="2"/>
          <table:table-cell table:style-name="ce772" table:number-columns-repeated="2"/>
          <table:table-cell table:style-name="ce1100" table:number-columns-repeated="7"/>
          <table:table-cell table:number-columns-repeated="5"/>
          <table:table-cell table:style-name="ce1108"/>
          <table:table-cell table:number-columns-repeated="998"/>
        </table:table-row>
        <table:table-row table:style-name="ro4">
          <table:table-cell table:style-name="ce683" office:value-type="string" calcext:value-type="string" table:number-columns-spanned="7" table:number-rows-spanned="1">
            <text:p>Tableau points parabole</text:p>
          </table:table-cell>
          <table:covered-table-cell table:style-name="ce673"/>
          <table:covered-table-cell table:style-name="ce1086"/>
          <table:covered-table-cell table:number-columns-repeated="4"/>
          <table:table-cell table:style-name="ce686"/>
          <table:table-cell table:style-name="ce673"/>
          <table:table-cell table:style-name="ce682" table:number-columns-repeated="2"/>
          <table:table-cell table:style-name="ce772" table:number-columns-repeated="2"/>
          <table:table-cell table:number-columns-repeated="1011"/>
        </table:table-row>
        <table:table-row table:style-name="ro4">
          <table:table-cell table:style-name="ce676" office:value-type="string" calcext:value-type="string">
            <text:p>x</text:p>
          </table:table-cell>
          <table:table-cell table:style-name="ce730" table:formula="of:=IF(ISBLANK([$Parabole.B13]);0;IF([.B31]=[$Parabole.B13];1;-0.5))" office:value-type="float" office:value="0" calcext:value-type="float">
            <text:p>0</text:p>
          </table:table-cell>
          <table:table-cell table:style-name="ce996" table:formula="of:=IF(ISBLANK([$Parabole.C13]);0;IF([.C31]=[$Parabole.C13];1;-0.5))" office:value-type="float" office:value="0" calcext:value-type="float">
            <text:p>0</text:p>
          </table:table-cell>
          <table:table-cell table:style-name="ce996" table:formula="of:=IF(ISBLANK([$Parabole.E13]);0;IF(OR([$Parabole.E13]=[.E31];[.D25]=[$Parabole.E13]);1;-0.5))" office:value-type="float" office:value="0" calcext:value-type="float">
            <text:p>0</text:p>
          </table:table-cell>
          <table:table-cell table:style-name="ce996" table:formula="of:=IF(ISBLANK([$Parabole.F13]);0;IF([.F31]=[$Parabole.F13];1;-0.5))" office:value-type="float" office:value="0" calcext:value-type="float">
            <text:p>0</text:p>
          </table:table-cell>
          <table:table-cell table:style-name="ce996" table:formula="of:=IF(ISBLANK([$Parabole.H13]);0;IF([.H31]=[$Parabole.H13];1;-0.5))" office:value-type="float" office:value="0" calcext:value-type="float">
            <text:p>0</text:p>
          </table:table-cell>
          <table:table-cell table:style-name="ce1160" office:value-type="string" calcext:value-type="string">
            <text:p>racines</text:p>
          </table:table-cell>
          <table:table-cell table:style-name="ce1145" office:value-type="string" calcext:value-type="string">
            <text:p>Points</text:p>
          </table:table-cell>
          <table:table-cell table:style-name="ce1145" office:value-type="string" calcext:value-type="string">
            <text:p>Note</text:p>
          </table:table-cell>
          <table:table-cell table:style-name="ce682" table:number-columns-repeated="2"/>
          <table:table-cell table:style-name="ce772" table:number-columns-repeated="2"/>
          <table:table-cell table:number-columns-repeated="9"/>
          <table:table-cell table:style-name="ce1243"/>
          <table:table-cell table:number-columns-repeated="1001"/>
        </table:table-row>
        <table:table-row table:style-name="ro4">
          <table:table-cell table:style-name="ce998" office:value-type="string" calcext:value-type="string">
            <text:p>Signe de f '(x)</text:p>
          </table:table-cell>
          <table:table-cell table:style-name="ce730" table:formula="of:=IF(ISBLANK([$Parabole.B14]);0;IF([$Parabole.AC26]=0;0;IF([.B32]=[$Parabole.B14];1;-0.5)))" office:value-type="float" office:value="0" calcext:value-type="float" table:number-columns-spanned="2" table:number-rows-spanned="1">
            <text:p>0</text:p>
          </table:table-cell>
          <table:covered-table-cell table:style-name="ce1093"/>
          <table:table-cell table:style-name="ce1115" table:formula="of:=IF(ISBLANK([$Parabole.E14]);0;IF(OR([$Parabole.AC26]=0;ISBLANK([Parabole.E14]));0;IF([.E32]=[$Parabole.E14];1;-0.5)))" office:value-type="float" office:value="0" calcext:value-type="float">
            <text:p>0</text:p>
          </table:table-cell>
          <table:table-cell table:style-name="ce1132" table:formula="of:=IF(ISBLANK([$Parabole.F14]);0;IF([$Parabole.AC26]=0;0;IF([.F32]=[$Parabole.F14];1;-0.5)))" office:value-type="float" office:value="0" calcext:value-type="float" table:number-columns-spanned="2" table:number-rows-spanned="1">
            <text:p>0</text:p>
          </table:table-cell>
          <table:covered-table-cell table:style-name="ce996"/>
          <table:table-cell table:style-name="ce1160" table:formula="of:=IF(ISBLANK([$Parabole.B6]);0;IF([.D29]=[$Parabole.B6];1;-0.5))" office:value-type="float" office:value="0" calcext:value-type="float">
            <text:p>0</text:p>
          </table:table-cell>
          <table:table-cell table:style-name="ce996" table:formula="of:=SUM([.B42:.G46])" office:value-type="float" office:value="0" calcext:value-type="float">
            <text:p>0</text:p>
          </table:table-cell>
          <table:table-cell table:style-name="ce996" table:formula="of:=IF(20*[.H43]/[.H45]&lt;0;0;20*[.H43]/[.H45])" office:value-type="float" office:value="0" calcext:value-type="float">
            <text:p>0</text:p>
          </table:table-cell>
          <table:table-cell table:style-name="ce682" table:number-columns-repeated="2"/>
          <table:table-cell table:style-name="ce772" table:number-columns-repeated="2"/>
          <table:table-cell table:number-columns-repeated="1011"/>
        </table:table-row>
        <table:table-row table:style-name="ro4">
          <table:table-cell table:style-name="ce684" office:value-type="string" calcext:value-type="string" table:number-columns-spanned="1" table:number-rows-spanned="2">
            <text:p>Variations de</text:p>
            <text:p>la fonction <text:span text:style-name="T20">f</text:span></text:p>
          </table:table-cell>
          <table:table-cell table:style-name="ce741" table:formula="of:=IF(ISBLANK([$Parabole.$B$15]);0;IF(AND(ISBLANK([$Parabole.$B$16]);OR([$Parabole.$B$15]=[.V5];[$Parabole.$B$15]=[.W5]));1;-0.5))" office:value-type="float" office:value="0" calcext:value-type="float">
            <text:p>0</text:p>
          </table:table-cell>
          <table:table-cell table:style-name="ce741" table:formula="of:=IF(ISBLANK([$Parabole.C15]);0;IF(AND([$Parabole.C15]=&quot;m&quot;;[.A29]&gt;=0);1;IF(AND([$Parabole.C15]=&quot;k&quot;;[.A29]&lt;0);1;-0.5)))" office:value-type="float" office:value="0" calcext:value-type="float" table:number-columns-spanned="1" table:number-rows-spanned="2">
            <text:p>0</text:p>
          </table:table-cell>
          <table:table-cell table:style-name="ce741" table:formula="of:=IF(ISBLANK([$Parabole.E15]);0;IF(AND(ISBLANK([$Parabole.$E$16]);[$Parabole.$E$15]=[.E33]);1;-0.5))" office:value-type="float" office:value="0" calcext:value-type="float">
            <text:p>0</text:p>
          </table:table-cell>
          <table:table-cell table:style-name="ce741" table:formula="of:=IF(ISBLANK([$Parabole.F15]);0;IF(AND([$Parabole.F15]=&quot;m&quot;;[.C29]&gt;=0);1;IF(AND([$Parabole.F15]=&quot;k&quot;;[.C29]&lt;0);1;-0.5)))" office:value-type="float" office:value="0" calcext:value-type="float" table:number-columns-spanned="1" table:number-rows-spanned="2">
            <text:p>0</text:p>
          </table:table-cell>
          <table:table-cell table:style-name="ce996" table:formula="of:=IF(ISBLANK([$Parabole.$H$15]);0;IF(AND(ISBLANK([$Parabole.$H$16]);OR([$Parabole.$H$15]=[.V25];[$Parabole.$H$15]=[.W25]));1;-0.5))" office:value-type="float" office:value="0" calcext:value-type="float">
            <text:p>0</text:p>
          </table:table-cell>
          <table:table-cell table:style-name="ce1160" table:formula="of:=IF(ISBLANK([$Parabole.D6]);0;IF([.E29]=[$Parabole.D6];1;-0.5))" office:value-type="float" office:value="0" calcext:value-type="float">
            <text:p>0</text:p>
          </table:table-cell>
          <table:table-cell table:style-name="ce1145" office:value-type="string" calcext:value-type="string">
            <text:p>Total max</text:p>
          </table:table-cell>
          <table:table-cell table:style-name="ce673"/>
          <table:table-cell table:style-name="ce682" table:number-columns-repeated="2"/>
          <table:table-cell table:style-name="ce772" table:number-columns-repeated="2"/>
          <table:table-cell table:number-columns-repeated="1011"/>
        </table:table-row>
        <table:table-row table:style-name="ro4">
          <table:covered-table-cell table:style-name="ce1012"/>
          <table:table-cell table:style-name="ce741" table:formula="of:=IF(ISBLANK([$Parabole.$B$16]);0;IF(AND(ISBLANK([$Parabole.$B$15]);OR([$Parabole.$B$16]=[.V5];[$Parabole.$B$16]=[.W5]));1;-0.5))" office:value-type="float" office:value="0" calcext:value-type="float">
            <text:p>0</text:p>
          </table:table-cell>
          <table:covered-table-cell table:style-name="ce686"/>
          <table:table-cell table:style-name="ce1116" table:formula="of:=IF(ISBLANK([$Parabole.E16]);0;IF(AND(ISBLANK([$Parabole.$E$15]);[$Parabole.$E$16]=[.E34]);1;-0.5))" office:value-type="float" office:value="0" calcext:value-type="float">
            <text:p>0</text:p>
          </table:table-cell>
          <table:covered-table-cell table:style-name="ce686"/>
          <table:table-cell table:style-name="ce1116" table:formula="of:=IF(ISBLANK([$Parabole.$H$16]);0;IF(AND(ISBLANK([$Parabole.H15]);OR([$Parabole.$H$16]=[.V25];[$Parabole.$H$16]=[.W25]));1;-0.5))" office:value-type="float" office:value="0" calcext:value-type="float">
            <text:p>0</text:p>
          </table:table-cell>
          <table:table-cell table:style-name="ce686"/>
          <table:table-cell table:style-name="ce996" table:formula="of:=IF([$Parabole.AC26]=1;3;0)+17" office:value-type="float" office:value="17" calcext:value-type="float">
            <text:p>17</text:p>
          </table:table-cell>
          <table:table-cell/>
          <table:table-cell table:style-name="ce682" table:number-columns-repeated="2"/>
          <table:table-cell table:style-name="ce772" table:number-columns-repeated="2"/>
          <table:table-cell table:number-columns-repeated="1011"/>
        </table:table-row>
        <table:table-row table:style-name="ro4">
          <table:table-cell table:style-name="ce998" office:value-type="string" calcext:value-type="string">
            <text:p>Signe de <text:span text:style-name="T20">f </text:span>(<text:span text:style-name="T20">x</text:span>)</text:p>
          </table:table-cell>
          <table:table-cell table:style-name="ce730" table:formula="of:=IF(ISBLANK([$Parabole.B17]);0;IF([.B35]=[$Parabole.B17];1;-0.5))" office:value-type="float" office:value="0" calcext:value-type="float">
            <text:p>0</text:p>
          </table:table-cell>
          <table:table-cell table:style-name="ce1093" table:formula="of:=IF(ISBLANK([$Parabole.C17]);0;IF(OR(ISBLANK([$Parabole.C17]);ISBLANK([$Parabole.F17]));-0.5;IF(AND([$Parabole.C17]=0;[$Parabole.F17]=0);1;-0.5)))" office:value-type="float" office:value="0" calcext:value-type="float">
            <text:p>0</text:p>
          </table:table-cell>
          <table:table-cell table:style-name="ce741" table:formula="of:=IF(ISBLANK([$Parabole.E17]);0;IF([.E35]=[$Parabole.E17];1;-0.5))" office:value-type="float" office:value="0" calcext:value-type="float">
            <text:p>0</text:p>
          </table:table-cell>
          <table:table-cell table:style-name="ce1133" table:formula="of:=IF(ISBLANK([$Parabole.F17]);0;IF(OR(ISBLANK([$Parabole.C17]);ISBLANK([$Parabole.F17]));-0.5;IF(AND([$Parabole.C17]=0;[$Parabole.F17]=0);1;-0.5)))" office:value-type="float" office:value="0" calcext:value-type="float">
            <text:p>0</text:p>
          </table:table-cell>
          <table:table-cell table:style-name="ce996" table:formula="of:=IF(ISBLANK([$Parabole.H17]);0;IF([.H35]=[$Parabole.H17];1;-0.5))" office:value-type="float" office:value="0" calcext:value-type="float">
            <text:p>0</text:p>
          </table:table-cell>
          <table:table-cell table:style-name="ce682" table:number-columns-repeated="2"/>
          <table:table-cell/>
          <table:table-cell table:style-name="ce682" table:number-columns-repeated="2"/>
          <table:table-cell table:style-name="ce772" table:number-columns-repeated="2"/>
          <table:table-cell table:number-columns-repeated="1011"/>
        </table:table-row>
        <table:table-row table:style-name="ro4">
          <table:table-cell table:style-name="ce682" table:number-columns-repeated="8"/>
          <table:table-cell/>
          <table:table-cell table:style-name="ce682" table:number-columns-repeated="2"/>
          <table:table-cell table:style-name="ce772" table:number-columns-repeated="2"/>
          <table:table-cell table:number-columns-repeated="1011"/>
        </table:table-row>
        <table:table-row table:style-name="ro4">
          <table:table-cell table:style-name="ce671" office:value-type="string" calcext:value-type="string" table:number-columns-spanned="8" table:number-rows-spanned="1">
            <text:p>Données pour l’onglet (In)équation niveau 2</text:p>
          </table:table-cell>
          <table:covered-table-cell table:number-columns-repeated="7" table:style-name="ce686"/>
          <table:table-cell/>
          <table:table-cell table:style-name="ce682" table:number-columns-repeated="2"/>
          <table:table-cell table:style-name="ce772" table:number-columns-repeated="2"/>
          <table:table-cell/>
          <table:table-cell table:style-name="ce877" office:value-type="string" calcext:value-type="string" table:number-columns-spanned="2" table:number-rows-spanned="1">
            <text:p>Graphique parabole 2</text:p>
          </table:table-cell>
          <table:covered-table-cell table:style-name="ce673"/>
          <table:table-cell/>
          <table:table-cell table:style-name="ce877" office:value-type="string" calcext:value-type="string" table:number-columns-spanned="2" table:number-rows-spanned="1">
            <text:p>Graphique droite 2</text:p>
          </table:table-cell>
          <table:covered-table-cell table:style-name="ce673"/>
          <table:table-cell/>
          <table:table-cell table:style-name="ce671" office:value-type="string" calcext:value-type="string" table:number-columns-spanned="8" table:number-rows-spanned="1">
            <text:p>Données pour l’onglet (In)équation niveau 1</text:p>
          </table:table-cell>
          <table:covered-table-cell table:number-columns-repeated="7" table:style-name="ce686"/>
          <table:table-cell/>
          <table:table-cell table:style-name="ce682" table:number-columns-repeated="2"/>
          <table:table-cell table:style-name="ce772" table:number-columns-repeated="2"/>
          <table:table-cell/>
          <table:table-cell table:style-name="ce877" office:value-type="string" calcext:value-type="string" table:number-columns-spanned="2" table:number-rows-spanned="1">
            <text:p>Graphique parabole 2</text:p>
          </table:table-cell>
          <table:covered-table-cell table:style-name="ce673"/>
          <table:table-cell/>
          <table:table-cell table:style-name="ce910" table:number-columns-spanned="2" table:number-rows-spanned="1"/>
          <table:covered-table-cell table:style-name="ce919"/>
          <table:table-cell table:number-columns-repeated="985"/>
        </table:table-row>
        <table:table-row table:style-name="ro4">
          <table:table-cell table:style-name="ce686" table:number-columns-repeated="8"/>
          <table:table-cell/>
          <table:table-cell table:style-name="ce682" table:number-columns-repeated="2"/>
          <table:table-cell table:style-name="ce772" table:number-columns-repeated="2"/>
          <table:table-cell/>
          <table:table-cell table:style-name="ce995" office:value-type="string" calcext:value-type="string">
            <text:p>x</text:p>
          </table:table-cell>
          <table:table-cell table:style-name="ce995" office:value-type="string" calcext:value-type="string">
            <text:p>y</text:p>
          </table:table-cell>
          <table:table-cell/>
          <table:table-cell table:style-name="ce995" office:value-type="string" calcext:value-type="string">
            <text:p>x</text:p>
          </table:table-cell>
          <table:table-cell table:style-name="ce995" office:value-type="string" calcext:value-type="string">
            <text:p>y</text:p>
          </table:table-cell>
          <table:table-cell/>
          <table:table-cell table:style-name="ce686" table:number-columns-repeated="8"/>
          <table:table-cell/>
          <table:table-cell table:style-name="ce682" table:number-columns-repeated="2"/>
          <table:table-cell table:style-name="ce772" table:number-columns-repeated="2"/>
          <table:table-cell/>
          <table:table-cell table:style-name="ce995" office:value-type="string" calcext:value-type="string">
            <text:p>x</text:p>
          </table:table-cell>
          <table:table-cell table:style-name="ce995" office:value-type="string" calcext:value-type="string">
            <text:p>y</text:p>
          </table:table-cell>
          <table:table-cell/>
          <table:table-cell table:style-name="ce1125" table:number-columns-repeated="2"/>
          <table:table-cell table:number-columns-repeated="985"/>
        </table:table-row>
        <table:table-row table:style-name="ro19">
          <table:table-cell table:style-name="ce1008" office:value-type="string" calcext:value-type="string" table:number-columns-spanned="6" table:number-rows-spanned="1">
            <text:p>Points de la parabole <text:span text:style-name="T20">C</text:span><text:span text:style-name="T36">f</text:span></text:p>
          </table:table-cell>
          <table:covered-table-cell table:number-columns-repeated="5" table:style-name="ce673"/>
          <table:table-cell table:style-name="ce1082" office:value-type="string" calcext:value-type="string">
            <text:p><text:span text:style-name="T20">x</text:span><text:span text:style-name="T36">moy</text:span></text:p>
          </table:table-cell>
          <table:table-cell table:style-name="ce1082" office:value-type="string" calcext:value-type="string">
            <text:p><text:span text:style-name="T48">y</text:span><text:span text:style-name="T36">moy</text:span></text:p>
          </table:table-cell>
          <table:table-cell table:style-name="ce1100"/>
          <table:table-cell table:style-name="ce682" table:number-columns-repeated="2"/>
          <table:table-cell table:style-name="ce772" table:number-columns-repeated="2"/>
          <table:table-cell/>
          <table:table-cell table:style-name="ce1219" office:value-type="float" office:value="-10" calcext:value-type="float">
            <text:p>-10</text:p>
          </table:table-cell>
          <table:table-cell table:style-name="ce1219" table:formula="of:=[.$A$55]*[.O50]^2+[.$B$55]*[.O50]+[.$C$55]" office:value-type="float" office:value="7.98076923076923" calcext:value-type="float">
            <text:p>7,98076923076923</text:p>
          </table:table-cell>
          <table:table-cell/>
          <table:table-cell table:style-name="ce1133" office:value-type="float" office:value="-10" calcext:value-type="float">
            <text:p>-10</text:p>
          </table:table-cell>
          <table:table-cell table:style-name="ce1133" table:formula="of:=[.$D$55]*[.R50]+[.$E$55]" office:value-type="float" office:value="-15.3846153846154" calcext:value-type="float">
            <text:p>-15,3846153846154</text:p>
          </table:table-cell>
          <table:table-cell/>
          <table:table-cell table:style-name="ce1008" office:value-type="string" calcext:value-type="string" table:number-columns-spanned="6" table:number-rows-spanned="1">
            <text:p>Points de la parabole <text:span text:style-name="T20">C</text:span><text:span text:style-name="T36">f</text:span></text:p>
          </table:table-cell>
          <table:covered-table-cell table:number-columns-repeated="5" table:style-name="ce673"/>
          <table:table-cell table:style-name="ce696" office:value-type="string" calcext:value-type="string">
            <text:p>Dénom</text:p>
          </table:table-cell>
          <table:table-cell table:style-name="ce696" office:value-type="string" calcext:value-type="string">
            <text:p>longueur</text:p>
          </table:table-cell>
          <table:table-cell table:style-name="ce673"/>
          <table:table-cell table:style-name="ce682" table:number-columns-repeated="2"/>
          <table:table-cell table:style-name="ce772" table:number-columns-repeated="2"/>
          <table:table-cell/>
          <table:table-cell table:style-name="ce1219" office:value-type="float" office:value="-10" calcext:value-type="float">
            <text:p>-10</text:p>
          </table:table-cell>
          <table:table-cell table:style-name="ce1219" table:formula="of:=[.$U$55]*[.AI50]^2+[.$V$55]*[.AI50]+[.$W$55]" office:value-type="float" office:value="-1.92" calcext:value-type="float">
            <text:p>-1,92</text:p>
          </table:table-cell>
          <table:table-cell/>
          <table:table-cell table:style-name="ce772" table:number-columns-repeated="2"/>
          <table:table-cell table:number-columns-repeated="985"/>
        </table:table-row>
        <table:table-row table:style-name="ro19">
          <table:table-cell table:style-name="ce1010" office:value-type="string" calcext:value-type="string">
            <text:p>x<text:span text:style-name="T16">A</text:span></text:p>
          </table:table-cell>
          <table:table-cell table:style-name="ce996" office:value-type="float" office:value="-5" calcext:value-type="float">
            <text:p>-5</text:p>
          </table:table-cell>
          <table:table-cell table:style-name="ce1010" office:value-type="string" calcext:value-type="string">
            <text:p>x<text:span text:style-name="T16">S</text:span></text:p>
          </table:table-cell>
          <table:table-cell table:style-name="ce996" office:value-type="float" office:value="8" calcext:value-type="float">
            <text:p>8</text:p>
          </table:table-cell>
          <table:table-cell table:style-name="ce1010" office:value-type="string" calcext:value-type="string">
            <text:p>x<text:span text:style-name="T16">B</text:span></text:p>
          </table:table-cell>
          <table:table-cell table:style-name="ce996" office:value-type="float" office:value="0" calcext:value-type="float">
            <text:p>0</text:p>
          </table:table-cell>
          <table:table-cell table:style-name="ce996" table:formula="of:=([.F55]+[.G55])/2" office:value-type="float" office:value="1.5" calcext:value-type="float">
            <text:p>1,5</text:p>
          </table:table-cell>
          <table:table-cell table:style-name="ce996" table:formula="of:=[.$A$55]*[.G51]^2+[.$B$55]*[.G51]+[.$C$55]" office:value-type="float" office:value="-13.96875" calcext:value-type="float">
            <text:p>-13,96875</text:p>
          </table:table-cell>
          <table:table-cell table:style-name="ce696" office:value-type="string" calcext:value-type="string">
            <text:p>ALEA<text:span text:style-name="T20"> </text:span><text:span text:style-name="T7">y</text:span><text:span text:style-name="T47">A</text:span></text:p>
          </table:table-cell>
          <table:table-cell table:style-name="ce696" office:value-type="string" calcext:value-type="string">
            <text:p>ALEA<text:span text:style-name="T20"> </text:span><text:span text:style-name="T7">y</text:span><text:span text:style-name="T47">S</text:span></text:p>
          </table:table-cell>
          <table:table-cell table:style-name="ce696" office:value-type="string" calcext:value-type="string">
            <text:p>ALEA<text:span text:style-name="T20"> </text:span><text:span text:style-name="T7">y</text:span><text:span text:style-name="T47">B</text:span></text:p>
          </table:table-cell>
          <table:table-cell table:style-name="ce696" office:value-type="string" calcext:value-type="string">
            <text:p>ALEA<text:span text:style-name="T20"> </text:span><text:span text:style-name="T7">Conca</text:span></text:p>
          </table:table-cell>
          <table:table-cell table:number-columns-repeated="2"/>
          <table:table-cell table:style-name="ce1219" office:value-type="float" office:value="-9" calcext:value-type="float">
            <text:p>-9</text:p>
          </table:table-cell>
          <table:table-cell table:style-name="ce1219" table:formula="of:=[.$A$55]*[.O51]^2+[.$B$55]*[.O51]+[.$C$55]" office:value-type="float" office:value="3.34615384615385" calcext:value-type="float">
            <text:p>3,34615384615385</text:p>
          </table:table-cell>
          <table:table-cell/>
          <table:table-cell table:style-name="ce1133" office:value-type="float" office:value="0" calcext:value-type="float">
            <text:p>0</text:p>
          </table:table-cell>
          <table:table-cell table:style-name="ce1133" table:formula="of:=[.$D$55]*[.R51]+[.$E$55]" office:value-type="float" office:value="-4.61538461538462" calcext:value-type="float">
            <text:p>-4,61538461538462</text:p>
          </table:table-cell>
          <table:table-cell/>
          <table:table-cell table:style-name="ce1010" office:value-type="string" calcext:value-type="string">
            <text:p>x<text:span text:style-name="T16">A</text:span></text:p>
          </table:table-cell>
          <table:table-cell table:style-name="ce996" office:value-type="float" office:value="-7" calcext:value-type="float">
            <text:p>-7</text:p>
          </table:table-cell>
          <table:table-cell table:style-name="ce1010" office:value-type="string" calcext:value-type="string">
            <text:p>x<text:span text:style-name="T16">S</text:span></text:p>
          </table:table-cell>
          <table:table-cell table:style-name="ce996" table:formula="of:=([.V51]+[.Z51])/2" office:value-type="float" office:value="0.5" calcext:value-type="float">
            <text:p>0,5</text:p>
          </table:table-cell>
          <table:table-cell table:style-name="ce1010" office:value-type="string" calcext:value-type="string">
            <text:p>x<text:span text:style-name="T16">B</text:span></text:p>
          </table:table-cell>
          <table:table-cell table:style-name="ce1146" office:value-type="float" office:value="8" calcext:value-type="float">
            <text:p>8</text:p>
          </table:table-cell>
          <table:table-cell table:style-name="ce1042" table:formula="of:=([.Z51]-[.V51])*([.Z51]-[.X51])*([.X51]-[.V51])" office:value-type="float" office:value="843.75" calcext:value-type="float">
            <text:p>843,75</text:p>
          </table:table-cell>
          <table:table-cell table:style-name="ce1116" table:formula="of:=IF([.AA51]-INT([.AA51])=0;0;LEN([.AA51])-SEARCH(&quot;,&quot;;[.AA51]))" office:value-type="float" office:value="2" calcext:value-type="float">
            <text:p>2</text:p>
          </table:table-cell>
          <table:table-cell table:style-name="ce673"/>
          <table:table-cell table:style-name="ce1325" table:number-columns-repeated="3"/>
          <table:table-cell table:number-columns-repeated="2"/>
          <table:table-cell table:style-name="ce1219" office:value-type="float" office:value="-9" calcext:value-type="float">
            <text:p>-9</text:p>
          </table:table-cell>
          <table:table-cell table:style-name="ce1219" table:formula="of:=[.$U$55]*[.AI51]^2+[.$V$55]*[.AI51]+[.$W$55]" office:value-type="float" office:value="-1.20888888888889" calcext:value-type="float">
            <text:p>-1,20888888888889</text:p>
          </table:table-cell>
          <table:table-cell/>
          <table:table-cell table:style-name="ce772" table:number-columns-repeated="2"/>
          <table:table-cell table:number-columns-repeated="985"/>
        </table:table-row>
        <table:table-row table:style-name="ro19">
          <table:table-cell table:style-name="ce1010" office:value-type="string" calcext:value-type="string">
            <text:p>y<text:span text:style-name="T37">A</text:span></text:p>
          </table:table-cell>
          <table:table-cell table:style-name="ce996" table:formula="of:=[.I52]*[.H52]" office:value-type="float" office:value="-10" calcext:value-type="float">
            <text:p>-10</text:p>
          </table:table-cell>
          <table:table-cell table:style-name="ce1010" office:value-type="string" calcext:value-type="string">
            <text:p>y<text:span text:style-name="T37">S</text:span></text:p>
          </table:table-cell>
          <table:table-cell table:style-name="ce996" table:formula="of:=[.J52]*(-[.H52])" office:value-type="float" office:value="4" calcext:value-type="float">
            <text:p>4</text:p>
          </table:table-cell>
          <table:table-cell table:style-name="ce1010" office:value-type="string" calcext:value-type="string">
            <text:p>y<text:span text:style-name="T37">B</text:span></text:p>
          </table:table-cell>
          <table:table-cell table:style-name="ce996" table:formula="of:=[.K52]*[.H52]" office:value-type="float" office:value="-15" calcext:value-type="float">
            <text:p>-15</text:p>
          </table:table-cell>
          <table:table-cell table:style-name="ce1020" office:value-type="string" calcext:value-type="string">
            <text:p>Concavité</text:p>
          </table:table-cell>
          <table:table-cell table:style-name="ce996" table:formula="of:=IF([.L52]=1;-1;1)" office:value-type="float" office:value="1" calcext:value-type="float">
            <text:p>1</text:p>
          </table:table-cell>
          <table:table-cell table:style-name="ce996" office:value-type="float" office:value="-10" calcext:value-type="float">
            <text:p>-10</text:p>
          </table:table-cell>
          <table:table-cell table:style-name="ce996" office:value-type="float" office:value="-4" calcext:value-type="float">
            <text:p>-4</text:p>
          </table:table-cell>
          <table:table-cell table:style-name="ce996" office:value-type="float" office:value="-15" calcext:value-type="float">
            <text:p>-15</text:p>
          </table:table-cell>
          <table:table-cell table:style-name="ce996" office:value-type="float" office:value="2" calcext:value-type="float">
            <text:p>2</text:p>
          </table:table-cell>
          <table:table-cell table:style-name="ce682" table:number-columns-repeated="2"/>
          <table:table-cell table:style-name="ce1219" office:value-type="float" office:value="-8" calcext:value-type="float">
            <text:p>-8</text:p>
          </table:table-cell>
          <table:table-cell table:style-name="ce1219" table:formula="of:=[.$A$55]*[.O52]^2+[.$B$55]*[.O52]+[.$C$55]" office:value-type="float" office:value="-0.769230769230768" calcext:value-type="float">
            <text:p>-0,769230769230768</text:p>
          </table:table-cell>
          <table:table-cell table:style-name="ce682"/>
          <table:table-cell table:style-name="ce1133" office:value-type="float" office:value="10" calcext:value-type="float">
            <text:p>10</text:p>
          </table:table-cell>
          <table:table-cell table:style-name="ce1133" table:formula="of:=[.$D$55]*[.R52]+[.$E$55]" office:value-type="float" office:value="6.15384615384615" calcext:value-type="float">
            <text:p>6,15384615384615</text:p>
          </table:table-cell>
          <table:table-cell/>
          <table:table-cell table:style-name="ce1010" office:value-type="string" calcext:value-type="string">
            <text:p>y<text:span text:style-name="T37">A</text:span></text:p>
          </table:table-cell>
          <table:table-cell table:style-name="ce996" office:value-type="float" office:value="0" calcext:value-type="float">
            <text:p>0</text:p>
          </table:table-cell>
          <table:table-cell table:style-name="ce1010" office:value-type="string" calcext:value-type="string">
            <text:p>y<text:span text:style-name="T37">S</text:span></text:p>
          </table:table-cell>
          <table:table-cell table:style-name="ce996" table:formula="of:=[.AB52]*IF([.AC52]=1;-1;1)" office:value-type="float" office:value="2" calcext:value-type="float">
            <text:p>2</text:p>
          </table:table-cell>
          <table:table-cell table:style-name="ce1010" office:value-type="string" calcext:value-type="string">
            <text:p>y<text:span text:style-name="T37">B</text:span></text:p>
          </table:table-cell>
          <table:table-cell table:style-name="ce996" office:value-type="float" office:value="0" calcext:value-type="float">
            <text:p>0</text:p>
          </table:table-cell>
          <table:table-cell table:style-name="ce696" office:value-type="string" calcext:value-type="string">
            <text:p>ALEA<text:span text:style-name="T20"> </text:span><text:span text:style-name="T7">y</text:span><text:span text:style-name="T47">B</text:span></text:p>
          </table:table-cell>
          <table:table-cell table:number-columns-repeated="2" table:style-name="ce1116" office:value-type="float" office:value="2" calcext:value-type="float">
            <text:p>2</text:p>
          </table:table-cell>
          <table:table-cell table:style-name="ce1108" table:number-columns-repeated="3"/>
          <table:table-cell table:style-name="ce682" table:number-columns-repeated="2"/>
          <table:table-cell table:style-name="ce1219" office:value-type="float" office:value="-8" calcext:value-type="float">
            <text:p>-8</text:p>
          </table:table-cell>
          <table:table-cell table:style-name="ce1219" table:formula="of:=[.$U$55]*[.AI52]^2+[.$V$55]*[.AI52]+[.$W$55]" office:value-type="float" office:value="-0.568888888888889" calcext:value-type="float">
            <text:p>-0,568888888888889</text:p>
          </table:table-cell>
          <table:table-cell table:style-name="ce682"/>
          <table:table-cell table:style-name="ce772" table:number-columns-repeated="2"/>
          <table:table-cell table:number-columns-repeated="985"/>
        </table:table-row>
        <table:table-row table:style-name="ro4">
          <table:table-cell table:style-name="ce686" table:number-columns-repeated="7"/>
          <table:table-cell table:style-name="ce1161"/>
          <table:table-cell table:style-name="ce682" table:number-columns-repeated="6"/>
          <table:table-cell table:style-name="ce1219" office:value-type="float" office:value="-7" calcext:value-type="float">
            <text:p>-7</text:p>
          </table:table-cell>
          <table:table-cell table:style-name="ce1219" table:formula="of:=[.$A$55]*[.O53]^2+[.$B$55]*[.O53]+[.$C$55]" office:value-type="float" office:value="-4.36538461538462" calcext:value-type="float">
            <text:p>-4,36538461538462</text:p>
          </table:table-cell>
          <table:table-cell table:style-name="ce682" table:number-columns-repeated="3"/>
          <table:table-cell/>
          <table:table-cell table:style-name="ce686" table:number-columns-repeated="7"/>
          <table:table-cell table:style-name="ce1161"/>
          <table:table-cell table:style-name="ce682" table:number-columns-repeated="6"/>
          <table:table-cell table:style-name="ce1219" office:value-type="float" office:value="-7" calcext:value-type="float">
            <text:p>-7</text:p>
          </table:table-cell>
          <table:table-cell table:style-name="ce1219" table:formula="of:=[.$U$55]*[.AI53]^2+[.$V$55]*[.AI53]+[.$W$55]" office:value-type="float" office:value="0" calcext:value-type="float">
            <text:p>0</text:p>
          </table:table-cell>
          <table:table-cell table:style-name="ce682" table:number-columns-repeated="3"/>
          <table:table-cell table:number-columns-repeated="985"/>
        </table:table-row>
        <table:table-row table:style-name="ro19">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995" office:value-type="string" calcext:value-type="string">
            <text:p>m</text:p>
          </table:table-cell>
          <table:table-cell table:style-name="ce995" office:value-type="string" calcext:value-type="string">
            <text:p>p</text:p>
          </table:table-cell>
          <table:table-cell table:style-name="ce1020" office:value-type="string" calcext:value-type="string">
            <text:p><text:span text:style-name="T20">x</text:span><text:span text:style-name="T16">1</text:span></text:p>
          </table:table-cell>
          <table:table-cell table:style-name="ce1020" office:value-type="string" calcext:value-type="string">
            <text:p><text:span text:style-name="T20">x</text:span><text:span text:style-name="T16">2</text:span></text:p>
          </table:table-cell>
          <table:table-cell table:style-name="ce1161"/>
          <table:table-cell table:style-name="ce682" table:number-columns-repeated="6"/>
          <table:table-cell table:style-name="ce1219" office:value-type="float" office:value="-6" calcext:value-type="float">
            <text:p>-6</text:p>
          </table:table-cell>
          <table:table-cell table:style-name="ce1219" table:formula="of:=[.$A$55]*[.O54]^2+[.$B$55]*[.O54]+[.$C$55]" office:value-type="float" office:value="-7.44230769230769" calcext:value-type="float">
            <text:p>-7,44230769230769</text:p>
          </table:table-cell>
          <table:table-cell table:style-name="ce682" table:number-columns-repeated="3"/>
          <table:table-cell/>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1020" office:value-type="string" calcext:value-type="string">
            <text:p><text:span text:style-name="T20">x</text:span><text:span text:style-name="T16">1</text:span></text:p>
          </table:table-cell>
          <table:table-cell table:style-name="ce1020" office:value-type="string" calcext:value-type="string">
            <text:p><text:span text:style-name="T20">x</text:span><text:span text:style-name="T16">2</text:span></text:p>
          </table:table-cell>
          <table:table-cell table:style-name="ce1147" office:value-type="string" calcext:value-type="string">
            <text:p><text:span text:style-name="T20">x</text:span><text:span text:style-name="T16">max</text:span></text:p>
          </table:table-cell>
          <table:table-cell table:style-name="ce1147" office:value-type="string" calcext:value-type="string">
            <text:p><text:span text:style-name="T20">y</text:span><text:span text:style-name="T16">max</text:span></text:p>
          </table:table-cell>
          <table:table-cell table:style-name="ce1161"/>
          <table:table-cell table:style-name="ce682" table:number-columns-repeated="6"/>
          <table:table-cell table:style-name="ce1219" office:value-type="float" office:value="-6" calcext:value-type="float">
            <text:p>-6</text:p>
          </table:table-cell>
          <table:table-cell table:style-name="ce1219" table:formula="of:=[.$U$55]*[.AI54]^2+[.$V$55]*[.AI54]+[.$W$55]" office:value-type="float" office:value="0.497777777777778" calcext:value-type="float">
            <text:p>0,497777777777778</text:p>
          </table:table-cell>
          <table:table-cell table:style-name="ce682" table:number-columns-repeated="3"/>
          <table:table-cell table:number-columns-repeated="985"/>
        </table:table-row>
        <table:table-row table:style-name="ro4">
          <table:table-cell table:style-name="ce1015" table:formula="of:=(([.F52]-[.B52])*([.D51]-[.B51])-([.D52]-[.B52])*([.F51]-[.B51]))/(([.F51]-[.B51])*([.F51]-[.D51])*([.D51]-[.B51]))" office:value-type="float" office:value="0.259615384615385" calcext:value-type="float">
            <text:p>20/77</text:p>
          </table:table-cell>
          <table:table-cell table:style-name="ce1015" table:formula="of:=([.D52]-[.B52])/([.D51]-[.B51])-[.A55]*([.B51]+[.D51])" office:value-type="float" office:value="0.298076923076923" calcext:value-type="float">
            <text:p>17/57</text:p>
          </table:table-cell>
          <table:table-cell table:style-name="ce996" table:formula="of:=[.B52]-[.A55]*[.B51]*[.B51]-[.B55]*[.B51]" office:value-type="float" office:value="-15" calcext:value-type="float">
            <text:p>-15</text:p>
          </table:table-cell>
          <table:table-cell table:style-name="ce1015" table:formula="of:=([.D52]-[.B52])/([.D51]-[.B51])" office:value-type="float" office:value="1.07692307692308" calcext:value-type="float">
            <text:p>14/13</text:p>
          </table:table-cell>
          <table:table-cell table:style-name="ce1015" table:formula="of:=[.D52]-[.D55]*[.D51]" office:value-type="float" office:value="-4.61538461538462" calcext:value-type="float">
            <text:p>-60/13</text:p>
          </table:table-cell>
          <table:table-cell table:style-name="ce996" table:formula="of:=[.B51]" office:value-type="float" office:value="-5" calcext:value-type="float">
            <text:p>-5</text:p>
          </table:table-cell>
          <table:table-cell table:style-name="ce996" table:formula="of:=[.D51]" office:value-type="float" office:value="8" calcext:value-type="float">
            <text:p>8</text:p>
          </table:table-cell>
          <table:table-cell table:style-name="ce1161"/>
          <table:table-cell table:style-name="ce682" table:number-columns-repeated="6"/>
          <table:table-cell table:style-name="ce1219" office:value-type="float" office:value="-5" calcext:value-type="float">
            <text:p>-5</text:p>
          </table:table-cell>
          <table:table-cell table:style-name="ce1219" table:formula="of:=[.$A$55]*[.O55]^2+[.$B$55]*[.O55]+[.$C$55]" office:value-type="float" office:value="-10" calcext:value-type="float">
            <text:p>-10</text:p>
          </table:table-cell>
          <table:table-cell table:style-name="ce682" table:number-columns-repeated="3"/>
          <table:table-cell/>
          <table:table-cell table:style-name="ce1011" table:formula="of:=(([.Z52]-[.V52])*([.X51]-[.V51])-([.X52]-[.V52])*([.Z51]-[.V51]))/(([.Z51]-[.V51])*([.Z51]-[.X51])*([.X51]-[.V51]))" office:value-type="float" office:value="-0.0355555555555556" calcext:value-type="float">
            <text:p>-8/225</text:p>
          </table:table-cell>
          <table:table-cell table:style-name="ce1011" table:formula="of:=([.X52]-[.V52])/([.X51]-[.V51])-[.U55]*([.V51]+[.X51])" office:value-type="float" office:value="0.0355555555555556" calcext:value-type="float">
            <text:p>8/225</text:p>
          </table:table-cell>
          <table:table-cell table:style-name="ce1011" table:formula="of:=[.V52]-[.U55]*[.V51]*[.V51]-[.V55]*[.V51]" office:value-type="float" office:value="1.99111111111111" calcext:value-type="float">
            <text:p>448/225</text:p>
          </table:table-cell>
          <table:table-cell table:style-name="ce996" table:formula="of:=[.V51]" office:value-type="float" office:value="-7" calcext:value-type="float">
            <text:p>-7</text:p>
          </table:table-cell>
          <table:table-cell table:style-name="ce996" table:formula="of:=[.Z51]" office:value-type="float" office:value="8" calcext:value-type="float">
            <text:p>8</text:p>
          </table:table-cell>
          <table:table-cell table:style-name="ce1148" table:formula="of:=-[.V55]/(2*[.U55])" office:value-type="float" office:value="0.5" calcext:value-type="float">
            <text:p>1/2 </text:p>
          </table:table-cell>
          <table:table-cell table:style-name="ce1042" table:formula="of:=[.U55]*[.Z55]*[.Z55]+[.V55]*[.Z55]+[.W55]" office:value-type="float" office:value="2" calcext:value-type="float">
            <text:p>2</text:p>
          </table:table-cell>
          <table:table-cell table:style-name="ce1161"/>
          <table:table-cell table:style-name="ce682" table:number-columns-repeated="6"/>
          <table:table-cell table:style-name="ce1219" office:value-type="float" office:value="-5" calcext:value-type="float">
            <text:p>-5</text:p>
          </table:table-cell>
          <table:table-cell table:style-name="ce1219" table:formula="of:=[.$U$55]*[.AI55]^2+[.$V$55]*[.AI55]+[.$W$55]" office:value-type="float" office:value="0.924444444444444" calcext:value-type="float">
            <text:p>0,924444444444444</text:p>
          </table:table-cell>
          <table:table-cell table:style-name="ce682" table:number-columns-repeated="3"/>
          <table:table-cell table:number-columns-repeated="985"/>
        </table:table-row>
        <table:table-row table:style-name="ro4">
          <table:table-cell table:style-name="ce682" table:number-columns-repeated="14"/>
          <table:table-cell table:style-name="ce1219" office:value-type="float" office:value="-4" calcext:value-type="float">
            <text:p>-4</text:p>
          </table:table-cell>
          <table:table-cell table:style-name="ce1219" table:formula="of:=[.$A$55]*[.O56]^2+[.$B$55]*[.O56]+[.$C$55]" office:value-type="float" office:value="-12.0384615384615" calcext:value-type="float">
            <text:p>-12,0384615384615</text:p>
          </table:table-cell>
          <table:table-cell table:style-name="ce682" table:number-columns-repeated="3"/>
          <table:table-cell/>
          <table:table-cell table:style-name="ce682" table:number-columns-repeated="14"/>
          <table:table-cell table:style-name="ce1219" office:value-type="float" office:value="-4" calcext:value-type="float">
            <text:p>-4</text:p>
          </table:table-cell>
          <table:table-cell table:style-name="ce1219" table:formula="of:=[.$U$55]*[.AI56]^2+[.$V$55]*[.AI56]+[.$W$55]" office:value-type="float" office:value="1.28" calcext:value-type="float">
            <text:p>1,28</text:p>
          </table:table-cell>
          <table:table-cell table:style-name="ce682" table:number-columns-repeated="3"/>
          <table:table-cell table:number-columns-repeated="985"/>
        </table:table-row>
        <table:table-row table:style-name="ro4">
          <table:table-cell table:style-name="ce682" table:number-columns-repeated="14"/>
          <table:table-cell table:style-name="ce1219" office:value-type="float" office:value="-3" calcext:value-type="float">
            <text:p>-3</text:p>
          </table:table-cell>
          <table:table-cell table:style-name="ce1219" table:formula="of:=[.$A$55]*[.O57]^2+[.$B$55]*[.O57]+[.$C$55]" office:value-type="float" office:value="-13.5576923076923" calcext:value-type="float">
            <text:p>-13,5576923076923</text:p>
          </table:table-cell>
          <table:table-cell table:style-name="ce682" table:number-columns-repeated="3"/>
          <table:table-cell/>
          <table:table-cell table:style-name="ce682" table:number-columns-repeated="14"/>
          <table:table-cell table:style-name="ce1219" office:value-type="float" office:value="-3" calcext:value-type="float">
            <text:p>-3</text:p>
          </table:table-cell>
          <table:table-cell table:style-name="ce1219" table:formula="of:=[.$U$55]*[.AI57]^2+[.$V$55]*[.AI57]+[.$W$55]" office:value-type="float" office:value="1.56444444444444" calcext:value-type="float">
            <text:p>1,56444444444444</text:p>
          </table:table-cell>
          <table:table-cell table:style-name="ce682" table:number-columns-repeated="3"/>
          <table:table-cell table:number-columns-repeated="985"/>
        </table:table-row>
        <table:table-row table:style-name="ro4">
          <table:table-cell table:style-name="ce694" office:value-type="string" calcext:value-type="string" table:number-columns-spanned="6" table:number-rows-spanned="1">
            <text:p>Ensemble solution de l’équation <text:span text:style-name="T29">f </text:span><text:span text:style-name="T30">(</text:span><text:span text:style-name="T29">x</text:span><text:span text:style-name="T30">)</text:span> = <text:span text:style-name="T31">g</text:span><text:span text:style-name="T32">(</text:span><text:span text:style-name="T31">x</text:span><text:span text:style-name="T32">)</text:span></text:p>
          </table:table-cell>
          <table:covered-table-cell table:number-columns-repeated="5" table:style-name="ce673"/>
          <table:table-cell table:style-name="ce1161"/>
          <table:table-cell table:style-name="ce696" office:value-type="string" calcext:value-type="string">
            <text:p>Choix in 2</text:p>
          </table:table-cell>
          <table:table-cell table:style-name="ce682" table:number-columns-repeated="6"/>
          <table:table-cell table:style-name="ce1219" office:value-type="float" office:value="-2" calcext:value-type="float">
            <text:p>-2</text:p>
          </table:table-cell>
          <table:table-cell table:style-name="ce1219" table:formula="of:=[.$A$55]*[.O58]^2+[.$B$55]*[.O58]+[.$C$55]" office:value-type="float" office:value="-14.5576923076923" calcext:value-type="float">
            <text:p>-14,5576923076923</text:p>
          </table:table-cell>
          <table:table-cell table:style-name="ce682" table:number-columns-repeated="3"/>
          <table:table-cell/>
          <table:table-cell table:style-name="ce1008" office:value-type="string" calcext:value-type="string" table:number-columns-spanned="6" table:number-rows-spanned="1">
            <text:p>Ensemble solution de l’équation <text:span text:style-name="T20">f </text:span>(<text:span text:style-name="T20">x</text:span>) = 0</text:p>
          </table:table-cell>
          <table:covered-table-cell table:number-columns-repeated="5" table:style-name="ce673"/>
          <table:table-cell table:style-name="ce1161"/>
          <table:table-cell table:style-name="ce696" office:value-type="string" calcext:value-type="string">
            <text:p>Choix in 2</text:p>
          </table:table-cell>
          <table:table-cell table:style-name="ce682" table:number-columns-repeated="6"/>
          <table:table-cell table:style-name="ce1219" office:value-type="float" office:value="-2" calcext:value-type="float">
            <text:p>-2</text:p>
          </table:table-cell>
          <table:table-cell table:style-name="ce1219" table:formula="of:=[.$U$55]*[.AI58]^2+[.$V$55]*[.AI58]+[.$W$55]" office:value-type="float" office:value="1.77777777777778" calcext:value-type="float">
            <text:p>1,77777777777778</text:p>
          </table:table-cell>
          <table:table-cell table:style-name="ce682" table:number-columns-repeated="3"/>
          <table:table-cell table:number-columns-repeated="985"/>
        </table:table-row>
        <table:table-row table:style-name="ro4">
          <table:table-cell table:style-name="ce1017" office:value-type="string" calcext:value-type="string">
            <text:p><text:span text:style-name="T20">S</text:span> =</text:p>
          </table:table-cell>
          <table:table-cell table:style-name="ce742" office:value-type="string" calcext:value-type="string">
            <text:p>{</text:p>
          </table:table-cell>
          <table:table-cell table:style-name="ce742" table:formula="of:=[.F55]" office:value-type="float" office:value="-5" calcext:value-type="float">
            <text:p>-5</text:p>
          </table:table-cell>
          <table:table-cell table:style-name="ce742" office:value-type="string" calcext:value-type="string">
            <text:p>;</text:p>
          </table:table-cell>
          <table:table-cell table:style-name="ce742" table:formula="of:=[.G55]" office:value-type="float" office:value="8" calcext:value-type="float">
            <text:p>8</text:p>
          </table:table-cell>
          <table:table-cell table:style-name="ce775" office:value-type="string" calcext:value-type="string">
            <text:p>}</text:p>
          </table:table-cell>
          <table:table-cell table:style-name="ce1161"/>
          <table:table-cell table:style-name="ce1136" table:formula="of:=[.E61]*10+[.G61]" office:value-type="float" office:value="26" calcext:value-type="float">
            <text:p>26</text:p>
          </table:table-cell>
          <table:table-cell table:style-name="ce682" table:number-columns-repeated="6"/>
          <table:table-cell table:style-name="ce1219" office:value-type="float" office:value="-1" calcext:value-type="float">
            <text:p>-1</text:p>
          </table:table-cell>
          <table:table-cell table:style-name="ce1219" table:formula="of:=[.$A$55]*[.O59]^2+[.$B$55]*[.O59]+[.$C$55]" office:value-type="float" office:value="-15.0384615384615" calcext:value-type="float">
            <text:p>-15,0384615384615</text:p>
          </table:table-cell>
          <table:table-cell table:style-name="ce682" table:number-columns-repeated="3"/>
          <table:table-cell/>
          <table:table-cell table:style-name="ce1017" office:value-type="string" calcext:value-type="string">
            <text:p><text:span text:style-name="T20">S</text:span> =</text:p>
          </table:table-cell>
          <table:table-cell table:style-name="ce742" office:value-type="string" calcext:value-type="string">
            <text:p>{</text:p>
          </table:table-cell>
          <table:table-cell table:style-name="ce742" table:formula="of:=[.V51]" office:value-type="float" office:value="-7" calcext:value-type="float">
            <text:p>-7</text:p>
          </table:table-cell>
          <table:table-cell table:style-name="ce742" office:value-type="string" calcext:value-type="string">
            <text:p>;</text:p>
          </table:table-cell>
          <table:table-cell table:style-name="ce742" table:formula="of:=[.Z51]" office:value-type="float" office:value="8" calcext:value-type="float">
            <text:p>8</text:p>
          </table:table-cell>
          <table:table-cell table:style-name="ce775" office:value-type="string" calcext:value-type="string">
            <text:p>}</text:p>
          </table:table-cell>
          <table:table-cell table:style-name="ce1161"/>
          <table:table-cell table:style-name="ce1136" table:formula="of:=[.Y61]*10+[.AA61]" office:value-type="float" office:value="26" calcext:value-type="float">
            <text:p>26</text:p>
          </table:table-cell>
          <table:table-cell table:style-name="ce682" table:number-columns-repeated="6"/>
          <table:table-cell table:style-name="ce1219" office:value-type="float" office:value="-1" calcext:value-type="float">
            <text:p>-1</text:p>
          </table:table-cell>
          <table:table-cell table:style-name="ce1219" table:formula="of:=[.$U$55]*[.AI59]^2+[.$V$55]*[.AI59]+[.$W$55]" office:value-type="float" office:value="1.92" calcext:value-type="float">
            <text:p>1,92</text:p>
          </table:table-cell>
          <table:table-cell table:style-name="ce682" table:number-columns-repeated="3"/>
          <table:table-cell table:number-columns-repeated="985"/>
        </table:table-row>
        <table:table-row table:style-name="ro4">
          <table:table-cell table:style-name="ce696" office:value-type="string" calcext:value-type="string" table:number-columns-spanned="4" table:number-rows-spanned="1">
            <text:p>Choix inéq 1</text:p>
          </table:table-cell>
          <table:covered-table-cell table:number-columns-repeated="3" table:style-name="ce742"/>
          <table:table-cell table:style-name="ce696" office:value-type="string" calcext:value-type="string">
            <text:p>Choix in 1</text:p>
          </table:table-cell>
          <table:table-cell table:style-name="ce696" office:value-type="string" calcext:value-type="string">
            <text:p>Inéq 1</text:p>
          </table:table-cell>
          <table:table-cell table:style-name="ce696" office:value-type="string" calcext:value-type="string">
            <text:p>Choix in 2</text:p>
          </table:table-cell>
          <table:table-cell table:style-name="ce696" office:value-type="string" calcext:value-type="string">
            <text:p>Inéq 2</text:p>
          </table:table-cell>
          <table:table-cell table:style-name="ce682" table:number-columns-repeated="6"/>
          <table:table-cell table:style-name="ce1219" office:value-type="float" office:value="0" calcext:value-type="float">
            <text:p>0</text:p>
          </table:table-cell>
          <table:table-cell table:style-name="ce1219" table:formula="of:=[.$A$55]*[.O60]^2+[.$B$55]*[.O60]+[.$C$55]" office:value-type="float" office:value="-15" calcext:value-type="float">
            <text:p>-15</text:p>
          </table:table-cell>
          <table:table-cell table:style-name="ce682" table:number-columns-repeated="3"/>
          <table:table-cell/>
          <table:table-cell table:style-name="ce696" office:value-type="string" calcext:value-type="string" table:number-columns-spanned="4" table:number-rows-spanned="1">
            <text:p>Choix inéq 1</text:p>
          </table:table-cell>
          <table:covered-table-cell table:number-columns-repeated="3" table:style-name="ce742"/>
          <table:table-cell table:style-name="ce696" office:value-type="string" calcext:value-type="string">
            <text:p>Choix in 1</text:p>
          </table:table-cell>
          <table:table-cell table:style-name="ce696" office:value-type="string" calcext:value-type="string">
            <text:p>Inéq 1</text:p>
          </table:table-cell>
          <table:table-cell table:style-name="ce696" office:value-type="string" calcext:value-type="string">
            <text:p>Choix in 2</text:p>
          </table:table-cell>
          <table:table-cell table:style-name="ce696" office:value-type="string" calcext:value-type="string">
            <text:p>Inéq 2</text:p>
          </table:table-cell>
          <table:table-cell table:style-name="ce682" table:number-columns-repeated="6"/>
          <table:table-cell table:style-name="ce1219" office:value-type="float" office:value="0" calcext:value-type="float">
            <text:p>0</text:p>
          </table:table-cell>
          <table:table-cell table:style-name="ce1219" table:formula="of:=[.$U$55]*[.AI60]^2+[.$V$55]*[.AI60]+[.$W$55]" office:value-type="float" office:value="1.99111111111111" calcext:value-type="float">
            <text:p>1,99111111111111</text:p>
          </table:table-cell>
          <table:table-cell table:style-name="ce682" table:number-columns-repeated="3"/>
          <table:table-cell table:number-columns-repeated="985"/>
        </table:table-row>
        <table:table-row table:style-name="ro4">
          <table:table-cell table:style-name="ce1019" office:value-type="float" office:value="1" calcext:value-type="float">
            <text:p>1</text:p>
          </table:table-cell>
          <table:table-cell table:style-name="ce1019" office:value-type="float" office:value="2" calcext:value-type="float">
            <text:p>2</text:p>
          </table:table-cell>
          <table:table-cell table:style-name="ce1019" office:value-type="float" office:value="3" calcext:value-type="float">
            <text:p>3</text:p>
          </table:table-cell>
          <table:table-cell table:style-name="ce1019" office:value-type="float" office:value="4" calcext:value-type="float">
            <text:p>4</text:p>
          </table:table-cell>
          <table:table-cell table:style-name="ce1136" office:value-type="float" office:value="2" calcext:value-type="float">
            <text:p>2</text:p>
          </table:table-cell>
          <table:table-cell table:style-name="ce1019" table:formula="of:=IF([.$E$61]=1;&quot;≥&quot;;IF([.$E$61]=2;&quot;&gt;&quot;;IF([.$E$61]=3;&quot;≤&quot;;&quot;&lt;&quot;)))" office:value-type="string" office:string-value="&gt;" calcext:value-type="string">
            <text:p>&gt;</text:p>
          </table:table-cell>
          <table:table-cell table:style-name="ce1136" office:value-type="float" office:value="6" calcext:value-type="float">
            <text:p>6</text:p>
          </table:table-cell>
          <table:table-cell table:style-name="ce1019" table:formula="of:=IF(OR([.$E$61]=1;[.$E$61]=2);IF([.$G$61]=5;&quot;&lt;&quot;;&quot;≤&quot;);IF([.$G$61]=6;&quot;&gt;&quot;;&quot;≥&quot;))" office:value-type="string" office:string-value="≤" calcext:value-type="string">
            <text:p>≤</text:p>
          </table:table-cell>
          <table:table-cell table:style-name="ce682" table:number-columns-repeated="6"/>
          <table:table-cell table:style-name="ce1219" office:value-type="float" office:value="1" calcext:value-type="float">
            <text:p>1</text:p>
          </table:table-cell>
          <table:table-cell table:style-name="ce1219" table:formula="of:=[.$A$55]*[.O61]^2+[.$B$55]*[.O61]+[.$C$55]" office:value-type="float" office:value="-14.4423076923077" calcext:value-type="float">
            <text:p>-14,4423076923077</text:p>
          </table:table-cell>
          <table:table-cell table:style-name="ce682" table:number-columns-repeated="4"/>
          <table:table-cell table:style-name="ce1019" office:value-type="float" office:value="1" calcext:value-type="float">
            <text:p>1</text:p>
          </table:table-cell>
          <table:table-cell table:style-name="ce1019" office:value-type="float" office:value="2" calcext:value-type="float">
            <text:p>2</text:p>
          </table:table-cell>
          <table:table-cell table:style-name="ce1019" office:value-type="float" office:value="3" calcext:value-type="float">
            <text:p>3</text:p>
          </table:table-cell>
          <table:table-cell table:style-name="ce1019" office:value-type="float" office:value="4" calcext:value-type="float">
            <text:p>4</text:p>
          </table:table-cell>
          <table:table-cell table:style-name="ce1136" office:value-type="float" office:value="2" calcext:value-type="float">
            <text:p>2</text:p>
          </table:table-cell>
          <table:table-cell table:style-name="ce1019" table:formula="of:=IF([.$Y$61]=1;&quot;≥&quot;;IF([.$Y$61]=2;&quot;&gt;&quot;;IF([.$Y$61]=3;&quot;≤&quot;;&quot;&lt;&quot;)))" office:value-type="string" office:string-value="&gt;" calcext:value-type="string">
            <text:p>&gt;</text:p>
          </table:table-cell>
          <table:table-cell table:style-name="ce1136" office:value-type="float" office:value="6" calcext:value-type="float">
            <text:p>6</text:p>
          </table:table-cell>
          <table:table-cell table:style-name="ce1019" table:formula="of:=IF(OR([.$Y$61]=1;[.$Y$61]=2);IF([.$AA$61]=5;&quot;&lt;&quot;;&quot;≤&quot;);IF([.$AA$61]=6;&quot;&gt;&quot;;&quot;≥&quot;))" office:value-type="string" office:string-value="≤" calcext:value-type="string">
            <text:p>≤</text:p>
          </table:table-cell>
          <table:table-cell table:style-name="ce682" table:number-columns-repeated="6"/>
          <table:table-cell table:style-name="ce1219" office:value-type="float" office:value="1" calcext:value-type="float">
            <text:p>1</text:p>
          </table:table-cell>
          <table:table-cell table:style-name="ce1219" table:formula="of:=[.$U$55]*[.AI61]^2+[.$V$55]*[.AI61]+[.$W$55]" office:value-type="float" office:value="1.99111111111111" calcext:value-type="float">
            <text:p>1,99111111111111</text:p>
          </table:table-cell>
          <table:table-cell table:style-name="ce682" table:number-columns-repeated="3"/>
          <table:table-cell table:number-columns-repeated="985"/>
        </table:table-row>
        <table:table-row table:style-name="ro4">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lt;</text:p>
          </table:table-cell>
          <table:table-cell table:style-name="ce1020" office:value-type="string" calcext:value-type="string">
            <text:p>Nb inter</text:p>
          </table:table-cell>
          <table:table-cell table:style-name="ce1151" table:formula="of:=IF([.$E$61]&lt;=2;IF([.$H$51]&gt;[.$S$51];1;2);IF([.$E$61]&gt;=3;IF([.$H$51]&gt;[.$S$51];2;1)))" office:value-type="float" office:value="2" calcext:value-type="float">
            <text:p>2</text:p>
          </table:table-cell>
          <table:table-cell table:style-name="ce1020" office:value-type="string" calcext:value-type="string">
            <text:p>Nb inter</text:p>
          </table:table-cell>
          <table:table-cell table:style-name="ce1151" table:formula="of:=IF([.F62]=1;2;1)" office:value-type="float" office:value="1" calcext:value-type="float">
            <text:p>1</text:p>
          </table:table-cell>
          <table:table-cell table:style-name="ce1100"/>
          <table:table-cell table:style-name="ce682" table:number-columns-repeated="2"/>
          <table:table-cell table:style-name="ce673"/>
          <table:table-cell table:number-columns-repeated="2"/>
          <table:table-cell table:style-name="ce1219" office:value-type="float" office:value="2" calcext:value-type="float">
            <text:p>2</text:p>
          </table:table-cell>
          <table:table-cell table:style-name="ce1219" table:formula="of:=[.$A$55]*[.O62]^2+[.$B$55]*[.O62]+[.$C$55]" office:value-type="float" office:value="-13.3653846153846" calcext:value-type="float">
            <text:p>-13,3653846153846</text:p>
          </table:table-cell>
          <table:table-cell table:number-columns-repeated="3"/>
          <table:table-cell table:style-name="ce682"/>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lt;</text:p>
          </table:table-cell>
          <table:table-cell table:style-name="ce1020" office:value-type="string" calcext:value-type="string">
            <text:p>Nb inter</text:p>
          </table:table-cell>
          <table:table-cell table:style-name="ce1151" table:formula="of:=IF([.$Y$61]&lt;=2;IF([.$X$52]&gt;0;1;2);IF([.$Y$61]&gt;=3;IF([.$X$52]&gt;0;2;1)))" office:value-type="float" office:value="1" calcext:value-type="float">
            <text:p>1</text:p>
          </table:table-cell>
          <table:table-cell table:style-name="ce1020" office:value-type="string" calcext:value-type="string">
            <text:p>Nb inter</text:p>
          </table:table-cell>
          <table:table-cell table:style-name="ce1151" table:formula="of:=IF([.Z62]=1;2;1)" office:value-type="float" office:value="2" calcext:value-type="float">
            <text:p>2</text:p>
          </table:table-cell>
          <table:table-cell table:style-name="ce1100"/>
          <table:table-cell table:style-name="ce682" table:number-columns-repeated="2"/>
          <table:table-cell table:style-name="ce673"/>
          <table:table-cell table:number-columns-repeated="2"/>
          <table:table-cell table:style-name="ce1219" office:value-type="float" office:value="2" calcext:value-type="float">
            <text:p>2</text:p>
          </table:table-cell>
          <table:table-cell table:style-name="ce1219" table:formula="of:=[.$U$55]*[.AI62]^2+[.$V$55]*[.AI62]+[.$W$55]" office:value-type="float" office:value="1.92" calcext:value-type="float">
            <text:p>1,92</text:p>
          </table:table-cell>
          <table:table-cell table:number-columns-repeated="988"/>
        </table:table-row>
        <table:table-row table:style-name="ro4">
          <table:table-cell table:style-name="ce696" office:value-type="string" calcext:value-type="string" table:number-columns-spanned="8" table:number-rows-spanned="1">
            <text:p>Choix inéq 2</text:p>
          </table:table-cell>
          <table:covered-table-cell table:style-name="ce743"/>
          <table:covered-table-cell table:number-columns-repeated="2" table:style-name="ce996"/>
          <table:covered-table-cell table:style-name="ce686"/>
          <table:covered-table-cell table:number-columns-repeated="3" table:style-name="ce996"/>
          <table:table-cell table:style-name="ce1100"/>
          <table:table-cell table:style-name="ce682" table:number-columns-repeated="2"/>
          <table:table-cell table:style-name="ce673"/>
          <table:table-cell table:number-columns-repeated="2"/>
          <table:table-cell table:style-name="ce1219" office:value-type="float" office:value="3" calcext:value-type="float">
            <text:p>3</text:p>
          </table:table-cell>
          <table:table-cell table:style-name="ce1219" table:formula="of:=[.$A$55]*[.O63]^2+[.$B$55]*[.O63]+[.$C$55]" office:value-type="float" office:value="-11.7692307692308" calcext:value-type="float">
            <text:p>-11,7692307692308</text:p>
          </table:table-cell>
          <table:table-cell table:number-columns-repeated="3"/>
          <table:table-cell table:style-name="ce682"/>
          <table:table-cell table:style-name="ce696" office:value-type="string" calcext:value-type="string" table:number-columns-spanned="8" table:number-rows-spanned="1">
            <text:p>Choix inéq 2</text:p>
          </table:table-cell>
          <table:covered-table-cell table:style-name="ce743"/>
          <table:covered-table-cell table:number-columns-repeated="2" table:style-name="ce996"/>
          <table:covered-table-cell table:style-name="ce686"/>
          <table:covered-table-cell table:number-columns-repeated="3" table:style-name="ce996"/>
          <table:table-cell table:style-name="ce1100"/>
          <table:table-cell table:style-name="ce682" table:number-columns-repeated="2"/>
          <table:table-cell table:style-name="ce673"/>
          <table:table-cell table:number-columns-repeated="2"/>
          <table:table-cell table:style-name="ce1219" office:value-type="float" office:value="3" calcext:value-type="float">
            <text:p>3</text:p>
          </table:table-cell>
          <table:table-cell table:style-name="ce1219" table:formula="of:=[.$U$55]*[.AI63]^2+[.$V$55]*[.AI63]+[.$W$55]" office:value-type="float" office:value="1.77777777777778" calcext:value-type="float">
            <text:p>1,77777777777778</text:p>
          </table:table-cell>
          <table:table-cell table:number-columns-repeated="988"/>
        </table:table-row>
        <table:table-row table:style-name="ro4">
          <table:table-cell table:style-name="ce1020" office:value-type="float" office:value="15" calcext:value-type="float">
            <text:p>15</text:p>
          </table:table-cell>
          <table:table-cell table:style-name="ce1020" office:value-type="float" office:value="16" calcext:value-type="float">
            <text:p>16</text:p>
          </table:table-cell>
          <table:table-cell table:style-name="ce1020" office:value-type="float" office:value="25" calcext:value-type="float">
            <text:p>25</text:p>
          </table:table-cell>
          <table:table-cell table:style-name="ce1020" office:value-type="float" office:value="26" calcext:value-type="float">
            <text:p>26</text:p>
          </table:table-cell>
          <table:table-cell table:style-name="ce1020" office:value-type="float" office:value="35" calcext:value-type="float">
            <text:p>35</text:p>
          </table:table-cell>
          <table:table-cell table:style-name="ce1020" office:value-type="float" office:value="36" calcext:value-type="float">
            <text:p>36</text:p>
          </table:table-cell>
          <table:table-cell table:style-name="ce1020" office:value-type="float" office:value="45" calcext:value-type="float">
            <text:p>45</text:p>
          </table:table-cell>
          <table:table-cell table:style-name="ce1020" office:value-type="float" office:value="46" calcext:value-type="float">
            <text:p>46</text:p>
          </table:table-cell>
          <table:table-cell table:style-name="ce1100"/>
          <table:table-cell table:style-name="ce682" table:number-columns-repeated="2"/>
          <table:table-cell table:style-name="ce673"/>
          <table:table-cell table:number-columns-repeated="2"/>
          <table:table-cell table:style-name="ce1219" office:value-type="float" office:value="4" calcext:value-type="float">
            <text:p>4</text:p>
          </table:table-cell>
          <table:table-cell table:style-name="ce1219" table:formula="of:=[.$A$55]*[.O64]^2+[.$B$55]*[.O64]+[.$C$55]" office:value-type="float" office:value="-9.65384615384616" calcext:value-type="float">
            <text:p>-9,65384615384616</text:p>
          </table:table-cell>
          <table:table-cell table:number-columns-repeated="3"/>
          <table:table-cell table:style-name="ce682"/>
          <table:table-cell table:style-name="ce1020" office:value-type="float" office:value="15" calcext:value-type="float">
            <text:p>15</text:p>
          </table:table-cell>
          <table:table-cell table:style-name="ce1020" office:value-type="float" office:value="16" calcext:value-type="float">
            <text:p>16</text:p>
          </table:table-cell>
          <table:table-cell table:style-name="ce1020" office:value-type="float" office:value="25" calcext:value-type="float">
            <text:p>25</text:p>
          </table:table-cell>
          <table:table-cell table:style-name="ce1020" office:value-type="float" office:value="26" calcext:value-type="float">
            <text:p>26</text:p>
          </table:table-cell>
          <table:table-cell table:style-name="ce1020" office:value-type="float" office:value="35" calcext:value-type="float">
            <text:p>35</text:p>
          </table:table-cell>
          <table:table-cell table:style-name="ce1020" office:value-type="float" office:value="36" calcext:value-type="float">
            <text:p>36</text:p>
          </table:table-cell>
          <table:table-cell table:style-name="ce1020" office:value-type="float" office:value="45" calcext:value-type="float">
            <text:p>45</text:p>
          </table:table-cell>
          <table:table-cell table:style-name="ce1020" office:value-type="float" office:value="46" calcext:value-type="float">
            <text:p>46</text:p>
          </table:table-cell>
          <table:table-cell table:style-name="ce1100"/>
          <table:table-cell table:style-name="ce682" table:number-columns-repeated="2"/>
          <table:table-cell table:style-name="ce673"/>
          <table:table-cell table:number-columns-repeated="2"/>
          <table:table-cell table:style-name="ce1219" office:value-type="float" office:value="4" calcext:value-type="float">
            <text:p>4</text:p>
          </table:table-cell>
          <table:table-cell table:style-name="ce1219" table:formula="of:=[.$U$55]*[.AI64]^2+[.$V$55]*[.AI64]+[.$W$55]" office:value-type="float" office:value="1.56444444444444" calcext:value-type="float">
            <text:p>1,56444444444444</text:p>
          </table:table-cell>
          <table:table-cell table:number-columns-repeated="988"/>
        </table:table-row>
        <table:table-row table:style-name="ro4">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gt;</text:p>
          </table:table-cell>
          <table:table-cell table:style-name="ce1100"/>
          <table:table-cell table:style-name="ce682" table:number-columns-repeated="2"/>
          <table:table-cell table:style-name="ce673"/>
          <table:table-cell table:number-columns-repeated="2"/>
          <table:table-cell table:style-name="ce1219" office:value-type="float" office:value="5" calcext:value-type="float">
            <text:p>5</text:p>
          </table:table-cell>
          <table:table-cell table:style-name="ce1219" table:formula="of:=[.$A$55]*[.O65]^2+[.$B$55]*[.O65]+[.$C$55]" office:value-type="float" office:value="-7.01923076923077" calcext:value-type="float">
            <text:p>-7,01923076923077</text:p>
          </table:table-cell>
          <table:table-cell table:number-columns-repeated="4"/>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gt;</text:p>
          </table:table-cell>
          <table:table-cell table:style-name="ce1100"/>
          <table:table-cell table:style-name="ce682" table:number-columns-repeated="2"/>
          <table:table-cell table:style-name="ce673"/>
          <table:table-cell table:number-columns-repeated="2"/>
          <table:table-cell table:style-name="ce1219" office:value-type="float" office:value="5" calcext:value-type="float">
            <text:p>5</text:p>
          </table:table-cell>
          <table:table-cell table:style-name="ce1219" table:formula="of:=[.$U$55]*[.AI65]^2+[.$V$55]*[.AI65]+[.$W$55]" office:value-type="float" office:value="1.28" calcext:value-type="float">
            <text:p>1,28</text:p>
          </table:table-cell>
          <table:table-cell table:number-columns-repeated="988"/>
        </table:table-row>
        <table:table-row table:style-name="ro4">
          <table:table-cell table:style-name="ce682" table:number-columns-repeated="8"/>
          <table:table-cell table:style-name="ce1100"/>
          <table:table-cell table:style-name="ce682" table:number-columns-repeated="2"/>
          <table:table-cell table:style-name="ce673"/>
          <table:table-cell table:number-columns-repeated="2"/>
          <table:table-cell table:style-name="ce1219" office:value-type="float" office:value="6" calcext:value-type="float">
            <text:p>6</text:p>
          </table:table-cell>
          <table:table-cell table:style-name="ce1219" table:formula="of:=[.$A$55]*[.O66]^2+[.$B$55]*[.O66]+[.$C$55]" office:value-type="float" office:value="-3.86538461538462" calcext:value-type="float">
            <text:p>-3,86538461538462</text:p>
          </table:table-cell>
          <table:table-cell table:number-columns-repeated="4"/>
          <table:table-cell table:style-name="ce682" table:number-columns-repeated="8"/>
          <table:table-cell table:style-name="ce1100"/>
          <table:table-cell table:style-name="ce682" table:number-columns-repeated="2"/>
          <table:table-cell table:style-name="ce673"/>
          <table:table-cell table:number-columns-repeated="2"/>
          <table:table-cell table:style-name="ce1219" office:value-type="float" office:value="6" calcext:value-type="float">
            <text:p>6</text:p>
          </table:table-cell>
          <table:table-cell table:style-name="ce1219" table:formula="of:=[.$U$55]*[.AI66]^2+[.$V$55]*[.AI66]+[.$W$55]" office:value-type="float" office:value="0.924444444444444" calcext:value-type="float">
            <text:p>0,924444444444444</text:p>
          </table:table-cell>
          <table:table-cell table:number-columns-repeated="988"/>
        </table:table-row>
        <table:table-row table:style-name="ro4">
          <table:table-cell table:style-name="ce1021" office:value-type="string" calcext:value-type="string" table:number-columns-spanned="10" table:number-rows-spanned="1">
            <text:p>Ensemble solution de l’inéquation <text:span text:style-name="T20">f </text:span>(<text:span text:style-name="T20">x</text:span>)</text:p>
          </table:table-cell>
          <table:covered-table-cell table:style-name="ce1055"/>
          <table:covered-table-cell table:number-columns-repeated="8" table:style-name="ce742"/>
          <table:table-cell table:style-name="ce1189" table:formula="of:=[.F61]" office:value-type="string" office:string-value="&gt;" calcext:value-type="string">
            <text:p>&gt;</text:p>
          </table:table-cell>
          <table:table-cell table:style-name="ce1194" office:value-type="string" calcext:value-type="string">
            <text:p><text:span text:style-name="T20">g</text:span>(<text:span text:style-name="T20">x</text:span>)</text:p>
          </table:table-cell>
          <table:table-cell table:number-columns-repeated="2"/>
          <table:table-cell table:style-name="ce1219" office:value-type="float" office:value="7" calcext:value-type="float">
            <text:p>7</text:p>
          </table:table-cell>
          <table:table-cell table:style-name="ce1219" table:formula="of:=[.$A$55]*[.O67]^2+[.$B$55]*[.O67]+[.$C$55]" office:value-type="float" office:value="-0.192307692307695" calcext:value-type="float">
            <text:p>-0,192307692307695</text:p>
          </table:table-cell>
          <table:table-cell table:number-columns-repeated="3"/>
          <table:table-cell table:style-name="ce1100"/>
          <table:table-cell table:style-name="ce1021" office:value-type="string" calcext:value-type="string" table:number-columns-spanned="10" table:number-rows-spanned="1">
            <text:p>Ensemble solution de l’inéquation <text:span text:style-name="T20">f </text:span>(<text:span text:style-name="T20">x</text:span>)</text:p>
          </table:table-cell>
          <table:covered-table-cell table:style-name="ce1055"/>
          <table:covered-table-cell table:number-columns-repeated="8" table:style-name="ce742"/>
          <table:table-cell table:style-name="ce1189" table:formula="of:=[.Z61]" office:value-type="string" office:string-value="&gt;" calcext:value-type="string">
            <text:p>&gt;</text:p>
          </table:table-cell>
          <table:table-cell table:style-name="ce1194" office:value-type="float" office:value="0" calcext:value-type="float">
            <text:p>0</text:p>
          </table:table-cell>
          <table:table-cell table:number-columns-repeated="2"/>
          <table:table-cell table:style-name="ce1219" office:value-type="float" office:value="7" calcext:value-type="float">
            <text:p>7</text:p>
          </table:table-cell>
          <table:table-cell table:style-name="ce1219" table:formula="of:=[.$U$55]*[.AI67]^2+[.$V$55]*[.AI67]+[.$W$55]" office:value-type="float" office:value="0.497777777777778" calcext:value-type="float">
            <text:p>0,497777777777778</text:p>
          </table:table-cell>
          <table:table-cell table:number-columns-repeated="988"/>
        </table:table-row>
        <table:table-row table:style-name="ro4">
          <table:table-cell table:style-name="ce1017" office:value-type="string" calcext:value-type="string">
            <text:p>S=</text:p>
          </table:table-cell>
          <table:table-cell table:style-name="ce749" table:formula="of:=IF([.$F$62]=1;IF(OR([.$E$61]=1;[.$E$61]=3);&quot;[&quot;;&quot;]&quot;);IF(AND([.$E$61]=1;[.$P$50]&gt;=[.$S$50]);&quot;[&quot;;IF(AND([.$E$61]=2;[.$P$50]&gt;[.$S$50]);&quot;[&quot;;IF(AND([.$E$61]=3;[.$P$50]&lt;=[.$S$50]);&quot;[&quot;;IF(AND([.$E$61]=4;[.$P$50]&lt;[.$S$50]);&quot;[&quot;;&quot;]&quot;)))))" office:value-type="string" office:string-value="[" calcext:value-type="string">
            <text:p>[</text:p>
          </table:table-cell>
          <table:table-cell table:style-name="ce742" table:formula="of:=IF([.$F$62]=2;[.$O$50];[.$F$55])" office:value-type="float" office:value="-10" calcext:value-type="float">
            <text:p>-10</text:p>
          </table:table-cell>
          <table:table-cell table:style-name="ce742" office:value-type="string" calcext:value-type="string">
            <text:p>;</text:p>
          </table:table-cell>
          <table:table-cell table:style-name="ce742" table:formula="of:=IF([.$F$62]=2;[.$F$55];[.$G$55])" office:value-type="float" office:value="-5" calcext:value-type="float">
            <text:p>-5</text:p>
          </table:table-cell>
          <table:table-cell table:style-name="ce742" table:formula="of:=IF(OR([.$E$61]=1;[.$E$61]=3);&quot;]&quot;;&quot;[&quot;)" office:value-type="string" office:string-value="[" calcext:value-type="string">
            <text:p>[</text:p>
          </table:table-cell>
          <table:table-cell table:style-name="ce742" table:formula="of:=IF([.$F$62]=1;&quot;&quot;;&quot;ou&quot;)" office:value-type="string" office:string-value="ou" calcext:value-type="string">
            <text:p>ou</text:p>
          </table:table-cell>
          <table:table-cell table:style-name="ce742" table:formula="of:=IF([.$F$62]=1;&quot;&quot;;IF(OR([.$E$61]=1;[.$E$61]=3);&quot;[&quot;;&quot;]&quot;))" office:value-type="string" office:string-value="]" calcext:value-type="string">
            <text:p>]</text:p>
          </table:table-cell>
          <table:table-cell table:style-name="ce742" table:formula="of:=IF([.$F$62]=1;&quot;&quot;;[.G55])" office:value-type="float" office:value="8" calcext:value-type="float">
            <text:p>8</text:p>
          </table:table-cell>
          <table:table-cell table:style-name="ce742" table:formula="of:=IF([.$F$62]=1;&quot;&quot;;&quot;;&quot;)" office:value-type="string" office:string-value=";" calcext:value-type="string">
            <text:p>;</text:p>
          </table:table-cell>
          <table:table-cell table:style-name="ce742" table:formula="of:=IF([.$F$62]=1;&quot;&quot;;[.$O$70])" office:value-type="float" office:value="10" calcext:value-type="float">
            <text:p>10</text:p>
          </table:table-cell>
          <table:table-cell table:style-name="ce775" table:formula="of:=IF([.$F$62]=1;&quot;&quot;;IF(AND([.$E$61]=1;[.$P$70]&gt;=[.$S$52]);&quot;]&quot;;IF(AND([.$E$61]=2;[.$P$70]&gt;[.$S$52]);&quot;]&quot;;IF(AND([.$E$61]=3;[.$P$70]&lt;=[.$S$52]);&quot;]&quot;;IF(AND([.$E$61]=4;[.$P$70]&lt;[.$S$52]);&quot;]&quot;;&quot;[&quot;)))))" office:value-type="string" office:string-value="]" calcext:value-type="string">
            <text:p>]</text:p>
          </table:table-cell>
          <table:table-cell table:number-columns-repeated="2"/>
          <table:table-cell table:style-name="ce1219" office:value-type="float" office:value="8" calcext:value-type="float">
            <text:p>8</text:p>
          </table:table-cell>
          <table:table-cell table:style-name="ce1219" table:formula="of:=[.$A$55]*[.O68]^2+[.$B$55]*[.O68]+[.$C$55]" office:value-type="float" office:value="4" calcext:value-type="float">
            <text:p>4</text:p>
          </table:table-cell>
          <table:table-cell table:number-columns-repeated="3"/>
          <table:table-cell table:style-name="ce1252"/>
          <table:table-cell table:style-name="ce1017" office:value-type="string" calcext:value-type="string">
            <text:p>S=</text:p>
          </table:table-cell>
          <table:table-cell table:style-name="ce749" table:formula="of:=IF([.$Z$62]=1;IF(OR([.$Y$61]=1;[.$Y$61]=3);&quot;[&quot;;&quot;]&quot;);IF(AND([.$Y$61]=1;[.$AJ$50]&gt;=0);&quot;[&quot;;IF(AND([.$Y$61]=2;[.$AJ$50]&gt;0);&quot;[&quot;;IF(AND([.$Y$61]=3;[.$AJ$50]&lt;=0);&quot;[&quot;;IF(AND([.$Y$61]=4;[.$AJ$50]&lt;0);&quot;[&quot;;&quot;]&quot;)))))" office:value-type="string" office:string-value="]" calcext:value-type="string">
            <text:p>]</text:p>
          </table:table-cell>
          <table:table-cell table:style-name="ce742" table:formula="of:=IF([.$Z$62]=2;[.$AI$50];[.$V$51])" office:value-type="float" office:value="-7" calcext:value-type="float">
            <text:p>-7</text:p>
          </table:table-cell>
          <table:table-cell table:style-name="ce742" office:value-type="string" calcext:value-type="string">
            <text:p>;</text:p>
          </table:table-cell>
          <table:table-cell table:style-name="ce742" table:formula="of:=IF([.$Z$62]=2;[.$V$51];[.$Z$51])" office:value-type="float" office:value="8" calcext:value-type="float">
            <text:p>8</text:p>
          </table:table-cell>
          <table:table-cell table:style-name="ce742" table:formula="of:=IF(OR([.$Y$61]=1;[.$Y$61]=3);&quot;]&quot;;&quot;[&quot;)" office:value-type="string" office:string-value="[" calcext:value-type="string">
            <text:p>[</text:p>
          </table:table-cell>
          <table:table-cell table:style-name="ce742" table:formula="of:=IF([.$Z$62]=1;&quot;&quot;;&quot;ou&quot;)">
            <text:p/>
          </table:table-cell>
          <table:table-cell table:style-name="ce742" table:formula="of:=IF([.$Z$62]=1;&quot;&quot;;IF(OR([.$Y$61]=1;[.$Y$61]=3);&quot;[&quot;;&quot;]&quot;))">
            <text:p/>
          </table:table-cell>
          <table:table-cell table:style-name="ce742" table:formula="of:=IF([.$Z$62]=1;&quot;&quot;;[.$Z$51])">
            <text:p/>
          </table:table-cell>
          <table:table-cell table:style-name="ce742" table:formula="of:=IF([.$Z$62]=1;&quot;&quot;;&quot;;&quot;)">
            <text:p/>
          </table:table-cell>
          <table:table-cell table:style-name="ce742" table:formula="of:=IF([.$Z$62]=1;&quot;&quot;;[.$AI$70])">
            <text:p/>
          </table:table-cell>
          <table:table-cell table:style-name="ce775" table:formula="of:=IF([.$Z$62]=1;&quot;&quot;;IF(AND([.$Y$61]=1;[.$AJ$70]&gt;=0);&quot;]&quot;;IF(AND([.$Y$61]=2;[.$AJ$70]&gt;0);&quot;]&quot;;IF(AND([.$Y$61]=3;[.$AJ$70]&lt;=0);&quot;]&quot;;IF(AND([.$Y$61]=4;[.$AJ$70]&lt;0);&quot;]&quot;;&quot;[&quot;)))))">
            <text:p/>
          </table:table-cell>
          <table:table-cell table:number-columns-repeated="2"/>
          <table:table-cell table:style-name="ce1219" office:value-type="float" office:value="8" calcext:value-type="float">
            <text:p>8</text:p>
          </table:table-cell>
          <table:table-cell table:style-name="ce1219" table:formula="of:=[.$U$55]*[.AI68]^2+[.$V$55]*[.AI68]+[.$W$55]" office:value-type="float" office:value="0" calcext:value-type="float">
            <text:p>0</text:p>
          </table:table-cell>
          <table:table-cell table:number-columns-repeated="988"/>
        </table:table-row>
        <table:table-row table:style-name="ro4">
          <table:table-cell table:style-name="ce1022" office:value-type="string" calcext:value-type="string">
            <text:p>S =</text:p>
          </table:table-cell>
          <table:table-cell table:style-name="ce1057" table:formula="of:=[.B68]" office:value-type="string" office:string-value="[" calcext:value-type="string">
            <text:p>[</text:p>
          </table:table-cell>
          <table:table-cell table:style-name="ce1057" table:formula="of:=[.C68]" office:value-type="float" office:value="-10" calcext:value-type="float">
            <text:p>-10</text:p>
          </table:table-cell>
          <table:table-cell table:style-name="ce1057" table:formula="of:=[.D68]" office:value-type="string" office:string-value=";" calcext:value-type="string">
            <text:p>;</text:p>
          </table:table-cell>
          <table:table-cell table:style-name="ce1057" table:formula="of:=[.E68]" office:value-type="float" office:value="-5" calcext:value-type="float">
            <text:p>-5</text:p>
          </table:table-cell>
          <table:table-cell table:style-name="ce1057" table:formula="of:=[.F68]" office:value-type="string" office:string-value="[" calcext:value-type="string">
            <text:p>[</text:p>
          </table:table-cell>
          <table:table-cell table:style-name="ce1163" table:formula="of:=IF([.$F$62]=1;&quot;&quot;;&quot;&quot;)" office:value-type="string" office:string-value="" calcext:value-type="string">
            <text:p></text:p>
          </table:table-cell>
          <table:table-cell table:style-name="ce1094" table:formula="of:=[.H68]" office:value-type="string" office:string-value="]" calcext:value-type="string">
            <text:p>]</text:p>
          </table:table-cell>
          <table:table-cell table:style-name="ce1094" table:formula="of:=[.I68]" office:value-type="float" office:value="8" calcext:value-type="float">
            <text:p>8</text:p>
          </table:table-cell>
          <table:table-cell table:style-name="ce1094" table:formula="of:=[.J68]" office:value-type="string" office:string-value=";" calcext:value-type="string">
            <text:p>;</text:p>
          </table:table-cell>
          <table:table-cell table:style-name="ce1094" table:formula="of:=[.K68]" office:value-type="float" office:value="10" calcext:value-type="float">
            <text:p>10</text:p>
          </table:table-cell>
          <table:table-cell table:style-name="ce1195" table:formula="of:=[.L68]" office:value-type="string" office:string-value="]" calcext:value-type="string">
            <text:p>]</text:p>
          </table:table-cell>
          <table:table-cell table:number-columns-repeated="2"/>
          <table:table-cell table:style-name="ce1219" office:value-type="float" office:value="9" calcext:value-type="float">
            <text:p>9</text:p>
          </table:table-cell>
          <table:table-cell table:style-name="ce1219" table:formula="of:=[.$A$55]*[.O69]^2+[.$B$55]*[.O69]+[.$C$55]" office:value-type="float" office:value="8.71153846153846" calcext:value-type="float">
            <text:p>8,71153846153846</text:p>
          </table:table-cell>
          <table:table-cell table:number-columns-repeated="3"/>
          <table:table-cell table:style-name="ce1167"/>
          <table:table-cell table:style-name="ce1022" office:value-type="string" calcext:value-type="string">
            <text:p>S =</text:p>
          </table:table-cell>
          <table:table-cell table:style-name="ce1057" table:formula="of:=[.V68]" office:value-type="string" office:string-value="]" calcext:value-type="string">
            <text:p>]</text:p>
          </table:table-cell>
          <table:table-cell table:style-name="ce1057" table:formula="of:=[.W68]" office:value-type="float" office:value="-7" calcext:value-type="float">
            <text:p>-7</text:p>
          </table:table-cell>
          <table:table-cell table:style-name="ce1057" table:formula="of:=[.X68]" office:value-type="string" office:string-value=";" calcext:value-type="string">
            <text:p>;</text:p>
          </table:table-cell>
          <table:table-cell table:style-name="ce1057" table:formula="of:=[.Y68]" office:value-type="float" office:value="8" calcext:value-type="float">
            <text:p>8</text:p>
          </table:table-cell>
          <table:table-cell table:style-name="ce1057" table:formula="of:=[.Z68]" office:value-type="string" office:string-value="[" calcext:value-type="string">
            <text:p>[</text:p>
          </table:table-cell>
          <table:table-cell table:style-name="ce1163" table:formula="of:=IF([.$Z$62]=1;&quot;&quot;;&quot;&quot;)">
            <text:p/>
          </table:table-cell>
          <table:table-cell table:style-name="ce1094" table:formula="of:=[.AB68]">
            <text:p/>
          </table:table-cell>
          <table:table-cell table:style-name="ce1094" table:formula="of:=[.AC68]">
            <text:p/>
          </table:table-cell>
          <table:table-cell table:style-name="ce1094" table:formula="of:=[.AD68]">
            <text:p/>
          </table:table-cell>
          <table:table-cell table:style-name="ce1094" table:formula="of:=[.AE68]">
            <text:p/>
          </table:table-cell>
          <table:table-cell table:style-name="ce1195" table:formula="of:=[.AF68]">
            <text:p/>
          </table:table-cell>
          <table:table-cell table:number-columns-repeated="2"/>
          <table:table-cell table:style-name="ce1219" office:value-type="float" office:value="9" calcext:value-type="float">
            <text:p>9</text:p>
          </table:table-cell>
          <table:table-cell table:style-name="ce1219" table:formula="of:=[.$U$55]*[.AI69]^2+[.$V$55]*[.AI69]+[.$W$55]" office:value-type="float" office:value="-0.568888888888889" calcext:value-type="float">
            <text:p>-0,568888888888889</text:p>
          </table:table-cell>
          <table:table-cell table:number-columns-repeated="988"/>
        </table:table-row>
        <table:table-row table:style-name="ro4">
          <table:table-cell table:style-name="ce673" table:number-columns-repeated="7"/>
          <table:table-cell table:style-name="ce686"/>
          <table:table-cell table:number-columns-repeated="6"/>
          <table:table-cell table:style-name="ce1219" office:value-type="float" office:value="10" calcext:value-type="float">
            <text:p>10</text:p>
          </table:table-cell>
          <table:table-cell table:style-name="ce1219" table:formula="of:=[.$A$55]*[.O70]^2+[.$B$55]*[.O70]+[.$C$55]" office:value-type="float" office:value="13.9423076923077" calcext:value-type="float">
            <text:p>13,9423076923077</text:p>
          </table:table-cell>
          <table:table-cell table:number-columns-repeated="3"/>
          <table:table-cell table:style-name="ce885" table:number-columns-spanned="1" table:number-rows-spanned="2"/>
          <table:table-cell table:style-name="ce673" table:number-columns-repeated="7"/>
          <table:table-cell table:style-name="ce686"/>
          <table:table-cell table:number-columns-repeated="6"/>
          <table:table-cell table:style-name="ce1219" office:value-type="float" office:value="10" calcext:value-type="float">
            <text:p>10</text:p>
          </table:table-cell>
          <table:table-cell table:style-name="ce1219" table:formula="of:=[.$U$55]*[.AI70]^2+[.$V$55]*[.AI70]+[.$W$55]" office:value-type="float" office:value="-1.20888888888889" calcext:value-type="float">
            <text:p>-1,20888888888889</text:p>
          </table:table-cell>
          <table:table-cell table:number-columns-repeated="988"/>
        </table:table-row>
        <table:table-row table:style-name="ro4">
          <table:table-cell table:style-name="ce1021" office:value-type="string" calcext:value-type="string" table:number-columns-spanned="10" table:number-rows-spanned="1">
            <text:p>Ensemble solution de l’inéquation <text:span text:style-name="T20">f </text:span>(<text:span text:style-name="T20">x</text:span>)</text:p>
          </table:table-cell>
          <table:covered-table-cell table:style-name="ce1055"/>
          <table:covered-table-cell table:number-columns-repeated="8" table:style-name="ce742"/>
          <table:table-cell table:style-name="ce1189" table:formula="of:=[.H61]" office:value-type="string" office:string-value="≤" calcext:value-type="string">
            <text:p>≤</text:p>
          </table:table-cell>
          <table:table-cell table:style-name="ce1194" office:value-type="string" calcext:value-type="string">
            <text:p><text:span text:style-name="T20">g</text:span>(<text:span text:style-name="T20">x</text:span>)</text:p>
          </table:table-cell>
          <table:table-cell table:number-columns-repeated="3"/>
          <table:table-cell table:style-name="ce682" table:number-columns-repeated="4"/>
          <table:covered-table-cell table:style-name="ce1253"/>
          <table:table-cell table:style-name="ce1021" office:value-type="string" calcext:value-type="string" table:number-columns-spanned="10" table:number-rows-spanned="1">
            <text:p>Ensemble solution de l’inéquation <text:span text:style-name="T20">f </text:span>(<text:span text:style-name="T20">x</text:span>)</text:p>
          </table:table-cell>
          <table:covered-table-cell table:style-name="ce1055"/>
          <table:covered-table-cell table:number-columns-repeated="8" table:style-name="ce742"/>
          <table:table-cell table:style-name="ce1189" table:formula="of:=[.AB61]" office:value-type="string" office:string-value="≤" calcext:value-type="string">
            <text:p>≤</text:p>
          </table:table-cell>
          <table:table-cell table:style-name="ce1194" office:value-type="float" office:value="0" calcext:value-type="float">
            <text:p>0</text:p>
          </table:table-cell>
          <table:table-cell table:number-columns-repeated="3"/>
          <table:table-cell table:style-name="ce682" table:number-columns-repeated="4"/>
          <table:table-cell table:number-columns-repeated="985"/>
        </table:table-row>
        <table:table-row table:style-name="ro4">
          <table:table-cell table:style-name="ce1022" office:value-type="string" calcext:value-type="string">
            <text:p>S =</text:p>
          </table:table-cell>
          <table:table-cell table:style-name="ce1057" table:formula="of:=IF([.$H$62]=1;IF(OR([.$H$59]=16;[.$H$59]=26;[.$H$59]=35;[.$H$59]=45);&quot;[&quot;;&quot;]&quot;);IF(AND(OR([.$H$59]=35;[.$H$59]=45);[.$P$50]&gt;=[.$S$50]);&quot;[&quot;;IF(AND(OR([.$H$59]=36;[.$H$59]=46);[.$P$50]&gt;[.$S$50]);&quot;[&quot;;IF(AND(OR([.$H$59]=16;[.$H$59]=26);[.$P$50]&lt;=[.$S$50]);&quot;[&quot;;IF(AND(OR([.$H$59]=15;[.$H$59]=25);[.$P$50]&lt;[.$S$50]);&quot;[&quot;;&quot;]&quot;)))))" office:value-type="string" office:string-value="[" calcext:value-type="string">
            <text:p>[</text:p>
          </table:table-cell>
          <table:table-cell table:style-name="ce1094" table:formula="of:=IF([.$H$62]=2;[.$O$50];[.$F$55])" office:value-type="float" office:value="-5" calcext:value-type="float">
            <text:p>-5</text:p>
          </table:table-cell>
          <table:table-cell table:style-name="ce1094" office:value-type="string" calcext:value-type="string">
            <text:p>;</text:p>
          </table:table-cell>
          <table:table-cell table:style-name="ce1094" table:formula="of:=IF([.$H$62]=2;[.$F$55];[.$G$55])" office:value-type="float" office:value="8" calcext:value-type="float">
            <text:p>8</text:p>
          </table:table-cell>
          <table:table-cell table:style-name="ce742" table:formula="of:=IF(OR([.$H$59]=16;[.$H$59]=26;[.$H$59]=35;[.$H$59]=45);&quot;]&quot;;&quot;[&quot;)" office:value-type="string" office:string-value="]" calcext:value-type="string">
            <text:p>]</text:p>
          </table:table-cell>
          <table:table-cell table:style-name="ce1164" table:formula="of:=IF([.$H$62]=1;&quot;&quot;;&quot;ou&quot;)">
            <text:p/>
          </table:table-cell>
          <table:table-cell table:style-name="ce742" table:formula="of:=IF([.$H$62]=1;&quot;&quot;;IF(OR([.$H$59]=16;[.$H$59]=26;[.$H$59]=35;[.$H$59]=45);&quot;[&quot;;&quot;]&quot;))">
            <text:p/>
          </table:table-cell>
          <table:table-cell table:style-name="ce1094" table:formula="of:=IF([.$H$62]=1;&quot;&quot;;[.G55])">
            <text:p/>
          </table:table-cell>
          <table:table-cell table:style-name="ce1094" table:formula="of:=IF([.$H$62]=1;&quot;&quot;;&quot;;&quot;)">
            <text:p/>
          </table:table-cell>
          <table:table-cell table:style-name="ce1094" table:formula="of:=IF([.$H$62]=1;&quot;&quot;;[.$O$70])">
            <text:p/>
          </table:table-cell>
          <table:table-cell table:style-name="ce1195" table:formula="of:=IF([.$H$62]=1;&quot;&quot;;IF(AND(OR([.$H$59]=35;[.$H$59]=45);[.$P$50]&gt;=[.$S$50]);&quot;]&quot;;IF(AND(OR([.$H$59]=36;[.$H$59]=46);[.$P$50]&gt;[.$S$50]);&quot;]&quot;;IF(AND(OR([.$H$59]=16;[.$H$59]=26);[.$P$50]&lt;=[.$S$50]);&quot;]&quot;;IF(AND(OR([.$H$59]=15;[.$H$59]=25);[.$P$50]&lt;[.$S$50]);&quot;]&quot;;&quot;[&quot;)))))">
            <text:p/>
          </table:table-cell>
          <table:table-cell table:number-columns-repeated="3"/>
          <table:table-cell table:style-name="ce682" table:number-columns-repeated="4"/>
          <table:table-cell table:style-name="ce1252"/>
          <table:table-cell table:style-name="ce1022" office:value-type="string" calcext:value-type="string">
            <text:p>S =</text:p>
          </table:table-cell>
          <table:table-cell table:style-name="ce1057" table:formula="of:=IF([.$AB$62]=1;IF(OR([.$AB$59]=16;[.$AB$59]=26;[.$AB$59]=35;[.$AB$59]=45);&quot;[&quot;;&quot;]&quot;);IF(AND(OR([.$AB$59]=35;[.$AB$59]=45);[.$AJ$50]&gt;=0);&quot;[&quot;;IF(AND(OR([.$AB$59]=36;[.$AB$59]=46);[.$AJ$50]&gt;0);&quot;[&quot;;IF(AND(OR([.$AB$59]=16;[.$AB$59]=26);[.$AJ$50]&lt;=0);&quot;[&quot;;IF(AND(OR([.$AB$59]=15;[.$AB$59]=25);[.$AJ$50]&lt;0);&quot;[&quot;;&quot;]&quot;)))))" office:value-type="string" office:string-value="[" calcext:value-type="string">
            <text:p>[</text:p>
          </table:table-cell>
          <table:table-cell table:style-name="ce1094" table:formula="of:=IF([.$AB$62]=2;[.$AI$50];[.$V$51])" office:value-type="float" office:value="-10" calcext:value-type="float">
            <text:p>-10</text:p>
          </table:table-cell>
          <table:table-cell table:style-name="ce1094" office:value-type="string" calcext:value-type="string">
            <text:p>;</text:p>
          </table:table-cell>
          <table:table-cell table:style-name="ce1094" table:formula="of:=IF([.$AB$62]=2;[.$V$51];[.$Z$51])" office:value-type="float" office:value="-7" calcext:value-type="float">
            <text:p>-7</text:p>
          </table:table-cell>
          <table:table-cell table:style-name="ce742" table:formula="of:=IF(OR([.$AB$59]=16;[.$AB$59]=26;[.$AB$59]=35;[.$AB$59]=45);&quot;]&quot;;&quot;[&quot;)" office:value-type="string" office:string-value="]" calcext:value-type="string">
            <text:p>]</text:p>
          </table:table-cell>
          <table:table-cell table:style-name="ce1164" table:formula="of:=IF([.$AB$62]=1;&quot;&quot;;&quot;ou&quot;)" office:value-type="string" office:string-value="ou" calcext:value-type="string">
            <text:p>ou</text:p>
          </table:table-cell>
          <table:table-cell table:style-name="ce742" table:formula="of:=IF([.$AB$62]=1;&quot;&quot;;IF(OR([.$AB$59]=16;[.$AB$59]=26;[.$AB$59]=35;[.$AB$59]=45);&quot;[&quot;;&quot;]&quot;))" office:value-type="string" office:string-value="[" calcext:value-type="string">
            <text:p>[</text:p>
          </table:table-cell>
          <table:table-cell table:style-name="ce1094" table:formula="of:=IF([.$AB$62]=1;&quot;&quot;;[.$Z$51])" office:value-type="float" office:value="8" calcext:value-type="float">
            <text:p>8</text:p>
          </table:table-cell>
          <table:table-cell table:style-name="ce1094" table:formula="of:=IF([.$AB$62]=1;&quot;&quot;;&quot;;&quot;)" office:value-type="string" office:string-value=";" calcext:value-type="string">
            <text:p>;</text:p>
          </table:table-cell>
          <table:table-cell table:style-name="ce1094" table:formula="of:=IF([.$AB$62]=1;&quot;&quot;;[.$AI$70])" office:value-type="float" office:value="10" calcext:value-type="float">
            <text:p>10</text:p>
          </table:table-cell>
          <table:table-cell table:style-name="ce1195" table:formula="of:=IF([.$AB$62]=1;&quot;&quot;;IF(AND(OR([.$AB$59]=35;[.$AB$59]=45);[.$AJ$50]&gt;=0);&quot;]&quot;;IF(AND(OR([.$AB$59]=36;[.$AB$59]=46);[.$AJ$50]&gt;0);&quot;]&quot;;IF(AND(OR([.$AB$59]=16;[.$AB$59]=26);[.$AJ$50]&lt;=0);&quot;]&quot;;IF(AND(OR([.$AB$59]=15;[.$AB$59]=25);[.$AJ$50]&lt;0);&quot;]&quot;;&quot;[&quot;)))))" office:value-type="string" office:string-value="]" calcext:value-type="string">
            <text:p>]</text:p>
          </table:table-cell>
          <table:table-cell table:number-columns-repeated="3"/>
          <table:table-cell table:style-name="ce682" table:number-columns-repeated="4"/>
          <table:table-cell table:number-columns-repeated="985"/>
        </table:table-row>
        <table:table-row table:style-name="ro4">
          <table:table-cell table:style-name="ce1022" office:value-type="string" calcext:value-type="string">
            <text:p>S =</text:p>
          </table:table-cell>
          <table:table-cell table:style-name="ce1057" table:formula="of:=[.B72]" office:value-type="string" office:string-value="[" calcext:value-type="string">
            <text:p>[</text:p>
          </table:table-cell>
          <table:table-cell table:style-name="ce1057" table:formula="of:=[.C72]" office:value-type="float" office:value="-5" calcext:value-type="float">
            <text:p>-5</text:p>
          </table:table-cell>
          <table:table-cell table:style-name="ce1057" table:formula="of:=[.D72]" office:value-type="string" office:string-value=";" calcext:value-type="string">
            <text:p>;</text:p>
          </table:table-cell>
          <table:table-cell table:style-name="ce1057" table:formula="of:=[.E72]" office:value-type="float" office:value="8" calcext:value-type="float">
            <text:p>8</text:p>
          </table:table-cell>
          <table:table-cell table:style-name="ce1057" table:formula="of:=[.F72]" office:value-type="string" office:string-value="]" calcext:value-type="string">
            <text:p>]</text:p>
          </table:table-cell>
          <table:table-cell table:style-name="ce1163" table:formula="of:=IF([.$H$62]=1;&quot;&quot;;&quot;&quot;)">
            <text:p/>
          </table:table-cell>
          <table:table-cell table:style-name="ce1094" table:formula="of:=[.H72]">
            <text:p/>
          </table:table-cell>
          <table:table-cell table:style-name="ce1094" table:formula="of:=[.I72]">
            <text:p/>
          </table:table-cell>
          <table:table-cell table:style-name="ce1094" table:formula="of:=[.J72]">
            <text:p/>
          </table:table-cell>
          <table:table-cell table:style-name="ce1094" table:formula="of:=[.K72]">
            <text:p/>
          </table:table-cell>
          <table:table-cell table:style-name="ce1195" table:formula="of:=[.L72]">
            <text:p/>
          </table:table-cell>
          <table:table-cell table:number-columns-repeated="3"/>
          <table:table-cell table:style-name="ce682" table:number-columns-repeated="4"/>
          <table:table-cell table:style-name="ce1167"/>
          <table:table-cell table:style-name="ce1022" office:value-type="string" calcext:value-type="string">
            <text:p>S =</text:p>
          </table:table-cell>
          <table:table-cell table:style-name="ce1057" table:formula="of:=[.V72]" office:value-type="string" office:string-value="[" calcext:value-type="string">
            <text:p>[</text:p>
          </table:table-cell>
          <table:table-cell table:style-name="ce1057" table:formula="of:=[.W72]" office:value-type="float" office:value="-10" calcext:value-type="float">
            <text:p>-10</text:p>
          </table:table-cell>
          <table:table-cell table:style-name="ce1057" table:formula="of:=[.X72]" office:value-type="string" office:string-value=";" calcext:value-type="string">
            <text:p>;</text:p>
          </table:table-cell>
          <table:table-cell table:style-name="ce1057" table:formula="of:=[.Y72]" office:value-type="float" office:value="-7" calcext:value-type="float">
            <text:p>-7</text:p>
          </table:table-cell>
          <table:table-cell table:style-name="ce1057" table:formula="of:=[.Z72]" office:value-type="string" office:string-value="]" calcext:value-type="string">
            <text:p>]</text:p>
          </table:table-cell>
          <table:table-cell table:style-name="ce1163" table:formula="of:=IF([.$AB$62]=1;&quot;&quot;;&quot;&quot;)" office:value-type="string" office:string-value="" calcext:value-type="string">
            <text:p></text:p>
          </table:table-cell>
          <table:table-cell table:style-name="ce1094" table:formula="of:=[.AB72]" office:value-type="string" office:string-value="[" calcext:value-type="string">
            <text:p>[</text:p>
          </table:table-cell>
          <table:table-cell table:style-name="ce1094" table:formula="of:=[.AC72]" office:value-type="float" office:value="8" calcext:value-type="float">
            <text:p>8</text:p>
          </table:table-cell>
          <table:table-cell table:style-name="ce1094" table:formula="of:=[.AD72]" office:value-type="string" office:string-value=";" calcext:value-type="string">
            <text:p>;</text:p>
          </table:table-cell>
          <table:table-cell table:style-name="ce1094" table:formula="of:=[.AE72]" office:value-type="float" office:value="10" calcext:value-type="float">
            <text:p>10</text:p>
          </table:table-cell>
          <table:table-cell table:style-name="ce1195" table:formula="of:=[.AF72]" office:value-type="string" office:string-value="]" calcext:value-type="string">
            <text:p>]</text:p>
          </table:table-cell>
          <table:table-cell table:number-columns-repeated="3"/>
          <table:table-cell table:style-name="ce682" table:number-columns-repeated="4"/>
          <table:table-cell table:number-columns-repeated="985"/>
        </table:table-row>
        <table:table-row table:style-name="ro4">
          <table:table-cell table:style-name="ce686" table:number-columns-repeated="12"/>
          <table:table-cell table:number-columns-repeated="3"/>
          <table:table-cell table:style-name="ce682" table:number-columns-repeated="4"/>
          <table:table-cell table:style-name="ce885" table:number-columns-spanned="1" table:number-rows-spanned="2"/>
          <table:table-cell table:style-name="ce686" table:number-columns-repeated="12"/>
          <table:table-cell table:number-columns-repeated="3"/>
          <table:table-cell table:style-name="ce682" table:number-columns-repeated="4"/>
          <table:table-cell table:number-columns-repeated="985"/>
        </table:table-row>
        <table:table-row table:style-name="ro4">
          <table:table-cell table:style-name="ce683" office:value-type="string" calcext:value-type="string" table:number-columns-spanned="12" table:number-rows-spanned="1">
            <text:p>Tableau points Equation et inéquations</text:p>
          </table:table-cell>
          <table:covered-table-cell table:style-name="ce673"/>
          <table:covered-table-cell table:style-name="ce1086"/>
          <table:covered-table-cell table:number-columns-repeated="4"/>
          <table:covered-table-cell table:number-columns-repeated="5" table:style-name="ce686"/>
          <table:table-cell table:style-name="ce1145" office:value-type="string" calcext:value-type="string">
            <text:p>Note</text:p>
          </table:table-cell>
          <table:table-cell table:number-columns-repeated="6"/>
          <table:covered-table-cell table:style-name="ce1253"/>
          <table:table-cell table:style-name="ce683" office:value-type="string" calcext:value-type="string" table:number-columns-spanned="12" table:number-rows-spanned="1">
            <text:p>Tableau points Equation et inéquations</text:p>
          </table:table-cell>
          <table:covered-table-cell table:style-name="ce673"/>
          <table:covered-table-cell table:style-name="ce1086"/>
          <table:covered-table-cell table:number-columns-repeated="4"/>
          <table:covered-table-cell table:number-columns-repeated="5" table:style-name="ce686"/>
          <table:table-cell table:style-name="ce1145" office:value-type="string" calcext:value-type="string">
            <text:p>Note</text:p>
          </table:table-cell>
          <table:table-cell table:number-columns-repeated="991"/>
        </table:table-row>
        <table:table-row table:style-name="ro4">
          <table:table-cell table:style-name="ce1023" office:value-type="string" calcext:value-type="string">
            <text:p><text:span text:style-name="T38">f </text:span><text:span text:style-name="T39">(</text:span><text:span text:style-name="T40">x</text:span><text:span text:style-name="T39">)</text:span><text:span text:style-name="T41"> = </text:span><text:span text:style-name="T42">g</text:span><text:span text:style-name="T43">(</text:span><text:span text:style-name="T42">x</text:span><text:span text:style-name="T43">)</text:span></text:p>
          </table:table-cell>
          <table:table-cell table:style-name="ce996" table:formula="of:=IF(ISBLANK([$'(In)équation niveau 2'.C6]);0;IF([.B59]=[$'(In)équation niveau 2'.C6];1;-0.5))" office:value-type="float" office:value="0" calcext:value-type="float">
            <text:p>0</text:p>
          </table:table-cell>
          <table:table-cell table:style-name="ce996" table:formula="of:=IF(ISBLANK([$'(In)équation niveau 2'.D6]);0;IF([.C59]=[$'(In)équation niveau 2'.D6];1;-0.5))" office:value-type="float" office:value="0" calcext:value-type="float">
            <text:p>0</text:p>
          </table:table-cell>
          <table:table-cell table:style-name="ce996" table:formula="of:=IF(ISBLANK([$'(In)équation niveau 2'.E6]);0;IF([.D59]=[$'(In)équation niveau 2'.E6];1;-0.5))" office:value-type="float" office:value="0" calcext:value-type="float">
            <text:p>0</text:p>
          </table:table-cell>
          <table:table-cell table:style-name="ce996" table:formula="of:=IF(ISBLANK([$'(In)équation niveau 2'.F6]);0;IF([.E59]=[$'(In)équation niveau 2'.F6];1;-0.5))" office:value-type="float" office:value="0" calcext:value-type="float">
            <text:p>0</text:p>
          </table:table-cell>
          <table:table-cell table:style-name="ce996" table:formula="of:=IF(ISBLANK([$'(In)équation niveau 2'.G6]);0;IF([.F59]=[$'(In)équation niveau 2'.G6];1;-0.5))" office:value-type="float" office:value="0" calcext:value-type="float">
            <text:p>0</text:p>
          </table:table-cell>
          <table:table-cell table:style-name="ce1144"/>
          <table:table-cell table:style-name="ce686" table:number-columns-repeated="5"/>
          <table:table-cell table:style-name="ce996" table:formula="of:=IF(20*SUM([.B76:.L78])/21&lt;0;0;20*SUM([.B76:.L78])/21)" office:value-type="float" office:value="0" calcext:value-type="float">
            <text:p>0</text:p>
          </table:table-cell>
          <table:table-cell table:number-columns-repeated="7"/>
          <table:table-cell table:style-name="ce1260" office:value-type="string" calcext:value-type="string">
            <text:p><text:span text:style-name="T38">f </text:span><text:span text:style-name="T39">(</text:span><text:span text:style-name="T40">x</text:span><text:span text:style-name="T39">)</text:span><text:span text:style-name="T41"> = </text:span><text:span text:style-name="T49">0</text:span></text:p>
          </table:table-cell>
          <table:table-cell table:style-name="ce996" table:formula="of:=IF(ISBLANK([$'(In)équation niveau 1'.C6]);0;IF([.V59]=[$'(In)équation niveau 1'.C6];1;-0.5))" office:value-type="float" office:value="0" calcext:value-type="float">
            <text:p>0</text:p>
          </table:table-cell>
          <table:table-cell table:style-name="ce996" table:formula="of:=IF(ISBLANK([$'(In)équation niveau 1'.D6]);0;IF([.W59]=[$'(In)équation niveau 1'.D6];1;-0.5))" office:value-type="float" office:value="0" calcext:value-type="float">
            <text:p>0</text:p>
          </table:table-cell>
          <table:table-cell table:style-name="ce996" table:formula="of:=IF(ISBLANK([$'(In)équation niveau 1'.E6]);0;IF([.X59]=[$'(In)équation niveau 1'.E6];1;-0.5))" office:value-type="float" office:value="0" calcext:value-type="float">
            <text:p>0</text:p>
          </table:table-cell>
          <table:table-cell table:style-name="ce996" table:formula="of:=IF(ISBLANK([$'(In)équation niveau 1'.F6]);0;IF([.Y59]=[$'(In)équation niveau 1'.F6];1;-0.5))" office:value-type="float" office:value="0" calcext:value-type="float">
            <text:p>0</text:p>
          </table:table-cell>
          <table:table-cell table:style-name="ce996" table:formula="of:=IF(ISBLANK([$'(In)équation niveau 1'.G6]);0;IF([.Z59]=[$'(In)équation niveau 1'.G6];1;-0.5))" office:value-type="float" office:value="0" calcext:value-type="float">
            <text:p>0</text:p>
          </table:table-cell>
          <table:table-cell table:style-name="ce1144"/>
          <table:table-cell table:style-name="ce686" table:number-columns-repeated="5"/>
          <table:table-cell table:style-name="ce1328" table:formula="of:=IF(20*SUM([.V76:.AF78])/21&lt;0;0;20*SUM([.V76:.AF78])/21)" office:value-type="float" office:value="0" calcext:value-type="float">
            <text:p>0,00</text:p>
          </table:table-cell>
          <table:table-cell table:number-columns-repeated="991"/>
        </table:table-row>
        <table:table-row table:style-name="ro4">
          <table:table-cell table:style-name="ce998" office:value-type="string" calcext:value-type="string">
            <text:p>ineq 1</text:p>
          </table:table-cell>
          <table:table-cell table:style-name="ce1058" table:formula="of:=IF(ISBLANK([$'(In)équation niveau 2'.C14]);0;IF([.B68]=[$'(In)équation niveau 2'.C14];1;-0.5))" office:value-type="float" office:value="0" calcext:value-type="float">
            <text:p>0</text:p>
          </table:table-cell>
          <table:table-cell table:style-name="ce1058" table:formula="of:=IF(ISBLANK([$'(In)équation niveau 2'.D14]);0;IF([.C68]=[$'(In)équation niveau 2'.D14];1;-0.5))" office:value-type="float" office:value="0" calcext:value-type="float">
            <text:p>0</text:p>
          </table:table-cell>
          <table:table-cell table:style-name="ce1058" table:formula="of:=IF(ISBLANK([$'(In)équation niveau 2'.E14]);0;IF([.D68]=[$'(In)équation niveau 2'.E14];1;-0.5))" office:value-type="float" office:value="0" calcext:value-type="float">
            <text:p>0</text:p>
          </table:table-cell>
          <table:table-cell table:style-name="ce1058" table:formula="of:=IF(ISBLANK([$'(In)équation niveau 2'.F14]);0;IF([.E68]=[$'(In)équation niveau 2'.F14];1;-0.5))" office:value-type="float" office:value="0" calcext:value-type="float">
            <text:p>0</text:p>
          </table:table-cell>
          <table:table-cell table:style-name="ce1058" table:formula="of:=IF(ISBLANK([$'(In)équation niveau 2'.G14]);0;IF([.F68]=[$'(In)équation niveau 2'.G14];1;-0.5))" office:value-type="float" office:value="0" calcext:value-type="float">
            <text:p>0</text:p>
          </table:table-cell>
          <table:table-cell table:style-name="ce730" table:formula="of:=IF([.G69]=&quot;&quot;;IF(ISBLANK([$'(In)équation niveau 2'.H14]);0;-0.5);IF([.G68]=[$'(In)équation niveau 2'.H14];1;IF(ISBLANK([$'(In)équation niveau 2'.H14]);0;-0.5)))" office:value-type="float" office:value="0" calcext:value-type="float">
            <text:p>0</text:p>
          </table:table-cell>
          <table:table-cell table:style-name="ce730" table:formula="of:=IF([.H69]=&quot;&quot;;IF(ISBLANK([$'(In)équation niveau 2'.I14]);0;-0.5);IF([.H68]=[$'(In)équation niveau 2'.I14];1;IF(ISBLANK([$'(In)équation niveau 2'.I14]);0;-0.5)))" office:value-type="float" office:value="0" calcext:value-type="float">
            <text:p>0</text:p>
          </table:table-cell>
          <table:table-cell table:style-name="ce730" table:formula="of:=IF([.I69]=&quot;&quot;;IF(ISBLANK([$'(In)équation niveau 2'.J14]);0;-0.5);IF([.I68]=[$'(In)équation niveau 2'.J14];1;IF(ISBLANK([$'(In)équation niveau 2'.J14]);0;-0.5)))" office:value-type="float" office:value="0" calcext:value-type="float">
            <text:p>0</text:p>
          </table:table-cell>
          <table:table-cell table:style-name="ce730" table:formula="of:=IF([.J69]=&quot;&quot;;IF(ISBLANK([$'(In)équation niveau 2'.K14]);0;-0.5);IF([.J68]=[$'(In)équation niveau 2'.K14];1;IF(ISBLANK([$'(In)équation niveau 2'.K14]);0;-0.5)))" office:value-type="float" office:value="0" calcext:value-type="float">
            <text:p>0</text:p>
          </table:table-cell>
          <table:table-cell table:style-name="ce730" table:formula="of:=IF([.K69]=&quot;&quot;;IF(ISBLANK([$'(In)équation niveau 2'.L14]);0;-0.5);IF([.K68]=[$'(In)équation niveau 2'.L14];1;IF(ISBLANK([$'(In)équation niveau 2'.L14]);0;-0.5)))" office:value-type="float" office:value="0" calcext:value-type="float">
            <text:p>0</text:p>
          </table:table-cell>
          <table:table-cell table:style-name="ce730" table:formula="of:=IF([.L69]=&quot;&quot;;IF(ISBLANK([$'(In)équation niveau 2'.M14]);0;-0.5);IF([.L68]=[$'(In)équation niveau 2'.M14];1;IF(ISBLANK([$'(In)équation niveau 2'.M14]);0;-0.5)))" office:value-type="float" office:value="0" calcext:value-type="float">
            <text:p>0</text:p>
          </table:table-cell>
          <table:table-cell table:style-name="ce682"/>
          <table:table-cell table:number-columns-repeated="7"/>
          <table:table-cell table:style-name="ce998" office:value-type="string" calcext:value-type="string">
            <text:p>ineq 1</text:p>
          </table:table-cell>
          <table:table-cell table:style-name="ce1058" table:formula="of:=IF(ISBLANK([$'(In)équation niveau 1'.C14]);0;IF([.V68]=[$'(In)équation niveau 1'.C14];1;-0.5))" office:value-type="float" office:value="0" calcext:value-type="float">
            <text:p>0</text:p>
          </table:table-cell>
          <table:table-cell table:style-name="ce1058" table:formula="of:=IF(ISBLANK([$'(In)équation niveau 1'.D14]);0;IF([.W68]=[$'(In)équation niveau 1'.D14];1;-0.5))" office:value-type="float" office:value="0" calcext:value-type="float">
            <text:p>0</text:p>
          </table:table-cell>
          <table:table-cell table:style-name="ce1058" table:formula="of:=IF(ISBLANK([$'(In)équation niveau 1'.E14]);0;IF([.X68]=[$'(In)équation niveau 1'.E14];1;-0.5))" office:value-type="float" office:value="0" calcext:value-type="float">
            <text:p>0</text:p>
          </table:table-cell>
          <table:table-cell table:style-name="ce1058" table:formula="of:=IF(ISBLANK([$'(In)équation niveau 1'.F14]);0;IF([.Y68]=[$'(In)équation niveau 1'.F14];1;-0.5))" office:value-type="float" office:value="0" calcext:value-type="float">
            <text:p>0</text:p>
          </table:table-cell>
          <table:table-cell table:style-name="ce1058" table:formula="of:=IF(ISBLANK([$'(In)équation niveau 1'.G14]);0;IF([.Z68]=[$'(In)équation niveau 1'.G14];1;-0.5))" office:value-type="float" office:value="0" calcext:value-type="float">
            <text:p>0</text:p>
          </table:table-cell>
          <table:table-cell table:style-name="ce730" table:formula="of:=IF([.AA69]=&quot;&quot;;IF(ISBLANK([$'(In)équation niveau 1'.H14]);0;-0.5);IF([.AA68]=[$'(In)équation niveau 1'.H14];1;IF(ISBLANK([$'(In)équation niveau 1'.H14]);0;-0.5)))" office:value-type="float" office:value="0" calcext:value-type="float">
            <text:p>0</text:p>
          </table:table-cell>
          <table:table-cell table:style-name="ce730" table:formula="of:=IF([.AB69]=&quot;&quot;;IF(ISBLANK([$'(In)équation niveau 1'.I14]);0;-0.5);IF([.AB68]=[$'(In)équation niveau 1'.I14];1;IF(ISBLANK([$'(In)équation niveau 1'.I14]);0;-0.5)))" office:value-type="float" office:value="0" calcext:value-type="float">
            <text:p>0</text:p>
          </table:table-cell>
          <table:table-cell table:style-name="ce730" table:formula="of:=IF([.AC69]=&quot;&quot;;IF(ISBLANK([$'(In)équation niveau 1'.J14]);0;-0.5);IF([.AC68]=[$'(In)équation niveau 1'.J14];1;IF(ISBLANK([$'(In)équation niveau 1'.J14]);0;-0.5)))" office:value-type="float" office:value="0" calcext:value-type="float">
            <text:p>0</text:p>
          </table:table-cell>
          <table:table-cell table:style-name="ce730" table:formula="of:=IF([.AD69]=&quot;&quot;;IF(ISBLANK([$'(In)équation niveau 1'.K14]);0;-0.5);IF([.AD68]=[$'(In)équation niveau 1'.K14];1;IF(ISBLANK([$'(In)équation niveau 1'.K14]);0;-0.5)))" office:value-type="float" office:value="0" calcext:value-type="float">
            <text:p>0</text:p>
          </table:table-cell>
          <table:table-cell table:style-name="ce730" table:formula="of:=IF([.AE69]=&quot;&quot;;IF(ISBLANK([$'(In)équation niveau 1'.L14]);0;-0.5);IF([.AE68]=[$'(In)équation niveau 1'.L14];1;IF(ISBLANK([$'(In)équation niveau 1'.L14]);0;-0.5)))" office:value-type="float" office:value="0" calcext:value-type="float">
            <text:p>0</text:p>
          </table:table-cell>
          <table:table-cell table:style-name="ce730" table:formula="of:=IF([.AF69]=&quot;&quot;;IF(ISBLANK([$'(In)équation niveau 1'.M14]);0;-0.5);IF([.AF68]=[$'(In)équation niveau 1'.M14];1;IF(ISBLANK([$'(In)équation niveau 1'.M14]);0;-0.5)))" office:value-type="float" office:value="0" calcext:value-type="float">
            <text:p>0</text:p>
          </table:table-cell>
          <table:table-cell table:style-name="ce682"/>
          <table:table-cell table:number-columns-repeated="991"/>
        </table:table-row>
        <table:table-row table:style-name="ro4">
          <table:table-cell table:style-name="ce998" office:value-type="string" calcext:value-type="string">
            <text:p>ineq 2</text:p>
          </table:table-cell>
          <table:table-cell table:style-name="ce1059" table:formula="of:=IF(ISBLANK([$'(In)équation niveau 2'.C19]);0;IF([.B72]=[$'(In)équation niveau 2'.C19];1;-0.5))" office:value-type="float" office:value="0" calcext:value-type="float">
            <text:p>0</text:p>
          </table:table-cell>
          <table:table-cell table:style-name="ce1059" table:formula="of:=IF(ISBLANK([$'(In)équation niveau 2'.D19]);0;IF([.C72]=[$'(In)équation niveau 2'.D19];1;-0.5))" office:value-type="float" office:value="0" calcext:value-type="float">
            <text:p>0</text:p>
          </table:table-cell>
          <table:table-cell table:style-name="ce1059" table:formula="of:=IF(ISBLANK([$'(In)équation niveau 2'.E19]);0;IF([.D72]=[$'(In)équation niveau 2'.E19];1;-0.5))" office:value-type="float" office:value="0" calcext:value-type="float">
            <text:p>0</text:p>
          </table:table-cell>
          <table:table-cell table:style-name="ce1059" table:formula="of:=IF(ISBLANK([$'(In)équation niveau 2'.F19]);0;IF([.E72]=[$'(In)équation niveau 2'.F19];1;-0.5))" office:value-type="float" office:value="0" calcext:value-type="float">
            <text:p>0</text:p>
          </table:table-cell>
          <table:table-cell table:style-name="ce1059" table:formula="of:=IF(ISBLANK([$'(In)équation niveau 2'.G19]);0;IF([.F72]=[$'(In)équation niveau 2'.G19];1;-0.5))" office:value-type="float" office:value="0" calcext:value-type="float">
            <text:p>0</text:p>
          </table:table-cell>
          <table:table-cell table:style-name="ce741" table:formula="of:=IF([.G73]=&quot;&quot;;IF(ISBLANK([$'(In)équation niveau 2'.H19]);0;-0.5);IF([.G72]=[$'(In)équation niveau 2'.H19];1;IF(ISBLANK([$'(In)équation niveau 2'.H19]);0;-0.5)))" office:value-type="float" office:value="0" calcext:value-type="float">
            <text:p>0</text:p>
          </table:table-cell>
          <table:table-cell table:style-name="ce741" table:formula="of:=IF([.H73]=&quot;&quot;;IF(ISBLANK([$'(In)équation niveau 2'.I19]);0;-0.5);IF([.H72]=[$'(In)équation niveau 2'.I19];1;IF(ISBLANK([$'(In)équation niveau 2'.I19]);0;-0.5)))" office:value-type="float" office:value="0" calcext:value-type="float">
            <text:p>0</text:p>
          </table:table-cell>
          <table:table-cell table:style-name="ce741" table:formula="of:=IF([.I73]=&quot;&quot;;IF(ISBLANK([$'(In)équation niveau 2'.J19]);0;-0.5);IF([.I72]=[$'(In)équation niveau 2'.J19];1;IF(ISBLANK([$'(In)équation niveau 2'.J19]);0;-0.5)))" office:value-type="float" office:value="0" calcext:value-type="float">
            <text:p>0</text:p>
          </table:table-cell>
          <table:table-cell table:style-name="ce741" table:formula="of:=IF([.J73]=&quot;&quot;;IF(ISBLANK([$'(In)équation niveau 2'.K19]);0;-0.5);IF([.J72]=[$'(In)équation niveau 2'.K19];1;IF(ISBLANK([$'(In)équation niveau 2'.K19]);0;-0.5)))" office:value-type="float" office:value="0" calcext:value-type="float">
            <text:p>0</text:p>
          </table:table-cell>
          <table:table-cell table:style-name="ce741" table:formula="of:=IF([.K73]=&quot;&quot;;IF(ISBLANK([$'(In)équation niveau 2'.L19]);0;-0.5);IF([.K72]=[$'(In)équation niveau 2'.L19];1;IF(ISBLANK([$'(In)équation niveau 2'.L19]);0;-0.5)))" office:value-type="float" office:value="0" calcext:value-type="float">
            <text:p>0</text:p>
          </table:table-cell>
          <table:table-cell table:style-name="ce741" table:formula="of:=IF([.L73]=&quot;&quot;;IF(ISBLANK([$'(In)équation niveau 2'.M19]);0;-0.5);IF([.L72]=[$'(In)équation niveau 2'.M19];1;IF(ISBLANK([$'(In)équation niveau 2'.M19]);0;-0.5)))" office:value-type="float" office:value="0" calcext:value-type="float">
            <text:p>0</text:p>
          </table:table-cell>
          <table:table-cell table:number-columns-repeated="7"/>
          <table:table-cell table:style-name="ce686"/>
          <table:table-cell table:style-name="ce998" office:value-type="string" calcext:value-type="string">
            <text:p>ineq 2</text:p>
          </table:table-cell>
          <table:table-cell table:style-name="ce1059" table:formula="of:=IF(ISBLANK([$'(In)équation niveau 1'.C19]);0;IF([.V72]=[$'(In)équation niveau 1'.C19];1;-0.5))" office:value-type="float" office:value="0" calcext:value-type="float">
            <text:p>0</text:p>
          </table:table-cell>
          <table:table-cell table:style-name="ce1059" table:formula="of:=IF(ISBLANK([$'(In)équation niveau 1'.D19]);0;IF([.W72]=[$'(In)équation niveau 1'.D19];1;-0.5))" office:value-type="float" office:value="0" calcext:value-type="float">
            <text:p>0</text:p>
          </table:table-cell>
          <table:table-cell table:style-name="ce1059" table:formula="of:=IF(ISBLANK([$'(In)équation niveau 1'.E19]);0;IF([.X72]=[$'(In)équation niveau 1'.E19];1;-0.5))" office:value-type="float" office:value="0" calcext:value-type="float">
            <text:p>0</text:p>
          </table:table-cell>
          <table:table-cell table:style-name="ce1059" table:formula="of:=IF(ISBLANK([$'(In)équation niveau 1'.F19]);0;IF([.Y72]=[$'(In)équation niveau 1'.F19];1;-0.5))" office:value-type="float" office:value="0" calcext:value-type="float">
            <text:p>0</text:p>
          </table:table-cell>
          <table:table-cell table:style-name="ce1059" table:formula="of:=IF(ISBLANK([$'(In)équation niveau 1'.G19]);0;IF([.Z72]=[$'(In)équation niveau 1'.G19];1;-0.5))" office:value-type="float" office:value="0" calcext:value-type="float">
            <text:p>0</text:p>
          </table:table-cell>
          <table:table-cell table:style-name="ce741" table:formula="of:=IF([.AA73]=&quot;&quot;;IF(ISBLANK([$'(In)équation niveau 1'.H19]);0;-0.5);IF([.AA72]=[$'(In)équation niveau 1'.H19];1;IF(ISBLANK([$'(In)équation niveau 1'.H19]);0;-0.5)))" office:value-type="float" office:value="0" calcext:value-type="float">
            <text:p>0</text:p>
          </table:table-cell>
          <table:table-cell table:style-name="ce741" table:formula="of:=IF([.AB73]=&quot;&quot;;IF(ISBLANK([$'(In)équation niveau 1'.I19]);0;-0.5);IF([.AB72]=[$'(In)équation niveau 1'.I19];1;IF(ISBLANK([$'(In)équation niveau 1'.I19]);0;-0.5)))" office:value-type="float" office:value="0" calcext:value-type="float">
            <text:p>0</text:p>
          </table:table-cell>
          <table:table-cell table:style-name="ce741" table:formula="of:=IF([.AC73]=&quot;&quot;;IF(ISBLANK([$'(In)équation niveau 1'.J19]);0;-0.5);IF([.AC72]=[$'(In)équation niveau 1'.J19];1;IF(ISBLANK([$'(In)équation niveau 1'.J19]);0;-0.5)))" office:value-type="float" office:value="0" calcext:value-type="float">
            <text:p>0</text:p>
          </table:table-cell>
          <table:table-cell table:style-name="ce741" table:formula="of:=IF([.AD73]=&quot;&quot;;IF(ISBLANK([$'(In)équation niveau 1'.K19]);0;-0.5);IF([.AD72]=[$'(In)équation niveau 1'.K19];1;IF(ISBLANK([$'(In)équation niveau 1'.K19]);0;-0.5)))" office:value-type="float" office:value="0" calcext:value-type="float">
            <text:p>0</text:p>
          </table:table-cell>
          <table:table-cell table:style-name="ce741" table:formula="of:=IF([.AE73]=&quot;&quot;;IF(ISBLANK([$'(In)équation niveau 1'.L19]);0;-0.5);IF([.AE72]=[$'(In)équation niveau 1'.L19];1;IF(ISBLANK([$'(In)équation niveau 1'.L19]);0;-0.5)))" office:value-type="float" office:value="0" calcext:value-type="float">
            <text:p>0</text:p>
          </table:table-cell>
          <table:table-cell table:style-name="ce741" table:formula="of:=IF([.AF73]=&quot;&quot;;IF(ISBLANK([$'(In)équation niveau 1'.M19]);0;-0.5);IF([.AF72]=[$'(In)équation niveau 1'.M19];1;IF(ISBLANK([$'(In)équation niveau 1'.M19]);0;-0.5)))" office:value-type="float" office:value="0" calcext:value-type="float">
            <text:p>0</text:p>
          </table:table-cell>
          <table:table-cell table:number-columns-repeated="7"/>
          <table:table-cell table:style-name="ce1332" table:number-columns-repeated="16"/>
          <table:table-cell/>
          <table:table-cell table:style-name="ce1332" table:number-columns-repeated="14"/>
          <table:table-cell table:number-columns-repeated="954"/>
        </table:table-row>
        <table:table-row table:style-name="ro4">
          <table:table-cell table:style-name="ce682" table:number-columns-repeated="13"/>
          <table:table-cell table:number-columns-repeated="6"/>
          <table:table-cell table:style-name="ce686" table:number-columns-repeated="6"/>
          <table:table-cell table:style-name="ce1033"/>
          <table:table-cell table:style-name="ce686" table:number-columns-repeated="5"/>
          <table:table-cell table:number-columns-repeated="3"/>
          <table:table-cell table:style-name="ce1243"/>
          <table:table-cell table:number-columns-repeated="989"/>
        </table:table-row>
        <table:table-row table:style-name="ro4">
          <table:table-cell table:style-name="ce682" table:number-columns-repeated="10"/>
          <table:table-cell table:style-name="ce1190"/>
          <table:table-cell table:style-name="ce682" table:number-columns-repeated="2"/>
          <table:table-cell table:number-columns-repeated="6"/>
          <table:table-cell table:style-name="ce682" table:number-columns-repeated="12"/>
          <table:table-cell table:number-columns-repeated="993"/>
        </table:table-row>
        <table:table-row table:style-name="ro4">
          <table:table-cell table:style-name="ce682" table:number-columns-repeated="13"/>
          <table:table-cell table:number-columns-repeated="6"/>
          <table:table-cell table:style-name="ce682" table:number-columns-repeated="12"/>
          <table:table-cell table:number-columns-repeated="993"/>
        </table:table-row>
        <table:table-row table:style-name="ro4">
          <table:table-cell table:style-name="ce682" table:number-columns-repeated="13"/>
          <table:table-cell table:number-columns-repeated="2"/>
          <table:table-cell table:style-name="ce1225"/>
          <table:table-cell table:number-columns-repeated="3"/>
          <table:table-cell table:style-name="ce682" table:number-columns-repeated="12"/>
          <table:table-cell table:number-columns-repeated="993"/>
        </table:table-row>
        <table:table-row table:style-name="ro4">
          <table:table-cell table:style-name="ce686" table:number-columns-repeated="10"/>
          <table:table-cell table:style-name="ce1191"/>
          <table:table-cell table:style-name="ce686"/>
          <table:table-cell table:number-columns-repeated="4"/>
          <table:table-cell table:style-name="ce682"/>
          <table:table-cell table:number-columns-repeated="2"/>
          <table:table-cell table:style-name="ce682" table:number-columns-repeated="9"/>
          <table:table-cell table:style-name="ce686" table:number-columns-repeated="3"/>
          <table:table-cell table:number-columns-repeated="993"/>
        </table:table-row>
        <table:table-row table:style-name="ro4">
          <table:table-cell table:style-name="ce671" office:value-type="string" calcext:value-type="string" table:number-columns-spanned="26" table:number-rows-spanned="1">
            <text:p>Données pour l’onglet Tableaux de signes et de variations</text:p>
          </table:table-cell>
          <table:covered-table-cell table:number-columns-repeated="11" table:style-name="ce686"/>
          <table:covered-table-cell table:number-columns-repeated="3"/>
          <table:covered-table-cell table:style-name="ce682"/>
          <table:covered-table-cell table:number-columns-repeated="3"/>
          <table:covered-table-cell table:number-columns-repeated="7" table:style-name="ce682"/>
          <table:table-cell table:style-name="ce682" table:number-columns-repeated="2"/>
          <table:table-cell table:style-name="ce686" table:number-columns-repeated="3"/>
          <table:table-cell table:number-columns-repeated="993"/>
        </table:table-row>
        <table:table-row table:style-name="ro4">
          <table:table-cell table:style-name="ce686" table:number-columns-repeated="12"/>
          <table:table-cell table:number-columns-repeated="4"/>
          <table:table-cell table:style-name="ce779"/>
          <table:table-cell table:style-name="ce1100" table:number-columns-repeated="2"/>
          <table:table-cell table:style-name="ce1192" table:number-columns-repeated="8"/>
          <table:table-cell table:style-name="ce686" table:number-columns-repeated="5"/>
          <table:table-cell table:style-name="ce682" table:number-columns-repeated="11"/>
          <table:table-cell table:number-columns-repeated="981"/>
        </table:table-row>
        <table:table-row table:style-name="ro4">
          <table:table-cell table:style-name="ce683" office:value-type="string" calcext:value-type="string" table:number-columns-spanned="12" table:number-rows-spanned="1">
            <text:p>Tableau points tableau de signe</text:p>
          </table:table-cell>
          <table:covered-table-cell table:number-columns-repeated="11"/>
          <table:table-cell/>
          <table:table-cell table:style-name="ce683" office:value-type="string" calcext:value-type="string" table:number-columns-spanned="13" table:number-rows-spanned="1">
            <text:p>Tableau points tableau de variations</text:p>
          </table:table-cell>
          <table:covered-table-cell table:number-columns-repeated="12" table:style-name="ce682"/>
          <table:table-cell table:style-name="ce1276"/>
          <table:table-cell table:style-name="ce1252"/>
          <table:table-cell table:style-name="ce1073" table:number-columns-repeated="7"/>
          <table:table-cell table:style-name="ce682" table:number-columns-repeated="9"/>
          <table:table-cell table:style-name="ce1066" table:number-columns-repeated="2"/>
          <table:table-cell table:number-columns-repeated="978"/>
        </table:table-row>
        <table:table-row table:style-name="ro4">
          <table:table-cell table:style-name="ce1024" office:value-type="string" calcext:value-type="string">
            <text:p>x</text:p>
          </table:table-cell>
          <table:table-cell table:style-name="ce1061" table:formula="of:=[.D130]" office:value-type="float" office:value="-8" calcext:value-type="float">
            <text:p>-8</text:p>
          </table:table-cell>
          <table:table-cell table:style-name="ce1095" table:formula="of:=[.E130]">
            <text:p/>
          </table:table-cell>
          <table:table-cell table:style-name="ce1095" table:formula="of:=[.F130]" office:value-type="float" office:value="-4" calcext:value-type="float">
            <text:p>-4</text:p>
          </table:table-cell>
          <table:table-cell table:style-name="ce1095" table:formula="of:=[.G130]">
            <text:p/>
          </table:table-cell>
          <table:table-cell table:style-name="ce1095" table:formula="of:=[.H130]" office:value-type="float" office:value="0" calcext:value-type="float">
            <text:p>0</text:p>
          </table:table-cell>
          <table:table-cell table:style-name="ce1095" table:formula="of:=[.I130]">
            <text:p/>
          </table:table-cell>
          <table:table-cell table:style-name="ce1095" table:formula="of:=[.J130]" office:value-type="float" office:value="4" calcext:value-type="float">
            <text:p>4</text:p>
          </table:table-cell>
          <table:table-cell table:style-name="ce1095" table:formula="of:=[.K130]">
            <text:p/>
          </table:table-cell>
          <table:table-cell table:style-name="ce1095" table:formula="of:=[.L130]" office:value-type="float" office:value="8" calcext:value-type="float">
            <text:p>8</text:p>
          </table:table-cell>
          <table:table-cell table:style-name="ce1095" table:formula="of:=[.M130]">
            <text:p/>
          </table:table-cell>
          <table:table-cell table:style-name="ce1196" table:formula="of:=[.N130]">
            <text:p/>
          </table:table-cell>
          <table:table-cell table:style-name="ce885"/>
          <table:table-cell table:style-name="ce1205" office:value-type="string" calcext:value-type="string" table:number-columns-spanned="2" table:number-rows-spanned="1">
            <text:p>x</text:p>
          </table:table-cell>
          <table:covered-table-cell table:style-name="ce676"/>
          <table:table-cell table:style-name="ce1041" table:formula="of:=IF(ISBLANK([.D159]);&quot;&quot;;[.D159])" office:value-type="float" office:value="-8" calcext:value-type="float">
            <text:p>-8</text:p>
          </table:table-cell>
          <table:table-cell table:style-name="ce742" table:formula="of:=IF(ISBLANK([.E159]);&quot;&quot;;[.E159])">
            <text:p/>
          </table:table-cell>
          <table:table-cell table:style-name="ce742" table:formula="of:=IF(ISBLANK([.F159]);&quot;&quot;;[.F159])" office:value-type="float" office:value="-6" calcext:value-type="float">
            <text:p>-6</text:p>
          </table:table-cell>
          <table:table-cell table:style-name="ce742" table:formula="of:=IF(ISBLANK([.G159]);&quot;&quot;;[.G159])">
            <text:p/>
          </table:table-cell>
          <table:table-cell table:style-name="ce742" table:formula="of:=IF(ISBLANK([.H159]);&quot;&quot;;[.H159])" office:value-type="float" office:value="-2" calcext:value-type="float">
            <text:p>-2</text:p>
          </table:table-cell>
          <table:table-cell table:style-name="ce742" table:formula="of:=IF(ISBLANK([.I159]);&quot;&quot;;[.I159])">
            <text:p/>
          </table:table-cell>
          <table:table-cell table:style-name="ce742" table:formula="of:=IF(ISBLANK([.J159]);&quot;&quot;;[.J159])" office:value-type="float" office:value="2" calcext:value-type="float">
            <text:p>2</text:p>
          </table:table-cell>
          <table:table-cell table:style-name="ce742" table:formula="of:=IF(ISBLANK([.K159]);&quot;&quot;;[.K159])">
            <text:p/>
          </table:table-cell>
          <table:table-cell table:style-name="ce742" table:formula="of:=IF(ISBLANK([.L159]);&quot;&quot;;[.L159])" office:value-type="float" office:value="6" calcext:value-type="float">
            <text:p>6</text:p>
          </table:table-cell>
          <table:table-cell table:style-name="ce742" table:formula="of:=IF(ISBLANK([.M159]);&quot;&quot;;[.M159])">
            <text:p/>
          </table:table-cell>
          <table:table-cell table:style-name="ce775" table:formula="of:=IF(ISBLANK([.N159]);&quot;&quot;;[.N159])" office:value-type="float" office:value="8" calcext:value-type="float">
            <text:p>8</text:p>
          </table:table-cell>
          <table:table-cell table:style-name="ce1280" table:number-columns-spanned="1" table:number-rows-spanned="2"/>
          <table:table-cell table:style-name="ce1252"/>
          <table:table-cell table:style-name="ce1108" table:number-columns-repeated="7"/>
          <table:table-cell table:style-name="ce682" table:number-columns-repeated="9"/>
          <table:table-cell table:number-columns-repeated="980"/>
        </table:table-row>
        <table:table-row table:style-name="ro4">
          <table:table-cell table:style-name="ce998" office:value-type="string" calcext:value-type="string">
            <text:p>Signe de<text:span text:style-name="T7"> f (x)</text:span></text:p>
          </table:table-cell>
          <table:table-cell table:style-name="ce1062" table:formula="of:=[.P130]" office:value-type="float" office:value="0" calcext:value-type="float">
            <text:p>0</text:p>
          </table:table-cell>
          <table:table-cell table:style-name="ce742" table:formula="of:=[.Q130]" office:value-type="string" office:string-value="-" calcext:value-type="string">
            <text:p>-</text:p>
          </table:table-cell>
          <table:table-cell table:style-name="ce742" table:formula="of:=[.R130]" office:value-type="float" office:value="0" calcext:value-type="float">
            <text:p>0</text:p>
          </table:table-cell>
          <table:table-cell table:style-name="ce742" table:formula="of:=[.S130]" office:value-type="string" office:string-value="+" calcext:value-type="string">
            <text:p>+</text:p>
          </table:table-cell>
          <table:table-cell table:style-name="ce742" table:formula="of:=[.T130]" office:value-type="float" office:value="0" calcext:value-type="float">
            <text:p>0</text:p>
          </table:table-cell>
          <table:table-cell table:style-name="ce742" table:formula="of:=[.U130]" office:value-type="string" office:string-value="-" calcext:value-type="string">
            <text:p>-</text:p>
          </table:table-cell>
          <table:table-cell table:style-name="ce742" table:formula="of:=[.V130]" office:value-type="float" office:value="0" calcext:value-type="float">
            <text:p>0</text:p>
          </table:table-cell>
          <table:table-cell table:style-name="ce742" table:formula="of:=[.W130]" office:value-type="string" office:string-value="+" calcext:value-type="string">
            <text:p>+</text:p>
          </table:table-cell>
          <table:table-cell table:style-name="ce742" table:formula="of:=[.X130]" office:value-type="float" office:value="0" calcext:value-type="float">
            <text:p>0</text:p>
          </table:table-cell>
          <table:table-cell table:style-name="ce742" table:formula="of:=[.Y130]">
            <text:p/>
          </table:table-cell>
          <table:table-cell table:style-name="ce775" table:formula="of:=[.Z130]">
            <text:p/>
          </table:table-cell>
          <table:table-cell table:style-name="ce1108"/>
          <table:table-cell table:style-name="ce1205" office:value-type="string" calcext:value-type="string" table:number-columns-spanned="2" table:number-rows-spanned="1">
            <text:p>Signe de f '(x)</text:p>
          </table:table-cell>
          <table:covered-table-cell table:style-name="ce1220"/>
          <table:table-cell table:style-name="ce1062" table:formula="of:=IF(ISBLANK([.P159]);&quot;&quot;;[.P159])">
            <text:p/>
          </table:table-cell>
          <table:table-cell table:style-name="ce1066" table:formula="of:=IF(ISBLANK([.Q159]);&quot;&quot;;[.Q159])" office:value-type="string" office:string-value="-" calcext:value-type="string">
            <text:p>-</text:p>
          </table:table-cell>
          <table:table-cell table:style-name="ce1066" table:formula="of:=IF(ISBLANK([.R159]);&quot;&quot;;[.R159])" office:value-type="float" office:value="0" calcext:value-type="float">
            <text:p>0</text:p>
          </table:table-cell>
          <table:table-cell table:style-name="ce1066" table:formula="of:=IF(ISBLANK([.S159]);&quot;&quot;;[.S159])" office:value-type="string" office:string-value="+" calcext:value-type="string">
            <text:p>+</text:p>
          </table:table-cell>
          <table:table-cell table:style-name="ce1066" table:formula="of:=IF(ISBLANK([.T159]);&quot;&quot;;[.T159])" office:value-type="float" office:value="0" calcext:value-type="float">
            <text:p>0</text:p>
          </table:table-cell>
          <table:table-cell table:style-name="ce1066" table:formula="of:=IF(ISBLANK([.U159]);&quot;&quot;;[.U159])" office:value-type="string" office:string-value="-" calcext:value-type="string">
            <text:p>-</text:p>
          </table:table-cell>
          <table:table-cell table:style-name="ce1066" table:formula="of:=IF(ISBLANK([.V159]);&quot;&quot;;[.V159])" office:value-type="float" office:value="0" calcext:value-type="float">
            <text:p>0</text:p>
          </table:table-cell>
          <table:table-cell table:style-name="ce1066" table:formula="of:=IF(ISBLANK([.W159]);&quot;&quot;;[.W159])" office:value-type="string" office:string-value="+" calcext:value-type="string">
            <text:p>+</text:p>
          </table:table-cell>
          <table:table-cell table:style-name="ce1066" table:formula="of:=IF(ISBLANK([.X159]);&quot;&quot;;[.X159])" office:value-type="float" office:value="0" calcext:value-type="float">
            <text:p>0</text:p>
          </table:table-cell>
          <table:table-cell table:style-name="ce1066" table:formula="of:=IF(ISBLANK([.Y159]);&quot;&quot;;[.Y159])" office:value-type="string" office:string-value="-" calcext:value-type="string">
            <text:p>-</text:p>
          </table:table-cell>
          <table:table-cell table:style-name="ce1066" table:formula="of:=IF(ISBLANK([.Z159]);&quot;&quot;;[.Z159])">
            <text:p/>
          </table:table-cell>
          <table:covered-table-cell table:style-name="ce1281"/>
          <table:table-cell table:style-name="ce1167"/>
          <table:table-cell table:style-name="ce1108" table:number-columns-repeated="7"/>
          <table:table-cell table:style-name="ce682" table:number-columns-repeated="9"/>
          <table:table-cell table:number-columns-repeated="980"/>
        </table:table-row>
        <table:table-row table:style-name="ro4">
          <table:table-cell table:style-name="ce1025" office:value-type="string" calcext:value-type="string">
            <text:p>x</text:p>
          </table:table-cell>
          <table:table-cell table:style-name="ce1063" table:formula="of:=IF(ISBLANK([$'Tableaux de signes et de variations'.B5]);0;IF(AND([.B87]=[$'Tableaux de signes et de variations'.B5];NOT(ISBLANK([$'Tableaux de signes et de variations'.B8])));1;-0.5))" office:value-type="float" office:value="0" calcext:value-type="float">
            <text:p>0</text:p>
          </table:table-cell>
          <table:table-cell table:style-name="ce1096" table:formula="of:=IF(ISBLANK([$'Tableaux de signes et de variations'.C5]);0;IF(AND([.C87]=[$'Tableaux de signes et de variations'.C5];NOT(ISBLANK([$'Tableaux de signes et de variations'.C8])));1;-0.5))" office:value-type="float" office:value="0" calcext:value-type="float">
            <text:p>0</text:p>
          </table:table-cell>
          <table:table-cell table:style-name="ce1096" table:formula="of:=IF(ISBLANK([$'Tableaux de signes et de variations'.D5]);0;IF(AND([.D87]=[$'Tableaux de signes et de variations'.D5];NOT(ISBLANK([$'Tableaux de signes et de variations'.D8])));1;-0.5))" office:value-type="float" office:value="0" calcext:value-type="float">
            <text:p>0</text:p>
          </table:table-cell>
          <table:table-cell table:style-name="ce1096" table:formula="of:=IF(ISBLANK([$'Tableaux de signes et de variations'.E5]);0;IF(AND([.E87]=[$'Tableaux de signes et de variations'.E5];NOT(ISBLANK([$'Tableaux de signes et de variations'.E8])));1;-0.5))" office:value-type="float" office:value="0" calcext:value-type="float">
            <text:p>0</text:p>
          </table:table-cell>
          <table:table-cell table:style-name="ce1096" table:formula="of:=IF(ISBLANK([$'Tableaux de signes et de variations'.F5]);0;IF(AND([.F87]=[$'Tableaux de signes et de variations'.F5];NOT(ISBLANK([$'Tableaux de signes et de variations'.F8])));1;-0.5))" office:value-type="float" office:value="0" calcext:value-type="float">
            <text:p>0</text:p>
          </table:table-cell>
          <table:table-cell table:style-name="ce1096" table:formula="of:=IF(ISBLANK([$'Tableaux de signes et de variations'.G5]);0;IF(AND([.G87]=[$'Tableaux de signes et de variations'.G5];NOT(ISBLANK([$'Tableaux de signes et de variations'.G8])));1;-0.5))" office:value-type="float" office:value="0" calcext:value-type="float">
            <text:p>0</text:p>
          </table:table-cell>
          <table:table-cell table:style-name="ce1096" table:formula="of:=IF(ISBLANK([$'Tableaux de signes et de variations'.H5]);0;IF(AND([.H87]=[$'Tableaux de signes et de variations'.H5];NOT(ISBLANK([$'Tableaux de signes et de variations'.H8])));1;-0.5))" office:value-type="float" office:value="0" calcext:value-type="float">
            <text:p>0</text:p>
          </table:table-cell>
          <table:table-cell table:style-name="ce1096" table:formula="of:=IF(ISBLANK([$'Tableaux de signes et de variations'.I5]);0;IF(AND([.I87]=[$'Tableaux de signes et de variations'.I5];NOT(ISBLANK([$'Tableaux de signes et de variations'.I8])));1;-0.5))" office:value-type="float" office:value="0" calcext:value-type="float">
            <text:p>0</text:p>
          </table:table-cell>
          <table:table-cell table:style-name="ce1096" table:formula="of:=IF(ISBLANK([$'Tableaux de signes et de variations'.J5]);0;IF(AND([.J87]=[$'Tableaux de signes et de variations'.J5];NOT(ISBLANK([$'Tableaux de signes et de variations'.J8])));1;-0.5))" office:value-type="float" office:value="0" calcext:value-type="float">
            <text:p>0</text:p>
          </table:table-cell>
          <table:table-cell table:style-name="ce1096" table:formula="of:=IF(ISBLANK([$'Tableaux de signes et de variations'.K5]);0;IF(AND([.K87]=[$'Tableaux de signes et de variations'.K5];NOT(ISBLANK([$'Tableaux de signes et de variations'.K8])));1;-0.5))" office:value-type="float" office:value="0" calcext:value-type="float">
            <text:p>0</text:p>
          </table:table-cell>
          <table:table-cell table:style-name="ce1197" table:formula="of:=IF(ISBLANK([$'Tableaux de signes et de variations'.L5]);0;IF(AND([.L87]=[$'Tableaux de signes et de variations'.L5];NOT(ISBLANK([$'Tableaux de signes et de variations'.L8])));1;-0.5))" office:value-type="float" office:value="0" calcext:value-type="float">
            <text:p>0</text:p>
          </table:table-cell>
          <table:table-cell table:style-name="ce885"/>
          <table:table-cell table:style-name="ce1208" office:value-type="string" calcext:value-type="string" table:number-columns-spanned="2" table:number-rows-spanned="2">
            <text:p>Var de f</text:p>
          </table:table-cell>
          <table:covered-table-cell table:style-name="ce684"/>
          <table:table-cell table:style-name="ce1043" table:formula="of:=IF([.Q88]=&quot;-&quot;;[.AB159];&quot;&quot;)" office:value-type="float" office:value="0" calcext:value-type="float">
            <text:p>0</text:p>
          </table:table-cell>
          <table:table-cell table:style-name="ce789" table:formula="of:=IF(ISBLANK([.Q88]);&quot;&quot;;IF([.Q88]=&quot;+&quot;;&quot;k&quot;;IF([.Q88]=&quot;-&quot;;&quot;m&quot;;&quot;&quot;)))" office:value-type="string" office:string-value="m" calcext:value-type="string" table:number-columns-spanned="1" table:number-rows-spanned="2">
            <text:p>m</text:p>
          </table:table-cell>
          <table:table-cell table:style-name="ce1109" table:formula="of:=IF([.Q88]=&quot;-&quot;;&quot;&quot;;IF([.Q88]=&quot;&quot;;&quot;&quot;;[.AD159]))">
            <text:p/>
          </table:table-cell>
          <table:table-cell table:style-name="ce789" table:formula="of:=IF(ISBLANK([.S88]);&quot;&quot;;IF([.S88]=&quot;+&quot;;&quot;k&quot;;IF([.S88]=&quot;-&quot;;&quot;m&quot;;&quot;&quot;)))" office:value-type="string" office:string-value="k" calcext:value-type="string" table:number-columns-spanned="1" table:number-rows-spanned="2">
            <text:p>k</text:p>
          </table:table-cell>
          <table:table-cell table:style-name="ce1109" table:formula="of:=IF([.S88]=&quot;-&quot;;&quot;&quot;;IF([.S88]=&quot;&quot;;&quot;&quot;;[.AF159]))" office:value-type="float" office:value="7" calcext:value-type="float">
            <text:p>7</text:p>
          </table:table-cell>
          <table:table-cell table:style-name="ce789" table:formula="of:=IF(ISBLANK([.U88]);&quot;&quot;;IF([.U88]=&quot;+&quot;;&quot;k&quot;;IF([.U88]=&quot;-&quot;;&quot;m&quot;;&quot;&quot;)))" office:value-type="string" office:string-value="m" calcext:value-type="string" table:number-columns-spanned="1" table:number-rows-spanned="2">
            <text:p>m</text:p>
          </table:table-cell>
          <table:table-cell table:style-name="ce1109" table:formula="of:=IF([.U88]=&quot;-&quot;;&quot;&quot;;IF([.U88]=&quot;&quot;;&quot;&quot;;[.AH159]))">
            <text:p/>
          </table:table-cell>
          <table:table-cell table:style-name="ce789" table:formula="of:=IF(ISBLANK([.W88]);&quot;&quot;;IF([.W88]=&quot;+&quot;;&quot;k&quot;;IF([.W88]=&quot;-&quot;;&quot;m&quot;;&quot;&quot;)))" office:value-type="string" office:string-value="k" calcext:value-type="string" table:number-columns-spanned="1" table:number-rows-spanned="2">
            <text:p>k</text:p>
          </table:table-cell>
          <table:table-cell table:style-name="ce1109" table:formula="of:=IF([.W88]=&quot;-&quot;;&quot;&quot;;IF([.W88]=&quot;&quot;;&quot;&quot;;[.AJ159]))" office:value-type="float" office:value="5" calcext:value-type="float">
            <text:p>5</text:p>
          </table:table-cell>
          <table:table-cell table:style-name="ce1313" table:formula="of:=IF(ISBLANK([.Y88]);&quot;&quot;;IF([.Y88]=&quot;+&quot;;&quot;k&quot;;IF([.Y88]=&quot;-&quot;;&quot;m&quot;;&quot;&quot;)))" office:value-type="string" office:string-value="m" calcext:value-type="string" table:number-columns-spanned="1" table:number-rows-spanned="2">
            <text:p>m</text:p>
          </table:table-cell>
          <table:table-cell table:style-name="ce1316" table:formula="of:=IF([.Y88]=&quot;-&quot;;&quot;&quot;;IF([.Y88]=&quot;&quot;;&quot;&quot;;[.AL159]))">
            <text:p/>
          </table:table-cell>
          <table:table-cell table:style-name="ce772"/>
          <table:table-cell table:style-name="ce1252"/>
          <table:table-cell table:style-name="ce1108" table:number-columns-repeated="7"/>
          <table:table-cell table:style-name="ce682" table:number-columns-repeated="4"/>
          <table:table-cell table:number-columns-repeated="985"/>
        </table:table-row>
        <table:table-row table:style-name="ro4">
          <table:table-cell table:style-name="ce1026" office:value-type="string" calcext:value-type="string">
            <text:p>Signe de<text:span text:style-name="T7"> f (x)</text:span></text:p>
          </table:table-cell>
          <table:table-cell table:style-name="ce1064" table:formula="of:=IF(ISBLANK([$'Tableaux de signes et de variations'.B6]);0;IF(AND([.B88]=[$'Tableaux de signes et de variations'.B6];NOT(ISBLANK([$'Tableaux de signes et de variations'.B9])));1;-0.5))" office:value-type="float" office:value="0" calcext:value-type="float">
            <text:p>0</text:p>
          </table:table-cell>
          <table:table-cell table:style-name="ce1098" table:formula="of:=IF(ISBLANK([$'Tableaux de signes et de variations'.C6]);0;IF(AND([.C88]=[$'Tableaux de signes et de variations'.C6];NOT(ISBLANK([$'Tableaux de signes et de variations'.C9])));1;-0.5))" office:value-type="float" office:value="0" calcext:value-type="float">
            <text:p>0</text:p>
          </table:table-cell>
          <table:table-cell table:style-name="ce1098" table:formula="of:=IF(ISBLANK([$'Tableaux de signes et de variations'.D6]);0;IF(AND([.D88]=[$'Tableaux de signes et de variations'.D6];NOT(ISBLANK([$'Tableaux de signes et de variations'.D9])));1;-0.5))" office:value-type="float" office:value="0" calcext:value-type="float">
            <text:p>0</text:p>
          </table:table-cell>
          <table:table-cell table:style-name="ce1098" table:formula="of:=IF(ISBLANK([$'Tableaux de signes et de variations'.E6]);0;IF(AND([.E88]=[$'Tableaux de signes et de variations'.E6];NOT(ISBLANK([$'Tableaux de signes et de variations'.E9])));1;-0.5))" office:value-type="float" office:value="0" calcext:value-type="float">
            <text:p>0</text:p>
          </table:table-cell>
          <table:table-cell table:style-name="ce1098" table:formula="of:=IF(ISBLANK([$'Tableaux de signes et de variations'.F6]);0;IF(AND([.F88]=[$'Tableaux de signes et de variations'.F6];NOT(ISBLANK([$'Tableaux de signes et de variations'.F9])));1;-0.5))" office:value-type="float" office:value="0" calcext:value-type="float">
            <text:p>0</text:p>
          </table:table-cell>
          <table:table-cell table:style-name="ce1098" table:formula="of:=IF(ISBLANK([$'Tableaux de signes et de variations'.G6]);0;IF(AND([.G88]=[$'Tableaux de signes et de variations'.G6];NOT(ISBLANK([$'Tableaux de signes et de variations'.G9])));1;-0.5))" office:value-type="float" office:value="0" calcext:value-type="float">
            <text:p>0</text:p>
          </table:table-cell>
          <table:table-cell table:style-name="ce1098" table:formula="of:=IF(ISBLANK([$'Tableaux de signes et de variations'.H6]);0;IF(AND([.H88]=[$'Tableaux de signes et de variations'.H6];NOT(ISBLANK([$'Tableaux de signes et de variations'.H9])));1;-0.5))" office:value-type="float" office:value="0" calcext:value-type="float">
            <text:p>0</text:p>
          </table:table-cell>
          <table:table-cell table:style-name="ce1098" table:formula="of:=IF(ISBLANK([$'Tableaux de signes et de variations'.I6]);0;IF(AND([.I88]=[$'Tableaux de signes et de variations'.I6];NOT(ISBLANK([$'Tableaux de signes et de variations'.I9])));1;-0.5))" office:value-type="float" office:value="0" calcext:value-type="float">
            <text:p>0</text:p>
          </table:table-cell>
          <table:table-cell table:style-name="ce1098" table:formula="of:=IF(ISBLANK([$'Tableaux de signes et de variations'.J6]);0;IF(AND([.J88]=[$'Tableaux de signes et de variations'.J6];NOT(ISBLANK([$'Tableaux de signes et de variations'.J9])));1;-0.5))" office:value-type="float" office:value="0" calcext:value-type="float">
            <text:p>0</text:p>
          </table:table-cell>
          <table:table-cell table:style-name="ce1098" table:formula="of:=IF(ISBLANK([$'Tableaux de signes et de variations'.K6]);0;IF(AND([.K88]=[$'Tableaux de signes et de variations'.K6];NOT(ISBLANK([$'Tableaux de signes et de variations'.K9])));1;-0.5))" office:value-type="float" office:value="0" calcext:value-type="float">
            <text:p>0</text:p>
          </table:table-cell>
          <table:table-cell table:style-name="ce1198" table:formula="of:=IF(ISBLANK([$'Tableaux de signes et de variations'.L6]);0;IF(AND([.L88]=[$'Tableaux de signes et de variations'.L6];NOT(ISBLANK([$'Tableaux de signes et de variations'.L9])));1;-0.5))" office:value-type="float" office:value="0" calcext:value-type="float">
            <text:p>0</text:p>
          </table:table-cell>
          <table:table-cell table:style-name="ce1167"/>
          <table:covered-table-cell table:style-name="ce1065"/>
          <table:covered-table-cell table:style-name="ce1221"/>
          <table:table-cell table:style-name="ce1044" table:formula="of:=IF([.Q88]=&quot;-&quot;;&quot;&quot;;[.AB159])">
            <text:p/>
          </table:table-cell>
          <table:covered-table-cell table:style-name="ce790"/>
          <table:table-cell table:style-name="ce1085" table:formula="of:=IF([.Q88]=&quot;-&quot;;IF([.Q88]=&quot;&quot;;&quot;&quot;;[.AD159]);&quot;&quot;)" office:value-type="float" office:value="-7" calcext:value-type="float">
            <text:p>-7</text:p>
          </table:table-cell>
          <table:covered-table-cell table:style-name="ce790"/>
          <table:table-cell table:style-name="ce1085" table:formula="of:=IF([.S88]=&quot;-&quot;;IF([.S88]=&quot;&quot;;&quot;&quot;;[.AF159]);&quot;&quot;)">
            <text:p/>
          </table:table-cell>
          <table:covered-table-cell table:style-name="ce790"/>
          <table:table-cell table:style-name="ce1085" table:formula="of:=IF([.U88]=&quot;-&quot;;IF([.U88]=&quot;&quot;;&quot;&quot;;[.AH159]);&quot;&quot;)" office:value-type="float" office:value="-5" calcext:value-type="float">
            <text:p>-5</text:p>
          </table:table-cell>
          <table:covered-table-cell table:style-name="ce790"/>
          <table:table-cell table:style-name="ce1085" table:formula="of:=IF([.W88]=&quot;-&quot;;IF([.W88]=&quot;&quot;;&quot;&quot;;[.AJ159]);&quot;&quot;)">
            <text:p/>
          </table:table-cell>
          <table:covered-table-cell table:style-name="ce790"/>
          <table:table-cell table:style-name="ce1317" table:formula="of:=IF([.Y88]=&quot;-&quot;;IF([.Y88]=&quot;&quot;;&quot;&quot;;[.AL159]);&quot;&quot;)" office:value-type="float" office:value="0" calcext:value-type="float">
            <text:p>0</text:p>
          </table:table-cell>
          <table:table-cell table:style-name="ce772"/>
          <table:table-cell table:style-name="ce885"/>
          <table:table-cell table:style-name="ce1108" table:number-columns-repeated="5"/>
          <table:table-cell table:style-name="ce1167"/>
          <table:table-cell table:style-name="ce1108"/>
          <table:table-cell table:style-name="ce682" table:number-columns-repeated="4"/>
          <table:table-cell table:number-columns-repeated="18"/>
          <table:table-cell table:style-name="ce682" table:number-columns-repeated="10"/>
          <table:table-cell/>
          <table:table-cell table:style-name="ce682" table:number-columns-repeated="2"/>
          <table:table-cell table:number-columns-repeated="954"/>
        </table:table-row>
        <table:table-row table:style-name="ro4">
          <table:table-cell table:style-name="ce1027" office:value-type="string" calcext:value-type="string">
            <text:p>Points</text:p>
          </table:table-cell>
          <table:table-cell table:style-name="ce1027" office:value-type="string" calcext:value-type="string">
            <text:p>Nombres</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k</text:p>
          </table:table-cell>
          <table:table-cell table:style-name="ce1027" office:value-type="string" calcext:value-type="string">
            <text:p>m</text:p>
          </table:table-cell>
          <table:table-cell table:style-name="ce1027" office:value-type="string" calcext:value-type="string">
            <text:p>Total</text:p>
          </table:table-cell>
          <table:table-cell table:style-name="ce1027" office:value-type="string" calcext:value-type="string">
            <text:p>Points</text:p>
          </table:table-cell>
          <table:table-cell table:style-name="ce682" table:number-columns-repeated="5"/>
          <table:table-cell table:style-name="ce922" office:value-type="string" calcext:value-type="string" table:number-columns-spanned="2" table:number-rows-spanned="1">
            <text:p>x</text:p>
          </table:table-cell>
          <table:covered-table-cell table:style-name="ce1222"/>
          <table:table-cell table:style-name="ce1226" table:formula="of:=IF(ISBLANK([$'Tableaux de signes et de variations'.B14]);0;IF(AND([.P87]=[$'Tableaux de signes et de variations'.B14];NOT(ISBLANK([$'Tableaux de signes et de variations'.B19])));1;-0.5))" office:value-type="float" office:value="0" calcext:value-type="float">
            <text:p>0</text:p>
          </table:table-cell>
          <table:table-cell table:style-name="ce1233" table:formula="of:=IF(ISBLANK([$'Tableaux de signes et de variations'.C14]);0;IF(AND([.Q87]=[$'Tableaux de signes et de variations'.C14];NOT(ISBLANK([$'Tableaux de signes et de variations'.C19])));1;-0.5))" office:value-type="float" office:value="0" calcext:value-type="float">
            <text:p>0</text:p>
          </table:table-cell>
          <table:table-cell table:style-name="ce1233" table:formula="of:=IF(ISBLANK([$'Tableaux de signes et de variations'.D14]);0;IF(AND([.R87]=[$'Tableaux de signes et de variations'.D14];NOT(ISBLANK([$'Tableaux de signes et de variations'.D19])));1;-0.5))" office:value-type="float" office:value="0" calcext:value-type="float">
            <text:p>0</text:p>
          </table:table-cell>
          <table:table-cell table:style-name="ce1233" table:formula="of:=IF(ISBLANK([$'Tableaux de signes et de variations'.E14]);0;IF(AND([.S87]=[$'Tableaux de signes et de variations'.E14];NOT(ISBLANK([$'Tableaux de signes et de variations'.E19])));1;-0.5))" office:value-type="float" office:value="0" calcext:value-type="float">
            <text:p>0</text:p>
          </table:table-cell>
          <table:table-cell table:style-name="ce1233" table:formula="of:=IF(ISBLANK([$'Tableaux de signes et de variations'.F14]);0;IF(AND([.T87]=[$'Tableaux de signes et de variations'.F14];NOT(ISBLANK([$'Tableaux de signes et de variations'.F19])));1;-0.5))" office:value-type="float" office:value="0" calcext:value-type="float">
            <text:p>0</text:p>
          </table:table-cell>
          <table:table-cell table:style-name="ce1233" table:formula="of:=IF(ISBLANK([$'Tableaux de signes et de variations'.G14]);0;IF(AND([.U87]=[$'Tableaux de signes et de variations'.G14];NOT(ISBLANK([$'Tableaux de signes et de variations'.G19])));1;-0.5))" office:value-type="float" office:value="0" calcext:value-type="float">
            <text:p>0</text:p>
          </table:table-cell>
          <table:table-cell table:style-name="ce1233" table:formula="of:=IF(ISBLANK([$'Tableaux de signes et de variations'.H14]);0;IF(AND([.V87]=[$'Tableaux de signes et de variations'.H14];NOT(ISBLANK([$'Tableaux de signes et de variations'.H19])));1;-0.5))" office:value-type="float" office:value="0" calcext:value-type="float">
            <text:p>0</text:p>
          </table:table-cell>
          <table:table-cell table:style-name="ce1233" table:formula="of:=IF(ISBLANK([$'Tableaux de signes et de variations'.I14]);0;IF(AND([.W87]=[$'Tableaux de signes et de variations'.I14];NOT(ISBLANK([$'Tableaux de signes et de variations'.I19])));1;-0.5))" office:value-type="float" office:value="0" calcext:value-type="float">
            <text:p>0</text:p>
          </table:table-cell>
          <table:table-cell table:style-name="ce1233" table:formula="of:=IF(ISBLANK([$'Tableaux de signes et de variations'.J14]);0;IF(AND([.X87]=[$'Tableaux de signes et de variations'.J14];NOT(ISBLANK([$'Tableaux de signes et de variations'.J19])));1;-0.5))" office:value-type="float" office:value="0" calcext:value-type="float">
            <text:p>0</text:p>
          </table:table-cell>
          <table:table-cell table:style-name="ce1233" table:formula="of:=IF(ISBLANK([$'Tableaux de signes et de variations'.K14]);0;IF(AND([.Y87]=[$'Tableaux de signes et de variations'.K14];NOT(ISBLANK([$'Tableaux de signes et de variations'.K19])));1;-0.5))" office:value-type="float" office:value="0" calcext:value-type="float">
            <text:p>0</text:p>
          </table:table-cell>
          <table:table-cell table:style-name="ce1318" table:formula="of:=IF(ISBLANK([$'Tableaux de signes et de variations'.L14]);0;IF(AND([.Z87]=[$'Tableaux de signes et de variations'.L14];NOT(ISBLANK([$'Tableaux de signes et de variations'.L19])));1;-0.5))" office:value-type="float" office:value="0" calcext:value-type="float">
            <text:p>0</text:p>
          </table:table-cell>
          <table:table-cell table:style-name="ce1285" table:number-columns-spanned="1" table:number-rows-spanned="2"/>
          <table:table-cell table:style-name="ce885"/>
          <table:table-cell table:style-name="ce1108" table:number-columns-repeated="4"/>
          <table:table-cell table:style-name="ce1329"/>
          <table:table-cell table:style-name="ce1108" table:number-columns-repeated="2"/>
          <table:table-cell table:style-name="ce682" table:number-columns-repeated="4"/>
          <table:table-cell table:number-columns-repeated="985"/>
        </table:table-row>
        <table:table-row table:style-name="ro4">
          <table:table-cell table:style-name="ce676" office:value-type="string" calcext:value-type="string">
            <text:p>x</text:p>
          </table:table-cell>
          <table:table-cell table:style-name="ce996" table:formula="of:=COUNT([.$B$87:.$L$87])" office:value-type="float" office:value="5" calcext:value-type="float">
            <text:p>5</text:p>
          </table:table-cell>
          <table:table-cell table:style-name="ce996" table:number-columns-repeated="4"/>
          <table:table-cell table:style-name="ce996" table:formula="of:=SUM([.B92:.F92])" office:value-type="float" office:value="5" calcext:value-type="float">
            <text:p>5</text:p>
          </table:table-cell>
          <table:table-cell table:style-name="ce996" table:formula="of:=SUM([.$B$89:.$L$89])" office:value-type="float" office:value="0" calcext:value-type="float">
            <text:p>0</text:p>
          </table:table-cell>
          <table:table-cell table:style-name="ce682" table:number-columns-repeated="5"/>
          <table:table-cell table:style-name="ce923" office:value-type="string" calcext:value-type="string" table:number-columns-spanned="2" table:number-rows-spanned="1">
            <text:p>Signe de f '(x)</text:p>
          </table:table-cell>
          <table:covered-table-cell table:style-name="ce923"/>
          <table:table-cell table:style-name="ce1226" table:formula="of:=IF(ISBLANK([$'Tableaux de signes et de variations'.B15]);0;IF(AND([.P88]=[$'Tableaux de signes et de variations'.B15];NOT(ISBLANK([$'Tableaux de signes et de variations'.B20])));1;-0.5))" office:value-type="float" office:value="0" calcext:value-type="float">
            <text:p>0</text:p>
          </table:table-cell>
          <table:table-cell table:style-name="ce1233" table:formula="of:=IF(ISBLANK([$'Tableaux de signes et de variations'.C15]);0;IF(AND([.Q88]=[$'Tableaux de signes et de variations'.C15];NOT(ISBLANK([$'Tableaux de signes et de variations'.C20])));1;-0.5))" office:value-type="float" office:value="0" calcext:value-type="float">
            <text:p>0</text:p>
          </table:table-cell>
          <table:table-cell table:style-name="ce1233" table:formula="of:=IF(ISBLANK([$'Tableaux de signes et de variations'.D15]);0;IF(AND([.R88]=[$'Tableaux de signes et de variations'.D15];NOT(ISBLANK([$'Tableaux de signes et de variations'.D20])));1;-0.5))" office:value-type="float" office:value="0" calcext:value-type="float">
            <text:p>0</text:p>
          </table:table-cell>
          <table:table-cell table:style-name="ce1233" table:formula="of:=IF(ISBLANK([$'Tableaux de signes et de variations'.E15]);0;IF(AND([.S88]=[$'Tableaux de signes et de variations'.E15];NOT(ISBLANK([$'Tableaux de signes et de variations'.E20])));1;-0.5))" office:value-type="float" office:value="0" calcext:value-type="float">
            <text:p>0</text:p>
          </table:table-cell>
          <table:table-cell table:style-name="ce1233" table:formula="of:=IF(ISBLANK([$'Tableaux de signes et de variations'.F15]);0;IF(AND([.T88]=[$'Tableaux de signes et de variations'.F15];NOT(ISBLANK([$'Tableaux de signes et de variations'.F20])));1;-0.5))" office:value-type="float" office:value="0" calcext:value-type="float">
            <text:p>0</text:p>
          </table:table-cell>
          <table:table-cell table:style-name="ce1233" table:formula="of:=IF(ISBLANK([$'Tableaux de signes et de variations'.G15]);0;IF(AND([.U88]=[$'Tableaux de signes et de variations'.G15];NOT(ISBLANK([$'Tableaux de signes et de variations'.G20])));1;-0.5))" office:value-type="float" office:value="0" calcext:value-type="float">
            <text:p>0</text:p>
          </table:table-cell>
          <table:table-cell table:style-name="ce1233" table:formula="of:=IF(ISBLANK([$'Tableaux de signes et de variations'.H15]);0;IF(AND([.V88]=[$'Tableaux de signes et de variations'.H15];NOT(ISBLANK([$'Tableaux de signes et de variations'.H20])));1;-0.5))" office:value-type="float" office:value="0" calcext:value-type="float">
            <text:p>0</text:p>
          </table:table-cell>
          <table:table-cell table:style-name="ce1233" table:formula="of:=IF(ISBLANK([$'Tableaux de signes et de variations'.I15]);0;IF(AND([.W88]=[$'Tableaux de signes et de variations'.I15];NOT(ISBLANK([$'Tableaux de signes et de variations'.I20])));1;-0.5))" office:value-type="float" office:value="0" calcext:value-type="float">
            <text:p>0</text:p>
          </table:table-cell>
          <table:table-cell table:style-name="ce1233" table:formula="of:=IF(ISBLANK([$'Tableaux de signes et de variations'.J15]);0;IF(AND([.X88]=[$'Tableaux de signes et de variations'.J15];NOT(ISBLANK([$'Tableaux de signes et de variations'.J20])));1;-0.5))" office:value-type="float" office:value="0" calcext:value-type="float">
            <text:p>0</text:p>
          </table:table-cell>
          <table:table-cell table:style-name="ce1233" table:formula="of:=IF(ISBLANK([$'Tableaux de signes et de variations'.K15]);0;IF(AND([.Y88]=[$'Tableaux de signes et de variations'.K15];NOT(ISBLANK([$'Tableaux de signes et de variations'.K20])));1;-0.5))" office:value-type="float" office:value="0" calcext:value-type="float">
            <text:p>0</text:p>
          </table:table-cell>
          <table:table-cell table:style-name="ce1318" table:formula="of:=IF(ISBLANK([$'Tableaux de signes et de variations'.L15]);0;IF(AND([.Z88]=[$'Tableaux de signes et de variations'.L15];NOT(ISBLANK([$'Tableaux de signes et de variations'.L20])));1;-0.5))" office:value-type="float" office:value="0" calcext:value-type="float">
            <text:p>0</text:p>
          </table:table-cell>
          <table:covered-table-cell table:style-name="ce1281"/>
          <table:table-cell table:style-name="ce1100" table:number-columns-repeated="6"/>
          <table:table-cell table:style-name="ce1108" table:number-columns-repeated="2"/>
          <table:table-cell table:style-name="ce682"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65" table:formula="of:=COUNT([.$B$88:.$L$88])" office:value-type="float" office:value="5" calcext:value-type="float">
            <text:p>5</text:p>
          </table:table-cell>
          <table:table-cell table:style-name="ce1065" table:formula="of:=COUNTIF([.$B$88:.$L$88];&quot;+&quot;)" office:value-type="float" office:value="2" calcext:value-type="float">
            <text:p>2</text:p>
          </table:table-cell>
          <table:table-cell table:style-name="ce1065" table:formula="of:=COUNTIF([.$B$88:.$L$88];&quot;-&quot;)" office:value-type="float" office:value="2" calcext:value-type="float">
            <text:p>2</text:p>
          </table:table-cell>
          <table:table-cell table:style-name="ce1065" table:number-columns-repeated="2"/>
          <table:table-cell table:style-name="ce996" table:formula="of:=SUM([.B93:.F93])" office:value-type="float" office:value="9" calcext:value-type="float">
            <text:p>9</text:p>
          </table:table-cell>
          <table:table-cell table:style-name="ce996" table:formula="of:=SUM([.$B$90:.$L$90])" office:value-type="float" office:value="0" calcext:value-type="float">
            <text:p>0</text:p>
          </table:table-cell>
          <table:table-cell table:style-name="ce682" table:number-columns-repeated="5"/>
          <table:table-cell table:style-name="ce1212" office:value-type="string" calcext:value-type="string" table:number-columns-spanned="2" table:number-rows-spanned="2">
            <text:p>Var de f</text:p>
          </table:table-cell>
          <table:covered-table-cell table:style-name="ce922"/>
          <table:table-cell table:style-name="ce1227" table:formula="of:=IF(ISBLANK([$'Tableaux de signes et de variations'.B16]);0;IF(AND(ISBLANK([$'Tableaux de signes et de variations'.B17]);[$'Tableaux de signes et de variations'.B16]=[.P89]);1;-0.5))" office:value-type="float" office:value="0" calcext:value-type="float">
            <text:p>0</text:p>
          </table:table-cell>
          <table:table-cell table:style-name="ce1234" table:formula="of:=IF(ISBLANK([$'Tableaux de signes et de variations'.C16]);0;IF(AND([.Q89]=[$'Tableaux de signes et de variations'.C16];NOT(ISBLANK([$'Tableaux de signes et de variations'.C21])));1;-0.5))" office:value-type="float" office:value="0" calcext:value-type="float" table:number-columns-spanned="1" table:number-rows-spanned="2">
            <text:p>0</text:p>
          </table:table-cell>
          <table:table-cell table:style-name="ce1245" table:formula="of:=IF(ISBLANK([$'Tableaux de signes et de variations'.D16]);0;IF(AND(ISBLANK([$'Tableaux de signes et de variations'.D17]);[$'Tableaux de signes et de variations'.D16]=[.R89]);1;-0.5))" office:value-type="float" office:value="0" calcext:value-type="float">
            <text:p>0</text:p>
          </table:table-cell>
          <table:table-cell table:style-name="ce1234" table:formula="of:=IF(ISBLANK([$'Tableaux de signes et de variations'.E16]);0;IF(AND([.S89]=[$'Tableaux de signes et de variations'.E16];NOT(ISBLANK([$'Tableaux de signes et de variations'.E21])));1;-0.5))" office:value-type="float" office:value="0" calcext:value-type="float" table:number-columns-spanned="1" table:number-rows-spanned="2">
            <text:p>0</text:p>
          </table:table-cell>
          <table:table-cell table:style-name="ce1245" table:formula="of:=IF(ISBLANK([$'Tableaux de signes et de variations'.F16]);0;IF(AND(ISBLANK([$'Tableaux de signes et de variations'.F17]);[$'Tableaux de signes et de variations'.F16]=[.T89]);1;-0.5))" office:value-type="float" office:value="0" calcext:value-type="float">
            <text:p>0</text:p>
          </table:table-cell>
          <table:table-cell table:style-name="ce1234" table:formula="of:=IF(ISBLANK([$'Tableaux de signes et de variations'.G16]);0;IF(AND([.U89]=[$'Tableaux de signes et de variations'.G16];NOT(ISBLANK([$'Tableaux de signes et de variations'.G21])));1;-0.5))" office:value-type="float" office:value="0" calcext:value-type="float" table:number-columns-spanned="1" table:number-rows-spanned="2">
            <text:p>0</text:p>
          </table:table-cell>
          <table:table-cell table:style-name="ce1245" table:formula="of:=IF(ISBLANK([$'Tableaux de signes et de variations'.H16]);0;IF(AND(ISBLANK([$'Tableaux de signes et de variations'.H17]);[$'Tableaux de signes et de variations'.H16]=[.V89]);1;-0.5))" office:value-type="float" office:value="0" calcext:value-type="float">
            <text:p>0</text:p>
          </table:table-cell>
          <table:table-cell table:style-name="ce1234" table:formula="of:=IF(ISBLANK([$'Tableaux de signes et de variations'.I16]);0;IF(AND([.W89]=[$'Tableaux de signes et de variations'.I16];NOT(ISBLANK([$'Tableaux de signes et de variations'.I21])));1;-0.5))" office:value-type="float" office:value="0" calcext:value-type="float" table:number-columns-spanned="1" table:number-rows-spanned="2">
            <text:p>0</text:p>
          </table:table-cell>
          <table:table-cell table:style-name="ce1245" table:formula="of:=IF(ISBLANK([$'Tableaux de signes et de variations'.J16]);0;IF(AND(ISBLANK([$'Tableaux de signes et de variations'.J17]);[$'Tableaux de signes et de variations'.J16]=[.X89]);1;-0.5))" office:value-type="float" office:value="0" calcext:value-type="float">
            <text:p>0</text:p>
          </table:table-cell>
          <table:table-cell table:style-name="ce1234" table:formula="of:=IF(ISBLANK([$'Tableaux de signes et de variations'.K16]);0;IF(AND([.Y89]=[$'Tableaux de signes et de variations'.K16];NOT(ISBLANK([$'Tableaux de signes et de variations'.K21])));1;-0.5))" office:value-type="float" office:value="0" calcext:value-type="float" table:number-columns-spanned="1" table:number-rows-spanned="2">
            <text:p>0</text:p>
          </table:table-cell>
          <table:table-cell table:style-name="ce1319" table:formula="of:=IF(ISBLANK([$'Tableaux de signes et de variations'.L16]);0;IF(AND(ISBLANK([$'Tableaux de signes et de variations'.L17]);[$'Tableaux de signes et de variations'.L16]=[.Z89]);1;-0.5))" office:value-type="float" office:value="0" calcext:value-type="float">
            <text:p>0</text:p>
          </table:table-cell>
          <table:table-cell table:style-name="ce682" table:number-columns-repeated="10"/>
          <table:table-cell table:number-columns-repeated="20"/>
          <table:table-cell table:style-name="ce682" table:number-columns-repeated="13"/>
          <table:table-cell table:style-name="ce779"/>
          <table:table-cell table:number-columns-repeated="954"/>
        </table:table-row>
        <table:table-row table:style-name="ro4">
          <table:table-cell table:style-name="ce676" office:value-type="string" calcext:value-type="string">
            <text:p>x</text:p>
          </table:table-cell>
          <table:table-cell table:style-name="ce996" table:formula="of:=COUNT([.$P$87:.$Z$87])" office:value-type="float" office:value="6" calcext:value-type="float">
            <text:p>6</text:p>
          </table:table-cell>
          <table:table-cell table:style-name="ce996" table:number-columns-repeated="4"/>
          <table:table-cell table:style-name="ce996" table:formula="of:=SUM([.B94:.F94])" office:value-type="float" office:value="6" calcext:value-type="float">
            <text:p>6</text:p>
          </table:table-cell>
          <table:table-cell table:style-name="ce996" table:formula="of:=SUM([.$P$91:.$Z$91])" office:value-type="float" office:value="0" calcext:value-type="float">
            <text:p>0</text:p>
          </table:table-cell>
          <table:table-cell table:style-name="ce1028" table:number-columns-repeated="5"/>
          <table:covered-table-cell table:style-name="ce855"/>
          <table:covered-table-cell table:style-name="ce1223"/>
          <table:table-cell table:style-name="ce1228" table:formula="of:=IF(ISBLANK([$'Tableaux de signes et de variations'.B17]);0;IF(AND(ISBLANK([$'Tableaux de signes et de variations'.B16]);[$'Tableaux de signes et de variations'.B17]=[.P90]);1;-0.5))" office:value-type="float" office:value="0" calcext:value-type="float">
            <text:p>0</text:p>
          </table:table-cell>
          <table:covered-table-cell table:style-name="ce1235"/>
          <table:table-cell table:style-name="ce1246" table:formula="of:=IF(ISBLANK([$'Tableaux de signes et de variations'.D17]);0;IF(AND(ISBLANK([$'Tableaux de signes et de variations'.D16]);[$'Tableaux de signes et de variations'.D17]=[.R90]);1;-0.5))" office:value-type="float" office:value="0" calcext:value-type="float">
            <text:p>0</text:p>
          </table:table-cell>
          <table:covered-table-cell table:style-name="ce1235"/>
          <table:table-cell table:style-name="ce1246" table:formula="of:=IF(ISBLANK([$'Tableaux de signes et de variations'.F17]);0;IF(AND(ISBLANK([$'Tableaux de signes et de variations'.F16]);[$'Tableaux de signes et de variations'.F17]=[.T90]);1;-0.5))" office:value-type="float" office:value="0" calcext:value-type="float">
            <text:p>0</text:p>
          </table:table-cell>
          <table:covered-table-cell table:style-name="ce1235"/>
          <table:table-cell table:style-name="ce1246" table:formula="of:=IF(ISBLANK([$'Tableaux de signes et de variations'.H17]);0;IF(AND(ISBLANK([$'Tableaux de signes et de variations'.H16]);[$'Tableaux de signes et de variations'.H17]=[.V90]);1;-0.5))" office:value-type="float" office:value="0" calcext:value-type="float">
            <text:p>0</text:p>
          </table:table-cell>
          <table:covered-table-cell table:style-name="ce1235"/>
          <table:table-cell table:style-name="ce1246" table:formula="of:=IF(ISBLANK([$'Tableaux de signes et de variations'.J17]);0;IF(AND(ISBLANK([$'Tableaux de signes et de variations'.J16]);[$'Tableaux de signes et de variations'.J17]=[.X90]);1;-0.5))" office:value-type="float" office:value="0" calcext:value-type="float">
            <text:p>0</text:p>
          </table:table-cell>
          <table:covered-table-cell table:style-name="ce1235"/>
          <table:table-cell table:style-name="ce1320" table:formula="of:=IF(ISBLANK([$'Tableaux de signes et de variations'.L17]);0;IF(AND(ISBLANK([$'Tableaux de signes et de variations'.L16]);[$'Tableaux de signes et de variations'.L17]=[.Z90]);1;-0.5))" office:value-type="float" office:value="0" calcext:value-type="float">
            <text:p>0</text:p>
          </table:table-cell>
          <table:table-cell table:style-name="ce1028" table:number-columns-repeated="5"/>
          <table:table-cell table:number-columns-repeated="38"/>
          <table:table-cell table:style-name="ce1100"/>
          <table:table-cell table:number-columns-repeated="954"/>
        </table:table-row>
        <table:table-row table:style-name="ro4">
          <table:table-cell table:style-name="ce684" office:value-type="string" calcext:value-type="string">
            <text:p>Signe de f '(x)</text:p>
          </table:table-cell>
          <table:table-cell table:style-name="ce1065" table:formula="of:=COUNT([.$P$88:.$Z$88])" office:value-type="float" office:value="4" calcext:value-type="float">
            <text:p>4</text:p>
          </table:table-cell>
          <table:table-cell table:style-name="ce1065" table:formula="of:=COUNTIF([.$P$88:.$Z$88];&quot;+&quot;)" office:value-type="float" office:value="2" calcext:value-type="float">
            <text:p>2</text:p>
          </table:table-cell>
          <table:table-cell table:style-name="ce1065" table:formula="of:=COUNTIF([.$P$88:.$Z$88];&quot;-&quot;)" office:value-type="float" office:value="3" calcext:value-type="float">
            <text:p>3</text:p>
          </table:table-cell>
          <table:table-cell table:style-name="ce1065" table:number-columns-repeated="2"/>
          <table:table-cell table:style-name="ce1042" table:formula="of:=IF([$'Tableaux de signes et de variations'.$AA$3];SUM([.B95:.F95]);0)" office:value-type="float" office:value="0" calcext:value-type="float">
            <text:p>0</text:p>
          </table:table-cell>
          <table:table-cell table:style-name="ce996" table:formula="of:=IF([$'Tableaux de signes et de variations'.$AA$3];SUM([.$P$92:.$Z$92]);0)" office:value-type="float" office:value="0" calcext:value-type="float">
            <text:p>0</text:p>
          </table:table-cell>
          <table:table-cell table:style-name="ce1028" table:number-columns-repeated="5"/>
          <table:table-cell table:style-name="ce1214"/>
          <table:table-cell table:style-name="ce1028" table:number-columns-repeated="17"/>
          <table:table-cell table:number-columns-repeated="38"/>
          <table:table-cell table:style-name="ce1100"/>
          <table:table-cell table:number-columns-repeated="954"/>
        </table:table-row>
        <table:table-row table:style-name="ro4">
          <table:table-cell table:style-name="ce684" office:value-type="string" calcext:value-type="string">
            <text:p>Var de <text:span text:style-name="T20">f</text:span></text:p>
          </table:table-cell>
          <table:table-cell table:style-name="ce1065" table:formula="of:=COUNT([.$P$89:.$Z$90])" office:value-type="float" office:value="6" calcext:value-type="float">
            <text:p>6</text:p>
          </table:table-cell>
          <table:table-cell table:style-name="ce1065"/>
          <table:table-cell table:style-name="ce996"/>
          <table:table-cell table:style-name="ce996" table:formula="of:=COUNTIF([.$P$89:.$Z$90];&quot;k&quot;)" office:value-type="float" office:value="2" calcext:value-type="float">
            <text:p>2</text:p>
          </table:table-cell>
          <table:table-cell table:style-name="ce1153" table:formula="of:=COUNTIF([.$P$89:.$Z$90];&quot;m&quot;)" office:value-type="float" office:value="3" calcext:value-type="float">
            <text:p>3</text:p>
          </table:table-cell>
          <table:table-cell table:style-name="ce996" table:formula="of:=SUM([.B96:.F96])" office:value-type="float" office:value="11" calcext:value-type="float">
            <text:p>11</text:p>
          </table:table-cell>
          <table:table-cell table:style-name="ce996" table:formula="of:=SUM([.$P$93:.$Z$94])" office:value-type="float" office:value="0" calcext:value-type="float">
            <text:p>0</text:p>
          </table:table-cell>
          <table:table-cell table:style-name="ce1028" table:number-columns-repeated="5"/>
          <table:table-cell table:style-name="ce1214"/>
          <table:table-cell table:style-name="ce1028" table:number-columns-repeated="17"/>
          <table:table-cell table:number-columns-repeated="38"/>
          <table:table-cell table:style-name="ce1100"/>
          <table:table-cell table:number-columns-repeated="954"/>
        </table:table-row>
        <table:table-row table:style-name="ro4">
          <table:table-cell table:style-name="ce1028" table:number-columns-repeated="6"/>
          <table:table-cell table:style-name="ce1141" table:formula="of:=IF(SUM([.G92:.G96])&lt;0;0;SUM([.G92:.G96]))" office:value-type="float" office:value="31" calcext:value-type="float">
            <text:p>31</text:p>
          </table:table-cell>
          <table:table-cell table:style-name="ce1141" table:formula="of:=IF(SUM([.H92:.H96])&lt;0;0;SUM([.H92:.H96]))" office:value-type="float" office:value="0" calcext:value-type="float">
            <text:p>0</text:p>
          </table:table-cell>
          <table:table-cell table:style-name="ce1028" table:number-columns-repeated="23"/>
          <table:table-cell table:number-columns-repeated="38"/>
          <table:table-cell table:style-name="ce1100"/>
          <table:table-cell table:number-columns-repeated="954"/>
        </table:table-row>
        <table:table-row table:style-name="ro4">
          <table:table-cell table:style-name="ce1029"/>
          <table:table-cell table:style-name="ce1066" table:number-columns-repeated="2"/>
          <table:table-cell table:style-name="ce682" table:number-columns-repeated="34"/>
          <table:table-cell/>
          <table:table-cell table:style-name="ce682" table:number-columns-repeated="17"/>
          <table:table-cell table:style-name="ce1336"/>
          <table:table-cell table:style-name="ce682" table:number-columns-repeated="3"/>
          <table:table-cell table:style-name="ce1034" table:number-columns-repeated="11"/>
          <table:table-cell table:number-columns-repeated="954"/>
        </table:table-row>
        <table:table-row table:style-name="ro4">
          <table:table-cell table:style-name="ce682" table:number-columns-repeated="3"/>
          <table:table-cell table:style-name="ce683" office:value-type="string" calcext:value-type="string">
            <text:p>D</text:p>
          </table:table-cell>
          <table:table-cell table:style-name="ce683" office:value-type="string" calcext:value-type="string">
            <text:p>E</text:p>
          </table:table-cell>
          <table:table-cell table:style-name="ce683" office:value-type="string" calcext:value-type="string">
            <text:p>F</text:p>
          </table:table-cell>
          <table:table-cell table:style-name="ce683" office:value-type="string" calcext:value-type="string">
            <text:p>G</text:p>
          </table:table-cell>
          <table:table-cell table:style-name="ce683" office:value-type="string" calcext:value-type="string">
            <text:p>H</text:p>
          </table:table-cell>
          <table:table-cell table:style-name="ce683" office:value-type="string" calcext:value-type="string">
            <text:p>I</text:p>
          </table:table-cell>
          <table:table-cell table:style-name="ce683" office:value-type="string" calcext:value-type="string">
            <text:p>J</text:p>
          </table:table-cell>
          <table:table-cell table:style-name="ce683" office:value-type="string" calcext:value-type="string">
            <text:p>K</text:p>
          </table:table-cell>
          <table:table-cell table:style-name="ce683" office:value-type="string" calcext:value-type="string">
            <text:p>L</text:p>
          </table:table-cell>
          <table:table-cell table:style-name="ce683" office:value-type="string" calcext:value-type="string">
            <text:p>M</text:p>
          </table:table-cell>
          <table:table-cell table:style-name="ce683" office:value-type="string" calcext:value-type="string">
            <text:p>N</text:p>
          </table:table-cell>
          <table:table-cell table:style-name="ce683" office:value-type="string" calcext:value-type="string">
            <text:p>O</text:p>
          </table:table-cell>
          <table:table-cell table:style-name="ce683" office:value-type="string" calcext:value-type="string">
            <text:p>P</text:p>
          </table:table-cell>
          <table:table-cell table:style-name="ce683" office:value-type="string" calcext:value-type="string">
            <text:p>Q</text:p>
          </table:table-cell>
          <table:table-cell table:style-name="ce683" office:value-type="string" calcext:value-type="string">
            <text:p>R</text:p>
          </table:table-cell>
          <table:table-cell table:style-name="ce683" office:value-type="string" calcext:value-type="string">
            <text:p>S</text:p>
          </table:table-cell>
          <table:table-cell table:style-name="ce683" office:value-type="string" calcext:value-type="string">
            <text:p>T</text:p>
          </table:table-cell>
          <table:table-cell table:style-name="ce1180" office:value-type="string" calcext:value-type="string">
            <text:p>choix</text:p>
          </table:table-cell>
          <table:table-cell table:style-name="ce683" office:value-type="string" calcext:value-type="string">
            <text:p>V</text:p>
          </table:table-cell>
          <table:table-cell table:style-name="ce1278" office:value-type="string" calcext:value-type="string" table:number-columns-spanned="5" table:number-rows-spanned="1">
            <text:p>Coefficients</text:p>
          </table:table-cell>
          <table:covered-table-cell table:number-columns-repeated="3" table:style-name="ce1286"/>
          <table:covered-table-cell table:style-name="ce779"/>
          <table:table-cell table:style-name="ce779" table:number-columns-repeated="28"/>
          <table:table-cell table:style-name="ce1337"/>
          <table:table-cell table:style-name="ce779" table:number-columns-repeated="2"/>
          <table:table-cell table:style-name="ce1192"/>
          <table:table-cell table:style-name="ce714" table:number-columns-repeated="11"/>
          <table:table-cell table:number-columns-repeated="22"/>
          <table:table-cell table:style-name="ce1343"/>
          <table:table-cell table:number-columns-repeated="931"/>
        </table:table-row>
        <table:table-row table:style-name="ro4">
          <table:table-cell table:style-name="ce682"/>
          <table:table-cell table:style-name="ce1067"/>
          <table:table-cell table:style-name="ce995" office:value-type="string" calcext:value-type="string">
            <text:p>x</text:p>
          </table:table-cell>
          <table:table-cell table:style-name="ce1117" office:value-type="float" office:value="-8" calcext:value-type="float">
            <text:p>-8</text:p>
          </table:table-cell>
          <table:table-cell table:style-name="ce1117" office:value-type="float" office:value="-7" calcext:value-type="float">
            <text:p>-7</text:p>
          </table:table-cell>
          <table:table-cell table:style-name="ce1117" office:value-type="float" office:value="-6" calcext:value-type="float">
            <text:p>-6</text:p>
          </table:table-cell>
          <table:table-cell table:style-name="ce1117" office:value-type="float" office:value="-5" calcext:value-type="float">
            <text:p>-5</text:p>
          </table:table-cell>
          <table:table-cell table:style-name="ce1117" office:value-type="float" office:value="-4" calcext:value-type="float">
            <text:p>-4</text:p>
          </table:table-cell>
          <table:table-cell table:style-name="ce1117" office:value-type="float" office:value="-3" calcext:value-type="float">
            <text:p>-3</text:p>
          </table:table-cell>
          <table:table-cell table:style-name="ce1117" office:value-type="float" office:value="-2" calcext:value-type="float">
            <text:p>-2</text:p>
          </table:table-cell>
          <table:table-cell table:style-name="ce1117" office:value-type="float" office:value="-1" calcext:value-type="float">
            <text:p>-1</text:p>
          </table:table-cell>
          <table:table-cell table:style-name="ce1117" office:value-type="float" office:value="0" calcext:value-type="float">
            <text:p>0</text:p>
          </table:table-cell>
          <table:table-cell table:style-name="ce1117" office:value-type="float" office:value="1" calcext:value-type="float">
            <text:p>1</text:p>
          </table:table-cell>
          <table:table-cell table:style-name="ce1117" office:value-type="float" office:value="2" calcext:value-type="float">
            <text:p>2</text:p>
          </table:table-cell>
          <table:table-cell table:style-name="ce1117" office:value-type="float" office:value="3" calcext:value-type="float">
            <text:p>3</text:p>
          </table:table-cell>
          <table:table-cell table:style-name="ce1117" office:value-type="float" office:value="4" calcext:value-type="float">
            <text:p>4</text:p>
          </table:table-cell>
          <table:table-cell table:style-name="ce1117" office:value-type="float" office:value="5" calcext:value-type="float">
            <text:p>5</text:p>
          </table:table-cell>
          <table:table-cell table:style-name="ce1117" office:value-type="float" office:value="6" calcext:value-type="float">
            <text:p>6</text:p>
          </table:table-cell>
          <table:table-cell table:style-name="ce1117" office:value-type="float" office:value="7" calcext:value-type="float">
            <text:p>7</text:p>
          </table:table-cell>
          <table:table-cell table:style-name="ce1117" office:value-type="float" office:value="8" calcext:value-type="float">
            <text:p>8</text:p>
          </table:table-cell>
          <table:table-cell table:style-name="ce995"/>
          <table:table-cell table:style-name="ce995" office:value-type="string" calcext:value-type="string">
            <text:p>x</text:p>
          </table:table-cell>
          <table:table-cell table:style-name="ce1279" office:value-type="float" office:value="7" calcext:value-type="float">
            <text:p>7</text:p>
          </table:table-cell>
          <table:table-cell table:style-name="ce1279" office:value-type="float" office:value="5" calcext:value-type="float">
            <text:p>5</text:p>
          </table:table-cell>
          <table:table-cell table:style-name="ce1279" office:value-type="float" office:value="7" calcext:value-type="float">
            <text:p>7</text:p>
          </table:table-cell>
          <table:table-cell table:style-name="ce1279" office:value-type="float" office:value="8" calcext:value-type="float">
            <text:p>8</text:p>
          </table:table-cell>
          <table:table-cell table:style-name="ce1279" office:value-type="float" office:value="5" calcext:value-type="float">
            <text:p>5</text:p>
          </table:table-cell>
          <table:table-cell table:style-name="ce1322" table:number-columns-repeated="11"/>
          <table:table-cell table:style-name="ce1014"/>
          <table:table-cell table:style-name="ce1009" table:number-columns-repeated="7"/>
          <table:table-cell table:style-name="ce1014"/>
          <table:table-cell table:style-name="ce1333" table:number-columns-spanned="11" table:number-rows-spanned="1"/>
          <table:covered-table-cell table:number-columns-repeated="7" table:style-name="ce1009"/>
          <table:covered-table-cell table:style-name="ce1090"/>
          <table:covered-table-cell table:number-columns-repeated="2" table:style-name="ce1009"/>
          <table:table-cell table:style-name="ce1325"/>
          <table:table-cell table:style-name="ce1341" table:number-columns-spanned="11" table:number-rows-spanned="1"/>
          <table:covered-table-cell table:number-columns-repeated="10" table:style-name="ce1342"/>
          <table:table-cell table:number-columns-repeated="954"/>
        </table:table-row>
        <table:table-row table:style-name="ro4">
          <table:table-cell table:style-name="ce1030" office:value-type="string" calcext:value-type="string">
            <text:p>N°</text:p>
          </table:table-cell>
          <table:table-cell table:style-name="ce1030" office:value-type="string" calcext:value-type="string">
            <text:p>Rang aléa</text:p>
          </table:table-cell>
          <table:table-cell table:style-name="ce995" office:value-type="string" calcext:value-type="string">
            <text:p>y</text:p>
          </table:table-cell>
          <table:table-cell table:style-name="ce1117" table:formula="of:=IF(ISBLANK(INDIRECT(CONCATENATE([.D99]&amp;(ROW([.$C$101])+[.$U$102]))));&quot;&quot;;INDIRECT(CONCATENATE([.D99]&amp;(ROW([.$C$101])+[.$U$102]))))" office:value-type="float" office:value="0" calcext:value-type="float">
            <text:p>0</text:p>
          </table:table-cell>
          <table:table-cell table:style-name="ce1117" table:formula="of:=IF(ISBLANK(INDIRECT(CONCATENATE([.E99]&amp;(ROW([.$C$101])+[.$U$102]))));&quot;&quot;;INDIRECT(CONCATENATE([.E99]&amp;(ROW([.$C$101])+[.$U$102]))))" office:value-type="float" office:value="-4.94974746830583" calcext:value-type="float">
            <text:p>-4,94974746830583</text:p>
          </table:table-cell>
          <table:table-cell table:style-name="ce1117" table:formula="of:=IF(ISBLANK(INDIRECT(CONCATENATE([.F99]&amp;(ROW([.$C$101])+[.$U$102]))));&quot;&quot;;INDIRECT(CONCATENATE([.F99]&amp;(ROW([.$C$101])+[.$U$102]))))" office:value-type="float" office:value="-7" calcext:value-type="float">
            <text:p>-7</text:p>
          </table:table-cell>
          <table:table-cell table:style-name="ce1117" table:formula="of:=IF(ISBLANK(INDIRECT(CONCATENATE([.G99]&amp;(ROW([.$C$101])+[.$U$102]))));&quot;&quot;;INDIRECT(CONCATENATE([.G99]&amp;(ROW([.$C$101])+[.$U$102]))))" office:value-type="float" office:value="-4.94974746830583" calcext:value-type="float">
            <text:p>-4,94974746830583</text:p>
          </table:table-cell>
          <table:table-cell table:style-name="ce1117" table:formula="of:=IF(ISBLANK(INDIRECT(CONCATENATE([.H99]&amp;(ROW([.$C$101])+[.$U$102]))));&quot;&quot;;INDIRECT(CONCATENATE([.H99]&amp;(ROW([.$C$101])+[.$U$102]))))" office:value-type="float" office:value="0" calcext:value-type="float">
            <text:p>0</text:p>
          </table:table-cell>
          <table:table-cell table:style-name="ce1117" table:formula="of:=IF(ISBLANK(INDIRECT(CONCATENATE([.I99]&amp;(ROW([.$C$101])+[.$U$102]))));&quot;&quot;;INDIRECT(CONCATENATE([.I99]&amp;(ROW([.$C$101])+[.$U$102]))))" office:value-type="float" office:value="4.94974746830583" calcext:value-type="float">
            <text:p>4,94974746830583</text:p>
          </table:table-cell>
          <table:table-cell table:style-name="ce1117" table:formula="of:=IF(ISBLANK(INDIRECT(CONCATENATE([.J99]&amp;(ROW([.$C$101])+[.$U$102]))));&quot;&quot;;INDIRECT(CONCATENATE([.J99]&amp;(ROW([.$C$101])+[.$U$102]))))" office:value-type="float" office:value="7" calcext:value-type="float">
            <text:p>7</text:p>
          </table:table-cell>
          <table:table-cell table:style-name="ce1117" table:formula="of:=IF(ISBLANK(INDIRECT(CONCATENATE([.K99]&amp;(ROW([.$C$101])+[.$U$102]))));&quot;&quot;;INDIRECT(CONCATENATE([.K99]&amp;(ROW([.$C$101])+[.$U$102]))))" office:value-type="float" office:value="4.94974746830583" calcext:value-type="float">
            <text:p>4,94974746830583</text:p>
          </table:table-cell>
          <table:table-cell table:style-name="ce1117" table:formula="of:=IF(ISBLANK(INDIRECT(CONCATENATE([.L99]&amp;(ROW([.$C$101])+[.$U$102]))));&quot;&quot;;INDIRECT(CONCATENATE([.L99]&amp;(ROW([.$C$101])+[.$U$102]))))" office:value-type="float" office:value="0" calcext:value-type="float">
            <text:p>0</text:p>
          </table:table-cell>
          <table:table-cell table:style-name="ce1117" table:formula="of:=IF(ISBLANK(INDIRECT(CONCATENATE([.M99]&amp;(ROW([.$C$101])+[.$U$102]))));&quot;&quot;;INDIRECT(CONCATENATE([.M99]&amp;(ROW([.$C$101])+[.$U$102]))))" office:value-type="float" office:value="-3.53553390593274" calcext:value-type="float">
            <text:p>-3,53553390593274</text:p>
          </table:table-cell>
          <table:table-cell table:style-name="ce1117" table:formula="of:=IF(ISBLANK(INDIRECT(CONCATENATE([.N99]&amp;(ROW([.$C$101])+[.$U$102]))));&quot;&quot;;INDIRECT(CONCATENATE([.N99]&amp;(ROW([.$C$101])+[.$U$102]))))" office:value-type="float" office:value="-5" calcext:value-type="float">
            <text:p>-5</text:p>
          </table:table-cell>
          <table:table-cell table:style-name="ce1117" table:formula="of:=IF(ISBLANK(INDIRECT(CONCATENATE([.O99]&amp;(ROW([.$C$101])+[.$U$102]))));&quot;&quot;;INDIRECT(CONCATENATE([.O99]&amp;(ROW([.$C$101])+[.$U$102]))))" office:value-type="float" office:value="-3.53553390593274" calcext:value-type="float">
            <text:p>-3,53553390593274</text:p>
          </table:table-cell>
          <table:table-cell table:style-name="ce1117" table:formula="of:=IF(ISBLANK(INDIRECT(CONCATENATE([.P99]&amp;(ROW([.$C$101])+[.$U$102]))));&quot;&quot;;INDIRECT(CONCATENATE([.P99]&amp;(ROW([.$C$101])+[.$U$102]))))" office:value-type="float" office:value="0" calcext:value-type="float">
            <text:p>0</text:p>
          </table:table-cell>
          <table:table-cell table:style-name="ce1117" table:formula="of:=IF(ISBLANK(INDIRECT(CONCATENATE([.Q99]&amp;(ROW([.$C$101])+[.$U$102]))));&quot;&quot;;INDIRECT(CONCATENATE([.Q99]&amp;(ROW([.$C$101])+[.$U$102]))))" office:value-type="float" office:value="3.53553390593274" calcext:value-type="float">
            <text:p>3,53553390593274</text:p>
          </table:table-cell>
          <table:table-cell table:style-name="ce1117" table:formula="of:=IF(ISBLANK(INDIRECT(CONCATENATE([.R99]&amp;(ROW([.$C$101])+[.$U$102]))));&quot;&quot;;INDIRECT(CONCATENATE([.R99]&amp;(ROW([.$C$101])+[.$U$102]))))" office:value-type="float" office:value="5" calcext:value-type="float">
            <text:p>5</text:p>
          </table:table-cell>
          <table:table-cell table:style-name="ce1117" table:formula="of:=IF(ISBLANK(INDIRECT(CONCATENATE([.S99]&amp;(ROW([.$C$101])+[.$U$102]))));&quot;&quot;;INDIRECT(CONCATENATE([.S99]&amp;(ROW([.$C$101])+[.$U$102]))))" office:value-type="float" office:value="3.53553390593274" calcext:value-type="float">
            <text:p>3,53553390593274</text:p>
          </table:table-cell>
          <table:table-cell table:style-name="ce1117" table:formula="of:=IF(ISBLANK(INDIRECT(CONCATENATE([.T99]&amp;(ROW([.$C$101])+[.$U$102]))));&quot;&quot;;INDIRECT(CONCATENATE([.T99]&amp;(ROW([.$C$101])+[.$U$102]))))" office:value-type="float" office:value="0" calcext:value-type="float">
            <text:p>0</text:p>
          </table:table-cell>
          <table:table-cell table:style-name="ce1261" office:value-type="string" calcext:value-type="string">
            <text:p>Valeurs</text:p>
          </table:table-cell>
          <table:table-cell table:style-name="ce995" office:value-type="string" calcext:value-type="string">
            <text:p>y</text:p>
          </table:table-cell>
          <table:table-cell table:style-name="ce682" table:number-columns-repeated="4"/>
          <table:table-cell table:style-name="ce1322" table:number-columns-repeated="12"/>
          <table:table-cell table:style-name="ce1331"/>
          <table:table-cell table:style-name="ce1324" table:number-columns-repeated="7"/>
          <table:table-cell table:style-name="ce1331"/>
          <table:table-cell table:style-name="ce1324" table:number-columns-repeated="8"/>
          <table:table-cell table:style-name="ce1090"/>
          <table:table-cell table:style-name="ce1324" table:number-columns-repeated="2"/>
          <table:table-cell table:style-name="ce1340"/>
          <table:table-cell table:style-name="ce1276" table:number-columns-repeated="11"/>
          <table:table-cell table:number-columns-repeated="954"/>
        </table:table-row>
        <table:table-row table:style-name="ro19">
          <table:table-cell table:style-name="ce1031" office:value-type="float" office:value="1" calcext:value-type="float">
            <text:p>1</text:p>
          </table:table-cell>
          <table:table-cell table:style-name="ce996" office:value-type="float" office:value="0.971906163575863" calcext:value-type="float">
            <text:p>0,971906163575863</text:p>
          </table:table-cell>
          <table:table-cell table:style-name="ce1099" office:value-type="string" calcext:value-type="string">
            <text:p>y<text:span text:style-name="T45">1</text:span></text:p>
          </table:table-cell>
          <table:table-cell table:style-name="ce1118" table:formula="of:=IF(ABS(-[.$W$100]*SIN(RADIANS(45*[.D100])))&lt;10^-5;0;-[.$W$100]*SIN(RADIANS(45*[.D100])))" office:value-type="float" office:value="0" calcext:value-type="float">
            <text:p>0</text:p>
          </table:table-cell>
          <table:table-cell table:style-name="ce1118" table:formula="of:=IF(ABS(-[.$W$100]*SIN(RADIANS(45*[.E100])))&lt;10^-5;0;-[.$W$100]*SIN(RADIANS(45*[.E100])))" office:value-type="float" office:value="-4.94974746830583" calcext:value-type="float">
            <text:p>-4,94974746830583</text:p>
          </table:table-cell>
          <table:table-cell table:style-name="ce1118" table:formula="of:=IF(ABS(-[.$W$100]*SIN(RADIANS(45*[.F100])))&lt;10^-5;0;-[.$W$100]*SIN(RADIANS(45*[.F100])))" office:value-type="float" office:value="-7" calcext:value-type="float">
            <text:p>-7</text:p>
          </table:table-cell>
          <table:table-cell table:style-name="ce1118" table:formula="of:=IF(ABS(-[.$W$100]*SIN(RADIANS(45*[.G100])))&lt;10^-5;0;-[.$W$100]*SIN(RADIANS(45*[.G100])))" office:value-type="float" office:value="-4.94974746830583" calcext:value-type="float">
            <text:p>-4,94974746830583</text:p>
          </table:table-cell>
          <table:table-cell table:style-name="ce1118" table:formula="of:=IF(ABS(-[.$W$100]*SIN(RADIANS(45*[.H100])))&lt;10^-5;0;-[.$W$100]*SIN(RADIANS(45*[.H100])))" office:value-type="float" office:value="0" calcext:value-type="float">
            <text:p>0</text:p>
          </table:table-cell>
          <table:table-cell table:style-name="ce1118" table:formula="of:=IF(ABS(-[.$W$100]*SIN(RADIANS(45*[.I100])))&lt;10^-5;0;-[.$W$100]*SIN(RADIANS(45*[.I100])))" office:value-type="float" office:value="4.94974746830583" calcext:value-type="float">
            <text:p>4,94974746830583</text:p>
          </table:table-cell>
          <table:table-cell table:style-name="ce1118" table:formula="of:=IF(ABS(-[.$W$100]*SIN(RADIANS(45*[.J100])))&lt;10^-5;0;-[.$W$100]*SIN(RADIANS(45*[.J100])))" office:value-type="float" office:value="7" calcext:value-type="float">
            <text:p>7</text:p>
          </table:table-cell>
          <table:table-cell table:style-name="ce1118" table:formula="of:=IF(ABS(-[.$W$100]*SIN(RADIANS(45*[.K100])))&lt;10^-5;0;-[.$W$100]*SIN(RADIANS(45*[.K100])))" office:value-type="float" office:value="4.94974746830583" calcext:value-type="float">
            <text:p>4,94974746830583</text:p>
          </table:table-cell>
          <table:table-cell table:style-name="ce1118" table:formula="of:=IF(ABS(-[.$W$100]*SIN(RADIANS(45*[.L100])))&lt;10^-5;0;-[.$W$100]*SIN(RADIANS(45*[.L100])))" office:value-type="float" office:value="0" calcext:value-type="float">
            <text:p>0</text:p>
          </table:table-cell>
          <table:table-cell table:style-name="ce1118" table:formula="of:=IF(ABS(-[.$X$100]*SIN(RADIANS(45*[.M100])))&lt;10^-5;0;-[.$X$100]*SIN(RADIANS(45*[.M100])))" office:value-type="float" office:value="-3.53553390593274" calcext:value-type="float">
            <text:p>-3,53553390593274</text:p>
          </table:table-cell>
          <table:table-cell table:style-name="ce1118" table:formula="of:=IF(ABS(-[.$X$100]*SIN(RADIANS(45*[.N100])))&lt;10^-5;0;-[.$X$100]*SIN(RADIANS(45*[.N100])))" office:value-type="float" office:value="-5" calcext:value-type="float">
            <text:p>-5</text:p>
          </table:table-cell>
          <table:table-cell table:style-name="ce1118" table:formula="of:=IF(ABS(-[.$X$100]*SIN(RADIANS(45*[.O100])))&lt;10^-5;0;-[.$X$100]*SIN(RADIANS(45*[.O100])))" office:value-type="float" office:value="-3.53553390593274" calcext:value-type="float">
            <text:p>-3,53553390593274</text:p>
          </table:table-cell>
          <table:table-cell table:style-name="ce1118" table:formula="of:=IF(ABS(-[.$X$100]*SIN(RADIANS(45*[.P100])))&lt;10^-5;0;-[.$X$100]*SIN(RADIANS(45*[.P100])))" office:value-type="float" office:value="0" calcext:value-type="float">
            <text:p>0</text:p>
          </table:table-cell>
          <table:table-cell table:style-name="ce1118" table:formula="of:=IF(ABS(-[.$X$100]*SIN(RADIANS(45*[.Q100])))&lt;10^-5;0;-[.$X$100]*SIN(RADIANS(45*[.Q100])))" office:value-type="float" office:value="3.53553390593274" calcext:value-type="float">
            <text:p>3,53553390593274</text:p>
          </table:table-cell>
          <table:table-cell table:style-name="ce1118" table:formula="of:=IF(ABS(-[.$X$100]*SIN(RADIANS(45*[.R100])))&lt;10^-5;0;-[.$X$100]*SIN(RADIANS(45*[.R100])))" office:value-type="float" office:value="5" calcext:value-type="float">
            <text:p>5</text:p>
          </table:table-cell>
          <table:table-cell table:style-name="ce1118" table:formula="of:=IF(ABS(-[.$X$100]*SIN(RADIANS(45*[.S100])))&lt;10^-5;0;-[.$X$100]*SIN(RADIANS(45*[.S100])))" office:value-type="float" office:value="3.53553390593274" calcext:value-type="float">
            <text:p>3,53553390593274</text:p>
          </table:table-cell>
          <table:table-cell table:style-name="ce1118" table:formula="of:=IF(ABS(-[.$X$100]*SIN(RADIANS(45*[.T100])))&lt;10^-5;0;-[.$X$100]*SIN(RADIANS(45*[.T100])))" office:value-type="float" office:value="0" calcext:value-type="float">
            <text:p>0</text:p>
          </table:table-cell>
          <table:table-cell table:style-name="ce1020" table:formula="of:=RANK([.B102];[.$B$102:.$B$113];0)" office:value-type="float" office:value="1" calcext:value-type="float">
            <text:p>1</text:p>
          </table:table-cell>
          <table:table-cell table:style-name="ce1099" office:value-type="string" calcext:value-type="string">
            <text:p>y<text:span text:style-name="T45">1</text:span></text:p>
          </table:table-cell>
          <table:table-cell table:style-name="ce1108" table:number-columns-repeated="24"/>
          <table:table-cell table:style-name="ce1187"/>
          <table:table-cell table:style-name="ce1108" table:number-columns-repeated="8"/>
          <table:table-cell table:style-name="ce1337"/>
          <table:table-cell table:style-name="ce1108" table:number-columns-repeated="2"/>
          <table:table-cell table:style-name="ce1187"/>
          <table:table-cell table:style-name="ce772" table:number-columns-repeated="11"/>
          <table:table-cell table:number-columns-repeated="954"/>
        </table:table-row>
        <table:table-row table:style-name="ro19">
          <table:table-cell table:style-name="ce1032" office:value-type="float" office:value="2" calcext:value-type="float">
            <text:p>2</text:p>
          </table:table-cell>
          <table:table-cell table:style-name="ce1070" office:value-type="float" office:value="0.809710301015676" calcext:value-type="float">
            <text:p>0,809710301015676</text:p>
          </table:table-cell>
          <table:table-cell table:style-name="ce1099" office:value-type="string" calcext:value-type="string">
            <text:p>y<text:span text:style-name="T45">2</text:span></text:p>
          </table:table-cell>
          <table:table-cell table:style-name="ce1119" table:formula="of:=IF(ABS([.$W$100]*SIN(RADIANS(22.5*[.D100])))&lt;10^-5;0;[.$W$100]*SIN(RADIANS(22.5*[.D100])))" office:value-type="float" office:value="0" calcext:value-type="float">
            <text:p>0</text:p>
          </table:table-cell>
          <table:table-cell table:style-name="ce1119" table:formula="of:=IF(ABS([.$W$100]*SIN(RADIANS(22.5*[.E100])))&lt;10^-5;0;[.$W$100]*SIN(RADIANS(22.5*[.E100])))" office:value-type="float" office:value="-2.67878402655563" calcext:value-type="float">
            <text:p>-2,67878402655563</text:p>
          </table:table-cell>
          <table:table-cell table:style-name="ce1119" table:formula="of:=IF(ABS([.$W$100]*SIN(RADIANS(22.5*[.F100])))&lt;10^-5;0;[.$W$100]*SIN(RADIANS(22.5*[.F100])))" office:value-type="float" office:value="-4.94974746830583" calcext:value-type="float">
            <text:p>-4,94974746830583</text:p>
          </table:table-cell>
          <table:table-cell table:style-name="ce1119" table:formula="of:=IF(ABS([.$W$100]*SIN(RADIANS(22.5*[.G100])))&lt;10^-5;0;[.$W$100]*SIN(RADIANS(22.5*[.G100])))" office:value-type="float" office:value="-6.46715672757901" calcext:value-type="float">
            <text:p>-6,46715672757901</text:p>
          </table:table-cell>
          <table:table-cell table:style-name="ce1119" table:formula="of:=IF(ABS([.$W$100]*SIN(RADIANS(22.5*[.H100])))&lt;10^-5;0;[.$W$100]*SIN(RADIANS(22.5*[.H100])))" office:value-type="float" office:value="-7" calcext:value-type="float">
            <text:p>-7</text:p>
          </table:table-cell>
          <table:table-cell table:style-name="ce1119" table:formula="of:=IF(ABS([.$W$100]*SIN(RADIANS(22.5*[.I100])))&lt;10^-5;0;[.$W$100]*SIN(RADIANS(22.5*[.I100])))" office:value-type="float" office:value="-6.46715672757901" calcext:value-type="float">
            <text:p>-6,46715672757901</text:p>
          </table:table-cell>
          <table:table-cell table:style-name="ce1119" table:formula="of:=IF(ABS([.$W$100]*SIN(RADIANS(22.5*[.J100])))&lt;10^-5;0;[.$W$100]*SIN(RADIANS(22.5*[.J100])))" office:value-type="float" office:value="-4.94974746830583" calcext:value-type="float">
            <text:p>-4,94974746830583</text:p>
          </table:table-cell>
          <table:table-cell table:style-name="ce1119" table:formula="of:=IF(ABS([.$W$100]*SIN(RADIANS(22.5*[.K100])))&lt;10^-5;0;[.$W$100]*SIN(RADIANS(22.5*[.K100])))" office:value-type="float" office:value="-2.67878402655563" calcext:value-type="float">
            <text:p>-2,67878402655563</text:p>
          </table:table-cell>
          <table:table-cell table:style-name="ce1119" table:formula="of:=IF(ABS([.$W$100]*SIN(RADIANS(22.5*[.L100])))&lt;10^-5;0;[.$W$100]*SIN(RADIANS(22.5*[.L100])))" office:value-type="float" office:value="0" calcext:value-type="float">
            <text:p>0</text:p>
          </table:table-cell>
          <table:table-cell table:style-name="ce1119" table:formula="of:=IF(ABS([.$X$100]*SIN(RADIANS(22.5*[.M100])))&lt;10^-5;0;[.$X$100]*SIN(RADIANS(22.5*[.M100])))" office:value-type="float" office:value="1.91341716182545" calcext:value-type="float">
            <text:p>1,91341716182545</text:p>
          </table:table-cell>
          <table:table-cell table:style-name="ce1119" table:formula="of:=IF(ABS([.$X$100]*SIN(RADIANS(22.5*[.N100])))&lt;10^-5;0;[.$X$100]*SIN(RADIANS(22.5*[.N100])))" office:value-type="float" office:value="3.53553390593274" calcext:value-type="float">
            <text:p>3,53553390593274</text:p>
          </table:table-cell>
          <table:table-cell table:style-name="ce1119" table:formula="of:=IF(ABS([.$X$100]*SIN(RADIANS(22.5*[.O100])))&lt;10^-5;0;[.$X$100]*SIN(RADIANS(22.5*[.O100])))" office:value-type="float" office:value="4.61939766255643" calcext:value-type="float">
            <text:p>4,61939766255643</text:p>
          </table:table-cell>
          <table:table-cell table:style-name="ce1119" table:formula="of:=IF(ABS([.$X$100]*SIN(RADIANS(22.5*[.P100])))&lt;10^-5;0;[.$X$100]*SIN(RADIANS(22.5*[.P100])))" office:value-type="float" office:value="5" calcext:value-type="float">
            <text:p>5</text:p>
          </table:table-cell>
          <table:table-cell table:style-name="ce1119" table:formula="of:=IF(ABS([.$X$100]*SIN(RADIANS(22.5*[.Q100])))&lt;10^-5;0;[.$X$100]*SIN(RADIANS(22.5*[.Q100])))" office:value-type="float" office:value="4.61939766255643" calcext:value-type="float">
            <text:p>4,61939766255643</text:p>
          </table:table-cell>
          <table:table-cell table:style-name="ce1119" table:formula="of:=IF(ABS([.$X$100]*SIN(RADIANS(22.5*[.R100])))&lt;10^-5;0;[.$X$100]*SIN(RADIANS(22.5*[.R100])))" office:value-type="float" office:value="3.53553390593274" calcext:value-type="float">
            <text:p>3,53553390593274</text:p>
          </table:table-cell>
          <table:table-cell table:style-name="ce1119" table:formula="of:=IF(ABS([.$X$100]*SIN(RADIANS(22.5*[.S100])))&lt;10^-5;0;[.$X$100]*SIN(RADIANS(22.5*[.S100])))" office:value-type="float" office:value="1.91341716182545" calcext:value-type="float">
            <text:p>1,91341716182545</text:p>
          </table:table-cell>
          <table:table-cell table:style-name="ce1119" table:formula="of:=IF(ABS([.$X$100]*SIN(RADIANS(22.5*[.T100])))&lt;10^-5;0;[.$X$100]*SIN(RADIANS(22.5*[.T100])))" office:value-type="float" office:value="0" calcext:value-type="float">
            <text:p>0</text:p>
          </table:table-cell>
          <table:table-cell table:style-name="ce1020" table:formula="of:=RANK([.B103];[.$B$102:.$B$113];0)" office:value-type="float" office:value="3" calcext:value-type="float">
            <text:p>3</text:p>
          </table:table-cell>
          <table:table-cell table:style-name="ce1099" office:value-type="string" calcext:value-type="string">
            <text:p>y<text:span text:style-name="T45">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2" table:number-columns-repeated="11"/>
          <table:table-cell table:number-columns-repeated="954"/>
        </table:table-row>
        <table:table-row table:style-name="ro19">
          <table:table-cell table:style-name="ce1031" office:value-type="float" office:value="3" calcext:value-type="float">
            <text:p>3</text:p>
          </table:table-cell>
          <table:table-cell table:style-name="ce996" office:value-type="float" office:value="0.660619392225906" calcext:value-type="float">
            <text:p>0,660619392225906</text:p>
          </table:table-cell>
          <table:table-cell table:style-name="ce1099" office:value-type="string" calcext:value-type="string">
            <text:p>y<text:span text:style-name="T45">3</text:span></text:p>
          </table:table-cell>
          <table:table-cell table:style-name="ce1118" table:formula="of:=IF(ABS(-[.$W$100]*COS(RADIANS(45*[.D100])))&lt;10^-5;0;-[.$W$100]*COS(RADIANS(45*[.D100])))" office:value-type="float" office:value="-7" calcext:value-type="float">
            <text:p>-7</text:p>
          </table:table-cell>
          <table:table-cell table:style-name="ce1118" table:formula="of:=IF(ABS(-[.$W$100]*COS(RADIANS(45*[.E100])))&lt;10^-5;0;-[.$W$100]*COS(RADIANS(45*[.E100])))" office:value-type="float" office:value="-4.94974746830583" calcext:value-type="float">
            <text:p>-4,94974746830583</text:p>
          </table:table-cell>
          <table:table-cell table:style-name="ce1118" table:formula="of:=IF(ABS(-[.$W$100]*COS(RADIANS(45*[.F100])))&lt;10^-5;0;-[.$W$100]*COS(RADIANS(45*[.F100])))" office:value-type="float" office:value="0" calcext:value-type="float">
            <text:p>0</text:p>
          </table:table-cell>
          <table:table-cell table:style-name="ce1118" table:formula="of:=IF(ABS(-[.$W$100]*COS(RADIANS(45*[.G100])))&lt;10^-5;0;-[.$W$100]*COS(RADIANS(45*[.G100])))" office:value-type="float" office:value="4.94974746830583" calcext:value-type="float">
            <text:p>4,94974746830583</text:p>
          </table:table-cell>
          <table:table-cell table:style-name="ce1118" table:formula="of:=IF(ABS(-[.$W$100]*COS(RADIANS(45*[.H100])))&lt;10^-5;0;-[.$W$100]*COS(RADIANS(45*[.H100])))" office:value-type="float" office:value="7" calcext:value-type="float">
            <text:p>7</text:p>
          </table:table-cell>
          <table:table-cell table:style-name="ce1118" table:formula="of:=IF(ABS(-[.$W$100]*COS(RADIANS(45*[.I100])))&lt;10^-5;0;-[.$W$100]*COS(RADIANS(45*[.I100])))" office:value-type="float" office:value="4.94974746830583" calcext:value-type="float">
            <text:p>4,94974746830583</text:p>
          </table:table-cell>
          <table:table-cell table:style-name="ce1118" table:formula="of:=IF(ABS(-[.$W$100]*COS(RADIANS(45*[.J100])))&lt;10^-5;0;-[.$W$100]*COS(RADIANS(45*[.J100])))" office:value-type="float" office:value="0" calcext:value-type="float">
            <text:p>0</text:p>
          </table:table-cell>
          <table:table-cell table:style-name="ce1118" table:formula="of:=IF(ABS(-[.$X$100]*COS(RADIANS(45*[.K100])))&lt;10^-5;0;-[.$X$100]*COS(RADIANS(45*[.K100])))" office:value-type="float" office:value="-3.53553390593274" calcext:value-type="float">
            <text:p>-3,53553390593274</text:p>
          </table:table-cell>
          <table:table-cell table:style-name="ce1118" table:formula="of:=IF(ABS(-[.$X$100]*COS(RADIANS(45*[.L100])))&lt;10^-5;0;-[.$X$100]*COS(RADIANS(45*[.L100])))" office:value-type="float" office:value="-5" calcext:value-type="float">
            <text:p>-5</text:p>
          </table:table-cell>
          <table:table-cell table:style-name="ce1118" table:formula="of:=IF(ABS(-[.$X$100]*COS(RADIANS(45*[.M100])))&lt;10^-5;0;-[.$X$100]*COS(RADIANS(45*[.M100])))" office:value-type="float" office:value="-3.53553390593274" calcext:value-type="float">
            <text:p>-3,53553390593274</text:p>
          </table:table-cell>
          <table:table-cell table:style-name="ce1118" table:formula="of:=IF(ABS(-[.$X$100]*COS(RADIANS(45*[.N100])))&lt;10^-5;0;-[.$X$100]*COS(RADIANS(45*[.N100])))" office:value-type="float" office:value="0" calcext:value-type="float">
            <text:p>0</text:p>
          </table:table-cell>
          <table:table-cell table:style-name="ce1118" table:formula="of:=IF(ABS(-[.$Y$100]*COS(RADIANS(45*[.O100])))&lt;10^-5;0;-[.$Y$100]*COS(RADIANS(45*[.O100])))" office:value-type="float" office:value="4.94974746830583" calcext:value-type="float">
            <text:p>4,94974746830583</text:p>
          </table:table-cell>
          <table:table-cell table:style-name="ce1118" table:formula="of:=IF(ABS(-[.$Y$100]*COS(RADIANS(45*[.P100])))&lt;10^-5;0;-[.$Y$100]*COS(RADIANS(45*[.P100])))" office:value-type="float" office:value="7" calcext:value-type="float">
            <text:p>7</text:p>
          </table:table-cell>
          <table:table-cell table:style-name="ce1118" table:formula="of:=IF(ABS(-[.$Y$100]*COS(RADIANS(45*[.Q100])))&lt;10^-5;0;-[.$Y$100]*COS(RADIANS(45*[.Q100])))" office:value-type="float" office:value="4.94974746830583" calcext:value-type="float">
            <text:p>4,94974746830583</text:p>
          </table:table-cell>
          <table:table-cell table:style-name="ce1118" table:formula="of:=IF(ABS(-[.$Y$100]*COS(RADIANS(45*[.R100])))&lt;10^-5;0;-[.$Y$100]*COS(RADIANS(45*[.R100])))" office:value-type="float" office:value="0" calcext:value-type="float">
            <text:p>0</text:p>
          </table:table-cell>
          <table:table-cell table:style-name="ce1118" table:formula="of:=IF(ABS(-[.$Z$100]*COS(RADIANS(45*[.S100])))&lt;10^-5;0;-[.$Z$100]*COS(RADIANS(45*[.S100])))" office:value-type="float" office:value="-5.65685424949238" calcext:value-type="float">
            <text:p>-5,65685424949238</text:p>
          </table:table-cell>
          <table:table-cell table:style-name="ce1118" table:formula="of:=IF(ABS(-[.$Z$100]*COS(RADIANS(45*[.T100])))&lt;10^-5;0;-[.$Z$100]*COS(RADIANS(45*[.T100])))" office:value-type="float" office:value="-8" calcext:value-type="float">
            <text:p>-8</text:p>
          </table:table-cell>
          <table:table-cell table:style-name="ce1020" table:formula="of:=RANK([.B104];[.$B$102:.$B$113];0)" office:value-type="float" office:value="6" calcext:value-type="float">
            <text:p>6</text:p>
          </table:table-cell>
          <table:table-cell table:style-name="ce1099" office:value-type="string" calcext:value-type="string">
            <text:p>y<text:span text:style-name="T45">3</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2" table:number-columns-repeated="11"/>
          <table:table-cell table:number-columns-repeated="954"/>
        </table:table-row>
        <table:table-row table:style-name="ro19">
          <table:table-cell table:style-name="ce1032" office:value-type="float" office:value="4" calcext:value-type="float">
            <text:p>4</text:p>
          </table:table-cell>
          <table:table-cell table:style-name="ce1070" office:value-type="float" office:value="0.056373417886995" calcext:value-type="float">
            <text:p>0,056373417886995</text:p>
          </table:table-cell>
          <table:table-cell table:style-name="ce1099" office:value-type="string" calcext:value-type="string">
            <text:p>y<text:span text:style-name="T45">4</text:span></text:p>
          </table:table-cell>
          <table:table-cell table:style-name="ce1119" table:formula="of:=IF(ABS([.$W$100]*COS(RADIANS(22.5*[.D100])))&lt;10^-5;0;[.$W$100]*COS(RADIANS(22.5*[.D100])))" office:value-type="float" office:value="-7" calcext:value-type="float">
            <text:p>-7</text:p>
          </table:table-cell>
          <table:table-cell table:style-name="ce1119" table:formula="of:=IF(ABS([.$W$100]*COS(RADIANS(22.5*[.E100])))&lt;10^-5;0;[.$W$100]*COS(RADIANS(22.5*[.E100])))" office:value-type="float" office:value="-6.46715672757901" calcext:value-type="float">
            <text:p>-6,46715672757901</text:p>
          </table:table-cell>
          <table:table-cell table:style-name="ce1119" table:formula="of:=IF(ABS([.$W$100]*COS(RADIANS(22.5*[.F100])))&lt;10^-5;0;[.$W$100]*COS(RADIANS(22.5*[.F100])))" office:value-type="float" office:value="-4.94974746830583" calcext:value-type="float">
            <text:p>-4,94974746830583</text:p>
          </table:table-cell>
          <table:table-cell table:style-name="ce1119" table:formula="of:=IF(ABS([.$W$100]*COS(RADIANS(22.5*[.G100])))&lt;10^-5;0;[.$W$100]*COS(RADIANS(22.5*[.G100])))" office:value-type="float" office:value="-2.67878402655563" calcext:value-type="float">
            <text:p>-2,67878402655563</text:p>
          </table:table-cell>
          <table:table-cell table:style-name="ce1119" table:formula="of:=IF(ABS([.$W$100]*COS(RADIANS(22.5*[.H100])))&lt;10^-5;0;[.$W$100]*COS(RADIANS(22.5*[.H100])))" office:value-type="float" office:value="0" calcext:value-type="float">
            <text:p>0</text:p>
          </table:table-cell>
          <table:table-cell table:style-name="ce1119" table:formula="of:=IF(ABS([.$X$100]*COS(RADIANS(22.5*[.I100])))&lt;10^-5;0;[.$X$100]*COS(RADIANS(22.5*[.I100])))" office:value-type="float" office:value="1.91341716182545" calcext:value-type="float">
            <text:p>1,91341716182545</text:p>
          </table:table-cell>
          <table:table-cell table:style-name="ce1119" table:formula="of:=IF(ABS([.$X$100]*COS(RADIANS(22.5*[.J100])))&lt;10^-5;0;[.$X$100]*COS(RADIANS(22.5*[.J100])))" office:value-type="float" office:value="3.53553390593274" calcext:value-type="float">
            <text:p>3,53553390593274</text:p>
          </table:table-cell>
          <table:table-cell table:style-name="ce1119" table:formula="of:=IF(ABS([.$X$100]*COS(RADIANS(22.5*[.K100])))&lt;10^-5;0;[.$X$100]*COS(RADIANS(22.5*[.K100])))" office:value-type="float" office:value="4.61939766255643" calcext:value-type="float">
            <text:p>4,61939766255643</text:p>
          </table:table-cell>
          <table:table-cell table:style-name="ce1119" table:formula="of:=IF(ABS([.$X$100]*COS(RADIANS(22.5*[.L100])))&lt;10^-5;0;[.$X$100]*COS(RADIANS(22.5*[.L100])))" office:value-type="float" office:value="5" calcext:value-type="float">
            <text:p>5</text:p>
          </table:table-cell>
          <table:table-cell table:style-name="ce1119" table:formula="of:=IF(ABS([.$X$100]*COS(RADIANS(22.5*[.M100])))&lt;10^-5;0;[.$X$100]*COS(RADIANS(22.5*[.M100])))" office:value-type="float" office:value="4.61939766255643" calcext:value-type="float">
            <text:p>4,61939766255643</text:p>
          </table:table-cell>
          <table:table-cell table:style-name="ce1119" table:formula="of:=IF(ABS([.$X$100]*COS(RADIANS(22.5*[.N100])))&lt;10^-5;0;[.$X$100]*COS(RADIANS(22.5*[.N100])))" office:value-type="float" office:value="3.53553390593274" calcext:value-type="float">
            <text:p>3,53553390593274</text:p>
          </table:table-cell>
          <table:table-cell table:style-name="ce1119" table:formula="of:=IF(ABS([.$X$100]*COS(RADIANS(22.5*[.O100])))&lt;10^-5;0;[.$X$100]*COS(RADIANS(22.5*[.O100])))" office:value-type="float" office:value="1.91341716182545" calcext:value-type="float">
            <text:p>1,91341716182545</text:p>
          </table:table-cell>
          <table:table-cell table:style-name="ce1119" table:formula="of:=IF(ABS([.$X$100]*COS(RADIANS(22.5*[.P100])))&lt;10^-5;0;[.$X$100]*COS(RADIANS(22.5*[.P100])))" office:value-type="float" office:value="0" calcext:value-type="float">
            <text:p>0</text:p>
          </table:table-cell>
          <table:table-cell table:style-name="ce1119" table:formula="of:=IF(ABS([.$Y$100]*COS(RADIANS(22.5*[.Q100])))&lt;10^-5;0;[.$Y$100]*COS(RADIANS(22.5*[.Q100])))" office:value-type="float" office:value="-2.67878402655563" calcext:value-type="float">
            <text:p>-2,67878402655563</text:p>
          </table:table-cell>
          <table:table-cell table:style-name="ce1119" table:formula="of:=IF(ABS([.$Y$100]*COS(RADIANS(22.5*[.R100])))&lt;10^-5;0;[.$Y$100]*COS(RADIANS(22.5*[.R100])))" office:value-type="float" office:value="-4.94974746830583" calcext:value-type="float">
            <text:p>-4,94974746830583</text:p>
          </table:table-cell>
          <table:table-cell table:style-name="ce1119" table:formula="of:=IF(ABS([.$Y$100]*COS(RADIANS(22.5*[.S100])))&lt;10^-5;0;[.$Y$100]*COS(RADIANS(22.5*[.S100])))" office:value-type="float" office:value="-6.46715672757901" calcext:value-type="float">
            <text:p>-6,46715672757901</text:p>
          </table:table-cell>
          <table:table-cell table:style-name="ce1119" table:formula="of:=IF(ABS([.$Y$100]*COS(RADIANS(22.5*[.T100])))&lt;10^-5;0;[.$Y$100]*COS(RADIANS(22.5*[.T100])))" office:value-type="float" office:value="-7" calcext:value-type="float">
            <text:p>-7</text:p>
          </table:table-cell>
          <table:table-cell table:style-name="ce1020" table:formula="of:=RANK([.B105];[.$B$102:.$B$113];0)" office:value-type="float" office:value="12" calcext:value-type="float">
            <text:p>12</text:p>
          </table:table-cell>
          <table:table-cell table:style-name="ce1099" office:value-type="string" calcext:value-type="string">
            <text:p>y<text:span text:style-name="T45">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2" table:number-columns-repeated="11"/>
          <table:table-cell table:number-columns-repeated="954"/>
        </table:table-row>
        <table:table-row table:style-name="ro19">
          <table:table-cell table:style-name="ce1031" office:value-type="float" office:value="5" calcext:value-type="float">
            <text:p>5</text:p>
          </table:table-cell>
          <table:table-cell table:style-name="ce996" office:value-type="float" office:value="0.616983089724031" calcext:value-type="float">
            <text:p>0,616983089724031</text:p>
          </table:table-cell>
          <table:table-cell table:style-name="ce1099" office:value-type="string" calcext:value-type="string">
            <text:p>y<text:span text:style-name="T45">5</text:span></text:p>
          </table:table-cell>
          <table:table-cell table:style-name="ce1121" table:formula="of:=IF(ABS([.$W$100]*SIN(RADIANS(45*[.D100])))&lt;10^-5;0;[.$W$100]*SIN(RADIANS(45*[.D100])))" office:value-type="float" office:value="0" calcext:value-type="float">
            <text:p>0</text:p>
          </table:table-cell>
          <table:table-cell table:style-name="ce1121" table:formula="of:=IF(ABS([.$W$100]*SIN(RADIANS(45*[.E100])))&lt;10^-5;0;[.$W$100]*SIN(RADIANS(45*[.E100])))" office:value-type="float" office:value="4.94974746830583" calcext:value-type="float">
            <text:p>4,94974746830583</text:p>
          </table:table-cell>
          <table:table-cell table:style-name="ce1121" table:formula="of:=IF(ABS([.$W$100]*SIN(RADIANS(45*[.F100])))&lt;10^-5;0;[.$W$100]*SIN(RADIANS(45*[.F100])))" office:value-type="float" office:value="7" calcext:value-type="float">
            <text:p>7</text:p>
          </table:table-cell>
          <table:table-cell table:style-name="ce1121" table:formula="of:=IF(ABS([.$W$100]*SIN(RADIANS(45*[.G100])))&lt;10^-5;0;[.$W$100]*SIN(RADIANS(45*[.G100])))" office:value-type="float" office:value="4.94974746830583" calcext:value-type="float">
            <text:p>4,94974746830583</text:p>
          </table:table-cell>
          <table:table-cell table:style-name="ce1121" table:formula="of:=IF(ABS([.$W$100]*SIN(RADIANS(45*[.H100])))&lt;10^-5;0;[.$W$100]*SIN(RADIANS(45*[.H100])))" office:value-type="float" office:value="0" calcext:value-type="float">
            <text:p>0</text:p>
          </table:table-cell>
          <table:table-cell table:style-name="ce1121" table:formula="of:=IF(ABS([.$W$100]*SIN(RADIANS(45*[.I100])))&lt;10^-5;0;[.$W$100]*SIN(RADIANS(45*[.I100])))" office:value-type="float" office:value="-4.94974746830583" calcext:value-type="float">
            <text:p>-4,94974746830583</text:p>
          </table:table-cell>
          <table:table-cell table:style-name="ce1121" table:formula="of:=IF(ABS([.$W$100]*SIN(RADIANS(45*[.J100])))&lt;10^-5;0;[.$W$100]*SIN(RADIANS(45*[.J100])))" office:value-type="float" office:value="-7" calcext:value-type="float">
            <text:p>-7</text:p>
          </table:table-cell>
          <table:table-cell table:style-name="ce1121" table:formula="of:=IF(ABS([.$W$100]*SIN(RADIANS(45*[.K100])))&lt;10^-5;0;[.$W$100]*SIN(RADIANS(45*[.K100])))" office:value-type="float" office:value="-4.94974746830583" calcext:value-type="float">
            <text:p>-4,94974746830583</text:p>
          </table:table-cell>
          <table:table-cell table:style-name="ce1121" table:formula="of:=IF(ABS([.$W$100]*SIN(RADIANS(45*[.L100])))&lt;10^-5;0;[.$W$100]*SIN(RADIANS(45*[.L100])))" office:value-type="float" office:value="0" calcext:value-type="float">
            <text:p>0</text:p>
          </table:table-cell>
          <table:table-cell table:style-name="ce1121" table:formula="of:=IF(ABS([.$X$100]*SIN(RADIANS(45*[.M100])))&lt;10^-5;0;[.$X$100]*SIN(RADIANS(45*[.M100])))" office:value-type="float" office:value="3.53553390593274" calcext:value-type="float">
            <text:p>3,53553390593274</text:p>
          </table:table-cell>
          <table:table-cell table:style-name="ce1121" table:formula="of:=IF(ABS([.$X$100]*SIN(RADIANS(45*[.N100])))&lt;10^-5;0;[.$X$100]*SIN(RADIANS(45*[.N100])))" office:value-type="float" office:value="5" calcext:value-type="float">
            <text:p>5</text:p>
          </table:table-cell>
          <table:table-cell table:style-name="ce1121" table:formula="of:=IF(ABS([.$X$100]*SIN(RADIANS(45*[.O100])))&lt;10^-5;0;[.$X$100]*SIN(RADIANS(45*[.O100])))" office:value-type="float" office:value="3.53553390593274" calcext:value-type="float">
            <text:p>3,53553390593274</text:p>
          </table:table-cell>
          <table:table-cell table:style-name="ce1121" table:formula="of:=IF(ABS([.$X$100]*SIN(RADIANS(45*[.P100])))&lt;10^-5;0;[.$X$100]*SIN(RADIANS(45*[.P100])))" office:value-type="float" office:value="0" calcext:value-type="float">
            <text:p>0</text:p>
          </table:table-cell>
          <table:table-cell table:style-name="ce1121" table:formula="of:=IF(ABS([.$X$100]*SIN(RADIANS(45*[.Q100])))&lt;10^-5;0;[.$X$100]*SIN(RADIANS(45*[.Q100])))" office:value-type="float" office:value="-3.53553390593274" calcext:value-type="float">
            <text:p>-3,53553390593274</text:p>
          </table:table-cell>
          <table:table-cell table:style-name="ce1121" table:formula="of:=IF(ABS([.$X$100]*SIN(RADIANS(45*[.R100])))&lt;10^-5;0;[.$X$100]*SIN(RADIANS(45*[.R100])))" office:value-type="float" office:value="-5" calcext:value-type="float">
            <text:p>-5</text:p>
          </table:table-cell>
          <table:table-cell table:style-name="ce1121" table:formula="of:=IF(ABS([.$X$100]*SIN(RADIANS(45*[.S100])))&lt;10^-5;0;[.$X$100]*SIN(RADIANS(45*[.S100])))" office:value-type="float" office:value="-3.53553390593274" calcext:value-type="float">
            <text:p>-3,53553390593274</text:p>
          </table:table-cell>
          <table:table-cell table:style-name="ce1121" table:formula="of:=IF(ABS([.$X$100]*SIN(RADIANS(45*[.T100])))&lt;10^-5;0;[.$X$100]*SIN(RADIANS(45*[.T100])))" office:value-type="float" office:value="0" calcext:value-type="float">
            <text:p>0</text:p>
          </table:table-cell>
          <table:table-cell table:style-name="ce1020" table:formula="of:=RANK([.B106];[.$B$102:.$B$113];0)" office:value-type="float" office:value="7" calcext:value-type="float">
            <text:p>7</text:p>
          </table:table-cell>
          <table:table-cell table:style-name="ce1099" office:value-type="string" calcext:value-type="string">
            <text:p>y<text:span text:style-name="T45">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2" table:number-columns-repeated="11"/>
          <table:table-cell table:number-columns-repeated="954"/>
        </table:table-row>
        <table:table-row table:style-name="ro19">
          <table:table-cell table:style-name="ce1032" office:value-type="float" office:value="6" calcext:value-type="float">
            <text:p>6</text:p>
          </table:table-cell>
          <table:table-cell table:style-name="ce1070" office:value-type="float" office:value="0.852316006059618" calcext:value-type="float">
            <text:p>0,852316006059618</text:p>
          </table:table-cell>
          <table:table-cell table:style-name="ce1099" office:value-type="string" calcext:value-type="string">
            <text:p>y<text:span text:style-name="T45">6</text:span></text:p>
          </table:table-cell>
          <table:table-cell table:style-name="ce1119" table:formula="of:=IF(ABS(-[.$W$100]*SIN(RADIANS(22.5*[.D100])))&lt;10^-5;0;ABS([.$W$100]*SIN(RADIANS(22.5*[.D100]))))" office:value-type="float" office:value="0" calcext:value-type="float">
            <text:p>0</text:p>
          </table:table-cell>
          <table:table-cell table:style-name="ce1119" table:formula="of:=IF(ABS(-[.$W$100]*SIN(RADIANS(22.5*[.E100])))&lt;10^-5;0;ABS([.$W$100]*SIN(RADIANS(22.5*[.E100]))))" office:value-type="float" office:value="2.67878402655563" calcext:value-type="float">
            <text:p>2,67878402655563</text:p>
          </table:table-cell>
          <table:table-cell table:style-name="ce1119" table:formula="of:=IF(ABS(-[.$W$100]*SIN(RADIANS(22.5*[.F100])))&lt;10^-5;0;ABS([.$W$100]*SIN(RADIANS(22.5*[.F100]))))" office:value-type="float" office:value="4.94974746830583" calcext:value-type="float">
            <text:p>4,94974746830583</text:p>
          </table:table-cell>
          <table:table-cell table:style-name="ce1119" table:formula="of:=IF(ABS(-[.$W$100]*SIN(RADIANS(22.5*[.G100])))&lt;10^-5;0;ABS([.$W$100]*SIN(RADIANS(22.5*[.G100]))))" office:value-type="float" office:value="6.46715672757901" calcext:value-type="float">
            <text:p>6,46715672757901</text:p>
          </table:table-cell>
          <table:table-cell table:style-name="ce1119" table:formula="of:=IF(ABS(-[.$W$100]*SIN(RADIANS(22.5*[.H100])))&lt;10^-5;0;ABS([.$W$100]*SIN(RADIANS(22.5*[.H100]))))" office:value-type="float" office:value="7" calcext:value-type="float">
            <text:p>7</text:p>
          </table:table-cell>
          <table:table-cell table:style-name="ce1119" table:formula="of:=IF(ABS(-[.$W$100]*SIN(RADIANS(22.5*[.I100])))&lt;10^-5;0;ABS([.$W$100]*SIN(RADIANS(22.5*[.I100]))))" office:value-type="float" office:value="6.46715672757901" calcext:value-type="float">
            <text:p>6,46715672757901</text:p>
          </table:table-cell>
          <table:table-cell table:style-name="ce1119" table:formula="of:=IF(ABS(-[.$W$100]*SIN(RADIANS(22.5*[.J100])))&lt;10^-5;0;ABS([.$W$100]*SIN(RADIANS(22.5*[.J100]))))" office:value-type="float" office:value="4.94974746830583" calcext:value-type="float">
            <text:p>4,94974746830583</text:p>
          </table:table-cell>
          <table:table-cell table:style-name="ce1119" table:formula="of:=IF(ABS(-[.$W$100]*SIN(RADIANS(22.5*[.K100])))&lt;10^-5;0;ABS([.$W$100]*SIN(RADIANS(22.5*[.K100]))))" office:value-type="float" office:value="2.67878402655563" calcext:value-type="float">
            <text:p>2,67878402655563</text:p>
          </table:table-cell>
          <table:table-cell table:style-name="ce1119" table:formula="of:=IF(ABS(-[.$W$100]*SIN(RADIANS(22.5*[.L100])))&lt;10^-5;0;ABS([.$W$100]*SIN(RADIANS(22.5*[.L100]))))" office:value-type="float" office:value="0" calcext:value-type="float">
            <text:p>0</text:p>
          </table:table-cell>
          <table:table-cell table:style-name="ce1119" table:formula="of:=IF(ABS(-[.$X$100]*SIN(RADIANS(22.5*[.M100])))&lt;10^-5;0;ABS([.$X$100]*SIN(RADIANS(22.5*[.M100]))))" office:value-type="float" office:value="1.91341716182545" calcext:value-type="float">
            <text:p>1,91341716182545</text:p>
          </table:table-cell>
          <table:table-cell table:style-name="ce1119" table:formula="of:=IF(ABS(-[.$X$100]*SIN(RADIANS(22.5*[.N100])))&lt;10^-5;0;ABS([.$X$100]*SIN(RADIANS(22.5*[.N100]))))" office:value-type="float" office:value="3.53553390593274" calcext:value-type="float">
            <text:p>3,53553390593274</text:p>
          </table:table-cell>
          <table:table-cell table:style-name="ce1119" table:formula="of:=IF(ABS(-[.$X$100]*SIN(RADIANS(22.5*[.O100])))&lt;10^-5;0;ABS([.$X$100]*SIN(RADIANS(22.5*[.O100]))))" office:value-type="float" office:value="4.61939766255643" calcext:value-type="float">
            <text:p>4,61939766255643</text:p>
          </table:table-cell>
          <table:table-cell table:style-name="ce1119" table:formula="of:=IF(ABS(-[.$X$100]*SIN(RADIANS(22.5*[.P100])))&lt;10^-5;0;ABS([.$X$100]*SIN(RADIANS(22.5*[.P100]))))" office:value-type="float" office:value="5" calcext:value-type="float">
            <text:p>5</text:p>
          </table:table-cell>
          <table:table-cell table:style-name="ce1119" table:formula="of:=IF(ABS(-[.$X$100]*SIN(RADIANS(22.5*[.Q100])))&lt;10^-5;0;ABS([.$X$100]*SIN(RADIANS(22.5*[.Q100]))))" office:value-type="float" office:value="4.61939766255643" calcext:value-type="float">
            <text:p>4,61939766255643</text:p>
          </table:table-cell>
          <table:table-cell table:style-name="ce1119" table:formula="of:=IF(ABS(-[.$X$100]*SIN(RADIANS(22.5*[.R100])))&lt;10^-5;0;ABS([.$X$100]*SIN(RADIANS(22.5*[.R100]))))" office:value-type="float" office:value="3.53553390593274" calcext:value-type="float">
            <text:p>3,53553390593274</text:p>
          </table:table-cell>
          <table:table-cell table:style-name="ce1119" table:formula="of:=IF(ABS(-[.$X$100]*SIN(RADIANS(22.5*[.S100])))&lt;10^-5;0;ABS([.$X$100]*SIN(RADIANS(22.5*[.S100]))))" office:value-type="float" office:value="1.91341716182545" calcext:value-type="float">
            <text:p>1,91341716182545</text:p>
          </table:table-cell>
          <table:table-cell table:style-name="ce1119" table:formula="of:=IF(ABS(-[.$X$100]*SIN(RADIANS(22.5*[.T100])))&lt;10^-5;0;ABS([.$X$100]*SIN(RADIANS(22.5*[.T100]))))" office:value-type="float" office:value="0" calcext:value-type="float">
            <text:p>0</text:p>
          </table:table-cell>
          <table:table-cell table:style-name="ce1020" table:formula="of:=RANK([.B107];[.$B$102:.$B$113];0)" office:value-type="float" office:value="2" calcext:value-type="float">
            <text:p>2</text:p>
          </table:table-cell>
          <table:table-cell table:style-name="ce1099" office:value-type="string" calcext:value-type="string">
            <text:p>y<text:span text:style-name="T45">6</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2" table:number-columns-repeated="11"/>
          <table:table-cell table:number-columns-repeated="954"/>
        </table:table-row>
        <table:table-row table:style-name="ro19">
          <table:table-cell table:style-name="ce1031" office:value-type="float" office:value="7" calcext:value-type="float">
            <text:p>7</text:p>
          </table:table-cell>
          <table:table-cell table:style-name="ce996" office:value-type="float" office:value="0.221942601660336" calcext:value-type="float">
            <text:p>0,221942601660336</text:p>
          </table:table-cell>
          <table:table-cell table:style-name="ce1099" office:value-type="string" calcext:value-type="string">
            <text:p>y<text:span text:style-name="T45">7</text:span></text:p>
          </table:table-cell>
          <table:table-cell table:style-name="ce1121" table:formula="of:=IF(ABS(-[.$W$100]*COS(RADIANS(22.5*[.D100])))&lt;10^-5;0;ABS([.$W$100]*COS(RADIANS(22.5*[.D100]))))" office:value-type="float" office:value="7" calcext:value-type="float">
            <text:p>7</text:p>
          </table:table-cell>
          <table:table-cell table:style-name="ce1121" table:formula="of:=IF(ABS(-[.$W$100]*COS(RADIANS(22.5*[.E100])))&lt;10^-5;0;ABS([.$W$100]*COS(RADIANS(22.5*[.E100]))))" office:value-type="float" office:value="6.46715672757901" calcext:value-type="float">
            <text:p>6,46715672757901</text:p>
          </table:table-cell>
          <table:table-cell table:style-name="ce1121" table:formula="of:=IF(ABS(-[.$W$100]*COS(RADIANS(22.5*[.F100])))&lt;10^-5;0;ABS([.$W$100]*COS(RADIANS(22.5*[.F100]))))" office:value-type="float" office:value="4.94974746830583" calcext:value-type="float">
            <text:p>4,94974746830583</text:p>
          </table:table-cell>
          <table:table-cell table:style-name="ce1121" table:formula="of:=IF(ABS(-[.$W$100]*COS(RADIANS(22.5*[.G100])))&lt;10^-5;0;ABS([.$W$100]*COS(RADIANS(22.5*[.G100]))))" office:value-type="float" office:value="2.67878402655563" calcext:value-type="float">
            <text:p>2,67878402655563</text:p>
          </table:table-cell>
          <table:table-cell table:style-name="ce1121" table:formula="of:=IF(ABS(-[.$W$100]*COS(RADIANS(22.5*[.H100])))&lt;10^-5;0;ABS([.$W$100]*COS(RADIANS(22.5*[.H100]))))" office:value-type="float" office:value="0" calcext:value-type="float">
            <text:p>0</text:p>
          </table:table-cell>
          <table:table-cell table:style-name="ce1121" table:formula="of:=IF(ABS(-[.$X$100]*COS(RADIANS(22.5*[.I100])))&lt;10^-5;0;ABS([.$X$100]*COS(RADIANS(22.5*[.I100]))))" office:value-type="float" office:value="1.91341716182545" calcext:value-type="float">
            <text:p>1,91341716182545</text:p>
          </table:table-cell>
          <table:table-cell table:style-name="ce1121" table:formula="of:=IF(ABS(-[.$X$100]*COS(RADIANS(22.5*[.J100])))&lt;10^-5;0;ABS([.$X$100]*COS(RADIANS(22.5*[.J100]))))" office:value-type="float" office:value="3.53553390593274" calcext:value-type="float">
            <text:p>3,53553390593274</text:p>
          </table:table-cell>
          <table:table-cell table:style-name="ce1121" table:formula="of:=IF(ABS(-[.$X$100]*COS(RADIANS(22.5*[.K100])))&lt;10^-5;0;ABS([.$X$100]*COS(RADIANS(22.5*[.K100]))))" office:value-type="float" office:value="4.61939766255643" calcext:value-type="float">
            <text:p>4,61939766255643</text:p>
          </table:table-cell>
          <table:table-cell table:style-name="ce1121" table:formula="of:=IF(ABS(-[.$X$100]*COS(RADIANS(22.5*[.L100])))&lt;10^-5;0;ABS([.$X$100]*COS(RADIANS(22.5*[.L100]))))" office:value-type="float" office:value="5" calcext:value-type="float">
            <text:p>5</text:p>
          </table:table-cell>
          <table:table-cell table:style-name="ce1121" table:formula="of:=IF(ABS(-[.$X$100]*COS(RADIANS(22.5*[.M100])))&lt;10^-5;0;ABS([.$X$100]*COS(RADIANS(22.5*[.M100]))))" office:value-type="float" office:value="4.61939766255643" calcext:value-type="float">
            <text:p>4,61939766255643</text:p>
          </table:table-cell>
          <table:table-cell table:style-name="ce1121" table:formula="of:=IF(ABS(-[.$X$100]*COS(RADIANS(22.5*[.N100])))&lt;10^-5;0;ABS([.$X$100]*COS(RADIANS(22.5*[.N100]))))" office:value-type="float" office:value="3.53553390593274" calcext:value-type="float">
            <text:p>3,53553390593274</text:p>
          </table:table-cell>
          <table:table-cell table:style-name="ce1121" table:formula="of:=IF(ABS(-[.$X$100]*COS(RADIANS(22.5*[.O100])))&lt;10^-5;0;ABS([.$X$100]*COS(RADIANS(22.5*[.O100]))))" office:value-type="float" office:value="1.91341716182545" calcext:value-type="float">
            <text:p>1,91341716182545</text:p>
          </table:table-cell>
          <table:table-cell table:style-name="ce1121" table:formula="of:=IF(ABS(-[.$X$100]*COS(RADIANS(22.5*[.P100])))&lt;10^-5;0;ABS([.$X$100]*COS(RADIANS(22.5*[.P100]))))" office:value-type="float" office:value="0" calcext:value-type="float">
            <text:p>0</text:p>
          </table:table-cell>
          <table:table-cell table:style-name="ce1121" table:formula="of:=IF(ABS(-[.$Y$100]*COS(RADIANS(22.5*[.Q100])))&lt;10^-5;0;ABS([.$Y$100]*COS(RADIANS(22.5*[.Q100]))))" office:value-type="float" office:value="2.67878402655563" calcext:value-type="float">
            <text:p>2,67878402655563</text:p>
          </table:table-cell>
          <table:table-cell table:style-name="ce1121" table:formula="of:=IF(ABS(-[.$Y$100]*COS(RADIANS(22.5*[.R100])))&lt;10^-5;0;ABS([.$Y$100]*COS(RADIANS(22.5*[.R100]))))" office:value-type="float" office:value="4.94974746830583" calcext:value-type="float">
            <text:p>4,94974746830583</text:p>
          </table:table-cell>
          <table:table-cell table:style-name="ce1121" table:formula="of:=IF(ABS(-[.$Y$100]*COS(RADIANS(22.5*[.S100])))&lt;10^-5;0;ABS([.$Y$100]*COS(RADIANS(22.5*[.S100]))))" office:value-type="float" office:value="6.46715672757901" calcext:value-type="float">
            <text:p>6,46715672757901</text:p>
          </table:table-cell>
          <table:table-cell table:style-name="ce1121" table:formula="of:=IF(ABS(-[.$Y$100]*COS(RADIANS(22.5*[.T100])))&lt;10^-5;0;ABS([.$Y$100]*COS(RADIANS(22.5*[.T100]))))" office:value-type="float" office:value="7" calcext:value-type="float">
            <text:p>7</text:p>
          </table:table-cell>
          <table:table-cell table:style-name="ce1020" table:formula="of:=RANK([.B108];[.$B$102:.$B$113];0)" office:value-type="float" office:value="10" calcext:value-type="float">
            <text:p>10</text:p>
          </table:table-cell>
          <table:table-cell table:style-name="ce1099" office:value-type="string" calcext:value-type="string">
            <text:p>y<text:span text:style-name="T45">7</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2" table:number-columns-repeated="11"/>
          <table:table-cell table:number-columns-repeated="954"/>
        </table:table-row>
        <table:table-row table:style-name="ro19">
          <table:table-cell table:style-name="ce1032" office:value-type="float" office:value="8" calcext:value-type="float">
            <text:p>8</text:p>
          </table:table-cell>
          <table:table-cell table:style-name="ce1070" office:value-type="float" office:value="0.723635116551346" calcext:value-type="float">
            <text:p>0,723635116551346</text:p>
          </table:table-cell>
          <table:table-cell table:style-name="ce1099" office:value-type="string" calcext:value-type="string">
            <text:p>y<text:span text:style-name="T45">8</text:span></text:p>
          </table:table-cell>
          <table:table-cell table:style-name="ce1119" table:formula="of:=IF(ABS([.$W$100]*SIN(RADIANS(22.5*[.D100])))&lt;10^-5;0;-[.$W$100]*SIN(RADIANS(22.5*[.D100])))" office:value-type="float" office:value="0" calcext:value-type="float">
            <text:p>0</text:p>
          </table:table-cell>
          <table:table-cell table:style-name="ce1119" table:formula="of:=IF(ABS([.$W$100]*SIN(RADIANS(22.5*[.E100])))&lt;10^-5;0;-[.$W$100]*SIN(RADIANS(22.5*[.E100])))" office:value-type="float" office:value="2.67878402655563" calcext:value-type="float">
            <text:p>2,67878402655563</text:p>
          </table:table-cell>
          <table:table-cell table:style-name="ce1119" table:formula="of:=IF(ABS([.$W$100]*SIN(RADIANS(22.5*[.F100])))&lt;10^-5;0;-[.$W$100]*SIN(RADIANS(22.5*[.F100])))" office:value-type="float" office:value="4.94974746830583" calcext:value-type="float">
            <text:p>4,94974746830583</text:p>
          </table:table-cell>
          <table:table-cell table:style-name="ce1119" table:formula="of:=IF(ABS([.$W$100]*SIN(RADIANS(22.5*[.G100])))&lt;10^-5;0;-[.$W$100]*SIN(RADIANS(22.5*[.G100])))" office:value-type="float" office:value="6.46715672757901" calcext:value-type="float">
            <text:p>6,46715672757901</text:p>
          </table:table-cell>
          <table:table-cell table:style-name="ce1119" table:formula="of:=IF(ABS([.$W$100]*SIN(RADIANS(22.5*[.H100])))&lt;10^-5;0;-[.$W$100]*SIN(RADIANS(22.5*[.H100])))" office:value-type="float" office:value="7" calcext:value-type="float">
            <text:p>7</text:p>
          </table:table-cell>
          <table:table-cell table:style-name="ce1119" table:formula="of:=IF(ABS([.$W$100]*SIN(RADIANS(22.5*[.I100])))&lt;10^-5;0;-[.$W$100]*SIN(RADIANS(22.5*[.I100])))" office:value-type="float" office:value="6.46715672757901" calcext:value-type="float">
            <text:p>6,46715672757901</text:p>
          </table:table-cell>
          <table:table-cell table:style-name="ce1119" table:formula="of:=IF(ABS([.$W$100]*SIN(RADIANS(22.5*[.J100])))&lt;10^-5;0;-[.$W$100]*SIN(RADIANS(22.5*[.J100])))" office:value-type="float" office:value="4.94974746830583" calcext:value-type="float">
            <text:p>4,94974746830583</text:p>
          </table:table-cell>
          <table:table-cell table:style-name="ce1119" table:formula="of:=IF(ABS([.$W$100]*SIN(RADIANS(22.5*[.K100])))&lt;10^-5;0;-[.$W$100]*SIN(RADIANS(22.5*[.K100])))" office:value-type="float" office:value="2.67878402655563" calcext:value-type="float">
            <text:p>2,67878402655563</text:p>
          </table:table-cell>
          <table:table-cell table:style-name="ce1119" table:formula="of:=IF(ABS([.$W$100]*SIN(RADIANS(22.5*[.L100])))&lt;10^-5;0;-[.$W$100]*SIN(RADIANS(22.5*[.L100])))" office:value-type="float" office:value="0" calcext:value-type="float">
            <text:p>0</text:p>
          </table:table-cell>
          <table:table-cell table:style-name="ce1119" table:formula="of:=IF(ABS([.$X$100]*SIN(RADIANS(22.5*[.M100])))&lt;10^-5;0;-[.$X$100]*SIN(RADIANS(22.5*[.M100])))" office:value-type="float" office:value="-1.91341716182545" calcext:value-type="float">
            <text:p>-1,91341716182545</text:p>
          </table:table-cell>
          <table:table-cell table:style-name="ce1119" table:formula="of:=IF(ABS([.$X$100]*SIN(RADIANS(22.5*[.N100])))&lt;10^-5;0;-[.$X$100]*SIN(RADIANS(22.5*[.N100])))" office:value-type="float" office:value="-3.53553390593274" calcext:value-type="float">
            <text:p>-3,53553390593274</text:p>
          </table:table-cell>
          <table:table-cell table:style-name="ce1119" table:formula="of:=IF(ABS([.$X$100]*SIN(RADIANS(22.5*[.O100])))&lt;10^-5;0;-[.$X$100]*SIN(RADIANS(22.5*[.O100])))" office:value-type="float" office:value="-4.61939766255643" calcext:value-type="float">
            <text:p>-4,61939766255643</text:p>
          </table:table-cell>
          <table:table-cell table:style-name="ce1119" table:formula="of:=IF(ABS([.$X$100]*SIN(RADIANS(22.5*[.P100])))&lt;10^-5;0;-[.$X$100]*SIN(RADIANS(22.5*[.P100])))" office:value-type="float" office:value="-5" calcext:value-type="float">
            <text:p>-5</text:p>
          </table:table-cell>
          <table:table-cell table:style-name="ce1119" table:formula="of:=IF(ABS([.$X$100]*SIN(RADIANS(22.5*[.Q100])))&lt;10^-5;0;-[.$X$100]*SIN(RADIANS(22.5*[.Q100])))" office:value-type="float" office:value="-4.61939766255643" calcext:value-type="float">
            <text:p>-4,61939766255643</text:p>
          </table:table-cell>
          <table:table-cell table:style-name="ce1119" table:formula="of:=IF(ABS([.$X$100]*SIN(RADIANS(22.5*[.R100])))&lt;10^-5;0;-[.$X$100]*SIN(RADIANS(22.5*[.R100])))" office:value-type="float" office:value="-3.53553390593274" calcext:value-type="float">
            <text:p>-3,53553390593274</text:p>
          </table:table-cell>
          <table:table-cell table:style-name="ce1119" table:formula="of:=IF(ABS([.$X$100]*SIN(RADIANS(22.5*[.S100])))&lt;10^-5;0;-[.$X$100]*SIN(RADIANS(22.5*[.S100])))" office:value-type="float" office:value="-1.91341716182545" calcext:value-type="float">
            <text:p>-1,91341716182545</text:p>
          </table:table-cell>
          <table:table-cell table:style-name="ce1119" table:formula="of:=IF(ABS([.$X$100]*SIN(RADIANS(22.5*[.T100])))&lt;10^-5;0;-[.$X$100]*SIN(RADIANS(22.5*[.T100])))" office:value-type="float" office:value="0" calcext:value-type="float">
            <text:p>0</text:p>
          </table:table-cell>
          <table:table-cell table:style-name="ce1020" table:formula="of:=RANK([.B109];[.$B$102:.$B$113];0)" office:value-type="float" office:value="4" calcext:value-type="float">
            <text:p>4</text:p>
          </table:table-cell>
          <table:table-cell table:style-name="ce1099" office:value-type="string" calcext:value-type="string">
            <text:p>y<text:span text:style-name="T45">8</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2" table:number-columns-repeated="11"/>
          <table:table-cell table:number-columns-repeated="954"/>
        </table:table-row>
        <table:table-row table:style-name="ro19">
          <table:table-cell table:style-name="ce1031" office:value-type="float" office:value="9" calcext:value-type="float">
            <text:p>9</text:p>
          </table:table-cell>
          <table:table-cell table:style-name="ce996" office:value-type="float" office:value="0.6980028977241" calcext:value-type="float">
            <text:p>0,6980028977241</text:p>
          </table:table-cell>
          <table:table-cell table:style-name="ce1099" office:value-type="string" calcext:value-type="string">
            <text:p>y<text:span text:style-name="T45">9</text:span></text:p>
          </table:table-cell>
          <table:table-cell table:style-name="ce1118" table:formula="of:=IF(ABS(-[.$W$100]*SIN(RADIANS(45*[.D100])))&lt;10^-5;0;-[.$W$100]*SIN(RADIANS(45*[.D100])))" office:value-type="float" office:value="0" calcext:value-type="float">
            <text:p>0</text:p>
          </table:table-cell>
          <table:table-cell table:style-name="ce1118" table:formula="of:=IF(ABS(-[.$W$100]*SIN(RADIANS(45*[.E100])))&lt;10^-5;0;-[.$W$100]*SIN(RADIANS(45*[.E100])))" office:value-type="float" office:value="-4.94974746830583" calcext:value-type="float">
            <text:p>-4,94974746830583</text:p>
          </table:table-cell>
          <table:table-cell table:style-name="ce1118" table:formula="of:=IF(ABS(-[.$W$100]*SIN(RADIANS(45*[.F100])))&lt;10^-5;0;-[.$W$100]*SIN(RADIANS(45*[.F100])))" office:value-type="float" office:value="-7" calcext:value-type="float">
            <text:p>-7</text:p>
          </table:table-cell>
          <table:table-cell table:style-name="ce1118" table:formula="of:=IF(ABS(-[.$W$100]*SIN(RADIANS(45*[.G100])))&lt;10^-5;0;-[.$W$100]*SIN(RADIANS(45*[.G100])))" office:value-type="float" office:value="-4.94974746830583" calcext:value-type="float">
            <text:p>-4,94974746830583</text:p>
          </table:table-cell>
          <table:table-cell table:style-name="ce1118" table:formula="of:=IF(ABS(-[.$W$100]*SIN(RADIANS(45*[.H100])))&lt;10^-5;0;-[.$W$100]*SIN(RADIANS(45*[.H100])))" office:value-type="float" office:value="0" calcext:value-type="float">
            <text:p>0</text:p>
          </table:table-cell>
          <table:table-cell table:style-name="ce1118" table:formula="of:=IF(ABS(-[.$X$100]*SIN(RADIANS(45*[.I100])))&lt;10^-5;0;-[.$X$100]*SIN(RADIANS(45*[.I100])))" office:value-type="float" office:value="3.53553390593274" calcext:value-type="float">
            <text:p>3,53553390593274</text:p>
          </table:table-cell>
          <table:table-cell table:style-name="ce1118" table:formula="of:=IF(ABS(-[.$X$100]*SIN(RADIANS(45*[.J100])))&lt;10^-5;0;-[.$X$100]*SIN(RADIANS(45*[.J100])))" office:value-type="float" office:value="5" calcext:value-type="float">
            <text:p>5</text:p>
          </table:table-cell>
          <table:table-cell table:style-name="ce1118" table:formula="of:=IF(ABS(-[.$X$100]*SIN(RADIANS(45*[.K100])))&lt;10^-5;0;-[.$X$100]*SIN(RADIANS(45*[.K100])))" office:value-type="float" office:value="3.53553390593274" calcext:value-type="float">
            <text:p>3,53553390593274</text:p>
          </table:table-cell>
          <table:table-cell table:style-name="ce1118" table:formula="of:=IF(ABS(-[.$X$100]*SIN(RADIANS(45*[.L100])))&lt;10^-5;0;-[.$X$100]*SIN(RADIANS(45*[.L100])))" office:value-type="float" office:value="0" calcext:value-type="float">
            <text:p>0</text:p>
          </table:table-cell>
          <table:table-cell table:style-name="ce1118" table:formula="of:=IF(ABS(-[.$Y$100]*SIN(RADIANS(45*[.M100])))&lt;10^-5;0;-[.$Y$100]*SIN(RADIANS(45*[.M100])))" office:value-type="float" office:value="-4.94974746830583" calcext:value-type="float">
            <text:p>-4,94974746830583</text:p>
          </table:table-cell>
          <table:table-cell table:style-name="ce1118" table:formula="of:=IF(ABS(-[.$Y$100]*SIN(RADIANS(45*[.N100])))&lt;10^-5;0;-[.$Y$100]*SIN(RADIANS(45*[.N100])))" office:value-type="float" office:value="-7" calcext:value-type="float">
            <text:p>-7</text:p>
          </table:table-cell>
          <table:table-cell table:style-name="ce1118" table:formula="of:=IF(ABS(-[.$Y$100]*SIN(RADIANS(45*[.O100])))&lt;10^-5;0;-[.$Y$100]*SIN(RADIANS(45*[.O100])))" office:value-type="float" office:value="-4.94974746830583" calcext:value-type="float">
            <text:p>-4,94974746830583</text:p>
          </table:table-cell>
          <table:table-cell table:style-name="ce1118" table:formula="of:=IF(ABS(-[.$Y$100]*SIN(RADIANS(45*[.P100])))&lt;10^-5;0;-[.$Y$100]*SIN(RADIANS(45*[.P100])))" office:value-type="float" office:value="0" calcext:value-type="float">
            <text:p>0</text:p>
          </table:table-cell>
          <table:table-cell table:style-name="ce1118" table:formula="of:=IF(ABS(-[.$Z$100]*SIN(RADIANS(45*[.Q100])))&lt;10^-5;0;-[.$Z$100]*SIN(RADIANS(45*[.Q100])))" office:value-type="float" office:value="5.65685424949238" calcext:value-type="float">
            <text:p>5,65685424949238</text:p>
          </table:table-cell>
          <table:table-cell table:style-name="ce1118" table:formula="of:=IF(ABS(-[.$Z$100]*SIN(RADIANS(45*[.R100])))&lt;10^-5;0;-[.$Z$100]*SIN(RADIANS(45*[.R100])))" office:value-type="float" office:value="8" calcext:value-type="float">
            <text:p>8</text:p>
          </table:table-cell>
          <table:table-cell table:style-name="ce1118" table:formula="of:=IF(ABS(-[.$Z$100]*SIN(RADIANS(45*[.S100])))&lt;10^-5;0;-[.$Z$100]*SIN(RADIANS(45*[.S100])))" office:value-type="float" office:value="5.65685424949238" calcext:value-type="float">
            <text:p>5,65685424949238</text:p>
          </table:table-cell>
          <table:table-cell table:style-name="ce1118" table:formula="of:=IF(ABS(-[.$Z$100]*SIN(RADIANS(45*[.T100])))&lt;10^-5;0;-[.$Z$100]*SIN(RADIANS(45*[.T100])))" office:value-type="float" office:value="0" calcext:value-type="float">
            <text:p>0</text:p>
          </table:table-cell>
          <table:table-cell table:style-name="ce1020" table:formula="of:=RANK([.B110];[.$B$102:.$B$113];0)" office:value-type="float" office:value="5" calcext:value-type="float">
            <text:p>5</text:p>
          </table:table-cell>
          <table:table-cell table:style-name="ce1099" office:value-type="string" calcext:value-type="string">
            <text:p>y<text:span text:style-name="T45">9</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2" table:number-columns-repeated="11"/>
          <table:table-cell table:number-columns-repeated="954"/>
        </table:table-row>
        <table:table-row table:style-name="ro19">
          <table:table-cell table:style-name="ce1032" office:value-type="float" office:value="10" calcext:value-type="float">
            <text:p>10</text:p>
          </table:table-cell>
          <table:table-cell table:style-name="ce1070" office:value-type="float" office:value="0.516325060186389" calcext:value-type="float">
            <text:p>0,516325060186389</text:p>
          </table:table-cell>
          <table:table-cell table:style-name="ce1099" office:value-type="string" calcext:value-type="string">
            <text:p>y<text:span text:style-name="T45">10</text:span></text:p>
          </table:table-cell>
          <table:table-cell table:style-name="ce1122" table:formula="of:=IF(ABS(-[.$W$100]*COS(RADIANS(45*[.D100])))&lt;10^-5;0;-[.$W$100]*COS(RADIANS(45*[.D100])))" office:value-type="float" office:value="-7" calcext:value-type="float">
            <text:p>-7</text:p>
          </table:table-cell>
          <table:table-cell table:style-name="ce1122" table:formula="of:=IF(ABS(-[.$W$100]*COS(RADIANS(45*[.E100])))&lt;10^-5;0;-[.$W$100]*COS(RADIANS(45*[.E100])))" office:value-type="float" office:value="-4.94974746830583" calcext:value-type="float">
            <text:p>-4,94974746830583</text:p>
          </table:table-cell>
          <table:table-cell table:style-name="ce1122" table:formula="of:=IF(ABS(-[.$W$100]*COS(RADIANS(45*[.F100])))&lt;10^-5;0;-[.$W$100]*COS(RADIANS(45*[.F100])))" office:value-type="float" office:value="0" calcext:value-type="float">
            <text:p>0</text:p>
          </table:table-cell>
          <table:table-cell table:style-name="ce1122" table:formula="of:=IF(ABS(-[.$X$100]*COS(RADIANS(45*[.G100])))&lt;10^-5;0;-[.$X$100]*COS(RADIANS(45*[.G100])))" office:value-type="float" office:value="3.53553390593274" calcext:value-type="float">
            <text:p>3,53553390593274</text:p>
          </table:table-cell>
          <table:table-cell table:style-name="ce1122" table:formula="of:=IF(ABS(-[.$X$100]*COS(RADIANS(45*[.H100])))&lt;10^-5;0;-[.$X$100]*COS(RADIANS(45*[.H100])))" office:value-type="float" office:value="5" calcext:value-type="float">
            <text:p>5</text:p>
          </table:table-cell>
          <table:table-cell table:style-name="ce1122" table:formula="of:=IF(ABS(-[.$X$100]*COS(RADIANS(45*[.I100])))&lt;10^-5;0;-[.$X$100]*COS(RADIANS(45*[.I100])))" office:value-type="float" office:value="3.53553390593274" calcext:value-type="float">
            <text:p>3,53553390593274</text:p>
          </table:table-cell>
          <table:table-cell table:style-name="ce1122" table:formula="of:=IF(ABS(-[.$X$100]*COS(RADIANS(45*[.J100])))&lt;10^-5;0;-[.$X$100]*COS(RADIANS(45*[.J100])))" office:value-type="float" office:value="0" calcext:value-type="float">
            <text:p>0</text:p>
          </table:table-cell>
          <table:table-cell table:style-name="ce1122" table:formula="of:=IF(ABS(-[.$Y$100]*COS(RADIANS(45*[.K100])))&lt;10^-5;0;-[.$Y$100]*COS(RADIANS(45*[.K100])))" office:value-type="float" office:value="-4.94974746830583" calcext:value-type="float">
            <text:p>-4,94974746830583</text:p>
          </table:table-cell>
          <table:table-cell table:style-name="ce1122" table:formula="of:=IF(ABS(-[.$Y$100]*COS(RADIANS(45*[.L100])))&lt;10^-5;0;-[.$Y$100]*COS(RADIANS(45*[.L100])))" office:value-type="float" office:value="-7" calcext:value-type="float">
            <text:p>-7</text:p>
          </table:table-cell>
          <table:table-cell table:style-name="ce1122" table:formula="of:=IF(ABS(-[.$Y$100]*COS(RADIANS(45*[.M100])))&lt;10^-5;0;-[.$Y$100]*COS(RADIANS(45*[.M100])))" office:value-type="float" office:value="-4.94974746830583" calcext:value-type="float">
            <text:p>-4,94974746830583</text:p>
          </table:table-cell>
          <table:table-cell table:style-name="ce1122" table:formula="of:=IF(ABS(-[.$Y$100]*COS(RADIANS(45*[.N100])))&lt;10^-5;0;-[.$Y$100]*COS(RADIANS(45*[.N100])))" office:value-type="float" office:value="0" calcext:value-type="float">
            <text:p>0</text:p>
          </table:table-cell>
          <table:table-cell table:style-name="ce1122" table:formula="of:=IF(ABS(-[.$Z$100]*COS(RADIANS(45*[.O100])))&lt;10^-5;0;-[.$Z$100]*COS(RADIANS(45*[.O100])))" office:value-type="float" office:value="5.65685424949238" calcext:value-type="float">
            <text:p>5,65685424949238</text:p>
          </table:table-cell>
          <table:table-cell table:style-name="ce1122" table:formula="of:=IF(ABS(-[.$Z$100]*COS(RADIANS(45*[.P100])))&lt;10^-5;0;-[.$Z$100]*COS(RADIANS(45*[.P100])))" office:value-type="float" office:value="8" calcext:value-type="float">
            <text:p>8</text:p>
          </table:table-cell>
          <table:table-cell table:style-name="ce1122" table:formula="of:=IF(ABS(-[.$Z$100]*COS(RADIANS(45*[.Q100])))&lt;10^-5;0;-[.$Z$100]*COS(RADIANS(45*[.Q100])))" office:value-type="float" office:value="5.65685424949238" calcext:value-type="float">
            <text:p>5,65685424949238</text:p>
          </table:table-cell>
          <table:table-cell table:style-name="ce1122" table:formula="of:=IF(ABS(-[.$Z$100]*COS(RADIANS(45*[.R100])))&lt;10^-5;0;-[.$Z$100]*COS(RADIANS(45*[.R100])))" office:value-type="float" office:value="0" calcext:value-type="float">
            <text:p>0</text:p>
          </table:table-cell>
          <table:table-cell table:style-name="ce1122" table:formula="of:=IF(ABS(-[.$AA$100]*COS(RADIANS(45*[.S100])))&lt;10^-5;0;-[.$AA$100]*COS(RADIANS(45*[.S100])))" office:value-type="float" office:value="-3.53553390593274" calcext:value-type="float">
            <text:p>-3,53553390593274</text:p>
          </table:table-cell>
          <table:table-cell table:style-name="ce1122" table:formula="of:=IF(ABS(-[.$AA$100]*COS(RADIANS(45*[.T100])))&lt;10^-5;0;-[.$AA$100]*COS(RADIANS(45*[.T100])))" office:value-type="float" office:value="-5" calcext:value-type="float">
            <text:p>-5</text:p>
          </table:table-cell>
          <table:table-cell table:style-name="ce1020" table:formula="of:=RANK([.B111];[.$B$102:.$B$113];0)" office:value-type="float" office:value="8" calcext:value-type="float">
            <text:p>8</text:p>
          </table:table-cell>
          <table:table-cell table:style-name="ce1099" office:value-type="string" calcext:value-type="string">
            <text:p>y<text:span text:style-name="T45">10</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2" table:number-columns-repeated="11"/>
          <table:table-cell table:number-columns-repeated="954"/>
        </table:table-row>
        <table:table-row table:style-name="ro19">
          <table:table-cell table:style-name="ce1031" office:value-type="float" office:value="11" calcext:value-type="float">
            <text:p>11</text:p>
          </table:table-cell>
          <table:table-cell table:style-name="ce996" office:value-type="float" office:value="0.44521518489803" calcext:value-type="float">
            <text:p>0,44521518489803</text:p>
          </table:table-cell>
          <table:table-cell table:style-name="ce1099" office:value-type="string" calcext:value-type="string">
            <text:p>y<text:span text:style-name="T45">11</text:span></text:p>
          </table:table-cell>
          <table:table-cell table:style-name="ce1118" table:formula="of:=IF(ABS(-[.$W$100]*SIN(RADIANS(22.5*[.D100])))&lt;10^-5;0;-ABS([.$W$100]*SIN(RADIANS(22.5*[.D100]))))" office:value-type="float" office:value="0" calcext:value-type="float">
            <text:p>0</text:p>
          </table:table-cell>
          <table:table-cell table:style-name="ce1118" table:formula="of:=IF(ABS(-[.$W$100]*SIN(RADIANS(22.5*[.E100])))&lt;10^-5;0;-ABS([.$W$100]*SIN(RADIANS(22.5*[.E100]))))" office:value-type="float" office:value="-2.67878402655563" calcext:value-type="float">
            <text:p>-2,67878402655563</text:p>
          </table:table-cell>
          <table:table-cell table:style-name="ce1118" table:formula="of:=IF(ABS(-[.$W$100]*SIN(RADIANS(22.5*[.F100])))&lt;10^-5;0;-ABS([.$W$100]*SIN(RADIANS(22.5*[.F100]))))" office:value-type="float" office:value="-4.94974746830583" calcext:value-type="float">
            <text:p>-4,94974746830583</text:p>
          </table:table-cell>
          <table:table-cell table:style-name="ce1118" table:formula="of:=IF(ABS(-[.$W$100]*SIN(RADIANS(22.5*[.G100])))&lt;10^-5;0;-ABS([.$W$100]*SIN(RADIANS(22.5*[.G100]))))" office:value-type="float" office:value="-6.46715672757901" calcext:value-type="float">
            <text:p>-6,46715672757901</text:p>
          </table:table-cell>
          <table:table-cell table:style-name="ce1118" table:formula="of:=IF(ABS(-[.$W$100]*SIN(RADIANS(22.5*[.H100])))&lt;10^-5;0;-ABS([.$W$100]*SIN(RADIANS(22.5*[.H100]))))" office:value-type="float" office:value="-7" calcext:value-type="float">
            <text:p>-7</text:p>
          </table:table-cell>
          <table:table-cell table:style-name="ce1118" table:formula="of:=IF(ABS(-[.$W$100]*SIN(RADIANS(22.5*[.I100])))&lt;10^-5;0;-ABS([.$W$100]*SIN(RADIANS(22.5*[.I100]))))" office:value-type="float" office:value="-6.46715672757901" calcext:value-type="float">
            <text:p>-6,46715672757901</text:p>
          </table:table-cell>
          <table:table-cell table:style-name="ce1118" table:formula="of:=IF(ABS(-[.$W$100]*SIN(RADIANS(22.5*[.J100])))&lt;10^-5;0;-ABS([.$W$100]*SIN(RADIANS(22.5*[.J100]))))" office:value-type="float" office:value="-4.94974746830583" calcext:value-type="float">
            <text:p>-4,94974746830583</text:p>
          </table:table-cell>
          <table:table-cell table:style-name="ce1118" table:formula="of:=IF(ABS(-[.$W$100]*SIN(RADIANS(22.5*[.K100])))&lt;10^-5;0;-ABS([.$W$100]*SIN(RADIANS(22.5*[.K100]))))" office:value-type="float" office:value="-2.67878402655563" calcext:value-type="float">
            <text:p>-2,67878402655563</text:p>
          </table:table-cell>
          <table:table-cell table:style-name="ce1118" table:formula="of:=IF(ABS(-[.$W$100]*SIN(RADIANS(22.5*[.L100])))&lt;10^-5;0;-ABS([.$W$100]*SIN(RADIANS(22.5*[.L100]))))" office:value-type="float" office:value="0" calcext:value-type="float">
            <text:p>0</text:p>
          </table:table-cell>
          <table:table-cell table:style-name="ce1118" table:formula="of:=IF(ABS(-[.$X$100]*SIN(RADIANS(22.5*[.M100])))&lt;10^-5;0;-ABS([.$X$100]*SIN(RADIANS(22.5*[.M100]))))" office:value-type="float" office:value="-1.91341716182545" calcext:value-type="float">
            <text:p>-1,91341716182545</text:p>
          </table:table-cell>
          <table:table-cell table:style-name="ce1118" table:formula="of:=IF(ABS(-[.$X$100]*SIN(RADIANS(22.5*[.N100])))&lt;10^-5;0;-ABS([.$X$100]*SIN(RADIANS(22.5*[.N100]))))" office:value-type="float" office:value="-3.53553390593274" calcext:value-type="float">
            <text:p>-3,53553390593274</text:p>
          </table:table-cell>
          <table:table-cell table:style-name="ce1118" table:formula="of:=IF(ABS(-[.$X$100]*SIN(RADIANS(22.5*[.O100])))&lt;10^-5;0;-ABS([.$X$100]*SIN(RADIANS(22.5*[.O100]))))" office:value-type="float" office:value="-4.61939766255643" calcext:value-type="float">
            <text:p>-4,61939766255643</text:p>
          </table:table-cell>
          <table:table-cell table:style-name="ce1118" table:formula="of:=IF(ABS(-[.$X$100]*SIN(RADIANS(22.5*[.P100])))&lt;10^-5;0;-ABS([.$X$100]*SIN(RADIANS(22.5*[.P100]))))" office:value-type="float" office:value="-5" calcext:value-type="float">
            <text:p>-5</text:p>
          </table:table-cell>
          <table:table-cell table:style-name="ce1118" table:formula="of:=IF(ABS(-[.$X$100]*SIN(RADIANS(22.5*[.Q100])))&lt;10^-5;0;-ABS([.$X$100]*SIN(RADIANS(22.5*[.Q100]))))" office:value-type="float" office:value="-4.61939766255643" calcext:value-type="float">
            <text:p>-4,61939766255643</text:p>
          </table:table-cell>
          <table:table-cell table:style-name="ce1118" table:formula="of:=IF(ABS(-[.$X$100]*SIN(RADIANS(22.5*[.R100])))&lt;10^-5;0;-ABS([.$X$100]*SIN(RADIANS(22.5*[.R100]))))" office:value-type="float" office:value="-3.53553390593274" calcext:value-type="float">
            <text:p>-3,53553390593274</text:p>
          </table:table-cell>
          <table:table-cell table:style-name="ce1118" table:formula="of:=IF(ABS(-[.$X$100]*SIN(RADIANS(22.5*[.S100])))&lt;10^-5;0;-ABS([.$X$100]*SIN(RADIANS(22.5*[.S100]))))" office:value-type="float" office:value="-1.91341716182545" calcext:value-type="float">
            <text:p>-1,91341716182545</text:p>
          </table:table-cell>
          <table:table-cell table:style-name="ce1118" table:formula="of:=IF(ABS(-[.$X$100]*SIN(RADIANS(22.5*[.T100])))&lt;10^-5;0;-ABS([.$X$100]*SIN(RADIANS(22.5*[.T100]))))" office:value-type="float" office:value="0" calcext:value-type="float">
            <text:p>0</text:p>
          </table:table-cell>
          <table:table-cell table:style-name="ce1020" table:formula="of:=RANK([.B112];[.$B$102:.$B$113];0)" office:value-type="float" office:value="9" calcext:value-type="float">
            <text:p>9</text:p>
          </table:table-cell>
          <table:table-cell table:style-name="ce1099" office:value-type="string" calcext:value-type="string">
            <text:p>y<text:span text:style-name="T45">11</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2" table:number-columns-repeated="11"/>
          <table:table-cell table:number-columns-repeated="954"/>
        </table:table-row>
        <table:table-row table:style-name="ro19">
          <table:table-cell table:style-name="ce1032" office:value-type="float" office:value="12" calcext:value-type="float">
            <text:p>12</text:p>
          </table:table-cell>
          <table:table-cell table:style-name="ce1070" office:value-type="float" office:value="0.140685648440503" calcext:value-type="float">
            <text:p>0,140685648440503</text:p>
          </table:table-cell>
          <table:table-cell table:style-name="ce1099" office:value-type="string" calcext:value-type="string">
            <text:p>y<text:span text:style-name="T45">12</text:span></text:p>
          </table:table-cell>
          <table:table-cell table:style-name="ce1119" table:formula="of:=IF(ABS(-[.$W$100]*COS(RADIANS(22.5*[.D100])))&lt;10^-5;0;-ABS([.$W$100]*COS(RADIANS(22.5*[.D100]))))" office:value-type="float" office:value="-7" calcext:value-type="float">
            <text:p>-7</text:p>
          </table:table-cell>
          <table:table-cell table:style-name="ce1119" table:formula="of:=IF(ABS(-[.$W$100]*COS(RADIANS(22.5*[.E100])))&lt;10^-5;0;-ABS([.$W$100]*COS(RADIANS(22.5*[.E100]))))" office:value-type="float" office:value="-6.46715672757901" calcext:value-type="float">
            <text:p>-6,46715672757901</text:p>
          </table:table-cell>
          <table:table-cell table:style-name="ce1119" table:formula="of:=IF(ABS(-[.$W$100]*COS(RADIANS(22.5*[.F100])))&lt;10^-5;0;-ABS([.$W$100]*COS(RADIANS(22.5*[.F100]))))" office:value-type="float" office:value="-4.94974746830583" calcext:value-type="float">
            <text:p>-4,94974746830583</text:p>
          </table:table-cell>
          <table:table-cell table:style-name="ce1119" table:formula="of:=IF(ABS(-[.$W$100]*COS(RADIANS(22.5*[.G100])))&lt;10^-5;0;-ABS([.$W$100]*COS(RADIANS(22.5*[.G100]))))" office:value-type="float" office:value="-2.67878402655563" calcext:value-type="float">
            <text:p>-2,67878402655563</text:p>
          </table:table-cell>
          <table:table-cell table:style-name="ce1119" table:formula="of:=IF(ABS(-[.$W$100]*COS(RADIANS(22.5*[.H100])))&lt;10^-5;0;-ABS([.$W$100]*COS(RADIANS(22.5*[.H100]))))" office:value-type="float" office:value="0" calcext:value-type="float">
            <text:p>0</text:p>
          </table:table-cell>
          <table:table-cell table:style-name="ce1119" table:formula="of:=IF(ABS(-[.$X$100]*COS(RADIANS(22.5*[.I100])))&lt;10^-5;0;-ABS([.$X$100]*COS(RADIANS(22.5*[.I100]))))" office:value-type="float" office:value="-1.91341716182545" calcext:value-type="float">
            <text:p>-1,91341716182545</text:p>
          </table:table-cell>
          <table:table-cell table:style-name="ce1119" table:formula="of:=IF(ABS(-[.$X$100]*COS(RADIANS(22.5*[.J100])))&lt;10^-5;0;-ABS([.$X$100]*COS(RADIANS(22.5*[.J100]))))" office:value-type="float" office:value="-3.53553390593274" calcext:value-type="float">
            <text:p>-3,53553390593274</text:p>
          </table:table-cell>
          <table:table-cell table:style-name="ce1119" table:formula="of:=IF(ABS(-[.$X$100]*COS(RADIANS(22.5*[.K100])))&lt;10^-5;0;-ABS([.$X$100]*COS(RADIANS(22.5*[.K100]))))" office:value-type="float" office:value="-4.61939766255643" calcext:value-type="float">
            <text:p>-4,61939766255643</text:p>
          </table:table-cell>
          <table:table-cell table:style-name="ce1119" table:formula="of:=IF(ABS(-[.$X$100]*COS(RADIANS(22.5*[.L100])))&lt;10^-5;0;-ABS([.$X$100]*COS(RADIANS(22.5*[.L100]))))" office:value-type="float" office:value="-5" calcext:value-type="float">
            <text:p>-5</text:p>
          </table:table-cell>
          <table:table-cell table:style-name="ce1119" table:formula="of:=IF(ABS(-[.$X$100]*COS(RADIANS(22.5*[.M100])))&lt;10^-5;0;-ABS([.$X$100]*COS(RADIANS(22.5*[.M100]))))" office:value-type="float" office:value="-4.61939766255643" calcext:value-type="float">
            <text:p>-4,61939766255643</text:p>
          </table:table-cell>
          <table:table-cell table:style-name="ce1119" table:formula="of:=IF(ABS(-[.$X$100]*COS(RADIANS(22.5*[.N100])))&lt;10^-5;0;-ABS([.$X$100]*COS(RADIANS(22.5*[.N100]))))" office:value-type="float" office:value="-3.53553390593274" calcext:value-type="float">
            <text:p>-3,53553390593274</text:p>
          </table:table-cell>
          <table:table-cell table:style-name="ce1119" table:formula="of:=IF(ABS(-[.$X$100]*COS(RADIANS(22.5*[.O100])))&lt;10^-5;0;-ABS([.$X$100]*COS(RADIANS(22.5*[.O100]))))" office:value-type="float" office:value="-1.91341716182545" calcext:value-type="float">
            <text:p>-1,91341716182545</text:p>
          </table:table-cell>
          <table:table-cell table:style-name="ce1119" table:formula="of:=IF(ABS(-[.$X$100]*COS(RADIANS(22.5*[.P100])))&lt;10^-5;0;-ABS([.$X$100]*COS(RADIANS(22.5*[.P100]))))" office:value-type="float" office:value="0" calcext:value-type="float">
            <text:p>0</text:p>
          </table:table-cell>
          <table:table-cell table:style-name="ce1119" table:formula="of:=IF(ABS(-[.$Y$100]*COS(RADIANS(22.5*[.Q100])))&lt;10^-5;0;-ABS([.$Y$100]*COS(RADIANS(22.5*[.Q100]))))" office:value-type="float" office:value="-2.67878402655563" calcext:value-type="float">
            <text:p>-2,67878402655563</text:p>
          </table:table-cell>
          <table:table-cell table:style-name="ce1119" table:formula="of:=IF(ABS(-[.$Y$100]*COS(RADIANS(22.5*[.R100])))&lt;10^-5;0;-ABS([.$Y$100]*COS(RADIANS(22.5*[.R100]))))" office:value-type="float" office:value="-4.94974746830583" calcext:value-type="float">
            <text:p>-4,94974746830583</text:p>
          </table:table-cell>
          <table:table-cell table:style-name="ce1119" table:formula="of:=IF(ABS(-[.$Y$100]*COS(RADIANS(22.5*[.S100])))&lt;10^-5;0;-ABS([.$Y$100]*COS(RADIANS(22.5*[.S100]))))" office:value-type="float" office:value="-6.46715672757901" calcext:value-type="float">
            <text:p>-6,46715672757901</text:p>
          </table:table-cell>
          <table:table-cell table:style-name="ce1119" table:formula="of:=IF(ABS(-[.$Y$100]*COS(RADIANS(22.5*[.T100])))&lt;10^-5;0;-ABS([.$Y$100]*COS(RADIANS(22.5*[.T100]))))" office:value-type="float" office:value="-7" calcext:value-type="float">
            <text:p>-7</text:p>
          </table:table-cell>
          <table:table-cell table:style-name="ce1020" table:formula="of:=RANK([.B113];[.$B$102:.$B$113];0)" office:value-type="float" office:value="11" calcext:value-type="float">
            <text:p>11</text:p>
          </table:table-cell>
          <table:table-cell table:style-name="ce1099" office:value-type="string" calcext:value-type="string">
            <text:p>y<text:span text:style-name="T45">1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2" table:number-columns-repeated="11"/>
          <table:table-cell table:number-columns-repeated="954"/>
        </table:table-row>
        <table:table-row table:style-name="ro19">
          <table:table-cell table:style-name="ce1031" office:value-type="float" office:value="13" calcext:value-type="float">
            <text:p>13</text:p>
          </table:table-cell>
          <table:table-cell table:style-name="ce996" office:value-type="float" office:value="0.391052081321955" calcext:value-type="float">
            <text:p>0,391052081321955</text:p>
          </table:table-cell>
          <table:table-cell table:style-name="ce1099" office:value-type="string" calcext:value-type="string">
            <text:p>y<text:span text:style-name="T45">13</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45">13</text:span></text:p>
          </table:table-cell>
          <table:table-cell table:style-name="ce1108" table:number-columns-repeated="5"/>
          <table:table-cell table:style-name="ce779" table:number-columns-repeated="6"/>
          <table:table-cell table:style-name="ce1187"/>
          <table:table-cell table:style-name="ce1108" table:number-columns-repeated="6"/>
          <table:table-cell table:style-name="ce779" table:number-columns-repeated="6"/>
          <table:table-cell table:style-name="ce1187"/>
          <table:table-cell table:style-name="ce1108" table:number-columns-repeated="6"/>
          <table:table-cell table:style-name="ce779" table:number-columns-repeated="2"/>
          <table:table-cell table:style-name="ce1337"/>
          <table:table-cell table:style-name="ce779" table:number-columns-repeated="2"/>
          <table:table-cell table:style-name="ce1187"/>
          <table:table-cell table:style-name="ce772" table:number-columns-repeated="6"/>
          <table:table-cell table:style-name="ce714" table:number-columns-repeated="5"/>
          <table:table-cell table:number-columns-repeated="954"/>
        </table:table-row>
        <table:table-row table:style-name="ro19">
          <table:table-cell table:style-name="ce1032" office:value-type="float" office:value="14" calcext:value-type="float">
            <text:p>14</text:p>
          </table:table-cell>
          <table:table-cell table:style-name="ce1070" office:value-type="float" office:value="0.717174914655796" calcext:value-type="float">
            <text:p>0,717174914655796</text:p>
          </table:table-cell>
          <table:table-cell table:style-name="ce1099" office:value-type="string" calcext:value-type="string">
            <text:p>y<text:span text:style-name="T45">14</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45">1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2" table:number-columns-repeated="11"/>
          <table:table-cell table:number-columns-repeated="954"/>
        </table:table-row>
        <table:table-row table:style-name="ro19">
          <table:table-cell table:style-name="ce1031" office:value-type="float" office:value="15" calcext:value-type="float">
            <text:p>15</text:p>
          </table:table-cell>
          <table:table-cell table:style-name="ce996" office:value-type="float" office:value="0.224719787230184" calcext:value-type="float">
            <text:p>0,224719787230184</text:p>
          </table:table-cell>
          <table:table-cell table:style-name="ce1099" office:value-type="string" calcext:value-type="string">
            <text:p>y<text:span text:style-name="T45">15</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45">1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2" table:number-columns-repeated="11"/>
          <table:table-cell table:number-columns-repeated="954"/>
        </table:table-row>
        <table:table-row table:style-name="ro19">
          <table:table-cell table:style-name="ce1032" office:value-type="float" office:value="16" calcext:value-type="float">
            <text:p>16</text:p>
          </table:table-cell>
          <table:table-cell table:style-name="ce1070" office:value-type="float" office:value="0.617074527329317" calcext:value-type="float">
            <text:p>0,617074527329317</text:p>
          </table:table-cell>
          <table:table-cell table:style-name="ce1099" office:value-type="string" calcext:value-type="string">
            <text:p>y<text:span text:style-name="T45">16</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45">16</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2" table:number-columns-repeated="11"/>
          <table:table-cell table:number-columns-repeated="954"/>
        </table:table-row>
        <table:table-row table:style-name="ro19">
          <table:table-cell table:style-name="ce1031" office:value-type="float" office:value="17" calcext:value-type="float">
            <text:p>17</text:p>
          </table:table-cell>
          <table:table-cell table:style-name="ce996" office:value-type="float" office:value="0.210154758506131" calcext:value-type="float">
            <text:p>0,210154758506131</text:p>
          </table:table-cell>
          <table:table-cell table:style-name="ce1099" office:value-type="string" calcext:value-type="string">
            <text:p>y<text:span text:style-name="T45">17</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45">17</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2" table:number-columns-repeated="11"/>
          <table:table-cell table:number-columns-repeated="954"/>
        </table:table-row>
        <table:table-row table:style-name="ro19">
          <table:table-cell table:style-name="ce1032" office:value-type="float" office:value="18" calcext:value-type="float">
            <text:p>18</text:p>
          </table:table-cell>
          <table:table-cell table:style-name="ce1070" office:value-type="float" office:value="0.518971148321842" calcext:value-type="float">
            <text:p>0,518971148321842</text:p>
          </table:table-cell>
          <table:table-cell table:style-name="ce1099" office:value-type="string" calcext:value-type="string">
            <text:p>y<text:span text:style-name="T45">18</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45">18</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2" table:number-columns-repeated="11"/>
          <table:table-cell table:number-columns-repeated="954"/>
        </table:table-row>
        <table:table-row table:style-name="ro19">
          <table:table-cell table:style-name="ce1031" office:value-type="float" office:value="19" calcext:value-type="float">
            <text:p>19</text:p>
          </table:table-cell>
          <table:table-cell table:style-name="ce996" office:value-type="float" office:value="0.942286281607382" calcext:value-type="float">
            <text:p>0,942286281607382</text:p>
          </table:table-cell>
          <table:table-cell table:style-name="ce1099" office:value-type="string" calcext:value-type="string">
            <text:p>y<text:span text:style-name="T45">19</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45">19</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2" table:number-columns-repeated="11"/>
          <table:table-cell table:number-columns-repeated="954"/>
        </table:table-row>
        <table:table-row table:style-name="ro19">
          <table:table-cell table:style-name="ce1032" office:value-type="float" office:value="20" calcext:value-type="float">
            <text:p>20</text:p>
          </table:table-cell>
          <table:table-cell table:style-name="ce1070" office:value-type="float" office:value="0.928255233580669" calcext:value-type="float">
            <text:p>0,928255233580669</text:p>
          </table:table-cell>
          <table:table-cell table:style-name="ce1099" office:value-type="string" calcext:value-type="string">
            <text:p>y<text:span text:style-name="T45">20</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45">20</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2" table:number-columns-repeated="11"/>
          <table:table-cell table:number-columns-repeated="954"/>
        </table:table-row>
        <table:table-row table:style-name="ro19">
          <table:table-cell table:style-name="ce1031" office:value-type="float" office:value="21" calcext:value-type="float">
            <text:p>21</text:p>
          </table:table-cell>
          <table:table-cell table:style-name="ce996" office:value-type="float" office:value="0.0693522735551115" calcext:value-type="float">
            <text:p>0,069352273555112</text:p>
          </table:table-cell>
          <table:table-cell table:style-name="ce1099" office:value-type="string" calcext:value-type="string">
            <text:p>y<text:span text:style-name="T45">21</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45">21</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2" table:number-columns-repeated="11"/>
          <table:table-cell table:number-columns-repeated="954"/>
        </table:table-row>
        <table:table-row table:style-name="ro19">
          <table:table-cell table:style-name="ce1032" office:value-type="float" office:value="22" calcext:value-type="float">
            <text:p>22</text:p>
          </table:table-cell>
          <table:table-cell table:style-name="ce1070" office:value-type="float" office:value="0.698095983557751" calcext:value-type="float">
            <text:p>0,698095983557751</text:p>
          </table:table-cell>
          <table:table-cell table:style-name="ce1099" office:value-type="string" calcext:value-type="string">
            <text:p>y<text:span text:style-name="T16">22</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16">2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2" table:number-columns-repeated="11"/>
          <table:table-cell table:number-columns-repeated="954"/>
        </table:table-row>
        <table:table-row table:style-name="ro19">
          <table:table-cell table:style-name="ce1031" office:value-type="float" office:value="23" calcext:value-type="float">
            <text:p>23</text:p>
          </table:table-cell>
          <table:table-cell table:style-name="ce996" office:value-type="float" office:value="0.237709629862732" calcext:value-type="float">
            <text:p>0,237709629862732</text:p>
          </table:table-cell>
          <table:table-cell table:style-name="ce1099" office:value-type="string" calcext:value-type="string">
            <text:p>y<text:span text:style-name="T16">23</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16">23</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2" table:number-columns-repeated="11"/>
          <table:table-cell table:number-columns-repeated="954"/>
        </table:table-row>
        <table:table-row table:style-name="ro19">
          <table:table-cell table:style-name="ce1032" office:value-type="float" office:value="24" calcext:value-type="float">
            <text:p>24</text:p>
          </table:table-cell>
          <table:table-cell table:style-name="ce1070" office:value-type="float" office:value="0.315308637775274" calcext:value-type="float">
            <text:p>0,315308637775274</text:p>
          </table:table-cell>
          <table:table-cell table:style-name="ce1099" office:value-type="string" calcext:value-type="string">
            <text:p>y<text:span text:style-name="T16">24</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16">2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2" table:number-columns-repeated="11"/>
          <table:table-cell table:number-columns-repeated="954"/>
        </table:table-row>
        <table:table-row table:style-name="ro19">
          <table:table-cell table:style-name="ce1031" office:value-type="float" office:value="25" calcext:value-type="float">
            <text:p>25</text:p>
          </table:table-cell>
          <table:table-cell table:style-name="ce996" office:value-type="float" office:value="0.762115148204298" calcext:value-type="float">
            <text:p>0,762115148204298</text:p>
          </table:table-cell>
          <table:table-cell table:style-name="ce1099" office:value-type="string" calcext:value-type="string">
            <text:p>y<text:span text:style-name="T16">25</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16">2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2" table:number-columns-repeated="11"/>
          <table:table-cell table:number-columns-repeated="954"/>
        </table:table-row>
        <table:table-row table:style-name="ro4">
          <table:table-cell table:style-name="ce682" table:number-columns-repeated="25"/>
          <table:table-cell table:number-columns-repeated="34"/>
          <table:table-cell table:style-name="ce910" table:number-columns-repeated="11"/>
          <table:table-cell table:number-columns-repeated="954"/>
        </table:table-row>
        <table:table-row table:style-name="ro4">
          <table:table-cell table:style-name="ce682" table:number-columns-repeated="2"/>
          <table:table-cell table:style-name="ce1100"/>
          <table:table-cell table:style-name="ce683" office:value-type="string" calcext:value-type="string">
            <text:p>D</text:p>
          </table:table-cell>
          <table:table-cell table:style-name="ce683" office:value-type="string" calcext:value-type="string">
            <text:p>E</text:p>
          </table:table-cell>
          <table:table-cell table:style-name="ce683" office:value-type="string" calcext:value-type="string">
            <text:p>F</text:p>
          </table:table-cell>
          <table:table-cell table:style-name="ce683" office:value-type="string" calcext:value-type="string">
            <text:p>G</text:p>
          </table:table-cell>
          <table:table-cell table:style-name="ce683" office:value-type="string" calcext:value-type="string">
            <text:p>H</text:p>
          </table:table-cell>
          <table:table-cell table:style-name="ce683" office:value-type="string" calcext:value-type="string">
            <text:p>I</text:p>
          </table:table-cell>
          <table:table-cell table:style-name="ce683" office:value-type="string" calcext:value-type="string">
            <text:p>J</text:p>
          </table:table-cell>
          <table:table-cell table:style-name="ce683" office:value-type="string" calcext:value-type="string">
            <text:p>K</text:p>
          </table:table-cell>
          <table:table-cell table:style-name="ce683" office:value-type="string" calcext:value-type="string">
            <text:p>L</text:p>
          </table:table-cell>
          <table:table-cell table:style-name="ce683" office:value-type="string" calcext:value-type="string">
            <text:p>M</text:p>
          </table:table-cell>
          <table:table-cell table:style-name="ce683" office:value-type="string" calcext:value-type="string">
            <text:p>N</text:p>
          </table:table-cell>
          <table:table-cell table:style-name="ce1073"/>
          <table:table-cell table:style-name="ce683" office:value-type="string" calcext:value-type="string">
            <text:p>P</text:p>
          </table:table-cell>
          <table:table-cell table:style-name="ce683" office:value-type="string" calcext:value-type="string">
            <text:p>Q</text:p>
          </table:table-cell>
          <table:table-cell table:style-name="ce683" office:value-type="string" calcext:value-type="string">
            <text:p>R</text:p>
          </table:table-cell>
          <table:table-cell table:style-name="ce683" office:value-type="string" calcext:value-type="string">
            <text:p>S</text:p>
          </table:table-cell>
          <table:table-cell table:style-name="ce683" office:value-type="string" calcext:value-type="string">
            <text:p>T</text:p>
          </table:table-cell>
          <table:table-cell table:style-name="ce683" office:value-type="string" calcext:value-type="string">
            <text:p>U</text:p>
          </table:table-cell>
          <table:table-cell table:style-name="ce683" office:value-type="string" calcext:value-type="string">
            <text:p>V</text:p>
          </table:table-cell>
          <table:table-cell table:style-name="ce683" office:value-type="string" calcext:value-type="string">
            <text:p>W</text:p>
          </table:table-cell>
          <table:table-cell table:style-name="ce683" office:value-type="string" calcext:value-type="string">
            <text:p>X</text:p>
          </table:table-cell>
          <table:table-cell table:style-name="ce683" office:value-type="string" calcext:value-type="string">
            <text:p>Y</text:p>
          </table:table-cell>
          <table:table-cell table:style-name="ce683" office:value-type="string" calcext:value-type="string">
            <text:p>Z</text:p>
          </table:table-cell>
          <table:table-cell table:style-name="ce779"/>
          <table:table-cell table:number-columns-repeated="997"/>
        </table:table-row>
        <table:table-row table:style-name="ro4">
          <table:table-cell table:style-name="ce682" table:number-columns-repeated="2"/>
          <table:table-cell table:style-name="ce1100"/>
          <table:table-cell table:style-name="ce1123" office:value-type="string" calcext:value-type="string" table:number-columns-spanned="11" table:number-rows-spanned="1">
            <text:p>Abscisses pour le tableau de signes</text:p>
          </table:table-cell>
          <table:covered-table-cell table:style-name="ce1138" office:value-type="float" office:value="2" calcext:value-type="float">
            <text:p>2</text:p>
          </table:covered-table-cell>
          <table:covered-table-cell table:style-name="ce1138" office:value-type="float" office:value="3" calcext:value-type="float">
            <text:p>3</text:p>
          </table:covered-table-cell>
          <table:covered-table-cell table:style-name="ce1138" office:value-type="float" office:value="4" calcext:value-type="float">
            <text:p>4</text:p>
          </table:covered-table-cell>
          <table:covered-table-cell table:style-name="ce1138" office:value-type="float" office:value="5" calcext:value-type="float">
            <text:p>5</text:p>
          </table:covered-table-cell>
          <table:covered-table-cell table:style-name="ce1138" office:value-type="float" office:value="6" calcext:value-type="float">
            <text:p>6</text:p>
          </table:covered-table-cell>
          <table:covered-table-cell table:style-name="ce1138" office:value-type="float" office:value="7" calcext:value-type="float">
            <text:p>7</text:p>
          </table:covered-table-cell>
          <table:covered-table-cell table:style-name="ce1138" office:value-type="float" office:value="8" calcext:value-type="float">
            <text:p>8</text:p>
          </table:covered-table-cell>
          <table:covered-table-cell table:style-name="ce1138" office:value-type="float" office:value="9" calcext:value-type="float">
            <text:p>9</text:p>
          </table:covered-table-cell>
          <table:covered-table-cell table:style-name="ce1138" office:value-type="float" office:value="10" calcext:value-type="float">
            <text:p>10</text:p>
          </table:covered-table-cell>
          <table:covered-table-cell table:style-name="ce1138" office:value-type="float" office:value="11" calcext:value-type="float">
            <text:p>11</text:p>
          </table:covered-table-cell>
          <table:table-cell table:style-name="ce1100"/>
          <table:table-cell table:style-name="ce1123" office:value-type="string" calcext:value-type="string" table:number-columns-spanned="11" table:number-rows-spanned="1">
            <text:p>Signe de la fonction</text:p>
          </table:table-cell>
          <table:covered-table-cell table:number-columns-repeated="10" table:style-name="ce1236"/>
          <table:table-cell table:number-columns-repeated="998"/>
        </table:table-row>
        <table:table-row table:style-name="ro4">
          <table:table-cell table:style-name="ce682" table:number-columns-repeated="2"/>
          <table:table-cell table:style-name="ce995" office:value-type="string" calcext:value-type="string">
            <text:p>x</text:p>
          </table:table-cell>
          <table:table-cell table:style-name="ce1124" table:formula="of:=IF(ISBLANK(INDIRECT(CONCATENATE([.D128]&amp;(ROW([.$C$130])+[.$U$102]))));&quot;&quot;;INDIRECT(CONCATENATE([.D128]&amp;(ROW([.$C$130])+[.$U$102]))))" office:value-type="float" office:value="-8" calcext:value-type="float">
            <text:p>-8</text:p>
          </table:table-cell>
          <table:table-cell table:style-name="ce1124" table:formula="of:=IF(ISBLANK(INDIRECT(CONCATENATE([.E128]&amp;(ROW([.$C$130])+[.$U$102]))));&quot;&quot;;INDIRECT(CONCATENATE([.E128]&amp;(ROW([.$C$130])+[.$U$102]))))">
            <text:p/>
          </table:table-cell>
          <table:table-cell table:style-name="ce1124" table:formula="of:=IF(ISBLANK(INDIRECT(CONCATENATE([.F128]&amp;(ROW([.$C$130])+[.$U$102]))));&quot;&quot;;INDIRECT(CONCATENATE([.F128]&amp;(ROW([.$C$130])+[.$U$102]))))" office:value-type="float" office:value="-4" calcext:value-type="float">
            <text:p>-4</text:p>
          </table:table-cell>
          <table:table-cell table:style-name="ce1124" table:formula="of:=IF(ISBLANK(INDIRECT(CONCATENATE([.G128]&amp;(ROW([.$C$130])+[.$U$102]))));&quot;&quot;;INDIRECT(CONCATENATE([.G128]&amp;(ROW([.$C$130])+[.$U$102]))))">
            <text:p/>
          </table:table-cell>
          <table:table-cell table:style-name="ce1124" table:formula="of:=IF(ISBLANK(INDIRECT(CONCATENATE([.H128]&amp;(ROW([.$C$130])+[.$U$102]))));&quot;&quot;;INDIRECT(CONCATENATE([.H128]&amp;(ROW([.$C$130])+[.$U$102]))))" office:value-type="float" office:value="0" calcext:value-type="float">
            <text:p>0</text:p>
          </table:table-cell>
          <table:table-cell table:style-name="ce1124" table:formula="of:=IF(ISBLANK(INDIRECT(CONCATENATE([.I128]&amp;(ROW([.$C$130])+[.$U$102]))));&quot;&quot;;INDIRECT(CONCATENATE([.I128]&amp;(ROW([.$C$130])+[.$U$102]))))">
            <text:p/>
          </table:table-cell>
          <table:table-cell table:style-name="ce1124" table:formula="of:=IF(ISBLANK(INDIRECT(CONCATENATE([.J128]&amp;(ROW([.$C$130])+[.$U$102]))));&quot;&quot;;INDIRECT(CONCATENATE([.J128]&amp;(ROW([.$C$130])+[.$U$102]))))" office:value-type="float" office:value="4" calcext:value-type="float">
            <text:p>4</text:p>
          </table:table-cell>
          <table:table-cell table:style-name="ce1124" table:formula="of:=IF(ISBLANK(INDIRECT(CONCATENATE([.K128]&amp;(ROW([.$C$130])+[.$U$102]))));&quot;&quot;;INDIRECT(CONCATENATE([.K128]&amp;(ROW([.$C$130])+[.$U$102]))))">
            <text:p/>
          </table:table-cell>
          <table:table-cell table:style-name="ce1124" table:formula="of:=IF(ISBLANK(INDIRECT(CONCATENATE([.L128]&amp;(ROW([.$C$130])+[.$U$102]))));&quot;&quot;;INDIRECT(CONCATENATE([.L128]&amp;(ROW([.$C$130])+[.$U$102]))))" office:value-type="float" office:value="8" calcext:value-type="float">
            <text:p>8</text:p>
          </table:table-cell>
          <table:table-cell table:style-name="ce1124" table:formula="of:=IF(ISBLANK(INDIRECT(CONCATENATE([.M128]&amp;(ROW([.$C$130])+[.$U$102]))));&quot;&quot;;INDIRECT(CONCATENATE([.M128]&amp;(ROW([.$C$130])+[.$U$102]))))">
            <text:p/>
          </table:table-cell>
          <table:table-cell table:style-name="ce1124" table:formula="of:=IF(ISBLANK(INDIRECT(CONCATENATE([.N128]&amp;(ROW([.$C$130])+[.$U$102]))));&quot;&quot;;INDIRECT(CONCATENATE([.N128]&amp;(ROW([.$C$130])+[.$U$102]))))">
            <text:p/>
          </table:table-cell>
          <table:table-cell table:style-name="ce696" office:value-type="string" calcext:value-type="string">
            <text:p>Signe</text:p>
          </table:table-cell>
          <table:table-cell table:style-name="ce1124" table:formula="of:=IF(ISBLANK(INDIRECT(CONCATENATE([.P128]&amp;(ROW([.$C$130])+[.$U$102]))));&quot;&quot;;INDIRECT(CONCATENATE([.P128]&amp;(ROW([.$C$130])+[.$U$102]))))" office:value-type="float" office:value="0" calcext:value-type="float">
            <text:p>0</text:p>
          </table:table-cell>
          <table:table-cell table:style-name="ce1124" table:formula="of:=IF(ISBLANK(INDIRECT(CONCATENATE([.Q128]&amp;(ROW([.$C$130])+[.$U$102]))));&quot;&quot;;INDIRECT(CONCATENATE([.Q128]&amp;(ROW([.$C$130])+[.$U$102]))))" office:value-type="string" office:string-value="-" calcext:value-type="string">
            <text:p>-</text:p>
          </table:table-cell>
          <table:table-cell table:style-name="ce1124" table:formula="of:=IF(ISBLANK(INDIRECT(CONCATENATE([.R128]&amp;(ROW([.$C$130])+[.$U$102]))));&quot;&quot;;INDIRECT(CONCATENATE([.R128]&amp;(ROW([.$C$130])+[.$U$102]))))" office:value-type="float" office:value="0" calcext:value-type="float">
            <text:p>0</text:p>
          </table:table-cell>
          <table:table-cell table:style-name="ce1124" table:formula="of:=IF(ISBLANK(INDIRECT(CONCATENATE([.S128]&amp;(ROW([.$C$130])+[.$U$102]))));&quot;&quot;;INDIRECT(CONCATENATE([.S128]&amp;(ROW([.$C$130])+[.$U$102]))))" office:value-type="string" office:string-value="+" calcext:value-type="string">
            <text:p>+</text:p>
          </table:table-cell>
          <table:table-cell table:style-name="ce1124" table:formula="of:=IF(ISBLANK(INDIRECT(CONCATENATE([.T128]&amp;(ROW([.$C$130])+[.$U$102]))));&quot;&quot;;INDIRECT(CONCATENATE([.T128]&amp;(ROW([.$C$130])+[.$U$102]))))" office:value-type="float" office:value="0" calcext:value-type="float">
            <text:p>0</text:p>
          </table:table-cell>
          <table:table-cell table:style-name="ce1124" table:formula="of:=IF(ISBLANK(INDIRECT(CONCATENATE([.U128]&amp;(ROW([.$C$130])+[.$U$102]))));&quot;&quot;;INDIRECT(CONCATENATE([.U128]&amp;(ROW([.$C$130])+[.$U$102]))))" office:value-type="string" office:string-value="-" calcext:value-type="string">
            <text:p>-</text:p>
          </table:table-cell>
          <table:table-cell table:style-name="ce1124" table:formula="of:=IF(ISBLANK(INDIRECT(CONCATENATE([.V128]&amp;(ROW([.$C$130])+[.$U$102]))));&quot;&quot;;INDIRECT(CONCATENATE([.V128]&amp;(ROW([.$C$130])+[.$U$102]))))" office:value-type="float" office:value="0" calcext:value-type="float">
            <text:p>0</text:p>
          </table:table-cell>
          <table:table-cell table:style-name="ce1124" table:formula="of:=IF(ISBLANK(INDIRECT(CONCATENATE([.W128]&amp;(ROW([.$C$130])+[.$U$102]))));&quot;&quot;;INDIRECT(CONCATENATE([.W128]&amp;(ROW([.$C$130])+[.$U$102]))))" office:value-type="string" office:string-value="+" calcext:value-type="string">
            <text:p>+</text:p>
          </table:table-cell>
          <table:table-cell table:style-name="ce1124" table:formula="of:=IF(ISBLANK(INDIRECT(CONCATENATE([.X128]&amp;(ROW([.$C$130])+[.$U$102]))));&quot;&quot;;INDIRECT(CONCATENATE([.X128]&amp;(ROW([.$C$130])+[.$U$102]))))" office:value-type="float" office:value="0" calcext:value-type="float">
            <text:p>0</text:p>
          </table:table-cell>
          <table:table-cell table:style-name="ce1124" table:formula="of:=IF(ISBLANK(INDIRECT(CONCATENATE([.Y128]&amp;(ROW([.$C$130])+[.$U$102]))));&quot;&quot;;INDIRECT(CONCATENATE([.Y128]&amp;(ROW([.$C$130])+[.$U$102]))))">
            <text:p/>
          </table:table-cell>
          <table:table-cell table:style-name="ce1124" table:formula="of:=IF(ISBLANK(INDIRECT(CONCATENATE([.Z128]&amp;(ROW([.$C$130])+[.$U$102]))));&quot;&quot;;INDIRECT(CONCATENATE([.Z128]&amp;(ROW([.$C$130])+[.$U$102]))))">
            <text:p/>
          </table:table-cell>
          <table:table-cell table:number-columns-repeated="998"/>
        </table:table-row>
        <table:table-row table:style-name="ro4">
          <table:table-cell table:style-name="ce682" table:number-columns-repeated="2"/>
          <table:table-cell table:style-name="ce1030" office:value-type="float" office:value="1" calcext:value-type="float">
            <text:p>1</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1" calcext:value-type="float">
            <text:p>1</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style-name="ce1033" table:number-columns-repeated="2"/>
          <table:table-cell table:style-name="ce1030" office:value-type="float" office:value="2" calcext:value-type="float">
            <text:p>2</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2" calcext:value-type="float">
            <text:p>2</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number-columns-repeated="998"/>
        </table:table-row>
        <table:table-row table:style-name="ro4">
          <table:table-cell table:style-name="ce682" table:number-columns-repeated="2"/>
          <table:table-cell table:style-name="ce1030" office:value-type="float" office:value="3" calcext:value-type="float">
            <text:p>3</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3" calcext:value-type="float">
            <text:p>3</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number-columns-repeated="998"/>
        </table:table-row>
        <table:table-row table:style-name="ro4">
          <table:table-cell table:style-name="ce682" table:number-columns-repeated="2"/>
          <table:table-cell table:style-name="ce1030" office:value-type="float" office:value="4" calcext:value-type="float">
            <text:p>4</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4" calcext:value-type="float">
            <text:p>4</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number-columns-repeated="998"/>
        </table:table-row>
        <table:table-row table:style-name="ro4">
          <table:table-cell table:style-name="ce682" table:number-columns-repeated="2"/>
          <table:table-cell table:style-name="ce1030" office:value-type="float" office:value="5" calcext:value-type="float">
            <text:p>5</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5" calcext:value-type="float">
            <text:p>5</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number-columns-repeated="2"/>
          <table:table-cell table:style-name="ce1030" office:value-type="float" office:value="6" calcext:value-type="float">
            <text:p>6</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6" calcext:value-type="float">
            <text:p>6</text:p>
          </table:table-cell>
          <table:table-cell table:style-name="ce1229"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229"/>
          <table:table-cell table:style-name="ce1070" table:number-columns-repeated="5"/>
          <table:table-cell table:number-columns-repeated="998"/>
        </table:table-row>
        <table:table-row table:style-name="ro4">
          <table:table-cell table:number-columns-repeated="2"/>
          <table:table-cell table:style-name="ce1030" office:value-type="float" office:value="7" calcext:value-type="float">
            <text:p>7</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4"/>
          <table:table-cell table:style-name="ce1030" office:value-type="float" office:value="7" calcext:value-type="float">
            <text:p>7</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5"/>
          <table:table-cell table:number-columns-repeated="998"/>
        </table:table-row>
        <table:table-row table:style-name="ro4">
          <table:table-cell table:number-columns-repeated="2"/>
          <table:table-cell table:style-name="ce1030" office:value-type="float" office:value="8" calcext:value-type="float">
            <text:p>8</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8" calcext:value-type="float">
            <text:p>8</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number-columns-repeated="998"/>
        </table:table-row>
        <table:table-row table:style-name="ro4">
          <table:table-cell table:number-columns-repeated="2"/>
          <table:table-cell table:style-name="ce1030" office:value-type="float" office:value="9" calcext:value-type="float">
            <text:p>9</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9" calcext:value-type="float">
            <text:p>9</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number-columns-repeated="2"/>
          <table:table-cell table:style-name="ce1030" office:value-type="float" office:value="10" calcext:value-type="float">
            <text:p>10</text:p>
          </table:table-cell>
          <table:table-cell table:style-name="ce1070" office:value-type="float" office:value="-8" calcext:value-type="float">
            <text:p>-8</text:p>
          </table:table-cell>
          <table:table-cell table:style-name="ce1070"/>
          <table:table-cell table:style-name="ce1070" office:value-type="float" office:value="-6" calcext:value-type="float">
            <text:p>-6</text:p>
          </table:table-cell>
          <table:table-cell table:style-name="ce1070"/>
          <table:table-cell table:style-name="ce1070" office:value-type="float" office:value="-2" calcext:value-type="float">
            <text:p>-2</text:p>
          </table:table-cell>
          <table:table-cell table:style-name="ce1070"/>
          <table:table-cell table:style-name="ce1070" office:value-type="float" office:value="2" calcext:value-type="float">
            <text:p>2</text:p>
          </table:table-cell>
          <table:table-cell table:style-name="ce1070"/>
          <table:table-cell table:style-name="ce1070" office:value-type="float" office:value="6" calcext:value-type="float">
            <text:p>6</text:p>
          </table:table-cell>
          <table:table-cell table:style-name="ce1070"/>
          <table:table-cell table:style-name="ce1070" office:value-type="float" office:value="8" calcext:value-type="float">
            <text:p>8</text:p>
          </table:table-cell>
          <table:table-cell table:style-name="ce1030" office:value-type="float" office:value="10" calcext:value-type="float">
            <text:p>10</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table-cell table:number-columns-repeated="998"/>
        </table:table-row>
        <table:table-row table:style-name="ro4">
          <table:table-cell table:number-columns-repeated="2"/>
          <table:table-cell table:style-name="ce1030" office:value-type="float" office:value="11" calcext:value-type="float">
            <text:p>11</text:p>
          </table:table-cell>
          <table:table-cell table:style-name="ce996" office:value-type="float" office:value="-8" calcext:value-type="float">
            <text:p>-8</text:p>
          </table:table-cell>
          <table:table-cell table:style-name="ce996"/>
          <table:table-cell table:style-name="ce996" office:value-type="float" office:value="0" calcext:value-type="float">
            <text:p>0</text:p>
          </table:table-cell>
          <table:table-cell table:style-name="ce996"/>
          <table:table-cell table:style-name="ce996" office:value-type="float" office:value="8" calcext:value-type="float">
            <text:p>8</text:p>
          </table:table-cell>
          <table:table-cell table:style-name="ce996" table:number-columns-repeated="6"/>
          <table:table-cell table:style-name="ce1030" office:value-type="float" office:value="11" calcext:value-type="float">
            <text:p>11</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6"/>
          <table:table-cell table:number-columns-repeated="998"/>
        </table:table-row>
        <table:table-row table:style-name="ro4">
          <table:table-cell table:number-columns-repeated="2"/>
          <table:table-cell table:style-name="ce1030" office:value-type="float" office:value="12" calcext:value-type="float">
            <text:p>1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12" calcext:value-type="float">
            <text:p>12</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number-columns-repeated="998"/>
        </table:table-row>
        <table:table-row table:style-name="ro4">
          <table:table-cell table:number-columns-repeated="2"/>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number-columns-repeated="998"/>
        </table:table-row>
        <table:table-row table:style-name="ro4">
          <table:table-cell table:number-columns-repeated="2"/>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number-columns-repeated="998"/>
        </table:table-row>
        <table:table-row table:style-name="ro4">
          <table:table-cell table:number-columns-repeated="1024"/>
        </table:table-row>
        <table:table-row table:style-name="ro4">
          <table:table-cell table:number-columns-repeated="2"/>
          <table:table-cell table:style-name="ce1100"/>
          <table:table-cell table:style-name="ce683" office:value-type="string" calcext:value-type="string">
            <text:p>D</text:p>
          </table:table-cell>
          <table:table-cell table:style-name="ce683" office:value-type="string" calcext:value-type="string">
            <text:p>E</text:p>
          </table:table-cell>
          <table:table-cell table:style-name="ce683" office:value-type="string" calcext:value-type="string">
            <text:p>F</text:p>
          </table:table-cell>
          <table:table-cell table:style-name="ce683" office:value-type="string" calcext:value-type="string">
            <text:p>G</text:p>
          </table:table-cell>
          <table:table-cell table:style-name="ce683" office:value-type="string" calcext:value-type="string">
            <text:p>H</text:p>
          </table:table-cell>
          <table:table-cell table:style-name="ce683" office:value-type="string" calcext:value-type="string">
            <text:p>I</text:p>
          </table:table-cell>
          <table:table-cell table:style-name="ce683" office:value-type="string" calcext:value-type="string">
            <text:p>J</text:p>
          </table:table-cell>
          <table:table-cell table:style-name="ce683" office:value-type="string" calcext:value-type="string">
            <text:p>K</text:p>
          </table:table-cell>
          <table:table-cell table:style-name="ce683" office:value-type="string" calcext:value-type="string">
            <text:p>L</text:p>
          </table:table-cell>
          <table:table-cell table:style-name="ce683" office:value-type="string" calcext:value-type="string">
            <text:p>M</text:p>
          </table:table-cell>
          <table:table-cell table:style-name="ce683" office:value-type="string" calcext:value-type="string">
            <text:p>N</text:p>
          </table:table-cell>
          <table:table-cell table:style-name="ce1073"/>
          <table:table-cell table:style-name="ce683" office:value-type="string" calcext:value-type="string">
            <text:p>P</text:p>
          </table:table-cell>
          <table:table-cell table:style-name="ce683" office:value-type="string" calcext:value-type="string">
            <text:p>Q</text:p>
          </table:table-cell>
          <table:table-cell table:style-name="ce683" office:value-type="string" calcext:value-type="string">
            <text:p>R</text:p>
          </table:table-cell>
          <table:table-cell table:style-name="ce683" office:value-type="string" calcext:value-type="string">
            <text:p>S</text:p>
          </table:table-cell>
          <table:table-cell table:style-name="ce683" office:value-type="string" calcext:value-type="string">
            <text:p>T</text:p>
          </table:table-cell>
          <table:table-cell table:style-name="ce683" office:value-type="string" calcext:value-type="string">
            <text:p>U</text:p>
          </table:table-cell>
          <table:table-cell table:style-name="ce683" office:value-type="string" calcext:value-type="string">
            <text:p>V</text:p>
          </table:table-cell>
          <table:table-cell table:style-name="ce683" office:value-type="string" calcext:value-type="string">
            <text:p>W</text:p>
          </table:table-cell>
          <table:table-cell table:style-name="ce683" office:value-type="string" calcext:value-type="string">
            <text:p>X</text:p>
          </table:table-cell>
          <table:table-cell table:style-name="ce683" office:value-type="string" calcext:value-type="string">
            <text:p>Y</text:p>
          </table:table-cell>
          <table:table-cell table:style-name="ce683" office:value-type="string" calcext:value-type="string">
            <text:p>Z</text:p>
          </table:table-cell>
          <table:table-cell table:style-name="ce1073"/>
          <table:table-cell table:style-name="ce683" office:value-type="string" calcext:value-type="string">
            <text:p>AB</text:p>
          </table:table-cell>
          <table:table-cell table:style-name="ce683" office:value-type="string" calcext:value-type="string">
            <text:p>AC</text:p>
          </table:table-cell>
          <table:table-cell table:style-name="ce683" office:value-type="string" calcext:value-type="string">
            <text:p>AD</text:p>
          </table:table-cell>
          <table:table-cell table:style-name="ce683" office:value-type="string" calcext:value-type="string">
            <text:p>AE</text:p>
          </table:table-cell>
          <table:table-cell table:style-name="ce683" office:value-type="string" calcext:value-type="string">
            <text:p>AF</text:p>
          </table:table-cell>
          <table:table-cell table:style-name="ce683" office:value-type="string" calcext:value-type="string">
            <text:p>AG</text:p>
          </table:table-cell>
          <table:table-cell table:style-name="ce683" office:value-type="string" calcext:value-type="string">
            <text:p>AH</text:p>
          </table:table-cell>
          <table:table-cell table:style-name="ce683" office:value-type="string" calcext:value-type="string">
            <text:p>AI</text:p>
          </table:table-cell>
          <table:table-cell table:style-name="ce683" office:value-type="string" calcext:value-type="string">
            <text:p>AJ</text:p>
          </table:table-cell>
          <table:table-cell table:style-name="ce683" office:value-type="string" calcext:value-type="string">
            <text:p>AK</text:p>
          </table:table-cell>
          <table:table-cell table:style-name="ce683" office:value-type="string" calcext:value-type="string">
            <text:p>AL</text:p>
          </table:table-cell>
          <table:table-cell table:number-columns-repeated="986"/>
        </table:table-row>
        <table:table-row table:style-name="ro4">
          <table:table-cell table:number-columns-repeated="2"/>
          <table:table-cell table:style-name="ce1100"/>
          <table:table-cell table:style-name="ce1123" office:value-type="string" calcext:value-type="string" table:number-columns-spanned="11" table:number-rows-spanned="1">
            <text:p>Abscisses pour le tableau de variation</text:p>
          </table:table-cell>
          <table:covered-table-cell table:style-name="ce1138" office:value-type="float" office:value="2" calcext:value-type="float">
            <text:p>2</text:p>
          </table:covered-table-cell>
          <table:covered-table-cell table:style-name="ce1138" office:value-type="float" office:value="3" calcext:value-type="float">
            <text:p>3</text:p>
          </table:covered-table-cell>
          <table:covered-table-cell table:style-name="ce1138" office:value-type="float" office:value="4" calcext:value-type="float">
            <text:p>4</text:p>
          </table:covered-table-cell>
          <table:covered-table-cell table:style-name="ce1138" office:value-type="float" office:value="5" calcext:value-type="float">
            <text:p>5</text:p>
          </table:covered-table-cell>
          <table:covered-table-cell table:style-name="ce1138" office:value-type="float" office:value="6" calcext:value-type="float">
            <text:p>6</text:p>
          </table:covered-table-cell>
          <table:covered-table-cell table:style-name="ce1138" office:value-type="float" office:value="7" calcext:value-type="float">
            <text:p>7</text:p>
          </table:covered-table-cell>
          <table:covered-table-cell table:style-name="ce1138" office:value-type="float" office:value="8" calcext:value-type="float">
            <text:p>8</text:p>
          </table:covered-table-cell>
          <table:covered-table-cell table:style-name="ce1138" office:value-type="float" office:value="9" calcext:value-type="float">
            <text:p>9</text:p>
          </table:covered-table-cell>
          <table:covered-table-cell table:style-name="ce1138" office:value-type="float" office:value="10" calcext:value-type="float">
            <text:p>10</text:p>
          </table:covered-table-cell>
          <table:covered-table-cell table:style-name="ce1138" office:value-type="float" office:value="11" calcext:value-type="float">
            <text:p>11</text:p>
          </table:covered-table-cell>
          <table:table-cell table:style-name="ce1100"/>
          <table:table-cell table:style-name="ce1123" office:value-type="string" calcext:value-type="string" table:number-columns-spanned="11" table:number-rows-spanned="1">
            <text:p>Signe de la fonction dérivée</text:p>
          </table:table-cell>
          <table:covered-table-cell table:number-columns-repeated="10" table:style-name="ce1236"/>
          <table:table-cell table:style-name="ce1100"/>
          <table:table-cell table:style-name="ce1123" office:value-type="string" calcext:value-type="string" table:number-columns-spanned="11" table:number-rows-spanned="1">
            <text:p>Ordonnées des extremums pour le tableau de variation</text:p>
          </table:table-cell>
          <table:covered-table-cell table:number-columns-repeated="10" table:style-name="ce1236"/>
          <table:table-cell table:number-columns-repeated="986"/>
        </table:table-row>
        <table:table-row table:style-name="ro4">
          <table:table-cell table:number-columns-repeated="2"/>
          <table:table-cell table:style-name="ce995" office:value-type="string" calcext:value-type="string">
            <text:p>x</text:p>
          </table:table-cell>
          <table:table-cell table:style-name="ce1124" table:formula="of:=IF(ISBLANK(INDIRECT(CONCATENATE([.D157]&amp;(ROW([.$C$159])+[.$U$102]))));&quot;&quot;;INDIRECT(CONCATENATE([.D157]&amp;(ROW([.$C$159])+[.$U$102]))))" office:value-type="float" office:value="-8" calcext:value-type="float">
            <text:p>-8</text:p>
          </table:table-cell>
          <table:table-cell table:style-name="ce1124" table:formula="of:=IF(ISBLANK(INDIRECT(CONCATENATE([.E157]&amp;(ROW([.$C$159])+[.$U$102]))));&quot;&quot;;INDIRECT(CONCATENATE([.E157]&amp;(ROW([.$C$159])+[.$U$102]))))">
            <text:p/>
          </table:table-cell>
          <table:table-cell table:style-name="ce1124" table:formula="of:=IF(ISBLANK(INDIRECT(CONCATENATE([.F157]&amp;(ROW([.$C$159])+[.$U$102]))));&quot;&quot;;INDIRECT(CONCATENATE([.F157]&amp;(ROW([.$C$159])+[.$U$102]))))" office:value-type="float" office:value="-6" calcext:value-type="float">
            <text:p>-6</text:p>
          </table:table-cell>
          <table:table-cell table:style-name="ce1124" table:formula="of:=IF(ISBLANK(INDIRECT(CONCATENATE([.G157]&amp;(ROW([.$C$159])+[.$U$102]))));&quot;&quot;;INDIRECT(CONCATENATE([.G157]&amp;(ROW([.$C$159])+[.$U$102]))))">
            <text:p/>
          </table:table-cell>
          <table:table-cell table:style-name="ce1124" table:formula="of:=IF(ISBLANK(INDIRECT(CONCATENATE([.H157]&amp;(ROW([.$C$159])+[.$U$102]))));&quot;&quot;;INDIRECT(CONCATENATE([.H157]&amp;(ROW([.$C$159])+[.$U$102]))))" office:value-type="float" office:value="-2" calcext:value-type="float">
            <text:p>-2</text:p>
          </table:table-cell>
          <table:table-cell table:style-name="ce1124" table:formula="of:=IF(ISBLANK(INDIRECT(CONCATENATE([.I157]&amp;(ROW([.$C$159])+[.$U$102]))));&quot;&quot;;INDIRECT(CONCATENATE([.I157]&amp;(ROW([.$C$159])+[.$U$102]))))">
            <text:p/>
          </table:table-cell>
          <table:table-cell table:style-name="ce1124" table:formula="of:=IF(ISBLANK(INDIRECT(CONCATENATE([.J157]&amp;(ROW([.$C$159])+[.$U$102]))));&quot;&quot;;INDIRECT(CONCATENATE([.J157]&amp;(ROW([.$C$159])+[.$U$102]))))" office:value-type="float" office:value="2" calcext:value-type="float">
            <text:p>2</text:p>
          </table:table-cell>
          <table:table-cell table:style-name="ce1124" table:formula="of:=IF(ISBLANK(INDIRECT(CONCATENATE([.K157]&amp;(ROW([.$C$159])+[.$U$102]))));&quot;&quot;;INDIRECT(CONCATENATE([.K157]&amp;(ROW([.$C$159])+[.$U$102]))))">
            <text:p/>
          </table:table-cell>
          <table:table-cell table:style-name="ce1124" table:formula="of:=IF(ISBLANK(INDIRECT(CONCATENATE([.L157]&amp;(ROW([.$C$159])+[.$U$102]))));&quot;&quot;;INDIRECT(CONCATENATE([.L157]&amp;(ROW([.$C$159])+[.$U$102]))))" office:value-type="float" office:value="6" calcext:value-type="float">
            <text:p>6</text:p>
          </table:table-cell>
          <table:table-cell table:style-name="ce1124" table:formula="of:=IF(ISBLANK(INDIRECT(CONCATENATE([.M157]&amp;(ROW([.$C$159])+[.$U$102]))));&quot;&quot;;INDIRECT(CONCATENATE([.M157]&amp;(ROW([.$C$159])+[.$U$102]))))">
            <text:p/>
          </table:table-cell>
          <table:table-cell table:style-name="ce1124" table:formula="of:=IF(ISBLANK(INDIRECT(CONCATENATE([.N157]&amp;(ROW([.$C$159])+[.$U$102]))));&quot;&quot;;INDIRECT(CONCATENATE([.N157]&amp;(ROW([.$C$159])+[.$U$102]))))" office:value-type="float" office:value="8" calcext:value-type="float">
            <text:p>8</text:p>
          </table:table-cell>
          <table:table-cell table:style-name="ce696" office:value-type="string" calcext:value-type="string">
            <text:p>Signe</text:p>
          </table:table-cell>
          <table:table-cell table:style-name="ce1124" table:formula="of:=IF(ISBLANK(INDIRECT(CONCATENATE([.P157]&amp;(ROW([.$C$159])+[.$U$102]))));&quot;&quot;;INDIRECT(CONCATENATE([.P157]&amp;(ROW([.$C$159])+[.$U$102]))))">
            <text:p/>
          </table:table-cell>
          <table:table-cell table:style-name="ce1124" table:formula="of:=IF(ISBLANK(INDIRECT(CONCATENATE([.Q157]&amp;(ROW([.$C$159])+[.$U$102]))));&quot;&quot;;INDIRECT(CONCATENATE([.Q157]&amp;(ROW([.$C$159])+[.$U$102]))))" office:value-type="string" office:string-value="-" calcext:value-type="string">
            <text:p>-</text:p>
          </table:table-cell>
          <table:table-cell table:style-name="ce1124" table:formula="of:=IF(ISBLANK(INDIRECT(CONCATENATE([.R157]&amp;(ROW([.$C$159])+[.$U$102]))));&quot;&quot;;INDIRECT(CONCATENATE([.R157]&amp;(ROW([.$C$159])+[.$U$102]))))" office:value-type="float" office:value="0" calcext:value-type="float">
            <text:p>0</text:p>
          </table:table-cell>
          <table:table-cell table:style-name="ce1124" table:formula="of:=IF(ISBLANK(INDIRECT(CONCATENATE([.S157]&amp;(ROW([.$C$159])+[.$U$102]))));&quot;&quot;;INDIRECT(CONCATENATE([.S157]&amp;(ROW([.$C$159])+[.$U$102]))))" office:value-type="string" office:string-value="+" calcext:value-type="string">
            <text:p>+</text:p>
          </table:table-cell>
          <table:table-cell table:style-name="ce1124" table:formula="of:=IF(ISBLANK(INDIRECT(CONCATENATE([.T157]&amp;(ROW([.$C$159])+[.$U$102]))));&quot;&quot;;INDIRECT(CONCATENATE([.T157]&amp;(ROW([.$C$159])+[.$U$102]))))" office:value-type="float" office:value="0" calcext:value-type="float">
            <text:p>0</text:p>
          </table:table-cell>
          <table:table-cell table:style-name="ce1124" table:formula="of:=IF(ISBLANK(INDIRECT(CONCATENATE([.U157]&amp;(ROW([.$C$159])+[.$U$102]))));&quot;&quot;;INDIRECT(CONCATENATE([.U157]&amp;(ROW([.$C$159])+[.$U$102]))))" office:value-type="string" office:string-value="-" calcext:value-type="string">
            <text:p>-</text:p>
          </table:table-cell>
          <table:table-cell table:style-name="ce1124" table:formula="of:=IF(ISBLANK(INDIRECT(CONCATENATE([.V157]&amp;(ROW([.$C$159])+[.$U$102]))));&quot;&quot;;INDIRECT(CONCATENATE([.V157]&amp;(ROW([.$C$159])+[.$U$102]))))" office:value-type="float" office:value="0" calcext:value-type="float">
            <text:p>0</text:p>
          </table:table-cell>
          <table:table-cell table:style-name="ce1124" table:formula="of:=IF(ISBLANK(INDIRECT(CONCATENATE([.W157]&amp;(ROW([.$C$159])+[.$U$102]))));&quot;&quot;;INDIRECT(CONCATENATE([.W157]&amp;(ROW([.$C$159])+[.$U$102]))))" office:value-type="string" office:string-value="+" calcext:value-type="string">
            <text:p>+</text:p>
          </table:table-cell>
          <table:table-cell table:style-name="ce1124" table:formula="of:=IF(ISBLANK(INDIRECT(CONCATENATE([.X157]&amp;(ROW([.$C$159])+[.$U$102]))));&quot;&quot;;INDIRECT(CONCATENATE([.X157]&amp;(ROW([.$C$159])+[.$U$102]))))" office:value-type="float" office:value="0" calcext:value-type="float">
            <text:p>0</text:p>
          </table:table-cell>
          <table:table-cell table:style-name="ce1124" table:formula="of:=IF(ISBLANK(INDIRECT(CONCATENATE([.Y157]&amp;(ROW([.$C$159])+[.$U$102]))));&quot;&quot;;INDIRECT(CONCATENATE([.Y157]&amp;(ROW([.$C$159])+[.$U$102]))))" office:value-type="string" office:string-value="-" calcext:value-type="string">
            <text:p>-</text:p>
          </table:table-cell>
          <table:table-cell table:style-name="ce1124" table:formula="of:=IF(ISBLANK(INDIRECT(CONCATENATE([.Z157]&amp;(ROW([.$C$159])+[.$U$102]))));&quot;&quot;;INDIRECT(CONCATENATE([.Z157]&amp;(ROW([.$C$159])+[.$U$102]))))">
            <text:p/>
          </table:table-cell>
          <table:table-cell table:style-name="ce696" office:value-type="string" calcext:value-type="string">
            <text:p>y</text:p>
          </table:table-cell>
          <table:table-cell table:style-name="ce1124" table:formula="of:=IF(ISBLANK(INDIRECT(CONCATENATE([.AB157]&amp;(ROW([.$C$159])+[.$U$102]))));&quot;&quot;;INDIRECT(CONCATENATE([.AB157]&amp;(ROW([.$C$159])+[.$U$102]))))" office:value-type="float" office:value="0" calcext:value-type="float">
            <text:p>0</text:p>
          </table:table-cell>
          <table:table-cell table:style-name="ce1124" table:formula="of:=IF(ISBLANK(INDIRECT(CONCATENATE([.AC157]&amp;(ROW([.$C$159])+[.$U$102]))));&quot;&quot;;INDIRECT(CONCATENATE([.AC157]&amp;(ROW([.$C$159])+[.$U$102]))))">
            <text:p/>
          </table:table-cell>
          <table:table-cell table:style-name="ce1124" table:formula="of:=IF(ISBLANK(INDIRECT(CONCATENATE([.AD157]&amp;(ROW([.$C$159])+[.$U$102]))));&quot;&quot;;INDIRECT(CONCATENATE([.AD157]&amp;(ROW([.$C$159])+[.$U$102]))))" office:value-type="float" office:value="-7" calcext:value-type="float">
            <text:p>-7</text:p>
          </table:table-cell>
          <table:table-cell table:style-name="ce1124" table:formula="of:=IF(ISBLANK(INDIRECT(CONCATENATE([.AE157]&amp;(ROW([.$C$159])+[.$U$102]))));&quot;&quot;;INDIRECT(CONCATENATE([.AE157]&amp;(ROW([.$C$159])+[.$U$102]))))">
            <text:p/>
          </table:table-cell>
          <table:table-cell table:style-name="ce1124" table:formula="of:=IF(ISBLANK(INDIRECT(CONCATENATE([.AF157]&amp;(ROW([.$C$159])+[.$U$102]))));&quot;&quot;;INDIRECT(CONCATENATE([.AF157]&amp;(ROW([.$C$159])+[.$U$102]))))" office:value-type="float" office:value="7" calcext:value-type="float">
            <text:p>7</text:p>
          </table:table-cell>
          <table:table-cell table:style-name="ce1124" table:formula="of:=IF(ISBLANK(INDIRECT(CONCATENATE([.AG157]&amp;(ROW([.$C$159])+[.$U$102]))));&quot;&quot;;INDIRECT(CONCATENATE([.AG157]&amp;(ROW([.$C$159])+[.$U$102]))))">
            <text:p/>
          </table:table-cell>
          <table:table-cell table:style-name="ce1124" table:formula="of:=IF(ISBLANK(INDIRECT(CONCATENATE([.AH157]&amp;(ROW([.$C$159])+[.$U$102]))));&quot;&quot;;INDIRECT(CONCATENATE([.AH157]&amp;(ROW([.$C$159])+[.$U$102]))))" office:value-type="float" office:value="-5" calcext:value-type="float">
            <text:p>-5</text:p>
          </table:table-cell>
          <table:table-cell table:style-name="ce1124" table:formula="of:=IF(ISBLANK(INDIRECT(CONCATENATE([.AI157]&amp;(ROW([.$C$159])+[.$U$102]))));&quot;&quot;;INDIRECT(CONCATENATE([.AI157]&amp;(ROW([.$C$159])+[.$U$102]))))">
            <text:p/>
          </table:table-cell>
          <table:table-cell table:style-name="ce1124" table:formula="of:=IF(ISBLANK(INDIRECT(CONCATENATE([.AJ157]&amp;(ROW([.$C$159])+[.$U$102]))));&quot;&quot;;INDIRECT(CONCATENATE([.AJ157]&amp;(ROW([.$C$159])+[.$U$102]))))" office:value-type="float" office:value="5" calcext:value-type="float">
            <text:p>5</text:p>
          </table:table-cell>
          <table:table-cell table:style-name="ce1124" table:formula="of:=IF(ISBLANK(INDIRECT(CONCATENATE([.AK157]&amp;(ROW([.$C$159])+[.$U$102]))));&quot;&quot;;INDIRECT(CONCATENATE([.AK157]&amp;(ROW([.$C$159])+[.$U$102]))))">
            <text:p/>
          </table:table-cell>
          <table:table-cell table:style-name="ce1124" table:formula="of:=IF(ISBLANK(INDIRECT(CONCATENATE([.AL157]&amp;(ROW([.$C$159])+[.$U$102]))));&quot;&quot;;INDIRECT(CONCATENATE([.AL157]&amp;(ROW([.$C$159])+[.$U$102]))))"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1" calcext:value-type="float">
            <text:p>1</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1" calcext:value-type="float">
            <text:p>1</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1" calcext:value-type="float">
            <text:p>1</text:p>
          </table:table-cell>
          <table:table-cell table:style-name="ce996" office:value-type="float" office:value="0" calcext:value-type="float">
            <text:p>0</text:p>
          </table:table-cell>
          <table:table-cell table:style-name="ce996"/>
          <table:table-cell table:style-name="ce996" table:formula="of:=-[.$W$100]" office:value-type="float" office:value="-7" calcext:value-type="float">
            <text:p>-7</text:p>
          </table:table-cell>
          <table:table-cell table:style-name="ce996"/>
          <table:table-cell table:style-name="ce996" table:formula="of:=[.$W$100]" office:value-type="float" office:value="7" calcext:value-type="float">
            <text:p>7</text:p>
          </table:table-cell>
          <table:table-cell table:style-name="ce996"/>
          <table:table-cell table:style-name="ce996" table:formula="of:=-[.$X$100]" office:value-type="float" office:value="-5" calcext:value-type="float">
            <text:p>-5</text:p>
          </table:table-cell>
          <table:table-cell table:style-name="ce996"/>
          <table:table-cell table:style-name="ce996" table:formula="of:=[.$X$100]" office:value-type="float" office:value="5" calcext:value-type="float">
            <text:p>5</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2" calcext:value-type="float">
            <text:p>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2" calcext:value-type="float">
            <text:p>2</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style-name="ce1030" office:value-type="float" office:value="2" calcext:value-type="float">
            <text:p>2</text:p>
          </table:table-cell>
          <table:table-cell table:style-name="ce1070" office:value-type="float" office:value="0" calcext:value-type="float">
            <text:p>0</text:p>
          </table:table-cell>
          <table:table-cell table:style-name="ce1070"/>
          <table:table-cell table:style-name="ce1070" table:formula="of:=-[.$W$100]" office:value-type="float" office:value="-7" calcext:value-type="float">
            <text:p>-7</text:p>
          </table:table-cell>
          <table:table-cell table:style-name="ce1070"/>
          <table:table-cell table:style-name="ce1070" table:formula="of:=[.$X$100]" office:value-type="float" office:value="5" calcext:value-type="float">
            <text:p>5</text:p>
          </table:table-cell>
          <table:table-cell table:style-name="ce1070"/>
          <table:table-cell table:style-name="ce1070" office:value-type="float" office:value="0" calcext:value-type="float">
            <text:p>0</text:p>
          </table:table-cell>
          <table:table-cell table:style-name="ce1070" table:number-columns-repeated="4"/>
          <table:table-cell table:number-columns-repeated="986"/>
        </table:table-row>
        <table:table-row table:style-name="ro4">
          <table:table-cell table:number-columns-repeated="2"/>
          <table:table-cell table:style-name="ce1030" office:value-type="float" office:value="3" calcext:value-type="float">
            <text:p>3</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3" calcext:value-type="float">
            <text:p>3</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style-name="ce1030" office:value-type="float" office:value="3" calcext:value-type="float">
            <text:p>3</text:p>
          </table:table-cell>
          <table:table-cell table:style-name="ce1065" table:formula="of:=-[.$W$100]" office:value-type="float" office:value="-7" calcext:value-type="float">
            <text:p>-7</text:p>
          </table:table-cell>
          <table:table-cell table:style-name="ce996"/>
          <table:table-cell table:style-name="ce996" table:formula="of:=[.$W$100]" office:value-type="float" office:value="7" calcext:value-type="float">
            <text:p>7</text:p>
          </table:table-cell>
          <table:table-cell table:style-name="ce996"/>
          <table:table-cell table:style-name="ce1065" table:formula="of:=-[.$X$100]" office:value-type="float" office:value="-5" calcext:value-type="float">
            <text:p>-5</text:p>
          </table:table-cell>
          <table:table-cell table:style-name="ce996"/>
          <table:table-cell table:style-name="ce996" table:formula="of:=[.$Y$100]" office:value-type="float" office:value="7" calcext:value-type="float">
            <text:p>7</text:p>
          </table:table-cell>
          <table:table-cell table:style-name="ce996"/>
          <table:table-cell table:style-name="ce1065" table:formula="of:=-[.$Z$100]" office:value-type="float" office:value="-8" calcext:value-type="float">
            <text:p>-8</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4" calcext:value-type="float">
            <text:p>4</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4" calcext:value-type="float">
            <text:p>4</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style-name="ce1030" office:value-type="float" office:value="4" calcext:value-type="float">
            <text:p>4</text:p>
          </table:table-cell>
          <table:table-cell table:style-name="ce1070" table:formula="of:=-[.$W$100]" office:value-type="float" office:value="-7" calcext:value-type="float">
            <text:p>-7</text:p>
          </table:table-cell>
          <table:table-cell table:style-name="ce1070"/>
          <table:table-cell table:style-name="ce1070" table:formula="of:=[.$X$100]" office:value-type="float" office:value="5" calcext:value-type="float">
            <text:p>5</text:p>
          </table:table-cell>
          <table:table-cell table:style-name="ce1070"/>
          <table:table-cell table:style-name="ce1070" table:formula="of:=-[.$Y$100]" office:value-type="float" office:value="-7" calcext:value-type="float">
            <text:p>-7</text:p>
          </table:table-cell>
          <table:table-cell table:style-name="ce1070" table:number-columns-repeated="6"/>
          <table:table-cell table:number-columns-repeated="986"/>
        </table:table-row>
        <table:table-row table:style-name="ro4">
          <table:table-cell table:number-columns-repeated="2"/>
          <table:table-cell table:style-name="ce1030" office:value-type="float" office:value="5" calcext:value-type="float">
            <text:p>5</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5" calcext:value-type="float">
            <text:p>5</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5" calcext:value-type="float">
            <text:p>5</text:p>
          </table:table-cell>
          <table:table-cell table:style-name="ce996" office:value-type="float" office:value="0" calcext:value-type="float">
            <text:p>0</text:p>
          </table:table-cell>
          <table:table-cell table:style-name="ce996"/>
          <table:table-cell table:style-name="ce996" table:formula="of:=[.$W$100]" office:value-type="float" office:value="7" calcext:value-type="float">
            <text:p>7</text:p>
          </table:table-cell>
          <table:table-cell table:style-name="ce996"/>
          <table:table-cell table:style-name="ce1065" table:formula="of:=-[.$W$100]" office:value-type="float" office:value="-7" calcext:value-type="float">
            <text:p>-7</text:p>
          </table:table-cell>
          <table:table-cell table:style-name="ce996"/>
          <table:table-cell table:style-name="ce996" table:formula="of:=[.$X$100]" office:value-type="float" office:value="5" calcext:value-type="float">
            <text:p>5</text:p>
          </table:table-cell>
          <table:table-cell table:style-name="ce996"/>
          <table:table-cell table:style-name="ce1065" table:formula="of:=-[.$X$100]" office:value-type="float" office:value="-5" calcext:value-type="float">
            <text:p>-5</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6" calcext:value-type="float">
            <text:p>6</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6" calcext:value-type="float">
            <text:p>6</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3"/>
          <table:table-cell table:style-name="ce1030" office:value-type="float" office:value="6" calcext:value-type="float">
            <text:p>6</text:p>
          </table:table-cell>
          <table:table-cell table:style-name="ce1070" office:value-type="float" office:value="0" calcext:value-type="float">
            <text:p>0</text:p>
          </table:table-cell>
          <table:table-cell table:style-name="ce1070"/>
          <table:table-cell table:style-name="ce1070" table:formula="of:=[.$W$100]" office:value-type="float" office:value="7" calcext:value-type="float">
            <text:p>7</text:p>
          </table:table-cell>
          <table:table-cell table:style-name="ce1070"/>
          <table:table-cell table:style-name="ce1070" office:value-type="float" office:value="0" calcext:value-type="float">
            <text:p>0</text:p>
          </table:table-cell>
          <table:table-cell table:style-name="ce1070"/>
          <table:table-cell table:style-name="ce1070" table:formula="of:=[.$X$100]" office:value-type="float" office:value="5" calcext:value-type="float">
            <text:p>5</text:p>
          </table:table-cell>
          <table:table-cell table:style-name="ce1070"/>
          <table:table-cell table:style-name="ce1070" office:value-type="float" office:value="0" calcext:value-type="float">
            <text:p>0</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7" calcext:value-type="float">
            <text:p>7</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7" calcext:value-type="float">
            <text:p>7</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3"/>
          <table:table-cell table:style-name="ce1030" office:value-type="float" office:value="7" calcext:value-type="float">
            <text:p>7</text:p>
          </table:table-cell>
          <table:table-cell table:style-name="ce1065" table:formula="of:=[.$W$100]" office:value-type="float" office:value="7" calcext:value-type="float">
            <text:p>7</text:p>
          </table:table-cell>
          <table:table-cell table:style-name="ce996"/>
          <table:table-cell table:style-name="ce996" office:value-type="float" office:value="0" calcext:value-type="float">
            <text:p>0</text:p>
          </table:table-cell>
          <table:table-cell table:style-name="ce996"/>
          <table:table-cell table:style-name="ce1065" table:formula="of:=[.$X$100]" office:value-type="float" office:value="5" calcext:value-type="float">
            <text:p>5</text:p>
          </table:table-cell>
          <table:table-cell table:style-name="ce996"/>
          <table:table-cell table:style-name="ce996" office:value-type="float" office:value="0" calcext:value-type="float">
            <text:p>0</text:p>
          </table:table-cell>
          <table:table-cell table:style-name="ce996"/>
          <table:table-cell table:style-name="ce1065" table:formula="of:=[.$Y$100]" office:value-type="float" office:value="7" calcext:value-type="float">
            <text:p>7</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8" calcext:value-type="float">
            <text:p>8</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8" calcext:value-type="float">
            <text:p>8</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style-name="ce1030" office:value-type="float" office:value="8" calcext:value-type="float">
            <text:p>8</text:p>
          </table:table-cell>
          <table:table-cell table:style-name="ce1070" office:value-type="float" office:value="0" calcext:value-type="float">
            <text:p>0</text:p>
          </table:table-cell>
          <table:table-cell table:style-name="ce1070"/>
          <table:table-cell table:style-name="ce1070" table:formula="of:=[.$W$100]" office:value-type="float" office:value="7" calcext:value-type="float">
            <text:p>7</text:p>
          </table:table-cell>
          <table:table-cell table:style-name="ce1070"/>
          <table:table-cell table:style-name="ce1070" table:formula="of:=-[.$X$100]" office:value-type="float" office:value="-5" calcext:value-type="float">
            <text:p>-5</text:p>
          </table:table-cell>
          <table:table-cell table:style-name="ce1070"/>
          <table:table-cell table:style-name="ce1070" office:value-type="float" office:value="0" calcext:value-type="float">
            <text:p>0</text:p>
          </table:table-cell>
          <table:table-cell table:style-name="ce1070" table:number-columns-repeated="4"/>
          <table:table-cell table:number-columns-repeated="986"/>
        </table:table-row>
        <table:table-row table:style-name="ro4">
          <table:table-cell table:number-columns-repeated="2"/>
          <table:table-cell table:style-name="ce1030" office:value-type="float" office:value="9" calcext:value-type="float">
            <text:p>9</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9" calcext:value-type="float">
            <text:p>9</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9" calcext:value-type="float">
            <text:p>9</text:p>
          </table:table-cell>
          <table:table-cell table:style-name="ce996" office:value-type="float" office:value="0" calcext:value-type="float">
            <text:p>0</text:p>
          </table:table-cell>
          <table:table-cell table:style-name="ce996"/>
          <table:table-cell table:style-name="ce996" table:formula="of:=-[.$W$100]" office:value-type="float" office:value="-7" calcext:value-type="float">
            <text:p>-7</text:p>
          </table:table-cell>
          <table:table-cell table:style-name="ce996"/>
          <table:table-cell table:style-name="ce996" table:formula="of:=[.$X$100]" office:value-type="float" office:value="5" calcext:value-type="float">
            <text:p>5</text:p>
          </table:table-cell>
          <table:table-cell table:style-name="ce996"/>
          <table:table-cell table:style-name="ce996" table:formula="of:=-[.$Y$100]" office:value-type="float" office:value="-7" calcext:value-type="float">
            <text:p>-7</text:p>
          </table:table-cell>
          <table:table-cell table:style-name="ce996"/>
          <table:table-cell table:style-name="ce996" table:formula="of:=[.$Z$100]" office:value-type="float" office:value="8" calcext:value-type="float">
            <text:p>8</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10" calcext:value-type="float">
            <text:p>10</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10" calcext:value-type="float">
            <text:p>10</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3"/>
          <table:table-cell table:style-name="ce1030" office:value-type="float" office:value="10" calcext:value-type="float">
            <text:p>10</text:p>
          </table:table-cell>
          <table:table-cell table:style-name="ce1070" table:formula="of:=-[.$W$100]" office:value-type="float" office:value="-7" calcext:value-type="float">
            <text:p>-7</text:p>
          </table:table-cell>
          <table:table-cell table:style-name="ce1070"/>
          <table:table-cell table:style-name="ce1070" table:formula="of:=[.$X$100]" office:value-type="float" office:value="5" calcext:value-type="float">
            <text:p>5</text:p>
          </table:table-cell>
          <table:table-cell table:style-name="ce1070"/>
          <table:table-cell table:style-name="ce1070" table:formula="of:=-[.$Y$100]" office:value-type="float" office:value="-7" calcext:value-type="float">
            <text:p>-7</text:p>
          </table:table-cell>
          <table:table-cell table:style-name="ce1070"/>
          <table:table-cell table:style-name="ce1070" table:formula="of:=[.$Z$100]" office:value-type="float" office:value="8" calcext:value-type="float">
            <text:p>8</text:p>
          </table:table-cell>
          <table:table-cell table:style-name="ce1070"/>
          <table:table-cell table:style-name="ce1070" table:formula="of:=-[.$AA$100]" office:value-type="float" office:value="-5" calcext:value-type="float">
            <text:p>-5</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11" calcext:value-type="float">
            <text:p>11</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11" calcext:value-type="float">
            <text:p>11</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3"/>
          <table:table-cell table:style-name="ce1030" office:value-type="float" office:value="11" calcext:value-type="float">
            <text:p>11</text:p>
          </table:table-cell>
          <table:table-cell table:style-name="ce996" office:value-type="float" office:value="0" calcext:value-type="float">
            <text:p>0</text:p>
          </table:table-cell>
          <table:table-cell table:style-name="ce996"/>
          <table:table-cell table:style-name="ce996" table:formula="of:=-[.$W$100]" office:value-type="float" office:value="-7" calcext:value-type="float">
            <text:p>-7</text:p>
          </table:table-cell>
          <table:table-cell table:style-name="ce996"/>
          <table:table-cell table:style-name="ce996" office:value-type="float" office:value="0" calcext:value-type="float">
            <text:p>0</text:p>
          </table:table-cell>
          <table:table-cell table:style-name="ce996"/>
          <table:table-cell table:style-name="ce996" table:formula="of:=-[.$X$100]" office:value-type="float" office:value="-5" calcext:value-type="float">
            <text:p>-5</text:p>
          </table:table-cell>
          <table:table-cell table:style-name="ce996"/>
          <table:table-cell table:style-name="ce996" office:value-type="float" office:value="0" calcext:value-type="float">
            <text:p>0</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12" calcext:value-type="float">
            <text:p>1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12" calcext:value-type="float">
            <text:p>12</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2"/>
          <table:table-cell table:style-name="ce1030" office:value-type="float" office:value="12" calcext:value-type="float">
            <text:p>12</text:p>
          </table:table-cell>
          <table:table-cell table:style-name="ce1070" table:formula="of:=-[.$W$100]" office:value-type="float" office:value="-7" calcext:value-type="float">
            <text:p>-7</text:p>
          </table:table-cell>
          <table:table-cell table:style-name="ce1070"/>
          <table:table-cell table:style-name="ce1070" office:value-type="float" office:value="0" calcext:value-type="float">
            <text:p>0</text:p>
          </table:table-cell>
          <table:table-cell table:style-name="ce1070"/>
          <table:table-cell table:style-name="ce1070" table:formula="of:=-[.$X$100]" office:value-type="float" office:value="-5" calcext:value-type="float">
            <text:p>-5</text:p>
          </table:table-cell>
          <table:table-cell table:style-name="ce1070"/>
          <table:table-cell table:style-name="ce1070" office:value-type="float" office:value="0" calcext:value-type="float">
            <text:p>0</text:p>
          </table:table-cell>
          <table:table-cell table:style-name="ce1070"/>
          <table:table-cell table:style-name="ce1070" table:formula="of:=-[.$Y$100]" office:value-type="float" office:value="-7" calcext:value-type="float">
            <text:p>-7</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number-columns-repeated="986"/>
        </table:table-row>
        <table:table-row table:style-name="ro4">
          <table:table-cell table:number-columns-repeated="2"/>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number-columns-repeated="986"/>
        </table:table-row>
        <table:table-row table:style-name="ro4">
          <table:table-cell table:number-columns-repeated="1024"/>
        </table:table-row>
        <table:table-row table:style-name="ro4">
          <table:table-cell table:style-name="ce671" office:value-type="string" calcext:value-type="string" table:number-columns-spanned="26" table:number-rows-spanned="1">
            <text:p>Données pour l’onglet Fonction homographique</text:p>
          </table:table-cell>
          <table:covered-table-cell table:number-columns-repeated="11" table:style-name="ce686"/>
          <table:covered-table-cell table:number-columns-repeated="3"/>
          <table:covered-table-cell table:style-name="ce682"/>
          <table:covered-table-cell table:number-columns-repeated="3"/>
          <table:covered-table-cell table:number-columns-repeated="7" table:style-name="ce682"/>
          <table:table-cell table:style-name="ce682" table:number-columns-repeated="2"/>
          <table:table-cell table:style-name="ce686" table:number-columns-repeated="3"/>
          <table:table-cell table:number-columns-repeated="993"/>
        </table:table-row>
        <table:table-row table:style-name="ro4">
          <table:table-cell table:style-name="ce686" table:number-columns-repeated="12"/>
          <table:table-cell table:number-columns-repeated="4"/>
          <table:table-cell table:style-name="ce779"/>
          <table:table-cell table:style-name="ce1100" table:number-columns-repeated="2"/>
          <table:table-cell table:style-name="ce1192" table:number-columns-repeated="8"/>
          <table:table-cell table:style-name="ce686" table:number-columns-repeated="5"/>
          <table:table-cell table:style-name="ce682" table:number-columns-repeated="7"/>
          <table:table-cell table:number-columns-repeated="985"/>
        </table:table-row>
        <table:table-row table:style-name="ro4">
          <table:table-cell table:style-name="ce683" office:value-type="string" calcext:value-type="string" table:number-columns-spanned="6" table:number-rows-spanned="1">
            <text:p>Tableau points tableau de signe</text:p>
          </table:table-cell>
          <table:covered-table-cell table:number-columns-repeated="5"/>
          <table:table-cell/>
          <table:table-cell table:style-name="ce682"/>
          <table:table-cell table:style-name="ce1108"/>
          <table:table-cell table:number-columns-repeated="4"/>
          <table:table-cell table:style-name="ce683" office:value-type="string" calcext:value-type="string" table:number-columns-spanned="5" table:number-rows-spanned="1">
            <text:p>Tableau points tableau de variations</text:p>
          </table:table-cell>
          <table:covered-table-cell table:number-columns-repeated="4" table:style-name="ce682"/>
          <table:table-cell table:style-name="ce1034" table:number-columns-repeated="8"/>
          <table:table-cell table:style-name="ce1276"/>
          <table:table-cell table:style-name="ce1252"/>
          <table:table-cell table:style-name="ce1073" table:number-columns-repeated="3"/>
          <table:table-cell table:style-name="ce995" office:value-type="string" calcext:value-type="string">
            <text:p>x</text:p>
          </table:table-cell>
          <table:table-cell table:number-columns-repeated="2" table:style-name="ce995" office:value-type="string" calcext:value-type="string">
            <text:p>y</text:p>
          </table:table-cell>
          <table:table-cell table:style-name="ce1073"/>
          <table:table-cell table:style-name="ce682" table:number-columns-repeated="4"/>
          <table:table-cell table:number-columns-repeated="985"/>
        </table:table-row>
        <table:table-row table:style-name="ro4">
          <table:table-cell table:style-name="ce1024" office:value-type="string" calcext:value-type="string">
            <text:p>x</text:p>
          </table:table-cell>
          <table:table-cell table:style-name="ce1061" office:value-type="float" office:value="-10" calcext:value-type="float">
            <text:p>-10</text:p>
          </table:table-cell>
          <table:table-cell table:style-name="ce1101" table:formula="of:=IF([.F211]&lt;[.L210];[.F211];[.L210])" office:value-type="float" office:value="-5" calcext:value-type="float">
            <text:p>-5</text:p>
          </table:table-cell>
          <table:table-cell table:style-name="ce1095"/>
          <table:table-cell table:style-name="ce1101" table:formula="of:=IF([.F211]&lt;[.L210];[.L210];[.F211])" office:value-type="float" office:value="-2" calcext:value-type="float">
            <text:p>-2</text:p>
          </table:table-cell>
          <table:table-cell table:style-name="ce1154" office:value-type="float" office:value="10" calcext:value-type="float">
            <text:p>10</text:p>
          </table:table-cell>
          <table:table-cell table:style-name="ce1165"/>
          <table:table-cell table:style-name="ce682"/>
          <table:table-cell table:style-name="ce1167"/>
          <table:table-cell table:style-name="ce1184" table:number-columns-repeated="3"/>
          <table:table-cell table:style-name="ce885"/>
          <table:table-cell table:style-name="ce1205" office:value-type="string" calcext:value-type="string" table:number-columns-spanned="2" table:number-rows-spanned="1">
            <text:p>x</text:p>
          </table:table-cell>
          <table:covered-table-cell table:style-name="ce676"/>
          <table:table-cell table:style-name="ce1041" office:value-type="float" office:value="-10" calcext:value-type="float">
            <text:p>-10</text:p>
          </table:table-cell>
          <table:table-cell table:style-name="ce948" table:number-columns-repeated="2"/>
          <table:table-cell table:style-name="ce742" table:formula="of:=[.L210]" office:value-type="float" office:value="-2" calcext:value-type="float">
            <text:p>-2</text:p>
          </table:table-cell>
          <table:table-cell table:style-name="ce1255"/>
          <table:table-cell table:style-name="ce948"/>
          <table:table-cell table:style-name="ce1263" office:value-type="float" office:value="10" calcext:value-type="float">
            <text:p>10</text:p>
          </table:table-cell>
          <table:table-cell table:style-name="ce772" table:number-columns-repeated="4"/>
          <table:table-cell table:style-name="ce1280" table:number-columns-spanned="1" table:number-rows-spanned="2"/>
          <table:table-cell table:style-name="ce1252"/>
          <table:table-cell table:style-name="ce1108" table:number-columns-repeated="2"/>
          <table:table-cell table:style-name="ce1108" table:formula="of:=IF(ABS([.AF189]-[.$L$210])&lt;10^-9;&quot;Oui&quot;;&quot;&quot;)">
            <text:p/>
          </table:table-cell>
          <table:table-cell table:style-name="ce1326" office:value-type="float" office:value="-10" calcext:value-type="float">
            <text:p>-10</text:p>
          </table:table-cell>
          <table:table-cell table:style-name="ce1330" table:formula="of:=IF(ABS([.AF189]-[.$L$210])&lt;10^-9;&quot;&quot;;[.AH189])" office:value-type="float" office:value="-0.833333333333333" calcext:value-type="float">
            <text:p>-0,833333333333333</text:p>
          </table:table-cell>
          <table:table-cell table:style-name="ce1330" table:formula="of:=([.$A$208]*[.AF189]+[.$B$208])/([.$C$208]*[.AF189]+[.$D$208])" office:value-type="float" office:value="-0.833333333333333" calcext:value-type="float">
            <text:p>-0,833333333333333</text:p>
          </table:table-cell>
          <table:table-cell table:style-name="ce1108"/>
          <table:table-cell table:style-name="ce682"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45" table:formula="of:=IF([.E208]&lt;0;&quot;-&quot;;&quot;+&quot;)" office:value-type="string" office:string-value="-" calcext:value-type="string">
            <text:p>-</text:p>
          </table:table-cell>
          <table:table-cell table:style-name="ce1102" table:formula="of:=IF([.F211]&lt;[.L210];0;&quot;||&quot;)" office:value-type="float" office:value="0" calcext:value-type="float">
            <text:p>0</text:p>
          </table:table-cell>
          <table:table-cell table:style-name="ce749" table:formula="of:=IF([.F210]&lt;0;&quot;-&quot;;&quot;+&quot;)" office:value-type="string" office:string-value="+" calcext:value-type="string">
            <text:p>+</text:p>
          </table:table-cell>
          <table:table-cell table:style-name="ce749" table:formula="of:=IF([.F211]&lt;[.L210];&quot;||&quot;;0)" office:value-type="string" office:string-value="||" calcext:value-type="string">
            <text:p>||</text:p>
          </table:table-cell>
          <table:table-cell table:style-name="ce775" table:formula="of:=IF([.F208]&lt;0;&quot;-&quot;;&quot;+&quot;)" office:value-type="string" office:string-value="-" calcext:value-type="string">
            <text:p>-</text:p>
          </table:table-cell>
          <table:table-cell table:style-name="ce1066"/>
          <table:table-cell table:style-name="ce682"/>
          <table:table-cell table:style-name="ce1066" table:number-columns-repeated="4"/>
          <table:table-cell table:style-name="ce1108"/>
          <table:table-cell table:style-name="ce1215" office:value-type="string" calcext:value-type="string" table:number-columns-spanned="2" table:number-rows-spanned="1">
            <text:p>Signe de f '(x)</text:p>
          </table:table-cell>
          <table:covered-table-cell table:style-name="ce1220"/>
          <table:table-cell table:style-name="ce1049" table:formula="of:=IF([.$A$208]*[.$D$208]-[.$B$208]*[.$C$208]&lt;0;&quot;-&quot;;&quot;+&quot;)" office:value-type="string" office:string-value="+" calcext:value-type="string" table:number-columns-spanned="3" table:number-rows-spanned="1">
            <text:p>+</text:p>
          </table:table-cell>
          <table:covered-table-cell table:style-name="ce749"/>
          <table:covered-table-cell table:style-name="ce948"/>
          <table:table-cell table:style-name="ce749" office:value-type="string" calcext:value-type="string">
            <text:p>||</text:p>
          </table:table-cell>
          <table:table-cell table:style-name="ce1149" table:formula="of:=IF([.$A$208]*[.$D$208]-[.$B$208]*[.$C$208]&lt;0;&quot;-&quot;;&quot;+&quot;)" office:value-type="string" office:string-value="+" calcext:value-type="string" table:number-columns-spanned="3" table:number-rows-spanned="1">
            <text:p>+</text:p>
          </table:table-cell>
          <table:covered-table-cell table:style-name="ce749"/>
          <table:covered-table-cell table:style-name="ce1264"/>
          <table:table-cell table:style-name="ce1276"/>
          <table:table-cell table:style-name="ce1276" table:formula="of:=IF([$'Fonction homographique'.AA3];IF([.$A$208]*[.$D$208]-[.$B$208]*[.$C$208]&lt;0;&quot;-&quot;;&quot;+&quot;);0)" office:value-type="float" office:value="0" calcext:value-type="float">
            <text:p>0</text:p>
          </table:table-cell>
          <table:table-cell table:style-name="ce1276" table:formula="of:=IF([$'Fonction homographique'.AA3];&quot;|| &quot;;0)" office:value-type="float" office:value="0" calcext:value-type="float">
            <text:p>0</text:p>
          </table:table-cell>
          <table:table-cell table:style-name="ce1276" table:formula="of:=IF([$'Fonction homographique'.AA3];IF([.$A$208]*[.$D$208]-[.$B$208]*[.$C$208]&lt;0;&quot;-&quot;;&quot;+&quot;);0)" office:value-type="float" office:value="0" calcext:value-type="float">
            <text:p>0</text:p>
          </table:table-cell>
          <table:covered-table-cell table:style-name="ce1281"/>
          <table:table-cell table:style-name="ce1167"/>
          <table:table-cell table:style-name="ce1108" table:number-columns-repeated="2"/>
          <table:table-cell table:style-name="ce1108" table:formula="of:=IF(ABS([.AF190]-[.$L$210])&lt;10^-9;&quot;Oui&quot;;&quot;&quot;)">
            <text:p/>
          </table:table-cell>
          <table:table-cell table:style-name="ce1327" table:formula="of:=[.AF189]+0.05" office:value-type="float" office:value="-9.95" calcext:value-type="float">
            <text:p>-9,95</text:p>
          </table:table-cell>
          <table:table-cell table:style-name="ce1119" table:formula="of:=IF(ABS([.AF190]-[.$L$210])&lt;10^-9;&quot;&quot;;[.AH190])" office:value-type="float" office:value="-0.830188679245283" calcext:value-type="float">
            <text:p>-0,830188679245283</text:p>
          </table:table-cell>
          <table:table-cell table:style-name="ce1119" table:formula="of:=([.$A$208]*[.AF190]+[.$B$208])/([.$C$208]*[.AF190]+[.$D$208])" office:value-type="float" office:value="-0.830188679245283" calcext:value-type="float">
            <text:p>-0,830188679245283</text:p>
          </table:table-cell>
          <table:table-cell table:style-name="ce1108"/>
          <table:table-cell table:style-name="ce682" table:number-columns-repeated="4"/>
          <table:table-cell table:number-columns-repeated="985"/>
        </table:table-row>
        <table:table-row table:style-name="ro4">
          <table:table-cell table:style-name="ce1025" office:value-type="string" calcext:value-type="string">
            <text:p>x</text:p>
          </table:table-cell>
          <table:table-cell table:style-name="ce1071" table:formula="of:=IF(ISBLANK([$'Fonction homographique'.B5]);0;IF(AND([.B189]=[$'Fonction homographique'.B5];NOT(ISBLANK([$'Fonction homographique'.B8])));1;-0.5))" office:value-type="float" office:value="0" calcext:value-type="float">
            <text:p>0</text:p>
          </table:table-cell>
          <table:table-cell table:style-name="ce1096" table:formula="of:=IF(ISBLANK([$'Fonction homographique'.D5]);0;IF(AND([.C189]=[$'Fonction homographique'.D5];NOT(ISBLANK([$'Fonction homographique'.D8])));1;-0.5))" office:value-type="float" office:value="0" calcext:value-type="float">
            <text:p>0</text:p>
          </table:table-cell>
          <table:table-cell table:style-name="ce1096" table:formula="of:=IF(ISBLANK([$'Fonction homographique'.F5]);0;IF(AND([.D189]=[$'Fonction homographique'.F5];NOT(ISBLANK([$'Fonction homographique'.F8])));1;-0.5))" office:value-type="float" office:value="0" calcext:value-type="float">
            <text:p>0</text:p>
          </table:table-cell>
          <table:table-cell table:style-name="ce1096" table:formula="of:=IF(ISBLANK([$'Fonction homographique'.H5]);0;IF(AND([.E189]=[$'Fonction homographique'.H5];NOT(ISBLANK([$'Fonction homographique'.H8])));1;-0.5))" office:value-type="float" office:value="0" calcext:value-type="float">
            <text:p>0</text:p>
          </table:table-cell>
          <table:table-cell table:style-name="ce1155" table:formula="of:=IF(ISBLANK([$'Fonction homographique'.J5]);0;IF(AND([.F189]=[$'Fonction homographique'.J5];NOT(ISBLANK([$'Fonction homographique'.J8])));1;-0.5))" office:value-type="float" office:value="0" calcext:value-type="float">
            <text:p>0</text:p>
          </table:table-cell>
          <table:table-cell table:style-name="ce885" table:number-columns-repeated="7"/>
          <table:table-cell table:style-name="ce1208" office:value-type="string" calcext:value-type="string" table:number-columns-spanned="2" table:number-rows-spanned="2">
            <text:p>Var de f</text:p>
          </table:table-cell>
          <table:covered-table-cell table:style-name="ce684"/>
          <table:table-cell table:style-name="ce1230" table:formula="of:=IF([.$P$190]=&quot;-&quot;;[.$K$207];IF([.$P$190]=&quot;+&quot;;&quot;&quot;;[.$K$207]))">
            <text:p/>
          </table:table-cell>
          <table:table-cell table:style-name="ce789" table:formula="of:=IF(ISBLANK([.P190]);&quot;&quot;;IF([.P190]=&quot;+&quot;;&quot;k&quot;;IF([.P190]=&quot;-&quot;;&quot;m&quot;;&quot;&quot;)))" office:value-type="string" office:string-value="k" calcext:value-type="string" table:number-columns-spanned="1" table:number-rows-spanned="2">
            <text:p>k</text:p>
          </table:table-cell>
          <table:table-cell table:style-name="ce1247" table:formula="of:=IF([.$P$190]=&quot;+&quot;;&quot;+∞&quot;;IF([.$P$190]=&quot;-&quot;;&quot;&quot;;&quot;-∞&quot;))" office:value-type="string" office:string-value="+∞" calcext:value-type="string">
            <text:p>+∞</text:p>
          </table:table-cell>
          <table:table-cell table:style-name="ce1250" office:value-type="string" calcext:value-type="string" table:number-columns-spanned="1" table:number-rows-spanned="2">
            <text:p>||</text:p>
          </table:table-cell>
          <table:table-cell table:style-name="ce1231" table:formula="of:=IF([.$P$190]=&quot;-&quot;;&quot;+∞&quot;;IF([.$P$190]=&quot;-&quot;;&quot;-∞&quot;;&quot;&quot;))">
            <text:p/>
          </table:table-cell>
          <table:table-cell table:style-name="ce789" table:formula="of:=IF(ISBLANK([.T190]);&quot;&quot;;IF([.T190]=&quot;+&quot;;&quot;k&quot;;IF([.T190]=&quot;-&quot;;&quot;m&quot;;&quot;&quot;)))" office:value-type="string" office:string-value="k" calcext:value-type="string" table:number-columns-spanned="1" table:number-rows-spanned="2">
            <text:p>k</text:p>
          </table:table-cell>
          <table:table-cell table:style-name="ce1267" table:formula="of:=IF([.$P$190]=&quot;+&quot;;[.$K$207];IF([.$P$190]=&quot;-&quot;;&quot;&quot;;&quot;-∞&quot;))" office:value-type="string" office:string-value="-4/3" calcext:value-type="string">
            <text:p>-4/3</text:p>
          </table:table-cell>
          <table:table-cell table:style-name="ce1280" table:number-columns-spanned="1" table:number-rows-spanned="2"/>
          <table:table-cell table:style-name="ce1276"/>
          <table:table-cell table:style-name="ce1280" table:number-columns-spanned="1" table:number-rows-spanned="2"/>
          <table:table-cell table:style-name="ce1276"/>
          <table:table-cell table:style-name="ce772"/>
          <table:table-cell table:style-name="ce1252"/>
          <table:table-cell table:style-name="ce1108" table:number-columns-repeated="2"/>
          <table:table-cell table:style-name="ce1108" table:formula="of:=IF(ABS([.AF191]-[.$L$210])&lt;10^-9;&quot;Oui&quot;;&quot;&quot;)">
            <text:p/>
          </table:table-cell>
          <table:table-cell table:style-name="ce1327" table:formula="of:=[.AF190]+0.05" office:value-type="float" office:value="-9.9" calcext:value-type="float">
            <text:p>-9,9</text:p>
          </table:table-cell>
          <table:table-cell table:style-name="ce1330" table:formula="of:=IF(ABS([.AF191]-[.$L$210])&lt;10^-9;&quot;&quot;;[.AH191])" office:value-type="float" office:value="-0.827004219409283" calcext:value-type="float">
            <text:p>-0,827004219409283</text:p>
          </table:table-cell>
          <table:table-cell table:style-name="ce1330" table:formula="of:=([.$A$208]*[.AF191]+[.$B$208])/([.$C$208]*[.AF191]+[.$D$208])" office:value-type="float" office:value="-0.827004219409283" calcext:value-type="float">
            <text:p>-0,827004219409283</text:p>
          </table:table-cell>
          <table:table-cell table:style-name="ce1108"/>
          <table:table-cell table:style-name="ce682" table:number-columns-repeated="4"/>
          <table:table-cell table:number-columns-repeated="985"/>
        </table:table-row>
        <table:table-row table:style-name="ro4">
          <table:table-cell table:style-name="ce1026" office:value-type="string" calcext:value-type="string">
            <text:p>Signe de<text:span text:style-name="T7"> f (x)</text:span></text:p>
          </table:table-cell>
          <table:table-cell table:style-name="ce1064" table:formula="of:=IF(ISBLANK([$'Fonction homographique'.B6]);0;IF(AND([.B190]=[$'Fonction homographique'.B6];NOT(ISBLANK([$'Fonction homographique'.B9])));1;-0.5))" office:value-type="float" office:value="0" calcext:value-type="float">
            <text:p>0</text:p>
          </table:table-cell>
          <table:table-cell table:style-name="ce1098" table:formula="of:=IF(ISBLANK([$'Fonction homographique'.D6]);0;IF(AND([.C190]=[$'Fonction homographique'.D6];NOT(ISBLANK([$'Fonction homographique'.D9])));1;-0.5))" office:value-type="float" office:value="0" calcext:value-type="float">
            <text:p>0</text:p>
          </table:table-cell>
          <table:table-cell table:style-name="ce1098" table:formula="of:=IF(ISBLANK([$'Fonction homographique'.F6]);0;IF(AND([.D190]=[$'Fonction homographique'.F6];NOT(ISBLANK([$'Fonction homographique'.F9])));1;-0.5))" office:value-type="float" office:value="0" calcext:value-type="float">
            <text:p>0</text:p>
          </table:table-cell>
          <table:table-cell table:style-name="ce1098" table:formula="of:=IF(ISBLANK([$'Fonction homographique'.H6]);0;IF(AND([.E190]=[$'Fonction homographique'.H6];NOT(ISBLANK([$'Fonction homographique'.H9])));1;-0.5))" office:value-type="float" office:value="0" calcext:value-type="float">
            <text:p>0</text:p>
          </table:table-cell>
          <table:table-cell table:style-name="ce1156" table:formula="of:=IF(ISBLANK([$'Fonction homographique'.J6]);0;IF(AND([.F190]=[$'Fonction homographique'.J6];NOT(ISBLANK([$'Fonction homographique'.J9])));1;-0.5))" office:value-type="float" office:value="0" calcext:value-type="float">
            <text:p>0</text:p>
          </table:table-cell>
          <table:table-cell table:style-name="ce1167" table:number-columns-repeated="7"/>
          <table:covered-table-cell table:style-name="ce1065"/>
          <table:covered-table-cell table:style-name="ce1221"/>
          <table:table-cell table:style-name="ce1231" table:formula="of:=IF([.$P$190]=&quot;+&quot;;[.$K$207];IF([.$P$190]=&quot;-&quot;;&quot;&quot;;[.$K$207]))" office:value-type="string" office:string-value="-4/3" calcext:value-type="string">
            <text:p>-4/3</text:p>
          </table:table-cell>
          <table:covered-table-cell table:style-name="ce1238"/>
          <table:table-cell table:style-name="ce1247" table:formula="of:=IF([.$P$190]=&quot;-&quot;;&quot;-∞&quot;;IF([.$P$190]=&quot;+&quot;;&quot;&quot;;&quot;+∞&quot;))">
            <text:p/>
          </table:table-cell>
          <table:covered-table-cell table:style-name="ce1238"/>
          <table:table-cell table:style-name="ce1231" table:formula="of:=IF([.$P$190]=&quot;+&quot;;&quot;-∞&quot;;IF([.$P$190]=&quot;-&quot;;&quot;&quot;;&quot;-∞&quot;))" office:value-type="string" office:string-value="-∞" calcext:value-type="string">
            <text:p>-∞</text:p>
          </table:table-cell>
          <table:covered-table-cell table:style-name="ce1238"/>
          <table:table-cell table:style-name="ce1267" table:formula="of:=IF([.$P$190]=&quot;-&quot;;[.$K$207];IF([.$P$190]=&quot;+&quot;;&quot;&quot;;&quot;+∞&quot;))">
            <text:p/>
          </table:table-cell>
          <table:covered-table-cell table:style-name="ce1281"/>
          <table:table-cell table:style-name="ce1276"/>
          <table:covered-table-cell table:style-name="ce1281"/>
          <table:table-cell table:style-name="ce1276"/>
          <table:table-cell table:style-name="ce772"/>
          <table:table-cell table:style-name="ce885"/>
          <table:table-cell table:style-name="ce1108" table:number-columns-repeated="2"/>
          <table:table-cell table:style-name="ce1108" table:formula="of:=IF(ABS([.AF192]-[.$L$210])&lt;10^-9;&quot;Oui&quot;;&quot;&quot;)">
            <text:p/>
          </table:table-cell>
          <table:table-cell table:style-name="ce1327" table:formula="of:=[.AF191]+0.05" office:value-type="float" office:value="-9.85" calcext:value-type="float">
            <text:p>-9,85</text:p>
          </table:table-cell>
          <table:table-cell table:style-name="ce1119" table:formula="of:=IF(ABS([.AF192]-[.$L$210])&lt;10^-9;&quot;&quot;;[.AH192])" office:value-type="float" office:value="-0.823779193205945" calcext:value-type="float">
            <text:p>-0,823779193205945</text:p>
          </table:table-cell>
          <table:table-cell table:style-name="ce1119" table:formula="of:=([.$A$208]*[.AF192]+[.$B$208])/([.$C$208]*[.AF192]+[.$D$208])" office:value-type="float" office:value="-0.823779193205945" calcext:value-type="float">
            <text:p>-0,823779193205945</text:p>
          </table:table-cell>
          <table:table-cell table:style-name="ce1108"/>
          <table:table-cell table:style-name="ce682" table:number-columns-repeated="4"/>
          <table:table-cell table:number-columns-repeated="985"/>
        </table:table-row>
        <table:table-row table:style-name="ro4">
          <table:table-cell table:style-name="ce1027" office:value-type="string" calcext:value-type="string">
            <text:p>Points</text:p>
          </table:table-cell>
          <table:table-cell table:style-name="ce1027" office:value-type="string" calcext:value-type="string">
            <text:p>Nombres</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k</text:p>
          </table:table-cell>
          <table:table-cell table:style-name="ce1027" office:value-type="string" calcext:value-type="string">
            <text:p>m</text:p>
          </table:table-cell>
          <table:table-cell table:style-name="ce1027" office:value-type="string" calcext:value-type="string">
            <text:p>Total</text:p>
          </table:table-cell>
          <table:table-cell table:style-name="ce1027" office:value-type="string" calcext:value-type="string">
            <text:p>Points</text:p>
          </table:table-cell>
          <table:table-cell table:style-name="ce682" table:number-columns-repeated="4"/>
          <table:table-cell table:style-name="ce922" office:value-type="string" calcext:value-type="string" table:number-columns-spanned="2" table:number-rows-spanned="1">
            <text:p>x</text:p>
          </table:table-cell>
          <table:covered-table-cell table:style-name="ce1222"/>
          <table:table-cell table:style-name="ce1226" table:formula="of:=IF(ISBLANK([$'Fonction homographique'.B14]);0;IF(AND([.P189]=[$'Fonction homographique'.B14];NOT(ISBLANK([$'Fonction homographique'.B19])));1;-0.5))" office:value-type="float" office:value="0" calcext:value-type="float">
            <text:p>0</text:p>
          </table:table-cell>
          <table:table-cell table:style-name="ce950" table:number-columns-repeated="2"/>
          <table:table-cell table:style-name="ce1233" table:formula="of:=IF(ISBLANK([$'Fonction homographique'.E14]);0;IF(AND([.S189]=[$'Fonction homographique'.E14];NOT(ISBLANK([$'Fonction homographique'.E19])));1;-0.5))" office:value-type="float" office:value="0" calcext:value-type="float">
            <text:p>0</text:p>
          </table:table-cell>
          <table:table-cell table:style-name="ce950" table:number-columns-repeated="2"/>
          <table:table-cell table:style-name="ce1268" table:formula="of:=IF(ISBLANK([$'Fonction homographique'.H14]);0;IF(AND([.V189]=[$'Fonction homographique'.H14];NOT(ISBLANK([$'Fonction homographique'.H19])));1;-0.5))" office:value-type="float" office:value="0" calcext:value-type="float">
            <text:p>0</text:p>
          </table:table-cell>
          <table:table-cell table:style-name="ce772" table:number-columns-repeated="4"/>
          <table:table-cell table:style-name="ce1285" table:number-columns-spanned="1" table:number-rows-spanned="2"/>
          <table:table-cell table:style-name="ce885"/>
          <table:table-cell table:style-name="ce1108" table:number-columns-repeated="2"/>
          <table:table-cell table:style-name="ce1108" table:formula="of:=IF(ABS([.AF193]-[.$L$210])&lt;10^-9;&quot;Oui&quot;;&quot;&quot;)">
            <text:p/>
          </table:table-cell>
          <table:table-cell table:style-name="ce1327" table:formula="of:=[.AF192]+0.05" office:value-type="float" office:value="-9.8" calcext:value-type="float">
            <text:p>-9,8</text:p>
          </table:table-cell>
          <table:table-cell table:style-name="ce1330" table:formula="of:=IF(ABS([.AF193]-[.$L$210])&lt;10^-9;&quot;&quot;;[.AH193])" office:value-type="float" office:value="-0.820512820512821" calcext:value-type="float">
            <text:p>-0,820512820512821</text:p>
          </table:table-cell>
          <table:table-cell table:style-name="ce1330" table:formula="of:=([.$A$208]*[.AF193]+[.$B$208])/([.$C$208]*[.AF193]+[.$D$208])" office:value-type="float" office:value="-0.820512820512821" calcext:value-type="float">
            <text:p>-0,820512820512821</text:p>
          </table:table-cell>
          <table:table-cell table:style-name="ce1108"/>
          <table:table-cell table:style-name="ce682" table:number-columns-repeated="4"/>
          <table:table-cell table:number-columns-repeated="985"/>
        </table:table-row>
        <table:table-row table:style-name="ro4">
          <table:table-cell table:style-name="ce676" office:value-type="string" calcext:value-type="string">
            <text:p>x</text:p>
          </table:table-cell>
          <table:table-cell table:style-name="ce996" table:formula="of:=COUNT([.$B189:.$F$189])" office:value-type="float" office:value="4" calcext:value-type="float">
            <text:p>4</text:p>
          </table:table-cell>
          <table:table-cell table:style-name="ce996" table:number-columns-repeated="2"/>
          <table:table-cell table:style-name="ce855"/>
          <table:table-cell table:style-name="ce996" table:number-columns-repeated="2"/>
          <table:table-cell table:style-name="ce996" table:formula="of:=SUM([.B194:.G194])" office:value-type="float" office:value="4" calcext:value-type="float">
            <text:p>4</text:p>
          </table:table-cell>
          <table:table-cell table:style-name="ce996" table:formula="of:=SUM([.B191:.F191])" office:value-type="float" office:value="0" calcext:value-type="float">
            <text:p>0</text:p>
          </table:table-cell>
          <table:table-cell table:style-name="ce682" table:number-columns-repeated="4"/>
          <table:table-cell table:style-name="ce923" office:value-type="string" calcext:value-type="string" table:number-columns-spanned="2" table:number-rows-spanned="1">
            <text:p>Signe de f '(x)</text:p>
          </table:table-cell>
          <table:covered-table-cell table:style-name="ce923"/>
          <table:table-cell table:style-name="ce1232" table:formula="of:=IF(ISBLANK([$'Fonction homographique'.B15]);0;IF(AND([.P190]=[$'Fonction homographique'.B15];NOT(ISBLANK([$'Fonction homographique'.B20])));1;-0.5))" office:value-type="float" office:value="0" calcext:value-type="float" table:number-columns-spanned="3" table:number-rows-spanned="1">
            <text:p>0</text:p>
          </table:table-cell>
          <table:covered-table-cell table:number-columns-repeated="2" table:style-name="ce950"/>
          <table:table-cell table:style-name="ce1233" table:formula="of:=IF(ISBLANK([$'Fonction homographique'.E15]);0;IF(AND([.S190]=[$'Fonction homographique'.E15];NOT(ISBLANK([$'Fonction homographique'.E20])));1;-0.5))" office:value-type="float" office:value="0" calcext:value-type="float">
            <text:p>0</text:p>
          </table:table-cell>
          <table:table-cell table:style-name="ce1256" table:formula="of:=IF(ISBLANK([$'Fonction homographique'.F15]);0;IF(AND([.T190]=[$'Fonction homographique'.F15];NOT(ISBLANK([$'Fonction homographique'.F20])));1;-0.5))" office:value-type="float" office:value="0" calcext:value-type="float" table:number-columns-spanned="3" table:number-rows-spanned="1">
            <text:p>0</text:p>
          </table:table-cell>
          <table:covered-table-cell table:style-name="ce950"/>
          <table:covered-table-cell table:style-name="ce1269"/>
          <table:table-cell table:style-name="ce772" table:number-columns-repeated="4"/>
          <table:covered-table-cell table:style-name="ce1281"/>
          <table:table-cell table:style-name="ce1100" table:number-columns-repeated="3"/>
          <table:table-cell table:style-name="ce1108" table:formula="of:=IF(ABS([.AF194]-[.$L$210])&lt;10^-9;&quot;Oui&quot;;&quot;&quot;)">
            <text:p/>
          </table:table-cell>
          <table:table-cell table:style-name="ce1327" table:formula="of:=[.AF193]+0.05" office:value-type="float" office:value="-9.75" calcext:value-type="float">
            <text:p>-9,75</text:p>
          </table:table-cell>
          <table:table-cell table:style-name="ce1119" table:formula="of:=IF(ABS([.AF194]-[.$L$210])&lt;10^-9;&quot;&quot;;[.AH194])" office:value-type="float" office:value="-0.817204301075269" calcext:value-type="float">
            <text:p>-0,817204301075269</text:p>
          </table:table-cell>
          <table:table-cell table:style-name="ce1119" table:formula="of:=([.$A$208]*[.AF194]+[.$B$208])/([.$C$208]*[.AF194]+[.$D$208])" office:value-type="float" office:value="-0.817204301075269" calcext:value-type="float">
            <text:p>-0,817204301075269</text:p>
          </table:table-cell>
          <table:table-cell table:style-name="ce1108"/>
          <table:table-cell table:style-name="ce682"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65" table:formula="of:=COUNT([.$B190:.$F$190])" office:value-type="float" office:value="1" calcext:value-type="float">
            <text:p>1</text:p>
          </table:table-cell>
          <table:table-cell table:style-name="ce1065" table:formula="of:=COUNTIF([.$B190:.$F$190];&quot;+&quot;)" office:value-type="float" office:value="1" calcext:value-type="float">
            <text:p>1</text:p>
          </table:table-cell>
          <table:table-cell table:style-name="ce1065" table:formula="of:=COUNTIF([.$B190:.$F$190];&quot;-&quot;)" office:value-type="float" office:value="2" calcext:value-type="float">
            <text:p>2</text:p>
          </table:table-cell>
          <table:table-cell table:style-name="ce1065" table:formula="of:=COUNTIF([.$B190:.$F$190];&quot;||&quot;)" office:value-type="float" office:value="1" calcext:value-type="float">
            <text:p>1</text:p>
          </table:table-cell>
          <table:table-cell table:style-name="ce855"/>
          <table:table-cell table:style-name="ce1065"/>
          <table:table-cell table:style-name="ce996" table:formula="of:=SUM([.B195:.G195])" office:value-type="float" office:value="5" calcext:value-type="float">
            <text:p>5</text:p>
          </table:table-cell>
          <table:table-cell table:style-name="ce996" table:formula="of:=SUM([.B192:.F192])" office:value-type="float" office:value="0" calcext:value-type="float">
            <text:p>0</text:p>
          </table:table-cell>
          <table:table-cell table:style-name="ce682" table:number-columns-repeated="4"/>
          <table:table-cell table:style-name="ce1216" office:value-type="string" calcext:value-type="string" table:number-columns-spanned="2" table:number-rows-spanned="2">
            <text:p>Var de f</text:p>
          </table:table-cell>
          <table:covered-table-cell table:style-name="ce922"/>
          <table:table-cell table:style-name="ce1227" table:formula="of:=IF(ISBLANK([$'Fonction homographique'.B16]);0;IF(AND([.P191]=[$'Fonction homographique'.B16];ISBLANK([$'Fonction homographique'.B17]));1;-0.5))" office:value-type="float" office:value="0" calcext:value-type="float">
            <text:p>0</text:p>
          </table:table-cell>
          <table:table-cell table:style-name="ce1241" table:formula="of:=IF(ISBLANK([$'Fonction homographique'.C16]);0;IF(AND([.Q191]=[$'Fonction homographique'.C16];NOT(ISBLANK([$'Fonction homographique'.C21])));1;-0.5))" office:value-type="float" office:value="0" calcext:value-type="float" table:number-columns-spanned="1" table:number-rows-spanned="2">
            <text:p>0</text:p>
          </table:table-cell>
          <table:table-cell table:style-name="ce1248" table:formula="of:=IF(ISBLANK([$'Fonction homographique'.D16]);0;IF(AND([$'Fonction homographique'.D16]=&quot;+infini&quot;;ISBLANK([$'Fonction homographique'.D17]));1;-0.5))" office:value-type="float" office:value="0" calcext:value-type="float">
            <text:p>0</text:p>
          </table:table-cell>
          <table:table-cell table:style-name="ce1241" table:formula="of:=IF(ISBLANK([$'Fonction homographique'.E16]);0;IF(AND([.S191]=[$'Fonction homographique'.E16];NOT(ISBLANK([$'Fonction homographique'.E21])));1;-0.5))" office:value-type="float" office:value="0" calcext:value-type="float" table:number-columns-spanned="1" table:number-rows-spanned="2">
            <text:p>0</text:p>
          </table:table-cell>
          <table:table-cell table:style-name="ce1257" table:formula="of:=IF(ISBLANK([$'Fonction homographique'.F16]);0;IF(AND([$'Fonction homographique'.F16]=&quot;+infini&quot;;ISBLANK([$'Fonction homographique'.F17]));1;-0.5))" office:value-type="float" office:value="0" calcext:value-type="float">
            <text:p>0</text:p>
          </table:table-cell>
          <table:table-cell table:style-name="ce1241" table:formula="of:=IF(ISBLANK([$'Fonction homographique'.G16]);0;IF(AND([.U191]=[$'Fonction homographique'.G16];NOT(ISBLANK([$'Fonction homographique'.G21])));1;-0.5))" office:value-type="float" office:value="0" calcext:value-type="float" table:number-columns-spanned="1" table:number-rows-spanned="2">
            <text:p>0</text:p>
          </table:table-cell>
          <table:table-cell table:style-name="ce1270" table:formula="of:=IF(ISBLANK([$'Fonction homographique'.H16]);0;IF(AND([.V191]=[$'Fonction homographique'.H16];ISBLANK([$'Fonction homographique'.H17]));1;-0.5))" office:value-type="float" office:value="0" calcext:value-type="float">
            <text:p>0</text:p>
          </table:table-cell>
          <table:table-cell table:style-name="ce1285" table:number-columns-spanned="1" table:number-rows-spanned="2"/>
          <table:table-cell table:style-name="ce1276"/>
          <table:table-cell table:style-name="ce1285" table:number-columns-spanned="1" table:number-rows-spanned="2"/>
          <table:table-cell table:style-name="ce1276"/>
          <table:table-cell table:style-name="ce682" table:number-columns-repeated="4"/>
          <table:table-cell table:style-name="ce1108" table:formula="of:=IF(ABS([.AF195]-[.$L$210])&lt;10^-9;&quot;Oui&quot;;&quot;&quot;)">
            <text:p/>
          </table:table-cell>
          <table:table-cell table:style-name="ce1327" table:formula="of:=[.AF194]+0.05" office:value-type="float" office:value="-9.7" calcext:value-type="float">
            <text:p>-9,7</text:p>
          </table:table-cell>
          <table:table-cell table:style-name="ce1330" table:formula="of:=IF(ABS([.AF195]-[.$L$210])&lt;10^-9;&quot;&quot;;[.AH195])" office:value-type="float" office:value="-0.813852813852814" calcext:value-type="float">
            <text:p>-0,813852813852814</text:p>
          </table:table-cell>
          <table:table-cell table:style-name="ce1330" table:formula="of:=([.$A$208]*[.AF195]+[.$B$208])/([.$C$208]*[.AF195]+[.$D$208])" office:value-type="float" office:value="-0.813852813852814" calcext:value-type="float">
            <text:p>-0,813852813852814</text:p>
          </table:table-cell>
          <table:table-cell table:style-name="ce682" table:number-columns-repeated="2"/>
          <table:table-cell table:number-columns-repeated="988"/>
        </table:table-row>
        <table:table-row table:style-name="ro4">
          <table:table-cell table:style-name="ce676" office:value-type="string" calcext:value-type="string">
            <text:p>x</text:p>
          </table:table-cell>
          <table:table-cell table:style-name="ce996" table:formula="of:=COUNT([.$P$189:.$V$189])" office:value-type="float" office:value="3" calcext:value-type="float">
            <text:p>3</text:p>
          </table:table-cell>
          <table:table-cell table:style-name="ce996" table:number-columns-repeated="2"/>
          <table:table-cell table:style-name="ce855"/>
          <table:table-cell table:style-name="ce996" table:number-columns-repeated="2"/>
          <table:table-cell table:style-name="ce996" table:formula="of:=SUM([.B196:.G196])" office:value-type="float" office:value="3" calcext:value-type="float">
            <text:p>3</text:p>
          </table:table-cell>
          <table:table-cell table:style-name="ce996" table:formula="of:=SUM([.P193:.V193])" office:value-type="float" office:value="0" calcext:value-type="float">
            <text:p>0</text:p>
          </table:table-cell>
          <table:table-cell table:style-name="ce1028" table:number-columns-repeated="4"/>
          <table:covered-table-cell table:style-name="ce1217"/>
          <table:covered-table-cell table:style-name="ce1223"/>
          <table:table-cell table:style-name="ce1228" table:formula="of:=IF(ISBLANK([$'Fonction homographique'.B17]);0;IF(AND([.P192]=[$'Fonction homographique'.B17];ISBLANK([$'Fonction homographique'.B16]));1;-0.5))" office:value-type="float" office:value="0" calcext:value-type="float">
            <text:p>0</text:p>
          </table:table-cell>
          <table:covered-table-cell table:style-name="ce1238"/>
          <table:table-cell table:style-name="ce1249" table:formula="of:=IF(ISBLANK([$'Fonction homographique'.D17]);0;IF(AND([$'Fonction homographique'.D17]=&quot;-infini&quot;;ISBLANK([$'Fonction homographique'.D16]));1;-0.5))" office:value-type="float" office:value="0" calcext:value-type="float">
            <text:p>0</text:p>
          </table:table-cell>
          <table:covered-table-cell table:style-name="ce1238"/>
          <table:table-cell table:style-name="ce1258" table:formula="of:=IF(ISBLANK([$'Fonction homographique'.F17]);0;IF(AND([$'Fonction homographique'.F17]=&quot;-infini&quot;;ISBLANK([$'Fonction homographique'.F16]));1;-0.5))" office:value-type="float" office:value="0" calcext:value-type="float">
            <text:p>0</text:p>
          </table:table-cell>
          <table:covered-table-cell table:style-name="ce1238"/>
          <table:table-cell table:style-name="ce1272" table:formula="of:=IF(ISBLANK([$'Fonction homographique'.H17]);0;IF(AND([.V192]=[$'Fonction homographique'.H17];ISBLANK([$'Fonction homographique'.H16]));1;-0.5))" office:value-type="float" office:value="0" calcext:value-type="float">
            <text:p>0</text:p>
          </table:table-cell>
          <table:covered-table-cell table:style-name="ce1281"/>
          <table:table-cell table:style-name="ce1276"/>
          <table:covered-table-cell table:style-name="ce1281"/>
          <table:table-cell table:style-name="ce1276"/>
          <table:table-cell table:style-name="ce1028" table:number-columns-repeated="4"/>
          <table:table-cell table:style-name="ce1108" table:formula="of:=IF(ABS([.AF196]-[.$L$210])&lt;10^-9;&quot;Oui&quot;;&quot;&quot;)">
            <text:p/>
          </table:table-cell>
          <table:table-cell table:style-name="ce1327" table:formula="of:=[.AF195]+0.05" office:value-type="float" office:value="-9.65" calcext:value-type="float">
            <text:p>-9,65</text:p>
          </table:table-cell>
          <table:table-cell table:style-name="ce1119" table:formula="of:=IF(ABS([.AF196]-[.$L$210])&lt;10^-9;&quot;&quot;;[.AH196])" office:value-type="float" office:value="-0.810457516339869" calcext:value-type="float">
            <text:p>-0,810457516339869</text:p>
          </table:table-cell>
          <table:table-cell table:style-name="ce1119" table:formula="of:=([.$A$208]*[.AF196]+[.$B$208])/([.$C$208]*[.AF196]+[.$D$208])" office:value-type="float" office:value="-0.810457516339869" calcext:value-type="float">
            <text:p>-0,810457516339869</text:p>
          </table:table-cell>
          <table:table-cell table:number-columns-repeated="990"/>
        </table:table-row>
        <table:table-row table:style-name="ro4">
          <table:table-cell table:style-name="ce684" office:value-type="string" calcext:value-type="string">
            <text:p>Signe de f '(x)</text:p>
          </table:table-cell>
          <table:table-cell table:style-name="ce1065" table:formula="of:=COUNT([.$P$190:.$V$190])" office:value-type="float" office:value="0" calcext:value-type="float">
            <text:p>0</text:p>
          </table:table-cell>
          <table:table-cell table:style-name="ce1065" table:formula="of:=COUNTIF([.$P$190:.$V$190];&quot;+&quot;)" office:value-type="float" office:value="2" calcext:value-type="float">
            <text:p>2</text:p>
          </table:table-cell>
          <table:table-cell table:style-name="ce1065" table:formula="of:=COUNTIF([.$P$190:.$V$190];&quot;-&quot;)" office:value-type="float" office:value="0" calcext:value-type="float">
            <text:p>0</text:p>
          </table:table-cell>
          <table:table-cell table:style-name="ce1065" table:formula="of:=COUNTIF([.$P$190:.$V$190];&quot;||&quot;)" office:value-type="float" office:value="1" calcext:value-type="float">
            <text:p>1</text:p>
          </table:table-cell>
          <table:table-cell table:style-name="ce1065" table:number-columns-repeated="2"/>
          <table:table-cell table:style-name="ce1042" table:formula="of:=IF([$'Fonction homographique'.$AA$3];SUM([.B197:.F197]);0)" office:value-type="float" office:value="0" calcext:value-type="float">
            <text:p>0</text:p>
          </table:table-cell>
          <table:table-cell table:style-name="ce996" table:formula="of:=IF([$'Fonction homographique'.$AA$3];SUM([.P194:.V194]);0)" office:value-type="float" office:value="0" calcext:value-type="float">
            <text:p>0</text:p>
          </table:table-cell>
          <table:table-cell table:style-name="ce1028" table:number-columns-repeated="4"/>
          <table:table-cell table:style-name="ce1214"/>
          <table:table-cell table:style-name="ce1028" table:number-columns-repeated="16"/>
          <table:table-cell table:style-name="ce1108" table:formula="of:=IF(ABS([.AF197]-[.$L$210])&lt;10^-9;&quot;Oui&quot;;&quot;&quot;)">
            <text:p/>
          </table:table-cell>
          <table:table-cell table:style-name="ce1327" table:formula="of:=[.AF196]+0.05" office:value-type="float" office:value="-9.59999999999999" calcext:value-type="float">
            <text:p>-9,59999999999999</text:p>
          </table:table-cell>
          <table:table-cell table:style-name="ce1330" table:formula="of:=IF(ABS([.AF197]-[.$L$210])&lt;10^-9;&quot;&quot;;[.AH197])" office:value-type="float" office:value="-0.807017543859648" calcext:value-type="float">
            <text:p>-0,807017543859648</text:p>
          </table:table-cell>
          <table:table-cell table:style-name="ce1330" table:formula="of:=([.$A$208]*[.AF197]+[.$B$208])/([.$C$208]*[.AF197]+[.$D$208])" office:value-type="float" office:value="-0.807017543859648" calcext:value-type="float">
            <text:p>-0,807017543859648</text:p>
          </table:table-cell>
          <table:table-cell table:number-columns-repeated="990"/>
        </table:table-row>
        <table:table-row table:style-name="ro4">
          <table:table-cell table:style-name="ce684" office:value-type="string" calcext:value-type="string">
            <text:p>Var de <text:span text:style-name="T20">f</text:span></text:p>
          </table:table-cell>
          <table:table-cell table:style-name="ce1072" table:formula="of:=COUNTIF([.$P$191:.$V$192];&quot;*&quot;)-4" office:value-type="float" office:value="7" calcext:value-type="float">
            <text:p>7</text:p>
          </table:table-cell>
          <table:table-cell table:style-name="ce1065" table:number-columns-repeated="3"/>
          <table:table-cell table:style-name="ce996"/>
          <table:table-cell table:style-name="ce1153"/>
          <table:table-cell table:style-name="ce996" table:formula="of:=SUM([.B198:.G198])" office:value-type="float" office:value="7" calcext:value-type="float">
            <text:p>7</text:p>
          </table:table-cell>
          <table:table-cell table:style-name="ce996" table:formula="of:=SUM([.P195:.V196])" office:value-type="float" office:value="0" calcext:value-type="float">
            <text:p>0</text:p>
          </table:table-cell>
          <table:table-cell table:style-name="ce1027" office:value-type="string" calcext:value-type="string">
            <text:p>Note</text:p>
          </table:table-cell>
          <table:table-cell table:style-name="ce1028" table:number-columns-repeated="3"/>
          <table:table-cell table:style-name="ce1214"/>
          <table:table-cell table:style-name="ce1028" table:number-columns-repeated="2"/>
          <table:table-cell table:style-name="ce1242"/>
          <table:table-cell table:style-name="ce1028" table:number-columns-repeated="13"/>
          <table:table-cell table:style-name="ce1108" table:formula="of:=IF(ABS([.AF198]-[.$L$210])&lt;10^-9;&quot;Oui&quot;;&quot;&quot;)">
            <text:p/>
          </table:table-cell>
          <table:table-cell table:style-name="ce1327" table:formula="of:=[.AF197]+0.05" office:value-type="float" office:value="-9.54999999999999" calcext:value-type="float">
            <text:p>-9,54999999999999</text:p>
          </table:table-cell>
          <table:table-cell table:style-name="ce1119" table:formula="of:=IF(ABS([.AF198]-[.$L$210])&lt;10^-9;&quot;&quot;;[.AH198])" office:value-type="float" office:value="-0.803532008830021" calcext:value-type="float">
            <text:p>-0,803532008830021</text:p>
          </table:table-cell>
          <table:table-cell table:style-name="ce1119" table:formula="of:=([.$A$208]*[.AF198]+[.$B$208])/([.$C$208]*[.AF198]+[.$D$208])" office:value-type="float" office:value="-0.803532008830021" calcext:value-type="float">
            <text:p>-0,803532008830021</text:p>
          </table:table-cell>
          <table:table-cell table:number-columns-repeated="990"/>
        </table:table-row>
        <table:table-row table:style-name="ro4">
          <table:table-cell table:style-name="ce1028"/>
          <table:table-cell table:style-name="ce1073" table:number-columns-repeated="6"/>
          <table:table-cell table:style-name="ce1141" table:formula="of:=IF(SUM([.H194:.H198])&lt;0;0;SUM([.H194:.H198]))" office:value-type="float" office:value="19" calcext:value-type="float">
            <text:p>19</text:p>
          </table:table-cell>
          <table:table-cell table:style-name="ce1141" table:formula="of:=IF(SUM([.I194:.I198])&lt;0;0;SUM([.I194:.I198]))" office:value-type="float" office:value="0" calcext:value-type="float">
            <text:p>0</text:p>
          </table:table-cell>
          <table:table-cell table:style-name="ce1141" table:formula="of:=20*[$Données.$I$199]/[$Données.$H$199]" office:value-type="float" office:value="0" calcext:value-type="float">
            <text:p>0</text:p>
          </table:table-cell>
          <table:table-cell table:style-name="ce1028" table:number-columns-repeated="20"/>
          <table:table-cell table:style-name="ce1108" table:formula="of:=IF(ABS([.AF199]-[.$L$210])&lt;10^-9;&quot;Oui&quot;;&quot;&quot;)">
            <text:p/>
          </table:table-cell>
          <table:table-cell table:style-name="ce1327" table:formula="of:=[.AF198]+0.05" office:value-type="float" office:value="-9.49999999999999" calcext:value-type="float">
            <text:p>-9,49999999999999</text:p>
          </table:table-cell>
          <table:table-cell table:style-name="ce1330" table:formula="of:=IF(ABS([.AF199]-[.$L$210])&lt;10^-9;&quot;&quot;;[.AH199])" office:value-type="float" office:value="-0.799999999999999" calcext:value-type="float">
            <text:p>-0,799999999999999</text:p>
          </table:table-cell>
          <table:table-cell table:style-name="ce1330" table:formula="of:=([.$A$208]*[.AF199]+[.$B$208])/([.$C$208]*[.AF199]+[.$D$208])" office:value-type="float" office:value="-0.799999999999999" calcext:value-type="float">
            <text:p>-0,799999999999999</text:p>
          </table:table-cell>
          <table:table-cell table:number-columns-repeated="990"/>
        </table:table-row>
        <table:table-row table:style-name="ro4">
          <table:table-cell table:style-name="ce1029"/>
          <table:table-cell table:style-name="ce1066" table:number-columns-repeated="2"/>
          <table:table-cell table:style-name="ce682" table:number-columns-repeated="27"/>
          <table:table-cell table:style-name="ce1108" table:formula="of:=IF(ABS([.AF200]-[.$L$210])&lt;10^-9;&quot;Oui&quot;;&quot;&quot;)">
            <text:p/>
          </table:table-cell>
          <table:table-cell table:style-name="ce1327" table:formula="of:=[.AF199]+0.05" office:value-type="float" office:value="-9.44999999999999" calcext:value-type="float">
            <text:p>-9,44999999999999</text:p>
          </table:table-cell>
          <table:table-cell table:style-name="ce1119" table:formula="of:=IF(ABS([.AF200]-[.$L$210])&lt;10^-9;&quot;&quot;;[.AH200])" office:value-type="float" office:value="-0.79642058165548" calcext:value-type="float">
            <text:p>-0,79642058165548</text:p>
          </table:table-cell>
          <table:table-cell table:style-name="ce1119" table:formula="of:=([.$A$208]*[.AF200]+[.$B$208])/([.$C$208]*[.AF200]+[.$D$208])" office:value-type="float" office:value="-0.79642058165548" calcext:value-type="float">
            <text:p>-0,79642058165548</text:p>
          </table:table-cell>
          <table:table-cell table:style-name="ce682" table:number-columns-repeated="3"/>
          <table:table-cell/>
          <table:table-cell table:style-name="ce682"/>
          <table:table-cell table:number-columns-repeated="985"/>
        </table:table-row>
        <table:table-row table:style-name="ro4">
          <table:table-cell table:style-name="ce682" table:number-columns-repeated="4"/>
          <table:table-cell table:style-name="ce779" table:number-columns-repeated="26"/>
          <table:table-cell table:style-name="ce1108" table:formula="of:=IF(ABS([.AF201]-[.$L$210])&lt;10^-9;&quot;Oui&quot;;&quot;&quot;)">
            <text:p/>
          </table:table-cell>
          <table:table-cell table:style-name="ce1327" table:formula="of:=[.AF200]+0.05" office:value-type="float" office:value="-9.39999999999999" calcext:value-type="float">
            <text:p>-9,39999999999999</text:p>
          </table:table-cell>
          <table:table-cell table:style-name="ce1330" table:formula="of:=IF(ABS([.AF201]-[.$L$210])&lt;10^-9;&quot;&quot;;[.AH201])" office:value-type="float" office:value="-0.792792792792792" calcext:value-type="float">
            <text:p>-0,792792792792792</text:p>
          </table:table-cell>
          <table:table-cell table:style-name="ce1330" table:formula="of:=([.$A$208]*[.AF201]+[.$B$208])/([.$C$208]*[.AF201]+[.$D$208])" office:value-type="float" office:value="-0.792792792792792" calcext:value-type="float">
            <text:p>-0,792792792792792</text:p>
          </table:table-cell>
          <table:table-cell table:style-name="ce779" table:number-columns-repeated="36"/>
          <table:table-cell table:number-columns-repeated="954"/>
        </table:table-row>
        <table:table-row table:style-name="ro4">
          <table:table-cell table:style-name="ce1034"/>
          <table:table-cell table:style-name="ce1074" table:number-columns-repeated="2"/>
          <table:table-cell table:style-name="ce1125"/>
          <table:table-cell table:style-name="ce779" table:number-columns-repeated="6"/>
          <table:table-cell table:style-name="ce1078" table:number-columns-repeated="20"/>
          <table:table-cell table:style-name="ce1108" table:formula="of:=IF(ABS([.AF202]-[.$L$210])&lt;10^-9;&quot;Oui&quot;;&quot;&quot;)">
            <text:p/>
          </table:table-cell>
          <table:table-cell table:style-name="ce1327" table:formula="of:=[.AF201]+0.05" office:value-type="float" office:value="-9.34999999999999" calcext:value-type="float">
            <text:p>-9,34999999999999</text:p>
          </table:table-cell>
          <table:table-cell table:style-name="ce1119" table:formula="of:=IF(ABS([.AF202]-[.$L$210])&lt;10^-9;&quot;&quot;;[.AH202])" office:value-type="float" office:value="-0.789115646258503" calcext:value-type="float">
            <text:p>-0,789115646258503</text:p>
          </table:table-cell>
          <table:table-cell table:style-name="ce1119" table:formula="of:=([.$A$208]*[.AF202]+[.$B$208])/([.$C$208]*[.AF202]+[.$D$208])" office:value-type="float" office:value="-0.789115646258503" calcext:value-type="float">
            <text:p>-0,789115646258503</text:p>
          </table:table-cell>
          <table:table-cell table:style-name="ce1078" table:number-columns-repeated="59"/>
          <table:table-cell table:number-columns-repeated="931"/>
        </table:table-row>
        <table:table-row table:style-name="ro4">
          <table:table-cell table:style-name="ce1034"/>
          <table:table-cell table:style-name="ce1075"/>
          <table:table-cell table:style-name="ce714"/>
          <table:table-cell table:style-name="ce1125"/>
          <table:table-cell table:style-name="ce1078" table:number-columns-repeated="6"/>
          <table:table-cell table:style-name="ce1192" table:number-columns-repeated="13"/>
          <table:table-cell table:style-name="ce779" table:number-columns-repeated="7"/>
          <table:table-cell table:style-name="ce1108" table:formula="of:=IF(ABS([.AF203]-[.$L$210])&lt;10^-9;&quot;Oui&quot;;&quot;&quot;)">
            <text:p/>
          </table:table-cell>
          <table:table-cell table:style-name="ce1327" table:formula="of:=[.AF202]+0.05" office:value-type="float" office:value="-9.29999999999999" calcext:value-type="float">
            <text:p>-9,29999999999999</text:p>
          </table:table-cell>
          <table:table-cell table:style-name="ce1330" table:formula="of:=IF(ABS([.AF203]-[.$L$210])&lt;10^-9;&quot;&quot;;[.AH203])" office:value-type="float" office:value="-0.785388127853881" calcext:value-type="float">
            <text:p>-0,785388127853881</text:p>
          </table:table-cell>
          <table:table-cell table:style-name="ce1330" table:formula="of:=([.$A$208]*[.AF203]+[.$B$208])/([.$C$208]*[.AF203]+[.$D$208])" office:value-type="float" office:value="-0.785388127853881" calcext:value-type="float">
            <text:p>-0,785388127853881</text:p>
          </table:table-cell>
          <table:table-cell table:style-name="ce779" table:number-columns-repeated="6"/>
          <table:table-cell table:style-name="ce1325"/>
          <table:table-cell table:style-name="ce682" table:number-columns-repeated="14"/>
          <table:table-cell table:style-name="ce1075"/>
          <table:table-cell table:style-name="ce1339"/>
          <table:table-cell table:style-name="ce779" table:number-columns-repeated="13"/>
          <table:table-cell table:number-columns-repeated="954"/>
        </table:table-row>
        <table:table-row table:style-name="ro4">
          <table:table-cell table:style-name="ce714"/>
          <table:table-cell table:style-name="ce772" table:number-columns-repeated="2"/>
          <table:table-cell table:style-name="ce1125"/>
          <table:table-cell table:style-name="ce1078" table:number-columns-repeated="17"/>
          <table:table-cell table:style-name="ce1192"/>
          <table:table-cell table:style-name="ce1188"/>
          <table:table-cell table:style-name="ce1103" table:number-columns-repeated="7"/>
          <table:table-cell table:style-name="ce1108" table:formula="of:=IF(ABS([.AF204]-[.$L$210])&lt;10^-9;&quot;Oui&quot;;&quot;&quot;)">
            <text:p/>
          </table:table-cell>
          <table:table-cell table:style-name="ce1327" table:formula="of:=[.AF203]+0.05" office:value-type="float" office:value="-9.24999999999999" calcext:value-type="float">
            <text:p>-9,24999999999999</text:p>
          </table:table-cell>
          <table:table-cell table:style-name="ce1119" table:formula="of:=IF(ABS([.AF204]-[.$L$210])&lt;10^-9;&quot;&quot;;[.AH204])" office:value-type="float" office:value="-0.781609195402298" calcext:value-type="float">
            <text:p>-0,781609195402298</text:p>
          </table:table-cell>
          <table:table-cell table:style-name="ce1119" table:formula="of:=([.$A$208]*[.AF204]+[.$B$208])/([.$C$208]*[.AF204]+[.$D$208])" office:value-type="float" office:value="-0.781609195402298" calcext:value-type="float">
            <text:p>-0,781609195402298</text:p>
          </table:table-cell>
          <table:table-cell table:style-name="ce1103" table:number-columns-repeated="6"/>
          <table:table-cell table:style-name="ce1186"/>
          <table:table-cell table:style-name="ce682" table:number-columns-repeated="14"/>
          <table:table-cell table:style-name="ce714"/>
          <table:table-cell table:style-name="ce1339"/>
          <table:table-cell table:style-name="ce1078" table:number-columns-repeated="17"/>
          <table:table-cell table:number-columns-repeated="950"/>
        </table:table-row>
        <table:table-row table:style-name="ro4">
          <table:table-cell table:style-name="ce714"/>
          <table:table-cell table:style-name="ce772"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05]-[.$L$210])&lt;10^-9;&quot;Oui&quot;;&quot;&quot;)">
            <text:p/>
          </table:table-cell>
          <table:table-cell table:style-name="ce1327" table:formula="of:=[.AF204]+0.05" office:value-type="float" office:value="-9.19999999999999" calcext:value-type="float">
            <text:p>-9,19999999999999</text:p>
          </table:table-cell>
          <table:table-cell table:style-name="ce1330" table:formula="of:=IF(ABS([.AF205]-[.$L$210])&lt;10^-9;&quot;&quot;;[.AH205])" office:value-type="float" office:value="-0.777777777777777" calcext:value-type="float">
            <text:p>-0,777777777777777</text:p>
          </table:table-cell>
          <table:table-cell table:style-name="ce1330" table:formula="of:=([.$A$208]*[.AF205]+[.$B$208])/([.$C$208]*[.AF205]+[.$D$208])" office:value-type="float" office:value="-0.777777777777777" calcext:value-type="float">
            <text:p>-0,777777777777777</text:p>
          </table:table-cell>
          <table:table-cell table:style-name="ce1187"/>
          <table:table-cell table:style-name="ce1108" table:number-columns-repeated="5"/>
          <table:table-cell table:style-name="ce1186"/>
          <table:table-cell table:number-columns-repeated="14"/>
          <table:table-cell table:style-name="ce714"/>
          <table:table-cell table:style-name="ce1339"/>
          <table:table-cell table:style-name="ce1103" table:number-columns-repeated="17"/>
          <table:table-cell table:number-columns-repeated="950"/>
        </table:table-row>
        <table:table-row table:style-name="ro4">
          <table:table-cell table:style-name="ce714"/>
          <table:table-cell table:style-name="ce772"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06]-[.$L$210])&lt;10^-9;&quot;Oui&quot;;&quot;&quot;)">
            <text:p/>
          </table:table-cell>
          <table:table-cell table:style-name="ce1327" table:formula="of:=[.AF205]+0.05" office:value-type="float" office:value="-9.14999999999999" calcext:value-type="float">
            <text:p>-9,14999999999999</text:p>
          </table:table-cell>
          <table:table-cell table:style-name="ce1119" table:formula="of:=IF(ABS([.AF206]-[.$L$210])&lt;10^-9;&quot;&quot;;[.AH206])" office:value-type="float" office:value="-0.773892773892773" calcext:value-type="float">
            <text:p>-0,773892773892773</text:p>
          </table:table-cell>
          <table:table-cell table:style-name="ce1119" table:formula="of:=([.$A$208]*[.AF206]+[.$B$208])/([.$C$208]*[.AF206]+[.$D$208])" office:value-type="float" office:value="-0.773892773892773" calcext:value-type="float">
            <text:p>-0,773892773892773</text:p>
          </table:table-cell>
          <table:table-cell table:style-name="ce1187"/>
          <table:table-cell table:style-name="ce1108" table:number-columns-repeated="5"/>
          <table:table-cell table:style-name="ce1186"/>
          <table:table-cell table:number-columns-repeated="14"/>
          <table:table-cell table:style-name="ce714"/>
          <table:table-cell table:style-name="ce1339"/>
          <table:table-cell table:style-name="ce1103" table:number-columns-repeated="17"/>
          <table:table-cell table:number-columns-repeated="950"/>
        </table:table-row>
        <table:table-row table:style-name="ro4">
          <table:table-cell table:style-name="ce1036" office:value-type="string" calcext:value-type="string">
            <text:p>a</text:p>
          </table:table-cell>
          <table:table-cell table:style-name="ce1077" office:value-type="string" calcext:value-type="string">
            <text:p>b</text:p>
          </table:table-cell>
          <table:table-cell table:style-name="ce1077" office:value-type="string" calcext:value-type="string">
            <text:p>c</text:p>
          </table:table-cell>
          <table:table-cell table:style-name="ce1077" office:value-type="string" calcext:value-type="string">
            <text:p>d</text:p>
          </table:table-cell>
          <table:table-cell table:style-name="ce1140" office:value-type="string" calcext:value-type="string">
            <text:p>f(-10)</text:p>
          </table:table-cell>
          <table:table-cell table:style-name="ce1140" office:value-type="string" calcext:value-type="string">
            <text:p>f(10)</text:p>
          </table:table-cell>
          <table:table-cell table:style-name="ce1140" office:value-type="string" calcext:value-type="string">
            <text:p>x min</text:p>
          </table:table-cell>
          <table:table-cell table:style-name="ce1140" office:value-type="string" calcext:value-type="string">
            <text:p>x max</text:p>
          </table:table-cell>
          <table:table-cell table:style-name="ce1178" office:value-type="string" calcext:value-type="string">
            <text:p>asymptote horizontale x =</text:p>
          </table:table-cell>
          <table:table-cell table:style-name="ce1178"/>
          <table:table-cell table:style-name="ce1178" table:formula="of:=INDEX([$Données.C221:$Données.H270];[$Données.I221];5)" office:value-type="string" office:string-value="-4/3" calcext:value-type="string">
            <text:p>-4/3</text:p>
          </table:table-cell>
          <table:table-cell table:style-name="ce1199" table:formula="of:=INDEX([$Données.C221:$Données.H270];[$Données.I221];6)" office:value-type="float" office:value="-1.33333333333333" calcext:value-type="float">
            <text:p>-4/3</text:p>
          </table:table-cell>
          <table:table-cell table:style-name="ce682" table:number-columns-repeated="2"/>
          <table:table-cell table:style-name="ce1103" table:number-columns-repeated="7"/>
          <table:table-cell table:style-name="ce1192"/>
          <table:table-cell table:style-name="ce1188"/>
          <table:table-cell table:style-name="ce1108" table:number-columns-repeated="7"/>
          <table:table-cell table:style-name="ce1108" table:formula="of:=IF(ABS([.AF207]-[.$L$210])&lt;10^-9;&quot;Oui&quot;;&quot;&quot;)">
            <text:p/>
          </table:table-cell>
          <table:table-cell table:style-name="ce1327" table:formula="of:=[.AF206]+0.05" office:value-type="float" office:value="-9.09999999999999" calcext:value-type="float">
            <text:p>-9,09999999999999</text:p>
          </table:table-cell>
          <table:table-cell table:style-name="ce1330" table:formula="of:=IF(ABS([.AF207]-[.$L$210])&lt;10^-9;&quot;&quot;;[.AH207])" office:value-type="float" office:value="-0.769953051643192" calcext:value-type="float">
            <text:p>-0,769953051643192</text:p>
          </table:table-cell>
          <table:table-cell table:style-name="ce1330" table:formula="of:=([.$A$208]*[.AF207]+[.$B$208])/([.$C$208]*[.AF207]+[.$D$208])" office:value-type="float" office:value="-0.769953051643192" calcext:value-type="float">
            <text:p>-0,769953051643192</text:p>
          </table:table-cell>
          <table:table-cell table:style-name="ce1187"/>
          <table:table-cell table:style-name="ce1108" table:number-columns-repeated="5"/>
          <table:table-cell table:style-name="ce1186"/>
          <table:table-cell table:number-columns-repeated="14"/>
          <table:table-cell table:style-name="ce714"/>
          <table:table-cell table:style-name="ce1339"/>
          <table:table-cell table:style-name="ce1103" table:number-columns-repeated="17"/>
          <table:table-cell table:number-columns-repeated="950"/>
        </table:table-row>
        <table:table-row table:style-name="ro4">
          <table:table-cell table:style-name="ce1037" table:formula="of:=INDEX([$Données.C221:$Données.H270];[$Données.I221];1)" office:value-type="float" office:value="-4" calcext:value-type="float">
            <text:p>-4</text:p>
          </table:table-cell>
          <table:table-cell table:style-name="ce1037" table:formula="of:=INDEX([$Données.C221:$Données.H270];[$Données.I221];2)" office:value-type="float" office:value="-20" calcext:value-type="float">
            <text:p>-20</text:p>
          </table:table-cell>
          <table:table-cell table:style-name="ce1037" table:formula="of:=INDEX([$Données.C221:$Données.H270];[$Données.I221];3)" office:value-type="float" office:value="3" calcext:value-type="float">
            <text:p>3</text:p>
          </table:table-cell>
          <table:table-cell table:style-name="ce1037" table:formula="of:=INDEX([$Données.C221:$Données.H270];[$Données.I221];4)" office:value-type="float" office:value="6" calcext:value-type="float">
            <text:p>6</text:p>
          </table:table-cell>
          <table:table-cell table:style-name="ce1019" table:formula="of:=([.$A$208]*[.B189]+[.$B$208])/([.$C$208]*[.B189]+[.$D$208])" office:value-type="float" office:value="-0.833333333333333" calcext:value-type="float">
            <text:p>-0,833333333333333</text:p>
          </table:table-cell>
          <table:table-cell table:style-name="ce1019" table:formula="of:=([.$A$208]*[.F189]+[.$B$208])/([.$C$208]*[.F189]+[.$D$208])" office:value-type="float" office:value="-1.66666666666667" calcext:value-type="float">
            <text:p>-1,66666666666667</text:p>
          </table:table-cell>
          <table:table-cell table:style-name="ce1019" office:value-type="float" office:value="-10" calcext:value-type="float">
            <text:p>-10</text:p>
          </table:table-cell>
          <table:table-cell table:style-name="ce1019" office:value-type="float" office:value="10" calcext:value-type="float">
            <text:p>10</text:p>
          </table:table-cell>
          <table:table-cell table:style-name="ce1178" office:value-type="string" calcext:value-type="string">
            <text:p>x<text:span text:style-name="T46">h</text:span></text:p>
          </table:table-cell>
          <table:table-cell table:style-name="ce1178" table:formula="of:=[.G208]" office:value-type="float" office:value="-10" calcext:value-type="float">
            <text:p>-10</text:p>
          </table:table-cell>
          <table:table-cell table:style-name="ce1178" office:value-type="string" calcext:value-type="string">
            <text:p>x<text:span text:style-name="T46">h</text:span></text:p>
          </table:table-cell>
          <table:table-cell table:style-name="ce1201" table:formula="of:=[.L207]" office:value-type="float" office:value="-1.33333333333333" calcext:value-type="float">
            <text:p>-1,33333333333333</text:p>
          </table:table-cell>
          <table:table-cell table:style-name="ce682" table:number-columns-repeated="2"/>
          <table:table-cell table:style-name="ce1104" table:number-columns-repeated="7"/>
          <table:table-cell table:style-name="ce1192"/>
          <table:table-cell table:style-name="ce1188"/>
          <table:table-cell table:style-name="ce1108" table:number-columns-repeated="2"/>
          <table:table-cell table:style-name="ce682" table:number-columns-repeated="5"/>
          <table:table-cell table:style-name="ce1108" table:formula="of:=IF(ABS([.AF208]-[.$L$210])&lt;10^-9;&quot;Oui&quot;;&quot;&quot;)">
            <text:p/>
          </table:table-cell>
          <table:table-cell table:style-name="ce1327" table:formula="of:=[.AF207]+0.05" office:value-type="float" office:value="-9.04999999999999" calcext:value-type="float">
            <text:p>-9,04999999999999</text:p>
          </table:table-cell>
          <table:table-cell table:style-name="ce1119" table:formula="of:=IF(ABS([.AF208]-[.$L$210])&lt;10^-9;&quot;&quot;;[.AH208])" office:value-type="float" office:value="-0.76595744680851" calcext:value-type="float">
            <text:p>-0,76595744680851</text:p>
          </table:table-cell>
          <table:table-cell table:style-name="ce1119" table:formula="of:=([.$A$208]*[.AF208]+[.$B$208])/([.$C$208]*[.AF208]+[.$D$208])" office:value-type="float" office:value="-0.76595744680851" calcext:value-type="float">
            <text:p>-0,76595744680851</text:p>
          </table:table-cell>
          <table:table-cell table:style-name="ce682" table:number-columns-repeated="5"/>
          <table:table-cell table:style-name="ce1108"/>
          <table:table-cell table:style-name="ce1186"/>
          <table:table-cell table:number-columns-repeated="14"/>
          <table:table-cell table:style-name="ce714"/>
          <table:table-cell table:style-name="ce1339"/>
          <table:table-cell table:style-name="ce1104" table:number-columns-repeated="13"/>
          <table:table-cell table:number-columns-repeated="954"/>
        </table:table-row>
        <table:table-row table:style-name="ro4">
          <table:table-cell table:style-name="ce714"/>
          <table:table-cell table:style-name="ce772" table:number-columns-repeated="2"/>
          <table:table-cell table:style-name="ce1125"/>
          <table:table-cell table:style-name="ce1141" office:value-type="string" calcext:value-type="string">
            <text:p>x moy</text:p>
          </table:table-cell>
          <table:table-cell table:style-name="ce1042" table:formula="of:=0.5*([.$C$189]+[.$E$189])" office:value-type="float" office:value="-3.5" calcext:value-type="float">
            <text:p>-3,5</text:p>
          </table:table-cell>
          <table:table-cell table:style-name="ce1140" office:value-type="string" calcext:value-type="string">
            <text:p>y min</text:p>
          </table:table-cell>
          <table:table-cell table:style-name="ce1140" office:value-type="string" calcext:value-type="string">
            <text:p>y max</text:p>
          </table:table-cell>
          <table:table-cell table:style-name="ce1178" office:value-type="string" calcext:value-type="string">
            <text:p>y<text:span text:style-name="T46">h</text:span></text:p>
          </table:table-cell>
          <table:table-cell table:style-name="ce1178" table:formula="of:=[.H208]" office:value-type="float" office:value="10" calcext:value-type="float">
            <text:p>10</text:p>
          </table:table-cell>
          <table:table-cell table:style-name="ce1178" office:value-type="string" calcext:value-type="string">
            <text:p>y<text:span text:style-name="T46">h</text:span></text:p>
          </table:table-cell>
          <table:table-cell table:style-name="ce1201" table:formula="of:=[.L207]" office:value-type="float" office:value="-1.33333333333333" calcext:value-type="float">
            <text:p>-1,33333333333333</text:p>
          </table:table-cell>
          <table:table-cell table:style-name="ce682"/>
          <table:table-cell table:style-name="ce1103" table:number-columns-repeated="8"/>
          <table:table-cell table:style-name="ce1192"/>
          <table:table-cell table:style-name="ce1188"/>
          <table:table-cell table:style-name="ce1108" table:number-columns-repeated="2"/>
          <table:table-cell table:style-name="ce682" table:number-columns-repeated="5"/>
          <table:table-cell table:style-name="ce1108" table:formula="of:=IF(ABS([.AF209]-[.$L$210])&lt;10^-9;&quot;Oui&quot;;&quot;&quot;)">
            <text:p/>
          </table:table-cell>
          <table:table-cell table:style-name="ce1327" table:formula="of:=[.AF208]+0.05" office:value-type="float" office:value="-8.99999999999999" calcext:value-type="float">
            <text:p>-8,99999999999999</text:p>
          </table:table-cell>
          <table:table-cell table:style-name="ce1330" table:formula="of:=IF(ABS([.AF209]-[.$L$210])&lt;10^-9;&quot;&quot;;[.AH209])" office:value-type="float" office:value="-0.761904761904761" calcext:value-type="float">
            <text:p>-0,761904761904761</text:p>
          </table:table-cell>
          <table:table-cell table:style-name="ce1330" table:formula="of:=([.$A$208]*[.AF209]+[.$B$208])/([.$C$208]*[.AF209]+[.$D$208])" office:value-type="float" office:value="-0.761904761904761" calcext:value-type="float">
            <text:p>-0,761904761904761</text:p>
          </table:table-cell>
          <table:table-cell table:style-name="ce682" table:number-columns-repeated="5"/>
          <table:table-cell table:style-name="ce1108"/>
          <table:table-cell table:style-name="ce1186"/>
          <table:table-cell table:number-columns-repeated="14"/>
          <table:table-cell table:style-name="ce714"/>
          <table:table-cell table:style-name="ce1339"/>
          <table:table-cell table:style-name="ce1103" table:number-columns-repeated="17"/>
          <table:table-cell table:number-columns-repeated="950"/>
        </table:table-row>
        <table:table-row table:style-name="ro4">
          <table:table-cell table:style-name="ce714"/>
          <table:table-cell table:style-name="ce772" table:number-columns-repeated="2"/>
          <table:table-cell table:style-name="ce1125"/>
          <table:table-cell table:style-name="ce694" office:value-type="string" calcext:value-type="string">
            <text:p>f(x moy)</text:p>
          </table:table-cell>
          <table:table-cell table:style-name="ce1042" table:formula="of:=([.$A$208]*[.F209]+[.$B$208])/([.$C$208]*[.F209]+[.$D$208])" office:value-type="float" office:value="1.33333333333333" calcext:value-type="float">
            <text:p>1,33333333333333</text:p>
          </table:table-cell>
          <table:table-cell table:style-name="ce1019" office:value-type="float" office:value="-10" calcext:value-type="float">
            <text:p>-10</text:p>
          </table:table-cell>
          <table:table-cell table:style-name="ce1019" office:value-type="float" office:value="10" calcext:value-type="float">
            <text:p>10</text:p>
          </table:table-cell>
          <table:table-cell table:style-name="ce896" office:value-type="string" calcext:value-type="string" table:number-columns-spanned="3" table:number-rows-spanned="1">
            <text:p>asymptote verticale y =</text:p>
          </table:table-cell>
          <table:covered-table-cell table:number-columns-repeated="2" table:style-name="ce896"/>
          <table:table-cell table:style-name="ce1185" table:formula="of:=-[.D208]/[.C208]" office:value-type="float" office:value="-2" calcext:value-type="float">
            <text:p>-2</text:p>
          </table:table-cell>
          <table:table-cell table:style-name="ce1104" table:number-columns-repeated="9"/>
          <table:table-cell table:style-name="ce1192"/>
          <table:table-cell table:style-name="ce1188"/>
          <table:table-cell table:style-name="ce1108" table:number-columns-repeated="7"/>
          <table:table-cell table:style-name="ce1108" table:formula="of:=IF(ABS([.AF210]-[.$L$210])&lt;10^-9;&quot;Oui&quot;;&quot;&quot;)">
            <text:p/>
          </table:table-cell>
          <table:table-cell table:style-name="ce1327" table:formula="of:=[.AF209]+0.05" office:value-type="float" office:value="-8.94999999999999" calcext:value-type="float">
            <text:p>-8,94999999999999</text:p>
          </table:table-cell>
          <table:table-cell table:style-name="ce1119" table:formula="of:=IF(ABS([.AF210]-[.$L$210])&lt;10^-9;&quot;&quot;;[.AH210])" office:value-type="float" office:value="-0.757793764988009" calcext:value-type="float">
            <text:p>-0,757793764988009</text:p>
          </table:table-cell>
          <table:table-cell table:style-name="ce1119" table:formula="of:=([.$A$208]*[.AF210]+[.$B$208])/([.$C$208]*[.AF210]+[.$D$208])" office:value-type="float" office:value="-0.757793764988009" calcext:value-type="float">
            <text:p>-0,757793764988009</text:p>
          </table:table-cell>
          <table:table-cell table:style-name="ce1187"/>
          <table:table-cell table:style-name="ce1108" table:number-columns-repeated="5"/>
          <table:table-cell table:style-name="ce1186"/>
          <table:table-cell table:number-columns-repeated="14"/>
          <table:table-cell table:style-name="ce714"/>
          <table:table-cell table:style-name="ce1339"/>
          <table:table-cell table:style-name="ce1104" table:number-columns-repeated="13"/>
          <table:table-cell table:number-columns-repeated="954"/>
        </table:table-row>
        <table:table-row table:style-name="ro4">
          <table:table-cell table:style-name="ce714"/>
          <table:table-cell table:style-name="ce772" table:number-columns-repeated="2"/>
          <table:table-cell table:style-name="ce1125"/>
          <table:table-cell table:style-name="ce1143" office:value-type="string" calcext:value-type="string">
            <text:p>Racine x<text:span text:style-name="T46">0</text:span> =</text:p>
          </table:table-cell>
          <table:table-cell table:style-name="ce1157" table:formula="of:=-[.B208]/[.A208]" office:value-type="float" office:value="-5" calcext:value-type="float">
            <text:p>-5</text:p>
          </table:table-cell>
          <table:table-cell table:style-name="ce1103"/>
          <table:table-cell table:style-name="ce682"/>
          <table:table-cell table:style-name="ce1179" office:value-type="string" calcext:value-type="string">
            <text:p>x<text:span text:style-name="T46">h</text:span></text:p>
          </table:table-cell>
          <table:table-cell table:style-name="ce1185" table:formula="of:=[.L210]" office:value-type="float" office:value="-2" calcext:value-type="float">
            <text:p>-2</text:p>
          </table:table-cell>
          <table:table-cell table:style-name="ce1179" office:value-type="string" calcext:value-type="string">
            <text:p>x<text:span text:style-name="T46">h</text:span></text:p>
          </table:table-cell>
          <table:table-cell table:style-name="ce1179" table:formula="of:=[.G210]" office:value-type="float" office:value="-10" calcext:value-type="float">
            <text:p>-10</text:p>
          </table:table-cell>
          <table:table-cell table:style-name="ce1103" table:number-columns-repeated="9"/>
          <table:table-cell table:style-name="ce1192"/>
          <table:table-cell table:style-name="ce1188"/>
          <table:table-cell table:style-name="ce1108" table:number-columns-repeated="7"/>
          <table:table-cell table:style-name="ce1108" table:formula="of:=IF(ABS([.AF211]-[.$L$210])&lt;10^-9;&quot;Oui&quot;;&quot;&quot;)">
            <text:p/>
          </table:table-cell>
          <table:table-cell table:style-name="ce1327" table:formula="of:=[.AF210]+0.05" office:value-type="float" office:value="-8.89999999999998" calcext:value-type="float">
            <text:p>-8,89999999999998</text:p>
          </table:table-cell>
          <table:table-cell table:style-name="ce1330" table:formula="of:=IF(ABS([.AF211]-[.$L$210])&lt;10^-9;&quot;&quot;;[.AH211])" office:value-type="float" office:value="-0.753623188405795" calcext:value-type="float">
            <text:p>-0,753623188405795</text:p>
          </table:table-cell>
          <table:table-cell table:style-name="ce1330" table:formula="of:=([.$A$208]*[.AF211]+[.$B$208])/([.$C$208]*[.AF211]+[.$D$208])" office:value-type="float" office:value="-0.753623188405795" calcext:value-type="float">
            <text:p>-0,753623188405795</text:p>
          </table:table-cell>
          <table:table-cell table:style-name="ce1187"/>
          <table:table-cell table:style-name="ce1108" table:number-columns-repeated="5"/>
          <table:table-cell table:style-name="ce1186"/>
          <table:table-cell table:number-columns-repeated="14"/>
          <table:table-cell table:style-name="ce714"/>
          <table:table-cell table:style-name="ce1339"/>
          <table:table-cell table:style-name="ce1103" table:number-columns-repeated="17"/>
          <table:table-cell table:number-columns-repeated="950"/>
        </table:table-row>
        <table:table-row table:style-name="ro4">
          <table:table-cell table:style-name="ce1038"/>
          <table:table-cell table:style-name="ce772" table:number-columns-repeated="2"/>
          <table:table-cell table:style-name="ce1125"/>
          <table:table-cell table:style-name="ce1103" table:number-columns-repeated="4"/>
          <table:table-cell table:style-name="ce1179" office:value-type="string" calcext:value-type="string">
            <text:p>y<text:span text:style-name="T46">h</text:span></text:p>
          </table:table-cell>
          <table:table-cell table:style-name="ce1185" table:formula="of:=[.L210]" office:value-type="float" office:value="-2" calcext:value-type="float">
            <text:p>-2</text:p>
          </table:table-cell>
          <table:table-cell table:style-name="ce1179" office:value-type="string" calcext:value-type="string">
            <text:p>y<text:span text:style-name="T46">h</text:span></text:p>
          </table:table-cell>
          <table:table-cell table:style-name="ce1179" table:formula="of:=[.H210]" office:value-type="float" office:value="10" calcext:value-type="float">
            <text:p>10</text:p>
          </table:table-cell>
          <table:table-cell table:style-name="ce1103" table:number-columns-repeated="9"/>
          <table:table-cell table:style-name="ce1192"/>
          <table:table-cell table:style-name="ce1188"/>
          <table:table-cell table:style-name="ce1108" table:number-columns-repeated="7"/>
          <table:table-cell table:style-name="ce1108" table:formula="of:=IF(ABS([.AF212]-[.$L$210])&lt;10^-9;&quot;Oui&quot;;&quot;&quot;)">
            <text:p/>
          </table:table-cell>
          <table:table-cell table:style-name="ce1327" table:formula="of:=[.AF211]+0.05" office:value-type="float" office:value="-8.84999999999998" calcext:value-type="float">
            <text:p>-8,84999999999998</text:p>
          </table:table-cell>
          <table:table-cell table:style-name="ce1119" table:formula="of:=IF(ABS([.AF212]-[.$L$210])&lt;10^-9;&quot;&quot;;[.AH212])" office:value-type="float" office:value="-0.749391727493916" calcext:value-type="float">
            <text:p>-0,749391727493916</text:p>
          </table:table-cell>
          <table:table-cell table:style-name="ce1119" table:formula="of:=([.$A$208]*[.AF212]+[.$B$208])/([.$C$208]*[.AF212]+[.$D$208])" office:value-type="float" office:value="-0.749391727493916" calcext:value-type="float">
            <text:p>-0,749391727493916</text:p>
          </table:table-cell>
          <table:table-cell table:style-name="ce1187"/>
          <table:table-cell table:style-name="ce1108" table:number-columns-repeated="5"/>
          <table:table-cell table:style-name="ce1186"/>
          <table:table-cell table:number-columns-repeated="14"/>
          <table:table-cell table:style-name="ce714"/>
          <table:table-cell table:style-name="ce1339"/>
          <table:table-cell table:style-name="ce1103" table:number-columns-repeated="17"/>
          <table:table-cell table:number-columns-repeated="950"/>
        </table:table-row>
        <table:table-row table:style-name="ro4">
          <table:table-cell table:style-name="ce1038"/>
          <table:table-cell table:style-name="ce772" table:number-columns-repeated="2"/>
          <table:table-cell table:style-name="ce1125"/>
          <table:table-cell table:style-name="ce1104" table:number-columns-repeated="4"/>
          <table:table-cell table:style-name="ce1103"/>
          <table:table-cell table:style-name="ce1104" table:number-columns-repeated="12"/>
          <table:table-cell table:style-name="ce1192"/>
          <table:table-cell table:style-name="ce1188"/>
          <table:table-cell table:style-name="ce1108" table:number-columns-repeated="7"/>
          <table:table-cell table:style-name="ce1108" table:formula="of:=IF(ABS([.AF213]-[.$L$210])&lt;10^-9;&quot;Oui&quot;;&quot;&quot;)">
            <text:p/>
          </table:table-cell>
          <table:table-cell table:style-name="ce1327" table:formula="of:=[.AF212]+0.05" office:value-type="float" office:value="-8.79999999999998" calcext:value-type="float">
            <text:p>-8,79999999999998</text:p>
          </table:table-cell>
          <table:table-cell table:style-name="ce1330" table:formula="of:=IF(ABS([.AF213]-[.$L$210])&lt;10^-9;&quot;&quot;;[.AH213])" office:value-type="float" office:value="-0.745098039215685" calcext:value-type="float">
            <text:p>-0,745098039215685</text:p>
          </table:table-cell>
          <table:table-cell table:style-name="ce1330" table:formula="of:=([.$A$208]*[.AF213]+[.$B$208])/([.$C$208]*[.AF213]+[.$D$208])" office:value-type="float" office:value="-0.745098039215685" calcext:value-type="float">
            <text:p>-0,745098039215685</text:p>
          </table:table-cell>
          <table:table-cell table:style-name="ce1187"/>
          <table:table-cell table:style-name="ce1108" table:number-columns-repeated="5"/>
          <table:table-cell table:style-name="ce1186"/>
          <table:table-cell table:number-columns-repeated="14"/>
          <table:table-cell table:style-name="ce714"/>
          <table:table-cell table:style-name="ce1339"/>
          <table:table-cell table:style-name="ce1104" table:number-columns-repeated="13"/>
          <table:table-cell table:number-columns-repeated="954"/>
        </table:table-row>
        <table:table-row table:style-name="ro4">
          <table:table-cell table:style-name="ce714"/>
          <table:table-cell table:style-name="ce772"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14]-[.$L$210])&lt;10^-9;&quot;Oui&quot;;&quot;&quot;)">
            <text:p/>
          </table:table-cell>
          <table:table-cell table:style-name="ce1327" table:formula="of:=[.AF213]+0.05" office:value-type="float" office:value="-8.74999999999998" calcext:value-type="float">
            <text:p>-8,74999999999998</text:p>
          </table:table-cell>
          <table:table-cell table:style-name="ce1119" table:formula="of:=IF(ABS([.AF214]-[.$L$210])&lt;10^-9;&quot;&quot;;[.AH214])" office:value-type="float" office:value="-0.740740740740739" calcext:value-type="float">
            <text:p>-0,740740740740739</text:p>
          </table:table-cell>
          <table:table-cell table:style-name="ce1119" table:formula="of:=([.$A$208]*[.AF214]+[.$B$208])/([.$C$208]*[.AF214]+[.$D$208])" office:value-type="float" office:value="-0.740740740740739" calcext:value-type="float">
            <text:p>-0,740740740740739</text:p>
          </table:table-cell>
          <table:table-cell table:style-name="ce1187"/>
          <table:table-cell table:style-name="ce1108" table:number-columns-repeated="5"/>
          <table:table-cell table:style-name="ce1186"/>
          <table:table-cell table:number-columns-repeated="14"/>
          <table:table-cell table:style-name="ce714"/>
          <table:table-cell table:style-name="ce1339"/>
          <table:table-cell table:style-name="ce1103" table:number-columns-repeated="17"/>
          <table:table-cell table:number-columns-repeated="950"/>
        </table:table-row>
        <table:table-row table:style-name="ro4">
          <table:table-cell table:style-name="ce714"/>
          <table:table-cell table:style-name="ce772"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15]-[.$L$210])&lt;10^-9;&quot;Oui&quot;;&quot;&quot;)">
            <text:p/>
          </table:table-cell>
          <table:table-cell table:style-name="ce1327" table:formula="of:=[.AF214]+0.05" office:value-type="float" office:value="-8.69999999999998" calcext:value-type="float">
            <text:p>-8,69999999999998</text:p>
          </table:table-cell>
          <table:table-cell table:style-name="ce1330" table:formula="of:=IF(ABS([.AF215]-[.$L$210])&lt;10^-9;&quot;&quot;;[.AH215])" office:value-type="float" office:value="-0.736318407960197" calcext:value-type="float">
            <text:p>-0,736318407960197</text:p>
          </table:table-cell>
          <table:table-cell table:style-name="ce1330" table:formula="of:=([.$A$208]*[.AF215]+[.$B$208])/([.$C$208]*[.AF215]+[.$D$208])" office:value-type="float" office:value="-0.736318407960197" calcext:value-type="float">
            <text:p>-0,736318407960197</text:p>
          </table:table-cell>
          <table:table-cell table:style-name="ce1187"/>
          <table:table-cell table:style-name="ce1108" table:number-columns-repeated="5"/>
          <table:table-cell table:style-name="ce1186"/>
          <table:table-cell table:number-columns-repeated="14"/>
          <table:table-cell table:style-name="ce714"/>
          <table:table-cell table:style-name="ce1339"/>
          <table:table-cell table:style-name="ce1103" table:number-columns-repeated="17"/>
          <table:table-cell table:number-columns-repeated="950"/>
        </table:table-row>
        <table:table-row table:style-name="ro4">
          <table:table-cell table:style-name="ce714"/>
          <table:table-cell table:style-name="ce772" table:number-columns-repeated="2"/>
          <table:table-cell table:style-name="ce1125"/>
          <table:table-cell table:style-name="ce1104" table:number-columns-repeated="9"/>
          <table:table-cell table:style-name="ce1108" table:number-columns-repeated="8"/>
          <table:table-cell table:style-name="ce1192"/>
          <table:table-cell table:style-name="ce1188"/>
          <table:table-cell table:style-name="ce1108" table:number-columns-repeated="5"/>
          <table:table-cell table:style-name="ce779" table:number-columns-repeated="2"/>
          <table:table-cell table:style-name="ce1108" table:formula="of:=IF(ABS([.AF216]-[.$L$210])&lt;10^-9;&quot;Oui&quot;;&quot;&quot;)">
            <text:p/>
          </table:table-cell>
          <table:table-cell table:style-name="ce1327" table:formula="of:=[.AF215]+0.05" office:value-type="float" office:value="-8.64999999999998" calcext:value-type="float">
            <text:p>-8,64999999999998</text:p>
          </table:table-cell>
          <table:table-cell table:style-name="ce1119" table:formula="of:=IF(ABS([.AF216]-[.$L$210])&lt;10^-9;&quot;&quot;;[.AH216])" office:value-type="float" office:value="-0.731829573934835" calcext:value-type="float">
            <text:p>-0,731829573934835</text:p>
          </table:table-cell>
          <table:table-cell table:style-name="ce1119" table:formula="of:=([.$A$208]*[.AF216]+[.$B$208])/([.$C$208]*[.AF216]+[.$D$208])" office:value-type="float" office:value="-0.731829573934835" calcext:value-type="float">
            <text:p>-0,731829573934835</text:p>
          </table:table-cell>
          <table:table-cell table:style-name="ce1187"/>
          <table:table-cell table:style-name="ce1108" table:number-columns-repeated="5"/>
          <table:table-cell table:style-name="ce1186"/>
          <table:table-cell table:number-columns-repeated="14"/>
          <table:table-cell table:style-name="ce714"/>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14"/>
          <table:table-cell table:style-name="ce772" table:number-columns-repeated="2"/>
          <table:table-cell table:style-name="ce1125"/>
          <table:table-cell table:style-name="ce1104" table:number-columns-repeated="9"/>
          <table:table-cell table:style-name="ce1108" table:number-columns-repeated="8"/>
          <table:table-cell table:style-name="ce1192"/>
          <table:table-cell table:style-name="ce1188"/>
          <table:table-cell table:style-name="ce1108" table:number-columns-repeated="7"/>
          <table:table-cell table:style-name="ce1108" table:formula="of:=IF(ABS([.AF217]-[.$L$210])&lt;10^-9;&quot;Oui&quot;;&quot;&quot;)">
            <text:p/>
          </table:table-cell>
          <table:table-cell table:style-name="ce1327" table:formula="of:=[.AF216]+0.05" office:value-type="float" office:value="-8.59999999999998" calcext:value-type="float">
            <text:p>-8,59999999999998</text:p>
          </table:table-cell>
          <table:table-cell table:style-name="ce1330" table:formula="of:=IF(ABS([.AF217]-[.$L$210])&lt;10^-9;&quot;&quot;;[.AH217])" office:value-type="float" office:value="-0.727272727272725" calcext:value-type="float">
            <text:p>-0,727272727272725</text:p>
          </table:table-cell>
          <table:table-cell table:style-name="ce1330" table:formula="of:=([.$A$208]*[.AF217]+[.$B$208])/([.$C$208]*[.AF217]+[.$D$208])" office:value-type="float" office:value="-0.727272727272725" calcext:value-type="float">
            <text:p>-0,727272727272725</text:p>
          </table:table-cell>
          <table:table-cell table:style-name="ce1187"/>
          <table:table-cell table:style-name="ce1108" table:number-columns-repeated="5"/>
          <table:table-cell table:style-name="ce1186"/>
          <table:table-cell table:number-columns-repeated="14"/>
          <table:table-cell table:style-name="ce714"/>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14"/>
          <table:table-cell table:style-name="ce772" table:number-columns-repeated="2"/>
          <table:table-cell table:style-name="ce1125"/>
          <table:table-cell table:style-name="ce1104" table:number-columns-repeated="4"/>
          <table:table-cell table:style-name="ce1108" table:number-columns-repeated="4"/>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18]-[.$L$210])&lt;10^-9;&quot;Oui&quot;;&quot;&quot;)">
            <text:p/>
          </table:table-cell>
          <table:table-cell table:style-name="ce1327" table:formula="of:=[.AF217]+0.05" office:value-type="float" office:value="-8.54999999999998" calcext:value-type="float">
            <text:p>-8,54999999999998</text:p>
          </table:table-cell>
          <table:table-cell table:style-name="ce1119" table:formula="of:=IF(ABS([.AF218]-[.$L$210])&lt;10^-9;&quot;&quot;;[.AH218])" office:value-type="float" office:value="-0.722646310432568" calcext:value-type="float">
            <text:p>-0,722646310432568</text:p>
          </table:table-cell>
          <table:table-cell table:style-name="ce1119" table:formula="of:=([.$A$208]*[.AF218]+[.$B$208])/([.$C$208]*[.AF218]+[.$D$208])" office:value-type="float" office:value="-0.722646310432568" calcext:value-type="float">
            <text:p>-0,722646310432568</text:p>
          </table:table-cell>
          <table:table-cell table:style-name="ce1187"/>
          <table:table-cell table:style-name="ce1108" table:number-columns-repeated="5"/>
          <table:table-cell table:style-name="ce1186"/>
          <table:table-cell table:number-columns-repeated="14"/>
          <table:table-cell table:style-name="ce714"/>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14"/>
          <table:table-cell table:style-name="ce772" table:number-columns-repeated="2"/>
          <table:table-cell table:style-name="ce1125"/>
          <table:table-cell table:style-name="ce1104" table:number-columns-repeated="4"/>
          <table:table-cell table:style-name="ce1108" table:number-columns-repeated="4"/>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19]-[.$L$210])&lt;10^-9;&quot;Oui&quot;;&quot;&quot;)">
            <text:p/>
          </table:table-cell>
          <table:table-cell table:style-name="ce1327" table:formula="of:=[.AF218]+0.05" office:value-type="float" office:value="-8.49999999999998" calcext:value-type="float">
            <text:p>-8,49999999999998</text:p>
          </table:table-cell>
          <table:table-cell table:style-name="ce1330" table:formula="of:=IF(ABS([.AF219]-[.$L$210])&lt;10^-9;&quot;&quot;;[.AH219])" office:value-type="float" office:value="-0.717948717948716" calcext:value-type="float">
            <text:p>-0,717948717948716</text:p>
          </table:table-cell>
          <table:table-cell table:style-name="ce1330" table:formula="of:=([.$A$208]*[.AF219]+[.$B$208])/([.$C$208]*[.AF219]+[.$D$208])" office:value-type="float" office:value="-0.717948717948716" calcext:value-type="float">
            <text:p>-0,717948717948716</text:p>
          </table:table-cell>
          <table:table-cell table:style-name="ce1187"/>
          <table:table-cell table:style-name="ce1108" table:number-columns-repeated="5"/>
          <table:table-cell table:style-name="ce1186"/>
          <table:table-cell table:number-columns-repeated="14"/>
          <table:table-cell table:style-name="ce714"/>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0" office:value-type="string" calcext:value-type="string">
            <text:p>N°</text:p>
          </table:table-cell>
          <table:table-cell table:style-name="ce1030" office:value-type="string" calcext:value-type="string">
            <text:p>Rang aléa</text:p>
          </table:table-cell>
          <table:table-cell table:style-name="ce1030" office:value-type="string" calcext:value-type="string">
            <text:p>a</text:p>
          </table:table-cell>
          <table:table-cell table:style-name="ce1030" office:value-type="string" calcext:value-type="string">
            <text:p>b</text:p>
          </table:table-cell>
          <table:table-cell table:style-name="ce1030" office:value-type="string" calcext:value-type="string">
            <text:p>c</text:p>
          </table:table-cell>
          <table:table-cell table:style-name="ce1030" office:value-type="string" calcext:value-type="string">
            <text:p>d</text:p>
          </table:table-cell>
          <table:table-cell table:style-name="ce1030" office:value-type="string" calcext:value-type="string" table:number-columns-spanned="2" table:number-rows-spanned="1">
            <text:p><text:s/>Asymptote verticale y =</text:p>
          </table:table-cell>
          <table:covered-table-cell table:style-name="ce682"/>
          <table:table-cell table:style-name="ce1180" office:value-type="string" calcext:value-type="string">
            <text:p>choix</text:p>
          </table:table-cell>
          <table:table-cell table:style-name="ce1108" table:number-columns-repeated="3"/>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20]-[.$L$210])&lt;10^-9;&quot;Oui&quot;;&quot;&quot;)">
            <text:p/>
          </table:table-cell>
          <table:table-cell table:style-name="ce1327" table:formula="of:=[.AF219]+0.05" office:value-type="float" office:value="-8.44999999999998" calcext:value-type="float">
            <text:p>-8,44999999999998</text:p>
          </table:table-cell>
          <table:table-cell table:style-name="ce1119" table:formula="of:=IF(ABS([.AF220]-[.$L$210])&lt;10^-9;&quot;&quot;;[.AH220])" office:value-type="float" office:value="-0.713178294573642" calcext:value-type="float">
            <text:p>-0,713178294573642</text:p>
          </table:table-cell>
          <table:table-cell table:style-name="ce1119" table:formula="of:=([.$A$208]*[.AF220]+[.$B$208])/([.$C$208]*[.AF220]+[.$D$208])" office:value-type="float" office:value="-0.713178294573642" calcext:value-type="float">
            <text:p>-0,713178294573642</text:p>
          </table:table-cell>
          <table:table-cell table:style-name="ce1187"/>
          <table:table-cell table:style-name="ce1108" table:number-columns-repeated="5"/>
          <table:table-cell table:style-name="ce1186"/>
          <table:table-cell table:number-columns-repeated="14"/>
          <table:table-cell table:style-name="ce714"/>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office:value-type="float" office:value="1" calcext:value-type="float">
            <text:p>1</text:p>
          </table:table-cell>
          <table:table-cell table:style-name="ce996" office:value-type="float" office:value="0.895674550682123" calcext:value-type="float">
            <text:p>0,895674550682123</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3" calcext:value-type="float">
            <text:p>-3</text:p>
          </table:table-cell>
          <table:table-cell table:style-name="ce996" office:value-type="float" office:value="-9" calcext:value-type="float">
            <text:p>-9</text:p>
          </table:table-cell>
          <table:table-cell table:style-name="ce1168" table:formula="of:=IF([.E221]=1;[.C221];IF([.E221]=-1;-[.C221];IF([.E221]&gt;0;CONCATENATE([.C221];&quot;/&quot;;[.E221]);CONCATENATE(-[.C221];&quot;/&quot;;-[.E221]))))" office:value-type="string" office:string-value="5/3" calcext:value-type="string">
            <text:p>5/3</text:p>
          </table:table-cell>
          <table:table-cell table:style-name="ce1174" table:formula="of:=[.C221]/[.E221]" office:value-type="float" office:value="1.66666666666667" calcext:value-type="float">
            <text:p>5/3</text:p>
          </table:table-cell>
          <table:table-cell table:style-name="ce996" table:formula="of:=RANK([.B221];[.$B$221:.$B$270];0)" office:value-type="float" office:value="6" calcext:value-type="float">
            <text:p>6</text:p>
          </table:table-cell>
          <table:table-cell table:style-name="ce1108" table:number-columns-repeated="3"/>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21]-[.$L$210])&lt;10^-9;&quot;Oui&quot;;&quot;&quot;)">
            <text:p/>
          </table:table-cell>
          <table:table-cell table:style-name="ce1327" table:formula="of:=[.AF220]+0.05" office:value-type="float" office:value="-8.39999999999998" calcext:value-type="float">
            <text:p>-8,39999999999998</text:p>
          </table:table-cell>
          <table:table-cell table:style-name="ce1330" table:formula="of:=IF(ABS([.AF221]-[.$L$210])&lt;10^-9;&quot;&quot;;[.AH221])" office:value-type="float" office:value="-0.708333333333331" calcext:value-type="float">
            <text:p>-0,708333333333331</text:p>
          </table:table-cell>
          <table:table-cell table:style-name="ce1330" table:formula="of:=([.$A$208]*[.AF221]+[.$B$208])/([.$C$208]*[.AF221]+[.$D$208])" office:value-type="float" office:value="-0.708333333333331" calcext:value-type="float">
            <text:p>-0,708333333333331</text:p>
          </table:table-cell>
          <table:table-cell table:style-name="ce1187"/>
          <table:table-cell table:style-name="ce1108" table:number-columns-repeated="5"/>
          <table:table-cell table:style-name="ce1186"/>
          <table:table-cell table:number-columns-repeated="14"/>
          <table:table-cell table:style-name="ce714"/>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1]+1" office:value-type="float" office:value="2" calcext:value-type="float">
            <text:p>2</text:p>
          </table:table-cell>
          <table:table-cell table:style-name="ce1070" office:value-type="float" office:value="0.545984388823007" calcext:value-type="float">
            <text:p>0,545984388823007</text:p>
          </table:table-cell>
          <table:table-cell table:style-name="ce1070" office:value-type="float" office:value="-5" calcext:value-type="float">
            <text:p>-5</text:p>
          </table:table-cell>
          <table:table-cell table:style-name="ce1070" office:value-type="float" office:value="-20" calcext:value-type="float">
            <text:p>-20</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table:formula="of:=IF([.E222]=1;[.C222];IF([.E222]=-1;-[.C222];IF([.E222]&gt;0;CONCATENATE([.C222];&quot;/&quot;;[.E222]);CONCATENATE(-[.C222];&quot;/&quot;;-[.E222]))))" office:value-type="string" office:string-value="-5/2" calcext:value-type="string">
            <text:p>-5/2</text:p>
          </table:table-cell>
          <table:table-cell table:style-name="ce1177" table:formula="of:=[.C222]/[.E222]" office:value-type="float" office:value="-2.5" calcext:value-type="float">
            <text:p>-5/2</text:p>
          </table:table-cell>
          <table:table-cell table:style-name="ce1070" table:formula="of:=RANK([.B222];[.$B$221:.$B$270];0)" office:value-type="float" office:value="25" calcext:value-type="float">
            <text:p>25</text:p>
          </table:table-cell>
          <table:table-cell table:style-name="ce1104" table:number-columns-repeated="4"/>
          <table:table-cell table:style-name="ce1108" table:number-columns-repeated="8"/>
          <table:table-cell table:style-name="ce1192"/>
          <table:table-cell table:style-name="ce1188"/>
          <table:table-cell table:style-name="ce1108" table:number-columns-repeated="7"/>
          <table:table-cell table:style-name="ce1108" table:formula="of:=IF(ABS([.AF222]-[.$L$210])&lt;10^-9;&quot;Oui&quot;;&quot;&quot;)">
            <text:p/>
          </table:table-cell>
          <table:table-cell table:style-name="ce1327" table:formula="of:=[.AF221]+0.05" office:value-type="float" office:value="-8.34999999999998" calcext:value-type="float">
            <text:p>-8,34999999999998</text:p>
          </table:table-cell>
          <table:table-cell table:style-name="ce1119" table:formula="of:=IF(ABS([.AF222]-[.$L$210])&lt;10^-9;&quot;&quot;;[.AH222])" office:value-type="float" office:value="-0.703412073490812" calcext:value-type="float">
            <text:p>-0,703412073490812</text:p>
          </table:table-cell>
          <table:table-cell table:style-name="ce1119" table:formula="of:=([.$A$208]*[.AF222]+[.$B$208])/([.$C$208]*[.AF222]+[.$D$208])" office:value-type="float" office:value="-0.703412073490812" calcext:value-type="float">
            <text:p>-0,703412073490812</text:p>
          </table:table-cell>
          <table:table-cell table:style-name="ce1187"/>
          <table:table-cell table:style-name="ce1108" table:number-columns-repeated="5"/>
          <table:table-cell table:style-name="ce1186"/>
          <table:table-cell table:number-columns-repeated="14"/>
          <table:table-cell table:style-name="ce714"/>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2]+1" office:value-type="float" office:value="3" calcext:value-type="float">
            <text:p>3</text:p>
          </table:table-cell>
          <table:table-cell table:style-name="ce996" office:value-type="float" office:value="0.385948981584323" calcext:value-type="float">
            <text:p>0,385948981584323</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23]=1;[.C223];IF([.E223]=-1;-[.C223];IF([.E223]&gt;0;CONCATENATE([.C223];&quot;/&quot;;[.E223]);CONCATENATE(-[.C223];&quot;/&quot;;-[.E223]))))" office:value-type="string" office:string-value="5/2" calcext:value-type="string">
            <text:p>5/2</text:p>
          </table:table-cell>
          <table:table-cell table:style-name="ce1174" table:formula="of:=[.C223]/[.E223]" office:value-type="float" office:value="2.5" calcext:value-type="float">
            <text:p>5/2</text:p>
          </table:table-cell>
          <table:table-cell table:style-name="ce996" table:formula="of:=RANK([.B223];[.$B$221:.$B$270];0)" office:value-type="float" office:value="32" calcext:value-type="float">
            <text:p>32</text:p>
          </table:table-cell>
          <table:table-cell table:style-name="ce1104" table:number-columns-repeated="4"/>
          <table:table-cell table:style-name="ce1108" table:number-columns-repeated="2"/>
          <table:table-cell table:style-name="ce1108" office:value-type="string" calcext:value-type="string">
            <text:p>colonne</text:p>
          </table:table-cell>
          <table:table-cell table:style-name="ce1108" office:value-type="string" calcext:value-type="string">
            <text:p>cellule</text:p>
          </table:table-cell>
          <table:table-cell table:style-name="ce1108" office:value-type="string" calcext:value-type="string">
            <text:p>contenu</text:p>
          </table:table-cell>
          <table:table-cell table:style-name="ce1108" office:value-type="string" calcext:value-type="string">
            <text:p>formule</text:p>
          </table:table-cell>
          <table:table-cell table:style-name="ce1108" table:number-columns-repeated="2"/>
          <table:table-cell table:style-name="ce1192"/>
          <table:table-cell table:style-name="ce1188"/>
          <table:table-cell table:style-name="ce1108" table:number-columns-repeated="7"/>
          <table:table-cell table:style-name="ce1108" table:formula="of:=IF(ABS([.AF223]-[.$L$210])&lt;10^-9;&quot;Oui&quot;;&quot;&quot;)">
            <text:p/>
          </table:table-cell>
          <table:table-cell table:style-name="ce1327" table:formula="of:=[.AF222]+0.05" office:value-type="float" office:value="-8.29999999999998" calcext:value-type="float">
            <text:p>-8,29999999999998</text:p>
          </table:table-cell>
          <table:table-cell table:style-name="ce1330" table:formula="of:=IF(ABS([.AF223]-[.$L$210])&lt;10^-9;&quot;&quot;;[.AH223])" office:value-type="float" office:value="-0.698412698412696" calcext:value-type="float">
            <text:p>-0,698412698412696</text:p>
          </table:table-cell>
          <table:table-cell table:style-name="ce1330" table:formula="of:=([.$A$208]*[.AF223]+[.$B$208])/([.$C$208]*[.AF223]+[.$D$208])" office:value-type="float" office:value="-0.698412698412696" calcext:value-type="float">
            <text:p>-0,698412698412696</text:p>
          </table:table-cell>
          <table:table-cell table:style-name="ce1187"/>
          <table:table-cell table:style-name="ce1108" table:number-columns-repeated="5"/>
          <table:table-cell table:style-name="ce1186"/>
          <table:table-cell table:number-columns-repeated="14"/>
          <table:table-cell table:style-name="ce714"/>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3]+1" office:value-type="float" office:value="4" calcext:value-type="float">
            <text:p>4</text:p>
          </table:table-cell>
          <table:table-cell table:style-name="ce1070" office:value-type="float" office:value="0.0254995170787166" calcext:value-type="float">
            <text:p>0,025499517078717</text:p>
          </table:table-cell>
          <table:table-cell table:number-columns-repeated="2" table:style-name="ce1070" office:value-type="float" office:value="-5" calcext:value-type="float">
            <text:p>-5</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169" table:formula="of:=IF([.E224]=1;[.C224];IF([.E224]=-1;-[.C224];IF([.E224]&gt;0;CONCATENATE([.C224];&quot;/&quot;;[.E224]);CONCATENATE(-[.C224];&quot;/&quot;;-[.E224]))))" office:value-type="float" office:value="5" calcext:value-type="float">
            <text:p>5</text:p>
          </table:table-cell>
          <table:table-cell table:style-name="ce1177" table:formula="of:=[.C224]/[.E224]" office:value-type="float" office:value="5" calcext:value-type="float">
            <text:p>5/1</text:p>
          </table:table-cell>
          <table:table-cell table:style-name="ce1070" table:formula="of:=RANK([.B224];[.$B$221:.$B$270];0)" office:value-type="float" office:value="49" calcext:value-type="float">
            <text:p>49</text:p>
          </table:table-cell>
          <table:table-cell table:style-name="ce1104" table:number-columns-repeated="4"/>
          <table:table-cell table:style-name="ce1108"/>
          <table:table-cell table:style-name="ce682" table:number-columns-repeated="5"/>
          <table:table-cell table:style-name="ce1108" table:number-columns-repeated="2"/>
          <table:table-cell table:style-name="ce1192"/>
          <table:table-cell table:style-name="ce1188"/>
          <table:table-cell table:style-name="ce1108" table:number-columns-repeated="7"/>
          <table:table-cell table:style-name="ce1108" table:formula="of:=IF(ABS([.AF224]-[.$L$210])&lt;10^-9;&quot;Oui&quot;;&quot;&quot;)">
            <text:p/>
          </table:table-cell>
          <table:table-cell table:style-name="ce1327" table:formula="of:=[.AF223]+0.05" office:value-type="float" office:value="-8.24999999999998" calcext:value-type="float">
            <text:p>-8,24999999999998</text:p>
          </table:table-cell>
          <table:table-cell table:style-name="ce1119" table:formula="of:=IF(ABS([.AF224]-[.$L$210])&lt;10^-9;&quot;&quot;;[.AH224])" office:value-type="float" office:value="-0.693333333333331" calcext:value-type="float">
            <text:p>-0,693333333333331</text:p>
          </table:table-cell>
          <table:table-cell table:style-name="ce1119" table:formula="of:=([.$A$208]*[.AF224]+[.$B$208])/([.$C$208]*[.AF224]+[.$D$208])" office:value-type="float" office:value="-0.693333333333331" calcext:value-type="float">
            <text:p>-0,693333333333331</text:p>
          </table:table-cell>
          <table:table-cell table:style-name="ce1187"/>
          <table:table-cell table:style-name="ce1108" table:number-columns-repeated="5"/>
          <table:table-cell table:style-name="ce1186"/>
          <table:table-cell table:number-columns-repeated="14"/>
          <table:table-cell table:style-name="ce714"/>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4]+1" office:value-type="float" office:value="5" calcext:value-type="float">
            <text:p>5</text:p>
          </table:table-cell>
          <table:table-cell table:style-name="ce996" office:value-type="float" office:value="0.180970133354962" calcext:value-type="float">
            <text:p>0,180970133354962</text:p>
          </table:table-cell>
          <table:table-cell table:number-columns-repeated="2" table:style-name="ce996" office:value-type="float" office:value="-5" calcext:value-type="float">
            <text:p>-5</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table:formula="of:=IF([.E225]=1;[.C225];IF([.E225]=-1;-[.C225];IF([.E225]&gt;0;CONCATENATE([.C225];&quot;/&quot;;[.E225]);CONCATENATE(-[.C225];&quot;/&quot;;-[.E225]))))" office:value-type="string" office:string-value="-5/2" calcext:value-type="string">
            <text:p>-5/2</text:p>
          </table:table-cell>
          <table:table-cell table:style-name="ce1174" table:formula="of:=[.C225]/[.E225]" office:value-type="float" office:value="-2.5" calcext:value-type="float">
            <text:p>-5/2</text:p>
          </table:table-cell>
          <table:table-cell table:style-name="ce996" table:formula="of:=RANK([.B225];[.$B$221:.$B$270];0)" office:value-type="float" office:value="41" calcext:value-type="float">
            <text:p>41</text:p>
          </table:table-cell>
          <table:table-cell table:style-name="ce1104" table:number-columns-repeated="4"/>
          <table:table-cell table:style-name="ce1108"/>
          <table:table-cell table:style-name="ce682" table:number-columns-repeated="5"/>
          <table:table-cell table:style-name="ce1108" table:number-columns-repeated="2"/>
          <table:table-cell table:style-name="ce1192"/>
          <table:table-cell table:style-name="ce1188"/>
          <table:table-cell table:style-name="ce1108" table:number-columns-repeated="7"/>
          <table:table-cell table:style-name="ce1108" table:formula="of:=IF(ABS([.AF225]-[.$L$210])&lt;10^-9;&quot;Oui&quot;;&quot;&quot;)">
            <text:p/>
          </table:table-cell>
          <table:table-cell table:style-name="ce1327" table:formula="of:=[.AF224]+0.05" office:value-type="float" office:value="-8.19999999999997" calcext:value-type="float">
            <text:p>-8,19999999999997</text:p>
          </table:table-cell>
          <table:table-cell table:style-name="ce1330" table:formula="of:=IF(ABS([.AF225]-[.$L$210])&lt;10^-9;&quot;&quot;;[.AH225])" office:value-type="float" office:value="-0.68817204301075" calcext:value-type="float">
            <text:p>-0,68817204301075</text:p>
          </table:table-cell>
          <table:table-cell table:style-name="ce1330" table:formula="of:=([.$A$208]*[.AF225]+[.$B$208])/([.$C$208]*[.AF225]+[.$D$208])" office:value-type="float" office:value="-0.68817204301075" calcext:value-type="float">
            <text:p>-0,68817204301075</text:p>
          </table:table-cell>
          <table:table-cell table:style-name="ce1187"/>
          <table:table-cell table:style-name="ce1108" table:number-columns-repeated="5"/>
          <table:table-cell table:style-name="ce1186"/>
          <table:table-cell table:number-columns-repeated="14"/>
          <table:table-cell table:style-name="ce714"/>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5]+1" office:value-type="float" office:value="6" calcext:value-type="float">
            <text:p>6</text:p>
          </table:table-cell>
          <table:table-cell table:style-name="ce1070" office:value-type="float" office:value="0.911600596503581" calcext:value-type="float">
            <text:p>0,911600596503581</text:p>
          </table:table-cell>
          <table:table-cell table:style-name="ce1070" office:value-type="float" office:value="-4" calcext:value-type="float">
            <text:p>-4</text:p>
          </table:table-cell>
          <table:table-cell table:style-name="ce1070" office:value-type="float" office:value="-20" calcext:value-type="float">
            <text:p>-20</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26]=1;[.C226];IF([.E226]=-1;-[.C226];IF([.E226]&gt;0;CONCATENATE([.C226];&quot;/&quot;;[.E226]);CONCATENATE(-[.C226];&quot;/&quot;;-[.E226]))))" office:value-type="string" office:string-value="-4/3" calcext:value-type="string">
            <text:p>-4/3</text:p>
          </table:table-cell>
          <table:table-cell table:style-name="ce1177" table:formula="of:=[.C226]/[.E226]" office:value-type="float" office:value="-1.33333333333333" calcext:value-type="float">
            <text:p>-4/3</text:p>
          </table:table-cell>
          <table:table-cell table:style-name="ce1070" table:formula="of:=RANK([.B226];[.$B$221:.$B$270];0)" office:value-type="float" office:value="3" calcext:value-type="float">
            <text:p>3</text:p>
          </table:table-cell>
          <table:table-cell table:style-name="ce1104" table:number-columns-repeated="4"/>
          <table:table-cell table:style-name="ce1108" table:number-columns-repeated="2"/>
          <table:table-cell table:style-name="ce682" table:number-columns-repeated="4"/>
          <table:table-cell table:style-name="ce1108" table:number-columns-repeated="2"/>
          <table:table-cell table:style-name="ce1192"/>
          <table:table-cell table:style-name="ce1188"/>
          <table:table-cell table:style-name="ce1108" table:number-columns-repeated="7"/>
          <table:table-cell table:style-name="ce1108" table:formula="of:=IF(ABS([.AF226]-[.$L$210])&lt;10^-9;&quot;Oui&quot;;&quot;&quot;)">
            <text:p/>
          </table:table-cell>
          <table:table-cell table:style-name="ce1327" table:formula="of:=[.AF225]+0.05" office:value-type="float" office:value="-8.14999999999997" calcext:value-type="float">
            <text:p>-8,14999999999997</text:p>
          </table:table-cell>
          <table:table-cell table:style-name="ce1119" table:formula="of:=IF(ABS([.AF226]-[.$L$210])&lt;10^-9;&quot;&quot;;[.AH226])" office:value-type="float" office:value="-0.68292682926829" calcext:value-type="float">
            <text:p>-0,68292682926829</text:p>
          </table:table-cell>
          <table:table-cell table:style-name="ce1119" table:formula="of:=([.$A$208]*[.AF226]+[.$B$208])/([.$C$208]*[.AF226]+[.$D$208])" office:value-type="float" office:value="-0.68292682926829" calcext:value-type="float">
            <text:p>-0,68292682926829</text:p>
          </table:table-cell>
          <table:table-cell table:style-name="ce1187"/>
          <table:table-cell table:style-name="ce1108" table:number-columns-repeated="5"/>
          <table:table-cell table:style-name="ce1186"/>
          <table:table-cell table:number-columns-repeated="14"/>
          <table:table-cell table:style-name="ce714"/>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6]+1" office:value-type="float" office:value="7" calcext:value-type="float">
            <text:p>7</text:p>
          </table:table-cell>
          <table:table-cell table:style-name="ce996" office:value-type="float" office:value="0.49239730078116" calcext:value-type="float">
            <text:p>0,49239730078116</text:p>
          </table:table-cell>
          <table:table-cell table:style-name="ce996" office:value-type="float" office:value="-4" calcext:value-type="float">
            <text:p>-4</text:p>
          </table:table-cell>
          <table:table-cell table:style-name="ce996" office:value-type="float" office:value="-20" calcext:value-type="float">
            <text:p>-20</text:p>
          </table:table-cell>
          <table:table-cell table:style-name="ce996" office:value-type="float" office:value="1" calcext:value-type="float">
            <text:p>1</text:p>
          </table:table-cell>
          <table:table-cell table:style-name="ce996" office:value-type="float" office:value="-1" calcext:value-type="float">
            <text:p>-1</text:p>
          </table:table-cell>
          <table:table-cell table:style-name="ce1168" table:formula="of:=IF([.E227]=1;[.C227];IF([.E227]=-1;-[.C227];IF([.E227]&gt;0;CONCATENATE([.C227];&quot;/&quot;;[.E227]);CONCATENATE(-[.C227];&quot;/&quot;;-[.E227]))))" office:value-type="float" office:value="-4" calcext:value-type="float">
            <text:p>-4</text:p>
          </table:table-cell>
          <table:table-cell table:style-name="ce1174" table:formula="of:=[.C227]/[.E227]" office:value-type="float" office:value="-4" calcext:value-type="float">
            <text:p>-4/1</text:p>
          </table:table-cell>
          <table:table-cell table:style-name="ce996" table:formula="of:=RANK([.B227];[.$B$221:.$B$270];0)" office:value-type="float" office:value="27" calcext:value-type="float">
            <text:p>27</text:p>
          </table:table-cell>
          <table:table-cell table:style-name="ce1104" table:number-columns-repeated="4"/>
          <table:table-cell table:style-name="ce1108" table:number-columns-repeated="2"/>
          <table:table-cell table:style-name="ce682" table:number-columns-repeated="4"/>
          <table:table-cell table:style-name="ce1108" table:number-columns-repeated="2"/>
          <table:table-cell table:style-name="ce1192"/>
          <table:table-cell table:style-name="ce1188"/>
          <table:table-cell table:style-name="ce1108" table:number-columns-repeated="7"/>
          <table:table-cell table:style-name="ce1108" table:formula="of:=IF(ABS([.AF227]-[.$L$210])&lt;10^-9;&quot;Oui&quot;;&quot;&quot;)">
            <text:p/>
          </table:table-cell>
          <table:table-cell table:style-name="ce1327" table:formula="of:=[.AF226]+0.05" office:value-type="float" office:value="-8.09999999999997" calcext:value-type="float">
            <text:p>-8,09999999999997</text:p>
          </table:table-cell>
          <table:table-cell table:style-name="ce1330" table:formula="of:=IF(ABS([.AF227]-[.$L$210])&lt;10^-9;&quot;&quot;;[.AH227])" office:value-type="float" office:value="-0.677595628415297" calcext:value-type="float">
            <text:p>-0,677595628415297</text:p>
          </table:table-cell>
          <table:table-cell table:style-name="ce1330" table:formula="of:=([.$A$208]*[.AF227]+[.$B$208])/([.$C$208]*[.AF227]+[.$D$208])" office:value-type="float" office:value="-0.677595628415297" calcext:value-type="float">
            <text:p>-0,677595628415297</text:p>
          </table:table-cell>
          <table:table-cell table:style-name="ce1187"/>
          <table:table-cell table:style-name="ce1108" table:number-columns-repeated="5"/>
          <table:table-cell table:style-name="ce1186"/>
          <table:table-cell table:number-columns-repeated="14"/>
          <table:table-cell table:style-name="ce714"/>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7]+1" office:value-type="float" office:value="8" calcext:value-type="float">
            <text:p>8</text:p>
          </table:table-cell>
          <table:table-cell table:style-name="ce1070" office:value-type="float" office:value="0.870860984085027" calcext:value-type="float">
            <text:p>0,870860984085027</text:p>
          </table:table-cell>
          <table:table-cell table:style-name="ce1070" office:value-type="float" office:value="-4" calcext:value-type="float">
            <text:p>-4</text:p>
          </table:table-cell>
          <table:table-cell table:style-name="ce1070" office:value-type="float" office:value="-16" calcext:value-type="float">
            <text:p>-16</text:p>
          </table:table-cell>
          <table:table-cell table:number-columns-repeated="2" table:style-name="ce1070" office:value-type="float" office:value="1" calcext:value-type="float">
            <text:p>1</text:p>
          </table:table-cell>
          <table:table-cell table:style-name="ce1169" table:formula="of:=IF([.E228]=1;[.C228];IF([.E228]=-1;-[.C228];IF([.E228]&gt;0;CONCATENATE([.C228];&quot;/&quot;;[.E228]);CONCATENATE(-[.C228];&quot;/&quot;;-[.E228]))))" office:value-type="float" office:value="-4" calcext:value-type="float">
            <text:p>-4</text:p>
          </table:table-cell>
          <table:table-cell table:style-name="ce1177" table:formula="of:=[.C228]/[.E228]" office:value-type="float" office:value="-4" calcext:value-type="float">
            <text:p>-4/1</text:p>
          </table:table-cell>
          <table:table-cell table:style-name="ce1070" table:formula="of:=RANK([.B228];[.$B$221:.$B$270];0)" office:value-type="float" office:value="8" calcext:value-type="float">
            <text:p>8</text:p>
          </table:table-cell>
          <table:table-cell table:style-name="ce1108" table:number-columns-repeated="19"/>
          <table:table-cell table:style-name="ce1100" table:number-columns-repeated="2"/>
          <table:table-cell table:style-name="ce1108" table:formula="of:=IF(ABS([.AF228]-[.$L$210])&lt;10^-9;&quot;Oui&quot;;&quot;&quot;)">
            <text:p/>
          </table:table-cell>
          <table:table-cell table:style-name="ce1327" table:formula="of:=[.AF227]+0.05" office:value-type="float" office:value="-8.04999999999997" calcext:value-type="float">
            <text:p>-8,04999999999997</text:p>
          </table:table-cell>
          <table:table-cell table:style-name="ce1119" table:formula="of:=IF(ABS([.AF228]-[.$L$210])&lt;10^-9;&quot;&quot;;[.AH228])" office:value-type="float" office:value="-0.672176308539942" calcext:value-type="float">
            <text:p>-0,672176308539942</text:p>
          </table:table-cell>
          <table:table-cell table:style-name="ce1119" table:formula="of:=([.$A$208]*[.AF228]+[.$B$208])/([.$C$208]*[.AF228]+[.$D$208])" office:value-type="float" office:value="-0.672176308539942" calcext:value-type="float">
            <text:p>-0,672176308539942</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style-name="ce1031" table:formula="of:=[.A228]+1" office:value-type="float" office:value="9" calcext:value-type="float">
            <text:p>9</text:p>
          </table:table-cell>
          <table:table-cell table:style-name="ce996" office:value-type="float" office:value="0.806222952085605" calcext:value-type="float">
            <text:p>0,806222952085605</text:p>
          </table:table-cell>
          <table:table-cell table:style-name="ce996" office:value-type="float" office:value="-4" calcext:value-type="float">
            <text:p>-4</text:p>
          </table:table-cell>
          <table:table-cell table:style-name="ce996" office:value-type="float" office:value="-12" calcext:value-type="float">
            <text:p>-12</text:p>
          </table:table-cell>
          <table:table-cell table:style-name="ce996" office:value-type="float" office:value="-3" calcext:value-type="float">
            <text:p>-3</text:p>
          </table:table-cell>
          <table:table-cell table:style-name="ce996" office:value-type="float" office:value="3" calcext:value-type="float">
            <text:p>3</text:p>
          </table:table-cell>
          <table:table-cell table:style-name="ce1168" table:formula="of:=IF([.E229]=1;[.C229];IF([.E229]=-1;-[.C229];IF([.E229]&gt;0;CONCATENATE([.C229];&quot;/&quot;;[.E229]);CONCATENATE(-[.C229];&quot;/&quot;;-[.E229]))))" office:value-type="string" office:string-value="4/3" calcext:value-type="string">
            <text:p>4/3</text:p>
          </table:table-cell>
          <table:table-cell table:style-name="ce1174" table:formula="of:=[.C229]/[.E229]" office:value-type="float" office:value="1.33333333333333" calcext:value-type="float">
            <text:p>4/3</text:p>
          </table:table-cell>
          <table:table-cell table:style-name="ce996" table:formula="of:=RANK([.B229];[.$B$221:.$B$270];0)" office:value-type="float" office:value="10" calcext:value-type="float">
            <text:p>10</text:p>
          </table:table-cell>
          <table:table-cell table:style-name="ce1186" table:number-columns-repeated="19"/>
          <table:table-cell table:style-name="ce1100" table:number-columns-repeated="2"/>
          <table:table-cell table:style-name="ce1108" table:formula="of:=IF(ABS([.AF229]-[.$L$210])&lt;10^-9;&quot;Oui&quot;;&quot;&quot;)">
            <text:p/>
          </table:table-cell>
          <table:table-cell table:style-name="ce1327" table:formula="of:=[.AF228]+0.05" office:value-type="float" office:value="-7.99999999999997" calcext:value-type="float">
            <text:p>-7,99999999999997</text:p>
          </table:table-cell>
          <table:table-cell table:style-name="ce1330" table:formula="of:=IF(ABS([.AF229]-[.$L$210])&lt;10^-9;&quot;&quot;;[.AH229])" office:value-type="float" office:value="-0.666666666666663" calcext:value-type="float">
            <text:p>-0,666666666666663</text:p>
          </table:table-cell>
          <table:table-cell table:style-name="ce1330" table:formula="of:=([.$A$208]*[.AF229]+[.$B$208])/([.$C$208]*[.AF229]+[.$D$208])" office:value-type="float" office:value="-0.666666666666663" calcext:value-type="float">
            <text:p>-0,666666666666663</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style-name="ce1032" table:formula="of:=[.A229]+1" office:value-type="float" office:value="10" calcext:value-type="float">
            <text:p>10</text:p>
          </table:table-cell>
          <table:table-cell table:style-name="ce1070" office:value-type="float" office:value="0.409379991824721" calcext:value-type="float">
            <text:p>0,409379991824721</text:p>
          </table:table-cell>
          <table:table-cell table:style-name="ce1070" office:value-type="float" office:value="-4" calcext:value-type="float">
            <text:p>-4</text:p>
          </table:table-cell>
          <table:table-cell table:style-name="ce1070" office:value-type="float" office:value="-12" calcext:value-type="float">
            <text:p>-12</text:p>
          </table:table-cell>
          <table:table-cell table:style-name="ce1070" office:value-type="float" office:value="1" calcext:value-type="float">
            <text:p>1</text:p>
          </table:table-cell>
          <table:table-cell table:style-name="ce1070" office:value-type="float" office:value="2" calcext:value-type="float">
            <text:p>2</text:p>
          </table:table-cell>
          <table:table-cell table:style-name="ce1169" table:formula="of:=IF([.E230]=1;[.C230];IF([.E230]=-1;-[.C230];IF([.E230]&gt;0;CONCATENATE([.C230];&quot;/&quot;;[.E230]);CONCATENATE(-[.C230];&quot;/&quot;;-[.E230]))))" office:value-type="float" office:value="-4" calcext:value-type="float">
            <text:p>-4</text:p>
          </table:table-cell>
          <table:table-cell table:style-name="ce1177" table:formula="of:=[.C230]/[.E230]" office:value-type="float" office:value="-4" calcext:value-type="float">
            <text:p>-4/1</text:p>
          </table:table-cell>
          <table:table-cell table:style-name="ce1070" table:formula="of:=RANK([.B230];[.$B$221:.$B$270];0)" office:value-type="float" office:value="31" calcext:value-type="float">
            <text:p>31</text:p>
          </table:table-cell>
          <table:table-cell table:style-name="ce1187" table:number-columns-repeated="19"/>
          <table:table-cell table:style-name="ce1100" table:number-columns-repeated="2"/>
          <table:table-cell table:style-name="ce1108" table:formula="of:=IF(ABS([.AF230]-[.$L$210])&lt;10^-9;&quot;Oui&quot;;&quot;&quot;)">
            <text:p/>
          </table:table-cell>
          <table:table-cell table:style-name="ce1327" table:formula="of:=[.AF229]+0.05" office:value-type="float" office:value="-7.94999999999997" calcext:value-type="float">
            <text:p>-7,94999999999997</text:p>
          </table:table-cell>
          <table:table-cell table:style-name="ce1119" table:formula="of:=IF(ABS([.AF230]-[.$L$210])&lt;10^-9;&quot;&quot;;[.AH230])" office:value-type="float" office:value="-0.661064425770305" calcext:value-type="float">
            <text:p>-0,661064425770305</text:p>
          </table:table-cell>
          <table:table-cell table:style-name="ce1119" table:formula="of:=([.$A$208]*[.AF230]+[.$B$208])/([.$C$208]*[.AF230]+[.$D$208])" office:value-type="float" office:value="-0.661064425770305" calcext:value-type="float">
            <text:p>-0,661064425770305</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style-name="ce1031" table:formula="of:=[.A230]+1" office:value-type="float" office:value="11" calcext:value-type="float">
            <text:p>11</text:p>
          </table:table-cell>
          <table:table-cell table:style-name="ce996" office:value-type="float" office:value="0.224266574464414" calcext:value-type="float">
            <text:p>0,224266574464414</text:p>
          </table:table-cell>
          <table:table-cell table:style-name="ce996" office:value-type="float" office:value="-4" calcext:value-type="float">
            <text:p>-4</text:p>
          </table:table-cell>
          <table:table-cell table:style-name="ce996" office:value-type="float" office:value="-8" calcext:value-type="float">
            <text:p>-8</text:p>
          </table:table-cell>
          <table:table-cell table:number-columns-repeated="2" table:style-name="ce996" office:value-type="float" office:value="-3" calcext:value-type="float">
            <text:p>-3</text:p>
          </table:table-cell>
          <table:table-cell table:style-name="ce1168" table:formula="of:=IF([.E231]=1;[.C231];IF([.E231]=-1;-[.C231];IF([.E231]&gt;0;CONCATENATE([.C231];&quot;/&quot;;[.E231]);CONCATENATE(-[.C231];&quot;/&quot;;-[.E231]))))" office:value-type="string" office:string-value="4/3" calcext:value-type="string">
            <text:p>4/3</text:p>
          </table:table-cell>
          <table:table-cell table:style-name="ce1174" table:formula="of:=[.C231]/[.E231]" office:value-type="float" office:value="1.33333333333333" calcext:value-type="float">
            <text:p>4/3</text:p>
          </table:table-cell>
          <table:table-cell table:style-name="ce996" table:formula="of:=RANK([.B231];[.$B$221:.$B$270];0)" office:value-type="float" office:value="37" calcext:value-type="float">
            <text:p>37</text:p>
          </table:table-cell>
          <table:table-cell table:style-name="ce1188" table:number-columns-repeated="19"/>
          <table:table-cell table:style-name="ce1100" table:number-columns-repeated="2"/>
          <table:table-cell table:style-name="ce1108" table:formula="of:=IF(ABS([.AF231]-[.$L$210])&lt;10^-9;&quot;Oui&quot;;&quot;&quot;)">
            <text:p/>
          </table:table-cell>
          <table:table-cell table:style-name="ce1327" table:formula="of:=[.AF230]+0.05" office:value-type="float" office:value="-7.89999999999997" calcext:value-type="float">
            <text:p>-7,89999999999997</text:p>
          </table:table-cell>
          <table:table-cell table:style-name="ce1330" table:formula="of:=IF(ABS([.AF231]-[.$L$210])&lt;10^-9;&quot;&quot;;[.AH231])" office:value-type="float" office:value="-0.655367231638415" calcext:value-type="float">
            <text:p>-0,655367231638415</text:p>
          </table:table-cell>
          <table:table-cell table:style-name="ce1330" table:formula="of:=([.$A$208]*[.AF231]+[.$B$208])/([.$C$208]*[.AF231]+[.$D$208])" office:value-type="float" office:value="-0.655367231638415" calcext:value-type="float">
            <text:p>-0,655367231638415</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style-name="ce1032" table:formula="of:=[.A231]+1" office:value-type="float" office:value="12" calcext:value-type="float">
            <text:p>12</text:p>
          </table:table-cell>
          <table:table-cell table:style-name="ce1070" office:value-type="float" office:value="0.58607248547128" calcext:value-type="float">
            <text:p>0,58607248547128</text:p>
          </table:table-cell>
          <table:table-cell table:number-columns-repeated="2"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4" calcext:value-type="float">
            <text:p>-4</text:p>
          </table:table-cell>
          <table:table-cell table:style-name="ce1169" table:formula="of:=IF([.E232]=1;[.C232];IF([.E232]=-1;-[.C232];IF([.E232]&gt;0;CONCATENATE([.C232];&quot;/&quot;;[.E232]);CONCATENATE(-[.C232];&quot;/&quot;;-[.E232]))))" office:value-type="string" office:string-value="4/2" calcext:value-type="string">
            <text:p>4/2</text:p>
          </table:table-cell>
          <table:table-cell table:style-name="ce1177" table:formula="of:=[.C232]/[.E232]" office:value-type="float" office:value="2" calcext:value-type="float">
            <text:p>2/1</text:p>
          </table:table-cell>
          <table:table-cell table:style-name="ce1070" table:formula="of:=RANK([.B232];[.$B$221:.$B$270];0)" office:value-type="float" office:value="24" calcext:value-type="float">
            <text:p>24</text:p>
          </table:table-cell>
          <table:table-cell table:style-name="ce1108" table:number-columns-repeated="5"/>
          <table:table-cell table:style-name="ce1224"/>
          <table:table-cell table:style-name="ce1108" table:number-columns-repeated="13"/>
          <table:table-cell table:style-name="ce1100" table:number-columns-repeated="2"/>
          <table:table-cell table:style-name="ce1108" table:formula="of:=IF(ABS([.AF232]-[.$L$210])&lt;10^-9;&quot;Oui&quot;;&quot;&quot;)">
            <text:p/>
          </table:table-cell>
          <table:table-cell table:style-name="ce1327" table:formula="of:=[.AF231]+0.05" office:value-type="float" office:value="-7.84999999999997" calcext:value-type="float">
            <text:p>-7,84999999999997</text:p>
          </table:table-cell>
          <table:table-cell table:style-name="ce1119" table:formula="of:=IF(ABS([.AF232]-[.$L$210])&lt;10^-9;&quot;&quot;;[.AH232])" office:value-type="float" office:value="-0.649572649572646" calcext:value-type="float">
            <text:p>-0,649572649572646</text:p>
          </table:table-cell>
          <table:table-cell table:style-name="ce1119" table:formula="of:=([.$A$208]*[.AF232]+[.$B$208])/([.$C$208]*[.AF232]+[.$D$208])" office:value-type="float" office:value="-0.649572649572646" calcext:value-type="float">
            <text:p>-0,649572649572646</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style-name="ce1031" table:formula="of:=[.A232]+1" office:value-type="float" office:value="13" calcext:value-type="float">
            <text:p>13</text:p>
          </table:table-cell>
          <table:table-cell table:style-name="ce996" office:value-type="float" office:value="0.897515083401562" calcext:value-type="float">
            <text:p>0,897515083401562</text:p>
          </table:table-cell>
          <table:table-cell table:number-columns-repeated="2" table:style-name="ce996" office:value-type="float" office:value="-4" calcext:value-type="float">
            <text:p>-4</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1168" table:formula="of:=IF([.E233]=1;[.C233];IF([.E233]=-1;-[.C233];IF([.E233]&gt;0;CONCATENATE([.C233];&quot;/&quot;;[.E233]);CONCATENATE(-[.C233];&quot;/&quot;;-[.E233]))))" office:value-type="float" office:value="4" calcext:value-type="float">
            <text:p>4</text:p>
          </table:table-cell>
          <table:table-cell table:style-name="ce1174" table:formula="of:=[.C233]/[.E233]" office:value-type="float" office:value="4" calcext:value-type="float">
            <text:p>4/1</text:p>
          </table:table-cell>
          <table:table-cell table:style-name="ce996" table:formula="of:=RANK([.B233];[.$B$221:.$B$270];0)" office:value-type="float" office:value="5" calcext:value-type="float">
            <text:p>5</text:p>
          </table:table-cell>
          <table:table-cell table:style-name="ce1103" table:number-columns-repeated="19"/>
          <table:table-cell table:style-name="ce1100" table:number-columns-repeated="2"/>
          <table:table-cell table:style-name="ce1108" table:formula="of:=IF(ABS([.AF233]-[.$L$210])&lt;10^-9;&quot;Oui&quot;;&quot;&quot;)">
            <text:p/>
          </table:table-cell>
          <table:table-cell table:style-name="ce1327" table:formula="of:=[.AF232]+0.05" office:value-type="float" office:value="-7.79999999999997" calcext:value-type="float">
            <text:p>-7,79999999999997</text:p>
          </table:table-cell>
          <table:table-cell table:style-name="ce1330" table:formula="of:=IF(ABS([.AF233]-[.$L$210])&lt;10^-9;&quot;&quot;;[.AH233])" office:value-type="float" office:value="-0.643678160919537" calcext:value-type="float">
            <text:p>-0,643678160919537</text:p>
          </table:table-cell>
          <table:table-cell table:style-name="ce1330" table:formula="of:=([.$A$208]*[.AF233]+[.$B$208])/([.$C$208]*[.AF233]+[.$D$208])" office:value-type="float" office:value="-0.643678160919537" calcext:value-type="float">
            <text:p>-0,643678160919537</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style-name="ce1032" table:formula="of:=[.A233]+1" office:value-type="float" office:value="14" calcext:value-type="float">
            <text:p>14</text:p>
          </table:table-cell>
          <table:table-cell table:style-name="ce1070" office:value-type="float" office:value="0.276998953748756" calcext:value-type="float">
            <text:p>0,276998953748756</text:p>
          </table:table-cell>
          <table:table-cell table:number-columns-repeated="2"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169" table:formula="of:=IF([.E234]=1;[.C234];IF([.E234]=-1;-[.C234];IF([.E234]&gt;0;CONCATENATE([.C234];&quot;/&quot;;[.E234]);CONCATENATE(-[.C234];&quot;/&quot;;-[.E234]))))" office:value-type="string" office:string-value="-4/3" calcext:value-type="string">
            <text:p>-4/3</text:p>
          </table:table-cell>
          <table:table-cell table:style-name="ce1177" table:formula="of:=[.C234]/[.E234]" office:value-type="float" office:value="-1.33333333333333" calcext:value-type="float">
            <text:p>-4/3</text:p>
          </table:table-cell>
          <table:table-cell table:style-name="ce1070" table:formula="of:=RANK([.B234];[.$B$221:.$B$270];0)" office:value-type="float" office:value="34" calcext:value-type="float">
            <text:p>34</text:p>
          </table:table-cell>
          <table:table-cell table:style-name="ce1103" table:number-columns-repeated="19"/>
          <table:table-cell table:style-name="ce1100" table:number-columns-repeated="2"/>
          <table:table-cell table:style-name="ce1108" table:formula="of:=IF(ABS([.AF234]-[.$L$210])&lt;10^-9;&quot;Oui&quot;;&quot;&quot;)">
            <text:p/>
          </table:table-cell>
          <table:table-cell table:style-name="ce1327" table:formula="of:=[.AF233]+0.05" office:value-type="float" office:value="-7.74999999999997" calcext:value-type="float">
            <text:p>-7,74999999999997</text:p>
          </table:table-cell>
          <table:table-cell table:style-name="ce1119" table:formula="of:=IF(ABS([.AF234]-[.$L$210])&lt;10^-9;&quot;&quot;;[.AH234])" office:value-type="float" office:value="-0.637681159420286" calcext:value-type="float">
            <text:p>-0,637681159420286</text:p>
          </table:table-cell>
          <table:table-cell table:style-name="ce1119" table:formula="of:=([.$A$208]*[.AF234]+[.$B$208])/([.$C$208]*[.AF234]+[.$D$208])" office:value-type="float" office:value="-0.637681159420286" calcext:value-type="float">
            <text:p>-0,637681159420286</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style-name="ce1031" table:formula="of:=[.A234]+1" office:value-type="float" office:value="15" calcext:value-type="float">
            <text:p>15</text:p>
          </table:table-cell>
          <table:table-cell table:style-name="ce996" office:value-type="float" office:value="0.329836487433815" calcext:value-type="float">
            <text:p>0,329836487433815</text:p>
          </table:table-cell>
          <table:table-cell table:number-columns-repeated="2" table:style-name="ce996" office:value-type="float" office:value="-4" calcext:value-type="float">
            <text:p>-4</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35]=1;[.C235];IF([.E235]=-1;-[.C235];IF([.E235]&gt;0;CONCATENATE([.C235];&quot;/&quot;;[.E235]);CONCATENATE(-[.C235];&quot;/&quot;;-[.E235]))))" office:value-type="string" office:string-value="-4/2" calcext:value-type="string">
            <text:p>-4/2</text:p>
          </table:table-cell>
          <table:table-cell table:style-name="ce1174" table:formula="of:=[.C235]/[.E235]" office:value-type="float" office:value="-2" calcext:value-type="float">
            <text:p>-2/1</text:p>
          </table:table-cell>
          <table:table-cell table:style-name="ce996" table:formula="of:=RANK([.B235];[.$B$221:.$B$270];0)" office:value-type="float" office:value="33" calcext:value-type="float">
            <text:p>33</text:p>
          </table:table-cell>
          <table:table-cell table:style-name="ce1103" table:number-columns-repeated="19"/>
          <table:table-cell table:style-name="ce1100" table:number-columns-repeated="2"/>
          <table:table-cell table:style-name="ce1108" table:formula="of:=IF(ABS([.AF235]-[.$L$210])&lt;10^-9;&quot;Oui&quot;;&quot;&quot;)">
            <text:p/>
          </table:table-cell>
          <table:table-cell table:style-name="ce1327" table:formula="of:=[.AF234]+0.05" office:value-type="float" office:value="-7.69999999999997" calcext:value-type="float">
            <text:p>-7,69999999999997</text:p>
          </table:table-cell>
          <table:table-cell table:style-name="ce1330" table:formula="of:=IF(ABS([.AF235]-[.$L$210])&lt;10^-9;&quot;&quot;;[.AH235])" office:value-type="float" office:value="-0.631578947368417" calcext:value-type="float">
            <text:p>-0,631578947368417</text:p>
          </table:table-cell>
          <table:table-cell table:style-name="ce1330" table:formula="of:=([.$A$208]*[.AF235]+[.$B$208])/([.$C$208]*[.AF235]+[.$D$208])" office:value-type="float" office:value="-0.631578947368417" calcext:value-type="float">
            <text:p>-0,631578947368417</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style-name="ce1032" table:formula="of:=[.A235]+1" office:value-type="float" office:value="16" calcext:value-type="float">
            <text:p>16</text:p>
          </table:table-cell>
          <table:table-cell table:style-name="ce1070" office:value-type="float" office:value="0.801973421601412" calcext:value-type="float">
            <text:p>0,801973421601412</text:p>
          </table:table-cell>
          <table:table-cell table:style-name="ce1070" office:value-type="float" office:value="-3" calcext:value-type="float">
            <text:p>-3</text:p>
          </table:table-cell>
          <table:table-cell table:style-name="ce1070" office:value-type="float" office:value="-15" calcext:value-type="float">
            <text:p>-15</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169" office:value-type="string" calcext:value-type="string">
            <text:p>1</text:p>
          </table:table-cell>
          <table:table-cell table:style-name="ce1177" table:formula="of:=[.C236]/[.E236]" office:value-type="float" office:value="1" calcext:value-type="float">
            <text:p>1/1</text:p>
          </table:table-cell>
          <table:table-cell table:style-name="ce1070" table:formula="of:=RANK([.B236];[.$B$221:.$B$270];0)" office:value-type="float" office:value="11" calcext:value-type="float">
            <text:p>11</text:p>
          </table:table-cell>
          <table:table-cell table:style-name="ce1104" table:number-columns-repeated="19"/>
          <table:table-cell table:style-name="ce1100" table:number-columns-repeated="2"/>
          <table:table-cell table:style-name="ce1108" table:formula="of:=IF(ABS([.AF236]-[.$L$210])&lt;10^-9;&quot;Oui&quot;;&quot;&quot;)">
            <text:p/>
          </table:table-cell>
          <table:table-cell table:style-name="ce1327" table:formula="of:=[.AF235]+0.05" office:value-type="float" office:value="-7.64999999999997" calcext:value-type="float">
            <text:p>-7,64999999999997</text:p>
          </table:table-cell>
          <table:table-cell table:style-name="ce1119" table:formula="of:=IF(ABS([.AF236]-[.$L$210])&lt;10^-9;&quot;&quot;;[.AH236])" office:value-type="float" office:value="-0.625368731563418" calcext:value-type="float">
            <text:p>-0,625368731563418</text:p>
          </table:table-cell>
          <table:table-cell table:style-name="ce1119" table:formula="of:=([.$A$208]*[.AF236]+[.$B$208])/([.$C$208]*[.AF236]+[.$D$208])" office:value-type="float" office:value="-0.625368731563418" calcext:value-type="float">
            <text:p>-0,625368731563418</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style-name="ce1031" table:formula="of:=[.A236]+1" office:value-type="float" office:value="17" calcext:value-type="float">
            <text:p>17</text:p>
          </table:table-cell>
          <table:table-cell table:style-name="ce996" office:value-type="float" office:value="0.00401080928398232" calcext:value-type="float">
            <text:p>0,004010809283982</text:p>
          </table:table-cell>
          <table:table-cell table:style-name="ce996" office:value-type="float" office:value="-3" calcext:value-type="float">
            <text:p>-3</text:p>
          </table:table-cell>
          <table:table-cell table:style-name="ce996" office:value-type="float" office:value="-15" calcext:value-type="float">
            <text:p>-15</text:p>
          </table:table-cell>
          <table:table-cell table:number-columns-repeated="2" table:style-name="ce996" office:value-type="float" office:value="3" calcext:value-type="float">
            <text:p>3</text:p>
          </table:table-cell>
          <table:table-cell table:style-name="ce1168" office:value-type="string" calcext:value-type="string">
            <text:p>-1</text:p>
          </table:table-cell>
          <table:table-cell table:style-name="ce1174" table:formula="of:=[.C237]/[.E237]" office:value-type="float" office:value="-1" calcext:value-type="float">
            <text:p>-1/1</text:p>
          </table:table-cell>
          <table:table-cell table:style-name="ce996" table:formula="of:=RANK([.B237];[.$B$221:.$B$270];0)" office:value-type="float" office:value="50" calcext:value-type="float">
            <text:p>50</text:p>
          </table:table-cell>
          <table:table-cell table:style-name="ce1103" table:number-columns-repeated="19"/>
          <table:table-cell table:style-name="ce1100" table:number-columns-repeated="2"/>
          <table:table-cell table:style-name="ce1108" table:formula="of:=IF(ABS([.AF237]-[.$L$210])&lt;10^-9;&quot;Oui&quot;;&quot;&quot;)">
            <text:p/>
          </table:table-cell>
          <table:table-cell table:style-name="ce1327" table:formula="of:=[.AF236]+0.05" office:value-type="float" office:value="-7.59999999999997" calcext:value-type="float">
            <text:p>-7,59999999999997</text:p>
          </table:table-cell>
          <table:table-cell table:style-name="ce1330" table:formula="of:=IF(ABS([.AF237]-[.$L$210])&lt;10^-9;&quot;&quot;;[.AH237])" office:value-type="float" office:value="-0.619047619047615" calcext:value-type="float">
            <text:p>-0,619047619047615</text:p>
          </table:table-cell>
          <table:table-cell table:style-name="ce1330" table:formula="of:=([.$A$208]*[.AF237]+[.$B$208])/([.$C$208]*[.AF237]+[.$D$208])" office:value-type="float" office:value="-0.619047619047615" calcext:value-type="float">
            <text:p>-0,619047619047615</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style-name="ce1032" table:formula="of:=[.A237]+1" office:value-type="float" office:value="18" calcext:value-type="float">
            <text:p>18</text:p>
          </table:table-cell>
          <table:table-cell table:style-name="ce1070" office:value-type="float" office:value="0.136930896003784" calcext:value-type="float">
            <text:p>0,136930896003784</text:p>
          </table:table-cell>
          <table:table-cell table:style-name="ce1070" office:value-type="float" office:value="-3" calcext:value-type="float">
            <text:p>-3</text:p>
          </table:table-cell>
          <table:table-cell table:style-name="ce1070" office:value-type="float" office:value="-6" calcext:value-type="float">
            <text:p>-6</text:p>
          </table:table-cell>
          <table:table-cell table:number-columns-repeated="2" table:style-name="ce1070" office:value-type="float" office:value="-3" calcext:value-type="float">
            <text:p>-3</text:p>
          </table:table-cell>
          <table:table-cell table:style-name="ce1169" office:value-type="string" calcext:value-type="string">
            <text:p>1</text:p>
          </table:table-cell>
          <table:table-cell table:style-name="ce1177" table:formula="of:=[.C238]/[.E238]" office:value-type="float" office:value="1" calcext:value-type="float">
            <text:p>1/1</text:p>
          </table:table-cell>
          <table:table-cell table:style-name="ce1070" table:formula="of:=RANK([.B238];[.$B$221:.$B$270];0)" office:value-type="float" office:value="44" calcext:value-type="float">
            <text:p>44</text:p>
          </table:table-cell>
          <table:table-cell table:style-name="ce1103" table:number-columns-repeated="19"/>
          <table:table-cell table:style-name="ce1100" table:number-columns-repeated="2"/>
          <table:table-cell table:style-name="ce1108" table:formula="of:=IF(ABS([.AF238]-[.$L$210])&lt;10^-9;&quot;Oui&quot;;&quot;&quot;)">
            <text:p/>
          </table:table-cell>
          <table:table-cell table:style-name="ce1327" table:formula="of:=[.AF237]+0.05" office:value-type="float" office:value="-7.54999999999997" calcext:value-type="float">
            <text:p>-7,54999999999997</text:p>
          </table:table-cell>
          <table:table-cell table:style-name="ce1119" table:formula="of:=IF(ABS([.AF238]-[.$L$210])&lt;10^-9;&quot;&quot;;[.AH238])" office:value-type="float" office:value="-0.612612612612609" calcext:value-type="float">
            <text:p>-0,612612612612609</text:p>
          </table:table-cell>
          <table:table-cell table:style-name="ce1119" table:formula="of:=([.$A$208]*[.AF238]+[.$B$208])/([.$C$208]*[.AF238]+[.$D$208])" office:value-type="float" office:value="-0.612612612612609" calcext:value-type="float">
            <text:p>-0,612612612612609</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style-name="ce1031" table:formula="of:=[.A238]+1" office:value-type="float" office:value="19" calcext:value-type="float">
            <text:p>19</text:p>
          </table:table-cell>
          <table:table-cell table:style-name="ce996" office:value-type="float" office:value="0.641883228365926" calcext:value-type="float">
            <text:p>0,641883228365926</text:p>
          </table:table-cell>
          <table:table-cell table:style-name="ce996" office:value-type="float" office:value="-3" calcext:value-type="float">
            <text:p>-3</text:p>
          </table:table-cell>
          <table:table-cell table:style-name="ce996" office:value-type="float" office:value="-6" calcext:value-type="float">
            <text:p>-6</text:p>
          </table:table-cell>
          <table:table-cell table:number-columns-repeated="2" table:style-name="ce996" office:value-type="float" office:value="-1" calcext:value-type="float">
            <text:p>-1</text:p>
          </table:table-cell>
          <table:table-cell table:style-name="ce1168" table:formula="of:=IF([.E239]=1;[.C239];IF([.E239]=-1;-[.C239];IF([.E239]&gt;0;CONCATENATE([.C239];&quot;/&quot;;[.E239]);CONCATENATE(-[.C239];&quot;/&quot;;-[.E239]))))" office:value-type="float" office:value="3" calcext:value-type="float">
            <text:p>3</text:p>
          </table:table-cell>
          <table:table-cell table:style-name="ce1174" table:formula="of:=[.C239]/[.E239]" office:value-type="float" office:value="3" calcext:value-type="float">
            <text:p>3/1</text:p>
          </table:table-cell>
          <table:table-cell table:style-name="ce996" table:formula="of:=RANK([.B239];[.$B$221:.$B$270];0)" office:value-type="float" office:value="19" calcext:value-type="float">
            <text:p>19</text:p>
          </table:table-cell>
          <table:table-cell table:style-name="ce1104" table:number-columns-repeated="19"/>
          <table:table-cell table:style-name="ce1100" table:number-columns-repeated="2"/>
          <table:table-cell table:style-name="ce1108" table:formula="of:=IF(ABS([.AF239]-[.$L$210])&lt;10^-9;&quot;Oui&quot;;&quot;&quot;)">
            <text:p/>
          </table:table-cell>
          <table:table-cell table:style-name="ce1327" table:formula="of:=[.AF238]+0.05" office:value-type="float" office:value="-7.49999999999997" calcext:value-type="float">
            <text:p>-7,49999999999997</text:p>
          </table:table-cell>
          <table:table-cell table:style-name="ce1330" table:formula="of:=IF(ABS([.AF239]-[.$L$210])&lt;10^-9;&quot;&quot;;[.AH239])" office:value-type="float" office:value="-0.606060606060602" calcext:value-type="float">
            <text:p>-0,606060606060602</text:p>
          </table:table-cell>
          <table:table-cell table:style-name="ce1330" table:formula="of:=([.$A$208]*[.AF239]+[.$B$208])/([.$C$208]*[.AF239]+[.$D$208])" office:value-type="float" office:value="-0.606060606060602" calcext:value-type="float">
            <text:p>-0,606060606060602</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style-name="ce1032" table:formula="of:=[.A239]+1" office:value-type="float" office:value="20" calcext:value-type="float">
            <text:p>20</text:p>
          </table:table-cell>
          <table:table-cell table:style-name="ce1070" office:value-type="float" office:value="0.158136697783568" calcext:value-type="float">
            <text:p>0,158136697783568</text:p>
          </table:table-cell>
          <table:table-cell table:style-name="ce1070" office:value-type="float" office:value="-2" calcext:value-type="float">
            <text:p>-2</text:p>
          </table:table-cell>
          <table:table-cell table:style-name="ce1070" office:value-type="float" office:value="-10" calcext:value-type="float">
            <text:p>-10</text:p>
          </table:table-cell>
          <table:table-cell table:number-columns-repeated="2" table:style-name="ce1070" office:value-type="float" office:value="-3" calcext:value-type="float">
            <text:p>-3</text:p>
          </table:table-cell>
          <table:table-cell table:style-name="ce1169" table:formula="of:=IF([.E240]=1;[.C240];IF([.E240]=-1;-[.C240];IF([.E240]&gt;0;CONCATENATE([.C240];&quot;/&quot;;[.E240]);CONCATENATE(-[.C240];&quot;/&quot;;-[.E240]))))" office:value-type="string" office:string-value="2/3" calcext:value-type="string">
            <text:p>2/3</text:p>
          </table:table-cell>
          <table:table-cell table:style-name="ce1177" table:formula="of:=[.C240]/[.E240]" office:value-type="float" office:value="0.666666666666667" calcext:value-type="float">
            <text:p>2/3</text:p>
          </table:table-cell>
          <table:table-cell table:style-name="ce1070" table:formula="of:=RANK([.B240];[.$B$221:.$B$270];0)" office:value-type="float" office:value="42" calcext:value-type="float">
            <text:p>42</text:p>
          </table:table-cell>
          <table:table-cell table:style-name="ce1104" table:number-columns-repeated="2"/>
          <table:table-cell table:style-name="ce1108" table:number-columns-repeated="17"/>
          <table:table-cell table:style-name="ce1100" table:number-columns-repeated="2"/>
          <table:table-cell table:style-name="ce1108" table:formula="of:=IF(ABS([.AF240]-[.$L$210])&lt;10^-9;&quot;Oui&quot;;&quot;&quot;)">
            <text:p/>
          </table:table-cell>
          <table:table-cell table:style-name="ce1327" table:formula="of:=[.AF239]+0.05" office:value-type="float" office:value="-7.44999999999997" calcext:value-type="float">
            <text:p>-7,44999999999997</text:p>
          </table:table-cell>
          <table:table-cell table:style-name="ce1119" table:formula="of:=IF(ABS([.AF240]-[.$L$210])&lt;10^-9;&quot;&quot;;[.AH240])" office:value-type="float" office:value="-0.599388379204889" calcext:value-type="float">
            <text:p>-0,599388379204889</text:p>
          </table:table-cell>
          <table:table-cell table:style-name="ce1119" table:formula="of:=([.$A$208]*[.AF240]+[.$B$208])/([.$C$208]*[.AF240]+[.$D$208])" office:value-type="float" office:value="-0.599388379204889" calcext:value-type="float">
            <text:p>-0,599388379204889</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style-name="ce1031" table:formula="of:=[.A240]+1" office:value-type="float" office:value="21" calcext:value-type="float">
            <text:p>21</text:p>
          </table:table-cell>
          <table:table-cell table:style-name="ce996" office:value-type="float" office:value="0.0675892198298239" calcext:value-type="float">
            <text:p>0,067589219829824</text:p>
          </table:table-cell>
          <table:table-cell table:style-name="ce996" office:value-type="float" office:value="-2" calcext:value-type="float">
            <text:p>-2</text:p>
          </table:table-cell>
          <table:table-cell table:style-name="ce996" office:value-type="float" office:value="-8" calcext:value-type="float">
            <text:p>-8</text:p>
          </table:table-cell>
          <table:table-cell table:number-columns-repeated="2" table:style-name="ce996" office:value-type="float" office:value="-1" calcext:value-type="float">
            <text:p>-1</text:p>
          </table:table-cell>
          <table:table-cell table:style-name="ce1168" table:formula="of:=IF([.E241]=1;[.C241];IF([.E241]=-1;-[.C241];IF([.E241]&gt;0;CONCATENATE([.C241];&quot;/&quot;;[.E241]);CONCATENATE(-[.C241];&quot;/&quot;;-[.E241]))))" office:value-type="float" office:value="2" calcext:value-type="float">
            <text:p>2</text:p>
          </table:table-cell>
          <table:table-cell table:style-name="ce1174" table:formula="of:=[.C241]/[.E241]" office:value-type="float" office:value="2" calcext:value-type="float">
            <text:p>2/1</text:p>
          </table:table-cell>
          <table:table-cell table:style-name="ce996" table:formula="of:=RANK([.B241];[.$B$221:.$B$270];0)" office:value-type="float" office:value="47" calcext:value-type="float">
            <text:p>47</text:p>
          </table:table-cell>
          <table:table-cell table:style-name="ce1104" table:number-columns-repeated="2"/>
          <table:table-cell table:style-name="ce1108" table:number-columns-repeated="17"/>
          <table:table-cell table:style-name="ce1100" table:number-columns-repeated="2"/>
          <table:table-cell table:style-name="ce1108" table:formula="of:=IF(ABS([.AF241]-[.$L$210])&lt;10^-9;&quot;Oui&quot;;&quot;&quot;)">
            <text:p/>
          </table:table-cell>
          <table:table-cell table:style-name="ce1327" table:formula="of:=[.AF240]+0.05" office:value-type="float" office:value="-7.39999999999997" calcext:value-type="float">
            <text:p>-7,39999999999997</text:p>
          </table:table-cell>
          <table:table-cell table:style-name="ce1330" table:formula="of:=IF(ABS([.AF241]-[.$L$210])&lt;10^-9;&quot;&quot;;[.AH241])" office:value-type="float" office:value="-0.592592592592588" calcext:value-type="float">
            <text:p>-0,592592592592588</text:p>
          </table:table-cell>
          <table:table-cell table:style-name="ce1330" table:formula="of:=([.$A$208]*[.AF241]+[.$B$208])/([.$C$208]*[.AF241]+[.$D$208])" office:value-type="float" office:value="-0.592592592592588" calcext:value-type="float">
            <text:p>-0,592592592592588</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style-name="ce1032" table:formula="of:=[.A241]+1" office:value-type="float" office:value="22" calcext:value-type="float">
            <text:p>22</text:p>
          </table:table-cell>
          <table:table-cell table:style-name="ce1070" office:value-type="float" office:value="0.057267629773619" calcext:value-type="float">
            <text:p>0,057267629773619</text:p>
          </table:table-cell>
          <table:table-cell table:style-name="ce1070" office:value-type="float" office:value="-2" calcext:value-type="float">
            <text:p>-2</text:p>
          </table:table-cell>
          <table:table-cell table:style-name="ce1070" office:value-type="float" office:value="-8" calcext:value-type="float">
            <text:p>-8</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42]=1;[.C242];IF([.E242]=-1;-[.C242];IF([.E242]&gt;0;CONCATENATE([.C242];&quot;/&quot;;[.E242]);CONCATENATE(-[.C242];&quot;/&quot;;-[.E242]))))" office:value-type="string" office:string-value="2/3" calcext:value-type="string">
            <text:p>2/3</text:p>
          </table:table-cell>
          <table:table-cell table:style-name="ce1177" table:formula="of:=[.C242]/[.E242]" office:value-type="float" office:value="0.666666666666667" calcext:value-type="float">
            <text:p>2/3</text:p>
          </table:table-cell>
          <table:table-cell table:style-name="ce1070" table:formula="of:=RANK([.B242];[.$B$221:.$B$270];0)" office:value-type="float" office:value="48" calcext:value-type="float">
            <text:p>48</text:p>
          </table:table-cell>
          <table:table-cell table:style-name="ce1104" table:number-columns-repeated="2"/>
          <table:table-cell table:style-name="ce1108" table:number-columns-repeated="17"/>
          <table:table-cell table:style-name="ce1100" table:number-columns-repeated="2"/>
          <table:table-cell table:style-name="ce1108" table:formula="of:=IF(ABS([.AF242]-[.$L$210])&lt;10^-9;&quot;Oui&quot;;&quot;&quot;)">
            <text:p/>
          </table:table-cell>
          <table:table-cell table:style-name="ce1327" table:formula="of:=[.AF241]+0.05" office:value-type="float" office:value="-7.34999999999998" calcext:value-type="float">
            <text:p>-7,34999999999998</text:p>
          </table:table-cell>
          <table:table-cell table:style-name="ce1119" table:formula="of:=IF(ABS([.AF242]-[.$L$210])&lt;10^-9;&quot;&quot;;[.AH242])" office:value-type="float" office:value="-0.585669781931461" calcext:value-type="float">
            <text:p>-0,585669781931461</text:p>
          </table:table-cell>
          <table:table-cell table:style-name="ce1119" table:formula="of:=([.$A$208]*[.AF242]+[.$B$208])/([.$C$208]*[.AF242]+[.$D$208])" office:value-type="float" office:value="-0.585669781931461" calcext:value-type="float">
            <text:p>-0,585669781931461</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style-name="ce1031" table:formula="of:=[.A242]+1" office:value-type="float" office:value="23" calcext:value-type="float">
            <text:p>23</text:p>
          </table:table-cell>
          <table:table-cell table:style-name="ce996" office:value-type="float" office:value="0.904758468980199" calcext:value-type="float">
            <text:p>0,904758468980199</text:p>
          </table:table-cell>
          <table:table-cell table:style-name="ce996" office:value-type="float" office:value="-2" calcext:value-type="float">
            <text:p>-2</text:p>
          </table:table-cell>
          <table:table-cell table:style-name="ce996" office:value-type="float" office:value="-8" calcext:value-type="float">
            <text:p>-8</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office:value-type="string" calcext:value-type="string">
            <text:p>-1</text:p>
          </table:table-cell>
          <table:table-cell table:style-name="ce1174" table:formula="of:=[.C243]/[.E243]" office:value-type="float" office:value="-1" calcext:value-type="float">
            <text:p>-1/1</text:p>
          </table:table-cell>
          <table:table-cell table:style-name="ce996" table:formula="of:=RANK([.B243];[.$B$221:.$B$270];0)" office:value-type="float" office:value="4" calcext:value-type="float">
            <text:p>4</text:p>
          </table:table-cell>
          <table:table-cell table:style-name="ce1104" table:number-columns-repeated="2"/>
          <table:table-cell table:style-name="ce1108" table:number-columns-repeated="17"/>
          <table:table-cell table:style-name="ce1100" table:number-columns-repeated="2"/>
          <table:table-cell table:style-name="ce1108" table:formula="of:=IF(ABS([.AF243]-[.$L$210])&lt;10^-9;&quot;Oui&quot;;&quot;&quot;)">
            <text:p/>
          </table:table-cell>
          <table:table-cell table:style-name="ce1327" table:formula="of:=[.AF242]+0.05" office:value-type="float" office:value="-7.29999999999998" calcext:value-type="float">
            <text:p>-7,29999999999998</text:p>
          </table:table-cell>
          <table:table-cell table:style-name="ce1330" table:formula="of:=IF(ABS([.AF243]-[.$L$210])&lt;10^-9;&quot;&quot;;[.AH243])" office:value-type="float" office:value="-0.578616352201255" calcext:value-type="float">
            <text:p>-0,578616352201255</text:p>
          </table:table-cell>
          <table:table-cell table:style-name="ce1330" table:formula="of:=([.$A$208]*[.AF243]+[.$B$208])/([.$C$208]*[.AF243]+[.$D$208])" office:value-type="float" office:value="-0.578616352201255" calcext:value-type="float">
            <text:p>-0,578616352201255</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style-name="ce1032" table:formula="of:=[.A243]+1" office:value-type="float" office:value="24" calcext:value-type="float">
            <text:p>24</text:p>
          </table:table-cell>
          <table:table-cell table:style-name="ce1070" office:value-type="float" office:value="0.0852599816215262" calcext:value-type="float">
            <text:p>0,085259981621526</text:p>
          </table:table-cell>
          <table:table-cell table:style-name="ce1070" office:value-type="float" office:value="-2" calcext:value-type="float">
            <text:p>-2</text:p>
          </table:table-cell>
          <table:table-cell table:style-name="ce1070" office:value-type="float" office:value="-6" calcext:value-type="float">
            <text:p>-6</text:p>
          </table:table-cell>
          <table:table-cell table:number-columns-repeated="2" table:style-name="ce1070" office:value-type="float" office:value="3" calcext:value-type="float">
            <text:p>3</text:p>
          </table:table-cell>
          <table:table-cell table:style-name="ce1169" table:formula="of:=IF([.E244]=1;[.C244];IF([.E244]=-1;-[.C244];IF([.E244]&gt;0;CONCATENATE([.C244];&quot;/&quot;;[.E244]);CONCATENATE(-[.C244];&quot;/&quot;;-[.E244]))))" office:value-type="string" office:string-value="-2/3" calcext:value-type="string">
            <text:p>-2/3</text:p>
          </table:table-cell>
          <table:table-cell table:style-name="ce1177" table:formula="of:=[.C244]/[.E244]" office:value-type="float" office:value="-0.666666666666667" calcext:value-type="float">
            <text:p>-2/3</text:p>
          </table:table-cell>
          <table:table-cell table:style-name="ce1070" table:formula="of:=RANK([.B244];[.$B$221:.$B$270];0)" office:value-type="float" office:value="46" calcext:value-type="float">
            <text:p>46</text:p>
          </table:table-cell>
          <table:table-cell table:style-name="ce1104" table:number-columns-repeated="2"/>
          <table:table-cell table:style-name="ce1108" table:number-columns-repeated="17"/>
          <table:table-cell table:style-name="ce1100" table:number-columns-repeated="2"/>
          <table:table-cell table:style-name="ce1108" table:formula="of:=IF(ABS([.AF244]-[.$L$210])&lt;10^-9;&quot;Oui&quot;;&quot;&quot;)">
            <text:p/>
          </table:table-cell>
          <table:table-cell table:style-name="ce1327" table:formula="of:=[.AF243]+0.05" office:value-type="float" office:value="-7.24999999999998" calcext:value-type="float">
            <text:p>-7,24999999999998</text:p>
          </table:table-cell>
          <table:table-cell table:style-name="ce1119" table:formula="of:=IF(ABS([.AF244]-[.$L$210])&lt;10^-9;&quot;&quot;;[.AH244])" office:value-type="float" office:value="-0.571428571428568" calcext:value-type="float">
            <text:p>-0,571428571428568</text:p>
          </table:table-cell>
          <table:table-cell table:style-name="ce1119" table:formula="of:=([.$A$208]*[.AF244]+[.$B$208])/([.$C$208]*[.AF244]+[.$D$208])" office:value-type="float" office:value="-0.571428571428568" calcext:value-type="float">
            <text:p>-0,571428571428568</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style-name="ce1031" table:formula="of:=[.A244]+1" office:value-type="float" office:value="25" calcext:value-type="float">
            <text:p>25</text:p>
          </table:table-cell>
          <table:table-cell table:style-name="ce996" office:value-type="float" office:value="0.98830197941802" calcext:value-type="float">
            <text:p>0,98830197941802</text:p>
          </table:table-cell>
          <table:table-cell table:style-name="ce996" office:value-type="float" office:value="-2" calcext:value-type="float">
            <text:p>-2</text:p>
          </table:table-cell>
          <table:table-cell table:style-name="ce996" office:value-type="float" office:value="-4" calcext:value-type="float">
            <text:p>-4</text:p>
          </table:table-cell>
          <table:table-cell table:number-columns-repeated="2" table:style-name="ce996" office:value-type="float" office:value="-2" calcext:value-type="float">
            <text:p>-2</text:p>
          </table:table-cell>
          <table:table-cell table:style-name="ce1168" office:value-type="string" calcext:value-type="string">
            <text:p>1</text:p>
          </table:table-cell>
          <table:table-cell table:style-name="ce1174" table:formula="of:=[.C245]/[.E245]" office:value-type="float" office:value="1" calcext:value-type="float">
            <text:p>1/1</text:p>
          </table:table-cell>
          <table:table-cell table:style-name="ce996" table:formula="of:=RANK([.B245];[.$B$221:.$B$270];0)" office:value-type="float" office:value="1" calcext:value-type="float">
            <text:p>1</text:p>
          </table:table-cell>
          <table:table-cell table:style-name="ce1104" table:number-columns-repeated="2"/>
          <table:table-cell table:style-name="ce1108" table:number-columns-repeated="17"/>
          <table:table-cell table:style-name="ce1100" table:number-columns-repeated="2"/>
          <table:table-cell table:style-name="ce1108" table:formula="of:=IF(ABS([.AF245]-[.$L$210])&lt;10^-9;&quot;Oui&quot;;&quot;&quot;)">
            <text:p/>
          </table:table-cell>
          <table:table-cell table:style-name="ce1327" table:formula="of:=[.AF244]+0.05" office:value-type="float" office:value="-7.19999999999998" calcext:value-type="float">
            <text:p>-7,19999999999998</text:p>
          </table:table-cell>
          <table:table-cell table:style-name="ce1330" table:formula="of:=IF(ABS([.AF245]-[.$L$210])&lt;10^-9;&quot;&quot;;[.AH245])" office:value-type="float" office:value="-0.564102564102561" calcext:value-type="float">
            <text:p>-0,564102564102561</text:p>
          </table:table-cell>
          <table:table-cell table:style-name="ce1330" table:formula="of:=([.$A$208]*[.AF245]+[.$B$208])/([.$C$208]*[.AF245]+[.$D$208])" office:value-type="float" office:value="-0.564102564102561" calcext:value-type="float">
            <text:p>-0,564102564102561</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style-name="ce1032" table:formula="of:=[.A245]+1" office:value-type="float" office:value="26" calcext:value-type="float">
            <text:p>26</text:p>
          </table:table-cell>
          <table:table-cell table:style-name="ce1070" office:value-type="float" office:value="0.10355004070747" calcext:value-type="float">
            <text:p>0,10355004070747</text:p>
          </table:table-cell>
          <table:table-cell table:style-name="ce1070" office:value-type="float" office:value="-1" calcext:value-type="float">
            <text:p>-1</text:p>
          </table:table-cell>
          <table:table-cell table:style-name="ce1070" office:value-type="float" office:value="-5" calcext:value-type="float">
            <text:p>-5</text:p>
          </table:table-cell>
          <table:table-cell table:number-columns-repeated="2" table:style-name="ce1070" office:value-type="float" office:value="-2" calcext:value-type="float">
            <text:p>-2</text:p>
          </table:table-cell>
          <table:table-cell table:style-name="ce1169" table:formula="of:=IF([.E246]=1;[.C246];IF([.E246]=-1;-[.C246];IF([.E246]&gt;0;CONCATENATE([.C246];&quot;/&quot;;[.E246]);CONCATENATE(-[.C246];&quot;/&quot;;-[.E246]))))" office:value-type="string" office:string-value="1/2" calcext:value-type="string">
            <text:p>1/2</text:p>
          </table:table-cell>
          <table:table-cell table:style-name="ce1177" table:formula="of:=[.C246]/[.E246]" office:value-type="float" office:value="0.5" calcext:value-type="float">
            <text:p>1/2</text:p>
          </table:table-cell>
          <table:table-cell table:style-name="ce1070" table:formula="of:=RANK([.B246];[.$B$221:.$B$270];0)" office:value-type="float" office:value="45" calcext:value-type="float">
            <text:p>45</text:p>
          </table:table-cell>
          <table:table-cell table:style-name="ce1104" table:number-columns-repeated="2"/>
          <table:table-cell table:style-name="ce1108" table:number-columns-repeated="17"/>
          <table:table-cell table:style-name="ce1100" table:number-columns-repeated="2"/>
          <table:table-cell table:style-name="ce1108" table:formula="of:=IF(ABS([.AF246]-[.$L$210])&lt;10^-9;&quot;Oui&quot;;&quot;&quot;)">
            <text:p/>
          </table:table-cell>
          <table:table-cell table:style-name="ce1327" table:formula="of:=[.AF245]+0.05" office:value-type="float" office:value="-7.14999999999998" calcext:value-type="float">
            <text:p>-7,14999999999998</text:p>
          </table:table-cell>
          <table:table-cell table:style-name="ce1119" table:formula="of:=IF(ABS([.AF246]-[.$L$210])&lt;10^-9;&quot;&quot;;[.AH246])" office:value-type="float" office:value="-0.556634304207117" calcext:value-type="float">
            <text:p>-0,556634304207117</text:p>
          </table:table-cell>
          <table:table-cell table:style-name="ce1119" table:formula="of:=([.$A$208]*[.AF246]+[.$B$208])/([.$C$208]*[.AF246]+[.$D$208])" office:value-type="float" office:value="-0.556634304207117" calcext:value-type="float">
            <text:p>-0,556634304207117</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style-name="ce1031" table:formula="of:=[.A246]+1" office:value-type="float" office:value="27" calcext:value-type="float">
            <text:p>27</text:p>
          </table:table-cell>
          <table:table-cell table:style-name="ce996" office:value-type="float" office:value="0.635082010260941" calcext:value-type="float">
            <text:p>0,635082010260941</text:p>
          </table:table-cell>
          <table:table-cell table:style-name="ce996" office:value-type="float" office:value="-1" calcext:value-type="float">
            <text:p>-1</text:p>
          </table:table-cell>
          <table:table-cell table:style-name="ce996" office:value-type="float" office:value="-4" calcext:value-type="float">
            <text:p>-4</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1168" table:formula="of:=IF([.E247]=1;[.C247];IF([.E247]=-1;-[.C247];IF([.E247]&gt;0;CONCATENATE([.C247];&quot;/&quot;;[.E247]);CONCATENATE(-[.C247];&quot;/&quot;;-[.E247]))))" office:value-type="float" office:value="1" calcext:value-type="float">
            <text:p>1</text:p>
          </table:table-cell>
          <table:table-cell table:style-name="ce1174" table:formula="of:=[.C247]/[.E247]" office:value-type="float" office:value="1" calcext:value-type="float">
            <text:p>1/1</text:p>
          </table:table-cell>
          <table:table-cell table:style-name="ce996" table:formula="of:=RANK([.B247];[.$B$221:.$B$270];0)" office:value-type="float" office:value="21" calcext:value-type="float">
            <text:p>21</text:p>
          </table:table-cell>
          <table:table-cell table:style-name="ce1104" table:number-columns-repeated="2"/>
          <table:table-cell table:style-name="ce1108" table:number-columns-repeated="17"/>
          <table:table-cell table:style-name="ce1100" table:number-columns-repeated="2"/>
          <table:table-cell table:style-name="ce1108" table:formula="of:=IF(ABS([.AF247]-[.$L$210])&lt;10^-9;&quot;Oui&quot;;&quot;&quot;)">
            <text:p/>
          </table:table-cell>
          <table:table-cell table:style-name="ce1327" table:formula="of:=[.AF246]+0.05" office:value-type="float" office:value="-7.09999999999998" calcext:value-type="float">
            <text:p>-7,09999999999998</text:p>
          </table:table-cell>
          <table:table-cell table:style-name="ce1330" table:formula="of:=IF(ABS([.AF247]-[.$L$210])&lt;10^-9;&quot;&quot;;[.AH247])" office:value-type="float" office:value="-0.549019607843134" calcext:value-type="float">
            <text:p>-0,549019607843134</text:p>
          </table:table-cell>
          <table:table-cell table:style-name="ce1330" table:formula="of:=([.$A$208]*[.AF247]+[.$B$208])/([.$C$208]*[.AF247]+[.$D$208])" office:value-type="float" office:value="-0.549019607843134" calcext:value-type="float">
            <text:p>-0,549019607843134</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style-name="ce1032" table:formula="of:=[.A247]+1" office:value-type="float" office:value="28" calcext:value-type="float">
            <text:p>28</text:p>
          </table:table-cell>
          <table:table-cell table:style-name="ce1070" office:value-type="float" office:value="0.468534200810132" calcext:value-type="float">
            <text:p>0,468534200810132</text:p>
          </table:table-cell>
          <table:table-cell table:style-name="ce1070" office:value-type="float" office:value="-1" calcext:value-type="float">
            <text:p>-1</text:p>
          </table:table-cell>
          <table:table-cell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table:formula="of:=IF([.E248]=1;[.C248];IF([.E248]=-1;-[.C248];IF([.E248]&gt;0;CONCATENATE([.C248];&quot;/&quot;;[.E248]);CONCATENATE(-[.C248];&quot;/&quot;;-[.E248]))))" office:value-type="string" office:string-value="1/2" calcext:value-type="string">
            <text:p>1/2</text:p>
          </table:table-cell>
          <table:table-cell table:style-name="ce1177" table:formula="of:=[.C248]/[.E248]" office:value-type="float" office:value="0.5" calcext:value-type="float">
            <text:p>1/2</text:p>
          </table:table-cell>
          <table:table-cell table:style-name="ce1070" table:formula="of:=RANK([.B248];[.$B$221:.$B$270];0)" office:value-type="float" office:value="30" calcext:value-type="float">
            <text:p>30</text:p>
          </table:table-cell>
          <table:table-cell table:style-name="ce1104" table:number-columns-repeated="2"/>
          <table:table-cell table:style-name="ce1108" table:number-columns-repeated="17"/>
          <table:table-cell table:style-name="ce1100" table:number-columns-repeated="2"/>
          <table:table-cell table:style-name="ce1108" table:formula="of:=IF(ABS([.AF248]-[.$L$210])&lt;10^-9;&quot;Oui&quot;;&quot;&quot;)">
            <text:p/>
          </table:table-cell>
          <table:table-cell table:style-name="ce1327" table:formula="of:=[.AF247]+0.05" office:value-type="float" office:value="-7.04999999999998" calcext:value-type="float">
            <text:p>-7,04999999999998</text:p>
          </table:table-cell>
          <table:table-cell table:style-name="ce1119" table:formula="of:=IF(ABS([.AF248]-[.$L$210])&lt;10^-9;&quot;&quot;;[.AH248])" office:value-type="float" office:value="-0.541254125412538" calcext:value-type="float">
            <text:p>-0,541254125412538</text:p>
          </table:table-cell>
          <table:table-cell table:style-name="ce1119" table:formula="of:=([.$A$208]*[.AF248]+[.$B$208])/([.$C$208]*[.AF248]+[.$D$208])" office:value-type="float" office:value="-0.541254125412538" calcext:value-type="float">
            <text:p>-0,541254125412538</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style-name="ce1031" table:formula="of:=[.A248]+1" office:value-type="float" office:value="29" calcext:value-type="float">
            <text:p>29</text:p>
          </table:table-cell>
          <table:table-cell table:style-name="ce996" office:value-type="float" office:value="0.537383654555662" calcext:value-type="float">
            <text:p>0,537383654555662</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49]=1;[.C249];IF([.E249]=-1;-[.C249];IF([.E249]&gt;0;CONCATENATE([.C249];&quot;/&quot;;[.E249]);CONCATENATE(-[.C249];&quot;/&quot;;-[.E249]))))" office:value-type="string" office:string-value="-1/2" calcext:value-type="string">
            <text:p>-1/2</text:p>
          </table:table-cell>
          <table:table-cell table:style-name="ce1174" table:formula="of:=[.C249]/[.E249]" office:value-type="float" office:value="-0.5" calcext:value-type="float">
            <text:p>-1/2</text:p>
          </table:table-cell>
          <table:table-cell table:style-name="ce996" table:formula="of:=RANK([.B249];[.$B$221:.$B$270];0)" office:value-type="float" office:value="26" calcext:value-type="float">
            <text:p>26</text:p>
          </table:table-cell>
          <table:table-cell table:style-name="ce1104" table:number-columns-repeated="2"/>
          <table:table-cell table:style-name="ce1108" table:number-columns-repeated="17"/>
          <table:table-cell table:style-name="ce1100" table:number-columns-repeated="2"/>
          <table:table-cell table:style-name="ce1108" table:formula="of:=IF(ABS([.AF249]-[.$L$210])&lt;10^-9;&quot;Oui&quot;;&quot;&quot;)">
            <text:p/>
          </table:table-cell>
          <table:table-cell table:style-name="ce1327" table:formula="of:=[.AF248]+0.05" office:value-type="float" office:value="-6.99999999999998" calcext:value-type="float">
            <text:p>-6,99999999999998</text:p>
          </table:table-cell>
          <table:table-cell table:style-name="ce1330" table:formula="of:=IF(ABS([.AF249]-[.$L$210])&lt;10^-9;&quot;&quot;;[.AH249])" office:value-type="float" office:value="-0.53333333333333" calcext:value-type="float">
            <text:p>-0,53333333333333</text:p>
          </table:table-cell>
          <table:table-cell table:style-name="ce1330" table:formula="of:=([.$A$208]*[.AF249]+[.$B$208])/([.$C$208]*[.AF249]+[.$D$208])" office:value-type="float" office:value="-0.53333333333333" calcext:value-type="float">
            <text:p>-0,53333333333333</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style-name="ce1032" table:formula="of:=[.A249]+1" office:value-type="float" office:value="30" calcext:value-type="float">
            <text:p>30</text:p>
          </table:table-cell>
          <table:table-cell table:style-name="ce1070" office:value-type="float" office:value="0.63334773855463" calcext:value-type="float">
            <text:p>0,63334773855463</text:p>
          </table:table-cell>
          <table:table-cell table:number-columns-repeated="2"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50]=1;[.C250];IF([.E250]=-1;-[.C250];IF([.E250]&gt;0;CONCATENATE([.C250];&quot;/&quot;;[.E250]);CONCATENATE(-[.C250];&quot;/&quot;;-[.E250]))))" office:value-type="string" office:string-value="1/3" calcext:value-type="string">
            <text:p>1/3</text:p>
          </table:table-cell>
          <table:table-cell table:style-name="ce1177" table:formula="of:=[.C250]/[.E250]" office:value-type="float" office:value="0.333333333333333" calcext:value-type="float">
            <text:p>1/3</text:p>
          </table:table-cell>
          <table:table-cell table:style-name="ce1070" table:formula="of:=RANK([.B250];[.$B$221:.$B$270];0)" office:value-type="float" office:value="22" calcext:value-type="float">
            <text:p>22</text:p>
          </table:table-cell>
          <table:table-cell table:style-name="ce1104" table:number-columns-repeated="2"/>
          <table:table-cell table:style-name="ce1108" table:number-columns-repeated="17"/>
          <table:table-cell table:style-name="ce1100" table:number-columns-repeated="2"/>
          <table:table-cell table:style-name="ce1108" table:formula="of:=IF(ABS([.AF250]-[.$L$210])&lt;10^-9;&quot;Oui&quot;;&quot;&quot;)">
            <text:p/>
          </table:table-cell>
          <table:table-cell table:style-name="ce1327" table:formula="of:=[.AF249]+0.05" office:value-type="float" office:value="-6.94999999999998" calcext:value-type="float">
            <text:p>-6,94999999999998</text:p>
          </table:table-cell>
          <table:table-cell table:style-name="ce1119" table:formula="of:=IF(ABS([.AF250]-[.$L$210])&lt;10^-9;&quot;&quot;;[.AH250])" office:value-type="float" office:value="-0.525252525252522" calcext:value-type="float">
            <text:p>-0,525252525252522</text:p>
          </table:table-cell>
          <table:table-cell table:style-name="ce1119" table:formula="of:=([.$A$208]*[.AF250]+[.$B$208])/([.$C$208]*[.AF250]+[.$D$208])" office:value-type="float" office:value="-0.525252525252522" calcext:value-type="float">
            <text:p>-0,525252525252522</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style-name="ce1031" table:formula="of:=[.A250]+1" office:value-type="float" office:value="31" calcext:value-type="float">
            <text:p>31</text:p>
          </table:table-cell>
          <table:table-cell table:style-name="ce996" office:value-type="float" office:value="0.263333299401705" calcext:value-type="float">
            <text:p>0,263333299401705</text:p>
          </table:table-cell>
          <table:table-cell table:style-name="ce996" office:value-type="float" office:value="1" calcext:value-type="float">
            <text:p>1</text:p>
          </table:table-cell>
          <table:table-cell table:style-name="ce996" office:value-type="float" office:value="5" calcext:value-type="float">
            <text:p>5</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51]=1;[.C251];IF([.E251]=-1;-[.C251];IF([.E251]&gt;0;CONCATENATE([.C251];&quot;/&quot;;[.E251]);CONCATENATE(-[.C251];&quot;/&quot;;-[.E251]))))" office:value-type="string" office:string-value="1/2" calcext:value-type="string">
            <text:p>1/2</text:p>
          </table:table-cell>
          <table:table-cell table:style-name="ce1174" table:formula="of:=[.C251]/[.E251]" office:value-type="float" office:value="0.5" calcext:value-type="float">
            <text:p>1/2</text:p>
          </table:table-cell>
          <table:table-cell table:style-name="ce996" table:formula="of:=RANK([.B251];[.$B$221:.$B$270];0)" office:value-type="float" office:value="35" calcext:value-type="float">
            <text:p>35</text:p>
          </table:table-cell>
          <table:table-cell table:style-name="ce1104" table:number-columns-repeated="2"/>
          <table:table-cell table:style-name="ce1108" table:number-columns-repeated="17"/>
          <table:table-cell table:style-name="ce1100" table:number-columns-repeated="2"/>
          <table:table-cell table:style-name="ce1108" table:formula="of:=IF(ABS([.AF251]-[.$L$210])&lt;10^-9;&quot;Oui&quot;;&quot;&quot;)">
            <text:p/>
          </table:table-cell>
          <table:table-cell table:style-name="ce1327" table:formula="of:=[.AF250]+0.05" office:value-type="float" office:value="-6.89999999999998" calcext:value-type="float">
            <text:p>-6,89999999999998</text:p>
          </table:table-cell>
          <table:table-cell table:style-name="ce1330" table:formula="of:=IF(ABS([.AF251]-[.$L$210])&lt;10^-9;&quot;&quot;;[.AH251])" office:value-type="float" office:value="-0.517006802721085" calcext:value-type="float">
            <text:p>-0,517006802721085</text:p>
          </table:table-cell>
          <table:table-cell table:style-name="ce1330" table:formula="of:=([.$A$208]*[.AF251]+[.$B$208])/([.$C$208]*[.AF251]+[.$D$208])" office:value-type="float" office:value="-0.517006802721085" calcext:value-type="float">
            <text:p>-0,517006802721085</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style-name="ce1032" table:formula="of:=[.A251]+1" office:value-type="float" office:value="32" calcext:value-type="float">
            <text:p>32</text:p>
          </table:table-cell>
          <table:table-cell table:style-name="ce1070" office:value-type="float" office:value="0.706844072341559" calcext:value-type="float">
            <text:p>0,706844072341559</text:p>
          </table:table-cell>
          <table:table-cell table:style-name="ce1070" office:value-type="float" office:value="1" calcext:value-type="float">
            <text:p>1</text:p>
          </table:table-cell>
          <table:table-cell table:style-name="ce1070" office:value-type="float" office:value="3" calcext:value-type="float">
            <text:p>3</text:p>
          </table:table-cell>
          <table:table-cell table:number-columns-repeated="2" table:style-name="ce1070" office:value-type="float" office:value="-1" calcext:value-type="float">
            <text:p>-1</text:p>
          </table:table-cell>
          <table:table-cell table:style-name="ce1169" table:formula="of:=IF([.E252]=1;[.C252];IF([.E252]=-1;-[.C252];IF([.E252]&gt;0;CONCATENATE([.C252];&quot;/&quot;;[.E252]);CONCATENATE(-[.C252];&quot;/&quot;;-[.E252]))))" office:value-type="float" office:value="-1" calcext:value-type="float">
            <text:p>-1</text:p>
          </table:table-cell>
          <table:table-cell table:style-name="ce1177" table:formula="of:=[.C252]/[.E252]" office:value-type="float" office:value="-1" calcext:value-type="float">
            <text:p>-1/1</text:p>
          </table:table-cell>
          <table:table-cell table:style-name="ce1070" table:formula="of:=RANK([.B252];[.$B$221:.$B$270];0)" office:value-type="float" office:value="16" calcext:value-type="float">
            <text:p>16</text:p>
          </table:table-cell>
          <table:table-cell table:style-name="ce1104" table:number-columns-repeated="2"/>
          <table:table-cell table:style-name="ce1108" table:number-columns-repeated="17"/>
          <table:table-cell table:style-name="ce779" table:number-columns-repeated="2"/>
          <table:table-cell table:style-name="ce1108" table:formula="of:=IF(ABS([.AF252]-[.$L$210])&lt;10^-9;&quot;Oui&quot;;&quot;&quot;)">
            <text:p/>
          </table:table-cell>
          <table:table-cell table:style-name="ce1327" table:formula="of:=[.AF251]+0.05" office:value-type="float" office:value="-6.84999999999998" calcext:value-type="float">
            <text:p>-6,84999999999998</text:p>
          </table:table-cell>
          <table:table-cell table:style-name="ce1119" table:formula="of:=IF(ABS([.AF252]-[.$L$210])&lt;10^-9;&quot;&quot;;[.AH252])" office:value-type="float" office:value="-0.508591065292093" calcext:value-type="float">
            <text:p>-0,508591065292093</text:p>
          </table:table-cell>
          <table:table-cell table:style-name="ce1119" table:formula="of:=([.$A$208]*[.AF252]+[.$B$208])/([.$C$208]*[.AF252]+[.$D$208])" office:value-type="float" office:value="-0.508591065292093" calcext:value-type="float">
            <text:p>-0,508591065292093</text:p>
          </table:table-cell>
          <table:table-cell table:style-name="ce779"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style-name="ce1031" table:formula="of:=[.A252]+1" office:value-type="float" office:value="33" calcext:value-type="float">
            <text:p>33</text:p>
          </table:table-cell>
          <table:table-cell table:style-name="ce996" office:value-type="float" office:value="0.755409917267828" calcext:value-type="float">
            <text:p>0,755409917267828</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3]=1;[.C253];IF([.E253]=-1;-[.C253];IF([.E253]&gt;0;CONCATENATE([.C253];&quot;/&quot;;[.E253]);CONCATENATE(-[.C253];&quot;/&quot;;-[.E253]))))" office:value-type="float" office:value="1" calcext:value-type="float">
            <text:p>1</text:p>
          </table:table-cell>
          <table:table-cell table:style-name="ce1174" table:formula="of:=[.C253]/[.E253]" office:value-type="float" office:value="1" calcext:value-type="float">
            <text:p>1/1</text:p>
          </table:table-cell>
          <table:table-cell table:style-name="ce996" table:formula="of:=RANK([.B253];[.$B$221:.$B$270];0)" office:value-type="float" office:value="14" calcext:value-type="float">
            <text:p>14</text:p>
          </table:table-cell>
          <table:table-cell table:style-name="ce1103" table:number-columns-repeated="19"/>
          <table:table-cell table:style-name="ce1009" table:number-columns-repeated="2"/>
          <table:table-cell table:style-name="ce1108" table:formula="of:=IF(ABS([.AF253]-[.$L$210])&lt;10^-9;&quot;Oui&quot;;&quot;&quot;)">
            <text:p/>
          </table:table-cell>
          <table:table-cell table:style-name="ce1327" table:formula="of:=[.AF252]+0.05" office:value-type="float" office:value="-6.79999999999998" calcext:value-type="float">
            <text:p>-6,79999999999998</text:p>
          </table:table-cell>
          <table:table-cell table:style-name="ce1330" table:formula="of:=IF(ABS([.AF253]-[.$L$210])&lt;10^-9;&quot;&quot;;[.AH253])" office:value-type="float" office:value="-0.499999999999997" calcext:value-type="float">
            <text:p>-0,499999999999997</text:p>
          </table:table-cell>
          <table:table-cell table:style-name="ce1330" table:formula="of:=([.$A$208]*[.AF253]+[.$B$208])/([.$C$208]*[.AF253]+[.$D$208])" office:value-type="float" office:value="-0.499999999999997" calcext:value-type="float">
            <text:p>-0,499999999999997</text:p>
          </table:table-cell>
          <table:table-cell table:style-name="ce1009"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style-name="ce1032" table:formula="of:=[.A253]+1" office:value-type="float" office:value="34" calcext:value-type="float">
            <text:p>34</text:p>
          </table:table-cell>
          <table:table-cell table:style-name="ce1070" office:value-type="float" office:value="0.637795270386004" calcext:value-type="float">
            <text:p>0,637795270386004</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54]=1;[.C254];IF([.E254]=-1;-[.C254];IF([.E254]&gt;0;CONCATENATE([.C254];&quot;/&quot;;[.E254]);CONCATENATE(-[.C254];&quot;/&quot;;-[.E254]))))" office:value-type="string" office:string-value="2/3" calcext:value-type="string">
            <text:p>2/3</text:p>
          </table:table-cell>
          <table:table-cell table:style-name="ce1177" table:formula="of:=[.C254]/[.E254]" office:value-type="float" office:value="0.666666666666667" calcext:value-type="float">
            <text:p>2/3</text:p>
          </table:table-cell>
          <table:table-cell table:style-name="ce1070" table:formula="of:=RANK([.B254];[.$B$221:.$B$270];0)" office:value-type="float" office:value="20" calcext:value-type="float">
            <text:p>20</text:p>
          </table:table-cell>
          <table:table-cell table:style-name="ce1103" table:number-columns-repeated="19"/>
          <table:table-cell table:style-name="ce1324" table:number-columns-repeated="2"/>
          <table:table-cell table:style-name="ce1108" table:formula="of:=IF(ABS([.AF254]-[.$L$210])&lt;10^-9;&quot;Oui&quot;;&quot;&quot;)">
            <text:p/>
          </table:table-cell>
          <table:table-cell table:style-name="ce1327" table:formula="of:=[.AF253]+0.05" office:value-type="float" office:value="-6.74999999999998" calcext:value-type="float">
            <text:p>-6,74999999999998</text:p>
          </table:table-cell>
          <table:table-cell table:style-name="ce1119" table:formula="of:=IF(ABS([.AF254]-[.$L$210])&lt;10^-9;&quot;&quot;;[.AH254])" office:value-type="float" office:value="-0.491228070175435" calcext:value-type="float">
            <text:p>-0,491228070175435</text:p>
          </table:table-cell>
          <table:table-cell table:style-name="ce1119" table:formula="of:=([.$A$208]*[.AF254]+[.$B$208])/([.$C$208]*[.AF254]+[.$D$208])" office:value-type="float" office:value="-0.491228070175435" calcext:value-type="float">
            <text:p>-0,491228070175435</text:p>
          </table:table-cell>
          <table:table-cell table:style-name="ce1324"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style-name="ce1031" table:formula="of:=[.A254]+1" office:value-type="float" office:value="35" calcext:value-type="float">
            <text:p>35</text:p>
          </table:table-cell>
          <table:table-cell table:style-name="ce996" office:value-type="float" office:value="0.780608434267247" calcext:value-type="float">
            <text:p>0,780608434267247</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5]=1;[.C255];IF([.E255]=-1;-[.C255];IF([.E255]&gt;0;CONCATENATE([.C255];&quot;/&quot;;[.E255]);CONCATENATE(-[.C255];&quot;/&quot;;-[.E255]))))" office:value-type="float" office:value="2" calcext:value-type="float">
            <text:p>2</text:p>
          </table:table-cell>
          <table:table-cell table:style-name="ce1174" table:formula="of:=[.C255]/[.E255]" office:value-type="float" office:value="2" calcext:value-type="float">
            <text:p>2/1</text:p>
          </table:table-cell>
          <table:table-cell table:style-name="ce996" table:formula="of:=RANK([.B255];[.$B$221:.$B$270];0)" office:value-type="float" office:value="13" calcext:value-type="float">
            <text:p>13</text:p>
          </table:table-cell>
          <table:table-cell table:style-name="ce1103" table:number-columns-repeated="19"/>
          <table:table-cell table:style-name="ce1108" table:number-columns-repeated="2"/>
          <table:table-cell table:style-name="ce1108" table:formula="of:=IF(ABS([.AF255]-[.$L$210])&lt;10^-9;&quot;Oui&quot;;&quot;&quot;)">
            <text:p/>
          </table:table-cell>
          <table:table-cell table:style-name="ce1327" table:formula="of:=[.AF254]+0.05" office:value-type="float" office:value="-6.69999999999998" calcext:value-type="float">
            <text:p>-6,69999999999998</text:p>
          </table:table-cell>
          <table:table-cell table:style-name="ce1330" table:formula="of:=IF(ABS([.AF255]-[.$L$210])&lt;10^-9;&quot;&quot;;[.AH255])" office:value-type="float" office:value="-0.482269503546096" calcext:value-type="float">
            <text:p>-0,482269503546096</text:p>
          </table:table-cell>
          <table:table-cell table:style-name="ce1330" table:formula="of:=([.$A$208]*[.AF255]+[.$B$208])/([.$C$208]*[.AF255]+[.$D$208])" office:value-type="float" office:value="-0.482269503546096" calcext:value-type="float">
            <text:p>-0,482269503546096</text:p>
          </table:table-cell>
          <table:table-cell table:style-name="ce1108"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style-name="ce1032" table:formula="of:=[.A255]+1" office:value-type="float" office:value="36" calcext:value-type="float">
            <text:p>36</text:p>
          </table:table-cell>
          <table:table-cell table:style-name="ce1070" office:value-type="float" office:value="0.682990757867825" calcext:value-type="float">
            <text:p>0,682990757867825</text:p>
          </table:table-cell>
          <table:table-cell table:style-name="ce1070" office:value-type="float" office:value="2" calcext:value-type="float">
            <text:p>2</text:p>
          </table:table-cell>
          <table:table-cell table:style-name="ce1070" office:value-type="float" office:value="8" calcext:value-type="float">
            <text:p>8</text:p>
          </table:table-cell>
          <table:table-cell table:style-name="ce1070" office:value-type="float" office:value="-1" calcext:value-type="float">
            <text:p>-1</text:p>
          </table:table-cell>
          <table:table-cell table:style-name="ce1070" office:value-type="float" office:value="1" calcext:value-type="float">
            <text:p>1</text:p>
          </table:table-cell>
          <table:table-cell table:style-name="ce1169" table:formula="of:=IF([.E256]=1;[.C256];IF([.E256]=-1;-[.C256];IF([.E256]&gt;0;CONCATENATE([.C256];&quot;/&quot;;[.E256]);CONCATENATE(-[.C256];&quot;/&quot;;-[.E256]))))" office:value-type="float" office:value="-2" calcext:value-type="float">
            <text:p>-2</text:p>
          </table:table-cell>
          <table:table-cell table:style-name="ce1177" table:formula="of:=[.C256]/[.E256]" office:value-type="float" office:value="-2" calcext:value-type="float">
            <text:p>-2/1</text:p>
          </table:table-cell>
          <table:table-cell table:style-name="ce1070" table:formula="of:=RANK([.B256];[.$B$221:.$B$270];0)" office:value-type="float" office:value="17" calcext:value-type="float">
            <text:p>17</text:p>
          </table:table-cell>
          <table:table-cell table:style-name="ce1104" table:number-columns-repeated="19"/>
          <table:table-cell table:style-name="ce1108" table:number-columns-repeated="2"/>
          <table:table-cell table:style-name="ce1108" table:formula="of:=IF(ABS([.AF256]-[.$L$210])&lt;10^-9;&quot;Oui&quot;;&quot;&quot;)">
            <text:p/>
          </table:table-cell>
          <table:table-cell table:style-name="ce1327" table:formula="of:=[.AF255]+0.05" office:value-type="float" office:value="-6.64999999999998" calcext:value-type="float">
            <text:p>-6,64999999999998</text:p>
          </table:table-cell>
          <table:table-cell table:style-name="ce1119" table:formula="of:=IF(ABS([.AF256]-[.$L$210])&lt;10^-9;&quot;&quot;;[.AH256])" office:value-type="float" office:value="-0.473118279569889" calcext:value-type="float">
            <text:p>-0,473118279569889</text:p>
          </table:table-cell>
          <table:table-cell table:style-name="ce1119" table:formula="of:=([.$A$208]*[.AF256]+[.$B$208])/([.$C$208]*[.AF256]+[.$D$208])" office:value-type="float" office:value="-0.473118279569889" calcext:value-type="float">
            <text:p>-0,473118279569889</text:p>
          </table:table-cell>
          <table:table-cell table:style-name="ce1108"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style-name="ce1031" table:formula="of:=[.A256]+1" office:value-type="float" office:value="37" calcext:value-type="float">
            <text:p>37</text:p>
          </table:table-cell>
          <table:table-cell table:style-name="ce996" office:value-type="float" office:value="0.489365131125463" calcext:value-type="float">
            <text:p>0,489365131125463</text:p>
          </table:table-cell>
          <table:table-cell table:style-name="ce996" office:value-type="float" office:value="2" calcext:value-type="float">
            <text:p>2</text:p>
          </table:table-cell>
          <table:table-cell table:style-name="ce996" office:value-type="float" office:value="10" calcext:value-type="float">
            <text:p>10</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7]=1;[.C257];IF([.E257]=-1;-[.C257];IF([.E257]&gt;0;CONCATENATE([.C257];&quot;/&quot;;[.E257]);CONCATENATE(-[.C257];&quot;/&quot;;-[.E257]))))" office:value-type="float" office:value="2" calcext:value-type="float">
            <text:p>2</text:p>
          </table:table-cell>
          <table:table-cell table:style-name="ce1174" table:formula="of:=[.C257]/[.E257]" office:value-type="float" office:value="2" calcext:value-type="float">
            <text:p>2/1</text:p>
          </table:table-cell>
          <table:table-cell table:style-name="ce996" table:formula="of:=RANK([.B257];[.$B$221:.$B$270];0)" office:value-type="float" office:value="28" calcext:value-type="float">
            <text:p>28</text:p>
          </table:table-cell>
          <table:table-cell table:style-name="ce1103" table:number-columns-repeated="19"/>
          <table:table-cell table:style-name="ce1108" table:number-columns-repeated="2"/>
          <table:table-cell table:style-name="ce1108" table:formula="of:=IF(ABS([.AF257]-[.$L$210])&lt;10^-9;&quot;Oui&quot;;&quot;&quot;)">
            <text:p/>
          </table:table-cell>
          <table:table-cell table:style-name="ce1327" table:formula="of:=[.AF256]+0.05" office:value-type="float" office:value="-6.59999999999998" calcext:value-type="float">
            <text:p>-6,59999999999998</text:p>
          </table:table-cell>
          <table:table-cell table:style-name="ce1330" table:formula="of:=IF(ABS([.AF257]-[.$L$210])&lt;10^-9;&quot;&quot;;[.AH257])" office:value-type="float" office:value="-0.463768115942025" calcext:value-type="float">
            <text:p>-0,463768115942025</text:p>
          </table:table-cell>
          <table:table-cell table:style-name="ce1330" table:formula="of:=([.$A$208]*[.AF257]+[.$B$208])/([.$C$208]*[.AF257]+[.$D$208])" office:value-type="float" office:value="-0.463768115942025" calcext:value-type="float">
            <text:p>-0,463768115942025</text:p>
          </table:table-cell>
          <table:table-cell table:style-name="ce1108"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style-name="ce1032" table:formula="of:=[.A257]+1" office:value-type="float" office:value="38" calcext:value-type="float">
            <text:p>38</text:p>
          </table:table-cell>
          <table:table-cell table:style-name="ce1070" office:value-type="float" office:value="0.784788333994055" calcext:value-type="float">
            <text:p>0,784788333994055</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070" office:value-type="float" office:value="-1" calcext:value-type="float">
            <text:p>-1</text:p>
          </table:table-cell>
          <table:table-cell table:style-name="ce1070" office:value-type="float" office:value="2" calcext:value-type="float">
            <text:p>2</text:p>
          </table:table-cell>
          <table:table-cell table:style-name="ce1169" table:formula="of:=IF([.E258]=1;[.C258];IF([.E258]=-1;-[.C258];IF([.E258]&gt;0;CONCATENATE([.C258];&quot;/&quot;;[.E258]);CONCATENATE(-[.C258];&quot;/&quot;;-[.E258]))))" office:value-type="float" office:value="-3" calcext:value-type="float">
            <text:p>-3</text:p>
          </table:table-cell>
          <table:table-cell table:style-name="ce1177" table:formula="of:=[.C258]/[.E258]" office:value-type="float" office:value="-3" calcext:value-type="float">
            <text:p>-3/1</text:p>
          </table:table-cell>
          <table:table-cell table:style-name="ce1070" table:formula="of:=RANK([.B258];[.$B$221:.$B$270];0)" office:value-type="float" office:value="12" calcext:value-type="float">
            <text:p>12</text:p>
          </table:table-cell>
          <table:table-cell table:style-name="ce1104" table:number-columns-repeated="19"/>
          <table:table-cell table:style-name="ce1108" table:number-columns-repeated="2"/>
          <table:table-cell table:style-name="ce1108" table:formula="of:=IF(ABS([.AF258]-[.$L$210])&lt;10^-9;&quot;Oui&quot;;&quot;&quot;)">
            <text:p/>
          </table:table-cell>
          <table:table-cell table:style-name="ce1327" table:formula="of:=[.AF257]+0.05" office:value-type="float" office:value="-6.54999999999998" calcext:value-type="float">
            <text:p>-6,54999999999998</text:p>
          </table:table-cell>
          <table:table-cell table:style-name="ce1119" table:formula="of:=IF(ABS([.AF258]-[.$L$210])&lt;10^-9;&quot;&quot;;[.AH258])" office:value-type="float" office:value="-0.45421245421245" calcext:value-type="float">
            <text:p>-0,45421245421245</text:p>
          </table:table-cell>
          <table:table-cell table:style-name="ce1119" table:formula="of:=([.$A$208]*[.AF258]+[.$B$208])/([.$C$208]*[.AF258]+[.$D$208])" office:value-type="float" office:value="-0.45421245421245" calcext:value-type="float">
            <text:p>-0,45421245421245</text:p>
          </table:table-cell>
          <table:table-cell table:style-name="ce1108"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style-name="ce1031" table:formula="of:=[.A258]+1" office:value-type="float" office:value="39" calcext:value-type="float">
            <text:p>39</text:p>
          </table:table-cell>
          <table:table-cell table:style-name="ce996" office:value-type="float" office:value="0.735651513938055" calcext:value-type="float">
            <text:p>0,735651513938055</text:p>
          </table:table-cell>
          <table:table-cell table:style-name="ce996" office:value-type="float" office:value="3" calcext:value-type="float">
            <text:p>3</text:p>
          </table:table-cell>
          <table:table-cell table:style-name="ce996" office:value-type="float" office:value="6" calcext:value-type="float">
            <text:p>6</text:p>
          </table:table-cell>
          <table:table-cell table:number-columns-repeated="2" table:style-name="ce996" office:value-type="float" office:value="3" calcext:value-type="float">
            <text:p>3</text:p>
          </table:table-cell>
          <table:table-cell table:style-name="ce1168" office:value-type="string" calcext:value-type="string">
            <text:p>1</text:p>
          </table:table-cell>
          <table:table-cell table:style-name="ce1174" table:formula="of:=[.C259]/[.E259]" office:value-type="float" office:value="1" calcext:value-type="float">
            <text:p>1/1</text:p>
          </table:table-cell>
          <table:table-cell table:style-name="ce996" table:formula="of:=RANK([.B259];[.$B$221:.$B$270];0)" office:value-type="float" office:value="15" calcext:value-type="float">
            <text:p>15</text:p>
          </table:table-cell>
          <table:table-cell table:style-name="ce1103" table:number-columns-repeated="19"/>
          <table:table-cell table:style-name="ce1108" table:number-columns-repeated="2"/>
          <table:table-cell table:style-name="ce1108" table:formula="of:=IF(ABS([.AF259]-[.$L$210])&lt;10^-9;&quot;Oui&quot;;&quot;&quot;)">
            <text:p/>
          </table:table-cell>
          <table:table-cell table:style-name="ce1327" table:formula="of:=[.AF258]+0.05" office:value-type="float" office:value="-6.49999999999998" calcext:value-type="float">
            <text:p>-6,49999999999998</text:p>
          </table:table-cell>
          <table:table-cell table:style-name="ce1330" table:formula="of:=IF(ABS([.AF259]-[.$L$210])&lt;10^-9;&quot;&quot;;[.AH259])" office:value-type="float" office:value="-0.44444444444444" calcext:value-type="float">
            <text:p>-0,44444444444444</text:p>
          </table:table-cell>
          <table:table-cell table:style-name="ce1330" table:formula="of:=([.$A$208]*[.AF259]+[.$B$208])/([.$C$208]*[.AF259]+[.$D$208])" office:value-type="float" office:value="-0.44444444444444" calcext:value-type="float">
            <text:p>-0,44444444444444</text:p>
          </table:table-cell>
          <table:table-cell table:style-name="ce1108"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style-name="ce1032" table:formula="of:=[.A259]+1" office:value-type="float" office:value="40" calcext:value-type="float">
            <text:p>40</text:p>
          </table:table-cell>
          <table:table-cell table:style-name="ce1070" office:value-type="float" office:value="0.260446057531207" calcext:value-type="float">
            <text:p>0,260446057531207</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070" office:value-type="float" office:value="3" calcext:value-type="float">
            <text:p>3</text:p>
          </table:table-cell>
          <table:table-cell table:style-name="ce1070" office:value-type="float" office:value="-3" calcext:value-type="float">
            <text:p>-3</text:p>
          </table:table-cell>
          <table:table-cell table:style-name="ce1169" office:value-type="string" calcext:value-type="string">
            <text:p>1</text:p>
          </table:table-cell>
          <table:table-cell table:style-name="ce1177" table:formula="of:=[.C260]/[.E260]" office:value-type="float" office:value="1" calcext:value-type="float">
            <text:p>1/1</text:p>
          </table:table-cell>
          <table:table-cell table:style-name="ce1070" table:formula="of:=RANK([.B260];[.$B$221:.$B$270];0)" office:value-type="float" office:value="36" calcext:value-type="float">
            <text:p>36</text:p>
          </table:table-cell>
          <table:table-cell table:style-name="ce1103" table:number-columns-repeated="19"/>
          <table:table-cell table:style-name="ce1108" table:number-columns-repeated="2"/>
          <table:table-cell table:style-name="ce1108" table:formula="of:=IF(ABS([.AF260]-[.$L$210])&lt;10^-9;&quot;Oui&quot;;&quot;&quot;)">
            <text:p/>
          </table:table-cell>
          <table:table-cell table:style-name="ce1327" table:formula="of:=[.AF259]+0.05" office:value-type="float" office:value="-6.44999999999998" calcext:value-type="float">
            <text:p>-6,44999999999998</text:p>
          </table:table-cell>
          <table:table-cell table:style-name="ce1119" table:formula="of:=IF(ABS([.AF260]-[.$L$210])&lt;10^-9;&quot;&quot;;[.AH260])" office:value-type="float" office:value="-0.434456928838947" calcext:value-type="float">
            <text:p>-0,434456928838947</text:p>
          </table:table-cell>
          <table:table-cell table:style-name="ce1119" table:formula="of:=([.$A$208]*[.AF260]+[.$B$208])/([.$C$208]*[.AF260]+[.$D$208])" office:value-type="float" office:value="-0.434456928838947" calcext:value-type="float">
            <text:p>-0,434456928838947</text:p>
          </table:table-cell>
          <table:table-cell table:style-name="ce1108"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style-name="ce1031" table:formula="of:=[.A260]+1" office:value-type="float" office:value="41" calcext:value-type="float">
            <text:p>41</text:p>
          </table:table-cell>
          <table:table-cell table:style-name="ce996" office:value-type="float" office:value="0.215650118296831" calcext:value-type="float">
            <text:p>0,215650118296831</text:p>
          </table:table-cell>
          <table:table-cell table:style-name="ce996" office:value-type="float" office:value="3" calcext:value-type="float">
            <text:p>3</text:p>
          </table:table-cell>
          <table:table-cell table:style-name="ce996" office:value-type="float" office:value="12" calcext:value-type="float">
            <text:p>12</text:p>
          </table:table-cell>
          <table:table-cell table:style-name="ce996" office:value-type="float" office:value="3" calcext:value-type="float">
            <text:p>3</text:p>
          </table:table-cell>
          <table:table-cell table:style-name="ce996" office:value-type="float" office:value="6" calcext:value-type="float">
            <text:p>6</text:p>
          </table:table-cell>
          <table:table-cell table:style-name="ce1168" office:value-type="string" calcext:value-type="string">
            <text:p>1</text:p>
          </table:table-cell>
          <table:table-cell table:style-name="ce1174" table:formula="of:=[.C261]/[.E261]" office:value-type="float" office:value="1" calcext:value-type="float">
            <text:p>1/1</text:p>
          </table:table-cell>
          <table:table-cell table:style-name="ce996" table:formula="of:=RANK([.B261];[.$B$221:.$B$270];0)" office:value-type="float" office:value="38" calcext:value-type="float">
            <text:p>38</text:p>
          </table:table-cell>
          <table:table-cell table:style-name="ce1104" table:number-columns-repeated="19"/>
          <table:table-cell table:style-name="ce1108" table:number-columns-repeated="2"/>
          <table:table-cell table:style-name="ce1108" table:formula="of:=IF(ABS([.AF261]-[.$L$210])&lt;10^-9;&quot;Oui&quot;;&quot;&quot;)">
            <text:p/>
          </table:table-cell>
          <table:table-cell table:style-name="ce1327" table:formula="of:=[.AF260]+0.05" office:value-type="float" office:value="-6.39999999999998" calcext:value-type="float">
            <text:p>-6,39999999999998</text:p>
          </table:table-cell>
          <table:table-cell table:style-name="ce1330" table:formula="of:=IF(ABS([.AF261]-[.$L$210])&lt;10^-9;&quot;&quot;;[.AH261])" office:value-type="float" office:value="-0.42424242424242" calcext:value-type="float">
            <text:p>-0,42424242424242</text:p>
          </table:table-cell>
          <table:table-cell table:style-name="ce1330" table:formula="of:=([.$A$208]*[.AF261]+[.$B$208])/([.$C$208]*[.AF261]+[.$D$208])" office:value-type="float" office:value="-0.42424242424242" calcext:value-type="float">
            <text:p>-0,42424242424242</text:p>
          </table:table-cell>
          <table:table-cell table:style-name="ce1108"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style-name="ce1032" table:formula="of:=[.A261]+1" office:value-type="float" office:value="42" calcext:value-type="float">
            <text:p>42</text:p>
          </table:table-cell>
          <table:table-cell table:style-name="ce1070" office:value-type="float" office:value="0.201824294504337" calcext:value-type="float">
            <text:p>0,201824294504337</text:p>
          </table:table-cell>
          <table:table-cell table:number-columns-repeated="2"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office:value-type="string" calcext:value-type="string">
            <text:p>2</text:p>
          </table:table-cell>
          <table:table-cell table:style-name="ce1177" table:formula="of:=[.C262]/[.E262]" office:value-type="float" office:value="2" calcext:value-type="float">
            <text:p>2/1</text:p>
          </table:table-cell>
          <table:table-cell table:style-name="ce1070" table:formula="of:=RANK([.B262];[.$B$221:.$B$270];0)" office:value-type="float" office:value="39" calcext:value-type="float">
            <text:p>39</text:p>
          </table:table-cell>
          <table:table-cell table:style-name="ce1103" table:number-columns-repeated="19"/>
          <table:table-cell table:style-name="ce1108" table:number-columns-repeated="2"/>
          <table:table-cell table:style-name="ce1108" table:formula="of:=IF(ABS([.AF262]-[.$L$210])&lt;10^-9;&quot;Oui&quot;;&quot;&quot;)">
            <text:p/>
          </table:table-cell>
          <table:table-cell table:style-name="ce1327" table:formula="of:=[.AF261]+0.05" office:value-type="float" office:value="-6.34999999999998" calcext:value-type="float">
            <text:p>-6,34999999999998</text:p>
          </table:table-cell>
          <table:table-cell table:style-name="ce1119" table:formula="of:=IF(ABS([.AF262]-[.$L$210])&lt;10^-9;&quot;&quot;;[.AH262])" office:value-type="float" office:value="-0.413793103448272" calcext:value-type="float">
            <text:p>-0,413793103448272</text:p>
          </table:table-cell>
          <table:table-cell table:style-name="ce1119" table:formula="of:=([.$A$208]*[.AF262]+[.$B$208])/([.$C$208]*[.AF262]+[.$D$208])" office:value-type="float" office:value="-0.413793103448272" calcext:value-type="float">
            <text:p>-0,413793103448272</text:p>
          </table:table-cell>
          <table:table-cell table:style-name="ce1108"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style-name="ce1031" table:formula="of:=[.A262]+1" office:value-type="float" office:value="43" calcext:value-type="float">
            <text:p>43</text:p>
          </table:table-cell>
          <table:table-cell table:style-name="ce996" office:value-type="float" office:value="0.859383290978696" calcext:value-type="float">
            <text:p>0,859383290978696</text:p>
          </table:table-cell>
          <table:table-cell table:number-columns-repeated="2" table:style-name="ce996" office:value-type="float" office:value="4" calcext:value-type="float">
            <text:p>4</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office:value-type="string" calcext:value-type="string">
            <text:p>-2</text:p>
          </table:table-cell>
          <table:table-cell table:style-name="ce1174" table:formula="of:=[.C263]/[.E263]" office:value-type="float" office:value="-2" calcext:value-type="float">
            <text:p>-2/1</text:p>
          </table:table-cell>
          <table:table-cell table:style-name="ce996" table:formula="of:=RANK([.B263];[.$B$221:.$B$270];0)" office:value-type="float" office:value="9" calcext:value-type="float">
            <text:p>9</text:p>
          </table:table-cell>
          <table:table-cell table:style-name="ce1103" table:number-columns-repeated="19"/>
          <table:table-cell table:style-name="ce1108" table:number-columns-repeated="2"/>
          <table:table-cell table:style-name="ce1108" table:formula="of:=IF(ABS([.AF263]-[.$L$210])&lt;10^-9;&quot;Oui&quot;;&quot;&quot;)">
            <text:p/>
          </table:table-cell>
          <table:table-cell table:style-name="ce1327" table:formula="of:=[.AF262]+0.05" office:value-type="float" office:value="-6.29999999999998" calcext:value-type="float">
            <text:p>-6,29999999999998</text:p>
          </table:table-cell>
          <table:table-cell table:style-name="ce1330" table:formula="of:=IF(ABS([.AF263]-[.$L$210])&lt;10^-9;&quot;&quot;;[.AH263])" office:value-type="float" office:value="-0.403100775193794" calcext:value-type="float">
            <text:p>-0,403100775193794</text:p>
          </table:table-cell>
          <table:table-cell table:style-name="ce1330" table:formula="of:=([.$A$208]*[.AF263]+[.$B$208])/([.$C$208]*[.AF263]+[.$D$208])" office:value-type="float" office:value="-0.403100775193794" calcext:value-type="float">
            <text:p>-0,403100775193794</text:p>
          </table:table-cell>
          <table:table-cell table:style-name="ce1108"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style-name="ce1032" table:formula="of:=[.A263]+1" office:value-type="float" office:value="44" calcext:value-type="float">
            <text:p>44</text:p>
          </table:table-cell>
          <table:table-cell table:style-name="ce1070" office:value-type="float" office:value="0.474355383956284" calcext:value-type="float">
            <text:p>0,474355383956284</text:p>
          </table:table-cell>
          <table:table-cell table:style-name="ce1070" office:value-type="float" office:value="4" calcext:value-type="float">
            <text:p>4</text:p>
          </table:table-cell>
          <table:table-cell table:style-name="ce1070" office:value-type="float" office:value="8" calcext:value-type="float">
            <text:p>8</text:p>
          </table:table-cell>
          <table:table-cell table:number-columns-repeated="2" table:style-name="ce1070" office:value-type="float" office:value="-2" calcext:value-type="float">
            <text:p>-2</text:p>
          </table:table-cell>
          <table:table-cell table:style-name="ce1169" office:value-type="string" calcext:value-type="string">
            <text:p>-2</text:p>
          </table:table-cell>
          <table:table-cell table:style-name="ce1177" table:formula="of:=[.C264]/[.E264]" office:value-type="float" office:value="-2" calcext:value-type="float">
            <text:p>-2/1</text:p>
          </table:table-cell>
          <table:table-cell table:style-name="ce1070" table:formula="of:=RANK([.B264];[.$B$221:.$B$270];0)" office:value-type="float" office:value="29" calcext:value-type="float">
            <text:p>29</text:p>
          </table:table-cell>
          <table:table-cell table:style-name="ce1104" table:number-columns-repeated="2"/>
          <table:table-cell table:style-name="ce1108" table:number-columns-repeated="19"/>
          <table:table-cell table:style-name="ce1108" table:formula="of:=IF(ABS([.AF264]-[.$L$210])&lt;10^-9;&quot;Oui&quot;;&quot;&quot;)">
            <text:p/>
          </table:table-cell>
          <table:table-cell table:style-name="ce1327" table:formula="of:=[.AF263]+0.05" office:value-type="float" office:value="-6.24999999999998" calcext:value-type="float">
            <text:p>-6,24999999999998</text:p>
          </table:table-cell>
          <table:table-cell table:style-name="ce1119" table:formula="of:=IF(ABS([.AF264]-[.$L$210])&lt;10^-9;&quot;&quot;;[.AH264])" office:value-type="float" office:value="-0.392156862745093" calcext:value-type="float">
            <text:p>-0,392156862745093</text:p>
          </table:table-cell>
          <table:table-cell table:style-name="ce1119" table:formula="of:=([.$A$208]*[.AF264]+[.$B$208])/([.$C$208]*[.AF264]+[.$D$208])" office:value-type="float" office:value="-0.392156862745093" calcext:value-type="float">
            <text:p>-0,392156862745093</text:p>
          </table:table-cell>
          <table:table-cell table:style-name="ce1108"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style-name="ce1031" table:formula="of:=[.A264]+1" office:value-type="float" office:value="45" calcext:value-type="float">
            <text:p>45</text:p>
          </table:table-cell>
          <table:table-cell table:style-name="ce996" office:value-type="float" office:value="0.615938913165189" calcext:value-type="float">
            <text:p>0,615938913165189</text:p>
          </table:table-cell>
          <table:table-cell table:style-name="ce996" office:value-type="float" office:value="4" calcext:value-type="float">
            <text:p>4</text:p>
          </table:table-cell>
          <table:table-cell table:style-name="ce996" office:value-type="float" office:value="12" calcext:value-type="float">
            <text:p>12</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65]=1;[.C265];IF([.E265]=-1;-[.C265];IF([.E265]&gt;0;CONCATENATE([.C265];&quot;/&quot;;[.E265]);CONCATENATE(-[.C265];&quot;/&quot;;-[.E265]))))" office:value-type="float" office:value="4" calcext:value-type="float">
            <text:p>4</text:p>
          </table:table-cell>
          <table:table-cell table:style-name="ce1174" table:formula="of:=[.C265]/[.E265]" office:value-type="float" office:value="4" calcext:value-type="float">
            <text:p>4/1</text:p>
          </table:table-cell>
          <table:table-cell table:style-name="ce996" table:formula="of:=RANK([.B265];[.$B$221:.$B$270];0)" office:value-type="float" office:value="23" calcext:value-type="float">
            <text:p>23</text:p>
          </table:table-cell>
          <table:table-cell table:style-name="ce1104" table:number-columns-repeated="2"/>
          <table:table-cell table:style-name="ce1108" table:number-columns-repeated="19"/>
          <table:table-cell table:style-name="ce1108" table:formula="of:=IF(ABS([.AF265]-[.$L$210])&lt;10^-9;&quot;Oui&quot;;&quot;&quot;)">
            <text:p/>
          </table:table-cell>
          <table:table-cell table:style-name="ce1327" table:formula="of:=[.AF264]+0.05" office:value-type="float" office:value="-6.19999999999998" calcext:value-type="float">
            <text:p>-6,19999999999998</text:p>
          </table:table-cell>
          <table:table-cell table:style-name="ce1330" table:formula="of:=IF(ABS([.AF265]-[.$L$210])&lt;10^-9;&quot;&quot;;[.AH265])" office:value-type="float" office:value="-0.380952380952376" calcext:value-type="float">
            <text:p>-0,380952380952376</text:p>
          </table:table-cell>
          <table:table-cell table:style-name="ce1330" table:formula="of:=([.$A$208]*[.AF265]+[.$B$208])/([.$C$208]*[.AF265]+[.$D$208])" office:value-type="float" office:value="-0.380952380952376" calcext:value-type="float">
            <text:p>-0,380952380952376</text:p>
          </table:table-cell>
          <table:table-cell table:style-name="ce1108"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style-name="ce1032" table:formula="of:=[.A265]+1" office:value-type="float" office:value="46" calcext:value-type="float">
            <text:p>46</text:p>
          </table:table-cell>
          <table:table-cell table:style-name="ce1070" office:value-type="float" office:value="0.878711844661834" calcext:value-type="float">
            <text:p>0,878711844661834</text:p>
          </table:table-cell>
          <table:table-cell table:style-name="ce1070" office:value-type="float" office:value="5" calcext:value-type="float">
            <text:p>5</text:p>
          </table:table-cell>
          <table:table-cell table:style-name="ce1070" office:value-type="float" office:value="15" calcext:value-type="float">
            <text:p>15</text:p>
          </table:table-cell>
          <table:table-cell table:style-name="ce1070" office:value-type="float" office:value="2" calcext:value-type="float">
            <text:p>2</text:p>
          </table:table-cell>
          <table:table-cell table:style-name="ce1070" office:value-type="float" office:value="4" calcext:value-type="float">
            <text:p>4</text:p>
          </table:table-cell>
          <table:table-cell table:style-name="ce1169" table:formula="of:=IF([.E266]=1;[.C266];IF([.E266]=-1;-[.C266];IF([.E266]&gt;0;CONCATENATE([.C266];&quot;/&quot;;[.E266]);CONCATENATE(-[.C266];&quot;/&quot;;-[.E266]))))" office:value-type="string" office:string-value="5/2" calcext:value-type="string">
            <text:p>5/2</text:p>
          </table:table-cell>
          <table:table-cell table:style-name="ce1177" table:formula="of:=[.C266]/[.E266]" office:value-type="float" office:value="2.5" calcext:value-type="float">
            <text:p>5/2</text:p>
          </table:table-cell>
          <table:table-cell table:style-name="ce1070" table:formula="of:=RANK([.B266];[.$B$221:.$B$270];0)" office:value-type="float" office:value="7" calcext:value-type="float">
            <text:p>7</text:p>
          </table:table-cell>
          <table:table-cell table:style-name="ce1104" table:number-columns-repeated="2"/>
          <table:table-cell table:style-name="ce1108" table:number-columns-repeated="19"/>
          <table:table-cell table:style-name="ce1108" table:formula="of:=IF(ABS([.AF266]-[.$L$210])&lt;10^-9;&quot;Oui&quot;;&quot;&quot;)">
            <text:p/>
          </table:table-cell>
          <table:table-cell table:style-name="ce1327" table:formula="of:=[.AF265]+0.05" office:value-type="float" office:value="-6.14999999999998" calcext:value-type="float">
            <text:p>-6,14999999999998</text:p>
          </table:table-cell>
          <table:table-cell table:style-name="ce1119" table:formula="of:=IF(ABS([.AF266]-[.$L$210])&lt;10^-9;&quot;&quot;;[.AH266])" office:value-type="float" office:value="-0.369477911646582" calcext:value-type="float">
            <text:p>-0,369477911646582</text:p>
          </table:table-cell>
          <table:table-cell table:style-name="ce1119" table:formula="of:=([.$A$208]*[.AF266]+[.$B$208])/([.$C$208]*[.AF266]+[.$D$208])" office:value-type="float" office:value="-0.369477911646582" calcext:value-type="float">
            <text:p>-0,369477911646582</text:p>
          </table:table-cell>
          <table:table-cell table:style-name="ce1108"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style-name="ce1031" table:formula="of:=[.A266]+1" office:value-type="float" office:value="47" calcext:value-type="float">
            <text:p>47</text:p>
          </table:table-cell>
          <table:table-cell table:style-name="ce996" office:value-type="float" office:value="0.965370015718976" calcext:value-type="float">
            <text:p>0,965370015718976</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3" calcext:value-type="float">
            <text:p>-3</text:p>
          </table:table-cell>
          <table:table-cell table:style-name="ce996" office:value-type="float" office:value="6" calcext:value-type="float">
            <text:p>6</text:p>
          </table:table-cell>
          <table:table-cell table:style-name="ce1168" table:formula="of:=IF([.E267]=1;[.C267];IF([.E267]=-1;-[.C267];IF([.E267]&gt;0;CONCATENATE([.C267];&quot;/&quot;;[.E267]);CONCATENATE(-[.C267];&quot;/&quot;;-[.E267]))))" office:value-type="string" office:string-value="-5/3" calcext:value-type="string">
            <text:p>-5/3</text:p>
          </table:table-cell>
          <table:table-cell table:style-name="ce1174" table:formula="of:=[.C267]/[.E267]" office:value-type="float" office:value="-1.66666666666667" calcext:value-type="float">
            <text:p>-5/3</text:p>
          </table:table-cell>
          <table:table-cell table:style-name="ce996" table:formula="of:=RANK([.B267];[.$B$221:.$B$270];0)" office:value-type="float" office:value="2" calcext:value-type="float">
            <text:p>2</text:p>
          </table:table-cell>
          <table:table-cell table:style-name="ce1104" table:number-columns-repeated="2"/>
          <table:table-cell table:style-name="ce1108" table:number-columns-repeated="19"/>
          <table:table-cell table:style-name="ce1108" table:formula="of:=IF(ABS([.AF267]-[.$L$210])&lt;10^-9;&quot;Oui&quot;;&quot;&quot;)">
            <text:p/>
          </table:table-cell>
          <table:table-cell table:style-name="ce1327" table:formula="of:=[.AF266]+0.05" office:value-type="float" office:value="-6.09999999999998" calcext:value-type="float">
            <text:p>-6,09999999999998</text:p>
          </table:table-cell>
          <table:table-cell table:style-name="ce1330" table:formula="of:=IF(ABS([.AF267]-[.$L$210])&lt;10^-9;&quot;&quot;;[.AH267])" office:value-type="float" office:value="-0.357723577235768" calcext:value-type="float">
            <text:p>-0,357723577235768</text:p>
          </table:table-cell>
          <table:table-cell table:style-name="ce1330" table:formula="of:=([.$A$208]*[.AF267]+[.$B$208])/([.$C$208]*[.AF267]+[.$D$208])" office:value-type="float" office:value="-0.357723577235768" calcext:value-type="float">
            <text:p>-0,357723577235768</text:p>
          </table:table-cell>
          <table:table-cell table:style-name="ce779"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style-name="ce1032" table:formula="of:=[.A267]+1" office:value-type="float" office:value="48" calcext:value-type="float">
            <text:p>48</text:p>
          </table:table-cell>
          <table:table-cell table:style-name="ce1070" office:value-type="float" office:value="0.138450476659551" calcext:value-type="float">
            <text:p>0,138450476659551</text:p>
          </table:table-cell>
          <table:table-cell table:style-name="ce1070" office:value-type="float" office:value="5" calcext:value-type="float">
            <text:p>5</text:p>
          </table:table-cell>
          <table:table-cell table:style-name="ce1070" office:value-type="float" office:value="20" calcext:value-type="float">
            <text:p>20</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169" table:formula="of:=IF([.E268]=1;[.C268];IF([.E268]=-1;-[.C268];IF([.E268]&gt;0;CONCATENATE([.C268];&quot;/&quot;;[.E268]);CONCATENATE(-[.C268];&quot;/&quot;;-[.E268]))))" office:value-type="float" office:value="5" calcext:value-type="float">
            <text:p>5</text:p>
          </table:table-cell>
          <table:table-cell table:style-name="ce1177" table:formula="of:=[.C268]/[.E268]" office:value-type="float" office:value="5" calcext:value-type="float">
            <text:p>5/1</text:p>
          </table:table-cell>
          <table:table-cell table:style-name="ce1070" table:formula="of:=RANK([.B268];[.$B$221:.$B$270];0)" office:value-type="float" office:value="43" calcext:value-type="float">
            <text:p>43</text:p>
          </table:table-cell>
          <table:table-cell table:style-name="ce1104" table:number-columns-repeated="2"/>
          <table:table-cell table:style-name="ce1108" table:number-columns-repeated="19"/>
          <table:table-cell table:style-name="ce1108" table:formula="of:=IF(ABS([.AF268]-[.$L$210])&lt;10^-9;&quot;Oui&quot;;&quot;&quot;)">
            <text:p/>
          </table:table-cell>
          <table:table-cell table:style-name="ce1327" table:formula="of:=[.AF267]+0.05" office:value-type="float" office:value="-6.04999999999998" calcext:value-type="float">
            <text:p>-6,04999999999998</text:p>
          </table:table-cell>
          <table:table-cell table:style-name="ce1119" table:formula="of:=IF(ABS([.AF268]-[.$L$210])&lt;10^-9;&quot;&quot;;[.AH268])" office:value-type="float" office:value="-0.345679012345674" calcext:value-type="float">
            <text:p>-0,345679012345674</text:p>
          </table:table-cell>
          <table:table-cell table:style-name="ce1119" table:formula="of:=([.$A$208]*[.AF268]+[.$B$208])/([.$C$208]*[.AF268]+[.$D$208])" office:value-type="float" office:value="-0.345679012345674" calcext:value-type="float">
            <text:p>-0,345679012345674</text:p>
          </table:table-cell>
          <table:table-cell table:style-name="ce1108"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style-name="ce1031" table:formula="of:=[.A268]+1" office:value-type="float" office:value="49" calcext:value-type="float">
            <text:p>49</text:p>
          </table:table-cell>
          <table:table-cell table:style-name="ce996" office:value-type="float" office:value="0.191090173629824" calcext:value-type="float">
            <text:p>0,191090173629824</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table:formula="of:=IF([.E269]=1;[.C269];IF([.E269]=-1;-[.C269];IF([.E269]&gt;0;CONCATENATE([.C269];&quot;/&quot;;[.E269]);CONCATENATE(-[.C269];&quot;/&quot;;-[.E269]))))" office:value-type="string" office:string-value="-5/2" calcext:value-type="string">
            <text:p>-5/2</text:p>
          </table:table-cell>
          <table:table-cell table:style-name="ce1174" table:formula="of:=[.C269]/[.E269]" office:value-type="float" office:value="-2.5" calcext:value-type="float">
            <text:p>-5/2</text:p>
          </table:table-cell>
          <table:table-cell table:style-name="ce996" table:formula="of:=RANK([.B269];[.$B$221:.$B$270];0)" office:value-type="float" office:value="40" calcext:value-type="float">
            <text:p>40</text:p>
          </table:table-cell>
          <table:table-cell table:style-name="ce1104" table:number-columns-repeated="2"/>
          <table:table-cell table:style-name="ce1108" table:number-columns-repeated="19"/>
          <table:table-cell table:style-name="ce1108" table:formula="of:=IF(ABS([.AF269]-[.$L$210])&lt;10^-9;&quot;Oui&quot;;&quot;&quot;)">
            <text:p/>
          </table:table-cell>
          <table:table-cell table:style-name="ce1327" table:formula="of:=[.AF268]+0.05" office:value-type="float" office:value="-5.99999999999998" calcext:value-type="float">
            <text:p>-5,99999999999998</text:p>
          </table:table-cell>
          <table:table-cell table:style-name="ce1330" table:formula="of:=IF(ABS([.AF269]-[.$L$210])&lt;10^-9;&quot;&quot;;[.AH269])" office:value-type="float" office:value="-0.333333333333328" calcext:value-type="float">
            <text:p>-0,333333333333328</text:p>
          </table:table-cell>
          <table:table-cell table:style-name="ce1330" table:formula="of:=([.$A$208]*[.AF269]+[.$B$208])/([.$C$208]*[.AF269]+[.$D$208])" office:value-type="float" office:value="-0.333333333333328" calcext:value-type="float">
            <text:p>-0,333333333333328</text:p>
          </table:table-cell>
          <table:table-cell table:style-name="ce1108"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style-name="ce1032" table:formula="of:=[.A269]+1" office:value-type="float" office:value="50" calcext:value-type="float">
            <text:p>50</text:p>
          </table:table-cell>
          <table:table-cell table:style-name="ce1070" office:value-type="float" office:value="0.651274698882393" calcext:value-type="float">
            <text:p>0,651274698882393</text:p>
          </table:table-cell>
          <table:table-cell table:style-name="ce1070" office:value-type="float" office:value="5" calcext:value-type="float">
            <text:p>5</text:p>
          </table:table-cell>
          <table:table-cell table:style-name="ce1070" office:value-type="float" office:value="25" calcext:value-type="float">
            <text:p>25</text:p>
          </table:table-cell>
          <table:table-cell table:number-columns-repeated="2" table:style-name="ce1070" office:value-type="float" office:value="-1" calcext:value-type="float">
            <text:p>-1</text:p>
          </table:table-cell>
          <table:table-cell table:style-name="ce1169" table:formula="of:=IF([.E270]=1;[.C270];IF([.E270]=-1;-[.C270];IF([.E270]&gt;0;CONCATENATE([.C270];&quot;/&quot;;[.E270]);CONCATENATE(-[.C270];&quot;/&quot;;-[.E270]))))" office:value-type="float" office:value="-5" calcext:value-type="float">
            <text:p>-5</text:p>
          </table:table-cell>
          <table:table-cell table:style-name="ce1177" table:formula="of:=[.C270]/[.E270]" office:value-type="float" office:value="-5" calcext:value-type="float">
            <text:p>-5/1</text:p>
          </table:table-cell>
          <table:table-cell table:style-name="ce1070" table:formula="of:=RANK([.B270];[.$B$221:.$B$270];0)" office:value-type="float" office:value="18" calcext:value-type="float">
            <text:p>18</text:p>
          </table:table-cell>
          <table:table-cell table:style-name="ce1104" table:number-columns-repeated="2"/>
          <table:table-cell table:style-name="ce1108" table:number-columns-repeated="19"/>
          <table:table-cell table:style-name="ce1108" table:formula="of:=IF(ABS([.AF270]-[.$L$210])&lt;10^-9;&quot;Oui&quot;;&quot;&quot;)">
            <text:p/>
          </table:table-cell>
          <table:table-cell table:style-name="ce1327" table:formula="of:=[.AF269]+0.05" office:value-type="float" office:value="-5.94999999999998" calcext:value-type="float">
            <text:p>-5,94999999999998</text:p>
          </table:table-cell>
          <table:table-cell table:style-name="ce1119" table:formula="of:=IF(ABS([.AF270]-[.$L$210])&lt;10^-9;&quot;&quot;;[.AH270])" office:value-type="float" office:value="-0.320675105485227" calcext:value-type="float">
            <text:p>-0,320675105485227</text:p>
          </table:table-cell>
          <table:table-cell table:style-name="ce1119" table:formula="of:=([.$A$208]*[.AF270]+[.$B$208])/([.$C$208]*[.AF270]+[.$D$208])" office:value-type="float" office:value="-0.320675105485227" calcext:value-type="float">
            <text:p>-0,320675105485227</text:p>
          </table:table-cell>
          <table:table-cell table:style-name="ce1108"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9"/>
          <table:table-cell table:style-name="ce1108" table:formula="of:=IF(ABS([.AF271]-[.$L$210])&lt;10^-9;&quot;Oui&quot;;&quot;&quot;)">
            <text:p/>
          </table:table-cell>
          <table:table-cell table:style-name="ce1327" table:formula="of:=[.AF270]+0.05" office:value-type="float" office:value="-5.89999999999998" calcext:value-type="float">
            <text:p>-5,89999999999998</text:p>
          </table:table-cell>
          <table:table-cell table:style-name="ce1330" table:formula="of:=IF(ABS([.AF271]-[.$L$210])&lt;10^-9;&quot;&quot;;[.AH271])" office:value-type="float" office:value="-0.307692307692302" calcext:value-type="float">
            <text:p>-0,307692307692302</text:p>
          </table:table-cell>
          <table:table-cell table:style-name="ce1330" table:formula="of:=([.$A$208]*[.AF271]+[.$B$208])/([.$C$208]*[.AF271]+[.$D$208])" office:value-type="float" office:value="-0.307692307692302" calcext:value-type="float">
            <text:p>-0,307692307692302</text:p>
          </table:table-cell>
          <table:table-cell table:style-name="ce1108"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2]-[.$L$210])&lt;10^-9;&quot;Oui&quot;;&quot;&quot;)">
            <text:p/>
          </table:table-cell>
          <table:table-cell table:style-name="ce1327" table:formula="of:=[.AF271]+0.05" office:value-type="float" office:value="-5.84999999999998" calcext:value-type="float">
            <text:p>-5,84999999999998</text:p>
          </table:table-cell>
          <table:table-cell table:style-name="ce1119" table:formula="of:=IF(ABS([.AF272]-[.$L$210])&lt;10^-9;&quot;&quot;;[.AH272])" office:value-type="float" office:value="-0.294372294372289" calcext:value-type="float">
            <text:p>-0,294372294372289</text:p>
          </table:table-cell>
          <table:table-cell table:style-name="ce1119" table:formula="of:=([.$A$208]*[.AF272]+[.$B$208])/([.$C$208]*[.AF272]+[.$D$208])" office:value-type="float" office:value="-0.294372294372289" calcext:value-type="float">
            <text:p>-0,294372294372289</text:p>
          </table:table-cell>
          <table:table-cell table:style-name="ce1108"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3]-[.$L$210])&lt;10^-9;&quot;Oui&quot;;&quot;&quot;)">
            <text:p/>
          </table:table-cell>
          <table:table-cell table:style-name="ce1327" table:formula="of:=[.AF272]+0.05" office:value-type="float" office:value="-5.79999999999998" calcext:value-type="float">
            <text:p>-5,79999999999998</text:p>
          </table:table-cell>
          <table:table-cell table:style-name="ce1330" table:formula="of:=IF(ABS([.AF273]-[.$L$210])&lt;10^-9;&quot;&quot;;[.AH273])" office:value-type="float" office:value="-0.280701754385959" calcext:value-type="float">
            <text:p>-0,280701754385959</text:p>
          </table:table-cell>
          <table:table-cell table:style-name="ce1330" table:formula="of:=([.$A$208]*[.AF273]+[.$B$208])/([.$C$208]*[.AF273]+[.$D$208])" office:value-type="float" office:value="-0.280701754385959" calcext:value-type="float">
            <text:p>-0,280701754385959</text:p>
          </table:table-cell>
          <table:table-cell table:style-name="ce1108"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4]-[.$L$210])&lt;10^-9;&quot;Oui&quot;;&quot;&quot;)">
            <text:p/>
          </table:table-cell>
          <table:table-cell table:style-name="ce1327" table:formula="of:=[.AF273]+0.05" office:value-type="float" office:value="-5.74999999999998" calcext:value-type="float">
            <text:p>-5,74999999999998</text:p>
          </table:table-cell>
          <table:table-cell table:style-name="ce1119" table:formula="of:=IF(ABS([.AF274]-[.$L$210])&lt;10^-9;&quot;&quot;;[.AH274])" office:value-type="float" office:value="-0.266666666666661" calcext:value-type="float">
            <text:p>-0,266666666666661</text:p>
          </table:table-cell>
          <table:table-cell table:style-name="ce1119" table:formula="of:=([.$A$208]*[.AF274]+[.$B$208])/([.$C$208]*[.AF274]+[.$D$208])" office:value-type="float" office:value="-0.266666666666661" calcext:value-type="float">
            <text:p>-0,266666666666661</text:p>
          </table:table-cell>
          <table:table-cell table:style-name="ce1108"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5]-[.$L$210])&lt;10^-9;&quot;Oui&quot;;&quot;&quot;)">
            <text:p/>
          </table:table-cell>
          <table:table-cell table:style-name="ce1327" table:formula="of:=[.AF274]+0.05" office:value-type="float" office:value="-5.69999999999998" calcext:value-type="float">
            <text:p>-5,69999999999998</text:p>
          </table:table-cell>
          <table:table-cell table:style-name="ce1330" table:formula="of:=IF(ABS([.AF275]-[.$L$210])&lt;10^-9;&quot;&quot;;[.AH275])" office:value-type="float" office:value="-0.252252252252246" calcext:value-type="float">
            <text:p>-0,252252252252246</text:p>
          </table:table-cell>
          <table:table-cell table:style-name="ce1330" table:formula="of:=([.$A$208]*[.AF275]+[.$B$208])/([.$C$208]*[.AF275]+[.$D$208])" office:value-type="float" office:value="-0.252252252252246" calcext:value-type="float">
            <text:p>-0,252252252252246</text:p>
          </table:table-cell>
          <table:table-cell table:style-name="ce1108"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9"/>
          <table:table-cell table:style-name="ce1108" table:formula="of:=IF(ABS([.AF276]-[.$L$210])&lt;10^-9;&quot;Oui&quot;;&quot;&quot;)">
            <text:p/>
          </table:table-cell>
          <table:table-cell table:style-name="ce1327" table:formula="of:=[.AF275]+0.05" office:value-type="float" office:value="-5.64999999999998" calcext:value-type="float">
            <text:p>-5,64999999999998</text:p>
          </table:table-cell>
          <table:table-cell table:style-name="ce1119" table:formula="of:=IF(ABS([.AF276]-[.$L$210])&lt;10^-9;&quot;&quot;;[.AH276])" office:value-type="float" office:value="-0.237442922374423" calcext:value-type="float">
            <text:p>-0,237442922374423</text:p>
          </table:table-cell>
          <table:table-cell table:style-name="ce1119" table:formula="of:=([.$A$208]*[.AF276]+[.$B$208])/([.$C$208]*[.AF276]+[.$D$208])" office:value-type="float" office:value="-0.237442922374423" calcext:value-type="float">
            <text:p>-0,237442922374423</text:p>
          </table:table-cell>
          <table:table-cell table:style-name="ce1108"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8" table:number-columns-repeated="2"/>
          <table:table-cell table:style-name="ce1108" table:formula="of:=IF(ABS([.AF277]-[.$L$210])&lt;10^-9;&quot;Oui&quot;;&quot;&quot;)">
            <text:p/>
          </table:table-cell>
          <table:table-cell table:style-name="ce1327" table:formula="of:=[.AF276]+0.05" office:value-type="float" office:value="-5.59999999999998" calcext:value-type="float">
            <text:p>-5,59999999999998</text:p>
          </table:table-cell>
          <table:table-cell table:style-name="ce1330" table:formula="of:=IF(ABS([.AF277]-[.$L$210])&lt;10^-9;&quot;&quot;;[.AH277])" office:value-type="float" office:value="-0.222222222222216" calcext:value-type="float">
            <text:p>-0,222222222222216</text:p>
          </table:table-cell>
          <table:table-cell table:style-name="ce1330" table:formula="of:=([.$A$208]*[.AF277]+[.$B$208])/([.$C$208]*[.AF277]+[.$D$208])" office:value-type="float" office:value="-0.222222222222216" calcext:value-type="float">
            <text:p>-0,222222222222216</text:p>
          </table:table-cell>
          <table:table-cell table:style-name="ce1108"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8" table:number-columns-repeated="2"/>
          <table:table-cell table:style-name="ce1108" table:formula="of:=IF(ABS([.AF278]-[.$L$210])&lt;10^-9;&quot;Oui&quot;;&quot;&quot;)">
            <text:p/>
          </table:table-cell>
          <table:table-cell table:style-name="ce1327" table:formula="of:=[.AF277]+0.05" office:value-type="float" office:value="-5.54999999999998" calcext:value-type="float">
            <text:p>-5,54999999999998</text:p>
          </table:table-cell>
          <table:table-cell table:style-name="ce1119" table:formula="of:=IF(ABS([.AF278]-[.$L$210])&lt;10^-9;&quot;&quot;;[.AH278])" office:value-type="float" office:value="-0.206572769953045" calcext:value-type="float">
            <text:p>-0,206572769953045</text:p>
          </table:table-cell>
          <table:table-cell table:style-name="ce1119" table:formula="of:=([.$A$208]*[.AF278]+[.$B$208])/([.$C$208]*[.AF278]+[.$D$208])" office:value-type="float" office:value="-0.206572769953045" calcext:value-type="float">
            <text:p>-0,206572769953045</text:p>
          </table:table-cell>
          <table:table-cell table:style-name="ce1108"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8" table:number-columns-repeated="2"/>
          <table:table-cell table:style-name="ce1108" table:formula="of:=IF(ABS([.AF279]-[.$L$210])&lt;10^-9;&quot;Oui&quot;;&quot;&quot;)">
            <text:p/>
          </table:table-cell>
          <table:table-cell table:style-name="ce1327" table:formula="of:=[.AF278]+0.05" office:value-type="float" office:value="-5.49999999999998" calcext:value-type="float">
            <text:p>-5,49999999999998</text:p>
          </table:table-cell>
          <table:table-cell table:style-name="ce1330" table:formula="of:=IF(ABS([.AF279]-[.$L$210])&lt;10^-9;&quot;&quot;;[.AH279])" office:value-type="float" office:value="-0.190476190476184" calcext:value-type="float">
            <text:p>-0,190476190476184</text:p>
          </table:table-cell>
          <table:table-cell table:style-name="ce1330" table:formula="of:=([.$A$208]*[.AF279]+[.$B$208])/([.$C$208]*[.AF279]+[.$D$208])" office:value-type="float" office:value="-0.190476190476184" calcext:value-type="float">
            <text:p>-0,190476190476184</text:p>
          </table:table-cell>
          <table:table-cell table:style-name="ce1108" table:number-columns-repeated="4"/>
          <table:table-cell table:style-name="ce1100" table:number-columns-repeated="2"/>
          <table:table-cell table:number-columns-repeated="14"/>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style-name="ce1100" table:number-columns-repeated="2"/>
          <table:table-cell table:style-name="ce1108" table:formula="of:=IF(ABS([.AF280]-[.$L$210])&lt;10^-9;&quot;Oui&quot;;&quot;&quot;)">
            <text:p/>
          </table:table-cell>
          <table:table-cell table:style-name="ce1327" table:formula="of:=[.AF279]+0.05" office:value-type="float" office:value="-5.44999999999998" calcext:value-type="float">
            <text:p>-5,44999999999998</text:p>
          </table:table-cell>
          <table:table-cell table:style-name="ce1119" table:formula="of:=IF(ABS([.AF280]-[.$L$210])&lt;10^-9;&quot;&quot;;[.AH280])" office:value-type="float" office:value="-0.173913043478254" calcext:value-type="float">
            <text:p>-0,173913043478254</text:p>
          </table:table-cell>
          <table:table-cell table:style-name="ce1119" table:formula="of:=([.$A$208]*[.AF280]+[.$B$208])/([.$C$208]*[.AF280]+[.$D$208])" office:value-type="float" office:value="-0.173913043478254" calcext:value-type="float">
            <text:p>-0,173913043478254</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0" table:number-columns-repeated="2"/>
          <table:table-cell table:style-name="ce1108" table:formula="of:=IF(ABS([.AF281]-[.$L$210])&lt;10^-9;&quot;Oui&quot;;&quot;&quot;)">
            <text:p/>
          </table:table-cell>
          <table:table-cell table:style-name="ce1327" table:formula="of:=[.AF280]+0.05" office:value-type="float" office:value="-5.39999999999998" calcext:value-type="float">
            <text:p>-5,39999999999998</text:p>
          </table:table-cell>
          <table:table-cell table:style-name="ce1330" table:formula="of:=IF(ABS([.AF281]-[.$L$210])&lt;10^-9;&quot;&quot;;[.AH281])" office:value-type="float" office:value="-0.156862745098032" calcext:value-type="float">
            <text:p>-0,156862745098032</text:p>
          </table:table-cell>
          <table:table-cell table:style-name="ce1330" table:formula="of:=([.$A$208]*[.AF281]+[.$B$208])/([.$C$208]*[.AF281]+[.$D$208])" office:value-type="float" office:value="-0.156862745098032" calcext:value-type="float">
            <text:p>-0,156862745098032</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style-name="ce1100" table:number-columns-repeated="2"/>
          <table:table-cell table:style-name="ce1108" table:formula="of:=IF(ABS([.AF282]-[.$L$210])&lt;10^-9;&quot;Oui&quot;;&quot;&quot;)">
            <text:p/>
          </table:table-cell>
          <table:table-cell table:style-name="ce1327" table:formula="of:=[.AF281]+0.05" office:value-type="float" office:value="-5.34999999999998" calcext:value-type="float">
            <text:p>-5,34999999999998</text:p>
          </table:table-cell>
          <table:table-cell table:style-name="ce1119" table:formula="of:=IF(ABS([.AF282]-[.$L$210])&lt;10^-9;&quot;&quot;;[.AH282])" office:value-type="float" office:value="-0.139303482587058" calcext:value-type="float">
            <text:p>-0,139303482587058</text:p>
          </table:table-cell>
          <table:table-cell table:style-name="ce1119" table:formula="of:=([.$A$208]*[.AF282]+[.$B$208])/([.$C$208]*[.AF282]+[.$D$208])" office:value-type="float" office:value="-0.139303482587058" calcext:value-type="float">
            <text:p>-0,139303482587058</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0" table:number-columns-repeated="2"/>
          <table:table-cell table:style-name="ce1108" table:formula="of:=IF(ABS([.AF283]-[.$L$210])&lt;10^-9;&quot;Oui&quot;;&quot;&quot;)">
            <text:p/>
          </table:table-cell>
          <table:table-cell table:style-name="ce1327" table:formula="of:=[.AF282]+0.05" office:value-type="float" office:value="-5.29999999999998" calcext:value-type="float">
            <text:p>-5,29999999999998</text:p>
          </table:table-cell>
          <table:table-cell table:style-name="ce1330" table:formula="of:=IF(ABS([.AF283]-[.$L$210])&lt;10^-9;&quot;&quot;;[.AH283])" office:value-type="float" office:value="-0.121212121212114" calcext:value-type="float">
            <text:p>-0,121212121212114</text:p>
          </table:table-cell>
          <table:table-cell table:style-name="ce1330" table:formula="of:=([.$A$208]*[.AF283]+[.$B$208])/([.$C$208]*[.AF283]+[.$D$208])" office:value-type="float" office:value="-0.121212121212114" calcext:value-type="float">
            <text:p>-0,121212121212114</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0" table:number-columns-repeated="2"/>
          <table:table-cell table:style-name="ce1108" table:formula="of:=IF(ABS([.AF284]-[.$L$210])&lt;10^-9;&quot;Oui&quot;;&quot;&quot;)">
            <text:p/>
          </table:table-cell>
          <table:table-cell table:style-name="ce1327" table:formula="of:=[.AF283]+0.05" office:value-type="float" office:value="-5.24999999999998" calcext:value-type="float">
            <text:p>-5,24999999999998</text:p>
          </table:table-cell>
          <table:table-cell table:style-name="ce1119" table:formula="of:=IF(ABS([.AF284]-[.$L$210])&lt;10^-9;&quot;&quot;;[.AH284])" office:value-type="float" office:value="-0.102564102564095" calcext:value-type="float">
            <text:p>-0,102564102564095</text:p>
          </table:table-cell>
          <table:table-cell table:style-name="ce1119" table:formula="of:=([.$A$208]*[.AF284]+[.$B$208])/([.$C$208]*[.AF284]+[.$D$208])" office:value-type="float" office:value="-0.102564102564095" calcext:value-type="float">
            <text:p>-0,102564102564095</text:p>
          </table:table-cell>
          <table:table-cell table:style-name="ce1100" table:number-columns-repeated="6"/>
          <table:table-cell table:number-columns-repeated="14"/>
          <table:table-cell table:style-name="ce910"/>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285]-[.$L$210])&lt;10^-9;&quot;Oui&quot;;&quot;&quot;)">
            <text:p/>
          </table:table-cell>
          <table:table-cell table:style-name="ce1327" table:formula="of:=[.AF284]+0.05" office:value-type="float" office:value="-5.19999999999998" calcext:value-type="float">
            <text:p>-5,19999999999998</text:p>
          </table:table-cell>
          <table:table-cell table:style-name="ce1330" table:formula="of:=IF(ABS([.AF285]-[.$L$210])&lt;10^-9;&quot;&quot;;[.AH285])" office:value-type="float" office:value="-0.0833333333333254" calcext:value-type="float">
            <text:p>-0,083333333333325</text:p>
          </table:table-cell>
          <table:table-cell table:style-name="ce1330" table:formula="of:=([.$A$208]*[.AF285]+[.$B$208])/([.$C$208]*[.AF285]+[.$D$208])" office:value-type="float" office:value="-0.0833333333333254" calcext:value-type="float">
            <text:p>-0,083333333333325</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286]-[.$L$210])&lt;10^-9;&quot;Oui&quot;;&quot;&quot;)">
            <text:p/>
          </table:table-cell>
          <table:table-cell table:style-name="ce1327" table:formula="of:=[.AF285]+0.05" office:value-type="float" office:value="-5.14999999999998" calcext:value-type="float">
            <text:p>-5,14999999999998</text:p>
          </table:table-cell>
          <table:table-cell table:style-name="ce1119" table:formula="of:=IF(ABS([.AF286]-[.$L$210])&lt;10^-9;&quot;&quot;;[.AH286])" office:value-type="float" office:value="-0.0634920634920554" calcext:value-type="float">
            <text:p>-0,063492063492055</text:p>
          </table:table-cell>
          <table:table-cell table:style-name="ce1119" table:formula="of:=([.$A$208]*[.AF286]+[.$B$208])/([.$C$208]*[.AF286]+[.$D$208])" office:value-type="float" office:value="-0.0634920634920554" calcext:value-type="float">
            <text:p>-0,063492063492055</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287]-[.$L$210])&lt;10^-9;&quot;Oui&quot;;&quot;&quot;)">
            <text:p/>
          </table:table-cell>
          <table:table-cell table:style-name="ce1327" table:formula="of:=[.AF286]+0.05" office:value-type="float" office:value="-5.09999999999998" calcext:value-type="float">
            <text:p>-5,09999999999998</text:p>
          </table:table-cell>
          <table:table-cell table:style-name="ce1330" table:formula="of:=IF(ABS([.AF287]-[.$L$210])&lt;10^-9;&quot;&quot;;[.AH287])" office:value-type="float" office:value="-0.0430107526881638" calcext:value-type="float">
            <text:p>-0,043010752688164</text:p>
          </table:table-cell>
          <table:table-cell table:style-name="ce1330" table:formula="of:=([.$A$208]*[.AF287]+[.$B$208])/([.$C$208]*[.AF287]+[.$D$208])" office:value-type="float" office:value="-0.0430107526881638" calcext:value-type="float">
            <text:p>-0,043010752688164</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88]-[.$L$210])&lt;10^-9;&quot;Oui&quot;;&quot;&quot;)">
            <text:p/>
          </table:table-cell>
          <table:table-cell table:style-name="ce1327" table:formula="of:=[.AF287]+0.05" office:value-type="float" office:value="-5.04999999999998" calcext:value-type="float">
            <text:p>-5,04999999999998</text:p>
          </table:table-cell>
          <table:table-cell table:style-name="ce1119" table:formula="of:=IF(ABS([.AF288]-[.$L$210])&lt;10^-9;&quot;&quot;;[.AH288])" office:value-type="float" office:value="-0.0218579234972593" calcext:value-type="float">
            <text:p>-0,021857923497259</text:p>
          </table:table-cell>
          <table:table-cell table:style-name="ce1119" table:formula="of:=([.$A$208]*[.AF288]+[.$B$208])/([.$C$208]*[.AF288]+[.$D$208])" office:value-type="float" office:value="-0.0218579234972593" calcext:value-type="float">
            <text:p>-0,021857923497259</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89]-[.$L$210])&lt;10^-9;&quot;Oui&quot;;&quot;&quot;)">
            <text:p/>
          </table:table-cell>
          <table:table-cell table:style-name="ce1327" table:formula="of:=[.AF288]+0.05" office:value-type="float" office:value="-4.99999999999998" calcext:value-type="float">
            <text:p>-4,99999999999998</text:p>
          </table:table-cell>
          <table:table-cell table:style-name="ce1330" table:formula="of:=IF(ABS([.AF289]-[.$L$210])&lt;10^-9;&quot;&quot;;[.AH289])" office:value-type="float" office:value="9.0791571791569E-015" calcext:value-type="float">
            <text:p>9,0791571791569E-15</text:p>
          </table:table-cell>
          <table:table-cell table:style-name="ce1330" table:formula="of:=([.$A$208]*[.AF289]+[.$B$208])/([.$C$208]*[.AF289]+[.$D$208])" office:value-type="float" office:value="9.0791571791569E-015" calcext:value-type="float">
            <text:p>9,0791571791569E-15</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0]-[.$L$210])&lt;10^-9;&quot;Oui&quot;;&quot;&quot;)">
            <text:p/>
          </table:table-cell>
          <table:table-cell table:style-name="ce1327" table:formula="of:=[.AF289]+0.05" office:value-type="float" office:value="-4.94999999999998" calcext:value-type="float">
            <text:p>-4,94999999999998</text:p>
          </table:table-cell>
          <table:table-cell table:style-name="ce1119" table:formula="of:=IF(ABS([.AF290]-[.$L$210])&lt;10^-9;&quot;&quot;;[.AH290])" office:value-type="float" office:value="0.0225988700565065" calcext:value-type="float">
            <text:p>0,022598870056507</text:p>
          </table:table-cell>
          <table:table-cell table:style-name="ce1119" table:formula="of:=([.$A$208]*[.AF290]+[.$B$208])/([.$C$208]*[.AF290]+[.$D$208])" office:value-type="float" office:value="0.0225988700565065" calcext:value-type="float">
            <text:p>0,022598870056507</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1]-[.$L$210])&lt;10^-9;&quot;Oui&quot;;&quot;&quot;)">
            <text:p/>
          </table:table-cell>
          <table:table-cell table:style-name="ce1327" table:formula="of:=[.AF290]+0.05" office:value-type="float" office:value="-4.89999999999998" calcext:value-type="float">
            <text:p>-4,89999999999998</text:p>
          </table:table-cell>
          <table:table-cell table:style-name="ce1330" table:formula="of:=IF(ABS([.AF291]-[.$L$210])&lt;10^-9;&quot;&quot;;[.AH291])" office:value-type="float" office:value="0.0459770114942624" calcext:value-type="float">
            <text:p>0,045977011494262</text:p>
          </table:table-cell>
          <table:table-cell table:style-name="ce1330" table:formula="of:=([.$A$208]*[.AF291]+[.$B$208])/([.$C$208]*[.AF291]+[.$D$208])" office:value-type="float" office:value="0.0459770114942624" calcext:value-type="float">
            <text:p>0,045977011494262</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2]-[.$L$210])&lt;10^-9;&quot;Oui&quot;;&quot;&quot;)">
            <text:p/>
          </table:table-cell>
          <table:table-cell table:style-name="ce1327" table:formula="of:=[.AF291]+0.05" office:value-type="float" office:value="-4.84999999999998" calcext:value-type="float">
            <text:p>-4,84999999999998</text:p>
          </table:table-cell>
          <table:table-cell table:style-name="ce1119" table:formula="of:=IF(ABS([.AF292]-[.$L$210])&lt;10^-9;&quot;&quot;;[.AH292])" office:value-type="float" office:value="0.070175438596501" calcext:value-type="float">
            <text:p>0,070175438596501</text:p>
          </table:table-cell>
          <table:table-cell table:style-name="ce1119" table:formula="of:=([.$A$208]*[.AF292]+[.$B$208])/([.$C$208]*[.AF292]+[.$D$208])" office:value-type="float" office:value="0.070175438596501" calcext:value-type="float">
            <text:p>0,070175438596501</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3]-[.$L$210])&lt;10^-9;&quot;Oui&quot;;&quot;&quot;)">
            <text:p/>
          </table:table-cell>
          <table:table-cell table:style-name="ce1327" table:formula="of:=[.AF292]+0.05" office:value-type="float" office:value="-4.79999999999998" calcext:value-type="float">
            <text:p>-4,79999999999998</text:p>
          </table:table-cell>
          <table:table-cell table:style-name="ce1330" table:formula="of:=IF(ABS([.AF293]-[.$L$210])&lt;10^-9;&quot;&quot;;[.AH293])" office:value-type="float" office:value="0.0952380952381053" calcext:value-type="float">
            <text:p>0,095238095238105</text:p>
          </table:table-cell>
          <table:table-cell table:style-name="ce1330" table:formula="of:=([.$A$208]*[.AF293]+[.$B$208])/([.$C$208]*[.AF293]+[.$D$208])" office:value-type="float" office:value="0.0952380952381053" calcext:value-type="float">
            <text:p>0,095238095238105</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4]-[.$L$210])&lt;10^-9;&quot;Oui&quot;;&quot;&quot;)">
            <text:p/>
          </table:table-cell>
          <table:table-cell table:style-name="ce1327" table:formula="of:=[.AF293]+0.05" office:value-type="float" office:value="-4.74999999999998" calcext:value-type="float">
            <text:p>-4,74999999999998</text:p>
          </table:table-cell>
          <table:table-cell table:style-name="ce1119" table:formula="of:=IF(ABS([.AF294]-[.$L$210])&lt;10^-9;&quot;&quot;;[.AH294])" office:value-type="float" office:value="0.121212121212132" calcext:value-type="float">
            <text:p>0,121212121212132</text:p>
          </table:table-cell>
          <table:table-cell table:style-name="ce1119" table:formula="of:=([.$A$208]*[.AF294]+[.$B$208])/([.$C$208]*[.AF294]+[.$D$208])" office:value-type="float" office:value="0.121212121212132" calcext:value-type="float">
            <text:p>0,121212121212132</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5]-[.$L$210])&lt;10^-9;&quot;Oui&quot;;&quot;&quot;)">
            <text:p/>
          </table:table-cell>
          <table:table-cell table:style-name="ce1327" table:formula="of:=[.AF294]+0.05" office:value-type="float" office:value="-4.69999999999998" calcext:value-type="float">
            <text:p>-4,69999999999998</text:p>
          </table:table-cell>
          <table:table-cell table:style-name="ce1330" table:formula="of:=IF(ABS([.AF295]-[.$L$210])&lt;10^-9;&quot;&quot;;[.AH295])" office:value-type="float" office:value="0.148148148148159" calcext:value-type="float">
            <text:p>0,148148148148159</text:p>
          </table:table-cell>
          <table:table-cell table:style-name="ce1330" table:formula="of:=([.$A$208]*[.AF295]+[.$B$208])/([.$C$208]*[.AF295]+[.$D$208])" office:value-type="float" office:value="0.148148148148159" calcext:value-type="float">
            <text:p>0,148148148148159</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6]-[.$L$210])&lt;10^-9;&quot;Oui&quot;;&quot;&quot;)">
            <text:p/>
          </table:table-cell>
          <table:table-cell table:style-name="ce1327" table:formula="of:=[.AF295]+0.05" office:value-type="float" office:value="-4.64999999999998" calcext:value-type="float">
            <text:p>-4,64999999999998</text:p>
          </table:table-cell>
          <table:table-cell table:style-name="ce1119" table:formula="of:=IF(ABS([.AF296]-[.$L$210])&lt;10^-9;&quot;&quot;;[.AH296])" office:value-type="float" office:value="0.176100628930829" calcext:value-type="float">
            <text:p>0,176100628930829</text:p>
          </table:table-cell>
          <table:table-cell table:style-name="ce1119" table:formula="of:=([.$A$208]*[.AF296]+[.$B$208])/([.$C$208]*[.AF296]+[.$D$208])" office:value-type="float" office:value="0.176100628930829" calcext:value-type="float">
            <text:p>0,176100628930829</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7]-[.$L$210])&lt;10^-9;&quot;Oui&quot;;&quot;&quot;)">
            <text:p/>
          </table:table-cell>
          <table:table-cell table:style-name="ce1327" table:formula="of:=[.AF296]+0.05" office:value-type="float" office:value="-4.59999999999998" calcext:value-type="float">
            <text:p>-4,59999999999998</text:p>
          </table:table-cell>
          <table:table-cell table:style-name="ce1330" table:formula="of:=IF(ABS([.AF297]-[.$L$210])&lt;10^-9;&quot;&quot;;[.AH297])" office:value-type="float" office:value="0.205128205128217" calcext:value-type="float">
            <text:p>0,205128205128217</text:p>
          </table:table-cell>
          <table:table-cell table:style-name="ce1330" table:formula="of:=([.$A$208]*[.AF297]+[.$B$208])/([.$C$208]*[.AF297]+[.$D$208])" office:value-type="float" office:value="0.205128205128217" calcext:value-type="float">
            <text:p>0,205128205128217</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8]-[.$L$210])&lt;10^-9;&quot;Oui&quot;;&quot;&quot;)">
            <text:p/>
          </table:table-cell>
          <table:table-cell table:style-name="ce1327" table:formula="of:=[.AF297]+0.05" office:value-type="float" office:value="-4.54999999999999" calcext:value-type="float">
            <text:p>-4,54999999999999</text:p>
          </table:table-cell>
          <table:table-cell table:style-name="ce1119" table:formula="of:=IF(ABS([.AF298]-[.$L$210])&lt;10^-9;&quot;&quot;;[.AH298])" office:value-type="float" office:value="0.235294117647065" calcext:value-type="float">
            <text:p>0,235294117647065</text:p>
          </table:table-cell>
          <table:table-cell table:style-name="ce1119" table:formula="of:=([.$A$208]*[.AF298]+[.$B$208])/([.$C$208]*[.AF298]+[.$D$208])" office:value-type="float" office:value="0.235294117647065" calcext:value-type="float">
            <text:p>0,235294117647065</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9]-[.$L$210])&lt;10^-9;&quot;Oui&quot;;&quot;&quot;)">
            <text:p/>
          </table:table-cell>
          <table:table-cell table:style-name="ce1327" table:formula="of:=[.AF298]+0.05" office:value-type="float" office:value="-4.49999999999999" calcext:value-type="float">
            <text:p>-4,49999999999999</text:p>
          </table:table-cell>
          <table:table-cell table:style-name="ce1330" table:formula="of:=IF(ABS([.AF299]-[.$L$210])&lt;10^-9;&quot;&quot;;[.AH299])" office:value-type="float" office:value="0.266666666666673" calcext:value-type="float">
            <text:p>0,266666666666673</text:p>
          </table:table-cell>
          <table:table-cell table:style-name="ce1330" table:formula="of:=([.$A$208]*[.AF299]+[.$B$208])/([.$C$208]*[.AF299]+[.$D$208])" office:value-type="float" office:value="0.266666666666673" calcext:value-type="float">
            <text:p>0,266666666666673</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00]-[.$L$210])&lt;10^-9;&quot;Oui&quot;;&quot;&quot;)">
            <text:p/>
          </table:table-cell>
          <table:table-cell table:style-name="ce1327" table:formula="of:=[.AF299]+0.05" office:value-type="float" office:value="-4.44999999999999" calcext:value-type="float">
            <text:p>-4,44999999999999</text:p>
          </table:table-cell>
          <table:table-cell table:style-name="ce1119" table:formula="of:=IF(ABS([.AF300]-[.$L$210])&lt;10^-9;&quot;&quot;;[.AH300])" office:value-type="float" office:value="0.299319727891163" calcext:value-type="float">
            <text:p>0,299319727891163</text:p>
          </table:table-cell>
          <table:table-cell table:style-name="ce1119" table:formula="of:=([.$A$208]*[.AF300]+[.$B$208])/([.$C$208]*[.AF300]+[.$D$208])" office:value-type="float" office:value="0.299319727891163" calcext:value-type="float">
            <text:p>0,299319727891163</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1]-[.$L$210])&lt;10^-9;&quot;Oui&quot;;&quot;&quot;)">
            <text:p/>
          </table:table-cell>
          <table:table-cell table:style-name="ce1327" table:formula="of:=[.AF300]+0.05" office:value-type="float" office:value="-4.39999999999999" calcext:value-type="float">
            <text:p>-4,39999999999999</text:p>
          </table:table-cell>
          <table:table-cell table:style-name="ce1330" table:formula="of:=IF(ABS([.AF301]-[.$L$210])&lt;10^-9;&quot;&quot;;[.AH301])" office:value-type="float" office:value="0.33333333333334" calcext:value-type="float">
            <text:p>0,33333333333334</text:p>
          </table:table-cell>
          <table:table-cell table:style-name="ce1330" table:formula="of:=([.$A$208]*[.AF301]+[.$B$208])/([.$C$208]*[.AF301]+[.$D$208])" office:value-type="float" office:value="0.33333333333334" calcext:value-type="float">
            <text:p>0,33333333333334</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2]-[.$L$210])&lt;10^-9;&quot;Oui&quot;;&quot;&quot;)">
            <text:p/>
          </table:table-cell>
          <table:table-cell table:style-name="ce1327" table:formula="of:=[.AF301]+0.05" office:value-type="float" office:value="-4.34999999999999" calcext:value-type="float">
            <text:p>-4,34999999999999</text:p>
          </table:table-cell>
          <table:table-cell table:style-name="ce1119" table:formula="of:=IF(ABS([.AF302]-[.$L$210])&lt;10^-9;&quot;&quot;;[.AH302])" office:value-type="float" office:value="0.368794326241142" calcext:value-type="float">
            <text:p>0,368794326241142</text:p>
          </table:table-cell>
          <table:table-cell table:style-name="ce1119" table:formula="of:=([.$A$208]*[.AF302]+[.$B$208])/([.$C$208]*[.AF302]+[.$D$208])" office:value-type="float" office:value="0.368794326241142" calcext:value-type="float">
            <text:p>0,368794326241142</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3]-[.$L$210])&lt;10^-9;&quot;Oui&quot;;&quot;&quot;)">
            <text:p/>
          </table:table-cell>
          <table:table-cell table:style-name="ce1327" table:formula="of:=[.AF302]+0.05" office:value-type="float" office:value="-4.29999999999999" calcext:value-type="float">
            <text:p>-4,29999999999999</text:p>
          </table:table-cell>
          <table:table-cell table:style-name="ce1330" table:formula="of:=IF(ABS([.AF303]-[.$L$210])&lt;10^-9;&quot;&quot;;[.AH303])" office:value-type="float" office:value="0.405797101449283" calcext:value-type="float">
            <text:p>0,405797101449283</text:p>
          </table:table-cell>
          <table:table-cell table:style-name="ce1330" table:formula="of:=([.$A$208]*[.AF303]+[.$B$208])/([.$C$208]*[.AF303]+[.$D$208])" office:value-type="float" office:value="0.405797101449283" calcext:value-type="float">
            <text:p>0,405797101449283</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04]-[.$L$210])&lt;10^-9;&quot;Oui&quot;;&quot;&quot;)">
            <text:p/>
          </table:table-cell>
          <table:table-cell table:style-name="ce1327" table:formula="of:=[.AF303]+0.05" office:value-type="float" office:value="-4.24999999999999" calcext:value-type="float">
            <text:p>-4,24999999999999</text:p>
          </table:table-cell>
          <table:table-cell table:style-name="ce1119" table:formula="of:=IF(ABS([.AF304]-[.$L$210])&lt;10^-9;&quot;&quot;;[.AH304])" office:value-type="float" office:value="0.444444444444452" calcext:value-type="float">
            <text:p>0,444444444444452</text:p>
          </table:table-cell>
          <table:table-cell table:style-name="ce1119" table:formula="of:=([.$A$208]*[.AF304]+[.$B$208])/([.$C$208]*[.AF304]+[.$D$208])" office:value-type="float" office:value="0.444444444444452" calcext:value-type="float">
            <text:p>0,444444444444452</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5]-[.$L$210])&lt;10^-9;&quot;Oui&quot;;&quot;&quot;)">
            <text:p/>
          </table:table-cell>
          <table:table-cell table:style-name="ce1327" table:formula="of:=[.AF304]+0.05" office:value-type="float" office:value="-4.19999999999999" calcext:value-type="float">
            <text:p>-4,19999999999999</text:p>
          </table:table-cell>
          <table:table-cell table:style-name="ce1330" table:formula="of:=IF(ABS([.AF305]-[.$L$210])&lt;10^-9;&quot;&quot;;[.AH305])" office:value-type="float" office:value="0.484848484848493" calcext:value-type="float">
            <text:p>0,484848484848493</text:p>
          </table:table-cell>
          <table:table-cell table:style-name="ce1330" table:formula="of:=([.$A$208]*[.AF305]+[.$B$208])/([.$C$208]*[.AF305]+[.$D$208])" office:value-type="float" office:value="0.484848484848493" calcext:value-type="float">
            <text:p>0,484848484848493</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06]-[.$L$210])&lt;10^-9;&quot;Oui&quot;;&quot;&quot;)">
            <text:p/>
          </table:table-cell>
          <table:table-cell table:style-name="ce1327" table:formula="of:=[.AF305]+0.05" office:value-type="float" office:value="-4.14999999999999" calcext:value-type="float">
            <text:p>-4,14999999999999</text:p>
          </table:table-cell>
          <table:table-cell table:style-name="ce1119" table:formula="of:=IF(ABS([.AF306]-[.$L$210])&lt;10^-9;&quot;&quot;;[.AH306])" office:value-type="float" office:value="0.527131782945745" calcext:value-type="float">
            <text:p>0,527131782945745</text:p>
          </table:table-cell>
          <table:table-cell table:style-name="ce1119" table:formula="of:=([.$A$208]*[.AF306]+[.$B$208])/([.$C$208]*[.AF306]+[.$D$208])" office:value-type="float" office:value="0.527131782945745" calcext:value-type="float">
            <text:p>0,527131782945745</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7]-[.$L$210])&lt;10^-9;&quot;Oui&quot;;&quot;&quot;)">
            <text:p/>
          </table:table-cell>
          <table:table-cell table:style-name="ce1327" table:formula="of:=[.AF306]+0.05" office:value-type="float" office:value="-4.09999999999999" calcext:value-type="float">
            <text:p>-4,09999999999999</text:p>
          </table:table-cell>
          <table:table-cell table:style-name="ce1330" table:formula="of:=IF(ABS([.AF307]-[.$L$210])&lt;10^-9;&quot;&quot;;[.AH307])" office:value-type="float" office:value="0.571428571428581" calcext:value-type="float">
            <text:p>0,571428571428581</text:p>
          </table:table-cell>
          <table:table-cell table:style-name="ce1330" table:formula="of:=([.$A$208]*[.AF307]+[.$B$208])/([.$C$208]*[.AF307]+[.$D$208])" office:value-type="float" office:value="0.571428571428581" calcext:value-type="float">
            <text:p>0,571428571428581</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8]-[.$L$210])&lt;10^-9;&quot;Oui&quot;;&quot;&quot;)">
            <text:p/>
          </table:table-cell>
          <table:table-cell table:style-name="ce1327" table:formula="of:=[.AF307]+0.05" office:value-type="float" office:value="-4.04999999999999" calcext:value-type="float">
            <text:p>-4,04999999999999</text:p>
          </table:table-cell>
          <table:table-cell table:style-name="ce1119" table:formula="of:=IF(ABS([.AF308]-[.$L$210])&lt;10^-9;&quot;&quot;;[.AH308])" office:value-type="float" office:value="0.617886178861798" calcext:value-type="float">
            <text:p>0,617886178861798</text:p>
          </table:table-cell>
          <table:table-cell table:style-name="ce1119" table:formula="of:=([.$A$208]*[.AF308]+[.$B$208])/([.$C$208]*[.AF308]+[.$D$208])" office:value-type="float" office:value="0.617886178861798" calcext:value-type="float">
            <text:p>0,617886178861798</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309]-[.$L$210])&lt;10^-9;&quot;Oui&quot;;&quot;&quot;)">
            <text:p/>
          </table:table-cell>
          <table:table-cell table:style-name="ce1327" table:formula="of:=[.AF308]+0.05" office:value-type="float" office:value="-3.99999999999999" calcext:value-type="float">
            <text:p>-3,99999999999999</text:p>
          </table:table-cell>
          <table:table-cell table:style-name="ce1330" table:formula="of:=IF(ABS([.AF309]-[.$L$210])&lt;10^-9;&quot;&quot;;[.AH309])" office:value-type="float" office:value="0.666666666666677" calcext:value-type="float">
            <text:p>0,666666666666677</text:p>
          </table:table-cell>
          <table:table-cell table:style-name="ce1330" table:formula="of:=([.$A$208]*[.AF309]+[.$B$208])/([.$C$208]*[.AF309]+[.$D$208])" office:value-type="float" office:value="0.666666666666677" calcext:value-type="float">
            <text:p>0,666666666666677</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310]-[.$L$210])&lt;10^-9;&quot;Oui&quot;;&quot;&quot;)">
            <text:p/>
          </table:table-cell>
          <table:table-cell table:style-name="ce1327" table:formula="of:=[.AF309]+0.05" office:value-type="float" office:value="-3.94999999999999" calcext:value-type="float">
            <text:p>-3,94999999999999</text:p>
          </table:table-cell>
          <table:table-cell table:style-name="ce1119" table:formula="of:=IF(ABS([.AF310]-[.$L$210])&lt;10^-9;&quot;&quot;;[.AH310])" office:value-type="float" office:value="0.717948717948729" calcext:value-type="float">
            <text:p>0,717948717948729</text:p>
          </table:table-cell>
          <table:table-cell table:style-name="ce1119" table:formula="of:=([.$A$208]*[.AF310]+[.$B$208])/([.$C$208]*[.AF310]+[.$D$208])" office:value-type="float" office:value="0.717948717948729" calcext:value-type="float">
            <text:p>0,717948717948729</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311]-[.$L$210])&lt;10^-9;&quot;Oui&quot;;&quot;&quot;)">
            <text:p/>
          </table:table-cell>
          <table:table-cell table:style-name="ce1327" table:formula="of:=[.AF310]+0.05" office:value-type="float" office:value="-3.89999999999999" calcext:value-type="float">
            <text:p>-3,89999999999999</text:p>
          </table:table-cell>
          <table:table-cell table:style-name="ce1330" table:formula="of:=IF(ABS([.AF311]-[.$L$210])&lt;10^-9;&quot;&quot;;[.AH311])" office:value-type="float" office:value="0.771929824561414" calcext:value-type="float">
            <text:p>0,771929824561414</text:p>
          </table:table-cell>
          <table:table-cell table:style-name="ce1330" table:formula="of:=([.$A$208]*[.AF311]+[.$B$208])/([.$C$208]*[.AF311]+[.$D$208])" office:value-type="float" office:value="0.771929824561414" calcext:value-type="float">
            <text:p>0,771929824561414</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2]-[.$L$210])&lt;10^-9;&quot;Oui&quot;;&quot;&quot;)">
            <text:p/>
          </table:table-cell>
          <table:table-cell table:style-name="ce1327" table:formula="of:=[.AF311]+0.05" office:value-type="float" office:value="-3.84999999999999" calcext:value-type="float">
            <text:p>-3,84999999999999</text:p>
          </table:table-cell>
          <table:table-cell table:style-name="ce1119" table:formula="of:=IF(ABS([.AF312]-[.$L$210])&lt;10^-9;&quot;&quot;;[.AH312])" office:value-type="float" office:value="0.828828828828841" calcext:value-type="float">
            <text:p>0,828828828828841</text:p>
          </table:table-cell>
          <table:table-cell table:style-name="ce1119" table:formula="of:=([.$A$208]*[.AF312]+[.$B$208])/([.$C$208]*[.AF312]+[.$D$208])" office:value-type="float" office:value="0.828828828828841" calcext:value-type="float">
            <text:p>0,828828828828841</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3]-[.$L$210])&lt;10^-9;&quot;Oui&quot;;&quot;&quot;)">
            <text:p/>
          </table:table-cell>
          <table:table-cell table:style-name="ce1327" table:formula="of:=[.AF312]+0.05" office:value-type="float" office:value="-3.79999999999999" calcext:value-type="float">
            <text:p>-3,79999999999999</text:p>
          </table:table-cell>
          <table:table-cell table:style-name="ce1330" table:formula="of:=IF(ABS([.AF313]-[.$L$210])&lt;10^-9;&quot;&quot;;[.AH313])" office:value-type="float" office:value="0.888888888888901" calcext:value-type="float">
            <text:p>0,888888888888901</text:p>
          </table:table-cell>
          <table:table-cell table:style-name="ce1330" table:formula="of:=([.$A$208]*[.AF313]+[.$B$208])/([.$C$208]*[.AF313]+[.$D$208])" office:value-type="float" office:value="0.888888888888901" calcext:value-type="float">
            <text:p>0,888888888888901</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4]-[.$L$210])&lt;10^-9;&quot;Oui&quot;;&quot;&quot;)">
            <text:p/>
          </table:table-cell>
          <table:table-cell table:style-name="ce1327" table:formula="of:=[.AF313]+0.05" office:value-type="float" office:value="-3.74999999999999" calcext:value-type="float">
            <text:p>-3,74999999999999</text:p>
          </table:table-cell>
          <table:table-cell table:style-name="ce1119" table:formula="of:=IF(ABS([.AF314]-[.$L$210])&lt;10^-9;&quot;&quot;;[.AH314])" office:value-type="float" office:value="0.952380952380966" calcext:value-type="float">
            <text:p>0,952380952380966</text:p>
          </table:table-cell>
          <table:table-cell table:style-name="ce1119" table:formula="of:=([.$A$208]*[.AF314]+[.$B$208])/([.$C$208]*[.AF314]+[.$D$208])" office:value-type="float" office:value="0.952380952380966" calcext:value-type="float">
            <text:p>0,952380952380966</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5]-[.$L$210])&lt;10^-9;&quot;Oui&quot;;&quot;&quot;)">
            <text:p/>
          </table:table-cell>
          <table:table-cell table:style-name="ce1327" table:formula="of:=[.AF314]+0.05" office:value-type="float" office:value="-3.69999999999999" calcext:value-type="float">
            <text:p>-3,69999999999999</text:p>
          </table:table-cell>
          <table:table-cell table:style-name="ce1330" table:formula="of:=IF(ABS([.AF315]-[.$L$210])&lt;10^-9;&quot;&quot;;[.AH315])" office:value-type="float" office:value="1.01960784313727" calcext:value-type="float">
            <text:p>1,01960784313727</text:p>
          </table:table-cell>
          <table:table-cell table:style-name="ce1330" table:formula="of:=([.$A$208]*[.AF315]+[.$B$208])/([.$C$208]*[.AF315]+[.$D$208])" office:value-type="float" office:value="1.01960784313727" calcext:value-type="float">
            <text:p>1,01960784313727</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6]-[.$L$210])&lt;10^-9;&quot;Oui&quot;;&quot;&quot;)">
            <text:p/>
          </table:table-cell>
          <table:table-cell table:style-name="ce1327" table:formula="of:=[.AF315]+0.05" office:value-type="float" office:value="-3.64999999999999" calcext:value-type="float">
            <text:p>-3,64999999999999</text:p>
          </table:table-cell>
          <table:table-cell table:style-name="ce1119" table:formula="of:=IF(ABS([.AF316]-[.$L$210])&lt;10^-9;&quot;&quot;;[.AH316])" office:value-type="float" office:value="1.09090909090911" calcext:value-type="float">
            <text:p>1,09090909090911</text:p>
          </table:table-cell>
          <table:table-cell table:style-name="ce1119" table:formula="of:=([.$A$208]*[.AF316]+[.$B$208])/([.$C$208]*[.AF316]+[.$D$208])" office:value-type="float" office:value="1.09090909090911" calcext:value-type="float">
            <text:p>1,09090909090911</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7]-[.$L$210])&lt;10^-9;&quot;Oui&quot;;&quot;&quot;)">
            <text:p/>
          </table:table-cell>
          <table:table-cell table:style-name="ce1327" table:formula="of:=[.AF316]+0.05" office:value-type="float" office:value="-3.59999999999999" calcext:value-type="float">
            <text:p>-3,59999999999999</text:p>
          </table:table-cell>
          <table:table-cell table:style-name="ce1330" table:formula="of:=IF(ABS([.AF317]-[.$L$210])&lt;10^-9;&quot;&quot;;[.AH317])" office:value-type="float" office:value="1.16666666666668" calcext:value-type="float">
            <text:p>1,16666666666668</text:p>
          </table:table-cell>
          <table:table-cell table:style-name="ce1330" table:formula="of:=([.$A$208]*[.AF317]+[.$B$208])/([.$C$208]*[.AF317]+[.$D$208])" office:value-type="float" office:value="1.16666666666668" calcext:value-type="float">
            <text:p>1,16666666666668</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8]-[.$L$210])&lt;10^-9;&quot;Oui&quot;;&quot;&quot;)">
            <text:p/>
          </table:table-cell>
          <table:table-cell table:style-name="ce1327" table:formula="of:=[.AF317]+0.05" office:value-type="float" office:value="-3.54999999999999" calcext:value-type="float">
            <text:p>-3,54999999999999</text:p>
          </table:table-cell>
          <table:table-cell table:style-name="ce1119" table:formula="of:=IF(ABS([.AF318]-[.$L$210])&lt;10^-9;&quot;&quot;;[.AH318])" office:value-type="float" office:value="1.24731182795701" calcext:value-type="float">
            <text:p>1,24731182795701</text:p>
          </table:table-cell>
          <table:table-cell table:style-name="ce1119" table:formula="of:=([.$A$208]*[.AF318]+[.$B$208])/([.$C$208]*[.AF318]+[.$D$208])" office:value-type="float" office:value="1.24731182795701" calcext:value-type="float">
            <text:p>1,24731182795701</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9]-[.$L$210])&lt;10^-9;&quot;Oui&quot;;&quot;&quot;)">
            <text:p/>
          </table:table-cell>
          <table:table-cell table:style-name="ce1327" table:formula="of:=[.AF318]+0.05" office:value-type="float" office:value="-3.49999999999999" calcext:value-type="float">
            <text:p>-3,49999999999999</text:p>
          </table:table-cell>
          <table:table-cell table:style-name="ce1330" table:formula="of:=IF(ABS([.AF319]-[.$L$210])&lt;10^-9;&quot;&quot;;[.AH319])" office:value-type="float" office:value="1.33333333333335" calcext:value-type="float">
            <text:p>1,33333333333335</text:p>
          </table:table-cell>
          <table:table-cell table:style-name="ce1330" table:formula="of:=([.$A$208]*[.AF319]+[.$B$208])/([.$C$208]*[.AF319]+[.$D$208])" office:value-type="float" office:value="1.33333333333335" calcext:value-type="float">
            <text:p>1,33333333333335</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0]-[.$L$210])&lt;10^-9;&quot;Oui&quot;;&quot;&quot;)">
            <text:p/>
          </table:table-cell>
          <table:table-cell table:style-name="ce1327" table:formula="of:=[.AF319]+0.05" office:value-type="float" office:value="-3.44999999999999" calcext:value-type="float">
            <text:p>-3,44999999999999</text:p>
          </table:table-cell>
          <table:table-cell table:style-name="ce1119" table:formula="of:=IF(ABS([.AF320]-[.$L$210])&lt;10^-9;&quot;&quot;;[.AH320])" office:value-type="float" office:value="1.42528735632186" calcext:value-type="float">
            <text:p>1,42528735632186</text:p>
          </table:table-cell>
          <table:table-cell table:style-name="ce1119" table:formula="of:=([.$A$208]*[.AF320]+[.$B$208])/([.$C$208]*[.AF320]+[.$D$208])" office:value-type="float" office:value="1.42528735632186" calcext:value-type="float">
            <text:p>1,42528735632186</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1]-[.$L$210])&lt;10^-9;&quot;Oui&quot;;&quot;&quot;)">
            <text:p/>
          </table:table-cell>
          <table:table-cell table:style-name="ce1327" table:formula="of:=[.AF320]+0.05" office:value-type="float" office:value="-3.39999999999999" calcext:value-type="float">
            <text:p>-3,39999999999999</text:p>
          </table:table-cell>
          <table:table-cell table:style-name="ce1330" table:formula="of:=IF(ABS([.AF321]-[.$L$210])&lt;10^-9;&quot;&quot;;[.AH321])" office:value-type="float" office:value="1.52380952380954" calcext:value-type="float">
            <text:p>1,52380952380954</text:p>
          </table:table-cell>
          <table:table-cell table:style-name="ce1330" table:formula="of:=([.$A$208]*[.AF321]+[.$B$208])/([.$C$208]*[.AF321]+[.$D$208])" office:value-type="float" office:value="1.52380952380954" calcext:value-type="float">
            <text:p>1,52380952380954</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2]-[.$L$210])&lt;10^-9;&quot;Oui&quot;;&quot;&quot;)">
            <text:p/>
          </table:table-cell>
          <table:table-cell table:style-name="ce1327" table:formula="of:=[.AF321]+0.05" office:value-type="float" office:value="-3.34999999999999" calcext:value-type="float">
            <text:p>-3,34999999999999</text:p>
          </table:table-cell>
          <table:table-cell table:style-name="ce1119" table:formula="of:=IF(ABS([.AF322]-[.$L$210])&lt;10^-9;&quot;&quot;;[.AH322])" office:value-type="float" office:value="1.62962962962965" calcext:value-type="float">
            <text:p>1,62962962962965</text:p>
          </table:table-cell>
          <table:table-cell table:style-name="ce1119" table:formula="of:=([.$A$208]*[.AF322]+[.$B$208])/([.$C$208]*[.AF322]+[.$D$208])" office:value-type="float" office:value="1.62962962962965" calcext:value-type="float">
            <text:p>1,62962962962965</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3]-[.$L$210])&lt;10^-9;&quot;Oui&quot;;&quot;&quot;)">
            <text:p/>
          </table:table-cell>
          <table:table-cell table:style-name="ce1327" table:formula="of:=[.AF322]+0.05" office:value-type="float" office:value="-3.29999999999999" calcext:value-type="float">
            <text:p>-3,29999999999999</text:p>
          </table:table-cell>
          <table:table-cell table:style-name="ce1330" table:formula="of:=IF(ABS([.AF323]-[.$L$210])&lt;10^-9;&quot;&quot;;[.AH323])" office:value-type="float" office:value="1.74358974358977" calcext:value-type="float">
            <text:p>1,74358974358977</text:p>
          </table:table-cell>
          <table:table-cell table:style-name="ce1330" table:formula="of:=([.$A$208]*[.AF323]+[.$B$208])/([.$C$208]*[.AF323]+[.$D$208])" office:value-type="float" office:value="1.74358974358977" calcext:value-type="float">
            <text:p>1,74358974358977</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24]-[.$L$210])&lt;10^-9;&quot;Oui&quot;;&quot;&quot;)">
            <text:p/>
          </table:table-cell>
          <table:table-cell table:style-name="ce1327" table:formula="of:=[.AF323]+0.05" office:value-type="float" office:value="-3.24999999999999" calcext:value-type="float">
            <text:p>-3,24999999999999</text:p>
          </table:table-cell>
          <table:table-cell table:style-name="ce1119" table:formula="of:=IF(ABS([.AF324]-[.$L$210])&lt;10^-9;&quot;&quot;;[.AH324])" office:value-type="float" office:value="1.86666666666669" calcext:value-type="float">
            <text:p>1,86666666666669</text:p>
          </table:table-cell>
          <table:table-cell table:style-name="ce1119" table:formula="of:=([.$A$208]*[.AF324]+[.$B$208])/([.$C$208]*[.AF324]+[.$D$208])" office:value-type="float" office:value="1.86666666666669" calcext:value-type="float">
            <text:p>1,86666666666669</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25]-[.$L$210])&lt;10^-9;&quot;Oui&quot;;&quot;&quot;)">
            <text:p/>
          </table:table-cell>
          <table:table-cell table:style-name="ce1327" table:formula="of:=[.AF324]+0.05" office:value-type="float" office:value="-3.19999999999999" calcext:value-type="float">
            <text:p>-3,19999999999999</text:p>
          </table:table-cell>
          <table:table-cell table:style-name="ce1330" table:formula="of:=IF(ABS([.AF325]-[.$L$210])&lt;10^-9;&quot;&quot;;[.AH325])" office:value-type="float" office:value="2.00000000000003" calcext:value-type="float">
            <text:p>2,00000000000003</text:p>
          </table:table-cell>
          <table:table-cell table:style-name="ce1330" table:formula="of:=([.$A$208]*[.AF325]+[.$B$208])/([.$C$208]*[.AF325]+[.$D$208])" office:value-type="float" office:value="2.00000000000003" calcext:value-type="float">
            <text:p>2,00000000000003</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26]-[.$L$210])&lt;10^-9;&quot;Oui&quot;;&quot;&quot;)">
            <text:p/>
          </table:table-cell>
          <table:table-cell table:style-name="ce1327" table:formula="of:=[.AF325]+0.05" office:value-type="float" office:value="-3.14999999999999" calcext:value-type="float">
            <text:p>-3,14999999999999</text:p>
          </table:table-cell>
          <table:table-cell table:style-name="ce1119" table:formula="of:=IF(ABS([.AF326]-[.$L$210])&lt;10^-9;&quot;&quot;;[.AH326])" office:value-type="float" office:value="2.14492753623191" calcext:value-type="float">
            <text:p>2,14492753623191</text:p>
          </table:table-cell>
          <table:table-cell table:style-name="ce1119" table:formula="of:=([.$A$208]*[.AF326]+[.$B$208])/([.$C$208]*[.AF326]+[.$D$208])" office:value-type="float" office:value="2.14492753623191" calcext:value-type="float">
            <text:p>2,14492753623191</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27]-[.$L$210])&lt;10^-9;&quot;Oui&quot;;&quot;&quot;)">
            <text:p/>
          </table:table-cell>
          <table:table-cell table:style-name="ce1327" table:formula="of:=[.AF326]+0.05" office:value-type="float" office:value="-3.09999999999999" calcext:value-type="float">
            <text:p>-3,09999999999999</text:p>
          </table:table-cell>
          <table:table-cell table:style-name="ce1330" table:formula="of:=IF(ABS([.AF327]-[.$L$210])&lt;10^-9;&quot;&quot;;[.AH327])" office:value-type="float" office:value="2.30303030303034" calcext:value-type="float">
            <text:p>2,30303030303034</text:p>
          </table:table-cell>
          <table:table-cell table:style-name="ce1330" table:formula="of:=([.$A$208]*[.AF327]+[.$B$208])/([.$C$208]*[.AF327]+[.$D$208])" office:value-type="float" office:value="2.30303030303034" calcext:value-type="float">
            <text:p>2,30303030303034</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28]-[.$L$210])&lt;10^-9;&quot;Oui&quot;;&quot;&quot;)">
            <text:p/>
          </table:table-cell>
          <table:table-cell table:style-name="ce1327" table:formula="of:=[.AF327]+0.05" office:value-type="float" office:value="-3.04999999999999" calcext:value-type="float">
            <text:p>-3,04999999999999</text:p>
          </table:table-cell>
          <table:table-cell table:style-name="ce1119" table:formula="of:=IF(ABS([.AF328]-[.$L$210])&lt;10^-9;&quot;&quot;;[.AH328])" office:value-type="float" office:value="2.47619047619051" calcext:value-type="float">
            <text:p>2,47619047619051</text:p>
          </table:table-cell>
          <table:table-cell table:style-name="ce1119" table:formula="of:=([.$A$208]*[.AF328]+[.$B$208])/([.$C$208]*[.AF328]+[.$D$208])" office:value-type="float" office:value="2.47619047619051" calcext:value-type="float">
            <text:p>2,47619047619051</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29]-[.$L$210])&lt;10^-9;&quot;Oui&quot;;&quot;&quot;)">
            <text:p/>
          </table:table-cell>
          <table:table-cell table:style-name="ce1327" table:formula="of:=[.AF328]+0.05" office:value-type="float" office:value="-2.99999999999999" calcext:value-type="float">
            <text:p>-2,99999999999999</text:p>
          </table:table-cell>
          <table:table-cell table:style-name="ce1330" table:formula="of:=IF(ABS([.AF329]-[.$L$210])&lt;10^-9;&quot;&quot;;[.AH329])" office:value-type="float" office:value="2.66666666666671" calcext:value-type="float">
            <text:p>2,66666666666671</text:p>
          </table:table-cell>
          <table:table-cell table:style-name="ce1330" table:formula="of:=([.$A$208]*[.AF329]+[.$B$208])/([.$C$208]*[.AF329]+[.$D$208])" office:value-type="float" office:value="2.66666666666671" calcext:value-type="float">
            <text:p>2,66666666666671</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30]-[.$L$210])&lt;10^-9;&quot;Oui&quot;;&quot;&quot;)">
            <text:p/>
          </table:table-cell>
          <table:table-cell table:style-name="ce1327" table:formula="of:=[.AF329]+0.05" office:value-type="float" office:value="-2.94999999999999" calcext:value-type="float">
            <text:p>-2,94999999999999</text:p>
          </table:table-cell>
          <table:table-cell table:style-name="ce1119" table:formula="of:=IF(ABS([.AF330]-[.$L$210])&lt;10^-9;&quot;&quot;;[.AH330])" office:value-type="float" office:value="2.87719298245619" calcext:value-type="float">
            <text:p>2,87719298245619</text:p>
          </table:table-cell>
          <table:table-cell table:style-name="ce1119" table:formula="of:=([.$A$208]*[.AF330]+[.$B$208])/([.$C$208]*[.AF330]+[.$D$208])" office:value-type="float" office:value="2.87719298245619" calcext:value-type="float">
            <text:p>2,87719298245619</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31]-[.$L$210])&lt;10^-9;&quot;Oui&quot;;&quot;&quot;)">
            <text:p/>
          </table:table-cell>
          <table:table-cell table:style-name="ce1327" table:formula="of:=[.AF330]+0.05" office:value-type="float" office:value="-2.89999999999999" calcext:value-type="float">
            <text:p>-2,89999999999999</text:p>
          </table:table-cell>
          <table:table-cell table:style-name="ce1330" table:formula="of:=IF(ABS([.AF331]-[.$L$210])&lt;10^-9;&quot;&quot;;[.AH331])" office:value-type="float" office:value="3.11111111111116" calcext:value-type="float">
            <text:p>3,11111111111116</text:p>
          </table:table-cell>
          <table:table-cell table:style-name="ce1330" table:formula="of:=([.$A$208]*[.AF331]+[.$B$208])/([.$C$208]*[.AF331]+[.$D$208])" office:value-type="float" office:value="3.11111111111116" calcext:value-type="float">
            <text:p>3,11111111111116</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32]-[.$L$210])&lt;10^-9;&quot;Oui&quot;;&quot;&quot;)">
            <text:p/>
          </table:table-cell>
          <table:table-cell table:style-name="ce1327" table:formula="of:=[.AF331]+0.05" office:value-type="float" office:value="-2.84999999999999" calcext:value-type="float">
            <text:p>-2,84999999999999</text:p>
          </table:table-cell>
          <table:table-cell table:style-name="ce1119" table:formula="of:=IF(ABS([.AF332]-[.$L$210])&lt;10^-9;&quot;&quot;;[.AH332])" office:value-type="float" office:value="3.3725490196079" calcext:value-type="float">
            <text:p>3,3725490196079</text:p>
          </table:table-cell>
          <table:table-cell table:style-name="ce1119" table:formula="of:=([.$A$208]*[.AF332]+[.$B$208])/([.$C$208]*[.AF332]+[.$D$208])" office:value-type="float" office:value="3.3725490196079" calcext:value-type="float">
            <text:p>3,3725490196079</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333]-[.$L$210])&lt;10^-9;&quot;Oui&quot;;&quot;&quot;)">
            <text:p/>
          </table:table-cell>
          <table:table-cell table:style-name="ce1327" table:formula="of:=[.AF332]+0.05" office:value-type="float" office:value="-2.79999999999999" calcext:value-type="float">
            <text:p>-2,79999999999999</text:p>
          </table:table-cell>
          <table:table-cell table:style-name="ce1330" table:formula="of:=IF(ABS([.AF333]-[.$L$210])&lt;10^-9;&quot;&quot;;[.AH333])" office:value-type="float" office:value="3.66666666666673" calcext:value-type="float">
            <text:p>3,66666666666673</text:p>
          </table:table-cell>
          <table:table-cell table:style-name="ce1330" table:formula="of:=([.$A$208]*[.AF333]+[.$B$208])/([.$C$208]*[.AF333]+[.$D$208])" office:value-type="float" office:value="3.66666666666673" calcext:value-type="float">
            <text:p>3,66666666666673</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334]-[.$L$210])&lt;10^-9;&quot;Oui&quot;;&quot;&quot;)">
            <text:p/>
          </table:table-cell>
          <table:table-cell table:style-name="ce1327" table:formula="of:=[.AF333]+0.05" office:value-type="float" office:value="-2.74999999999999" calcext:value-type="float">
            <text:p>-2,74999999999999</text:p>
          </table:table-cell>
          <table:table-cell table:style-name="ce1119" table:formula="of:=IF(ABS([.AF334]-[.$L$210])&lt;10^-9;&quot;&quot;;[.AH334])" office:value-type="float" office:value="4.00000000000007" calcext:value-type="float">
            <text:p>4,00000000000007</text:p>
          </table:table-cell>
          <table:table-cell table:style-name="ce1119" table:formula="of:=([.$A$208]*[.AF334]+[.$B$208])/([.$C$208]*[.AF334]+[.$D$208])" office:value-type="float" office:value="4.00000000000007" calcext:value-type="float">
            <text:p>4,00000000000007</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335]-[.$L$210])&lt;10^-9;&quot;Oui&quot;;&quot;&quot;)">
            <text:p/>
          </table:table-cell>
          <table:table-cell table:style-name="ce1327" table:formula="of:=[.AF334]+0.05" office:value-type="float" office:value="-2.69999999999999" calcext:value-type="float">
            <text:p>-2,69999999999999</text:p>
          </table:table-cell>
          <table:table-cell table:style-name="ce1330" table:formula="of:=IF(ABS([.AF335]-[.$L$210])&lt;10^-9;&quot;&quot;;[.AH335])" office:value-type="float" office:value="4.38095238095246" calcext:value-type="float">
            <text:p>4,38095238095246</text:p>
          </table:table-cell>
          <table:table-cell table:style-name="ce1330" table:formula="of:=([.$A$208]*[.AF335]+[.$B$208])/([.$C$208]*[.AF335]+[.$D$208])" office:value-type="float" office:value="4.38095238095246" calcext:value-type="float">
            <text:p>4,38095238095246</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36]-[.$L$210])&lt;10^-9;&quot;Oui&quot;;&quot;&quot;)">
            <text:p/>
          </table:table-cell>
          <table:table-cell table:style-name="ce1327" table:formula="of:=[.AF335]+0.05" office:value-type="float" office:value="-2.64999999999999" calcext:value-type="float">
            <text:p>-2,64999999999999</text:p>
          </table:table-cell>
          <table:table-cell table:style-name="ce1119" table:formula="of:=IF(ABS([.AF336]-[.$L$210])&lt;10^-9;&quot;&quot;;[.AH336])" office:value-type="float" office:value="4.82051282051291" calcext:value-type="float">
            <text:p>4,82051282051291</text:p>
          </table:table-cell>
          <table:table-cell table:style-name="ce1119" table:formula="of:=([.$A$208]*[.AF336]+[.$B$208])/([.$C$208]*[.AF336]+[.$D$208])" office:value-type="float" office:value="4.82051282051291" calcext:value-type="float">
            <text:p>4,82051282051291</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37]-[.$L$210])&lt;10^-9;&quot;Oui&quot;;&quot;&quot;)">
            <text:p/>
          </table:table-cell>
          <table:table-cell table:style-name="ce1327" table:formula="of:=[.AF336]+0.05" office:value-type="float" office:value="-2.59999999999999" calcext:value-type="float">
            <text:p>-2,59999999999999</text:p>
          </table:table-cell>
          <table:table-cell table:style-name="ce1330" table:formula="of:=IF(ABS([.AF337]-[.$L$210])&lt;10^-9;&quot;&quot;;[.AH337])" office:value-type="float" office:value="5.33333333333345" calcext:value-type="float">
            <text:p>5,33333333333345</text:p>
          </table:table-cell>
          <table:table-cell table:style-name="ce1330" table:formula="of:=([.$A$208]*[.AF337]+[.$B$208])/([.$C$208]*[.AF337]+[.$D$208])" office:value-type="float" office:value="5.33333333333345" calcext:value-type="float">
            <text:p>5,33333333333345</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38]-[.$L$210])&lt;10^-9;&quot;Oui&quot;;&quot;&quot;)">
            <text:p/>
          </table:table-cell>
          <table:table-cell table:style-name="ce1327" table:formula="of:=[.AF337]+0.05" office:value-type="float" office:value="-2.54999999999999" calcext:value-type="float">
            <text:p>-2,54999999999999</text:p>
          </table:table-cell>
          <table:table-cell table:style-name="ce1119" table:formula="of:=IF(ABS([.AF338]-[.$L$210])&lt;10^-9;&quot;&quot;;[.AH338])" office:value-type="float" office:value="5.93939393939407" calcext:value-type="float">
            <text:p>5,93939393939407</text:p>
          </table:table-cell>
          <table:table-cell table:style-name="ce1119" table:formula="of:=([.$A$208]*[.AF338]+[.$B$208])/([.$C$208]*[.AF338]+[.$D$208])" office:value-type="float" office:value="5.93939393939407" calcext:value-type="float">
            <text:p>5,93939393939407</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39]-[.$L$210])&lt;10^-9;&quot;Oui&quot;;&quot;&quot;)">
            <text:p/>
          </table:table-cell>
          <table:table-cell table:style-name="ce1327" table:formula="of:=[.AF338]+0.05" office:value-type="float" office:value="-2.49999999999999" calcext:value-type="float">
            <text:p>-2,49999999999999</text:p>
          </table:table-cell>
          <table:table-cell table:style-name="ce1330" table:formula="of:=IF(ABS([.AF339]-[.$L$210])&lt;10^-9;&quot;&quot;;[.AH339])" office:value-type="float" office:value="6.66666666666683" calcext:value-type="float">
            <text:p>6,66666666666683</text:p>
          </table:table-cell>
          <table:table-cell table:style-name="ce1330" table:formula="of:=([.$A$208]*[.AF339]+[.$B$208])/([.$C$208]*[.AF339]+[.$D$208])" office:value-type="float" office:value="6.66666666666683" calcext:value-type="float">
            <text:p>6,66666666666683</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0]-[.$L$210])&lt;10^-9;&quot;Oui&quot;;&quot;&quot;)">
            <text:p/>
          </table:table-cell>
          <table:table-cell table:style-name="ce1327" table:formula="of:=[.AF339]+0.05" office:value-type="float" office:value="-2.44999999999999" calcext:value-type="float">
            <text:p>-2,44999999999999</text:p>
          </table:table-cell>
          <table:table-cell table:style-name="ce1119" table:formula="of:=IF(ABS([.AF340]-[.$L$210])&lt;10^-9;&quot;&quot;;[.AH340])" office:value-type="float" office:value="7.55555555555576" calcext:value-type="float">
            <text:p>7,55555555555576</text:p>
          </table:table-cell>
          <table:table-cell table:style-name="ce1119" table:formula="of:=([.$A$208]*[.AF340]+[.$B$208])/([.$C$208]*[.AF340]+[.$D$208])" office:value-type="float" office:value="7.55555555555576" calcext:value-type="float">
            <text:p>7,55555555555576</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1]-[.$L$210])&lt;10^-9;&quot;Oui&quot;;&quot;&quot;)">
            <text:p/>
          </table:table-cell>
          <table:table-cell table:style-name="ce1327" table:formula="of:=[.AF340]+0.05" office:value-type="float" office:value="-2.39999999999999" calcext:value-type="float">
            <text:p>-2,39999999999999</text:p>
          </table:table-cell>
          <table:table-cell table:style-name="ce1330" table:formula="of:=IF(ABS([.AF341]-[.$L$210])&lt;10^-9;&quot;&quot;;[.AH341])" office:value-type="float" office:value="8.66666666666691" calcext:value-type="float">
            <text:p>8,66666666666691</text:p>
          </table:table-cell>
          <table:table-cell table:style-name="ce1330" table:formula="of:=([.$A$208]*[.AF341]+[.$B$208])/([.$C$208]*[.AF341]+[.$D$208])" office:value-type="float" office:value="8.66666666666691" calcext:value-type="float">
            <text:p>8,66666666666691</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2]-[.$L$210])&lt;10^-9;&quot;Oui&quot;;&quot;&quot;)">
            <text:p/>
          </table:table-cell>
          <table:table-cell table:style-name="ce1327" table:formula="of:=[.AF341]+0.05" office:value-type="float" office:value="-2.34999999999999" calcext:value-type="float">
            <text:p>-2,34999999999999</text:p>
          </table:table-cell>
          <table:table-cell table:style-name="ce1119" table:formula="of:=IF(ABS([.AF342]-[.$L$210])&lt;10^-9;&quot;&quot;;[.AH342])" office:value-type="float" office:value="10.0952380952384" calcext:value-type="float">
            <text:p>10,0952380952384</text:p>
          </table:table-cell>
          <table:table-cell table:style-name="ce1119" table:formula="of:=([.$A$208]*[.AF342]+[.$B$208])/([.$C$208]*[.AF342]+[.$D$208])" office:value-type="float" office:value="10.0952380952384" calcext:value-type="float">
            <text:p>10,0952380952384</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3]-[.$L$210])&lt;10^-9;&quot;Oui&quot;;&quot;&quot;)">
            <text:p/>
          </table:table-cell>
          <table:table-cell table:style-name="ce1327" table:formula="of:=[.AF342]+0.05" office:value-type="float" office:value="-2.29999999999999" calcext:value-type="float">
            <text:p>-2,29999999999999</text:p>
          </table:table-cell>
          <table:table-cell table:style-name="ce1330" table:formula="of:=IF(ABS([.AF343]-[.$L$210])&lt;10^-9;&quot;&quot;;[.AH343])" office:value-type="float" office:value="12.0000000000004" calcext:value-type="float">
            <text:p>12,0000000000004</text:p>
          </table:table-cell>
          <table:table-cell table:style-name="ce1330" table:formula="of:=([.$A$208]*[.AF343]+[.$B$208])/([.$C$208]*[.AF343]+[.$D$208])" office:value-type="float" office:value="12.0000000000004" calcext:value-type="float">
            <text:p>12,0000000000004</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4]-[.$L$210])&lt;10^-9;&quot;Oui&quot;;&quot;&quot;)">
            <text:p/>
          </table:table-cell>
          <table:table-cell table:style-name="ce1327" table:formula="of:=[.AF343]+0.05" office:value-type="float" office:value="-2.24999999999999" calcext:value-type="float">
            <text:p>-2,24999999999999</text:p>
          </table:table-cell>
          <table:table-cell table:style-name="ce1119" table:formula="of:=IF(ABS([.AF344]-[.$L$210])&lt;10^-9;&quot;&quot;;[.AH344])" office:value-type="float" office:value="14.6666666666673" calcext:value-type="float">
            <text:p>14,6666666666673</text:p>
          </table:table-cell>
          <table:table-cell table:style-name="ce1119" table:formula="of:=([.$A$208]*[.AF344]+[.$B$208])/([.$C$208]*[.AF344]+[.$D$208])" office:value-type="float" office:value="14.6666666666673" calcext:value-type="float">
            <text:p>14,6666666666673</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5]-[.$L$210])&lt;10^-9;&quot;Oui&quot;;&quot;&quot;)">
            <text:p/>
          </table:table-cell>
          <table:table-cell table:style-name="ce1327" table:formula="of:=[.AF344]+0.05" office:value-type="float" office:value="-2.19999999999999" calcext:value-type="float">
            <text:p>-2,19999999999999</text:p>
          </table:table-cell>
          <table:table-cell table:style-name="ce1330" table:formula="of:=IF(ABS([.AF345]-[.$L$210])&lt;10^-9;&quot;&quot;;[.AH345])" office:value-type="float" office:value="18.6666666666677" calcext:value-type="float">
            <text:p>18,6666666666677</text:p>
          </table:table-cell>
          <table:table-cell table:style-name="ce1330" table:formula="of:=([.$A$208]*[.AF345]+[.$B$208])/([.$C$208]*[.AF345]+[.$D$208])" office:value-type="float" office:value="18.6666666666677" calcext:value-type="float">
            <text:p>18,6666666666677</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6]-[.$L$210])&lt;10^-9;&quot;Oui&quot;;&quot;&quot;)">
            <text:p/>
          </table:table-cell>
          <table:table-cell table:style-name="ce1327" table:formula="of:=[.AF345]+0.05" office:value-type="float" office:value="-2.14999999999999" calcext:value-type="float">
            <text:p>-2,14999999999999</text:p>
          </table:table-cell>
          <table:table-cell table:style-name="ce1119" table:formula="of:=IF(ABS([.AF346]-[.$L$210])&lt;10^-9;&quot;&quot;;[.AH346])" office:value-type="float" office:value="25.3333333333351" calcext:value-type="float">
            <text:p>25,3333333333351</text:p>
          </table:table-cell>
          <table:table-cell table:style-name="ce1119" table:formula="of:=([.$A$208]*[.AF346]+[.$B$208])/([.$C$208]*[.AF346]+[.$D$208])" office:value-type="float" office:value="25.3333333333351" calcext:value-type="float">
            <text:p>25,3333333333351</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7]-[.$L$210])&lt;10^-9;&quot;Oui&quot;;&quot;&quot;)">
            <text:p/>
          </table:table-cell>
          <table:table-cell table:style-name="ce1327" table:formula="of:=[.AF346]+0.05" office:value-type="float" office:value="-2.09999999999999" calcext:value-type="float">
            <text:p>-2,09999999999999</text:p>
          </table:table-cell>
          <table:table-cell table:style-name="ce1330" table:formula="of:=IF(ABS([.AF347]-[.$L$210])&lt;10^-9;&quot;&quot;;[.AH347])" office:value-type="float" office:value="38.6666666666707" calcext:value-type="float">
            <text:p>38,6666666666707</text:p>
          </table:table-cell>
          <table:table-cell table:style-name="ce1330" table:formula="of:=([.$A$208]*[.AF347]+[.$B$208])/([.$C$208]*[.AF347]+[.$D$208])" office:value-type="float" office:value="38.6666666666707" calcext:value-type="float">
            <text:p>38,6666666666707</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48]-[.$L$210])&lt;10^-9;&quot;Oui&quot;;&quot;&quot;)">
            <text:p/>
          </table:table-cell>
          <table:table-cell table:style-name="ce1327" table:formula="of:=[.AF347]+0.05" office:value-type="float" office:value="-2.04999999999999" calcext:value-type="float">
            <text:p>-2,04999999999999</text:p>
          </table:table-cell>
          <table:table-cell table:style-name="ce1119" table:formula="of:=IF(ABS([.AF348]-[.$L$210])&lt;10^-9;&quot;&quot;;[.AH348])" office:value-type="float" office:value="78.6666666666826" calcext:value-type="float">
            <text:p>78,6666666666826</text:p>
          </table:table-cell>
          <table:table-cell table:style-name="ce1119" table:formula="of:=([.$A$208]*[.AF348]+[.$B$208])/([.$C$208]*[.AF348]+[.$D$208])" office:value-type="float" office:value="78.6666666666826" calcext:value-type="float">
            <text:p>78,6666666666826</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49]-[.$L$210])&lt;10^-9;&quot;Oui&quot;;&quot;&quot;)" office:value-type="string" office:string-value="Oui" calcext:value-type="string">
            <text:p>Oui</text:p>
          </table:table-cell>
          <table:table-cell table:style-name="ce1327" table:formula="of:=[.AF348]+0.05" office:value-type="float" office:value="-1.99999999999999" calcext:value-type="float">
            <text:p>-1,99999999999999</text:p>
          </table:table-cell>
          <table:table-cell table:style-name="ce1330" table:formula="of:=IF(ABS([.AF349]-[.$L$210])&lt;10^-9;&quot;&quot;;[.AH349])">
            <text:p/>
          </table:table-cell>
          <table:table-cell table:style-name="ce1330" table:formula="of:=([.$A$208]*[.AF349]+[.$B$208])/([.$C$208]*[.AF349]+[.$D$208])" office:value-type="float" office:value="-397376437709163" calcext:value-type="float">
            <text:p>-397376437709163</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0]-[.$L$210])&lt;10^-9;&quot;Oui&quot;;&quot;&quot;)">
            <text:p/>
          </table:table-cell>
          <table:table-cell table:style-name="ce1327" table:formula="of:=[.AF349]+0.05" office:value-type="float" office:value="-1.94999999999999" calcext:value-type="float">
            <text:p>-1,94999999999999</text:p>
          </table:table-cell>
          <table:table-cell table:style-name="ce1119" table:formula="of:=IF(ABS([.AF350]-[.$L$210])&lt;10^-9;&quot;&quot;;[.AH350])" office:value-type="float" office:value="-81.333333333317" calcext:value-type="float">
            <text:p>-81,333333333317</text:p>
          </table:table-cell>
          <table:table-cell table:style-name="ce1119" table:formula="of:=([.$A$208]*[.AF350]+[.$B$208])/([.$C$208]*[.AF350]+[.$D$208])" office:value-type="float" office:value="-81.333333333317" calcext:value-type="float">
            <text:p>-81,333333333317</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1]-[.$L$210])&lt;10^-9;&quot;Oui&quot;;&quot;&quot;)">
            <text:p/>
          </table:table-cell>
          <table:table-cell table:style-name="ce1327" table:formula="of:=[.AF350]+0.05" office:value-type="float" office:value="-1.89999999999999" calcext:value-type="float">
            <text:p>-1,89999999999999</text:p>
          </table:table-cell>
          <table:table-cell table:style-name="ce1330" table:formula="of:=IF(ABS([.AF351]-[.$L$210])&lt;10^-9;&quot;&quot;;[.AH351])" office:value-type="float" office:value="-41.3333333333293" calcext:value-type="float">
            <text:p>-41,3333333333293</text:p>
          </table:table-cell>
          <table:table-cell table:style-name="ce1330" table:formula="of:=([.$A$208]*[.AF351]+[.$B$208])/([.$C$208]*[.AF351]+[.$D$208])" office:value-type="float" office:value="-41.3333333333293" calcext:value-type="float">
            <text:p>-41,3333333333293</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2]-[.$L$210])&lt;10^-9;&quot;Oui&quot;;&quot;&quot;)">
            <text:p/>
          </table:table-cell>
          <table:table-cell table:style-name="ce1327" table:formula="of:=[.AF351]+0.05" office:value-type="float" office:value="-1.84999999999999" calcext:value-type="float">
            <text:p>-1,84999999999999</text:p>
          </table:table-cell>
          <table:table-cell table:style-name="ce1119" table:formula="of:=IF(ABS([.AF352]-[.$L$210])&lt;10^-9;&quot;&quot;;[.AH352])" office:value-type="float" office:value="-27.9999999999983" calcext:value-type="float">
            <text:p>-27,9999999999983</text:p>
          </table:table-cell>
          <table:table-cell table:style-name="ce1119" table:formula="of:=([.$A$208]*[.AF352]+[.$B$208])/([.$C$208]*[.AF352]+[.$D$208])" office:value-type="float" office:value="-27.9999999999983" calcext:value-type="float">
            <text:p>-27,9999999999983</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3]-[.$L$210])&lt;10^-9;&quot;Oui&quot;;&quot;&quot;)">
            <text:p/>
          </table:table-cell>
          <table:table-cell table:style-name="ce1327" table:formula="of:=[.AF352]+0.05" office:value-type="float" office:value="-1.79999999999999" calcext:value-type="float">
            <text:p>-1,79999999999999</text:p>
          </table:table-cell>
          <table:table-cell table:style-name="ce1330" table:formula="of:=IF(ABS([.AF353]-[.$L$210])&lt;10^-9;&quot;&quot;;[.AH353])" office:value-type="float" office:value="-21.3333333333323" calcext:value-type="float">
            <text:p>-21,3333333333323</text:p>
          </table:table-cell>
          <table:table-cell table:style-name="ce1330" table:formula="of:=([.$A$208]*[.AF353]+[.$B$208])/([.$C$208]*[.AF353]+[.$D$208])" office:value-type="float" office:value="-21.3333333333323" calcext:value-type="float">
            <text:p>-21,3333333333323</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4]-[.$L$210])&lt;10^-9;&quot;Oui&quot;;&quot;&quot;)">
            <text:p/>
          </table:table-cell>
          <table:table-cell table:style-name="ce1327" table:formula="of:=[.AF353]+0.05" office:value-type="float" office:value="-1.74999999999999" calcext:value-type="float">
            <text:p>-1,74999999999999</text:p>
          </table:table-cell>
          <table:table-cell table:style-name="ce1119" table:formula="of:=IF(ABS([.AF354]-[.$L$210])&lt;10^-9;&quot;&quot;;[.AH354])" office:value-type="float" office:value="-17.3333333333327" calcext:value-type="float">
            <text:p>-17,3333333333327</text:p>
          </table:table-cell>
          <table:table-cell table:style-name="ce1119" table:formula="of:=([.$A$208]*[.AF354]+[.$B$208])/([.$C$208]*[.AF354]+[.$D$208])" office:value-type="float" office:value="-17.3333333333327" calcext:value-type="float">
            <text:p>-17,3333333333327</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5]-[.$L$210])&lt;10^-9;&quot;Oui&quot;;&quot;&quot;)">
            <text:p/>
          </table:table-cell>
          <table:table-cell table:style-name="ce1327" table:formula="of:=[.AF354]+0.05" office:value-type="float" office:value="-1.69999999999999" calcext:value-type="float">
            <text:p>-1,69999999999999</text:p>
          </table:table-cell>
          <table:table-cell table:style-name="ce1330" table:formula="of:=IF(ABS([.AF355]-[.$L$210])&lt;10^-9;&quot;&quot;;[.AH355])" office:value-type="float" office:value="-14.6666666666662" calcext:value-type="float">
            <text:p>-14,6666666666662</text:p>
          </table:table-cell>
          <table:table-cell table:style-name="ce1330" table:formula="of:=([.$A$208]*[.AF355]+[.$B$208])/([.$C$208]*[.AF355]+[.$D$208])" office:value-type="float" office:value="-14.6666666666662" calcext:value-type="float">
            <text:p>-14,6666666666662</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6]-[.$L$210])&lt;10^-9;&quot;Oui&quot;;&quot;&quot;)">
            <text:p/>
          </table:table-cell>
          <table:table-cell table:style-name="ce1327" table:formula="of:=[.AF355]+0.05" office:value-type="float" office:value="-1.64999999999999" calcext:value-type="float">
            <text:p>-1,64999999999999</text:p>
          </table:table-cell>
          <table:table-cell table:style-name="ce1119" table:formula="of:=IF(ABS([.AF356]-[.$L$210])&lt;10^-9;&quot;&quot;;[.AH356])" office:value-type="float" office:value="-12.7619047619044" calcext:value-type="float">
            <text:p>-12,7619047619044</text:p>
          </table:table-cell>
          <table:table-cell table:style-name="ce1119" table:formula="of:=([.$A$208]*[.AF356]+[.$B$208])/([.$C$208]*[.AF356]+[.$D$208])" office:value-type="float" office:value="-12.7619047619044" calcext:value-type="float">
            <text:p>-12,7619047619044</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7]-[.$L$210])&lt;10^-9;&quot;Oui&quot;;&quot;&quot;)">
            <text:p/>
          </table:table-cell>
          <table:table-cell table:style-name="ce1327" table:formula="of:=[.AF356]+0.05" office:value-type="float" office:value="-1.59999999999999" calcext:value-type="float">
            <text:p>-1,59999999999999</text:p>
          </table:table-cell>
          <table:table-cell table:style-name="ce1330" table:formula="of:=IF(ABS([.AF357]-[.$L$210])&lt;10^-9;&quot;&quot;;[.AH357])" office:value-type="float" office:value="-11.3333333333331" calcext:value-type="float">
            <text:p>-11,3333333333331</text:p>
          </table:table-cell>
          <table:table-cell table:style-name="ce1330" table:formula="of:=([.$A$208]*[.AF357]+[.$B$208])/([.$C$208]*[.AF357]+[.$D$208])" office:value-type="float" office:value="-11.3333333333331" calcext:value-type="float">
            <text:p>-11,3333333333331</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8]-[.$L$210])&lt;10^-9;&quot;Oui&quot;;&quot;&quot;)">
            <text:p/>
          </table:table-cell>
          <table:table-cell table:style-name="ce1327" table:formula="of:=[.AF357]+0.05" office:value-type="float" office:value="-1.54999999999999" calcext:value-type="float">
            <text:p>-1,54999999999999</text:p>
          </table:table-cell>
          <table:table-cell table:style-name="ce1119" table:formula="of:=IF(ABS([.AF358]-[.$L$210])&lt;10^-9;&quot;&quot;;[.AH358])" office:value-type="float" office:value="-10.222222222222" calcext:value-type="float">
            <text:p>-10,222222222222</text:p>
          </table:table-cell>
          <table:table-cell table:style-name="ce1119" table:formula="of:=([.$A$208]*[.AF358]+[.$B$208])/([.$C$208]*[.AF358]+[.$D$208])" office:value-type="float" office:value="-10.222222222222" calcext:value-type="float">
            <text:p>-10,222222222222</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9]-[.$L$210])&lt;10^-9;&quot;Oui&quot;;&quot;&quot;)">
            <text:p/>
          </table:table-cell>
          <table:table-cell table:style-name="ce1327" table:formula="of:=[.AF358]+0.05" office:value-type="float" office:value="-1.49999999999999" calcext:value-type="float">
            <text:p>-1,49999999999999</text:p>
          </table:table-cell>
          <table:table-cell table:style-name="ce1330" table:formula="of:=IF(ABS([.AF359]-[.$L$210])&lt;10^-9;&quot;&quot;;[.AH359])" office:value-type="float" office:value="-9.33333333333317" calcext:value-type="float">
            <text:p>-9,33333333333317</text:p>
          </table:table-cell>
          <table:table-cell table:style-name="ce1330" table:formula="of:=([.$A$208]*[.AF359]+[.$B$208])/([.$C$208]*[.AF359]+[.$D$208])" office:value-type="float" office:value="-9.33333333333317" calcext:value-type="float">
            <text:p>-9,33333333333317</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0]-[.$L$210])&lt;10^-9;&quot;Oui&quot;;&quot;&quot;)">
            <text:p/>
          </table:table-cell>
          <table:table-cell table:style-name="ce1327" table:formula="of:=[.AF359]+0.05" office:value-type="float" office:value="-1.44999999999999" calcext:value-type="float">
            <text:p>-1,44999999999999</text:p>
          </table:table-cell>
          <table:table-cell table:style-name="ce1119" table:formula="of:=IF(ABS([.AF360]-[.$L$210])&lt;10^-9;&quot;&quot;;[.AH360])" office:value-type="float" office:value="-8.60606060606047" calcext:value-type="float">
            <text:p>-8,60606060606047</text:p>
          </table:table-cell>
          <table:table-cell table:style-name="ce1119" table:formula="of:=([.$A$208]*[.AF360]+[.$B$208])/([.$C$208]*[.AF360]+[.$D$208])" office:value-type="float" office:value="-8.60606060606047" calcext:value-type="float">
            <text:p>-8,60606060606047</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1]-[.$L$210])&lt;10^-9;&quot;Oui&quot;;&quot;&quot;)">
            <text:p/>
          </table:table-cell>
          <table:table-cell table:style-name="ce1327" table:formula="of:=[.AF360]+0.05" office:value-type="float" office:value="-1.39999999999999" calcext:value-type="float">
            <text:p>-1,39999999999999</text:p>
          </table:table-cell>
          <table:table-cell table:style-name="ce1330" table:formula="of:=IF(ABS([.AF361]-[.$L$210])&lt;10^-9;&quot;&quot;;[.AH361])" office:value-type="float" office:value="-7.99999999999989" calcext:value-type="float">
            <text:p>-7,99999999999989</text:p>
          </table:table-cell>
          <table:table-cell table:style-name="ce1330" table:formula="of:=([.$A$208]*[.AF361]+[.$B$208])/([.$C$208]*[.AF361]+[.$D$208])" office:value-type="float" office:value="-7.99999999999989" calcext:value-type="float">
            <text:p>-7,99999999999989</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2]-[.$L$210])&lt;10^-9;&quot;Oui&quot;;&quot;&quot;)">
            <text:p/>
          </table:table-cell>
          <table:table-cell table:style-name="ce1327" table:formula="of:=[.AF361]+0.05" office:value-type="float" office:value="-1.34999999999999" calcext:value-type="float">
            <text:p>-1,34999999999999</text:p>
          </table:table-cell>
          <table:table-cell table:style-name="ce1119" table:formula="of:=IF(ABS([.AF362]-[.$L$210])&lt;10^-9;&quot;&quot;;[.AH362])" office:value-type="float" office:value="-7.4871794871794" calcext:value-type="float">
            <text:p>-7,4871794871794</text:p>
          </table:table-cell>
          <table:table-cell table:style-name="ce1119" table:formula="of:=([.$A$208]*[.AF362]+[.$B$208])/([.$C$208]*[.AF362]+[.$D$208])" office:value-type="float" office:value="-7.4871794871794" calcext:value-type="float">
            <text:p>-7,4871794871794</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3]-[.$L$210])&lt;10^-9;&quot;Oui&quot;;&quot;&quot;)">
            <text:p/>
          </table:table-cell>
          <table:table-cell table:style-name="ce1327" table:formula="of:=[.AF362]+0.05" office:value-type="float" office:value="-1.29999999999999" calcext:value-type="float">
            <text:p>-1,29999999999999</text:p>
          </table:table-cell>
          <table:table-cell table:style-name="ce1330" table:formula="of:=IF(ABS([.AF363]-[.$L$210])&lt;10^-9;&quot;&quot;;[.AH363])" office:value-type="float" office:value="-7.04761904761897" calcext:value-type="float">
            <text:p>-7,04761904761897</text:p>
          </table:table-cell>
          <table:table-cell table:style-name="ce1330" table:formula="of:=([.$A$208]*[.AF363]+[.$B$208])/([.$C$208]*[.AF363]+[.$D$208])" office:value-type="float" office:value="-7.04761904761897" calcext:value-type="float">
            <text:p>-7,04761904761897</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4]-[.$L$210])&lt;10^-9;&quot;Oui&quot;;&quot;&quot;)">
            <text:p/>
          </table:table-cell>
          <table:table-cell table:style-name="ce1327" table:formula="of:=[.AF363]+0.05" office:value-type="float" office:value="-1.24999999999999" calcext:value-type="float">
            <text:p>-1,24999999999999</text:p>
          </table:table-cell>
          <table:table-cell table:style-name="ce1119" table:formula="of:=IF(ABS([.AF364]-[.$L$210])&lt;10^-9;&quot;&quot;;[.AH364])" office:value-type="float" office:value="-6.66666666666659" calcext:value-type="float">
            <text:p>-6,66666666666659</text:p>
          </table:table-cell>
          <table:table-cell table:style-name="ce1119" table:formula="of:=([.$A$208]*[.AF364]+[.$B$208])/([.$C$208]*[.AF364]+[.$D$208])" office:value-type="float" office:value="-6.66666666666659" calcext:value-type="float">
            <text:p>-6,66666666666659</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5]-[.$L$210])&lt;10^-9;&quot;Oui&quot;;&quot;&quot;)">
            <text:p/>
          </table:table-cell>
          <table:table-cell table:style-name="ce1327" table:formula="of:=[.AF364]+0.05" office:value-type="float" office:value="-1.19999999999999" calcext:value-type="float">
            <text:p>-1,19999999999999</text:p>
          </table:table-cell>
          <table:table-cell table:style-name="ce1330" table:formula="of:=IF(ABS([.AF365]-[.$L$210])&lt;10^-9;&quot;&quot;;[.AH365])" office:value-type="float" office:value="-6.33333333333327" calcext:value-type="float">
            <text:p>-6,33333333333327</text:p>
          </table:table-cell>
          <table:table-cell table:style-name="ce1330" table:formula="of:=([.$A$208]*[.AF365]+[.$B$208])/([.$C$208]*[.AF365]+[.$D$208])" office:value-type="float" office:value="-6.33333333333327" calcext:value-type="float">
            <text:p>-6,33333333333327</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6]-[.$L$210])&lt;10^-9;&quot;Oui&quot;;&quot;&quot;)">
            <text:p/>
          </table:table-cell>
          <table:table-cell table:style-name="ce1327" table:formula="of:=[.AF365]+0.05" office:value-type="float" office:value="-1.14999999999999" calcext:value-type="float">
            <text:p>-1,14999999999999</text:p>
          </table:table-cell>
          <table:table-cell table:style-name="ce1119" table:formula="of:=IF(ABS([.AF366]-[.$L$210])&lt;10^-9;&quot;&quot;;[.AH366])" office:value-type="float" office:value="-6.03921568627445" calcext:value-type="float">
            <text:p>-6,03921568627445</text:p>
          </table:table-cell>
          <table:table-cell table:style-name="ce1119" table:formula="of:=([.$A$208]*[.AF366]+[.$B$208])/([.$C$208]*[.AF366]+[.$D$208])" office:value-type="float" office:value="-6.03921568627445" calcext:value-type="float">
            <text:p>-6,03921568627445</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7]-[.$L$210])&lt;10^-9;&quot;Oui&quot;;&quot;&quot;)">
            <text:p/>
          </table:table-cell>
          <table:table-cell table:style-name="ce1327" table:formula="of:=[.AF366]+0.05" office:value-type="float" office:value="-1.09999999999999" calcext:value-type="float">
            <text:p>-1,09999999999999</text:p>
          </table:table-cell>
          <table:table-cell table:style-name="ce1330" table:formula="of:=IF(ABS([.AF367]-[.$L$210])&lt;10^-9;&quot;&quot;;[.AH367])" office:value-type="float" office:value="-5.77777777777773" calcext:value-type="float">
            <text:p>-5,77777777777773</text:p>
          </table:table-cell>
          <table:table-cell table:style-name="ce1330" table:formula="of:=([.$A$208]*[.AF367]+[.$B$208])/([.$C$208]*[.AF367]+[.$D$208])" office:value-type="float" office:value="-5.77777777777773" calcext:value-type="float">
            <text:p>-5,77777777777773</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8]-[.$L$210])&lt;10^-9;&quot;Oui&quot;;&quot;&quot;)">
            <text:p/>
          </table:table-cell>
          <table:table-cell table:style-name="ce1327" table:formula="of:=[.AF367]+0.05" office:value-type="float" office:value="-1.04999999999999" calcext:value-type="float">
            <text:p>-1,04999999999999</text:p>
          </table:table-cell>
          <table:table-cell table:style-name="ce1119" table:formula="of:=IF(ABS([.AF368]-[.$L$210])&lt;10^-9;&quot;&quot;;[.AH368])" office:value-type="float" office:value="-5.54385964912276" calcext:value-type="float">
            <text:p>-5,54385964912276</text:p>
          </table:table-cell>
          <table:table-cell table:style-name="ce1119" table:formula="of:=([.$A$208]*[.AF368]+[.$B$208])/([.$C$208]*[.AF368]+[.$D$208])" office:value-type="float" office:value="-5.54385964912276" calcext:value-type="float">
            <text:p>-5,54385964912276</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9]-[.$L$210])&lt;10^-9;&quot;Oui&quot;;&quot;&quot;)">
            <text:p/>
          </table:table-cell>
          <table:table-cell table:style-name="ce1327" table:formula="of:=[.AF368]+0.05" office:value-type="float" office:value="-0.999999999999993" calcext:value-type="float">
            <text:p>-0,999999999999993</text:p>
          </table:table-cell>
          <table:table-cell table:style-name="ce1330" table:formula="of:=IF(ABS([.AF369]-[.$L$210])&lt;10^-9;&quot;&quot;;[.AH369])" office:value-type="float" office:value="-5.33333333333331" calcext:value-type="float">
            <text:p>-5,33333333333331</text:p>
          </table:table-cell>
          <table:table-cell table:style-name="ce1330" table:formula="of:=([.$A$208]*[.AF369]+[.$B$208])/([.$C$208]*[.AF369]+[.$D$208])" office:value-type="float" office:value="-5.33333333333331" calcext:value-type="float">
            <text:p>-5,33333333333331</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70]-[.$L$210])&lt;10^-9;&quot;Oui&quot;;&quot;&quot;)">
            <text:p/>
          </table:table-cell>
          <table:table-cell table:style-name="ce1327" table:formula="of:=[.AF369]+0.05" office:value-type="float" office:value="-0.949999999999993" calcext:value-type="float">
            <text:p>-0,949999999999993</text:p>
          </table:table-cell>
          <table:table-cell table:style-name="ce1119" table:formula="of:=IF(ABS([.AF370]-[.$L$210])&lt;10^-9;&quot;&quot;;[.AH370])" office:value-type="float" office:value="-5.14285714285712" calcext:value-type="float">
            <text:p>-5,14285714285712</text:p>
          </table:table-cell>
          <table:table-cell table:style-name="ce1119" table:formula="of:=([.$A$208]*[.AF370]+[.$B$208])/([.$C$208]*[.AF370]+[.$D$208])" office:value-type="float" office:value="-5.14285714285712" calcext:value-type="float">
            <text:p>-5,14285714285712</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71]-[.$L$210])&lt;10^-9;&quot;Oui&quot;;&quot;&quot;)">
            <text:p/>
          </table:table-cell>
          <table:table-cell table:style-name="ce1327" table:formula="of:=[.AF370]+0.05" office:value-type="float" office:value="-0.899999999999993" calcext:value-type="float">
            <text:p>-0,899999999999993</text:p>
          </table:table-cell>
          <table:table-cell table:style-name="ce1330" table:formula="of:=IF(ABS([.AF371]-[.$L$210])&lt;10^-9;&quot;&quot;;[.AH371])" office:value-type="float" office:value="-4.96969696969695" calcext:value-type="float">
            <text:p>-4,96969696969695</text:p>
          </table:table-cell>
          <table:table-cell table:style-name="ce1330" table:formula="of:=([.$A$208]*[.AF371]+[.$B$208])/([.$C$208]*[.AF371]+[.$D$208])" office:value-type="float" office:value="-4.96969696969695" calcext:value-type="float">
            <text:p>-4,96969696969695</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72]-[.$L$210])&lt;10^-9;&quot;Oui&quot;;&quot;&quot;)">
            <text:p/>
          </table:table-cell>
          <table:table-cell table:style-name="ce1327" table:formula="of:=[.AF371]+0.05" office:value-type="float" office:value="-0.849999999999993" calcext:value-type="float">
            <text:p>-0,849999999999993</text:p>
          </table:table-cell>
          <table:table-cell table:style-name="ce1119" table:formula="of:=IF(ABS([.AF372]-[.$L$210])&lt;10^-9;&quot;&quot;;[.AH372])" office:value-type="float" office:value="-4.81159420289853" calcext:value-type="float">
            <text:p>-4,81159420289853</text:p>
          </table:table-cell>
          <table:table-cell table:style-name="ce1119" table:formula="of:=([.$A$208]*[.AF372]+[.$B$208])/([.$C$208]*[.AF372]+[.$D$208])" office:value-type="float" office:value="-4.81159420289853" calcext:value-type="float">
            <text:p>-4,81159420289853</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3]-[.$L$210])&lt;10^-9;&quot;Oui&quot;;&quot;&quot;)">
            <text:p/>
          </table:table-cell>
          <table:table-cell table:style-name="ce1327" table:formula="of:=[.AF372]+0.05" office:value-type="float" office:value="-0.799999999999992" calcext:value-type="float">
            <text:p>-0,799999999999992</text:p>
          </table:table-cell>
          <table:table-cell table:style-name="ce1330" table:formula="of:=IF(ABS([.AF373]-[.$L$210])&lt;10^-9;&quot;&quot;;[.AH373])" office:value-type="float" office:value="-4.66666666666665" calcext:value-type="float">
            <text:p>-4,66666666666665</text:p>
          </table:table-cell>
          <table:table-cell table:style-name="ce1330" table:formula="of:=([.$A$208]*[.AF373]+[.$B$208])/([.$C$208]*[.AF373]+[.$D$208])" office:value-type="float" office:value="-4.66666666666665" calcext:value-type="float">
            <text:p>-4,66666666666665</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4]-[.$L$210])&lt;10^-9;&quot;Oui&quot;;&quot;&quot;)">
            <text:p/>
          </table:table-cell>
          <table:table-cell table:style-name="ce1327" table:formula="of:=[.AF373]+0.05" office:value-type="float" office:value="-0.749999999999992" calcext:value-type="float">
            <text:p>-0,749999999999992</text:p>
          </table:table-cell>
          <table:table-cell table:style-name="ce1119" table:formula="of:=IF(ABS([.AF374]-[.$L$210])&lt;10^-9;&quot;&quot;;[.AH374])" office:value-type="float" office:value="-4.53333333333331" calcext:value-type="float">
            <text:p>-4,53333333333331</text:p>
          </table:table-cell>
          <table:table-cell table:style-name="ce1119" table:formula="of:=([.$A$208]*[.AF374]+[.$B$208])/([.$C$208]*[.AF374]+[.$D$208])" office:value-type="float" office:value="-4.53333333333331" calcext:value-type="float">
            <text:p>-4,53333333333331</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75]-[.$L$210])&lt;10^-9;&quot;Oui&quot;;&quot;&quot;)">
            <text:p/>
          </table:table-cell>
          <table:table-cell table:style-name="ce1327" table:formula="of:=[.AF374]+0.05" office:value-type="float" office:value="-0.699999999999992" calcext:value-type="float">
            <text:p>-0,699999999999992</text:p>
          </table:table-cell>
          <table:table-cell table:style-name="ce1330" table:formula="of:=IF(ABS([.AF375]-[.$L$210])&lt;10^-9;&quot;&quot;;[.AH375])" office:value-type="float" office:value="-4.41025641025639" calcext:value-type="float">
            <text:p>-4,41025641025639</text:p>
          </table:table-cell>
          <table:table-cell table:style-name="ce1330" table:formula="of:=([.$A$208]*[.AF375]+[.$B$208])/([.$C$208]*[.AF375]+[.$D$208])" office:value-type="float" office:value="-4.41025641025639" calcext:value-type="float">
            <text:p>-4,41025641025639</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76]-[.$L$210])&lt;10^-9;&quot;Oui&quot;;&quot;&quot;)">
            <text:p/>
          </table:table-cell>
          <table:table-cell table:style-name="ce1327" table:formula="of:=[.AF375]+0.05" office:value-type="float" office:value="-0.649999999999992" calcext:value-type="float">
            <text:p>-0,649999999999992</text:p>
          </table:table-cell>
          <table:table-cell table:style-name="ce1119" table:formula="of:=IF(ABS([.AF376]-[.$L$210])&lt;10^-9;&quot;&quot;;[.AH376])" office:value-type="float" office:value="-4.29629629629628" calcext:value-type="float">
            <text:p>-4,29629629629628</text:p>
          </table:table-cell>
          <table:table-cell table:style-name="ce1119" table:formula="of:=([.$A$208]*[.AF376]+[.$B$208])/([.$C$208]*[.AF376]+[.$D$208])" office:value-type="float" office:value="-4.29629629629628" calcext:value-type="float">
            <text:p>-4,29629629629628</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77]-[.$L$210])&lt;10^-9;&quot;Oui&quot;;&quot;&quot;)">
            <text:p/>
          </table:table-cell>
          <table:table-cell table:style-name="ce1327" table:formula="of:=[.AF376]+0.05" office:value-type="float" office:value="-0.599999999999992" calcext:value-type="float">
            <text:p>-0,599999999999992</text:p>
          </table:table-cell>
          <table:table-cell table:style-name="ce1330" table:formula="of:=IF(ABS([.AF377]-[.$L$210])&lt;10^-9;&quot;&quot;;[.AH377])" office:value-type="float" office:value="-4.19047619047618" calcext:value-type="float">
            <text:p>-4,19047619047618</text:p>
          </table:table-cell>
          <table:table-cell table:style-name="ce1330" table:formula="of:=([.$A$208]*[.AF377]+[.$B$208])/([.$C$208]*[.AF377]+[.$D$208])" office:value-type="float" office:value="-4.19047619047618" calcext:value-type="float">
            <text:p>-4,19047619047618</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78]-[.$L$210])&lt;10^-9;&quot;Oui&quot;;&quot;&quot;)">
            <text:p/>
          </table:table-cell>
          <table:table-cell table:style-name="ce1327" table:formula="of:=[.AF377]+0.05" office:value-type="float" office:value="-0.549999999999992" calcext:value-type="float">
            <text:p>-0,549999999999992</text:p>
          </table:table-cell>
          <table:table-cell table:style-name="ce1119" table:formula="of:=IF(ABS([.AF378]-[.$L$210])&lt;10^-9;&quot;&quot;;[.AH378])" office:value-type="float" office:value="-4.09195402298849" calcext:value-type="float">
            <text:p>-4,09195402298849</text:p>
          </table:table-cell>
          <table:table-cell table:style-name="ce1119" table:formula="of:=([.$A$208]*[.AF378]+[.$B$208])/([.$C$208]*[.AF378]+[.$D$208])" office:value-type="float" office:value="-4.09195402298849" calcext:value-type="float">
            <text:p>-4,09195402298849</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9]-[.$L$210])&lt;10^-9;&quot;Oui&quot;;&quot;&quot;)">
            <text:p/>
          </table:table-cell>
          <table:table-cell table:style-name="ce1327" table:formula="of:=[.AF378]+0.05" office:value-type="float" office:value="-0.499999999999992" calcext:value-type="float">
            <text:p>-0,499999999999992</text:p>
          </table:table-cell>
          <table:table-cell table:style-name="ce1330" table:formula="of:=IF(ABS([.AF379]-[.$L$210])&lt;10^-9;&quot;&quot;;[.AH379])" office:value-type="float" office:value="-3.99999999999999" calcext:value-type="float">
            <text:p>-3,99999999999999</text:p>
          </table:table-cell>
          <table:table-cell table:style-name="ce1330" table:formula="of:=([.$A$208]*[.AF379]+[.$B$208])/([.$C$208]*[.AF379]+[.$D$208])" office:value-type="float" office:value="-3.99999999999999" calcext:value-type="float">
            <text:p>-3,99999999999999</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80]-[.$L$210])&lt;10^-9;&quot;Oui&quot;;&quot;&quot;)">
            <text:p/>
          </table:table-cell>
          <table:table-cell table:style-name="ce1327" table:formula="of:=[.AF379]+0.05" office:value-type="float" office:value="-0.449999999999992" calcext:value-type="float">
            <text:p>-0,449999999999992</text:p>
          </table:table-cell>
          <table:table-cell table:style-name="ce1119" table:formula="of:=IF(ABS([.AF380]-[.$L$210])&lt;10^-9;&quot;&quot;;[.AH380])" office:value-type="float" office:value="-3.91397849462364" calcext:value-type="float">
            <text:p>-3,91397849462364</text:p>
          </table:table-cell>
          <table:table-cell table:style-name="ce1119" table:formula="of:=([.$A$208]*[.AF380]+[.$B$208])/([.$C$208]*[.AF380]+[.$D$208])" office:value-type="float" office:value="-3.91397849462364" calcext:value-type="float">
            <text:p>-3,91397849462364</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81]-[.$L$210])&lt;10^-9;&quot;Oui&quot;;&quot;&quot;)">
            <text:p/>
          </table:table-cell>
          <table:table-cell table:style-name="ce1327" table:formula="of:=[.AF380]+0.05" office:value-type="float" office:value="-0.399999999999992" calcext:value-type="float">
            <text:p>-0,399999999999992</text:p>
          </table:table-cell>
          <table:table-cell table:style-name="ce1330" table:formula="of:=IF(ABS([.AF381]-[.$L$210])&lt;10^-9;&quot;&quot;;[.AH381])" office:value-type="float" office:value="-3.83333333333332" calcext:value-type="float">
            <text:p>-3,83333333333332</text:p>
          </table:table-cell>
          <table:table-cell table:style-name="ce1330" table:formula="of:=([.$A$208]*[.AF381]+[.$B$208])/([.$C$208]*[.AF381]+[.$D$208])" office:value-type="float" office:value="-3.83333333333332" calcext:value-type="float">
            <text:p>-3,83333333333332</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82]-[.$L$210])&lt;10^-9;&quot;Oui&quot;;&quot;&quot;)">
            <text:p/>
          </table:table-cell>
          <table:table-cell table:style-name="ce1327" table:formula="of:=[.AF381]+0.05" office:value-type="float" office:value="-0.349999999999992" calcext:value-type="float">
            <text:p>-0,349999999999992</text:p>
          </table:table-cell>
          <table:table-cell table:style-name="ce1119" table:formula="of:=IF(ABS([.AF382]-[.$L$210])&lt;10^-9;&quot;&quot;;[.AH382])" office:value-type="float" office:value="-3.75757575757575" calcext:value-type="float">
            <text:p>-3,75757575757575</text:p>
          </table:table-cell>
          <table:table-cell table:style-name="ce1119" table:formula="of:=([.$A$208]*[.AF382]+[.$B$208])/([.$C$208]*[.AF382]+[.$D$208])" office:value-type="float" office:value="-3.75757575757575" calcext:value-type="float">
            <text:p>-3,75757575757575</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83]-[.$L$210])&lt;10^-9;&quot;Oui&quot;;&quot;&quot;)">
            <text:p/>
          </table:table-cell>
          <table:table-cell table:style-name="ce1327" table:formula="of:=[.AF382]+0.05" office:value-type="float" office:value="-0.299999999999992" calcext:value-type="float">
            <text:p>-0,299999999999992</text:p>
          </table:table-cell>
          <table:table-cell table:style-name="ce1330" table:formula="of:=IF(ABS([.AF383]-[.$L$210])&lt;10^-9;&quot;&quot;;[.AH383])" office:value-type="float" office:value="-3.68627450980391" calcext:value-type="float">
            <text:p>-3,68627450980391</text:p>
          </table:table-cell>
          <table:table-cell table:style-name="ce1330" table:formula="of:=([.$A$208]*[.AF383]+[.$B$208])/([.$C$208]*[.AF383]+[.$D$208])" office:value-type="float" office:value="-3.68627450980391" calcext:value-type="float">
            <text:p>-3,68627450980391</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4]-[.$L$210])&lt;10^-9;&quot;Oui&quot;;&quot;&quot;)">
            <text:p/>
          </table:table-cell>
          <table:table-cell table:style-name="ce1327" table:formula="of:=[.AF383]+0.05" office:value-type="float" office:value="-0.249999999999992" calcext:value-type="float">
            <text:p>-0,249999999999992</text:p>
          </table:table-cell>
          <table:table-cell table:style-name="ce1119" table:formula="of:=IF(ABS([.AF384]-[.$L$210])&lt;10^-9;&quot;&quot;;[.AH384])" office:value-type="float" office:value="-3.61904761904761" calcext:value-type="float">
            <text:p>-3,61904761904761</text:p>
          </table:table-cell>
          <table:table-cell table:style-name="ce1119" table:formula="of:=([.$A$208]*[.AF384]+[.$B$208])/([.$C$208]*[.AF384]+[.$D$208])" office:value-type="float" office:value="-3.61904761904761" calcext:value-type="float">
            <text:p>-3,61904761904761</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5]-[.$L$210])&lt;10^-9;&quot;Oui&quot;;&quot;&quot;)">
            <text:p/>
          </table:table-cell>
          <table:table-cell table:style-name="ce1327" table:formula="of:=[.AF384]+0.05" office:value-type="float" office:value="-0.199999999999992" calcext:value-type="float">
            <text:p>-0,199999999999992</text:p>
          </table:table-cell>
          <table:table-cell table:style-name="ce1330" table:formula="of:=IF(ABS([.AF385]-[.$L$210])&lt;10^-9;&quot;&quot;;[.AH385])" office:value-type="float" office:value="-3.55555555555555" calcext:value-type="float">
            <text:p>-3,55555555555555</text:p>
          </table:table-cell>
          <table:table-cell table:style-name="ce1330" table:formula="of:=([.$A$208]*[.AF385]+[.$B$208])/([.$C$208]*[.AF385]+[.$D$208])" office:value-type="float" office:value="-3.55555555555555" calcext:value-type="float">
            <text:p>-3,55555555555555</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6]-[.$L$210])&lt;10^-9;&quot;Oui&quot;;&quot;&quot;)">
            <text:p/>
          </table:table-cell>
          <table:table-cell table:style-name="ce1327" table:formula="of:=[.AF385]+0.05" office:value-type="float" office:value="-0.149999999999992" calcext:value-type="float">
            <text:p>-0,149999999999992</text:p>
          </table:table-cell>
          <table:table-cell table:style-name="ce1119" table:formula="of:=IF(ABS([.AF386]-[.$L$210])&lt;10^-9;&quot;&quot;;[.AH386])" office:value-type="float" office:value="-3.49549549549549" calcext:value-type="float">
            <text:p>-3,49549549549549</text:p>
          </table:table-cell>
          <table:table-cell table:style-name="ce1119" table:formula="of:=([.$A$208]*[.AF386]+[.$B$208])/([.$C$208]*[.AF386]+[.$D$208])" office:value-type="float" office:value="-3.49549549549549" calcext:value-type="float">
            <text:p>-3,49549549549549</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7]-[.$L$210])&lt;10^-9;&quot;Oui&quot;;&quot;&quot;)">
            <text:p/>
          </table:table-cell>
          <table:table-cell table:style-name="ce1327" table:formula="of:=[.AF386]+0.05" office:value-type="float" office:value="-0.0999999999999924" calcext:value-type="float">
            <text:p>-0,099999999999992</text:p>
          </table:table-cell>
          <table:table-cell table:style-name="ce1330" table:formula="of:=IF(ABS([.AF387]-[.$L$210])&lt;10^-9;&quot;&quot;;[.AH387])" office:value-type="float" office:value="-3.43859649122806" calcext:value-type="float">
            <text:p>-3,43859649122806</text:p>
          </table:table-cell>
          <table:table-cell table:style-name="ce1330" table:formula="of:=([.$A$208]*[.AF387]+[.$B$208])/([.$C$208]*[.AF387]+[.$D$208])" office:value-type="float" office:value="-3.43859649122806" calcext:value-type="float">
            <text:p>-3,43859649122806</text:p>
          </table:table-cell>
          <table:table-cell table:number-columns-repeated="20"/>
          <table:table-cell table:style-name="ce91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8]-[.$L$210])&lt;10^-9;&quot;Oui&quot;;&quot;&quot;)">
            <text:p/>
          </table:table-cell>
          <table:table-cell table:style-name="ce1327" table:formula="of:=[.AF387]+0.05" office:value-type="float" office:value="-0.0499999999999924" calcext:value-type="float">
            <text:p>-0,049999999999992</text:p>
          </table:table-cell>
          <table:table-cell table:style-name="ce1119" table:formula="of:=IF(ABS([.AF388]-[.$L$210])&lt;10^-9;&quot;&quot;;[.AH388])" office:value-type="float" office:value="-3.38461538461538" calcext:value-type="float">
            <text:p>-3,38461538461538</text:p>
          </table:table-cell>
          <table:table-cell table:style-name="ce1119" table:formula="of:=([.$A$208]*[.AF388]+[.$B$208])/([.$C$208]*[.AF388]+[.$D$208])" office:value-type="float" office:value="-3.38461538461538" calcext:value-type="float">
            <text:p>-3,38461538461538</text:p>
          </table:table-cell>
          <table:table-cell table:number-columns-repeated="20"/>
          <table:table-cell table:style-name="ce910"/>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89]-[.$L$210])&lt;10^-9;&quot;Oui&quot;;&quot;&quot;)">
            <text:p/>
          </table:table-cell>
          <table:table-cell table:style-name="ce1327" table:formula="of:=[.AF388]+0.05" office:value-type="float" office:value="7.64666108210577E-015" calcext:value-type="float">
            <text:p>7,64666108210577E-15</text:p>
          </table:table-cell>
          <table:table-cell table:style-name="ce1330" table:formula="of:=IF(ABS([.AF389]-[.$L$210])&lt;10^-9;&quot;&quot;;[.AH389])" office:value-type="float" office:value="-3.33333333333333" calcext:value-type="float">
            <text:p>-3,33333333333333</text:p>
          </table:table-cell>
          <table:table-cell table:style-name="ce1330" table:formula="of:=([.$A$208]*[.AF389]+[.$B$208])/([.$C$208]*[.AF389]+[.$D$208])" office:value-type="float" office:value="-3.33333333333333" calcext:value-type="float">
            <text:p>-3,33333333333333</text:p>
          </table:table-cell>
          <table:table-cell table:number-columns-repeated="20"/>
          <table:table-cell table:style-name="ce910"/>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0]-[.$L$210])&lt;10^-9;&quot;Oui&quot;;&quot;&quot;)">
            <text:p/>
          </table:table-cell>
          <table:table-cell table:style-name="ce1327" table:formula="of:=[.AF389]+0.05" office:value-type="float" office:value="0.0500000000000077" calcext:value-type="float">
            <text:p>0,050000000000008</text:p>
          </table:table-cell>
          <table:table-cell table:style-name="ce1119" table:formula="of:=IF(ABS([.AF390]-[.$L$210])&lt;10^-9;&quot;&quot;;[.AH390])" office:value-type="float" office:value="-3.28455284552845" calcext:value-type="float">
            <text:p>-3,28455284552845</text:p>
          </table:table-cell>
          <table:table-cell table:style-name="ce1119" table:formula="of:=([.$A$208]*[.AF390]+[.$B$208])/([.$C$208]*[.AF390]+[.$D$208])" office:value-type="float" office:value="-3.28455284552845" calcext:value-type="float">
            <text:p>-3,28455284552845</text:p>
          </table:table-cell>
          <table:table-cell table:number-columns-repeated="20"/>
          <table:table-cell table:style-name="ce910"/>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1]-[.$L$210])&lt;10^-9;&quot;Oui&quot;;&quot;&quot;)">
            <text:p/>
          </table:table-cell>
          <table:table-cell table:style-name="ce1327" table:formula="of:=[.AF390]+0.05" office:value-type="float" office:value="0.100000000000008" calcext:value-type="float">
            <text:p>0,100000000000008</text:p>
          </table:table-cell>
          <table:table-cell table:style-name="ce1330" table:formula="of:=IF(ABS([.AF391]-[.$L$210])&lt;10^-9;&quot;&quot;;[.AH391])" office:value-type="float" office:value="-3.23809523809523" calcext:value-type="float">
            <text:p>-3,23809523809523</text:p>
          </table:table-cell>
          <table:table-cell table:style-name="ce1330" table:formula="of:=([.$A$208]*[.AF391]+[.$B$208])/([.$C$208]*[.AF391]+[.$D$208])" office:value-type="float" office:value="-3.23809523809523" calcext:value-type="float">
            <text:p>-3,23809523809523</text:p>
          </table:table-cell>
          <table:table-cell table:number-columns-repeated="20"/>
          <table:table-cell table:style-name="ce910"/>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2]-[.$L$210])&lt;10^-9;&quot;Oui&quot;;&quot;&quot;)">
            <text:p/>
          </table:table-cell>
          <table:table-cell table:style-name="ce1327" table:formula="of:=[.AF391]+0.05" office:value-type="float" office:value="0.150000000000008" calcext:value-type="float">
            <text:p>0,150000000000008</text:p>
          </table:table-cell>
          <table:table-cell table:style-name="ce1119" table:formula="of:=IF(ABS([.AF392]-[.$L$210])&lt;10^-9;&quot;&quot;;[.AH392])" office:value-type="float" office:value="-3.1937984496124" calcext:value-type="float">
            <text:p>-3,1937984496124</text:p>
          </table:table-cell>
          <table:table-cell table:style-name="ce1119" table:formula="of:=([.$A$208]*[.AF392]+[.$B$208])/([.$C$208]*[.AF392]+[.$D$208])" office:value-type="float" office:value="-3.1937984496124" calcext:value-type="float">
            <text:p>-3,1937984496124</text:p>
          </table:table-cell>
          <table:table-cell table:number-columns-repeated="20"/>
          <table:table-cell table:style-name="ce910"/>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3]-[.$L$210])&lt;10^-9;&quot;Oui&quot;;&quot;&quot;)">
            <text:p/>
          </table:table-cell>
          <table:table-cell table:style-name="ce1327" table:formula="of:=[.AF392]+0.05" office:value-type="float" office:value="0.200000000000008" calcext:value-type="float">
            <text:p>0,200000000000008</text:p>
          </table:table-cell>
          <table:table-cell table:style-name="ce1330" table:formula="of:=IF(ABS([.AF393]-[.$L$210])&lt;10^-9;&quot;&quot;;[.AH393])" office:value-type="float" office:value="-3.15151515151514" calcext:value-type="float">
            <text:p>-3,15151515151514</text:p>
          </table:table-cell>
          <table:table-cell table:style-name="ce1330" table:formula="of:=([.$A$208]*[.AF393]+[.$B$208])/([.$C$208]*[.AF393]+[.$D$208])" office:value-type="float" office:value="-3.15151515151514" calcext:value-type="float">
            <text:p>-3,15151515151514</text:p>
          </table:table-cell>
          <table:table-cell table:number-columns-repeated="20"/>
          <table:table-cell table:style-name="ce910"/>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4]-[.$L$210])&lt;10^-9;&quot;Oui&quot;;&quot;&quot;)">
            <text:p/>
          </table:table-cell>
          <table:table-cell table:style-name="ce1327" table:formula="of:=[.AF393]+0.05" office:value-type="float" office:value="0.250000000000008" calcext:value-type="float">
            <text:p>0,250000000000008</text:p>
          </table:table-cell>
          <table:table-cell table:style-name="ce1119" table:formula="of:=IF(ABS([.AF394]-[.$L$210])&lt;10^-9;&quot;&quot;;[.AH394])" office:value-type="float" office:value="-3.1111111111111" calcext:value-type="float">
            <text:p>-3,1111111111111</text:p>
          </table:table-cell>
          <table:table-cell table:style-name="ce1119" table:formula="of:=([.$A$208]*[.AF394]+[.$B$208])/([.$C$208]*[.AF394]+[.$D$208])" office:value-type="float" office:value="-3.1111111111111" calcext:value-type="float">
            <text:p>-3,1111111111111</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5]-[.$L$210])&lt;10^-9;&quot;Oui&quot;;&quot;&quot;)">
            <text:p/>
          </table:table-cell>
          <table:table-cell table:style-name="ce1327" table:formula="of:=[.AF394]+0.05" office:value-type="float" office:value="0.300000000000008" calcext:value-type="float">
            <text:p>0,300000000000008</text:p>
          </table:table-cell>
          <table:table-cell table:style-name="ce1330" table:formula="of:=IF(ABS([.AF395]-[.$L$210])&lt;10^-9;&quot;&quot;;[.AH395])" office:value-type="float" office:value="-3.07246376811594" calcext:value-type="float">
            <text:p>-3,07246376811594</text:p>
          </table:table-cell>
          <table:table-cell table:style-name="ce1330" table:formula="of:=([.$A$208]*[.AF395]+[.$B$208])/([.$C$208]*[.AF395]+[.$D$208])" office:value-type="float" office:value="-3.07246376811594" calcext:value-type="float">
            <text:p>-3,07246376811594</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6]-[.$L$210])&lt;10^-9;&quot;Oui&quot;;&quot;&quot;)">
            <text:p/>
          </table:table-cell>
          <table:table-cell table:style-name="ce1327" table:formula="of:=[.AF395]+0.05" office:value-type="float" office:value="0.350000000000008" calcext:value-type="float">
            <text:p>0,350000000000008</text:p>
          </table:table-cell>
          <table:table-cell table:style-name="ce1119" table:formula="of:=IF(ABS([.AF396]-[.$L$210])&lt;10^-9;&quot;&quot;;[.AH396])" office:value-type="float" office:value="-3.0354609929078" calcext:value-type="float">
            <text:p>-3,0354609929078</text:p>
          </table:table-cell>
          <table:table-cell table:style-name="ce1119" table:formula="of:=([.$A$208]*[.AF396]+[.$B$208])/([.$C$208]*[.AF396]+[.$D$208])" office:value-type="float" office:value="-3.0354609929078" calcext:value-type="float">
            <text:p>-3,0354609929078</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7]-[.$L$210])&lt;10^-9;&quot;Oui&quot;;&quot;&quot;)">
            <text:p/>
          </table:table-cell>
          <table:table-cell table:style-name="ce1327" table:formula="of:=[.AF396]+0.05" office:value-type="float" office:value="0.400000000000008" calcext:value-type="float">
            <text:p>0,400000000000008</text:p>
          </table:table-cell>
          <table:table-cell table:style-name="ce1330" table:formula="of:=IF(ABS([.AF397]-[.$L$210])&lt;10^-9;&quot;&quot;;[.AH397])" office:value-type="float" office:value="-3" calcext:value-type="float">
            <text:p>-3</text:p>
          </table:table-cell>
          <table:table-cell table:style-name="ce1330" table:formula="of:=([.$A$208]*[.AF397]+[.$B$208])/([.$C$208]*[.AF397]+[.$D$208])" office:value-type="float" office:value="-3" calcext:value-type="float">
            <text:p>-3</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8]-[.$L$210])&lt;10^-9;&quot;Oui&quot;;&quot;&quot;)">
            <text:p/>
          </table:table-cell>
          <table:table-cell table:style-name="ce1327" table:formula="of:=[.AF397]+0.05" office:value-type="float" office:value="0.450000000000008" calcext:value-type="float">
            <text:p>0,450000000000008</text:p>
          </table:table-cell>
          <table:table-cell table:style-name="ce1119" table:formula="of:=IF(ABS([.AF398]-[.$L$210])&lt;10^-9;&quot;&quot;;[.AH398])" office:value-type="float" office:value="-2.96598639455782" calcext:value-type="float">
            <text:p>-2,96598639455782</text:p>
          </table:table-cell>
          <table:table-cell table:style-name="ce1119" table:formula="of:=([.$A$208]*[.AF398]+[.$B$208])/([.$C$208]*[.AF398]+[.$D$208])" office:value-type="float" office:value="-2.96598639455782" calcext:value-type="float">
            <text:p>-2,96598639455782</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9]-[.$L$210])&lt;10^-9;&quot;Oui&quot;;&quot;&quot;)">
            <text:p/>
          </table:table-cell>
          <table:table-cell table:style-name="ce1327" table:formula="of:=[.AF398]+0.05" office:value-type="float" office:value="0.500000000000008" calcext:value-type="float">
            <text:p>0,500000000000008</text:p>
          </table:table-cell>
          <table:table-cell table:style-name="ce1330" table:formula="of:=IF(ABS([.AF399]-[.$L$210])&lt;10^-9;&quot;&quot;;[.AH399])" office:value-type="float" office:value="-2.93333333333333" calcext:value-type="float">
            <text:p>-2,93333333333333</text:p>
          </table:table-cell>
          <table:table-cell table:style-name="ce1330" table:formula="of:=([.$A$208]*[.AF399]+[.$B$208])/([.$C$208]*[.AF399]+[.$D$208])" office:value-type="float" office:value="-2.93333333333333" calcext:value-type="float">
            <text:p>-2,93333333333333</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0]-[.$L$210])&lt;10^-9;&quot;Oui&quot;;&quot;&quot;)">
            <text:p/>
          </table:table-cell>
          <table:table-cell table:style-name="ce1327" table:formula="of:=[.AF399]+0.05" office:value-type="float" office:value="0.550000000000008" calcext:value-type="float">
            <text:p>0,550000000000008</text:p>
          </table:table-cell>
          <table:table-cell table:style-name="ce1119" table:formula="of:=IF(ABS([.AF400]-[.$L$210])&lt;10^-9;&quot;&quot;;[.AH400])" office:value-type="float" office:value="-2.90196078431372" calcext:value-type="float">
            <text:p>-2,90196078431372</text:p>
          </table:table-cell>
          <table:table-cell table:style-name="ce1119" table:formula="of:=([.$A$208]*[.AF400]+[.$B$208])/([.$C$208]*[.AF400]+[.$D$208])" office:value-type="float" office:value="-2.90196078431372" calcext:value-type="float">
            <text:p>-2,90196078431372</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1]-[.$L$210])&lt;10^-9;&quot;Oui&quot;;&quot;&quot;)">
            <text:p/>
          </table:table-cell>
          <table:table-cell table:style-name="ce1327" table:formula="of:=[.AF400]+0.05" office:value-type="float" office:value="0.600000000000008" calcext:value-type="float">
            <text:p>0,600000000000008</text:p>
          </table:table-cell>
          <table:table-cell table:style-name="ce1330" table:formula="of:=IF(ABS([.AF401]-[.$L$210])&lt;10^-9;&quot;&quot;;[.AH401])" office:value-type="float" office:value="-2.87179487179487" calcext:value-type="float">
            <text:p>-2,87179487179487</text:p>
          </table:table-cell>
          <table:table-cell table:style-name="ce1330" table:formula="of:=([.$A$208]*[.AF401]+[.$B$208])/([.$C$208]*[.AF401]+[.$D$208])" office:value-type="float" office:value="-2.87179487179487" calcext:value-type="float">
            <text:p>-2,87179487179487</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2]-[.$L$210])&lt;10^-9;&quot;Oui&quot;;&quot;&quot;)">
            <text:p/>
          </table:table-cell>
          <table:table-cell table:style-name="ce1327" table:formula="of:=[.AF401]+0.05" office:value-type="float" office:value="0.650000000000008" calcext:value-type="float">
            <text:p>0,650000000000008</text:p>
          </table:table-cell>
          <table:table-cell table:style-name="ce1119" table:formula="of:=IF(ABS([.AF402]-[.$L$210])&lt;10^-9;&quot;&quot;;[.AH402])" office:value-type="float" office:value="-2.84276729559748" calcext:value-type="float">
            <text:p>-2,84276729559748</text:p>
          </table:table-cell>
          <table:table-cell table:style-name="ce1119" table:formula="of:=([.$A$208]*[.AF402]+[.$B$208])/([.$C$208]*[.AF402]+[.$D$208])" office:value-type="float" office:value="-2.84276729559748" calcext:value-type="float">
            <text:p>-2,84276729559748</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3]-[.$L$210])&lt;10^-9;&quot;Oui&quot;;&quot;&quot;)">
            <text:p/>
          </table:table-cell>
          <table:table-cell table:style-name="ce1327" table:formula="of:=[.AF402]+0.05" office:value-type="float" office:value="0.700000000000008" calcext:value-type="float">
            <text:p>0,700000000000008</text:p>
          </table:table-cell>
          <table:table-cell table:style-name="ce1330" table:formula="of:=IF(ABS([.AF403]-[.$L$210])&lt;10^-9;&quot;&quot;;[.AH403])" office:value-type="float" office:value="-2.81481481481481" calcext:value-type="float">
            <text:p>-2,81481481481481</text:p>
          </table:table-cell>
          <table:table-cell table:style-name="ce1330" table:formula="of:=([.$A$208]*[.AF403]+[.$B$208])/([.$C$208]*[.AF403]+[.$D$208])" office:value-type="float" office:value="-2.81481481481481" calcext:value-type="float">
            <text:p>-2,81481481481481</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4]-[.$L$210])&lt;10^-9;&quot;Oui&quot;;&quot;&quot;)">
            <text:p/>
          </table:table-cell>
          <table:table-cell table:style-name="ce1327" table:formula="of:=[.AF403]+0.05" office:value-type="float" office:value="0.750000000000008" calcext:value-type="float">
            <text:p>0,750000000000008</text:p>
          </table:table-cell>
          <table:table-cell table:style-name="ce1119" table:formula="of:=IF(ABS([.AF404]-[.$L$210])&lt;10^-9;&quot;&quot;;[.AH404])" office:value-type="float" office:value="-2.78787878787878" calcext:value-type="float">
            <text:p>-2,78787878787878</text:p>
          </table:table-cell>
          <table:table-cell table:style-name="ce1119" table:formula="of:=([.$A$208]*[.AF404]+[.$B$208])/([.$C$208]*[.AF404]+[.$D$208])" office:value-type="float" office:value="-2.78787878787878" calcext:value-type="float">
            <text:p>-2,78787878787878</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5]-[.$L$210])&lt;10^-9;&quot;Oui&quot;;&quot;&quot;)">
            <text:p/>
          </table:table-cell>
          <table:table-cell table:style-name="ce1327" table:formula="of:=[.AF404]+0.05" office:value-type="float" office:value="0.800000000000008" calcext:value-type="float">
            <text:p>0,800000000000008</text:p>
          </table:table-cell>
          <table:table-cell table:style-name="ce1330" table:formula="of:=IF(ABS([.AF405]-[.$L$210])&lt;10^-9;&quot;&quot;;[.AH405])" office:value-type="float" office:value="-2.76190476190476" calcext:value-type="float">
            <text:p>-2,76190476190476</text:p>
          </table:table-cell>
          <table:table-cell table:style-name="ce1330" table:formula="of:=([.$A$208]*[.AF405]+[.$B$208])/([.$C$208]*[.AF405]+[.$D$208])" office:value-type="float" office:value="-2.76190476190476" calcext:value-type="float">
            <text:p>-2,76190476190476</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6]-[.$L$210])&lt;10^-9;&quot;Oui&quot;;&quot;&quot;)">
            <text:p/>
          </table:table-cell>
          <table:table-cell table:style-name="ce1327" table:formula="of:=[.AF405]+0.05" office:value-type="float" office:value="0.850000000000008" calcext:value-type="float">
            <text:p>0,850000000000008</text:p>
          </table:table-cell>
          <table:table-cell table:style-name="ce1119" table:formula="of:=IF(ABS([.AF406]-[.$L$210])&lt;10^-9;&quot;&quot;;[.AH406])" office:value-type="float" office:value="-2.73684210526315" calcext:value-type="float">
            <text:p>-2,73684210526315</text:p>
          </table:table-cell>
          <table:table-cell table:style-name="ce1119" table:formula="of:=([.$A$208]*[.AF406]+[.$B$208])/([.$C$208]*[.AF406]+[.$D$208])" office:value-type="float" office:value="-2.73684210526315" calcext:value-type="float">
            <text:p>-2,73684210526315</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7]-[.$L$210])&lt;10^-9;&quot;Oui&quot;;&quot;&quot;)">
            <text:p/>
          </table:table-cell>
          <table:table-cell table:style-name="ce1327" table:formula="of:=[.AF406]+0.05" office:value-type="float" office:value="0.900000000000008" calcext:value-type="float">
            <text:p>0,900000000000008</text:p>
          </table:table-cell>
          <table:table-cell table:style-name="ce1330" table:formula="of:=IF(ABS([.AF407]-[.$L$210])&lt;10^-9;&quot;&quot;;[.AH407])" office:value-type="float" office:value="-2.71264367816092" calcext:value-type="float">
            <text:p>-2,71264367816092</text:p>
          </table:table-cell>
          <table:table-cell table:style-name="ce1330" table:formula="of:=([.$A$208]*[.AF407]+[.$B$208])/([.$C$208]*[.AF407]+[.$D$208])" office:value-type="float" office:value="-2.71264367816092" calcext:value-type="float">
            <text:p>-2,71264367816092</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8]-[.$L$210])&lt;10^-9;&quot;Oui&quot;;&quot;&quot;)">
            <text:p/>
          </table:table-cell>
          <table:table-cell table:style-name="ce1327" table:formula="of:=[.AF407]+0.05" office:value-type="float" office:value="0.950000000000008" calcext:value-type="float">
            <text:p>0,950000000000008</text:p>
          </table:table-cell>
          <table:table-cell table:style-name="ce1119" table:formula="of:=IF(ABS([.AF408]-[.$L$210])&lt;10^-9;&quot;&quot;;[.AH408])" office:value-type="float" office:value="-2.68926553672316" calcext:value-type="float">
            <text:p>-2,68926553672316</text:p>
          </table:table-cell>
          <table:table-cell table:style-name="ce1119" table:formula="of:=([.$A$208]*[.AF408]+[.$B$208])/([.$C$208]*[.AF408]+[.$D$208])" office:value-type="float" office:value="-2.68926553672316" calcext:value-type="float">
            <text:p>-2,68926553672316</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9]-[.$L$210])&lt;10^-9;&quot;Oui&quot;;&quot;&quot;)">
            <text:p/>
          </table:table-cell>
          <table:table-cell table:style-name="ce1327" table:formula="of:=[.AF408]+0.05" office:value-type="float" office:value="1.00000000000001" calcext:value-type="float">
            <text:p>1,00000000000001</text:p>
          </table:table-cell>
          <table:table-cell table:style-name="ce1330" table:formula="of:=IF(ABS([.AF409]-[.$L$210])&lt;10^-9;&quot;&quot;;[.AH409])" office:value-type="float" office:value="-2.66666666666666" calcext:value-type="float">
            <text:p>-2,66666666666666</text:p>
          </table:table-cell>
          <table:table-cell table:style-name="ce1330" table:formula="of:=([.$A$208]*[.AF409]+[.$B$208])/([.$C$208]*[.AF409]+[.$D$208])" office:value-type="float" office:value="-2.66666666666666" calcext:value-type="float">
            <text:p>-2,66666666666666</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0]-[.$L$210])&lt;10^-9;&quot;Oui&quot;;&quot;&quot;)">
            <text:p/>
          </table:table-cell>
          <table:table-cell table:style-name="ce1327" table:formula="of:=[.AF409]+0.05" office:value-type="float" office:value="1.05000000000001" calcext:value-type="float">
            <text:p>1,05000000000001</text:p>
          </table:table-cell>
          <table:table-cell table:style-name="ce1119" table:formula="of:=IF(ABS([.AF410]-[.$L$210])&lt;10^-9;&quot;&quot;;[.AH410])" office:value-type="float" office:value="-2.64480874316939" calcext:value-type="float">
            <text:p>-2,64480874316939</text:p>
          </table:table-cell>
          <table:table-cell table:style-name="ce1119" table:formula="of:=([.$A$208]*[.AF410]+[.$B$208])/([.$C$208]*[.AF410]+[.$D$208])" office:value-type="float" office:value="-2.64480874316939" calcext:value-type="float">
            <text:p>-2,64480874316939</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1]-[.$L$210])&lt;10^-9;&quot;Oui&quot;;&quot;&quot;)">
            <text:p/>
          </table:table-cell>
          <table:table-cell table:style-name="ce1327" table:formula="of:=[.AF410]+0.05" office:value-type="float" office:value="1.10000000000001" calcext:value-type="float">
            <text:p>1,10000000000001</text:p>
          </table:table-cell>
          <table:table-cell table:style-name="ce1330" table:formula="of:=IF(ABS([.AF411]-[.$L$210])&lt;10^-9;&quot;&quot;;[.AH411])" office:value-type="float" office:value="-2.62365591397849" calcext:value-type="float">
            <text:p>-2,62365591397849</text:p>
          </table:table-cell>
          <table:table-cell table:style-name="ce1330" table:formula="of:=([.$A$208]*[.AF411]+[.$B$208])/([.$C$208]*[.AF411]+[.$D$208])" office:value-type="float" office:value="-2.62365591397849" calcext:value-type="float">
            <text:p>-2,62365591397849</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2]-[.$L$210])&lt;10^-9;&quot;Oui&quot;;&quot;&quot;)">
            <text:p/>
          </table:table-cell>
          <table:table-cell table:style-name="ce1327" table:formula="of:=[.AF411]+0.05" office:value-type="float" office:value="1.15000000000001" calcext:value-type="float">
            <text:p>1,15000000000001</text:p>
          </table:table-cell>
          <table:table-cell table:style-name="ce1119" table:formula="of:=IF(ABS([.AF412]-[.$L$210])&lt;10^-9;&quot;&quot;;[.AH412])" office:value-type="float" office:value="-2.6031746031746" calcext:value-type="float">
            <text:p>-2,6031746031746</text:p>
          </table:table-cell>
          <table:table-cell table:style-name="ce1119" table:formula="of:=([.$A$208]*[.AF412]+[.$B$208])/([.$C$208]*[.AF412]+[.$D$208])" office:value-type="float" office:value="-2.6031746031746" calcext:value-type="float">
            <text:p>-2,6031746031746</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3]-[.$L$210])&lt;10^-9;&quot;Oui&quot;;&quot;&quot;)">
            <text:p/>
          </table:table-cell>
          <table:table-cell table:style-name="ce1327" table:formula="of:=[.AF412]+0.05" office:value-type="float" office:value="1.20000000000001" calcext:value-type="float">
            <text:p>1,20000000000001</text:p>
          </table:table-cell>
          <table:table-cell table:style-name="ce1330" table:formula="of:=IF(ABS([.AF413]-[.$L$210])&lt;10^-9;&quot;&quot;;[.AH413])" office:value-type="float" office:value="-2.58333333333333" calcext:value-type="float">
            <text:p>-2,58333333333333</text:p>
          </table:table-cell>
          <table:table-cell table:style-name="ce1330" table:formula="of:=([.$A$208]*[.AF413]+[.$B$208])/([.$C$208]*[.AF413]+[.$D$208])" office:value-type="float" office:value="-2.58333333333333" calcext:value-type="float">
            <text:p>-2,58333333333333</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4]-[.$L$210])&lt;10^-9;&quot;Oui&quot;;&quot;&quot;)">
            <text:p/>
          </table:table-cell>
          <table:table-cell table:style-name="ce1327" table:formula="of:=[.AF413]+0.05" office:value-type="float" office:value="1.25000000000001" calcext:value-type="float">
            <text:p>1,25000000000001</text:p>
          </table:table-cell>
          <table:table-cell table:style-name="ce1119" table:formula="of:=IF(ABS([.AF414]-[.$L$210])&lt;10^-9;&quot;&quot;;[.AH414])" office:value-type="float" office:value="-2.56410256410256" calcext:value-type="float">
            <text:p>-2,56410256410256</text:p>
          </table:table-cell>
          <table:table-cell table:style-name="ce1119" table:formula="of:=([.$A$208]*[.AF414]+[.$B$208])/([.$C$208]*[.AF414]+[.$D$208])" office:value-type="float" office:value="-2.56410256410256" calcext:value-type="float">
            <text:p>-2,56410256410256</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5]-[.$L$210])&lt;10^-9;&quot;Oui&quot;;&quot;&quot;)">
            <text:p/>
          </table:table-cell>
          <table:table-cell table:style-name="ce1327" table:formula="of:=[.AF414]+0.05" office:value-type="float" office:value="1.30000000000001" calcext:value-type="float">
            <text:p>1,30000000000001</text:p>
          </table:table-cell>
          <table:table-cell table:style-name="ce1330" table:formula="of:=IF(ABS([.AF415]-[.$L$210])&lt;10^-9;&quot;&quot;;[.AH415])" office:value-type="float" office:value="-2.54545454545454" calcext:value-type="float">
            <text:p>-2,54545454545454</text:p>
          </table:table-cell>
          <table:table-cell table:style-name="ce1330" table:formula="of:=([.$A$208]*[.AF415]+[.$B$208])/([.$C$208]*[.AF415]+[.$D$208])" office:value-type="float" office:value="-2.54545454545454" calcext:value-type="float">
            <text:p>-2,54545454545454</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6]-[.$L$210])&lt;10^-9;&quot;Oui&quot;;&quot;&quot;)">
            <text:p/>
          </table:table-cell>
          <table:table-cell table:style-name="ce1327" table:formula="of:=[.AF415]+0.05" office:value-type="float" office:value="1.35000000000001" calcext:value-type="float">
            <text:p>1,35000000000001</text:p>
          </table:table-cell>
          <table:table-cell table:style-name="ce1119" table:formula="of:=IF(ABS([.AF416]-[.$L$210])&lt;10^-9;&quot;&quot;;[.AH416])" office:value-type="float" office:value="-2.5273631840796" calcext:value-type="float">
            <text:p>-2,5273631840796</text:p>
          </table:table-cell>
          <table:table-cell table:style-name="ce1119" table:formula="of:=([.$A$208]*[.AF416]+[.$B$208])/([.$C$208]*[.AF416]+[.$D$208])" office:value-type="float" office:value="-2.5273631840796" calcext:value-type="float">
            <text:p>-2,5273631840796</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7]-[.$L$210])&lt;10^-9;&quot;Oui&quot;;&quot;&quot;)">
            <text:p/>
          </table:table-cell>
          <table:table-cell table:style-name="ce1327" table:formula="of:=[.AF416]+0.05" office:value-type="float" office:value="1.40000000000001" calcext:value-type="float">
            <text:p>1,40000000000001</text:p>
          </table:table-cell>
          <table:table-cell table:style-name="ce1330" table:formula="of:=IF(ABS([.AF417]-[.$L$210])&lt;10^-9;&quot;&quot;;[.AH417])" office:value-type="float" office:value="-2.50980392156862" calcext:value-type="float">
            <text:p>-2,50980392156862</text:p>
          </table:table-cell>
          <table:table-cell table:style-name="ce1330" table:formula="of:=([.$A$208]*[.AF417]+[.$B$208])/([.$C$208]*[.AF417]+[.$D$208])" office:value-type="float" office:value="-2.50980392156862" calcext:value-type="float">
            <text:p>-2,50980392156862</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8]-[.$L$210])&lt;10^-9;&quot;Oui&quot;;&quot;&quot;)">
            <text:p/>
          </table:table-cell>
          <table:table-cell table:style-name="ce1327" table:formula="of:=[.AF417]+0.05" office:value-type="float" office:value="1.45000000000001" calcext:value-type="float">
            <text:p>1,45000000000001</text:p>
          </table:table-cell>
          <table:table-cell table:style-name="ce1119" table:formula="of:=IF(ABS([.AF418]-[.$L$210])&lt;10^-9;&quot;&quot;;[.AH418])" office:value-type="float" office:value="-2.4927536231884" calcext:value-type="float">
            <text:p>-2,4927536231884</text:p>
          </table:table-cell>
          <table:table-cell table:style-name="ce1119" table:formula="of:=([.$A$208]*[.AF418]+[.$B$208])/([.$C$208]*[.AF418]+[.$D$208])" office:value-type="float" office:value="-2.4927536231884" calcext:value-type="float">
            <text:p>-2,4927536231884</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9]-[.$L$210])&lt;10^-9;&quot;Oui&quot;;&quot;&quot;)">
            <text:p/>
          </table:table-cell>
          <table:table-cell table:style-name="ce1327" table:formula="of:=[.AF418]+0.05" office:value-type="float" office:value="1.50000000000001" calcext:value-type="float">
            <text:p>1,50000000000001</text:p>
          </table:table-cell>
          <table:table-cell table:style-name="ce1330" table:formula="of:=IF(ABS([.AF419]-[.$L$210])&lt;10^-9;&quot;&quot;;[.AH419])" office:value-type="float" office:value="-2.47619047619047" calcext:value-type="float">
            <text:p>-2,47619047619047</text:p>
          </table:table-cell>
          <table:table-cell table:style-name="ce1330" table:formula="of:=([.$A$208]*[.AF419]+[.$B$208])/([.$C$208]*[.AF419]+[.$D$208])" office:value-type="float" office:value="-2.47619047619047" calcext:value-type="float">
            <text:p>-2,47619047619047</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0]-[.$L$210])&lt;10^-9;&quot;Oui&quot;;&quot;&quot;)">
            <text:p/>
          </table:table-cell>
          <table:table-cell table:style-name="ce1327" table:formula="of:=[.AF419]+0.05" office:value-type="float" office:value="1.55000000000001" calcext:value-type="float">
            <text:p>1,55000000000001</text:p>
          </table:table-cell>
          <table:table-cell table:style-name="ce1119" table:formula="of:=IF(ABS([.AF420]-[.$L$210])&lt;10^-9;&quot;&quot;;[.AH420])" office:value-type="float" office:value="-2.46009389671361" calcext:value-type="float">
            <text:p>-2,46009389671361</text:p>
          </table:table-cell>
          <table:table-cell table:style-name="ce1119" table:formula="of:=([.$A$208]*[.AF420]+[.$B$208])/([.$C$208]*[.AF420]+[.$D$208])" office:value-type="float" office:value="-2.46009389671361" calcext:value-type="float">
            <text:p>-2,46009389671361</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1]-[.$L$210])&lt;10^-9;&quot;Oui&quot;;&quot;&quot;)">
            <text:p/>
          </table:table-cell>
          <table:table-cell table:style-name="ce1327" table:formula="of:=[.AF420]+0.05" office:value-type="float" office:value="1.60000000000001" calcext:value-type="float">
            <text:p>1,60000000000001</text:p>
          </table:table-cell>
          <table:table-cell table:style-name="ce1330" table:formula="of:=IF(ABS([.AF421]-[.$L$210])&lt;10^-9;&quot;&quot;;[.AH421])" office:value-type="float" office:value="-2.44444444444444" calcext:value-type="float">
            <text:p>-2,44444444444444</text:p>
          </table:table-cell>
          <table:table-cell table:style-name="ce1330" table:formula="of:=([.$A$208]*[.AF421]+[.$B$208])/([.$C$208]*[.AF421]+[.$D$208])" office:value-type="float" office:value="-2.44444444444444" calcext:value-type="float">
            <text:p>-2,44444444444444</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2]-[.$L$210])&lt;10^-9;&quot;Oui&quot;;&quot;&quot;)">
            <text:p/>
          </table:table-cell>
          <table:table-cell table:style-name="ce1327" table:formula="of:=[.AF421]+0.05" office:value-type="float" office:value="1.65000000000001" calcext:value-type="float">
            <text:p>1,65000000000001</text:p>
          </table:table-cell>
          <table:table-cell table:style-name="ce1119" table:formula="of:=IF(ABS([.AF422]-[.$L$210])&lt;10^-9;&quot;&quot;;[.AH422])" office:value-type="float" office:value="-2.42922374429223" calcext:value-type="float">
            <text:p>-2,42922374429223</text:p>
          </table:table-cell>
          <table:table-cell table:style-name="ce1119" table:formula="of:=([.$A$208]*[.AF422]+[.$B$208])/([.$C$208]*[.AF422]+[.$D$208])" office:value-type="float" office:value="-2.42922374429223" calcext:value-type="float">
            <text:p>-2,42922374429223</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3]-[.$L$210])&lt;10^-9;&quot;Oui&quot;;&quot;&quot;)">
            <text:p/>
          </table:table-cell>
          <table:table-cell table:style-name="ce1327" table:formula="of:=[.AF422]+0.05" office:value-type="float" office:value="1.70000000000001" calcext:value-type="float">
            <text:p>1,70000000000001</text:p>
          </table:table-cell>
          <table:table-cell table:style-name="ce1330" table:formula="of:=IF(ABS([.AF423]-[.$L$210])&lt;10^-9;&quot;&quot;;[.AH423])" office:value-type="float" office:value="-2.41441441441441" calcext:value-type="float">
            <text:p>-2,41441441441441</text:p>
          </table:table-cell>
          <table:table-cell table:style-name="ce1330" table:formula="of:=([.$A$208]*[.AF423]+[.$B$208])/([.$C$208]*[.AF423]+[.$D$208])" office:value-type="float" office:value="-2.41441441441441" calcext:value-type="float">
            <text:p>-2,41441441441441</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4]-[.$L$210])&lt;10^-9;&quot;Oui&quot;;&quot;&quot;)">
            <text:p/>
          </table:table-cell>
          <table:table-cell table:style-name="ce1327" table:formula="of:=[.AF423]+0.05" office:value-type="float" office:value="1.75000000000001" calcext:value-type="float">
            <text:p>1,75000000000001</text:p>
          </table:table-cell>
          <table:table-cell table:style-name="ce1119" table:formula="of:=IF(ABS([.AF424]-[.$L$210])&lt;10^-9;&quot;&quot;;[.AH424])" office:value-type="float" office:value="-2.4" calcext:value-type="float">
            <text:p>-2,4</text:p>
          </table:table-cell>
          <table:table-cell table:style-name="ce1119" table:formula="of:=([.$A$208]*[.AF424]+[.$B$208])/([.$C$208]*[.AF424]+[.$D$208])" office:value-type="float" office:value="-2.4" calcext:value-type="float">
            <text:p>-2,4</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5]-[.$L$210])&lt;10^-9;&quot;Oui&quot;;&quot;&quot;)">
            <text:p/>
          </table:table-cell>
          <table:table-cell table:style-name="ce1327" table:formula="of:=[.AF424]+0.05" office:value-type="float" office:value="1.80000000000001" calcext:value-type="float">
            <text:p>1,80000000000001</text:p>
          </table:table-cell>
          <table:table-cell table:style-name="ce1330" table:formula="of:=IF(ABS([.AF425]-[.$L$210])&lt;10^-9;&quot;&quot;;[.AH425])" office:value-type="float" office:value="-2.3859649122807" calcext:value-type="float">
            <text:p>-2,3859649122807</text:p>
          </table:table-cell>
          <table:table-cell table:style-name="ce1330" table:formula="of:=([.$A$208]*[.AF425]+[.$B$208])/([.$C$208]*[.AF425]+[.$D$208])" office:value-type="float" office:value="-2.3859649122807" calcext:value-type="float">
            <text:p>-2,3859649122807</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6]-[.$L$210])&lt;10^-9;&quot;Oui&quot;;&quot;&quot;)">
            <text:p/>
          </table:table-cell>
          <table:table-cell table:style-name="ce1327" table:formula="of:=[.AF425]+0.05" office:value-type="float" office:value="1.85000000000001" calcext:value-type="float">
            <text:p>1,85000000000001</text:p>
          </table:table-cell>
          <table:table-cell table:style-name="ce1119" table:formula="of:=IF(ABS([.AF426]-[.$L$210])&lt;10^-9;&quot;&quot;;[.AH426])" office:value-type="float" office:value="-2.37229437229437" calcext:value-type="float">
            <text:p>-2,37229437229437</text:p>
          </table:table-cell>
          <table:table-cell table:style-name="ce1119" table:formula="of:=([.$A$208]*[.AF426]+[.$B$208])/([.$C$208]*[.AF426]+[.$D$208])" office:value-type="float" office:value="-2.37229437229437" calcext:value-type="float">
            <text:p>-2,37229437229437</text:p>
          </table:table-cell>
          <table:table-cell table:number-columns-repeated="20"/>
          <table:table-cell table:style-name="ce91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7]-[.$L$210])&lt;10^-9;&quot;Oui&quot;;&quot;&quot;)">
            <text:p/>
          </table:table-cell>
          <table:table-cell table:style-name="ce1327" table:formula="of:=[.AF426]+0.05" office:value-type="float" office:value="1.90000000000001" calcext:value-type="float">
            <text:p>1,90000000000001</text:p>
          </table:table-cell>
          <table:table-cell table:style-name="ce1330" table:formula="of:=IF(ABS([.AF427]-[.$L$210])&lt;10^-9;&quot;&quot;;[.AH427])" office:value-type="float" office:value="-2.35897435897436" calcext:value-type="float">
            <text:p>-2,35897435897436</text:p>
          </table:table-cell>
          <table:table-cell table:style-name="ce1330" table:formula="of:=([.$A$208]*[.AF427]+[.$B$208])/([.$C$208]*[.AF427]+[.$D$208])" office:value-type="float" office:value="-2.35897435897436" calcext:value-type="float">
            <text:p>-2,35897435897436</text:p>
          </table:table-cell>
          <table:table-cell table:number-columns-repeated="20"/>
          <table:table-cell table:style-name="ce910"/>
          <table:table-cell table:style-name="ce1339"/>
          <table:table-cell table:number-columns-repeated="968"/>
        </table:table-row>
        <table:table-row table:style-name="ro4">
          <table:table-cell table:number-columns-repeated="7"/>
          <table:table-cell table:style-name="ce1104" table:number-columns-repeated="4"/>
          <table:table-cell table:style-name="ce1108" table:number-columns-repeated="17"/>
          <table:table-cell table:number-columns-repeated="2"/>
          <table:table-cell table:style-name="ce1108" table:formula="of:=IF(ABS([.AF428]-[.$L$210])&lt;10^-9;&quot;Oui&quot;;&quot;&quot;)">
            <text:p/>
          </table:table-cell>
          <table:table-cell table:style-name="ce1327" table:formula="of:=[.AF427]+0.05" office:value-type="float" office:value="1.95000000000001" calcext:value-type="float">
            <text:p>1,95000000000001</text:p>
          </table:table-cell>
          <table:table-cell table:style-name="ce1119" table:formula="of:=IF(ABS([.AF428]-[.$L$210])&lt;10^-9;&quot;&quot;;[.AH428])" office:value-type="float" office:value="-2.34599156118143" calcext:value-type="float">
            <text:p>-2,34599156118143</text:p>
          </table:table-cell>
          <table:table-cell table:style-name="ce1119" table:formula="of:=([.$A$208]*[.AF428]+[.$B$208])/([.$C$208]*[.AF428]+[.$D$208])" office:value-type="float" office:value="-2.34599156118143" calcext:value-type="float">
            <text:p>-2,34599156118143</text:p>
          </table:table-cell>
          <table:table-cell table:number-columns-repeated="20"/>
          <table:table-cell table:style-name="ce910"/>
          <table:table-cell table:style-name="ce1339"/>
          <table:table-cell table:number-columns-repeated="968"/>
        </table:table-row>
        <table:table-row table:style-name="ro4">
          <table:table-cell table:number-columns-repeated="30"/>
          <table:table-cell table:style-name="ce1108" table:formula="of:=IF(ABS([.AF429]-[.$L$210])&lt;10^-9;&quot;Oui&quot;;&quot;&quot;)">
            <text:p/>
          </table:table-cell>
          <table:table-cell table:style-name="ce1327" table:formula="of:=[.AF428]+0.05" office:value-type="float" office:value="2.00000000000001" calcext:value-type="float">
            <text:p>2,00000000000001</text:p>
          </table:table-cell>
          <table:table-cell table:style-name="ce1330" table:formula="of:=IF(ABS([.AF429]-[.$L$210])&lt;10^-9;&quot;&quot;;[.AH429])" office:value-type="float" office:value="-2.33333333333333" calcext:value-type="float">
            <text:p>-2,33333333333333</text:p>
          </table:table-cell>
          <table:table-cell table:style-name="ce1330" table:formula="of:=([.$A$208]*[.AF429]+[.$B$208])/([.$C$208]*[.AF429]+[.$D$208])" office:value-type="float" office:value="-2.33333333333333" calcext:value-type="float">
            <text:p>-2,33333333333333</text:p>
          </table:table-cell>
          <table:table-cell table:number-columns-repeated="20"/>
          <table:table-cell table:style-name="ce910"/>
          <table:table-cell table:style-name="ce1339"/>
          <table:table-cell table:number-columns-repeated="968"/>
        </table:table-row>
        <table:table-row table:style-name="ro4">
          <table:table-cell table:number-columns-repeated="30"/>
          <table:table-cell table:style-name="ce1108" table:formula="of:=IF(ABS([.AF430]-[.$L$210])&lt;10^-9;&quot;Oui&quot;;&quot;&quot;)">
            <text:p/>
          </table:table-cell>
          <table:table-cell table:style-name="ce1327" table:formula="of:=[.AF429]+0.05" office:value-type="float" office:value="2.05000000000001" calcext:value-type="float">
            <text:p>2,05000000000001</text:p>
          </table:table-cell>
          <table:table-cell table:style-name="ce1119" table:formula="of:=IF(ABS([.AF430]-[.$L$210])&lt;10^-9;&quot;&quot;;[.AH430])" office:value-type="float" office:value="-2.32098765432098" calcext:value-type="float">
            <text:p>-2,32098765432098</text:p>
          </table:table-cell>
          <table:table-cell table:style-name="ce1119" table:formula="of:=([.$A$208]*[.AF430]+[.$B$208])/([.$C$208]*[.AF430]+[.$D$208])" office:value-type="float" office:value="-2.32098765432098" calcext:value-type="float">
            <text:p>-2,32098765432098</text:p>
          </table:table-cell>
          <table:table-cell table:number-columns-repeated="20"/>
          <table:table-cell table:style-name="ce910"/>
          <table:table-cell table:style-name="ce1339"/>
          <table:table-cell table:number-columns-repeated="968"/>
        </table:table-row>
        <table:table-row table:style-name="ro4">
          <table:table-cell table:number-columns-repeated="30"/>
          <table:table-cell table:style-name="ce1108" table:formula="of:=IF(ABS([.AF431]-[.$L$210])&lt;10^-9;&quot;Oui&quot;;&quot;&quot;)">
            <text:p/>
          </table:table-cell>
          <table:table-cell table:style-name="ce1327" table:formula="of:=[.AF430]+0.05" office:value-type="float" office:value="2.10000000000001" calcext:value-type="float">
            <text:p>2,10000000000001</text:p>
          </table:table-cell>
          <table:table-cell table:style-name="ce1330" table:formula="of:=IF(ABS([.AF431]-[.$L$210])&lt;10^-9;&quot;&quot;;[.AH431])" office:value-type="float" office:value="-2.30894308943089" calcext:value-type="float">
            <text:p>-2,30894308943089</text:p>
          </table:table-cell>
          <table:table-cell table:style-name="ce1330" table:formula="of:=([.$A$208]*[.AF431]+[.$B$208])/([.$C$208]*[.AF431]+[.$D$208])" office:value-type="float" office:value="-2.30894308943089" calcext:value-type="float">
            <text:p>-2,30894308943089</text:p>
          </table:table-cell>
          <table:table-cell table:number-columns-repeated="20"/>
          <table:table-cell table:style-name="ce910"/>
          <table:table-cell table:style-name="ce1339"/>
          <table:table-cell table:number-columns-repeated="968"/>
        </table:table-row>
        <table:table-row table:style-name="ro4">
          <table:table-cell table:number-columns-repeated="30"/>
          <table:table-cell table:style-name="ce1108" table:formula="of:=IF(ABS([.AF432]-[.$L$210])&lt;10^-9;&quot;Oui&quot;;&quot;&quot;)">
            <text:p/>
          </table:table-cell>
          <table:table-cell table:style-name="ce1327" table:formula="of:=[.AF431]+0.05" office:value-type="float" office:value="2.15000000000001" calcext:value-type="float">
            <text:p>2,15000000000001</text:p>
          </table:table-cell>
          <table:table-cell table:style-name="ce1119" table:formula="of:=IF(ABS([.AF432]-[.$L$210])&lt;10^-9;&quot;&quot;;[.AH432])" office:value-type="float" office:value="-2.29718875502008" calcext:value-type="float">
            <text:p>-2,29718875502008</text:p>
          </table:table-cell>
          <table:table-cell table:style-name="ce1119" table:formula="of:=([.$A$208]*[.AF432]+[.$B$208])/([.$C$208]*[.AF432]+[.$D$208])" office:value-type="float" office:value="-2.29718875502008" calcext:value-type="float">
            <text:p>-2,29718875502008</text:p>
          </table:table-cell>
          <table:table-cell table:number-columns-repeated="20"/>
          <table:table-cell table:style-name="ce910"/>
          <table:table-cell table:style-name="ce1339"/>
          <table:table-cell table:number-columns-repeated="968"/>
        </table:table-row>
        <table:table-row table:style-name="ro4">
          <table:table-cell table:number-columns-repeated="30"/>
          <table:table-cell table:style-name="ce1108" table:formula="of:=IF(ABS([.AF433]-[.$L$210])&lt;10^-9;&quot;Oui&quot;;&quot;&quot;)">
            <text:p/>
          </table:table-cell>
          <table:table-cell table:style-name="ce1327" table:formula="of:=[.AF432]+0.05" office:value-type="float" office:value="2.20000000000001" calcext:value-type="float">
            <text:p>2,20000000000001</text:p>
          </table:table-cell>
          <table:table-cell table:style-name="ce1330" table:formula="of:=IF(ABS([.AF433]-[.$L$210])&lt;10^-9;&quot;&quot;;[.AH433])" office:value-type="float" office:value="-2.28571428571428" calcext:value-type="float">
            <text:p>-2,28571428571428</text:p>
          </table:table-cell>
          <table:table-cell table:style-name="ce1330" table:formula="of:=([.$A$208]*[.AF433]+[.$B$208])/([.$C$208]*[.AF433]+[.$D$208])" office:value-type="float" office:value="-2.28571428571428" calcext:value-type="float">
            <text:p>-2,28571428571428</text:p>
          </table:table-cell>
          <table:table-cell table:number-columns-repeated="20"/>
          <table:table-cell table:style-name="ce910"/>
          <table:table-cell table:style-name="ce1339"/>
          <table:table-cell table:number-columns-repeated="968"/>
        </table:table-row>
        <table:table-row table:style-name="ro4">
          <table:table-cell table:number-columns-repeated="30"/>
          <table:table-cell table:style-name="ce1108" table:formula="of:=IF(ABS([.AF434]-[.$L$210])&lt;10^-9;&quot;Oui&quot;;&quot;&quot;)">
            <text:p/>
          </table:table-cell>
          <table:table-cell table:style-name="ce1327" table:formula="of:=[.AF433]+0.05" office:value-type="float" office:value="2.25000000000001" calcext:value-type="float">
            <text:p>2,25000000000001</text:p>
          </table:table-cell>
          <table:table-cell table:style-name="ce1119" table:formula="of:=IF(ABS([.AF434]-[.$L$210])&lt;10^-9;&quot;&quot;;[.AH434])" office:value-type="float" office:value="-2.27450980392157" calcext:value-type="float">
            <text:p>-2,27450980392157</text:p>
          </table:table-cell>
          <table:table-cell table:style-name="ce1119" table:formula="of:=([.$A$208]*[.AF434]+[.$B$208])/([.$C$208]*[.AF434]+[.$D$208])" office:value-type="float" office:value="-2.27450980392157" calcext:value-type="float">
            <text:p>-2,27450980392157</text:p>
          </table:table-cell>
          <table:table-cell table:number-columns-repeated="20"/>
          <table:table-cell table:style-name="ce910"/>
          <table:table-cell table:style-name="ce1339"/>
          <table:table-cell table:number-columns-repeated="968"/>
        </table:table-row>
        <table:table-row table:style-name="ro4">
          <table:table-cell table:number-columns-repeated="30"/>
          <table:table-cell table:style-name="ce1108" table:formula="of:=IF(ABS([.AF435]-[.$L$210])&lt;10^-9;&quot;Oui&quot;;&quot;&quot;)">
            <text:p/>
          </table:table-cell>
          <table:table-cell table:style-name="ce1327" table:formula="of:=[.AF434]+0.05" office:value-type="float" office:value="2.30000000000001" calcext:value-type="float">
            <text:p>2,30000000000001</text:p>
          </table:table-cell>
          <table:table-cell table:style-name="ce1330" table:formula="of:=IF(ABS([.AF435]-[.$L$210])&lt;10^-9;&quot;&quot;;[.AH435])" office:value-type="float" office:value="-2.26356589147287" calcext:value-type="float">
            <text:p>-2,26356589147287</text:p>
          </table:table-cell>
          <table:table-cell table:style-name="ce1330" table:formula="of:=([.$A$208]*[.AF435]+[.$B$208])/([.$C$208]*[.AF435]+[.$D$208])" office:value-type="float" office:value="-2.26356589147287" calcext:value-type="float">
            <text:p>-2,26356589147287</text:p>
          </table:table-cell>
          <table:table-cell table:number-columns-repeated="20"/>
          <table:table-cell table:style-name="ce910"/>
          <table:table-cell table:style-name="ce1339"/>
          <table:table-cell table:number-columns-repeated="968"/>
        </table:table-row>
        <table:table-row table:style-name="ro4">
          <table:table-cell table:number-columns-repeated="30"/>
          <table:table-cell table:style-name="ce1108" table:formula="of:=IF(ABS([.AF436]-[.$L$210])&lt;10^-9;&quot;Oui&quot;;&quot;&quot;)">
            <text:p/>
          </table:table-cell>
          <table:table-cell table:style-name="ce1327" table:formula="of:=[.AF435]+0.05" office:value-type="float" office:value="2.35000000000001" calcext:value-type="float">
            <text:p>2,35000000000001</text:p>
          </table:table-cell>
          <table:table-cell table:style-name="ce1119" table:formula="of:=IF(ABS([.AF436]-[.$L$210])&lt;10^-9;&quot;&quot;;[.AH436])" office:value-type="float" office:value="-2.25287356321839" calcext:value-type="float">
            <text:p>-2,25287356321839</text:p>
          </table:table-cell>
          <table:table-cell table:style-name="ce1119" table:formula="of:=([.$A$208]*[.AF436]+[.$B$208])/([.$C$208]*[.AF436]+[.$D$208])" office:value-type="float" office:value="-2.25287356321839" calcext:value-type="float">
            <text:p>-2,25287356321839</text:p>
          </table:table-cell>
          <table:table-cell table:number-columns-repeated="20"/>
          <table:table-cell table:style-name="ce910"/>
          <table:table-cell table:style-name="ce1339"/>
          <table:table-cell table:number-columns-repeated="968"/>
        </table:table-row>
        <table:table-row table:style-name="ro4">
          <table:table-cell table:number-columns-repeated="30"/>
          <table:table-cell table:style-name="ce1108" table:formula="of:=IF(ABS([.AF437]-[.$L$210])&lt;10^-9;&quot;Oui&quot;;&quot;&quot;)">
            <text:p/>
          </table:table-cell>
          <table:table-cell table:style-name="ce1327" table:formula="of:=[.AF436]+0.05" office:value-type="float" office:value="2.40000000000001" calcext:value-type="float">
            <text:p>2,40000000000001</text:p>
          </table:table-cell>
          <table:table-cell table:style-name="ce1330" table:formula="of:=IF(ABS([.AF437]-[.$L$210])&lt;10^-9;&quot;&quot;;[.AH437])" office:value-type="float" office:value="-2.24242424242424" calcext:value-type="float">
            <text:p>-2,24242424242424</text:p>
          </table:table-cell>
          <table:table-cell table:style-name="ce1330" table:formula="of:=([.$A$208]*[.AF437]+[.$B$208])/([.$C$208]*[.AF437]+[.$D$208])" office:value-type="float" office:value="-2.24242424242424" calcext:value-type="float">
            <text:p>-2,24242424242424</text:p>
          </table:table-cell>
          <table:table-cell table:number-columns-repeated="20"/>
          <table:table-cell table:style-name="ce910"/>
          <table:table-cell table:style-name="ce1339"/>
          <table:table-cell table:number-columns-repeated="968"/>
        </table:table-row>
        <table:table-row table:style-name="ro4">
          <table:table-cell table:number-columns-repeated="30"/>
          <table:table-cell table:style-name="ce1108" table:formula="of:=IF(ABS([.AF438]-[.$L$210])&lt;10^-9;&quot;Oui&quot;;&quot;&quot;)">
            <text:p/>
          </table:table-cell>
          <table:table-cell table:style-name="ce1327" table:formula="of:=[.AF437]+0.05" office:value-type="float" office:value="2.45000000000001" calcext:value-type="float">
            <text:p>2,45000000000001</text:p>
          </table:table-cell>
          <table:table-cell table:style-name="ce1119" table:formula="of:=IF(ABS([.AF438]-[.$L$210])&lt;10^-9;&quot;&quot;;[.AH438])" office:value-type="float" office:value="-2.23220973782771" calcext:value-type="float">
            <text:p>-2,23220973782771</text:p>
          </table:table-cell>
          <table:table-cell table:style-name="ce1119" table:formula="of:=([.$A$208]*[.AF438]+[.$B$208])/([.$C$208]*[.AF438]+[.$D$208])" office:value-type="float" office:value="-2.23220973782771" calcext:value-type="float">
            <text:p>-2,23220973782771</text:p>
          </table:table-cell>
          <table:table-cell table:number-columns-repeated="20"/>
          <table:table-cell table:style-name="ce910"/>
          <table:table-cell table:style-name="ce1339"/>
          <table:table-cell table:number-columns-repeated="968"/>
        </table:table-row>
        <table:table-row table:style-name="ro4">
          <table:table-cell table:number-columns-repeated="30"/>
          <table:table-cell table:style-name="ce1108" table:formula="of:=IF(ABS([.AF439]-[.$L$210])&lt;10^-9;&quot;Oui&quot;;&quot;&quot;)">
            <text:p/>
          </table:table-cell>
          <table:table-cell table:style-name="ce1327" table:formula="of:=[.AF438]+0.05" office:value-type="float" office:value="2.50000000000001" calcext:value-type="float">
            <text:p>2,50000000000001</text:p>
          </table:table-cell>
          <table:table-cell table:style-name="ce1330" table:formula="of:=IF(ABS([.AF439]-[.$L$210])&lt;10^-9;&quot;&quot;;[.AH439])" office:value-type="float" office:value="-2.22222222222222" calcext:value-type="float">
            <text:p>-2,22222222222222</text:p>
          </table:table-cell>
          <table:table-cell table:style-name="ce1330" table:formula="of:=([.$A$208]*[.AF439]+[.$B$208])/([.$C$208]*[.AF439]+[.$D$208])" office:value-type="float" office:value="-2.22222222222222" calcext:value-type="float">
            <text:p>-2,22222222222222</text:p>
          </table:table-cell>
          <table:table-cell table:number-columns-repeated="20"/>
          <table:table-cell table:style-name="ce910"/>
          <table:table-cell table:style-name="ce1339"/>
          <table:table-cell table:number-columns-repeated="968"/>
        </table:table-row>
        <table:table-row table:style-name="ro4">
          <table:table-cell table:number-columns-repeated="30"/>
          <table:table-cell table:style-name="ce1108" table:formula="of:=IF(ABS([.AF440]-[.$L$210])&lt;10^-9;&quot;Oui&quot;;&quot;&quot;)">
            <text:p/>
          </table:table-cell>
          <table:table-cell table:style-name="ce1327" table:formula="of:=[.AF439]+0.05" office:value-type="float" office:value="2.55000000000001" calcext:value-type="float">
            <text:p>2,55000000000001</text:p>
          </table:table-cell>
          <table:table-cell table:style-name="ce1119" table:formula="of:=IF(ABS([.AF440]-[.$L$210])&lt;10^-9;&quot;&quot;;[.AH440])" office:value-type="float" office:value="-2.21245421245421" calcext:value-type="float">
            <text:p>-2,21245421245421</text:p>
          </table:table-cell>
          <table:table-cell table:style-name="ce1119" table:formula="of:=([.$A$208]*[.AF440]+[.$B$208])/([.$C$208]*[.AF440]+[.$D$208])" office:value-type="float" office:value="-2.21245421245421" calcext:value-type="float">
            <text:p>-2,21245421245421</text:p>
          </table:table-cell>
          <table:table-cell table:number-columns-repeated="20"/>
          <table:table-cell table:style-name="ce910"/>
          <table:table-cell table:style-name="ce1339"/>
          <table:table-cell table:number-columns-repeated="968"/>
        </table:table-row>
        <table:table-row table:style-name="ro4">
          <table:table-cell table:number-columns-repeated="30"/>
          <table:table-cell table:style-name="ce1108" table:formula="of:=IF(ABS([.AF441]-[.$L$210])&lt;10^-9;&quot;Oui&quot;;&quot;&quot;)">
            <text:p/>
          </table:table-cell>
          <table:table-cell table:style-name="ce1327" table:formula="of:=[.AF440]+0.05" office:value-type="float" office:value="2.60000000000001" calcext:value-type="float">
            <text:p>2,60000000000001</text:p>
          </table:table-cell>
          <table:table-cell table:style-name="ce1330" table:formula="of:=IF(ABS([.AF441]-[.$L$210])&lt;10^-9;&quot;&quot;;[.AH441])" office:value-type="float" office:value="-2.20289855072464" calcext:value-type="float">
            <text:p>-2,20289855072464</text:p>
          </table:table-cell>
          <table:table-cell table:style-name="ce1330" table:formula="of:=([.$A$208]*[.AF441]+[.$B$208])/([.$C$208]*[.AF441]+[.$D$208])" office:value-type="float" office:value="-2.20289855072464" calcext:value-type="float">
            <text:p>-2,20289855072464</text:p>
          </table:table-cell>
          <table:table-cell table:number-columns-repeated="20"/>
          <table:table-cell table:style-name="ce910"/>
          <table:table-cell table:style-name="ce1339"/>
          <table:table-cell table:number-columns-repeated="968"/>
        </table:table-row>
        <table:table-row table:style-name="ro4">
          <table:table-cell table:number-columns-repeated="30"/>
          <table:table-cell table:style-name="ce1108" table:formula="of:=IF(ABS([.AF442]-[.$L$210])&lt;10^-9;&quot;Oui&quot;;&quot;&quot;)">
            <text:p/>
          </table:table-cell>
          <table:table-cell table:style-name="ce1327" table:formula="of:=[.AF441]+0.05" office:value-type="float" office:value="2.65000000000001" calcext:value-type="float">
            <text:p>2,65000000000001</text:p>
          </table:table-cell>
          <table:table-cell table:style-name="ce1119" table:formula="of:=IF(ABS([.AF442]-[.$L$210])&lt;10^-9;&quot;&quot;;[.AH442])" office:value-type="float" office:value="-2.19354838709677" calcext:value-type="float">
            <text:p>-2,19354838709677</text:p>
          </table:table-cell>
          <table:table-cell table:style-name="ce1119" table:formula="of:=([.$A$208]*[.AF442]+[.$B$208])/([.$C$208]*[.AF442]+[.$D$208])" office:value-type="float" office:value="-2.19354838709677" calcext:value-type="float">
            <text:p>-2,19354838709677</text:p>
          </table:table-cell>
          <table:table-cell table:number-columns-repeated="20"/>
          <table:table-cell table:style-name="ce910"/>
          <table:table-cell table:style-name="ce1339"/>
          <table:table-cell table:number-columns-repeated="968"/>
        </table:table-row>
        <table:table-row table:style-name="ro4">
          <table:table-cell table:number-columns-repeated="30"/>
          <table:table-cell table:style-name="ce1108" table:formula="of:=IF(ABS([.AF443]-[.$L$210])&lt;10^-9;&quot;Oui&quot;;&quot;&quot;)">
            <text:p/>
          </table:table-cell>
          <table:table-cell table:style-name="ce1327" table:formula="of:=[.AF442]+0.05" office:value-type="float" office:value="2.70000000000001" calcext:value-type="float">
            <text:p>2,70000000000001</text:p>
          </table:table-cell>
          <table:table-cell table:style-name="ce1330" table:formula="of:=IF(ABS([.AF443]-[.$L$210])&lt;10^-9;&quot;&quot;;[.AH443])" office:value-type="float" office:value="-2.18439716312057" calcext:value-type="float">
            <text:p>-2,18439716312057</text:p>
          </table:table-cell>
          <table:table-cell table:style-name="ce1330" table:formula="of:=([.$A$208]*[.AF443]+[.$B$208])/([.$C$208]*[.AF443]+[.$D$208])" office:value-type="float" office:value="-2.18439716312057" calcext:value-type="float">
            <text:p>-2,1843971631205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4]-[.$L$210])&lt;10^-9;&quot;Oui&quot;;&quot;&quot;)">
            <text:p/>
          </table:table-cell>
          <table:table-cell table:style-name="ce1327" table:formula="of:=[.AF443]+0.05" office:value-type="float" office:value="2.75000000000001" calcext:value-type="float">
            <text:p>2,75000000000001</text:p>
          </table:table-cell>
          <table:table-cell table:style-name="ce1119" table:formula="of:=IF(ABS([.AF444]-[.$L$210])&lt;10^-9;&quot;&quot;;[.AH444])" office:value-type="float" office:value="-2.17543859649123" calcext:value-type="float">
            <text:p>-2,17543859649123</text:p>
          </table:table-cell>
          <table:table-cell table:style-name="ce1119" table:formula="of:=([.$A$208]*[.AF444]+[.$B$208])/([.$C$208]*[.AF444]+[.$D$208])" office:value-type="float" office:value="-2.17543859649123" calcext:value-type="float">
            <text:p>-2,1754385964912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5]-[.$L$210])&lt;10^-9;&quot;Oui&quot;;&quot;&quot;)">
            <text:p/>
          </table:table-cell>
          <table:table-cell table:style-name="ce1327" table:formula="of:=[.AF444]+0.05" office:value-type="float" office:value="2.80000000000001" calcext:value-type="float">
            <text:p>2,80000000000001</text:p>
          </table:table-cell>
          <table:table-cell table:style-name="ce1330" table:formula="of:=IF(ABS([.AF445]-[.$L$210])&lt;10^-9;&quot;&quot;;[.AH445])" office:value-type="float" office:value="-2.16666666666666" calcext:value-type="float">
            <text:p>-2,16666666666666</text:p>
          </table:table-cell>
          <table:table-cell table:style-name="ce1330" table:formula="of:=([.$A$208]*[.AF445]+[.$B$208])/([.$C$208]*[.AF445]+[.$D$208])" office:value-type="float" office:value="-2.16666666666666" calcext:value-type="float">
            <text:p>-2,1666666666666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6]-[.$L$210])&lt;10^-9;&quot;Oui&quot;;&quot;&quot;)">
            <text:p/>
          </table:table-cell>
          <table:table-cell table:style-name="ce1327" table:formula="of:=[.AF445]+0.05" office:value-type="float" office:value="2.85000000000001" calcext:value-type="float">
            <text:p>2,85000000000001</text:p>
          </table:table-cell>
          <table:table-cell table:style-name="ce1119" table:formula="of:=IF(ABS([.AF446]-[.$L$210])&lt;10^-9;&quot;&quot;;[.AH446])" office:value-type="float" office:value="-2.15807560137457" calcext:value-type="float">
            <text:p>-2,15807560137457</text:p>
          </table:table-cell>
          <table:table-cell table:style-name="ce1119" table:formula="of:=([.$A$208]*[.AF446]+[.$B$208])/([.$C$208]*[.AF446]+[.$D$208])" office:value-type="float" office:value="-2.15807560137457" calcext:value-type="float">
            <text:p>-2,1580756013745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7]-[.$L$210])&lt;10^-9;&quot;Oui&quot;;&quot;&quot;)">
            <text:p/>
          </table:table-cell>
          <table:table-cell table:style-name="ce1327" table:formula="of:=[.AF446]+0.05" office:value-type="float" office:value="2.90000000000001" calcext:value-type="float">
            <text:p>2,90000000000001</text:p>
          </table:table-cell>
          <table:table-cell table:style-name="ce1330" table:formula="of:=IF(ABS([.AF447]-[.$L$210])&lt;10^-9;&quot;&quot;;[.AH447])" office:value-type="float" office:value="-2.14965986394558" calcext:value-type="float">
            <text:p>-2,14965986394558</text:p>
          </table:table-cell>
          <table:table-cell table:style-name="ce1330" table:formula="of:=([.$A$208]*[.AF447]+[.$B$208])/([.$C$208]*[.AF447]+[.$D$208])" office:value-type="float" office:value="-2.14965986394558" calcext:value-type="float">
            <text:p>-2,1496598639455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8]-[.$L$210])&lt;10^-9;&quot;Oui&quot;;&quot;&quot;)">
            <text:p/>
          </table:table-cell>
          <table:table-cell table:style-name="ce1327" table:formula="of:=[.AF447]+0.05" office:value-type="float" office:value="2.95000000000001" calcext:value-type="float">
            <text:p>2,95000000000001</text:p>
          </table:table-cell>
          <table:table-cell table:style-name="ce1119" table:formula="of:=IF(ABS([.AF448]-[.$L$210])&lt;10^-9;&quot;&quot;;[.AH448])" office:value-type="float" office:value="-2.14141414141414" calcext:value-type="float">
            <text:p>-2,14141414141414</text:p>
          </table:table-cell>
          <table:table-cell table:style-name="ce1119" table:formula="of:=([.$A$208]*[.AF448]+[.$B$208])/([.$C$208]*[.AF448]+[.$D$208])" office:value-type="float" office:value="-2.14141414141414" calcext:value-type="float">
            <text:p>-2,1414141414141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9]-[.$L$210])&lt;10^-9;&quot;Oui&quot;;&quot;&quot;)">
            <text:p/>
          </table:table-cell>
          <table:table-cell table:style-name="ce1327" table:formula="of:=[.AF448]+0.05" office:value-type="float" office:value="3.00000000000001" calcext:value-type="float">
            <text:p>3,00000000000001</text:p>
          </table:table-cell>
          <table:table-cell table:style-name="ce1330" table:formula="of:=IF(ABS([.AF449]-[.$L$210])&lt;10^-9;&quot;&quot;;[.AH449])" office:value-type="float" office:value="-2.13333333333333" calcext:value-type="float">
            <text:p>-2,13333333333333</text:p>
          </table:table-cell>
          <table:table-cell table:style-name="ce1330" table:formula="of:=([.$A$208]*[.AF449]+[.$B$208])/([.$C$208]*[.AF449]+[.$D$208])" office:value-type="float" office:value="-2.13333333333333" calcext:value-type="float">
            <text:p>-2,13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0]-[.$L$210])&lt;10^-9;&quot;Oui&quot;;&quot;&quot;)">
            <text:p/>
          </table:table-cell>
          <table:table-cell table:style-name="ce1327" table:formula="of:=[.AF449]+0.05" office:value-type="float" office:value="3.05000000000001" calcext:value-type="float">
            <text:p>3,05000000000001</text:p>
          </table:table-cell>
          <table:table-cell table:style-name="ce1119" table:formula="of:=IF(ABS([.AF450]-[.$L$210])&lt;10^-9;&quot;&quot;;[.AH450])" office:value-type="float" office:value="-2.12541254125412" calcext:value-type="float">
            <text:p>-2,12541254125412</text:p>
          </table:table-cell>
          <table:table-cell table:style-name="ce1119" table:formula="of:=([.$A$208]*[.AF450]+[.$B$208])/([.$C$208]*[.AF450]+[.$D$208])" office:value-type="float" office:value="-2.12541254125412" calcext:value-type="float">
            <text:p>-2,1254125412541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1]-[.$L$210])&lt;10^-9;&quot;Oui&quot;;&quot;&quot;)">
            <text:p/>
          </table:table-cell>
          <table:table-cell table:style-name="ce1327" table:formula="of:=[.AF450]+0.05" office:value-type="float" office:value="3.1" calcext:value-type="float">
            <text:p>3,1</text:p>
          </table:table-cell>
          <table:table-cell table:style-name="ce1330" table:formula="of:=IF(ABS([.AF451]-[.$L$210])&lt;10^-9;&quot;&quot;;[.AH451])" office:value-type="float" office:value="-2.11764705882353" calcext:value-type="float">
            <text:p>-2,11764705882353</text:p>
          </table:table-cell>
          <table:table-cell table:style-name="ce1330" table:formula="of:=([.$A$208]*[.AF451]+[.$B$208])/([.$C$208]*[.AF451]+[.$D$208])" office:value-type="float" office:value="-2.11764705882353" calcext:value-type="float">
            <text:p>-2,1176470588235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2]-[.$L$210])&lt;10^-9;&quot;Oui&quot;;&quot;&quot;)">
            <text:p/>
          </table:table-cell>
          <table:table-cell table:style-name="ce1327" table:formula="of:=[.AF451]+0.05" office:value-type="float" office:value="3.15" calcext:value-type="float">
            <text:p>3,15</text:p>
          </table:table-cell>
          <table:table-cell table:style-name="ce1119" table:formula="of:=IF(ABS([.AF452]-[.$L$210])&lt;10^-9;&quot;&quot;;[.AH452])" office:value-type="float" office:value="-2.11003236245955" calcext:value-type="float">
            <text:p>-2,11003236245955</text:p>
          </table:table-cell>
          <table:table-cell table:style-name="ce1119" table:formula="of:=([.$A$208]*[.AF452]+[.$B$208])/([.$C$208]*[.AF452]+[.$D$208])" office:value-type="float" office:value="-2.11003236245955" calcext:value-type="float">
            <text:p>-2,1100323624595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3]-[.$L$210])&lt;10^-9;&quot;Oui&quot;;&quot;&quot;)">
            <text:p/>
          </table:table-cell>
          <table:table-cell table:style-name="ce1327" table:formula="of:=[.AF452]+0.05" office:value-type="float" office:value="3.2" calcext:value-type="float">
            <text:p>3,2</text:p>
          </table:table-cell>
          <table:table-cell table:style-name="ce1330" table:formula="of:=IF(ABS([.AF453]-[.$L$210])&lt;10^-9;&quot;&quot;;[.AH453])" office:value-type="float" office:value="-2.1025641025641" calcext:value-type="float">
            <text:p>-2,1025641025641</text:p>
          </table:table-cell>
          <table:table-cell table:style-name="ce1330" table:formula="of:=([.$A$208]*[.AF453]+[.$B$208])/([.$C$208]*[.AF453]+[.$D$208])" office:value-type="float" office:value="-2.1025641025641" calcext:value-type="float">
            <text:p>-2,102564102564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4]-[.$L$210])&lt;10^-9;&quot;Oui&quot;;&quot;&quot;)">
            <text:p/>
          </table:table-cell>
          <table:table-cell table:style-name="ce1327" table:formula="of:=[.AF453]+0.05" office:value-type="float" office:value="3.25" calcext:value-type="float">
            <text:p>3,25</text:p>
          </table:table-cell>
          <table:table-cell table:style-name="ce1119" table:formula="of:=IF(ABS([.AF454]-[.$L$210])&lt;10^-9;&quot;&quot;;[.AH454])" office:value-type="float" office:value="-2.0952380952381" calcext:value-type="float">
            <text:p>-2,0952380952381</text:p>
          </table:table-cell>
          <table:table-cell table:style-name="ce1119" table:formula="of:=([.$A$208]*[.AF454]+[.$B$208])/([.$C$208]*[.AF454]+[.$D$208])" office:value-type="float" office:value="-2.0952380952381" calcext:value-type="float">
            <text:p>-2,095238095238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5]-[.$L$210])&lt;10^-9;&quot;Oui&quot;;&quot;&quot;)">
            <text:p/>
          </table:table-cell>
          <table:table-cell table:style-name="ce1327" table:formula="of:=[.AF454]+0.05" office:value-type="float" office:value="3.3" calcext:value-type="float">
            <text:p>3,3</text:p>
          </table:table-cell>
          <table:table-cell table:style-name="ce1330" table:formula="of:=IF(ABS([.AF455]-[.$L$210])&lt;10^-9;&quot;&quot;;[.AH455])" office:value-type="float" office:value="-2.08805031446541" calcext:value-type="float">
            <text:p>-2,08805031446541</text:p>
          </table:table-cell>
          <table:table-cell table:style-name="ce1330" table:formula="of:=([.$A$208]*[.AF455]+[.$B$208])/([.$C$208]*[.AF455]+[.$D$208])" office:value-type="float" office:value="-2.08805031446541" calcext:value-type="float">
            <text:p>-2,0880503144654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6]-[.$L$210])&lt;10^-9;&quot;Oui&quot;;&quot;&quot;)">
            <text:p/>
          </table:table-cell>
          <table:table-cell table:style-name="ce1327" table:formula="of:=[.AF455]+0.05" office:value-type="float" office:value="3.35" calcext:value-type="float">
            <text:p>3,35</text:p>
          </table:table-cell>
          <table:table-cell table:style-name="ce1119" table:formula="of:=IF(ABS([.AF456]-[.$L$210])&lt;10^-9;&quot;&quot;;[.AH456])" office:value-type="float" office:value="-2.0809968847352" calcext:value-type="float">
            <text:p>-2,0809968847352</text:p>
          </table:table-cell>
          <table:table-cell table:style-name="ce1119" table:formula="of:=([.$A$208]*[.AF456]+[.$B$208])/([.$C$208]*[.AF456]+[.$D$208])" office:value-type="float" office:value="-2.0809968847352" calcext:value-type="float">
            <text:p>-2,080996884735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7]-[.$L$210])&lt;10^-9;&quot;Oui&quot;;&quot;&quot;)">
            <text:p/>
          </table:table-cell>
          <table:table-cell table:style-name="ce1327" table:formula="of:=[.AF456]+0.05" office:value-type="float" office:value="3.4" calcext:value-type="float">
            <text:p>3,4</text:p>
          </table:table-cell>
          <table:table-cell table:style-name="ce1330" table:formula="of:=IF(ABS([.AF457]-[.$L$210])&lt;10^-9;&quot;&quot;;[.AH457])" office:value-type="float" office:value="-2.07407407407407" calcext:value-type="float">
            <text:p>-2,07407407407407</text:p>
          </table:table-cell>
          <table:table-cell table:style-name="ce1330" table:formula="of:=([.$A$208]*[.AF457]+[.$B$208])/([.$C$208]*[.AF457]+[.$D$208])" office:value-type="float" office:value="-2.07407407407407" calcext:value-type="float">
            <text:p>-2,0740740740740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8]-[.$L$210])&lt;10^-9;&quot;Oui&quot;;&quot;&quot;)">
            <text:p/>
          </table:table-cell>
          <table:table-cell table:style-name="ce1327" table:formula="of:=[.AF457]+0.05" office:value-type="float" office:value="3.45" calcext:value-type="float">
            <text:p>3,45</text:p>
          </table:table-cell>
          <table:table-cell table:style-name="ce1119" table:formula="of:=IF(ABS([.AF458]-[.$L$210])&lt;10^-9;&quot;&quot;;[.AH458])" office:value-type="float" office:value="-2.06727828746177" calcext:value-type="float">
            <text:p>-2,06727828746177</text:p>
          </table:table-cell>
          <table:table-cell table:style-name="ce1119" table:formula="of:=([.$A$208]*[.AF458]+[.$B$208])/([.$C$208]*[.AF458]+[.$D$208])" office:value-type="float" office:value="-2.06727828746177" calcext:value-type="float">
            <text:p>-2,0672782874617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9]-[.$L$210])&lt;10^-9;&quot;Oui&quot;;&quot;&quot;)">
            <text:p/>
          </table:table-cell>
          <table:table-cell table:style-name="ce1327" table:formula="of:=[.AF458]+0.05" office:value-type="float" office:value="3.5" calcext:value-type="float">
            <text:p>3,5</text:p>
          </table:table-cell>
          <table:table-cell table:style-name="ce1330" table:formula="of:=IF(ABS([.AF459]-[.$L$210])&lt;10^-9;&quot;&quot;;[.AH459])" office:value-type="float" office:value="-2.06060606060606" calcext:value-type="float">
            <text:p>-2,06060606060606</text:p>
          </table:table-cell>
          <table:table-cell table:style-name="ce1330" table:formula="of:=([.$A$208]*[.AF459]+[.$B$208])/([.$C$208]*[.AF459]+[.$D$208])" office:value-type="float" office:value="-2.06060606060606" calcext:value-type="float">
            <text:p>-2,0606060606060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0]-[.$L$210])&lt;10^-9;&quot;Oui&quot;;&quot;&quot;)">
            <text:p/>
          </table:table-cell>
          <table:table-cell table:style-name="ce1327" table:formula="of:=[.AF459]+0.05" office:value-type="float" office:value="3.55" calcext:value-type="float">
            <text:p>3,55</text:p>
          </table:table-cell>
          <table:table-cell table:style-name="ce1119" table:formula="of:=IF(ABS([.AF460]-[.$L$210])&lt;10^-9;&quot;&quot;;[.AH460])" office:value-type="float" office:value="-2.05405405405405" calcext:value-type="float">
            <text:p>-2,05405405405405</text:p>
          </table:table-cell>
          <table:table-cell table:style-name="ce1119" table:formula="of:=([.$A$208]*[.AF460]+[.$B$208])/([.$C$208]*[.AF460]+[.$D$208])" office:value-type="float" office:value="-2.05405405405405" calcext:value-type="float">
            <text:p>-2,0540540540540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1]-[.$L$210])&lt;10^-9;&quot;Oui&quot;;&quot;&quot;)">
            <text:p/>
          </table:table-cell>
          <table:table-cell table:style-name="ce1327" table:formula="of:=[.AF460]+0.05" office:value-type="float" office:value="3.6" calcext:value-type="float">
            <text:p>3,6</text:p>
          </table:table-cell>
          <table:table-cell table:style-name="ce1330" table:formula="of:=IF(ABS([.AF461]-[.$L$210])&lt;10^-9;&quot;&quot;;[.AH461])" office:value-type="float" office:value="-2.04761904761905" calcext:value-type="float">
            <text:p>-2,04761904761905</text:p>
          </table:table-cell>
          <table:table-cell table:style-name="ce1330" table:formula="of:=([.$A$208]*[.AF461]+[.$B$208])/([.$C$208]*[.AF461]+[.$D$208])" office:value-type="float" office:value="-2.04761904761905" calcext:value-type="float">
            <text:p>-2,0476190476190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2]-[.$L$210])&lt;10^-9;&quot;Oui&quot;;&quot;&quot;)">
            <text:p/>
          </table:table-cell>
          <table:table-cell table:style-name="ce1327" table:formula="of:=[.AF461]+0.05" office:value-type="float" office:value="3.65" calcext:value-type="float">
            <text:p>3,65</text:p>
          </table:table-cell>
          <table:table-cell table:style-name="ce1119" table:formula="of:=IF(ABS([.AF462]-[.$L$210])&lt;10^-9;&quot;&quot;;[.AH462])" office:value-type="float" office:value="-2.04129793510325" calcext:value-type="float">
            <text:p>-2,04129793510325</text:p>
          </table:table-cell>
          <table:table-cell table:style-name="ce1119" table:formula="of:=([.$A$208]*[.AF462]+[.$B$208])/([.$C$208]*[.AF462]+[.$D$208])" office:value-type="float" office:value="-2.04129793510325" calcext:value-type="float">
            <text:p>-2,0412979351032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3]-[.$L$210])&lt;10^-9;&quot;Oui&quot;;&quot;&quot;)">
            <text:p/>
          </table:table-cell>
          <table:table-cell table:style-name="ce1327" table:formula="of:=[.AF462]+0.05" office:value-type="float" office:value="3.7" calcext:value-type="float">
            <text:p>3,7</text:p>
          </table:table-cell>
          <table:table-cell table:style-name="ce1330" table:formula="of:=IF(ABS([.AF463]-[.$L$210])&lt;10^-9;&quot;&quot;;[.AH463])" office:value-type="float" office:value="-2.03508771929825" calcext:value-type="float">
            <text:p>-2,03508771929825</text:p>
          </table:table-cell>
          <table:table-cell table:style-name="ce1330" table:formula="of:=([.$A$208]*[.AF463]+[.$B$208])/([.$C$208]*[.AF463]+[.$D$208])" office:value-type="float" office:value="-2.03508771929825" calcext:value-type="float">
            <text:p>-2,0350877192982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4]-[.$L$210])&lt;10^-9;&quot;Oui&quot;;&quot;&quot;)">
            <text:p/>
          </table:table-cell>
          <table:table-cell table:style-name="ce1327" table:formula="of:=[.AF463]+0.05" office:value-type="float" office:value="3.75" calcext:value-type="float">
            <text:p>3,75</text:p>
          </table:table-cell>
          <table:table-cell table:style-name="ce1119" table:formula="of:=IF(ABS([.AF464]-[.$L$210])&lt;10^-9;&quot;&quot;;[.AH464])" office:value-type="float" office:value="-2.02898550724638" calcext:value-type="float">
            <text:p>-2,02898550724638</text:p>
          </table:table-cell>
          <table:table-cell table:style-name="ce1119" table:formula="of:=([.$A$208]*[.AF464]+[.$B$208])/([.$C$208]*[.AF464]+[.$D$208])" office:value-type="float" office:value="-2.02898550724638" calcext:value-type="float">
            <text:p>-2,0289855072463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5]-[.$L$210])&lt;10^-9;&quot;Oui&quot;;&quot;&quot;)">
            <text:p/>
          </table:table-cell>
          <table:table-cell table:style-name="ce1327" table:formula="of:=[.AF464]+0.05" office:value-type="float" office:value="3.8" calcext:value-type="float">
            <text:p>3,8</text:p>
          </table:table-cell>
          <table:table-cell table:style-name="ce1330" table:formula="of:=IF(ABS([.AF465]-[.$L$210])&lt;10^-9;&quot;&quot;;[.AH465])" office:value-type="float" office:value="-2.02298850574713" calcext:value-type="float">
            <text:p>-2,02298850574713</text:p>
          </table:table-cell>
          <table:table-cell table:style-name="ce1330" table:formula="of:=([.$A$208]*[.AF465]+[.$B$208])/([.$C$208]*[.AF465]+[.$D$208])" office:value-type="float" office:value="-2.02298850574713" calcext:value-type="float">
            <text:p>-2,0229885057471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6]-[.$L$210])&lt;10^-9;&quot;Oui&quot;;&quot;&quot;)">
            <text:p/>
          </table:table-cell>
          <table:table-cell table:style-name="ce1327" table:formula="of:=[.AF465]+0.05" office:value-type="float" office:value="3.85" calcext:value-type="float">
            <text:p>3,85</text:p>
          </table:table-cell>
          <table:table-cell table:style-name="ce1119" table:formula="of:=IF(ABS([.AF466]-[.$L$210])&lt;10^-9;&quot;&quot;;[.AH466])" office:value-type="float" office:value="-2.01709401709402" calcext:value-type="float">
            <text:p>-2,01709401709402</text:p>
          </table:table-cell>
          <table:table-cell table:style-name="ce1119" table:formula="of:=([.$A$208]*[.AF466]+[.$B$208])/([.$C$208]*[.AF466]+[.$D$208])" office:value-type="float" office:value="-2.01709401709402" calcext:value-type="float">
            <text:p>-2,0170940170940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7]-[.$L$210])&lt;10^-9;&quot;Oui&quot;;&quot;&quot;)">
            <text:p/>
          </table:table-cell>
          <table:table-cell table:style-name="ce1327" table:formula="of:=[.AF466]+0.05" office:value-type="float" office:value="3.9" calcext:value-type="float">
            <text:p>3,9</text:p>
          </table:table-cell>
          <table:table-cell table:style-name="ce1330" table:formula="of:=IF(ABS([.AF467]-[.$L$210])&lt;10^-9;&quot;&quot;;[.AH467])" office:value-type="float" office:value="-2.01129943502825" calcext:value-type="float">
            <text:p>-2,01129943502825</text:p>
          </table:table-cell>
          <table:table-cell table:style-name="ce1330" table:formula="of:=([.$A$208]*[.AF467]+[.$B$208])/([.$C$208]*[.AF467]+[.$D$208])" office:value-type="float" office:value="-2.01129943502825" calcext:value-type="float">
            <text:p>-2,0112994350282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8]-[.$L$210])&lt;10^-9;&quot;Oui&quot;;&quot;&quot;)">
            <text:p/>
          </table:table-cell>
          <table:table-cell table:style-name="ce1327" table:formula="of:=[.AF467]+0.05" office:value-type="float" office:value="3.95" calcext:value-type="float">
            <text:p>3,95</text:p>
          </table:table-cell>
          <table:table-cell table:style-name="ce1119" table:formula="of:=IF(ABS([.AF468]-[.$L$210])&lt;10^-9;&quot;&quot;;[.AH468])" office:value-type="float" office:value="-2.00560224089636" calcext:value-type="float">
            <text:p>-2,00560224089636</text:p>
          </table:table-cell>
          <table:table-cell table:style-name="ce1119" table:formula="of:=([.$A$208]*[.AF468]+[.$B$208])/([.$C$208]*[.AF468]+[.$D$208])" office:value-type="float" office:value="-2.00560224089636" calcext:value-type="float">
            <text:p>-2,0056022408963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9]-[.$L$210])&lt;10^-9;&quot;Oui&quot;;&quot;&quot;)">
            <text:p/>
          </table:table-cell>
          <table:table-cell table:style-name="ce1327" table:formula="of:=[.AF468]+0.05" office:value-type="float" office:value="4" calcext:value-type="float">
            <text:p>4</text:p>
          </table:table-cell>
          <table:table-cell table:style-name="ce1330" table:formula="of:=IF(ABS([.AF469]-[.$L$210])&lt;10^-9;&quot;&quot;;[.AH469])" office:value-type="float" office:value="-2" calcext:value-type="float">
            <text:p>-2</text:p>
          </table:table-cell>
          <table:table-cell table:style-name="ce1330" table:formula="of:=([.$A$208]*[.AF469]+[.$B$208])/([.$C$208]*[.AF469]+[.$D$208])" office:value-type="float" office:value="-2" calcext:value-type="float">
            <text:p>-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0]-[.$L$210])&lt;10^-9;&quot;Oui&quot;;&quot;&quot;)">
            <text:p/>
          </table:table-cell>
          <table:table-cell table:style-name="ce1327" table:formula="of:=[.AF469]+0.05" office:value-type="float" office:value="4.05" calcext:value-type="float">
            <text:p>4,05</text:p>
          </table:table-cell>
          <table:table-cell table:style-name="ce1119" table:formula="of:=IF(ABS([.AF470]-[.$L$210])&lt;10^-9;&quot;&quot;;[.AH470])" office:value-type="float" office:value="-1.99449035812672" calcext:value-type="float">
            <text:p>-1,99449035812672</text:p>
          </table:table-cell>
          <table:table-cell table:style-name="ce1119" table:formula="of:=([.$A$208]*[.AF470]+[.$B$208])/([.$C$208]*[.AF470]+[.$D$208])" office:value-type="float" office:value="-1.99449035812672" calcext:value-type="float">
            <text:p>-1,9944903581267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1]-[.$L$210])&lt;10^-9;&quot;Oui&quot;;&quot;&quot;)">
            <text:p/>
          </table:table-cell>
          <table:table-cell table:style-name="ce1327" table:formula="of:=[.AF470]+0.05" office:value-type="float" office:value="4.1" calcext:value-type="float">
            <text:p>4,1</text:p>
          </table:table-cell>
          <table:table-cell table:style-name="ce1330" table:formula="of:=IF(ABS([.AF471]-[.$L$210])&lt;10^-9;&quot;&quot;;[.AH471])" office:value-type="float" office:value="-1.98907103825137" calcext:value-type="float">
            <text:p>-1,98907103825137</text:p>
          </table:table-cell>
          <table:table-cell table:style-name="ce1330" table:formula="of:=([.$A$208]*[.AF471]+[.$B$208])/([.$C$208]*[.AF471]+[.$D$208])" office:value-type="float" office:value="-1.98907103825137" calcext:value-type="float">
            <text:p>-1,989071038251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2]-[.$L$210])&lt;10^-9;&quot;Oui&quot;;&quot;&quot;)">
            <text:p/>
          </table:table-cell>
          <table:table-cell table:style-name="ce1327" table:formula="of:=[.AF471]+0.05" office:value-type="float" office:value="4.15" calcext:value-type="float">
            <text:p>4,15</text:p>
          </table:table-cell>
          <table:table-cell table:style-name="ce1119" table:formula="of:=IF(ABS([.AF472]-[.$L$210])&lt;10^-9;&quot;&quot;;[.AH472])" office:value-type="float" office:value="-1.98373983739837" calcext:value-type="float">
            <text:p>-1,98373983739837</text:p>
          </table:table-cell>
          <table:table-cell table:style-name="ce1119" table:formula="of:=([.$A$208]*[.AF472]+[.$B$208])/([.$C$208]*[.AF472]+[.$D$208])" office:value-type="float" office:value="-1.98373983739837" calcext:value-type="float">
            <text:p>-1,983739837398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3]-[.$L$210])&lt;10^-9;&quot;Oui&quot;;&quot;&quot;)">
            <text:p/>
          </table:table-cell>
          <table:table-cell table:style-name="ce1327" table:formula="of:=[.AF472]+0.05" office:value-type="float" office:value="4.2" calcext:value-type="float">
            <text:p>4,2</text:p>
          </table:table-cell>
          <table:table-cell table:style-name="ce1330" table:formula="of:=IF(ABS([.AF473]-[.$L$210])&lt;10^-9;&quot;&quot;;[.AH473])" office:value-type="float" office:value="-1.97849462365591" calcext:value-type="float">
            <text:p>-1,97849462365591</text:p>
          </table:table-cell>
          <table:table-cell table:style-name="ce1330" table:formula="of:=([.$A$208]*[.AF473]+[.$B$208])/([.$C$208]*[.AF473]+[.$D$208])" office:value-type="float" office:value="-1.97849462365591" calcext:value-type="float">
            <text:p>-1,9784946236559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4]-[.$L$210])&lt;10^-9;&quot;Oui&quot;;&quot;&quot;)">
            <text:p/>
          </table:table-cell>
          <table:table-cell table:style-name="ce1327" table:formula="of:=[.AF473]+0.05" office:value-type="float" office:value="4.25" calcext:value-type="float">
            <text:p>4,25</text:p>
          </table:table-cell>
          <table:table-cell table:style-name="ce1119" table:formula="of:=IF(ABS([.AF474]-[.$L$210])&lt;10^-9;&quot;&quot;;[.AH474])" office:value-type="float" office:value="-1.97333333333333" calcext:value-type="float">
            <text:p>-1,97333333333333</text:p>
          </table:table-cell>
          <table:table-cell table:style-name="ce1119" table:formula="of:=([.$A$208]*[.AF474]+[.$B$208])/([.$C$208]*[.AF474]+[.$D$208])" office:value-type="float" office:value="-1.97333333333333" calcext:value-type="float">
            <text:p>-1,97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5]-[.$L$210])&lt;10^-9;&quot;Oui&quot;;&quot;&quot;)">
            <text:p/>
          </table:table-cell>
          <table:table-cell table:style-name="ce1327" table:formula="of:=[.AF474]+0.05" office:value-type="float" office:value="4.3" calcext:value-type="float">
            <text:p>4,3</text:p>
          </table:table-cell>
          <table:table-cell table:style-name="ce1330" table:formula="of:=IF(ABS([.AF475]-[.$L$210])&lt;10^-9;&quot;&quot;;[.AH475])" office:value-type="float" office:value="-1.96825396825397" calcext:value-type="float">
            <text:p>-1,96825396825397</text:p>
          </table:table-cell>
          <table:table-cell table:style-name="ce1330" table:formula="of:=([.$A$208]*[.AF475]+[.$B$208])/([.$C$208]*[.AF475]+[.$D$208])" office:value-type="float" office:value="-1.96825396825397" calcext:value-type="float">
            <text:p>-1,9682539682539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6]-[.$L$210])&lt;10^-9;&quot;Oui&quot;;&quot;&quot;)">
            <text:p/>
          </table:table-cell>
          <table:table-cell table:style-name="ce1327" table:formula="of:=[.AF475]+0.05" office:value-type="float" office:value="4.35" calcext:value-type="float">
            <text:p>4,35</text:p>
          </table:table-cell>
          <table:table-cell table:style-name="ce1119" table:formula="of:=IF(ABS([.AF476]-[.$L$210])&lt;10^-9;&quot;&quot;;[.AH476])" office:value-type="float" office:value="-1.96325459317585" calcext:value-type="float">
            <text:p>-1,96325459317585</text:p>
          </table:table-cell>
          <table:table-cell table:style-name="ce1119" table:formula="of:=([.$A$208]*[.AF476]+[.$B$208])/([.$C$208]*[.AF476]+[.$D$208])" office:value-type="float" office:value="-1.96325459317585" calcext:value-type="float">
            <text:p>-1,9632545931758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7]-[.$L$210])&lt;10^-9;&quot;Oui&quot;;&quot;&quot;)">
            <text:p/>
          </table:table-cell>
          <table:table-cell table:style-name="ce1327" table:formula="of:=[.AF476]+0.05" office:value-type="float" office:value="4.4" calcext:value-type="float">
            <text:p>4,4</text:p>
          </table:table-cell>
          <table:table-cell table:style-name="ce1330" table:formula="of:=IF(ABS([.AF477]-[.$L$210])&lt;10^-9;&quot;&quot;;[.AH477])" office:value-type="float" office:value="-1.95833333333333" calcext:value-type="float">
            <text:p>-1,95833333333333</text:p>
          </table:table-cell>
          <table:table-cell table:style-name="ce1330" table:formula="of:=([.$A$208]*[.AF477]+[.$B$208])/([.$C$208]*[.AF477]+[.$D$208])" office:value-type="float" office:value="-1.95833333333333" calcext:value-type="float">
            <text:p>-1,958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8]-[.$L$210])&lt;10^-9;&quot;Oui&quot;;&quot;&quot;)">
            <text:p/>
          </table:table-cell>
          <table:table-cell table:style-name="ce1327" table:formula="of:=[.AF477]+0.05" office:value-type="float" office:value="4.45" calcext:value-type="float">
            <text:p>4,45</text:p>
          </table:table-cell>
          <table:table-cell table:style-name="ce1119" table:formula="of:=IF(ABS([.AF478]-[.$L$210])&lt;10^-9;&quot;&quot;;[.AH478])" office:value-type="float" office:value="-1.95348837209302" calcext:value-type="float">
            <text:p>-1,95348837209302</text:p>
          </table:table-cell>
          <table:table-cell table:style-name="ce1119" table:formula="of:=([.$A$208]*[.AF478]+[.$B$208])/([.$C$208]*[.AF478]+[.$D$208])" office:value-type="float" office:value="-1.95348837209302" calcext:value-type="float">
            <text:p>-1,9534883720930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9]-[.$L$210])&lt;10^-9;&quot;Oui&quot;;&quot;&quot;)">
            <text:p/>
          </table:table-cell>
          <table:table-cell table:style-name="ce1327" table:formula="of:=[.AF478]+0.05" office:value-type="float" office:value="4.5" calcext:value-type="float">
            <text:p>4,5</text:p>
          </table:table-cell>
          <table:table-cell table:style-name="ce1330" table:formula="of:=IF(ABS([.AF479]-[.$L$210])&lt;10^-9;&quot;&quot;;[.AH479])" office:value-type="float" office:value="-1.94871794871795" calcext:value-type="float">
            <text:p>-1,94871794871795</text:p>
          </table:table-cell>
          <table:table-cell table:style-name="ce1330" table:formula="of:=([.$A$208]*[.AF479]+[.$B$208])/([.$C$208]*[.AF479]+[.$D$208])" office:value-type="float" office:value="-1.94871794871795" calcext:value-type="float">
            <text:p>-1,9487179487179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0]-[.$L$210])&lt;10^-9;&quot;Oui&quot;;&quot;&quot;)">
            <text:p/>
          </table:table-cell>
          <table:table-cell table:style-name="ce1327" table:formula="of:=[.AF479]+0.05" office:value-type="float" office:value="4.55" calcext:value-type="float">
            <text:p>4,55</text:p>
          </table:table-cell>
          <table:table-cell table:style-name="ce1119" table:formula="of:=IF(ABS([.AF480]-[.$L$210])&lt;10^-9;&quot;&quot;;[.AH480])" office:value-type="float" office:value="-1.9440203562341" calcext:value-type="float">
            <text:p>-1,9440203562341</text:p>
          </table:table-cell>
          <table:table-cell table:style-name="ce1119" table:formula="of:=([.$A$208]*[.AF480]+[.$B$208])/([.$C$208]*[.AF480]+[.$D$208])" office:value-type="float" office:value="-1.9440203562341" calcext:value-type="float">
            <text:p>-1,944020356234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1]-[.$L$210])&lt;10^-9;&quot;Oui&quot;;&quot;&quot;)">
            <text:p/>
          </table:table-cell>
          <table:table-cell table:style-name="ce1327" table:formula="of:=[.AF480]+0.05" office:value-type="float" office:value="4.6" calcext:value-type="float">
            <text:p>4,6</text:p>
          </table:table-cell>
          <table:table-cell table:style-name="ce1330" table:formula="of:=IF(ABS([.AF481]-[.$L$210])&lt;10^-9;&quot;&quot;;[.AH481])" office:value-type="float" office:value="-1.93939393939394" calcext:value-type="float">
            <text:p>-1,93939393939394</text:p>
          </table:table-cell>
          <table:table-cell table:style-name="ce1330" table:formula="of:=([.$A$208]*[.AF481]+[.$B$208])/([.$C$208]*[.AF481]+[.$D$208])" office:value-type="float" office:value="-1.93939393939394" calcext:value-type="float">
            <text:p>-1,9393939393939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2]-[.$L$210])&lt;10^-9;&quot;Oui&quot;;&quot;&quot;)">
            <text:p/>
          </table:table-cell>
          <table:table-cell table:style-name="ce1327" table:formula="of:=[.AF481]+0.05" office:value-type="float" office:value="4.65" calcext:value-type="float">
            <text:p>4,65</text:p>
          </table:table-cell>
          <table:table-cell table:style-name="ce1119" table:formula="of:=IF(ABS([.AF482]-[.$L$210])&lt;10^-9;&quot;&quot;;[.AH482])" office:value-type="float" office:value="-1.93483709273183" calcext:value-type="float">
            <text:p>-1,93483709273183</text:p>
          </table:table-cell>
          <table:table-cell table:style-name="ce1119" table:formula="of:=([.$A$208]*[.AF482]+[.$B$208])/([.$C$208]*[.AF482]+[.$D$208])" office:value-type="float" office:value="-1.93483709273183" calcext:value-type="float">
            <text:p>-1,9348370927318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3]-[.$L$210])&lt;10^-9;&quot;Oui&quot;;&quot;&quot;)">
            <text:p/>
          </table:table-cell>
          <table:table-cell table:style-name="ce1327" table:formula="of:=[.AF482]+0.05" office:value-type="float" office:value="4.7" calcext:value-type="float">
            <text:p>4,7</text:p>
          </table:table-cell>
          <table:table-cell table:style-name="ce1330" table:formula="of:=IF(ABS([.AF483]-[.$L$210])&lt;10^-9;&quot;&quot;;[.AH483])" office:value-type="float" office:value="-1.93034825870647" calcext:value-type="float">
            <text:p>-1,93034825870647</text:p>
          </table:table-cell>
          <table:table-cell table:style-name="ce1330" table:formula="of:=([.$A$208]*[.AF483]+[.$B$208])/([.$C$208]*[.AF483]+[.$D$208])" office:value-type="float" office:value="-1.93034825870647" calcext:value-type="float">
            <text:p>-1,9303482587064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4]-[.$L$210])&lt;10^-9;&quot;Oui&quot;;&quot;&quot;)">
            <text:p/>
          </table:table-cell>
          <table:table-cell table:style-name="ce1327" table:formula="of:=[.AF483]+0.05" office:value-type="float" office:value="4.75" calcext:value-type="float">
            <text:p>4,75</text:p>
          </table:table-cell>
          <table:table-cell table:style-name="ce1119" table:formula="of:=IF(ABS([.AF484]-[.$L$210])&lt;10^-9;&quot;&quot;;[.AH484])" office:value-type="float" office:value="-1.92592592592593" calcext:value-type="float">
            <text:p>-1,92592592592593</text:p>
          </table:table-cell>
          <table:table-cell table:style-name="ce1119" table:formula="of:=([.$A$208]*[.AF484]+[.$B$208])/([.$C$208]*[.AF484]+[.$D$208])" office:value-type="float" office:value="-1.92592592592593" calcext:value-type="float">
            <text:p>-1,9259259259259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5]-[.$L$210])&lt;10^-9;&quot;Oui&quot;;&quot;&quot;)">
            <text:p/>
          </table:table-cell>
          <table:table-cell table:style-name="ce1327" table:formula="of:=[.AF484]+0.05" office:value-type="float" office:value="4.8" calcext:value-type="float">
            <text:p>4,8</text:p>
          </table:table-cell>
          <table:table-cell table:style-name="ce1330" table:formula="of:=IF(ABS([.AF485]-[.$L$210])&lt;10^-9;&quot;&quot;;[.AH485])" office:value-type="float" office:value="-1.92156862745098" calcext:value-type="float">
            <text:p>-1,92156862745098</text:p>
          </table:table-cell>
          <table:table-cell table:style-name="ce1330" table:formula="of:=([.$A$208]*[.AF485]+[.$B$208])/([.$C$208]*[.AF485]+[.$D$208])" office:value-type="float" office:value="-1.92156862745098" calcext:value-type="float">
            <text:p>-1,9215686274509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6]-[.$L$210])&lt;10^-9;&quot;Oui&quot;;&quot;&quot;)">
            <text:p/>
          </table:table-cell>
          <table:table-cell table:style-name="ce1327" table:formula="of:=[.AF485]+0.05" office:value-type="float" office:value="4.85" calcext:value-type="float">
            <text:p>4,85</text:p>
          </table:table-cell>
          <table:table-cell table:style-name="ce1119" table:formula="of:=IF(ABS([.AF486]-[.$L$210])&lt;10^-9;&quot;&quot;;[.AH486])" office:value-type="float" office:value="-1.91727493917275" calcext:value-type="float">
            <text:p>-1,91727493917275</text:p>
          </table:table-cell>
          <table:table-cell table:style-name="ce1119" table:formula="of:=([.$A$208]*[.AF486]+[.$B$208])/([.$C$208]*[.AF486]+[.$D$208])" office:value-type="float" office:value="-1.91727493917275" calcext:value-type="float">
            <text:p>-1,9172749391727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7]-[.$L$210])&lt;10^-9;&quot;Oui&quot;;&quot;&quot;)">
            <text:p/>
          </table:table-cell>
          <table:table-cell table:style-name="ce1327" table:formula="of:=[.AF486]+0.05" office:value-type="float" office:value="4.9" calcext:value-type="float">
            <text:p>4,9</text:p>
          </table:table-cell>
          <table:table-cell table:style-name="ce1330" table:formula="of:=IF(ABS([.AF487]-[.$L$210])&lt;10^-9;&quot;&quot;;[.AH487])" office:value-type="float" office:value="-1.91304347826087" calcext:value-type="float">
            <text:p>-1,91304347826087</text:p>
          </table:table-cell>
          <table:table-cell table:style-name="ce1330" table:formula="of:=([.$A$208]*[.AF487]+[.$B$208])/([.$C$208]*[.AF487]+[.$D$208])" office:value-type="float" office:value="-1.91304347826087" calcext:value-type="float">
            <text:p>-1,9130434782608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8]-[.$L$210])&lt;10^-9;&quot;Oui&quot;;&quot;&quot;)">
            <text:p/>
          </table:table-cell>
          <table:table-cell table:style-name="ce1327" table:formula="of:=[.AF487]+0.05" office:value-type="float" office:value="4.95" calcext:value-type="float">
            <text:p>4,95</text:p>
          </table:table-cell>
          <table:table-cell table:style-name="ce1119" table:formula="of:=IF(ABS([.AF488]-[.$L$210])&lt;10^-9;&quot;&quot;;[.AH488])" office:value-type="float" office:value="-1.90887290167866" calcext:value-type="float">
            <text:p>-1,90887290167866</text:p>
          </table:table-cell>
          <table:table-cell table:style-name="ce1119" table:formula="of:=([.$A$208]*[.AF488]+[.$B$208])/([.$C$208]*[.AF488]+[.$D$208])" office:value-type="float" office:value="-1.90887290167866" calcext:value-type="float">
            <text:p>-1,9088729016786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9]-[.$L$210])&lt;10^-9;&quot;Oui&quot;;&quot;&quot;)">
            <text:p/>
          </table:table-cell>
          <table:table-cell table:style-name="ce1327" table:formula="of:=[.AF488]+0.05" office:value-type="float" office:value="5" calcext:value-type="float">
            <text:p>5</text:p>
          </table:table-cell>
          <table:table-cell table:style-name="ce1330" table:formula="of:=IF(ABS([.AF489]-[.$L$210])&lt;10^-9;&quot;&quot;;[.AH489])" office:value-type="float" office:value="-1.9047619047619" calcext:value-type="float">
            <text:p>-1,9047619047619</text:p>
          </table:table-cell>
          <table:table-cell table:style-name="ce1330" table:formula="of:=([.$A$208]*[.AF489]+[.$B$208])/([.$C$208]*[.AF489]+[.$D$208])" office:value-type="float" office:value="-1.9047619047619" calcext:value-type="float">
            <text:p>-1,904761904761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0]-[.$L$210])&lt;10^-9;&quot;Oui&quot;;&quot;&quot;)">
            <text:p/>
          </table:table-cell>
          <table:table-cell table:style-name="ce1327" table:formula="of:=[.AF489]+0.05" office:value-type="float" office:value="5.05" calcext:value-type="float">
            <text:p>5,05</text:p>
          </table:table-cell>
          <table:table-cell table:style-name="ce1119" table:formula="of:=IF(ABS([.AF490]-[.$L$210])&lt;10^-9;&quot;&quot;;[.AH490])" office:value-type="float" office:value="-1.90070921985816" calcext:value-type="float">
            <text:p>-1,90070921985816</text:p>
          </table:table-cell>
          <table:table-cell table:style-name="ce1119" table:formula="of:=([.$A$208]*[.AF490]+[.$B$208])/([.$C$208]*[.AF490]+[.$D$208])" office:value-type="float" office:value="-1.90070921985816" calcext:value-type="float">
            <text:p>-1,9007092198581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1]-[.$L$210])&lt;10^-9;&quot;Oui&quot;;&quot;&quot;)">
            <text:p/>
          </table:table-cell>
          <table:table-cell table:style-name="ce1327" table:formula="of:=[.AF490]+0.05" office:value-type="float" office:value="5.1" calcext:value-type="float">
            <text:p>5,1</text:p>
          </table:table-cell>
          <table:table-cell table:style-name="ce1330" table:formula="of:=IF(ABS([.AF491]-[.$L$210])&lt;10^-9;&quot;&quot;;[.AH491])" office:value-type="float" office:value="-1.89671361502347" calcext:value-type="float">
            <text:p>-1,89671361502347</text:p>
          </table:table-cell>
          <table:table-cell table:style-name="ce1330" table:formula="of:=([.$A$208]*[.AF491]+[.$B$208])/([.$C$208]*[.AF491]+[.$D$208])" office:value-type="float" office:value="-1.89671361502347" calcext:value-type="float">
            <text:p>-1,8967136150234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2]-[.$L$210])&lt;10^-9;&quot;Oui&quot;;&quot;&quot;)">
            <text:p/>
          </table:table-cell>
          <table:table-cell table:style-name="ce1327" table:formula="of:=[.AF491]+0.05" office:value-type="float" office:value="5.15" calcext:value-type="float">
            <text:p>5,15</text:p>
          </table:table-cell>
          <table:table-cell table:style-name="ce1119" table:formula="of:=IF(ABS([.AF492]-[.$L$210])&lt;10^-9;&quot;&quot;;[.AH492])" office:value-type="float" office:value="-1.89277389277389" calcext:value-type="float">
            <text:p>-1,89277389277389</text:p>
          </table:table-cell>
          <table:table-cell table:style-name="ce1119" table:formula="of:=([.$A$208]*[.AF492]+[.$B$208])/([.$C$208]*[.AF492]+[.$D$208])" office:value-type="float" office:value="-1.89277389277389" calcext:value-type="float">
            <text:p>-1,8927738927738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3]-[.$L$210])&lt;10^-9;&quot;Oui&quot;;&quot;&quot;)">
            <text:p/>
          </table:table-cell>
          <table:table-cell table:style-name="ce1327" table:formula="of:=[.AF492]+0.05" office:value-type="float" office:value="5.2" calcext:value-type="float">
            <text:p>5,2</text:p>
          </table:table-cell>
          <table:table-cell table:style-name="ce1330" table:formula="of:=IF(ABS([.AF493]-[.$L$210])&lt;10^-9;&quot;&quot;;[.AH493])" office:value-type="float" office:value="-1.88888888888889" calcext:value-type="float">
            <text:p>-1,88888888888889</text:p>
          </table:table-cell>
          <table:table-cell table:style-name="ce1330" table:formula="of:=([.$A$208]*[.AF493]+[.$B$208])/([.$C$208]*[.AF493]+[.$D$208])" office:value-type="float" office:value="-1.88888888888889" calcext:value-type="float">
            <text:p>-1,8888888888888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4]-[.$L$210])&lt;10^-9;&quot;Oui&quot;;&quot;&quot;)">
            <text:p/>
          </table:table-cell>
          <table:table-cell table:style-name="ce1327" table:formula="of:=[.AF493]+0.05" office:value-type="float" office:value="5.25" calcext:value-type="float">
            <text:p>5,25</text:p>
          </table:table-cell>
          <table:table-cell table:style-name="ce1119" table:formula="of:=IF(ABS([.AF494]-[.$L$210])&lt;10^-9;&quot;&quot;;[.AH494])" office:value-type="float" office:value="-1.88505747126437" calcext:value-type="float">
            <text:p>-1,88505747126437</text:p>
          </table:table-cell>
          <table:table-cell table:style-name="ce1119" table:formula="of:=([.$A$208]*[.AF494]+[.$B$208])/([.$C$208]*[.AF494]+[.$D$208])" office:value-type="float" office:value="-1.88505747126437" calcext:value-type="float">
            <text:p>-1,885057471264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5]-[.$L$210])&lt;10^-9;&quot;Oui&quot;;&quot;&quot;)">
            <text:p/>
          </table:table-cell>
          <table:table-cell table:style-name="ce1327" table:formula="of:=[.AF494]+0.05" office:value-type="float" office:value="5.3" calcext:value-type="float">
            <text:p>5,3</text:p>
          </table:table-cell>
          <table:table-cell table:style-name="ce1330" table:formula="of:=IF(ABS([.AF495]-[.$L$210])&lt;10^-9;&quot;&quot;;[.AH495])" office:value-type="float" office:value="-1.88127853881279" calcext:value-type="float">
            <text:p>-1,88127853881279</text:p>
          </table:table-cell>
          <table:table-cell table:style-name="ce1330" table:formula="of:=([.$A$208]*[.AF495]+[.$B$208])/([.$C$208]*[.AF495]+[.$D$208])" office:value-type="float" office:value="-1.88127853881279" calcext:value-type="float">
            <text:p>-1,8812785388127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6]-[.$L$210])&lt;10^-9;&quot;Oui&quot;;&quot;&quot;)">
            <text:p/>
          </table:table-cell>
          <table:table-cell table:style-name="ce1327" table:formula="of:=[.AF495]+0.05" office:value-type="float" office:value="5.35" calcext:value-type="float">
            <text:p>5,35</text:p>
          </table:table-cell>
          <table:table-cell table:style-name="ce1119" table:formula="of:=IF(ABS([.AF496]-[.$L$210])&lt;10^-9;&quot;&quot;;[.AH496])" office:value-type="float" office:value="-1.87755102040816" calcext:value-type="float">
            <text:p>-1,87755102040816</text:p>
          </table:table-cell>
          <table:table-cell table:style-name="ce1119" table:formula="of:=([.$A$208]*[.AF496]+[.$B$208])/([.$C$208]*[.AF496]+[.$D$208])" office:value-type="float" office:value="-1.87755102040816" calcext:value-type="float">
            <text:p>-1,8775510204081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7]-[.$L$210])&lt;10^-9;&quot;Oui&quot;;&quot;&quot;)">
            <text:p/>
          </table:table-cell>
          <table:table-cell table:style-name="ce1327" table:formula="of:=[.AF496]+0.05" office:value-type="float" office:value="5.4" calcext:value-type="float">
            <text:p>5,4</text:p>
          </table:table-cell>
          <table:table-cell table:style-name="ce1330" table:formula="of:=IF(ABS([.AF497]-[.$L$210])&lt;10^-9;&quot;&quot;;[.AH497])" office:value-type="float" office:value="-1.87387387387387" calcext:value-type="float">
            <text:p>-1,87387387387387</text:p>
          </table:table-cell>
          <table:table-cell table:style-name="ce1330" table:formula="of:=([.$A$208]*[.AF497]+[.$B$208])/([.$C$208]*[.AF497]+[.$D$208])" office:value-type="float" office:value="-1.87387387387387" calcext:value-type="float">
            <text:p>-1,8738738738738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8]-[.$L$210])&lt;10^-9;&quot;Oui&quot;;&quot;&quot;)">
            <text:p/>
          </table:table-cell>
          <table:table-cell table:style-name="ce1327" table:formula="of:=[.AF497]+0.05" office:value-type="float" office:value="5.45" calcext:value-type="float">
            <text:p>5,45</text:p>
          </table:table-cell>
          <table:table-cell table:style-name="ce1119" table:formula="of:=IF(ABS([.AF498]-[.$L$210])&lt;10^-9;&quot;&quot;;[.AH498])" office:value-type="float" office:value="-1.87024608501119" calcext:value-type="float">
            <text:p>-1,87024608501119</text:p>
          </table:table-cell>
          <table:table-cell table:style-name="ce1119" table:formula="of:=([.$A$208]*[.AF498]+[.$B$208])/([.$C$208]*[.AF498]+[.$D$208])" office:value-type="float" office:value="-1.87024608501119" calcext:value-type="float">
            <text:p>-1,8702460850111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9]-[.$L$210])&lt;10^-9;&quot;Oui&quot;;&quot;&quot;)">
            <text:p/>
          </table:table-cell>
          <table:table-cell table:style-name="ce1327" table:formula="of:=[.AF498]+0.05" office:value-type="float" office:value="5.5" calcext:value-type="float">
            <text:p>5,5</text:p>
          </table:table-cell>
          <table:table-cell table:style-name="ce1330" table:formula="of:=IF(ABS([.AF499]-[.$L$210])&lt;10^-9;&quot;&quot;;[.AH499])" office:value-type="float" office:value="-1.86666666666667" calcext:value-type="float">
            <text:p>-1,86666666666667</text:p>
          </table:table-cell>
          <table:table-cell table:style-name="ce1330" table:formula="of:=([.$A$208]*[.AF499]+[.$B$208])/([.$C$208]*[.AF499]+[.$D$208])" office:value-type="float" office:value="-1.86666666666667" calcext:value-type="float">
            <text:p>-1,8666666666666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0]-[.$L$210])&lt;10^-9;&quot;Oui&quot;;&quot;&quot;)">
            <text:p/>
          </table:table-cell>
          <table:table-cell table:style-name="ce1327" table:formula="of:=[.AF499]+0.05" office:value-type="float" office:value="5.55" calcext:value-type="float">
            <text:p>5,55</text:p>
          </table:table-cell>
          <table:table-cell table:style-name="ce1119" table:formula="of:=IF(ABS([.AF500]-[.$L$210])&lt;10^-9;&quot;&quot;;[.AH500])" office:value-type="float" office:value="-1.86313465783664" calcext:value-type="float">
            <text:p>-1,86313465783664</text:p>
          </table:table-cell>
          <table:table-cell table:style-name="ce1119" table:formula="of:=([.$A$208]*[.AF500]+[.$B$208])/([.$C$208]*[.AF500]+[.$D$208])" office:value-type="float" office:value="-1.86313465783664" calcext:value-type="float">
            <text:p>-1,8631346578366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1]-[.$L$210])&lt;10^-9;&quot;Oui&quot;;&quot;&quot;)">
            <text:p/>
          </table:table-cell>
          <table:table-cell table:style-name="ce1327" table:formula="of:=[.AF500]+0.05" office:value-type="float" office:value="5.6" calcext:value-type="float">
            <text:p>5,6</text:p>
          </table:table-cell>
          <table:table-cell table:style-name="ce1330" table:formula="of:=IF(ABS([.AF501]-[.$L$210])&lt;10^-9;&quot;&quot;;[.AH501])" office:value-type="float" office:value="-1.85964912280702" calcext:value-type="float">
            <text:p>-1,85964912280702</text:p>
          </table:table-cell>
          <table:table-cell table:style-name="ce1330" table:formula="of:=([.$A$208]*[.AF501]+[.$B$208])/([.$C$208]*[.AF501]+[.$D$208])" office:value-type="float" office:value="-1.85964912280702" calcext:value-type="float">
            <text:p>-1,8596491228070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2]-[.$L$210])&lt;10^-9;&quot;Oui&quot;;&quot;&quot;)">
            <text:p/>
          </table:table-cell>
          <table:table-cell table:style-name="ce1327" table:formula="of:=[.AF501]+0.05" office:value-type="float" office:value="5.65" calcext:value-type="float">
            <text:p>5,65</text:p>
          </table:table-cell>
          <table:table-cell table:style-name="ce1119" table:formula="of:=IF(ABS([.AF502]-[.$L$210])&lt;10^-9;&quot;&quot;;[.AH502])" office:value-type="float" office:value="-1.8562091503268" calcext:value-type="float">
            <text:p>-1,8562091503268</text:p>
          </table:table-cell>
          <table:table-cell table:style-name="ce1119" table:formula="of:=([.$A$208]*[.AF502]+[.$B$208])/([.$C$208]*[.AF502]+[.$D$208])" office:value-type="float" office:value="-1.8562091503268" calcext:value-type="float">
            <text:p>-1,856209150326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3]-[.$L$210])&lt;10^-9;&quot;Oui&quot;;&quot;&quot;)">
            <text:p/>
          </table:table-cell>
          <table:table-cell table:style-name="ce1327" table:formula="of:=[.AF502]+0.05" office:value-type="float" office:value="5.7" calcext:value-type="float">
            <text:p>5,7</text:p>
          </table:table-cell>
          <table:table-cell table:style-name="ce1330" table:formula="of:=IF(ABS([.AF503]-[.$L$210])&lt;10^-9;&quot;&quot;;[.AH503])" office:value-type="float" office:value="-1.85281385281385" calcext:value-type="float">
            <text:p>-1,85281385281385</text:p>
          </table:table-cell>
          <table:table-cell table:style-name="ce1330" table:formula="of:=([.$A$208]*[.AF503]+[.$B$208])/([.$C$208]*[.AF503]+[.$D$208])" office:value-type="float" office:value="-1.85281385281385" calcext:value-type="float">
            <text:p>-1,8528138528138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4]-[.$L$210])&lt;10^-9;&quot;Oui&quot;;&quot;&quot;)">
            <text:p/>
          </table:table-cell>
          <table:table-cell table:style-name="ce1327" table:formula="of:=[.AF503]+0.05" office:value-type="float" office:value="5.75" calcext:value-type="float">
            <text:p>5,75</text:p>
          </table:table-cell>
          <table:table-cell table:style-name="ce1119" table:formula="of:=IF(ABS([.AF504]-[.$L$210])&lt;10^-9;&quot;&quot;;[.AH504])" office:value-type="float" office:value="-1.8494623655914" calcext:value-type="float">
            <text:p>-1,8494623655914</text:p>
          </table:table-cell>
          <table:table-cell table:style-name="ce1119" table:formula="of:=([.$A$208]*[.AF504]+[.$B$208])/([.$C$208]*[.AF504]+[.$D$208])" office:value-type="float" office:value="-1.8494623655914" calcext:value-type="float">
            <text:p>-1,849462365591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5]-[.$L$210])&lt;10^-9;&quot;Oui&quot;;&quot;&quot;)">
            <text:p/>
          </table:table-cell>
          <table:table-cell table:style-name="ce1327" table:formula="of:=[.AF504]+0.05" office:value-type="float" office:value="5.8" calcext:value-type="float">
            <text:p>5,8</text:p>
          </table:table-cell>
          <table:table-cell table:style-name="ce1330" table:formula="of:=IF(ABS([.AF505]-[.$L$210])&lt;10^-9;&quot;&quot;;[.AH505])" office:value-type="float" office:value="-1.84615384615385" calcext:value-type="float">
            <text:p>-1,84615384615385</text:p>
          </table:table-cell>
          <table:table-cell table:style-name="ce1330" table:formula="of:=([.$A$208]*[.AF505]+[.$B$208])/([.$C$208]*[.AF505]+[.$D$208])" office:value-type="float" office:value="-1.84615384615385" calcext:value-type="float">
            <text:p>-1,8461538461538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6]-[.$L$210])&lt;10^-9;&quot;Oui&quot;;&quot;&quot;)">
            <text:p/>
          </table:table-cell>
          <table:table-cell table:style-name="ce1327" table:formula="of:=[.AF505]+0.05" office:value-type="float" office:value="5.85" calcext:value-type="float">
            <text:p>5,85</text:p>
          </table:table-cell>
          <table:table-cell table:style-name="ce1119" table:formula="of:=IF(ABS([.AF506]-[.$L$210])&lt;10^-9;&quot;&quot;;[.AH506])" office:value-type="float" office:value="-1.84288747346072" calcext:value-type="float">
            <text:p>-1,84288747346072</text:p>
          </table:table-cell>
          <table:table-cell table:style-name="ce1119" table:formula="of:=([.$A$208]*[.AF506]+[.$B$208])/([.$C$208]*[.AF506]+[.$D$208])" office:value-type="float" office:value="-1.84288747346072" calcext:value-type="float">
            <text:p>-1,8428874734607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7]-[.$L$210])&lt;10^-9;&quot;Oui&quot;;&quot;&quot;)">
            <text:p/>
          </table:table-cell>
          <table:table-cell table:style-name="ce1327" table:formula="of:=[.AF506]+0.05" office:value-type="float" office:value="5.9" calcext:value-type="float">
            <text:p>5,9</text:p>
          </table:table-cell>
          <table:table-cell table:style-name="ce1330" table:formula="of:=IF(ABS([.AF507]-[.$L$210])&lt;10^-9;&quot;&quot;;[.AH507])" office:value-type="float" office:value="-1.83966244725738" calcext:value-type="float">
            <text:p>-1,83966244725738</text:p>
          </table:table-cell>
          <table:table-cell table:style-name="ce1330" table:formula="of:=([.$A$208]*[.AF507]+[.$B$208])/([.$C$208]*[.AF507]+[.$D$208])" office:value-type="float" office:value="-1.83966244725738" calcext:value-type="float">
            <text:p>-1,8396624472573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8]-[.$L$210])&lt;10^-9;&quot;Oui&quot;;&quot;&quot;)">
            <text:p/>
          </table:table-cell>
          <table:table-cell table:style-name="ce1327" table:formula="of:=[.AF507]+0.05" office:value-type="float" office:value="5.95" calcext:value-type="float">
            <text:p>5,95</text:p>
          </table:table-cell>
          <table:table-cell table:style-name="ce1119" table:formula="of:=IF(ABS([.AF508]-[.$L$210])&lt;10^-9;&quot;&quot;;[.AH508])" office:value-type="float" office:value="-1.83647798742138" calcext:value-type="float">
            <text:p>-1,83647798742138</text:p>
          </table:table-cell>
          <table:table-cell table:style-name="ce1119" table:formula="of:=([.$A$208]*[.AF508]+[.$B$208])/([.$C$208]*[.AF508]+[.$D$208])" office:value-type="float" office:value="-1.83647798742138" calcext:value-type="float">
            <text:p>-1,8364779874213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9]-[.$L$210])&lt;10^-9;&quot;Oui&quot;;&quot;&quot;)">
            <text:p/>
          </table:table-cell>
          <table:table-cell table:style-name="ce1327" table:formula="of:=[.AF508]+0.05" office:value-type="float" office:value="6" calcext:value-type="float">
            <text:p>6</text:p>
          </table:table-cell>
          <table:table-cell table:style-name="ce1330" table:formula="of:=IF(ABS([.AF509]-[.$L$210])&lt;10^-9;&quot;&quot;;[.AH509])" office:value-type="float" office:value="-1.83333333333333" calcext:value-type="float">
            <text:p>-1,83333333333333</text:p>
          </table:table-cell>
          <table:table-cell table:style-name="ce1330" table:formula="of:=([.$A$208]*[.AF509]+[.$B$208])/([.$C$208]*[.AF509]+[.$D$208])" office:value-type="float" office:value="-1.83333333333333" calcext:value-type="float">
            <text:p>-1,83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0]-[.$L$210])&lt;10^-9;&quot;Oui&quot;;&quot;&quot;)">
            <text:p/>
          </table:table-cell>
          <table:table-cell table:style-name="ce1327" table:formula="of:=[.AF509]+0.05" office:value-type="float" office:value="6.04999999999999" calcext:value-type="float">
            <text:p>6,04999999999999</text:p>
          </table:table-cell>
          <table:table-cell table:style-name="ce1119" table:formula="of:=IF(ABS([.AF510]-[.$L$210])&lt;10^-9;&quot;&quot;;[.AH510])" office:value-type="float" office:value="-1.83022774327122" calcext:value-type="float">
            <text:p>-1,83022774327122</text:p>
          </table:table-cell>
          <table:table-cell table:style-name="ce1119" table:formula="of:=([.$A$208]*[.AF510]+[.$B$208])/([.$C$208]*[.AF510]+[.$D$208])" office:value-type="float" office:value="-1.83022774327122" calcext:value-type="float">
            <text:p>-1,8302277432712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1]-[.$L$210])&lt;10^-9;&quot;Oui&quot;;&quot;&quot;)">
            <text:p/>
          </table:table-cell>
          <table:table-cell table:style-name="ce1327" table:formula="of:=[.AF510]+0.05" office:value-type="float" office:value="6.09999999999999" calcext:value-type="float">
            <text:p>6,09999999999999</text:p>
          </table:table-cell>
          <table:table-cell table:style-name="ce1330" table:formula="of:=IF(ABS([.AF511]-[.$L$210])&lt;10^-9;&quot;&quot;;[.AH511])" office:value-type="float" office:value="-1.82716049382716" calcext:value-type="float">
            <text:p>-1,82716049382716</text:p>
          </table:table-cell>
          <table:table-cell table:style-name="ce1330" table:formula="of:=([.$A$208]*[.AF511]+[.$B$208])/([.$C$208]*[.AF511]+[.$D$208])" office:value-type="float" office:value="-1.82716049382716" calcext:value-type="float">
            <text:p>-1,8271604938271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2]-[.$L$210])&lt;10^-9;&quot;Oui&quot;;&quot;&quot;)">
            <text:p/>
          </table:table-cell>
          <table:table-cell table:style-name="ce1327" table:formula="of:=[.AF511]+0.05" office:value-type="float" office:value="6.14999999999999" calcext:value-type="float">
            <text:p>6,14999999999999</text:p>
          </table:table-cell>
          <table:table-cell table:style-name="ce1119" table:formula="of:=IF(ABS([.AF512]-[.$L$210])&lt;10^-9;&quot;&quot;;[.AH512])" office:value-type="float" office:value="-1.8241308793456" calcext:value-type="float">
            <text:p>-1,8241308793456</text:p>
          </table:table-cell>
          <table:table-cell table:style-name="ce1119" table:formula="of:=([.$A$208]*[.AF512]+[.$B$208])/([.$C$208]*[.AF512]+[.$D$208])" office:value-type="float" office:value="-1.8241308793456" calcext:value-type="float">
            <text:p>-1,824130879345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3]-[.$L$210])&lt;10^-9;&quot;Oui&quot;;&quot;&quot;)">
            <text:p/>
          </table:table-cell>
          <table:table-cell table:style-name="ce1327" table:formula="of:=[.AF512]+0.05" office:value-type="float" office:value="6.19999999999999" calcext:value-type="float">
            <text:p>6,19999999999999</text:p>
          </table:table-cell>
          <table:table-cell table:style-name="ce1330" table:formula="of:=IF(ABS([.AF513]-[.$L$210])&lt;10^-9;&quot;&quot;;[.AH513])" office:value-type="float" office:value="-1.82113821138211" calcext:value-type="float">
            <text:p>-1,82113821138211</text:p>
          </table:table-cell>
          <table:table-cell table:style-name="ce1330" table:formula="of:=([.$A$208]*[.AF513]+[.$B$208])/([.$C$208]*[.AF513]+[.$D$208])" office:value-type="float" office:value="-1.82113821138211" calcext:value-type="float">
            <text:p>-1,8211382113821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4]-[.$L$210])&lt;10^-9;&quot;Oui&quot;;&quot;&quot;)">
            <text:p/>
          </table:table-cell>
          <table:table-cell table:style-name="ce1327" table:formula="of:=[.AF513]+0.05" office:value-type="float" office:value="6.24999999999999" calcext:value-type="float">
            <text:p>6,24999999999999</text:p>
          </table:table-cell>
          <table:table-cell table:style-name="ce1119" table:formula="of:=IF(ABS([.AF514]-[.$L$210])&lt;10^-9;&quot;&quot;;[.AH514])" office:value-type="float" office:value="-1.81818181818182" calcext:value-type="float">
            <text:p>-1,81818181818182</text:p>
          </table:table-cell>
          <table:table-cell table:style-name="ce1119" table:formula="of:=([.$A$208]*[.AF514]+[.$B$208])/([.$C$208]*[.AF514]+[.$D$208])" office:value-type="float" office:value="-1.81818181818182" calcext:value-type="float">
            <text:p>-1,8181818181818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5]-[.$L$210])&lt;10^-9;&quot;Oui&quot;;&quot;&quot;)">
            <text:p/>
          </table:table-cell>
          <table:table-cell table:style-name="ce1327" table:formula="of:=[.AF514]+0.05" office:value-type="float" office:value="6.29999999999999" calcext:value-type="float">
            <text:p>6,29999999999999</text:p>
          </table:table-cell>
          <table:table-cell table:style-name="ce1330" table:formula="of:=IF(ABS([.AF515]-[.$L$210])&lt;10^-9;&quot;&quot;;[.AH515])" office:value-type="float" office:value="-1.81526104417671" calcext:value-type="float">
            <text:p>-1,81526104417671</text:p>
          </table:table-cell>
          <table:table-cell table:style-name="ce1330" table:formula="of:=([.$A$208]*[.AF515]+[.$B$208])/([.$C$208]*[.AF515]+[.$D$208])" office:value-type="float" office:value="-1.81526104417671" calcext:value-type="float">
            <text:p>-1,8152610441767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6]-[.$L$210])&lt;10^-9;&quot;Oui&quot;;&quot;&quot;)">
            <text:p/>
          </table:table-cell>
          <table:table-cell table:style-name="ce1327" table:formula="of:=[.AF515]+0.05" office:value-type="float" office:value="6.34999999999999" calcext:value-type="float">
            <text:p>6,34999999999999</text:p>
          </table:table-cell>
          <table:table-cell table:style-name="ce1119" table:formula="of:=IF(ABS([.AF516]-[.$L$210])&lt;10^-9;&quot;&quot;;[.AH516])" office:value-type="float" office:value="-1.812375249501" calcext:value-type="float">
            <text:p>-1,812375249501</text:p>
          </table:table-cell>
          <table:table-cell table:style-name="ce1119" table:formula="of:=([.$A$208]*[.AF516]+[.$B$208])/([.$C$208]*[.AF516]+[.$D$208])" office:value-type="float" office:value="-1.812375249501" calcext:value-type="float">
            <text:p>-1,81237524950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7]-[.$L$210])&lt;10^-9;&quot;Oui&quot;;&quot;&quot;)">
            <text:p/>
          </table:table-cell>
          <table:table-cell table:style-name="ce1327" table:formula="of:=[.AF516]+0.05" office:value-type="float" office:value="6.39999999999999" calcext:value-type="float">
            <text:p>6,39999999999999</text:p>
          </table:table-cell>
          <table:table-cell table:style-name="ce1330" table:formula="of:=IF(ABS([.AF517]-[.$L$210])&lt;10^-9;&quot;&quot;;[.AH517])" office:value-type="float" office:value="-1.80952380952381" calcext:value-type="float">
            <text:p>-1,80952380952381</text:p>
          </table:table-cell>
          <table:table-cell table:style-name="ce1330" table:formula="of:=([.$A$208]*[.AF517]+[.$B$208])/([.$C$208]*[.AF517]+[.$D$208])" office:value-type="float" office:value="-1.80952380952381" calcext:value-type="float">
            <text:p>-1,8095238095238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8]-[.$L$210])&lt;10^-9;&quot;Oui&quot;;&quot;&quot;)">
            <text:p/>
          </table:table-cell>
          <table:table-cell table:style-name="ce1327" table:formula="of:=[.AF517]+0.05" office:value-type="float" office:value="6.44999999999999" calcext:value-type="float">
            <text:p>6,44999999999999</text:p>
          </table:table-cell>
          <table:table-cell table:style-name="ce1119" table:formula="of:=IF(ABS([.AF518]-[.$L$210])&lt;10^-9;&quot;&quot;;[.AH518])" office:value-type="float" office:value="-1.80670611439842" calcext:value-type="float">
            <text:p>-1,80670611439842</text:p>
          </table:table-cell>
          <table:table-cell table:style-name="ce1119" table:formula="of:=([.$A$208]*[.AF518]+[.$B$208])/([.$C$208]*[.AF518]+[.$D$208])" office:value-type="float" office:value="-1.80670611439842" calcext:value-type="float">
            <text:p>-1,8067061143984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9]-[.$L$210])&lt;10^-9;&quot;Oui&quot;;&quot;&quot;)">
            <text:p/>
          </table:table-cell>
          <table:table-cell table:style-name="ce1327" table:formula="of:=[.AF518]+0.05" office:value-type="float" office:value="6.49999999999999" calcext:value-type="float">
            <text:p>6,49999999999999</text:p>
          </table:table-cell>
          <table:table-cell table:style-name="ce1330" table:formula="of:=IF(ABS([.AF519]-[.$L$210])&lt;10^-9;&quot;&quot;;[.AH519])" office:value-type="float" office:value="-1.80392156862745" calcext:value-type="float">
            <text:p>-1,80392156862745</text:p>
          </table:table-cell>
          <table:table-cell table:style-name="ce1330" table:formula="of:=([.$A$208]*[.AF519]+[.$B$208])/([.$C$208]*[.AF519]+[.$D$208])" office:value-type="float" office:value="-1.80392156862745" calcext:value-type="float">
            <text:p>-1,8039215686274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0]-[.$L$210])&lt;10^-9;&quot;Oui&quot;;&quot;&quot;)">
            <text:p/>
          </table:table-cell>
          <table:table-cell table:style-name="ce1327" table:formula="of:=[.AF519]+0.05" office:value-type="float" office:value="6.54999999999999" calcext:value-type="float">
            <text:p>6,54999999999999</text:p>
          </table:table-cell>
          <table:table-cell table:style-name="ce1119" table:formula="of:=IF(ABS([.AF520]-[.$L$210])&lt;10^-9;&quot;&quot;;[.AH520])" office:value-type="float" office:value="-1.80116959064328" calcext:value-type="float">
            <text:p>-1,80116959064328</text:p>
          </table:table-cell>
          <table:table-cell table:style-name="ce1119" table:formula="of:=([.$A$208]*[.AF520]+[.$B$208])/([.$C$208]*[.AF520]+[.$D$208])" office:value-type="float" office:value="-1.80116959064328" calcext:value-type="float">
            <text:p>-1,8011695906432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1]-[.$L$210])&lt;10^-9;&quot;Oui&quot;;&quot;&quot;)">
            <text:p/>
          </table:table-cell>
          <table:table-cell table:style-name="ce1327" table:formula="of:=[.AF520]+0.05" office:value-type="float" office:value="6.59999999999999" calcext:value-type="float">
            <text:p>6,59999999999999</text:p>
          </table:table-cell>
          <table:table-cell table:style-name="ce1330" table:formula="of:=IF(ABS([.AF521]-[.$L$210])&lt;10^-9;&quot;&quot;;[.AH521])" office:value-type="float" office:value="-1.7984496124031" calcext:value-type="float">
            <text:p>-1,7984496124031</text:p>
          </table:table-cell>
          <table:table-cell table:style-name="ce1330" table:formula="of:=([.$A$208]*[.AF521]+[.$B$208])/([.$C$208]*[.AF521]+[.$D$208])" office:value-type="float" office:value="-1.7984496124031" calcext:value-type="float">
            <text:p>-1,798449612403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2]-[.$L$210])&lt;10^-9;&quot;Oui&quot;;&quot;&quot;)">
            <text:p/>
          </table:table-cell>
          <table:table-cell table:style-name="ce1327" table:formula="of:=[.AF521]+0.05" office:value-type="float" office:value="6.64999999999999" calcext:value-type="float">
            <text:p>6,64999999999999</text:p>
          </table:table-cell>
          <table:table-cell table:style-name="ce1119" table:formula="of:=IF(ABS([.AF522]-[.$L$210])&lt;10^-9;&quot;&quot;;[.AH522])" office:value-type="float" office:value="-1.79576107899807" calcext:value-type="float">
            <text:p>-1,79576107899807</text:p>
          </table:table-cell>
          <table:table-cell table:style-name="ce1119" table:formula="of:=([.$A$208]*[.AF522]+[.$B$208])/([.$C$208]*[.AF522]+[.$D$208])" office:value-type="float" office:value="-1.79576107899807" calcext:value-type="float">
            <text:p>-1,7957610789980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3]-[.$L$210])&lt;10^-9;&quot;Oui&quot;;&quot;&quot;)">
            <text:p/>
          </table:table-cell>
          <table:table-cell table:style-name="ce1327" table:formula="of:=[.AF522]+0.05" office:value-type="float" office:value="6.69999999999999" calcext:value-type="float">
            <text:p>6,69999999999999</text:p>
          </table:table-cell>
          <table:table-cell table:style-name="ce1330" table:formula="of:=IF(ABS([.AF523]-[.$L$210])&lt;10^-9;&quot;&quot;;[.AH523])" office:value-type="float" office:value="-1.79310344827586" calcext:value-type="float">
            <text:p>-1,79310344827586</text:p>
          </table:table-cell>
          <table:table-cell table:style-name="ce1330" table:formula="of:=([.$A$208]*[.AF523]+[.$B$208])/([.$C$208]*[.AF523]+[.$D$208])" office:value-type="float" office:value="-1.79310344827586" calcext:value-type="float">
            <text:p>-1,7931034482758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4]-[.$L$210])&lt;10^-9;&quot;Oui&quot;;&quot;&quot;)">
            <text:p/>
          </table:table-cell>
          <table:table-cell table:style-name="ce1327" table:formula="of:=[.AF523]+0.05" office:value-type="float" office:value="6.74999999999999" calcext:value-type="float">
            <text:p>6,74999999999999</text:p>
          </table:table-cell>
          <table:table-cell table:style-name="ce1119" table:formula="of:=IF(ABS([.AF524]-[.$L$210])&lt;10^-9;&quot;&quot;;[.AH524])" office:value-type="float" office:value="-1.79047619047619" calcext:value-type="float">
            <text:p>-1,79047619047619</text:p>
          </table:table-cell>
          <table:table-cell table:style-name="ce1119" table:formula="of:=([.$A$208]*[.AF524]+[.$B$208])/([.$C$208]*[.AF524]+[.$D$208])" office:value-type="float" office:value="-1.79047619047619" calcext:value-type="float">
            <text:p>-1,7904761904761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5]-[.$L$210])&lt;10^-9;&quot;Oui&quot;;&quot;&quot;)">
            <text:p/>
          </table:table-cell>
          <table:table-cell table:style-name="ce1327" table:formula="of:=[.AF524]+0.05" office:value-type="float" office:value="6.79999999999999" calcext:value-type="float">
            <text:p>6,79999999999999</text:p>
          </table:table-cell>
          <table:table-cell table:style-name="ce1330" table:formula="of:=IF(ABS([.AF525]-[.$L$210])&lt;10^-9;&quot;&quot;;[.AH525])" office:value-type="float" office:value="-1.78787878787879" calcext:value-type="float">
            <text:p>-1,78787878787879</text:p>
          </table:table-cell>
          <table:table-cell table:style-name="ce1330" table:formula="of:=([.$A$208]*[.AF525]+[.$B$208])/([.$C$208]*[.AF525]+[.$D$208])" office:value-type="float" office:value="-1.78787878787879" calcext:value-type="float">
            <text:p>-1,7878787878787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6]-[.$L$210])&lt;10^-9;&quot;Oui&quot;;&quot;&quot;)">
            <text:p/>
          </table:table-cell>
          <table:table-cell table:style-name="ce1327" table:formula="of:=[.AF525]+0.05" office:value-type="float" office:value="6.84999999999999" calcext:value-type="float">
            <text:p>6,84999999999999</text:p>
          </table:table-cell>
          <table:table-cell table:style-name="ce1119" table:formula="of:=IF(ABS([.AF526]-[.$L$210])&lt;10^-9;&quot;&quot;;[.AH526])" office:value-type="float" office:value="-1.78531073446328" calcext:value-type="float">
            <text:p>-1,78531073446328</text:p>
          </table:table-cell>
          <table:table-cell table:style-name="ce1119" table:formula="of:=([.$A$208]*[.AF526]+[.$B$208])/([.$C$208]*[.AF526]+[.$D$208])" office:value-type="float" office:value="-1.78531073446328" calcext:value-type="float">
            <text:p>-1,7853107344632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7]-[.$L$210])&lt;10^-9;&quot;Oui&quot;;&quot;&quot;)">
            <text:p/>
          </table:table-cell>
          <table:table-cell table:style-name="ce1327" table:formula="of:=[.AF526]+0.05" office:value-type="float" office:value="6.89999999999999" calcext:value-type="float">
            <text:p>6,89999999999999</text:p>
          </table:table-cell>
          <table:table-cell table:style-name="ce1330" table:formula="of:=IF(ABS([.AF527]-[.$L$210])&lt;10^-9;&quot;&quot;;[.AH527])" office:value-type="float" office:value="-1.78277153558053" calcext:value-type="float">
            <text:p>-1,78277153558053</text:p>
          </table:table-cell>
          <table:table-cell table:style-name="ce1330" table:formula="of:=([.$A$208]*[.AF527]+[.$B$208])/([.$C$208]*[.AF527]+[.$D$208])" office:value-type="float" office:value="-1.78277153558053" calcext:value-type="float">
            <text:p>-1,7827715355805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8]-[.$L$210])&lt;10^-9;&quot;Oui&quot;;&quot;&quot;)">
            <text:p/>
          </table:table-cell>
          <table:table-cell table:style-name="ce1327" table:formula="of:=[.AF527]+0.05" office:value-type="float" office:value="6.94999999999999" calcext:value-type="float">
            <text:p>6,94999999999999</text:p>
          </table:table-cell>
          <table:table-cell table:style-name="ce1119" table:formula="of:=IF(ABS([.AF528]-[.$L$210])&lt;10^-9;&quot;&quot;;[.AH528])" office:value-type="float" office:value="-1.78026070763501" calcext:value-type="float">
            <text:p>-1,78026070763501</text:p>
          </table:table-cell>
          <table:table-cell table:style-name="ce1119" table:formula="of:=([.$A$208]*[.AF528]+[.$B$208])/([.$C$208]*[.AF528]+[.$D$208])" office:value-type="float" office:value="-1.78026070763501" calcext:value-type="float">
            <text:p>-1,7802607076350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9]-[.$L$210])&lt;10^-9;&quot;Oui&quot;;&quot;&quot;)">
            <text:p/>
          </table:table-cell>
          <table:table-cell table:style-name="ce1327" table:formula="of:=[.AF528]+0.05" office:value-type="float" office:value="6.99999999999999" calcext:value-type="float">
            <text:p>6,99999999999999</text:p>
          </table:table-cell>
          <table:table-cell table:style-name="ce1330" table:formula="of:=IF(ABS([.AF529]-[.$L$210])&lt;10^-9;&quot;&quot;;[.AH529])" office:value-type="float" office:value="-1.77777777777778" calcext:value-type="float">
            <text:p>-1,77777777777778</text:p>
          </table:table-cell>
          <table:table-cell table:style-name="ce1330" table:formula="of:=([.$A$208]*[.AF529]+[.$B$208])/([.$C$208]*[.AF529]+[.$D$208])" office:value-type="float" office:value="-1.77777777777778" calcext:value-type="float">
            <text:p>-1,7777777777777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0]-[.$L$210])&lt;10^-9;&quot;Oui&quot;;&quot;&quot;)">
            <text:p/>
          </table:table-cell>
          <table:table-cell table:style-name="ce1327" table:formula="of:=[.AF529]+0.05" office:value-type="float" office:value="7.04999999999999" calcext:value-type="float">
            <text:p>7,04999999999999</text:p>
          </table:table-cell>
          <table:table-cell table:style-name="ce1119" table:formula="of:=IF(ABS([.AF530]-[.$L$210])&lt;10^-9;&quot;&quot;;[.AH530])" office:value-type="float" office:value="-1.77532228360958" calcext:value-type="float">
            <text:p>-1,77532228360958</text:p>
          </table:table-cell>
          <table:table-cell table:style-name="ce1119" table:formula="of:=([.$A$208]*[.AF530]+[.$B$208])/([.$C$208]*[.AF530]+[.$D$208])" office:value-type="float" office:value="-1.77532228360958" calcext:value-type="float">
            <text:p>-1,7753222836095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1]-[.$L$210])&lt;10^-9;&quot;Oui&quot;;&quot;&quot;)">
            <text:p/>
          </table:table-cell>
          <table:table-cell table:style-name="ce1327" table:formula="of:=[.AF530]+0.05" office:value-type="float" office:value="7.09999999999999" calcext:value-type="float">
            <text:p>7,09999999999999</text:p>
          </table:table-cell>
          <table:table-cell table:style-name="ce1330" table:formula="of:=IF(ABS([.AF531]-[.$L$210])&lt;10^-9;&quot;&quot;;[.AH531])" office:value-type="float" office:value="-1.77289377289377" calcext:value-type="float">
            <text:p>-1,77289377289377</text:p>
          </table:table-cell>
          <table:table-cell table:style-name="ce1330" table:formula="of:=([.$A$208]*[.AF531]+[.$B$208])/([.$C$208]*[.AF531]+[.$D$208])" office:value-type="float" office:value="-1.77289377289377" calcext:value-type="float">
            <text:p>-1,7728937728937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2]-[.$L$210])&lt;10^-9;&quot;Oui&quot;;&quot;&quot;)">
            <text:p/>
          </table:table-cell>
          <table:table-cell table:style-name="ce1327" table:formula="of:=[.AF531]+0.05" office:value-type="float" office:value="7.14999999999999" calcext:value-type="float">
            <text:p>7,14999999999999</text:p>
          </table:table-cell>
          <table:table-cell table:style-name="ce1119" table:formula="of:=IF(ABS([.AF532]-[.$L$210])&lt;10^-9;&quot;&quot;;[.AH532])" office:value-type="float" office:value="-1.77049180327869" calcext:value-type="float">
            <text:p>-1,77049180327869</text:p>
          </table:table-cell>
          <table:table-cell table:style-name="ce1119" table:formula="of:=([.$A$208]*[.AF532]+[.$B$208])/([.$C$208]*[.AF532]+[.$D$208])" office:value-type="float" office:value="-1.77049180327869" calcext:value-type="float">
            <text:p>-1,7704918032786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3]-[.$L$210])&lt;10^-9;&quot;Oui&quot;;&quot;&quot;)">
            <text:p/>
          </table:table-cell>
          <table:table-cell table:style-name="ce1327" table:formula="of:=[.AF532]+0.05" office:value-type="float" office:value="7.19999999999999" calcext:value-type="float">
            <text:p>7,19999999999999</text:p>
          </table:table-cell>
          <table:table-cell table:style-name="ce1330" table:formula="of:=IF(ABS([.AF533]-[.$L$210])&lt;10^-9;&quot;&quot;;[.AH533])" office:value-type="float" office:value="-1.76811594202899" calcext:value-type="float">
            <text:p>-1,76811594202899</text:p>
          </table:table-cell>
          <table:table-cell table:style-name="ce1330" table:formula="of:=([.$A$208]*[.AF533]+[.$B$208])/([.$C$208]*[.AF533]+[.$D$208])" office:value-type="float" office:value="-1.76811594202899" calcext:value-type="float">
            <text:p>-1,7681159420289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4]-[.$L$210])&lt;10^-9;&quot;Oui&quot;;&quot;&quot;)">
            <text:p/>
          </table:table-cell>
          <table:table-cell table:style-name="ce1327" table:formula="of:=[.AF533]+0.05" office:value-type="float" office:value="7.24999999999999" calcext:value-type="float">
            <text:p>7,24999999999999</text:p>
          </table:table-cell>
          <table:table-cell table:style-name="ce1119" table:formula="of:=IF(ABS([.AF534]-[.$L$210])&lt;10^-9;&quot;&quot;;[.AH534])" office:value-type="float" office:value="-1.76576576576577" calcext:value-type="float">
            <text:p>-1,76576576576577</text:p>
          </table:table-cell>
          <table:table-cell table:style-name="ce1119" table:formula="of:=([.$A$208]*[.AF534]+[.$B$208])/([.$C$208]*[.AF534]+[.$D$208])" office:value-type="float" office:value="-1.76576576576577" calcext:value-type="float">
            <text:p>-1,7657657657657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5]-[.$L$210])&lt;10^-9;&quot;Oui&quot;;&quot;&quot;)">
            <text:p/>
          </table:table-cell>
          <table:table-cell table:style-name="ce1327" table:formula="of:=[.AF534]+0.05" office:value-type="float" office:value="7.29999999999999" calcext:value-type="float">
            <text:p>7,29999999999999</text:p>
          </table:table-cell>
          <table:table-cell table:style-name="ce1330" table:formula="of:=IF(ABS([.AF535]-[.$L$210])&lt;10^-9;&quot;&quot;;[.AH535])" office:value-type="float" office:value="-1.76344086021505" calcext:value-type="float">
            <text:p>-1,76344086021505</text:p>
          </table:table-cell>
          <table:table-cell table:style-name="ce1330" table:formula="of:=([.$A$208]*[.AF535]+[.$B$208])/([.$C$208]*[.AF535]+[.$D$208])" office:value-type="float" office:value="-1.76344086021505" calcext:value-type="float">
            <text:p>-1,7634408602150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6]-[.$L$210])&lt;10^-9;&quot;Oui&quot;;&quot;&quot;)">
            <text:p/>
          </table:table-cell>
          <table:table-cell table:style-name="ce1327" table:formula="of:=[.AF535]+0.05" office:value-type="float" office:value="7.34999999999999" calcext:value-type="float">
            <text:p>7,34999999999999</text:p>
          </table:table-cell>
          <table:table-cell table:style-name="ce1119" table:formula="of:=IF(ABS([.AF536]-[.$L$210])&lt;10^-9;&quot;&quot;;[.AH536])" office:value-type="float" office:value="-1.76114081996435" calcext:value-type="float">
            <text:p>-1,76114081996435</text:p>
          </table:table-cell>
          <table:table-cell table:style-name="ce1119" table:formula="of:=([.$A$208]*[.AF536]+[.$B$208])/([.$C$208]*[.AF536]+[.$D$208])" office:value-type="float" office:value="-1.76114081996435" calcext:value-type="float">
            <text:p>-1,7611408199643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7]-[.$L$210])&lt;10^-9;&quot;Oui&quot;;&quot;&quot;)">
            <text:p/>
          </table:table-cell>
          <table:table-cell table:style-name="ce1327" table:formula="of:=[.AF536]+0.05" office:value-type="float" office:value="7.39999999999999" calcext:value-type="float">
            <text:p>7,39999999999999</text:p>
          </table:table-cell>
          <table:table-cell table:style-name="ce1330" table:formula="of:=IF(ABS([.AF537]-[.$L$210])&lt;10^-9;&quot;&quot;;[.AH537])" office:value-type="float" office:value="-1.75886524822695" calcext:value-type="float">
            <text:p>-1,75886524822695</text:p>
          </table:table-cell>
          <table:table-cell table:style-name="ce1330" table:formula="of:=([.$A$208]*[.AF537]+[.$B$208])/([.$C$208]*[.AF537]+[.$D$208])" office:value-type="float" office:value="-1.75886524822695" calcext:value-type="float">
            <text:p>-1,7588652482269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8]-[.$L$210])&lt;10^-9;&quot;Oui&quot;;&quot;&quot;)">
            <text:p/>
          </table:table-cell>
          <table:table-cell table:style-name="ce1327" table:formula="of:=[.AF537]+0.05" office:value-type="float" office:value="7.44999999999999" calcext:value-type="float">
            <text:p>7,44999999999999</text:p>
          </table:table-cell>
          <table:table-cell table:style-name="ce1119" table:formula="of:=IF(ABS([.AF538]-[.$L$210])&lt;10^-9;&quot;&quot;;[.AH538])" office:value-type="float" office:value="-1.75661375661376" calcext:value-type="float">
            <text:p>-1,75661375661376</text:p>
          </table:table-cell>
          <table:table-cell table:style-name="ce1119" table:formula="of:=([.$A$208]*[.AF538]+[.$B$208])/([.$C$208]*[.AF538]+[.$D$208])" office:value-type="float" office:value="-1.75661375661376" calcext:value-type="float">
            <text:p>-1,7566137566137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9]-[.$L$210])&lt;10^-9;&quot;Oui&quot;;&quot;&quot;)">
            <text:p/>
          </table:table-cell>
          <table:table-cell table:style-name="ce1327" table:formula="of:=[.AF538]+0.05" office:value-type="float" office:value="7.49999999999999" calcext:value-type="float">
            <text:p>7,49999999999999</text:p>
          </table:table-cell>
          <table:table-cell table:style-name="ce1330" table:formula="of:=IF(ABS([.AF539]-[.$L$210])&lt;10^-9;&quot;&quot;;[.AH539])" office:value-type="float" office:value="-1.75438596491228" calcext:value-type="float">
            <text:p>-1,75438596491228</text:p>
          </table:table-cell>
          <table:table-cell table:style-name="ce1330" table:formula="of:=([.$A$208]*[.AF539]+[.$B$208])/([.$C$208]*[.AF539]+[.$D$208])" office:value-type="float" office:value="-1.75438596491228" calcext:value-type="float">
            <text:p>-1,7543859649122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0]-[.$L$210])&lt;10^-9;&quot;Oui&quot;;&quot;&quot;)">
            <text:p/>
          </table:table-cell>
          <table:table-cell table:style-name="ce1327" table:formula="of:=[.AF539]+0.05" office:value-type="float" office:value="7.54999999999999" calcext:value-type="float">
            <text:p>7,54999999999999</text:p>
          </table:table-cell>
          <table:table-cell table:style-name="ce1119" table:formula="of:=IF(ABS([.AF540]-[.$L$210])&lt;10^-9;&quot;&quot;;[.AH540])" office:value-type="float" office:value="-1.7521815008726" calcext:value-type="float">
            <text:p>-1,7521815008726</text:p>
          </table:table-cell>
          <table:table-cell table:style-name="ce1119" table:formula="of:=([.$A$208]*[.AF540]+[.$B$208])/([.$C$208]*[.AF540]+[.$D$208])" office:value-type="float" office:value="-1.7521815008726" calcext:value-type="float">
            <text:p>-1,752181500872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1]-[.$L$210])&lt;10^-9;&quot;Oui&quot;;&quot;&quot;)">
            <text:p/>
          </table:table-cell>
          <table:table-cell table:style-name="ce1327" table:formula="of:=[.AF540]+0.05" office:value-type="float" office:value="7.59999999999999" calcext:value-type="float">
            <text:p>7,59999999999999</text:p>
          </table:table-cell>
          <table:table-cell table:style-name="ce1330" table:formula="of:=IF(ABS([.AF541]-[.$L$210])&lt;10^-9;&quot;&quot;;[.AH541])" office:value-type="float" office:value="-1.75" calcext:value-type="float">
            <text:p>-1,75</text:p>
          </table:table-cell>
          <table:table-cell table:style-name="ce1330" table:formula="of:=([.$A$208]*[.AF541]+[.$B$208])/([.$C$208]*[.AF541]+[.$D$208])" office:value-type="float" office:value="-1.75" calcext:value-type="float">
            <text:p>-1,7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2]-[.$L$210])&lt;10^-9;&quot;Oui&quot;;&quot;&quot;)">
            <text:p/>
          </table:table-cell>
          <table:table-cell table:style-name="ce1327" table:formula="of:=[.AF541]+0.05" office:value-type="float" office:value="7.64999999999999" calcext:value-type="float">
            <text:p>7,64999999999999</text:p>
          </table:table-cell>
          <table:table-cell table:style-name="ce1119" table:formula="of:=IF(ABS([.AF542]-[.$L$210])&lt;10^-9;&quot;&quot;;[.AH542])" office:value-type="float" office:value="-1.74784110535406" calcext:value-type="float">
            <text:p>-1,74784110535406</text:p>
          </table:table-cell>
          <table:table-cell table:style-name="ce1119" table:formula="of:=([.$A$208]*[.AF542]+[.$B$208])/([.$C$208]*[.AF542]+[.$D$208])" office:value-type="float" office:value="-1.74784110535406" calcext:value-type="float">
            <text:p>-1,7478411053540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3]-[.$L$210])&lt;10^-9;&quot;Oui&quot;;&quot;&quot;)">
            <text:p/>
          </table:table-cell>
          <table:table-cell table:style-name="ce1327" table:formula="of:=[.AF542]+0.05" office:value-type="float" office:value="7.69999999999999" calcext:value-type="float">
            <text:p>7,69999999999999</text:p>
          </table:table-cell>
          <table:table-cell table:style-name="ce1330" table:formula="of:=IF(ABS([.AF543]-[.$L$210])&lt;10^-9;&quot;&quot;;[.AH543])" office:value-type="float" office:value="-1.74570446735395" calcext:value-type="float">
            <text:p>-1,74570446735395</text:p>
          </table:table-cell>
          <table:table-cell table:style-name="ce1330" table:formula="of:=([.$A$208]*[.AF543]+[.$B$208])/([.$C$208]*[.AF543]+[.$D$208])" office:value-type="float" office:value="-1.74570446735395" calcext:value-type="float">
            <text:p>-1,7457044673539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4]-[.$L$210])&lt;10^-9;&quot;Oui&quot;;&quot;&quot;)">
            <text:p/>
          </table:table-cell>
          <table:table-cell table:style-name="ce1327" table:formula="of:=[.AF543]+0.05" office:value-type="float" office:value="7.74999999999999" calcext:value-type="float">
            <text:p>7,74999999999999</text:p>
          </table:table-cell>
          <table:table-cell table:style-name="ce1119" table:formula="of:=IF(ABS([.AF544]-[.$L$210])&lt;10^-9;&quot;&quot;;[.AH544])" office:value-type="float" office:value="-1.74358974358974" calcext:value-type="float">
            <text:p>-1,74358974358974</text:p>
          </table:table-cell>
          <table:table-cell table:style-name="ce1119" table:formula="of:=([.$A$208]*[.AF544]+[.$B$208])/([.$C$208]*[.AF544]+[.$D$208])" office:value-type="float" office:value="-1.74358974358974" calcext:value-type="float">
            <text:p>-1,7435897435897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5]-[.$L$210])&lt;10^-9;&quot;Oui&quot;;&quot;&quot;)">
            <text:p/>
          </table:table-cell>
          <table:table-cell table:style-name="ce1327" table:formula="of:=[.AF544]+0.05" office:value-type="float" office:value="7.79999999999999" calcext:value-type="float">
            <text:p>7,79999999999999</text:p>
          </table:table-cell>
          <table:table-cell table:style-name="ce1330" table:formula="of:=IF(ABS([.AF545]-[.$L$210])&lt;10^-9;&quot;&quot;;[.AH545])" office:value-type="float" office:value="-1.74149659863946" calcext:value-type="float">
            <text:p>-1,74149659863946</text:p>
          </table:table-cell>
          <table:table-cell table:style-name="ce1330" table:formula="of:=([.$A$208]*[.AF545]+[.$B$208])/([.$C$208]*[.AF545]+[.$D$208])" office:value-type="float" office:value="-1.74149659863946" calcext:value-type="float">
            <text:p>-1,7414965986394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6]-[.$L$210])&lt;10^-9;&quot;Oui&quot;;&quot;&quot;)">
            <text:p/>
          </table:table-cell>
          <table:table-cell table:style-name="ce1327" table:formula="of:=[.AF545]+0.05" office:value-type="float" office:value="7.84999999999999" calcext:value-type="float">
            <text:p>7,84999999999999</text:p>
          </table:table-cell>
          <table:table-cell table:style-name="ce1119" table:formula="of:=IF(ABS([.AF546]-[.$L$210])&lt;10^-9;&quot;&quot;;[.AH546])" office:value-type="float" office:value="-1.73942470389171" calcext:value-type="float">
            <text:p>-1,73942470389171</text:p>
          </table:table-cell>
          <table:table-cell table:style-name="ce1119" table:formula="of:=([.$A$208]*[.AF546]+[.$B$208])/([.$C$208]*[.AF546]+[.$D$208])" office:value-type="float" office:value="-1.73942470389171" calcext:value-type="float">
            <text:p>-1,7394247038917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7]-[.$L$210])&lt;10^-9;&quot;Oui&quot;;&quot;&quot;)">
            <text:p/>
          </table:table-cell>
          <table:table-cell table:style-name="ce1327" table:formula="of:=[.AF546]+0.05" office:value-type="float" office:value="7.89999999999999" calcext:value-type="float">
            <text:p>7,89999999999999</text:p>
          </table:table-cell>
          <table:table-cell table:style-name="ce1330" table:formula="of:=IF(ABS([.AF547]-[.$L$210])&lt;10^-9;&quot;&quot;;[.AH547])" office:value-type="float" office:value="-1.73737373737374" calcext:value-type="float">
            <text:p>-1,73737373737374</text:p>
          </table:table-cell>
          <table:table-cell table:style-name="ce1330" table:formula="of:=([.$A$208]*[.AF547]+[.$B$208])/([.$C$208]*[.AF547]+[.$D$208])" office:value-type="float" office:value="-1.73737373737374" calcext:value-type="float">
            <text:p>-1,7373737373737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8]-[.$L$210])&lt;10^-9;&quot;Oui&quot;;&quot;&quot;)">
            <text:p/>
          </table:table-cell>
          <table:table-cell table:style-name="ce1327" table:formula="of:=[.AF547]+0.05" office:value-type="float" office:value="7.94999999999999" calcext:value-type="float">
            <text:p>7,94999999999999</text:p>
          </table:table-cell>
          <table:table-cell table:style-name="ce1119" table:formula="of:=IF(ABS([.AF548]-[.$L$210])&lt;10^-9;&quot;&quot;;[.AH548])" office:value-type="float" office:value="-1.73534338358459" calcext:value-type="float">
            <text:p>-1,73534338358459</text:p>
          </table:table-cell>
          <table:table-cell table:style-name="ce1119" table:formula="of:=([.$A$208]*[.AF548]+[.$B$208])/([.$C$208]*[.AF548]+[.$D$208])" office:value-type="float" office:value="-1.73534338358459" calcext:value-type="float">
            <text:p>-1,7353433835845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9]-[.$L$210])&lt;10^-9;&quot;Oui&quot;;&quot;&quot;)">
            <text:p/>
          </table:table-cell>
          <table:table-cell table:style-name="ce1327" table:formula="of:=[.AF548]+0.05" office:value-type="float" office:value="7.99999999999999" calcext:value-type="float">
            <text:p>7,99999999999999</text:p>
          </table:table-cell>
          <table:table-cell table:style-name="ce1330" table:formula="of:=IF(ABS([.AF549]-[.$L$210])&lt;10^-9;&quot;&quot;;[.AH549])" office:value-type="float" office:value="-1.73333333333333" calcext:value-type="float">
            <text:p>-1,73333333333333</text:p>
          </table:table-cell>
          <table:table-cell table:style-name="ce1330" table:formula="of:=([.$A$208]*[.AF549]+[.$B$208])/([.$C$208]*[.AF549]+[.$D$208])" office:value-type="float" office:value="-1.73333333333333" calcext:value-type="float">
            <text:p>-1,73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0]-[.$L$210])&lt;10^-9;&quot;Oui&quot;;&quot;&quot;)">
            <text:p/>
          </table:table-cell>
          <table:table-cell table:style-name="ce1327" table:formula="of:=[.AF549]+0.05" office:value-type="float" office:value="8.04999999999999" calcext:value-type="float">
            <text:p>8,04999999999999</text:p>
          </table:table-cell>
          <table:table-cell table:style-name="ce1119" table:formula="of:=IF(ABS([.AF550]-[.$L$210])&lt;10^-9;&quot;&quot;;[.AH550])" office:value-type="float" office:value="-1.73134328358209" calcext:value-type="float">
            <text:p>-1,73134328358209</text:p>
          </table:table-cell>
          <table:table-cell table:style-name="ce1119" table:formula="of:=([.$A$208]*[.AF550]+[.$B$208])/([.$C$208]*[.AF550]+[.$D$208])" office:value-type="float" office:value="-1.73134328358209" calcext:value-type="float">
            <text:p>-1,7313432835820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1]-[.$L$210])&lt;10^-9;&quot;Oui&quot;;&quot;&quot;)">
            <text:p/>
          </table:table-cell>
          <table:table-cell table:style-name="ce1327" table:formula="of:=[.AF550]+0.05" office:value-type="float" office:value="8.09999999999999" calcext:value-type="float">
            <text:p>8,09999999999999</text:p>
          </table:table-cell>
          <table:table-cell table:style-name="ce1330" table:formula="of:=IF(ABS([.AF551]-[.$L$210])&lt;10^-9;&quot;&quot;;[.AH551])" office:value-type="float" office:value="-1.72937293729373" calcext:value-type="float">
            <text:p>-1,72937293729373</text:p>
          </table:table-cell>
          <table:table-cell table:style-name="ce1330" table:formula="of:=([.$A$208]*[.AF551]+[.$B$208])/([.$C$208]*[.AF551]+[.$D$208])" office:value-type="float" office:value="-1.72937293729373" calcext:value-type="float">
            <text:p>-1,7293729372937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2]-[.$L$210])&lt;10^-9;&quot;Oui&quot;;&quot;&quot;)">
            <text:p/>
          </table:table-cell>
          <table:table-cell table:style-name="ce1327" table:formula="of:=[.AF551]+0.05" office:value-type="float" office:value="8.14999999999999" calcext:value-type="float">
            <text:p>8,14999999999999</text:p>
          </table:table-cell>
          <table:table-cell table:style-name="ce1119" table:formula="of:=IF(ABS([.AF552]-[.$L$210])&lt;10^-9;&quot;&quot;;[.AH552])" office:value-type="float" office:value="-1.72742200328407" calcext:value-type="float">
            <text:p>-1,72742200328407</text:p>
          </table:table-cell>
          <table:table-cell table:style-name="ce1119" table:formula="of:=([.$A$208]*[.AF552]+[.$B$208])/([.$C$208]*[.AF552]+[.$D$208])" office:value-type="float" office:value="-1.72742200328407" calcext:value-type="float">
            <text:p>-1,7274220032840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3]-[.$L$210])&lt;10^-9;&quot;Oui&quot;;&quot;&quot;)">
            <text:p/>
          </table:table-cell>
          <table:table-cell table:style-name="ce1327" table:formula="of:=[.AF552]+0.05" office:value-type="float" office:value="8.19999999999999" calcext:value-type="float">
            <text:p>8,19999999999999</text:p>
          </table:table-cell>
          <table:table-cell table:style-name="ce1330" table:formula="of:=IF(ABS([.AF553]-[.$L$210])&lt;10^-9;&quot;&quot;;[.AH553])" office:value-type="float" office:value="-1.72549019607843" calcext:value-type="float">
            <text:p>-1,72549019607843</text:p>
          </table:table-cell>
          <table:table-cell table:style-name="ce1330" table:formula="of:=([.$A$208]*[.AF553]+[.$B$208])/([.$C$208]*[.AF553]+[.$D$208])" office:value-type="float" office:value="-1.72549019607843" calcext:value-type="float">
            <text:p>-1,7254901960784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4]-[.$L$210])&lt;10^-9;&quot;Oui&quot;;&quot;&quot;)">
            <text:p/>
          </table:table-cell>
          <table:table-cell table:style-name="ce1327" table:formula="of:=[.AF553]+0.05" office:value-type="float" office:value="8.24999999999999" calcext:value-type="float">
            <text:p>8,24999999999999</text:p>
          </table:table-cell>
          <table:table-cell table:style-name="ce1119" table:formula="of:=IF(ABS([.AF554]-[.$L$210])&lt;10^-9;&quot;&quot;;[.AH554])" office:value-type="float" office:value="-1.72357723577236" calcext:value-type="float">
            <text:p>-1,72357723577236</text:p>
          </table:table-cell>
          <table:table-cell table:style-name="ce1119" table:formula="of:=([.$A$208]*[.AF554]+[.$B$208])/([.$C$208]*[.AF554]+[.$D$208])" office:value-type="float" office:value="-1.72357723577236" calcext:value-type="float">
            <text:p>-1,7235772357723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5]-[.$L$210])&lt;10^-9;&quot;Oui&quot;;&quot;&quot;)">
            <text:p/>
          </table:table-cell>
          <table:table-cell table:style-name="ce1327" table:formula="of:=[.AF554]+0.05" office:value-type="float" office:value="8.29999999999999" calcext:value-type="float">
            <text:p>8,29999999999999</text:p>
          </table:table-cell>
          <table:table-cell table:style-name="ce1330" table:formula="of:=IF(ABS([.AF555]-[.$L$210])&lt;10^-9;&quot;&quot;;[.AH555])" office:value-type="float" office:value="-1.72168284789644" calcext:value-type="float">
            <text:p>-1,72168284789644</text:p>
          </table:table-cell>
          <table:table-cell table:style-name="ce1330" table:formula="of:=([.$A$208]*[.AF555]+[.$B$208])/([.$C$208]*[.AF555]+[.$D$208])" office:value-type="float" office:value="-1.72168284789644" calcext:value-type="float">
            <text:p>-1,7216828478964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6]-[.$L$210])&lt;10^-9;&quot;Oui&quot;;&quot;&quot;)">
            <text:p/>
          </table:table-cell>
          <table:table-cell table:style-name="ce1327" table:formula="of:=[.AF555]+0.05" office:value-type="float" office:value="8.34999999999999" calcext:value-type="float">
            <text:p>8,34999999999999</text:p>
          </table:table-cell>
          <table:table-cell table:style-name="ce1119" table:formula="of:=IF(ABS([.AF556]-[.$L$210])&lt;10^-9;&quot;&quot;;[.AH556])" office:value-type="float" office:value="-1.71980676328502" calcext:value-type="float">
            <text:p>-1,71980676328502</text:p>
          </table:table-cell>
          <table:table-cell table:style-name="ce1119" table:formula="of:=([.$A$208]*[.AF556]+[.$B$208])/([.$C$208]*[.AF556]+[.$D$208])" office:value-type="float" office:value="-1.71980676328502" calcext:value-type="float">
            <text:p>-1,7198067632850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7]-[.$L$210])&lt;10^-9;&quot;Oui&quot;;&quot;&quot;)">
            <text:p/>
          </table:table-cell>
          <table:table-cell table:style-name="ce1327" table:formula="of:=[.AF556]+0.05" office:value-type="float" office:value="8.39999999999999" calcext:value-type="float">
            <text:p>8,39999999999999</text:p>
          </table:table-cell>
          <table:table-cell table:style-name="ce1330" table:formula="of:=IF(ABS([.AF557]-[.$L$210])&lt;10^-9;&quot;&quot;;[.AH557])" office:value-type="float" office:value="-1.71794871794872" calcext:value-type="float">
            <text:p>-1,71794871794872</text:p>
          </table:table-cell>
          <table:table-cell table:style-name="ce1330" table:formula="of:=([.$A$208]*[.AF557]+[.$B$208])/([.$C$208]*[.AF557]+[.$D$208])" office:value-type="float" office:value="-1.71794871794872" calcext:value-type="float">
            <text:p>-1,7179487179487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8]-[.$L$210])&lt;10^-9;&quot;Oui&quot;;&quot;&quot;)">
            <text:p/>
          </table:table-cell>
          <table:table-cell table:style-name="ce1327" table:formula="of:=[.AF557]+0.05" office:value-type="float" office:value="8.44999999999999" calcext:value-type="float">
            <text:p>8,44999999999999</text:p>
          </table:table-cell>
          <table:table-cell table:style-name="ce1119" table:formula="of:=IF(ABS([.AF558]-[.$L$210])&lt;10^-9;&quot;&quot;;[.AH558])" office:value-type="float" office:value="-1.71610845295056" calcext:value-type="float">
            <text:p>-1,71610845295056</text:p>
          </table:table-cell>
          <table:table-cell table:style-name="ce1119" table:formula="of:=([.$A$208]*[.AF558]+[.$B$208])/([.$C$208]*[.AF558]+[.$D$208])" office:value-type="float" office:value="-1.71610845295056" calcext:value-type="float">
            <text:p>-1,7161084529505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9]-[.$L$210])&lt;10^-9;&quot;Oui&quot;;&quot;&quot;)">
            <text:p/>
          </table:table-cell>
          <table:table-cell table:style-name="ce1327" table:formula="of:=[.AF558]+0.05" office:value-type="float" office:value="8.5" calcext:value-type="float">
            <text:p>8,5</text:p>
          </table:table-cell>
          <table:table-cell table:style-name="ce1330" table:formula="of:=IF(ABS([.AF559]-[.$L$210])&lt;10^-9;&quot;&quot;;[.AH559])" office:value-type="float" office:value="-1.71428571428571" calcext:value-type="float">
            <text:p>-1,71428571428571</text:p>
          </table:table-cell>
          <table:table-cell table:style-name="ce1330" table:formula="of:=([.$A$208]*[.AF559]+[.$B$208])/([.$C$208]*[.AF559]+[.$D$208])" office:value-type="float" office:value="-1.71428571428571" calcext:value-type="float">
            <text:p>-1,7142857142857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0]-[.$L$210])&lt;10^-9;&quot;Oui&quot;;&quot;&quot;)">
            <text:p/>
          </table:table-cell>
          <table:table-cell table:style-name="ce1327" table:formula="of:=[.AF559]+0.05" office:value-type="float" office:value="8.55" calcext:value-type="float">
            <text:p>8,55</text:p>
          </table:table-cell>
          <table:table-cell table:style-name="ce1119" table:formula="of:=IF(ABS([.AF560]-[.$L$210])&lt;10^-9;&quot;&quot;;[.AH560])" office:value-type="float" office:value="-1.71248025276461" calcext:value-type="float">
            <text:p>-1,71248025276461</text:p>
          </table:table-cell>
          <table:table-cell table:style-name="ce1119" table:formula="of:=([.$A$208]*[.AF560]+[.$B$208])/([.$C$208]*[.AF560]+[.$D$208])" office:value-type="float" office:value="-1.71248025276461" calcext:value-type="float">
            <text:p>-1,7124802527646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1]-[.$L$210])&lt;10^-9;&quot;Oui&quot;;&quot;&quot;)">
            <text:p/>
          </table:table-cell>
          <table:table-cell table:style-name="ce1327" table:formula="of:=[.AF560]+0.05" office:value-type="float" office:value="8.6" calcext:value-type="float">
            <text:p>8,6</text:p>
          </table:table-cell>
          <table:table-cell table:style-name="ce1330" table:formula="of:=IF(ABS([.AF561]-[.$L$210])&lt;10^-9;&quot;&quot;;[.AH561])" office:value-type="float" office:value="-1.71069182389937" calcext:value-type="float">
            <text:p>-1,71069182389937</text:p>
          </table:table-cell>
          <table:table-cell table:style-name="ce1330" table:formula="of:=([.$A$208]*[.AF561]+[.$B$208])/([.$C$208]*[.AF561]+[.$D$208])" office:value-type="float" office:value="-1.71069182389937" calcext:value-type="float">
            <text:p>-1,710691823899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2]-[.$L$210])&lt;10^-9;&quot;Oui&quot;;&quot;&quot;)">
            <text:p/>
          </table:table-cell>
          <table:table-cell table:style-name="ce1327" table:formula="of:=[.AF561]+0.05" office:value-type="float" office:value="8.65" calcext:value-type="float">
            <text:p>8,65</text:p>
          </table:table-cell>
          <table:table-cell table:style-name="ce1119" table:formula="of:=IF(ABS([.AF562]-[.$L$210])&lt;10^-9;&quot;&quot;;[.AH562])" office:value-type="float" office:value="-1.70892018779343" calcext:value-type="float">
            <text:p>-1,70892018779343</text:p>
          </table:table-cell>
          <table:table-cell table:style-name="ce1119" table:formula="of:=([.$A$208]*[.AF562]+[.$B$208])/([.$C$208]*[.AF562]+[.$D$208])" office:value-type="float" office:value="-1.70892018779343" calcext:value-type="float">
            <text:p>-1,7089201877934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3]-[.$L$210])&lt;10^-9;&quot;Oui&quot;;&quot;&quot;)">
            <text:p/>
          </table:table-cell>
          <table:table-cell table:style-name="ce1327" table:formula="of:=[.AF562]+0.05" office:value-type="float" office:value="8.7" calcext:value-type="float">
            <text:p>8,7</text:p>
          </table:table-cell>
          <table:table-cell table:style-name="ce1330" table:formula="of:=IF(ABS([.AF563]-[.$L$210])&lt;10^-9;&quot;&quot;;[.AH563])" office:value-type="float" office:value="-1.70716510903427" calcext:value-type="float">
            <text:p>-1,70716510903427</text:p>
          </table:table-cell>
          <table:table-cell table:style-name="ce1330" table:formula="of:=([.$A$208]*[.AF563]+[.$B$208])/([.$C$208]*[.AF563]+[.$D$208])" office:value-type="float" office:value="-1.70716510903427" calcext:value-type="float">
            <text:p>-1,7071651090342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4]-[.$L$210])&lt;10^-9;&quot;Oui&quot;;&quot;&quot;)">
            <text:p/>
          </table:table-cell>
          <table:table-cell table:style-name="ce1327" table:formula="of:=[.AF563]+0.05" office:value-type="float" office:value="8.75" calcext:value-type="float">
            <text:p>8,75</text:p>
          </table:table-cell>
          <table:table-cell table:style-name="ce1119" table:formula="of:=IF(ABS([.AF564]-[.$L$210])&lt;10^-9;&quot;&quot;;[.AH564])" office:value-type="float" office:value="-1.70542635658915" calcext:value-type="float">
            <text:p>-1,70542635658915</text:p>
          </table:table-cell>
          <table:table-cell table:style-name="ce1119" table:formula="of:=([.$A$208]*[.AF564]+[.$B$208])/([.$C$208]*[.AF564]+[.$D$208])" office:value-type="float" office:value="-1.70542635658915" calcext:value-type="float">
            <text:p>-1,7054263565891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5]-[.$L$210])&lt;10^-9;&quot;Oui&quot;;&quot;&quot;)">
            <text:p/>
          </table:table-cell>
          <table:table-cell table:style-name="ce1327" table:formula="of:=[.AF564]+0.05" office:value-type="float" office:value="8.8" calcext:value-type="float">
            <text:p>8,8</text:p>
          </table:table-cell>
          <table:table-cell table:style-name="ce1330" table:formula="of:=IF(ABS([.AF565]-[.$L$210])&lt;10^-9;&quot;&quot;;[.AH565])" office:value-type="float" office:value="-1.7037037037037" calcext:value-type="float">
            <text:p>-1,7037037037037</text:p>
          </table:table-cell>
          <table:table-cell table:style-name="ce1330" table:formula="of:=([.$A$208]*[.AF565]+[.$B$208])/([.$C$208]*[.AF565]+[.$D$208])" office:value-type="float" office:value="-1.7037037037037" calcext:value-type="float">
            <text:p>-1,70370370370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6]-[.$L$210])&lt;10^-9;&quot;Oui&quot;;&quot;&quot;)">
            <text:p/>
          </table:table-cell>
          <table:table-cell table:style-name="ce1327" table:formula="of:=[.AF565]+0.05" office:value-type="float" office:value="8.85" calcext:value-type="float">
            <text:p>8,85</text:p>
          </table:table-cell>
          <table:table-cell table:style-name="ce1119" table:formula="of:=IF(ABS([.AF566]-[.$L$210])&lt;10^-9;&quot;&quot;;[.AH566])" office:value-type="float" office:value="-1.70199692780338" calcext:value-type="float">
            <text:p>-1,70199692780338</text:p>
          </table:table-cell>
          <table:table-cell table:style-name="ce1119" table:formula="of:=([.$A$208]*[.AF566]+[.$B$208])/([.$C$208]*[.AF566]+[.$D$208])" office:value-type="float" office:value="-1.70199692780338" calcext:value-type="float">
            <text:p>-1,7019969278033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7]-[.$L$210])&lt;10^-9;&quot;Oui&quot;;&quot;&quot;)">
            <text:p/>
          </table:table-cell>
          <table:table-cell table:style-name="ce1327" table:formula="of:=[.AF566]+0.05" office:value-type="float" office:value="8.9" calcext:value-type="float">
            <text:p>8,9</text:p>
          </table:table-cell>
          <table:table-cell table:style-name="ce1330" table:formula="of:=IF(ABS([.AF567]-[.$L$210])&lt;10^-9;&quot;&quot;;[.AH567])" office:value-type="float" office:value="-1.70030581039755" calcext:value-type="float">
            <text:p>-1,70030581039755</text:p>
          </table:table-cell>
          <table:table-cell table:style-name="ce1330" table:formula="of:=([.$A$208]*[.AF567]+[.$B$208])/([.$C$208]*[.AF567]+[.$D$208])" office:value-type="float" office:value="-1.70030581039755" calcext:value-type="float">
            <text:p>-1,7003058103975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8]-[.$L$210])&lt;10^-9;&quot;Oui&quot;;&quot;&quot;)">
            <text:p/>
          </table:table-cell>
          <table:table-cell table:style-name="ce1327" table:formula="of:=[.AF567]+0.05" office:value-type="float" office:value="8.95" calcext:value-type="float">
            <text:p>8,95</text:p>
          </table:table-cell>
          <table:table-cell table:style-name="ce1119" table:formula="of:=IF(ABS([.AF568]-[.$L$210])&lt;10^-9;&quot;&quot;;[.AH568])" office:value-type="float" office:value="-1.6986301369863" calcext:value-type="float">
            <text:p>-1,6986301369863</text:p>
          </table:table-cell>
          <table:table-cell table:style-name="ce1119" table:formula="of:=([.$A$208]*[.AF568]+[.$B$208])/([.$C$208]*[.AF568]+[.$D$208])" office:value-type="float" office:value="-1.6986301369863" calcext:value-type="float">
            <text:p>-1,698630136986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9]-[.$L$210])&lt;10^-9;&quot;Oui&quot;;&quot;&quot;)">
            <text:p/>
          </table:table-cell>
          <table:table-cell table:style-name="ce1327" table:formula="of:=[.AF568]+0.05" office:value-type="float" office:value="9" calcext:value-type="float">
            <text:p>9</text:p>
          </table:table-cell>
          <table:table-cell table:style-name="ce1330" table:formula="of:=IF(ABS([.AF569]-[.$L$210])&lt;10^-9;&quot;&quot;;[.AH569])" office:value-type="float" office:value="-1.6969696969697" calcext:value-type="float">
            <text:p>-1,6969696969697</text:p>
          </table:table-cell>
          <table:table-cell table:style-name="ce1330" table:formula="of:=([.$A$208]*[.AF569]+[.$B$208])/([.$C$208]*[.AF569]+[.$D$208])" office:value-type="float" office:value="-1.6969696969697" calcext:value-type="float">
            <text:p>-1,696969696969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0]-[.$L$210])&lt;10^-9;&quot;Oui&quot;;&quot;&quot;)">
            <text:p/>
          </table:table-cell>
          <table:table-cell table:style-name="ce1327" table:formula="of:=[.AF569]+0.05" office:value-type="float" office:value="9.05" calcext:value-type="float">
            <text:p>9,05</text:p>
          </table:table-cell>
          <table:table-cell table:style-name="ce1119" table:formula="of:=IF(ABS([.AF570]-[.$L$210])&lt;10^-9;&quot;&quot;;[.AH570])" office:value-type="float" office:value="-1.69532428355958" calcext:value-type="float">
            <text:p>-1,69532428355958</text:p>
          </table:table-cell>
          <table:table-cell table:style-name="ce1119" table:formula="of:=([.$A$208]*[.AF570]+[.$B$208])/([.$C$208]*[.AF570]+[.$D$208])" office:value-type="float" office:value="-1.69532428355958" calcext:value-type="float">
            <text:p>-1,6953242835595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1]-[.$L$210])&lt;10^-9;&quot;Oui&quot;;&quot;&quot;)">
            <text:p/>
          </table:table-cell>
          <table:table-cell table:style-name="ce1327" table:formula="of:=[.AF570]+0.05" office:value-type="float" office:value="9.1" calcext:value-type="float">
            <text:p>9,1</text:p>
          </table:table-cell>
          <table:table-cell table:style-name="ce1330" table:formula="of:=IF(ABS([.AF571]-[.$L$210])&lt;10^-9;&quot;&quot;;[.AH571])" office:value-type="float" office:value="-1.69369369369369" calcext:value-type="float">
            <text:p>-1,69369369369369</text:p>
          </table:table-cell>
          <table:table-cell table:style-name="ce1330" table:formula="of:=([.$A$208]*[.AF571]+[.$B$208])/([.$C$208]*[.AF571]+[.$D$208])" office:value-type="float" office:value="-1.69369369369369" calcext:value-type="float">
            <text:p>-1,6936936936936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2]-[.$L$210])&lt;10^-9;&quot;Oui&quot;;&quot;&quot;)">
            <text:p/>
          </table:table-cell>
          <table:table-cell table:style-name="ce1327" table:formula="of:=[.AF571]+0.05" office:value-type="float" office:value="9.15" calcext:value-type="float">
            <text:p>9,15</text:p>
          </table:table-cell>
          <table:table-cell table:style-name="ce1119" table:formula="of:=IF(ABS([.AF572]-[.$L$210])&lt;10^-9;&quot;&quot;;[.AH572])" office:value-type="float" office:value="-1.69207772795217" calcext:value-type="float">
            <text:p>-1,69207772795217</text:p>
          </table:table-cell>
          <table:table-cell table:style-name="ce1119" table:formula="of:=([.$A$208]*[.AF572]+[.$B$208])/([.$C$208]*[.AF572]+[.$D$208])" office:value-type="float" office:value="-1.69207772795217" calcext:value-type="float">
            <text:p>-1,6920777279521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3]-[.$L$210])&lt;10^-9;&quot;Oui&quot;;&quot;&quot;)">
            <text:p/>
          </table:table-cell>
          <table:table-cell table:style-name="ce1327" table:formula="of:=[.AF572]+0.05" office:value-type="float" office:value="9.2" calcext:value-type="float">
            <text:p>9,2</text:p>
          </table:table-cell>
          <table:table-cell table:style-name="ce1330" table:formula="of:=IF(ABS([.AF573]-[.$L$210])&lt;10^-9;&quot;&quot;;[.AH573])" office:value-type="float" office:value="-1.69047619047619" calcext:value-type="float">
            <text:p>-1,69047619047619</text:p>
          </table:table-cell>
          <table:table-cell table:style-name="ce1330" table:formula="of:=([.$A$208]*[.AF573]+[.$B$208])/([.$C$208]*[.AF573]+[.$D$208])" office:value-type="float" office:value="-1.69047619047619" calcext:value-type="float">
            <text:p>-1,6904761904761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4]-[.$L$210])&lt;10^-9;&quot;Oui&quot;;&quot;&quot;)">
            <text:p/>
          </table:table-cell>
          <table:table-cell table:style-name="ce1327" table:formula="of:=[.AF573]+0.05" office:value-type="float" office:value="9.25000000000001" calcext:value-type="float">
            <text:p>9,25000000000001</text:p>
          </table:table-cell>
          <table:table-cell table:style-name="ce1119" table:formula="of:=IF(ABS([.AF574]-[.$L$210])&lt;10^-9;&quot;&quot;;[.AH574])" office:value-type="float" office:value="-1.68888888888889" calcext:value-type="float">
            <text:p>-1,68888888888889</text:p>
          </table:table-cell>
          <table:table-cell table:style-name="ce1119" table:formula="of:=([.$A$208]*[.AF574]+[.$B$208])/([.$C$208]*[.AF574]+[.$D$208])" office:value-type="float" office:value="-1.68888888888889" calcext:value-type="float">
            <text:p>-1,6888888888888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5]-[.$L$210])&lt;10^-9;&quot;Oui&quot;;&quot;&quot;)">
            <text:p/>
          </table:table-cell>
          <table:table-cell table:style-name="ce1327" table:formula="of:=[.AF574]+0.05" office:value-type="float" office:value="9.30000000000001" calcext:value-type="float">
            <text:p>9,30000000000001</text:p>
          </table:table-cell>
          <table:table-cell table:style-name="ce1330" table:formula="of:=IF(ABS([.AF575]-[.$L$210])&lt;10^-9;&quot;&quot;;[.AH575])" office:value-type="float" office:value="-1.68731563421829" calcext:value-type="float">
            <text:p>-1,68731563421829</text:p>
          </table:table-cell>
          <table:table-cell table:style-name="ce1330" table:formula="of:=([.$A$208]*[.AF575]+[.$B$208])/([.$C$208]*[.AF575]+[.$D$208])" office:value-type="float" office:value="-1.68731563421829" calcext:value-type="float">
            <text:p>-1,6873156342182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6]-[.$L$210])&lt;10^-9;&quot;Oui&quot;;&quot;&quot;)">
            <text:p/>
          </table:table-cell>
          <table:table-cell table:style-name="ce1327" table:formula="of:=[.AF575]+0.05" office:value-type="float" office:value="9.35000000000001" calcext:value-type="float">
            <text:p>9,35000000000001</text:p>
          </table:table-cell>
          <table:table-cell table:style-name="ce1119" table:formula="of:=IF(ABS([.AF576]-[.$L$210])&lt;10^-9;&quot;&quot;;[.AH576])" office:value-type="float" office:value="-1.68575624082232" calcext:value-type="float">
            <text:p>-1,68575624082232</text:p>
          </table:table-cell>
          <table:table-cell table:style-name="ce1119" table:formula="of:=([.$A$208]*[.AF576]+[.$B$208])/([.$C$208]*[.AF576]+[.$D$208])" office:value-type="float" office:value="-1.68575624082232" calcext:value-type="float">
            <text:p>-1,6857562408223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7]-[.$L$210])&lt;10^-9;&quot;Oui&quot;;&quot;&quot;)">
            <text:p/>
          </table:table-cell>
          <table:table-cell table:style-name="ce1327" table:formula="of:=[.AF576]+0.05" office:value-type="float" office:value="9.40000000000001" calcext:value-type="float">
            <text:p>9,40000000000001</text:p>
          </table:table-cell>
          <table:table-cell table:style-name="ce1330" table:formula="of:=IF(ABS([.AF577]-[.$L$210])&lt;10^-9;&quot;&quot;;[.AH577])" office:value-type="float" office:value="-1.68421052631579" calcext:value-type="float">
            <text:p>-1,68421052631579</text:p>
          </table:table-cell>
          <table:table-cell table:style-name="ce1330" table:formula="of:=([.$A$208]*[.AF577]+[.$B$208])/([.$C$208]*[.AF577]+[.$D$208])" office:value-type="float" office:value="-1.68421052631579" calcext:value-type="float">
            <text:p>-1,6842105263157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8]-[.$L$210])&lt;10^-9;&quot;Oui&quot;;&quot;&quot;)">
            <text:p/>
          </table:table-cell>
          <table:table-cell table:style-name="ce1327" table:formula="of:=[.AF577]+0.05" office:value-type="float" office:value="9.45000000000001" calcext:value-type="float">
            <text:p>9,45000000000001</text:p>
          </table:table-cell>
          <table:table-cell table:style-name="ce1119" table:formula="of:=IF(ABS([.AF578]-[.$L$210])&lt;10^-9;&quot;&quot;;[.AH578])" office:value-type="float" office:value="-1.68267831149927" calcext:value-type="float">
            <text:p>-1,68267831149927</text:p>
          </table:table-cell>
          <table:table-cell table:style-name="ce1119" table:formula="of:=([.$A$208]*[.AF578]+[.$B$208])/([.$C$208]*[.AF578]+[.$D$208])" office:value-type="float" office:value="-1.68267831149927" calcext:value-type="float">
            <text:p>-1,6826783114992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9]-[.$L$210])&lt;10^-9;&quot;Oui&quot;;&quot;&quot;)">
            <text:p/>
          </table:table-cell>
          <table:table-cell table:style-name="ce1327" table:formula="of:=[.AF578]+0.05" office:value-type="float" office:value="9.50000000000001" calcext:value-type="float">
            <text:p>9,50000000000001</text:p>
          </table:table-cell>
          <table:table-cell table:style-name="ce1330" table:formula="of:=IF(ABS([.AF579]-[.$L$210])&lt;10^-9;&quot;&quot;;[.AH579])" office:value-type="float" office:value="-1.68115942028986" calcext:value-type="float">
            <text:p>-1,68115942028986</text:p>
          </table:table-cell>
          <table:table-cell table:style-name="ce1330" table:formula="of:=([.$A$208]*[.AF579]+[.$B$208])/([.$C$208]*[.AF579]+[.$D$208])" office:value-type="float" office:value="-1.68115942028986" calcext:value-type="float">
            <text:p>-1,6811594202898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0]-[.$L$210])&lt;10^-9;&quot;Oui&quot;;&quot;&quot;)">
            <text:p/>
          </table:table-cell>
          <table:table-cell table:style-name="ce1327" table:formula="of:=[.AF579]+0.05" office:value-type="float" office:value="9.55000000000001" calcext:value-type="float">
            <text:p>9,55000000000001</text:p>
          </table:table-cell>
          <table:table-cell table:style-name="ce1119" table:formula="of:=IF(ABS([.AF580]-[.$L$210])&lt;10^-9;&quot;&quot;;[.AH580])" office:value-type="float" office:value="-1.67965367965368" calcext:value-type="float">
            <text:p>-1,67965367965368</text:p>
          </table:table-cell>
          <table:table-cell table:style-name="ce1119" table:formula="of:=([.$A$208]*[.AF580]+[.$B$208])/([.$C$208]*[.AF580]+[.$D$208])" office:value-type="float" office:value="-1.67965367965368" calcext:value-type="float">
            <text:p>-1,6796536796536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1]-[.$L$210])&lt;10^-9;&quot;Oui&quot;;&quot;&quot;)">
            <text:p/>
          </table:table-cell>
          <table:table-cell table:style-name="ce1327" table:formula="of:=[.AF580]+0.05" office:value-type="float" office:value="9.60000000000001" calcext:value-type="float">
            <text:p>9,60000000000001</text:p>
          </table:table-cell>
          <table:table-cell table:style-name="ce1330" table:formula="of:=IF(ABS([.AF581]-[.$L$210])&lt;10^-9;&quot;&quot;;[.AH581])" office:value-type="float" office:value="-1.67816091954023" calcext:value-type="float">
            <text:p>-1,67816091954023</text:p>
          </table:table-cell>
          <table:table-cell table:style-name="ce1330" table:formula="of:=([.$A$208]*[.AF581]+[.$B$208])/([.$C$208]*[.AF581]+[.$D$208])" office:value-type="float" office:value="-1.67816091954023" calcext:value-type="float">
            <text:p>-1,6781609195402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2]-[.$L$210])&lt;10^-9;&quot;Oui&quot;;&quot;&quot;)">
            <text:p/>
          </table:table-cell>
          <table:table-cell table:style-name="ce1327" table:formula="of:=[.AF581]+0.05" office:value-type="float" office:value="9.65000000000001" calcext:value-type="float">
            <text:p>9,65000000000001</text:p>
          </table:table-cell>
          <table:table-cell table:style-name="ce1119" table:formula="of:=IF(ABS([.AF582]-[.$L$210])&lt;10^-9;&quot;&quot;;[.AH582])" office:value-type="float" office:value="-1.67668097281831" calcext:value-type="float">
            <text:p>-1,67668097281831</text:p>
          </table:table-cell>
          <table:table-cell table:style-name="ce1119" table:formula="of:=([.$A$208]*[.AF582]+[.$B$208])/([.$C$208]*[.AF582]+[.$D$208])" office:value-type="float" office:value="-1.67668097281831" calcext:value-type="float">
            <text:p>-1,6766809728183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3]-[.$L$210])&lt;10^-9;&quot;Oui&quot;;&quot;&quot;)">
            <text:p/>
          </table:table-cell>
          <table:table-cell table:style-name="ce1327" table:formula="of:=[.AF582]+0.05" office:value-type="float" office:value="9.70000000000001" calcext:value-type="float">
            <text:p>9,70000000000001</text:p>
          </table:table-cell>
          <table:table-cell table:style-name="ce1330" table:formula="of:=IF(ABS([.AF583]-[.$L$210])&lt;10^-9;&quot;&quot;;[.AH583])" office:value-type="float" office:value="-1.67521367521367" calcext:value-type="float">
            <text:p>-1,67521367521367</text:p>
          </table:table-cell>
          <table:table-cell table:style-name="ce1330" table:formula="of:=([.$A$208]*[.AF583]+[.$B$208])/([.$C$208]*[.AF583]+[.$D$208])" office:value-type="float" office:value="-1.67521367521367" calcext:value-type="float">
            <text:p>-1,6752136752136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4]-[.$L$210])&lt;10^-9;&quot;Oui&quot;;&quot;&quot;)">
            <text:p/>
          </table:table-cell>
          <table:table-cell table:style-name="ce1327" table:formula="of:=[.AF583]+0.05" office:value-type="float" office:value="9.75000000000001" calcext:value-type="float">
            <text:p>9,75000000000001</text:p>
          </table:table-cell>
          <table:table-cell table:style-name="ce1119" table:formula="of:=IF(ABS([.AF584]-[.$L$210])&lt;10^-9;&quot;&quot;;[.AH584])" office:value-type="float" office:value="-1.67375886524823" calcext:value-type="float">
            <text:p>-1,67375886524823</text:p>
          </table:table-cell>
          <table:table-cell table:style-name="ce1119" table:formula="of:=([.$A$208]*[.AF584]+[.$B$208])/([.$C$208]*[.AF584]+[.$D$208])" office:value-type="float" office:value="-1.67375886524823" calcext:value-type="float">
            <text:p>-1,6737588652482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5]-[.$L$210])&lt;10^-9;&quot;Oui&quot;;&quot;&quot;)">
            <text:p/>
          </table:table-cell>
          <table:table-cell table:style-name="ce1327" table:formula="of:=[.AF584]+0.05" office:value-type="float" office:value="9.80000000000001" calcext:value-type="float">
            <text:p>9,80000000000001</text:p>
          </table:table-cell>
          <table:table-cell table:style-name="ce1330" table:formula="of:=IF(ABS([.AF585]-[.$L$210])&lt;10^-9;&quot;&quot;;[.AH585])" office:value-type="float" office:value="-1.67231638418079" calcext:value-type="float">
            <text:p>-1,67231638418079</text:p>
          </table:table-cell>
          <table:table-cell table:style-name="ce1330" table:formula="of:=([.$A$208]*[.AF585]+[.$B$208])/([.$C$208]*[.AF585]+[.$D$208])" office:value-type="float" office:value="-1.67231638418079" calcext:value-type="float">
            <text:p>-1,6723163841807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6]-[.$L$210])&lt;10^-9;&quot;Oui&quot;;&quot;&quot;)">
            <text:p/>
          </table:table-cell>
          <table:table-cell table:style-name="ce1327" table:formula="of:=[.AF585]+0.05" office:value-type="float" office:value="9.85000000000001" calcext:value-type="float">
            <text:p>9,85000000000001</text:p>
          </table:table-cell>
          <table:table-cell table:style-name="ce1119" table:formula="of:=IF(ABS([.AF586]-[.$L$210])&lt;10^-9;&quot;&quot;;[.AH586])" office:value-type="float" office:value="-1.67088607594937" calcext:value-type="float">
            <text:p>-1,67088607594937</text:p>
          </table:table-cell>
          <table:table-cell table:style-name="ce1119" table:formula="of:=([.$A$208]*[.AF586]+[.$B$208])/([.$C$208]*[.AF586]+[.$D$208])" office:value-type="float" office:value="-1.67088607594937" calcext:value-type="float">
            <text:p>-1,670886075949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7]-[.$L$210])&lt;10^-9;&quot;Oui&quot;;&quot;&quot;)">
            <text:p/>
          </table:table-cell>
          <table:table-cell table:style-name="ce1327" table:formula="of:=[.AF586]+0.05" office:value-type="float" office:value="9.90000000000001" calcext:value-type="float">
            <text:p>9,90000000000001</text:p>
          </table:table-cell>
          <table:table-cell table:style-name="ce1330" table:formula="of:=IF(ABS([.AF587]-[.$L$210])&lt;10^-9;&quot;&quot;;[.AH587])" office:value-type="float" office:value="-1.66946778711485" calcext:value-type="float">
            <text:p>-1,66946778711485</text:p>
          </table:table-cell>
          <table:table-cell table:style-name="ce1330" table:formula="of:=([.$A$208]*[.AF587]+[.$B$208])/([.$C$208]*[.AF587]+[.$D$208])" office:value-type="float" office:value="-1.66946778711485" calcext:value-type="float">
            <text:p>-1,6694677871148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8]-[.$L$210])&lt;10^-9;&quot;Oui&quot;;&quot;&quot;)">
            <text:p/>
          </table:table-cell>
          <table:table-cell table:style-name="ce1327" table:formula="of:=[.AF587]+0.05" office:value-type="float" office:value="9.95000000000002" calcext:value-type="float">
            <text:p>9,95000000000002</text:p>
          </table:table-cell>
          <table:table-cell table:style-name="ce1119" table:formula="of:=IF(ABS([.AF588]-[.$L$210])&lt;10^-9;&quot;&quot;;[.AH588])" office:value-type="float" office:value="-1.66806136680614" calcext:value-type="float">
            <text:p>-1,66806136680614</text:p>
          </table:table-cell>
          <table:table-cell table:style-name="ce1119" table:formula="of:=([.$A$208]*[.AF588]+[.$B$208])/([.$C$208]*[.AF588]+[.$D$208])" office:value-type="float" office:value="-1.66806136680614" calcext:value-type="float">
            <text:p>-1,6680613668061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9]-[.$L$210])&lt;10^-9;&quot;Oui&quot;;&quot;&quot;)">
            <text:p/>
          </table:table-cell>
          <table:table-cell table:style-name="ce1327" table:formula="of:=[.AF588]+0.05" office:value-type="float" office:value="10" calcext:value-type="float">
            <text:p>10</text:p>
          </table:table-cell>
          <table:table-cell table:style-name="ce1330" table:formula="of:=IF(ABS([.AF589]-[.$L$210])&lt;10^-9;&quot;&quot;;[.AH589])" office:value-type="float" office:value="-1.66666666666667" calcext:value-type="float">
            <text:p>-1,66666666666667</text:p>
          </table:table-cell>
          <table:table-cell table:style-name="ce1330" table:formula="of:=([.$A$208]*[.AF589]+[.$B$208])/([.$C$208]*[.AF589]+[.$D$208])" office:value-type="float" office:value="-1.66666666666667" calcext:value-type="float">
            <text:p>-1,66666666666667</text:p>
          </table:table-cell>
          <table:table-cell table:number-columns-repeated="21"/>
          <table:table-cell table:style-name="ce1337"/>
          <table:table-cell table:number-columns-repeated="968"/>
        </table:table-row>
        <table:table-row table:style-name="ro4" table:number-rows-repeated="53">
          <table:table-cell table:number-columns-repeated="30"/>
          <table:table-cell table:style-name="ce1108"/>
          <table:table-cell table:number-columns-repeated="24"/>
          <table:table-cell table:style-name="ce1337"/>
          <table:table-cell table:number-columns-repeated="968"/>
        </table:table-row>
        <table:table-row table:style-name="ro4" table:number-rows-repeated="124">
          <table:table-cell table:number-columns-repeated="30"/>
          <table:table-cell table:style-name="ce1108"/>
          <table:table-cell table:number-columns-repeated="24"/>
          <table:table-cell table:style-name="ce1335"/>
          <table:table-cell table:number-columns-repeated="968"/>
        </table:table-row>
        <table:table-row table:style-name="ro4" table:number-rows-repeated="1416">
          <table:table-cell table:number-columns-repeated="30"/>
          <table:table-cell table:style-name="ce1108"/>
          <table:table-cell table:number-columns-repeated="993"/>
        </table:table-row>
        <table:table-row table:style-name="ro4" table:number-rows-repeated="1046393">
          <table:table-cell table:number-columns-repeated="1024"/>
        </table:table-row>
        <table:table-row table:style-name="ro4">
          <table:table-cell table:number-columns-repeated="1024"/>
        </table:table-row>
        <calcext:conditional-formats>
          <calcext:conditional-format calcext:target-range-address="Données.Y3:Données.Y9">
            <calcext:condition calcext:apply-style-name="VRAI" calcext:value="formula-is(IF([.Y3]=0))" calcext:base-cell-address="Données.Y3"/>
          </calcext:conditional-format>
          <calcext:conditional-format calcext:target-range-address="Données.AA3:Données.AA23 Données.Z23:Données.Z23">
            <calcext:condition calcext:apply-style-name="VRAI" calcext:value="=0" calcext:base-cell-address="Données.Z3"/>
          </calcext:conditional-format>
          <calcext:conditional-format calcext:target-range-address="Données.Y8:Données.Y23">
            <calcext:condition calcext:apply-style-name="VRAI" calcext:value="formula-is(IF([.Y6]=0))" calcext:base-cell-address="Données.Y8"/>
          </calcext:conditional-format>
        </calcext:conditional-formats>
      </table:table>
      <table:table table:name="Synthèse" table:style-name="ta8" table:protected="true" table:protection-key="63smxvRndhx84c+wVI+UblmhWqU=" table:protection-key-digest-algorithm="http://www.w3.org/2000/09/xmldsig#sha1">
        <loext:table-protection loext:select-unprotected-cells="true"/>
        <office:forms form:automatic-focus="false" form:apply-design-mode="false"/>
        <table:table-column table:style-name="co38" table:default-cell-style-name="ce1137"/>
        <table:table-column table:style-name="co39" table:default-cell-style-name="ce1137"/>
        <table:table-column table:style-name="co40" table:default-cell-style-name="ce1137"/>
        <table:table-column table:style-name="co41" table:default-cell-style-name="ce1137"/>
        <table:table-column table:style-name="co42" table:number-columns-repeated="3" table:default-cell-style-name="ce1137"/>
        <table:table-column table:style-name="co1" table:default-cell-style-name="ce1137"/>
        <table:table-column table:style-name="co43" table:default-cell-style-name="ce1137"/>
        <table:table-column table:style-name="co44" table:default-cell-style-name="ce1137"/>
        <table:table-column table:style-name="co1" table:number-columns-repeated="55" table:default-cell-style-name="ce1137"/>
        <table:table-column table:style-name="co1" table:number-columns-repeated="959" table:default-cell-style-name="ce226"/>
        <table:table-row table:style-name="ro20">
          <table:table-cell table:style-name="ce1287" table:formula="of:=IF([.$H$1];&quot;Niveau&quot;;&quot;&quot;)" office:value-type="string" office:string-value="Niveau" calcext:value-type="string" table:number-columns-spanned="2" table:number-rows-spanned="1">
            <text:p>Niveau</text:p>
          </table:table-cell>
          <table:covered-table-cell/>
          <table:table-cell table:style-name="ce1152" table:formula="of:=IF([.$H$1];&quot;Notes&quot;;&quot;&quot;)" office:value-type="string" office:string-value="Notes" calcext:value-type="string">
            <text:p>Notes</text:p>
          </table:table-cell>
          <table:table-cell table:style-name="ce1287" table:formula="of:=IF([.$H$1];&quot;Faît&quot;;&quot;&quot;)" office:value-type="string" office:string-value="Faît" calcext:value-type="string" table:number-columns-spanned="2" table:number-rows-spanned="1">
            <text:p>Faît</text:p>
          </table:table-cell>
          <table:covered-table-cell table:style-name="ce1152"/>
          <table:table-cell table:style-name="ce1152" table:formula="of:=IF([.$H$1];&quot;A Faire&quot;;&quot;&quot;)" office:value-type="string" office:string-value="A Faire" calcext:value-type="string">
            <text:p>A Faire</text:p>
          </table:table-cell>
          <table:table-cell table:style-name="ce1152" table:formula="of:=IF([.$H$1];&quot;Coefficient&quot;;&quot;&quot;)" office:value-type="string" office:string-value="Coefficient" calcext:value-type="string">
            <text:p>Coefficient</text:p>
          </table:table-cell>
          <table:table-cell table:style-name="ce1307" table:formula="of:=IF([.A9]=[.B100];1;0)" office:value-type="float" office:value="1" calcext:value-type="float">
            <text:p>1</text:p>
          </table:table-cell>
          <table:table-cell table:style-name="ce1204" table:formula="of:=IF([.$H$1];&quot;Note&quot;;&quot;&quot;)" office:value-type="string" office:string-value="Note" calcext:value-type="string" table:number-columns-spanned="2" table:number-rows-spanned="2">
            <text:p>Note</text:p>
          </table:table-cell>
          <table:covered-table-cell/>
          <table:table-cell table:number-columns-repeated="1014"/>
        </table:table-row>
        <table:table-row table:style-name="ro20">
          <table:table-cell table:style-name="ce1288" table:formula="of:=IF([.$H$1];&quot;1&quot;;&quot;&quot;)" office:value-type="string" office:string-value="1" calcext:value-type="string">
            <text:p>1</text:p>
          </table:table-cell>
          <table:table-cell table:style-name="ce1288" table:formula="of:=IF([.$H$1];&quot;Droite&quot;;&quot;&quot;)" office:value-type="string" office:string-value="Droite" calcext:value-type="string">
            <text:p>Droite</text:p>
          </table:table-cell>
          <table:table-cell table:style-name="ce1297" table:formula="of:=IF([.$H$1];[$Données.$G$17];&quot;&quot;)" office:value-type="float" office:value="0" calcext:value-type="float">
            <text:p>0,00</text:p>
          </table:table-cell>
          <table:table-cell table:style-name="ce1297" table:formula="of:=IF([.$H$1];IF(COUNTA([$Droite.$B$6];[$Droite.$B$13:$Droite.$E$17])&lt;&gt;0;&quot;Oui&quot;;&quot;Non&quot;);&quot;&quot;)" office:value-type="string" office:string-value="Non" calcext:value-type="string">
            <text:p>Non</text:p>
          </table:table-cell>
          <table:table-cell table:style-name="ce1304" table:formula="of:=IF([.$H$1];IF(COUNTA([$Droite.$B$6];[$Droite.$B$13:$Droite.$E$17])&lt;&gt;0;1;0);&quot;&quot;)" office:value-type="float" office:value="0" calcext:value-type="float">
            <text:p>0</text:p>
          </table:table-cell>
          <table:table-cell table:style-name="ce1304" office:value-type="float" office:value="1" calcext:value-type="float">
            <text:p>1</text:p>
          </table:table-cell>
          <table:table-cell table:style-name="ce1304" table:formula="of:=IF([.$H$1];[.F2];&quot;&quot;)" office:value-type="float" office:value="1" calcext:value-type="float">
            <text:p>1</text:p>
          </table:table-cell>
          <table:table-cell/>
          <table:covered-table-cell table:style-name="ce1152"/>
          <table:covered-table-cell table:style-name="ce1304"/>
          <table:table-cell table:number-columns-repeated="1014"/>
        </table:table-row>
        <table:table-row table:style-name="ro20">
          <table:table-cell table:style-name="ce1289" table:formula="of:=IF([.$H$1];&quot;2&quot;;&quot;&quot;)" office:value-type="string" office:string-value="2" calcext:value-type="string">
            <text:p>2</text:p>
          </table:table-cell>
          <table:table-cell table:style-name="ce1289" table:formula="of:=IF([.$H$1];&quot;Parabole&quot;;&quot;&quot;)" office:value-type="string" office:string-value="Parabole" calcext:value-type="string">
            <text:p>Parabole</text:p>
          </table:table-cell>
          <table:table-cell table:style-name="ce1298" table:formula="of:=IF([.$H$1];[$Données.$H$43];&quot;&quot;)" office:value-type="float" office:value="0" calcext:value-type="float">
            <text:p>0,00</text:p>
          </table:table-cell>
          <table:table-cell table:style-name="ce1303" table:formula="of:=IF([.$H$1];IF(COUNTA([$Parabole.$B$6:$Parabole.$D$6];[$Parabole.$B$13:$Parabole.$H$17])&lt;&gt;0;&quot;Oui&quot;;&quot;Non&quot;);&quot;&quot;)" office:value-type="string" office:string-value="Non" calcext:value-type="string">
            <text:p>Non</text:p>
          </table:table-cell>
          <table:table-cell table:style-name="ce1303" table:formula="of:=IF([.$H$1];IF(COUNTA([$Parabole.$B$6:$Parabole.$D$6];[$Parabole.$B$13:$Parabole.$H$17])&lt;&gt;0;1;0);&quot;&quot;)" office:value-type="float" office:value="0" calcext:value-type="float">
            <text:p>0</text:p>
          </table:table-cell>
          <table:table-cell table:style-name="ce1303" office:value-type="float" office:value="1" calcext:value-type="float">
            <text:p>1</text:p>
          </table:table-cell>
          <table:table-cell table:style-name="ce1303" table:formula="of:=IF([.$H$1];[.F3];&quot;&quot;)" office:value-type="float" office:value="1" calcext:value-type="float">
            <text:p>1</text:p>
          </table:table-cell>
          <table:table-cell/>
          <table:table-cell table:style-name="ce1310" table:formula="of:=IF([.$H$1];IF(SUM([.G2:.G7])=0;0;ROUND(2*SUMPRODUCT([.C2:.C7];[.G2:.G7])/SUM([.G2:.G7]);0)/2);&quot;&quot;)" office:value-type="float" office:value="0" calcext:value-type="float" table:number-columns-spanned="1" table:number-rows-spanned="2">
            <text:p>0</text:p>
          </table:table-cell>
          <table:table-cell table:style-name="ce1204" table:formula="of:=IF([.$H$1];&quot;/20&quot;;&quot;&quot;)" office:value-type="string" office:string-value="/20" calcext:value-type="string" table:number-columns-spanned="1" table:number-rows-spanned="2">
            <text:p>/20</text:p>
          </table:table-cell>
          <table:table-cell table:number-columns-repeated="1014"/>
        </table:table-row>
        <table:table-row table:style-name="ro20">
          <table:table-cell table:style-name="ce1288" table:formula="of:=IF([.$H$1];&quot;3&quot;;&quot;&quot;)" office:value-type="string" office:string-value="3" calcext:value-type="string">
            <text:p>3</text:p>
          </table:table-cell>
          <table:table-cell table:style-name="ce1288" table:formula="of:=IF([.$H$1];&quot;Tableaux de signes et de variations&quot;;&quot;&quot;)" office:value-type="string" office:string-value="Tableaux de signes et de variations" calcext:value-type="string">
            <text:p>Tableaux de signes et de variations</text:p>
          </table:table-cell>
          <table:table-cell table:style-name="ce1297" table:formula="of:=IF([.$H$1];20*[$Données.$H$97]/[$Données.$G$97];&quot;&quot;)" office:value-type="float" office:value="0" calcext:value-type="float">
            <text:p>0,00</text:p>
          </table:table-cell>
          <table:table-cell table:style-name="ce1304" table:formula="of:=IF([.$H$1];IF(COUNTA([$'Tableaux de signes et de variations'.$B$5:$'Tableaux de signes et de variations'.L6];[$'Tableaux de signes et de variations'.$B$14:$'Tableaux de signes et de variations'.$L$17])&lt;&gt;0;&quot;Oui&quot;;&quot;Non&quot;);&quot;&quot;)" office:value-type="string" office:string-value="Non" calcext:value-type="string">
            <text:p>Non</text:p>
          </table:table-cell>
          <table:table-cell table:style-name="ce1304" table:formula="of:=IF([.$H$1];IF(COUNTA([$'Tableaux de signes et de variations'.$B$5:$'Tableaux de signes et de variations'.L6];[$'Tableaux de signes et de variations'.$B$14:$'Tableaux de signes et de variations'.$L$17])&lt;&gt;0;1;0);&quot;&quot;)" office:value-type="float" office:value="0" calcext:value-type="float">
            <text:p>0</text:p>
          </table:table-cell>
          <table:table-cell table:style-name="ce1304" office:value-type="float" office:value="1" calcext:value-type="float">
            <text:p>1</text:p>
          </table:table-cell>
          <table:table-cell table:style-name="ce1304" table:formula="of:=IF([.$H$1];[.F4];&quot;&quot;)" office:value-type="float" office:value="1" calcext:value-type="float">
            <text:p>1</text:p>
          </table:table-cell>
          <table:table-cell/>
          <table:covered-table-cell table:style-name="ce226"/>
          <table:covered-table-cell table:style-name="ce297"/>
          <table:table-cell table:number-columns-repeated="1014"/>
        </table:table-row>
        <table:table-row table:style-name="ro20">
          <table:table-cell table:style-name="ce1289" table:formula="of:=IF([.$H$1];&quot;4&quot;;&quot;&quot;)" office:value-type="string" office:string-value="4" calcext:value-type="string">
            <text:p>4</text:p>
          </table:table-cell>
          <table:table-cell table:style-name="ce1289" table:formula="of:=IF([.$H$1];&quot;(In)équation niveau 1&quot;;&quot;&quot;)" office:value-type="string" office:string-value="(In)équation niveau 1" calcext:value-type="string">
            <text:p>(In)équation niveau 1</text:p>
          </table:table-cell>
          <table:table-cell table:style-name="ce1298" table:formula="of:=IF([.$H$1];[$Données.$AG$76];&quot;&quot;)" office:value-type="float" office:value="0" calcext:value-type="float">
            <text:p>0,00</text:p>
          </table:table-cell>
          <table:table-cell table:style-name="ce1303" table:formula="of:=IF([.$H$1];IF(COUNTA([$'(In)équation niveau 1'.$C$6:$'(In)équation niveau 1'.$G$6];[$'(In)équation niveau 1'.$C$14:$'(In)équation niveau 1'.$M$14];[$'(In)équation niveau 1'.$C$19:$'(In)équation niveau 1'.$M$19])&lt;&gt;0;&quot;Oui&quot;;&quot;Non&quot;);&quot;&quot;)" office:value-type="string" office:string-value="Non" calcext:value-type="string">
            <text:p>Non</text:p>
          </table:table-cell>
          <table:table-cell table:style-name="ce1303" table:formula="of:=IF([.$H$1];IF(COUNTA([$'(In)équation niveau 1'.$C$6:$'(In)équation niveau 1'.$G$6];[$'(In)équation niveau 1'.$C$14:$'(In)équation niveau 1'.$M$14];[$'(In)équation niveau 1'.$C$19:$'(In)équation niveau 1'.$M$19])&lt;&gt;0;1;0);&quot;&quot;)" office:value-type="float" office:value="0" calcext:value-type="float">
            <text:p>0</text:p>
          </table:table-cell>
          <table:table-cell table:style-name="ce1303" office:value-type="float" office:value="1" calcext:value-type="float">
            <text:p>1</text:p>
          </table:table-cell>
          <table:table-cell table:style-name="ce1303" table:formula="of:=IF([.$H$1];[.F5];&quot;&quot;)" office:value-type="float" office:value="1" calcext:value-type="float">
            <text:p>1</text:p>
          </table:table-cell>
          <table:table-cell table:number-columns-repeated="2"/>
          <table:table-cell table:style-name="ce1311"/>
          <table:table-cell table:number-columns-repeated="1014"/>
        </table:table-row>
        <table:table-row table:style-name="ro20">
          <table:table-cell table:style-name="ce1288" table:formula="of:=IF([.$H$1];&quot;5&quot;;&quot;&quot;)" office:value-type="string" office:string-value="5" calcext:value-type="string">
            <text:p>5</text:p>
          </table:table-cell>
          <table:table-cell table:style-name="ce1288" table:formula="of:=IF([.$H$1];&quot;(In)équation niveau 2&quot;;&quot;&quot;)" office:value-type="string" office:string-value="(In)équation niveau 2" calcext:value-type="string">
            <text:p>(In)équation niveau 2</text:p>
          </table:table-cell>
          <table:table-cell table:style-name="ce1297" table:formula="of:=IF([.$H$1];[$Données.$M$76];&quot;&quot;)" office:value-type="float" office:value="0" calcext:value-type="float">
            <text:p>0,00</text:p>
          </table:table-cell>
          <table:table-cell table:style-name="ce1288" table:formula="of:=IF([.$H$1];IF(COUNTA([$'(In)équation niveau 2'.$C$6:$'(In)équation niveau 2'.$G$6];[$'(In)équation niveau 2'.$C$14:$'(In)équation niveau 2'.$M$14];[$'(In)équation niveau 2'.$C$19:$'(In)équation niveau 2'.$M$19])&lt;&gt;0;&quot;Oui&quot;;&quot;Non&quot;);&quot;&quot;)" office:value-type="string" office:string-value="Non" calcext:value-type="string">
            <text:p>Non</text:p>
          </table:table-cell>
          <table:table-cell table:style-name="ce1304" table:formula="of:=IF([.$H$1];IF(COUNTA([$'(In)équation niveau 2'.$C$6:$'(In)équation niveau 2'.$G$6];[$'(In)équation niveau 2'.$C$14:$'(In)équation niveau 2'.$M$14];[$'(In)équation niveau 2'.$C$19:$'(In)équation niveau 2'.$M$19])&lt;&gt;0;1;0);&quot;&quot;)" office:value-type="float" office:value="0" calcext:value-type="float">
            <text:p>0</text:p>
          </table:table-cell>
          <table:table-cell table:style-name="ce1304" office:value-type="float" office:value="1" calcext:value-type="float">
            <text:p>1</text:p>
          </table:table-cell>
          <table:table-cell table:style-name="ce1304" table:formula="of:=IF([.$H$1];[.F6];&quot;&quot;)" office:value-type="float" office:value="1" calcext:value-type="float">
            <text:p>1</text:p>
          </table:table-cell>
          <table:table-cell table:number-columns-repeated="2"/>
          <table:table-cell table:style-name="ce1311"/>
          <table:table-cell table:number-columns-repeated="1014"/>
        </table:table-row>
        <table:table-row table:style-name="ro20">
          <table:table-cell table:style-name="ce1289" table:formula="of:=IF([.$H$1];&quot;6&quot;;&quot;&quot;)" office:value-type="string" office:string-value="6" calcext:value-type="string">
            <text:p>6</text:p>
          </table:table-cell>
          <table:table-cell table:style-name="ce1289" table:formula="of:=IF([.$H$1];&quot;Fonction homographique&quot;;&quot;&quot;)" office:value-type="string" office:string-value="Fonction homographique" calcext:value-type="string">
            <text:p>Fonction homographique</text:p>
          </table:table-cell>
          <table:table-cell table:style-name="ce1298" table:formula="of:=IF([.$H$1];[$Données.$J$199];&quot;&quot;)" office:value-type="float" office:value="0" calcext:value-type="float">
            <text:p>0,00</text:p>
          </table:table-cell>
          <table:table-cell table:style-name="ce1303" table:formula="of:=IF([.$H$1];IF(COUNTA([$'Fonction homographique'.$B$5:.$K$6];[$'Fonction homographique'.$B$14];[$'Fonction homographique'.$E$14];[$'Fonction homographique'.$H$14];[$'Fonction homographique'.$B$15:.$H$17])&lt;&gt;0;&quot;Oui&quot;;&quot;Non&quot;);&quot;&quot;)" office:value-type="string" office:string-value="Non" calcext:value-type="string">
            <text:p>Non</text:p>
          </table:table-cell>
          <table:table-cell table:style-name="ce1303" table:formula="of:=IF([.$H$1];IF(COUNTA([$'Fonction homographique'.$B$5:.$K$6];[$'Fonction homographique'.$B$14];[$'Fonction homographique'.$E$14];[$'Fonction homographique'.$H$14];[$'Fonction homographique'.$B$15:.$H$17])&lt;&gt;0;1;0);&quot;&quot;)" office:value-type="float" office:value="0" calcext:value-type="float">
            <text:p>0</text:p>
          </table:table-cell>
          <table:table-cell table:style-name="ce1289" office:value-type="float" office:value="1" calcext:value-type="float">
            <text:p>1</text:p>
          </table:table-cell>
          <table:table-cell table:style-name="ce1303" table:formula="of:=IF([.$H$1];[.F7];&quot;&quot;)" office:value-type="float" office:value="1" calcext:value-type="float">
            <text:p>1</text:p>
          </table:table-cell>
          <table:table-cell table:number-columns-repeated="1017"/>
        </table:table-row>
        <table:table-row table:style-name="ro20">
          <table:table-cell table:style-name="ce1290" table:number-columns-repeated="2"/>
          <table:table-cell table:style-name="ce1299"/>
          <table:table-cell table:style-name="ce1305" table:number-columns-repeated="3"/>
          <table:table-cell table:style-name="ce1290"/>
          <table:table-cell table:style-name="ce1308" table:number-columns-repeated="58"/>
          <table:table-cell table:number-columns-repeated="959"/>
        </table:table-row>
        <table:table-row table:style-name="ro21">
          <table:table-cell table:style-name="ce1291" office:value-type="string" calcext:value-type="string" table:number-columns-spanned="7" table:number-rows-spanned="2">
            <text:p>KELLER Stéphane</text:p>
          </table:table-cell>
          <table:covered-table-cell table:number-columns-repeated="6"/>
          <table:table-cell table:style-name="ce1308" table:number-columns-repeated="58"/>
          <table:table-cell table:number-columns-repeated="959"/>
        </table:table-row>
        <table:table-row table:style-name="ro21">
          <table:covered-table-cell table:number-columns-repeated="7"/>
          <table:table-cell table:style-name="ce1308" table:number-columns-repeated="58"/>
          <table:table-cell table:number-columns-repeated="959"/>
        </table:table-row>
        <table:table-row table:style-name="ro20">
          <table:table-cell table:style-name="ce1290" table:number-columns-repeated="2"/>
          <table:table-cell table:style-name="ce1299"/>
          <table:table-cell table:style-name="ce1305" table:number-columns-repeated="3"/>
          <table:table-cell table:style-name="ce1290"/>
          <table:table-cell table:style-name="ce1308" table:number-columns-repeated="58"/>
          <table:table-cell table:number-columns-repeated="959"/>
        </table:table-row>
        <table:table-row table:style-name="ro20">
          <table:table-cell table:style-name="ce1293" office:value-type="string" calcext:value-type="string" table:number-columns-spanned="2" table:number-rows-spanned="1">
            <text:p>Rang</text:p>
          </table:table-cell>
          <table:covered-table-cell table:style-name="ce1295"/>
          <table:table-cell table:style-name="ce1300" table:number-columns-spanned="3" table:number-rows-spanned="1"/>
          <table:covered-table-cell table:number-columns-repeated="2" table:style-name="ce1306"/>
          <table:table-cell table:style-name="ce1305" table:number-columns-repeated="2"/>
          <table:table-cell table:style-name="ce1308" table:number-columns-repeated="58"/>
          <table:table-cell table:number-columns-repeated="959"/>
        </table:table-row>
        <table:table-row table:style-name="ro20">
          <table:table-cell table:style-name="ce1293" office:value-type="string" calcext:value-type="string" table:number-columns-spanned="2" table:number-rows-spanned="1">
            <text:p>Nom :</text:p>
          </table:table-cell>
          <table:covered-table-cell table:style-name="ce1295"/>
          <table:table-cell table:style-name="ce1301" table:number-columns-spanned="3" table:number-rows-spanned="1"/>
          <table:covered-table-cell table:number-columns-repeated="2" table:style-name="ce1306"/>
          <table:table-cell table:number-columns-repeated="1019"/>
        </table:table-row>
        <table:table-row table:style-name="ro20">
          <table:table-cell table:style-name="ce1293" office:value-type="string" calcext:value-type="string" table:number-columns-spanned="2" table:number-rows-spanned="1">
            <text:p>Prénom :</text:p>
          </table:table-cell>
          <table:covered-table-cell table:style-name="ce1295"/>
          <table:table-cell table:style-name="ce1300" table:number-columns-spanned="3" table:number-rows-spanned="1"/>
          <table:covered-table-cell table:number-columns-repeated="2" table:style-name="ce1306"/>
          <table:table-cell table:style-name="ce226" table:number-columns-repeated="2"/>
          <table:table-cell table:number-columns-repeated="1017"/>
        </table:table-row>
        <table:table-row table:style-name="ro21">
          <table:table-cell table:style-name="ce226" table:number-columns-repeated="7"/>
          <table:table-cell table:number-columns-repeated="1017"/>
        </table:table-row>
        <table:table-row table:style-name="ro21">
          <table:table-cell table:number-columns-repeated="1024"/>
        </table:table-row>
        <table:table-row table:style-name="ro21">
          <table:table-cell table:number-columns-repeated="2"/>
          <table:table-cell table:style-name="ce1302"/>
          <table:table-cell table:number-columns-repeated="1021"/>
        </table:table-row>
        <table:table-row table:style-name="ro21">
          <table:table-cell table:number-columns-repeated="1024"/>
        </table:table-row>
        <table:table-row table:style-name="ro21">
          <table:table-cell table:style-name="ce226" table:number-columns-repeated="2"/>
          <table:table-cell table:number-columns-repeated="1022"/>
        </table:table-row>
        <table:table-row table:style-name="ro21" table:number-rows-repeated="80">
          <table:table-cell table:number-columns-repeated="1024"/>
        </table:table-row>
        <table:table-row table:style-name="ro21">
          <table:table-cell table:style-name="ce1294" office:value-type="string" calcext:value-type="string">
            <text:p>MDP :</text:p>
          </table:table-cell>
          <table:table-cell table:style-name="ce1294" office:value-type="string" calcext:value-type="string">
            <text:p>KELLER Stéphane</text:p>
          </table:table-cell>
          <table:table-cell table:number-columns-repeated="1022"/>
        </table:table-row>
        <table:table-row table:style-name="ro21" table:number-rows-repeated="1048475">
          <table:table-cell table:number-columns-repeated="1024"/>
        </table:table-row>
        <table:table-row table:style-name="ro21">
          <table:table-cell table:number-columns-repeated="1024"/>
        </table:table-row>
      </table:table>
      <table:named-expressions/>
      <table:database-ranges>
        <table:database-range table:name="__Anonymous_Sheet_DB__7" table:target-range-address="Données.AG1:Données.AG27">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ymbol" svg:font-family="Symbol" style:font-family-generic="roman" style:font-pitch="variable" style:font-charset="x-symbol"/>
    <style:font-face style:name="Wingdings 31" svg:font-family="'Wingdings 3'" style:font-family-generic="roman" style:font-pitch="variable" style:font-charset="x-symbol"/>
    <style:font-face style:name="Comic Sans MS1" svg:font-family="'Comic Sans MS'"/>
    <style:font-face style:name="Times New Roman2" svg:font-family="'Times New Roman'"/>
    <style:font-face style:name="Wingdings 3" svg:font-family="'Wingdings 3'"/>
    <style:font-face style:name="Times New Roman1" svg:font-family="'Times New Roman'" style:font-family-generic="roman"/>
    <style:font-face style:name="Segoe UI1" svg:font-family="'Segoe U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1" loext:max-numerator-digits="1" number:min-denominator-digits="1" number:max-denominator-value="9"/>
    </number:number-style>
    <number:number-style style:name="N108">
      <number:fraction number:min-numerator-digits="2" loext:max-numerator-digits="2" number:min-denominator-digits="2" number:max-denominator-value="99"/>
    </number:number-style>
    <number:currency-style style:name="N110P0" style:volatile="true">
      <number:number number:decimal-places="2" number: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0P0"/>
    </number:currency-style>
    <number:currency-style style:name="N111">
      <number:number number:decimal-places="0" number:min-decimal-places="0" number:min-integer-digits="0">
        <number:embedded-text number:position="1"> /</number:embedded-text>
      </number:number>
      <number:currency-symbol number:language="fr" number:country="FR">PI</number:currency-symbol>
    </number:currency-style>
    <number:currency-style style:name="N112">
      <number:number number:decimal-places="0" number:min-decimal-places="0" number:min-integer-digits="0"/>
      <number:text> </number:text>
      <number:currency-symbol>/20</number:currency-symbol>
    </number:currency-style>
    <number:number-style style:name="N113">
      <number:text>M</number:text>
      <number:number number:decimal-places="0" number:min-decimal-places="0" number:min-integer-digits="0"/>
    </number:number-style>
    <number:number-style style:name="N114">
      <number:number number:decimal-places="10" number:min-decimal-places="10" number:min-integer-digits="1"/>
    </number:number-style>
    <number:number-style style:name="N115">
      <number:number number:decimal-places="9" number:min-decimal-places="9" number:min-integer-digits="1"/>
    </number:number-style>
    <number:number-style style:name="N116">
      <number:number number:decimal-places="8" number:min-decimal-places="8" number:min-integer-digits="1"/>
    </number:number-style>
    <number:number-style style:name="N117">
      <number:number number:decimal-places="7" number:min-decimal-places="7" number:min-integer-digits="1"/>
    </number:number-style>
    <number:number-style style:name="N118">
      <number:number number:decimal-places="6" number:min-decimal-places="6" number:min-integer-digits="1"/>
    </number:number-style>
    <number:number-style style:name="N119">
      <number:number number:decimal-places="5" number:min-decimal-places="5" number:min-integer-digits="1"/>
    </number:number-style>
    <number:number-style style:name="N120">
      <number:number number:decimal-places="4" number:min-decimal-places="4" number:min-integer-digits="1"/>
    </number:number-style>
    <number:number-style style:name="N121">
      <number:number number:decimal-places="3" number:min-decimal-places="3" number:min-integer-digits="1"/>
    </number:number-style>
    <number:number-style style:name="N122">
      <number:number number:decimal-places="1" number:min-decimal-places="1" number:min-integer-digits="1"/>
    </number:number-style>
    <number:currency-style style:name="N124P0" style:volatile="true">
      <number:number number:decimal-places="0" number:min-decimal-places="0" number:min-integer-digits="1"/>
      <number:text> </number:text>
      <number:currency-symbol>/20</number:currency-symbol>
    </number:currency-style>
    <number:currency-style style:name="N124">
      <number:text>-</number:text>
      <number:number number:decimal-places="0" number:min-decimal-places="0" number:min-integer-digits="1"/>
      <number:text> </number:text>
      <number:currency-symbol>/20</number:currency-symbol>
      <style:map style:condition="value()&gt;=0" style:apply-style-name="N124P0"/>
    </number:currency-style>
    <number:number-style style:name="N125">
      <number:number number:decimal-places="0" number:min-decimal-places="0" number:min-integer-digits="0"/>
      <number:text> / 3</number:text>
    </number:number-style>
    <number:currency-style style:name="N127P0" style:volatile="true">
      <number:number number:decimal-places="1" number:min-decimal-places="1" number:min-integer-digits="1"/>
      <number:text> </number:text>
      <number:currency-symbol>/20</number:currency-symbol>
    </number:currency-style>
    <number:currency-style style:name="N127">
      <number:text>-</number:text>
      <number:number number:decimal-places="1" number:min-decimal-places="1" number:min-integer-digits="1"/>
      <number:text> </number:text>
      <number:currency-symbol>/20</number:currency-symbol>
      <style:map style:condition="value()&gt;=0" style:apply-style-name="N127P0"/>
    </number:currency-style>
    <number:currency-style style:name="N129P0" style:volatile="true">
      <number:number number:decimal-places="2" number:min-decimal-places="2" number:min-integer-digits="1"/>
      <number:text> </number:text>
      <number:currency-symbol>/20</number:currency-symbol>
    </number:currency-style>
    <number:currency-style style:name="N129">
      <number:text>-</number:text>
      <number:number number:decimal-places="2" number:min-decimal-places="2" number:min-integer-digits="1"/>
      <number:text> </number:text>
      <number:currency-symbol>/20</number:currency-symbol>
      <style:map style:condition="value()&gt;=0" style:apply-style-name="N129P0"/>
    </number:currency-style>
    <number:currency-style style:name="N131P0" style:volatile="true">
      <number:number number:decimal-places="0" number:min-decimal-places="0" number:min-integer-digits="2"/>
      <number:text> </number:text>
      <number:currency-symbol>/20</number:currency-symbol>
    </number:currency-style>
    <number:currency-style style:name="N131">
      <number:text>-</number:text>
      <number:number number:decimal-places="0" number:min-decimal-places="0" number:min-integer-digits="2"/>
      <number:text> </number:text>
      <number:currency-symbol>/20</number:currency-symbol>
      <style:map style:condition="value()&gt;=0" style:apply-style-name="N131P0"/>
    </number:currency-style>
    <number:number-style style:name="N132">
      <number:number number:decimal-places="0" number:min-decimal-places="0" number:min-integer-digits="2"/>
    </number:number-style>
    <number:currency-style style:name="N134P0" style:volatile="true">
      <number:number number:decimal-places="1" number:min-decimal-places="1" number:min-integer-digits="2"/>
      <number:text> </number:text>
      <number:currency-symbol>/20</number:currency-symbol>
    </number:currency-style>
    <number:currency-style style:name="N134">
      <number:text>-</number:text>
      <number:number number:decimal-places="1" number:min-decimal-places="1" number:min-integer-digits="2"/>
      <number:text> </number:text>
      <number:currency-symbol>/20</number:currency-symbol>
      <style:map style:condition="value()&gt;=0" style:apply-style-name="N134P0"/>
    </number:currency-style>
    <number:currency-style style:name="N136P0" style:volatile="true">
      <number:number number:decimal-places="1" number:min-decimal-places="1" number:min-integer-digits="0"/>
      <number:text> </number:text>
      <number:currency-symbol>/20</number:currency-symbol>
    </number:currency-style>
    <number:currency-style style:name="N136">
      <number:text>-</number:text>
      <number:number number:decimal-places="1" number:min-decimal-places="1" number:min-integer-digits="0"/>
      <number:text> </number:text>
      <number:currency-symbol>/20</number:currency-symbol>
      <style:map style:condition="value()&gt;=0" style:apply-style-name="N136P0"/>
    </number:currency-style>
    <number:currency-style style:name="N138P0" style:volatile="true">
      <number:number number:decimal-places="1" number:min-decimal-places="0" number:min-integer-digits="0" number:decimal-replacement=""/>
      <number:text> </number:text>
      <number:currency-symbol>/20</number:currency-symbol>
    </number:currency-style>
    <number:currency-style style:name="N138">
      <number:text>-</number:text>
      <number:number number:decimal-places="1" number:min-decimal-places="0" number:min-integer-digits="0" number:decimal-replacement=""/>
      <number:text> </number:text>
      <number:currency-symbol>/20</number:currency-symbol>
      <style:map style:condition="value()&gt;=0" style:apply-style-name="N138P0"/>
    </number:currency-style>
    <number:currency-style style:name="N139">
      <number:number number:decimal-places="1" number:min-decimal-places="0" number:min-integer-digits="1" number:decimal-replacement=""/>
      <number:text> </number:text>
      <number:currency-symbol>/20</number:currency-symbol>
    </number:currency-style>
    <number:currency-style style:name="N140P0" style:volatile="true">
      <number:number number:decimal-places="1" number:min-decimal-places="0" number:min-integer-digits="1" number:decimal-replacement=""/>
      <number:text> </number:text>
      <number:currency-symbol>/20</number:currency-symbol>
    </number:currency-style>
    <number:currency-style style:name="N140">
      <number:text>-</number:text>
      <number:number number:decimal-places="1" number:min-decimal-places="0" number:min-integer-digits="1" number:decimal-replacement=""/>
      <number:text> </number:text>
      <number:currency-symbol>/20</number:currency-symbol>
      <style:map style:condition="value()&gt;=0" style:apply-style-name="N140P0"/>
    </number:currency-style>
    <number:number-style style:name="N141">
      <number:number number:decimal-places="1" number:min-decimal-places="0" number:min-integer-digits="1" number:decimal-replacement=""/>
    </number:number-style>
    <number:number-style style:name="N142">
      <number:number number:decimal-places="0" number:min-decimal-places="0" number:min-integer-digits="0"/>
    </number:number-style>
    <number:number-style style:name="N143">
      <number:number number:decimal-places="1" number:min-decimal-places="1" number:min-integer-digits="0"/>
    </number:number-style>
    <number:number-style style:name="N144">
      <number:fraction number:min-integer-digits="0" number:min-numerator-digits="1" loext:max-numerator-digits="1" number:min-denominator-digits="1" number:max-denominator-value="9"/>
    </number:number-style>
    <number:number-style style:name="N145">
      <number:number number:decimal-places="3" number:min-decimal-places="0" number:min-integer-digits="1" number:decimal-replacement=""/>
    </number:number-style>
    <number:number-style style:name="N146">
      <number:number number:decimal-places="6" number:min-decimal-places="0" number:min-integer-digits="1" number:decimal-replacement=""/>
    </number:number-style>
    <number:number-style style:name="N147">
      <number:number number:decimal-places="14" number:min-decimal-places="14" number:min-integer-digits="1"/>
    </number:number-style>
    <number:number-style style:name="N148">
      <number:number number:decimal-places="13" number:min-decimal-places="13" number:min-integer-digits="1"/>
    </number:number-style>
    <number:number-style style:name="N149">
      <number:number number:decimal-places="12" number:min-decimal-places="12" number:min-integer-digits="1"/>
    </number:number-style>
    <number:number-style style:name="N150">
      <number:number number:decimal-places="11" number:min-decimal-places="11" number:min-integer-digits="1"/>
    </number:number-style>
    <number:number-style style:name="N151">
      <number:scientific-number number:decimal-places="2" number:min-decimal-places="0" number:min-integer-digits="1" number:min-exponent-digits="2" number:exponent-interval="1" number:forced-exponent-sign="true"/>
    </number:number-style>
    <number:number-style style:name="N152">
      <number:number number:decimal-places="9" number:min-decimal-places="0" number:min-integer-digits="1" number:decimal-replacement="" number:grouping="true"/>
    </number:number-style>
    <number:number-style style:name="N153">
      <number:number number:decimal-places="2" number:min-decimal-places="0" number:min-integer-digits="0" number:decimal-replacement="" number:grouping="true"/>
    </number:number-style>
    <number:number-style style:name="N154">
      <number:number number:decimal-places="2" number:min-decimal-places="0" number:min-integer-digits="1" number:decimal-replacement="" number:grouping="true"/>
    </number:number-style>
    <number:number-style style:name="N155">
      <number:scientific-number number:decimal-places="2" number:min-decimal-places="0" number:min-integer-digits="1" number:min-exponent-digits="1" number:exponent-interval="1" number:forced-exponent-sign="true"/>
    </number:number-style>
    <number:number-style style:name="N156">
      <number:number number:decimal-places="3" number:min-decimal-places="0" number:min-integer-digits="0" number:decimal-replacement="" number:grouping="true"/>
    </number:number-style>
    <number:number-style style:name="N157">
      <number:number number:decimal-places="3" number:min-decimal-places="0" number:min-integer-digits="1" number:decimal-replacement="" number:grouping="true"/>
    </number:number-style>
    <number:number-style style:name="N158">
      <number:number number:decimal-places="9" number:min-decimal-places="0" number:min-integer-digits="4" number:decimal-replacement="" number:grouping="true"/>
    </number:number-style>
    <number:number-style style:name="N159">
      <number:scientific-number number:decimal-places="8" number:min-decimal-places="0" number:min-integer-digits="1" number:min-exponent-digits="2" number:exponent-interval="1" number:forced-exponent-sign="true"/>
    </number:number-style>
    <number:number-style style:name="N160">
      <number:number number:decimal-places="12" number:min-decimal-places="0" number:min-integer-digits="1" number:decimal-replacement=""/>
    </number:number-style>
    <number:number-style style:name="N161">
      <number:number number:decimal-places="12" number:min-decimal-places="12" number:min-integer-digits="1" number:grouping="true"/>
    </number:number-style>
    <number:number-style style:name="N162">
      <number:fraction number:min-integer-digits="0" number:min-numerator-digits="2" loext:max-numerator-digits="2" number:min-denominator-digits="1" number:max-denominator-value="9"/>
    </number:number-style>
    <number:number-style style:name="N163">
      <number:number number:decimal-places="2" number:min-decimal-places="0" number:min-integer-digits="1" number:decimal-replacement=""/>
    </number:number-style>
    <number:number-style style:name="N164">
      <number:fraction number:min-numerator-digits="6" loext:max-numerator-digits="6" number:min-denominator-digits="6" number:max-denominator-value="999999"/>
    </number:number-style>
    <number:number-style style:name="N165">
      <number:fraction number:min-numerator-digits="3" loext:max-numerator-digits="6" number:min-denominator-digits="6" number:max-denominator-value="999999"/>
    </number:number-style>
    <number:number-style style:name="N166">
      <number:fraction number:min-numerator-digits="1" loext:max-numerator-digits="6" number:min-denominator-digits="6" number:max-denominator-value="999999"/>
    </number:number-style>
    <number:number-style style:name="N167">
      <number:fraction number:min-numerator-digits="1" loext:max-numerator-digits="6" number:min-denominator-digits="2" number:max-denominator-value="99"/>
    </number:number-style>
    <number:number-style style:name="N168">
      <number:fraction number:min-numerator-digits="1" loext:max-numerator-digits="6" number:min-denominator-digits="5" number:max-denominator-value="99999"/>
    </number:number-style>
    <number:number-style style:name="N169">
      <number:fraction number:min-numerator-digits="1" loext:max-numerator-digits="6" number:min-denominator-digits="1" number:max-denominator-value="999999"/>
    </number:number-style>
    <number:number-style style:name="N170">
      <number:fraction number:min-integer-digits="0" number:min-numerator-digits="1" loext:max-numerator-digits="6" number:min-denominator-digits="1" number:max-denominator-value="9"/>
    </number:number-style>
    <number:number-style style:name="N171">
      <number:fraction number:min-numerator-digits="1" loext:max-numerator-digits="6" number:min-denominator-digits="7" number:max-denominator-value="9999999"/>
    </number:number-style>
    <number:number-style style:name="N172">
      <number:fraction number:min-numerator-digits="1" loext:max-numerator-digits="7" number:min-denominator-digits="6" number:max-denominator-value="999999"/>
    </number:number-style>
    <number:percentage-style style:name="N173">
      <number:number number:decimal-places="0" number:min-decimal-places="0" number:min-integer-digits="1"/>
      <number:text>%</number:text>
    </number:percentage-style>
    <number:number-style style:name="N174">
      <number:number number:decimal-places="1" number:min-decimal-places="1" number:min-integer-digits="1" number:grouping="true"/>
    </number:number-style>
    <number:number-style style:name="N175">
      <number:number number:decimal-places="3" number:min-decimal-places="3" number:min-integer-digits="1" number:grouping="true"/>
    </number:number-style>
    <number:number-style style:name="N176">
      <number:number number:decimal-places="4" number:min-decimal-places="4" number:min-integer-digits="1" number:grouping="true"/>
    </number:number-style>
    <number:percentage-style style:name="N177">
      <number:number number:decimal-places="1" number:min-decimal-places="1" number:min-integer-digits="1"/>
      <number:text>%</number:text>
    </number:percentage-style>
    <number:number-style style:name="N178">
      <number:number number:decimal-places="1" number:min-decimal-places="1" number:min-integer-digits="1" number:display-factor="1000"/>
      <number:text>%</number:text>
    </number:number-style>
    <number:number-style style:name="N179">
      <number:number number:decimal-places="1" number:min-decimal-places="1" number:min-integer-digits="1"/>
      <number:text> %</number:text>
    </number:number-style>
    <number:number-style style:name="N180">
      <number:number number:decimal-places="0" number:min-decimal-places="0" number:min-integer-digits="1"/>
      <number:text> %</number:text>
    </number:number-style>
    <number:percentage-style style:name="N181">
      <number:number number:decimal-places="0" number:min-decimal-places="0" number:min-integer-digits="1" number:display-factor="1000"/>
      <number:text>%</number:text>
    </number:percentage-style>
    <number:percentage-style style:name="N182">
      <number:number number:decimal-places="3" number:min-decimal-places="3" number:min-integer-digits="1"/>
      <number:text>%</number:text>
    </number:percentage-style>
    <number:percentage-style style:name="N183">
      <number:number number:decimal-places="4" number:min-decimal-places="4" number:min-integer-digits="1"/>
      <number:text>%</number:text>
    </number:percentage-style>
    <number:percentage-style style:name="N184">
      <number:number number:decimal-places="2" number:min-decimal-places="2" number:min-integer-digits="1"/>
      <number:text>%</number:text>
    </number:percentage-style>
    <number:number-style style:name="N185">
      <number:fraction number:min-integer-digits="0" number:min-numerator-digits="2" loext:max-numerator-digits="2" number:min-denominator-digits="2" number:max-denominator-value="99"/>
    </number:number-style>
    <number:number-style style:name="N186">
      <number:fraction number:min-numerator-digits="3" loext:max-numerator-digits="3" number:min-denominator-digits="3" number:max-denominator-value="999"/>
    </number:number-style>
    <number:number-style style:name="N187">
      <number:fraction number:min-numerator-digits="1" loext:max-numerator-digits="4" number:min-denominator-digits="5" number:max-denominator-value="99999"/>
    </number:number-style>
    <number:number-style style:name="N188">
      <number:fraction number:min-numerator-digits="1" loext:max-numerator-digits="5" number:min-denominator-digits="5" number:max-denominator-value="99999"/>
    </number:number-style>
    <number:number-style style:name="N189">
      <number:number number:decimal-places="0" number:min-decimal-places="0" number:min-integer-digits="0"/>
      <number:text>π</number:text>
    </number:number-style>
    <number:number-style style:name="N190">
      <number:number number:decimal-places="1" number:min-decimal-places="0" number:min-integer-digits="0" number:decimal-replacement=""/>
      <number:text>π</number:text>
    </number:number-style>
    <number:number-style style:name="N191">
      <number:number number:decimal-places="1" number:min-decimal-places="1" number:min-integer-digits="1"/>
      <number:text>π</number:text>
    </number:number-style>
    <number:number-style style:name="N192">
      <number:number number:decimal-places="1" number:min-decimal-places="0" number:min-integer-digits="1" number:decimal-replacement=""/>
      <number:text>π</number:text>
    </number:number-style>
    <number:number-style style:name="N193">
      <number:fraction number:min-numerator-digits="1" loext:max-numerator-digits="2" number:min-denominator-digits="1" number:max-denominator-value="99"/>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VRAI" style:family="table-cell" style:parent-style-name="Default">
      <style:text-properties fo:color="#ff3333"/>
    </style:style>
    <style:style style:name="FAUX" style:family="table-cell" style:parent-style-name="Default">
      <style:text-properties fo:color="#009900"/>
    </style:style>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27">00/00/0000</text:date>, <text:time style:data-style-name="N2" text:time-value="19:56:35.63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14T19:12:35.527000000</meta:creation-date>
    <dc:date>2021-12-27T19:59:26.724000000</dc:date>
    <meta:editing-duration>P4DT1H3M4S</meta:editing-duration>
    <meta:editing-cycles>1190</meta:editing-cycles>
    <meta:generator>LibreOffice/7.1.8.1$Windows_X86_64 LibreOffice_project/e1f30c802c3269a1d052614453f260e49458c82c</meta:generator>
    <meta:document-statistic meta:table-count="9" meta:cell-count="4726" meta:object-count="49"/>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 as Object
	Dim Plage1 as Object, Plage2 as Object, Plage3 as Object

	rem purge nombres saisis Droite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rem purge nombres saisis Parabole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rem purge nombres saisis Tableaux de signes et de variations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rem purge nombres saisis (In)équation niveau 1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In)équation niveau 2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Fonction homographique
	Feuille = thisComponent.Sheets.getByName("Fonction homographique") 'Accès dans ce classeur à une feuille par son nom
	Plage1 = Feuille.getCellRangeByName("B5:K6") 'Accès dans cette feuille à une plage par son nom
	Feuille.GetCellRangeByName("B14").String = ""
	Feuille.GetCellRangeByName("E14").String = ""
	Feuille.GetCellRangeByName("H14").String = ""
	Plage2 = Feuille.getCellRangeByName("B15:H17") 'Accès dans cette feuille à une plage par son nom
	Plage1.clearContents(5) 'Efface plage avec format nombre et texte
	Plage2.clearContents(5) 'Efface plage avec format nombre et texte
End Sub

rem purge nombres saisis Droite
Sub RAZ_Droite()
	Dim Feuille as Object, Plage as Object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End Sub

rem purge nombres saisis Parabole
Sub RAZ_Parabole()
	Dim Feuille as Object, Plage as Object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End Sub

rem purge nombres saisis Tableaux de signes et de variations
Sub RAZ_Tableaux_signes_variations()
	Dim Feuille as Object, Plage1 as Object, Plage2 as Object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End Sub

rem purge nombres saisis (In)équation niveau 1
Sub RAZ_In_equation_niveau_1()
	Dim Feuille as Object, Plage1 as Object, Plage2 as Object, Plage3 as Object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In)équation niveau 2
Sub RAZ_In_equation_niveau_2()
	Dim Feuille as Object, Plage1 as Object, Plage2 as Object, Plage3 as Object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Fonction homographique
Sub RAZ_Fonction_homographique()
	Dim Feuille as Object, Plage1 as Object, Plage2 as Object
	Feuille = thisComponent.Sheets.getByName("Fonction homographique") 'Accès dans ce classeur à une feuille par son nom
	Plage1 = Feuille.getCellRangeByName("B5:K6") 'Accès dans cette feuille à une plage par son nom
	Feuille.GetCellRangeByName("B14").String = ""
	Feuille.GetCellRangeByName("E14").String = ""
	Feuille.GetCellRangeByName("H14").String = ""
	Plage2 = Feuille.getCellRangeByName("B15:H17") 'Accès dans cette feuille à une plage par son nom
	Plage1.clearContents(5) 'Efface plage avec format nombre et texte
	Plage2.clearContents(5) 'Efface plage avec format nombre et texte
End Sub

rem--------------------------------------------------------
rem génération nombres aléatoires tous niveaux
rem--------------------------------------------------------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B6").value = SK_Alea(-6,6)
	Feuille.GetCellRangeByName("D6").value = SK_Alea(1,2)

	Feuille.GetCellRangeByName("B25").value = SK_Alea(-9,-4)
	Feuille.GetCellRangeByName("F25").value = SK_Alea(4,9)
	Feuille.GetCellRangeByName("H26").value = SK_Alea(1,5)
	Feuille.GetCellRangeByName("I26").value = SK_Alea(1,2)

	Feuille.GetCellRangeByName("V51").value = SK_Alea(-9,0)
	Feuille.GetCellRangeByName("Z51").value = SK_Alea(1,9)
rem	Feuille.GetCellRangeByName("V51").value = SK_Alea(-9,-4)
rem	Feuille.GetCellRangeByName("Z51").value = SK_Alea(4,9)
	Feuille.GetCellRangeByName("AB52").value = SK_Alea(1,5)
	Feuille.GetCellRangeByName("AC52").value = SK_Alea(1,2)
	Feuille.GetCellRangeByName("Y61").value = SK_Alea(1,4)
	Feuille.GetCellRangeByName("AA61").value = SK_Alea(5,6)


	Feuille.GetCellRangeByName("B51").value = SK_Alea(-9,-2)
	Feuille.GetCellRangeByName("D51").value = SK_Alea(1,9)
	Feuille.GetCellRangeByName("I52").value = SK_Alea(-30,-3)
	Feuille.GetCellRangeByName("J52").value = SK_Alea(-30,-3)
	Feuille.GetCellRangeByName("K52").value = SK_Alea(-30,-2)
	Feuille.GetCellRangeByName("L52").value = SK_Alea(1,2)
	Feuille.GetCellRangeByName("E61").value = SK_Alea(1,4)
	Feuille.GetCellRangeByName("G61").value = SK_Alea(5,6)

	Feuille.GetCellRangeByName("W100").value = SK_Alea(5,9)
	Feuille.GetCellRangeByName("X100").value = SK_Alea(5,9)
	Feuille.GetCellRangeByName("Y100").value = SK_Alea(5,9)
	Feuille.GetCellRangeByName("Z100").value = SK_Alea(5,9)
	Feuille.GetCellRangeByName("AA100").value = SK_Alea(5,9)
	For ligne = 102 to 126
		Feuille.GetCellRangeByName("B" &amp; ligne).value = RND()
	Next ligne
	For ligne = 221 to 270
		Feuille.GetCellRangeByName("B" &amp; ligne).value = RND()
	Next ligne
rem	If SK_Alea(1,2)=1 Then 
rem		Feuille.GetCellRangeByName("A208").value = SK_Alea(1,5)
rem		Else Feuille.GetCellRangeByName("A208").value = SK_Alea(-5,-1)
rem	End If
rem	Feuille.GetCellRangeByName("B209").value = SK_Alea(1,5)
rem	If SK_Alea(1,2)=1 Then 
rem		Feuille.GetCellRangeByName("C208").value = SK_Alea(1,3)
rem		Else Feuille.GetCellRangeByName("C208").value = SK_Alea(-3,-1)
rem	End If
rem	If SK_Alea(1,2)=1 Then 
rem		Feuille.GetCellRangeByName("C209").value = SK_Alea(1,3)
rem		Else Feuille.GetCellRangeByName("C209").value = SK_Alea(-3,-1)
rem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D100:Données.T101 Aide.A1:Aide.A1" chart:data-source-has-labels="column" svg:x="0.54cm" svg:y="0.285cm" svg:width="25.961cm" svg:height="13.727cm">
          <chart:coordinate-region svg:x="0.765cm" svg:y="0.511cm" svg:width="25.589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D101:Données.T101" chart:label-cell-address="Aide.A1:Aide.A1" chart:class="chart:scatter">
            <chart:domain table:cell-range-address="Données.D100:Données.T100"/>
            <chart:data-point chart:repeated="17"/>
          </chart:series>
          <chart:wall chart:style-name="ch7"/>
          <chart:floor chart:style-name="ch8"/>
        </chart:plot-area>
        <table:table table:name="local-table">
          <table:table-header-columns>
            <table:table-column/>
          </table:table-header-columns>
          <table:table-columns>
            <table:table-column table:number-columns-repeated="1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row>
          </table:table-header-rows>
          <table:table-rows>
            <table:table-row>
              <table:table-cell office:value-type="string">
                <text:p>Ligne 100</text:p>
                <draw:g>
                  <svg:desc/>
                </draw:g>
              </table:table-cell>
              <table:table-cell office:value-type="float" office:value="-8">
                <text:p>-8</text:p>
                <draw:g>
                  <svg:desc>Données.D100:Données.T100</svg:desc>
                </draw:g>
              </table:table-cell>
              <table:table-cell office:value-type="float" office:value="-7">
                <text:p>-7</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row>
              <table:table-cell office:value-type="string">
                <text:p>KELLER Stéphane - Lycée agricole Louis Pasteur</text:p>
                <draw:g>
                  <svg:desc>Aide.A1:Aide.A1</svg:desc>
                </draw:g>
              </table:table-cell>
              <table:table-cell office:value-type="float" office:value="0">
                <text:p>0</text:p>
                <draw:g>
                  <svg:desc>Données.D101:Données.T101</svg:desc>
                </draw:g>
              </table:table-cell>
              <table:table-cell office:value-type="float" office:value="-4.94974746830583">
                <text:p>-4.94974746830583</text:p>
              </table:table-cell>
              <table:table-cell office:value-type="float" office:value="-7">
                <text:p>-7</text:p>
              </table:table-cell>
              <table:table-cell office:value-type="float" office:value="-4.94974746830583">
                <text:p>-4.94974746830583</text:p>
              </table:table-cell>
              <table:table-cell office:value-type="float" office:value="0">
                <text:p>0</text:p>
              </table:table-cell>
              <table:table-cell office:value-type="float" office:value="4.94974746830583">
                <text:p>4.94974746830583</text:p>
              </table:table-cell>
              <table:table-cell office:value-type="float" office:value="7">
                <text:p>7</text:p>
              </table:table-cell>
              <table:table-cell office:value-type="float" office:value="4.94974746830583">
                <text:p>4.94974746830583</text:p>
              </table:table-cell>
              <table:table-cell office:value-type="float" office:value="0">
                <text:p>0</text:p>
              </table:table-cell>
              <table:table-cell office:value-type="float" office:value="-3.53553390593274">
                <text:p>-3.53553390593274</text:p>
              </table:table-cell>
              <table:table-cell office:value-type="float" office:value="-5">
                <text:p>-5</text:p>
              </table:table-cell>
              <table:table-cell office:value-type="float" office:value="-3.53553390593274">
                <text:p>-3.53553390593274</text:p>
              </table:table-cell>
              <table:table-cell office:value-type="float" office:value="0">
                <text:p>0</text:p>
              </table:table-cell>
              <table:table-cell office:value-type="float" office:value="3.53553390593274">
                <text:p>3.53553390593274</text:p>
              </table:table-cell>
              <table:table-cell office:value-type="float" office:value="5">
                <text:p>5</text:p>
              </table:table-cell>
              <table:table-cell office:value-type="float" office:value="3.53553390593274">
                <text:p>3.53553390593274</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leave-gap"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53.572cm" svg:height="35.722cm" xlink:href=".." xlink:type="simple" chart:class="chart:scatter" chart:style-name="ch1">
        <chart:plot-area chart:style-name="ch2" table:cell-range-address="Données.D100:Données.T101" chart:data-source-has-labels="row" svg:x="0.225cm" svg:y="0.793cm" svg:width="53.033cm" svg:height="34.117cm">
          <chart:coordinate-region svg:x="0.569cm" svg:y="1.217cm" svg:width="52.476cm" svg:height="33.269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D101:Données.T101" loext:label-string="&quot;Courbe&quot;" chart:class="chart:scatter">
            <chart:domain table:cell-range-address="Données.D100:Données.T100"/>
            <chart:data-point chart:repeated="1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igne 100</text:p>
              </table:table-cell>
              <table:table-cell office:value-type="string">
                <text:p>Courbe</text:p>
              </table:table-cell>
            </table:table-row>
          </table:table-header-rows>
          <table:table-rows>
            <table:table-row>
              <table:table-cell office:value-type="string">
                <text:p>1</text:p>
              </table:table-cell>
              <table:table-cell office:value-type="float" office:value="-8">
                <text:p>-8</text:p>
                <draw:g>
                  <svg:desc>Données.D100:Données.T100</svg:desc>
                </draw:g>
              </table:table-cell>
              <table:table-cell office:value-type="float" office:value="0">
                <text:p>0</text:p>
                <draw:g>
                  <svg:desc>Données.D101:Données.T101</svg:desc>
                </draw:g>
              </table:table-cell>
            </table:table-row>
            <table:table-row>
              <table:table-cell office:value-type="string">
                <text:p>2</text:p>
              </table:table-cell>
              <table:table-cell office:value-type="float" office:value="-7">
                <text:p>-7</text:p>
              </table:table-cell>
              <table:table-cell office:value-type="float" office:value="-4.94974746830583">
                <text:p>-4.94974746830583</text:p>
              </table:table-cell>
            </table:table-row>
            <table:table-row>
              <table:table-cell office:value-type="string">
                <text:p>3</text:p>
              </table:table-cell>
              <table:table-cell office:value-type="float" office:value="-6">
                <text:p>-6</text:p>
              </table:table-cell>
              <table:table-cell office:value-type="float" office:value="-7">
                <text:p>-7</text:p>
              </table:table-cell>
            </table:table-row>
            <table:table-row>
              <table:table-cell office:value-type="string">
                <text:p>4</text:p>
              </table:table-cell>
              <table:table-cell office:value-type="float" office:value="-5">
                <text:p>-5</text:p>
              </table:table-cell>
              <table:table-cell office:value-type="float" office:value="-4.94974746830583">
                <text:p>-4.94974746830583</text:p>
              </table:table-cell>
            </table:table-row>
            <table:table-row>
              <table:table-cell office:value-type="string">
                <text:p>5</text:p>
              </table:table-cell>
              <table:table-cell office:value-type="float" office:value="-4">
                <text:p>-4</text:p>
              </table:table-cell>
              <table:table-cell office:value-type="float" office:value="0">
                <text:p>0</text:p>
              </table:table-cell>
            </table:table-row>
            <table:table-row>
              <table:table-cell office:value-type="string">
                <text:p>6</text:p>
              </table:table-cell>
              <table:table-cell office:value-type="float" office:value="-3">
                <text:p>-3</text:p>
              </table:table-cell>
              <table:table-cell office:value-type="float" office:value="4.94974746830583">
                <text:p>4.94974746830583</text:p>
              </table:table-cell>
            </table:table-row>
            <table:table-row>
              <table:table-cell office:value-type="string">
                <text:p>7</text:p>
              </table:table-cell>
              <table:table-cell office:value-type="float" office:value="-2">
                <text:p>-2</text:p>
              </table:table-cell>
              <table:table-cell office:value-type="float" office:value="7">
                <text:p>7</text:p>
              </table:table-cell>
            </table:table-row>
            <table:table-row>
              <table:table-cell office:value-type="string">
                <text:p>8</text:p>
              </table:table-cell>
              <table:table-cell office:value-type="float" office:value="-1">
                <text:p>-1</text:p>
              </table:table-cell>
              <table:table-cell office:value-type="float" office:value="4.94974746830583">
                <text:p>4.94974746830583</text:p>
              </table:table-cell>
            </table:table-row>
            <table:table-row>
              <table:table-cell office:value-type="string">
                <text:p>9</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1">
                <text:p>1</text:p>
              </table:table-cell>
              <table:table-cell office:value-type="float" office:value="-3.53553390593274">
                <text:p>-3.53553390593274</text:p>
              </table:table-cell>
            </table:table-row>
            <table:table-row>
              <table:table-cell office:value-type="string">
                <text:p>11</text:p>
              </table:table-cell>
              <table:table-cell office:value-type="float" office:value="2">
                <text:p>2</text:p>
              </table:table-cell>
              <table:table-cell office:value-type="float" office:value="-5">
                <text:p>-5</text:p>
              </table:table-cell>
            </table:table-row>
            <table:table-row>
              <table:table-cell office:value-type="string">
                <text:p>12</text:p>
              </table:table-cell>
              <table:table-cell office:value-type="float" office:value="3">
                <text:p>3</text:p>
              </table:table-cell>
              <table:table-cell office:value-type="float" office:value="-3.53553390593274">
                <text:p>-3.53553390593274</text:p>
              </table:table-cell>
            </table:table-row>
            <table:table-row>
              <table:table-cell office:value-type="string">
                <text:p>13</text:p>
              </table:table-cell>
              <table:table-cell office:value-type="float" office:value="4">
                <text:p>4</text:p>
              </table:table-cell>
              <table:table-cell office:value-type="float" office:value="0">
                <text:p>0</text:p>
              </table:table-cell>
            </table:table-row>
            <table:table-row>
              <table:table-cell office:value-type="string">
                <text:p>14</text:p>
              </table:table-cell>
              <table:table-cell office:value-type="float" office:value="5">
                <text:p>5</text:p>
              </table:table-cell>
              <table:table-cell office:value-type="float" office:value="3.53553390593274">
                <text:p>3.53553390593274</text:p>
              </table:table-cell>
            </table:table-row>
            <table:table-row>
              <table:table-cell office:value-type="string">
                <text:p>15</text:p>
              </table:table-cell>
              <table:table-cell office:value-type="float" office:value="6">
                <text:p>6</text:p>
              </table:table-cell>
              <table:table-cell office:value-type="float" office:value="5">
                <text:p>5</text:p>
              </table:table-cell>
            </table:table-row>
            <table:table-row>
              <table:table-cell office:value-type="string">
                <text:p>16</text:p>
              </table:table-cell>
              <table:table-cell office:value-type="float" office:value="7">
                <text:p>7</text:p>
              </table:table-cell>
              <table:table-cell office:value-type="float" office:value="3.53553390593274">
                <text:p>3.53553390593274</text:p>
              </table:table-cell>
            </table:table-row>
            <table:table-row>
              <table:table-cell office:value-type="string">
                <text:p>17</text:p>
              </table:table-cell>
              <table:table-cell office:value-type="float" office:value="8">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69">
      <number:fraction number:min-numerator-digits="1" loext:max-numerator-digits="6" number:min-denominator-digits="1" number:max-denominator-value="999999"/>
    </number:number-style>
    <style:style style:name="ch1" style:family="chart">
      <style:graphic-properties draw:stroke="none"/>
    </style:style>
    <style:style style:name="ch2" style:family="chart">
      <style:chart-properties chart:interpolation="cubic-spline" chart:symbol-type="automatic"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69">
      <style:chart-properties chart:symbol-type="image" chart:symbol-width="0.3cm" chart:symbol-height="0.3cm" loext:label-stroke-color="#3465a4" chart:link-data-style-to-source="true" chart:data-label-number="value" chart:data-label-text="false" chart:data-label-symbol="false" chart:label-position="right">
        <chart:symbol-image xlink:href="Pictures/100002000000000A0000000A3564257B617E83CE.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9" style:family="chart">
      <style:graphic-properties svg:stroke-color="#3465a4"/>
    </style:style>
    <style:style style:name="ch10" style:family="chart" style:data-style-name="N169">
      <style:chart-properties chart:symbol-type="image" chart:symbol-width="0.3cm" chart:symbol-height="0.3cm" loext:label-stroke-color="#3465a4" chart:link-data-style-to-source="true" chart:data-label-number="value" chart:data-label-text="false" chart:data-label-symbol="false" chart:label-position="left">
        <chart:symbol-image xlink:href="Pictures/100002000000000A0000000A3564257B617E83CE.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11" style:family="chart">
      <style:chart-properties chart:solid-type="cuboid" chart:symbol-type="image" chart:symbol-width="0.3cm" chart:symbol-height="0.3cm"/>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8.188cm" svg:height="33.266cm" xlink:href=".." xlink:type="simple" chart:class="chart:scatter" chart:style-name="ch1">
        <chart:plot-area chart:style-name="ch2" table:cell-range-address="Données.N5:Données.O25" chart:data-source-has-labels="row" svg:x="0.465cm" svg:y="0.972cm" svg:width="27.474cm" svg:height="31.164cm">
          <chart:coordinate-region svg:x="0.875cm" svg:y="1.277cm" svg:width="26.745cm" svg:height="30.554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O5:Données.O25" loext:label-string="&quot;Courbe&quot;" chart:class="chart:scatter">
            <chart:domain table:cell-range-address="Données.N5:Données.N25"/>
            <chart:data-point chart:repeated="21"/>
          </chart:series>
          <chart:series chart:style-name="ch8" chart:values-cell-range-address="Données.O5:Données.O5" loext:label-string="&quot;Point Gauche&quot;" chart:class="chart:scatter">
            <chart:domain table:cell-range-address="Données.N5:Données.N5"/>
            <chart:data-point/>
            <chart:data-label chart:style-name="ch9"/>
          </chart:series>
          <chart:series chart:style-name="ch10" chart:values-cell-range-address="Données.O25:Données.O25" loext:label-string="&quot;Point droite&quot;" chart:class="chart:scatter">
            <chart:domain table:cell-range-address="Données.N25:Données.N25"/>
            <chart:data-point chart:style-name="ch11"/>
            <chart:data-label chart:style-name="ch9"/>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N</text:p>
              </table:table-cell>
              <table:table-cell office:value-type="string">
                <text:p>Courbe</text:p>
              </table:table-cell>
              <table:table-cell office:value-type="string">
                <text:p/>
              </table:table-cell>
              <table:table-cell office:value-type="string">
                <text:p>Point Gauche</text:p>
              </table:table-cell>
              <table:table-cell office:value-type="string">
                <text:p/>
              </table:table-cell>
              <table:table-cell office:value-type="string">
                <text:p>Point droite</text:p>
              </table:table-cell>
            </table:table-row>
          </table:table-header-rows>
          <table:table-rows>
            <table:table-row>
              <table:table-cell office:value-type="string">
                <text:p>1</text:p>
              </table:table-cell>
              <table:table-cell office:value-type="float" office:value="-10">
                <text:p>-10</text:p>
                <draw:g>
                  <svg:desc>Données.N5:Données.N25</svg:desc>
                </draw:g>
              </table:table-cell>
              <table:table-cell office:value-type="float" office:value="4.05333333333333">
                <text:p>4.05333333333333</text:p>
                <draw:g>
                  <svg:desc>Données.O5:Données.O25</svg:desc>
                </draw:g>
              </table:table-cell>
              <table:table-cell office:value-type="float" office:value="-10">
                <text:p>-10</text:p>
                <draw:g>
                  <svg:desc>Données.N5:Données.N5</svg:desc>
                </draw:g>
              </table:table-cell>
              <table:table-cell office:value-type="float" office:value="4.05333333333333">
                <text:p>4.05333333333333</text:p>
                <draw:g>
                  <svg:desc>Données.O5:Données.O5</svg:desc>
                </draw:g>
              </table:table-cell>
              <table:table-cell office:value-type="float" office:value="10">
                <text:p>10</text:p>
                <draw:g>
                  <svg:desc>Données.N25:Données.N25</svg:desc>
                </draw:g>
              </table:table-cell>
              <table:table-cell office:value-type="float" office:value="0.853333333333334">
                <text:p>0.853333333333334</text:p>
                <draw:g>
                  <svg:desc>Données.O25:Données.O25</svg:desc>
                </draw:g>
              </table:table-cell>
            </table:table-row>
            <table:table-row>
              <table:table-cell office:value-type="string">
                <text:p>2</text:p>
              </table:table-cell>
              <table:table-cell office:value-type="float" office:value="-9">
                <text:p>-9</text:p>
              </table:table-cell>
              <table:table-cell office:value-type="float" office:value="2.88">
                <text:p>2.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8">
                <text:p>-8</text:p>
              </table:table-cell>
              <table:table-cell office:value-type="float" office:value="1.81333333333333">
                <text:p>1.81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7">
                <text:p>-7</text:p>
              </table:table-cell>
              <table:table-cell office:value-type="float" office:value="0.853333333333334">
                <text:p>0.8533333333333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0.746666666666666">
                <text:p>-0.7466666666666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1.38666666666667">
                <text:p>-1.38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1.92">
                <text:p>-1.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2.34666666666667">
                <text:p>-2.34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2.66666666666667">
                <text:p>-2.66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2.88">
                <text:p>-2.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2.98666666666667">
                <text:p>-2.98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2.98666666666667">
                <text:p>-2.98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2.88">
                <text:p>-2.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2.66666666666667">
                <text:p>-2.66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2.34666666666667">
                <text:p>-2.34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1.92">
                <text:p>-1.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1.38666666666667">
                <text:p>-1.38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0.746666666666666">
                <text:p>-0.7466666666666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0.853333333333334">
                <text:p>0.8533333333333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1.717cm" svg:height="18.479cm" xlink:href=".." xlink:type="simple" chart:class="chart:scatter" chart:style-name="ch1">
        <chart:plot-area chart:style-name="ch2" table:cell-range-address="Données.O50:Données.P70 Données.S50:Données.S52" chart:data-source-has-labels="row" svg:x="0.434cm" svg:y="0.369cm" svg:width="20.849cm" svg:height="17.741cm">
          <chart:coordinate-region svg:x="0.844cm" svg:y="0.674cm" svg:width="20.12cm" svg:height="17.131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P50:Données.P70" loext:label-string="&quot;Parabole&quot;" chart:class="chart:scatter">
            <chart:domain table:cell-range-address="Données.O50:Données.O70"/>
            <chart:data-point chart:repeated="21"/>
          </chart:series>
          <chart:series chart:style-name="ch8" chart:values-cell-range-address="Données.S50:Données.S52" loext:label-string="&quot;Droite&quot;" chart:class="chart:scatter">
            <chart:domain table:cell-range-address="Données.R50:Données.R52"/>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onne O</text:p>
              </table:table-cell>
              <table:table-cell office:value-type="string">
                <text:p>Parabole</text:p>
              </table:table-cell>
              <table:table-cell office:value-type="string">
                <text:p>Colonne R</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O50:Données.O70</svg:desc>
                </draw:g>
              </table:table-cell>
              <table:table-cell office:value-type="float" office:value="7.98076923076923">
                <text:p>7.98076923076923</text:p>
                <draw:g>
                  <svg:desc>Données.P50:Données.P70</svg:desc>
                </draw:g>
              </table:table-cell>
              <table:table-cell office:value-type="float" office:value="-10">
                <text:p>-10</text:p>
                <draw:g>
                  <svg:desc>Données.R50:Données.R52</svg:desc>
                </draw:g>
              </table:table-cell>
              <table:table-cell office:value-type="float" office:value="-15.3846153846154">
                <text:p>-15.3846153846154</text:p>
                <draw:g>
                  <svg:desc>Données.S50:Données.S52</svg:desc>
                </draw:g>
              </table:table-cell>
            </table:table-row>
            <table:table-row>
              <table:table-cell office:value-type="string">
                <text:p>2</text:p>
              </table:table-cell>
              <table:table-cell office:value-type="float" office:value="-9">
                <text:p>-9</text:p>
              </table:table-cell>
              <table:table-cell office:value-type="float" office:value="3.34615384615385">
                <text:p>3.34615384615385</text:p>
              </table:table-cell>
              <table:table-cell office:value-type="float" office:value="0">
                <text:p>0</text:p>
              </table:table-cell>
              <table:table-cell office:value-type="float" office:value="-4.61538461538462">
                <text:p>-4.61538461538462</text:p>
              </table:table-cell>
            </table:table-row>
            <table:table-row>
              <table:table-cell office:value-type="string">
                <text:p>3</text:p>
              </table:table-cell>
              <table:table-cell office:value-type="float" office:value="-8">
                <text:p>-8</text:p>
              </table:table-cell>
              <table:table-cell office:value-type="float" office:value="-0.769230769230768">
                <text:p>-0.769230769230768</text:p>
              </table:table-cell>
              <table:table-cell office:value-type="float" office:value="10">
                <text:p>10</text:p>
              </table:table-cell>
              <table:table-cell office:value-type="float" office:value="6.15384615384615">
                <text:p>6.15384615384615</text:p>
              </table:table-cell>
            </table:table-row>
            <table:table-row>
              <table:table-cell office:value-type="string">
                <text:p>4</text:p>
              </table:table-cell>
              <table:table-cell office:value-type="float" office:value="-7">
                <text:p>-7</text:p>
              </table:table-cell>
              <table:table-cell office:value-type="float" office:value="-4.36538461538462">
                <text:p>-4.36538461538462</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7.44230769230769">
                <text:p>-7.44230769230769</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10">
                <text:p>-1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12.0384615384615">
                <text:p>-12.0384615384615</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13.5576923076923">
                <text:p>-13.5576923076923</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14.5576923076923">
                <text:p>-14.5576923076923</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15.0384615384615">
                <text:p>-15.0384615384615</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15">
                <text:p>-15</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14.4423076923077">
                <text:p>-14.4423076923077</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13.3653846153846">
                <text:p>-13.3653846153846</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11.7692307692308">
                <text:p>-11.7692307692308</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9.65384615384616">
                <text:p>-9.65384615384616</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7.01923076923077">
                <text:p>-7.01923076923077</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3.86538461538462">
                <text:p>-3.86538461538462</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0.192307692307695">
                <text:p>-0.192307692307695</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8.71153846153846">
                <text:p>8.71153846153846</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13.9423076923077">
                <text:p>13.9423076923077</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4cm" svg:stroke-color="#2f4f4f"/>
    </style:style>
    <style:style style:name="ch5" style:family="chart">
      <style:graphic-properties svg:stroke-width="0.04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3.966cm" svg:height="15.538cm" xlink:href=".." xlink:type="simple" chart:class="chart:scatter" chart:style-name="ch1">
        <chart:plot-area chart:style-name="ch2" table:cell-range-address="Données.G7:Données.H8" chart:data-source-has-labels="row" svg:x="0.479cm" svg:y="0.31cm" svg:width="23.008cm" svg:height="14.918cm">
          <chart:coordinate-region svg:x="0.889cm" svg:y="0.615cm" svg:width="22.28cm" svg:height="14.308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H7:Données.H8" loext:label-string="&quot;Droite&quot;" chart:class="chart:scatter">
            <chart:domain table:cell-range-address="Données.G7:Données.G8"/>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G</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G7:Données.G8</svg:desc>
                </draw:g>
              </table:table-cell>
              <table:table-cell office:value-type="float" office:value="-4">
                <text:p>-4</text:p>
                <draw:g>
                  <svg:desc>Données.H7:Données.H8</svg:desc>
                </draw:g>
              </table:table-cell>
            </table:table-row>
            <table:table-row>
              <table:table-cell office:value-type="string">
                <text:p>2</text:p>
              </table:table-cell>
              <table:table-cell office:value-type="float" office:value="10">
                <text:p>10</text:p>
              </table:table-cell>
              <table:table-cell office:value-type="float" office:value="16">
                <text:p>16</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1cm"/>
      <style:text-properties fo:font-size="14pt" style:font-size-asian="10pt" style:font-size-complex="10pt"/>
    </style:style>
    <style:style style:name="ch4" style:family="chart">
      <style:graphic-properties svg:stroke-color="#b2b2b2"/>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1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49.386cm" svg:height="26.742cm" xlink:href=".." xlink:type="simple" chart:class="chart:scatter" chart:style-name="ch1">
        <chart:plot-area chart:style-name="ch2" table:cell-range-address="Données.J211:Données.J212 Données.L211:Données.L212 Données.AG189:Données.AG589 Données.L208:Données.L209" chart:data-source-has-labels="row" svg:x="0.987cm" svg:y="0.534cm" svg:width="47.412cm" svg:height="25.674cm">
          <chart:coordinate-region svg:x="1.358cm" svg:y="0.76cm" svg:width="46.748cm" svg:height="25.223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L211:Données.L212" loext:label-string="&quot;Asymptote verticale&quot;" chart:class="chart:scatter">
            <chart:domain table:cell-range-address="Données.J211:Données.J212"/>
            <chart:data-point chart:repeated="2"/>
          </chart:series>
          <chart:series chart:style-name="ch7" chart:values-cell-range-address="Données.AG189:Données.AG589" loext:label-string="&quot;Courbe homographique&quot;" chart:class="chart:scatter">
            <chart:domain table:cell-range-address="Données.AF189:Données.AF589"/>
            <chart:data-point chart:repeated="401"/>
          </chart:series>
          <chart:series chart:style-name="ch6" chart:values-cell-range-address="Données.L208:Données.L209" loext:label-string="&quot;Asymptote horizontale&quot;" chart:class="chart:scatter">
            <chart:domain table:cell-range-address="Données.J208:Données.J209"/>
            <chart:data-point chart:repeated="2"/>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J</text:p>
              </table:table-cell>
              <table:table-cell office:value-type="string">
                <text:p>Asymptote verticale</text:p>
              </table:table-cell>
              <table:table-cell office:value-type="string">
                <text:p>Colonne AF</text:p>
              </table:table-cell>
              <table:table-cell office:value-type="string">
                <text:p>Courbe homographique</text:p>
              </table:table-cell>
              <table:table-cell office:value-type="string">
                <text:p>Colonne J</text:p>
              </table:table-cell>
              <table:table-cell office:value-type="string">
                <text:p>Asymptote horizontale</text:p>
              </table:table-cell>
            </table:table-row>
          </table:table-header-rows>
          <table:table-rows>
            <table:table-row>
              <table:table-cell office:value-type="string">
                <text:p>1</text:p>
              </table:table-cell>
              <table:table-cell office:value-type="float" office:value="-2">
                <text:p>-2</text:p>
                <draw:g>
                  <svg:desc>Données.J211:Données.J212</svg:desc>
                </draw:g>
              </table:table-cell>
              <table:table-cell office:value-type="float" office:value="-10">
                <text:p>-10</text:p>
                <draw:g>
                  <svg:desc>Données.L211:Données.L212</svg:desc>
                </draw:g>
              </table:table-cell>
              <table:table-cell office:value-type="float" office:value="-10">
                <text:p>-10</text:p>
                <draw:g>
                  <svg:desc>Données.AF189:Données.AF589</svg:desc>
                </draw:g>
              </table:table-cell>
              <table:table-cell office:value-type="float" office:value="-0.833333333333333">
                <text:p>-0.833333333333333</text:p>
                <draw:g>
                  <svg:desc>Données.AG189:Données.AG589</svg:desc>
                </draw:g>
              </table:table-cell>
              <table:table-cell office:value-type="float" office:value="-10">
                <text:p>-10</text:p>
                <draw:g>
                  <svg:desc>Données.J208:Données.J209</svg:desc>
                </draw:g>
              </table:table-cell>
              <table:table-cell office:value-type="float" office:value="-1.33333333333333">
                <text:p>-1.33333333333333</text:p>
                <draw:g>
                  <svg:desc>Données.L208:Données.L209</svg:desc>
                </draw:g>
              </table:table-cell>
            </table:table-row>
            <table:table-row>
              <table:table-cell office:value-type="string">
                <text:p>2</text:p>
              </table:table-cell>
              <table:table-cell office:value-type="float" office:value="-2">
                <text:p>-2</text:p>
              </table:table-cell>
              <table:table-cell office:value-type="float" office:value="10">
                <text:p>10</text:p>
              </table:table-cell>
              <table:table-cell office:value-type="float" office:value="-9.95">
                <text:p>-9.95</text:p>
              </table:table-cell>
              <table:table-cell office:value-type="float" office:value="-0.830188679245283">
                <text:p>-0.830188679245283</text:p>
              </table:table-cell>
              <table:table-cell office:value-type="float" office:value="10">
                <text:p>10</text:p>
              </table:table-cell>
              <table:table-cell office:value-type="float" office:value="-1.33333333333333">
                <text:p>-1.3333333333333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0.827004219409283">
                <text:p>-0.8270042194092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
                <text:p>-9.85</text:p>
              </table:table-cell>
              <table:table-cell office:value-type="float" office:value="-0.823779193205945">
                <text:p>-0.8237791932059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0.820512820512821">
                <text:p>-0.8205128205128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
                <text:p>-9.75</text:p>
              </table:table-cell>
              <table:table-cell office:value-type="float" office:value="-0.817204301075269">
                <text:p>-0.8172043010752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0.813852813852814">
                <text:p>-0.8138528138528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
                <text:p>-9.65</text:p>
              </table:table-cell>
              <table:table-cell office:value-type="float" office:value="-0.810457516339869">
                <text:p>-0.810457516339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9999999999999">
                <text:p>-9.59999999999999</text:p>
              </table:table-cell>
              <table:table-cell office:value-type="float" office:value="-0.807017543859648">
                <text:p>-0.8070175438596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4999999999999">
                <text:p>-9.54999999999999</text:p>
              </table:table-cell>
              <table:table-cell office:value-type="float" office:value="-0.803532008830021">
                <text:p>-0.8035320088300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9999999999999">
                <text:p>-9.49999999999999</text:p>
              </table:table-cell>
              <table:table-cell office:value-type="float" office:value="-0.799999999999999">
                <text:p>-0.79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4999999999999">
                <text:p>-9.44999999999999</text:p>
              </table:table-cell>
              <table:table-cell office:value-type="float" office:value="-0.79642058165548">
                <text:p>-0.796420581655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9999999999999">
                <text:p>-9.39999999999999</text:p>
              </table:table-cell>
              <table:table-cell office:value-type="float" office:value="-0.792792792792792">
                <text:p>-0.7927927927927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4999999999999">
                <text:p>-9.34999999999999</text:p>
              </table:table-cell>
              <table:table-cell office:value-type="float" office:value="-0.789115646258503">
                <text:p>-0.7891156462585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9999999999999">
                <text:p>-9.29999999999999</text:p>
              </table:table-cell>
              <table:table-cell office:value-type="float" office:value="-0.785388127853881">
                <text:p>-0.7853881278538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4999999999999">
                <text:p>-9.24999999999999</text:p>
              </table:table-cell>
              <table:table-cell office:value-type="float" office:value="-0.781609195402298">
                <text:p>-0.7816091954022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9999999999999">
                <text:p>-9.19999999999999</text:p>
              </table:table-cell>
              <table:table-cell office:value-type="float" office:value="-0.777777777777777">
                <text:p>-0.7777777777777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4999999999999">
                <text:p>-9.14999999999999</text:p>
              </table:table-cell>
              <table:table-cell office:value-type="float" office:value="-0.773892773892773">
                <text:p>-0.7738927738927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9999999999999">
                <text:p>-9.09999999999999</text:p>
              </table:table-cell>
              <table:table-cell office:value-type="float" office:value="-0.769953051643192">
                <text:p>-0.7699530516431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4999999999999">
                <text:p>-9.04999999999999</text:p>
              </table:table-cell>
              <table:table-cell office:value-type="float" office:value="-0.76595744680851">
                <text:p>-0.765957446808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9999999999999">
                <text:p>-8.99999999999999</text:p>
              </table:table-cell>
              <table:table-cell office:value-type="float" office:value="-0.761904761904761">
                <text:p>-0.7619047619047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4999999999999">
                <text:p>-8.94999999999999</text:p>
              </table:table-cell>
              <table:table-cell office:value-type="float" office:value="-0.757793764988009">
                <text:p>-0.7577937649880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9999999999998">
                <text:p>-8.89999999999998</text:p>
              </table:table-cell>
              <table:table-cell office:value-type="float" office:value="-0.753623188405795">
                <text:p>-0.7536231884057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4999999999998">
                <text:p>-8.84999999999998</text:p>
              </table:table-cell>
              <table:table-cell office:value-type="float" office:value="-0.749391727493916">
                <text:p>-0.7493917274939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9999999999998">
                <text:p>-8.79999999999998</text:p>
              </table:table-cell>
              <table:table-cell office:value-type="float" office:value="-0.745098039215685">
                <text:p>-0.7450980392156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4999999999998">
                <text:p>-8.74999999999998</text:p>
              </table:table-cell>
              <table:table-cell office:value-type="float" office:value="-0.740740740740739">
                <text:p>-0.7407407407407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9999999999998">
                <text:p>-8.69999999999998</text:p>
              </table:table-cell>
              <table:table-cell office:value-type="float" office:value="-0.736318407960197">
                <text:p>-0.7363184079601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4999999999998">
                <text:p>-8.64999999999998</text:p>
              </table:table-cell>
              <table:table-cell office:value-type="float" office:value="-0.731829573934835">
                <text:p>-0.7318295739348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9999999999998">
                <text:p>-8.59999999999998</text:p>
              </table:table-cell>
              <table:table-cell office:value-type="float" office:value="-0.727272727272725">
                <text:p>-0.7272727272727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4999999999998">
                <text:p>-8.54999999999998</text:p>
              </table:table-cell>
              <table:table-cell office:value-type="float" office:value="-0.722646310432568">
                <text:p>-0.7226463104325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9999999999998">
                <text:p>-8.49999999999998</text:p>
              </table:table-cell>
              <table:table-cell office:value-type="float" office:value="-0.717948717948716">
                <text:p>-0.7179487179487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8">
                <text:p>-8.44999999999998</text:p>
              </table:table-cell>
              <table:table-cell office:value-type="float" office:value="-0.713178294573642">
                <text:p>-0.7131782945736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8">
                <text:p>-8.39999999999998</text:p>
              </table:table-cell>
              <table:table-cell office:value-type="float" office:value="-0.708333333333331">
                <text:p>-0.708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8">
                <text:p>-8.34999999999998</text:p>
              </table:table-cell>
              <table:table-cell office:value-type="float" office:value="-0.703412073490812">
                <text:p>-0.703412073490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8">
                <text:p>-8.29999999999998</text:p>
              </table:table-cell>
              <table:table-cell office:value-type="float" office:value="-0.698412698412696">
                <text:p>-0.6984126984126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8">
                <text:p>-8.24999999999998</text:p>
              </table:table-cell>
              <table:table-cell office:value-type="float" office:value="-0.693333333333331">
                <text:p>-0.69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7">
                <text:p>-8.19999999999997</text:p>
              </table:table-cell>
              <table:table-cell office:value-type="float" office:value="-0.68817204301075">
                <text:p>-0.688172043010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7">
                <text:p>-8.14999999999997</text:p>
              </table:table-cell>
              <table:table-cell office:value-type="float" office:value="-0.68292682926829">
                <text:p>-0.682926829268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7">
                <text:p>-8.09999999999997</text:p>
              </table:table-cell>
              <table:table-cell office:value-type="float" office:value="-0.677595628415297">
                <text:p>-0.6775956284152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7">
                <text:p>-8.04999999999997</text:p>
              </table:table-cell>
              <table:table-cell office:value-type="float" office:value="-0.672176308539942">
                <text:p>-0.6721763085399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7">
                <text:p>-7.99999999999997</text:p>
              </table:table-cell>
              <table:table-cell office:value-type="float" office:value="-0.666666666666663">
                <text:p>-0.6666666666666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7">
                <text:p>-7.94999999999997</text:p>
              </table:table-cell>
              <table:table-cell office:value-type="float" office:value="-0.661064425770305">
                <text:p>-0.6610644257703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7">
                <text:p>-7.89999999999997</text:p>
              </table:table-cell>
              <table:table-cell office:value-type="float" office:value="-0.655367231638415">
                <text:p>-0.6553672316384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7">
                <text:p>-7.84999999999997</text:p>
              </table:table-cell>
              <table:table-cell office:value-type="float" office:value="-0.649572649572646">
                <text:p>-0.6495726495726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7">
                <text:p>-7.79999999999997</text:p>
              </table:table-cell>
              <table:table-cell office:value-type="float" office:value="-0.643678160919537">
                <text:p>-0.6436781609195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7">
                <text:p>-7.74999999999997</text:p>
              </table:table-cell>
              <table:table-cell office:value-type="float" office:value="-0.637681159420286">
                <text:p>-0.637681159420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7">
                <text:p>-7.69999999999997</text:p>
              </table:table-cell>
              <table:table-cell office:value-type="float" office:value="-0.631578947368417">
                <text:p>-0.6315789473684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7">
                <text:p>-7.64999999999997</text:p>
              </table:table-cell>
              <table:table-cell office:value-type="float" office:value="-0.625368731563418">
                <text:p>-0.6253687315634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7">
                <text:p>-7.59999999999997</text:p>
              </table:table-cell>
              <table:table-cell office:value-type="float" office:value="-0.619047619047615">
                <text:p>-0.619047619047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7">
                <text:p>-7.54999999999997</text:p>
              </table:table-cell>
              <table:table-cell office:value-type="float" office:value="-0.612612612612609">
                <text:p>-0.6126126126126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7">
                <text:p>-7.49999999999997</text:p>
              </table:table-cell>
              <table:table-cell office:value-type="float" office:value="-0.606060606060602">
                <text:p>-0.6060606060606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7">
                <text:p>-7.44999999999997</text:p>
              </table:table-cell>
              <table:table-cell office:value-type="float" office:value="-0.599388379204889">
                <text:p>-0.599388379204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7">
                <text:p>-7.39999999999997</text:p>
              </table:table-cell>
              <table:table-cell office:value-type="float" office:value="-0.592592592592588">
                <text:p>-0.5925925925925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8">
                <text:p>-7.34999999999998</text:p>
              </table:table-cell>
              <table:table-cell office:value-type="float" office:value="-0.585669781931461">
                <text:p>-0.5856697819314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8">
                <text:p>-7.29999999999998</text:p>
              </table:table-cell>
              <table:table-cell office:value-type="float" office:value="-0.578616352201255">
                <text:p>-0.5786163522012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8">
                <text:p>-7.24999999999998</text:p>
              </table:table-cell>
              <table:table-cell office:value-type="float" office:value="-0.571428571428568">
                <text:p>-0.5714285714285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8">
                <text:p>-7.19999999999998</text:p>
              </table:table-cell>
              <table:table-cell office:value-type="float" office:value="-0.564102564102561">
                <text:p>-0.5641025641025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8">
                <text:p>-7.14999999999998</text:p>
              </table:table-cell>
              <table:table-cell office:value-type="float" office:value="-0.556634304207117">
                <text:p>-0.5566343042071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8">
                <text:p>-7.09999999999998</text:p>
              </table:table-cell>
              <table:table-cell office:value-type="float" office:value="-0.549019607843134">
                <text:p>-0.5490196078431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8">
                <text:p>-7.04999999999998</text:p>
              </table:table-cell>
              <table:table-cell office:value-type="float" office:value="-0.541254125412538">
                <text:p>-0.541254125412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8">
                <text:p>-6.99999999999998</text:p>
              </table:table-cell>
              <table:table-cell office:value-type="float" office:value="-0.53333333333333">
                <text:p>-0.5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8">
                <text:p>-6.94999999999998</text:p>
              </table:table-cell>
              <table:table-cell office:value-type="float" office:value="-0.525252525252522">
                <text:p>-0.5252525252525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8">
                <text:p>-6.89999999999998</text:p>
              </table:table-cell>
              <table:table-cell office:value-type="float" office:value="-0.517006802721085">
                <text:p>-0.5170068027210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8">
                <text:p>-6.84999999999998</text:p>
              </table:table-cell>
              <table:table-cell office:value-type="float" office:value="-0.508591065292093">
                <text:p>-0.5085910652920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8">
                <text:p>-6.79999999999998</text:p>
              </table:table-cell>
              <table:table-cell office:value-type="float" office:value="-0.499999999999997">
                <text:p>-0.49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8">
                <text:p>-6.74999999999998</text:p>
              </table:table-cell>
              <table:table-cell office:value-type="float" office:value="-0.491228070175435">
                <text:p>-0.491228070175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8">
                <text:p>-6.69999999999998</text:p>
              </table:table-cell>
              <table:table-cell office:value-type="float" office:value="-0.482269503546096">
                <text:p>-0.4822695035460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8">
                <text:p>-6.64999999999998</text:p>
              </table:table-cell>
              <table:table-cell office:value-type="float" office:value="-0.473118279569889">
                <text:p>-0.473118279569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8">
                <text:p>-6.59999999999998</text:p>
              </table:table-cell>
              <table:table-cell office:value-type="float" office:value="-0.463768115942025">
                <text:p>-0.4637681159420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8">
                <text:p>-6.54999999999998</text:p>
              </table:table-cell>
              <table:table-cell office:value-type="float" office:value="-0.45421245421245">
                <text:p>-0.454212454212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8">
                <text:p>-6.49999999999998</text:p>
              </table:table-cell>
              <table:table-cell office:value-type="float" office:value="-0.44444444444444">
                <text:p>-0.444444444444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8">
                <text:p>-6.44999999999998</text:p>
              </table:table-cell>
              <table:table-cell office:value-type="float" office:value="-0.434456928838947">
                <text:p>-0.4344569288389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8">
                <text:p>-6.39999999999998</text:p>
              </table:table-cell>
              <table:table-cell office:value-type="float" office:value="-0.42424242424242">
                <text:p>-0.424242424242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8">
                <text:p>-6.34999999999998</text:p>
              </table:table-cell>
              <table:table-cell office:value-type="float" office:value="-0.413793103448272">
                <text:p>-0.4137931034482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8">
                <text:p>-6.29999999999998</text:p>
              </table:table-cell>
              <table:table-cell office:value-type="float" office:value="-0.403100775193794">
                <text:p>-0.4031007751937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8">
                <text:p>-6.24999999999998</text:p>
              </table:table-cell>
              <table:table-cell office:value-type="float" office:value="-0.392156862745093">
                <text:p>-0.3921568627450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8">
                <text:p>-6.19999999999998</text:p>
              </table:table-cell>
              <table:table-cell office:value-type="float" office:value="-0.380952380952376">
                <text:p>-0.3809523809523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8">
                <text:p>-6.14999999999998</text:p>
              </table:table-cell>
              <table:table-cell office:value-type="float" office:value="-0.369477911646582">
                <text:p>-0.3694779116465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8">
                <text:p>-6.09999999999998</text:p>
              </table:table-cell>
              <table:table-cell office:value-type="float" office:value="-0.357723577235768">
                <text:p>-0.3577235772357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8">
                <text:p>-6.04999999999998</text:p>
              </table:table-cell>
              <table:table-cell office:value-type="float" office:value="-0.345679012345674">
                <text:p>-0.3456790123456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9999999999998">
                <text:p>-5.99999999999998</text:p>
              </table:table-cell>
              <table:table-cell office:value-type="float" office:value="-0.333333333333328">
                <text:p>-0.333333333333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4999999999998">
                <text:p>-5.94999999999998</text:p>
              </table:table-cell>
              <table:table-cell office:value-type="float" office:value="-0.320675105485227">
                <text:p>-0.3206751054852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9999999999998">
                <text:p>-5.89999999999998</text:p>
              </table:table-cell>
              <table:table-cell office:value-type="float" office:value="-0.307692307692302">
                <text:p>-0.307692307692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4999999999998">
                <text:p>-5.84999999999998</text:p>
              </table:table-cell>
              <table:table-cell office:value-type="float" office:value="-0.294372294372289">
                <text:p>-0.2943722943722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9999999999998">
                <text:p>-5.79999999999998</text:p>
              </table:table-cell>
              <table:table-cell office:value-type="float" office:value="-0.280701754385959">
                <text:p>-0.2807017543859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4999999999998">
                <text:p>-5.74999999999998</text:p>
              </table:table-cell>
              <table:table-cell office:value-type="float" office:value="-0.266666666666661">
                <text:p>-0.2666666666666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9999999999998">
                <text:p>-5.69999999999998</text:p>
              </table:table-cell>
              <table:table-cell office:value-type="float" office:value="-0.252252252252246">
                <text:p>-0.2522522522522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4999999999998">
                <text:p>-5.64999999999998</text:p>
              </table:table-cell>
              <table:table-cell office:value-type="float" office:value="-0.237442922374423">
                <text:p>-0.2374429223744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9999999999998">
                <text:p>-5.59999999999998</text:p>
              </table:table-cell>
              <table:table-cell office:value-type="float" office:value="-0.222222222222216">
                <text:p>-0.2222222222222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4999999999998">
                <text:p>-5.54999999999998</text:p>
              </table:table-cell>
              <table:table-cell office:value-type="float" office:value="-0.206572769953045">
                <text:p>-0.2065727699530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9999999999998">
                <text:p>-5.49999999999998</text:p>
              </table:table-cell>
              <table:table-cell office:value-type="float" office:value="-0.190476190476184">
                <text:p>-0.1904761904761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4999999999998">
                <text:p>-5.44999999999998</text:p>
              </table:table-cell>
              <table:table-cell office:value-type="float" office:value="-0.173913043478254">
                <text:p>-0.173913043478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9999999999998">
                <text:p>-5.39999999999998</text:p>
              </table:table-cell>
              <table:table-cell office:value-type="float" office:value="-0.156862745098032">
                <text:p>-0.1568627450980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4999999999998">
                <text:p>-5.34999999999998</text:p>
              </table:table-cell>
              <table:table-cell office:value-type="float" office:value="-0.139303482587058">
                <text:p>-0.1393034825870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9999999999998">
                <text:p>-5.29999999999998</text:p>
              </table:table-cell>
              <table:table-cell office:value-type="float" office:value="-0.121212121212114">
                <text:p>-0.1212121212121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4999999999998">
                <text:p>-5.24999999999998</text:p>
              </table:table-cell>
              <table:table-cell office:value-type="float" office:value="-0.102564102564095">
                <text:p>-0.1025641025640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9999999999998">
                <text:p>-5.19999999999998</text:p>
              </table:table-cell>
              <table:table-cell office:value-type="float" office:value="-0.0833333333333254">
                <text:p>-0.0833333333333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4999999999998">
                <text:p>-5.14999999999998</text:p>
              </table:table-cell>
              <table:table-cell office:value-type="float" office:value="-0.0634920634920554">
                <text:p>-0.06349206349205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9999999999998">
                <text:p>-5.09999999999998</text:p>
              </table:table-cell>
              <table:table-cell office:value-type="float" office:value="-0.0430107526881638">
                <text:p>-0.04301075268816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4999999999998">
                <text:p>-5.04999999999998</text:p>
              </table:table-cell>
              <table:table-cell office:value-type="float" office:value="-0.0218579234972593">
                <text:p>-0.02185792349725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9999999999998">
                <text:p>-4.99999999999998</text:p>
              </table:table-cell>
              <table:table-cell office:value-type="float" office:value="9.0791571791569E-015">
                <text:p>9.0791571791569E-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4999999999998">
                <text:p>-4.94999999999998</text:p>
              </table:table-cell>
              <table:table-cell office:value-type="float" office:value="0.0225988700565065">
                <text:p>0.02259887005650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9999999999998">
                <text:p>-4.89999999999998</text:p>
              </table:table-cell>
              <table:table-cell office:value-type="float" office:value="0.0459770114942624">
                <text:p>0.04597701149426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4999999999998">
                <text:p>-4.84999999999998</text:p>
              </table:table-cell>
              <table:table-cell office:value-type="float" office:value="0.070175438596501">
                <text:p>0.0701754385965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9999999999998">
                <text:p>-4.79999999999998</text:p>
              </table:table-cell>
              <table:table-cell office:value-type="float" office:value="0.0952380952381053">
                <text:p>0.09523809523810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4999999999998">
                <text:p>-4.74999999999998</text:p>
              </table:table-cell>
              <table:table-cell office:value-type="float" office:value="0.121212121212132">
                <text:p>0.1212121212121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9999999999998">
                <text:p>-4.69999999999998</text:p>
              </table:table-cell>
              <table:table-cell office:value-type="float" office:value="0.148148148148159">
                <text:p>0.1481481481481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4999999999998">
                <text:p>-4.64999999999998</text:p>
              </table:table-cell>
              <table:table-cell office:value-type="float" office:value="0.176100628930829">
                <text:p>0.1761006289308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9999999999998">
                <text:p>-4.59999999999998</text:p>
              </table:table-cell>
              <table:table-cell office:value-type="float" office:value="0.205128205128217">
                <text:p>0.205128205128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4999999999999">
                <text:p>-4.54999999999999</text:p>
              </table:table-cell>
              <table:table-cell office:value-type="float" office:value="0.235294117647065">
                <text:p>0.2352941176470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9999999999999">
                <text:p>-4.49999999999999</text:p>
              </table:table-cell>
              <table:table-cell office:value-type="float" office:value="0.266666666666673">
                <text:p>0.26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4999999999999">
                <text:p>-4.44999999999999</text:p>
              </table:table-cell>
              <table:table-cell office:value-type="float" office:value="0.299319727891163">
                <text:p>0.2993197278911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9999999999999">
                <text:p>-4.39999999999999</text:p>
              </table:table-cell>
              <table:table-cell office:value-type="float" office:value="0.33333333333334">
                <text:p>0.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4999999999999">
                <text:p>-4.34999999999999</text:p>
              </table:table-cell>
              <table:table-cell office:value-type="float" office:value="0.368794326241142">
                <text:p>0.3687943262411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9999999999999">
                <text:p>-4.29999999999999</text:p>
              </table:table-cell>
              <table:table-cell office:value-type="float" office:value="0.405797101449283">
                <text:p>0.4057971014492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4999999999999">
                <text:p>-4.24999999999999</text:p>
              </table:table-cell>
              <table:table-cell office:value-type="float" office:value="0.444444444444452">
                <text:p>0.4444444444444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9999999999999">
                <text:p>-4.19999999999999</text:p>
              </table:table-cell>
              <table:table-cell office:value-type="float" office:value="0.484848484848493">
                <text:p>0.4848484848484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4999999999999">
                <text:p>-4.14999999999999</text:p>
              </table:table-cell>
              <table:table-cell office:value-type="float" office:value="0.527131782945745">
                <text:p>0.527131782945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9999999999999">
                <text:p>-4.09999999999999</text:p>
              </table:table-cell>
              <table:table-cell office:value-type="float" office:value="0.571428571428581">
                <text:p>0.5714285714285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4999999999999">
                <text:p>-4.04999999999999</text:p>
              </table:table-cell>
              <table:table-cell office:value-type="float" office:value="0.617886178861798">
                <text:p>0.6178861788617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9999999999999">
                <text:p>-3.99999999999999</text:p>
              </table:table-cell>
              <table:table-cell office:value-type="float" office:value="0.666666666666677">
                <text:p>0.666666666666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4999999999999">
                <text:p>-3.94999999999999</text:p>
              </table:table-cell>
              <table:table-cell office:value-type="float" office:value="0.717948717948729">
                <text:p>0.7179487179487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9999999999999">
                <text:p>-3.89999999999999</text:p>
              </table:table-cell>
              <table:table-cell office:value-type="float" office:value="0.771929824561414">
                <text:p>0.7719298245614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4999999999999">
                <text:p>-3.84999999999999</text:p>
              </table:table-cell>
              <table:table-cell office:value-type="float" office:value="0.828828828828841">
                <text:p>0.8288288288288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9999999999999">
                <text:p>-3.79999999999999</text:p>
              </table:table-cell>
              <table:table-cell office:value-type="float" office:value="0.888888888888901">
                <text:p>0.8888888888889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4999999999999">
                <text:p>-3.74999999999999</text:p>
              </table:table-cell>
              <table:table-cell office:value-type="float" office:value="0.952380952380966">
                <text:p>0.9523809523809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9999999999999">
                <text:p>-3.69999999999999</text:p>
              </table:table-cell>
              <table:table-cell office:value-type="float" office:value="1.01960784313727">
                <text:p>1.01960784313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4999999999999">
                <text:p>-3.64999999999999</text:p>
              </table:table-cell>
              <table:table-cell office:value-type="float" office:value="1.09090909090911">
                <text:p>1.090909090909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9999999999999">
                <text:p>-3.59999999999999</text:p>
              </table:table-cell>
              <table:table-cell office:value-type="float" office:value="1.16666666666668">
                <text:p>1.166666666666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4999999999999">
                <text:p>-3.54999999999999</text:p>
              </table:table-cell>
              <table:table-cell office:value-type="float" office:value="1.24731182795701">
                <text:p>1.247311827957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9999999999999">
                <text:p>-3.49999999999999</text:p>
              </table:table-cell>
              <table:table-cell office:value-type="float" office:value="1.33333333333335">
                <text:p>1.333333333333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4999999999999">
                <text:p>-3.44999999999999</text:p>
              </table:table-cell>
              <table:table-cell office:value-type="float" office:value="1.42528735632186">
                <text:p>1.425287356321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9999999999999">
                <text:p>-3.39999999999999</text:p>
              </table:table-cell>
              <table:table-cell office:value-type="float" office:value="1.52380952380954">
                <text:p>1.523809523809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4999999999999">
                <text:p>-3.34999999999999</text:p>
              </table:table-cell>
              <table:table-cell office:value-type="float" office:value="1.62962962962965">
                <text:p>1.629629629629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9999999999999">
                <text:p>-3.29999999999999</text:p>
              </table:table-cell>
              <table:table-cell office:value-type="float" office:value="1.74358974358977">
                <text:p>1.743589743589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4999999999999">
                <text:p>-3.24999999999999</text:p>
              </table:table-cell>
              <table:table-cell office:value-type="float" office:value="1.86666666666669">
                <text:p>1.866666666666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9999999999999">
                <text:p>-3.19999999999999</text:p>
              </table:table-cell>
              <table:table-cell office:value-type="float" office:value="2.00000000000003">
                <text:p>2.0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4999999999999">
                <text:p>-3.14999999999999</text:p>
              </table:table-cell>
              <table:table-cell office:value-type="float" office:value="2.14492753623191">
                <text:p>2.144927536231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9999999999999">
                <text:p>-3.09999999999999</text:p>
              </table:table-cell>
              <table:table-cell office:value-type="float" office:value="2.30303030303034">
                <text:p>2.303030303030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4999999999999">
                <text:p>-3.04999999999999</text:p>
              </table:table-cell>
              <table:table-cell office:value-type="float" office:value="2.47619047619051">
                <text:p>2.476190476190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9999999999999">
                <text:p>-2.99999999999999</text:p>
              </table:table-cell>
              <table:table-cell office:value-type="float" office:value="2.66666666666671">
                <text:p>2.666666666666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4999999999999">
                <text:p>-2.94999999999999</text:p>
              </table:table-cell>
              <table:table-cell office:value-type="float" office:value="2.87719298245619">
                <text:p>2.87719298245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9999999999999">
                <text:p>-2.89999999999999</text:p>
              </table:table-cell>
              <table:table-cell office:value-type="float" office:value="3.11111111111116">
                <text:p>3.111111111111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4999999999999">
                <text:p>-2.84999999999999</text:p>
              </table:table-cell>
              <table:table-cell office:value-type="float" office:value="3.3725490196079">
                <text:p>3.37254901960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9999999999999">
                <text:p>-2.79999999999999</text:p>
              </table:table-cell>
              <table:table-cell office:value-type="float" office:value="3.66666666666673">
                <text:p>3.6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4999999999999">
                <text:p>-2.74999999999999</text:p>
              </table:table-cell>
              <table:table-cell office:value-type="float" office:value="4.00000000000007">
                <text:p>4.000000000000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9999999999999">
                <text:p>-2.69999999999999</text:p>
              </table:table-cell>
              <table:table-cell office:value-type="float" office:value="4.38095238095246">
                <text:p>4.380952380952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4999999999999">
                <text:p>-2.64999999999999</text:p>
              </table:table-cell>
              <table:table-cell office:value-type="float" office:value="4.82051282051291">
                <text:p>4.820512820512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9999999999999">
                <text:p>-2.59999999999999</text:p>
              </table:table-cell>
              <table:table-cell office:value-type="float" office:value="5.33333333333345">
                <text:p>5.33333333333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4999999999999">
                <text:p>-2.54999999999999</text:p>
              </table:table-cell>
              <table:table-cell office:value-type="float" office:value="5.93939393939407">
                <text:p>5.93939393939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9999999999999">
                <text:p>-2.49999999999999</text:p>
              </table:table-cell>
              <table:table-cell office:value-type="float" office:value="6.66666666666683">
                <text:p>6.666666666666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4999999999999">
                <text:p>-2.44999999999999</text:p>
              </table:table-cell>
              <table:table-cell office:value-type="float" office:value="7.55555555555576">
                <text:p>7.555555555555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9999999999999">
                <text:p>-2.39999999999999</text:p>
              </table:table-cell>
              <table:table-cell office:value-type="float" office:value="8.66666666666691">
                <text:p>8.666666666666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4999999999999">
                <text:p>-2.34999999999999</text:p>
              </table:table-cell>
              <table:table-cell office:value-type="float" office:value="10.0952380952384">
                <text:p>10.09523809523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9999999999999">
                <text:p>-2.29999999999999</text:p>
              </table:table-cell>
              <table:table-cell office:value-type="float" office:value="12.0000000000004">
                <text:p>12.00000000000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4999999999999">
                <text:p>-2.24999999999999</text:p>
              </table:table-cell>
              <table:table-cell office:value-type="float" office:value="14.6666666666673">
                <text:p>14.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9999999999999">
                <text:p>-2.19999999999999</text:p>
              </table:table-cell>
              <table:table-cell office:value-type="float" office:value="18.6666666666677">
                <text:p>18.6666666666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4999999999999">
                <text:p>-2.14999999999999</text:p>
              </table:table-cell>
              <table:table-cell office:value-type="float" office:value="25.3333333333351">
                <text:p>25.33333333333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9999999999999">
                <text:p>-2.09999999999999</text:p>
              </table:table-cell>
              <table:table-cell office:value-type="float" office:value="38.6666666666707">
                <text:p>38.66666666667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4999999999999">
                <text:p>-2.04999999999999</text:p>
              </table:table-cell>
              <table:table-cell office:value-type="float" office:value="78.6666666666826">
                <text:p>78.66666666668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9999999999999">
                <text:p>-1.9999999999999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4999999999999">
                <text:p>-1.94999999999999</text:p>
              </table:table-cell>
              <table:table-cell office:value-type="float" office:value="-81.333333333317">
                <text:p>-81.3333333333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9999999999999">
                <text:p>-1.89999999999999</text:p>
              </table:table-cell>
              <table:table-cell office:value-type="float" office:value="-41.3333333333293">
                <text:p>-41.33333333332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4999999999999">
                <text:p>-1.84999999999999</text:p>
              </table:table-cell>
              <table:table-cell office:value-type="float" office:value="-27.9999999999983">
                <text:p>-27.99999999999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9999999999999">
                <text:p>-1.79999999999999</text:p>
              </table:table-cell>
              <table:table-cell office:value-type="float" office:value="-21.3333333333323">
                <text:p>-21.33333333333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4999999999999">
                <text:p>-1.74999999999999</text:p>
              </table:table-cell>
              <table:table-cell office:value-type="float" office:value="-17.3333333333327">
                <text:p>-17.33333333333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9999999999999">
                <text:p>-1.69999999999999</text:p>
              </table:table-cell>
              <table:table-cell office:value-type="float" office:value="-14.6666666666662">
                <text:p>-14.66666666666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4999999999999">
                <text:p>-1.64999999999999</text:p>
              </table:table-cell>
              <table:table-cell office:value-type="float" office:value="-12.7619047619044">
                <text:p>-12.76190476190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9999999999999">
                <text:p>-1.59999999999999</text:p>
              </table:table-cell>
              <table:table-cell office:value-type="float" office:value="-11.3333333333331">
                <text:p>-11.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4999999999999">
                <text:p>-1.54999999999999</text:p>
              </table:table-cell>
              <table:table-cell office:value-type="float" office:value="-10.222222222222">
                <text:p>-10.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9999999999999">
                <text:p>-1.49999999999999</text:p>
              </table:table-cell>
              <table:table-cell office:value-type="float" office:value="-9.33333333333317">
                <text:p>-9.333333333333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4999999999999">
                <text:p>-1.44999999999999</text:p>
              </table:table-cell>
              <table:table-cell office:value-type="float" office:value="-8.60606060606047">
                <text:p>-8.606060606060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999999999999">
                <text:p>-1.39999999999999</text:p>
              </table:table-cell>
              <table:table-cell office:value-type="float" office:value="-7.99999999999989">
                <text:p>-7.999999999999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4999999999999">
                <text:p>-1.34999999999999</text:p>
              </table:table-cell>
              <table:table-cell office:value-type="float" office:value="-7.4871794871794">
                <text:p>-7.48717948717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9999999999999">
                <text:p>-1.29999999999999</text:p>
              </table:table-cell>
              <table:table-cell office:value-type="float" office:value="-7.04761904761897">
                <text:p>-7.04761904761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4999999999999">
                <text:p>-1.24999999999999</text:p>
              </table:table-cell>
              <table:table-cell office:value-type="float" office:value="-6.66666666666659">
                <text:p>-6.666666666666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9999999999999">
                <text:p>-1.19999999999999</text:p>
              </table:table-cell>
              <table:table-cell office:value-type="float" office:value="-6.33333333333327">
                <text:p>-6.333333333333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4999999999999">
                <text:p>-1.14999999999999</text:p>
              </table:table-cell>
              <table:table-cell office:value-type="float" office:value="-6.03921568627445">
                <text:p>-6.039215686274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9999999999999">
                <text:p>-1.09999999999999</text:p>
              </table:table-cell>
              <table:table-cell office:value-type="float" office:value="-5.77777777777773">
                <text:p>-5.777777777777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4999999999999">
                <text:p>-1.04999999999999</text:p>
              </table:table-cell>
              <table:table-cell office:value-type="float" office:value="-5.54385964912276">
                <text:p>-5.543859649122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3">
                <text:p>-0.999999999999993</text:p>
              </table:table-cell>
              <table:table-cell office:value-type="float" office:value="-5.33333333333331">
                <text:p>-5.3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49999999999993">
                <text:p>-0.949999999999993</text:p>
              </table:table-cell>
              <table:table-cell office:value-type="float" office:value="-5.14285714285712">
                <text:p>-5.142857142857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3">
                <text:p>-0.899999999999993</text:p>
              </table:table-cell>
              <table:table-cell office:value-type="float" office:value="-4.96969696969695">
                <text:p>-4.969696969696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49999999999993">
                <text:p>-0.849999999999993</text:p>
              </table:table-cell>
              <table:table-cell office:value-type="float" office:value="-4.81159420289853">
                <text:p>-4.811594202898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2">
                <text:p>-0.799999999999992</text:p>
              </table:table-cell>
              <table:table-cell office:value-type="float" office:value="-4.66666666666665">
                <text:p>-4.666666666666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49999999999992">
                <text:p>-0.749999999999992</text:p>
              </table:table-cell>
              <table:table-cell office:value-type="float" office:value="-4.53333333333331">
                <text:p>-4.5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2">
                <text:p>-0.699999999999992</text:p>
              </table:table-cell>
              <table:table-cell office:value-type="float" office:value="-4.41025641025639">
                <text:p>-4.410256410256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49999999999992">
                <text:p>-0.649999999999992</text:p>
              </table:table-cell>
              <table:table-cell office:value-type="float" office:value="-4.29629629629628">
                <text:p>-4.296296296296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2">
                <text:p>-0.599999999999992</text:p>
              </table:table-cell>
              <table:table-cell office:value-type="float" office:value="-4.19047619047618">
                <text:p>-4.190476190476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49999999999992">
                <text:p>-0.549999999999992</text:p>
              </table:table-cell>
              <table:table-cell office:value-type="float" office:value="-4.09195402298849">
                <text:p>-4.09195402298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2">
                <text:p>-0.499999999999992</text:p>
              </table:table-cell>
              <table:table-cell office:value-type="float" office:value="-3.99999999999999">
                <text:p>-3.9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49999999999992">
                <text:p>-0.449999999999992</text:p>
              </table:table-cell>
              <table:table-cell office:value-type="float" office:value="-3.91397849462364">
                <text:p>-3.91397849462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2">
                <text:p>-0.399999999999992</text:p>
              </table:table-cell>
              <table:table-cell office:value-type="float" office:value="-3.83333333333332">
                <text:p>-3.833333333333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49999999999992">
                <text:p>-0.349999999999992</text:p>
              </table:table-cell>
              <table:table-cell office:value-type="float" office:value="-3.75757575757575">
                <text:p>-3.757575757575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2">
                <text:p>-0.299999999999992</text:p>
              </table:table-cell>
              <table:table-cell office:value-type="float" office:value="-3.68627450980391">
                <text:p>-3.686274509803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49999999999992">
                <text:p>-0.249999999999992</text:p>
              </table:table-cell>
              <table:table-cell office:value-type="float" office:value="-3.61904761904761">
                <text:p>-3.619047619047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2">
                <text:p>-0.199999999999992</text:p>
              </table:table-cell>
              <table:table-cell office:value-type="float" office:value="-3.55555555555555">
                <text:p>-3.555555555555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49999999999992">
                <text:p>-0.149999999999992</text:p>
              </table:table-cell>
              <table:table-cell office:value-type="float" office:value="-3.49549549549549">
                <text:p>-3.495495495495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24">
                <text:p>-0.0999999999999924</text:p>
              </table:table-cell>
              <table:table-cell office:value-type="float" office:value="-3.43859649122806">
                <text:p>-3.438596491228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499999999999924">
                <text:p>-0.0499999999999924</text:p>
              </table:table-cell>
              <table:table-cell office:value-type="float" office:value="-3.38461538461538">
                <text:p>-3.38461538461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666108210577E-015">
                <text:p>7.64666108210577E-015</text:p>
              </table:table-cell>
              <table:table-cell office:value-type="float" office:value="-3.33333333333333">
                <text:p>-3.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500000000000077">
                <text:p>0.0500000000000077</text:p>
              </table:table-cell>
              <table:table-cell office:value-type="float" office:value="-3.28455284552845">
                <text:p>-3.284552845528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8">
                <text:p>0.100000000000008</text:p>
              </table:table-cell>
              <table:table-cell office:value-type="float" office:value="-3.23809523809523">
                <text:p>-3.238095238095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50000000000008">
                <text:p>0.150000000000008</text:p>
              </table:table-cell>
              <table:table-cell office:value-type="float" office:value="-3.1937984496124">
                <text:p>-3.19379844961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8">
                <text:p>0.200000000000008</text:p>
              </table:table-cell>
              <table:table-cell office:value-type="float" office:value="-3.15151515151514">
                <text:p>-3.151515151515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50000000000008">
                <text:p>0.250000000000008</text:p>
              </table:table-cell>
              <table:table-cell office:value-type="float" office:value="-3.1111111111111">
                <text:p>-3.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8">
                <text:p>0.300000000000008</text:p>
              </table:table-cell>
              <table:table-cell office:value-type="float" office:value="-3.07246376811594">
                <text:p>-3.072463768115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50000000000008">
                <text:p>0.350000000000008</text:p>
              </table:table-cell>
              <table:table-cell office:value-type="float" office:value="-3.0354609929078">
                <text:p>-3.03546099290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8">
                <text:p>0.400000000000008</text:p>
              </table:table-cell>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50000000000008">
                <text:p>0.450000000000008</text:p>
              </table:table-cell>
              <table:table-cell office:value-type="float" office:value="-2.96598639455782">
                <text:p>-2.965986394557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8">
                <text:p>0.500000000000008</text:p>
              </table:table-cell>
              <table:table-cell office:value-type="float" office:value="-2.93333333333333">
                <text:p>-2.9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50000000000008">
                <text:p>0.550000000000008</text:p>
              </table:table-cell>
              <table:table-cell office:value-type="float" office:value="-2.90196078431372">
                <text:p>-2.901960784313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8">
                <text:p>0.600000000000008</text:p>
              </table:table-cell>
              <table:table-cell office:value-type="float" office:value="-2.87179487179487">
                <text:p>-2.87179487179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50000000000008">
                <text:p>0.650000000000008</text:p>
              </table:table-cell>
              <table:table-cell office:value-type="float" office:value="-2.84276729559748">
                <text:p>-2.842767295597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8">
                <text:p>0.700000000000008</text:p>
              </table:table-cell>
              <table:table-cell office:value-type="float" office:value="-2.81481481481481">
                <text:p>-2.814814814814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50000000000008">
                <text:p>0.750000000000008</text:p>
              </table:table-cell>
              <table:table-cell office:value-type="float" office:value="-2.78787878787878">
                <text:p>-2.787878787878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8">
                <text:p>0.800000000000008</text:p>
              </table:table-cell>
              <table:table-cell office:value-type="float" office:value="-2.76190476190476">
                <text:p>-2.761904761904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50000000000008">
                <text:p>0.850000000000008</text:p>
              </table:table-cell>
              <table:table-cell office:value-type="float" office:value="-2.73684210526315">
                <text:p>-2.736842105263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8">
                <text:p>0.900000000000008</text:p>
              </table:table-cell>
              <table:table-cell office:value-type="float" office:value="-2.71264367816092">
                <text:p>-2.712643678160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50000000000008">
                <text:p>0.950000000000008</text:p>
              </table:table-cell>
              <table:table-cell office:value-type="float" office:value="-2.68926553672316">
                <text:p>-2.68926553672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0000000000001">
                <text:p>1.00000000000001</text:p>
              </table:table-cell>
              <table:table-cell office:value-type="float" office:value="-2.66666666666666">
                <text:p>-2.6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5000000000001">
                <text:p>1.05000000000001</text:p>
              </table:table-cell>
              <table:table-cell office:value-type="float" office:value="-2.64480874316939">
                <text:p>-2.644808743169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0000000000001">
                <text:p>1.10000000000001</text:p>
              </table:table-cell>
              <table:table-cell office:value-type="float" office:value="-2.62365591397849">
                <text:p>-2.62365591397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5000000000001">
                <text:p>1.15000000000001</text:p>
              </table:table-cell>
              <table:table-cell office:value-type="float" office:value="-2.6031746031746">
                <text:p>-2.60317460317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0000000000001">
                <text:p>1.20000000000001</text:p>
              </table:table-cell>
              <table:table-cell office:value-type="float" office:value="-2.58333333333333">
                <text:p>-2.58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5000000000001">
                <text:p>1.25000000000001</text:p>
              </table:table-cell>
              <table:table-cell office:value-type="float" office:value="-2.56410256410256">
                <text:p>-2.564102564102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0000000000001">
                <text:p>1.30000000000001</text:p>
              </table:table-cell>
              <table:table-cell office:value-type="float" office:value="-2.54545454545454">
                <text:p>-2.545454545454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5000000000001">
                <text:p>1.35000000000001</text:p>
              </table:table-cell>
              <table:table-cell office:value-type="float" office:value="-2.5273631840796">
                <text:p>-2.52736318407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0000000000001">
                <text:p>1.40000000000001</text:p>
              </table:table-cell>
              <table:table-cell office:value-type="float" office:value="-2.50980392156862">
                <text:p>-2.509803921568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5000000000001">
                <text:p>1.45000000000001</text:p>
              </table:table-cell>
              <table:table-cell office:value-type="float" office:value="-2.4927536231884">
                <text:p>-2.49275362318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0000000000001">
                <text:p>1.50000000000001</text:p>
              </table:table-cell>
              <table:table-cell office:value-type="float" office:value="-2.47619047619047">
                <text:p>-2.476190476190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5000000000001">
                <text:p>1.55000000000001</text:p>
              </table:table-cell>
              <table:table-cell office:value-type="float" office:value="-2.46009389671361">
                <text:p>-2.460093896713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0000000000001">
                <text:p>1.60000000000001</text:p>
              </table:table-cell>
              <table:table-cell office:value-type="float" office:value="-2.44444444444444">
                <text:p>-2.444444444444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5000000000001">
                <text:p>1.65000000000001</text:p>
              </table:table-cell>
              <table:table-cell office:value-type="float" office:value="-2.42922374429223">
                <text:p>-2.429223744292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0000000000001">
                <text:p>1.70000000000001</text:p>
              </table:table-cell>
              <table:table-cell office:value-type="float" office:value="-2.41441441441441">
                <text:p>-2.414414414414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5000000000001">
                <text:p>1.75000000000001</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000000000001">
                <text:p>1.80000000000001</text:p>
              </table:table-cell>
              <table:table-cell office:value-type="float" office:value="-2.3859649122807">
                <text:p>-2.38596491228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5000000000001">
                <text:p>1.85000000000001</text:p>
              </table:table-cell>
              <table:table-cell office:value-type="float" office:value="-2.37229437229437">
                <text:p>-2.37229437229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0000000000001">
                <text:p>1.90000000000001</text:p>
              </table:table-cell>
              <table:table-cell office:value-type="float" office:value="-2.35897435897436">
                <text:p>-2.358974358974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5000000000001">
                <text:p>1.95000000000001</text:p>
              </table:table-cell>
              <table:table-cell office:value-type="float" office:value="-2.34599156118143">
                <text:p>-2.34599156118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0000000000001">
                <text:p>2.00000000000001</text:p>
              </table:table-cell>
              <table:table-cell office:value-type="float" office:value="-2.33333333333333">
                <text:p>-2.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5000000000001">
                <text:p>2.05000000000001</text:p>
              </table:table-cell>
              <table:table-cell office:value-type="float" office:value="-2.32098765432098">
                <text:p>-2.32098765432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0000000000001">
                <text:p>2.10000000000001</text:p>
              </table:table-cell>
              <table:table-cell office:value-type="float" office:value="-2.30894308943089">
                <text:p>-2.308943089430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5000000000001">
                <text:p>2.15000000000001</text:p>
              </table:table-cell>
              <table:table-cell office:value-type="float" office:value="-2.29718875502008">
                <text:p>-2.297188755020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0000000000001">
                <text:p>2.20000000000001</text:p>
              </table:table-cell>
              <table:table-cell office:value-type="float" office:value="-2.28571428571428">
                <text:p>-2.28571428571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5000000000001">
                <text:p>2.25000000000001</text:p>
              </table:table-cell>
              <table:table-cell office:value-type="float" office:value="-2.27450980392157">
                <text:p>-2.274509803921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0000000000001">
                <text:p>2.30000000000001</text:p>
              </table:table-cell>
              <table:table-cell office:value-type="float" office:value="-2.26356589147287">
                <text:p>-2.263565891472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5000000000001">
                <text:p>2.35000000000001</text:p>
              </table:table-cell>
              <table:table-cell office:value-type="float" office:value="-2.25287356321839">
                <text:p>-2.252873563218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0000000000001">
                <text:p>2.40000000000001</text:p>
              </table:table-cell>
              <table:table-cell office:value-type="float" office:value="-2.24242424242424">
                <text:p>-2.242424242424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5000000000001">
                <text:p>2.45000000000001</text:p>
              </table:table-cell>
              <table:table-cell office:value-type="float" office:value="-2.23220973782771">
                <text:p>-2.232209737827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0000000000001">
                <text:p>2.50000000000001</text:p>
              </table:table-cell>
              <table:table-cell office:value-type="float" office:value="-2.22222222222222">
                <text:p>-2.2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5000000000001">
                <text:p>2.55000000000001</text:p>
              </table:table-cell>
              <table:table-cell office:value-type="float" office:value="-2.21245421245421">
                <text:p>-2.212454212454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0000000000001">
                <text:p>2.60000000000001</text:p>
              </table:table-cell>
              <table:table-cell office:value-type="float" office:value="-2.20289855072464">
                <text:p>-2.202898550724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5000000000001">
                <text:p>2.65000000000001</text:p>
              </table:table-cell>
              <table:table-cell office:value-type="float" office:value="-2.19354838709677">
                <text:p>-2.19354838709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0000000000001">
                <text:p>2.70000000000001</text:p>
              </table:table-cell>
              <table:table-cell office:value-type="float" office:value="-2.18439716312057">
                <text:p>-2.184397163120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5000000000001">
                <text:p>2.75000000000001</text:p>
              </table:table-cell>
              <table:table-cell office:value-type="float" office:value="-2.17543859649123">
                <text:p>-2.175438596491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0000000000001">
                <text:p>2.80000000000001</text:p>
              </table:table-cell>
              <table:table-cell office:value-type="float" office:value="-2.16666666666666">
                <text:p>-2.1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5000000000001">
                <text:p>2.85000000000001</text:p>
              </table:table-cell>
              <table:table-cell office:value-type="float" office:value="-2.15807560137457">
                <text:p>-2.158075601374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0000000000001">
                <text:p>2.90000000000001</text:p>
              </table:table-cell>
              <table:table-cell office:value-type="float" office:value="-2.14965986394558">
                <text:p>-2.149659863945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5000000000001">
                <text:p>2.95000000000001</text:p>
              </table:table-cell>
              <table:table-cell office:value-type="float" office:value="-2.14141414141414">
                <text:p>-2.141414141414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0000000000001">
                <text:p>3.00000000000001</text:p>
              </table:table-cell>
              <table:table-cell office:value-type="float" office:value="-2.13333333333333">
                <text:p>-2.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5000000000001">
                <text:p>3.05000000000001</text:p>
              </table:table-cell>
              <table:table-cell office:value-type="float" office:value="-2.12541254125412">
                <text:p>-2.125412541254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2.11764705882353">
                <text:p>-2.117647058823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5">
                <text:p>3.15</text:p>
              </table:table-cell>
              <table:table-cell office:value-type="float" office:value="-2.11003236245955">
                <text:p>-2.110032362459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2.1025641025641">
                <text:p>-2.10256410256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2.0952380952381">
                <text:p>-2.09523809523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2.08805031446541">
                <text:p>-2.088050314465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5">
                <text:p>3.35</text:p>
              </table:table-cell>
              <table:table-cell office:value-type="float" office:value="-2.0809968847352">
                <text:p>-2.08099688473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2.07407407407407">
                <text:p>-2.07407407407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5">
                <text:p>3.45</text:p>
              </table:table-cell>
              <table:table-cell office:value-type="float" office:value="-2.06727828746177">
                <text:p>-2.067278287461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2.06060606060606">
                <text:p>-2.060606060606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5">
                <text:p>3.55</text:p>
              </table:table-cell>
              <table:table-cell office:value-type="float" office:value="-2.05405405405405">
                <text:p>-2.054054054054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2.04761904761905">
                <text:p>-2.047619047619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5">
                <text:p>3.65</text:p>
              </table:table-cell>
              <table:table-cell office:value-type="float" office:value="-2.04129793510325">
                <text:p>-2.04129793510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2.03508771929825">
                <text:p>-2.035087719298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2.02898550724638">
                <text:p>-2.028985507246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2.02298850574713">
                <text:p>-2.022988505747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5">
                <text:p>3.85</text:p>
              </table:table-cell>
              <table:table-cell office:value-type="float" office:value="-2.01709401709402">
                <text:p>-2.017094017094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2.01129943502825">
                <text:p>-2.011299435028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5">
                <text:p>3.95</text:p>
              </table:table-cell>
              <table:table-cell office:value-type="float" office:value="-2.00560224089636">
                <text:p>-2.005602240896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5">
                <text:p>4.05</text:p>
              </table:table-cell>
              <table:table-cell office:value-type="float" office:value="-1.99449035812672">
                <text:p>-1.99449035812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1.98907103825137">
                <text:p>-1.989071038251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5">
                <text:p>4.15</text:p>
              </table:table-cell>
              <table:table-cell office:value-type="float" office:value="-1.98373983739837">
                <text:p>-1.983739837398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1.97849462365591">
                <text:p>-1.978494623655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5">
                <text:p>4.25</text:p>
              </table:table-cell>
              <table:table-cell office:value-type="float" office:value="-1.97333333333333">
                <text:p>-1.97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1.96825396825397">
                <text:p>-1.968253968253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5">
                <text:p>4.35</text:p>
              </table:table-cell>
              <table:table-cell office:value-type="float" office:value="-1.96325459317585">
                <text:p>-1.963254593175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1.95833333333333">
                <text:p>-1.958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5">
                <text:p>4.45</text:p>
              </table:table-cell>
              <table:table-cell office:value-type="float" office:value="-1.95348837209302">
                <text:p>-1.95348837209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1.94871794871795">
                <text:p>-1.948717948717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5">
                <text:p>4.55</text:p>
              </table:table-cell>
              <table:table-cell office:value-type="float" office:value="-1.9440203562341">
                <text:p>-1.94402035623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1.93939393939394">
                <text:p>-1.939393939393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5">
                <text:p>4.65</text:p>
              </table:table-cell>
              <table:table-cell office:value-type="float" office:value="-1.93483709273183">
                <text:p>-1.934837092731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1.93034825870647">
                <text:p>-1.930348258706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5">
                <text:p>4.75</text:p>
              </table:table-cell>
              <table:table-cell office:value-type="float" office:value="-1.92592592592593">
                <text:p>-1.925925925925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1.92156862745098">
                <text:p>-1.92156862745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5">
                <text:p>4.85</text:p>
              </table:table-cell>
              <table:table-cell office:value-type="float" office:value="-1.91727493917275">
                <text:p>-1.917274939172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1.91304347826087">
                <text:p>-1.913043478260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5">
                <text:p>4.95</text:p>
              </table:table-cell>
              <table:table-cell office:value-type="float" office:value="-1.90887290167866">
                <text:p>-1.908872901678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9047619047619">
                <text:p>-1.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5">
                <text:p>5.05</text:p>
              </table:table-cell>
              <table:table-cell office:value-type="float" office:value="-1.90070921985816">
                <text:p>-1.900709219858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1.89671361502347">
                <text:p>-1.896713615023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5">
                <text:p>5.15</text:p>
              </table:table-cell>
              <table:table-cell office:value-type="float" office:value="-1.89277389277389">
                <text:p>-1.892773892773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1.88888888888889">
                <text:p>-1.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5">
                <text:p>5.25</text:p>
              </table:table-cell>
              <table:table-cell office:value-type="float" office:value="-1.88505747126437">
                <text:p>-1.88505747126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1.88127853881279">
                <text:p>-1.881278538812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5">
                <text:p>5.35</text:p>
              </table:table-cell>
              <table:table-cell office:value-type="float" office:value="-1.87755102040816">
                <text:p>-1.877551020408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1.87387387387387">
                <text:p>-1.873873873873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5">
                <text:p>5.45</text:p>
              </table:table-cell>
              <table:table-cell office:value-type="float" office:value="-1.87024608501119">
                <text:p>-1.870246085011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1.86666666666667">
                <text:p>-1.8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5">
                <text:p>5.55</text:p>
              </table:table-cell>
              <table:table-cell office:value-type="float" office:value="-1.86313465783664">
                <text:p>-1.863134657836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1.85964912280702">
                <text:p>-1.859649122807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5">
                <text:p>5.65</text:p>
              </table:table-cell>
              <table:table-cell office:value-type="float" office:value="-1.8562091503268">
                <text:p>-1.85620915032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1.85281385281385">
                <text:p>-1.85281385281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5">
                <text:p>5.75</text:p>
              </table:table-cell>
              <table:table-cell office:value-type="float" office:value="-1.8494623655914">
                <text:p>-1.84946236559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1.84615384615385">
                <text:p>-1.84615384615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1.84288747346072">
                <text:p>-1.842887473460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1.83966244725738">
                <text:p>-1.839662447257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5">
                <text:p>5.95</text:p>
              </table:table-cell>
              <table:table-cell office:value-type="float" office:value="-1.83647798742138">
                <text:p>-1.836477987421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1.83333333333333">
                <text:p>-1.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9">
                <text:p>6.04999999999999</text:p>
              </table:table-cell>
              <table:table-cell office:value-type="float" office:value="-1.83022774327122">
                <text:p>-1.830227743271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9">
                <text:p>6.09999999999999</text:p>
              </table:table-cell>
              <table:table-cell office:value-type="float" office:value="-1.82716049382716">
                <text:p>-1.827160493827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9">
                <text:p>6.14999999999999</text:p>
              </table:table-cell>
              <table:table-cell office:value-type="float" office:value="-1.8241308793456">
                <text:p>-1.82413087934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9">
                <text:p>6.19999999999999</text:p>
              </table:table-cell>
              <table:table-cell office:value-type="float" office:value="-1.82113821138211">
                <text:p>-1.821138211382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9">
                <text:p>6.24999999999999</text:p>
              </table:table-cell>
              <table:table-cell office:value-type="float" office:value="-1.81818181818182">
                <text:p>-1.8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9">
                <text:p>6.29999999999999</text:p>
              </table:table-cell>
              <table:table-cell office:value-type="float" office:value="-1.81526104417671">
                <text:p>-1.815261044176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9">
                <text:p>6.34999999999999</text:p>
              </table:table-cell>
              <table:table-cell office:value-type="float" office:value="-1.812375249501">
                <text:p>-1.8123752495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9">
                <text:p>6.39999999999999</text:p>
              </table:table-cell>
              <table:table-cell office:value-type="float" office:value="-1.80952380952381">
                <text:p>-1.809523809523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9">
                <text:p>6.44999999999999</text:p>
              </table:table-cell>
              <table:table-cell office:value-type="float" office:value="-1.80670611439842">
                <text:p>-1.806706114398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9">
                <text:p>6.49999999999999</text:p>
              </table:table-cell>
              <table:table-cell office:value-type="float" office:value="-1.80392156862745">
                <text:p>-1.80392156862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9">
                <text:p>6.54999999999999</text:p>
              </table:table-cell>
              <table:table-cell office:value-type="float" office:value="-1.80116959064328">
                <text:p>-1.80116959064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9">
                <text:p>6.59999999999999</text:p>
              </table:table-cell>
              <table:table-cell office:value-type="float" office:value="-1.7984496124031">
                <text:p>-1.79844961240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9">
                <text:p>6.64999999999999</text:p>
              </table:table-cell>
              <table:table-cell office:value-type="float" office:value="-1.79576107899807">
                <text:p>-1.795761078998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9">
                <text:p>6.69999999999999</text:p>
              </table:table-cell>
              <table:table-cell office:value-type="float" office:value="-1.79310344827586">
                <text:p>-1.793103448275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9">
                <text:p>6.74999999999999</text:p>
              </table:table-cell>
              <table:table-cell office:value-type="float" office:value="-1.79047619047619">
                <text:p>-1.7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9">
                <text:p>6.79999999999999</text:p>
              </table:table-cell>
              <table:table-cell office:value-type="float" office:value="-1.78787878787879">
                <text:p>-1.787878787878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9">
                <text:p>6.84999999999999</text:p>
              </table:table-cell>
              <table:table-cell office:value-type="float" office:value="-1.78531073446328">
                <text:p>-1.78531073446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9">
                <text:p>6.89999999999999</text:p>
              </table:table-cell>
              <table:table-cell office:value-type="float" office:value="-1.78277153558053">
                <text:p>-1.782771535580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9">
                <text:p>6.94999999999999</text:p>
              </table:table-cell>
              <table:table-cell office:value-type="float" office:value="-1.78026070763501">
                <text:p>-1.780260707635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9">
                <text:p>6.99999999999999</text:p>
              </table:table-cell>
              <table:table-cell office:value-type="float" office:value="-1.77777777777778">
                <text:p>-1.7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9">
                <text:p>7.04999999999999</text:p>
              </table:table-cell>
              <table:table-cell office:value-type="float" office:value="-1.77532228360958">
                <text:p>-1.775322283609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9">
                <text:p>7.09999999999999</text:p>
              </table:table-cell>
              <table:table-cell office:value-type="float" office:value="-1.77289377289377">
                <text:p>-1.772893772893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9">
                <text:p>7.14999999999999</text:p>
              </table:table-cell>
              <table:table-cell office:value-type="float" office:value="-1.77049180327869">
                <text:p>-1.77049180327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9">
                <text:p>7.19999999999999</text:p>
              </table:table-cell>
              <table:table-cell office:value-type="float" office:value="-1.76811594202899">
                <text:p>-1.76811594202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9">
                <text:p>7.24999999999999</text:p>
              </table:table-cell>
              <table:table-cell office:value-type="float" office:value="-1.76576576576577">
                <text:p>-1.765765765765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9">
                <text:p>7.29999999999999</text:p>
              </table:table-cell>
              <table:table-cell office:value-type="float" office:value="-1.76344086021505">
                <text:p>-1.763440860215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9">
                <text:p>7.34999999999999</text:p>
              </table:table-cell>
              <table:table-cell office:value-type="float" office:value="-1.76114081996435">
                <text:p>-1.76114081996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9">
                <text:p>7.39999999999999</text:p>
              </table:table-cell>
              <table:table-cell office:value-type="float" office:value="-1.75886524822695">
                <text:p>-1.758865248226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9">
                <text:p>7.44999999999999</text:p>
              </table:table-cell>
              <table:table-cell office:value-type="float" office:value="-1.75661375661376">
                <text:p>-1.756613756613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9">
                <text:p>7.49999999999999</text:p>
              </table:table-cell>
              <table:table-cell office:value-type="float" office:value="-1.75438596491228">
                <text:p>-1.754385964912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9">
                <text:p>7.54999999999999</text:p>
              </table:table-cell>
              <table:table-cell office:value-type="float" office:value="-1.7521815008726">
                <text:p>-1.75218150087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9">
                <text:p>7.59999999999999</text:p>
              </table:table-cell>
              <table:table-cell office:value-type="float" office:value="-1.75">
                <text:p>-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9">
                <text:p>7.64999999999999</text:p>
              </table:table-cell>
              <table:table-cell office:value-type="float" office:value="-1.74784110535406">
                <text:p>-1.747841105354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9">
                <text:p>7.69999999999999</text:p>
              </table:table-cell>
              <table:table-cell office:value-type="float" office:value="-1.74570446735395">
                <text:p>-1.745704467353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9">
                <text:p>7.74999999999999</text:p>
              </table:table-cell>
              <table:table-cell office:value-type="float" office:value="-1.74358974358974">
                <text:p>-1.743589743589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9">
                <text:p>7.79999999999999</text:p>
              </table:table-cell>
              <table:table-cell office:value-type="float" office:value="-1.74149659863946">
                <text:p>-1.741496598639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9">
                <text:p>7.84999999999999</text:p>
              </table:table-cell>
              <table:table-cell office:value-type="float" office:value="-1.73942470389171">
                <text:p>-1.739424703891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9">
                <text:p>7.89999999999999</text:p>
              </table:table-cell>
              <table:table-cell office:value-type="float" office:value="-1.73737373737374">
                <text:p>-1.737373737373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9">
                <text:p>7.94999999999999</text:p>
              </table:table-cell>
              <table:table-cell office:value-type="float" office:value="-1.73534338358459">
                <text:p>-1.735343383584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9">
                <text:p>7.99999999999999</text:p>
              </table:table-cell>
              <table:table-cell office:value-type="float" office:value="-1.73333333333333">
                <text:p>-1.7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9">
                <text:p>8.04999999999999</text:p>
              </table:table-cell>
              <table:table-cell office:value-type="float" office:value="-1.73134328358209">
                <text:p>-1.731343283582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9">
                <text:p>8.09999999999999</text:p>
              </table:table-cell>
              <table:table-cell office:value-type="float" office:value="-1.72937293729373">
                <text:p>-1.72937293729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9">
                <text:p>8.14999999999999</text:p>
              </table:table-cell>
              <table:table-cell office:value-type="float" office:value="-1.72742200328407">
                <text:p>-1.72742200328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9">
                <text:p>8.19999999999999</text:p>
              </table:table-cell>
              <table:table-cell office:value-type="float" office:value="-1.72549019607843">
                <text:p>-1.725490196078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9">
                <text:p>8.24999999999999</text:p>
              </table:table-cell>
              <table:table-cell office:value-type="float" office:value="-1.72357723577236">
                <text:p>-1.723577235772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9">
                <text:p>8.29999999999999</text:p>
              </table:table-cell>
              <table:table-cell office:value-type="float" office:value="-1.72168284789644">
                <text:p>-1.721682847896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9">
                <text:p>8.34999999999999</text:p>
              </table:table-cell>
              <table:table-cell office:value-type="float" office:value="-1.71980676328502">
                <text:p>-1.719806763285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9">
                <text:p>8.39999999999999</text:p>
              </table:table-cell>
              <table:table-cell office:value-type="float" office:value="-1.71794871794872">
                <text:p>-1.717948717948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9">
                <text:p>8.44999999999999</text:p>
              </table:table-cell>
              <table:table-cell office:value-type="float" office:value="-1.71610845295056">
                <text:p>-1.716108452950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1.71428571428571">
                <text:p>-1.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5">
                <text:p>8.55</text:p>
              </table:table-cell>
              <table:table-cell office:value-type="float" office:value="-1.71248025276461">
                <text:p>-1.712480252764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1.71069182389937">
                <text:p>-1.710691823899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5">
                <text:p>8.65</text:p>
              </table:table-cell>
              <table:table-cell office:value-type="float" office:value="-1.70892018779343">
                <text:p>-1.708920187793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1.70716510903427">
                <text:p>-1.707165109034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5">
                <text:p>8.75</text:p>
              </table:table-cell>
              <table:table-cell office:value-type="float" office:value="-1.70542635658915">
                <text:p>-1.705426356589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1.7037037037037">
                <text:p>-1.70370370370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5">
                <text:p>8.85</text:p>
              </table:table-cell>
              <table:table-cell office:value-type="float" office:value="-1.70199692780338">
                <text:p>-1.701996927803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1.70030581039755">
                <text:p>-1.700305810397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5">
                <text:p>8.95</text:p>
              </table:table-cell>
              <table:table-cell office:value-type="float" office:value="-1.6986301369863">
                <text:p>-1.69863013698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1.6969696969697">
                <text:p>-1.6969696969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5">
                <text:p>9.05</text:p>
              </table:table-cell>
              <table:table-cell office:value-type="float" office:value="-1.69532428355958">
                <text:p>-1.695324283559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1.69369369369369">
                <text:p>-1.693693693693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5">
                <text:p>9.15</text:p>
              </table:table-cell>
              <table:table-cell office:value-type="float" office:value="-1.69207772795217">
                <text:p>-1.69207772795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1.69047619047619">
                <text:p>-1.6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5000000000001">
                <text:p>9.25000000000001</text:p>
              </table:table-cell>
              <table:table-cell office:value-type="float" office:value="-1.68888888888889">
                <text:p>-1.6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0000000000001">
                <text:p>9.30000000000001</text:p>
              </table:table-cell>
              <table:table-cell office:value-type="float" office:value="-1.68731563421829">
                <text:p>-1.687315634218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5000000000001">
                <text:p>9.35000000000001</text:p>
              </table:table-cell>
              <table:table-cell office:value-type="float" office:value="-1.68575624082232">
                <text:p>-1.685756240822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0000000000001">
                <text:p>9.40000000000001</text:p>
              </table:table-cell>
              <table:table-cell office:value-type="float" office:value="-1.68421052631579">
                <text:p>-1.684210526315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5000000000001">
                <text:p>9.45000000000001</text:p>
              </table:table-cell>
              <table:table-cell office:value-type="float" office:value="-1.68267831149927">
                <text:p>-1.682678311499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0000000000001">
                <text:p>9.50000000000001</text:p>
              </table:table-cell>
              <table:table-cell office:value-type="float" office:value="-1.68115942028986">
                <text:p>-1.681159420289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5000000000001">
                <text:p>9.55000000000001</text:p>
              </table:table-cell>
              <table:table-cell office:value-type="float" office:value="-1.67965367965368">
                <text:p>-1.679653679653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0000000000001">
                <text:p>9.60000000000001</text:p>
              </table:table-cell>
              <table:table-cell office:value-type="float" office:value="-1.67816091954023">
                <text:p>-1.678160919540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000000000001">
                <text:p>9.65000000000001</text:p>
              </table:table-cell>
              <table:table-cell office:value-type="float" office:value="-1.67668097281831">
                <text:p>-1.676680972818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0000000000001">
                <text:p>9.70000000000001</text:p>
              </table:table-cell>
              <table:table-cell office:value-type="float" office:value="-1.67521367521367">
                <text:p>-1.675213675213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000000000001">
                <text:p>9.75000000000001</text:p>
              </table:table-cell>
              <table:table-cell office:value-type="float" office:value="-1.67375886524823">
                <text:p>-1.673758865248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0000000000001">
                <text:p>9.80000000000001</text:p>
              </table:table-cell>
              <table:table-cell office:value-type="float" office:value="-1.67231638418079">
                <text:p>-1.672316384180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000000000001">
                <text:p>9.85000000000001</text:p>
              </table:table-cell>
              <table:table-cell office:value-type="float" office:value="-1.67088607594937">
                <text:p>-1.670886075949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0000000000001">
                <text:p>9.90000000000001</text:p>
              </table:table-cell>
              <table:table-cell office:value-type="float" office:value="-1.66946778711485">
                <text:p>-1.66946778711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5000000000002">
                <text:p>9.95000000000002</text:p>
              </table:table-cell>
              <table:table-cell office:value-type="float" office:value="-1.66806136680614">
                <text:p>-1.668061366806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1.66666666666667">
                <text:p>-1.66666666666667</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J211:Données.J212 Données.L211:Données.L212 Données.AG189:Données.AG589 Données.L208:Données.L209" chart:data-source-has-labels="row" svg:x="0.54cm" svg:y="0.285cm" svg:width="25.961cm" svg:height="13.727cm">
          <chart:coordinate-region svg:x="0.911cm" svg:y="0.511cm" svg:width="25.297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L211:Données.L212" loext:label-string="&quot;Asymptote verticale&quot;" chart:class="chart:scatter">
            <chart:domain table:cell-range-address="Données.J211:Données.J212"/>
            <chart:data-point chart:repeated="2"/>
          </chart:series>
          <chart:series chart:style-name="ch7" chart:values-cell-range-address="Données.AG189:Données.AG589" loext:label-string="&quot;Courbe homographique&quot;" chart:class="chart:scatter">
            <chart:domain table:cell-range-address="Données.AF189:Données.AF589"/>
            <chart:data-point chart:repeated="401"/>
          </chart:series>
          <chart:series chart:style-name="ch6" chart:values-cell-range-address="Données.L208:Données.L209" loext:label-string="&quot;Asymptote horizontale&quot;" chart:class="chart:scatter">
            <chart:domain table:cell-range-address="Données.J208:Données.J209"/>
            <chart:data-point chart:repeated="2"/>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J</text:p>
              </table:table-cell>
              <table:table-cell office:value-type="string">
                <text:p>Asymptote verticale</text:p>
              </table:table-cell>
              <table:table-cell office:value-type="string">
                <text:p>Colonne AF</text:p>
              </table:table-cell>
              <table:table-cell office:value-type="string">
                <text:p>Courbe homographique</text:p>
              </table:table-cell>
              <table:table-cell office:value-type="string">
                <text:p>Colonne J</text:p>
              </table:table-cell>
              <table:table-cell office:value-type="string">
                <text:p>Asymptote horizontale</text:p>
              </table:table-cell>
            </table:table-row>
          </table:table-header-rows>
          <table:table-rows>
            <table:table-row>
              <table:table-cell office:value-type="string">
                <text:p>1</text:p>
              </table:table-cell>
              <table:table-cell office:value-type="float" office:value="-2">
                <text:p>-2</text:p>
                <draw:g>
                  <svg:desc>Données.J211:Données.J212</svg:desc>
                </draw:g>
              </table:table-cell>
              <table:table-cell office:value-type="float" office:value="-10">
                <text:p>-10</text:p>
                <draw:g>
                  <svg:desc>Données.L211:Données.L212</svg:desc>
                </draw:g>
              </table:table-cell>
              <table:table-cell office:value-type="float" office:value="-10">
                <text:p>-10</text:p>
                <draw:g>
                  <svg:desc>Données.AF189:Données.AF589</svg:desc>
                </draw:g>
              </table:table-cell>
              <table:table-cell office:value-type="float" office:value="-0.833333333333333">
                <text:p>-0.833333333333333</text:p>
                <draw:g>
                  <svg:desc>Données.AG189:Données.AG589</svg:desc>
                </draw:g>
              </table:table-cell>
              <table:table-cell office:value-type="float" office:value="-10">
                <text:p>-10</text:p>
                <draw:g>
                  <svg:desc>Données.J208:Données.J209</svg:desc>
                </draw:g>
              </table:table-cell>
              <table:table-cell office:value-type="float" office:value="-1.33333333333333">
                <text:p>-1.33333333333333</text:p>
                <draw:g>
                  <svg:desc>Données.L208:Données.L209</svg:desc>
                </draw:g>
              </table:table-cell>
            </table:table-row>
            <table:table-row>
              <table:table-cell office:value-type="string">
                <text:p>2</text:p>
              </table:table-cell>
              <table:table-cell office:value-type="float" office:value="-2">
                <text:p>-2</text:p>
              </table:table-cell>
              <table:table-cell office:value-type="float" office:value="10">
                <text:p>10</text:p>
              </table:table-cell>
              <table:table-cell office:value-type="float" office:value="-9.95">
                <text:p>-9.95</text:p>
              </table:table-cell>
              <table:table-cell office:value-type="float" office:value="-0.830188679245283">
                <text:p>-0.830188679245283</text:p>
              </table:table-cell>
              <table:table-cell office:value-type="float" office:value="10">
                <text:p>10</text:p>
              </table:table-cell>
              <table:table-cell office:value-type="float" office:value="-1.33333333333333">
                <text:p>-1.3333333333333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0.827004219409283">
                <text:p>-0.8270042194092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
                <text:p>-9.85</text:p>
              </table:table-cell>
              <table:table-cell office:value-type="float" office:value="-0.823779193205945">
                <text:p>-0.8237791932059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0.820512820512821">
                <text:p>-0.8205128205128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
                <text:p>-9.75</text:p>
              </table:table-cell>
              <table:table-cell office:value-type="float" office:value="-0.817204301075269">
                <text:p>-0.8172043010752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0.813852813852814">
                <text:p>-0.8138528138528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
                <text:p>-9.65</text:p>
              </table:table-cell>
              <table:table-cell office:value-type="float" office:value="-0.810457516339869">
                <text:p>-0.810457516339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9999999999999">
                <text:p>-9.59999999999999</text:p>
              </table:table-cell>
              <table:table-cell office:value-type="float" office:value="-0.807017543859648">
                <text:p>-0.8070175438596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4999999999999">
                <text:p>-9.54999999999999</text:p>
              </table:table-cell>
              <table:table-cell office:value-type="float" office:value="-0.803532008830021">
                <text:p>-0.8035320088300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9999999999999">
                <text:p>-9.49999999999999</text:p>
              </table:table-cell>
              <table:table-cell office:value-type="float" office:value="-0.799999999999999">
                <text:p>-0.79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4999999999999">
                <text:p>-9.44999999999999</text:p>
              </table:table-cell>
              <table:table-cell office:value-type="float" office:value="-0.79642058165548">
                <text:p>-0.796420581655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9999999999999">
                <text:p>-9.39999999999999</text:p>
              </table:table-cell>
              <table:table-cell office:value-type="float" office:value="-0.792792792792792">
                <text:p>-0.7927927927927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4999999999999">
                <text:p>-9.34999999999999</text:p>
              </table:table-cell>
              <table:table-cell office:value-type="float" office:value="-0.789115646258503">
                <text:p>-0.7891156462585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9999999999999">
                <text:p>-9.29999999999999</text:p>
              </table:table-cell>
              <table:table-cell office:value-type="float" office:value="-0.785388127853881">
                <text:p>-0.7853881278538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4999999999999">
                <text:p>-9.24999999999999</text:p>
              </table:table-cell>
              <table:table-cell office:value-type="float" office:value="-0.781609195402298">
                <text:p>-0.7816091954022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9999999999999">
                <text:p>-9.19999999999999</text:p>
              </table:table-cell>
              <table:table-cell office:value-type="float" office:value="-0.777777777777777">
                <text:p>-0.7777777777777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4999999999999">
                <text:p>-9.14999999999999</text:p>
              </table:table-cell>
              <table:table-cell office:value-type="float" office:value="-0.773892773892773">
                <text:p>-0.7738927738927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9999999999999">
                <text:p>-9.09999999999999</text:p>
              </table:table-cell>
              <table:table-cell office:value-type="float" office:value="-0.769953051643192">
                <text:p>-0.7699530516431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4999999999999">
                <text:p>-9.04999999999999</text:p>
              </table:table-cell>
              <table:table-cell office:value-type="float" office:value="-0.76595744680851">
                <text:p>-0.765957446808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9999999999999">
                <text:p>-8.99999999999999</text:p>
              </table:table-cell>
              <table:table-cell office:value-type="float" office:value="-0.761904761904761">
                <text:p>-0.7619047619047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4999999999999">
                <text:p>-8.94999999999999</text:p>
              </table:table-cell>
              <table:table-cell office:value-type="float" office:value="-0.757793764988009">
                <text:p>-0.7577937649880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9999999999998">
                <text:p>-8.89999999999998</text:p>
              </table:table-cell>
              <table:table-cell office:value-type="float" office:value="-0.753623188405795">
                <text:p>-0.7536231884057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4999999999998">
                <text:p>-8.84999999999998</text:p>
              </table:table-cell>
              <table:table-cell office:value-type="float" office:value="-0.749391727493916">
                <text:p>-0.7493917274939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9999999999998">
                <text:p>-8.79999999999998</text:p>
              </table:table-cell>
              <table:table-cell office:value-type="float" office:value="-0.745098039215685">
                <text:p>-0.7450980392156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4999999999998">
                <text:p>-8.74999999999998</text:p>
              </table:table-cell>
              <table:table-cell office:value-type="float" office:value="-0.740740740740739">
                <text:p>-0.7407407407407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9999999999998">
                <text:p>-8.69999999999998</text:p>
              </table:table-cell>
              <table:table-cell office:value-type="float" office:value="-0.736318407960197">
                <text:p>-0.7363184079601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4999999999998">
                <text:p>-8.64999999999998</text:p>
              </table:table-cell>
              <table:table-cell office:value-type="float" office:value="-0.731829573934835">
                <text:p>-0.7318295739348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9999999999998">
                <text:p>-8.59999999999998</text:p>
              </table:table-cell>
              <table:table-cell office:value-type="float" office:value="-0.727272727272725">
                <text:p>-0.7272727272727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4999999999998">
                <text:p>-8.54999999999998</text:p>
              </table:table-cell>
              <table:table-cell office:value-type="float" office:value="-0.722646310432568">
                <text:p>-0.7226463104325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9999999999998">
                <text:p>-8.49999999999998</text:p>
              </table:table-cell>
              <table:table-cell office:value-type="float" office:value="-0.717948717948716">
                <text:p>-0.7179487179487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8">
                <text:p>-8.44999999999998</text:p>
              </table:table-cell>
              <table:table-cell office:value-type="float" office:value="-0.713178294573642">
                <text:p>-0.7131782945736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8">
                <text:p>-8.39999999999998</text:p>
              </table:table-cell>
              <table:table-cell office:value-type="float" office:value="-0.708333333333331">
                <text:p>-0.708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8">
                <text:p>-8.34999999999998</text:p>
              </table:table-cell>
              <table:table-cell office:value-type="float" office:value="-0.703412073490812">
                <text:p>-0.703412073490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8">
                <text:p>-8.29999999999998</text:p>
              </table:table-cell>
              <table:table-cell office:value-type="float" office:value="-0.698412698412696">
                <text:p>-0.6984126984126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8">
                <text:p>-8.24999999999998</text:p>
              </table:table-cell>
              <table:table-cell office:value-type="float" office:value="-0.693333333333331">
                <text:p>-0.69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7">
                <text:p>-8.19999999999997</text:p>
              </table:table-cell>
              <table:table-cell office:value-type="float" office:value="-0.68817204301075">
                <text:p>-0.688172043010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7">
                <text:p>-8.14999999999997</text:p>
              </table:table-cell>
              <table:table-cell office:value-type="float" office:value="-0.68292682926829">
                <text:p>-0.682926829268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7">
                <text:p>-8.09999999999997</text:p>
              </table:table-cell>
              <table:table-cell office:value-type="float" office:value="-0.677595628415297">
                <text:p>-0.6775956284152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7">
                <text:p>-8.04999999999997</text:p>
              </table:table-cell>
              <table:table-cell office:value-type="float" office:value="-0.672176308539942">
                <text:p>-0.6721763085399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7">
                <text:p>-7.99999999999997</text:p>
              </table:table-cell>
              <table:table-cell office:value-type="float" office:value="-0.666666666666663">
                <text:p>-0.6666666666666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7">
                <text:p>-7.94999999999997</text:p>
              </table:table-cell>
              <table:table-cell office:value-type="float" office:value="-0.661064425770305">
                <text:p>-0.6610644257703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7">
                <text:p>-7.89999999999997</text:p>
              </table:table-cell>
              <table:table-cell office:value-type="float" office:value="-0.655367231638415">
                <text:p>-0.6553672316384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7">
                <text:p>-7.84999999999997</text:p>
              </table:table-cell>
              <table:table-cell office:value-type="float" office:value="-0.649572649572646">
                <text:p>-0.6495726495726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7">
                <text:p>-7.79999999999997</text:p>
              </table:table-cell>
              <table:table-cell office:value-type="float" office:value="-0.643678160919537">
                <text:p>-0.6436781609195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7">
                <text:p>-7.74999999999997</text:p>
              </table:table-cell>
              <table:table-cell office:value-type="float" office:value="-0.637681159420286">
                <text:p>-0.637681159420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7">
                <text:p>-7.69999999999997</text:p>
              </table:table-cell>
              <table:table-cell office:value-type="float" office:value="-0.631578947368417">
                <text:p>-0.6315789473684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7">
                <text:p>-7.64999999999997</text:p>
              </table:table-cell>
              <table:table-cell office:value-type="float" office:value="-0.625368731563418">
                <text:p>-0.6253687315634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7">
                <text:p>-7.59999999999997</text:p>
              </table:table-cell>
              <table:table-cell office:value-type="float" office:value="-0.619047619047615">
                <text:p>-0.619047619047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7">
                <text:p>-7.54999999999997</text:p>
              </table:table-cell>
              <table:table-cell office:value-type="float" office:value="-0.612612612612609">
                <text:p>-0.6126126126126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7">
                <text:p>-7.49999999999997</text:p>
              </table:table-cell>
              <table:table-cell office:value-type="float" office:value="-0.606060606060602">
                <text:p>-0.6060606060606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7">
                <text:p>-7.44999999999997</text:p>
              </table:table-cell>
              <table:table-cell office:value-type="float" office:value="-0.599388379204889">
                <text:p>-0.599388379204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7">
                <text:p>-7.39999999999997</text:p>
              </table:table-cell>
              <table:table-cell office:value-type="float" office:value="-0.592592592592588">
                <text:p>-0.5925925925925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8">
                <text:p>-7.34999999999998</text:p>
              </table:table-cell>
              <table:table-cell office:value-type="float" office:value="-0.585669781931461">
                <text:p>-0.5856697819314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8">
                <text:p>-7.29999999999998</text:p>
              </table:table-cell>
              <table:table-cell office:value-type="float" office:value="-0.578616352201255">
                <text:p>-0.5786163522012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8">
                <text:p>-7.24999999999998</text:p>
              </table:table-cell>
              <table:table-cell office:value-type="float" office:value="-0.571428571428568">
                <text:p>-0.5714285714285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8">
                <text:p>-7.19999999999998</text:p>
              </table:table-cell>
              <table:table-cell office:value-type="float" office:value="-0.564102564102561">
                <text:p>-0.5641025641025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8">
                <text:p>-7.14999999999998</text:p>
              </table:table-cell>
              <table:table-cell office:value-type="float" office:value="-0.556634304207117">
                <text:p>-0.5566343042071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8">
                <text:p>-7.09999999999998</text:p>
              </table:table-cell>
              <table:table-cell office:value-type="float" office:value="-0.549019607843134">
                <text:p>-0.5490196078431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8">
                <text:p>-7.04999999999998</text:p>
              </table:table-cell>
              <table:table-cell office:value-type="float" office:value="-0.541254125412538">
                <text:p>-0.541254125412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8">
                <text:p>-6.99999999999998</text:p>
              </table:table-cell>
              <table:table-cell office:value-type="float" office:value="-0.53333333333333">
                <text:p>-0.5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8">
                <text:p>-6.94999999999998</text:p>
              </table:table-cell>
              <table:table-cell office:value-type="float" office:value="-0.525252525252522">
                <text:p>-0.5252525252525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8">
                <text:p>-6.89999999999998</text:p>
              </table:table-cell>
              <table:table-cell office:value-type="float" office:value="-0.517006802721085">
                <text:p>-0.5170068027210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8">
                <text:p>-6.84999999999998</text:p>
              </table:table-cell>
              <table:table-cell office:value-type="float" office:value="-0.508591065292093">
                <text:p>-0.5085910652920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8">
                <text:p>-6.79999999999998</text:p>
              </table:table-cell>
              <table:table-cell office:value-type="float" office:value="-0.499999999999997">
                <text:p>-0.49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8">
                <text:p>-6.74999999999998</text:p>
              </table:table-cell>
              <table:table-cell office:value-type="float" office:value="-0.491228070175435">
                <text:p>-0.491228070175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8">
                <text:p>-6.69999999999998</text:p>
              </table:table-cell>
              <table:table-cell office:value-type="float" office:value="-0.482269503546096">
                <text:p>-0.4822695035460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8">
                <text:p>-6.64999999999998</text:p>
              </table:table-cell>
              <table:table-cell office:value-type="float" office:value="-0.473118279569889">
                <text:p>-0.473118279569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8">
                <text:p>-6.59999999999998</text:p>
              </table:table-cell>
              <table:table-cell office:value-type="float" office:value="-0.463768115942025">
                <text:p>-0.4637681159420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8">
                <text:p>-6.54999999999998</text:p>
              </table:table-cell>
              <table:table-cell office:value-type="float" office:value="-0.45421245421245">
                <text:p>-0.454212454212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8">
                <text:p>-6.49999999999998</text:p>
              </table:table-cell>
              <table:table-cell office:value-type="float" office:value="-0.44444444444444">
                <text:p>-0.444444444444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8">
                <text:p>-6.44999999999998</text:p>
              </table:table-cell>
              <table:table-cell office:value-type="float" office:value="-0.434456928838947">
                <text:p>-0.4344569288389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8">
                <text:p>-6.39999999999998</text:p>
              </table:table-cell>
              <table:table-cell office:value-type="float" office:value="-0.42424242424242">
                <text:p>-0.424242424242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8">
                <text:p>-6.34999999999998</text:p>
              </table:table-cell>
              <table:table-cell office:value-type="float" office:value="-0.413793103448272">
                <text:p>-0.4137931034482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8">
                <text:p>-6.29999999999998</text:p>
              </table:table-cell>
              <table:table-cell office:value-type="float" office:value="-0.403100775193794">
                <text:p>-0.4031007751937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8">
                <text:p>-6.24999999999998</text:p>
              </table:table-cell>
              <table:table-cell office:value-type="float" office:value="-0.392156862745093">
                <text:p>-0.3921568627450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8">
                <text:p>-6.19999999999998</text:p>
              </table:table-cell>
              <table:table-cell office:value-type="float" office:value="-0.380952380952376">
                <text:p>-0.3809523809523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8">
                <text:p>-6.14999999999998</text:p>
              </table:table-cell>
              <table:table-cell office:value-type="float" office:value="-0.369477911646582">
                <text:p>-0.3694779116465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8">
                <text:p>-6.09999999999998</text:p>
              </table:table-cell>
              <table:table-cell office:value-type="float" office:value="-0.357723577235768">
                <text:p>-0.3577235772357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8">
                <text:p>-6.04999999999998</text:p>
              </table:table-cell>
              <table:table-cell office:value-type="float" office:value="-0.345679012345674">
                <text:p>-0.3456790123456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9999999999998">
                <text:p>-5.99999999999998</text:p>
              </table:table-cell>
              <table:table-cell office:value-type="float" office:value="-0.333333333333328">
                <text:p>-0.333333333333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4999999999998">
                <text:p>-5.94999999999998</text:p>
              </table:table-cell>
              <table:table-cell office:value-type="float" office:value="-0.320675105485227">
                <text:p>-0.3206751054852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9999999999998">
                <text:p>-5.89999999999998</text:p>
              </table:table-cell>
              <table:table-cell office:value-type="float" office:value="-0.307692307692302">
                <text:p>-0.307692307692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4999999999998">
                <text:p>-5.84999999999998</text:p>
              </table:table-cell>
              <table:table-cell office:value-type="float" office:value="-0.294372294372289">
                <text:p>-0.2943722943722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9999999999998">
                <text:p>-5.79999999999998</text:p>
              </table:table-cell>
              <table:table-cell office:value-type="float" office:value="-0.280701754385959">
                <text:p>-0.2807017543859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4999999999998">
                <text:p>-5.74999999999998</text:p>
              </table:table-cell>
              <table:table-cell office:value-type="float" office:value="-0.266666666666661">
                <text:p>-0.2666666666666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9999999999998">
                <text:p>-5.69999999999998</text:p>
              </table:table-cell>
              <table:table-cell office:value-type="float" office:value="-0.252252252252246">
                <text:p>-0.2522522522522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4999999999998">
                <text:p>-5.64999999999998</text:p>
              </table:table-cell>
              <table:table-cell office:value-type="float" office:value="-0.237442922374423">
                <text:p>-0.2374429223744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9999999999998">
                <text:p>-5.59999999999998</text:p>
              </table:table-cell>
              <table:table-cell office:value-type="float" office:value="-0.222222222222216">
                <text:p>-0.2222222222222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4999999999998">
                <text:p>-5.54999999999998</text:p>
              </table:table-cell>
              <table:table-cell office:value-type="float" office:value="-0.206572769953045">
                <text:p>-0.2065727699530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9999999999998">
                <text:p>-5.49999999999998</text:p>
              </table:table-cell>
              <table:table-cell office:value-type="float" office:value="-0.190476190476184">
                <text:p>-0.1904761904761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4999999999998">
                <text:p>-5.44999999999998</text:p>
              </table:table-cell>
              <table:table-cell office:value-type="float" office:value="-0.173913043478254">
                <text:p>-0.173913043478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9999999999998">
                <text:p>-5.39999999999998</text:p>
              </table:table-cell>
              <table:table-cell office:value-type="float" office:value="-0.156862745098032">
                <text:p>-0.1568627450980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4999999999998">
                <text:p>-5.34999999999998</text:p>
              </table:table-cell>
              <table:table-cell office:value-type="float" office:value="-0.139303482587058">
                <text:p>-0.1393034825870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9999999999998">
                <text:p>-5.29999999999998</text:p>
              </table:table-cell>
              <table:table-cell office:value-type="float" office:value="-0.121212121212114">
                <text:p>-0.1212121212121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4999999999998">
                <text:p>-5.24999999999998</text:p>
              </table:table-cell>
              <table:table-cell office:value-type="float" office:value="-0.102564102564095">
                <text:p>-0.1025641025640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9999999999998">
                <text:p>-5.19999999999998</text:p>
              </table:table-cell>
              <table:table-cell office:value-type="float" office:value="-0.0833333333333254">
                <text:p>-0.0833333333333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4999999999998">
                <text:p>-5.14999999999998</text:p>
              </table:table-cell>
              <table:table-cell office:value-type="float" office:value="-0.0634920634920554">
                <text:p>-0.06349206349205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9999999999998">
                <text:p>-5.09999999999998</text:p>
              </table:table-cell>
              <table:table-cell office:value-type="float" office:value="-0.0430107526881638">
                <text:p>-0.04301075268816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4999999999998">
                <text:p>-5.04999999999998</text:p>
              </table:table-cell>
              <table:table-cell office:value-type="float" office:value="-0.0218579234972593">
                <text:p>-0.02185792349725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9999999999998">
                <text:p>-4.99999999999998</text:p>
              </table:table-cell>
              <table:table-cell office:value-type="float" office:value="9.0791571791569E-015">
                <text:p>9.0791571791569E-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4999999999998">
                <text:p>-4.94999999999998</text:p>
              </table:table-cell>
              <table:table-cell office:value-type="float" office:value="0.0225988700565065">
                <text:p>0.02259887005650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9999999999998">
                <text:p>-4.89999999999998</text:p>
              </table:table-cell>
              <table:table-cell office:value-type="float" office:value="0.0459770114942624">
                <text:p>0.04597701149426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4999999999998">
                <text:p>-4.84999999999998</text:p>
              </table:table-cell>
              <table:table-cell office:value-type="float" office:value="0.070175438596501">
                <text:p>0.0701754385965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9999999999998">
                <text:p>-4.79999999999998</text:p>
              </table:table-cell>
              <table:table-cell office:value-type="float" office:value="0.0952380952381053">
                <text:p>0.09523809523810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4999999999998">
                <text:p>-4.74999999999998</text:p>
              </table:table-cell>
              <table:table-cell office:value-type="float" office:value="0.121212121212132">
                <text:p>0.1212121212121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9999999999998">
                <text:p>-4.69999999999998</text:p>
              </table:table-cell>
              <table:table-cell office:value-type="float" office:value="0.148148148148159">
                <text:p>0.1481481481481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4999999999998">
                <text:p>-4.64999999999998</text:p>
              </table:table-cell>
              <table:table-cell office:value-type="float" office:value="0.176100628930829">
                <text:p>0.1761006289308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9999999999998">
                <text:p>-4.59999999999998</text:p>
              </table:table-cell>
              <table:table-cell office:value-type="float" office:value="0.205128205128217">
                <text:p>0.205128205128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4999999999999">
                <text:p>-4.54999999999999</text:p>
              </table:table-cell>
              <table:table-cell office:value-type="float" office:value="0.235294117647065">
                <text:p>0.2352941176470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9999999999999">
                <text:p>-4.49999999999999</text:p>
              </table:table-cell>
              <table:table-cell office:value-type="float" office:value="0.266666666666673">
                <text:p>0.26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4999999999999">
                <text:p>-4.44999999999999</text:p>
              </table:table-cell>
              <table:table-cell office:value-type="float" office:value="0.299319727891163">
                <text:p>0.2993197278911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9999999999999">
                <text:p>-4.39999999999999</text:p>
              </table:table-cell>
              <table:table-cell office:value-type="float" office:value="0.33333333333334">
                <text:p>0.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4999999999999">
                <text:p>-4.34999999999999</text:p>
              </table:table-cell>
              <table:table-cell office:value-type="float" office:value="0.368794326241142">
                <text:p>0.3687943262411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9999999999999">
                <text:p>-4.29999999999999</text:p>
              </table:table-cell>
              <table:table-cell office:value-type="float" office:value="0.405797101449283">
                <text:p>0.4057971014492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4999999999999">
                <text:p>-4.24999999999999</text:p>
              </table:table-cell>
              <table:table-cell office:value-type="float" office:value="0.444444444444452">
                <text:p>0.4444444444444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9999999999999">
                <text:p>-4.19999999999999</text:p>
              </table:table-cell>
              <table:table-cell office:value-type="float" office:value="0.484848484848493">
                <text:p>0.4848484848484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4999999999999">
                <text:p>-4.14999999999999</text:p>
              </table:table-cell>
              <table:table-cell office:value-type="float" office:value="0.527131782945745">
                <text:p>0.527131782945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9999999999999">
                <text:p>-4.09999999999999</text:p>
              </table:table-cell>
              <table:table-cell office:value-type="float" office:value="0.571428571428581">
                <text:p>0.5714285714285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4999999999999">
                <text:p>-4.04999999999999</text:p>
              </table:table-cell>
              <table:table-cell office:value-type="float" office:value="0.617886178861798">
                <text:p>0.6178861788617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9999999999999">
                <text:p>-3.99999999999999</text:p>
              </table:table-cell>
              <table:table-cell office:value-type="float" office:value="0.666666666666677">
                <text:p>0.666666666666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4999999999999">
                <text:p>-3.94999999999999</text:p>
              </table:table-cell>
              <table:table-cell office:value-type="float" office:value="0.717948717948729">
                <text:p>0.7179487179487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9999999999999">
                <text:p>-3.89999999999999</text:p>
              </table:table-cell>
              <table:table-cell office:value-type="float" office:value="0.771929824561414">
                <text:p>0.7719298245614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4999999999999">
                <text:p>-3.84999999999999</text:p>
              </table:table-cell>
              <table:table-cell office:value-type="float" office:value="0.828828828828841">
                <text:p>0.8288288288288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9999999999999">
                <text:p>-3.79999999999999</text:p>
              </table:table-cell>
              <table:table-cell office:value-type="float" office:value="0.888888888888901">
                <text:p>0.8888888888889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4999999999999">
                <text:p>-3.74999999999999</text:p>
              </table:table-cell>
              <table:table-cell office:value-type="float" office:value="0.952380952380966">
                <text:p>0.9523809523809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9999999999999">
                <text:p>-3.69999999999999</text:p>
              </table:table-cell>
              <table:table-cell office:value-type="float" office:value="1.01960784313727">
                <text:p>1.01960784313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4999999999999">
                <text:p>-3.64999999999999</text:p>
              </table:table-cell>
              <table:table-cell office:value-type="float" office:value="1.09090909090911">
                <text:p>1.090909090909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9999999999999">
                <text:p>-3.59999999999999</text:p>
              </table:table-cell>
              <table:table-cell office:value-type="float" office:value="1.16666666666668">
                <text:p>1.166666666666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4999999999999">
                <text:p>-3.54999999999999</text:p>
              </table:table-cell>
              <table:table-cell office:value-type="float" office:value="1.24731182795701">
                <text:p>1.247311827957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9999999999999">
                <text:p>-3.49999999999999</text:p>
              </table:table-cell>
              <table:table-cell office:value-type="float" office:value="1.33333333333335">
                <text:p>1.333333333333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4999999999999">
                <text:p>-3.44999999999999</text:p>
              </table:table-cell>
              <table:table-cell office:value-type="float" office:value="1.42528735632186">
                <text:p>1.425287356321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9999999999999">
                <text:p>-3.39999999999999</text:p>
              </table:table-cell>
              <table:table-cell office:value-type="float" office:value="1.52380952380954">
                <text:p>1.523809523809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4999999999999">
                <text:p>-3.34999999999999</text:p>
              </table:table-cell>
              <table:table-cell office:value-type="float" office:value="1.62962962962965">
                <text:p>1.629629629629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9999999999999">
                <text:p>-3.29999999999999</text:p>
              </table:table-cell>
              <table:table-cell office:value-type="float" office:value="1.74358974358977">
                <text:p>1.743589743589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4999999999999">
                <text:p>-3.24999999999999</text:p>
              </table:table-cell>
              <table:table-cell office:value-type="float" office:value="1.86666666666669">
                <text:p>1.866666666666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9999999999999">
                <text:p>-3.19999999999999</text:p>
              </table:table-cell>
              <table:table-cell office:value-type="float" office:value="2.00000000000003">
                <text:p>2.0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4999999999999">
                <text:p>-3.14999999999999</text:p>
              </table:table-cell>
              <table:table-cell office:value-type="float" office:value="2.14492753623191">
                <text:p>2.144927536231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9999999999999">
                <text:p>-3.09999999999999</text:p>
              </table:table-cell>
              <table:table-cell office:value-type="float" office:value="2.30303030303034">
                <text:p>2.303030303030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4999999999999">
                <text:p>-3.04999999999999</text:p>
              </table:table-cell>
              <table:table-cell office:value-type="float" office:value="2.47619047619051">
                <text:p>2.476190476190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9999999999999">
                <text:p>-2.99999999999999</text:p>
              </table:table-cell>
              <table:table-cell office:value-type="float" office:value="2.66666666666671">
                <text:p>2.666666666666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4999999999999">
                <text:p>-2.94999999999999</text:p>
              </table:table-cell>
              <table:table-cell office:value-type="float" office:value="2.87719298245619">
                <text:p>2.87719298245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9999999999999">
                <text:p>-2.89999999999999</text:p>
              </table:table-cell>
              <table:table-cell office:value-type="float" office:value="3.11111111111116">
                <text:p>3.111111111111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4999999999999">
                <text:p>-2.84999999999999</text:p>
              </table:table-cell>
              <table:table-cell office:value-type="float" office:value="3.3725490196079">
                <text:p>3.37254901960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9999999999999">
                <text:p>-2.79999999999999</text:p>
              </table:table-cell>
              <table:table-cell office:value-type="float" office:value="3.66666666666673">
                <text:p>3.6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4999999999999">
                <text:p>-2.74999999999999</text:p>
              </table:table-cell>
              <table:table-cell office:value-type="float" office:value="4.00000000000007">
                <text:p>4.000000000000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9999999999999">
                <text:p>-2.69999999999999</text:p>
              </table:table-cell>
              <table:table-cell office:value-type="float" office:value="4.38095238095246">
                <text:p>4.380952380952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4999999999999">
                <text:p>-2.64999999999999</text:p>
              </table:table-cell>
              <table:table-cell office:value-type="float" office:value="4.82051282051291">
                <text:p>4.820512820512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9999999999999">
                <text:p>-2.59999999999999</text:p>
              </table:table-cell>
              <table:table-cell office:value-type="float" office:value="5.33333333333345">
                <text:p>5.33333333333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4999999999999">
                <text:p>-2.54999999999999</text:p>
              </table:table-cell>
              <table:table-cell office:value-type="float" office:value="5.93939393939407">
                <text:p>5.93939393939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9999999999999">
                <text:p>-2.49999999999999</text:p>
              </table:table-cell>
              <table:table-cell office:value-type="float" office:value="6.66666666666683">
                <text:p>6.666666666666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4999999999999">
                <text:p>-2.44999999999999</text:p>
              </table:table-cell>
              <table:table-cell office:value-type="float" office:value="7.55555555555576">
                <text:p>7.555555555555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9999999999999">
                <text:p>-2.39999999999999</text:p>
              </table:table-cell>
              <table:table-cell office:value-type="float" office:value="8.66666666666691">
                <text:p>8.666666666666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4999999999999">
                <text:p>-2.34999999999999</text:p>
              </table:table-cell>
              <table:table-cell office:value-type="float" office:value="10.0952380952384">
                <text:p>10.09523809523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9999999999999">
                <text:p>-2.29999999999999</text:p>
              </table:table-cell>
              <table:table-cell office:value-type="float" office:value="12.0000000000004">
                <text:p>12.00000000000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4999999999999">
                <text:p>-2.24999999999999</text:p>
              </table:table-cell>
              <table:table-cell office:value-type="float" office:value="14.6666666666673">
                <text:p>14.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9999999999999">
                <text:p>-2.19999999999999</text:p>
              </table:table-cell>
              <table:table-cell office:value-type="float" office:value="18.6666666666677">
                <text:p>18.6666666666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4999999999999">
                <text:p>-2.14999999999999</text:p>
              </table:table-cell>
              <table:table-cell office:value-type="float" office:value="25.3333333333351">
                <text:p>25.33333333333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9999999999999">
                <text:p>-2.09999999999999</text:p>
              </table:table-cell>
              <table:table-cell office:value-type="float" office:value="38.6666666666707">
                <text:p>38.66666666667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4999999999999">
                <text:p>-2.04999999999999</text:p>
              </table:table-cell>
              <table:table-cell office:value-type="float" office:value="78.6666666666826">
                <text:p>78.66666666668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9999999999999">
                <text:p>-1.9999999999999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4999999999999">
                <text:p>-1.94999999999999</text:p>
              </table:table-cell>
              <table:table-cell office:value-type="float" office:value="-81.333333333317">
                <text:p>-81.3333333333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9999999999999">
                <text:p>-1.89999999999999</text:p>
              </table:table-cell>
              <table:table-cell office:value-type="float" office:value="-41.3333333333293">
                <text:p>-41.33333333332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4999999999999">
                <text:p>-1.84999999999999</text:p>
              </table:table-cell>
              <table:table-cell office:value-type="float" office:value="-27.9999999999983">
                <text:p>-27.99999999999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9999999999999">
                <text:p>-1.79999999999999</text:p>
              </table:table-cell>
              <table:table-cell office:value-type="float" office:value="-21.3333333333323">
                <text:p>-21.33333333333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4999999999999">
                <text:p>-1.74999999999999</text:p>
              </table:table-cell>
              <table:table-cell office:value-type="float" office:value="-17.3333333333327">
                <text:p>-17.33333333333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9999999999999">
                <text:p>-1.69999999999999</text:p>
              </table:table-cell>
              <table:table-cell office:value-type="float" office:value="-14.6666666666662">
                <text:p>-14.66666666666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4999999999999">
                <text:p>-1.64999999999999</text:p>
              </table:table-cell>
              <table:table-cell office:value-type="float" office:value="-12.7619047619044">
                <text:p>-12.76190476190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9999999999999">
                <text:p>-1.59999999999999</text:p>
              </table:table-cell>
              <table:table-cell office:value-type="float" office:value="-11.3333333333331">
                <text:p>-11.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4999999999999">
                <text:p>-1.54999999999999</text:p>
              </table:table-cell>
              <table:table-cell office:value-type="float" office:value="-10.222222222222">
                <text:p>-10.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9999999999999">
                <text:p>-1.49999999999999</text:p>
              </table:table-cell>
              <table:table-cell office:value-type="float" office:value="-9.33333333333317">
                <text:p>-9.333333333333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4999999999999">
                <text:p>-1.44999999999999</text:p>
              </table:table-cell>
              <table:table-cell office:value-type="float" office:value="-8.60606060606047">
                <text:p>-8.606060606060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999999999999">
                <text:p>-1.39999999999999</text:p>
              </table:table-cell>
              <table:table-cell office:value-type="float" office:value="-7.99999999999989">
                <text:p>-7.999999999999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4999999999999">
                <text:p>-1.34999999999999</text:p>
              </table:table-cell>
              <table:table-cell office:value-type="float" office:value="-7.4871794871794">
                <text:p>-7.48717948717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9999999999999">
                <text:p>-1.29999999999999</text:p>
              </table:table-cell>
              <table:table-cell office:value-type="float" office:value="-7.04761904761897">
                <text:p>-7.04761904761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4999999999999">
                <text:p>-1.24999999999999</text:p>
              </table:table-cell>
              <table:table-cell office:value-type="float" office:value="-6.66666666666659">
                <text:p>-6.666666666666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9999999999999">
                <text:p>-1.19999999999999</text:p>
              </table:table-cell>
              <table:table-cell office:value-type="float" office:value="-6.33333333333327">
                <text:p>-6.333333333333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4999999999999">
                <text:p>-1.14999999999999</text:p>
              </table:table-cell>
              <table:table-cell office:value-type="float" office:value="-6.03921568627445">
                <text:p>-6.039215686274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9999999999999">
                <text:p>-1.09999999999999</text:p>
              </table:table-cell>
              <table:table-cell office:value-type="float" office:value="-5.77777777777773">
                <text:p>-5.777777777777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4999999999999">
                <text:p>-1.04999999999999</text:p>
              </table:table-cell>
              <table:table-cell office:value-type="float" office:value="-5.54385964912276">
                <text:p>-5.543859649122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3">
                <text:p>-0.999999999999993</text:p>
              </table:table-cell>
              <table:table-cell office:value-type="float" office:value="-5.33333333333331">
                <text:p>-5.3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49999999999993">
                <text:p>-0.949999999999993</text:p>
              </table:table-cell>
              <table:table-cell office:value-type="float" office:value="-5.14285714285712">
                <text:p>-5.142857142857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3">
                <text:p>-0.899999999999993</text:p>
              </table:table-cell>
              <table:table-cell office:value-type="float" office:value="-4.96969696969695">
                <text:p>-4.969696969696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49999999999993">
                <text:p>-0.849999999999993</text:p>
              </table:table-cell>
              <table:table-cell office:value-type="float" office:value="-4.81159420289853">
                <text:p>-4.811594202898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2">
                <text:p>-0.799999999999992</text:p>
              </table:table-cell>
              <table:table-cell office:value-type="float" office:value="-4.66666666666665">
                <text:p>-4.666666666666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49999999999992">
                <text:p>-0.749999999999992</text:p>
              </table:table-cell>
              <table:table-cell office:value-type="float" office:value="-4.53333333333331">
                <text:p>-4.5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2">
                <text:p>-0.699999999999992</text:p>
              </table:table-cell>
              <table:table-cell office:value-type="float" office:value="-4.41025641025639">
                <text:p>-4.410256410256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49999999999992">
                <text:p>-0.649999999999992</text:p>
              </table:table-cell>
              <table:table-cell office:value-type="float" office:value="-4.29629629629628">
                <text:p>-4.296296296296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2">
                <text:p>-0.599999999999992</text:p>
              </table:table-cell>
              <table:table-cell office:value-type="float" office:value="-4.19047619047618">
                <text:p>-4.190476190476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49999999999992">
                <text:p>-0.549999999999992</text:p>
              </table:table-cell>
              <table:table-cell office:value-type="float" office:value="-4.09195402298849">
                <text:p>-4.09195402298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2">
                <text:p>-0.499999999999992</text:p>
              </table:table-cell>
              <table:table-cell office:value-type="float" office:value="-3.99999999999999">
                <text:p>-3.9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49999999999992">
                <text:p>-0.449999999999992</text:p>
              </table:table-cell>
              <table:table-cell office:value-type="float" office:value="-3.91397849462364">
                <text:p>-3.91397849462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2">
                <text:p>-0.399999999999992</text:p>
              </table:table-cell>
              <table:table-cell office:value-type="float" office:value="-3.83333333333332">
                <text:p>-3.833333333333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49999999999992">
                <text:p>-0.349999999999992</text:p>
              </table:table-cell>
              <table:table-cell office:value-type="float" office:value="-3.75757575757575">
                <text:p>-3.757575757575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2">
                <text:p>-0.299999999999992</text:p>
              </table:table-cell>
              <table:table-cell office:value-type="float" office:value="-3.68627450980391">
                <text:p>-3.686274509803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49999999999992">
                <text:p>-0.249999999999992</text:p>
              </table:table-cell>
              <table:table-cell office:value-type="float" office:value="-3.61904761904761">
                <text:p>-3.619047619047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2">
                <text:p>-0.199999999999992</text:p>
              </table:table-cell>
              <table:table-cell office:value-type="float" office:value="-3.55555555555555">
                <text:p>-3.555555555555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49999999999992">
                <text:p>-0.149999999999992</text:p>
              </table:table-cell>
              <table:table-cell office:value-type="float" office:value="-3.49549549549549">
                <text:p>-3.495495495495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24">
                <text:p>-0.0999999999999924</text:p>
              </table:table-cell>
              <table:table-cell office:value-type="float" office:value="-3.43859649122806">
                <text:p>-3.438596491228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499999999999924">
                <text:p>-0.0499999999999924</text:p>
              </table:table-cell>
              <table:table-cell office:value-type="float" office:value="-3.38461538461538">
                <text:p>-3.38461538461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666108210577E-015">
                <text:p>7.64666108210577E-015</text:p>
              </table:table-cell>
              <table:table-cell office:value-type="float" office:value="-3.33333333333333">
                <text:p>-3.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500000000000077">
                <text:p>0.0500000000000077</text:p>
              </table:table-cell>
              <table:table-cell office:value-type="float" office:value="-3.28455284552845">
                <text:p>-3.284552845528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8">
                <text:p>0.100000000000008</text:p>
              </table:table-cell>
              <table:table-cell office:value-type="float" office:value="-3.23809523809523">
                <text:p>-3.238095238095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50000000000008">
                <text:p>0.150000000000008</text:p>
              </table:table-cell>
              <table:table-cell office:value-type="float" office:value="-3.1937984496124">
                <text:p>-3.19379844961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8">
                <text:p>0.200000000000008</text:p>
              </table:table-cell>
              <table:table-cell office:value-type="float" office:value="-3.15151515151514">
                <text:p>-3.151515151515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50000000000008">
                <text:p>0.250000000000008</text:p>
              </table:table-cell>
              <table:table-cell office:value-type="float" office:value="-3.1111111111111">
                <text:p>-3.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8">
                <text:p>0.300000000000008</text:p>
              </table:table-cell>
              <table:table-cell office:value-type="float" office:value="-3.07246376811594">
                <text:p>-3.072463768115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50000000000008">
                <text:p>0.350000000000008</text:p>
              </table:table-cell>
              <table:table-cell office:value-type="float" office:value="-3.0354609929078">
                <text:p>-3.03546099290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8">
                <text:p>0.400000000000008</text:p>
              </table:table-cell>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50000000000008">
                <text:p>0.450000000000008</text:p>
              </table:table-cell>
              <table:table-cell office:value-type="float" office:value="-2.96598639455782">
                <text:p>-2.965986394557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8">
                <text:p>0.500000000000008</text:p>
              </table:table-cell>
              <table:table-cell office:value-type="float" office:value="-2.93333333333333">
                <text:p>-2.9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50000000000008">
                <text:p>0.550000000000008</text:p>
              </table:table-cell>
              <table:table-cell office:value-type="float" office:value="-2.90196078431372">
                <text:p>-2.901960784313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8">
                <text:p>0.600000000000008</text:p>
              </table:table-cell>
              <table:table-cell office:value-type="float" office:value="-2.87179487179487">
                <text:p>-2.87179487179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50000000000008">
                <text:p>0.650000000000008</text:p>
              </table:table-cell>
              <table:table-cell office:value-type="float" office:value="-2.84276729559748">
                <text:p>-2.842767295597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8">
                <text:p>0.700000000000008</text:p>
              </table:table-cell>
              <table:table-cell office:value-type="float" office:value="-2.81481481481481">
                <text:p>-2.814814814814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50000000000008">
                <text:p>0.750000000000008</text:p>
              </table:table-cell>
              <table:table-cell office:value-type="float" office:value="-2.78787878787878">
                <text:p>-2.787878787878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8">
                <text:p>0.800000000000008</text:p>
              </table:table-cell>
              <table:table-cell office:value-type="float" office:value="-2.76190476190476">
                <text:p>-2.761904761904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50000000000008">
                <text:p>0.850000000000008</text:p>
              </table:table-cell>
              <table:table-cell office:value-type="float" office:value="-2.73684210526315">
                <text:p>-2.736842105263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8">
                <text:p>0.900000000000008</text:p>
              </table:table-cell>
              <table:table-cell office:value-type="float" office:value="-2.71264367816092">
                <text:p>-2.712643678160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50000000000008">
                <text:p>0.950000000000008</text:p>
              </table:table-cell>
              <table:table-cell office:value-type="float" office:value="-2.68926553672316">
                <text:p>-2.68926553672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0000000000001">
                <text:p>1.00000000000001</text:p>
              </table:table-cell>
              <table:table-cell office:value-type="float" office:value="-2.66666666666666">
                <text:p>-2.6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5000000000001">
                <text:p>1.05000000000001</text:p>
              </table:table-cell>
              <table:table-cell office:value-type="float" office:value="-2.64480874316939">
                <text:p>-2.644808743169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0000000000001">
                <text:p>1.10000000000001</text:p>
              </table:table-cell>
              <table:table-cell office:value-type="float" office:value="-2.62365591397849">
                <text:p>-2.62365591397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5000000000001">
                <text:p>1.15000000000001</text:p>
              </table:table-cell>
              <table:table-cell office:value-type="float" office:value="-2.6031746031746">
                <text:p>-2.60317460317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0000000000001">
                <text:p>1.20000000000001</text:p>
              </table:table-cell>
              <table:table-cell office:value-type="float" office:value="-2.58333333333333">
                <text:p>-2.58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5000000000001">
                <text:p>1.25000000000001</text:p>
              </table:table-cell>
              <table:table-cell office:value-type="float" office:value="-2.56410256410256">
                <text:p>-2.564102564102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0000000000001">
                <text:p>1.30000000000001</text:p>
              </table:table-cell>
              <table:table-cell office:value-type="float" office:value="-2.54545454545454">
                <text:p>-2.545454545454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5000000000001">
                <text:p>1.35000000000001</text:p>
              </table:table-cell>
              <table:table-cell office:value-type="float" office:value="-2.5273631840796">
                <text:p>-2.52736318407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0000000000001">
                <text:p>1.40000000000001</text:p>
              </table:table-cell>
              <table:table-cell office:value-type="float" office:value="-2.50980392156862">
                <text:p>-2.509803921568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5000000000001">
                <text:p>1.45000000000001</text:p>
              </table:table-cell>
              <table:table-cell office:value-type="float" office:value="-2.4927536231884">
                <text:p>-2.49275362318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0000000000001">
                <text:p>1.50000000000001</text:p>
              </table:table-cell>
              <table:table-cell office:value-type="float" office:value="-2.47619047619047">
                <text:p>-2.476190476190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5000000000001">
                <text:p>1.55000000000001</text:p>
              </table:table-cell>
              <table:table-cell office:value-type="float" office:value="-2.46009389671361">
                <text:p>-2.460093896713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0000000000001">
                <text:p>1.60000000000001</text:p>
              </table:table-cell>
              <table:table-cell office:value-type="float" office:value="-2.44444444444444">
                <text:p>-2.444444444444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5000000000001">
                <text:p>1.65000000000001</text:p>
              </table:table-cell>
              <table:table-cell office:value-type="float" office:value="-2.42922374429223">
                <text:p>-2.429223744292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0000000000001">
                <text:p>1.70000000000001</text:p>
              </table:table-cell>
              <table:table-cell office:value-type="float" office:value="-2.41441441441441">
                <text:p>-2.414414414414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5000000000001">
                <text:p>1.75000000000001</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000000000001">
                <text:p>1.80000000000001</text:p>
              </table:table-cell>
              <table:table-cell office:value-type="float" office:value="-2.3859649122807">
                <text:p>-2.38596491228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5000000000001">
                <text:p>1.85000000000001</text:p>
              </table:table-cell>
              <table:table-cell office:value-type="float" office:value="-2.37229437229437">
                <text:p>-2.37229437229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0000000000001">
                <text:p>1.90000000000001</text:p>
              </table:table-cell>
              <table:table-cell office:value-type="float" office:value="-2.35897435897436">
                <text:p>-2.358974358974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5000000000001">
                <text:p>1.95000000000001</text:p>
              </table:table-cell>
              <table:table-cell office:value-type="float" office:value="-2.34599156118143">
                <text:p>-2.34599156118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0000000000001">
                <text:p>2.00000000000001</text:p>
              </table:table-cell>
              <table:table-cell office:value-type="float" office:value="-2.33333333333333">
                <text:p>-2.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5000000000001">
                <text:p>2.05000000000001</text:p>
              </table:table-cell>
              <table:table-cell office:value-type="float" office:value="-2.32098765432098">
                <text:p>-2.32098765432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0000000000001">
                <text:p>2.10000000000001</text:p>
              </table:table-cell>
              <table:table-cell office:value-type="float" office:value="-2.30894308943089">
                <text:p>-2.308943089430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5000000000001">
                <text:p>2.15000000000001</text:p>
              </table:table-cell>
              <table:table-cell office:value-type="float" office:value="-2.29718875502008">
                <text:p>-2.297188755020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0000000000001">
                <text:p>2.20000000000001</text:p>
              </table:table-cell>
              <table:table-cell office:value-type="float" office:value="-2.28571428571428">
                <text:p>-2.28571428571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5000000000001">
                <text:p>2.25000000000001</text:p>
              </table:table-cell>
              <table:table-cell office:value-type="float" office:value="-2.27450980392157">
                <text:p>-2.274509803921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0000000000001">
                <text:p>2.30000000000001</text:p>
              </table:table-cell>
              <table:table-cell office:value-type="float" office:value="-2.26356589147287">
                <text:p>-2.263565891472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5000000000001">
                <text:p>2.35000000000001</text:p>
              </table:table-cell>
              <table:table-cell office:value-type="float" office:value="-2.25287356321839">
                <text:p>-2.252873563218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0000000000001">
                <text:p>2.40000000000001</text:p>
              </table:table-cell>
              <table:table-cell office:value-type="float" office:value="-2.24242424242424">
                <text:p>-2.242424242424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5000000000001">
                <text:p>2.45000000000001</text:p>
              </table:table-cell>
              <table:table-cell office:value-type="float" office:value="-2.23220973782771">
                <text:p>-2.232209737827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0000000000001">
                <text:p>2.50000000000001</text:p>
              </table:table-cell>
              <table:table-cell office:value-type="float" office:value="-2.22222222222222">
                <text:p>-2.2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5000000000001">
                <text:p>2.55000000000001</text:p>
              </table:table-cell>
              <table:table-cell office:value-type="float" office:value="-2.21245421245421">
                <text:p>-2.212454212454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0000000000001">
                <text:p>2.60000000000001</text:p>
              </table:table-cell>
              <table:table-cell office:value-type="float" office:value="-2.20289855072464">
                <text:p>-2.202898550724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5000000000001">
                <text:p>2.65000000000001</text:p>
              </table:table-cell>
              <table:table-cell office:value-type="float" office:value="-2.19354838709677">
                <text:p>-2.19354838709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0000000000001">
                <text:p>2.70000000000001</text:p>
              </table:table-cell>
              <table:table-cell office:value-type="float" office:value="-2.18439716312057">
                <text:p>-2.184397163120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5000000000001">
                <text:p>2.75000000000001</text:p>
              </table:table-cell>
              <table:table-cell office:value-type="float" office:value="-2.17543859649123">
                <text:p>-2.175438596491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0000000000001">
                <text:p>2.80000000000001</text:p>
              </table:table-cell>
              <table:table-cell office:value-type="float" office:value="-2.16666666666666">
                <text:p>-2.1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5000000000001">
                <text:p>2.85000000000001</text:p>
              </table:table-cell>
              <table:table-cell office:value-type="float" office:value="-2.15807560137457">
                <text:p>-2.158075601374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0000000000001">
                <text:p>2.90000000000001</text:p>
              </table:table-cell>
              <table:table-cell office:value-type="float" office:value="-2.14965986394558">
                <text:p>-2.149659863945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5000000000001">
                <text:p>2.95000000000001</text:p>
              </table:table-cell>
              <table:table-cell office:value-type="float" office:value="-2.14141414141414">
                <text:p>-2.141414141414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0000000000001">
                <text:p>3.00000000000001</text:p>
              </table:table-cell>
              <table:table-cell office:value-type="float" office:value="-2.13333333333333">
                <text:p>-2.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5000000000001">
                <text:p>3.05000000000001</text:p>
              </table:table-cell>
              <table:table-cell office:value-type="float" office:value="-2.12541254125412">
                <text:p>-2.125412541254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2.11764705882353">
                <text:p>-2.117647058823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5">
                <text:p>3.15</text:p>
              </table:table-cell>
              <table:table-cell office:value-type="float" office:value="-2.11003236245955">
                <text:p>-2.110032362459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2.1025641025641">
                <text:p>-2.10256410256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2.0952380952381">
                <text:p>-2.09523809523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2.08805031446541">
                <text:p>-2.088050314465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5">
                <text:p>3.35</text:p>
              </table:table-cell>
              <table:table-cell office:value-type="float" office:value="-2.0809968847352">
                <text:p>-2.08099688473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2.07407407407407">
                <text:p>-2.07407407407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5">
                <text:p>3.45</text:p>
              </table:table-cell>
              <table:table-cell office:value-type="float" office:value="-2.06727828746177">
                <text:p>-2.067278287461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2.06060606060606">
                <text:p>-2.060606060606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5">
                <text:p>3.55</text:p>
              </table:table-cell>
              <table:table-cell office:value-type="float" office:value="-2.05405405405405">
                <text:p>-2.054054054054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2.04761904761905">
                <text:p>-2.047619047619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5">
                <text:p>3.65</text:p>
              </table:table-cell>
              <table:table-cell office:value-type="float" office:value="-2.04129793510325">
                <text:p>-2.04129793510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2.03508771929825">
                <text:p>-2.035087719298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2.02898550724638">
                <text:p>-2.028985507246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2.02298850574713">
                <text:p>-2.022988505747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5">
                <text:p>3.85</text:p>
              </table:table-cell>
              <table:table-cell office:value-type="float" office:value="-2.01709401709402">
                <text:p>-2.017094017094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2.01129943502825">
                <text:p>-2.011299435028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5">
                <text:p>3.95</text:p>
              </table:table-cell>
              <table:table-cell office:value-type="float" office:value="-2.00560224089636">
                <text:p>-2.005602240896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5">
                <text:p>4.05</text:p>
              </table:table-cell>
              <table:table-cell office:value-type="float" office:value="-1.99449035812672">
                <text:p>-1.99449035812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1.98907103825137">
                <text:p>-1.989071038251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5">
                <text:p>4.15</text:p>
              </table:table-cell>
              <table:table-cell office:value-type="float" office:value="-1.98373983739837">
                <text:p>-1.983739837398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1.97849462365591">
                <text:p>-1.978494623655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5">
                <text:p>4.25</text:p>
              </table:table-cell>
              <table:table-cell office:value-type="float" office:value="-1.97333333333333">
                <text:p>-1.97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1.96825396825397">
                <text:p>-1.968253968253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5">
                <text:p>4.35</text:p>
              </table:table-cell>
              <table:table-cell office:value-type="float" office:value="-1.96325459317585">
                <text:p>-1.963254593175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1.95833333333333">
                <text:p>-1.958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5">
                <text:p>4.45</text:p>
              </table:table-cell>
              <table:table-cell office:value-type="float" office:value="-1.95348837209302">
                <text:p>-1.95348837209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1.94871794871795">
                <text:p>-1.948717948717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5">
                <text:p>4.55</text:p>
              </table:table-cell>
              <table:table-cell office:value-type="float" office:value="-1.9440203562341">
                <text:p>-1.94402035623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1.93939393939394">
                <text:p>-1.939393939393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5">
                <text:p>4.65</text:p>
              </table:table-cell>
              <table:table-cell office:value-type="float" office:value="-1.93483709273183">
                <text:p>-1.934837092731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1.93034825870647">
                <text:p>-1.930348258706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5">
                <text:p>4.75</text:p>
              </table:table-cell>
              <table:table-cell office:value-type="float" office:value="-1.92592592592593">
                <text:p>-1.925925925925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1.92156862745098">
                <text:p>-1.92156862745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5">
                <text:p>4.85</text:p>
              </table:table-cell>
              <table:table-cell office:value-type="float" office:value="-1.91727493917275">
                <text:p>-1.917274939172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1.91304347826087">
                <text:p>-1.913043478260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5">
                <text:p>4.95</text:p>
              </table:table-cell>
              <table:table-cell office:value-type="float" office:value="-1.90887290167866">
                <text:p>-1.908872901678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9047619047619">
                <text:p>-1.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5">
                <text:p>5.05</text:p>
              </table:table-cell>
              <table:table-cell office:value-type="float" office:value="-1.90070921985816">
                <text:p>-1.900709219858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1.89671361502347">
                <text:p>-1.896713615023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5">
                <text:p>5.15</text:p>
              </table:table-cell>
              <table:table-cell office:value-type="float" office:value="-1.89277389277389">
                <text:p>-1.892773892773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1.88888888888889">
                <text:p>-1.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5">
                <text:p>5.25</text:p>
              </table:table-cell>
              <table:table-cell office:value-type="float" office:value="-1.88505747126437">
                <text:p>-1.88505747126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1.88127853881279">
                <text:p>-1.881278538812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5">
                <text:p>5.35</text:p>
              </table:table-cell>
              <table:table-cell office:value-type="float" office:value="-1.87755102040816">
                <text:p>-1.877551020408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1.87387387387387">
                <text:p>-1.873873873873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5">
                <text:p>5.45</text:p>
              </table:table-cell>
              <table:table-cell office:value-type="float" office:value="-1.87024608501119">
                <text:p>-1.870246085011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1.86666666666667">
                <text:p>-1.8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5">
                <text:p>5.55</text:p>
              </table:table-cell>
              <table:table-cell office:value-type="float" office:value="-1.86313465783664">
                <text:p>-1.863134657836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1.85964912280702">
                <text:p>-1.859649122807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5">
                <text:p>5.65</text:p>
              </table:table-cell>
              <table:table-cell office:value-type="float" office:value="-1.8562091503268">
                <text:p>-1.85620915032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1.85281385281385">
                <text:p>-1.85281385281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5">
                <text:p>5.75</text:p>
              </table:table-cell>
              <table:table-cell office:value-type="float" office:value="-1.8494623655914">
                <text:p>-1.84946236559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1.84615384615385">
                <text:p>-1.84615384615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1.84288747346072">
                <text:p>-1.842887473460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1.83966244725738">
                <text:p>-1.839662447257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5">
                <text:p>5.95</text:p>
              </table:table-cell>
              <table:table-cell office:value-type="float" office:value="-1.83647798742138">
                <text:p>-1.836477987421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1.83333333333333">
                <text:p>-1.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9">
                <text:p>6.04999999999999</text:p>
              </table:table-cell>
              <table:table-cell office:value-type="float" office:value="-1.83022774327122">
                <text:p>-1.830227743271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9">
                <text:p>6.09999999999999</text:p>
              </table:table-cell>
              <table:table-cell office:value-type="float" office:value="-1.82716049382716">
                <text:p>-1.827160493827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9">
                <text:p>6.14999999999999</text:p>
              </table:table-cell>
              <table:table-cell office:value-type="float" office:value="-1.8241308793456">
                <text:p>-1.82413087934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9">
                <text:p>6.19999999999999</text:p>
              </table:table-cell>
              <table:table-cell office:value-type="float" office:value="-1.82113821138211">
                <text:p>-1.821138211382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9">
                <text:p>6.24999999999999</text:p>
              </table:table-cell>
              <table:table-cell office:value-type="float" office:value="-1.81818181818182">
                <text:p>-1.8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9">
                <text:p>6.29999999999999</text:p>
              </table:table-cell>
              <table:table-cell office:value-type="float" office:value="-1.81526104417671">
                <text:p>-1.815261044176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9">
                <text:p>6.34999999999999</text:p>
              </table:table-cell>
              <table:table-cell office:value-type="float" office:value="-1.812375249501">
                <text:p>-1.8123752495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9">
                <text:p>6.39999999999999</text:p>
              </table:table-cell>
              <table:table-cell office:value-type="float" office:value="-1.80952380952381">
                <text:p>-1.809523809523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9">
                <text:p>6.44999999999999</text:p>
              </table:table-cell>
              <table:table-cell office:value-type="float" office:value="-1.80670611439842">
                <text:p>-1.806706114398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9">
                <text:p>6.49999999999999</text:p>
              </table:table-cell>
              <table:table-cell office:value-type="float" office:value="-1.80392156862745">
                <text:p>-1.80392156862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9">
                <text:p>6.54999999999999</text:p>
              </table:table-cell>
              <table:table-cell office:value-type="float" office:value="-1.80116959064328">
                <text:p>-1.80116959064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9">
                <text:p>6.59999999999999</text:p>
              </table:table-cell>
              <table:table-cell office:value-type="float" office:value="-1.7984496124031">
                <text:p>-1.79844961240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9">
                <text:p>6.64999999999999</text:p>
              </table:table-cell>
              <table:table-cell office:value-type="float" office:value="-1.79576107899807">
                <text:p>-1.795761078998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9">
                <text:p>6.69999999999999</text:p>
              </table:table-cell>
              <table:table-cell office:value-type="float" office:value="-1.79310344827586">
                <text:p>-1.793103448275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9">
                <text:p>6.74999999999999</text:p>
              </table:table-cell>
              <table:table-cell office:value-type="float" office:value="-1.79047619047619">
                <text:p>-1.7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9">
                <text:p>6.79999999999999</text:p>
              </table:table-cell>
              <table:table-cell office:value-type="float" office:value="-1.78787878787879">
                <text:p>-1.787878787878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9">
                <text:p>6.84999999999999</text:p>
              </table:table-cell>
              <table:table-cell office:value-type="float" office:value="-1.78531073446328">
                <text:p>-1.78531073446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9">
                <text:p>6.89999999999999</text:p>
              </table:table-cell>
              <table:table-cell office:value-type="float" office:value="-1.78277153558053">
                <text:p>-1.782771535580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9">
                <text:p>6.94999999999999</text:p>
              </table:table-cell>
              <table:table-cell office:value-type="float" office:value="-1.78026070763501">
                <text:p>-1.780260707635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9">
                <text:p>6.99999999999999</text:p>
              </table:table-cell>
              <table:table-cell office:value-type="float" office:value="-1.77777777777778">
                <text:p>-1.7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9">
                <text:p>7.04999999999999</text:p>
              </table:table-cell>
              <table:table-cell office:value-type="float" office:value="-1.77532228360958">
                <text:p>-1.775322283609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9">
                <text:p>7.09999999999999</text:p>
              </table:table-cell>
              <table:table-cell office:value-type="float" office:value="-1.77289377289377">
                <text:p>-1.772893772893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9">
                <text:p>7.14999999999999</text:p>
              </table:table-cell>
              <table:table-cell office:value-type="float" office:value="-1.77049180327869">
                <text:p>-1.77049180327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9">
                <text:p>7.19999999999999</text:p>
              </table:table-cell>
              <table:table-cell office:value-type="float" office:value="-1.76811594202899">
                <text:p>-1.76811594202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9">
                <text:p>7.24999999999999</text:p>
              </table:table-cell>
              <table:table-cell office:value-type="float" office:value="-1.76576576576577">
                <text:p>-1.765765765765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9">
                <text:p>7.29999999999999</text:p>
              </table:table-cell>
              <table:table-cell office:value-type="float" office:value="-1.76344086021505">
                <text:p>-1.763440860215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9">
                <text:p>7.34999999999999</text:p>
              </table:table-cell>
              <table:table-cell office:value-type="float" office:value="-1.76114081996435">
                <text:p>-1.76114081996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9">
                <text:p>7.39999999999999</text:p>
              </table:table-cell>
              <table:table-cell office:value-type="float" office:value="-1.75886524822695">
                <text:p>-1.758865248226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9">
                <text:p>7.44999999999999</text:p>
              </table:table-cell>
              <table:table-cell office:value-type="float" office:value="-1.75661375661376">
                <text:p>-1.756613756613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9">
                <text:p>7.49999999999999</text:p>
              </table:table-cell>
              <table:table-cell office:value-type="float" office:value="-1.75438596491228">
                <text:p>-1.754385964912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9">
                <text:p>7.54999999999999</text:p>
              </table:table-cell>
              <table:table-cell office:value-type="float" office:value="-1.7521815008726">
                <text:p>-1.75218150087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9">
                <text:p>7.59999999999999</text:p>
              </table:table-cell>
              <table:table-cell office:value-type="float" office:value="-1.75">
                <text:p>-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9">
                <text:p>7.64999999999999</text:p>
              </table:table-cell>
              <table:table-cell office:value-type="float" office:value="-1.74784110535406">
                <text:p>-1.747841105354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9">
                <text:p>7.69999999999999</text:p>
              </table:table-cell>
              <table:table-cell office:value-type="float" office:value="-1.74570446735395">
                <text:p>-1.745704467353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9">
                <text:p>7.74999999999999</text:p>
              </table:table-cell>
              <table:table-cell office:value-type="float" office:value="-1.74358974358974">
                <text:p>-1.743589743589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9">
                <text:p>7.79999999999999</text:p>
              </table:table-cell>
              <table:table-cell office:value-type="float" office:value="-1.74149659863946">
                <text:p>-1.741496598639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9">
                <text:p>7.84999999999999</text:p>
              </table:table-cell>
              <table:table-cell office:value-type="float" office:value="-1.73942470389171">
                <text:p>-1.739424703891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9">
                <text:p>7.89999999999999</text:p>
              </table:table-cell>
              <table:table-cell office:value-type="float" office:value="-1.73737373737374">
                <text:p>-1.737373737373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9">
                <text:p>7.94999999999999</text:p>
              </table:table-cell>
              <table:table-cell office:value-type="float" office:value="-1.73534338358459">
                <text:p>-1.735343383584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9">
                <text:p>7.99999999999999</text:p>
              </table:table-cell>
              <table:table-cell office:value-type="float" office:value="-1.73333333333333">
                <text:p>-1.7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9">
                <text:p>8.04999999999999</text:p>
              </table:table-cell>
              <table:table-cell office:value-type="float" office:value="-1.73134328358209">
                <text:p>-1.731343283582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9">
                <text:p>8.09999999999999</text:p>
              </table:table-cell>
              <table:table-cell office:value-type="float" office:value="-1.72937293729373">
                <text:p>-1.72937293729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9">
                <text:p>8.14999999999999</text:p>
              </table:table-cell>
              <table:table-cell office:value-type="float" office:value="-1.72742200328407">
                <text:p>-1.72742200328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9">
                <text:p>8.19999999999999</text:p>
              </table:table-cell>
              <table:table-cell office:value-type="float" office:value="-1.72549019607843">
                <text:p>-1.725490196078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9">
                <text:p>8.24999999999999</text:p>
              </table:table-cell>
              <table:table-cell office:value-type="float" office:value="-1.72357723577236">
                <text:p>-1.723577235772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9">
                <text:p>8.29999999999999</text:p>
              </table:table-cell>
              <table:table-cell office:value-type="float" office:value="-1.72168284789644">
                <text:p>-1.721682847896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9">
                <text:p>8.34999999999999</text:p>
              </table:table-cell>
              <table:table-cell office:value-type="float" office:value="-1.71980676328502">
                <text:p>-1.719806763285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9">
                <text:p>8.39999999999999</text:p>
              </table:table-cell>
              <table:table-cell office:value-type="float" office:value="-1.71794871794872">
                <text:p>-1.717948717948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9">
                <text:p>8.44999999999999</text:p>
              </table:table-cell>
              <table:table-cell office:value-type="float" office:value="-1.71610845295056">
                <text:p>-1.716108452950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1.71428571428571">
                <text:p>-1.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5">
                <text:p>8.55</text:p>
              </table:table-cell>
              <table:table-cell office:value-type="float" office:value="-1.71248025276461">
                <text:p>-1.712480252764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1.71069182389937">
                <text:p>-1.710691823899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5">
                <text:p>8.65</text:p>
              </table:table-cell>
              <table:table-cell office:value-type="float" office:value="-1.70892018779343">
                <text:p>-1.708920187793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1.70716510903427">
                <text:p>-1.707165109034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5">
                <text:p>8.75</text:p>
              </table:table-cell>
              <table:table-cell office:value-type="float" office:value="-1.70542635658915">
                <text:p>-1.705426356589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1.7037037037037">
                <text:p>-1.70370370370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5">
                <text:p>8.85</text:p>
              </table:table-cell>
              <table:table-cell office:value-type="float" office:value="-1.70199692780338">
                <text:p>-1.701996927803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1.70030581039755">
                <text:p>-1.700305810397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5">
                <text:p>8.95</text:p>
              </table:table-cell>
              <table:table-cell office:value-type="float" office:value="-1.6986301369863">
                <text:p>-1.69863013698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1.6969696969697">
                <text:p>-1.6969696969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5">
                <text:p>9.05</text:p>
              </table:table-cell>
              <table:table-cell office:value-type="float" office:value="-1.69532428355958">
                <text:p>-1.695324283559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1.69369369369369">
                <text:p>-1.693693693693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5">
                <text:p>9.15</text:p>
              </table:table-cell>
              <table:table-cell office:value-type="float" office:value="-1.69207772795217">
                <text:p>-1.69207772795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1.69047619047619">
                <text:p>-1.6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5000000000001">
                <text:p>9.25000000000001</text:p>
              </table:table-cell>
              <table:table-cell office:value-type="float" office:value="-1.68888888888889">
                <text:p>-1.6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0000000000001">
                <text:p>9.30000000000001</text:p>
              </table:table-cell>
              <table:table-cell office:value-type="float" office:value="-1.68731563421829">
                <text:p>-1.687315634218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5000000000001">
                <text:p>9.35000000000001</text:p>
              </table:table-cell>
              <table:table-cell office:value-type="float" office:value="-1.68575624082232">
                <text:p>-1.685756240822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0000000000001">
                <text:p>9.40000000000001</text:p>
              </table:table-cell>
              <table:table-cell office:value-type="float" office:value="-1.68421052631579">
                <text:p>-1.684210526315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5000000000001">
                <text:p>9.45000000000001</text:p>
              </table:table-cell>
              <table:table-cell office:value-type="float" office:value="-1.68267831149927">
                <text:p>-1.682678311499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0000000000001">
                <text:p>9.50000000000001</text:p>
              </table:table-cell>
              <table:table-cell office:value-type="float" office:value="-1.68115942028986">
                <text:p>-1.681159420289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5000000000001">
                <text:p>9.55000000000001</text:p>
              </table:table-cell>
              <table:table-cell office:value-type="float" office:value="-1.67965367965368">
                <text:p>-1.679653679653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0000000000001">
                <text:p>9.60000000000001</text:p>
              </table:table-cell>
              <table:table-cell office:value-type="float" office:value="-1.67816091954023">
                <text:p>-1.678160919540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000000000001">
                <text:p>9.65000000000001</text:p>
              </table:table-cell>
              <table:table-cell office:value-type="float" office:value="-1.67668097281831">
                <text:p>-1.676680972818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0000000000001">
                <text:p>9.70000000000001</text:p>
              </table:table-cell>
              <table:table-cell office:value-type="float" office:value="-1.67521367521367">
                <text:p>-1.675213675213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000000000001">
                <text:p>9.75000000000001</text:p>
              </table:table-cell>
              <table:table-cell office:value-type="float" office:value="-1.67375886524823">
                <text:p>-1.673758865248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0000000000001">
                <text:p>9.80000000000001</text:p>
              </table:table-cell>
              <table:table-cell office:value-type="float" office:value="-1.67231638418079">
                <text:p>-1.672316384180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000000000001">
                <text:p>9.85000000000001</text:p>
              </table:table-cell>
              <table:table-cell office:value-type="float" office:value="-1.67088607594937">
                <text:p>-1.670886075949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0000000000001">
                <text:p>9.90000000000001</text:p>
              </table:table-cell>
              <table:table-cell office:value-type="float" office:value="-1.66946778711485">
                <text:p>-1.66946778711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5000000000002">
                <text:p>9.95000000000002</text:p>
              </table:table-cell>
              <table:table-cell office:value-type="float" office:value="-1.66806136680614">
                <text:p>-1.668061366806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1.66666666666667">
                <text:p>-1.66666666666667</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7/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5cm" svg:stroke-color="#2f4f4f"/>
    </style:style>
    <style:style style:name="ch5"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1.092cm" svg:height="14.597cm" xlink:href=".." xlink:type="simple" chart:class="chart:scatter" chart:style-name="ch1">
        <chart:plot-area chart:style-name="ch2" table:cell-range-address="Données.AI50:Données.AJ70" chart:data-source-has-labels="row" svg:x="0.244cm" svg:y="0.255cm" svg:width="20.74cm" svg:height="14.016cm">
          <chart:coordinate-region svg:x="0.654cm" svg:y="0.56cm" svg:width="20.011cm" svg:height="13.40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AJ50:Données.AJ70" loext:label-string="&quot;Courbe&quot;" chart:class="chart:scatter">
            <chart:domain table:cell-range-address="Données.AI50:Données.AI70"/>
            <chart:data-point chart:repeated="21"/>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AI</text:p>
              </table:table-cell>
              <table:table-cell office:value-type="string">
                <text:p>Courbe</text:p>
              </table:table-cell>
            </table:table-row>
          </table:table-header-rows>
          <table:table-rows>
            <table:table-row>
              <table:table-cell office:value-type="string">
                <text:p>1</text:p>
              </table:table-cell>
              <table:table-cell office:value-type="float" office:value="-10">
                <text:p>-10</text:p>
                <draw:g>
                  <svg:desc>Données.AI50:Données.AI70</svg:desc>
                </draw:g>
              </table:table-cell>
              <table:table-cell office:value-type="float" office:value="-1.92">
                <text:p>-1.92</text:p>
                <draw:g>
                  <svg:desc>Données.AJ50:Données.AJ70</svg:desc>
                </draw:g>
              </table:table-cell>
            </table:table-row>
            <table:table-row>
              <table:table-cell office:value-type="string">
                <text:p>2</text:p>
              </table:table-cell>
              <table:table-cell office:value-type="float" office:value="-9">
                <text:p>-9</text:p>
              </table:table-cell>
              <table:table-cell office:value-type="float" office:value="-1.20888888888889">
                <text:p>-1.20888888888889</text:p>
              </table:table-cell>
            </table:table-row>
            <table:table-row>
              <table:table-cell office:value-type="string">
                <text:p>3</text:p>
              </table:table-cell>
              <table:table-cell office:value-type="float" office:value="-8">
                <text:p>-8</text:p>
              </table:table-cell>
              <table:table-cell office:value-type="float" office:value="-0.568888888888889">
                <text:p>-0.568888888888889</text:p>
              </table:table-cell>
            </table:table-row>
            <table:table-row>
              <table:table-cell office:value-type="string">
                <text:p>4</text:p>
              </table:table-cell>
              <table:table-cell office:value-type="float" office:value="-7">
                <text:p>-7</text:p>
              </table:table-cell>
              <table:table-cell office:value-type="float" office:value="0">
                <text:p>0</text:p>
              </table:table-cell>
            </table:table-row>
            <table:table-row>
              <table:table-cell office:value-type="string">
                <text:p>5</text:p>
              </table:table-cell>
              <table:table-cell office:value-type="float" office:value="-6">
                <text:p>-6</text:p>
              </table:table-cell>
              <table:table-cell office:value-type="float" office:value="0.497777777777778">
                <text:p>0.497777777777778</text:p>
              </table:table-cell>
            </table:table-row>
            <table:table-row>
              <table:table-cell office:value-type="string">
                <text:p>6</text:p>
              </table:table-cell>
              <table:table-cell office:value-type="float" office:value="-5">
                <text:p>-5</text:p>
              </table:table-cell>
              <table:table-cell office:value-type="float" office:value="0.924444444444444">
                <text:p>0.924444444444444</text:p>
              </table:table-cell>
            </table:table-row>
            <table:table-row>
              <table:table-cell office:value-type="string">
                <text:p>7</text:p>
              </table:table-cell>
              <table:table-cell office:value-type="float" office:value="-4">
                <text:p>-4</text:p>
              </table:table-cell>
              <table:table-cell office:value-type="float" office:value="1.28">
                <text:p>1.28</text:p>
              </table:table-cell>
            </table:table-row>
            <table:table-row>
              <table:table-cell office:value-type="string">
                <text:p>8</text:p>
              </table:table-cell>
              <table:table-cell office:value-type="float" office:value="-3">
                <text:p>-3</text:p>
              </table:table-cell>
              <table:table-cell office:value-type="float" office:value="1.56444444444444">
                <text:p>1.56444444444444</text:p>
              </table:table-cell>
            </table:table-row>
            <table:table-row>
              <table:table-cell office:value-type="string">
                <text:p>9</text:p>
              </table:table-cell>
              <table:table-cell office:value-type="float" office:value="-2">
                <text:p>-2</text:p>
              </table:table-cell>
              <table:table-cell office:value-type="float" office:value="1.77777777777778">
                <text:p>1.77777777777778</text:p>
              </table:table-cell>
            </table:table-row>
            <table:table-row>
              <table:table-cell office:value-type="string">
                <text:p>10</text:p>
              </table:table-cell>
              <table:table-cell office:value-type="float" office:value="-1">
                <text:p>-1</text:p>
              </table:table-cell>
              <table:table-cell office:value-type="float" office:value="1.92">
                <text:p>1.92</text:p>
              </table:table-cell>
            </table:table-row>
            <table:table-row>
              <table:table-cell office:value-type="string">
                <text:p>11</text:p>
              </table:table-cell>
              <table:table-cell office:value-type="float" office:value="0">
                <text:p>0</text:p>
              </table:table-cell>
              <table:table-cell office:value-type="float" office:value="1.99111111111111">
                <text:p>1.99111111111111</text:p>
              </table:table-cell>
            </table:table-row>
            <table:table-row>
              <table:table-cell office:value-type="string">
                <text:p>12</text:p>
              </table:table-cell>
              <table:table-cell office:value-type="float" office:value="1">
                <text:p>1</text:p>
              </table:table-cell>
              <table:table-cell office:value-type="float" office:value="1.99111111111111">
                <text:p>1.99111111111111</text:p>
              </table:table-cell>
            </table:table-row>
            <table:table-row>
              <table:table-cell office:value-type="string">
                <text:p>13</text:p>
              </table:table-cell>
              <table:table-cell office:value-type="float" office:value="2">
                <text:p>2</text:p>
              </table:table-cell>
              <table:table-cell office:value-type="float" office:value="1.92">
                <text:p>1.92</text:p>
              </table:table-cell>
            </table:table-row>
            <table:table-row>
              <table:table-cell office:value-type="string">
                <text:p>14</text:p>
              </table:table-cell>
              <table:table-cell office:value-type="float" office:value="3">
                <text:p>3</text:p>
              </table:table-cell>
              <table:table-cell office:value-type="float" office:value="1.77777777777778">
                <text:p>1.77777777777778</text:p>
              </table:table-cell>
            </table:table-row>
            <table:table-row>
              <table:table-cell office:value-type="string">
                <text:p>15</text:p>
              </table:table-cell>
              <table:table-cell office:value-type="float" office:value="4">
                <text:p>4</text:p>
              </table:table-cell>
              <table:table-cell office:value-type="float" office:value="1.56444444444444">
                <text:p>1.56444444444444</text:p>
              </table:table-cell>
            </table:table-row>
            <table:table-row>
              <table:table-cell office:value-type="string">
                <text:p>16</text:p>
              </table:table-cell>
              <table:table-cell office:value-type="float" office:value="5">
                <text:p>5</text:p>
              </table:table-cell>
              <table:table-cell office:value-type="float" office:value="1.28">
                <text:p>1.28</text:p>
              </table:table-cell>
            </table:table-row>
            <table:table-row>
              <table:table-cell office:value-type="string">
                <text:p>17</text:p>
              </table:table-cell>
              <table:table-cell office:value-type="float" office:value="6">
                <text:p>6</text:p>
              </table:table-cell>
              <table:table-cell office:value-type="float" office:value="0.924444444444444">
                <text:p>0.924444444444444</text:p>
              </table:table-cell>
            </table:table-row>
            <table:table-row>
              <table:table-cell office:value-type="string">
                <text:p>18</text:p>
              </table:table-cell>
              <table:table-cell office:value-type="float" office:value="7">
                <text:p>7</text:p>
              </table:table-cell>
              <table:table-cell office:value-type="float" office:value="0.497777777777778">
                <text:p>0.497777777777778</text:p>
              </table:table-cell>
            </table:table-row>
            <table:table-row>
              <table:table-cell office:value-type="string">
                <text:p>19</text:p>
              </table:table-cell>
              <table:table-cell office:value-type="float" office:value="8">
                <text:p>8</text:p>
              </table:table-cell>
              <table:table-cell office:value-type="float" office:value="0">
                <text:p>0</text:p>
              </table:table-cell>
            </table:table-row>
            <table:table-row>
              <table:table-cell office:value-type="string">
                <text:p>20</text:p>
              </table:table-cell>
              <table:table-cell office:value-type="float" office:value="9">
                <text:p>9</text:p>
              </table:table-cell>
              <table:table-cell office:value-type="float" office:value="-0.568888888888889">
                <text:p>-0.568888888888889</text:p>
              </table:table-cell>
            </table:table-row>
            <table:table-row>
              <table:table-cell office:value-type="string">
                <text:p>21</text:p>
              </table:table-cell>
              <table:table-cell office:value-type="float" office:value="10">
                <text:p>10</text:p>
              </table:table-cell>
              <table:table-cell office:value-type="float" office:value="-1.20888888888889">
                <text:p>-1.20888888888889</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8/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